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mm"/>
    </style:style>
    <style:style style:name="co2" style:family="table-column">
      <style:table-column-properties fo:break-before="auto" style:column-width="8.01mm"/>
    </style:style>
    <style:style style:name="co3" style:family="table-column">
      <style:table-column-properties fo:break-before="auto" style:column-width="4.99mm"/>
    </style:style>
    <style:style style:name="co4" style:family="table-column">
      <style:table-column-properties fo:break-before="auto" style:column-width="11.99mm"/>
    </style:style>
    <style:style style:name="co5" style:family="table-column">
      <style:table-column-properties fo:break-before="auto" style:column-width="11.01mm"/>
    </style:style>
    <style:style style:name="co6" style:family="table-column">
      <style:table-column-properties fo:break-before="auto" style:column-width="9mm"/>
    </style:style>
    <style:style style:name="co7" style:family="table-column">
      <style:table-column-properties fo:break-before="auto" style:column-width="15.79mm"/>
    </style:style>
    <style:style style:name="co8" style:family="table-column">
      <style:table-column-properties fo:break-before="auto" style:column-width="14.01mm"/>
    </style:style>
    <style:style style:name="co9" style:family="table-column">
      <style:table-column-properties fo:break-before="auto" style:column-width="37.01mm"/>
    </style:style>
    <style:style style:name="co10" style:family="table-column">
      <style:table-column-properties fo:break-before="auto" style:column-width="30mm"/>
    </style:style>
    <style:style style:name="co11" style:family="table-column">
      <style:table-column-properties fo:break-before="auto" style:column-width="32mm"/>
    </style:style>
    <style:style style:name="co12" style:family="table-column">
      <style:table-column-properties fo:break-before="auto" style:column-width="22.58mm"/>
    </style:style>
    <style:style style:name="co13" style:family="table-column">
      <style:table-column-properties fo:break-before="auto" style:column-width="6mm"/>
    </style:style>
    <style:style style:name="co14" style:family="table-column">
      <style:table-column-properties fo:break-before="auto" style:column-width="45.21mm"/>
    </style:style>
    <style:style style:name="co15" style:family="table-column">
      <style:table-column-properties fo:break-before="auto" style:column-width="40.02mm"/>
    </style:style>
    <style:style style:name="co16" style:family="table-column">
      <style:table-column-properties fo:break-before="auto" style:column-width="14.69mm"/>
    </style:style>
    <style:style style:name="co17" style:family="table-column">
      <style:table-column-properties fo:break-before="auto" style:column-width="17.69mm"/>
    </style:style>
    <style:style style:name="co18" style:family="table-column">
      <style:table-column-properties fo:break-before="auto" style:column-width="6.26mm"/>
    </style:style>
    <style:style style:name="co19" style:family="table-column">
      <style:table-column-properties fo:break-before="auto" style:column-width="13mm"/>
    </style:style>
    <style:style style:name="co20" style:family="table-column">
      <style:table-column-properties fo:break-before="auto" style:column-width="53.09mm"/>
    </style:style>
    <style:style style:name="co21" style:family="table-column">
      <style:table-column-properties fo:break-before="auto" style:column-width="48mm"/>
    </style:style>
    <style:style style:name="co22" style:family="table-column">
      <style:table-column-properties fo:break-before="auto" style:column-width="18.5mm"/>
    </style:style>
    <style:style style:name="co23" style:family="table-column">
      <style:table-column-properties fo:break-before="auto" style:column-width="3mm"/>
    </style:style>
    <style:style style:name="co24" style:family="table-column">
      <style:table-column-properties fo:break-before="auto" style:column-width="10.62mm"/>
    </style:style>
    <style:style style:name="co25" style:family="table-column">
      <style:table-column-properties fo:break-before="auto" style:column-width="55mm"/>
    </style:style>
    <style:style style:name="co26" style:family="table-column">
      <style:table-column-properties fo:break-before="auto" style:column-width="29.67mm"/>
    </style:style>
    <style:style style:name="co27" style:family="table-column">
      <style:table-column-properties fo:break-before="auto" style:column-width="239.38mm"/>
    </style:style>
    <style:style style:name="co28" style:family="table-column">
      <style:table-column-properties fo:break-before="auto" style:column-width="38.66mm"/>
    </style:style>
    <style:style style:name="co29" style:family="table-column">
      <style:table-column-properties fo:break-before="auto" style:column-width="37.57mm"/>
    </style:style>
    <style:style style:name="co30" style:family="table-column">
      <style:table-column-properties fo:break-before="auto" style:column-width="32.4mm"/>
    </style:style>
    <style:style style:name="co31" style:family="table-column">
      <style:table-column-properties fo:break-before="auto" style:column-width="25.05mm"/>
    </style:style>
    <style:style style:name="co32" style:family="table-column">
      <style:table-column-properties fo:break-before="auto" style:column-width="67.26mm"/>
    </style:style>
    <style:style style:name="co33" style:family="table-column">
      <style:table-column-properties fo:break-before="auto" style:column-width="40.85mm"/>
    </style:style>
    <style:style style:name="ro1" style:family="table-row">
      <style:table-row-properties style:row-height="9.72mm" fo:break-before="auto" style:use-optimal-row-height="false"/>
    </style:style>
    <style:style style:name="ro2" style:family="table-row">
      <style:table-row-properties style:row-height="6mm" fo:break-before="auto" style:use-optimal-row-height="false"/>
    </style:style>
    <style:style style:name="ro3" style:family="table-row">
      <style:table-row-properties style:row-height="7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4.6mm" fo:break-before="auto" style:use-optimal-row-height="true"/>
    </style:style>
    <style:style style:name="ro7" style:family="table-row">
      <style:table-row-properties style:row-height="4.59mm" fo:break-before="auto" style:use-optimal-row-height="true"/>
    </style:style>
    <style:style style:name="ro8" style:family="table-row">
      <style:table-row-properties style:row-height="5.66mm" fo:break-before="auto" style:use-optimal-row-height="false"/>
    </style:style>
    <style:style style:name="ro9" style:family="table-row">
      <style:table-row-properties style:row-height="10mm" fo:break-before="auto" style:use-optimal-row-height="false"/>
    </style:style>
    <style:style style:name="ro10" style:family="table-row">
      <style:table-row-properties style:row-height="12.96mm" fo:break-before="auto" style:use-optimal-row-height="false"/>
    </style:style>
    <style:style style:name="ro11" style:family="table-row">
      <style:table-row-properties style:row-height="11.61mm" fo:break-before="auto" style:use-optimal-row-height="false"/>
    </style:style>
    <style:style style:name="ro12" style:family="table-row">
      <style:table-row-properties style:row-height="14.85mm" fo:break-before="auto" style:use-optimal-row-height="false"/>
    </style:style>
    <style:style style:name="ro13" style:family="table-row">
      <style:table-row-properties style:row-height="12.68mm" fo:break-before="auto" style:use-optimal-row-height="false"/>
    </style:style>
    <style:style style:name="ro14" style:family="table-row">
      <style:table-row-properties style:row-height="16.74mm" fo:break-before="auto" style:use-optimal-row-height="false"/>
    </style:style>
    <style:style style:name="ro15" style:family="table-row">
      <style:table-row-properties style:row-height="11.08mm" fo:break-before="auto" style:use-optimal-row-height="fals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fo:wrap-option="wrap"/>
      <style:text-properties fo:font-size="9pt" fo:font-weight="bold" style:font-size-asian="9pt" style:font-weight-asian="bold" style:font-size-complex="9pt" style:font-weight-complex="bold"/>
    </style:style>
    <style:style style:name="ce2"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style>
    <style:style style:name="ce3" style:family="table-cell" style:parent-style-name="Default">
      <style:table-cell-properties fo:border="0.06pt solid #b2b2b2" style:vertical-align="middle"/>
      <style:text-properties fo:color="#006699"/>
      <style:map style:condition="is-true-formula(OR(ROW([.A3])=[.$AC$3];ROW([.A3])=[.$AC$4];ROW([.A3])=[.$AC$38];ROW([.A3])=[.$AC$39];ROW([.A3])=[.$AC$69];ROW([.AH3])=[.$AC$70];ROW([.AH3])=[.$AC$71];ROW([.AH3])=[.$AC$96]))" style:apply-style-name="Job-Ultimate-Calc" style:base-cell-address="Jobs.A3"/>
    </style:style>
    <style:style style:name="ce4" style:family="table-cell" style:parent-style-name="Default">
      <style:table-cell-properties style:vertical-align="middle"/>
      <style:text-properties fo:color="#6600cc"/>
      <style:map style:condition="is-true-formula(OR(ROW([.A3])=[.$AC$3];ROW([.A3])=[.$AC$4];ROW([.A3])=[.$AC$38];ROW([.A3])=[.$AC$39];ROW([.A3])=[.$AC$69];ROW([.AH3])=[.$AC$70];ROW([.AH3])=[.$AC$71];ROW([.AH3])=[.$AC$96]))" style:apply-style-name="Job-Ultimate-Calc" style:base-cell-address="Jobs.A3"/>
    </style:style>
    <style:style style:name="ce5" style:family="table-cell" style:parent-style-name="Default">
      <style:table-cell-properties fo:border="0.06pt solid #b2b2b2" style:vertical-align="middle"/>
      <style:text-properties fo:color="#6600cc"/>
      <style:map style:condition="is-true-formula(OR(ROW([.A3])=[.$AC$3];ROW([.A3])=[.$AC$4];ROW([.A3])=[.$AC$38];ROW([.A3])=[.$AC$39];ROW([.A3])=[.$AC$69];ROW([.AH3])=[.$AC$70];ROW([.AH3])=[.$AC$71];ROW([.AH3])=[.$AC$96]))" style:apply-style-name="Job-Ultimate-Calc" style:base-cell-address="Jobs.A3"/>
    </style:style>
    <style:style style:name="ce6" style:family="table-cell" style:parent-style-name="Default">
      <style:table-cell-properties style:vertical-align="middle"/>
      <style:text-properties fo:color="#0000cc"/>
      <style:map style:condition="is-true-formula(OR(ROW([.A3])=[.$AC$3];ROW([.A3])=[.$AC$4];ROW([.A3])=[.$AC$38];ROW([.A3])=[.$AC$39];ROW([.A3])=[.$AC$69];ROW([.AH3])=[.$AC$70];ROW([.AH3])=[.$AC$71];ROW([.AH3])=[.$AC$96]))" style:apply-style-name="Job-Ultimate-Calc" style:base-cell-address="Jobs.A3"/>
    </style:style>
    <style:style style:name="ce7" style:family="table-cell" style:parent-style-name="Default">
      <style:table-cell-properties style:vertical-align="middle"/>
      <style:map style:condition="is-true-formula(OR(ROW([.A3])=[.$AC$3];ROW([.A3])=[.$AC$4];ROW([.A3])=[.$AC$38];ROW([.A3])=[.$AC$39];ROW([.A3])=[.$AC$69];ROW([.AH3])=[.$AC$70];ROW([.AH3])=[.$AC$71];ROW([.AH3])=[.$AC$96]))" style:apply-style-name="Job-Ultimate-Calc" style:base-cell-address="Jobs.A3"/>
    </style:style>
    <style:style style:name="ce8" style:family="table-cell" style:parent-style-name="Default">
      <style:table-cell-properties fo:border="0.06pt solid #b2b2b2" style:vertical-align="middle"/>
      <style:text-properties style:use-window-font-color="true"/>
      <style:map style:condition="is-true-formula(OR(ROW([.A3])=[.$AC$3];ROW([.A3])=[.$AC$4];ROW([.A3])=[.$AC$38];ROW([.A3])=[.$AC$39];ROW([.A3])=[.$AC$69];ROW([.AH3])=[.$AC$70];ROW([.AH3])=[.$AC$71];ROW([.AH3])=[.$AC$96]))" style:apply-style-name="Job-Ultimate-Calc" style:base-cell-address="Jobs.A3"/>
    </style:style>
    <style:style style:name="ce9" style:family="table-cell" style:parent-style-name="Default">
      <style:table-cell-properties fo:border="0.06pt solid #b2b2b2" style:vertical-align="middle"/>
      <style:map style:condition="is-true-formula(OR(ROW([.A3])=[.$AC$3];ROW([.A3])=[.$AC$4];ROW([.A3])=[.$AC$38];ROW([.A3])=[.$AC$39];ROW([.A3])=[.$AC$69];ROW([.AH3])=[.$AC$70];ROW([.AH3])=[.$AC$71];ROW([.AH3])=[.$AC$96]))" style:apply-style-name="Job-Ultimate-Calc" style:base-cell-address="Jobs.A3"/>
    </style:style>
    <style:style style:name="ce10" style:family="table-cell" style:parent-style-name="Default">
      <style:table-cell-properties fo:border="0.06pt solid #b2b2b2" style:vertical-align="middle"/>
      <style:text-properties fo:color="#999999"/>
      <style:map style:condition="is-true-formula(OR(ROW([.A3])=[.$AC$3];ROW([.A3])=[.$AC$4];ROW([.A3])=[.$AC$38];ROW([.A3])=[.$AC$39];ROW([.A3])=[.$AC$69];ROW([.AH3])=[.$AC$70];ROW([.AH3])=[.$AC$71];ROW([.AH3])=[.$AC$96]))" style:apply-style-name="Job-Ultimate-Calc" style:base-cell-address="Jobs.A3"/>
    </style:style>
    <style:style style:name="ce11" style:family="table-cell" style:parent-style-name="Default">
      <style:table-cell-properties fo:border="0.06pt solid #b2b2b2" style:vertical-align="middle"/>
      <style:text-properties fo:color="#0000cc"/>
      <style:map style:condition="is-true-formula(OR(ROW([.A3])=[.$AC$3];ROW([.A3])=[.$AC$4];ROW([.A3])=[.$AC$38];ROW([.A3])=[.$AC$39];ROW([.A3])=[.$AC$69];ROW([.AH3])=[.$AC$70];ROW([.AH3])=[.$AC$71];ROW([.AH3])=[.$AC$96]))" style:apply-style-name="Job-Ultimate-Calc" style:base-cell-address="Jobs.A3"/>
    </style:style>
    <style:style style:name="ce12" style:family="table-cell" style:parent-style-name="Default">
      <style:table-cell-properties style:vertical-align="middle"/>
      <style:text-properties fo:color="#999999" fo:font-size="8pt" style:font-size-asian="8pt" style:font-size-complex="8pt"/>
      <style:map style:condition="is-true-formula(OR(ROW([.A3])=[.$AC$3];ROW([.A3])=[.$AC$4];ROW([.A3])=[.$AC$38];ROW([.A3])=[.$AC$39];ROW([.A3])=[.$AC$69];ROW([.AH3])=[.$AC$70];ROW([.AH3])=[.$AC$71];ROW([.AH3])=[.$AC$96]))" style:apply-style-name="Job-Ultimate-Calc" style:base-cell-address="Jobs.A3"/>
    </style:style>
    <style:style style:name="ce13" style:family="table-cell" style:parent-style-name="Default">
      <style:table-cell-properties style:text-align-source="fix" style:repeat-content="false" fo:border="0.06pt solid #b2b2b2" style:vertical-align="middle"/>
      <style:paragraph-properties fo:text-align="center" fo:margin-left="0mm"/>
      <style:text-properties fo:font-style="italic" style:font-style-asian="italic" style:font-style-complex="italic"/>
      <style:map style:condition="is-true-formula(OR(ROW([.A3])=[.$AC$3];ROW([.A3])=[.$AC$4];ROW([.A3])=[.$AC$38];ROW([.A3])=[.$AC$39];ROW([.A3])=[.$AC$69];ROW([.AH3])=[.$AC$70];ROW([.AH3])=[.$AC$71];ROW([.AH3])=[.$AC$96]))" style:apply-style-name="Job-Ultimate-Calc" style:base-cell-address="Jobs.A3"/>
    </style:style>
    <style:style style:name="ce14" style:family="table-cell" style:parent-style-name="Default">
      <style:table-cell-properties style:vertical-align="middle"/>
      <style:text-properties fo:color="#006699"/>
      <style:map style:condition="is-true-formula(OR(ROW([.A3])=[.$AC$3];ROW([.A3])=[.$AC$4];ROW([.A3])=[.$AC$38];ROW([.A3])=[.$AC$39];ROW([.A3])=[.$AC$69];ROW([.AH3])=[.$AC$70];ROW([.AH3])=[.$AC$71];ROW([.AH3])=[.$AC$96]))" style:apply-style-name="Job-Ultimate-Calc" style:base-cell-address="Jobs.A3"/>
    </style:style>
    <style:style style:name="ce15" style:family="table-cell" style:parent-style-name="Default">
      <style:table-cell-properties style:text-align-source="fix" style:repeat-content="false" fo:border="0.06pt solid #b2b2b2" style:vertical-align="middle"/>
      <style:paragraph-properties fo:text-align="end" fo:margin-left="0mm"/>
      <style:text-properties fo:color="#6600cc"/>
      <style:map style:condition="is-true-formula(OR(ROW([.A3])=[.$AC$3];ROW([.A3])=[.$AC$4];ROW([.A3])=[.$AC$38];ROW([.A3])=[.$AC$39];ROW([.A3])=[.$AC$69];ROW([.AH3])=[.$AC$70];ROW([.AH3])=[.$AC$71];ROW([.AH3])=[.$AC$96]))" style:apply-style-name="Job-Ultimate-Calc" style:base-cell-address="Jobs.A3"/>
    </style:style>
    <style:style style:name="ce16" style:family="table-cell" style:parent-style-name="Default">
      <style:table-cell-properties style:vertical-align="middle"/>
      <style:text-properties fo:color="#999999"/>
      <style:map style:condition="is-true-formula(OR(ROW([.A3])=[.$AC$3];ROW([.A3])=[.$AC$4];ROW([.A3])=[.$AC$38];ROW([.A3])=[.$AC$39];ROW([.A3])=[.$AC$69];ROW([.AH3])=[.$AC$70];ROW([.AH3])=[.$AC$71];ROW([.AH3])=[.$AC$96]))" style:apply-style-name="Job-Ultimate-Calc" style:base-cell-address="Jobs.A3"/>
    </style:style>
    <style:style style:name="ce17" style:family="table-cell" style:parent-style-name="Default">
      <style:map style:condition="is-true-formula(OR(ROW([.A3])=[.$AC$3];ROW([.A3])=[.$AC$4];ROW([.A3])=[.$AC$38];ROW([.A3])=[.$AC$39];ROW([.A3])=[.$AC$69];ROW([.AH3])=[.$AC$70];ROW([.AH3])=[.$AC$71];ROW([.AH3])=[.$AC$96]))" style:apply-style-name="Job-Ultimate-Calc" style:base-cell-address="Jobs.A3"/>
    </style:style>
    <style:style style:name="ce18" style:family="table-cell" style:parent-style-name="Default">
      <style:table-cell-properties fo:border="0.06pt solid #b2b2b2" style:vertical-align="middle"/>
      <style:text-properties fo:color="#cc0000"/>
    </style:style>
    <style:style style:name="ce19" style:family="table-cell" style:parent-style-name="Default">
      <style:table-cell-properties fo:border="0.06pt solid #b2b2b2" style:vertical-align="middle"/>
      <style:text-properties style:use-window-font-color="true"/>
    </style:style>
    <style:style style:name="ce20" style:family="table-cell" style:parent-style-name="Default">
      <style:table-cell-properties fo:border="0.06pt solid #b2b2b2" style:vertical-align="middle"/>
    </style:style>
    <style:style style:name="ce21" style:family="table-cell" style:parent-style-name="Default">
      <style:table-cell-properties style:vertical-align="middle"/>
    </style:style>
    <style:style style:name="ce22" style:family="table-cell" style:parent-style-name="Default">
      <style:table-cell-properties style:vertical-align="middle"/>
      <style:text-properties fo:color="#cc0000"/>
    </style:style>
    <style:style style:name="ce23" style:family="table-cell" style:parent-style-name="Default">
      <style:table-cell-properties style:text-align-source="fix" style:repeat-content="false" fo:wrap-option="no-wrap" style:direction="ltr" style:rotation-angle="90" style:vertical-align="bottom"/>
      <style:paragraph-properties fo:text-align="start" fo:margin-left="0mm"/>
      <style:text-properties fo:font-size="8pt" fo:font-weight="bold" style:font-size-asian="8pt" style:font-weight-asian="bold" style:font-size-complex="8pt" style:font-weight-complex="bold"/>
    </style:style>
    <style:style style:name="ce24"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5"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6"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7"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8"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29" style:family="table-cell" style:parent-style-name="Default">
      <style:table-cell-properties style:text-align-source="fix" style:repeat-content="false" fo:border="0.06pt solid #b2b2b2" style:vertical-align="middle"/>
      <style:paragraph-properties fo:text-align="center" fo:margin-left="0mm"/>
      <style:text-properties fo:font-weight="normal" style:font-weight-asian="normal" style:font-weight-complex="normal"/>
    </style:style>
    <style:style style:name="ce30" style:family="table-cell" style:parent-style-name="Default"/>
    <style:style style:name="ce31" style:family="table-cell" style:parent-style-name="Default">
      <style:table-cell-properties style:text-align-source="fix" style:repeat-content="false" style:vertical-align="middle"/>
      <style:paragraph-properties fo:text-align="center" fo:margin-left="0mm"/>
    </style:style>
    <style:style style:name="ce32" style:family="table-cell" style:parent-style-name="Default">
      <style:table-cell-properties style:text-align-source="fix" style:repeat-content="false" fo:border="0.74pt solid #b2b2b2" style:vertical-align="middle"/>
      <style:paragraph-properties fo:text-align="center" fo:margin-left="0mm"/>
    </style:style>
    <style:style style:name="ce33" style:family="table-cell" style:parent-style-name="Default">
      <style:table-cell-properties style:text-align-source="fix" style:repeat-content="false" fo:border="0.74pt solid #b2b2b2" style:vertical-align="middle"/>
      <style:paragraph-properties fo:text-align="center" fo:margin-left="0mm"/>
    </style:style>
    <style:style style:name="ce34" style:family="table-cell" style:parent-style-name="Default">
      <style:table-cell-properties style:text-align-source="fix" style:repeat-content="false" fo:border="0.74pt solid #b2b2b2" style:vertical-align="middle"/>
      <style:paragraph-properties fo:text-align="center" fo:margin-left="0mm"/>
    </style:style>
    <style:style style:name="ce35" style:family="table-cell" style:parent-style-name="Default">
      <style:table-cell-properties style:text-align-source="fix" style:repeat-content="false" fo:border="0.74pt solid #b2b2b2" style:vertical-align="middle"/>
      <style:paragraph-properties fo:text-align="center" fo:margin-left="0mm"/>
    </style:style>
    <style:style style:name="ce36" style:family="table-cell" style:parent-style-name="Default">
      <style:table-cell-properties style:text-align-source="fix" style:repeat-content="false" fo:border="0.74pt solid #b2b2b2" style:vertical-align="middle"/>
      <style:paragraph-properties fo:text-align="center" fo:margin-left="0mm"/>
    </style:style>
    <style:style style:name="ce37" style:family="table-cell" style:parent-style-name="Default"/>
    <style:style style:name="ce38" style:family="table-cell" style:parent-style-name="Default" style:data-style-name="N3">
      <style:table-cell-properties fo:border="0.06pt solid #b2b2b2" style:vertical-align="middle"/>
    </style:style>
    <style:style style:name="ce39" style:family="table-cell" style:parent-style-name="Default" style:data-style-name="N3">
      <style:table-cell-properties fo:border="0.06pt solid #b2b2b2" style:vertical-align="middle"/>
    </style:style>
    <style:style style:name="ce40"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1" style:family="table-cell" style:parent-style-name="Default" style:data-style-name="N3">
      <style:table-cell-properties fo:border="0.06pt solid #b2b2b2" style:vertical-align="middle"/>
    </style:style>
    <style:style style:name="ce42"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3" style:family="table-cell" style:parent-style-name="Default" style:data-style-name="N3">
      <style:table-cell-properties fo:border="0.06pt solid #b2b2b2" style:vertical-align="middle"/>
    </style:style>
    <style:style style:name="ce44" style:family="table-cell" style:parent-style-name="Default"/>
    <style:style style:name="ce45" style:family="table-cell" style:parent-style-name="Default">
      <style:table-cell-properties fo:wrap-option="wrap"/>
      <style:text-properties fo:font-size="8.5pt" fo:font-weight="bold" style:font-size-asian="8.5pt" style:font-weight-asian="bold" style:font-size-complex="8.5pt" style:font-weight-complex="bold"/>
    </style:style>
    <style:style style:name="ce46" style:family="table-cell" style:parent-style-name="Default" style:data-style-name="N3">
      <style:table-cell-properties fo:border="0.06pt solid #b2b2b2" style:vertical-align="middle"/>
    </style:style>
    <style:style style:name="ce47"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48" style:family="table-cell" style:parent-style-name="Default" style:data-style-name="N3">
      <style:table-cell-properties fo:border="0.06pt solid #b2b2b2" style:vertical-align="middle"/>
    </style:style>
    <style:style style:name="ce49"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0" style:family="table-cell" style:parent-style-name="Default" style:data-style-name="N3">
      <style:table-cell-properties fo:border="0.06pt solid #b2b2b2" style:vertical-align="middle"/>
    </style:style>
    <style:style style:name="ce5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52" style:family="table-cell" style:parent-style-name="Default" style:data-style-name="N3">
      <style:table-cell-properties fo:border="0.06pt solid #b2b2b2" style:vertical-align="middle"/>
    </style:style>
    <style:style style:name="ce53" style:family="table-cell" style:parent-style-name="Default" style:data-style-name="N3">
      <style:table-cell-properties fo:border="0.06pt solid #b2b2b2" style:vertical-align="middle"/>
    </style:style>
    <style:style style:name="ce54" style:family="table-cell" style:parent-style-name="Default" style:data-style-name="N3">
      <style:table-cell-properties fo:border="0.06pt solid #b2b2b2" style:vertical-align="middle"/>
    </style:style>
    <style:style style:name="ce55" style:family="table-cell" style:parent-style-name="Default">
      <style:table-cell-properties fo:border-bottom="0.06pt solid #b2b2b2" style:text-align-source="fix" style:repeat-content="false" fo:border-left="none" fo:border-right="none" fo:border-top="none" style:vertical-align="middle"/>
      <style:paragraph-properties fo:text-align="end" fo:margin-left="0mm"/>
    </style:style>
    <style:style style:name="ce56" style:family="table-cell" style:parent-style-name="Default">
      <style:table-cell-properties style:vertical-align="middle"/>
    </style:style>
    <style:style style:name="ce57" style:family="table-cell" style:parent-style-name="Default">
      <style:table-cell-properties fo:border-bottom="0.06pt solid #b2b2b2" fo:border-left="none" fo:border-right="none" fo:border-top="none" style:vertical-align="middle"/>
    </style:style>
    <style:style style:name="ce58" style:family="table-cell" style:parent-style-name="Default">
      <style:table-cell-properties fo:wrap-option="wrap"/>
      <style:text-properties fo:font-size="6pt" fo:font-weight="bold" style:font-size-asian="6pt" style:font-weight-asian="bold" style:font-size-complex="6pt" style:font-weight-complex="bold"/>
    </style:style>
    <style:style style:name="ce59" style:family="table-cell" style:parent-style-name="Default" style:data-style-name="N10">
      <style:table-cell-properties fo:border="0.06pt solid #b2b2b2" style:vertical-align="middle"/>
    </style:style>
    <style:style style:name="ce60" style:family="table-cell" style:parent-style-name="Default" style:data-style-name="N10">
      <style:table-cell-properties fo:border="0.06pt solid #b2b2b2" style:vertical-align="middle"/>
    </style:style>
    <style:style style:name="ce61"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2" style:family="table-cell" style:parent-style-name="Default" style:data-style-name="N10">
      <style:table-cell-properties fo:border="0.06pt solid #b2b2b2" style:vertical-align="middle"/>
    </style:style>
    <style:style style:name="ce63" style:family="table-cell" style:parent-style-name="Default" style:data-style-name="N10">
      <style:table-cell-properties style:text-align-source="fix" style:repeat-content="false" fo:border="0.06pt solid #b2b2b2" style:vertical-align="middle"/>
      <style:paragraph-properties fo:text-align="end" fo:margin-left="0mm"/>
    </style:style>
    <style:style style:name="ce64" style:family="table-cell" style:parent-style-name="Default" style:data-style-name="N10">
      <style:table-cell-properties style:text-align-source="fix" style:repeat-content="false" fo:border="0.06pt solid #b2b2b2" style:vertical-align="middle"/>
      <style:paragraph-properties fo:text-align="center"/>
    </style:style>
    <style:style style:name="ce65" style:family="table-cell" style:parent-style-name="Default" style:data-style-name="N10">
      <style:table-cell-properties fo:border="0.06pt solid #b2b2b2" style:vertical-align="middle"/>
    </style:style>
    <style:style style:name="ce66" style:family="table-cell" style:parent-style-name="Default"/>
    <style:style style:name="ce67" style:family="table-cell" style:parent-style-name="Default" style:data-style-name="N10">
      <style:table-cell-properties style:text-align-source="fix" style:repeat-content="false" fo:border="0.06pt solid #b2b2b2" style:vertical-align="middle"/>
      <style:paragraph-properties fo:text-align="center"/>
    </style:style>
    <style:style style:name="ce68" style:family="table-cell" style:parent-style-name="Default">
      <style:table-cell-properties fo:border="0.06pt solid #b2b2b2" style:vertical-align="middle"/>
      <style:text-properties fo:color="#666666"/>
    </style:style>
    <style:style style:name="ce69" style:family="table-cell" style:parent-style-name="Default">
      <style:table-cell-properties fo:border="0.06pt solid #b2b2b2" style:vertical-align="middle"/>
      <style:text-properties fo:color="#666666"/>
    </style:style>
    <style:style style:name="ce70" style:family="table-cell" style:parent-style-name="Default" style:data-style-name="N3">
      <style:table-cell-properties fo:border="0.06pt solid #b2b2b2" style:vertical-align="middle"/>
      <style:text-properties fo:color="#666666"/>
    </style:style>
    <style:style style:name="ce7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2" style:family="table-cell" style:parent-style-name="Default" style:data-style-name="N3">
      <style:table-cell-properties fo:border="0.06pt solid #b2b2b2" style:vertical-align="middle"/>
      <style:text-properties fo:color="#666666"/>
    </style:style>
    <style:style style:name="ce73" style:family="table-cell" style:parent-style-name="Default" style:data-style-name="N3">
      <style:table-cell-properties style:text-align-source="fix" style:repeat-content="false" fo:border="0.06pt solid #b2b2b2" style:vertical-align="middle"/>
      <style:paragraph-properties fo:text-align="end" fo:margin-left="0mm"/>
      <style:text-properties fo:color="#666666"/>
    </style:style>
    <style:style style:name="ce74" style:family="table-cell" style:parent-style-name="Default" style:data-style-name="N3">
      <style:table-cell-properties fo:border="0.06pt solid #b2b2b2" style:vertical-align="middle"/>
      <style:text-properties fo:color="#666666"/>
    </style:style>
    <style:style style:name="ce75" style:family="table-cell" style:parent-style-name="Default"/>
    <style:style style:name="ce76" style:family="table-cell" style:parent-style-name="Default" style:data-style-name="N3">
      <style:table-cell-properties fo:border="0.06pt solid #b2b2b2" style:vertical-align="middle"/>
    </style:style>
    <style:style style:name="ce77" style:family="table-cell" style:parent-style-name="Default" style:data-style-name="N3">
      <style:table-cell-properties fo:border="0.06pt solid #b2b2b2" style:vertical-align="middle"/>
      <style:text-properties fo:color="#003333"/>
    </style:style>
    <style:style style:name="ce78"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79" style:family="table-cell" style:parent-style-name="Default" style:data-style-name="N3">
      <style:table-cell-properties fo:border="0.06pt solid #b2b2b2" style:vertical-align="middle"/>
      <style:text-properties fo:color="#003333"/>
    </style:style>
    <style:style style:name="ce80" style:family="table-cell" style:parent-style-name="Default" style:data-style-name="N3">
      <style:table-cell-properties style:text-align-source="fix" style:repeat-content="false" fo:border="0.06pt solid #b2b2b2" style:vertical-align="middle"/>
      <style:paragraph-properties fo:text-align="end" fo:margin-left="0mm"/>
      <style:text-properties fo:color="#003333"/>
    </style:style>
    <style:style style:name="ce81" style:family="table-cell" style:parent-style-name="Default" style:data-style-name="N3">
      <style:table-cell-properties fo:border="0.06pt solid #b2b2b2" style:vertical-align="middle"/>
      <style:text-properties fo:color="#003333"/>
    </style:style>
    <style:style style:name="ce82" style:family="table-cell" style:parent-style-name="Default"/>
    <style:style style:name="ce83" style:family="table-cell" style:parent-style-name="Default">
      <style:table-cell-properties fo:wrap-option="wrap"/>
      <style:text-properties fo:font-size="7pt" fo:font-weight="bold" style:font-size-asian="7pt" style:font-weight-asian="bold" style:font-size-complex="7pt" style:font-weight-complex="bold"/>
    </style:style>
    <style:style style:name="ce84" style:family="table-cell" style:parent-style-name="Default">
      <style:table-cell-properties fo:border="0.06pt solid #b2b2b2" style:vertical-align="middle"/>
    </style:style>
    <style:style style:name="ce85" style:family="table-cell" style:parent-style-name="Default" style:data-style-name="N10">
      <style:table-cell-properties fo:border="0.06pt solid #b2b2b2" style:vertical-align="middle"/>
      <style:text-properties fo:color="#003333"/>
    </style:style>
    <style:style style:name="ce8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87" style:family="table-cell" style:parent-style-name="Default" style:data-style-name="N10">
      <style:table-cell-properties fo:border="0.06pt solid #b2b2b2" style:vertical-align="middle"/>
      <style:text-properties fo:color="#003333"/>
    </style:style>
    <style:style style:name="ce88"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89" style:family="table-cell" style:parent-style-name="Default" style:data-style-name="N10">
      <style:table-cell-properties style:text-align-source="fix" style:repeat-content="false" fo:border="0.06pt solid #b2b2b2" style:vertical-align="middle"/>
      <style:paragraph-properties fo:text-align="center"/>
      <style:text-properties fo:color="#003333"/>
    </style:style>
    <style:style style:name="ce90" style:family="table-cell" style:parent-style-name="Default" style:data-style-name="N10">
      <style:table-cell-properties fo:border="0.06pt solid #b2b2b2" style:vertical-align="middle"/>
      <style:text-properties fo:color="#003333"/>
    </style:style>
    <style:style style:name="ce91"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2" style:family="table-cell" style:parent-style-name="Default"/>
    <style:style style:name="ce93" style:family="table-cell" style:parent-style-name="Default">
      <style:table-cell-properties fo:wrap-option="wrap"/>
      <style:text-properties fo:font-size="7pt" style:font-size-asian="7pt" style:font-size-complex="7pt"/>
    </style:style>
    <style:style style:name="ce94" style:family="table-cell" style:parent-style-name="Default">
      <style:table-cell-properties style:vertical-align="middle"/>
    </style:style>
    <style:style style:name="ce95" style:family="table-cell" style:parent-style-name="Default">
      <style:table-cell-properties fo:border="0.06pt solid #b2b2b2" style:vertical-align="middle"/>
    </style:style>
    <style:style style:name="ce96" style:family="table-cell" style:parent-style-name="Default" style:data-style-name="N10">
      <style:table-cell-properties fo:border="0.06pt solid #b2b2b2" style:vertical-align="middle"/>
      <style:text-properties fo:color="#003333"/>
    </style:style>
    <style:style style:name="ce9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9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1" style:family="table-cell" style:parent-style-name="Default" style:data-style-name="N10">
      <style:table-cell-properties fo:border="0.06pt solid #b2b2b2" style:vertical-align="middle"/>
      <style:text-properties fo:color="#003333"/>
    </style:style>
    <style:style style:name="ce102" style:family="table-cell" style:parent-style-name="Default" style:data-style-name="N10">
      <style:table-cell-properties fo:border="0.06pt solid #b2b2b2" style:vertical-align="middle"/>
      <style:text-properties fo:color="#003333"/>
    </style:style>
    <style:style style:name="ce10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003333"/>
    </style:style>
    <style:style style:name="ce104" style:family="table-cell" style:parent-style-name="Default" style:data-style-name="N10"/>
    <style:style style:name="ce105" style:family="table-cell" style:parent-style-name="Default" style:data-style-name="N10"/>
    <style:style style:name="ce106" style:family="table-cell" style:parent-style-name="Default">
      <style:table-cell-properties fo:background-color="#ff6666" fo:wrap-option="wrap"/>
      <style:text-properties fo:font-size="8.5pt" fo:font-weight="bold" style:font-size-asian="8.5pt" style:font-weight-asian="bold" style:font-size-complex="8.5pt" style:font-weight-complex="bold"/>
    </style:style>
    <style:style style:name="ce107" style:family="table-cell" style:parent-style-name="Default" style:data-style-name="N10">
      <style:table-cell-properties fo:wrap-option="no-wrap" fo:border="0.06pt solid #b2b2b2" style:vertical-align="middle"/>
    </style:style>
    <style:style style:name="ce108" style:family="table-cell" style:parent-style-name="Default" style:data-style-name="N10">
      <style:table-cell-properties fo:background-color="#ff6666" fo:wrap-option="no-wrap" fo:border="0.06pt solid #b2b2b2" style:vertical-align="middle"/>
      <style:text-properties fo:font-weight="normal" style:font-weight-asian="normal" style:font-weight-complex="normal"/>
    </style:style>
    <style:style style:name="ce109" style:family="table-cell" style:parent-style-name="Default" style:data-style-name="N10">
      <style:table-cell-properties fo:background-color="#ff6666" fo:wrap-option="no-wrap" fo:border="0.06pt solid #b2b2b2" style:vertical-align="middle"/>
      <style:text-properties style:font-name="Liberation Sans" fo:font-weight="normal" style:font-name-asian="Noto Sans CJK SC Regular" style:font-weight-asian="normal" style:font-name-complex="FreeSans" style:font-weight-complex="normal"/>
    </style:style>
    <style:style style:name="ce110" style:family="table-cell" style:parent-style-name="Default">
      <style:table-cell-properties fo:wrap-option="no-wrap" fo:border="0.06pt solid #b2b2b2" style:vertical-align="middle"/>
    </style:style>
    <style:style style:name="ce111" style:family="table-cell" style:parent-style-name="Default">
      <style:table-cell-properties fo:background-color="#3399ff" fo:wrap-option="wrap"/>
      <style:text-properties fo:font-size="8.5pt" fo:font-weight="bold" style:font-size-asian="8.5pt" style:font-weight-asian="bold" style:font-size-complex="8.5pt" style:font-weight-complex="bold"/>
    </style:style>
    <style:style style:name="ce112" style:family="table-cell" style:parent-style-name="Default" style:data-style-name="N10">
      <style:table-cell-properties fo:background-color="#3399ff" fo:wrap-option="no-wrap" fo:border="0.06pt solid #b2b2b2" style:vertical-align="middle"/>
      <style:text-properties fo:font-weight="normal" style:font-weight-asian="normal" style:font-weight-complex="normal"/>
    </style:style>
    <style:style style:name="ce113" style:family="table-cell" style:parent-style-name="Default">
      <style:table-cell-properties fo:background-color="#00cc00" fo:wrap-option="wrap"/>
      <style:text-properties fo:font-size="8.5pt" fo:font-weight="bold" style:font-size-asian="8.5pt" style:font-weight-asian="bold" style:font-size-complex="8.5pt" style:font-weight-complex="bold"/>
    </style:style>
    <style:style style:name="ce114" style:family="table-cell" style:parent-style-name="Default" style:data-style-name="N10">
      <style:table-cell-properties fo:background-color="#00cc00" fo:wrap-option="no-wrap" fo:border="0.06pt solid #b2b2b2" style:vertical-align="middle"/>
      <style:text-properties fo:font-weight="normal" style:font-weight-asian="normal" style:font-weight-complex="normal"/>
    </style:style>
    <style:style style:name="ce115" style:family="table-cell" style:parent-style-name="Default">
      <style:table-cell-properties fo:background-color="#ffcc00" fo:wrap-option="wrap"/>
      <style:text-properties fo:font-size="8.5pt" fo:font-weight="bold" style:font-size-asian="8.5pt" style:font-weight-asian="bold" style:font-size-complex="8.5pt" style:font-weight-complex="bold"/>
    </style:style>
    <style:style style:name="ce116" style:family="table-cell" style:parent-style-name="Default" style:data-style-name="N10">
      <style:table-cell-properties fo:background-color="#ffcc00" fo:wrap-option="no-wrap" fo:border="0.06pt solid #b2b2b2" style:vertical-align="middle"/>
      <style:text-properties fo:font-weight="normal" style:font-weight-asian="normal" style:font-weight-complex="normal"/>
    </style:style>
    <style:style style:name="ce117" style:family="table-cell" style:parent-style-name="Default">
      <style:table-cell-properties fo:background-color="#ffff99" fo:wrap-option="wrap"/>
      <style:text-properties fo:font-size="8.5pt" fo:font-weight="bold" style:font-size-asian="8.5pt" style:font-weight-asian="bold" style:font-size-complex="8.5pt" style:font-weight-complex="bold"/>
    </style:style>
    <style:style style:name="ce118" style:family="table-cell" style:parent-style-name="Default" style:data-style-name="N10">
      <style:table-cell-properties fo:background-color="#ffff99" fo:wrap-option="no-wrap" fo:border="0.06pt solid #b2b2b2" style:vertical-align="middle"/>
      <style:text-properties fo:font-weight="normal" style:font-weight-asian="normal" style:font-weight-complex="normal"/>
    </style:style>
    <style:style style:name="ce119" style:family="table-cell" style:parent-style-name="Default">
      <style:table-cell-properties fo:background-color="#cc66ff" fo:wrap-option="wrap"/>
      <style:text-properties fo:font-size="8.5pt" fo:font-weight="bold" style:font-size-asian="8.5pt" style:font-weight-asian="bold" style:font-size-complex="8.5pt" style:font-weight-complex="bold"/>
    </style:style>
    <style:style style:name="ce120" style:family="table-cell" style:parent-style-name="Default" style:data-style-name="N10">
      <style:table-cell-properties fo:background-color="#cc66ff" fo:wrap-option="no-wrap" fo:border="0.06pt solid #b2b2b2" style:vertical-align="middle"/>
      <style:text-properties fo:font-weight="normal" style:font-weight-asian="normal" style:font-weight-complex="normal"/>
    </style:style>
    <style:style style:name="ce121" style:family="table-cell" style:parent-style-name="Default">
      <style:table-cell-properties fo:wrap-option="wrap"/>
      <style:text-properties fo:color="#ff3333" fo:font-size="8.5pt" fo:font-weight="bold" style:font-size-asian="8.5pt" style:font-weight-asian="bold" style:font-size-complex="8.5pt" style:font-weight-complex="bold"/>
    </style:style>
    <style:style style:name="ce122" style:family="table-cell" style:parent-style-name="Default" style:data-style-name="N10">
      <style:table-cell-properties fo:wrap-option="wrap" fo:border="0.06pt solid #b2b2b2" style:vertical-align="middle"/>
      <style:text-properties fo:color="#ff3333" fo:font-weight="normal" style:font-weight-asian="normal" style:font-weight-complex="normal"/>
    </style:style>
    <style:style style:name="ce12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3333" fo:font-weight="normal" style:font-weight-asian="normal" style:font-weight-complex="normal"/>
    </style:style>
    <style:style style:name="ce12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3333" fo:font-weight="normal" style:font-weight-asian="normal" style:font-weight-complex="normal"/>
    </style:style>
    <style:style style:name="ce12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3333" fo:font-weight="normal" style:font-weight-asian="normal" style:font-weight-complex="normal"/>
    </style:style>
    <style:style style:name="ce126" style:family="table-cell" style:parent-style-name="Default" style:data-style-name="N10">
      <style:table-cell-properties fo:wrap-option="wrap"/>
      <style:text-properties fo:color="#ff3333" fo:font-weight="normal" style:font-weight-asian="normal" style:font-weight-complex="normal"/>
    </style:style>
    <style:style style:name="ce127" style:family="table-cell" style:parent-style-name="Default">
      <style:table-cell-properties fo:wrap-option="wrap"/>
      <style:text-properties fo:color="#0000ff" fo:font-size="8.5pt" fo:font-weight="bold" style:font-size-asian="8.5pt" style:font-weight-asian="bold" style:font-size-complex="8.5pt" style:font-weight-complex="bold"/>
    </style:style>
    <style:style style:name="ce128" style:family="table-cell" style:parent-style-name="Default" style:data-style-name="N10">
      <style:table-cell-properties fo:wrap-option="wrap" fo:border="0.06pt solid #b2b2b2" style:vertical-align="middle"/>
      <style:text-properties fo:color="#0000ff" fo:font-weight="normal" style:font-weight-asian="normal" style:font-weight-complex="normal"/>
    </style:style>
    <style:style style:name="ce129"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00ff" fo:font-weight="normal" style:font-weight-asian="normal" style:font-weight-complex="normal"/>
    </style:style>
    <style:style style:name="ce130"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00ff" fo:font-weight="normal" style:font-weight-asian="normal" style:font-weight-complex="normal"/>
    </style:style>
    <style:style style:name="ce131"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00ff" fo:font-weight="normal" style:font-weight-asian="normal" style:font-weight-complex="normal"/>
    </style:style>
    <style:style style:name="ce132" style:family="table-cell" style:parent-style-name="Default" style:data-style-name="N10">
      <style:table-cell-properties fo:wrap-option="wrap"/>
      <style:text-properties fo:color="#0000ff" fo:font-weight="normal" style:font-weight-asian="normal" style:font-weight-complex="normal"/>
    </style:style>
    <style:style style:name="ce133" style:family="table-cell" style:parent-style-name="Default">
      <style:table-cell-properties fo:wrap-option="wrap"/>
      <style:text-properties fo:color="#009900" fo:font-size="8.5pt" fo:font-weight="bold" style:font-size-asian="8.5pt" style:font-weight-asian="bold" style:font-size-complex="8.5pt" style:font-weight-complex="bold"/>
    </style:style>
    <style:style style:name="ce134" style:family="table-cell" style:parent-style-name="Default" style:data-style-name="N10">
      <style:table-cell-properties fo:wrap-option="wrap" fo:border="0.06pt solid #b2b2b2" style:vertical-align="middle"/>
      <style:text-properties fo:color="#009900" fo:font-weight="normal" style:font-weight-asian="normal" style:font-weight-complex="normal"/>
    </style:style>
    <style:style style:name="ce135"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009900" fo:font-weight="normal" style:font-weight-asian="normal" style:font-weight-complex="normal"/>
    </style:style>
    <style:style style:name="ce136"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009900" fo:font-weight="normal" style:font-weight-asian="normal" style:font-weight-complex="normal"/>
    </style:style>
    <style:style style:name="ce137"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009900" fo:font-weight="normal" style:font-weight-asian="normal" style:font-weight-complex="normal"/>
    </style:style>
    <style:style style:name="ce138" style:family="table-cell" style:parent-style-name="Default" style:data-style-name="N10">
      <style:table-cell-properties fo:wrap-option="wrap"/>
      <style:text-properties fo:color="#009900" fo:font-weight="normal" style:font-weight-asian="normal" style:font-weight-complex="normal"/>
    </style:style>
    <style:style style:name="ce139" style:family="table-cell" style:parent-style-name="Default">
      <style:table-cell-properties fo:wrap-option="wrap"/>
      <style:text-properties fo:color="#cc9900" fo:font-size="8.5pt" fo:font-weight="bold" style:font-size-asian="8.5pt" style:font-weight-asian="bold" style:font-size-complex="8.5pt" style:font-weight-complex="bold"/>
    </style:style>
    <style:style style:name="ce140" style:family="table-cell" style:parent-style-name="Default" style:data-style-name="N10">
      <style:table-cell-properties fo:wrap-option="wrap" fo:border="0.06pt solid #b2b2b2" style:vertical-align="middle"/>
      <style:text-properties fo:color="#cc9900" fo:font-weight="normal" style:font-weight-asian="normal" style:font-weight-complex="normal"/>
    </style:style>
    <style:style style:name="ce141"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cc9900" fo:font-weight="normal" style:font-weight-asian="normal" style:font-weight-complex="normal"/>
    </style:style>
    <style:style style:name="ce142"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cc9900" fo:font-weight="normal" style:font-weight-asian="normal" style:font-weight-complex="normal"/>
    </style:style>
    <style:style style:name="ce143"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cc9900" fo:font-weight="normal" style:font-weight-asian="normal" style:font-weight-complex="normal"/>
    </style:style>
    <style:style style:name="ce144" style:family="table-cell" style:parent-style-name="Default" style:data-style-name="N10">
      <style:table-cell-properties fo:wrap-option="wrap"/>
      <style:text-properties fo:color="#cc9900" fo:font-weight="normal" style:font-weight-asian="normal" style:font-weight-complex="normal"/>
    </style:style>
    <style:style style:name="ce145" style:family="table-cell" style:parent-style-name="Default">
      <style:table-cell-properties fo:wrap-option="wrap"/>
      <style:text-properties fo:color="#ffcc00" fo:font-size="8.5pt" fo:font-weight="bold" style:font-size-asian="8.5pt" style:font-weight-asian="bold" style:font-size-complex="8.5pt" style:font-weight-complex="bold"/>
    </style:style>
    <style:style style:name="ce146" style:family="table-cell" style:parent-style-name="Default" style:data-style-name="N10">
      <style:table-cell-properties fo:wrap-option="wrap" fo:border="0.06pt solid #b2b2b2" style:vertical-align="middle"/>
      <style:text-properties fo:color="#ffcc00" fo:font-weight="normal" style:font-weight-asian="normal" style:font-weight-complex="normal"/>
    </style:style>
    <style:style style:name="ce147"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ffcc00" fo:font-weight="normal" style:font-weight-asian="normal" style:font-weight-complex="normal"/>
    </style:style>
    <style:style style:name="ce148"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ffcc00" fo:font-weight="normal" style:font-weight-asian="normal" style:font-weight-complex="normal"/>
    </style:style>
    <style:style style:name="ce149"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ffcc00" fo:font-weight="normal" style:font-weight-asian="normal" style:font-weight-complex="normal"/>
    </style:style>
    <style:style style:name="ce150" style:family="table-cell" style:parent-style-name="Default" style:data-style-name="N10">
      <style:table-cell-properties fo:wrap-option="wrap"/>
      <style:text-properties fo:color="#ffcc00" fo:font-weight="normal" style:font-weight-asian="normal" style:font-weight-complex="normal"/>
    </style:style>
    <style:style style:name="ce151" style:family="table-cell" style:parent-style-name="Default">
      <style:table-cell-properties fo:wrap-option="wrap"/>
      <style:text-properties fo:color="#9900ff" fo:font-size="8.5pt" fo:font-weight="bold" style:font-size-asian="8.5pt" style:font-weight-asian="bold" style:font-size-complex="8.5pt" style:font-weight-complex="bold"/>
    </style:style>
    <style:style style:name="ce152" style:family="table-cell" style:parent-style-name="Default" style:data-style-name="N10">
      <style:table-cell-properties fo:wrap-option="wrap" fo:border="0.06pt solid #b2b2b2" style:vertical-align="middle"/>
      <style:text-properties fo:color="#9900ff" fo:font-weight="normal" style:font-weight-asian="normal" style:font-weight-complex="normal"/>
    </style:style>
    <style:style style:name="ce153" style:family="table-cell" style:parent-style-name="Default" style:data-style-name="N10">
      <style:table-cell-properties style:text-align-source="fix" style:repeat-content="false" fo:wrap-option="wrap" fo:border="0.06pt solid #b2b2b2" style:vertical-align="middle"/>
      <style:paragraph-properties fo:text-align="end" fo:margin-left="0mm"/>
      <style:text-properties fo:color="#9900ff" fo:font-weight="normal" style:font-weight-asian="normal" style:font-weight-complex="normal"/>
    </style:style>
    <style:style style:name="ce154" style:family="table-cell" style:parent-style-name="Default" style:data-style-name="N10">
      <style:table-cell-properties style:text-align-source="fix" style:repeat-content="false" fo:wrap-option="wrap" fo:border="0.06pt solid #b2b2b2" style:vertical-align="middle"/>
      <style:paragraph-properties fo:text-align="center" fo:margin-left="0mm"/>
      <style:text-properties fo:color="#9900ff" fo:font-weight="normal" style:font-weight-asian="normal" style:font-weight-complex="normal"/>
    </style:style>
    <style:style style:name="ce155" style:family="table-cell" style:parent-style-name="Default" style:data-style-name="N10">
      <style:table-cell-properties style:text-align-source="fix" style:repeat-content="false" fo:wrap-option="wrap" fo:border="0.06pt solid #b2b2b2" style:vertical-align="middle"/>
      <style:paragraph-properties fo:text-align="center"/>
      <style:text-properties fo:color="#9900ff" fo:font-weight="normal" style:font-weight-asian="normal" style:font-weight-complex="normal"/>
    </style:style>
    <style:style style:name="ce156" style:family="table-cell" style:parent-style-name="Default" style:data-style-name="N10">
      <style:table-cell-properties fo:wrap-option="wrap"/>
      <style:text-properties fo:color="#9900ff" fo:font-weight="normal" style:font-weight-asian="normal" style:font-weight-complex="normal"/>
    </style:style>
    <style:style style:name="ce157" style:family="table-cell" style:parent-style-name="Default" style:data-style-name="N3">
      <style:table-cell-properties fo:border="0.06pt solid #b2b2b2" style:vertical-align="middle"/>
      <style:text-properties fo:color="#006699"/>
    </style:style>
    <style:style style:name="ce158" style:family="table-cell" style:parent-style-name="Default">
      <style:table-cell-properties fo:wrap-option="wrap" fo:border="0.06pt solid #b2b2b2" style:vertical-align="middle"/>
      <style:text-properties fo:color="#ffcc00" fo:font-weight="normal" style:font-weight-asian="normal" style:font-weight-complex="normal"/>
    </style:style>
    <style:style style:name="ce159" style:family="table-cell" style:parent-style-name="Default">
      <style:table-cell-properties fo:wrap-option="wrap" fo:border="0.06pt solid #b2b2b2" style:vertical-align="middle"/>
      <style:text-properties fo:color="#0000ff" fo:font-weight="normal" style:font-weight-asian="normal" style:font-weight-complex="normal"/>
    </style:style>
    <style:style style:name="ce160" style:family="table-cell" style:parent-style-name="Default">
      <style:table-cell-properties fo:wrap-option="wrap" fo:border="0.06pt solid #b2b2b2" style:vertical-align="middle"/>
      <style:text-properties fo:color="#009900" fo:font-weight="normal" style:font-weight-asian="normal" style:font-weight-complex="normal"/>
    </style:style>
    <style:style style:name="ce161" style:family="table-cell" style:parent-style-name="Default">
      <style:table-cell-properties fo:wrap-option="wrap" fo:border="0.06pt solid #b2b2b2" style:vertical-align="middle"/>
      <style:text-properties fo:color="#ff3333" fo:font-weight="normal" style:font-weight-asian="normal" style:font-weight-complex="normal"/>
    </style:style>
    <style:style style:name="ce162" style:family="table-cell" style:parent-style-name="Default">
      <style:table-cell-properties fo:wrap-option="wrap" fo:border="0.06pt solid #b2b2b2" style:vertical-align="middle"/>
      <style:text-properties fo:color="#cc9900" fo:font-weight="normal" style:font-weight-asian="normal" style:font-weight-complex="normal"/>
    </style:style>
    <style:style style:name="ce163" style:family="table-cell" style:parent-style-name="Default">
      <style:table-cell-properties style:text-align-source="fix" style:repeat-content="false" fo:wrap-option="no-wrap" style:direction="ltr" style:rotation-angle="90" style:vertical-align="bottom"/>
      <style:paragraph-properties fo:text-align="center" fo:margin-left="0mm"/>
      <style:text-properties fo:font-size="8pt" fo:font-weight="bold" style:font-size-asian="8pt" style:font-weight-asian="bold" style:font-size-complex="8pt" style:font-weight-complex="bold"/>
    </style:style>
    <style:style style:name="ce164" style:family="table-cell" style:parent-style-name="Default" style:data-style-name="N10">
      <style:table-cell-properties fo:border="0.06pt solid #b2b2b2" style:vertical-align="middle"/>
      <style:text-properties fo:font-size="8pt" style:font-size-asian="8pt" style:font-size-complex="8pt"/>
    </style:style>
    <style:style style:name="ce165" style:family="table-cell" style:parent-style-name="Default" style:data-style-name="N10">
      <style:table-cell-properties fo:border="0.06pt solid #b2b2b2" style:vertical-align="middle"/>
      <style:text-properties fo:font-size="8pt" style:font-size-asian="8pt" style:font-size-complex="8pt"/>
    </style:style>
    <style:style style:name="ce166"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7"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69" style:family="table-cell" style:parent-style-name="Default" style:data-style-name="N10">
      <style:table-cell-properties fo:border="0.06pt solid #b2b2b2" style:vertical-align="middle"/>
      <style:text-properties fo:font-size="8pt" style:font-size-asian="8pt" style:font-size-complex="8pt"/>
    </style:style>
    <style:style style:name="ce170" style:family="table-cell" style:parent-style-name="Default" style:data-style-name="N10">
      <style:table-cell-properties fo:border="0.06pt solid #b2b2b2" style:vertical-align="middle"/>
      <style:text-properties fo:font-size="8pt" style:font-size-asian="8pt" style:font-size-complex="8pt"/>
    </style:style>
    <style:style style:name="ce171"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2" style:family="table-cell" style:parent-style-name="Default">
      <style:table-cell-properties fo:border="0.06pt solid #b2b2b2" style:vertical-align="middle"/>
      <style:text-properties fo:font-size="8pt" style:font-size-asian="8pt" style:font-size-complex="8pt"/>
    </style:style>
    <style:style style:name="ce173"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4" style:family="table-cell" style:parent-style-name="Default" style:data-style-name="N10"/>
    <style:style style:name="ce175" style:family="table-cell" style:parent-style-name="Default">
      <style:table-cell-properties fo:wrap-option="wrap"/>
      <style:text-properties fo:font-size="8pt" fo:font-weight="bold" style:font-size-asian="8pt" style:font-weight-asian="bold" style:font-size-complex="8pt" style:font-weight-complex="bold"/>
    </style:style>
    <style:style style:name="ce176" style:family="table-cell" style:parent-style-name="Default" style:data-style-name="N10">
      <style:table-cell-properties fo:border="0.06pt solid #b2b2b2" style:vertical-align="middle"/>
      <style:text-properties fo:color="#808080" fo:font-size="8pt" style:font-size-asian="8pt" style:font-size-complex="8pt"/>
    </style:style>
    <style:style style:name="ce177"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78" style:family="table-cell" style:parent-style-name="Default" style:data-style-name="N10">
      <style:table-cell-properties style:text-align-source="fix" style:repeat-content="false" fo:border="0.06pt solid #b2b2b2" style:vertical-align="middle"/>
      <style:paragraph-properties fo:text-align="end" fo:margin-left="0mm"/>
      <style:text-properties fo:font-size="8pt" style:font-size-asian="8pt" style:font-size-complex="8pt"/>
    </style:style>
    <style:style style:name="ce179" style:family="table-cell" style:parent-style-name="Default">
      <style:text-properties fo:font-size="8pt" style:font-size-asian="8pt" style:font-size-complex="8pt"/>
    </style:style>
    <style:style style:name="ce180" style:family="table-cell" style:parent-style-name="Default">
      <style:table-cell-properties fo:border="0.06pt solid #b2b2b2" style:vertical-align="middle"/>
      <style:text-properties fo:color="#b2b2b2"/>
    </style:style>
    <style:style style:name="ce181" style:family="table-cell" style:parent-style-name="Default" style:data-style-name="N3">
      <style:table-cell-properties style:text-align-source="fix" style:repeat-content="false" fo:border="0.06pt solid #b2b2b2" style:vertical-align="middle"/>
      <style:paragraph-properties fo:text-align="end" fo:margin-left="0mm"/>
    </style:style>
    <style:style style:name="ce182" style:family="table-cell" style:parent-style-name="Default" style:data-style-name="N10">
      <style:table-cell-properties fo:border="0.06pt solid #b2b2b2" style:vertical-align="middle"/>
      <style:text-properties fo:color="#808080" fo:font-size="8pt" style:font-size-asian="8pt" style:font-size-complex="8pt"/>
    </style:style>
    <style:style style:name="ce183"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6" style:family="table-cell" style:parent-style-name="Default" style:data-style-name="N10">
      <style:table-cell-properties fo:border="0.06pt solid #b2b2b2" style:vertical-align="middle"/>
      <style:text-properties fo:color="#808080" fo:font-size="8pt" style:font-size-asian="8pt" style:font-size-complex="8pt"/>
    </style:style>
    <style:style style:name="ce187" style:family="table-cell" style:parent-style-name="Default" style:data-style-name="N10">
      <style:table-cell-properties fo:border="0.06pt solid #b2b2b2" style:vertical-align="middle"/>
      <style:text-properties fo:color="#808080" fo:font-size="8pt" style:font-size-asian="8pt" style:font-size-complex="8pt"/>
    </style:style>
    <style:style style:name="ce188"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8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190" style:family="table-cell" style:parent-style-name="Default">
      <style:text-properties fo:font-size="8pt" style:font-size-asian="8pt" style:font-size-complex="8pt"/>
    </style:style>
    <style:style style:name="ce191" style:family="table-cell" style:parent-style-name="Default" style:data-style-name="N3">
      <style:table-cell-properties fo:border="0.06pt solid #b2b2b2" style:vertical-align="middle"/>
      <style:text-properties fo:color="#006699"/>
      <style:map style:condition="is-true-formula(OR(ROW([.AH3])=[.$AC$3];ROW([.AH3])=[.$AC$4];ROW([.AH3])=[.$AC$38];ROW([.AH3])=[.$AC$39];ROW([.AH3])=[.$AC$69];ROW([.AH3])=[.$AC$70];ROW([.AH3])=[.$AC$71];ROW([.AH3])=[.$AC$96]))" style:apply-style-name="Job-Ultimate-Calc" style:base-cell-address="Jobs.AH3"/>
    </style:style>
    <style:style style:name="ce192"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3"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4" style:family="table-cell" style:parent-style-name="Default" style:data-style-name="N3">
      <style:table-cell-properties fo:border="0.06pt solid #b2b2b2" style:vertical-align="middle"/>
      <style:map style:condition="is-true-formula(OR(ROW([.AH3])=[.$AC$3];ROW([.AH3])=[.$AC$4];ROW([.AH3])=[.$AC$38];ROW([.AH3])=[.$AC$39];ROW([.AH3])=[.$AC$69];ROW([.AH3])=[.$AC$70];ROW([.AH3])=[.$AC$71];ROW([.AH3])=[.$AC$96]))" style:apply-style-name="Job-Ultimate-Calc" style:base-cell-address="Jobs.AH3"/>
    </style:style>
    <style:style style:name="ce195"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6"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7" style:family="table-cell" style:parent-style-name="Default">
      <style:table-cell-properties fo:border="0.06pt solid #b2b2b2" style:vertical-align="middle"/>
      <style:text-properties fo:color="#b2b2b2"/>
      <style:map style:condition="is-true-formula(OR(ROW([.AH3])=[.$AC$3];ROW([.AH3])=[.$AC$4];ROW([.AH3])=[.$AC$38];ROW([.AH3])=[.$AC$39];ROW([.AH3])=[.$AC$69];ROW([.AH3])=[.$AC$70];ROW([.AH3])=[.$AC$71];ROW([.AH3])=[.$AC$96]))" style:apply-style-name="Job-Ultimate-Calc" style:base-cell-address="Jobs.AH3"/>
    </style:style>
    <style:style style:name="ce198" style:family="table-cell" style:parent-style-name="Default" style:data-style-name="N3">
      <style:table-cell-properties style:text-align-source="fix" style:repeat-content="false" fo:border="0.06pt solid #b2b2b2" style:vertical-align="middle"/>
      <style:paragraph-properties fo:text-align="end" fo:margin-left="0mm"/>
      <style:map style:condition="is-true-formula(OR(ROW([.AH3])=[.$AC$3];ROW([.AH3])=[.$AC$4];ROW([.AH3])=[.$AC$38];ROW([.AH3])=[.$AC$39];ROW([.AH3])=[.$AC$69];ROW([.AH3])=[.$AC$70];ROW([.AH3])=[.$AC$71];ROW([.AH3])=[.$AC$96]))" style:apply-style-name="Job-Ultimate-Calc" style:base-cell-address="Jobs.AH3"/>
    </style:style>
    <style:style style:name="ce199" style:family="table-cell" style:parent-style-name="Default">
      <style:map style:condition="is-true-formula(OR(ROW([.AH3])=[.$AC$3];ROW([.AH3])=[.$AC$4];ROW([.AH3])=[.$AC$38];ROW([.AH3])=[.$AC$39];ROW([.AH3])=[.$AC$69];ROW([.AH3])=[.$AC$70];ROW([.AH3])=[.$AC$71];ROW([.AH3])=[.$AC$96]))" style:apply-style-name="Job-Ultimate-Calc" style:base-cell-address="Jobs.AH3"/>
    </style:style>
    <style:style style:name="ce200" style:family="table-cell" style:parent-style-name="Default" style:data-style-name="N3">
      <style:table-cell-properties fo:border="0.06pt solid #b2b2b2" style:vertical-align="middle"/>
      <style:text-properties fo:color="#cccccc"/>
    </style:style>
    <style:style style:name="ce201" style:family="table-cell" style:parent-style-name="Default" style:data-style-name="N3">
      <style:table-cell-properties style:text-align-source="fix" style:repeat-content="false" fo:border="0.06pt solid #b2b2b2" style:vertical-align="middle"/>
      <style:paragraph-properties fo:text-align="end" fo:margin-left="0mm"/>
      <style:text-properties fo:color="#cccccc"/>
    </style:style>
    <style:style style:name="ce202" style:family="table-cell" style:parent-style-name="Default" style:data-style-name="N3">
      <style:table-cell-properties fo:border="0.06pt solid #b2b2b2" style:vertical-align="middle"/>
      <style:text-properties fo:color="#b2b2b2"/>
    </style:style>
    <style:style style:name="ce203" style:family="table-cell" style:parent-style-name="Default" style:data-style-name="N10">
      <style:table-cell-properties fo:border="0.06pt solid #b2b2b2" style:vertical-align="middle"/>
      <style:text-properties fo:color="#808080" fo:font-size="8pt" style:font-size-asian="8pt" style:font-size-complex="8pt"/>
    </style:style>
    <style:style style:name="ce204"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5"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6"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07" style:family="table-cell" style:parent-style-name="Default" style:data-style-name="N10">
      <style:table-cell-properties fo:border="0.06pt solid #b2b2b2" style:vertical-align="middle"/>
      <style:text-properties fo:color="#808080" fo:font-size="8pt" style:font-size-asian="8pt" style:font-size-complex="8pt"/>
    </style:style>
    <style:style style:name="ce208" style:family="table-cell" style:parent-style-name="Default" style:data-style-name="N10">
      <style:table-cell-properties fo:border="0.06pt solid #b2b2b2" style:vertical-align="middle"/>
      <style:text-properties fo:color="#808080" fo:font-size="8pt" style:font-size-asian="8pt" style:font-size-complex="8pt"/>
    </style:style>
    <style:style style:name="ce209"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0" style:family="table-cell" style:parent-style-name="Default" style:data-style-name="N10">
      <style:table-cell-properties style:text-align-source="fix" style:repeat-content="false" fo:border="0.06pt solid #b2b2b2" style:vertical-align="middle"/>
      <style:paragraph-properties fo:text-align="end" fo:margin-left="0mm"/>
      <style:text-properties fo:color="#808080" fo:font-size="8pt" style:font-size-asian="8pt" style:font-size-complex="8pt"/>
    </style:style>
    <style:style style:name="ce211" style:family="table-cell" style:parent-style-name="Default">
      <style:text-properties fo:font-size="8pt" style:font-size-asian="8pt" style:font-size-complex="8pt"/>
    </style:style>
    <style:style style:name="ce21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3"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4"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16"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17" style:family="table-cell" style:parent-style-name="Default" style:data-style-name="N3">
      <style:table-cell-properties style:text-align-source="fix" style:repeat-content="false" fo:wrap-option="wrap" fo:border="0.06pt solid #b2b2b2" style:vertical-align="middle"/>
      <style:paragraph-properties fo:text-align="center" fo:margin-left="0mm"/>
    </style:style>
    <style:style style:name="ce218" style:family="table-cell" style:parent-style-name="Default">
      <style:table-cell-properties style:text-align-source="fix" style:repeat-content="false" fo:border="0.06pt solid #b2b2b2" style:vertical-align="middle"/>
      <style:paragraph-properties fo:text-align="center" fo:margin-left="0mm"/>
    </style:style>
    <style:style style:name="ce21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21" style:family="table-cell" style:parent-style-name="Default">
      <style:table-cell-properties style:text-align-source="fix" style:repeat-content="false" fo:wrap-option="wrap" fo:border="0.06pt solid #b2b2b2" style:vertical-align="middle"/>
      <style:paragraph-properties fo:text-align="center" fo:margin-left="0mm"/>
    </style:style>
    <style:style style:name="ce222" style:family="table-cell" style:parent-style-name="Default">
      <style:table-cell-properties style:text-align-source="fix" style:repeat-content="false" fo:border="0.06pt solid #b2b2b2" style:vertical-align="middle"/>
      <style:paragraph-properties fo:text-align="center" fo:margin-left="0mm"/>
    </style:style>
    <style:style style:name="ce223"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4" style:family="table-cell" style:parent-style-name="Default">
      <style:table-cell-properties style:text-align-source="fix" style:repeat-content="false" fo:border="0.06pt solid #b2b2b2" style:vertical-align="middle"/>
      <style:paragraph-properties fo:text-align="center" fo:margin-left="0mm"/>
    </style:style>
    <style:style style:name="ce225"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26" style:family="table-cell" style:parent-style-name="Default">
      <style:table-cell-properties style:text-align-source="fix" style:repeat-content="false" fo:border="0.06pt solid #b2b2b2" style:vertical-align="middle"/>
      <style:paragraph-properties fo:text-align="center" fo:margin-left="0mm"/>
    </style:style>
    <style:style style:name="ce227" style:family="table-cell" style:parent-style-name="Default">
      <style:table-cell-properties style:text-align-source="fix" style:repeat-content="false"/>
      <style:paragraph-properties fo:text-align="center" fo:margin-left="0mm"/>
    </style:style>
    <style:style style:name="ce228" style:family="table-cell" style:parent-style-name="Default">
      <style:table-cell-properties style:text-align-source="fix" style:repeat-content="false"/>
      <style:paragraph-properties fo:text-align="center" fo:margin-left="0mm"/>
    </style:style>
    <style:style style:name="ce229"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0"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1"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2"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3" style:family="table-cell" style:parent-style-name="Default" style:data-style-name="N3">
      <style:table-cell-properties style:text-align-source="fix" style:repeat-content="false" fo:wrap-option="no-wrap" fo:border="0.06pt solid #b2b2b2" style:vertical-align="middle"/>
      <style:paragraph-properties fo:text-align="center" fo:margin-left="0mm"/>
    </style:style>
    <style:style style:name="ce234" style:family="table-cell" style:parent-style-name="Default">
      <style:table-cell-properties style:text-align-source="fix" style:repeat-content="false" fo:border="0.06pt solid #b2b2b2" style:vertical-align="middle"/>
      <style:paragraph-properties fo:text-align="center" fo:margin-left="0mm"/>
    </style:style>
    <style:style style:name="ce235" style:family="table-cell" style:parent-style-name="Default" style:data-style-name="N3">
      <style:table-cell-properties style:text-align-source="fix" style:repeat-content="false" fo:border="0.06pt solid #b2b2b2" style:vertical-align="middle"/>
      <style:paragraph-properties fo:text-align="center" fo:margin-left="0mm"/>
    </style:style>
    <style:style style:name="ce236" style:family="table-cell" style:parent-style-name="Default">
      <style:table-cell-properties style:text-align-source="fix" style:repeat-content="false" fo:wrap-option="no-wrap" fo:border="0.06pt solid #b2b2b2" style:vertical-align="middle"/>
      <style:paragraph-properties fo:text-align="center" fo:margin-left="0mm"/>
    </style:style>
    <style:style style:name="ce237" style:family="table-cell" style:parent-style-name="Default">
      <style:table-cell-properties style:text-align-source="fix" style:repeat-content="false" fo:border="0.06pt solid #b2b2b2" style:vertical-align="middle"/>
      <style:paragraph-properties fo:text-align="center" fo:margin-left="0mm"/>
    </style:style>
    <style:style style:name="ce238" style:family="table-cell" style:parent-style-name="Default">
      <style:table-cell-properties style:text-align-source="fix" style:repeat-content="false" fo:border="0.06pt solid #b2b2b2" style:vertical-align="middle"/>
      <style:paragraph-properties fo:text-align="center" fo:margin-left="0mm"/>
    </style:style>
    <style:style style:name="ce239" style:family="table-cell" style:parent-style-name="Default">
      <style:table-cell-properties style:text-align-source="fix" style:repeat-content="false" fo:border="0.06pt solid #b2b2b2" style:vertical-align="middle"/>
      <style:paragraph-properties fo:text-align="center" fo:margin-left="0mm"/>
    </style:style>
    <style:style style:name="ce240" style:family="table-cell" style:parent-style-name="Default">
      <style:table-cell-properties style:text-align-source="fix" style:repeat-content="false" fo:border="0.06pt solid #b2b2b2" style:vertical-align="middle"/>
      <style:paragraph-properties fo:text-align="center" fo:margin-left="0mm"/>
    </style:style>
    <style:style style:name="ce241" style:family="table-cell" style:parent-style-name="Default">
      <style:table-cell-properties style:text-align-source="fix" style:repeat-content="false"/>
      <style:paragraph-properties fo:text-align="center" fo:margin-left="0mm"/>
    </style:style>
    <style:style style:name="ce242" style:family="table-cell" style:parent-style-name="Default">
      <style:table-cell-properties style:text-align-source="fix" style:repeat-content="false" fo:wrap-option="wrap"/>
      <style:paragraph-properties fo:text-align="start" fo:margin-left="0mm"/>
      <style:text-properties fo:font-size="9pt" fo:font-weight="bold" style:font-size-asian="9pt" style:font-weight-asian="bold" style:font-size-complex="9pt" style:font-weight-complex="bold"/>
    </style:style>
    <style:style style:name="ce243" style:family="table-cell" style:parent-style-name="Default" style:data-style-name="N3">
      <style:table-cell-properties fo:border="0.06pt solid #b2b2b2" style:vertical-align="middle"/>
      <style:text-properties fo:font-size="8pt" style:font-size-asian="8pt" style:font-size-complex="8pt"/>
    </style:style>
    <style:style style:name="ce244" style:family="table-cell" style:parent-style-name="Default" style:data-style-name="N3">
      <style:table-cell-properties fo:wrap-option="no-wrap" fo:border="0.06pt solid #b2b2b2" style:vertical-align="middle"/>
      <style:text-properties fo:font-size="8pt" style:font-size-asian="8pt" style:font-size-complex="8pt"/>
    </style:style>
    <style:style style:name="ce245" style:family="table-cell" style:parent-style-name="Default" style:data-style-name="N3">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6" style:family="table-cell" style:parent-style-name="Default">
      <style:table-cell-properties fo:border="0.06pt solid #b2b2b2" style:vertical-align="middle"/>
      <style:text-properties fo:font-size="8pt" style:font-size-asian="8pt" style:font-size-complex="8pt"/>
    </style:style>
    <style:style style:name="ce247" style:family="table-cell" style:parent-style-name="Default">
      <style:table-cell-properties style:text-align-source="fix" style:repeat-content="false" fo:wrap-option="wrap" fo:border="0.06pt solid #b2b2b2" style:vertical-align="middle"/>
      <style:paragraph-properties fo:text-align="start" fo:margin-left="0mm"/>
      <style:text-properties fo:font-size="8pt" style:font-size-asian="8pt" style:font-size-complex="8pt"/>
    </style:style>
    <style:style style:name="ce248" style:family="table-cell" style:parent-style-name="Default">
      <style:table-cell-properties style:text-align-source="fix" style:repeat-content="false" fo:border="0.06pt solid #b2b2b2" style:vertical-align="middle"/>
      <style:paragraph-properties fo:text-align="start" fo:margin-left="0mm"/>
      <style:text-properties fo:font-size="8pt" style:font-size-asian="8pt" style:font-size-complex="8pt"/>
    </style:style>
    <style:style style:name="ce249" style:family="table-cell" style:parent-style-name="Default">
      <style:text-properties style:font-name="Liberation Sans" fo:font-size="9pt" fo:font-weight="bold" style:font-size-asian="9pt" style:font-weight-asian="bold" style:font-size-complex="9pt" style:font-weight-complex="bold"/>
    </style:style>
    <style:style style:name="ce250" style:family="table-cell" style:parent-style-name="Default">
      <style:table-cell-properties fo:border="0.06pt solid #b2b2b2" style:vertical-align="middle"/>
      <style:text-properties style:font-name="Liberation Sans"/>
    </style:style>
    <style:style style:name="ce251" style:family="table-cell" style:parent-style-name="Default">
      <style:table-cell-properties fo:border="0.06pt solid #b2b2b2" style:vertical-align="middle"/>
      <style:text-properties style:font-name="Liberation Sans" fo:font-size="8.5pt" style:font-size-asian="8.5pt" style:font-size-complex="8.5pt"/>
    </style:style>
    <style:style style:name="ce252"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5pt" style:font-size-asian="8.5pt" style:font-size-complex="8.5pt"/>
    </style:style>
    <style:style style:name="ce253" style:family="table-cell" style:parent-style-name="Default">
      <style:table-cell-properties style:text-align-source="fix" style:repeat-content="false" style:vertical-align="middle"/>
      <style:paragraph-properties fo:text-align="start" fo:margin-left="0mm"/>
      <style:text-properties fo:font-size="8.5pt" style:font-size-asian="8.5pt" style:font-size-complex="8.5pt"/>
    </style:style>
    <style:style style:name="ce254"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9pt" style:font-size-asian="9pt" style:font-size-complex="9pt"/>
    </style:style>
    <style:style style:name="ce255" style:family="table-cell" style:parent-style-name="Default">
      <style:table-cell-properties fo:border="0.06pt solid #b2b2b2" style:vertical-align="middle"/>
      <style:text-properties style:font-name="Liberation Sans" fo:font-size="8.5pt" style:font-name-asian="Noto Sans CJK SC Regular" style:font-size-asian="8.5pt" style:font-name-complex="FreeSans" style:font-size-complex="8.5pt"/>
    </style:style>
    <style:style style:name="ce256" style:family="table-cell" style:parent-style-name="Default">
      <style:text-properties style:font-name="Liberation Sans"/>
    </style:style>
    <style:style style:name="ce257" style:family="table-cell" style:parent-style-name="Default">
      <style:table-cell-properties fo:border="0.06pt solid #b2b2b2" style:vertical-align="middle"/>
      <style:text-properties style:font-name="Liberation Sans" fo:font-size="8pt" style:font-size-asian="8pt" style:font-size-complex="8pt"/>
    </style:style>
    <style:style style:name="ce258" style:family="table-cell" style:parent-style-name="Default">
      <style:table-cell-properties style:text-align-source="fix" style:repeat-content="false" fo:wrap-option="wrap" fo:border="0.06pt solid #b2b2b2" style:vertical-align="middle"/>
      <style:paragraph-properties fo:text-align="start" fo:margin-left="0mm"/>
      <style:text-properties style:font-name="Liberation Sans" fo:font-size="8pt" style:font-size-asian="8pt" style:font-size-complex="8pt"/>
    </style:style>
    <style:style style:name="ce259" style:family="table-cell" style:parent-style-name="Default">
      <style:table-cell-properties style:text-align-source="fix" style:repeat-content="false" style:vertical-align="middle"/>
      <style:paragraph-properties fo:text-align="start" fo:margin-left="0mm"/>
      <style:text-properties fo:font-size="8pt" style:font-size-asian="8pt" style:font-size-complex="8pt"/>
    </style:style>
    <style:style style:name="ce260" style:family="table-cell" style:parent-style-name="Default" style:data-style-name="N10">
      <style:table-cell-properties style:text-align-source="fix" style:repeat-content="false" fo:border="0.06pt solid #b2b2b2" style:vertical-align="middle"/>
      <style:paragraph-properties fo:text-align="start" fo:margin-left="0mm"/>
      <style:text-properties style:font-name="Liberation Sans" fo:font-size="8pt" style:font-size-asian="8pt" style:font-size-complex="8pt"/>
    </style:style>
    <style:style style:name="ce261" style:family="table-cell" style:parent-style-name="Default">
      <style:table-cell-properties fo:border="0.06pt solid #b2b2b2" style:vertical-align="middle"/>
      <style:text-properties style:font-name="Liberation Sans" fo:font-size="8pt" style:font-name-asian="Noto Sans CJK SC Regular" style:font-size-asian="8pt" style:font-name-complex="FreeSans" style:font-size-complex="8pt"/>
    </style:style>
    <style:style style:name="ce262" style:family="table-cell" style:parent-style-name="Default">
      <style:text-properties fo:font-size="9pt" style:font-size-asian="9pt" style:font-size-complex="9pt"/>
    </style:style>
    <style:style style:name="ce263" style:family="table-cell" style:parent-style-name="Default">
      <style:table-cell-properties style:vertical-align="middle"/>
      <style:text-properties fo:color="#666666" fo:font-size="7pt" style:font-size-asian="7pt" style:font-size-complex="7pt"/>
    </style:style>
    <style:style style:name="ce264" style:family="table-cell" style:parent-style-name="Default" style:data-style-name="N10">
      <style:table-cell-properties style:text-align-source="fix" style:repeat-content="false" fo:border="0.06pt solid #b2b2b2" style:vertical-align="middle"/>
      <style:paragraph-properties fo:text-align="start" fo:margin-left="0mm"/>
      <style:text-properties fo:font-size="9pt" style:font-size-asian="9pt" style:font-size-complex="9pt"/>
    </style:style>
    <style:style style:name="ce265" style:family="table-cell" style:parent-style-name="Default">
      <style:text-properties fo:font-weight="bold" style:font-weight-asian="bold" style:font-weight-complex="bold"/>
    </style:style>
    <style:style style:name="ce266" style:family="table-cell" style:parent-style-name="Default">
      <style:map style:condition="is-true-formula([.$A2]=&quot;B*&quot;)" style:apply-style-name="color-gray" style:base-cell-address="Cards.A2"/>
    </style:style>
    <style:style style:name="ce267" style:family="table-cell" style:parent-style-name="Default">
      <style:table-cell-properties fo:border="0.74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8" style:family="table-cell" style:parent-style-name="Default">
      <style:table-cell-properties fo:border="0.74pt solid #b2b2b2"/>
      <style:text-properties style:text-line-through-style="none" style:text-line-through-type="none" style:text-underline-mode="continuous" style:text-overline-mode="continuous" style:text-line-through-mode="continuous"/>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69" style:family="table-cell" style:parent-style-name="Default">
      <style:table-cell-properties fo:background-color="#b2b2b2" fo:border="0.74pt solid #b2b2b2"/>
      <style:text-properties fo:font-weight="normal" style:font-weight-asian="normal" style:font-weight-complex="normal"/>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0" style:family="table-cell" style:parent-style-name="Default">
      <style:table-cell-properties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1" style:family="table-cell" style:parent-style-name="Default">
      <style:table-cell-properties fo:background-color="#b2b2b2" fo:border="0.06pt solid #b2b2b2"/>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2" style:family="table-cell" style:parent-style-name="Default">
      <style:map style:condition="is-true-formula([.$D2]=&quot;Life&quot;)" style:apply-style-name="E-Life" style:base-cell-address="Cards.B2"/>
      <style:map style:condition="is-true-formula([.$D2]=&quot;Fire&quot;)" style:apply-style-name="E-Fire" style:base-cell-address="Cards.B2"/>
      <style:map style:condition="is-true-formula([.$D2]=&quot;Water&quot;)" style:apply-style-name="E-Water" style:base-cell-address="Cards.B2"/>
      <style:map style:condition="is-true-formula([.$D2]=&quot;Wind&quot;)" style:apply-style-name="E-Wind" style:base-cell-address="Cards.B2"/>
      <style:map style:condition="is-true-formula([.$D2]=&quot;Earth&quot;)" style:apply-style-name="E-Earth" style:base-cell-address="Cards.B2"/>
      <style:map style:condition="is-true-formula([.$D2]=&quot;Light&quot;)" style:apply-style-name="E-Light" style:base-cell-address="Cards.B2"/>
      <style:map style:condition="is-true-formula([.$D2]=&quot;Dark&quot;)" style:apply-style-name="E-Dark" style:base-cell-address="Cards.B2"/>
    </style:style>
    <style:style style:name="ce273" style:family="table-cell" style:parent-style-name="Default">
      <style:table-cell-properties fo:border-bottom="none" fo:border-left="0.74pt solid #b2b2b2" fo:border-right="0.74pt solid #b2b2b2" fo:border-top="0.74pt solid #b2b2b2"/>
    </style:style>
    <style:style style:name="ce274" style:family="table-cell" style:parent-style-name="Default">
      <style:table-cell-properties fo:border="0.74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5"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6" style:family="table-cell" style:parent-style-name="Default">
      <style:table-cell-properties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7" style:family="table-cell" style:parent-style-name="Default">
      <style:table-cell-properties fo:border="0.06pt solid #b2b2b2"/>
      <style:text-properties fo:color="#ff0066"/>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8" style:family="table-cell" style:parent-style-name="Default">
      <style:table-cell-properties fo:border="0.06pt solid #b2b2b2"/>
      <style:text-properties fo:color="#0000cc"/>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79"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0" style:family="table-cell" style:parent-style-name="Default">
      <style:table-cell-properties fo:background-color="#b2b2b2" fo:border="0.06pt solid #b2b2b2"/>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1" style:family="table-cell" style:parent-style-name="Default">
      <style:map style:condition="is-true-formula(OR(ISNUMBER(FIND(&quot;Slow&quot;;[.$V2]));ISNUMBER(FIND(&quot;Stun&quot;;[.$V2]))))" style:apply-style-name="AA-Slow-Stun" style:base-cell-address="Cards.C2"/>
      <style:map style:condition="is-true-formula(OR(RIGHT([.$V2];5)=&quot;force&quot;;RIGHT([.$V2];5)=&quot;Shift&quot;))" style:apply-style-name="AA-shift" style:base-cell-address="Cards.C2"/>
      <style:map style:condition="is-true-formula(LEFT([.$V2];4)=&quot; BDD&quot;)" style:apply-style-name="AA-Break-Power-Up" style:base-cell-address="Cards.C2"/>
      <style:map style:condition="is-true-formula(ISNUMBER(FIND(&quot;CRD&quot;;[.$V2])))" style:apply-style-name="AA-crit" style:base-cell-address="Cards.C2"/>
      <style:map style:condition="is-true-formula(OR(ISNUMBER(FIND(&quot;Unguard&quot;;[.$V2]));ISNUMBER(FIND(&quot;Debarrier&quot;;[.$V2]));ISNUMBER(FIND(&quot;Weaken&quot;;[.$V2]))))" style:apply-style-name="AA-debar-ungu-wea" style:base-cell-address="Cards.C2"/>
      <style:map style:condition="is-true-formula(OR(ISNUMBER(FIND(&quot;Debrave&quot;;[.$V2]));ISNUMBER(FIND(&quot;Curse&quot;;[.$V2]));ISNUMBER(FIND(&quot;Slow&quot;;[.$V2]));ISNUMBER(FIND(&quot;Stun&quot;;[.$V2]));ISNUMBER(FIND(&quot;Debilitate&quot;;[.$V2]))))" style:apply-style-name="AA-curse" style:base-cell-address="Cards.C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C2"/>
      <style:map style:condition="is-true-formula(OR(ISNUMBER(FIND(&quot;Painful Break&quot;;[.$V2]));ISNUMBER(FIND(&quot;Exploit Weakness&quot;;[.$V2]));ISNUMBER(FIND(&quot;Improved Critical&quot;;[.$V2]));ISNUMBER(FIND(&quot;Multihit&quot;;[.$V2]))))" style:apply-style-name="AA-dd" style:base-cell-address="Cards.C2"/>
    </style:style>
    <style:style style:name="ce282" style:family="table-cell" style:parent-style-name="Default">
      <style:table-cell-properties fo:border="0.74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3" style:family="table-cell" style:parent-style-name="Default">
      <style:table-cell-properties fo:background-color="#b2b2b2" fo:border="0.74pt solid #b2b2b2"/>
      <style:text-properties fo:font-weight="normal" style:font-weight-asian="normal" style:font-weight-complex="normal"/>
      <style:map style:condition="is-true-formula(ISNUMBER([.$X2]))" style:apply-style-name="brd-l-e-weapon" style:base-cell-address="Cards.E2"/>
      <style:map style:condition="is-true-formula(ISNUMBER(FIND(&quot;Meia Synchro&quot;;[.$Z2])))" style:apply-style-name="Color-Meia" style:base-cell-address="Cards.E2"/>
    </style:style>
    <style:style style:name="ce284" style:family="table-cell" style:parent-style-name="Default">
      <style:table-cell-properties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5" style:family="table-cell" style:parent-style-name="Default">
      <style:table-cell-properties fo:background-color="#b2b2b2" fo:border="0.06pt solid #b2b2b2"/>
      <style:map style:condition="is-true-formula(ISNUMBER([.$X2]))" style:apply-style-name="brd-l-e-weapon" style:base-cell-address="Cards.E2"/>
      <style:map style:condition="is-true-formula(ISNUMBER(FIND(&quot;Meia Synchro&quot;;[.$Z2])))" style:apply-style-name="Color-Meia" style:base-cell-address="Cards.E2"/>
    </style:style>
    <style:style style:name="ce286" style:family="table-cell" style:parent-style-name="Default">
      <style:table-cell-properties style:text-align-source="fix" style:repeat-content="false" fo:border="0.74pt solid #b2b2b2"/>
      <style:paragraph-properties fo:text-align="center" fo:margin-left="0mm"/>
      <style:map style:condition="is-true-formula(LEFT([.$U2];5)=&quot;Area &quot;)" style:apply-style-name="brd-l-area-target" style:base-cell-address="Cards.F2"/>
    </style:style>
    <style:style style:name="ce2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LEFT([.$U2];5)=&quot;Area &quot;)" style:apply-style-name="brd-l-area-target" style:base-cell-address="Cards.F2"/>
    </style:style>
    <style:style style:name="ce288" style:family="table-cell" style:parent-style-name="Default">
      <style:table-cell-properties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89" style:family="table-cell" style:parent-style-name="Default">
      <style:table-cell-properties fo:background-color="#b2b2b2" style:text-align-source="fix" style:repeat-content="false" fo:border="0.06pt solid #b2b2b2"/>
      <style:paragraph-properties fo:text-align="center" fo:margin-left="0mm"/>
      <style:map style:condition="is-true-formula(LEFT([.$U2];5)=&quot;Area &quot;)" style:apply-style-name="brd-l-area-target" style:base-cell-address="Cards.F2"/>
    </style:style>
    <style:style style:name="ce290" style:family="table-cell" style:parent-style-name="Default" style:data-style-name="N116">
      <style:table-cell-properties fo:border="0.74pt solid #b2b2b2"/>
      <style:map style:condition="is-true-formula(ISNUMBER(FIND(&quot;Cleaving Attack&quot;;[.$Z2])))" style:apply-style-name="brd-l-area-target" style:base-cell-address="Cards.G2"/>
    </style:style>
    <style:style style:name="ce291" style:family="table-cell" style:parent-style-name="Default">
      <style:table-cell-properties fo:border="0.74pt solid #b2b2b2"/>
      <style:map style:condition="is-true-formula(ISNUMBER(FIND(&quot;Cleaving Attack&quot;;[.$Z2])))" style:apply-style-name="brd-l-area-target" style:base-cell-address="Cards.G2"/>
    </style:style>
    <style:style style:name="ce292"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Cleaving Attack&quot;;[.$Z2])))" style:apply-style-name="brd-l-area-target" style:base-cell-address="Cards.G2"/>
    </style:style>
    <style:style style:name="ce293"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294" style:family="table-cell" style:parent-style-name="Default">
      <style:table-cell-properties fo:border="0.06pt solid #b2b2b2"/>
      <style:map style:condition="is-true-formula(ISNUMBER(FIND(&quot;Cleaving Attack&quot;;[.$Z2])))" style:apply-style-name="brd-l-area-target" style:base-cell-address="Cards.G2"/>
    </style:style>
    <style:style style:name="ce295" style:family="table-cell" style:parent-style-name="Default" style:data-style-name="N116">
      <style:table-cell-properties fo:background-color="#b2b2b2" fo:border="0.06pt solid #b2b2b2"/>
      <style:map style:condition="is-true-formula(ISNUMBER(FIND(&quot;Cleaving Attack&quot;;[.$Z2])))" style:apply-style-name="brd-l-area-target" style:base-cell-address="Cards.G2"/>
    </style:style>
    <style:style style:name="ce296" style:family="table-cell" style:parent-style-name="Default" style:data-style-name="N116">
      <style:table-cell-properties fo:border-bottom="none" fo:border-left="0.74pt solid #b2b2b2" fo:border-right="0.74pt solid #b2b2b2" fo:border-top="0.74pt solid #b2b2b2"/>
    </style:style>
    <style:style style:name="ce297" style:family="table-cell" style:parent-style-name="Default" style:data-style-name="N116">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8" style:family="table-cell" style:parent-style-name="Default">
      <style:table-cell-properties fo:border="0.74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299" style:family="table-cell" style:parent-style-name="Default" style:data-style-name="N116">
      <style:table-cell-properties fo:background-color="#b2b2b2" fo:border="0.74pt solid #b2b2b2"/>
      <style:text-properties fo:font-weight="normal" style:font-weight-asian="normal" style:font-weight-complex="normal"/>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0" style:family="table-cell" style:parent-style-name="Default" style:data-style-name="N116">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1" style:family="table-cell" style:parent-style-name="Default">
      <style:table-cell-properties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2" style:family="table-cell" style:parent-style-name="Default" style:data-style-name="N116">
      <style:table-cell-properties fo:background-color="#b2b2b2"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3" style:family="table-cell" style:parent-style-name="Default" style:data-style-name="N116">
      <style:table-cell-properties fo:background-color="transparent" fo:border="0.06pt solid #b2b2b2"/>
      <style:map style:condition="is-true-formula(ISNUMBER(FIND(&quot;Guard Breaker&quot;;[.$Z2])))" style:apply-style-name="brd-l-breaker" style:base-cell-address="Cards.H2"/>
      <style:map style:condition="is-true-formula(LEFT([.H2];3)=&quot;(!)&quot;)" style:apply-style-name="back-super-break" style:base-cell-address="Cards.H2"/>
    </style:style>
    <style:style style:name="ce304" style:family="table-cell" style:parent-style-name="Default" style:data-style-name="N116">
      <style:table-cell-properties fo:border="0.06pt solid #b2b2b2"/>
      <style:map style:condition="is-true-formula(ISNUMBER(FIND(&quot;Cleaving Attack&quot;;[.$Z2])))" style:apply-style-name="brd-l-area-target" style:base-cell-address="Cards.G2"/>
    </style:style>
    <style:style style:name="ce305" style:family="table-cell" style:parent-style-name="Default">
      <style:table-cell-properties style:text-align-source="fix" style:repeat-content="false" fo:border="0.74pt solid #b2b2b2"/>
      <style:paragraph-properties fo:text-align="center" fo:margin-left="0mm"/>
      <style:map style:condition="is-true-formula(AND([.$Y2]&lt;&gt;&quot;&quot;;[.$Y2]=0))" style:apply-style-name="Color-Limited" style:base-cell-address="Cards.I2"/>
    </style:style>
    <style:style style:name="ce306"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AND([.$Y2]&lt;&gt;&quot;&quot;;[.$Y2]=0))" style:apply-style-name="Color-Limited" style:base-cell-address="Cards.I2"/>
    </style:style>
    <style:style style:name="ce307" style:family="table-cell" style:parent-style-name="Default">
      <style:table-cell-properties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8" style:family="table-cell" style:parent-style-name="Default">
      <style:table-cell-properties fo:background-color="#b2b2b2" style:text-align-source="fix" style:repeat-content="false" fo:border="0.06pt solid #b2b2b2"/>
      <style:paragraph-properties fo:text-align="center" fo:margin-left="0mm"/>
      <style:map style:condition="is-true-formula(AND([.$Y2]&lt;&gt;&quot;&quot;;[.$Y2]=0))" style:apply-style-name="Color-Limited" style:base-cell-address="Cards.I2"/>
    </style:style>
    <style:style style:name="ce309" style:family="table-cell" style:parent-style-name="Default">
      <style:table-cell-properties fo:border="0.06pt solid #b2b2b2"/>
      <style:map style:condition="is-true-formula(AND([.$Y2]&lt;&gt;&quot;&quot;;[.$Y2]=0))" style:apply-style-name="Color-Limited" style:base-cell-address="Cards.I2"/>
    </style:style>
    <style:style style:name="ce310" style:family="table-cell" style:parent-style-name="Default">
      <style:table-cell-properties fo:border="0.74pt solid #b2b2b2"/>
      <style:map style:condition="is-true-formula(AND([.$Y2]&lt;&gt;&quot;&quot;;[.$Y2]=0))" style:apply-style-name="Color-Limited" style:base-cell-address="Cards.I2"/>
    </style:style>
    <style:style style:name="ce311" style:family="table-cell" style:parent-style-name="Default">
      <style:table-cell-properties style:text-align-source="fix" style:repeat-content="false" fo:border="0.74pt solid #b2b2b2"/>
      <style:paragraph-properties fo:text-align="center" fo:margin-left="0mm"/>
      <style:map style:condition="is-true-formula(ISNUMBER(FIND(&quot;Quick Cast&quot;;[.$Z2])))" style:apply-style-name="brd-l-quickcast" style:base-cell-address="Cards.J2"/>
    </style:style>
    <style:style style:name="ce312"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Quick Cast&quot;;[.$Z2])))" style:apply-style-name="brd-l-quickcast" style:base-cell-address="Cards.J2"/>
    </style:style>
    <style:style style:name="ce313" style:family="table-cell" style:parent-style-name="Default">
      <style:table-cell-properties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4"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Quick Cast&quot;;[.$Z2])))" style:apply-style-name="brd-l-quickcast" style:base-cell-address="Cards.J2"/>
    </style:style>
    <style:style style:name="ce315" style:family="table-cell" style:parent-style-name="Default">
      <style:map style:condition="is-true-formula(ISNUMBER(FIND(&quot;Quick Cast&quot;;[.$Z2])))" style:apply-style-name="brd-l-quickcast" style:base-cell-address="Cards.J2"/>
    </style:style>
    <style:style style:name="ce316" style:family="table-cell" style:parent-style-name="Default">
      <style:table-cell-properties style:text-align-source="fix" style:repeat-content="false" fo:border="0.74pt solid #b2b2b2"/>
      <style:paragraph-properties fo:text-align="center" fo:margin-left="0mm"/>
      <style:map style:condition="is-true-formula(ISNUMBER(FIND(&quot;Overkill&quot;;[.$V2])))" style:apply-style-name="brd-l-overkill" style:base-cell-address="Cards.K2"/>
    </style:style>
    <style:style style:name="ce31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map style:condition="is-true-formula(ISNUMBER(FIND(&quot;Overkill&quot;;[.$V2])))" style:apply-style-name="brd-l-overkill" style:base-cell-address="Cards.K2"/>
    </style:style>
    <style:style style:name="ce318" style:family="table-cell" style:parent-style-name="Default">
      <style:table-cell-properties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19" style:family="table-cell" style:parent-style-name="Default">
      <style:table-cell-properties fo:background-color="#b2b2b2" style:text-align-source="fix" style:repeat-content="false" fo:border="0.06pt solid #b2b2b2"/>
      <style:paragraph-properties fo:text-align="center" fo:margin-left="0mm"/>
      <style:map style:condition="is-true-formula(ISNUMBER(FIND(&quot;Overkill&quot;;[.$V2])))" style:apply-style-name="brd-l-overkill" style:base-cell-address="Cards.K2"/>
    </style:style>
    <style:style style:name="ce320" style:family="table-cell" style:parent-style-name="Default">
      <style:table-cell-properties fo:border="0.06pt solid #b2b2b2"/>
      <style:map style:condition="is-true-formula(ISNUMBER(FIND(&quot;Overkill&quot;;[.$V2])))" style:apply-style-name="brd-l-overkill" style:base-cell-address="Cards.K2"/>
    </style:style>
    <style:style style:name="ce321" style:family="table-cell" style:parent-style-name="Default">
      <style:table-cell-properties fo:border="0.74pt solid #b2b2b2"/>
      <style:map style:condition="is-true-formula(ISNUMBER(FIND(&quot;Overkill&quot;;[.$V2])))" style:apply-style-name="brd-l-overkill" style:base-cell-address="Cards.K2"/>
    </style:style>
    <style:style style:name="ce322" style:family="table-cell" style:parent-style-name="Default">
      <style:table-cell-properties fo:border="0.74pt solid #b2b2b2"/>
      <style:text-properties fo:font-style="italic" style:font-style-asian="italic" style:font-style-complex="italic"/>
      <style:map style:condition="is-true-formula(IF(RIGHT([.L2];1)=&quot;%&quot;;VALUE(LEFT(RIGHT([.L2];4);3));0)&gt;9)" style:apply-style-name="Default" style:base-cell-address="Cards.L2"/>
    </style:style>
    <style:style style:name="ce323" style:family="table-cell" style:parent-style-name="Default">
      <style:table-cell-properties fo:border="0.74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4" style:family="table-cell" style:parent-style-name="Default">
      <style:table-cell-properties fo:background-color="#b2b2b2" fo:border="0.74pt solid #b2b2b2"/>
      <style:text-properties fo:font-weight="normal" style:font-weight-asian="normal" style:font-weight-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5" style:family="table-cell" style:parent-style-name="Default">
      <style:table-cell-properties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6" style:family="table-cell" style:parent-style-name="Default">
      <style:table-cell-properties fo:border="0.06pt solid #b2b2b2"/>
      <style:text-properties fo:color="#0000cc"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7" style:family="table-cell" style:parent-style-name="Default">
      <style:table-cell-properties fo:border="0.06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8" style:family="table-cell" style:parent-style-name="Default">
      <style:table-cell-properties fo:background-color="#b2b2b2" fo:border="0.06pt solid #b2b2b2"/>
      <style:text-properties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29" style:family="table-cell" style:parent-style-name="Default">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0" style:family="table-cell" style:parent-style-name="Default">
      <style:table-cell-properties fo:border="0.74pt solid #b2b2b2"/>
      <style:text-properties style:use-window-font-color="true"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1" style:family="table-cell" style:parent-style-name="Default">
      <style:table-cell-properties fo:border="0.74pt solid #b2b2b2"/>
      <style:map style:condition="is-true-formula(IF(RIGHT([.L2];1)=&quot;%&quot;;VALUE(LEFT(RIGHT([.L2];4);3));0)&gt;9)" style:apply-style-name="Default" style:base-cell-address="Cards.L2"/>
    </style:style>
    <style:style style:name="ce332" style:family="table-cell" style:parent-style-name="Default">
      <style:table-cell-properties fo:border="0.74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3" style:family="table-cell" style:parent-style-name="Default">
      <style:table-cell-properties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4" style:family="table-cell" style:parent-style-name="Default">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5" style:family="table-cell" style:parent-style-name="Default">
      <style:table-cell-properties fo:border="0.74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6" style:family="table-cell" style:parent-style-name="Default">
      <style:table-cell-properties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7" style:family="table-cell" style:parent-style-name="Default">
      <style:table-cell-properties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8" style:family="table-cell" style:parent-style-name="Default">
      <style:table-cell-properties fo:background-color="transparent"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39" style:family="table-cell" style:parent-style-name="Default">
      <style:table-cell-properties fo:background-color="#cccccc" fo:border="0.06pt solid #b2b2b2"/>
      <style:text-properties fo:color="#0000c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0" style:family="table-cell" style:parent-style-name="Default">
      <style:table-cell-properties fo:background-color="#b2b2b2"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1" style:family="table-cell" style:parent-style-name="Default">
      <style:table-cell-properties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2" style:family="table-cell" style:parent-style-name="Default">
      <style:table-cell-properties fo:border="0.06pt solid #b2b2b2"/>
      <style:text-properties fo:color="#66cc00" fo:font-style="italic" style:font-style-asian="italic" style:font-style-complex="italic"/>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3" style:family="table-cell" style:parent-style-name="Default">
      <style:table-cell-properties fo:border="0.06pt solid #b2b2b2"/>
      <style:text-properties style:use-window-font-color="true"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4" style:family="table-cell" style:parent-style-name="Default">
      <style:table-cell-properties fo:background-color="#ffffff" fo:border="0.74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5" style:family="table-cell" style:parent-style-name="Default">
      <style:table-cell-properties fo:border="0.74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6" style:family="table-cell" style:parent-style-name="Default">
      <style:table-cell-properties fo:background-color="#cccccc" fo:border="0.06pt solid #b2b2b2"/>
      <style:text-properties style:use-window-font-color="true"/>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7" style:family="table-cell" style:parent-style-name="Default">
      <style:table-cell-properties fo:background-color="#cccccc" fo:border="0.06pt solid #b2b2b2"/>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8" style:family="table-cell" style:parent-style-name="Default">
      <style:table-cell-properties fo:border="0.06pt solid #b2b2b2"/>
      <style:text-properties style:font-name="Liberation Sans" style:font-name-asian="Noto Sans CJK SC Regular" style:font-name-complex="FreeSans"/>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49" style:family="table-cell" style:parent-style-name="Default">
      <style:table-cell-properties fo:border="0.06pt solid #b2b2b2"/>
      <style:text-properties fo:color="#66cc00"/>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0" style:family="table-cell" style:parent-style-name="Default">
      <style:table-cell-properties fo:border="0.06pt solid #b2b2b2"/>
      <style:text-properties fo:color="#0000cc"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1" style:family="table-cell" style:parent-style-name="Default">
      <style:table-cell-properties fo:background-color="#b2b2b2" fo:border="0.06pt solid #b2b2b2"/>
      <style:text-properties fo:font-style="normal" style:font-style-asian="normal" style:font-style-complex="normal"/>
      <style:map style:condition="is-true-formula(AND(LEFT([.L2];8)=&quot;Magic Up&quot;;VALUE(RIGHT([.L2];4))&lt;0.04))" style:apply-style-name="AA-crit" style:base-cell-address="Cards.L2"/>
      <style:map style:condition="is-true-formula(OR(LEFT([.L2];8)=&quot;Magic Up&quot;;LEFT([.L2];20)=&quot;Life Element Starter&quot;))" style:apply-style-name="AA-Magic-Up" style:base-cell-address="Cards.L2"/>
      <style:map style:condition="is-true-formula(AND(LEFT([.L2];8)=&quot;Enhance &quot;;NOT(EXACT(TRIM(MID([.L2];9;LEN([.L2])-12));[.$D2]))))" style:apply-style-name="AA-Trash" style:base-cell-address="Cards.L2"/>
      <style:map style:condition="is-true-formula(AND(LEFT([.L2];8)=&quot;Enhance &quot;;VALUE(RIGHT([.L2];4))&lt;0.06))" style:apply-style-name="AA-enhance" style:base-cell-address="Cards.L2"/>
      <style:map style:condition="is-true-formula(OR(ISNUMBER(FIND(&quot;Slow&quot;;[.L2]));ISNUMBER(FIND(&quot;Stun&quot;;[.L2]))))" style:apply-style-name="AA-Slow-Stun" style:base-cell-address="Cards.L2"/>
      <style:map style:condition="is-true-formula(OR(OR(ISNUMBER(FIND(&quot;Unguard&quot;;[.L2]));ISNUMBER(FIND(&quot;Debarrier&quot;;[.L2]));ISNUMBER(FIND(&quot;Weaken&quot;;[.L2])))))" style:apply-style-name="AA-debar-ungu-wea" style:base-cell-address="Cards.L2"/>
      <style:map style:condition="is-true-formula(OR(ISNUMBER(FIND(&quot;Debrave&quot;;[.L2]));ISNUMBER(FIND(&quot;Curse&quot;;[.L2]));ISNUMBER(FIND(&quot;Slow&quot;;[.L2]));ISNUMBER(FIND(&quot;Stun&quot;;[.L2]));ISNUMBER(FIND(&quot;Debilitate&quot;;[.L2]))))" style:apply-style-name="AA-curse" style:base-cell-address="Cards.L2"/>
      <style:map style:condition="is-true-formula(LEFT([.L2];14)=&quot;Break Power Up&quot;)" style:apply-style-name="AA-Break-Power-Up" style:base-cell-address="Cards.L2"/>
      <style:map style:condition="is-true-formula(LEFT([.L2];6)=&quot;Shield&quot;)" style:apply-style-name="AA-Resist" style:base-cell-address="Cards.L2"/>
      <style:map style:condition="is-true-formula(OR([.L2]=&quot;Prismatic Draw +1%&quot;;[.L2]=&quot;Life Draw +1&quot;;[.L2]=&quot;Auto-Charge Ultimate +1&quot;))" style:apply-style-name="AA-Trash" style:base-cell-address="Cards.L2"/>
      <style:map style:condition="is-true-formula(ISNUMBER(FIND(&quot;Extra Skill Unlock&quot;;[.L2])))" style:apply-style-name="AA-skill-unlock" style:base-cell-address="Cards.L2"/>
      <style:map style:condition="is-true-formula(OR(LEFT([.L2];9)=&quot;Skillseed&quot;;LEFT([.L2];3)=&quot;EXP&quot;))" style:apply-style-name="AA-Skillseed-Up" style:base-cell-address="Cards.L2"/>
      <style:map style:condition="is-true-formula(ISNUMBER(FIND(&quot;Crystal Seeker&quot;;[.L2])))" style:apply-style-name="AA-Crystal-Seeker" style:base-cell-address="Cards.L2"/>
      <style:map style:condition="is-true-formula(LEFT([.L2];17)=&quot;Job Change Recast&quot;)" style:apply-style-name="AA-shift" style:base-cell-address="Cards.L2"/>
      <style:map style:condition="is-true-formula(LEFT([.L2];11)=&quot;Kill &amp; Draw&quot;)" style:apply-style-name="AA-dd" style:base-cell-address="Cards.L2"/>
      <style:map style:condition="is-true-formula(OR(RIGHT([.L2];7)=&quot;Starter&quot;;LEFT(RIGHT([.L2];10);7)=&quot;Starter&quot;;RIGHT([.L2];5)=&quot;+100%&quot;))" style:apply-style-name="AA-S-Ability" style:base-cell-address="Cards.L2"/>
      <style:map style:condition="is-true-formula(LEFT([.L2];6)=&quot;Resist&quot;)" style:apply-style-name="AA-Resist" style:base-cell-address="Cards.L2"/>
      <style:map style:condition="cell-content()=&quot;4*&quot;" style:apply-style-name="AA-4_2a_" style:base-cell-address="Cards.L2"/>
      <style:map style:condition="is-true-formula(AND(LEFT([.L2];6)=&quot;Attack&quot;;ISNUMBER(FIND(&quot;Taijutsu&quot;;[.$V2]))))" style:apply-style-name="AA-dd" style:base-cell-address="Cards.L2"/>
    </style:style>
    <style:style style:name="ce352" style:family="table-cell" style:parent-style-name="Default">
      <style:table-cell-properties fo:border="0.74pt solid #b2b2b2"/>
    </style:style>
    <style:style style:name="ce353" style:family="table-cell" style:parent-style-name="Default">
      <style:table-cell-properties fo:background-color="#b2b2b2" fo:border="0.74pt solid #b2b2b2"/>
      <style:text-properties fo:font-weight="normal" style:font-weight-asian="normal" style:font-weight-complex="normal"/>
    </style:style>
    <style:style style:name="ce354" style:family="table-cell" style:parent-style-name="Default">
      <style:table-cell-properties fo:border="0.06pt solid #b2b2b2"/>
    </style:style>
    <style:style style:name="ce355" style:family="table-cell" style:parent-style-name="Default">
      <style:table-cell-properties fo:background-color="#b2b2b2" fo:border="0.06pt solid #b2b2b2"/>
    </style:style>
    <style:style style:name="ce356" style:family="table-cell" style:parent-style-name="Default">
      <style:text-properties fo:font-size="9pt" fo:font-weight="bold" style:font-size-asian="9pt" style:font-weight-asian="bold" style:font-size-complex="9pt" style:font-weight-complex="bold"/>
    </style:style>
    <style:style style:name="ce357" style:family="table-cell" style:parent-style-name="Default">
      <style:table-cell-properties fo:border="0.74pt solid #b2b2b2"/>
      <style:text-properties fo:font-size="9pt" style:font-size-asian="9pt" style:font-size-complex="9pt"/>
    </style:style>
    <style:style style:name="ce358"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style>
    <style:style style:name="ce359" style:family="table-cell" style:parent-style-name="Default">
      <style:table-cell-properties fo:border="0.06pt solid #b2b2b2"/>
      <style:text-properties fo:font-size="9pt" style:font-size-asian="9pt" style:font-size-complex="9pt"/>
    </style:style>
    <style:style style:name="ce360" style:family="table-cell" style:parent-style-name="Default">
      <style:table-cell-properties fo:background-color="#b2b2b2" fo:border="0.06pt solid #b2b2b2"/>
      <style:text-properties fo:font-size="9pt" style:font-size-asian="9pt" style:font-size-complex="9pt"/>
    </style:style>
    <style:style style:name="ce361" style:family="table-cell" style:parent-style-name="Default">
      <style:table-cell-properties fo:border-bottom="none" fo:border-left="0.74pt solid #b2b2b2" fo:border-right="0.74pt solid #b2b2b2" fo:border-top="0.74pt solid #b2b2b2"/>
      <style:text-properties fo:font-size="9pt" style:font-size-asian="9pt" style:font-size-complex="9pt"/>
    </style:style>
    <style:style style:name="ce362" style:family="table-cell" style:parent-style-name="Default">
      <style:table-cell-properties fo:border="0.74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3" style:family="table-cell" style:parent-style-name="Default">
      <style:table-cell-properties fo:background-color="#b2b2b2" fo:border="0.74pt solid #b2b2b2"/>
      <style:text-properties fo:font-size="9pt" fo:font-weight="normal" style:font-size-asian="9pt" style:font-weight-asian="normal" style:font-size-complex="9pt"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4" style:family="table-cell" style:parent-style-name="Default">
      <style:table-cell-properties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5" style:family="table-cell" style:parent-style-name="Default">
      <style:table-cell-properties fo:background-color="#b2b2b2" fo:border="0.06pt solid #b2b2b2"/>
      <style:text-properties fo:font-size="9pt" style:font-size-asian="9pt" style:font-size-complex="9p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6" style:family="table-cell" style:parent-style-name="Default">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67" style:family="table-cell" style:parent-style-name="Default">
      <style:table-cell-properties fo:border="0.74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8" style:family="table-cell" style:parent-style-name="Default">
      <style:table-cell-properties fo:background-color="#b2b2b2" fo:border="0.74pt solid #b2b2b2"/>
      <style:text-properties fo:font-weight="normal" style:font-weight-asian="normal" style:font-weight-complex="normal"/>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69" style:family="table-cell" style:parent-style-name="Default">
      <style:table-cell-properties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0" style:family="table-cell" style:parent-style-name="Default">
      <style:table-cell-properties fo:background-color="#b2b2b2" fo:border="0.06pt solid #b2b2b2"/>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1" style:family="table-cell" style:parent-style-name="Default">
      <style:map style:condition="is-true-formula(OR(AND([.$Q2]=&quot;&quot;;[.$D2]=&quot;Fire&quot;);[.$Q2]=&quot;F&quot;))" style:apply-style-name="E-Fire" style:base-cell-address="Cards.S2"/>
      <style:map style:condition="is-true-formula(OR(AND([.$Q2]=&quot;&quot;;[.$D2]=&quot;Water&quot;);[.$Q2]=&quot;A&quot;))" style:apply-style-name="E-Water" style:base-cell-address="Cards.S2"/>
      <style:map style:condition="is-true-formula(OR(AND([.$Q2]=&quot;&quot;;[.$D2]=&quot;Wind&quot;);[.$Q2]=&quot;W&quot;))" style:apply-style-name="E-Wind" style:base-cell-address="Cards.S2"/>
      <style:map style:condition="is-true-formula(OR(AND([.$Q2]=&quot;&quot;;[.$D2]=&quot;Earth&quot;);[.$Q2]=&quot;E&quot;))" style:apply-style-name="E-Earth" style:base-cell-address="Cards.S2"/>
      <style:map style:condition="is-true-formula(OR(AND([.$Q2]=&quot;&quot;;[.$D2]=&quot;Light&quot;);[.$Q2]=&quot;L&quot;))" style:apply-style-name="E-Light" style:base-cell-address="Cards.S2"/>
      <style:map style:condition="is-true-formula(OR(AND([.$Q2]=&quot;&quot;;[.$D2]=&quot;Dark&quot;);[.$Q2]=&quot;D&quot;))" style:apply-style-name="E-Dark" style:base-cell-address="Cards.S2"/>
    </style:style>
    <style:style style:name="ce372" style:family="table-cell" style:parent-style-name="Default">
      <style:table-cell-properties fo:border="0.74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3" style:family="table-cell" style:parent-style-name="Default">
      <style:table-cell-properties fo:background-color="#b2b2b2" fo:border="0.74pt solid #b2b2b2"/>
      <style:text-properties fo:font-weight="normal" style:font-weight-asian="normal" style:font-weight-complex="normal"/>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4" style:family="table-cell" style:parent-style-name="Default">
      <style:table-cell-properties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5" style:family="table-cell" style:parent-style-name="Default">
      <style:table-cell-properties fo:background-color="#b2b2b2" fo:border="0.06pt solid #b2b2b2"/>
      <style:map style:condition="is-true-formula([.$R2]=&quot;F&quot;)" style:apply-style-name="E-Fire" style:base-cell-address="Cards.R2"/>
      <style:map style:condition="is-true-formula([.$R2]=&quot;A&quot;)" style:apply-style-name="E-Water" style:base-cell-address="Cards.R2"/>
      <style:map style:condition="is-true-formula([.$R2]=&quot;W&quot;)" style:apply-style-name="E-Wind" style:base-cell-address="Cards.R2"/>
      <style:map style:condition="is-true-formula([.$R2]=&quot;E&quot;)" style:apply-style-name="E-Earth" style:base-cell-address="Cards.R2"/>
      <style:map style:condition="is-true-formula([.$R2]=&quot;L&quot;)" style:apply-style-name="E-Light" style:base-cell-address="Cards.R2"/>
      <style:map style:condition="is-true-formula([.$R2]=&quot;D&quot;)" style:apply-style-name="E-Dark" style:base-cell-address="Cards.R2"/>
    </style:style>
    <style:style style:name="ce376" style:family="table-cell" style:parent-style-name="Default">
      <style:table-cell-properties fo:border="0.74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7" style:family="table-cell" style:parent-style-name="Default">
      <style:table-cell-properties fo:background-color="#b2b2b2" fo:border="0.74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8" style:family="table-cell" style:parent-style-name="Default">
      <style:table-cell-properties fo:border="0.06pt solid #b2b2b2"/>
      <style:text-properties fo:font-weight="normal" style:font-weight-asian="normal" style:font-weight-complex="normal"/>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79" style:family="table-cell" style:parent-style-name="Default">
      <style:table-cell-properties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0" style:family="table-cell" style:parent-style-name="Default">
      <style:table-cell-properties fo:border="0.06pt solid #b2b2b2"/>
      <style:text-properties style:font-name="Liberation Sans" style:font-name-asian="Noto Sans CJK SC Regular" style:font-name-complex="FreeSans"/>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1" style:family="table-cell" style:parent-style-name="Default">
      <style:table-cell-properties fo:border="0.06pt solid #b2b2b2"/>
      <style:text-properties fo:color="#6600cc"/>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2" style:family="table-cell" style:parent-style-name="Default">
      <style:table-cell-properties fo:background-color="#b2b2b2" fo:border="0.06pt solid #b2b2b2"/>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3" style:family="table-cell" style:parent-style-name="Default">
      <style:table-cell-properties fo:border="0.06pt solid #b2b2b2"/>
      <style:text-properties style:use-window-font-color="true"/>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4" style:family="table-cell" style:parent-style-name="Default">
      <style:map style:condition="is-true-formula(OR(ISNUMBER(FIND(&quot;Slow&quot;;[.$V2]));ISNUMBER(FIND(&quot;Stun&quot;;[.$V2]))))" style:apply-style-name="AA-Slow-Stun" style:base-cell-address="Cards.V2"/>
      <style:map style:condition="is-true-formula(OR(RIGHT([.$V2];5)=&quot;force&quot;;RIGHT([.$V2];5)=&quot;Shift&quot;))" style:apply-style-name="AA-shift" style:base-cell-address="Cards.V2"/>
      <style:map style:condition="is-true-formula(LEFT([.$V2];4)=&quot; BDD&quot;)" style:apply-style-name="AA-Break-Power-Up" style:base-cell-address="Cards.V2"/>
      <style:map style:condition="is-true-formula(ISNUMBER(FIND(&quot;CRD&quot;;[.$V2])))" style:apply-style-name="AA-crit" style:base-cell-address="Cards.V2"/>
      <style:map style:condition="is-true-formula(OR(ISNUMBER(FIND(&quot;Unguard&quot;;[.$V2]));ISNUMBER(FIND(&quot;Debarrier&quot;;[.$V2]));ISNUMBER(FIND(&quot;Weaken&quot;;[.$V2]))))" style:apply-style-name="AA-debar-ungu-wea" style:base-cell-address="Cards.V2"/>
      <style:map style:condition="is-true-formula(OR(ISNUMBER(FIND(&quot;Debrave&quot;;[.$V2]));ISNUMBER(FIND(&quot;Curse&quot;;[.$V2]));ISNUMBER(FIND(&quot;Slow&quot;;[.$V2]));ISNUMBER(FIND(&quot;Stun&quot;;[.$V2]));ISNUMBER(FIND(&quot;Debilitate&quot;;[.$V2]))))" style:apply-style-name="AA-curse" style:base-cell-address="Cards.V2"/>
      <style:map style:condition="is-true-formula(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style:apply-style-name="AA-S-Ability" style:base-cell-address="Cards.V2"/>
      <style:map style:condition="is-true-formula(OR(ISNUMBER(FIND(&quot;Painful Break&quot;;[.$V2]));ISNUMBER(FIND(&quot;Exploit Weakness&quot;;[.$V2]));ISNUMBER(FIND(&quot;Improved Critical&quot;;[.$V2]));ISNUMBER(FIND(&quot;Multihit&quot;;[.$V2]))))" style:apply-style-name="AA-dd" style:base-cell-address="Cards.V2"/>
    </style:style>
    <style:style style:name="ce385" style:family="table-cell" style:parent-style-name="Default">
      <style:table-cell-properties style:direction="ltr" style:rotation-angle="90"/>
      <style:text-properties style:font-name="Liberation Sans" fo:font-weight="normal" style:font-name-asian="Noto Sans CJK SC Regular" style:font-weight-asian="normal" style:font-name-complex="FreeSans" style:font-weight-complex="normal"/>
    </style:style>
    <style:style style:name="ce386" style:family="table-cell" style:parent-style-name="Default">
      <style:table-cell-properties style:text-align-source="fix" style:repeat-content="false" fo:border="0.74pt solid #b2b2b2"/>
      <style:paragraph-properties fo:text-align="center" fo:margin-left="0mm"/>
    </style:style>
    <style:style style:name="ce387" style:family="table-cell" style:parent-style-name="Default">
      <style:table-cell-properties fo:background-color="#b2b2b2" style:text-align-source="fix" style:repeat-content="false" fo:border="0.74pt solid #b2b2b2"/>
      <style:paragraph-properties fo:text-align="center" fo:margin-left="0mm"/>
      <style:text-properties fo:font-weight="normal" style:font-weight-asian="normal" style:font-weight-complex="normal"/>
    </style:style>
    <style:style style:name="ce388" style:family="table-cell" style:parent-style-name="Default">
      <style:table-cell-properties fo:background-color="#b2b2b2" style:text-align-source="fix" style:repeat-content="false"/>
      <style:paragraph-properties fo:text-align="center" fo:margin-left="0mm"/>
    </style:style>
    <style:style style:name="ce389" style:family="table-cell" style:parent-style-name="Default">
      <style:table-cell-properties fo:border-bottom="none" style:text-align-source="fix" style:repeat-content="false" fo:border-left="0.74pt solid #b2b2b2" fo:border-right="0.74pt solid #b2b2b2" fo:border-top="0.74pt solid #b2b2b2"/>
      <style:paragraph-properties fo:text-align="center" fo:margin-left="0mm"/>
    </style:style>
    <style:style style:name="ce390" style:family="table-cell" style:parent-style-name="Default">
      <style:table-cell-properties style:rotation-angle="90"/>
      <style:text-properties fo:font-weight="normal" style:font-weight-asian="normal" style:font-weight-complex="normal"/>
    </style:style>
    <style:style style:name="ce391" style:family="table-cell" style:parent-style-name="Default">
      <style:table-cell-properties fo:background-color="#b2b2b2" style:text-align-source="fix" style:repeat-content="false"/>
      <style:paragraph-properties fo:text-align="center" fo:margin-left="0mm"/>
      <style:text-properties fo:font-weight="normal" style:font-weight-asian="normal" style:font-weight-complex="normal"/>
    </style:style>
    <style:style style:name="ce392" style:family="table-cell" style:parent-style-name="Default">
      <style:table-cell-properties fo:border-bottom="0.74pt solid #b2b2b2" style:text-align-source="fix" style:repeat-content="false" fo:border-left="0.74pt solid #b2b2b2" fo:border-right="none" fo:border-top="0.74pt solid #b2b2b2"/>
      <style:paragraph-properties fo:text-align="center" fo:margin-left="0mm"/>
    </style:style>
    <style:style style:name="ce393" style:family="table-cell" style:parent-style-name="Default">
      <style:table-cell-properties fo:border-bottom="none" fo:border-left="0.74pt solid #b2b2b2" fo:border-right="none" fo:border-top="0.74pt solid #b2b2b2"/>
    </style:style>
    <style:style style:name="ce394" style:family="table-cell" style:parent-style-name="Default">
      <style:table-cell-properties fo:background-color="#b2b2b2"/>
      <style:text-properties fo:font-weight="normal" style:font-weight-asian="normal" style:font-weight-complex="normal"/>
    </style:style>
    <style:style style:name="ce395" style:family="table-cell" style:parent-style-name="Default">
      <style:text-properties fo:font-weight="normal" style:font-weight-asian="normal" style:font-weight-complex="normal"/>
    </style:style>
    <style:style style:name="ce396" style:family="table-cell" style:parent-style-name="Default">
      <style:table-cell-properties fo:background-color="#b2b2b2"/>
    </style:style>
    <style:style style:name="ce397" style:family="table-cell" style:parent-style-name="Default">
      <style:table-cell-properties fo:background-color="#eeeeee" fo:border="0.06pt solid #000000"/>
    </style:style>
    <style:style style:name="ce398" style:family="table-cell" style:parent-style-name="Default">
      <style:table-cell-properties fo:border-bottom="none" fo:border-left="0.06pt solid #000000" fo:border-right="none" fo:border-top="none"/>
    </style:style>
    <style:style style:name="ce399" style:family="table-cell" style:parent-style-name="Default">
      <style:table-cell-properties fo:border-bottom="0.06pt solid #000000" fo:border-left="0.06pt solid #000000" fo:border-right="none" fo:border-top="none"/>
    </style:style>
    <style:style style:name="ce400" style:family="table-cell" style:parent-style-name="Default">
      <style:table-cell-properties fo:border-bottom="none" fo:border-left="0.06pt solid #000000" fo:border-right="none" fo:border-top="none"/>
      <style:text-properties fo:font-weight="bold" style:font-weight-asian="bold" style:font-weight-complex="bold"/>
    </style:style>
    <style:style style:name="ce401" style:family="table-cell" style:parent-style-name="Default" style:data-style-name="N100"/>
    <style:style style:name="ce402" style:family="table-cell" style:parent-style-name="Default">
      <style:table-cell-properties fo:background-color="#dddddd"/>
    </style:style>
    <style:style style:name="ce403" style:family="table-cell" style:parent-style-name="Default">
      <style:table-cell-properties fo:border-bottom="none" fo:border-left="none" fo:border-right="0.06pt solid #000000" fo:border-top="none"/>
      <style:text-properties fo:color="#330099"/>
    </style:style>
    <style:style style:name="ce404" style:family="table-cell" style:parent-style-name="Default">
      <style:table-cell-properties fo:border-bottom="0.06pt solid #000000" fo:border-left="none" fo:border-right="none" fo:border-top="none"/>
    </style:style>
    <style:style style:name="ce405" style:family="table-cell" style:parent-style-name="Default">
      <style:table-cell-properties fo:border-bottom="0.06pt solid #000000" fo:border-left="none" fo:border-right="none" fo:border-top="none"/>
      <style:text-properties fo:font-weight="normal" style:font-weight-asian="normal" style:font-weight-complex="normal"/>
    </style:style>
    <style:style style:name="ce406" style:family="table-cell" style:parent-style-name="Default">
      <style:table-cell-properties fo:border="none"/>
    </style:style>
    <style:style style:name="ce407" style:family="table-cell" style:parent-style-name="Default">
      <style:text-properties fo:color="#808080"/>
    </style:style>
    <style:style style:name="ce408" style:family="table-cell" style:parent-style-name="Default">
      <style:text-properties fo:color="#b2b2b2"/>
    </style:style>
    <style:style style:name="ce409" style:family="table-cell" style:parent-style-name="Default">
      <style:table-cell-properties fo:background-color="#eeeeee" fo:border="0.06pt solid #000000"/>
      <style:text-properties fo:font-weight="bold" style:font-weight-asian="bold" style:font-weight-complex="bold"/>
    </style:style>
    <style:style style:name="ce410" style:family="table-cell" style:parent-style-name="Default">
      <style:table-cell-properties fo:border-bottom="0.06pt solid #cccccc" fo:background-color="#ffffcc" fo:border-left="0.06pt solid #cccccc" fo:border-right="0.06pt solid #cccccc" fo:border-top="none"/>
    </style:style>
    <style:style style:name="ce411" style:family="table-cell" style:parent-style-name="Default">
      <style:table-cell-properties fo:border-bottom="none" style:text-align-source="fix" style:repeat-content="false" fo:border-left="none" fo:border-right="0.06pt solid #000000" fo:border-top="none"/>
      <style:paragraph-properties fo:text-align="end" fo:margin-left="0mm"/>
    </style:style>
    <style:style style:name="ce412" style:family="table-cell" style:parent-style-name="Default">
      <style:table-cell-properties fo:border-bottom="0.06pt solid #000000" style:text-align-source="fix" style:repeat-content="false" fo:border-left="none" fo:border-right="0.06pt solid #000000" fo:border-top="none"/>
      <style:paragraph-properties fo:text-align="end" fo:margin-left="0mm"/>
    </style:style>
    <style:style style:name="ce413" style:family="table-cell" style:parent-style-name="Default">
      <style:table-cell-properties fo:border="0.06pt solid #000000"/>
    </style:style>
    <style:style style:name="ce414" style:family="table-cell" style:parent-style-name="Default" style:data-style-name="N100">
      <style:table-cell-properties fo:background-color="#eeeeee" fo:border="0.06pt solid #000000"/>
    </style:style>
    <style:style style:name="ce415" style:family="table-cell" style:parent-style-name="Default" style:data-style-name="N40">
      <style:table-cell-properties fo:border-bottom="0.74pt solid #000000" fo:background-color="#eeeeee" fo:border-left="none" fo:border-right="0.74pt solid #000000" fo:border-top="none"/>
    </style:style>
    <style:style style:name="ce416" style:family="table-cell" style:parent-style-name="Default">
      <style:text-properties fo:color="#0000cc"/>
    </style:style>
    <style:style style:name="ce417" style:family="table-cell" style:parent-style-name="Default">
      <style:table-cell-properties fo:border-bottom="0.06pt solid #000000" style:text-align-source="fix" style:repeat-content="false" fo:border-left="0.06pt solid #000000" fo:border-right="0.06pt solid #000000" fo:border-top="none"/>
      <style:paragraph-properties fo:text-align="end" fo:margin-left="0mm"/>
    </style:style>
    <style:style style:name="ce418" style:family="table-cell" style:parent-style-name="Default" style:data-style-name="N40">
      <style:table-cell-properties fo:border-bottom="0.74pt solid #000000" fo:background-color="#eeeeee" fo:border-left="0.74pt solid #000000" fo:border-right="0.74pt solid #000000" fo:border-top="none"/>
    </style:style>
    <style:style style:name="ce419" style:family="table-cell" style:parent-style-name="Default">
      <style:table-cell-properties fo:border-bottom="none" fo:border-left="none" fo:border-right="0.06pt solid #000000" fo:border-top="none"/>
      <style:text-properties fo:font-weight="bold" style:font-weight-asian="bold" style:font-weight-complex="bold"/>
    </style:style>
    <style:style style:name="ce420" style:family="table-cell" style:parent-style-name="Default">
      <style:table-cell-properties fo:border-bottom="none" fo:border-left="none" fo:border-right="0.06pt solid #000000" fo:border-top="none"/>
    </style:style>
    <style:style style:name="ce421" style:family="table-cell" style:parent-style-name="Default">
      <style:table-cell-properties fo:border-bottom="0.06pt solid #000000" fo:border-left="none" fo:border-right="0.06pt solid #000000" fo:border-top="none"/>
    </style:style>
    <style:style style:name="ce422" style:family="table-cell" style:parent-style-name="Default">
      <style:table-cell-properties fo:background-color="#eeeeee" style:text-align-source="fix" style:repeat-content="false" fo:border="0.06pt solid #000000" style:vertical-align="middle"/>
      <style:paragraph-properties fo:text-align="center"/>
    </style:style>
    <style:style style:name="ce423" style:family="table-cell" style:parent-style-name="Default">
      <style:table-cell-properties style:text-align-source="fix" style:repeat-content="false"/>
      <style:paragraph-properties fo:text-align="start" fo:margin-left="0mm"/>
      <style:text-properties fo:color="#b2b2b2"/>
    </style:style>
    <style:style style:name="ce424" style:family="table-cell" style:parent-style-name="Default">
      <style:table-cell-properties fo:border-bottom="none" fo:border-left="0.06pt solid #000000" fo:border-right="0.06pt solid #000000" fo:border-top="0.06pt solid #000000"/>
      <style:text-properties fo:color="#0000ff"/>
    </style:style>
    <style:style style:name="ce425" style:family="table-cell" style:parent-style-name="Default">
      <style:table-cell-properties fo:border-bottom="none" fo:border-left="0.06pt solid #000000" fo:border-right="0.06pt solid #000000" fo:border-top="none"/>
    </style:style>
    <style:style style:name="ce426" style:family="table-cell" style:parent-style-name="Default">
      <style:table-cell-properties style:text-align-source="fix" style:repeat-content="false"/>
      <style:paragraph-properties fo:text-align="end" fo:margin-left="0mm"/>
    </style:style>
    <style:style style:name="ce427" style:family="table-cell" style:parent-style-name="Default">
      <style:table-cell-properties fo:border-bottom="none" fo:border-left="none" fo:border-right="none" fo:border-top="0.06pt solid #000000"/>
    </style:style>
    <style:style style:name="ce428" style:family="table-cell" style:parent-style-name="Default">
      <style:table-cell-properties fo:border-bottom="0.06pt solid #000000" fo:border-left="none" fo:border-right="0.06pt solid #000000" fo:border-top="none"/>
      <style:text-properties fo:color="#330099"/>
    </style:style>
    <style:style style:name="ce429" style:family="table-cell" style:parent-style-name="Default" style:data-style-name="N37"/>
    <style:style style:name="ce430" style:family="table-cell" style:parent-style-name="Default">
      <style:map style:condition="cell-content()=1" style:apply-style-name="E-Fire" style:base-cell-address="'Cards Up'.I22"/>
      <style:map style:condition="cell-content()=2" style:apply-style-name="E-Water" style:base-cell-address="'Cards Up'.I22"/>
      <style:map style:condition="cell-content()=3" style:apply-style-name="E-Earth" style:base-cell-address="'Cards Up'.I22"/>
      <style:map style:condition="cell-content()=4" style:apply-style-name="E-Wind" style:base-cell-address="'Cards Up'.I22"/>
      <style:map style:condition="cell-content()=5" style:apply-style-name="E-Light" style:base-cell-address="'Cards Up'.I22"/>
      <style:map style:condition="cell-content()=6" style:apply-style-name="E-Dark" style:base-cell-address="'Cards Up'.I22"/>
    </style:style>
    <style:style style:name="ce431" style:family="table-cell" style:parent-style-name="Default">
      <style:table-cell-properties fo:border-bottom="none" fo:border-left="none" fo:border-right="0.06pt solid #000000" fo:border-top="0.06pt solid #000000"/>
    </style:style>
    <style:style style:name="ce432" style:family="table-cell" style:parent-style-name="Default" style:data-style-name="N40">
      <style:text-properties fo:color="#0000ff"/>
    </style:style>
    <style:style style:name="ce433" style:family="table-cell" style:parent-style-name="Default" style:data-style-name="N40">
      <style:table-cell-properties fo:border-bottom="0.74pt solid #000000" fo:background-color="#eeeeee" fo:border-left="none" fo:border-right="none" fo:border-top="none"/>
    </style:style>
    <style:style style:name="ce434" style:family="table-cell" style:parent-style-name="Default">
      <style:table-cell-properties fo:border-bottom="none" fo:border-left="0.06pt solid #000000" fo:border-right="none" fo:border-top="0.06pt solid #000000"/>
    </style:style>
    <style:style style:name="ce435" style:family="table-cell" style:parent-style-name="Default">
      <style:table-cell-properties fo:border-bottom="0.06pt solid #000000" fo:border-left="0.06pt solid #000000" fo:border-right="none" fo:border-top="0.06pt solid #000000"/>
      <style:text-properties fo:font-weight="bold" style:font-weight-asian="bold" style:font-weight-complex="bold"/>
    </style:style>
    <style:style style:name="ce436" style:family="table-cell" style:parent-style-name="Default">
      <style:table-cell-properties style:text-align-source="fix" style:repeat-content="false" style:vertical-align="middle"/>
      <style:paragraph-properties fo:text-align="start" fo:margin-left="0mm"/>
    </style:style>
    <style:style style:name="ce437" style:family="table-cell" style:parent-style-name="Default">
      <style:table-cell-properties fo:border-bottom="none" style:text-align-source="fix" style:repeat-content="false" fo:border-left="none" fo:border-right="none" fo:border-top="0.06pt solid #000000"/>
      <style:paragraph-properties fo:text-align="end" fo:margin-left="0mm"/>
    </style:style>
    <style:style style:name="ce438"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ce439" style:family="table-cell" style:parent-style-name="Default" style:data-style-name="N10">
      <style:table-cell-properties fo:border-bottom="none" fo:border-left="none" fo:border-right="none" fo:border-top="0.06pt solid #000000"/>
    </style:style>
    <style:style style:name="ce440" style:family="table-cell" style:parent-style-name="Default" style:data-style-name="N10">
      <style:table-cell-properties fo:border="none"/>
    </style:style>
    <style:style style:name="ce441" style:family="table-cell" style:parent-style-name="Default">
      <style:table-cell-properties fo:border-bottom="0.06pt solid #000000" style:text-align-source="fix" style:repeat-content="false" fo:border-left="none" fo:border-right="0.06pt solid #000000" fo:border-top="0.06pt solid #000000" style:vertical-align="middle"/>
      <style:paragraph-properties fo:text-align="start" fo:margin-left="0mm"/>
    </style:style>
    <style:style style:name="ce442" style:family="table-cell" style:parent-style-name="Default" style:data-style-name="N10">
      <style:table-cell-properties fo:border-bottom="0.06pt solid #000000" fo:border-left="none" fo:border-right="none" fo:border-top="none"/>
    </style:style>
    <style:style style:name="ce443" style:family="table-cell" style:parent-style-name="Default">
      <style:table-cell-properties fo:border-bottom="none" style:text-align-source="fix" style:repeat-content="false" fo:border-left="none" fo:border-right="0.06pt solid #000000" fo:border-top="0.06pt solid #000000"/>
      <style:paragraph-properties fo:text-align="end" fo:margin-left="0mm"/>
    </style:style>
    <style:style style:name="ce444" style:family="table-cell" style:parent-style-name="Default" style:data-style-name="N100">
      <style:table-cell-properties fo:border-bottom="none" style:text-align-source="fix" style:repeat-content="false" fo:border-left="none" fo:border-right="0.06pt solid #000000" fo:border-top="none"/>
      <style:paragraph-properties fo:text-align="end" fo:margin-left="0mm"/>
    </style:style>
    <style:style style:name="ce445" style:family="table-cell" style:parent-style-name="Default" style:data-style-name="N100">
      <style:table-cell-properties fo:border-bottom="0.06pt solid #000000" style:text-align-source="fix" style:repeat-content="false" fo:border-left="none" fo:border-right="0.06pt solid #000000" fo:border-top="0.06pt solid #000000"/>
      <style:paragraph-properties fo:text-align="end" fo:margin-left="0mm"/>
    </style:style>
    <style:style style:name="ce446" style:family="table-cell" style:parent-style-name="Default">
      <style:table-cell-properties fo:border="0.06pt solid #000000"/>
      <style:text-properties fo:font-weight="bold" style:font-weight-asian="bold" style:font-weight-complex="bold"/>
    </style:style>
    <style:style style:name="ce447" style:family="table-cell" style:parent-style-name="Default" style:data-style-name="N2">
      <style:table-cell-properties fo:border-bottom="0.06pt solid #000000" fo:border-left="none" fo:border-right="none" fo:border-top="none"/>
    </style:style>
    <style:style style:name="ce448" style:family="table-cell" style:parent-style-name="Default" style:data-style-name="N2">
      <style:text-properties fo:color="#808080"/>
    </style:style>
    <style:style style:name="ce449" style:family="table-cell" style:parent-style-name="Default">
      <style:table-cell-properties fo:border-bottom="none" fo:border-left="none" fo:border-right="0.06pt solid #000000" fo:border-top="none"/>
      <style:text-properties fo:font-weight="normal" style:font-weight-asian="normal" style:font-weight-complex="normal"/>
    </style:style>
    <style:style style:name="ce450" style:family="table-cell" style:parent-style-name="Default" style:data-style-name="N2">
      <style:table-cell-properties fo:border-bottom="none" fo:border-left="none" fo:border-right="0.06pt solid #000000" fo:border-top="none"/>
      <style:text-properties fo:font-weight="normal" style:font-weight-asian="normal" style:font-weight-complex="normal"/>
    </style:style>
    <style:style style:name="ce451" style:family="table-cell" style:parent-style-name="E-Wind">
      <style:table-cell-properties fo:border-bottom="none" style:text-align-source="fix" style:repeat-content="false" fo:border-left="0.06pt solid #000000" fo:border-right="none" fo:border-top="none"/>
      <style:paragraph-properties fo:text-align="end" fo:margin-left="0mm"/>
    </style:style>
    <style:style style:name="ce452" style:family="table-cell" style:parent-style-name="E-Fire">
      <style:table-cell-properties fo:border-bottom="none" style:text-align-source="fix" style:repeat-content="false" fo:border-left="0.06pt solid #000000" fo:border-right="none" fo:border-top="none"/>
      <style:paragraph-properties fo:text-align="end" fo:margin-left="0mm"/>
    </style:style>
    <style:style style:name="ce453" style:family="table-cell" style:parent-style-name="E-Dark">
      <style:table-cell-properties fo:border-bottom="none" style:text-align-source="fix" style:repeat-content="false" fo:border-left="0.06pt solid #000000" fo:border-right="none" fo:border-top="none"/>
      <style:paragraph-properties fo:text-align="end" fo:margin-left="0mm"/>
    </style:style>
    <style:style style:name="ce454" style:family="table-cell" style:parent-style-name="E-Light">
      <style:table-cell-properties fo:border-bottom="none" style:text-align-source="fix" style:repeat-content="false" fo:border-left="0.06pt solid #000000" fo:border-right="none" fo:border-top="none"/>
      <style:paragraph-properties fo:text-align="end" fo:margin-left="0mm"/>
    </style:style>
    <style:style style:name="ce455" style:family="table-cell" style:parent-style-name="E-Water">
      <style:table-cell-properties fo:border-bottom="none" style:text-align-source="fix" style:repeat-content="false" fo:border-left="0.06pt solid #000000" fo:border-right="none" fo:border-top="none"/>
      <style:paragraph-properties fo:text-align="end" fo:margin-left="0mm"/>
    </style:style>
    <style:style style:name="ce456" style:family="table-cell" style:parent-style-name="E-Earth">
      <style:table-cell-properties fo:border-bottom="0.06pt solid #000000" style:text-align-source="fix" style:repeat-content="false" fo:border-left="0.06pt solid #000000" fo:border-right="none" fo:border-top="none"/>
      <style:paragraph-properties fo:text-align="end" fo:margin-left="0mm"/>
    </style:style>
    <style:style style:name="ce457" style:family="table-cell" style:parent-style-name="Default">
      <style:table-cell-properties fo:border-bottom="0.06pt solid #000000" fo:background-color="#eeeeee" fo:border-left="none" fo:border-right="0.06pt solid #000000" fo:border-top="0.06pt solid #000000"/>
    </style:style>
    <style:style style:name="ce458" style:family="table-cell" style:parent-style-name="Default">
      <style:table-cell-properties fo:border-bottom="0.06pt solid #000000" fo:background-color="#eeeeee" fo:border-left="none" fo:border-right="0.06pt solid #000000" fo:border-top="0.06pt solid #000000"/>
      <style:text-properties fo:color="#0000ff"/>
    </style:style>
    <style:style style:name="ce459" style:family="table-cell" style:parent-style-name="Default" style:data-style-name="N3"/>
    <style:style style:name="ce460" style:family="table-cell" style:parent-style-name="Default">
      <style:table-cell-properties fo:background-color="#dddddd" fo:border="0.06pt solid #000000"/>
      <style:text-properties fo:font-weight="bold" style:font-weight-asian="bold" style:font-weight-complex="bold"/>
    </style:style>
    <style:style style:name="ce461" style:family="table-cell" style:parent-style-name="Default">
      <style:table-cell-properties fo:border="0.06pt solid #000000"/>
      <style:text-properties fo:color="#3333ff"/>
    </style:style>
    <style:style style:name="ce462" style:family="table-cell" style:parent-style-name="Default" style:data-style-name="N3">
      <style:table-cell-properties fo:border="0.06pt solid #000000"/>
      <style:text-properties fo:color="#3333ff"/>
    </style:style>
    <style:style style:name="ce463" style:family="table-cell" style:parent-style-name="Default" style:data-style-name="N3">
      <style:table-cell-properties fo:border="0.06pt solid #000000"/>
    </style:style>
    <style:style style:name="ce464" style:family="table-cell" style:parent-style-name="Default">
      <style:table-cell-properties style:text-align-source="fix" style:repeat-content="false"/>
      <style:paragraph-properties fo:text-align="end" fo:margin-left="0mm"/>
      <style:text-properties fo:font-weight="bold" style:font-weight-asian="bold" style:font-weight-complex="bold"/>
    </style:style>
    <style:style style:name="ce465" style:family="table-cell" style:parent-style-name="Default" style:data-style-name="N3">
      <style:text-properties style:font-name="Liberation Sans" style:font-name-asian="Noto Sans CJK SC Regular" style:font-name-complex="FreeSans"/>
    </style:style>
    <style:style style:name="ce466" style:family="table-cell" style:parent-style-name="Default">
      <style:table-cell-properties style:vertical-align="top"/>
      <style:text-properties fo:font-weight="bold" style:font-weight-asian="bold" style:font-weight-complex="bold"/>
    </style:style>
    <style:style style:name="ce467" style:family="table-cell" style:parent-style-name="E-Fire">
      <style:table-cell-properties style:vertical-align="top"/>
      <style:text-properties fo:font-weight="bold" style:font-weight-asian="bold" style:font-weight-complex="bold"/>
    </style:style>
    <style:style style:name="ce468" style:family="table-cell" style:parent-style-name="E-Water">
      <style:table-cell-properties style:vertical-align="top"/>
      <style:text-properties fo:font-weight="bold" style:font-weight-asian="bold" style:font-weight-complex="bold"/>
    </style:style>
    <style:style style:name="ce469" style:family="table-cell" style:parent-style-name="E-Wind">
      <style:table-cell-properties style:vertical-align="top"/>
      <style:text-properties fo:font-weight="bold" style:font-weight-asian="bold" style:font-weight-complex="bold"/>
    </style:style>
    <style:style style:name="ce470" style:family="table-cell" style:parent-style-name="E-Earth">
      <style:table-cell-properties style:vertical-align="top"/>
      <style:text-properties fo:font-weight="bold" style:font-weight-asian="bold" style:font-weight-complex="bold"/>
    </style:style>
    <style:style style:name="ce471" style:family="table-cell" style:parent-style-name="E-Dark">
      <style:table-cell-properties style:vertical-align="top"/>
      <style:text-properties fo:font-weight="bold" style:font-weight-asian="bold" style:font-weight-complex="bold"/>
    </style:style>
    <style:style style:name="ce472" style:family="table-cell" style:parent-style-name="E-Light">
      <style:table-cell-properties style:vertical-align="top"/>
      <style:text-properties fo:font-weight="bold" style:font-weight-asian="bold" style:font-weight-complex="bold"/>
    </style:style>
    <style:style style:name="ce473" style:family="table-cell" style:parent-style-name="Default">
      <style:table-cell-properties style:vertical-align="top"/>
    </style:style>
    <style:style style:name="ce474" style:family="table-cell" style:parent-style-name="Default">
      <style:table-cell-properties fo:wrap-option="wrap" style:vertical-align="top"/>
      <style:text-properties fo:font-weight="bold" style:font-weight-asian="bold" style:font-weight-complex="bold"/>
    </style:style>
    <style:style style:name="ce475" style:family="table-cell" style:parent-style-name="Default">
      <style:table-cell-properties fo:wrap-option="wrap" style:vertical-align="top"/>
    </style:style>
    <style:style style:name="ce476" style:family="table-cell" style:parent-style-name="Default">
      <style:table-cell-properties style:vertical-align="top"/>
      <style:text-properties fo:color="#0000cc" style:font-name="Liberation Sans" fo:font-style="normal" fo:font-weight="bold" style:font-name-asian="Noto Sans CJK SC Regular" style:font-style-asian="normal" style:font-weight-asian="bold" style:font-name-complex="FreeSans" style:font-style-complex="normal" style:font-weight-complex="bold"/>
    </style:style>
    <style:style style:name="ce477" style:family="table-cell" style:parent-style-name="Default">
      <style:table-cell-properties style:vertical-align="top"/>
      <style:text-properties fo:color="#0000cc" style:font-name="Liberation Sans" fo:font-style="italic" style:font-name-asian="Noto Sans CJK SC Regular" style:font-style-asian="italic" style:font-name-complex="FreeSans" style:font-style-complex="italic"/>
    </style:style>
    <style:style style:name="ce478" style:family="table-cell" style:parent-style-name="Default">
      <style:table-cell-properties style:vertical-align="top"/>
      <style:text-properties fo:color="#0000cc" style:font-name="Liberation Sans" style:font-name-asian="Noto Sans CJK SC Regular" style:font-name-complex="FreeSans"/>
    </style:style>
    <style:style style:name="ce479" style:family="table-cell" style:parent-style-name="Default">
      <style:table-cell-properties style:vertical-align="top"/>
      <style:text-properties fo:color="#800000" fo:font-style="normal" fo:font-weight="bold" style:font-style-asian="normal" style:font-weight-asian="bold" style:font-style-complex="normal" style:font-weight-complex="bold"/>
    </style:style>
    <style:style style:name="ce480" style:family="table-cell" style:parent-style-name="Default">
      <style:table-cell-properties style:vertical-align="top"/>
      <style:text-properties fo:color="#800000" fo:font-style="italic" style:font-style-asian="italic" style:font-style-complex="italic"/>
    </style:style>
    <style:style style:name="ce481" style:family="table-cell" style:parent-style-name="Default">
      <style:table-cell-properties style:vertical-align="top"/>
      <style:text-properties fo:color="#800000"/>
    </style:style>
    <style:style style:name="ce482" style:family="table-cell" style:parent-style-name="Default">
      <style:table-cell-properties style:vertical-align="top"/>
      <style:text-properties fo:font-style="normal" fo:font-weight="bold" style:font-style-asian="normal" style:font-weight-asian="bold" style:font-style-complex="normal" style:font-weight-complex="bold"/>
    </style:style>
    <style:style style:name="ce483" style:family="table-cell" style:parent-style-name="Default">
      <style:table-cell-properties style:vertical-align="top"/>
      <style:text-properties fo:color="#6600cc" fo:font-style="normal" fo:font-weight="bold" style:font-style-asian="normal" style:font-weight-asian="bold" style:font-style-complex="normal" style:font-weight-complex="bold"/>
    </style:style>
    <style:style style:name="ce484" style:family="table-cell" style:parent-style-name="Default">
      <style:table-cell-properties style:vertical-align="top"/>
      <style:text-properties fo:color="#6600cc"/>
    </style:style>
    <style:style style:name="ce485" style:family="table-cell" style:parent-style-name="Default" style:data-style-name="N2"/>
    <style:style style:name="ce486" style:family="table-cell" style:parent-style-name="Default">
      <style:table-cell-properties fo:border="0.06pt solid #000000"/>
      <style:text-properties fo:color="#999999"/>
    </style:style>
    <style:style style:name="ce487" style:family="table-cell" style:parent-style-name="Default" style:data-style-name="N10">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88" style:family="table-cell" style:parent-style-name="Default" style:data-style-name="N2">
      <style:table-cell-properties fo:border="0.06pt solid #000000"/>
      <style:text-properties fo:color="#999999"/>
    </style:style>
    <style:style style:name="ce489" style:family="table-cell" style:parent-style-name="Default">
      <style:table-cell-properties fo:background-color="#eeeeee" style:text-align-source="fix" style:repeat-content="false" fo:border="0.06pt solid #000000"/>
      <style:paragraph-properties fo:text-align="end" fo:margin-left="0mm"/>
      <style:text-properties fo:font-weight="bold" style:font-weight-asian="bold" style:font-weight-complex="bold"/>
    </style:style>
    <style:style style:name="ce490" style:family="table-cell" style:parent-style-name="Default" style:data-style-name="N2">
      <style:table-cell-properties fo:border="0.06pt solid #000000"/>
    </style:style>
    <style:style style:name="ce491" style:family="table-cell" style:parent-style-name="Default">
      <style:text-properties fo:color="#cccccc"/>
    </style:style>
    <style:style style:name="ce492" style:family="table-cell" style:parent-style-name="Default" style:data-style-name="N11"/>
    <style:style style:name="T1" style:family="text">
      <style:text-properties style:font-name="Liberation Sans" style:font-name-asian="Noto Sans CJK SC Regular" style:font-name-complex="FreeSans" style:font-size-asian="8.5pt" style:font-size-complex="8.5pt"/>
    </style:style>
    <style:style style:name="T2" style:family="text">
      <style:text-properties fo:font-weight="normal" style:font-weight-asian="normal" style:font-weight-complex="normal"/>
    </style:style>
  </office:automatic-styles>
  <office:body>
    <office:spreadsheet>
      <table:calculation-settings table:automatic-find-labels="false"/>
      <table:table table:name="Jobs" table:style-name="ta1">
        <office:forms form:automatic-focus="false" form:apply-design-mode="false"/>
        <table:table-column table:style-name="co1" table:default-cell-style-name="Default"/>
        <table:table-column table:style-name="co2" table:default-cell-style-name="Default"/>
        <table:table-column table:style-name="co3" table:number-columns-repeated="3" table:default-cell-style-name="Default"/>
        <table:table-column table:style-name="co4" table:number-columns-repeated="2" table:default-cell-style-name="Default"/>
        <table:table-column table:style-name="co5" table:number-columns-repeated="4" table:default-cell-style-name="Default"/>
        <table:table-column table:style-name="co4" table:number-columns-repeated="2" table:default-cell-style-name="Default"/>
        <table:table-column table:style-name="co5" table:number-columns-repeated="2" table:default-cell-style-name="Default"/>
        <table:table-column table:style-name="co6" table:default-cell-style-name="Default"/>
        <table:table-column table:style-name="co5" table:number-columns-repeated="6" table:default-cell-style-name="Default"/>
        <table:table-column table:style-name="co6" table:number-columns-repeated="6" table:default-cell-style-name="Default"/>
        <table:table-column table:style-name="co4" table:default-cell-style-name="Default"/>
        <table:table-column table:style-name="co6"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4" table:visibility="collapse" table:default-cell-style-name="ce179"/>
        <table:table-column table:style-name="co7" table:visibility="collapse" table:default-cell-style-name="Default"/>
        <table:table-column table:style-name="co4" table:default-cell-style-name="ce179"/>
        <table:table-column table:style-name="co8" table:default-cell-style-name="Default"/>
        <table:table-column table:style-name="co7" table:visibility="collapse" table:default-cell-style-name="Default"/>
        <table:table-column table:style-name="co3" table:number-columns-repeated="2" table:default-cell-style-name="ce228"/>
        <table:table-column table:style-name="co9" table:default-cell-style-name="Default"/>
        <table:table-column table:style-name="co10" table:default-cell-style-name="Default"/>
        <table:table-column table:style-name="co11" table:default-cell-style-name="ce256"/>
        <table:table-column table:style-name="co12" table:default-cell-style-name="ce256"/>
        <table:table-column table:style-name="co12" table:number-columns-repeated="977" table:default-cell-style-name="Default"/>
        <table:table-row table:style-name="ro1">
          <table:table-cell table:style-name="ce1" office:value-type="string" calcext:value-type="string">
            <text:p>Name</text:p>
          </table:table-cell>
          <table:table-cell table:style-name="ce1" office:value-type="string" calcext:value-type="string">
            <text:p>Role</text:p>
          </table:table-cell>
          <table:table-cell table:style-name="ce23" office:value-type="string" calcext:value-type="string">
            <text:p>Critical</text:p>
          </table:table-cell>
          <table:table-cell table:style-name="ce23" office:value-type="string" calcext:value-type="string">
            <text:p>Defense</text:p>
          </table:table-cell>
          <table:table-cell table:style-name="ce23" office:value-type="string" calcext:value-type="string">
            <text:p>HoF</text:p>
          </table:table-cell>
          <table:table-cell table:style-name="ce1" office:value-type="string" calcext:value-type="string">
            <text:p>HP</text:p>
          </table:table-cell>
          <table:table-cell table:style-name="ce45" office:value-type="string" calcext:value-type="string">
            <text:p>Magic%</text:p>
          </table:table-cell>
          <table:table-cell table:style-name="ce58" office:value-type="string" calcext:value-type="string">
            <text:p>Painful Break</text:p>
          </table:table-cell>
          <table:table-cell table:style-name="ce58" office:value-type="string" calcext:value-type="string">
            <text:p>Improved Criticals</text:p>
          </table:table-cell>
          <table:table-cell table:style-name="ce58" office:value-type="string" calcext:value-type="string">
            <text:p>Exploit Weakness</text:p>
          </table:table-cell>
          <table:table-cell table:style-name="ce58" office:value-type="string" calcext:value-type="string">
            <text:p>Attuned/ Ability Chain</text:p>
          </table:table-cell>
          <table:table-cell table:style-name="ce1" office:value-type="string" calcext:value-type="string">
            <text:p>Attack</text:p>
          </table:table-cell>
          <table:table-cell table:style-name="ce1" office:value-type="string" calcext:value-type="string">
            <text:p>Break</text:p>
          </table:table-cell>
          <table:table-cell table:style-name="ce83" office:value-type="string" calcext:value-type="string">
            <text:p>Piercing Break</text:p>
          </table:table-cell>
          <table:table-cell table:style-name="ce93" office:value-type="string" calcext:value-type="string">
            <text:p>Flash Break</text:p>
          </table:table-cell>
          <table:table-cell table:style-name="ce83" office:value-type="string" calcext:value-type="string">
            <text:p>Quick Break</text:p>
          </table:table-cell>
          <table:table-cell table:style-name="ce106" office:value-type="string" calcext:value-type="string">
            <text:p>Enh. Fire</text:p>
          </table:table-cell>
          <table:table-cell table:style-name="ce111" office:value-type="string" calcext:value-type="string">
            <text:p>Enh. Water</text:p>
          </table:table-cell>
          <table:table-cell table:style-name="ce113" office:value-type="string" calcext:value-type="string">
            <text:p>Enh. Wind</text:p>
          </table:table-cell>
          <table:table-cell table:style-name="ce115" office:value-type="string" calcext:value-type="string">
            <text:p>Enh. Earth</text:p>
          </table:table-cell>
          <table:table-cell table:style-name="ce117" office:value-type="string" calcext:value-type="string">
            <text:p>Enh. Light</text:p>
          </table:table-cell>
          <table:table-cell table:style-name="ce119" office:value-type="string" calcext:value-type="string">
            <text:p>Enh. Dark</text:p>
          </table:table-cell>
          <table:table-cell table:style-name="ce121" office:value-type="string" calcext:value-type="string">
            <text:p>Res. Fire</text:p>
          </table:table-cell>
          <table:table-cell table:style-name="ce127" office:value-type="string" calcext:value-type="string">
            <text:p>Res. Water</text:p>
          </table:table-cell>
          <table:table-cell table:style-name="ce133" office:value-type="string" calcext:value-type="string">
            <text:p>Res. Wind</text:p>
          </table:table-cell>
          <table:table-cell table:style-name="ce139" office:value-type="string" calcext:value-type="string">
            <text:p>Res. Earth</text:p>
          </table:table-cell>
          <table:table-cell table:style-name="ce145" office:value-type="string" calcext:value-type="string">
            <text:p>Res. Light</text:p>
          </table:table-cell>
          <table:table-cell table:style-name="ce151" office:value-type="string" calcext:value-type="string">
            <text:p>Res. Dark</text:p>
          </table:table-cell>
          <table:table-cell table:style-name="ce1" office:value-type="string" calcext:value-type="string">
            <text:p>Shift</text:p>
          </table:table-cell>
          <table:table-cell table:style-name="ce163" office:value-type="string" calcext:value-type="string">
            <text:p>Ultimate Crit</text:p>
          </table:table-cell>
          <table:table-cell table:style-name="ce175" office:value-type="string" calcext:value-type="string">
            <text:p>Ult.lv.9 Attack%</text:p>
          </table:table-cell>
          <table:table-cell table:style-name="ce1" office:value-type="string" calcext:value-type="string">
            <text:p>Ult.lv.9 Attack</text:p>
          </table:table-cell>
          <table:table-cell table:style-name="ce175" office:value-type="string" calcext:value-type="string">
            <text:p>Ult.lv.10 Attack%</text:p>
          </table:table-cell>
          <table:table-cell table:style-name="ce175" office:value-type="string" calcext:value-type="string">
            <text:p>Ult.lv.10 Attack</text:p>
          </table:table-cell>
          <table:table-cell table:style-name="ce1" office:value-type="string" calcext:value-type="string">
            <text:p>Ultimate Attack</text:p>
          </table:table-cell>
          <table:table-cell table:style-name="ce175" office:value-type="string" calcext:value-type="string">
            <text:p>Ult.lv.9 Break%</text:p>
          </table:table-cell>
          <table:table-cell table:style-name="ce1" office:value-type="string" calcext:value-type="string">
            <text:p>Ult.lv.9 Break</text:p>
          </table:table-cell>
          <table:table-cell table:style-name="ce175" office:value-type="string" calcext:value-type="string">
            <text:p>Ult.lv.10 Break%</text:p>
          </table:table-cell>
          <table:table-cell table:style-name="ce175" office:value-type="string" calcext:value-type="string">
            <text:p>Ult.lv.10 Break</text:p>
          </table:table-cell>
          <table:table-cell table:style-name="ce1" office:value-type="string" calcext:value-type="string">
            <text:p>Ultimate Break</text:p>
          </table:table-cell>
          <table:table-cell table:style-name="ce163" office:value-type="string" calcext:value-type="string">
            <text:p>Ultimate Charger</text:p>
          </table:table-cell>
          <table:table-cell table:style-name="ce163" office:value-type="string" calcext:value-type="string">
            <text:p>Auto Charge Ultimate</text:p>
          </table:table-cell>
          <table:table-cell table:style-name="ce242" office:value-type="string" calcext:value-type="string">
            <text:p>Ultimate Effects</text:p>
          </table:table-cell>
          <table:table-cell table:style-name="ce1" office:value-type="string" calcext:value-type="string">
            <text:p>Resist</text:p>
          </table:table-cell>
          <table:table-cell table:style-name="ce249" office:value-type="string" calcext:value-type="string">
            <text:p>Special</text:p>
          </table:table-cell>
          <table:table-cell table:style-name="ce249" office:value-type="string" calcext:value-type="string">
            <text:p>Clutch</text:p>
          </table:table-cell>
          <table:table-cell table:style-name="ce262"/>
          <table:table-cell table:number-columns-repeated="976"/>
        </table:table-row>
        <table:table-row table:style-name="ro2">
          <table:table-cell table:style-name="ce2" office:value-type="string" calcext:value-type="string">
            <text:p>Mages</text:p>
          </table:table-cell>
          <table:table-cell table:style-name="ce2"/>
          <table:table-cell table:style-name="ce24" table:number-columns-repeated="2"/>
          <table:table-cell table:style-name="ce31"/>
          <table:table-cell table:style-name="ce38" table:number-columns-repeated="2"/>
          <table:table-cell table:style-name="ce59" table:number-columns-repeated="4"/>
          <table:table-cell table:style-name="ce68"/>
          <table:table-cell table:style-name="ce38"/>
          <table:table-cell table:style-name="ce20"/>
          <table:table-cell table:style-name="ce21"/>
          <table:table-cell table:style-name="ce20" table:number-columns-repeated="14"/>
          <table:table-cell table:style-name="ce164" table:number-columns-repeated="2"/>
          <table:table-cell table:style-name="ce180" office:value-type="float" office:value="100" calcext:value-type="float">
            <text:p>100</text:p>
          </table:table-cell>
          <table:table-cell table:style-name="ce176"/>
          <table:table-cell table:style-name="ce180" office:value-type="float" office:value="100" calcext:value-type="float">
            <text:p>100</text:p>
          </table:table-cell>
          <table:table-cell table:style-name="ce200"/>
          <table:table-cell table:style-name="ce164"/>
          <table:table-cell table:style-name="ce202" office:value-type="float" office:value="100" calcext:value-type="float">
            <text:p>100</text:p>
          </table:table-cell>
          <table:table-cell table:style-name="ce176"/>
          <table:table-cell table:style-name="ce202" office:value-type="float" office:value="100" calcext:value-type="float">
            <text:p>100</text:p>
          </table:table-cell>
          <table:table-cell table:style-name="ce200"/>
          <table:table-cell table:style-name="ce212" table:number-columns-repeated="2"/>
          <table:table-cell table:style-name="ce243"/>
          <table:table-cell table:style-name="ce246"/>
          <table:table-cell table:style-name="ce250" table:number-columns-repeated="2"/>
          <table:table-cell table:style-name="ce263" office:value-type="string" calcext:value-type="string">
            <text:p>Painful Brk+80%</text:p>
          </table:table-cell>
          <table:table-cell table:style-name="ce263" office:value-type="string" calcext:value-type="string">
            <text:p>Improved Crit.+80%</text:p>
          </table:table-cell>
          <table:table-cell table:style-name="ce263" office:value-type="string" calcext:value-type="string">
            <text:p>Exploit Weak.+80%</text:p>
          </table:table-cell>
          <table:table-cell table:style-name="ce263" office:value-type="string" calcext:value-type="string">
            <text:p>Piercing Brk+100%</text:p>
          </table:table-cell>
          <table:table-cell table:style-name="ce263" office:value-type="string" calcext:value-type="string">
            <text:p>Flash Break+100%</text:p>
          </table:table-cell>
          <table:table-cell table:style-name="ce263" office:value-type="string" calcext:value-type="string">
            <text:p>Quick Break+10%</text:p>
          </table:table-cell>
          <table:table-cell table:style-name="ce263" office:value-type="string" calcext:value-type="string">
            <text:p>Enh. Fire+80%</text:p>
          </table:table-cell>
          <table:table-cell table:style-name="ce263" office:value-type="string" calcext:value-type="string">
            <text:p>Enh. Water+80%</text:p>
          </table:table-cell>
          <table:table-cell table:style-name="ce263" office:value-type="string" calcext:value-type="string">
            <text:p>Enh. Wind+80%</text:p>
          </table:table-cell>
          <table:table-cell table:style-name="ce263" office:value-type="string" calcext:value-type="string">
            <text:p>Enh. Dark+80%</text:p>
          </table:table-cell>
          <table:table-cell table:style-name="ce21" table:number-columns-repeated="967"/>
        </table:table-row>
        <table:table-row table:style-name="ro3">
          <table:table-cell table:style-name="ce3" office:value-type="string" calcext:value-type="string">
            <text:p>Y'shtol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17" calcext:value-type="float">
            <text:p>17</text:p>
          </table:table-cell>
          <table:table-cell table:style-name="ce165" office:value-type="percentage" office:value="0.15" calcext:value-type="percentage">
            <text:p>15%</text:p>
          </table:table-cell>
          <table:table-cell table:style-name="ce176" table:formula="of:=[.AG3]*0.8666666" office:value-type="percentage" office:value="25.999998" calcext:value-type="percentage">
            <text:p>2600%</text:p>
          </table:table-cell>
          <table:table-cell table:style-name="ce157" table:formula="of:=(INDIRECT(ADDRESS([.$AC3];8))+[.AF$37])*[.AE3]" office:value-type="float" office:value="2612.999799" calcext:value-type="float">
            <text:p>2 613</text:p>
          </table:table-cell>
          <table:table-cell table:style-name="ce182" table:formula="of:=10*3" office:value-type="percentage" office:value="30" calcext:value-type="percentage">
            <text:p>3000%</text:p>
          </table:table-cell>
          <table:table-cell table:style-name="ce191" table:formula="of:=(INDIRECT(ADDRESS([.$AC3];12))+[.AH$2])*[.AG3]" office:value-type="float" office:value="29490" calcext:value-type="float">
            <text:p>29 490</text:p>
          </table:table-cell>
          <table:table-cell table:style-name="ce200" office:value-type="float" office:value="9380" calcext:value-type="float">
            <text:p>9 380</text:p>
          </table:table-cell>
          <table:table-cell table:style-name="ce176" table:formula="of:=[.AL3]*0.8666666" office:value-type="percentage" office:value="77.999994" calcext:value-type="percentage">
            <text:p>7800%</text:p>
          </table:table-cell>
          <table:table-cell table:style-name="ce157" table:formula="of:=(INDIRECT(ADDRESS([.$AC3];9))+[.AK$2])*[.AJ3]" office:value-type="float" office:value="7923.23939052" calcext:value-type="float">
            <text:p>7 923</text:p>
          </table:table-cell>
          <table:table-cell table:style-name="ce203" table:formula="of:=30*3" office:value-type="percentage" office:value="90" calcext:value-type="percentage">
            <text:p>9000%</text:p>
          </table:table-cell>
          <table:table-cell table:style-name="ce191" table:formula="of:=(INDIRECT(ADDRESS([.$AC3];13))+[.AM$2])*[.AL3]" office:value-type="float" office:value="117900" calcext:value-type="float">
            <text:p>117 900</text:p>
          </table:table-cell>
          <table:table-cell table:style-name="ce200"/>
          <table:table-cell table:style-name="ce213"/>
          <table:table-cell table:style-name="ce229"/>
          <table:table-cell table:style-name="ce243" office:value-type="string" calcext:value-type="string">
            <text:p>Haste, Faith, Boost, Mage Trance(party), PS(self)</text:p>
          </table:table-cell>
          <table:table-cell table:style-name="ce246"/>
          <table:table-cell table:style-name="ce250" office:value-type="string" calcext:value-type="string">
            <text:p>Faith, Haste, Skillseed+20%</text:p>
          </table:table-cell>
          <table:table-cell table:style-name="ce257"/>
          <table:table-cell table:style-name="ce21" table:number-columns-repeated="2"/>
          <table:table-cell/>
          <table:table-cell table:style-name="ce21" table:number-columns-repeated="974"/>
        </table:table-row>
        <table:table-row table:style-name="ro3">
          <table:table-cell table:style-name="ce3" office:value-type="string" calcext:value-type="string">
            <text:p>Yuna</text:p>
          </table:table-cell>
          <table:table-cell table:style-name="ce2"/>
          <table:table-cell table:style-name="ce25" table:number-columns-repeated="2"/>
          <table:table-cell table:style-name="ce32"/>
          <table:table-cell table:style-name="ce39"/>
          <table:table-cell table:style-name="ce46"/>
          <table:table-cell table:style-name="ce60" table:number-columns-repeated="4"/>
          <table:table-cell table:style-name="ce69"/>
          <table:table-cell table:style-name="ce76"/>
          <table:table-cell table:style-name="ce84"/>
          <table:table-cell table:style-name="ce94"/>
          <table:table-cell table:style-name="ce95"/>
          <table:table-cell table:style-name="ce20" table:number-columns-repeated="12"/>
          <table:table-cell table:style-name="ce157" office:value-type="float" office:value="24" calcext:value-type="float">
            <text:p>24</text:p>
          </table:table-cell>
          <table:table-cell table:style-name="ce165" office:value-type="percentage" office:value="0.15" calcext:value-type="percentage">
            <text:p>15%</text:p>
          </table:table-cell>
          <table:table-cell table:style-name="ce176" table:formula="of:=[.AG4]*0.8666666" office:value-type="percentage" office:value="25.999998" calcext:value-type="percentage">
            <text:p>2600%</text:p>
          </table:table-cell>
          <table:table-cell table:style-name="ce157" table:formula="of:=(INDIRECT(ADDRESS([.$AC4];8))+[.AF$37])*[.AE4]"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4];12))+[.AH$2])*[.AG4]" office:value-type="float" office:value="26985" calcext:value-type="float">
            <text:p>26 985</text:p>
          </table:table-cell>
          <table:table-cell table:style-name="ce200" office:value-type="float" office:value="9380" calcext:value-type="float">
            <text:p>9 380</text:p>
          </table:table-cell>
          <table:table-cell table:style-name="ce176" table:formula="of:=[.AL4]*0.8666666" office:value-type="percentage" office:value="77.999994" calcext:value-type="percentage">
            <text:p>7800%</text:p>
          </table:table-cell>
          <table:table-cell table:style-name="ce157" table:formula="of:=(INDIRECT(ADDRESS([.$AC4];9))+[.AK$2])*[.AJ4]" office:value-type="float" office:value="7815.5993988" calcext:value-type="float">
            <text:p>7 816</text:p>
          </table:table-cell>
          <table:table-cell table:style-name="ce203" table:formula="of:=30*3" office:value-type="percentage" office:value="90" calcext:value-type="percentage">
            <text:p>9000%</text:p>
          </table:table-cell>
          <table:table-cell table:style-name="ce191" table:formula="of:=(INDIRECT(ADDRESS([.$AC4];13))+[.AM$2])*[.AL4]" office:value-type="float" office:value="48690" calcext:value-type="float">
            <text:p>48 690</text:p>
          </table:table-cell>
          <table:table-cell table:style-name="ce200"/>
          <table:table-cell table:style-name="ce213"/>
          <table:table-cell table:style-name="ce229"/>
          <table:table-cell table:style-name="ce243" office:value-type="string" calcext:value-type="string">
            <text:p>Full Esuna, Faith, Boost, Mage Trance(party), PS(self), Weakenga, Dispelga+</text:p>
          </table:table-cell>
          <table:table-cell table:style-name="ce246"/>
          <table:table-cell table:style-name="ce250" office:value-type="string" calcext:value-type="string">
            <text:p>Life+2, EG+2, Cristal+100</text:p>
          </table:table-cell>
          <table:table-cell table:style-name="ce257"/>
          <table:table-cell table:style-name="ce21" table:number-columns-repeated="2"/>
          <table:table-cell/>
          <table:table-cell table:style-name="ce21" table:number-columns-repeated="974"/>
        </table:table-row>
        <table:table-row table:style-name="ro2">
          <table:table-cell table:style-name="ce4" office:value-type="string" calcext:value-type="string">
            <text:p>Nightwalker</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3681" calcext:value-type="float">
            <text:p>13 681</text:p>
          </table:table-cell>
          <table:table-cell table:style-name="ce46" office:value-type="float" office:value="1156" calcext:value-type="float">
            <text:p>1 156</text:p>
          </table:table-cell>
          <table:table-cell table:style-name="ce60" office:value-type="percentage" office:value="1" calcext:value-type="percentage">
            <text:p>100%</text:p>
          </table:table-cell>
          <table:table-cell table:style-name="ce60" office:value-type="percentage" office:value="0.7" calcext:value-type="percentage">
            <text:p>70%</text:p>
          </table:table-cell>
          <table:table-cell table:style-name="ce60" office:value-type="percentage" office:value="0.4" calcext:value-type="percentage">
            <text:p>40%</text:p>
          </table:table-cell>
          <table:table-cell table:style-name="ce60" office:value-type="percentage" office:value="1.5" calcext:value-type="percentage">
            <text:p>150%</text:p>
          </table:table-cell>
          <table:table-cell table:style-name="ce70" office:value-type="float" office:value="573" calcext:value-type="float">
            <text:p>573</text:p>
          </table:table-cell>
          <table:table-cell table:style-name="ce77" office:value-type="float" office:value="1188" calcext:value-type="float">
            <text:p>1 188</text:p>
          </table:table-cell>
          <table:table-cell table:style-name="ce85" office:value-type="percentage" office:value="1.15" calcext:value-type="percentage">
            <text:p>115%</text:p>
          </table:table-cell>
          <table:table-cell table:style-name="ce85" office:value-type="percentage" office:value="1.35" calcext:value-type="percentage">
            <text:p>135%</text:p>
          </table:table-cell>
          <table:table-cell table:style-name="ce96" office:value-type="percentage" office:value="0.2" calcext:value-type="percentage">
            <text:p>20%</text:p>
          </table:table-cell>
          <table:table-cell table:style-name="ce107"/>
          <table:table-cell table:style-name="ce112"/>
          <table:table-cell table:style-name="ce107"/>
          <table:table-cell table:style-name="ce116" office:value-type="percentage" office:value="0.5" calcext:value-type="percentage">
            <text:p>50%</text:p>
          </table:table-cell>
          <table:table-cell table:style-name="ce107"/>
          <table:table-cell table:style-name="ce120" office:value-type="percentage" office:value="2.5" calcext:value-type="percentage">
            <text:p>25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157"/>
          <table:table-cell table:style-name="ce182" table:formula="of:=16*3" office:value-type="percentage" office:value="48" calcext:value-type="percentage">
            <text:p>4800%</text:p>
          </table:table-cell>
          <table:table-cell table:style-name="ce192" table:formula="of:=([.$L5]+[.AH$2])*[.AG5]" office:value-type="float" office:value="32304" calcext:value-type="float">
            <text:p>32 304</text:p>
          </table:table-cell>
          <table:table-cell table:style-name="ce200"/>
          <table:table-cell table:style-name="ce176"/>
          <table:table-cell table:style-name="ce157"/>
          <table:table-cell table:style-name="ce203" table:formula="of:=24*3" office:value-type="percentage" office:value="72" calcext:value-type="percentage">
            <text:p>7200%</text:p>
          </table:table-cell>
          <table:table-cell table:style-name="ce192" table:formula="of:=([.$M5]+[.AM$2])*[.AL5]" office:value-type="float" office:value="92736" calcext:value-type="float">
            <text:p>92 736</text:p>
          </table:table-cell>
          <table:table-cell table:style-name="ce200"/>
          <table:table-cell table:style-name="ce213" office:value-type="float" office:value="2" calcext:value-type="float">
            <text:p>2</text:p>
          </table:table-cell>
          <table:table-cell table:style-name="ce229"/>
          <table:table-cell table:style-name="ce244" office:value-type="string" calcext:value-type="string">
            <text:p>Trance, Snipe, PS, Debarrierga, CRD-ga, Weakenga, Sleepga</text:p>
          </table:table-cell>
          <table:table-cell table:style-name="ce246" office:value-type="string" calcext:value-type="string">
            <text:p>Crit 100%</text:p>
          </table:table-cell>
          <table:table-cell table:style-name="ce251" office:value-type="string" calcext:value-type="string">
            <text:p>PEG+1, PR+10%</text:p>
          </table:table-cell>
          <table:table-cell table:style-name="ce257" office:value-type="string" calcext:value-type="string">
            <text:p>Drain, Snipe, Boost</text:p>
          </table:table-cell>
          <table:table-cell table:style-name="ce21" table:number-columns-repeated="977"/>
        </table:table-row>
        <table:table-row table:style-name="ro2">
          <table:table-cell table:style-name="ce5" office:value-type="string" calcext:value-type="string">
            <text:p>FGM (32) aka Flower Girl of Midgar</text:p>
          </table:table-cell>
          <table:table-cell table:style-name="ce18" office:value-type="string" calcext:value-type="string">
            <text:p>DD/H</text:p>
          </table:table-cell>
          <table:table-cell table:style-name="ce25" office:value-type="float" office:value="2" calcext:value-type="float">
            <text:p>2</text:p>
          </table:table-cell>
          <table:table-cell table:style-name="ce25" office:value-type="float" office:value="1" calcext:value-type="float">
            <text:p>1</text:p>
          </table:table-cell>
          <table:table-cell table:style-name="ce32"/>
          <table:table-cell table:style-name="ce39" office:value-type="float" office:value="11776" calcext:value-type="float">
            <text:p>11 776</text:p>
          </table:table-cell>
          <table:table-cell table:style-name="ce46" office:value-type="float" office:value="965" calcext:value-type="float">
            <text:p>965</text:p>
          </table:table-cell>
          <table:table-cell table:number-columns-repeated="4" table:style-name="ce60" office:value-type="percentage" office:value="0.7" calcext:value-type="percentage">
            <text:p>70%</text:p>
          </table:table-cell>
          <table:table-cell table:style-name="ce70" office:value-type="float" office:value="541" calcext:value-type="float">
            <text:p>541</text:p>
          </table:table-cell>
          <table:table-cell table:style-name="ce77" office:value-type="float" office:value="1120" calcext:value-type="float">
            <text:p>1 120</text:p>
          </table:table-cell>
          <table:table-cell table:style-name="ce85" table:number-columns-repeated="2"/>
          <table:table-cell table:style-name="ce96"/>
          <table:table-cell table:style-name="ce108" office:value-type="percentage" office:value="0.7" calcext:value-type="percentage">
            <text:p>70%</text:p>
          </table:table-cell>
          <table:table-cell table:style-name="ce112"/>
          <table:table-cell table:style-name="ce107" table:number-columns-repeated="2"/>
          <table:table-cell table:style-name="ce118" table:formula="of:=0.7+0.04*16" office:value-type="percentage" office:value="1.34" calcext:value-type="percentage">
            <text:p>134%</text:p>
          </table:table-cell>
          <table:table-cell table:style-name="ce107"/>
          <table:table-cell table:style-name="ce122"/>
          <table:table-cell table:style-name="ce128"/>
          <table:table-cell table:style-name="ce134"/>
          <table:table-cell table:style-name="ce140"/>
          <table:table-cell table:style-name="ce146"/>
          <table:table-cell table:style-name="ce152" office:value-type="percentage" office:value="0.5" calcext:value-type="percentage">
            <text:p>5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6]*0.8666666" office:value-type="percentage" office:value="25.999998" calcext:value-type="percentage">
            <text:p>2600%</text:p>
          </table:table-cell>
          <table:table-cell table:style-name="ce38" table:formula="of:=([.$L7]+[.AF$2])*[.AE6]" office:value-type="float" office:value="12973.999002" calcext:value-type="float">
            <text:p>12 974</text:p>
          </table:table-cell>
          <table:table-cell table:style-name="ce182" office:value-type="percentage" office:value="30" calcext:value-type="percentage">
            <text:p>3000%</text:p>
          </table:table-cell>
          <table:table-cell table:style-name="ce192" table:formula="of:=([.$L6]+[.AH$2])*[.AG6]" office:value-type="float" office:value="19230" calcext:value-type="float">
            <text:p>19 230</text:p>
          </table:table-cell>
          <table:table-cell table:style-name="ce200" office:value-type="float" office:value="1664" calcext:value-type="float">
            <text:p>1 664</text:p>
          </table:table-cell>
          <table:table-cell table:style-name="ce176" table:formula="of:=[.AL6]*0.8666666" office:value-type="percentage" office:value="51.999996" calcext:value-type="percentage">
            <text:p>5200%</text:p>
          </table:table-cell>
          <table:table-cell table:style-name="ce38" table:formula="of:=([.$M7]+[.AK$2])*[.AJ6]" office:value-type="float" office:value="64375.995048" calcext:value-type="float">
            <text:p>64 376</text:p>
          </table:table-cell>
          <table:table-cell table:style-name="ce203" office:value-type="percentage" office:value="60" calcext:value-type="percentage">
            <text:p>6000%</text:p>
          </table:table-cell>
          <table:table-cell table:style-name="ce192" table:formula="of:=([.$M6]+[.AM$2])*[.AL6]" office:value-type="float" office:value="73200" calcext:value-type="float">
            <text:p>73 200</text:p>
          </table:table-cell>
          <table:table-cell table:style-name="ce200" office:value-type="float" office:value="28392" calcext:value-type="float">
            <text:p>28 392</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Faith, Barrier, Wall</text:p>
          </table:table-cell>
          <table:table-cell table:style-name="ce246" office:value-type="string" calcext:value-type="string">
            <text:p>Sleep 100%</text:p>
          </table:table-cell>
          <table:table-cell table:style-name="ce251" office:value-type="string" calcext:value-type="string">
            <text:p>Life+3, PD+10%</text:p>
          </table:table-cell>
          <table:table-cell table:style-name="ce257" office:value-type="string" calcext:value-type="string">
            <text:p>Barrier, Faith, Haste, Wall</text:p>
          </table:table-cell>
          <table:table-cell table:style-name="ce21" table:number-columns-repeated="977"/>
        </table:table-row>
        <table:table-row table:style-name="ro2">
          <table:table-cell table:style-name="ce5" office:value-type="string" calcext:value-type="string">
            <text:p>PSICOM Office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193" calcext:value-type="float">
            <text:p>11 193</text:p>
          </table:table-cell>
          <table:table-cell table:style-name="ce46" table:formula="of:=877" office:value-type="float" office:value="877" calcext:value-type="float">
            <text:p>877</text:p>
          </table:table-cell>
          <table:table-cell table:number-columns-repeated="3" table:style-name="ce60" office:value-type="percentage" office:value="0.7" calcext:value-type="percentage">
            <text:p>70%</text:p>
          </table:table-cell>
          <table:table-cell table:style-name="ce60" office:value-type="percentage" office:value="1.4" calcext:value-type="percentage">
            <text:p>140%</text:p>
          </table:table-cell>
          <table:table-cell table:style-name="ce70" office:value-type="float" office:value="399" calcext:value-type="float">
            <text:p>399</text:p>
          </table:table-cell>
          <table:table-cell table:style-name="ce77" office:value-type="float" office:value="1138" calcext:value-type="float">
            <text:p>1 138</text:p>
          </table:table-cell>
          <table:table-cell table:style-name="ce85"/>
          <table:table-cell table:style-name="ce85" office:value-type="percentage" office:value="1" calcext:value-type="percentage">
            <text:p>100%</text:p>
          </table:table-cell>
          <table:table-cell table:style-name="ce96"/>
          <table:table-cell table:style-name="ce108"/>
          <table:table-cell table:style-name="ce110"/>
          <table:table-cell table:style-name="ce114"/>
          <table:table-cell table:style-name="ce110" table:number-columns-repeated="2"/>
          <table:table-cell table:style-name="ce120" table:formula="of:=0.05*0+0.04*12+0.03*4" office:value-type="percentage" office:value="0.6" calcext:value-type="percentage">
            <text:p>60%</text:p>
          </table:table-cell>
          <table:table-cell table:style-name="ce122"/>
          <table:table-cell table:style-name="ce128" office:value-type="percentage" office:value="0.3" calcext:value-type="percentage">
            <text:p>30%</text:p>
          </table:table-cell>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22.95" calcext:value-type="percentage">
            <text:p>2295%</text:p>
          </table:table-cell>
          <table:table-cell table:style-name="ce192" table:formula="of:=([.$L7]+[.AH$2])*[.AG7]" office:value-type="float" office:value="11452.05" calcext:value-type="float">
            <text:p>11 452</text:p>
          </table:table-cell>
          <table:table-cell table:style-name="ce200"/>
          <table:table-cell table:style-name="ce176"/>
          <table:table-cell table:style-name="ce38"/>
          <table:table-cell table:style-name="ce203" office:value-type="percentage" office:value="66.6" calcext:value-type="percentage">
            <text:p>6660%</text:p>
          </table:table-cell>
          <table:table-cell table:style-name="ce192" table:formula="of:=([.$M7]+[.AM$2])*[.AL7]" office:value-type="float" office:value="82450.8" calcext:value-type="float">
            <text:p>82 451</text:p>
          </table:table-cell>
          <table:table-cell table:style-name="ce200"/>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Trance, Debarrier, BDD, CRD, Stun</text:p>
          </table:table-cell>
          <table:table-cell table:style-name="ce246" office:value-type="string" calcext:value-type="string">
            <text:p>Sleep 100%</text:p>
          </table:table-cell>
          <table:table-cell table:style-name="ce251" office:value-type="string" calcext:value-type="string">
            <text:p>PD+10%, PR+10%, Range Lore</text:p>
          </table:table-cell>
          <table:table-cell table:style-name="ce257" office:value-type="string" calcext:value-type="string">
            <text:p>Barrier, Haste, Wall</text:p>
          </table:table-cell>
          <table:table-cell table:style-name="ce21" table:number-columns-repeated="977"/>
        </table:table-row>
        <table:table-row table:style-name="ro2">
          <table:table-cell table:style-name="ce6" office:value-type="string" calcext:value-type="string">
            <text:p>Primeval Witch (32)</text:p>
          </table:table-cell>
          <table:table-cell table:style-name="ce18" office:value-type="string" calcext:value-type="string">
            <text:p>DD</text:p>
          </table:table-cell>
          <table:table-cell table:style-name="ce26" office:value-type="float" office:value="3" calcext:value-type="float" table:number-columns-spanned="1" table:number-rows-spanned="2">
            <text:p>3</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2439" calcext:value-type="float" table:number-columns-spanned="1" table:number-rows-spanned="2">
            <text:p>12 439</text:p>
          </table:table-cell>
          <table:table-cell table:style-name="ce47" office:value-type="float" office:value="948" calcext:value-type="float" table:number-columns-spanned="1" table:number-rows-spanned="2">
            <text:p>948</text:p>
          </table:table-cell>
          <table:table-cell table:style-name="ce61" table:formula="of:=0.4+0.8*[.AU8]" office:value-type="percentage" office:value="1.2" calcext:value-type="percentage" table:number-columns-spanned="1" table:number-rows-spanned="2">
            <text:p>120%</text:p>
          </table:table-cell>
          <table:table-cell table:style-name="ce61" table:formula="of:=0.4+0.8*[.AV8]" office:value-type="percentage" office:value="1.2" calcext:value-type="percentage" table:number-columns-spanned="1" table:number-rows-spanned="2">
            <text:p>120%</text:p>
          </table:table-cell>
          <table:table-cell table:style-name="ce61" table:formula="of:=0.4+0.8*[.AW8]" office:value-type="percentage" office:value="0.4" calcext:value-type="percentage" table:number-columns-spanned="1" table:number-rows-spanned="2">
            <text:p>40%</text:p>
          </table:table-cell>
          <table:table-cell table:style-name="ce61" office:value-type="percentage" office:value="0.4" calcext:value-type="percentage" table:number-columns-spanned="1" table:number-rows-spanned="2">
            <text:p>40%</text:p>
          </table:table-cell>
          <table:table-cell table:style-name="ce71" office:value-type="float" office:value="560" calcext:value-type="float" table:number-columns-spanned="1" table:number-rows-spanned="2">
            <text:p>560</text:p>
          </table:table-cell>
          <table:table-cell table:style-name="ce78" office:value-type="float" office:value="820" calcext:value-type="float" table:number-columns-spanned="1" table:number-rows-spanned="2">
            <text:p>820</text:p>
          </table:table-cell>
          <table:table-cell table:style-name="ce86" table:formula="of:=0.5+1*[.AX8]" office:value-type="percentage" office:value="1.5" calcext:value-type="percentage" table:number-columns-spanned="1" table:number-rows-spanned="2">
            <text:p>150%</text:p>
          </table:table-cell>
          <table:table-cell table:style-name="ce86" table:formula="of:=0.5+1*[.AY8]" office:value-type="percentage" office:value="1.5" calcext:value-type="percentage" table:number-columns-spanned="1" table:number-rows-spanned="2">
            <text:p>150%</text:p>
          </table:table-cell>
          <table:table-cell table:style-name="ce97" table:formula="of:=0.1+0.1*[.AZ8]" office:value-type="percentage" office:value="0.1" calcext:value-type="percentage" table:number-columns-spanned="1" table:number-rows-spanned="2">
            <text:p>10%</text:p>
          </table:table-cell>
          <table:table-cell table:style-name="ce107"/>
          <table:table-cell table:style-name="ce112" table:formula="of:=0.4+0.05*3+0.8*[.BB8]" office:value-type="percentage" office:value="0.55" calcext:value-type="percentage">
            <text:p>55%</text:p>
          </table:table-cell>
          <table:table-cell table:style-name="ce114" table:formula="of:=0.4+0.05*3+0.8*[.BC8]" office:value-type="percentage" office:value="0.55" calcext:value-type="percentage">
            <text:p>55%</text:p>
          </table:table-cell>
          <table:table-cell table:style-name="ce110" table:number-columns-repeated="2"/>
          <table:table-cell table:style-name="ce120" table:formula="of:=0.4+0.05*3+0.8*[.BD8]" office:value-type="percentage" office:value="0.55" calcext:value-type="percentage">
            <text:p>55%</text:p>
          </table:table-cell>
          <table:table-cell table:style-name="ce123" office:value-type="percentage" office:value="0.2" calcext:value-type="percentage" table:number-columns-spanned="1" table:number-rows-spanned="2">
            <text:p>20%</text:p>
          </table:table-cell>
          <table:table-cell table:style-name="ce129" office:value-type="percentage" office:value="0.2" calcext:value-type="percentage" table:number-columns-spanned="1" table:number-rows-spanned="2">
            <text:p>20%</text:p>
          </table:table-cell>
          <table:table-cell table:style-name="ce135" office:value-type="percentage" office:value="0.2" calcext:value-type="percentage" table:number-columns-spanned="1" table:number-rows-spanned="2">
            <text:p>20%</text:p>
          </table:table-cell>
          <table:table-cell table:style-name="ce141" table:number-columns-spanned="1" table:number-rows-spanned="2"/>
          <table:table-cell table:style-name="ce147" table:number-columns-spanned="1" table:number-rows-spanned="2"/>
          <table:table-cell table:style-name="ce153" office:value-type="percentage" office:value="0.2" calcext:value-type="percentage" table:number-columns-spanned="1" table:number-rows-spanned="2">
            <text:p>20%</text:p>
          </table:table-cell>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table-cell table:style-name="ce181"/>
          <table:table-cell table:style-name="ce183" table:formula="of:=20*3" office:value-type="percentage" office:value="60" calcext:value-type="percentage" table:number-columns-spanned="1" table:number-rows-spanned="2">
            <text:p>6000%</text:p>
          </table:table-cell>
          <table:table-cell table:style-name="ce193" table:formula="of:=([.$L8]+[.AH$2])*[.AG8]" office:value-type="float" office:value="39600" calcext:value-type="float" table:number-columns-spanned="1" table:number-rows-spanned="2">
            <text:p>39 600</text:p>
          </table:table-cell>
          <table:table-cell table:style-name="ce201"/>
          <table:table-cell table:style-name="ce177"/>
          <table:table-cell table:style-name="ce181"/>
          <table:table-cell table:style-name="ce204" table:formula="of:=20*3" office:value-type="percentage" office:value="60" calcext:value-type="percentage" table:number-columns-spanned="1" table:number-rows-spanned="2">
            <text:p>6000%</text:p>
          </table:table-cell>
          <table:table-cell table:style-name="ce193" table:formula="of:=([.$M8]+[.AM$2])*[.AL8]" office:value-type="float" office:value="55200" calcext:value-type="float" table:number-columns-spanned="1" table:number-rows-spanned="2">
            <text:p>55 200</text:p>
          </table:table-cell>
          <table:table-cell table:style-name="ce200"/>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Faith, Boost, Trance, Prismatic Shift, Dispel, Debarrier, Unguard</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PES+2, PD+10%, PR+10%, K&amp;D+1, 3rd+2</text:p>
          </table:table-cell>
          <table:table-cell table:style-name="ce258" office:value-type="string" calcext:value-type="string" table:number-columns-spanned="1" table:number-rows-spanned="2">
            <text:p>Barrier, Brave, Faith, Boost</text:p>
          </table:table-cell>
          <table:table-cell table:number-columns-repeated="2" table:style-name="ce21" office:value-type="float" office:value="1" calcext:value-type="float">
            <text:p>1</text:p>
          </table:table-cell>
          <table:table-cell table:style-name="ce21" office:value-type="float" office:value="0" calcext:value-type="float">
            <text:p>0</text:p>
          </table:table-cell>
          <table:table-cell table:number-columns-repeated="2" table:style-name="ce21" office:value-type="float" office:value="1" calcext:value-type="float">
            <text:p>1</text:p>
          </table:table-cell>
          <table:table-cell table:number-columns-repeated="5" table:style-name="ce21" office:value-type="float" office:value="0" calcext:value-type="float">
            <text:p>0</text:p>
          </table:table-cell>
          <table:table-cell table:style-name="ce21" table:number-columns-repeated="967"/>
        </table:table-row>
        <table:table-row table:style-name="ro2">
          <table:table-cell table:style-name="ce7"/>
          <table:table-cell table:style-name="ce18" office:value-type="string" calcext:value-type="string">
            <text:p>DD</text:p>
          </table:table-cell>
          <table:covered-table-cell table:style-name="ce27" table:formula="of:=[.C8]" office:value-type="float" office:value="3" calcext:value-type="float">
            <text:p>3</text:p>
          </table:covered-table-cell>
          <table:covered-table-cell table:style-name="ce27" table:formula="of:=[.D8]" office:value-type="float" office:value="3" calcext:value-type="float">
            <text:p>3</text:p>
          </table:covered-table-cell>
          <table:covered-table-cell table:style-name="ce34"/>
          <table:covered-table-cell table:style-name="ce41" table:formula="of:=[.F8]" office:value-type="float" office:value="12439" calcext:value-type="float">
            <text:p>12 439</text:p>
          </table:covered-table-cell>
          <table:covered-table-cell table:style-name="ce48" table:formula="of:=[.G8]" office:value-type="float" office:value="948" calcext:value-type="float">
            <text:p>948</text:p>
          </table:covered-table-cell>
          <table:covered-table-cell table:style-name="ce62" table:formula="of:=[.H8]" office:value-type="percentage" office:value="1.2" calcext:value-type="percentage">
            <text:p>120%</text:p>
          </table:covered-table-cell>
          <table:covered-table-cell table:style-name="ce62" table:formula="of:=[.I8]" office:value-type="percentage" office:value="1.2" calcext:value-type="percentage">
            <text:p>120%</text:p>
          </table:covered-table-cell>
          <table:covered-table-cell table:style-name="ce62" table:formula="of:=[.J8]" office:value-type="percentage" office:value="0.4" calcext:value-type="percentage">
            <text:p>40%</text:p>
          </table:covered-table-cell>
          <table:covered-table-cell table:style-name="ce62" table:formula="of:=[.K8]" office:value-type="percentage" office:value="0.4" calcext:value-type="percentage">
            <text:p>40%</text:p>
          </table:covered-table-cell>
          <table:covered-table-cell table:style-name="ce72" table:formula="of:=[.L8]" office:value-type="float" office:value="560" calcext:value-type="float">
            <text:p>560</text:p>
          </table:covered-table-cell>
          <table:covered-table-cell table:style-name="ce79" table:formula="of:=[.M8]" office:value-type="float" office:value="820" calcext:value-type="float">
            <text:p>820</text:p>
          </table:covered-table-cell>
          <table:covered-table-cell table:style-name="ce87" table:formula="of:=[.N8]" office:value-type="percentage" office:value="1.5" calcext:value-type="percentage">
            <text:p>150%</text:p>
          </table:covered-table-cell>
          <table:covered-table-cell table:style-name="ce87" table:formula="of:=[.O8]" office:value-type="percentage" office:value="1.5" calcext:value-type="percentage">
            <text:p>150%</text:p>
          </table:covered-table-cell>
          <table:covered-table-cell table:style-name="ce98" table:formula="of:=[.P8]" office:value-type="percentage" office:value="0.1" calcext:value-type="percentage">
            <text:p>10%</text:p>
          </table:covered-table-cell>
          <table:table-cell table:style-name="ce109" table:formula="of:=0.4+0.05*3+0.8*[.BA8]" office:value-type="percentage" office:value="0.55" calcext:value-type="percentage">
            <text:p>55%</text:p>
          </table:table-cell>
          <table:table-cell table:style-name="ce112" table:formula="of:=[.R8]" office:value-type="percentage" office:value="0.55" calcext:value-type="percentage">
            <text:p>55%</text:p>
          </table:table-cell>
          <table:table-cell table:style-name="ce114" table:formula="of:=[.S8]" office:value-type="percentage" office:value="0.55" calcext:value-type="percentage">
            <text:p>55%</text:p>
          </table:table-cell>
          <table:table-cell table:style-name="ce110" table:number-columns-repeated="2"/>
          <table:table-cell table:style-name="ce107"/>
          <table:covered-table-cell table:style-name="ce123" table:formula="of:=[.W8]" office:value-type="percentage" office:value="0.2" calcext:value-type="percentage">
            <text:p>20%</text:p>
          </table:covered-table-cell>
          <table:covered-table-cell table:style-name="ce129" table:formula="of:=[.X8]" office:value-type="percentage" office:value="0.2" calcext:value-type="percentage">
            <text:p>20%</text:p>
          </table:covered-table-cell>
          <table:covered-table-cell table:style-name="ce135" table:formula="of:=[.Y8]" office:value-type="percentage" office:value="0.2" calcext:value-type="percentage">
            <text:p>20%</text:p>
          </table:covered-table-cell>
          <table:covered-table-cell table:style-name="ce141"/>
          <table:covered-table-cell table:style-name="ce147"/>
          <table:covered-table-cell table:style-name="ce153" table:formula="of:=[.AB8]" office:value-type="percentage" office:value="0.2" calcext:value-type="percentage">
            <text:p>20%</text:p>
          </table:covered-table-cell>
          <table:table-cell table:style-name="ce159" office:value-type="string" calcext:value-type="string">
            <text:p>Water</text:p>
          </table:table-cell>
          <table:covered-table-cell table:style-name="ce167" table:formula="of:=[.AD8]" office:value-type="percentage" office:value="0.05" calcext:value-type="percentage">
            <text:p>5%</text:p>
          </table:covered-table-cell>
          <table:table-cell table:style-name="ce177"/>
          <table:table-cell table:style-name="ce181"/>
          <table:covered-table-cell table:style-name="ce184" table:formula="of:=[.AG8]" office:value-type="percentage" office:value="60" calcext:value-type="percentage">
            <text:p>6000%</text:p>
          </table:covered-table-cell>
          <table:covered-table-cell table:style-name="ce194" table:formula="of:=([.$L9]+[.AH$2])*[.AG9]" office:value-type="float" office:value="39600" calcext:value-type="float">
            <text:p>39 600</text:p>
          </table:covered-table-cell>
          <table:table-cell table:style-name="ce201"/>
          <table:table-cell table:style-name="ce177"/>
          <table:table-cell table:style-name="ce181"/>
          <table:covered-table-cell table:style-name="ce205" table:formula="of:=[.AL8]" office:value-type="percentage" office:value="60" calcext:value-type="percentage">
            <text:p>6000%</text:p>
          </table:covered-table-cell>
          <table:covered-table-cell table:style-name="ce194" table:formula="of:=([.$M9]+[.AM$2])*[.AL9]" office:value-type="float" office:value="55200" calcext:value-type="float">
            <text:p>55 200</text:p>
          </table:covered-table-cell>
          <table:table-cell table:style-name="ce200"/>
          <table:covered-table-cell table:style-name="ce215" table:formula="of:=[.AO8]" office:value-type="float" office:value="1" calcext:value-type="float">
            <text:p>1</text:p>
          </table:covered-table-cell>
          <table:covered-table-cell table:style-name="ce231" table:formula="of:=[.AP8]"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Vesna Krasn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string" calcext:value-type="string">
            <text:p>-</text:p>
          </table:table-cell>
          <table:table-cell table:style-name="ce32"/>
          <table:table-cell table:style-name="ce39" office:value-type="float" office:value="11776" calcext:value-type="float">
            <text:p>11 776</text:p>
          </table:table-cell>
          <table:table-cell table:style-name="ce46" office:value-type="float" office:value="930" calcext:value-type="float">
            <text:p>930</text:p>
          </table:table-cell>
          <table:table-cell table:number-columns-repeated="4" table:style-name="ce60" office:value-type="percentage" office:value="0.7" calcext:value-type="percentage">
            <text:p>70%</text:p>
          </table:table-cell>
          <table:table-cell table:style-name="ce70" office:value-type="float" office:value="1179" calcext:value-type="float">
            <text:p>1 179</text:p>
          </table:table-cell>
          <table:table-cell table:style-name="ce77" office:value-type="float" office:value="428" calcext:value-type="float">
            <text:p>428</text:p>
          </table:table-cell>
          <table:table-cell table:style-name="ce85" table:number-columns-repeated="2"/>
          <table:table-cell table:style-name="ce96"/>
          <table:table-cell table:style-name="ce110"/>
          <table:table-cell table:style-name="ce112" table:formula="of:=0.5+0.04*16+0.03*0" office:value-type="percentage" office:value="1.14" calcext:value-type="percentage">
            <text:p>114%</text:p>
          </table:table-cell>
          <table:table-cell table:style-name="ce114" office:value-type="percentage" office:value="0.7" calcext:value-type="percentage">
            <text:p>70%</text:p>
          </table:table-cell>
          <table:table-cell table:style-name="ce110"/>
          <table:table-cell table:style-name="ce118"/>
          <table:table-cell table:style-name="ce107"/>
          <table:table-cell table:style-name="ce122" office:value-type="percentage" office:value="0.3" calcext:value-type="percentage">
            <text:p>30%</text:p>
          </table:table-cell>
          <table:table-cell table:style-name="ce128"/>
          <table:table-cell table:style-name="ce134"/>
          <table:table-cell table:style-name="ce140" office:value-type="percentage" office:value="0.3" calcext:value-type="percentage">
            <text:p>30%</text:p>
          </table:table-cell>
          <table:table-cell table:style-name="ce146"/>
          <table:table-cell table:style-name="ce152" office:value-type="percentage" office:value="0.3" calcext:value-type="percentage">
            <text:p>30%</text:p>
          </table:table-cell>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table-cell table:style-name="ce38"/>
          <table:table-cell table:style-name="ce182" table:formula="of:=25*3" office:value-type="percentage" office:value="75" calcext:value-type="percentage">
            <text:p>7500%</text:p>
          </table:table-cell>
          <table:table-cell table:style-name="ce192" table:formula="of:=([.$L10]+[.AH$2])*[.AG10]" office:value-type="float" office:value="95925" calcext:value-type="float">
            <text:p>95 925</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2" table:formula="of:=([.$M10]+[.AM$2])*[.AL10]" office:value-type="float" office:value="15840" calcext:value-type="float">
            <text:p>15 840</text:p>
          </table:table-cell>
          <table:table-cell table:style-name="ce200"/>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rave, Faith, Snipe</text:p>
          </table:table-cell>
          <table:table-cell table:style-name="ce246" office:value-type="string" calcext:value-type="string">
            <text:p>Sleep 100%</text:p>
          </table:table-cell>
          <table:table-cell table:style-name="ce251" office:value-type="string" calcext:value-type="string">
            <text:p>PES+2, PD+10%, Warrior Lore</text:p>
          </table:table-cell>
          <table:table-cell table:style-name="ce257" office:value-type="string" calcext:value-type="string">
            <text:p>Faith, Haste, Wall</text:p>
          </table:table-cell>
          <table:table-cell table:style-name="ce21" table:number-columns-repeated="977"/>
        </table:table-row>
        <table:table-row table:style-name="ro2">
          <table:table-cell table:style-name="ce8" office:value-type="string" calcext:value-type="string">
            <text:p>Esmeralda (32)</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973" calcext:value-type="float">
            <text:p>7 973</text:p>
          </table:table-cell>
          <table:table-cell table:style-name="ce46" office:value-type="float" office:value="1081" calcext:value-type="float">
            <text:p>1 081</text:p>
          </table:table-cell>
          <table:table-cell table:number-columns-repeated="4" table:style-name="ce60" office:value-type="percentage" office:value="0.7" calcext:value-type="percentage">
            <text:p>70%</text:p>
          </table:table-cell>
          <table:table-cell table:style-name="ce70" office:value-type="float" office:value="739" calcext:value-type="float">
            <text:p>739</text:p>
          </table:table-cell>
          <table:table-cell table:style-name="ce77" office:value-type="float" office:value="414" calcext:value-type="float">
            <text:p>414</text:p>
          </table:table-cell>
          <table:table-cell table:style-name="ce85" table:number-columns-repeated="2"/>
          <table:table-cell table:style-name="ce96"/>
          <table:table-cell table:style-name="ce110"/>
          <table:table-cell table:style-name="ce112"/>
          <table:table-cell table:style-name="ce114" table:formula="of:=0.5+0.04*10" office:value-type="percentage" office:value="0.9" calcext:value-type="percentage">
            <text:p>90%</text:p>
          </table:table-cell>
          <table:table-cell table:style-name="ce116" table:formula="of:=0.5+0.04*6" office:value-type="percentage" office:value="0.74" calcext:value-type="percentage">
            <text:p>74%</text:p>
          </table:table-cell>
          <table:table-cell table:style-name="ce107" table:number-columns-repeated="2"/>
          <table:table-cell table:style-name="ce122"/>
          <table:table-cell table:style-name="ce128"/>
          <table:table-cell table:style-name="ce134" office:value-type="percentage" office:value="0.4" calcext:value-type="percentage">
            <text:p>40%</text:p>
          </table:table-cell>
          <table:table-cell table:style-name="ce140" office:value-type="percentage" office:value="0.4" calcext:value-type="percentage">
            <text:p>4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11]*0.8666666" office:value-type="percentage" office:value="25.999998" calcext:value-type="percentage">
            <text:p>2600%</text:p>
          </table:table-cell>
          <table:table-cell table:style-name="ce38" table:formula="of:=([.$L15]+[.AF$2])*[.AE11]" office:value-type="float" office:value="13233.998982" calcext:value-type="float">
            <text:p>13 234</text:p>
          </table:table-cell>
          <table:table-cell table:style-name="ce182" office:value-type="percentage" office:value="30" calcext:value-type="percentage">
            <text:p>3000%</text:p>
          </table:table-cell>
          <table:table-cell table:style-name="ce192" table:formula="of:=([.$L11]+[.AH$2])*[.AG11]" office:value-type="float" office:value="25170" calcext:value-type="float">
            <text:p>25 170</text:p>
          </table:table-cell>
          <table:table-cell table:style-name="ce200" office:value-type="float" office:value="6110" calcext:value-type="float">
            <text:p>6 110</text:p>
          </table:table-cell>
          <table:table-cell table:style-name="ce176" table:formula="of:=[.AL11]*0.8666666" office:value-type="percentage" office:value="77.999994" calcext:value-type="percentage">
            <text:p>7800%</text:p>
          </table:table-cell>
          <table:table-cell table:style-name="ce38" table:formula="of:=([.$M15]+[.AK$2])*[.AJ11]" office:value-type="float" office:value="49061.996226" calcext:value-type="float">
            <text:p>49 062</text:p>
          </table:table-cell>
          <table:table-cell table:style-name="ce203" office:value-type="percentage" office:value="90" calcext:value-type="percentage">
            <text:p>9000%</text:p>
          </table:table-cell>
          <table:table-cell table:style-name="ce192" table:formula="of:=([.$M11]+[.AM$2])*[.AL11]" office:value-type="float" office:value="46260" calcext:value-type="float">
            <text:p>46 260</text:p>
          </table:table-cell>
          <table:table-cell table:style-name="ce200" office:value-type="float" office:value="16614" calcext:value-type="float">
            <text:p>16 61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Faith, Snipe (Self, 4 Tur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8" office:value-type="string" calcext:value-type="string">
            <text:p>Amalthea</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947+2*16" office:value-type="float" office:value="979" calcext:value-type="float">
            <text:p>979</text:p>
          </table:table-cell>
          <table:table-cell table:number-columns-repeated="4" table:style-name="ce60" office:value-type="percentage" office:value="0.7" calcext:value-type="percentage">
            <text:p>70%</text:p>
          </table:table-cell>
          <table:table-cell table:style-name="ce70" office:value-type="float" office:value="369" calcext:value-type="float">
            <text:p>369</text:p>
          </table:table-cell>
          <table:table-cell table:style-name="ce77" office:value-type="float" office:value="1023" calcext:value-type="float">
            <text:p>1 023</text:p>
          </table:table-cell>
          <table:table-cell table:style-name="ce85" table:number-columns-repeated="2"/>
          <table:table-cell table:style-name="ce96"/>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2"/>
          <table:table-cell table:style-name="ce128"/>
          <table:table-cell table:style-name="ce134"/>
          <table:table-cell table:style-name="ce140"/>
          <table:table-cell table:style-name="ce146" office:value-type="percentage" office:value="0.4" calcext:value-type="percentage">
            <text:p>40%</text:p>
          </table:table-cell>
          <table:table-cell table:style-name="ce152" office:value-type="percentage" office:value="0.4" calcext:value-type="percentage">
            <text:p>4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12]*0.8666666" office:value-type="percentage" office:value="51.999996" calcext:value-type="percentage">
            <text:p>5200%</text:p>
          </table:table-cell>
          <table:table-cell table:style-name="ce38" table:formula="of:=([.$L16]+[.AF$2])*[.AE12]" office:value-type="float" office:value="26467.997964" calcext:value-type="float">
            <text:p>26 468</text:p>
          </table:table-cell>
          <table:table-cell table:style-name="ce182" office:value-type="percentage" office:value="60" calcext:value-type="percentage">
            <text:p>6000%</text:p>
          </table:table-cell>
          <table:table-cell table:style-name="ce192" table:formula="of:=([.$L12]+[.AH$2])*[.AG12]" office:value-type="float" office:value="28140" calcext:value-type="float">
            <text:p>28 140</text:p>
          </table:table-cell>
          <table:table-cell table:style-name="ce200" office:value-type="float" office:value="2548" calcext:value-type="float">
            <text:p>2 548</text:p>
          </table:table-cell>
          <table:table-cell table:style-name="ce176" table:formula="of:=[.AL12]*0.8666666" office:value-type="percentage" office:value="51.999996" calcext:value-type="percentage">
            <text:p>5200%</text:p>
          </table:table-cell>
          <table:table-cell table:style-name="ce38" table:formula="of:=([.$M16]+[.AK$2])*[.AJ12]" office:value-type="float" office:value="32707.997484" calcext:value-type="float">
            <text:p>32 708</text:p>
          </table:table-cell>
          <table:table-cell table:style-name="ce203" office:value-type="percentage" office:value="60" calcext:value-type="percentage">
            <text:p>6000%</text:p>
          </table:table-cell>
          <table:table-cell table:style-name="ce192" table:formula="of:=([.$M12]+[.AM$2])*[.AL12]" office:value-type="float" office:value="67380" calcext:value-type="float">
            <text:p>67 380</text:p>
          </table:table-cell>
          <table:table-cell table:style-name="ce200" office:value-type="float" office:value="28236" calcext:value-type="float">
            <text:p>28 236</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Barrier, Wall, Regen</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2">
          <table:table-cell table:style-name="ce9" office:value-type="string" calcext:value-type="string">
            <text:p>Fauviste</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office:value-type="float" office:value="7696" calcext:value-type="float">
            <text:p>7 696</text:p>
          </table:table-cell>
          <table:table-cell table:style-name="ce46" table:formula="of:=817+2*16" office:value-type="float" office:value="849" calcext:value-type="float">
            <text:p>849</text:p>
          </table:table-cell>
          <table:table-cell table:number-columns-repeated="4" table:style-name="ce60" office:value-type="percentage" office:value="0.7" calcext:value-type="percentage">
            <text:p>70%</text:p>
          </table:table-cell>
          <table:table-cell table:style-name="ce70" office:value-type="float" office:value="763" calcext:value-type="float">
            <text:p>763</text:p>
          </table:table-cell>
          <table:table-cell table:style-name="ce77" office:value-type="float" office:value="749" calcext:value-type="float">
            <text:p>749</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7" calcext:value-type="percentage">
            <text:p>70%</text:p>
          </table:table-cell>
          <table:table-cell table:style-name="ce110"/>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13]*0.8666666" office:value-type="percentage" office:value="77.999994" calcext:value-type="percentage">
            <text:p>7800%</text:p>
          </table:table-cell>
          <table:table-cell table:style-name="ce38" table:formula="of:=([.$L19]+[.AF$2])*[.AE13]" office:value-type="float" office:value="63179.99514" calcext:value-type="float">
            <text:p>63 180</text:p>
          </table:table-cell>
          <table:table-cell table:style-name="ce182" office:value-type="percentage" office:value="90" calcext:value-type="percentage">
            <text:p>9000%</text:p>
          </table:table-cell>
          <table:table-cell table:style-name="ce192" table:formula="of:=([.$L13]+[.AH$2])*[.AG13]" office:value-type="float" office:value="77670" calcext:value-type="float">
            <text:p>77 670</text:p>
          </table:table-cell>
          <table:table-cell table:style-name="ce200" office:value-type="float" office:value="23790" calcext:value-type="float">
            <text:p>23 790</text:p>
          </table:table-cell>
          <table:table-cell table:style-name="ce176" table:formula="of:=[.AL13]*0.8666666" office:value-type="percentage" office:value="25.999998" calcext:value-type="percentage">
            <text:p>2600%</text:p>
          </table:table-cell>
          <table:table-cell table:style-name="ce38" table:formula="of:=([.$M19]+[.AK$2])*[.AJ13]" office:value-type="float" office:value="25271.998056" calcext:value-type="float">
            <text:p>25 272</text:p>
          </table:table-cell>
          <table:table-cell table:style-name="ce203" office:value-type="percentage" office:value="30" calcext:value-type="percentage">
            <text:p>3000%</text:p>
          </table:table-cell>
          <table:table-cell table:style-name="ce192" table:formula="of:=([.$M13]+[.AM$2])*[.AL13]" office:value-type="float" office:value="25470" calcext:value-type="float">
            <text:p>25 470</text:p>
          </table:table-cell>
          <table:table-cell table:style-name="ce200" office:value-type="float" office:value="11154" calcext:value-type="float">
            <text:p>11 154</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Haste (Self, 4 Turns), Quicken (5 Actions)</text:p>
          </table:table-cell>
          <table:table-cell table:style-name="ce246" office:value-type="string" calcext:value-type="string">
            <text:p>Sleep 100%</text:p>
          </table:table-cell>
          <table:table-cell table:style-name="ce251" office:value-type="string" calcext:value-type="string">
            <text:p>PES+2, PD+10%</text:p>
          </table:table-cell>
          <table:table-cell table:style-name="ce257" office:value-type="string" calcext:value-type="string">
            <text:p>Barrier, Faith, Regen, Wall, Snipe</text:p>
          </table:table-cell>
          <table:table-cell table:style-name="ce21" table:number-columns-repeated="977"/>
        </table:table-row>
        <table:table-row table:style-name="ro4">
          <table:table-cell table:style-name="ce10" office:value-type="string" calcext:value-type="string">
            <text:p>The Azure Witch</text:p>
          </table:table-cell>
          <table:table-cell table:style-name="ce18" office:value-type="string" calcext:value-type="string">
            <text:p>DD</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7196" calcext:value-type="float" table:number-columns-spanned="1" table:number-rows-spanned="3">
            <text:p>7 196</text:p>
          </table:table-cell>
          <table:table-cell table:style-name="ce49" table:formula="of:=567+2*11" office:value-type="float" office:value="589" calcext:value-type="float" table:number-columns-spanned="1" table:number-rows-spanned="3">
            <text:p>589</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63" office:value-type="percentage" office:value="0.2" calcext:value-type="percentage" table:number-columns-spanned="1" table:number-rows-spanned="3">
            <text:p>20%</text:p>
          </table:table-cell>
          <table:table-cell table:style-name="ce73" office:value-type="float" office:value="409" calcext:value-type="float" table:number-columns-spanned="1" table:number-rows-spanned="3">
            <text:p>409</text:p>
          </table:table-cell>
          <table:table-cell table:style-name="ce80" office:value-type="float" office:value="529" calcext:value-type="float" table:number-columns-spanned="1" table:number-rows-spanned="3">
            <text:p>529</text:p>
          </table:table-cell>
          <table:table-cell table:style-name="ce88" table:number-columns-spanned="1" table:number-rows-spanned="3"/>
          <table:table-cell table:style-name="ce88" table:number-columns-spanned="1" table:number-rows-spanned="3"/>
          <table:table-cell table:style-name="ce99" table:number-columns-spanned="1" table:number-rows-spanned="3"/>
          <table:table-cell table:style-name="ce108"/>
          <table:table-cell table:style-name="ce112"/>
          <table:table-cell table:style-name="ce110" table:number-columns-repeated="3"/>
          <table:table-cell table:style-name="ce12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9" office:value-type="string" calcext:value-type="string">
            <text:p>Water</text:p>
          </table:table-cell>
          <table:table-cell table:style-name="ce168" office:value-type="percentage" office:value="0.15" calcext:value-type="percentage" table:number-columns-spanned="1" table:number-rows-spanned="3">
            <text:p>15%</text:p>
          </table:table-cell>
          <table:table-cell table:style-name="ce177" table:formula="of:=[.AG14]*0.8666666" office:value-type="percentage" office:value="38.999997" calcext:value-type="percentage">
            <text:p>3900%</text:p>
          </table:table-cell>
          <table:table-cell table:style-name="ce181" table:formula="of:=([.$L20]+[.AF$2])*[.AE14]" office:value-type="float" office:value="31589.99757" calcext:value-type="float">
            <text:p>31 590</text:p>
          </table:table-cell>
          <table:table-cell table:style-name="ce185" office:value-type="percentage" office:value="45" calcext:value-type="percentage" table:number-columns-spanned="1" table:number-rows-spanned="3">
            <text:p>4500%</text:p>
          </table:table-cell>
          <table:table-cell table:style-name="ce195" table:formula="of:=([.$L14]+[.AH$2])*[.AG14]" office:value-type="float" office:value="22905" calcext:value-type="float" table:number-columns-spanned="1" table:number-rows-spanned="3">
            <text:p>22 905</text:p>
          </table:table-cell>
          <table:table-cell table:style-name="ce201" office:value-type="float" office:value="7020" calcext:value-type="float">
            <text:p>7 020</text:p>
          </table:table-cell>
          <table:table-cell table:style-name="ce177" table:formula="of:=[.AL14]*0.8666666" office:value-type="percentage" office:value="38.999997" calcext:value-type="percentage">
            <text:p>3900%</text:p>
          </table:table-cell>
          <table:table-cell table:style-name="ce181" table:formula="of:=([.$M20]+[.AK$2])*[.AJ14]" office:value-type="float" office:value="37907.997084" calcext:value-type="float">
            <text:p>37 908</text:p>
          </table:table-cell>
          <table:table-cell table:style-name="ce206" office:value-type="percentage" office:value="45" calcext:value-type="percentage" table:number-columns-spanned="1" table:number-rows-spanned="3">
            <text:p>4500%</text:p>
          </table:table-cell>
          <table:table-cell table:style-name="ce195" table:formula="of:=([.$M14]+[.AM$2])*[.AL14]" office:value-type="float" office:value="28305" calcext:value-type="float" table:number-columns-spanned="1" table:number-rows-spanned="3">
            <text:p>28 305</text:p>
          </table:table-cell>
          <table:table-cell table:style-name="ce200" office:value-type="float" office:value="14391" calcext:value-type="float">
            <text:p>14 391</text:p>
          </table:table-cell>
          <table:table-cell table:style-name="ce216" office:value-type="float" office:value="1" calcext:value-type="float" table:number-columns-spanned="1" table:number-rows-spanned="3">
            <text:p>1</text:p>
          </table:table-cell>
          <table:table-cell table:style-name="ce232" office:value-type="float" office:value="3" calcext:value-type="float" table:number-columns-spanned="1" table:number-rows-spanned="3">
            <text:p>3</text:p>
          </table:table-cell>
          <table:table-cell table:style-name="ce245" office:value-type="string" calcext:value-type="string" table:number-columns-spanned="1" table:number-rows-spanned="3">
            <text:p>s, Debarrier, Weaken, Unguard, CRD(target)</text:p>
          </table:table-cell>
          <table:table-cell table:style-name="ce247" office:value-type="string" calcext:value-type="string" table:number-columns-spanned="1" table:number-rows-spanned="3">
            <text:p>Magic 100%, </text:p>
            <text:p>Sleep 50%</text:p>
          </table:table-cell>
          <table:table-cell table:style-name="ce252" office:value-type="string" calcext:value-type="string" table:number-columns-spanned="1" table:number-rows-spanned="3">
            <text:p>PES+1, PD+5%, K&amp;D+1</text:p>
          </table:table-cell>
          <table:table-cell table:style-name="ce258" office:value-type="string" calcext:value-type="string" table:number-columns-spanned="1" table:number-rows-spanned="3">
            <text:p>Barrier, Faith, Regen, Veil, Wall, Snipe</text:p>
          </table:table-cell>
          <table:table-cell table:style-name="ce21" table:number-columns-repeated="977"/>
        </table:table-row>
        <table:table-row table:style-name="ro4">
          <table:table-cell table:style-name="ce9"/>
          <table:table-cell table:style-name="ce18"/>
          <table:covered-table-cell table:style-name="ce27" table:formula="of:=[.C14]"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4]" office:value-type="float" office:value="7196" calcext:value-type="float">
            <text:p>7 196</text:p>
          </table:covered-table-cell>
          <table:covered-table-cell table:style-name="ce48" table:formula="of:=[.G14]" office:value-type="float" office:value="589" calcext:value-type="float">
            <text:p>589</text:p>
          </table:covered-table-cell>
          <table:covered-table-cell table:style-name="ce62" table:formula="of:=[.H14]" office:value-type="percentage" office:value="0.2" calcext:value-type="percentage">
            <text:p>20%</text:p>
          </table:covered-table-cell>
          <table:covered-table-cell table:style-name="ce62" table:formula="of:=[.I14]" office:value-type="percentage" office:value="0.2" calcext:value-type="percentage">
            <text:p>20%</text:p>
          </table:covered-table-cell>
          <table:covered-table-cell table:style-name="ce62" table:formula="of:=[.J14]" office:value-type="percentage" office:value="0.2" calcext:value-type="percentage">
            <text:p>20%</text:p>
          </table:covered-table-cell>
          <table:covered-table-cell table:style-name="ce62" table:formula="of:=[.K14]" office:value-type="percentage" office:value="0.2" calcext:value-type="percentage">
            <text:p>20%</text:p>
          </table:covered-table-cell>
          <table:covered-table-cell table:style-name="ce72" table:formula="of:=[.L14]" office:value-type="float" office:value="409" calcext:value-type="float">
            <text:p>409</text:p>
          </table:covered-table-cell>
          <table:covered-table-cell table:style-name="ce79" table:formula="of:=[.M14]" office:value-type="float" office:value="529" calcext:value-type="float">
            <text:p>529</text:p>
          </table:covered-table-cell>
          <table:covered-table-cell table:number-columns-repeated="2" table:style-name="ce87"/>
          <table:covered-table-cell table:style-name="ce98" table:formula="of:=[.P14]"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4]" office:value-type="percentage" office:value="0.15" calcext:value-type="percentage">
            <text:p>15%</text:p>
          </table:covered-table-cell>
          <table:table-cell table:style-name="ce177" table:formula="of:=[.AG15]*0.8666666" office:value-type="percentage" office:value="38.999997" calcext:value-type="percentage">
            <text:p>3900%</text:p>
          </table:table-cell>
          <table:table-cell table:style-name="ce181" table:formula="of:=([.$L21]+[.AF$2])*[.AE15]" office:value-type="float" office:value="28524.5978058" calcext:value-type="float">
            <text:p>28 525</text:p>
          </table:table-cell>
          <table:covered-table-cell table:style-name="ce184" table:formula="of:=[.AG14]" office:value-type="percentage" office:value="45" calcext:value-type="percentage">
            <text:p>4500%</text:p>
          </table:covered-table-cell>
          <table:covered-table-cell table:style-name="ce194" table:formula="of:=([.$L15]+[.AH$2])*[.AG15]" office:value-type="float" office:value="22905" calcext:value-type="float">
            <text:p>22 905</text:p>
          </table:covered-table-cell>
          <table:table-cell table:style-name="ce201" office:value-type="float" office:value="7020" calcext:value-type="float">
            <text:p>7 020</text:p>
          </table:table-cell>
          <table:table-cell table:style-name="ce177" table:formula="of:=[.AL15]*0.8666666" office:value-type="percentage" office:value="38.999997" calcext:value-type="percentage">
            <text:p>3900%</text:p>
          </table:table-cell>
          <table:table-cell table:style-name="ce181" table:formula="of:=([.$M21]+[.AK$2])*[.AJ15]" office:value-type="float" office:value="32128.1975286" calcext:value-type="float">
            <text:p>32 128</text:p>
          </table:table-cell>
          <table:covered-table-cell table:style-name="ce205" table:formula="of:=[.AL14]" office:value-type="percentage" office:value="45" calcext:value-type="percentage">
            <text:p>4500%</text:p>
          </table:covered-table-cell>
          <table:covered-table-cell table:style-name="ce194" table:formula="of:=([.$M15]+[.AM$2])*[.AL15]"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4]" office:value-type="float" office:value="1" calcext:value-type="float">
            <text:p>1</text:p>
          </table:covered-table-cell>
          <table:covered-table-cell table:style-name="ce231" table:formula="of:=[.AP14]"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4">
          <table:table-cell table:style-name="ce9"/>
          <table:table-cell table:style-name="ce18"/>
          <table:covered-table-cell table:style-name="ce27" table:formula="of:=[.C15]" office:value-type="float" office:value="3" calcext:value-type="float">
            <text:p>3</text:p>
          </table:covered-table-cell>
          <table:covered-table-cell table:style-name="ce27" office:value-type="string" calcext:value-type="string">
            <text:p>-</text:p>
          </table:covered-table-cell>
          <table:covered-table-cell table:style-name="ce34"/>
          <table:covered-table-cell table:style-name="ce41" table:formula="of:=[.F15]" office:value-type="float" office:value="7196" calcext:value-type="float">
            <text:p>7 196</text:p>
          </table:covered-table-cell>
          <table:covered-table-cell table:style-name="ce48" table:formula="of:=[.G15]" office:value-type="float" office:value="589" calcext:value-type="float">
            <text:p>589</text:p>
          </table:covered-table-cell>
          <table:covered-table-cell table:style-name="ce62" table:formula="of:=[.H15]" office:value-type="percentage" office:value="0.2" calcext:value-type="percentage">
            <text:p>20%</text:p>
          </table:covered-table-cell>
          <table:covered-table-cell table:style-name="ce62" table:formula="of:=[.I15]" office:value-type="percentage" office:value="0.2" calcext:value-type="percentage">
            <text:p>20%</text:p>
          </table:covered-table-cell>
          <table:covered-table-cell table:style-name="ce62" table:formula="of:=[.J15]" office:value-type="percentage" office:value="0.2" calcext:value-type="percentage">
            <text:p>20%</text:p>
          </table:covered-table-cell>
          <table:covered-table-cell table:style-name="ce62" table:formula="of:=[.K15]" office:value-type="percentage" office:value="0.2" calcext:value-type="percentage">
            <text:p>20%</text:p>
          </table:covered-table-cell>
          <table:covered-table-cell table:style-name="ce72" table:formula="of:=[.L15]" office:value-type="float" office:value="409" calcext:value-type="float">
            <text:p>409</text:p>
          </table:covered-table-cell>
          <table:covered-table-cell table:style-name="ce79" table:formula="of:=[.M15]" office:value-type="float" office:value="529" calcext:value-type="float">
            <text:p>529</text:p>
          </table:covered-table-cell>
          <table:covered-table-cell table:number-columns-repeated="2" table:style-name="ce87"/>
          <table:covered-table-cell table:style-name="ce98" table:formula="of:=[.P15]" office:value-type="percentage" office:value="0" calcext:value-type="percentage">
            <text:p>0%</text:p>
          </table:covered-table-cell>
          <table:table-cell table:style-name="ce110"/>
          <table:table-cell table:style-name="ce112"/>
          <table:table-cell table:style-name="ce110" table:number-columns-repeated="2"/>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9" office:value-type="string" calcext:value-type="string">
            <text:p>Water</text:p>
          </table:table-cell>
          <table:covered-table-cell table:style-name="ce167" table:formula="of:=[.AD15]" office:value-type="percentage" office:value="0.15" calcext:value-type="percentage">
            <text:p>15%</text:p>
          </table:covered-table-cell>
          <table:table-cell table:style-name="ce177" table:formula="of:=[.AG16]*0.8666666" office:value-type="percentage" office:value="38.999997" calcext:value-type="percentage">
            <text:p>3900%</text:p>
          </table:table-cell>
          <table:table-cell table:style-name="ce181" table:formula="of:=([.$L22]+[.AF$2])*[.AE16]" office:value-type="float" office:value="28524.5978058" calcext:value-type="float">
            <text:p>28 525</text:p>
          </table:table-cell>
          <table:covered-table-cell table:style-name="ce184" table:formula="of:=[.AG15]" office:value-type="percentage" office:value="45" calcext:value-type="percentage">
            <text:p>4500%</text:p>
          </table:covered-table-cell>
          <table:covered-table-cell table:style-name="ce194" table:formula="of:=([.$L16]+[.AH$2])*[.AG16]" office:value-type="float" office:value="22905" calcext:value-type="float">
            <text:p>22 905</text:p>
          </table:covered-table-cell>
          <table:table-cell table:style-name="ce201" office:value-type="float" office:value="7020" calcext:value-type="float">
            <text:p>7 020</text:p>
          </table:table-cell>
          <table:table-cell table:style-name="ce177" table:formula="of:=[.AL16]*0.8666666" office:value-type="percentage" office:value="38.999997" calcext:value-type="percentage">
            <text:p>3900%</text:p>
          </table:table-cell>
          <table:table-cell table:style-name="ce181" table:formula="of:=([.$M22]+[.AK$2])*[.AJ16]" office:value-type="float" office:value="32128.1975286" calcext:value-type="float">
            <text:p>32 128</text:p>
          </table:table-cell>
          <table:covered-table-cell table:style-name="ce205" table:formula="of:=[.AL15]" office:value-type="percentage" office:value="45" calcext:value-type="percentage">
            <text:p>4500%</text:p>
          </table:covered-table-cell>
          <table:covered-table-cell table:style-name="ce194" table:formula="of:=([.$M16]+[.AM$2])*[.AL16]" office:value-type="float" office:value="28305" calcext:value-type="float">
            <text:p>28 305</text:p>
          </table:covered-table-cell>
          <table:table-cell table:style-name="ce200" office:value-type="float" office:value="14391" calcext:value-type="float">
            <text:p>14 391</text:p>
          </table:table-cell>
          <table:covered-table-cell table:style-name="ce215" table:formula="of:=[.AO15]" office:value-type="float" office:value="1" calcext:value-type="float">
            <text:p>1</text:p>
          </table:covered-table-cell>
          <table:covered-table-cell table:style-name="ce231" table:formula="of:=[.AP1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Skyseer (32) *</text:p>
          </table:table-cell>
          <table:table-cell table:style-name="ce18" office:value-type="string" calcext:value-type="string">
            <text:p>DD</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13942" calcext:value-type="float" table:number-columns-spanned="1" table:number-rows-spanned="2">
            <text:p>13 942</text:p>
          </table:table-cell>
          <table:table-cell table:style-name="ce47" office:value-type="float" office:value="1164" calcext:value-type="float" table:number-columns-spanned="1" table:number-rows-spanned="2">
            <text:p>1 164</text:p>
          </table:table-cell>
          <table:table-cell table:style-name="ce61" office:value-type="percentage" office:value="0.5" calcext:value-type="percentage" table:number-columns-spanned="1" table:number-rows-spanned="2">
            <text:p>50%</text:p>
          </table:table-cell>
          <table:table-cell table:style-name="ce61" table:formula="of:=1.5+0.08" office:value-type="percentage" office:value="1.58" calcext:value-type="percentage" table:number-columns-spanned="1" table:number-rows-spanned="2">
            <text:p>158%</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71" office:value-type="float" office:value="883" calcext:value-type="float" table:number-columns-spanned="1" table:number-rows-spanned="2">
            <text:p>883</text:p>
          </table:table-cell>
          <table:table-cell table:style-name="ce78" office:value-type="float" office:value="1210" calcext:value-type="float" table:number-columns-spanned="1" table:number-rows-spanned="2">
            <text:p>1 210</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08"/>
          <table:table-cell table:style-name="ce112"/>
          <table:table-cell table:style-name="ce110" table:number-columns-repeated="2"/>
          <table:table-cell table:style-name="ce118" table:formula="of:=0.07+0.05*10+0.04*2" office:value-type="percentage" office:value="0.65" calcext:value-type="percentage">
            <text:p>65%</text:p>
          </table:table-cell>
          <table:table-cell table:style-name="ce110"/>
          <table:table-cell table:style-name="ce124" table:number-columns-spanned="1" table:number-rows-spanned="2"/>
          <table:table-cell table:style-name="ce130" table:number-columns-spanned="1" table:number-rows-spanned="2"/>
          <table:table-cell table:style-name="ce136" table:number-columns-spanned="1" table:number-rows-spanned="2"/>
          <table:table-cell table:style-name="ce142" table:number-columns-spanned="1" table:number-rows-spanned="2"/>
          <table:table-cell table:style-name="ce148" table:number-columns-spanned="1" table:number-rows-spanned="2"/>
          <table:table-cell table:style-name="ce154" table:number-columns-spanned="1" table:number-rows-spanned="2"/>
          <table:table-cell table:style-name="ce158" office:value-type="string" calcext:value-type="string">
            <text:p>Light</text:p>
          </table:table-cell>
          <table:table-cell table:style-name="ce166" office:value-type="percentage" office:value="0.15" calcext:value-type="percentage" table:number-columns-spanned="1" table:number-rows-spanned="2">
            <text:p>15%</text:p>
          </table:table-cell>
          <table:table-cell table:style-name="ce177"/>
          <table:table-cell table:style-name="ce181"/>
          <table:table-cell table:style-name="ce183" table:formula="of:=15*3" office:value-type="percentage" office:value="45" calcext:value-type="percentage" table:number-columns-spanned="1" table:number-rows-spanned="2">
            <text:p>4500%</text:p>
          </table:table-cell>
          <table:table-cell table:style-name="ce193" table:formula="of:=([.$L17]+[.AH$2])*[.AG17]" office:value-type="float" office:value="44235" calcext:value-type="float" table:number-columns-spanned="1" table:number-rows-spanned="2">
            <text:p>44 235</text:p>
          </table:table-cell>
          <table:table-cell table:style-name="ce201"/>
          <table:table-cell table:style-name="ce177"/>
          <table:table-cell table:style-name="ce181"/>
          <table:table-cell table:style-name="ce204" table:formula="of:=25*3" office:value-type="percentage" office:value="75" calcext:value-type="percentage" table:number-columns-spanned="1" table:number-rows-spanned="2">
            <text:p>7500%</text:p>
          </table:table-cell>
          <table:table-cell table:style-name="ce193" table:formula="of:=([.$M17]+[.AM$2])*[.AL17]" office:value-type="float" office:value="98250" calcext:value-type="float" table:number-columns-spanned="1" table:number-rows-spanned="2">
            <text:p>98 250</text:p>
          </table:table-cell>
          <table:table-cell table:style-name="ce200"/>
          <table:table-cell table:style-name="ce217" office:value-type="float" office:value="2" calcext:value-type="float" table:number-columns-spanned="1" table:number-rows-spanned="2">
            <text:p>2</text:p>
          </table:table-cell>
          <table:table-cell table:style-name="ce233" table:number-columns-spanned="1" table:number-rows-spanned="2"/>
          <table:table-cell table:style-name="ce245" office:value-type="string" calcext:value-type="string" table:number-columns-spanned="1" table:number-rows-spanned="2">
            <text:p>Trance, Faith, Haste, Barrier, Debarrier,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PES+2, PR+15%, K&amp;D+2, E.Amplification</text:p>
          </table:table-cell>
          <table:table-cell table:style-name="ce258" office:value-type="string" calcext:value-type="string" table:number-columns-spanned="1" table:number-rows-spanned="2">
            <text:p>Wall</text:p>
            <text:p>Drain</text:p>
            <text:p>Regen</text:p>
          </table:table-cell>
          <table:table-cell table:style-name="ce21" table:number-columns-repeated="977"/>
        </table:table-row>
        <table:table-row table:style-name="ro2">
          <table:table-cell table:style-name="ce7"/>
          <table:table-cell table:style-name="ce19" office:value-type="string" calcext:value-type="string">
            <text:p>H</text:p>
          </table:table-cell>
          <table:table-cell table:number-columns-repeated="2" table:style-name="ce25" office:value-type="float" office:value="4" calcext:value-type="float">
            <text:p>4</text:p>
          </table:table-cell>
          <table:covered-table-cell table:style-name="ce34"/>
          <table:covered-table-cell table:style-name="ce41" table:formula="of:=[.F17]" office:value-type="float" office:value="13942" calcext:value-type="float">
            <text:p>13 942</text:p>
          </table:covered-table-cell>
          <table:covered-table-cell table:style-name="ce48" table:formula="of:=[.G17]" office:value-type="float" office:value="1164" calcext:value-type="float">
            <text:p>1 164</text:p>
          </table:covered-table-cell>
          <table:covered-table-cell table:style-name="ce62" table:formula="of:=[.H17]" office:value-type="percentage" office:value="0.5" calcext:value-type="percentage">
            <text:p>50%</text:p>
          </table:covered-table-cell>
          <table:covered-table-cell table:style-name="ce62" table:formula="of:=[.I17]" office:value-type="percentage" office:value="1.58" calcext:value-type="percentage">
            <text:p>158%</text:p>
          </table:covered-table-cell>
          <table:covered-table-cell table:style-name="ce62" table:formula="of:=[.J17]" office:value-type="percentage" office:value="1" calcext:value-type="percentage">
            <text:p>100%</text:p>
          </table:covered-table-cell>
          <table:covered-table-cell table:style-name="ce62" table:formula="of:=[.K17]" office:value-type="percentage" office:value="1.5" calcext:value-type="percentage">
            <text:p>150%</text:p>
          </table:covered-table-cell>
          <table:covered-table-cell table:style-name="ce72" table:formula="of:=[.L17]" office:value-type="float" office:value="883" calcext:value-type="float">
            <text:p>883</text:p>
          </table:covered-table-cell>
          <table:covered-table-cell table:style-name="ce79" table:formula="of:=[.M17]" office:value-type="float" office:value="1210" calcext:value-type="float">
            <text:p>1 210</text:p>
          </table:covered-table-cell>
          <table:covered-table-cell table:style-name="ce87" table:formula="of:=[.N17]" office:value-type="percentage" office:value="1.5" calcext:value-type="percentage">
            <text:p>150%</text:p>
          </table:covered-table-cell>
          <table:covered-table-cell table:style-name="ce87" table:formula="of:=[.O17]" office:value-type="percentage" office:value="1" calcext:value-type="percentage">
            <text:p>100%</text:p>
          </table:covered-table-cell>
          <table:covered-table-cell table:style-name="ce98" table:formula="of:=[.P17]" office:value-type="percentage" office:value="0.2" calcext:value-type="percentage">
            <text:p>20%</text:p>
          </table:covered-table-cell>
          <table:table-cell table:style-name="ce110" table:number-columns-repeated="2"/>
          <table:table-cell table:style-name="ce114"/>
          <table:table-cell table:style-name="ce116"/>
          <table:table-cell table:style-name="ce118" table:formula="of:=[.U17]" office:value-type="percentage" office:value="0.65" calcext:value-type="percentage">
            <text:p>65%</text:p>
          </table:table-cell>
          <table:table-cell table:style-name="ce11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8" office:value-type="string" calcext:value-type="string">
            <text:p>Light</text:p>
          </table:table-cell>
          <table:covered-table-cell table:style-name="ce167" table:formula="of:=[.AD17]" office:value-type="percentage" office:value="0.15" calcext:value-type="percentage">
            <text:p>15%</text:p>
          </table:covered-table-cell>
          <table:table-cell table:style-name="ce177"/>
          <table:table-cell table:style-name="ce181"/>
          <table:covered-table-cell table:style-name="ce184" table:formula="of:=[.AG17]" office:value-type="percentage" office:value="45" calcext:value-type="percentage">
            <text:p>4500%</text:p>
          </table:covered-table-cell>
          <table:covered-table-cell table:style-name="ce194" table:formula="of:=([.$L18]+[.AH$2])*[.AG18]" office:value-type="float" office:value="44235" calcext:value-type="float">
            <text:p>44 235</text:p>
          </table:covered-table-cell>
          <table:table-cell table:style-name="ce201"/>
          <table:table-cell table:style-name="ce177"/>
          <table:table-cell table:style-name="ce181"/>
          <table:covered-table-cell table:style-name="ce205" table:formula="of:=[.AL17]" office:value-type="percentage" office:value="75" calcext:value-type="percentage">
            <text:p>7500%</text:p>
          </table:covered-table-cell>
          <table:covered-table-cell table:style-name="ce194" table:formula="of:=([.$M18]+[.AM$2])*[.AL18]" office:value-type="float" office:value="98250" calcext:value-type="float">
            <text:p>98 250</text:p>
          </table:covered-table-cell>
          <table:table-cell table:style-name="ce200"/>
          <table:covered-table-cell table:style-name="ce215" table:formula="of:=[.AO17]" office:value-type="float" office:value="2" calcext:value-type="float">
            <text:p>2</text:p>
          </table:covered-table-cell>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Sage</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office:value-type="float" office:value="900" calcext:value-type="float" table:number-columns-spanned="1" table:number-rows-spanned="2">
            <text:p>90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61" office:value-type="percentage" office:value="2.5" calcext:value-type="percentage" table:number-columns-spanned="1" table:number-rows-spanned="2">
            <text:p>250%</text:p>
          </table:table-cell>
          <table:table-cell table:style-name="ce61" office:value-type="percentage" office:value="0.5" calcext:value-type="percentage" table:number-columns-spanned="1" table:number-rows-spanned="2">
            <text:p>50%</text:p>
          </table:table-cell>
          <table:table-cell table:style-name="ce71" office:value-type="float" office:value="710" calcext:value-type="float" table:number-columns-spanned="1" table:number-rows-spanned="2">
            <text:p>710</text:p>
          </table:table-cell>
          <table:table-cell table:style-name="ce78" office:value-type="float" office:value="872" calcext:value-type="float" table:number-columns-spanned="1" table:number-rows-spanned="2">
            <text:p>872</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table:table-cell table:style-name="ce120" table:formula="of:=0.07+0.05*7+0.04*8" office:value-type="percentage" office:value="0.74" calcext:value-type="percentage">
            <text:p>74%</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0.05" calcext:value-type="percentage" table:number-columns-spanned="1" table:number-rows-spanned="2">
            <text:p>5%</text:p>
          </table:table-cell>
          <table:table-cell table:style-name="ce177" table:formula="of:=[.AG19]*0.8666666" office:value-type="percentage" office:value="51.999996" calcext:value-type="percentage">
            <text:p>5200%</text:p>
          </table:table-cell>
          <table:table-cell table:style-name="ce181" table:formula="of:=([.$L25]+[.AF$2])*[.AE19]" office:value-type="float" office:value="7019.99946" calcext:value-type="float">
            <text:p>7 020</text:p>
          </table:table-cell>
          <table:table-cell table:style-name="ce183" table:formula="of:=20*3" office:value-type="percentage" office:value="60" calcext:value-type="percentage" table:number-columns-spanned="1" table:number-rows-spanned="2">
            <text:p>6000%</text:p>
          </table:table-cell>
          <table:table-cell table:style-name="ce193" table:formula="of:=([.$L19]+[.AH$2])*[.AG19]" office:value-type="float" office:value="48600" calcext:value-type="float" table:number-columns-spanned="1" table:number-rows-spanned="2">
            <text:p>48 600</text:p>
          </table:table-cell>
          <table:table-cell table:style-name="ce201" office:value-type="float" office:value="28392" calcext:value-type="float">
            <text:p>28 392</text:p>
          </table:table-cell>
          <table:table-cell table:style-name="ce177" table:formula="of:=[.AL19]*0.8666666" office:value-type="percentage" office:value="51.999996" calcext:value-type="percentage">
            <text:p>5200%</text:p>
          </table:table-cell>
          <table:table-cell table:style-name="ce181" table:formula="of:=([.$M25]+[.AK$2])*[.AJ19]" office:value-type="float" office:value="78800.7939384" calcext:value-type="float">
            <text:p>78 801</text:p>
          </table:table-cell>
          <table:table-cell table:style-name="ce204" table:formula="of:=20*3" office:value-type="percentage" office:value="60" calcext:value-type="percentage" table:number-columns-spanned="1" table:number-rows-spanned="2">
            <text:p>6000%</text:p>
          </table:table-cell>
          <table:table-cell table:style-name="ce193" table:formula="of:=([.$M19]+[.AM$2])*[.AL19]" office:value-type="float" office:value="58320" calcext:value-type="float" table:number-columns-spanned="1" table:number-rows-spanned="2">
            <text:p>58 320</text:p>
          </table:table-cell>
          <table:table-cell table:style-name="ce200" office:value-type="float" office:value="26572" calcext:value-type="float">
            <text:p>26 57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Debarrier, Weaken, Mage-Trance, Faith, PS</text:p>
          </table:table-cell>
          <table:table-cell table:style-name="ce247" office:value-type="string" calcext:value-type="string" table:number-columns-spanned="1" table:number-rows-spanned="2">
            <text:p>Magic 100%</text:p>
          </table:table-cell>
          <table:table-cell table:style-name="ce252" table:number-columns-spanned="1" table:number-rows-spanned="2"/>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H</text:p>
          </table:table-cell>
          <table:covered-table-cell table:style-name="ce27" table:formula="of:=[.C19]" office:value-type="float" office:value="5" calcext:value-type="float">
            <text:p>5</text:p>
          </table:covered-table-cell>
          <table:covered-table-cell table:style-name="ce27" table:formula="of:=[.D19]" office:value-type="float" office:value="3" calcext:value-type="float">
            <text:p>3</text:p>
          </table:covered-table-cell>
          <table:covered-table-cell table:style-name="ce34"/>
          <table:covered-table-cell table:style-name="ce41" table:formula="of:=[.F19]" office:value-type="float" office:value="13471" calcext:value-type="float">
            <text:p>13 471</text:p>
          </table:covered-table-cell>
          <table:covered-table-cell table:style-name="ce48" table:formula="of:=[.G19]" office:value-type="float" office:value="900" calcext:value-type="float">
            <text:p>900</text:p>
          </table:covered-table-cell>
          <table:covered-table-cell table:style-name="ce62" table:formula="of:=[.H19]" office:value-type="percentage" office:value="0.5" calcext:value-type="percentage">
            <text:p>50%</text:p>
          </table:covered-table-cell>
          <table:covered-table-cell table:style-name="ce62" table:formula="of:=[.I19]" office:value-type="percentage" office:value="0.5" calcext:value-type="percentage">
            <text:p>50%</text:p>
          </table:covered-table-cell>
          <table:covered-table-cell table:style-name="ce62" table:formula="of:=[.J19]" office:value-type="percentage" office:value="2.5" calcext:value-type="percentage">
            <text:p>250%</text:p>
          </table:covered-table-cell>
          <table:covered-table-cell table:style-name="ce62" table:formula="of:=[.K19]" office:value-type="percentage" office:value="0.5" calcext:value-type="percentage">
            <text:p>50%</text:p>
          </table:covered-table-cell>
          <table:covered-table-cell table:style-name="ce72" table:formula="of:=[.L19]" office:value-type="float" office:value="710" calcext:value-type="float">
            <text:p>710</text:p>
          </table:covered-table-cell>
          <table:covered-table-cell table:style-name="ce79" table:formula="of:=[.M19]" office:value-type="float" office:value="872" calcext:value-type="float">
            <text:p>872</text:p>
          </table:covered-table-cell>
          <table:covered-table-cell table:number-columns-repeated="2" table:style-name="ce87"/>
          <table:covered-table-cell table:style-name="ce98" table:formula="of:=[.P19]" office:value-type="percentage" office:value="0" calcext:value-type="percentage">
            <text:p>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0" office:value-type="string" calcext:value-type="string">
            <text:p>Wind</text:p>
          </table:table-cell>
          <table:covered-table-cell table:style-name="ce167" table:formula="of:=[.AD19]" office:value-type="percentage" office:value="0.05" calcext:value-type="percentage">
            <text:p>5%</text:p>
          </table:covered-table-cell>
          <table:table-cell table:style-name="ce177" table:formula="of:=[.AG20]*0.8666666" office:value-type="percentage" office:value="51.999996" calcext:value-type="percentage">
            <text:p>5200%</text:p>
          </table:table-cell>
          <table:table-cell table:style-name="ce181" table:formula="of:=([.$L26]+[.AF$2])*[.AE20]" office:value-type="float" office:value="7019.99946" calcext:value-type="float">
            <text:p>7 020</text:p>
          </table:table-cell>
          <table:covered-table-cell table:style-name="ce184" table:formula="of:=[.AG19]" office:value-type="percentage" office:value="60" calcext:value-type="percentage">
            <text:p>6000%</text:p>
          </table:covered-table-cell>
          <table:covered-table-cell table:style-name="ce194" table:formula="of:=([.$L20]+[.AH$2])*[.AG20]" office:value-type="float" office:value="48600" calcext:value-type="float">
            <text:p>48 600</text:p>
          </table:covered-table-cell>
          <table:table-cell table:style-name="ce201" office:value-type="float" office:value="28392" calcext:value-type="float">
            <text:p>28 392</text:p>
          </table:table-cell>
          <table:table-cell table:style-name="ce177" table:formula="of:=[.AL20]*0.8666666" office:value-type="percentage" office:value="51.999996" calcext:value-type="percentage">
            <text:p>5200%</text:p>
          </table:table-cell>
          <table:table-cell table:style-name="ce181" table:formula="of:=([.$M26]+[.AK$2])*[.AJ20]" office:value-type="float" office:value="78800.7939384" calcext:value-type="float">
            <text:p>78 801</text:p>
          </table:table-cell>
          <table:covered-table-cell table:style-name="ce205" table:formula="of:=[.AL19]" office:value-type="percentage" office:value="60" calcext:value-type="percentage">
            <text:p>6000%</text:p>
          </table:covered-table-cell>
          <table:covered-table-cell table:style-name="ce194" table:formula="of:=([.$M20]+[.AM$2])*[.AL20]" office:value-type="float" office:value="58320" calcext:value-type="float">
            <text:p>58 320</text:p>
          </table:covered-table-cell>
          <table:table-cell table:style-name="ce200" office:value-type="float" office:value="26572" calcext:value-type="float">
            <text:p>26 57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8" office:value-type="string" calcext:value-type="string">
            <text:p>Occultist (32)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76" office:value-type="float" office:value="15506.4" calcext:value-type="float" table:number-columns-spanned="1" table:number-rows-spanned="2">
            <text:p>15 506</text:p>
          </table:table-cell>
          <table:table-cell table:style-name="ce47" table:formula="of:=1.4*765" office:value-type="float" office:value="1071" calcext:value-type="float" table:number-columns-spanned="1" table:number-rows-spanned="2">
            <text:p>1 071</text:p>
          </table:table-cell>
          <table:table-cell table:style-name="ce64" table:number-columns-spanned="1" table:number-rows-spanned="2"/>
          <table:table-cell table:style-name="ce64" table:number-columns-spanned="1" table:number-rows-spanned="2"/>
          <table:table-cell table:style-name="ce61" table:formula="of:=0.5+3" office:value-type="percentage" office:value="3.5" calcext:value-type="percentage" table:number-columns-spanned="1" table:number-rows-spanned="2">
            <text:p>350%</text:p>
          </table:table-cell>
          <table:table-cell table:style-name="ce61" office:value-type="percentage" office:value="0.3" calcext:value-type="percentage" table:number-columns-spanned="1" table:number-rows-spanned="2">
            <text:p>30%</text:p>
          </table:table-cell>
          <table:table-cell table:style-name="ce71" table:formula="of:=1.4*451" office:value-type="float" office:value="631.4" calcext:value-type="float" table:number-columns-spanned="1" table:number-rows-spanned="2">
            <text:p>631</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6" office:value-type="percentage" office:value="1.5" calcext:value-type="percentage" table:number-columns-spanned="1" table:number-rows-spanned="2">
            <text:p>150%</text:p>
          </table:table-cell>
          <table:table-cell table:style-name="ce97" table:number-columns-spanned="1" table:number-rows-spanned="2"/>
          <table:table-cell table:style-name="ce110"/>
          <table:table-cell table:style-name="ce112" office:value-type="percentage" office:value="1" calcext:value-type="percentage">
            <text:p>100%</text:p>
          </table:table-cell>
          <table:table-cell table:style-name="ce110"/>
          <table:table-cell table:style-name="ce116" table:formula="of:=1+0.05*0+0.04*0" office:value-type="percentage" office:value="1" calcext:value-type="percentage">
            <text:p>100%</text:p>
          </table:table-cell>
          <table:table-cell table:style-name="ce110"/>
          <table:table-cell table:style-name="ce120" table:formula="of:=1+0.04*4+0.03*8" office:value-type="percentage" office:value="1.4" calcext:value-type="percentage">
            <text:p>14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21]*0.8666666" office:value-type="percentage" office:value="36.3999972" calcext:value-type="percentage">
            <text:p>3640%</text:p>
          </table:table-cell>
          <table:table-cell table:style-name="ce181" table:formula="of:=([.$L27]+[.AF$2])*[.AE21]" office:value-type="float" office:value="32395.997508" calcext:value-type="float">
            <text:p>32 396</text:p>
          </table:table-cell>
          <table:table-cell table:style-name="ce183" table:formula="of:=14*3" office:value-type="percentage" office:value="42" calcext:value-type="percentage" table:number-columns-spanned="1" table:number-rows-spanned="2">
            <text:p>4200%</text:p>
          </table:table-cell>
          <table:table-cell table:style-name="ce193" table:formula="of:=([.$L21]+[.AH$2])*[.AG21]" office:value-type="float" office:value="30718.8" calcext:value-type="float" table:number-columns-spanned="1" table:number-rows-spanned="2">
            <text:p>30 719</text:p>
          </table:table-cell>
          <table:table-cell table:style-name="ce201" office:value-type="float" office:value="5453" calcext:value-type="float">
            <text:p>5 453</text:p>
          </table:table-cell>
          <table:table-cell table:style-name="ce177" table:formula="of:=[.AL21]*0.8666666" office:value-type="percentage" office:value="33.7999974" calcext:value-type="percentage">
            <text:p>3380%</text:p>
          </table:table-cell>
          <table:table-cell table:style-name="ce181" table:formula="of:=([.$M27]+[.AK$2])*[.AJ21]" office:value-type="float" office:value="26330.1979746" calcext:value-type="float">
            <text:p>26 330</text:p>
          </table:table-cell>
          <table:table-cell table:style-name="ce204" table:formula="of:=13*3" office:value-type="percentage" office:value="39" calcext:value-type="percentage" table:number-columns-spanned="1" table:number-rows-spanned="2">
            <text:p>3900%</text:p>
          </table:table-cell>
          <table:table-cell table:style-name="ce193" table:formula="of:=([.$M21]+[.AM$2])*[.AL21]" office:value-type="float" office:value="32128.2" calcext:value-type="float" table:number-columns-spanned="1" table:number-rows-spanned="2">
            <text:p>32 128</text:p>
          </table:table-cell>
          <table:table-cell table:style-name="ce200" office:value-type="float" office:value="4847" calcext:value-type="float">
            <text:p>4 847</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Boost (self, 4 turns), Debarrier, Weaken, Faith</text:p>
          </table:table-cell>
          <table:table-cell table:style-name="ce247" table:number-columns-spanned="1" table:number-rows-spanned="2"/>
          <table:table-cell table:style-name="ce252" office:value-type="string" calcext:value-type="string" table:number-columns-spanned="1" table:number-rows-spanned="2">
            <text:p>PR+10%</text:p>
          </table:table-cell>
          <table:table-cell table:style-name="ce258" office:value-type="string" calcext:value-type="string" table:number-columns-spanned="1" table:number-rows-spanned="2">
            <text:p>Faith, Regen</text:p>
          </table:table-cell>
          <table:table-cell table:style-name="ce21" table:number-columns-repeated="977"/>
        </table:table-row>
        <table:table-row table:style-name="ro2">
          <table:table-cell table:style-name="ce9"/>
          <table:table-cell table:style-name="ce18"/>
          <table:covered-table-cell table:style-name="ce27" table:formula="of:=[.C21]" office:value-type="float" office:value="5" calcext:value-type="float">
            <text:p>5</text:p>
          </table:covered-table-cell>
          <table:covered-table-cell table:style-name="ce27" table:formula="of:=[.D21]" office:value-type="string" office:string-value="-" calcext:value-type="string">
            <text:p>-</text:p>
          </table:covered-table-cell>
          <table:covered-table-cell table:style-name="ce34" table:formula="of:=[.E21]" office:value-type="float" office:value="6" calcext:value-type="float">
            <text:p>6</text:p>
          </table:covered-table-cell>
          <table:covered-table-cell table:style-name="ce41" table:formula="of:=[.F21]" office:value-type="float" office:value="15506.4" calcext:value-type="float">
            <text:p>15 506</text:p>
          </table:covered-table-cell>
          <table:covered-table-cell table:style-name="ce48" table:formula="of:=[.G21]" office:value-type="float" office:value="1071" calcext:value-type="float">
            <text:p>1 071</text:p>
          </table:covered-table-cell>
          <table:covered-table-cell table:number-columns-repeated="2" table:style-name="ce62"/>
          <table:covered-table-cell table:style-name="ce62" table:formula="of:=[.J21]" office:value-type="percentage" office:value="3.5" calcext:value-type="percentage">
            <text:p>350%</text:p>
          </table:covered-table-cell>
          <table:covered-table-cell table:style-name="ce62" table:formula="of:=[.K21]" office:value-type="percentage" office:value="0.3" calcext:value-type="percentage">
            <text:p>30%</text:p>
          </table:covered-table-cell>
          <table:covered-table-cell table:style-name="ce72" table:formula="of:=[.L21]" office:value-type="float" office:value="631.4" calcext:value-type="float">
            <text:p>631</text:p>
          </table:covered-table-cell>
          <table:covered-table-cell table:style-name="ce79" table:formula="of:=[.M21]" office:value-type="float" office:value="723.8" calcext:value-type="float">
            <text:p>724</text:p>
          </table:covered-table-cell>
          <table:covered-table-cell table:style-name="ce87"/>
          <table:covered-table-cell table:style-name="ce87" table:formula="of:=[.O21]" office:value-type="percentage" office:value="1.5" calcext:value-type="percentage">
            <text:p>150%</text:p>
          </table:covered-table-cell>
          <table:covered-table-cell table:style-name="ce98" table:formula="of:=[.P21]" office:value-type="percentage" office:value="0" calcext:value-type="percentage">
            <text:p>0%</text:p>
          </table:covered-table-cell>
          <table:table-cell table:style-name="ce110"/>
          <table:table-cell table:style-name="ce112" table:formula="of:=[.R21]" office:value-type="percentage" office:value="1" calcext:value-type="percentage">
            <text:p>100%</text:p>
          </table:table-cell>
          <table:table-cell table:style-name="ce114"/>
          <table:table-cell table:style-name="ce116" table:formula="of:=[.T21]" office:value-type="percentage" office:value="1" calcext:value-type="percentage">
            <text:p>100%</text:p>
          </table:table-cell>
          <table:table-cell table:style-name="ce110"/>
          <table:table-cell table:style-name="ce107"/>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table:formula="of:=[.AD21]" office:value-type="percentage" office:value="0.05" calcext:value-type="percentage">
            <text:p>5%</text:p>
          </table:covered-table-cell>
          <table:table-cell table:style-name="ce177" table:formula="of:=[.AG22]*0.8666666" office:value-type="percentage" office:value="36.3999972" calcext:value-type="percentage">
            <text:p>3640%</text:p>
          </table:table-cell>
          <table:table-cell table:style-name="ce181" table:formula="of:=([.$L28]+[.AF$2])*[.AE22]" office:value-type="float" office:value="10191.999216" calcext:value-type="float">
            <text:p>10 192</text:p>
          </table:table-cell>
          <table:covered-table-cell table:style-name="ce184" table:formula="of:=[.AG21]" office:value-type="percentage" office:value="42" calcext:value-type="percentage">
            <text:p>4200%</text:p>
          </table:covered-table-cell>
          <table:covered-table-cell table:style-name="ce194" table:formula="of:=([.$L22]+[.AH$2])*[.AG22]" office:value-type="float" office:value="30718.8" calcext:value-type="float">
            <text:p>30 719</text:p>
          </table:covered-table-cell>
          <table:table-cell table:style-name="ce201" office:value-type="float" office:value="5453" calcext:value-type="float">
            <text:p>5 453</text:p>
          </table:table-cell>
          <table:table-cell table:style-name="ce177" table:formula="of:=[.AL22]*0.8666666" office:value-type="percentage" office:value="33.7999974" calcext:value-type="percentage">
            <text:p>3380%</text:p>
          </table:table-cell>
          <table:table-cell table:style-name="ce181" table:formula="of:=([.$M28]+[.AK$2])*[.AJ22]" office:value-type="float" office:value="34915.3973142" calcext:value-type="float">
            <text:p>34 915</text:p>
          </table:table-cell>
          <table:covered-table-cell table:style-name="ce205" table:formula="of:=[.AL21]" office:value-type="percentage" office:value="39" calcext:value-type="percentage">
            <text:p>3900%</text:p>
          </table:covered-table-cell>
          <table:covered-table-cell table:style-name="ce194" table:formula="of:=([.$M22]+[.AM$2])*[.AL22]" office:value-type="float" office:value="32128.2" calcext:value-type="float">
            <text:p>32 128</text:p>
          </table:covered-table-cell>
          <table:table-cell table:style-name="ce200" office:value-type="float" office:value="4847" calcext:value-type="float">
            <text:p>4 847</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lack Mage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02" office:value-type="float" office:value="1053" calcext:value-type="float">
            <text:p>1 053</text:p>
          </table:table-cell>
          <table:table-cell table:style-name="ce60" office:value-type="percentage" office:value="0.3" calcext:value-type="percentage">
            <text:p>30%</text:p>
          </table:table-cell>
          <table:table-cell table:style-name="ce60"/>
          <table:table-cell table:style-name="ce60" table:formula="of:=0.2+1" office:value-type="percentage" office:value="1.2" calcext:value-type="percentage">
            <text:p>120%</text:p>
          </table:table-cell>
          <table:table-cell table:style-name="ce60" office:value-type="percentage" office:value="0.3" calcext:value-type="percentage">
            <text:p>30%</text:p>
          </table:table-cell>
          <table:table-cell table:style-name="ce70" table:formula="of:=1.5*478" office:value-type="float" office:value="717" calcext:value-type="float">
            <text:p>717</text:p>
          </table:table-cell>
          <table:table-cell table:style-name="ce77" table:formula="of:=1.5*311" office:value-type="float" office:value="466.5" calcext:value-type="float">
            <text:p>467</text:p>
          </table:table-cell>
          <table:table-cell table:style-name="ce85" table:number-columns-repeated="2"/>
          <table:table-cell table:style-name="ce100"/>
          <table:table-cell table:style-name="ce110"/>
          <table:table-cell table:style-name="ce112" office:value-type="percentage" office:value="0.5" calcext:value-type="percentage">
            <text:p>50%</text:p>
          </table:table-cell>
          <table:table-cell table:style-name="ce114" table:formula="of:=0.5+0.04*1+0.03*0" office:value-type="percentage" office:value="0.54" calcext:value-type="percentage">
            <text:p>54%</text:p>
          </table:table-cell>
          <table:table-cell table:style-name="ce116" office:value-type="percentage" office:value="0.5" calcext:value-type="percentage">
            <text:p>50%</text:p>
          </table:table-cell>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23]*0.8666666" office:value-type="percentage" office:value="57.1999956" calcext:value-type="percentage">
            <text:p>5720%</text:p>
          </table:table-cell>
          <table:table-cell table:style-name="ce38" table:formula="of:=([.$L29]+[.AF$2])*[.AE23]" office:value-type="float" office:value="7950.7993884" calcext:value-type="float">
            <text:p>7 951</text:p>
          </table:table-cell>
          <table:table-cell table:style-name="ce182" table:formula="of:=22*3" office:value-type="percentage" office:value="66" calcext:value-type="percentage">
            <text:p>6600%</text:p>
          </table:table-cell>
          <table:table-cell table:style-name="ce192" table:formula="of:=([.$L23]+[.AH$2])*[.AG23]" office:value-type="float" office:value="53922" calcext:value-type="float">
            <text:p>53 922</text:p>
          </table:table-cell>
          <table:table-cell table:style-name="ce200" office:value-type="float" office:value="11966" calcext:value-type="float">
            <text:p>11 966</text:p>
          </table:table-cell>
          <table:table-cell table:style-name="ce176" table:formula="of:=[.AL23]*0.8666666" office:value-type="percentage" office:value="12.999999" calcext:value-type="percentage">
            <text:p>1300%</text:p>
          </table:table-cell>
          <table:table-cell table:style-name="ce38" table:formula="of:=([.$M29]+[.AK$2])*[.AJ23]" office:value-type="float" office:value="10815.999168" calcext:value-type="float">
            <text:p>10 816</text:p>
          </table:table-cell>
          <table:table-cell table:style-name="ce203" table:formula="of:=5*3" office:value-type="percentage" office:value="15" calcext:value-type="percentage">
            <text:p>1500%</text:p>
          </table:table-cell>
          <table:table-cell table:style-name="ce192" table:formula="of:=([.$M23]+[.AM$2])*[.AL23]" office:value-type="float" office:value="8497.5" calcext:value-type="float">
            <text:p>8 498</text:p>
          </table:table-cell>
          <table:table-cell table:style-name="ce200" office:value-type="float" office:value="1092" calcext:value-type="float">
            <text:p>1 092</text:p>
          </table:table-cell>
          <table:table-cell table:style-name="ce213"/>
          <table:table-cell table:style-name="ce229"/>
          <table:table-cell table:style-name="ce243" office:value-type="string" calcext:value-type="string">
            <text:p>Curse, Bio</text:p>
          </table:table-cell>
          <table:table-cell table:style-name="ce246" office:value-type="string" calcext:value-type="string">
            <text:p>Magic 50%, Bio 50%</text:p>
          </table:table-cell>
          <table:table-cell table:style-name="ce251"/>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Mage HoF</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721" office:value-type="float" office:value="1081.5" calcext:value-type="float">
            <text:p>1 082</text:p>
          </table:table-cell>
          <table:table-cell table:style-name="ce60"/>
          <table:table-cell table:style-name="ce60" office:value-type="percentage" office:value="0.2" calcext:value-type="percentage">
            <text:p>20%</text:p>
          </table:table-cell>
          <table:table-cell table:style-name="ce60" table:number-columns-repeated="2"/>
          <table:table-cell table:style-name="ce70" table:formula="of:=1.5*533" office:value-type="float" office:value="799.5" calcext:value-type="float">
            <text:p>800</text:p>
          </table:table-cell>
          <table:table-cell table:style-name="ce77" table:formula="of:=1.5*294" office:value-type="float" office:value="441" calcext:value-type="float">
            <text:p>441</text:p>
          </table:table-cell>
          <table:table-cell table:style-name="ce85" table:number-columns-repeated="2"/>
          <table:table-cell table:style-name="ce100"/>
          <table:table-cell table:style-name="ce108"/>
          <table:table-cell table:style-name="ce112" table:formula="of:=1.5+2+0.05*7+0.04*5" office:value-type="percentage" office:value="4.05" calcext:value-type="percentage">
            <text:p>405%</text:p>
          </table:table-cell>
          <table:table-cell table:style-name="ce114"/>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24]*0.8666666" office:value-type="percentage" office:value="57.1999956" calcext:value-type="percentage">
            <text:p>5720%</text:p>
          </table:table-cell>
          <table:table-cell table:style-name="ce38" table:formula="of:=([.$L30]+[.AF$2])*[.AE24]" office:value-type="float" office:value="37511.75711448" calcext:value-type="float">
            <text:p>37 512</text:p>
          </table:table-cell>
          <table:table-cell table:style-name="ce182" table:formula="of:=22*3" office:value-type="percentage" office:value="66" calcext:value-type="percentage">
            <text:p>6600%</text:p>
          </table:table-cell>
          <table:table-cell table:style-name="ce192" table:formula="of:=([.$L24]+[.AH$2])*[.AG24]" office:value-type="float" office:value="59367" calcext:value-type="float">
            <text:p>59 367</text:p>
          </table:table-cell>
          <table:table-cell table:style-name="ce200" office:value-type="float" office:value="11412" calcext:value-type="float">
            <text:p>11 412</text:p>
          </table:table-cell>
          <table:table-cell table:style-name="ce176" table:formula="of:=[.AL24]*0.8666666" office:value-type="percentage" office:value="12.999999" calcext:value-type="percentage">
            <text:p>1300%</text:p>
          </table:table-cell>
          <table:table-cell table:style-name="ce38" table:formula="of:=([.$M30]+[.AK$2])*[.AJ24]" office:value-type="float" office:value="15022.7988444" calcext:value-type="float">
            <text:p>15 023</text:p>
          </table:table-cell>
          <table:table-cell table:style-name="ce203" table:formula="of:=5*3" office:value-type="percentage" office:value="15" calcext:value-type="percentage">
            <text:p>1500%</text:p>
          </table:table-cell>
          <table:table-cell table:style-name="ce192" table:formula="of:=([.$M24]+[.AM$2])*[.AL24]" office:value-type="float" office:value="8115" calcext:value-type="float">
            <text:p>8 115</text:p>
          </table:table-cell>
          <table:table-cell table:style-name="ce200" office:value-type="float" office:value="949" calcext:value-type="float">
            <text:p>949</text:p>
          </table:table-cell>
          <table:table-cell table:style-name="ce213"/>
          <table:table-cell table:style-name="ce229"/>
          <table:table-cell table:style-name="ce243" office:value-type="string" calcext:value-type="string">
            <text:p>Faith (Self, 4 Turns), Snipe</text:p>
          </table:table-cell>
          <table:table-cell table:style-name="ce246" office:value-type="string" calcext:value-type="string">
            <text:p>Magic 50%, Bio 50%</text:p>
          </table:table-cell>
          <table:table-cell table:style-name="ce251" office:value-type="string" calcext:value-type="string">
            <text:p>Ravage+30%</text:p>
          </table:table-cell>
          <table:table-cell table:style-name="ce257" office:value-type="string" calcext:value-type="string">
            <text:p>Faith, Veil, Barrier</text:p>
          </table:table-cell>
          <table:table-cell table:style-name="ce21" table:number-columns-repeated="977"/>
        </table:table-row>
        <table:table-row table:style-name="ro2">
          <table:table-cell table:style-name="ce11" office:value-type="string" calcext:value-type="string">
            <text:p>Santa Lucia (8)</text:p>
          </table:table-cell>
          <table:table-cell table:style-name="ce20" office:value-type="string" calcext:value-type="string">
            <text:p>H</text:p>
          </table:table-cell>
          <table:table-cell table:style-name="ce26" office:value-type="string" calcext:value-type="string" table:number-columns-spanned="1" table:number-rows-spanned="2">
            <text:p>-</text:p>
          </table:table-cell>
          <table:table-cell table:style-name="ce26" table:formula="of:=3+4" office:value-type="float" office:value="7" calcext:value-type="float" table:number-columns-spanned="1" table:number-rows-spanned="2">
            <text:p>7</text:p>
          </table:table-cell>
          <table:table-cell table:style-name="ce33" table:number-columns-spanned="1" table:number-rows-spanned="2"/>
          <table:table-cell table:style-name="ce40" table:formula="of:=1.4*11347" office:value-type="float" office:value="15885.8" calcext:value-type="float" table:number-columns-spanned="1" table:number-rows-spanned="2">
            <text:p>15 886</text:p>
          </table:table-cell>
          <table:table-cell table:style-name="ce47" table:formula="of:=1.4*(1000+6*8)" office:value-type="float" office:value="1467.2" calcext:value-type="float" table:number-columns-spanned="1" table:number-rows-spanned="2">
            <text:p>1 467</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office:value-type="percentage" office:value="0.3" calcext:value-type="percentage" table:number-columns-spanned="1" table:number-rows-spanned="2">
            <text:p>30%</text:p>
          </table:table-cell>
          <table:table-cell table:style-name="ce61" table:formula="of:=0.3+2" office:value-type="percentage" office:value="2.3" calcext:value-type="percentage" table:number-columns-spanned="1" table:number-rows-spanned="2">
            <text:p>230%</text:p>
          </table:table-cell>
          <table:table-cell table:style-name="ce71" table:formula="of:=1.4*25" office:value-type="float" office:value="35" calcext:value-type="float" table:number-columns-spanned="1" table:number-rows-spanned="2">
            <text:p>35</text:p>
          </table:table-cell>
          <table:table-cell table:style-name="ce78" table:formula="of:=1.4*(971+10*4)" office:value-type="float" office:value="1415.4" calcext:value-type="float" table:number-columns-spanned="1" table:number-rows-spanned="2">
            <text:p>1 415</text:p>
          </table:table-cell>
          <table:table-cell table:style-name="ce86" office:value-type="percentage" office:value="0.5" calcext:value-type="percentage" table:number-columns-spanned="1" table:number-rows-spanned="2">
            <text:p>50%</text:p>
          </table:table-cell>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0"/>
          <table:table-cell table:style-name="ce118"/>
          <table:table-cell table:style-name="ce110"/>
          <table:table-cell table:style-name="ce123" office:value-type="percentage" office:value="0.3" calcext:value-type="percentage" table:number-columns-spanned="1" table:number-rows-spanned="2">
            <text:p>30%</text:p>
          </table:table-cell>
          <table:table-cell table:style-name="ce129" office:value-type="percentage" office:value="0.3" calcext:value-type="percentage" table:number-columns-spanned="1" table:number-rows-spanned="2">
            <text:p>30%</text:p>
          </table:table-cell>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office:value-type="percentage" office:value="0.3" calcext:value-type="percentage" table:number-columns-spanned="1" table:number-rows-spanned="2">
            <text:p>30%</text:p>
          </table:table-cell>
          <table:table-cell table:style-name="ce153" office:value-type="percentage" office:value="0.3" calcext:value-type="percentage" table:number-columns-spanned="1" table:number-rows-spanned="2">
            <text:p>30%</text:p>
          </table:table-cell>
          <table:table-cell table:style-name="ce161" office:value-type="string" calcext:value-type="string">
            <text:p>Fire</text:p>
          </table:table-cell>
          <table:table-cell table:style-name="ce166" office:value-type="percentage" office:value="0" calcext:value-type="percentage" table:number-columns-spanned="1" table:number-rows-spanned="2">
            <text:p>0%</text:p>
          </table:table-cell>
          <table:table-cell table:style-name="ce177" table:formula="of:=[.AG25]*0.8666666" office:value-type="percentage" office:value="0" calcext:value-type="percentage">
            <text:p>0%</text:p>
          </table:table-cell>
          <table:table-cell table:style-name="ce181" table:formula="of:=([.$L31]+[.AF$2])*[.AE25]" office:value-type="float" office:value="0" calcext:value-type="float">
            <text:p>0</text:p>
          </table:table-cell>
          <table:table-cell table:style-name="ce183" office:value-type="percentage" office:value="0" calcext:value-type="percentage" table:number-columns-spanned="1" table:number-rows-spanned="2">
            <text:p>0%</text:p>
          </table:table-cell>
          <table:table-cell table:style-name="ce193" office:value-type="float" office:value="77777" calcext:value-type="float" table:number-columns-spanned="1" table:number-rows-spanned="2">
            <text:p>77 777</text:p>
          </table:table-cell>
          <table:table-cell table:style-name="ce201" office:value-type="float" office:value="0" calcext:value-type="float">
            <text:p>0</text:p>
          </table:table-cell>
          <table:table-cell table:style-name="ce177" table:formula="of:=[.AL25]*0.8666666" office:value-type="percentage" office:value="25.999998" calcext:value-type="percentage">
            <text:p>2600%</text:p>
          </table:table-cell>
          <table:table-cell table:style-name="ce181" table:formula="of:=([.$M31]+[.AK$2])*[.AJ25]" office:value-type="float" office:value="30045.5976888" calcext:value-type="float">
            <text:p>30 046</text:p>
          </table:table-cell>
          <table:table-cell table:style-name="ce204" office:value-type="percentage" office:value="30" calcext:value-type="percentage" table:number-columns-spanned="1" table:number-rows-spanned="2">
            <text:p>3000%</text:p>
          </table:table-cell>
          <table:table-cell table:style-name="ce193" table:formula="of:=([.$M25]+[.AM$2])*[.AL25]" office:value-type="float" office:value="45462" calcext:value-type="float" table:number-columns-spanned="1" table:number-rows-spanned="2">
            <text:p>45 462</text:p>
          </table:table-cell>
          <table:table-cell table:style-name="ce200" office:value-type="float" office:value="15860" calcext:value-type="float">
            <text:p>15 860</text:p>
          </table:table-cell>
          <table:table-cell table:style-name="ce214" office:value-type="float" office:value="2" calcext:value-type="float" table:number-columns-spanned="1" table:number-rows-spanned="2">
            <text:p>2</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tun, Slow, BDD, Bio</text:p>
          </table:table-cell>
          <table:table-cell table:style-name="ce247" office:value-type="string" calcext:value-type="string" table:number-columns-spanned="1" table:number-rows-spanned="2">
            <text:p>Sleep 100%</text:p>
          </table:table-cell>
          <table:table-cell table:style-name="ce252" office:value-type="string" calcext:value-type="string" table:number-columns-spanned="1" table:number-rows-spanned="2">
            <text:p>Life+2, PES+2, PD+10%, Exp+20%, EG+7</text:p>
          </table:table-cell>
          <table:table-cell table:style-name="ce258" office:value-type="string" calcext:value-type="string" table:number-columns-spanned="1" table:number-rows-spanned="2">
            <text:p>Barrier, Veil, Regen, Wall</text:p>
          </table:table-cell>
          <table:table-cell table:style-name="ce21" table:number-columns-repeated="977"/>
        </table:table-row>
        <table:table-row table:style-name="ro2">
          <table:table-cell table:style-name="ce11"/>
          <table:table-cell table:style-name="ce20"/>
          <table:covered-table-cell table:style-name="ce27" table:formula="of:=[.C25]" office:value-type="string" office:string-value="-" calcext:value-type="string">
            <text:p>-</text:p>
          </table:covered-table-cell>
          <table:covered-table-cell table:style-name="ce27" table:formula="of:=[.D25]" office:value-type="float" office:value="7" calcext:value-type="float">
            <text:p>7</text:p>
          </table:covered-table-cell>
          <table:covered-table-cell table:style-name="ce34"/>
          <table:covered-table-cell table:style-name="ce41" table:formula="of:=[.F25]" office:value-type="float" office:value="15885.8" calcext:value-type="float">
            <text:p>15 886</text:p>
          </table:covered-table-cell>
          <table:covered-table-cell table:style-name="ce48" table:formula="of:=[.G25]" office:value-type="float" office:value="1467.2" calcext:value-type="float">
            <text:p>1 467</text:p>
          </table:covered-table-cell>
          <table:covered-table-cell table:style-name="ce62" table:formula="of:=[.H25]" office:value-type="percentage" office:value="0.3" calcext:value-type="percentage">
            <text:p>30%</text:p>
          </table:covered-table-cell>
          <table:covered-table-cell table:style-name="ce62" table:formula="of:=[.I25]" office:value-type="percentage" office:value="0.3" calcext:value-type="percentage">
            <text:p>30%</text:p>
          </table:covered-table-cell>
          <table:covered-table-cell table:style-name="ce62" table:formula="of:=[.J25]" office:value-type="percentage" office:value="0.3" calcext:value-type="percentage">
            <text:p>30%</text:p>
          </table:covered-table-cell>
          <table:covered-table-cell table:style-name="ce62" table:formula="of:=[.K25]" office:value-type="percentage" office:value="2.3" calcext:value-type="percentage">
            <text:p>230%</text:p>
          </table:covered-table-cell>
          <table:covered-table-cell table:style-name="ce72" table:formula="of:=[.L25]" office:value-type="float" office:value="35" calcext:value-type="float">
            <text:p>35</text:p>
          </table:covered-table-cell>
          <table:covered-table-cell table:style-name="ce79" table:formula="of:=[.M25]" office:value-type="float" office:value="1415.4" calcext:value-type="float">
            <text:p>1 415</text:p>
          </table:covered-table-cell>
          <table:covered-table-cell table:style-name="ce87" table:formula="of:=[.N25]" office:value-type="percentage" office:value="0.5" calcext:value-type="percentage">
            <text:p>50%</text:p>
          </table:covered-table-cell>
          <table:covered-table-cell table:style-name="ce87"/>
          <table:covered-table-cell table:style-name="ce98" table:formula="of:=[.P25]" office:value-type="percentage" office:value="0" calcext:value-type="percentage">
            <text:p>0%</text:p>
          </table:covered-table-cell>
          <table:table-cell table:style-name="ce110"/>
          <table:table-cell table:style-name="ce112"/>
          <table:table-cell table:style-name="ce110"/>
          <table:table-cell table:style-name="ce116"/>
          <table:table-cell table:style-name="ce110"/>
          <table:table-cell table:style-name="ce120"/>
          <table:covered-table-cell table:style-name="ce123" office:value-type="percentage" office:value="0.3" calcext:value-type="percentage">
            <text:p>30%</text:p>
          </table:covered-table-cell>
          <table:covered-table-cell table:style-name="ce129" office:value-type="percentage" office:value="0.3" calcext:value-type="percentage">
            <text:p>30%</text:p>
          </table:covered-table-cell>
          <table:covered-table-cell table:style-name="ce135" office:value-type="percentage" office:value="0.3" calcext:value-type="percentage">
            <text:p>30%</text:p>
          </table:covered-table-cell>
          <table:covered-table-cell table:style-name="ce141" office:value-type="percentage" office:value="0.3" calcext:value-type="percentage">
            <text:p>30%</text:p>
          </table:covered-table-cell>
          <table:covered-table-cell table:style-name="ce147" office:value-type="percentage" office:value="0.3" calcext:value-type="percentage">
            <text:p>30%</text:p>
          </table:covered-table-cell>
          <table:covered-table-cell table:style-name="ce153" office:value-type="percentage" office:value="0.3" calcext:value-type="percentage">
            <text:p>30%</text:p>
          </table:covered-table-cell>
          <table:table-cell table:style-name="ce152" office:value-type="string" calcext:value-type="string">
            <text:p>Dark</text:p>
          </table:table-cell>
          <table:covered-table-cell table:style-name="ce167" office:value-type="percentage" office:value="0" calcext:value-type="percentage">
            <text:p>0%</text:p>
          </table:covered-table-cell>
          <table:table-cell table:style-name="ce177" table:formula="of:=[.AG26]*0.8666666" office:value-type="percentage" office:value="0" calcext:value-type="percentage">
            <text:p>0%</text:p>
          </table:table-cell>
          <table:table-cell table:style-name="ce181" table:formula="of:=([.$L32]+[.AF$2])*[.AE26]" office:value-type="float" office:value="0" calcext:value-type="float">
            <text:p>0</text:p>
          </table:table-cell>
          <table:covered-table-cell table:style-name="ce184" office:value-type="percentage" office:value="0" calcext:value-type="percentage">
            <text:p>0%</text:p>
          </table:covered-table-cell>
          <table:covered-table-cell table:style-name="ce196" table:formula="of:=([.$L32]+[.AH$2])*[.AG26]" office:value-type="float" office:value="0" calcext:value-type="float">
            <text:p>0</text:p>
          </table:covered-table-cell>
          <table:table-cell table:style-name="ce201" office:value-type="float" office:value="0" calcext:value-type="float">
            <text:p>0</text:p>
          </table:table-cell>
          <table:table-cell table:style-name="ce177" table:formula="of:=[.AL26]*0.8666666" office:value-type="percentage" office:value="25.999998" calcext:value-type="percentage">
            <text:p>2600%</text:p>
          </table:table-cell>
          <table:table-cell table:style-name="ce181" table:formula="of:=([.$M32]+[.AK$2])*[.AJ26]" office:value-type="float" office:value="21091.1983776" calcext:value-type="float">
            <text:p>21 091</text:p>
          </table:table-cell>
          <table:covered-table-cell table:style-name="ce205" office:value-type="percentage" office:value="30" calcext:value-type="percentage">
            <text:p>3000%</text:p>
          </table:covered-table-cell>
          <table:covered-table-cell table:style-name="ce194" table:formula="of:=([.$M26]+[.AM$2])*[.AL26]" office:value-type="float" office:value="45462" calcext:value-type="float">
            <text:p>45 462</text:p>
          </table:covered-table-cell>
          <table:table-cell table:style-name="ce200" office:value-type="float" office:value="15860" calcext:value-type="float">
            <text:p>15 860</text:p>
          </table:table-cell>
          <table:covered-table-cell table:style-name="ce215" table:formula="of:=[.AO25]" office:value-type="float" office:value="2" calcext:value-type="float">
            <text:p>2</text:p>
          </table:covered-table-cell>
          <table:covered-table-cell table:style-name="ce231" table:formula="of:=[.AP2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11" office:value-type="string" calcext:value-type="string">
            <text:p>Glam Vamp</text:p>
          </table:table-cell>
          <table:table-cell table:style-name="ce20" office:value-type="string" calcext:value-type="string">
            <text:p>H</text:p>
          </table:table-cell>
          <table:table-cell table:style-name="ce25" office:value-type="float" office:value="1" calcext:value-type="float">
            <text:p>1</text:p>
          </table:table-cell>
          <table:table-cell table:style-name="ce25" office:value-type="float" office:value="2" calcext:value-type="float">
            <text:p>2</text:p>
          </table:table-cell>
          <table:table-cell table:style-name="ce32"/>
          <table:table-cell table:style-name="ce39" office:value-type="float" office:value="11193" calcext:value-type="float">
            <text:p>11 193</text:p>
          </table:table-cell>
          <table:table-cell table:style-name="ce46" table:formula="of:=947" office:value-type="float" office:value="947" calcext:value-type="float">
            <text:p>947</text:p>
          </table:table-cell>
          <table:table-cell table:number-columns-repeated="4" table:style-name="ce60" office:value-type="percentage" office:value="0.3" calcext:value-type="percentage">
            <text:p>30%</text:p>
          </table:table-cell>
          <table:table-cell table:style-name="ce70" office:value-type="float" office:value="790" calcext:value-type="float">
            <text:p>790</text:p>
          </table:table-cell>
          <table:table-cell table:style-name="ce77" office:value-type="float" office:value="679" calcext:value-type="float">
            <text:p>679</text:p>
          </table:table-cell>
          <table:table-cell table:style-name="ce85" office:value-type="percentage" office:value="0.5" calcext:value-type="percentage">
            <text:p>50%</text:p>
          </table:table-cell>
          <table:table-cell table:style-name="ce85"/>
          <table:table-cell table:style-name="ce100"/>
          <table:table-cell table:style-name="ce108"/>
          <table:table-cell table:style-name="ce112"/>
          <table:table-cell table:style-name="ce110" table:number-columns-repeated="2"/>
          <table:table-cell table:style-name="ce118" table:formula="of:=1+0.04*4+0.03*12" office:value-type="percentage" office:value="1.52" calcext:value-type="percentage">
            <text:p>152%</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formula="of:=[.AG27]*0.8666666" office:value-type="percentage" office:value="38.999997" calcext:value-type="percentage">
            <text:p>3900%</text:p>
          </table:table-cell>
          <table:table-cell table:style-name="ce38" table:formula="of:=([.$L33]+[.AF$2])*[.AE27]" office:value-type="float" office:value="37369.7971254" calcext:value-type="float">
            <text:p>37 370</text:p>
          </table:table-cell>
          <table:table-cell table:style-name="ce182" office:value-type="percentage" office:value="45" calcext:value-type="percentage">
            <text:p>4500%</text:p>
          </table:table-cell>
          <table:table-cell table:style-name="ce192" table:formula="of:=([.$L27]+[.AH$2])*[.AG27]" office:value-type="float" office:value="40050" calcext:value-type="float">
            <text:p>40 050</text:p>
          </table:table-cell>
          <table:table-cell table:style-name="ce200" office:value-type="float" office:value="11973" calcext:value-type="float">
            <text:p>11 973</text:p>
          </table:table-cell>
          <table:table-cell table:style-name="ce176" table:formula="of:=[.AL27]*0.8666666" office:value-type="percentage" office:value="64.999995" calcext:value-type="percentage">
            <text:p>6500%</text:p>
          </table:table-cell>
          <table:table-cell table:style-name="ce38" table:formula="of:=([.$M33]+[.AK$2])*[.AJ27]" office:value-type="float" office:value="50634.996105" calcext:value-type="float">
            <text:p>50 635</text:p>
          </table:table-cell>
          <table:table-cell table:style-name="ce203" office:value-type="percentage" office:value="75" calcext:value-type="percentage">
            <text:p>7500%</text:p>
          </table:table-cell>
          <table:table-cell table:style-name="ce192" table:formula="of:=([.$M27]+[.AM$2])*[.AL27]" office:value-type="float" office:value="58425" calcext:value-type="float">
            <text:p>58 425</text:p>
          </table:table-cell>
          <table:table-cell table:style-name="ce200" office:value-type="float" office:value="18980" calcext:value-type="float">
            <text:p>18 980</text:p>
          </table:table-cell>
          <table:table-cell table:style-name="ce213" office:value-type="float" office:value="2" calcext:value-type="float">
            <text:p>2</text:p>
          </table:table-cell>
          <table:table-cell table:style-name="ce229" office:value-type="float" office:value="3" calcext:value-type="float">
            <text:p>3</text:p>
          </table:table-cell>
          <table:table-cell table:style-name="ce243" office:value-type="string" calcext:value-type="string">
            <text:p>Debrave, Curse, Unguard, Taunt, Barrier, Mage Trance, Prismatic Shift (Self)</text:p>
          </table:table-cell>
          <table:table-cell table:style-name="ce246" office:value-type="string" calcext:value-type="string">
            <text:p>Sleep 100%</text:p>
          </table:table-cell>
          <table:table-cell table:style-name="ce251" office:value-type="string" calcext:value-type="string">
            <text:p>PES+3, PD+10%</text:p>
          </table:table-cell>
          <table:table-cell table:style-name="ce257" office:value-type="string" calcext:value-type="string">
            <text:p>Barrier, Veil, Regen, Wall</text:p>
          </table:table-cell>
          <table:table-cell table:style-name="ce21" table:number-columns-repeated="977"/>
        </table:table-row>
        <table:table-row table:style-name="ro2">
          <table:table-cell table:style-name="ce5" office:value-type="string" calcext:value-type="string">
            <text:p>Hope`s Guide (8)</text:p>
          </table:table-cell>
          <table:table-cell table:style-name="ce20" office:value-type="string" calcext:value-type="string">
            <text:p>H</text:p>
          </table:table-cell>
          <table:table-cell table:style-name="ce25" office:value-type="float" office:value="5" calcext:value-type="float">
            <text:p>5</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office:value-type="float" office:value="750" calcext:value-type="float">
            <text:p>750</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180" calcext:value-type="float">
            <text:p>180</text:p>
          </table:table-cell>
          <table:table-cell table:style-name="ce77" office:value-type="float" office:value="933" calcext:value-type="float">
            <text:p>933</text:p>
          </table:table-cell>
          <table:table-cell table:style-name="ce85" table:number-columns-repeated="2"/>
          <table:table-cell table:style-name="ce100"/>
          <table:table-cell table:style-name="ce108"/>
          <table:table-cell table:style-name="ce110" table:number-columns-repeated="2"/>
          <table:table-cell table:style-name="ce116" table:formula="of:=1.2" office:value-type="percentage" office:value="1.2" calcext:value-type="percentage">
            <text:p>120%</text:p>
          </table:table-cell>
          <table:table-cell table:style-name="ce118" table:formula="of:=1.2+0.04*6" office:value-type="percentage" office:value="1.44" calcext:value-type="percentage">
            <text:p>144%</text:p>
          </table:table-cell>
          <table:table-cell table:style-name="ce110"/>
          <table:table-cell table:style-name="ce122"/>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table:table-cell table:style-name="ce146"/>
          <table:table-cell table:style-name="ce152" office:value-type="percentage" office:value="0.3" calcext:value-type="percentage">
            <text:p>30%</text:p>
          </table:table-cell>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28]*0.8666666" office:value-type="percentage" office:value="77.999994" calcext:value-type="percentage">
            <text:p>7800%</text:p>
          </table:table-cell>
          <table:table-cell table:style-name="ce38" table:formula="of:=([.$L34]+[.AF$2])*[.AE28]" office:value-type="float" office:value="84902.993469" calcext:value-type="float">
            <text:p>84 903</text:p>
          </table:table-cell>
          <table:table-cell table:style-name="ce182" office:value-type="percentage" office:value="90" calcext:value-type="percentage">
            <text:p>9000%</text:p>
          </table:table-cell>
          <table:table-cell table:style-name="ce192" table:formula="of:=([.$L28]+[.AH$2])*[.AG28]" office:value-type="float" office:value="25200" calcext:value-type="float">
            <text:p>25 200</text:p>
          </table:table-cell>
          <table:table-cell table:style-name="ce200" office:value-type="float" office:value="1638" calcext:value-type="float">
            <text:p>1 638</text:p>
          </table:table-cell>
          <table:table-cell table:style-name="ce176" table:formula="of:=[.AL28]*0.8666666" office:value-type="percentage" office:value="12.999999" calcext:value-type="percentage">
            <text:p>1300%</text:p>
          </table:table-cell>
          <table:table-cell table:style-name="ce38" table:formula="of:=([.$M34]+[.AK$2])*[.AJ28]" office:value-type="float" office:value="8183.4993705" calcext:value-type="float">
            <text:p>8 183</text:p>
          </table:table-cell>
          <table:table-cell table:style-name="ce203" office:value-type="percentage" office:value="15" calcext:value-type="percentage">
            <text:p>1500%</text:p>
          </table:table-cell>
          <table:table-cell table:style-name="ce192" table:formula="of:=([.$M28]+[.AM$2])*[.AL28]" office:value-type="float" office:value="15495" calcext:value-type="float">
            <text:p>15 495</text:p>
          </table:table-cell>
          <table:table-cell table:style-name="ce200" office:value-type="float" office:value="6747" calcext:value-type="float">
            <text:p>6 747</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Mage's Trance (4 turns, self)</text:p>
          </table:table-cell>
          <table:table-cell table:style-name="ce246" office:value-type="string" calcext:value-type="string">
            <text:p>Mag 100%, Brk 100%</text:p>
          </table:table-cell>
          <table:table-cell table:style-name="ce251" office:value-type="string" calcext:value-type="string">
            <text:p>K&amp;D+1</text:p>
          </table:table-cell>
          <table:table-cell table:style-name="ce257" office:value-type="string" calcext:value-type="string">
            <text:p>Barrier, Faith, Wall, Snipe</text:p>
          </table:table-cell>
          <table:table-cell table:style-name="ce21" table:number-columns-repeated="977"/>
        </table:table-row>
        <table:table-row table:style-name="ro2">
          <table:table-cell table:style-name="ce5" office:value-type="string" calcext:value-type="string">
            <text:p>Tonberry Suit</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3" calcext:value-type="float">
            <text:p>3</text:p>
          </table:table-cell>
          <table:table-cell table:style-name="ce32" office:value-type="float" office:value="0" calcext:value-type="float">
            <text:p>0</text:p>
          </table:table-cell>
          <table:table-cell table:style-name="ce39" office:value-type="float" office:value="12236" calcext:value-type="float">
            <text:p>12 236</text:p>
          </table:table-cell>
          <table:table-cell table:style-name="ce46" office:value-type="float" office:value="690" calcext:value-type="float">
            <text:p>690</text:p>
          </table:table-cell>
          <table:table-cell table:number-columns-repeated="3" table:style-name="ce60" office:value-type="percentage" office:value="0.5" calcext:value-type="percentage">
            <text:p>50%</text:p>
          </table:table-cell>
          <table:table-cell table:style-name="ce60"/>
          <table:table-cell table:style-name="ce70" office:value-type="float" office:value="39" calcext:value-type="float">
            <text:p>39</text:p>
          </table:table-cell>
          <table:table-cell table:style-name="ce77" office:value-type="float" office:value="732" calcext:value-type="float">
            <text:p>732</text:p>
          </table:table-cell>
          <table:table-cell table:style-name="ce85" table:number-columns-repeated="2"/>
          <table:table-cell table:style-name="ce100"/>
          <table:table-cell table:style-name="ce108"/>
          <table:table-cell table:style-name="ce112"/>
          <table:table-cell table:style-name="ce110" table:number-columns-repeated="3"/>
          <table:table-cell table:style-name="ce120" office:value-type="percentage" office:value="0.8" calcext:value-type="percentage">
            <text:p>80%</text:p>
          </table:table-cell>
          <table:table-cell table:style-name="ce122" office:value-type="percentage" office:value="0.4" calcext:value-type="percentage">
            <text:p>40%</text:p>
          </table:table-cell>
          <table:table-cell table:style-name="ce128" office:value-type="percentage" office:value="0.4" calcext:value-type="percentage">
            <text:p>4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 calcext:value-type="percentage">
            <text:p>0%</text:p>
          </table:table-cell>
          <table:table-cell table:style-name="ce176" table:formula="of:=[.AG29]*0.8666666" office:value-type="percentage" office:value="0" calcext:value-type="percentage">
            <text:p>0%</text:p>
          </table:table-cell>
          <table:table-cell table:style-name="ce38" table:formula="of:=([.$L35]+[.AF$2])*[.AE29]" office:value-type="float" office:value="0" calcext:value-type="float">
            <text:p>0</text:p>
          </table:table-cell>
          <table:table-cell table:style-name="ce182" office:value-type="percentage" office:value="0" calcext:value-type="percentage">
            <text:p>0%</text:p>
          </table:table-cell>
          <table:table-cell table:style-name="ce192" table:formula="of:=([.$L29]+[.AH$2])*[.AG29]" office:value-type="float" office:value="0" calcext:value-type="float">
            <text:p>0</text:p>
          </table:table-cell>
          <table:table-cell table:style-name="ce200" office:value-type="float" office:value="0" calcext:value-type="float">
            <text:p>0</text:p>
          </table:table-cell>
          <table:table-cell table:style-name="ce176" table:formula="of:=[.AL29]*0.8666666" office:value-type="percentage" office:value="31.1999976" calcext:value-type="percentage">
            <text:p>3120%</text:p>
          </table:table-cell>
          <table:table-cell table:style-name="ce38" table:formula="of:=([.$M35]+[.AK$2])*[.AJ29]" office:value-type="float" office:value="19019.51853696" calcext:value-type="float">
            <text:p>19 020</text:p>
          </table:table-cell>
          <table:table-cell table:style-name="ce203" office:value-type="percentage" office:value="36" calcext:value-type="percentage">
            <text:p>3600%</text:p>
          </table:table-cell>
          <table:table-cell table:style-name="ce192" table:formula="of:=([.$M29]+[.AM$2])*[.AL29]" office:value-type="float" office:value="29952" calcext:value-type="float">
            <text:p>29 952</text:p>
          </table:table-cell>
          <table:table-cell table:style-name="ce200" office:value-type="float" office:value="9048" calcext:value-type="float">
            <text:p>9 048</text:p>
          </table:table-cell>
          <table:table-cell table:style-name="ce213"/>
          <table:table-cell table:style-name="ce229" office:value-type="float" office:value="3" calcext:value-type="float">
            <text:p>3</text:p>
          </table:table-cell>
          <table:table-cell table:style-name="ce243" office:value-type="string" calcext:value-type="string">
            <text:p>s, CRD, Weaken</text:p>
          </table:table-cell>
          <table:table-cell table:style-name="ce246" office:value-type="string" calcext:value-type="string">
            <text:p>Magic 100%</text:p>
          </table:table-cell>
          <table:table-cell table:style-name="ce251" office:value-type="string" calcext:value-type="string">
            <text:p>Exp +20% + 52%</text:p>
          </table:table-cell>
          <table:table-cell table:style-name="ce257" office:value-type="string" calcext:value-type="string">
            <text:p>Barrier, Wall, Regen</text:p>
          </table:table-cell>
          <table:table-cell table:style-name="ce264" table:formula="of:= 0.05 + 0.04*2 + 0.03*13" office:value-type="percentage" office:value="0.52" calcext:value-type="percentage">
            <text:p>52%</text:p>
          </table:table-cell>
          <table:table-cell table:style-name="ce21" table:number-columns-repeated="976"/>
        </table:table-row>
        <table:table-row table:style-name="ro2">
          <table:table-cell table:style-name="ce9" office:value-type="string" calcext:value-type="string">
            <text:p>Tactician HoF (¾)</text:p>
          </table:table-cell>
          <table:table-cell table:style-name="ce20" office:value-type="string" calcext:value-type="string">
            <text:p>H</text:p>
          </table:table-cell>
          <table:table-cell table:style-name="ce26" office:value-type="float" office:value="3" calcext:value-type="float" table:number-columns-spanned="1" table:number-rows-spanned="2">
            <text:p>3</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907" office:value-type="float" office:value="1269.8" calcext:value-type="float" table:number-columns-spanned="1" table:number-rows-spanned="2">
            <text:p>1 270</text:p>
          </table:table-cell>
          <table:table-cell table:style-name="ce64" table:number-columns-spanned="1" table:number-rows-spanned="2"/>
          <table:table-cell table:style-name="ce61" office:value-type="percentage" office:value="0.3" calcext:value-type="percentage" table:number-columns-spanned="1" table:number-rows-spanned="2">
            <text:p>30%</text:p>
          </table:table-cell>
          <table:table-cell table:style-name="ce61" table:formula="of:=0.2+4.8" office:value-type="percentage" office:value="5" calcext:value-type="percentage" table:number-columns-spanned="1" table:number-rows-spanned="2">
            <text:p>500%</text:p>
          </table:table-cell>
          <table:table-cell table:style-name="ce64" table:number-columns-spanned="1" table:number-rows-spanned="2"/>
          <table:table-cell table:style-name="ce71" table:formula="of:=1.4*397" office:value-type="float" office:value="555.8" calcext:value-type="float" table:number-columns-spanned="1" table:number-rows-spanned="2">
            <text:p>556</text:p>
          </table:table-cell>
          <table:table-cell table:style-name="ce78" table:formula="of:=1.4*754" office:value-type="float" office:value="1055.6" calcext:value-type="float" table:number-columns-spanned="1" table:number-rows-spanned="2">
            <text:p>1 05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30]*0.8666666" office:value-type="percentage" office:value="7.7999994" calcext:value-type="percentage">
            <text:p>780%</text:p>
          </table:table-cell>
          <table:table-cell table:style-name="ce181" table:formula="of:=([.$L30]+[.AF$2])*[.AE30]" office:value-type="float" office:value="5115.23960652" calcext:value-type="float">
            <text:p>5 115</text:p>
          </table:table-cell>
          <table:table-cell table:style-name="ce183" office:value-type="percentage" office:value="9" calcext:value-type="percentage" table:number-columns-spanned="1" table:number-rows-spanned="2">
            <text:p>900%</text:p>
          </table:table-cell>
          <table:table-cell table:style-name="ce193" table:formula="of:=([.$L30]+[.AH$2])*[.AG30]" office:value-type="float" office:value="5902.2" calcext:value-type="float" table:number-columns-spanned="1" table:number-rows-spanned="2">
            <text:p>5 902</text:p>
          </table:table-cell>
          <table:table-cell table:style-name="ce201" office:value-type="float" office:value="1443" calcext:value-type="float">
            <text:p>1 443</text:p>
          </table:table-cell>
          <table:table-cell table:style-name="ce177" table:formula="of:=[.AL30]*0.8666666" office:value-type="percentage" office:value="7.7999994" calcext:value-type="percentage">
            <text:p>780%</text:p>
          </table:table-cell>
          <table:table-cell table:style-name="ce181" table:formula="of:=([.$M30]+[.AK$2])*[.AJ30]" office:value-type="float" office:value="9013.67930664" calcext:value-type="float">
            <text:p>9 014</text:p>
          </table:table-cell>
          <table:table-cell table:style-name="ce204" office:value-type="percentage" office:value="9" calcext:value-type="percentage" table:number-columns-spanned="1" table:number-rows-spanned="2">
            <text:p>900%</text:p>
          </table:table-cell>
          <table:table-cell table:style-name="ce193" table:formula="of:=([.$M30]+[.AM$2])*[.AL30]" office:value-type="float" office:value="10400.4" calcext:value-type="float" table:number-columns-spanned="1" table:number-rows-spanned="2">
            <text:p>10 400</text:p>
          </table:table-cell>
          <table:table-cell table:style-name="ce200" office:value-type="float" office:value="3682" calcext:value-type="float">
            <text:p>3 682</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Weaken, Faith (Party, 4 turns), PS (Party)</text:p>
          </table:table-cell>
          <table:table-cell table:style-name="ce247" office:value-type="string" calcext:value-type="string" table:number-columns-spanned="1" table:number-rows-spanned="2">
            <text:p>Stun 100%</text:p>
            <text:p><text:span text:style-name="T1">Magic 90% </text:span></text:p>
            <text:p><text:span text:style-name="T1">Slow 60%</text:span></text:p>
          </table:table-cell>
          <table:table-cell table:style-name="ce253" office:value-type="string" calcext:value-type="string" table:number-columns-spanned="1" table:number-rows-spanned="2">
            <text:p>PR+20%</text:p>
          </table:table-cell>
          <table:table-cell table:style-name="ce259" office:value-type="string" calcext:value-type="string" table:number-columns-spanned="1" table:number-rows-spanned="2">
            <text:p>Wall, Faith</text:p>
          </table:table-cell>
          <table:table-cell table:style-name="ce21" table:number-columns-repeated="977"/>
        </table:table-row>
        <table:table-row table:style-name="ro2">
          <table:table-cell table:style-name="ce9"/>
          <table:table-cell table:style-name="ce20"/>
          <table:covered-table-cell table:style-name="ce27" table:formula="of:=[.C30]" office:value-type="float" office:value="3" calcext:value-type="float">
            <text:p>3</text:p>
          </table:covered-table-cell>
          <table:covered-table-cell table:style-name="ce27" table:formula="of:=[.D30]" office:value-type="float" office:value="4" calcext:value-type="float">
            <text:p>4</text:p>
          </table:covered-table-cell>
          <table:covered-table-cell table:style-name="ce34" table:formula="of:=[.E30]" office:value-type="float" office:value="6" calcext:value-type="float">
            <text:p>6</text:p>
          </table:covered-table-cell>
          <table:covered-table-cell table:style-name="ce41" table:formula="of:=[.F30]" office:value-type="float" office:value="11712.4" calcext:value-type="float">
            <text:p>11 712</text:p>
          </table:covered-table-cell>
          <table:covered-table-cell table:style-name="ce48" table:formula="of:=[.G30]" office:value-type="float" office:value="1269.8" calcext:value-type="float">
            <text:p>1 270</text:p>
          </table:covered-table-cell>
          <table:covered-table-cell table:style-name="ce62"/>
          <table:covered-table-cell table:style-name="ce62" table:formula="of:=[.I30]" office:value-type="percentage" office:value="0.3" calcext:value-type="percentage">
            <text:p>30%</text:p>
          </table:covered-table-cell>
          <table:covered-table-cell table:style-name="ce62" table:formula="of:=[.J30]" office:value-type="percentage" office:value="5" calcext:value-type="percentage">
            <text:p>500%</text:p>
          </table:covered-table-cell>
          <table:covered-table-cell table:style-name="ce62"/>
          <table:covered-table-cell table:style-name="ce72" table:formula="of:=[.L30]" office:value-type="float" office:value="555.8" calcext:value-type="float">
            <text:p>556</text:p>
          </table:covered-table-cell>
          <table:covered-table-cell table:style-name="ce79" table:formula="of:=[.M30]" office:value-type="float" office:value="1055.6" calcext:value-type="float">
            <text:p>1 056</text:p>
          </table:covered-table-cell>
          <table:covered-table-cell table:number-columns-repeated="2" table:style-name="ce87"/>
          <table:covered-table-cell table:style-name="ce98" table:formula="of:=[.P30]" office:value-type="percentage" office:value="0" calcext:value-type="percentage">
            <text:p>0%</text:p>
          </table:covered-table-cell>
          <table:table-cell table:style-name="ce110"/>
          <table:table-cell table:style-name="ce112"/>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31]*0.8666666" office:value-type="percentage" office:value="7.7999994" calcext:value-type="percentage">
            <text:p>780%</text:p>
          </table:table-cell>
          <table:table-cell table:style-name="ce181" table:formula="of:=([.$L31]+[.AF$2])*[.AE31]" office:value-type="float" office:value="5115.23960652" calcext:value-type="float">
            <text:p>5 115</text:p>
          </table:table-cell>
          <table:covered-table-cell table:style-name="ce184" office:value-type="percentage" office:value="9" calcext:value-type="percentage">
            <text:p>900%</text:p>
          </table:covered-table-cell>
          <table:covered-table-cell table:style-name="ce194" table:formula="of:=([.$L31]+[.AH$2])*[.AG31]" office:value-type="float" office:value="5902.2" calcext:value-type="float">
            <text:p>5 902</text:p>
          </table:covered-table-cell>
          <table:table-cell table:style-name="ce201" office:value-type="float" office:value="1443" calcext:value-type="float">
            <text:p>1 443</text:p>
          </table:table-cell>
          <table:table-cell table:style-name="ce177" table:formula="of:=[.AL31]*0.8666666" office:value-type="percentage" office:value="7.7999994" calcext:value-type="percentage">
            <text:p>780%</text:p>
          </table:table-cell>
          <table:table-cell table:style-name="ce181" table:formula="of:=([.$M31]+[.AK$2])*[.AJ31]" office:value-type="float" office:value="9013.67930664" calcext:value-type="float">
            <text:p>9 014</text:p>
          </table:table-cell>
          <table:covered-table-cell table:style-name="ce205" office:value-type="percentage" office:value="9" calcext:value-type="percentage">
            <text:p>900%</text:p>
          </table:covered-table-cell>
          <table:covered-table-cell table:style-name="ce194" table:formula="of:=([.$M31]+[.AM$2])*[.AL31]" office:value-type="float" office:value="10400.4" calcext:value-type="float">
            <text:p>10 400</text:p>
          </table:covered-table-cell>
          <table:table-cell table:style-name="ce200" office:value-type="float" office:value="3682" calcext:value-type="float">
            <text:p>3 682</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Devout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4+4" office:value-type="float" office:value="8" calcext:value-type="float">
            <text:p>8</text:p>
          </table:table-cell>
          <table:table-cell table:style-name="ce32" office:value-type="float" office:value="9" calcext:value-type="float">
            <text:p>9</text:p>
          </table:table-cell>
          <table:table-cell table:style-name="ce39" table:formula="of:=1.4*11816" office:value-type="float" office:value="16542.4" calcext:value-type="float">
            <text:p>16 542</text:p>
          </table:table-cell>
          <table:table-cell table:style-name="ce46" table:formula="of:=1.4*(527+6*4+4*4)" office:value-type="float" office:value="793.8" calcext:value-type="float">
            <text:p>794</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4*494" office:value-type="float" office:value="691.6" calcext:value-type="float">
            <text:p>692</text:p>
          </table:table-cell>
          <table:table-cell table:style-name="ce77" table:formula="of:=1.4*508" office:value-type="float" office:value="711.2" calcext:value-type="float">
            <text:p>711</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table:formula="of:=1+3" office:value-type="percentage" office:value="4" calcext:value-type="percentage">
            <text:p>400%</text:p>
          </table:table-cell>
          <table:table-cell table:style-name="ce110"/>
          <table:table-cell table:style-name="ce122"/>
          <table:table-cell table:style-name="ce128"/>
          <table:table-cell table:style-name="ce134"/>
          <table:table-cell table:style-name="ce140"/>
          <table:table-cell table:style-name="ce146" office:value-type="percentage" office:value="0.45" calcext:value-type="percentage">
            <text:p>45%</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32]*0.8666666" office:value-type="percentage" office:value="36.3999972" calcext:value-type="percentage">
            <text:p>3640%</text:p>
          </table:table-cell>
          <table:table-cell table:style-name="ce38" table:formula="of:=([.$L45]+[.AF$2])*[.AE32]" office:value-type="float" office:value="49012.5962298" calcext:value-type="float">
            <text:p>49 013</text:p>
          </table:table-cell>
          <table:table-cell table:style-name="ce182" table:formula="of:=14*3" office:value-type="percentage" office:value="42" calcext:value-type="percentage">
            <text:p>4200%</text:p>
          </table:table-cell>
          <table:table-cell table:style-name="ce192" table:formula="of:=([.$L32]+[.AH$2])*[.AG32]" office:value-type="float" office:value="33247.2" calcext:value-type="float">
            <text:p>33 247</text:p>
          </table:table-cell>
          <table:table-cell table:style-name="ce200" office:value-type="float" office:value="5570" calcext:value-type="float">
            <text:p>5 570</text:p>
          </table:table-cell>
          <table:table-cell table:style-name="ce176" table:formula="of:=[.AL32]*0.8666666" office:value-type="percentage" office:value="33.7999974" calcext:value-type="percentage">
            <text:p>3380%</text:p>
          </table:table-cell>
          <table:table-cell table:style-name="ce38" table:formula="of:=([.$M45]+[.AK$2])*[.AJ32]" office:value-type="float" office:value="33394.3974312" calcext:value-type="float">
            <text:p>33 394</text:p>
          </table:table-cell>
          <table:table-cell table:style-name="ce203" table:formula="of:=13*3" office:value-type="percentage" office:value="39" calcext:value-type="percentage">
            <text:p>3900%</text:p>
          </table:table-cell>
          <table:table-cell table:style-name="ce192" table:formula="of:=([.$M32]+[.AM$2])*[.AL32]" office:value-type="float" office:value="31636.8" calcext:value-type="float">
            <text:p>31 637</text:p>
          </table:table-cell>
          <table:table-cell table:style-name="ce200" office:value-type="float" office:value="5887" calcext:value-type="float">
            <text:p>5 887</text:p>
          </table:table-cell>
          <table:table-cell table:style-name="ce213"/>
          <table:table-cell table:style-name="ce229"/>
          <table:table-cell table:style-name="ce243" office:value-type="string" calcext:value-type="string">
            <text:p>Wall(4), Regen(4), Unguard, Trance</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Red Mage HoF</text:p>
          </table:table-cell>
          <table:table-cell table:style-name="ce20" office:value-type="string" calcext:value-type="string">
            <text:p>H</text:p>
          </table:table-cell>
          <table:table-cell table:style-name="ce25" table:formula="of:=4+4" office:value-type="float" office:value="8" calcext:value-type="float">
            <text:p>8</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6734+300+200*3)" office:value-type="float" office:value="10687.6" calcext:value-type="float">
            <text:p>10 688</text:p>
          </table:table-cell>
          <table:table-cell table:style-name="ce46" table:formula="of:=1.4*(870+2*8)" office:value-type="float" office:value="1240.4" calcext:value-type="float">
            <text:p>1 240</text:p>
          </table:table-cell>
          <table:table-cell table:style-name="ce60" table:number-columns-repeated="2"/>
          <table:table-cell table:style-name="ce60" office:value-type="percentage" office:value="0.2" calcext:value-type="percentage">
            <text:p>20%</text:p>
          </table:table-cell>
          <table:table-cell table:style-name="ce60" office:value-type="percentage" office:value="1" calcext:value-type="percentage">
            <text:p>100%</text:p>
          </table:table-cell>
          <table:table-cell table:style-name="ce70" table:formula="of:=1.4*613" office:value-type="float" office:value="858.2" calcext:value-type="float">
            <text:p>858</text:p>
          </table:table-cell>
          <table:table-cell table:style-name="ce77" table:formula="of:=1.4*485" office:value-type="float" office:value="679" calcext:value-type="float">
            <text:p>679</text:p>
          </table:table-cell>
          <table:table-cell table:style-name="ce85" table:number-columns-repeated="2"/>
          <table:table-cell table:style-name="ce96"/>
          <table:table-cell table:style-name="ce108"/>
          <table:table-cell table:style-name="ce110"/>
          <table:table-cell table:style-name="ce114"/>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33]*0.8666666" office:value-type="percentage" office:value="62.3999952" calcext:value-type="percentage">
            <text:p>6240%</text:p>
          </table:table-cell>
          <table:table-cell table:style-name="ce38" table:formula="of:=([.$L43]+[.AF$2])*[.AE33]" office:value-type="float" office:value="51791.996016" calcext:value-type="float">
            <text:p>51 792</text:p>
          </table:table-cell>
          <table:table-cell table:style-name="ce182" table:formula="of:=24*3" office:value-type="percentage" office:value="72" calcext:value-type="percentage">
            <text:p>7200%</text:p>
          </table:table-cell>
          <table:table-cell table:style-name="ce192" table:formula="of:=([.$L33]+[.AH$2])*[.AG33]" office:value-type="float" office:value="68990.4" calcext:value-type="float">
            <text:p>68 990</text:p>
          </table:table-cell>
          <table:table-cell table:style-name="ce200" office:value-type="float" office:value="19984" calcext:value-type="float">
            <text:p>19 984</text:p>
          </table:table-cell>
          <table:table-cell table:style-name="ce176" table:formula="of:=[.AL33]*0.8666666" office:value-type="percentage" office:value="7.7999994" calcext:value-type="percentage">
            <text:p>780%</text:p>
          </table:table-cell>
          <table:table-cell table:style-name="ce38" table:formula="of:=([.$M43]+[.AK$2])*[.AJ33]" office:value-type="float" office:value="10155.5992188" calcext:value-type="float">
            <text:p>10 156</text:p>
          </table:table-cell>
          <table:table-cell table:style-name="ce203" table:formula="of:=3*3" office:value-type="percentage" office:value="9" calcext:value-type="percentage">
            <text:p>900%</text:p>
          </table:table-cell>
          <table:table-cell table:style-name="ce192" table:formula="of:=([.$M33]+[.AM$2])*[.AL33]" office:value-type="float" office:value="7011" calcext:value-type="float">
            <text:p>7 011</text:p>
          </table:table-cell>
          <table:table-cell table:style-name="ce200" office:value-type="float" office:value="880" calcext:value-type="float">
            <text:p>880</text:p>
          </table:table-cell>
          <table:table-cell table:style-name="ce213"/>
          <table:table-cell table:style-name="ce229"/>
          <table:table-cell table:style-name="ce243" office:value-type="string" calcext:value-type="string">
            <text:p>Faith(4), Haste(2), Trance</text:p>
          </table:table-cell>
          <table:table-cell table:style-name="ce246" office:value-type="string" calcext:value-type="string">
            <text:p>Magic 50%, Def 50%</text:p>
          </table:table-cell>
          <table:table-cell table:style-name="ce251" office:value-type="string" calcext:value-type="string">
            <text:p>Ravage +30%</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White Mage HoF</text:p>
          </table:table-cell>
          <table:table-cell table:style-name="ce20" office:value-type="string" calcext:value-type="string">
            <text:p>H</text:p>
          </table:table-cell>
          <table:table-cell table:style-name="ce25" office:value-type="float" office:value="1" calcext:value-type="float">
            <text:p>1</text:p>
          </table:table-cell>
          <table:table-cell table:style-name="ce25" table:formula="of:=3+4" office:value-type="float" office:value="7" calcext:value-type="float">
            <text:p>7</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27+2*6)" office:value-type="float" office:value="808.5" calcext:value-type="float">
            <text:p>809</text:p>
          </table:table-cell>
          <table:table-cell table:style-name="ce60" table:number-columns-repeated="2"/>
          <table:table-cell table:style-name="ce60" office:value-type="percentage" office:value="0.2" calcext:value-type="percentage">
            <text:p>20%</text:p>
          </table:table-cell>
          <table:table-cell table:style-name="ce60"/>
          <table:table-cell table:style-name="ce70" table:formula="of:=1.5*659" office:value-type="float" office:value="988.5" calcext:value-type="float">
            <text:p>989</text:p>
          </table:table-cell>
          <table:table-cell table:style-name="ce77" table:formula="of:=1.5*353" office:value-type="float" office:value="529.5" calcext:value-type="float">
            <text:p>530</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office:value-type="percentage" office:value="0.2" calcext:value-type="percentage">
            <text:p>20%</text:p>
          </table:table-cell>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4]*0.8666666" office:value-type="percentage" office:value="25.999998" calcext:value-type="percentage">
            <text:p>2600%</text:p>
          </table:table-cell>
          <table:table-cell table:style-name="ce38" table:formula="of:=([.$L44]+[.AF$2])*[.AE34]" office:value-type="float" office:value="12869.99901" calcext:value-type="float">
            <text:p>12 870</text:p>
          </table:table-cell>
          <table:table-cell table:style-name="ce182" table:formula="of:=10*3" office:value-type="percentage" office:value="30" calcext:value-type="percentage">
            <text:p>3000%</text:p>
          </table:table-cell>
          <table:table-cell table:style-name="ce192" table:formula="of:=([.$L34]+[.AH$2])*[.AG34]" office:value-type="float" office:value="32655" calcext:value-type="float">
            <text:p>32 655</text:p>
          </table:table-cell>
          <table:table-cell table:style-name="ce200" office:value-type="float" office:value="4719" calcext:value-type="float">
            <text:p>4 719</text:p>
          </table:table-cell>
          <table:table-cell table:style-name="ce176" table:formula="of:=[.AL34]*0.8666666" office:value-type="percentage" office:value="20.7999984" calcext:value-type="percentage">
            <text:p>2080%</text:p>
          </table:table-cell>
          <table:table-cell table:style-name="ce38" table:formula="of:=([.$M44]+[.AK$2])*[.AJ34]" office:value-type="float" office:value="22921.5982368" calcext:value-type="float">
            <text:p>22 922</text:p>
          </table:table-cell>
          <table:table-cell table:style-name="ce203" table:formula="of:=8*3" office:value-type="percentage" office:value="24" calcext:value-type="percentage">
            <text:p>2400%</text:p>
          </table:table-cell>
          <table:table-cell table:style-name="ce192" table:formula="of:=([.$M34]+[.AM$2])*[.AL34]" office:value-type="float" office:value="15108" calcext:value-type="float">
            <text:p>15 108</text:p>
          </table:table-cell>
          <table:table-cell table:style-name="ce200" office:value-type="float" office:value="1290" calcext:value-type="float">
            <text:p>1 290</text:p>
          </table:table-cell>
          <table:table-cell table:style-name="ce213"/>
          <table:table-cell table:style-name="ce229"/>
          <table:table-cell table:style-name="ce243" office:value-type="string" calcext:value-type="string">
            <text:p>s, Regen(4), Restores caster's HP, Barrier</text:p>
          </table:table-cell>
          <table:table-cell table:style-name="ce246" office:value-type="string" calcext:value-type="string">
            <text:p>Magic 50%, Bio 50%</text:p>
          </table:table-cell>
          <table:table-cell table:style-name="ce251" office:value-type="string" calcext:value-type="string">
            <text:p>Life+3</text:p>
          </table:table-cell>
          <table:table-cell table:style-name="ce257" office:value-type="string" calcext:value-type="string">
            <text:p>Faith, Regen, Veil</text:p>
          </table:table-cell>
          <table:table-cell table:style-name="ce21" table:number-columns-repeated="977"/>
        </table:table-row>
        <table:table-row table:style-name="ro2">
          <table:table-cell table:style-name="ce9" office:value-type="string" calcext:value-type="string">
            <text:p>Schola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1+6" office:value-type="float" office:value="7" calcext:value-type="float">
            <text:p>7</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603+2*2)" office:value-type="float" office:value="849.8" calcext:value-type="float">
            <text:p>850</text:p>
          </table:table-cell>
          <table:table-cell table:style-name="ce60"/>
          <table:table-cell table:style-name="ce60" office:value-type="percentage" office:value="0.3" calcext:value-type="percentage">
            <text:p>30%</text:p>
          </table:table-cell>
          <table:table-cell table:style-name="ce60" table:formula="of:=0.2+2.8" office:value-type="percentage" office:value="3" calcext:value-type="percentage">
            <text:p>300%</text:p>
          </table:table-cell>
          <table:table-cell table:style-name="ce60"/>
          <table:table-cell table:style-name="ce70" table:formula="of:=1.4*578" office:value-type="float" office:value="809.2" calcext:value-type="float">
            <text:p>809</text:p>
          </table:table-cell>
          <table:table-cell table:style-name="ce77" table:formula="of:=1.4*364" office:value-type="float" office:value="509.6" calcext:value-type="float">
            <text:p>510</text:p>
          </table:table-cell>
          <table:table-cell table:style-name="ce85" table:number-columns-repeated="2"/>
          <table:table-cell table:style-name="ce96"/>
          <table:table-cell table:style-name="ce108" office:value-type="percentage" office:value="0.4" calcext:value-type="percentage">
            <text:p>40%</text:p>
          </table:table-cell>
          <table:table-cell table:style-name="ce112"/>
          <table:table-cell table:style-name="ce114"/>
          <table:table-cell table:style-name="ce110" table:number-columns-repeated="3"/>
          <table:table-cell table:style-name="ce122"/>
          <table:table-cell table:style-name="ce128" office:value-type="percentage" office:value="0.3" calcext:value-type="percentage">
            <text:p>30%</text:p>
          </table:table-cell>
          <table:table-cell table:style-name="ce134" table:formula="of:=0.02*8" office:value-type="percentage" office:value="0.16" calcext:value-type="percentage">
            <text:p>16%</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35]*0.8666666" office:value-type="percentage" office:value="25.999998" calcext:value-type="percentage">
            <text:p>2600%</text:p>
          </table:table-cell>
          <table:table-cell table:style-name="ce38" table:formula="of:=([.$L45]+[.AF$2])*[.AE35]" office:value-type="float" office:value="35008.997307" calcext:value-type="float">
            <text:p>35 009</text:p>
          </table:table-cell>
          <table:table-cell table:style-name="ce182" table:formula="of:=10*3" office:value-type="percentage" office:value="30" calcext:value-type="percentage">
            <text:p>3000%</text:p>
          </table:table-cell>
          <table:table-cell table:style-name="ce192" table:formula="of:=([.$L35]+[.AH$2])*[.AG35]" office:value-type="float" office:value="27276" calcext:value-type="float">
            <text:p>27 276</text:p>
          </table:table-cell>
          <table:table-cell table:style-name="ce200" office:value-type="float" office:value="2528" calcext:value-type="float">
            <text:p>2 528</text:p>
          </table:table-cell>
          <table:table-cell table:style-name="ce176" table:formula="of:=[.AL35]*0.8666666" office:value-type="percentage" office:value="46.7999964" calcext:value-type="percentage">
            <text:p>4680%</text:p>
          </table:table-cell>
          <table:table-cell table:style-name="ce38" table:formula="of:=([.$M45]+[.AK$2])*[.AJ35]" office:value-type="float" office:value="46238.3964432" calcext:value-type="float">
            <text:p>46 238</text:p>
          </table:table-cell>
          <table:table-cell table:style-name="ce203" table:formula="of:=18*3" office:value-type="percentage" office:value="54" calcext:value-type="percentage">
            <text:p>5400%</text:p>
          </table:table-cell>
          <table:table-cell table:style-name="ce192" table:formula="of:=([.$M35]+[.AM$2])*[.AL35]" office:value-type="float" office:value="32918.4" calcext:value-type="float">
            <text:p>32 918</text:p>
          </table:table-cell>
          <table:table-cell table:style-name="ce200" office:value-type="float" office:value="2829" calcext:value-type="float">
            <text:p>2 829</text:p>
          </table:table-cell>
          <table:table-cell table:style-name="ce213"/>
          <table:table-cell table:style-name="ce229"/>
          <table:table-cell table:style-name="ce243" office:value-type="string" calcext:value-type="string">
            <text:p>s, Weaken, PS, Debarrier</text:p>
          </table:table-cell>
          <table:table-cell table:style-name="ce246" office:value-type="string" calcext:value-type="string">
            <text:p>Mag 100%, Stun 100%</text:p>
          </table:table-cell>
          <table:table-cell table:style-name="ce251" office:value-type="string" calcext:value-type="string">
            <text:p>S.guard+5%</text:p>
          </table:table-cell>
          <table:table-cell table:style-name="ce257" office:value-type="string" calcext:value-type="string">
            <text:p>Regen, Veil</text:p>
          </table:table-cell>
          <table:table-cell table:style-name="ce21" table:number-columns-repeated="977"/>
        </table:table-row>
        <table:table-row table:style-name="ro2">
          <table:table-cell table:style-name="ce12" office:value-type="string" calcext:value-type="string">
            <text:p>* Faith Starter, PR+10%</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3"/>
          <table:table-cell table:style-name="ce229"/>
          <table:table-cell table:style-name="ce243"/>
          <table:table-cell table:style-name="ce246"/>
          <table:table-cell table:style-name="ce250"/>
          <table:table-cell table:style-name="ce257"/>
          <table:table-cell table:style-name="ce21" table:number-columns-repeated="977"/>
        </table:table-row>
        <table:table-row table:style-name="ro2">
          <table:table-cell table:style-name="ce13" office:value-type="string" calcext:value-type="string">
            <text:p>Range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3"/>
          <table:table-cell table:style-name="ce229"/>
          <table:table-cell table:style-name="ce243"/>
          <table:table-cell table:style-name="ce246"/>
          <table:table-cell table:style-name="ce254" table:formula="of:= 0.02*16" office:value-type="percentage" office:value="0.32" calcext:value-type="percentage">
            <text:p>32%</text:p>
          </table:table-cell>
          <table:table-cell table:style-name="ce260"/>
          <table:table-cell table:style-name="ce21" table:number-columns-repeated="977"/>
        </table:table-row>
        <table:table-row table:style-name="ro3">
          <table:table-cell table:style-name="ce3" office:value-type="string" calcext:value-type="string">
            <text:p>Lightning</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54" calcext:value-type="float">
            <text:p>54</text:p>
          </table:table-cell>
          <table:table-cell table:style-name="ce165" office:value-type="percentage" office:value="1" calcext:value-type="percentage">
            <text:p>100%</text:p>
          </table:table-cell>
          <table:table-cell table:style-name="ce176" table:formula="of:=[.AG38]*0.8666666" office:value-type="percentage" office:value="51.999996" calcext:value-type="percentage">
            <text:p>5200%</text:p>
          </table:table-cell>
          <table:table-cell table:style-name="ce157" table:formula="of:=(INDIRECT(ADDRESS([.$AC38];8))+[.AF$37])*[.AE38]"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38];12))+[.AH$37])*[.AG38]" office:value-type="float" office:value="68412" calcext:value-type="float">
            <text:p>68 412</text:p>
          </table:table-cell>
          <table:table-cell table:style-name="ce200" office:value-type="float" office:value="9380" calcext:value-type="float">
            <text:p>9 380</text:p>
          </table:table-cell>
          <table:table-cell table:style-name="ce176" table:formula="of:=[.AL38]*0.8666666" office:value-type="percentage" office:value="51.999996" calcext:value-type="percentage">
            <text:p>5200%</text:p>
          </table:table-cell>
          <table:table-cell table:style-name="ce157" table:formula="of:=(INDIRECT(ADDRESS([.$AC38];9))+[.AK$2])*[.AJ38]"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38];13))+[.AM$37])*[.AL38]" office:value-type="float" office:value="57408" calcext:value-type="float">
            <text:p>57 408</text:p>
          </table:table-cell>
          <table:table-cell table:style-name="ce200" office:value-type="float" office:value="7140" calcext:value-type="float">
            <text:p>7 140</text:p>
          </table:table-cell>
          <table:table-cell table:style-name="ce218"/>
          <table:table-cell table:style-name="ce234"/>
          <table:table-cell table:style-name="ce243" office:value-type="string" calcext:value-type="string">
            <text:p>Boo,Has,Qui,Tra,PS</text:p>
          </table:table-cell>
          <table:table-cell table:style-name="ce246"/>
          <table:table-cell table:style-name="ce250" office:value-type="string" calcext:value-type="string">
            <text:p>Boost, Haste, Skillseed+20%</text:p>
          </table:table-cell>
          <table:table-cell table:style-name="ce257"/>
          <table:table-cell table:style-name="ce21" table:number-columns-repeated="977"/>
        </table:table-row>
        <table:table-row table:style-name="ro3">
          <table:table-cell table:style-name="ce3" office:value-type="string" calcext:value-type="string">
            <text:p>Tidu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46" calcext:value-type="float">
            <text:p>46</text:p>
          </table:table-cell>
          <table:table-cell table:style-name="ce165" office:value-type="percentage" office:value="1" calcext:value-type="percentage">
            <text:p>100%</text:p>
          </table:table-cell>
          <table:table-cell table:style-name="ce176" table:formula="of:=[.AG39]*0.8666666" office:value-type="percentage" office:value="51.999996" calcext:value-type="percentage">
            <text:p>5200%</text:p>
          </table:table-cell>
          <table:table-cell table:style-name="ce157" table:formula="of:=(INDIRECT(ADDRESS([.$AC39];8))+[.AF$37])*[.AE39]" office:value-type="float" office:value="5210.3995992" calcext:value-type="float">
            <text:p>5 210</text:p>
          </table:table-cell>
          <table:table-cell table:style-name="ce182" office:value-type="percentage" office:value="60" calcext:value-type="percentage">
            <text:p>6000%</text:p>
          </table:table-cell>
          <table:table-cell table:style-name="ce191" table:formula="of:=(INDIRECT(ADDRESS([.$AC39];12))+[.AH$37])*[.AG39]" office:value-type="float" office:value="80790" calcext:value-type="float">
            <text:p>80 790</text:p>
          </table:table-cell>
          <table:table-cell table:style-name="ce200" office:value-type="float" office:value="9380" calcext:value-type="float">
            <text:p>9 380</text:p>
          </table:table-cell>
          <table:table-cell table:style-name="ce176" table:formula="of:=[.AL39]*0.8666666" office:value-type="percentage" office:value="51.999996" calcext:value-type="percentage">
            <text:p>5200%</text:p>
          </table:table-cell>
          <table:table-cell table:style-name="ce157" table:formula="of:=(INDIRECT(ADDRESS([.$AC39];9))+[.AK$2])*[.AJ39]" office:value-type="float" office:value="5251.999596" calcext:value-type="float">
            <text:p>5 252</text:p>
          </table:table-cell>
          <table:table-cell table:style-name="ce203" office:value-type="percentage" office:value="60" calcext:value-type="percentage">
            <text:p>6000%</text:p>
          </table:table-cell>
          <table:table-cell table:style-name="ce191" table:formula="of:=(INDIRECT(ADDRESS([.$AC39];13))+[.AM$37])*[.AL39]" office:value-type="float" office:value="59280" calcext:value-type="float">
            <text:p>59 280</text:p>
          </table:table-cell>
          <table:table-cell table:style-name="ce200"/>
          <table:table-cell table:style-name="ce218"/>
          <table:table-cell table:style-name="ce234"/>
          <table:table-cell table:style-name="ce243" office:value-type="string" calcext:value-type="string">
            <text:p>Fai,Sni,Tra,PS</text:p>
          </table:table-cell>
          <table:table-cell table:style-name="ce246"/>
          <table:table-cell table:style-name="ce250" office:value-type="string" calcext:value-type="string">
            <text:p>PES+1, Haste, Crystal+100</text:p>
          </table:table-cell>
          <table:table-cell table:style-name="ce257"/>
          <table:table-cell table:style-name="ce21" table:number-columns-repeated="977"/>
        </table:table-row>
        <table:table-row table:style-name="ro2">
          <table:table-cell table:style-name="ce5" office:value-type="string" calcext:value-type="string">
            <text:p>Gambler *</text:p>
          </table:table-cell>
          <table:table-cell table:style-name="ce18" office:value-type="string" calcext:value-type="string">
            <text:p>DD</text:p>
          </table:table-cell>
          <table:table-cell table:style-name="ce26" office:value-type="float" office:value="11" calcext:value-type="float" table:number-columns-spanned="1" table:number-rows-spanned="2">
            <text:p>11</text:p>
          </table:table-cell>
          <table:table-cell table:style-name="ce26" office:value-type="float" office:value="2" calcext:value-type="float" table:number-columns-spanned="1" table:number-rows-spanned="2">
            <text:p>2</text:p>
          </table:table-cell>
          <table:table-cell table:style-name="ce33" table:number-columns-spanned="1" table:number-rows-spanned="2"/>
          <table:table-cell table:style-name="ce40" office:value-type="float" office:value="15014" calcext:value-type="float" table:number-columns-spanned="1" table:number-rows-spanned="2">
            <text:p>15 014</text:p>
          </table:table-cell>
          <table:table-cell table:style-name="ce47" office:value-type="float" office:value="1037" calcext:value-type="float" table:number-columns-spanned="1" table:number-rows-spanned="2">
            <text:p>1 037</text:p>
          </table:table-cell>
          <table:table-cell table:style-name="ce61" office:value-type="percentage" office:value="1.5" calcext:value-type="percentage" table:number-columns-spanned="1" table:number-rows-spanned="2">
            <text:p>150%</text:p>
          </table:table-cell>
          <table:table-cell table:style-name="ce61" office:value-type="percentage" office:value="1.5" calcext:value-type="percentage" table:number-columns-spanned="1" table:number-rows-spanned="2">
            <text:p>150%</text:p>
          </table:table-cell>
          <table:table-cell table:style-name="ce61" office:value-type="percentage" office:value="0.5" calcext:value-type="percentage" table:number-columns-spanned="1" table:number-rows-spanned="2">
            <text:p>50%</text:p>
          </table:table-cell>
          <table:table-cell table:style-name="ce61" office:value-type="percentage" office:value="0.5" calcext:value-type="percentage" table:number-columns-spanned="1" table:number-rows-spanned="2">
            <text:p>50%</text:p>
          </table:table-cell>
          <table:table-cell table:style-name="ce71" office:value-type="float" office:value="1050" calcext:value-type="float" table:number-columns-spanned="1" table:number-rows-spanned="2">
            <text:p>1 050</text:p>
          </table:table-cell>
          <table:table-cell table:style-name="ce78" office:value-type="float" office:value="991" calcext:value-type="float" table:number-columns-spanned="1" table:number-rows-spanned="2">
            <text:p>991</text:p>
          </table:table-cell>
          <table:table-cell table:style-name="ce86" office:value-type="percentage" office:value="1" calcext:value-type="percentage" table:number-columns-spanned="1" table:number-rows-spanned="2">
            <text:p>100%</text:p>
          </table:table-cell>
          <table:table-cell table:style-name="ce86" office:value-type="percentage" office:value="1.5" calcext:value-type="percentage" table:number-columns-spanned="1" table:number-rows-spanned="2">
            <text:p>150%</text:p>
          </table:table-cell>
          <table:table-cell table:style-name="ce97" office:value-type="percentage" office:value="0.25" calcext:value-type="percentage" table:number-columns-spanned="1" table:number-rows-spanned="2">
            <text:p>25%</text:p>
          </table:table-cell>
          <table:table-cell table:style-name="ce110"/>
          <table:table-cell table:style-name="ce112" table:formula="of:=0.5+0.07+0.05+0.04" office:value-type="percentage" office:value="0.66" calcext:value-type="percentage">
            <text:p>66%</text:p>
          </table:table-cell>
          <table:table-cell table:style-name="ce110"/>
          <table:table-cell table:style-name="ce116"/>
          <table:table-cell table:style-name="ce110"/>
          <table:table-cell table:style-name="ce120" table:formula="of:=0.5+0.07+0.05+0.04" office:value-type="percentage" office:value="0.66" calcext:value-type="percentage">
            <text:p>66%</text:p>
          </table:table-cell>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59" office:value-type="string" calcext:value-type="string">
            <text:p>Water</text:p>
          </table:table-cell>
          <table:table-cell table:style-name="ce166" office:value-type="percentage" office:value="0.2" calcext:value-type="percentage" table:number-columns-spanned="1" table:number-rows-spanned="2">
            <text:p>20%</text:p>
          </table:table-cell>
          <table:table-cell table:style-name="ce176" table:formula="of:=[.AG40]*0.8666666" office:value-type="percentage" office:value="46.7999964" calcext:value-type="percentage">
            <text:p>4680%</text:p>
          </table:table-cell>
          <table:table-cell table:style-name="ce38" table:formula="of:=([.$L51]+[.AF$37])*[.AE40]" office:value-type="float" office:value="39358.7969724" calcext:value-type="float">
            <text:p>39 359</text:p>
          </table:table-cell>
          <table:table-cell table:style-name="ce183" table:formula="of:=18*3" office:value-type="percentage" office:value="54" calcext:value-type="percentage" table:number-columns-spanned="1" table:number-rows-spanned="2">
            <text:p>5400%</text:p>
          </table:table-cell>
          <table:table-cell table:style-name="ce193" table:formula="of:=([.$L40]+[.AH$37])*[.AG40]" office:value-type="float" office:value="62100" calcext:value-type="float" table:number-columns-spanned="1" table:number-rows-spanned="2">
            <text:p>62 100</text:p>
          </table:table-cell>
          <table:table-cell table:style-name="ce200" office:value-type="float" office:value="33670" calcext:value-type="float">
            <text:p>33 670</text:p>
          </table:table-cell>
          <table:table-cell table:style-name="ce176" table:formula="of:=[.AL40]*0.8666666" office:value-type="percentage" office:value="70.1999946" calcext:value-type="percentage">
            <text:p>7020%</text:p>
          </table:table-cell>
          <table:table-cell table:style-name="ce38" table:formula="of:=([.$M51]+[.AK$37])*[.AJ40]" office:value-type="float" office:value="73780.1943246" calcext:value-type="float">
            <text:p>73 780</text:p>
          </table:table-cell>
          <table:table-cell table:style-name="ce204" table:formula="of:=27*3" office:value-type="percentage" office:value="81" calcext:value-type="percentage" table:number-columns-spanned="1" table:number-rows-spanned="2">
            <text:p>8100%</text:p>
          </table:table-cell>
          <table:table-cell table:style-name="ce193" table:formula="of:=([.$M40]+[.AM$37])*[.AL40]" office:value-type="float" office:value="88371" calcext:value-type="float" table:number-columns-spanned="1" table:number-rows-spanned="2">
            <text:p>88 371</text:p>
          </table:table-cell>
          <table:table-cell table:style-name="ce200" office:value-type="float" office:value="9282" calcext:value-type="float">
            <text:p>9 282</text:p>
          </table:table-cell>
          <table:table-cell table:style-name="ce219" office:value-type="float" office:value="2" calcext:value-type="float" table:number-columns-spanned="1" table:number-rows-spanned="2">
            <text:p>2</text:p>
          </table:table-cell>
          <table:table-cell table:style-name="ce230" office:value-type="float" office:value="4" calcext:value-type="float" table:number-columns-spanned="1" table:number-rows-spanned="2">
            <text:p>4</text:p>
          </table:table-cell>
          <table:table-cell table:style-name="ce245" office:value-type="string" calcext:value-type="string" table:number-columns-spanned="1" table:number-rows-spanned="2">
            <text:p>HP set to 1, Quicken (2) , Ranger's Trance, BDD, Dispelga, Debarrierga, Slowga, Prismatic Shift</text:p>
          </table:table-cell>
          <table:table-cell table:style-name="ce247" office:value-type="string" calcext:value-type="string" table:number-columns-spanned="1" table:number-rows-spanned="2">
            <text:p>Magic 100%</text:p>
          </table:table-cell>
          <table:table-cell table:style-name="ce252" office:value-type="string" calcext:value-type="string" table:number-columns-spanned="1" table:number-rows-spanned="2">
            <text:p>Risk Taker +30%, High Roller +35%</text:p>
          </table:table-cell>
          <table:table-cell table:style-name="ce258" office:value-type="string" calcext:value-type="string" table:number-columns-spanned="1" table:number-rows-spanned="2">
            <text:p>Faith, Boost, Veil, Snipe, Berserk</text:p>
          </table:table-cell>
          <table:table-cell table:style-name="ce21" table:number-columns-repeated="977"/>
        </table:table-row>
        <table:table-row table:style-name="ro2">
          <table:table-cell table:style-name="ce5"/>
          <table:table-cell table:style-name="ce20" office:value-type="string" calcext:value-type="string">
            <text:p>B</text:p>
          </table:table-cell>
          <table:covered-table-cell table:style-name="ce27" table:formula="of:=[.C40]" office:value-type="float" office:value="11" calcext:value-type="float">
            <text:p>11</text:p>
          </table:covered-table-cell>
          <table:covered-table-cell table:style-name="ce27" table:formula="of:=[.D40]" office:value-type="float" office:value="2" calcext:value-type="float">
            <text:p>2</text:p>
          </table:covered-table-cell>
          <table:covered-table-cell table:style-name="ce34"/>
          <table:covered-table-cell table:style-name="ce41" table:formula="of:=[.F40]" office:value-type="float" office:value="15014" calcext:value-type="float">
            <text:p>15 014</text:p>
          </table:covered-table-cell>
          <table:covered-table-cell table:style-name="ce48" table:formula="of:=[.G40]" office:value-type="float" office:value="1037" calcext:value-type="float">
            <text:p>1 037</text:p>
          </table:covered-table-cell>
          <table:covered-table-cell table:style-name="ce62" table:formula="of:=[.H40]" office:value-type="percentage" office:value="1.5" calcext:value-type="percentage">
            <text:p>150%</text:p>
          </table:covered-table-cell>
          <table:covered-table-cell table:style-name="ce62" table:formula="of:=[.I40]" office:value-type="percentage" office:value="1.5" calcext:value-type="percentage">
            <text:p>150%</text:p>
          </table:covered-table-cell>
          <table:covered-table-cell table:style-name="ce62" table:formula="of:=[.J40]" office:value-type="percentage" office:value="0.5" calcext:value-type="percentage">
            <text:p>50%</text:p>
          </table:covered-table-cell>
          <table:covered-table-cell table:style-name="ce62" table:formula="of:=[.K40]" office:value-type="percentage" office:value="0.5" calcext:value-type="percentage">
            <text:p>50%</text:p>
          </table:covered-table-cell>
          <table:covered-table-cell table:style-name="ce72" table:formula="of:=[.L40]" office:value-type="float" office:value="1050" calcext:value-type="float">
            <text:p>1 050</text:p>
          </table:covered-table-cell>
          <table:covered-table-cell table:style-name="ce79" table:formula="of:=[.M40]" office:value-type="float" office:value="991" calcext:value-type="float">
            <text:p>991</text:p>
          </table:covered-table-cell>
          <table:covered-table-cell table:style-name="ce87" table:formula="of:=[.N40]" office:value-type="percentage" office:value="1" calcext:value-type="percentage">
            <text:p>100%</text:p>
          </table:covered-table-cell>
          <table:covered-table-cell table:style-name="ce87" table:formula="of:=[.O40]" office:value-type="percentage" office:value="1.5" calcext:value-type="percentage">
            <text:p>150%</text:p>
          </table:covered-table-cell>
          <table:covered-table-cell table:style-name="ce101" table:formula="of:=[.P40]" office:value-type="percentage" office:value="0.25" calcext:value-type="percentage">
            <text:p>25%</text:p>
          </table:covered-table-cell>
          <table:table-cell table:style-name="ce110"/>
          <table:table-cell table:style-name="ce112" table:formula="of:=[.R40]" office:value-type="percentage" office:value="0.66" calcext:value-type="percentage">
            <text:p>66%</text:p>
          </table:table-cell>
          <table:table-cell table:style-name="ce110" table:number-columns-repeated="2"/>
          <table:table-cell table:style-name="ce118"/>
          <table:table-cell table:style-name="ce120" table:formula="of:=[.V40]" office:value-type="percentage" office:value="0.66" calcext:value-type="percentage">
            <text:p>66%</text:p>
          </table:table-cell>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59" office:value-type="string" calcext:value-type="string">
            <text:p>Water</text:p>
          </table:table-cell>
          <table:covered-table-cell table:style-name="ce169" table:formula="of:=[.AD40]" office:value-type="percentage" office:value="0.2" calcext:value-type="percentage">
            <text:p>20%</text:p>
          </table:covered-table-cell>
          <table:table-cell table:style-name="ce176"/>
          <table:table-cell table:style-name="ce38"/>
          <table:covered-table-cell table:style-name="ce186" table:formula="of:=[.AG40]" office:value-type="percentage" office:value="54" calcext:value-type="percentage">
            <text:p>5400%</text:p>
          </table:covered-table-cell>
          <table:covered-table-cell table:style-name="ce196" table:formula="of:=([.$L41]+[.AH$37])*[.AG41]" office:value-type="float" office:value="62100" calcext:value-type="float">
            <text:p>62 100</text:p>
          </table:covered-table-cell>
          <table:table-cell table:style-name="ce200"/>
          <table:table-cell table:style-name="ce176"/>
          <table:table-cell table:style-name="ce38"/>
          <table:covered-table-cell table:style-name="ce207" table:formula="of:=[.AL40]" office:value-type="percentage" office:value="81" calcext:value-type="percentage">
            <text:p>8100%</text:p>
          </table:covered-table-cell>
          <table:covered-table-cell table:style-name="ce196" table:formula="of:=([.$M41]+[.AM$37])*[.AL41]" office:value-type="float" office:value="88371" calcext:value-type="float">
            <text:p>88 371</text:p>
          </table:covered-table-cell>
          <table:table-cell table:style-name="ce200"/>
          <table:covered-table-cell table:style-name="ce215" table:formula="of:=[.AO40]" office:value-type="float" office:value="2" calcext:value-type="float">
            <text:p>2</text:p>
          </table:covered-table-cell>
          <table:covered-table-cell table:style-name="ce231" table:formula="of:=[.AP40]" office:value-type="float" office:value="4" calcext:value-type="float">
            <text:p>4</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Cocoon Aviator</text:p>
          </table:table-cell>
          <table:table-cell table:style-name="ce20" office:value-type="string" calcext:value-type="string">
            <text:p>B</text:p>
          </table:table-cell>
          <table:table-cell table:style-name="ce29" office:value-type="float" office:value="7" calcext:value-type="float">
            <text:p>7</text:p>
          </table:table-cell>
          <table:table-cell table:style-name="ce29" office:value-type="float" office:value="3" calcext:value-type="float">
            <text:p>3</text:p>
          </table:table-cell>
          <table:table-cell table:style-name="ce36"/>
          <table:table-cell table:style-name="ce43" office:value-type="float" office:value="13014" calcext:value-type="float">
            <text:p>13 014</text:p>
          </table:table-cell>
          <table:table-cell table:style-name="ce50" office:value-type="float" office:value="765" calcext:value-type="float">
            <text:p>765</text:p>
          </table:table-cell>
          <table:table-cell table:style-name="ce65" office:value-type="percentage" office:value="1" calcext:value-type="percentage">
            <text:p>100%</text:p>
          </table:table-cell>
          <table:table-cell table:style-name="ce65"/>
          <table:table-cell table:style-name="ce65" office:value-type="percentage" office:value="1" calcext:value-type="percentage">
            <text:p>100%</text:p>
          </table:table-cell>
          <table:table-cell table:style-name="ce65"/>
          <table:table-cell table:style-name="ce74" office:value-type="float" office:value="1085" calcext:value-type="float">
            <text:p>1 085</text:p>
          </table:table-cell>
          <table:table-cell table:style-name="ce81" office:value-type="float" office:value="1195" calcext:value-type="float">
            <text:p>1 195</text:p>
          </table:table-cell>
          <table:table-cell table:number-columns-repeated="2" table:style-name="ce90" office:value-type="percentage" office:value="1" calcext:value-type="percentage">
            <text:p>100%</text:p>
          </table:table-cell>
          <table:table-cell table:style-name="ce102" office:value-type="percentage" office:value="0.2" calcext:value-type="percentage">
            <text:p>20%</text:p>
          </table:table-cell>
          <table:table-cell table:style-name="ce108" office:value-type="percentage" office:value="1" calcext:value-type="percentage">
            <text:p>100%</text:p>
          </table:table-cell>
          <table:table-cell table:style-name="ce110"/>
          <table:table-cell table:style-name="ce114"/>
          <table:table-cell table:style-name="ce110"/>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70" office:value-type="percentage" office:value="0.05" calcext:value-type="percentage">
            <text:p>5%</text:p>
          </table:table-cell>
          <table:table-cell table:style-name="ce176"/>
          <table:table-cell table:style-name="ce38"/>
          <table:table-cell table:style-name="ce187" table:formula="of:=15*3" office:value-type="percentage" office:value="45" calcext:value-type="percentage">
            <text:p>4500%</text:p>
          </table:table-cell>
          <table:table-cell table:style-name="ce198" table:formula="of:=([.$L42]+[.AH$37])*[.AG42]" office:value-type="float" office:value="53325" calcext:value-type="float">
            <text:p>53 325</text:p>
          </table:table-cell>
          <table:table-cell table:style-name="ce200"/>
          <table:table-cell table:style-name="ce176"/>
          <table:table-cell table:style-name="ce38"/>
          <table:table-cell table:style-name="ce208" table:formula="of:=25*3" office:value-type="percentage" office:value="75" calcext:value-type="percentage">
            <text:p>7500%</text:p>
          </table:table-cell>
          <table:table-cell table:style-name="ce198" table:formula="of:=([.$M42]+[.AM$37])*[.AL42]" office:value-type="float" office:value="97125" calcext:value-type="float">
            <text:p>97 125</text:p>
          </table:table-cell>
          <table:table-cell table:style-name="ce200"/>
          <table:table-cell table:style-name="ce220" office:value-type="float" office:value="1" calcext:value-type="float">
            <text:p>1</text:p>
          </table:table-cell>
          <table:table-cell table:style-name="ce235" office:value-type="float" office:value="3" calcext:value-type="float">
            <text:p>3</text:p>
          </table:table-cell>
          <table:table-cell table:style-name="ce243" office:value-type="string" calcext:value-type="string">
            <text:p>Boost, Snipe, W.Weapon</text:p>
          </table:table-cell>
          <table:table-cell table:style-name="ce246" office:value-type="string" calcext:value-type="string">
            <text:p>Slow 100%</text:p>
          </table:table-cell>
          <table:table-cell table:style-name="ce251" office:value-type="string" calcext:value-type="string">
            <text:p>K&amp;D+1</text:p>
          </table:table-cell>
          <table:table-cell table:style-name="ce257" office:value-type="string" calcext:value-type="string">
            <text:p>Faith, Boost, Snipe</text:p>
          </table:table-cell>
          <table:table-cell table:style-name="ce21" table:number-columns-repeated="977"/>
        </table:table-row>
        <table:table-row table:style-name="ro2">
          <table:table-cell table:style-name="ce5" office:value-type="string" calcext:value-type="string">
            <text:p>Last Hunter</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375+6*8+4*4+2*3" office:value-type="float" office:value="445" calcext:value-type="float">
            <text:p>445</text:p>
          </table:table-cell>
          <table:table-cell table:style-name="ce60" table:formula="of:=1.5+1.5" office:value-type="percentage" office:value="3" calcext:value-type="percentage">
            <text:p>300%</text:p>
          </table:table-cell>
          <table:table-cell table:number-columns-repeated="2" table:style-name="ce60" office:value-type="percentage" office:value="0.3" calcext:value-type="percentage">
            <text:p>30%</text:p>
          </table:table-cell>
          <table:table-cell table:style-name="ce60"/>
          <table:table-cell table:style-name="ce70" office:value-type="float" office:value="730" calcext:value-type="float">
            <text:p>730</text:p>
          </table:table-cell>
          <table:table-cell table:style-name="ce77" office:value-type="float" office:value="1202" calcext:value-type="float">
            <text:p>1 202</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2"/>
          <table:table-cell table:style-name="ce110" table:number-columns-repeated="3"/>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43]*0.8666666" office:value-type="percentage" office:value="64.999995" calcext:value-type="percentage">
            <text:p>6500%</text:p>
          </table:table-cell>
          <table:table-cell table:style-name="ce38" table:formula="of:=([.$L53]+[.AF$37])*[.AE43]" office:value-type="float" office:value="56913.995622" calcext:value-type="float">
            <text:p>56 914</text:p>
          </table:table-cell>
          <table:table-cell table:style-name="ce182" office:value-type="percentage" office:value="75" calcext:value-type="percentage">
            <text:p>7500%</text:p>
          </table:table-cell>
          <table:table-cell table:style-name="ce198" table:formula="of:=([.$L43]+[.AH$37])*[.AG43]" office:value-type="float" office:value="62250" calcext:value-type="float">
            <text:p>62 250</text:p>
          </table:table-cell>
          <table:table-cell table:style-name="ce200" office:value-type="float" office:value="33670" calcext:value-type="float">
            <text:p>33 670</text:p>
          </table:table-cell>
          <table:table-cell table:style-name="ce176" table:formula="of:=[.AL43]*0.8666666" office:value-type="percentage" office:value="12.999999" calcext:value-type="percentage">
            <text:p>1300%</text:p>
          </table:table-cell>
          <table:table-cell table:style-name="ce38" table:formula="of:=([.$M53]+[.AK$37])*[.AJ43]" office:value-type="float" office:value="17243.1986736" calcext:value-type="float">
            <text:p>17 243</text:p>
          </table:table-cell>
          <table:table-cell table:style-name="ce203" office:value-type="percentage" office:value="15" calcext:value-type="percentage">
            <text:p>1500%</text:p>
          </table:table-cell>
          <table:table-cell table:style-name="ce198" table:formula="of:=([.$M43]+[.AM$37])*[.AL43]" office:value-type="float" office:value="19530" calcext:value-type="float">
            <text:p>19 530</text:p>
          </table:table-cell>
          <table:table-cell table:style-name="ce200" office:value-type="float" office:value="9282" calcext:value-type="float">
            <text:p>9 282</text:p>
          </table:table-cell>
          <table:table-cell table:style-name="ce213" office:value-type="float" office:value="1" calcext:value-type="float">
            <text:p>1</text:p>
          </table:table-cell>
          <table:table-cell table:style-name="ce229" office:value-type="float" office:value="3" calcext:value-type="float">
            <text:p>3</text:p>
          </table:table-cell>
          <table:table-cell table:style-name="ce243" office:value-type="string" calcext:value-type="string">
            <text:p>s, Brave, Boost, Weaken</text:p>
          </table:table-cell>
          <table:table-cell table:style-name="ce246" office:value-type="string" calcext:value-type="string">
            <text:p>Stun 100%</text:p>
          </table:table-cell>
          <table:table-cell table:style-name="ce251" office:value-type="string" calcext:value-type="string">
            <text:p>K&amp;D+1</text:p>
          </table:table-cell>
          <table:table-cell table:style-name="ce257" office:value-type="string" calcext:value-type="string">
            <text:p>Faith, Boost, Haste, Snipe</text:p>
          </table:table-cell>
          <table:table-cell table:style-name="ce21" table:number-columns-repeated="977"/>
        </table:table-row>
        <table:table-row table:style-name="ro2">
          <table:table-cell table:style-name="ce5" office:value-type="string" calcext:value-type="string">
            <text:p>Thief of Tantalus</text:p>
          </table:table-cell>
          <table:table-cell table:style-name="ce20" office:value-type="string" calcext:value-type="string">
            <text:p>B</text:p>
          </table:table-cell>
          <table:table-cell table:style-name="ce25" office:value-type="float" office:value="6" calcext:value-type="float">
            <text:p>6</text:p>
          </table:table-cell>
          <table:table-cell table:style-name="ce25" office:value-type="float" office:value="2" calcext:value-type="float">
            <text:p>2</text:p>
          </table:table-cell>
          <table:table-cell table:style-name="ce32"/>
          <table:table-cell table:style-name="ce39" office:value-type="float" office:value="12236" calcext:value-type="float">
            <text:p>12 236</text:p>
          </table:table-cell>
          <table:table-cell table:style-name="ce46" table:formula="of:=500+6*8+2*8" office:value-type="float" office:value="564" calcext:value-type="float">
            <text:p>564</text:p>
          </table:table-cell>
          <table:table-cell table:style-name="ce60" office:value-type="percentage" office:value="1.5" calcext:value-type="percentage">
            <text:p>150%</text:p>
          </table:table-cell>
          <table:table-cell table:style-name="ce60"/>
          <table:table-cell table:style-name="ce60" office:value-type="percentage" office:value="1" calcext:value-type="percentage">
            <text:p>100%</text:p>
          </table:table-cell>
          <table:table-cell table:style-name="ce60"/>
          <table:table-cell table:style-name="ce70" office:value-type="float" office:value="395" calcext:value-type="float">
            <text:p>395</text:p>
          </table:table-cell>
          <table:table-cell table:style-name="ce77" office:value-type="float" office:value="1002" calcext:value-type="float">
            <text:p>1 002</text:p>
          </table:table-cell>
          <table:table-cell table:style-name="ce85" table:number-columns-repeated="2"/>
          <table:table-cell table:style-name="ce96"/>
          <table:table-cell table:style-name="ce110"/>
          <table:table-cell table:style-name="ce112" office:value-type="percentage" office:value="1.2" calcext:value-type="percentage">
            <text:p>120%</text:p>
          </table:table-cell>
          <table:table-cell table:style-name="ce114" office:value-type="percentage" office:value="1.2" calcext:value-type="percentage">
            <text:p>120%</text:p>
          </table:table-cell>
          <table:table-cell table:style-name="ce110"/>
          <table:table-cell table:style-name="ce118" office:value-type="percentage" office:value="1.2" calcext:value-type="percentage">
            <text:p>120%</text:p>
          </table:table-cell>
          <table:table-cell table:style-name="ce110"/>
          <table:table-cell table:style-name="ce122"/>
          <table:table-cell table:style-name="ce128"/>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5" calcext:value-type="percentage">
            <text:p>15%</text:p>
          </table:table-cell>
          <table:table-cell table:style-name="ce176" table:formula="of:=[.AG44]*0.8666666" office:value-type="percentage" office:value="51.999996" calcext:value-type="percentage">
            <text:p>5200%</text:p>
          </table:table-cell>
          <table:table-cell table:style-name="ce38" table:formula="of:=([.$L54]+[.AF$37])*[.AE44]" office:value-type="float" office:value="59290.3954392" calcext:value-type="float">
            <text:p>59 290</text:p>
          </table:table-cell>
          <table:table-cell table:style-name="ce182" office:value-type="percentage" office:value="60" calcext:value-type="percentage">
            <text:p>6000%</text:p>
          </table:table-cell>
          <table:table-cell table:style-name="ce198" table:formula="of:=([.$L44]+[.AH$37])*[.AG44]" office:value-type="float" office:value="29700" calcext:value-type="float">
            <text:p>29 700</text:p>
          </table:table-cell>
          <table:table-cell table:style-name="ce200" office:value-type="float" office:value="13676" calcext:value-type="float">
            <text:p>13 676</text:p>
          </table:table-cell>
          <table:table-cell table:style-name="ce176" table:formula="of:=[.AL44]*0.8666666" office:value-type="percentage" office:value="25.999998" calcext:value-type="percentage">
            <text:p>2600%</text:p>
          </table:table-cell>
          <table:table-cell table:style-name="ce38" table:formula="of:=([.$M54]+[.AK$37])*[.AJ44]" office:value-type="float" office:value="24876.7980864" calcext:value-type="float">
            <text:p>24 877</text:p>
          </table:table-cell>
          <table:table-cell table:style-name="ce203" office:value-type="percentage" office:value="30" calcext:value-type="percentage">
            <text:p>3000%</text:p>
          </table:table-cell>
          <table:table-cell table:style-name="ce198" table:formula="of:=([.$M44]+[.AM$37])*[.AL44]" office:value-type="float" office:value="33060" calcext:value-type="float">
            <text:p>33 060</text:p>
          </table:table-cell>
          <table:table-cell table:style-name="ce200" office:value-type="float" office:value="14560" calcext:value-type="float">
            <text:p>14 560</text:p>
          </table:table-cell>
          <table:table-cell table:style-name="ce213"/>
          <table:table-cell table:style-name="ce229" office:value-type="float" office:value="3" calcext:value-type="float">
            <text:p>3</text:p>
          </table:table-cell>
          <table:table-cell table:style-name="ce243" office:value-type="string" calcext:value-type="string">
            <text:p>s,Tra</text:p>
          </table:table-cell>
          <table:table-cell table:style-name="ce246" office:value-type="string" calcext:value-type="string">
            <text:p>Break 100%</text:p>
          </table:table-cell>
          <table:table-cell table:style-name="ce251" office:value-type="string" calcext:value-type="string">
            <text:p>PD+15%, K&amp;D+1</text:p>
          </table:table-cell>
          <table:table-cell table:style-name="ce257" office:value-type="string" calcext:value-type="string">
            <text:p>Barrier, Boost, Snipe, Haste</text:p>
          </table:table-cell>
          <table:table-cell table:style-name="ce21" table:number-columns-repeated="977"/>
        </table:table-row>
        <table:table-row table:style-name="ro2">
          <table:table-cell table:style-name="ce5" office:value-type="string" calcext:value-type="string">
            <text:p>Judge Magister (16) HoF</text:p>
          </table:table-cell>
          <table:table-cell table:style-name="ce18" office:value-type="string" calcext:value-type="string">
            <text:p>DD</text:p>
          </table:table-cell>
          <table:table-cell table:style-name="ce26" office:value-type="float" office:value="2" calcext:value-type="float" table:number-columns-spanned="1" table:number-rows-spanned="2">
            <text:p>2</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5*8634" office:value-type="float" office:value="12951" calcext:value-type="float" table:number-columns-spanned="1" table:number-rows-spanned="2">
            <text:p>12 951</text:p>
          </table:table-cell>
          <table:table-cell table:style-name="ce47" table:formula="of:=1.5*580" office:value-type="float" office:value="870" calcext:value-type="float" table:number-columns-spanned="1" table:number-rows-spanned="2">
            <text:p>870</text:p>
          </table:table-cell>
          <table:table-cell table:style-name="ce61" office:value-type="percentage" office:value="0.2" calcext:value-type="percentage" table:number-columns-spanned="1" table:number-rows-spanned="2">
            <text:p>20%</text:p>
          </table:table-cell>
          <table:table-cell table:style-name="ce61" office:value-type="percentage" office:value="1" calcext:value-type="percentage" table:number-columns-spanned="1" table:number-rows-spanned="2">
            <text:p>100%</text:p>
          </table:table-cell>
          <table:table-cell table:style-name="ce61" office:value-type="percentage" office:value="1" calcext:value-type="percentage" table:number-columns-spanned="1" table:number-rows-spanned="2">
            <text:p>100%</text:p>
          </table:table-cell>
          <table:table-cell table:style-name="ce61" table:formula="of:=0.3+1" office:value-type="percentage" office:value="1.3" calcext:value-type="percentage" table:number-columns-spanned="1" table:number-rows-spanned="2">
            <text:p>130%</text:p>
          </table:table-cell>
          <table:table-cell table:style-name="ce71" table:formula="of:=1.5*831" office:value-type="float" office:value="1246.5" calcext:value-type="float" table:number-columns-spanned="1" table:number-rows-spanned="2">
            <text:p>1 247</text:p>
          </table:table-cell>
          <table:table-cell table:style-name="ce78" table:formula="of:=1.5*592" office:value-type="float" office:value="888" calcext:value-type="float" table:number-columns-spanned="1" table:number-rows-spanned="2">
            <text:p>888</text:p>
          </table:table-cell>
          <table:table-cell table:style-name="ce86" office:value-type="percentage" office:value="1.5" calcext:value-type="percentage" table:number-columns-spanned="1" table:number-rows-spanned="2">
            <text:p>150%</text:p>
          </table:table-cell>
          <table:table-cell table:style-name="ce89" table:number-columns-spanned="1" table:number-rows-spanned="2"/>
          <table:table-cell table:style-name="ce97" table:number-columns-spanned="1" table:number-rows-spanned="2"/>
          <table:table-cell table:style-name="ce108" table:formula="of:=0.8+0.04*12" office:value-type="percentage" office:value="1.28" calcext:value-type="percentage">
            <text:p>128%</text:p>
          </table:table-cell>
          <table:table-cell table:style-name="ce110"/>
          <table:table-cell table:style-name="ce114" office:value-type="percentage" office:value="0.8" calcext:value-type="percentage">
            <text:p>80%</text:p>
          </table:table-cell>
          <table:table-cell table:style-name="ce110"/>
          <table:table-cell table:style-name="ce118" office:value-type="percentage" office:value="0.8" calcext:value-type="percentage">
            <text:p>8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5]*0.8666666" office:value-type="percentage" office:value="23.3999982" calcext:value-type="percentage">
            <text:p>2340%</text:p>
          </table:table-cell>
          <table:table-cell table:style-name="ce181" table:formula="of:=([.$L55]+[.AF$37])*[.AE45]" office:value-type="float" office:value="21733.91832816" calcext:value-type="float">
            <text:p>21 734</text:p>
          </table:table-cell>
          <table:table-cell table:style-name="ce183" office:value-type="percentage" office:value="27" calcext:value-type="percentage" table:number-columns-spanned="1" table:number-rows-spanned="2">
            <text:p>2700%</text:p>
          </table:table-cell>
          <table:table-cell table:style-name="ce193" table:formula="of:=([.$L45]+[.AH$37])*[.AG45]" office:value-type="float" office:value="36355.5" calcext:value-type="float" table:number-columns-spanned="1" table:number-rows-spanned="2">
            <text:p>36 356</text:p>
          </table:table-cell>
          <table:table-cell table:style-name="ce201" office:value-type="float" office:value="8682" calcext:value-type="float">
            <text:p>8 682</text:p>
          </table:table-cell>
          <table:table-cell table:style-name="ce177" table:formula="of:=[.AL45]*0.8666666" office:value-type="percentage" office:value="20.7999984" calcext:value-type="percentage">
            <text:p>2080%</text:p>
          </table:table-cell>
          <table:table-cell table:style-name="ce181" table:formula="of:=([.$M55]+[.AK$37])*[.AJ45]" office:value-type="float" office:value="18591.03856992" calcext:value-type="float">
            <text:p>18 591</text:p>
          </table:table-cell>
          <table:table-cell table:style-name="ce204" office:value-type="percentage" office:value="24" calcext:value-type="percentage" table:number-columns-spanned="1" table:number-rows-spanned="2">
            <text:p>2400%</text:p>
          </table:table-cell>
          <table:table-cell table:style-name="ce193" table:formula="of:=([.$M45]+[.AM$37])*[.AL45]" office:value-type="float" office:value="23712" calcext:value-type="float" table:number-columns-spanned="1" table:number-rows-spanned="2">
            <text:p>23 712</text:p>
          </table:table-cell>
          <table:table-cell table:style-name="ce200" office:value-type="float" office:value="5679" calcext:value-type="float">
            <text:p>5 679</text:p>
          </table:table-cell>
          <table:table-cell table:style-name="ce214" office:value-type="float" office:value="1" calcext:value-type="float" table:number-columns-spanned="1" table:number-rows-spanned="2">
            <text:p>1</text:p>
          </table:table-cell>
          <table:table-cell table:style-name="ce230" office:value-type="float" office:value="3" calcext:value-type="float" table:number-columns-spanned="1" table:number-rows-spanned="2">
            <text:p>3</text:p>
          </table:table-cell>
          <table:table-cell table:style-name="ce245" office:value-type="string" calcext:value-type="string" table:number-columns-spanned="1" table:number-rows-spanned="2">
            <text:p>Snipe, Berserk</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Mage Lore</text:p>
          </table:table-cell>
          <table:table-cell table:style-name="ce258" office:value-type="string" calcext:value-type="string" table:number-columns-spanned="1" table:number-rows-spanned="2">
            <text:p>Snipe, Haste</text:p>
          </table:table-cell>
          <table:table-cell table:style-name="ce21" table:number-columns-repeated="977"/>
        </table:table-row>
        <table:table-row table:style-name="ro2">
          <table:table-cell table:style-name="ce9"/>
          <table:table-cell table:style-name="ce18"/>
          <table:covered-table-cell table:style-name="ce27" table:formula="of:=[.C45]" office:value-type="float" office:value="2" calcext:value-type="float">
            <text:p>2</text:p>
          </table:covered-table-cell>
          <table:covered-table-cell table:style-name="ce27" table:formula="of:=[.D45]" office:value-type="float" office:value="2" calcext:value-type="float">
            <text:p>2</text:p>
          </table:covered-table-cell>
          <table:covered-table-cell table:style-name="ce34" table:formula="of:=[.E45]" office:value-type="float" office:value="6" calcext:value-type="float">
            <text:p>6</text:p>
          </table:covered-table-cell>
          <table:covered-table-cell table:style-name="ce41" table:formula="of:=[.F45]" office:value-type="float" office:value="12951" calcext:value-type="float">
            <text:p>12 951</text:p>
          </table:covered-table-cell>
          <table:covered-table-cell table:style-name="ce48" table:formula="of:=[.G45]" office:value-type="float" office:value="870" calcext:value-type="float">
            <text:p>870</text:p>
          </table:covered-table-cell>
          <table:covered-table-cell table:style-name="ce62" table:formula="of:=[.H45]" office:value-type="percentage" office:value="0.2" calcext:value-type="percentage">
            <text:p>20%</text:p>
          </table:covered-table-cell>
          <table:covered-table-cell table:style-name="ce62" table:formula="of:=[.I45]" office:value-type="percentage" office:value="1" calcext:value-type="percentage">
            <text:p>100%</text:p>
          </table:covered-table-cell>
          <table:covered-table-cell table:style-name="ce62" table:formula="of:=[.J45]" office:value-type="percentage" office:value="1" calcext:value-type="percentage">
            <text:p>100%</text:p>
          </table:covered-table-cell>
          <table:covered-table-cell table:style-name="ce62" table:formula="of:=[.K45]" office:value-type="percentage" office:value="1.3" calcext:value-type="percentage">
            <text:p>130%</text:p>
          </table:covered-table-cell>
          <table:covered-table-cell table:style-name="ce72" table:formula="of:=[.L45]" office:value-type="float" office:value="1246.5" calcext:value-type="float">
            <text:p>1 247</text:p>
          </table:covered-table-cell>
          <table:covered-table-cell table:style-name="ce79" table:formula="of:=[.M45]" office:value-type="float" office:value="888" calcext:value-type="float">
            <text:p>888</text:p>
          </table:covered-table-cell>
          <table:covered-table-cell table:style-name="ce87" table:formula="of:=[.N45]" office:value-type="percentage" office:value="1.5" calcext:value-type="percentage">
            <text:p>150%</text:p>
          </table:covered-table-cell>
          <table:covered-table-cell table:style-name="ce87"/>
          <table:covered-table-cell table:style-name="ce98" table:formula="of:=[.P45]" office:value-type="percentage" office:value="0" calcext:value-type="percentage">
            <text:p>0%</text:p>
          </table:covered-table-cell>
          <table:table-cell table:style-name="ce108" table:formula="of:=[.Q45]" office:value-type="percentage" office:value="1.28" calcext:value-type="percentage">
            <text:p>128%</text:p>
          </table:table-cell>
          <table:table-cell table:style-name="ce112" office:value-type="percentage" office:value="0.8" calcext:value-type="percentage">
            <text:p>80%</text:p>
          </table:table-cell>
          <table:table-cell table:style-name="ce114" table:formula="of:=[.S45]" office:value-type="percentage" office:value="0.8" calcext:value-type="percentage">
            <text:p>8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5]" office:value-type="percentage" office:value="0.05" calcext:value-type="percentage">
            <text:p>5%</text:p>
          </table:covered-table-cell>
          <table:table-cell table:style-name="ce177" table:formula="of:=[.AG46]*0.8666666" office:value-type="percentage" office:value="23.3999982" calcext:value-type="percentage">
            <text:p>2340%</text:p>
          </table:table-cell>
          <table:table-cell table:style-name="ce181" table:formula="of:=([.$L56]+[.AF$37])*[.AE46]" office:value-type="float" office:value="30644.63764272" calcext:value-type="float">
            <text:p>30 645</text:p>
          </table:table-cell>
          <table:covered-table-cell table:style-name="ce184" table:formula="of:=[.AG45]" office:value-type="percentage" office:value="27" calcext:value-type="percentage">
            <text:p>2700%</text:p>
          </table:covered-table-cell>
          <table:covered-table-cell table:style-name="ce196" table:formula="of:=([.$L46]+[.AH$37])*[.AG46]" office:value-type="float" office:value="36355.5" calcext:value-type="float">
            <text:p>36 356</text:p>
          </table:covered-table-cell>
          <table:table-cell table:style-name="ce201" office:value-type="float" office:value="8682" calcext:value-type="float">
            <text:p>8 682</text:p>
          </table:table-cell>
          <table:table-cell table:style-name="ce177" table:formula="of:=[.AL46]*0.8666666" office:value-type="percentage" office:value="20.7999984" calcext:value-type="percentage">
            <text:p>2080%</text:p>
          </table:table-cell>
          <table:table-cell table:style-name="ce181" table:formula="of:=([.$M56]+[.AK$37])*[.AJ46]" office:value-type="float" office:value="23919.99816" calcext:value-type="float">
            <text:p>23 920</text:p>
          </table:table-cell>
          <table:covered-table-cell table:style-name="ce205" table:formula="of:=[.AL45]" office:value-type="percentage" office:value="24" calcext:value-type="percentage">
            <text:p>2400%</text:p>
          </table:covered-table-cell>
          <table:covered-table-cell table:style-name="ce196" table:formula="of:=([.$M46]+[.AM$37])*[.AL46]" office:value-type="float" office:value="23712" calcext:value-type="float">
            <text:p>23 712</text:p>
          </table:covered-table-cell>
          <table:table-cell table:style-name="ce200" office:value-type="float" office:value="5679" calcext:value-type="float">
            <text:p>5 679</text:p>
          </table:table-cell>
          <table:covered-table-cell table:style-name="ce215" table:formula="of:=[.AO45]" office:value-type="float" office:value="1" calcext:value-type="float">
            <text:p>1</text:p>
          </table:covered-table-cell>
          <table:covered-table-cell table:style-name="ce231" table:formula="of:=[.AP45]" office:value-type="float" office:value="3" calcext:value-type="float">
            <text:p>3</text:p>
          </table:covered-table-cell>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7" office:value-type="string" calcext:value-type="string">
            <text:p>Ninja</text:p>
          </table:table-cell>
          <table:table-cell table:style-name="ce18" office:value-type="string" calcext:value-type="string">
            <text:p>DD/B</text:p>
          </table:table-cell>
          <table:table-cell table:style-name="ce25" office:value-type="float" office:value="6" calcext:value-type="float">
            <text:p>6</text:p>
          </table:table-cell>
          <table:table-cell table:style-name="ce25" office:value-type="float" office:value="1" calcext:value-type="float">
            <text:p>1</text:p>
          </table:table-cell>
          <table:table-cell table:style-name="ce32"/>
          <table:table-cell table:style-name="ce39" office:value-type="float" office:value="10624" calcext:value-type="float">
            <text:p>10 624</text:p>
          </table:table-cell>
          <table:table-cell table:style-name="ce46" office:value-type="float" office:value="690" calcext:value-type="float">
            <text:p>690</text:p>
          </table:table-cell>
          <table:table-cell table:style-name="ce60"/>
          <table:table-cell table:style-name="ce60" office:value-type="percentage" office:value="2.5" calcext:value-type="percentage">
            <text:p>250%</text:p>
          </table:table-cell>
          <table:table-cell table:style-name="ce60" table:number-columns-repeated="2"/>
          <table:table-cell table:style-name="ce70" office:value-type="float" office:value="957" calcext:value-type="float">
            <text:p>957</text:p>
          </table:table-cell>
          <table:table-cell table:style-name="ce77" office:value-type="float" office:value="1248" calcext:value-type="float">
            <text:p>1 248</text:p>
          </table:table-cell>
          <table:table-cell table:style-name="ce85" office:value-type="percentage" office:value="1" calcext:value-type="percentage">
            <text:p>100%</text:p>
          </table:table-cell>
          <table:table-cell table:style-name="ce85"/>
          <table:table-cell table:style-name="ce100"/>
          <table:table-cell table:style-name="ce108"/>
          <table:table-cell table:style-name="ce110"/>
          <table:table-cell table:style-name="ce114"/>
          <table:table-cell table:style-name="ce110" table:number-columns-repeated="2"/>
          <table:table-cell table:style-name="ce120" office:value-type="percentage" office:value="1" calcext:value-type="percentage">
            <text:p>100%</text:p>
          </table:table-cell>
          <table:table-cell table:style-name="ce122"/>
          <table:table-cell table:style-name="ce128" office:value-type="percentage" office:value="0.2" calcext:value-type="percentage">
            <text:p>20%</text:p>
          </table:table-cell>
          <table:table-cell table:style-name="ce134"/>
          <table:table-cell table:style-name="ce140" office:value-type="percentage" office:value="0.2" calcext:value-type="percentage">
            <text:p>20%</text:p>
          </table:table-cell>
          <table:table-cell table:style-name="ce146" office:value-type="percentage" office:value="0.2" calcext:value-type="percentage">
            <text:p>20%</text:p>
          </table:table-cell>
          <table:table-cell table:style-name="ce152"/>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47]+[.AH$37])*[.AG47]" office:value-type="float" office:value="95130" calcext:value-type="float">
            <text:p>95 130</text:p>
          </table:table-cell>
          <table:table-cell table:style-name="ce200"/>
          <table:table-cell table:style-name="ce176"/>
          <table:table-cell table:style-name="ce38"/>
          <table:table-cell table:style-name="ce203" table:formula="of:=10*3" office:value-type="percentage" office:value="30" calcext:value-type="percentage">
            <text:p>3000%</text:p>
          </table:table-cell>
          <table:table-cell table:style-name="ce198" table:formula="of:=([.$M47]+[.AM$37])*[.AL47]" office:value-type="float" office:value="40440" calcext:value-type="float">
            <text:p>40 440</text:p>
          </table:table-cell>
          <table:table-cell table:style-name="ce200"/>
          <table:table-cell table:style-name="ce213"/>
          <table:table-cell table:style-name="ce229"/>
          <table:table-cell table:style-name="ce243" office:value-type="string" calcext:value-type="string">
            <text:p>s,Has,Boo,Sni,Tra,PS,CRD</text:p>
          </table:table-cell>
          <table:table-cell table:style-name="ce246" office:value-type="string" calcext:value-type="string">
            <text:p>Stun 50%, Slow 50%</text:p>
          </table:table-cell>
          <table:table-cell table:style-name="ce251"/>
          <table:table-cell table:style-name="ce257" office:value-type="string" calcext:value-type="string">
            <text:p>Faith, Boost, Drain, Haste</text:p>
          </table:table-cell>
          <table:table-cell table:style-name="ce21" table:number-columns-repeated="977"/>
        </table:table-row>
        <table:table-row table:style-name="ro2">
          <table:table-cell table:style-name="ce9" office:value-type="string" calcext:value-type="string">
            <text:p>Rogue (8) HoF</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6" calcext:value-type="float" table:number-columns-spanned="1" table:number-rows-spanned="2">
            <text:p>6</text:p>
          </table:table-cell>
          <table:table-cell table:style-name="ce40" table:formula="of:=1.4*11016" office:value-type="float" office:value="15422.4" calcext:value-type="float" table:number-columns-spanned="1" table:number-rows-spanned="2">
            <text:p>15 422</text:p>
          </table:table-cell>
          <table:table-cell table:style-name="ce47" table:formula="of:=1.4*646" office:value-type="float" office:value="904.4" calcext:value-type="float" table:number-columns-spanned="1" table:number-rows-spanned="2">
            <text:p>904</text:p>
          </table:table-cell>
          <table:table-cell table:style-name="ce61" office:value-type="percentage" office:value="3.5" calcext:value-type="percentage" table:number-columns-spanned="1" table:number-rows-spanned="2">
            <text:p>350%</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71" table:formula="of:=1.4*550" office:value-type="float" office:value="770" calcext:value-type="float" table:number-columns-spanned="1" table:number-rows-spanned="2">
            <text:p>770</text:p>
          </table:table-cell>
          <table:table-cell table:style-name="ce78" table:formula="of:=1.4*574" office:value-type="float" office:value="803.6" calcext:value-type="float" table:number-columns-spanned="1" table:number-rows-spanned="2">
            <text:p>804</text:p>
          </table:table-cell>
          <table:table-cell table:style-name="ce86" office:value-type="percentage" office:value="1.5" calcext:value-type="percentage" table:number-columns-spanned="1" table:number-rows-spanned="2">
            <text:p>150%</text:p>
          </table:table-cell>
          <table:table-cell table:style-name="ce86" office:value-type="percentage" office:value="1" calcext:value-type="percentage" table:number-columns-spanned="1" table:number-rows-spanned="2">
            <text:p>100%</text:p>
          </table:table-cell>
          <table:table-cell table:style-name="ce97" table:number-columns-spanned="1" table:number-rows-spanned="2"/>
          <table:table-cell table:style-name="ce108" table:formula="of:=1+0.04*0" office:value-type="percentage" office:value="1" calcext:value-type="percentage">
            <text:p>100%</text:p>
          </table:table-cell>
          <table:table-cell table:style-name="ce110" table:number-columns-repeated="2"/>
          <table:table-cell table:style-name="ce116" table:formula="of:=1+0.04*7" office:value-type="percentage" office:value="1.28" calcext:value-type="percentage">
            <text:p>128%</text:p>
          </table:table-cell>
          <table:table-cell table:style-name="ce118" table:formula="of:=1+0.04*5" office:value-type="percentage" office:value="1.2" calcext:value-type="percentage">
            <text:p>120%</text:p>
          </table:table-cell>
          <table:table-cell table:style-name="ce110"/>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0.05" calcext:value-type="percentage" table:number-columns-spanned="1" table:number-rows-spanned="2">
            <text:p>5%</text:p>
          </table:table-cell>
          <table:table-cell table:style-name="ce177" table:formula="of:=[.AG48]*0.8666666" office:value-type="percentage" office:value="38.999997" calcext:value-type="percentage">
            <text:p>3900%</text:p>
          </table:table-cell>
          <table:table-cell table:style-name="ce181" table:formula="of:=([.$L60]+[.AF$37])*[.AE48]" office:value-type="float" office:value="36971.997156" calcext:value-type="float">
            <text:p>36 972</text:p>
          </table:table-cell>
          <table:table-cell table:style-name="ce183" table:formula="of:=15*3" office:value-type="percentage" office:value="45" calcext:value-type="percentage" table:number-columns-spanned="1" table:number-rows-spanned="2">
            <text:p>4500%</text:p>
          </table:table-cell>
          <table:table-cell table:style-name="ce193" table:formula="of:=([.$L48]+[.AH$37])*[.AG48]" office:value-type="float" office:value="39150" calcext:value-type="float" table:number-columns-spanned="1" table:number-rows-spanned="2">
            <text:p>39 150</text:p>
          </table:table-cell>
          <table:table-cell table:style-name="ce201" office:value-type="float" office:value="7020" calcext:value-type="float">
            <text:p>7 020</text:p>
          </table:table-cell>
          <table:table-cell table:style-name="ce177" table:formula="of:=[.AL48]*0.8666666" office:value-type="percentage" office:value="38.999997" calcext:value-type="percentage">
            <text:p>3900%</text:p>
          </table:table-cell>
          <table:table-cell table:style-name="ce181" table:formula="of:=([.$M60]+[.AK$37])*[.AJ48]" office:value-type="float" office:value="47345.996358" calcext:value-type="float">
            <text:p>47 346</text:p>
          </table:table-cell>
          <table:table-cell table:style-name="ce204" table:formula="of:=15*3" office:value-type="percentage" office:value="45" calcext:value-type="percentage" table:number-columns-spanned="1" table:number-rows-spanned="2">
            <text:p>4500%</text:p>
          </table:table-cell>
          <table:table-cell table:style-name="ce193" table:formula="of:=([.$M48]+[.AM$37])*[.AL48]" office:value-type="float" office:value="40662" calcext:value-type="float" table:number-columns-spanned="1" table:number-rows-spanned="2">
            <text:p>40 662</text:p>
          </table:table-cell>
          <table:table-cell table:style-name="ce200" office:value-type="float" office:value="4446" calcext:value-type="float">
            <text:p>4 446</text:p>
          </table:table-cell>
          <table:table-cell table:style-name="ce217" table:number-columns-spanned="1" table:number-rows-spanned="2"/>
          <table:table-cell table:style-name="ce233" table:number-columns-spanned="1" table:number-rows-spanned="2"/>
          <table:table-cell table:style-name="ce245" office:value-type="string" calcext:value-type="string" table:number-columns-spanned="1" table:number-rows-spanned="2">
            <text:p>s, Haste, Snipe, Stun, Debarrier</text:p>
          </table:table-cell>
          <table:table-cell table:style-name="ce247" office:value-type="string" calcext:value-type="string" table:number-columns-spanned="1" table:number-rows-spanned="2">
            <text:p>Stun 50%, Slow 50%</text:p>
          </table:table-cell>
          <table:table-cell table:style-name="ce252" table:number-columns-spanned="1" table:number-rows-spanned="2"/>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18"/>
          <table:covered-table-cell table:style-name="ce27" table:formula="of:=[.C48]" office:value-type="float" office:value="5" calcext:value-type="float">
            <text:p>5</text:p>
          </table:covered-table-cell>
          <table:covered-table-cell table:style-name="ce27" table:formula="of:=[.D48]" office:value-type="string" office:string-value="-" calcext:value-type="string">
            <text:p>-</text:p>
          </table:covered-table-cell>
          <table:covered-table-cell table:style-name="ce34" table:formula="of:=[.E48]" office:value-type="float" office:value="6" calcext:value-type="float">
            <text:p>6</text:p>
          </table:covered-table-cell>
          <table:covered-table-cell table:style-name="ce41" table:formula="of:=[.F48]" office:value-type="float" office:value="15422.4" calcext:value-type="float">
            <text:p>15 422</text:p>
          </table:covered-table-cell>
          <table:covered-table-cell table:style-name="ce48" table:formula="of:=[.G48]" office:value-type="float" office:value="904.4" calcext:value-type="float">
            <text:p>904</text:p>
          </table:covered-table-cell>
          <table:covered-table-cell table:style-name="ce62" table:formula="of:=[.H48]" office:value-type="percentage" office:value="3.5" calcext:value-type="percentage">
            <text:p>350%</text:p>
          </table:covered-table-cell>
          <table:covered-table-cell table:style-name="ce62" table:formula="of:=[.I48]" office:value-type="percentage" office:value="0.5" calcext:value-type="percentage">
            <text:p>50%</text:p>
          </table:covered-table-cell>
          <table:covered-table-cell table:number-columns-repeated="2" table:style-name="ce62"/>
          <table:covered-table-cell table:style-name="ce72" table:formula="of:=[.L48]" office:value-type="float" office:value="770" calcext:value-type="float">
            <text:p>770</text:p>
          </table:covered-table-cell>
          <table:covered-table-cell table:style-name="ce79" table:formula="of:=[.M48]" office:value-type="float" office:value="803.6" calcext:value-type="float">
            <text:p>804</text:p>
          </table:covered-table-cell>
          <table:covered-table-cell table:style-name="ce87" table:formula="of:=[.N48]" office:value-type="percentage" office:value="1.5" calcext:value-type="percentage">
            <text:p>150%</text:p>
          </table:covered-table-cell>
          <table:covered-table-cell table:style-name="ce87" table:formula="of:=[.O48]" office:value-type="percentage" office:value="1" calcext:value-type="percentage">
            <text:p>100%</text:p>
          </table:covered-table-cell>
          <table:covered-table-cell table:style-name="ce98" table:formula="of:=[.P48]" office:value-type="percentage" office:value="0" calcext:value-type="percentage">
            <text:p>0%</text:p>
          </table:covered-table-cell>
          <table:table-cell table:style-name="ce108" table:formula="of:=[.Q48]" office:value-type="percentage" office:value="1" calcext:value-type="percentage">
            <text:p>100%</text:p>
          </table:table-cell>
          <table:table-cell table:style-name="ce110"/>
          <table:table-cell table:style-name="ce114"/>
          <table:table-cell table:style-name="ce116" table:formula="of:=[.T48]" office:value-type="percentage" office:value="1.28" calcext:value-type="percentage">
            <text:p>128%</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table:formula="of:=[.AD48]" office:value-type="percentage" office:value="0.05" calcext:value-type="percentage">
            <text:p>5%</text:p>
          </table:covered-table-cell>
          <table:table-cell table:style-name="ce177" table:formula="of:=[.AG49]*0.8666666" office:value-type="percentage" office:value="38.999997" calcext:value-type="percentage">
            <text:p>3900%</text:p>
          </table:table-cell>
          <table:table-cell table:style-name="ce181" table:formula="of:=([.$L63]+[.AF$37])*[.AE49]" office:value-type="float" office:value="32954.997465" calcext:value-type="float">
            <text:p>32 955</text:p>
          </table:table-cell>
          <table:covered-table-cell table:style-name="ce184" table:formula="of:=[.AG48]" office:value-type="percentage" office:value="45" calcext:value-type="percentage">
            <text:p>4500%</text:p>
          </table:covered-table-cell>
          <table:covered-table-cell table:style-name="ce196" table:formula="of:=([.$L49]+[.AH$37])*[.AG49]" office:value-type="float" office:value="39150" calcext:value-type="float">
            <text:p>39 150</text:p>
          </table:covered-table-cell>
          <table:table-cell table:style-name="ce201" office:value-type="float" office:value="7020" calcext:value-type="float">
            <text:p>7 020</text:p>
          </table:table-cell>
          <table:table-cell table:style-name="ce177" table:formula="of:=[.AL49]*0.8666666" office:value-type="percentage" office:value="38.999997" calcext:value-type="percentage">
            <text:p>3900%</text:p>
          </table:table-cell>
          <table:table-cell table:style-name="ce181" table:formula="of:=([.$M63]+[.AK$37])*[.AJ49]" office:value-type="float" office:value="53624.995875" calcext:value-type="float">
            <text:p>53 625</text:p>
          </table:table-cell>
          <table:covered-table-cell table:style-name="ce205" table:formula="of:=[.AL48]" office:value-type="percentage" office:value="45" calcext:value-type="percentage">
            <text:p>4500%</text:p>
          </table:covered-table-cell>
          <table:covered-table-cell table:style-name="ce196" table:formula="of:=([.$M49]+[.AM$37])*[.AL49]" office:value-type="float" office:value="40662" calcext:value-type="float">
            <text:p>40 662</text:p>
          </table:covered-table-cell>
          <table:table-cell table:style-name="ce200" office:value-type="float" office:value="4446" calcext:value-type="float">
            <text:p>4 446</text:p>
          </table:table-cell>
          <table:covered-table-cell table:style-name="ce215"/>
          <table:covered-table-cell table:style-name="ce231"/>
          <table:covered-table-cell table:style-name="ce243"/>
          <table:covered-table-cell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Thief (1) HoF</text:p>
          </table:table-cell>
          <table:table-cell table:style-name="ce18" office:value-type="string" calcext:value-type="string">
            <text:p>DD</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7830" office:value-type="float" office:value="11745" calcext:value-type="float">
            <text:p>11 745</text:p>
          </table:table-cell>
          <table:table-cell table:style-name="ce46" table:formula="of:=1.5*(566+2*3)" office:value-type="float" office:value="858" calcext:value-type="float">
            <text:p>858</text:p>
          </table:table-cell>
          <table:table-cell table:style-name="ce60"/>
          <table:table-cell table:style-name="ce60" office:value-type="percentage" office:value="0.5" calcext:value-type="percentage">
            <text:p>50%</text:p>
          </table:table-cell>
          <table:table-cell table:style-name="ce60" table:number-columns-repeated="2"/>
          <table:table-cell table:style-name="ce70" table:formula="of:=1.5*499" office:value-type="float" office:value="748.5" calcext:value-type="float">
            <text:p>749</text:p>
          </table:table-cell>
          <table:table-cell table:style-name="ce77" table:formula="of:=1.5*446" office:value-type="float" office:value="669" calcext:value-type="float">
            <text:p>669</text:p>
          </table:table-cell>
          <table:table-cell table:style-name="ce85" table:number-columns-repeated="2"/>
          <table:table-cell table:style-name="ce96"/>
          <table:table-cell table:style-name="ce108" table:formula="of:=0.2+0.04*0" office:value-type="percentage" office:value="0.2" calcext:value-type="percentage">
            <text:p>20%</text:p>
          </table:table-cell>
          <table:table-cell table:style-name="ce110"/>
          <table:table-cell table:style-name="ce114" office:value-type="percentage" office:value="0.2" calcext:value-type="percentage">
            <text:p>20%</text:p>
          </table:table-cell>
          <table:table-cell table:style-name="ce116" table:formula="of:=1+2+0.04*4" office:value-type="percentage" office:value="3.16" calcext:value-type="percentage">
            <text:p>316%</text:p>
          </table:table-cell>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2" office:value-type="string" calcext:value-type="string">
            <text:p>Earth</text:p>
          </table:table-cell>
          <table:table-cell table:style-name="ce165" office:value-type="percentage" office:value="0.15" calcext:value-type="percentage">
            <text:p>15%</text:p>
          </table:table-cell>
          <table:table-cell table:style-name="ce176" table:formula="of:=[.AG50]*0.8666666" office:value-type="percentage" office:value="44.1999966" calcext:value-type="percentage">
            <text:p>4420%</text:p>
          </table:table-cell>
          <table:table-cell table:style-name="ce38" table:formula="of:=([.$L64]+[.AF$37])*[.AE50]"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0]+[.AH$37])*[.AG50]" office:value-type="float" office:value="43273.5" calcext:value-type="float">
            <text:p>43 274</text:p>
          </table:table-cell>
          <table:table-cell table:style-name="ce200" office:value-type="float" office:value="10374" calcext:value-type="float">
            <text:p>10 374</text:p>
          </table:table-cell>
          <table:table-cell table:style-name="ce176" table:formula="of:=[.AL50]*0.8666666" office:value-type="percentage" office:value="33.7999974" calcext:value-type="percentage">
            <text:p>3380%</text:p>
          </table:table-cell>
          <table:table-cell table:style-name="ce38" table:formula="of:=([.$M64]+[.AK$37])*[.AJ50]"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0]+[.AM$37])*[.AL50]" office:value-type="float" office:value="29991" calcext:value-type="float">
            <text:p>29 991</text:p>
          </table:table-cell>
          <table:table-cell table:style-name="ce200" office:value-type="float" office:value="3581" calcext:value-type="float">
            <text:p>3 581</text:p>
          </table:table-cell>
          <table:table-cell table:style-name="ce218"/>
          <table:table-cell table:style-name="ce234"/>
          <table:table-cell table:style-name="ce246" office:value-type="string" calcext:value-type="string">
            <text:p>s, Stun, CRD</text:p>
          </table:table-cell>
          <table:table-cell table:style-name="ce246" office:value-type="string" calcext:value-type="string">
            <text:p>Stun 50%, Slow 10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Ranger HoF</text:p>
          </table:table-cell>
          <table:table-cell table:style-name="ce20" office:value-type="string" calcext:value-type="string">
            <text:p>B</text:p>
          </table:table-cell>
          <table:table-cell table:style-name="ce25" table:formula="of:=4+4" office:value-type="float" office:value="8" calcext:value-type="float">
            <text:p>8</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70" office:value-type="float" office:value="555" calcext:value-type="float">
            <text:p>555</text:p>
          </table:table-cell>
          <table:table-cell table:style-name="ce60" table:number-columns-repeated="4"/>
          <table:table-cell table:style-name="ce70" table:formula="of:=1.5*494" office:value-type="float" office:value="741" calcext:value-type="float">
            <text:p>741</text:p>
          </table:table-cell>
          <table:table-cell table:style-name="ce77" table:formula="of:=1.5*(578+7*8)" office:value-type="float" office:value="951" calcext:value-type="float">
            <text:p>951</text:p>
          </table:table-cell>
          <table:table-cell table:style-name="ce85"/>
          <table:table-cell table:style-name="ce85" office:value-type="percentage" office:value="1.5" calcext:value-type="percentage">
            <text:p>150%</text:p>
          </table:table-cell>
          <table:table-cell table:style-name="ce96"/>
          <table:table-cell table:style-name="ce110"/>
          <table:table-cell table:style-name="ce112"/>
          <table:table-cell table:style-name="ce114" table:formula="of:=1.5+2+0.04*0+0.03*0" office:value-type="percentage" office:value="3.5" calcext:value-type="percentage">
            <text:p>350%</text:p>
          </table:table-cell>
          <table:table-cell table:style-name="ce116"/>
          <table:table-cell table:style-name="ce110" table:number-columns-repeated="2"/>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formula="of:=[.AG51]*0.8666666" office:value-type="percentage" office:value="42.8999967" calcext:value-type="percentage">
            <text:p>4290%</text:p>
          </table:table-cell>
          <table:table-cell table:style-name="ce38" table:formula="of:=([.$L65]+[.AF$37])*[.AE51]" office:value-type="float" office:value="31016.6976141" calcext:value-type="float">
            <text:p>31 017</text:p>
          </table:table-cell>
          <table:table-cell table:style-name="ce182" table:formula="of:=16.5*3" office:value-type="percentage" office:value="49.5" calcext:value-type="percentage">
            <text:p>4950%</text:p>
          </table:table-cell>
          <table:table-cell table:style-name="ce198" table:formula="of:=([.$L51]+[.AH$37])*[.AG51]" office:value-type="float" office:value="41629.5" calcext:value-type="float">
            <text:p>41 630</text:p>
          </table:table-cell>
          <table:table-cell table:style-name="ce200" office:value-type="float" office:value="7114" calcext:value-type="float">
            <text:p>7 114</text:p>
          </table:table-cell>
          <table:table-cell table:style-name="ce176" table:formula="of:=[.AL51]*0.8666666" office:value-type="percentage" office:value="27.2999979" calcext:value-type="percentage">
            <text:p>2730%</text:p>
          </table:table-cell>
          <table:table-cell table:style-name="ce38" table:formula="of:=([.$M65]+[.AK$37])*[.AJ51]" office:value-type="float" office:value="22440.5982738" calcext:value-type="float">
            <text:p>22 441</text:p>
          </table:table-cell>
          <table:table-cell table:style-name="ce203" table:formula="of:=10.5*3" office:value-type="percentage" office:value="31.5" calcext:value-type="percentage">
            <text:p>3150%</text:p>
          </table:table-cell>
          <table:table-cell table:style-name="ce198" table:formula="of:=([.$M51]+[.AM$37])*[.AL51]" office:value-type="float" office:value="33106.5" calcext:value-type="float">
            <text:p>33 107</text:p>
          </table:table-cell>
          <table:table-cell table:style-name="ce200" office:value-type="float" office:value="4774" calcext:value-type="float">
            <text:p>4 774</text:p>
          </table:table-cell>
          <table:table-cell table:style-name="ce218"/>
          <table:table-cell table:style-name="ce234"/>
          <table:table-cell table:style-name="ce246" office:value-type="string" calcext:value-type="string">
            <text:p>s, Boost(4), BDD</text:p>
          </table:table-cell>
          <table:table-cell table:style-name="ce246" office:value-type="string" calcext:value-type="string">
            <text:p>Stun 50%, Slow 100%</text:p>
          </table:table-cell>
          <table:table-cell table:style-name="ce251"/>
          <table:table-cell table:style-name="ce257" office:value-type="string" calcext:value-type="string">
            <text:p>Boost, Drain, Regen</text:p>
          </table:table-cell>
          <table:table-cell table:style-name="ce21" table:number-columns-repeated="977"/>
        </table:table-row>
        <table:table-row table:style-name="ro2">
          <table:table-cell table:style-name="ce9" office:value-type="string" calcext:value-type="string">
            <text:p>Hunter HoF</text:p>
          </table:table-cell>
          <table:table-cell table:style-name="ce20" office:value-type="string" calcext:value-type="string">
            <text:p>B</text:p>
          </table:table-cell>
          <table:table-cell table:style-name="ce25" office:value-type="float" office:value="4" calcext:value-type="float">
            <text:p>4</text:p>
          </table:table-cell>
          <table:table-cell table:style-name="ce25" office:value-type="float" office:value="2" calcext:value-type="float">
            <text:p>2</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205+6*9+4*3)" office:value-type="float" office:value="406.5" calcext:value-type="float">
            <text:p>407</text:p>
          </table:table-cell>
          <table:table-cell table:style-name="ce60" table:number-columns-repeated="4"/>
          <table:table-cell table:style-name="ce70" table:formula="of:=1.5*579" office:value-type="float" office:value="868.5" calcext:value-type="float">
            <text:p>869</text:p>
          </table:table-cell>
          <table:table-cell table:style-name="ce77" table:formula="of:=1.5*(579+300)" office:value-type="float" office:value="1318.5" calcext:value-type="float">
            <text:p>1 319</text:p>
          </table:table-cell>
          <table:table-cell table:style-name="ce85" table:number-columns-repeated="2"/>
          <table:table-cell table:style-name="ce96" office:value-type="percentage" office:value="0.2" calcext:value-type="percentage">
            <text:p>20%</text:p>
          </table:table-cell>
          <table:table-cell table:style-name="ce108" table:formula="of:=1.5+2+0.04*0" office:value-type="percentage" office:value="3.5" calcext:value-type="percentage">
            <text:p>350%</text:p>
          </table:table-cell>
          <table:table-cell table:style-name="ce112"/>
          <table:table-cell table:style-name="ce114" office:value-type="percentage" office:value="0.2" calcext:value-type="percentage">
            <text:p>20%</text:p>
          </table:table-cell>
          <table:table-cell table:style-name="ce110" table:number-columns-repeated="3"/>
          <table:table-cell table:style-name="ce122"/>
          <table:table-cell table:style-name="ce128"/>
          <table:table-cell table:style-name="ce134" office:value-type="percentage" office:value="0.45" calcext:value-type="percentage">
            <text:p>45%</text:p>
          </table:table-cell>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formula="of:=[.AG52]*0.8666666" office:value-type="percentage" office:value="44.1999966" calcext:value-type="percentage">
            <text:p>4420%</text:p>
          </table:table-cell>
          <table:table-cell table:style-name="ce38" table:formula="of:=([.$L66]+[.AF$37])*[.AE52]" office:value-type="float" office:value="31956.5975418" calcext:value-type="float">
            <text:p>31 957</text:p>
          </table:table-cell>
          <table:table-cell table:style-name="ce182" table:formula="of:=17*3" office:value-type="percentage" office:value="51" calcext:value-type="percentage">
            <text:p>5100%</text:p>
          </table:table-cell>
          <table:table-cell table:style-name="ce198" table:formula="of:=([.$L52]+[.AH$37])*[.AG52]" office:value-type="float" office:value="49393.5" calcext:value-type="float">
            <text:p>49 394</text:p>
          </table:table-cell>
          <table:table-cell table:style-name="ce200" office:value-type="float" office:value="10764" calcext:value-type="float">
            <text:p>10 764</text:p>
          </table:table-cell>
          <table:table-cell table:style-name="ce176" table:formula="of:=[.AL52]*0.8666666" office:value-type="percentage" office:value="33.7999974" calcext:value-type="percentage">
            <text:p>3380%</text:p>
          </table:table-cell>
          <table:table-cell table:style-name="ce38" table:formula="of:=([.$M66]+[.AK$37])*[.AJ52]" office:value-type="float" office:value="27783.5978628" calcext:value-type="float">
            <text:p>27 784</text:p>
          </table:table-cell>
          <table:table-cell table:style-name="ce203" table:formula="of:=13*3" office:value-type="percentage" office:value="39" calcext:value-type="percentage">
            <text:p>3900%</text:p>
          </table:table-cell>
          <table:table-cell table:style-name="ce198" table:formula="of:=([.$M52]+[.AM$37])*[.AL52]" office:value-type="float" office:value="55321.5" calcext:value-type="float">
            <text:p>55 322</text:p>
          </table:table-cell>
          <table:table-cell table:style-name="ce200" office:value-type="float" office:value="10741" calcext:value-type="float">
            <text:p>10 741</text:p>
          </table:table-cell>
          <table:table-cell table:style-name="ce218"/>
          <table:table-cell table:style-name="ce234"/>
          <table:table-cell table:style-name="ce246" office:value-type="string" calcext:value-type="string">
            <text:p>s, Snipe(4), Boost</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Assassin HoF</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65" office:value-type="float" office:value="511" calcext:value-type="float">
            <text:p>511</text:p>
          </table:table-cell>
          <table:table-cell table:style-name="ce60" office:value-type="percentage" office:value="3" calcext:value-type="percentage">
            <text:p>300%</text:p>
          </table:table-cell>
          <table:table-cell table:style-name="ce60" office:value-type="percentage" office:value="0.2" calcext:value-type="percentage">
            <text:p>20%</text:p>
          </table:table-cell>
          <table:table-cell table:style-name="ce60" table:number-columns-repeated="2"/>
          <table:table-cell table:style-name="ce70" table:formula="of:=1.4*554" office:value-type="float" office:value="775.6" calcext:value-type="float">
            <text:p>776</text:p>
          </table:table-cell>
          <table:table-cell table:style-name="ce77" table:formula="of:=1.4*876" office:value-type="float" office:value="1226.4" calcext:value-type="float">
            <text:p>1 226</text:p>
          </table:table-cell>
          <table:table-cell table:style-name="ce85" office:value-type="percentage" office:value="1" calcext:value-type="percentage">
            <text:p>100%</text:p>
          </table:table-cell>
          <table:table-cell table:style-name="ce85"/>
          <table:table-cell table:style-name="ce96"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1" calcext:value-type="percentage">
            <text:p>10%</text:p>
          </table:table-cell>
          <table:table-cell table:style-name="ce176" table:formula="of:=[.AG53]*0.8666666" office:value-type="percentage" office:value="67.5999948" calcext:value-type="percentage">
            <text:p>6760%</text:p>
          </table:table-cell>
          <table:table-cell table:style-name="ce38" table:formula="of:=([.$L53]+[.AF$37])*[.AE53]" office:value-type="float" office:value="59190.55544688" calcext:value-type="float">
            <text:p>59 191</text:p>
          </table:table-cell>
          <table:table-cell table:style-name="ce182" table:formula="of:=26*3" office:value-type="percentage" office:value="78" calcext:value-type="percentage">
            <text:p>7800%</text:p>
          </table:table-cell>
          <table:table-cell table:style-name="ce198" table:formula="of:=([.$L53]+[.AH$37])*[.AG53]" office:value-type="float" office:value="68296.8" calcext:value-type="float">
            <text:p>68 297</text:p>
          </table:table-cell>
          <table:table-cell table:style-name="ce200" office:value-type="float" office:value="12519" calcext:value-type="float">
            <text:p>12 519</text:p>
          </table:table-cell>
          <table:table-cell table:style-name="ce176" table:formula="of:=[.AL53]*0.8666666" office:value-type="percentage" office:value="10.3999992" calcext:value-type="percentage">
            <text:p>1040%</text:p>
          </table:table-cell>
          <table:table-cell table:style-name="ce38" table:formula="of:=([.$M53]+[.AK$37])*[.AJ53]" office:value-type="float" office:value="13794.55893888" calcext:value-type="float">
            <text:p>13 795</text:p>
          </table:table-cell>
          <table:table-cell table:style-name="ce203" table:formula="of:=4*3" office:value-type="percentage" office:value="12" calcext:value-type="percentage">
            <text:p>1200%</text:p>
          </table:table-cell>
          <table:table-cell table:style-name="ce198" table:formula="of:=([.$M53]+[.AM$37])*[.AL53]" office:value-type="float" office:value="15916.8" calcext:value-type="float">
            <text:p>15 917</text:p>
          </table:table-cell>
          <table:table-cell table:style-name="ce200" office:value-type="float" office:value="4532" calcext:value-type="float">
            <text:p>4 532</text:p>
          </table:table-cell>
          <table:table-cell table:style-name="ce218"/>
          <table:table-cell table:style-name="ce234"/>
          <table:table-cell table:style-name="ce246" office:value-type="string" calcext:value-type="string">
            <text:p>s, Boost, L.Haste, Trance</text:p>
          </table:table-cell>
          <table:table-cell table:style-name="ce246" office:value-type="string" calcext:value-type="string">
            <text:p>Break 50%, Crit 50%</text:p>
          </table:table-cell>
          <table:table-cell table:style-name="ce251"/>
          <table:table-cell table:style-name="ce257" office:value-type="string" calcext:value-type="string">
            <text:p>Boost, Haste, Snipe</text:p>
          </table:table-cell>
          <table:table-cell table:style-name="ce21" table:number-columns-repeated="977"/>
        </table:table-row>
        <table:table-row table:style-name="ro2">
          <table:table-cell table:style-name="ce9" office:value-type="string" calcext:value-type="string">
            <text:p>Viking HoF</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1876" office:value-type="float" office:value="16626.4" calcext:value-type="float">
            <text:p>16 626</text:p>
          </table:table-cell>
          <table:table-cell table:style-name="ce46" table:formula="of:=1.4*(205+2*12)" office:value-type="float" office:value="320.6" calcext:value-type="float">
            <text:p>321</text:p>
          </table:table-cell>
          <table:table-cell table:style-name="ce60" table:number-columns-repeated="2"/>
          <table:table-cell table:style-name="ce60" office:value-type="percentage" office:value="4" calcext:value-type="percentage">
            <text:p>400%</text:p>
          </table:table-cell>
          <table:table-cell table:style-name="ce60"/>
          <table:table-cell table:style-name="ce70" table:formula="of:=1.4*743" office:value-type="float" office:value="1040.2" calcext:value-type="float">
            <text:p>1 040</text:p>
          </table:table-cell>
          <table:table-cell table:style-name="ce77" table:formula="of:=1.4*612" office:value-type="float" office:value="856.8" calcext:value-type="float">
            <text:p>857</text:p>
          </table:table-cell>
          <table:table-cell table:style-name="ce85" office:value-type="percentage" office:value="1.5" calcext:value-type="percentage">
            <text:p>150%</text:p>
          </table:table-cell>
          <table:table-cell table:style-name="ce85"/>
          <table:table-cell table:style-name="ce96" office:value-type="percentage" office:value="0.2" calcext:value-type="percentage">
            <text:p>20%</text:p>
          </table:table-cell>
          <table:table-cell table:style-name="ce110" table:number-columns-repeated="2"/>
          <table:table-cell table:style-name="ce114"/>
          <table:table-cell table:style-name="ce116"/>
          <table:table-cell table:style-name="ce110"/>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office:value-type="percentage" office:value="0.45" calcext:value-type="percentage">
            <text:p>45%</text:p>
          </table:table-cell>
          <table:table-cell table:style-name="ce152" office:value-type="string" calcext:value-type="string">
            <text:p>Dark</text:p>
          </table:table-cell>
          <table:table-cell table:style-name="ce165" office:value-type="percentage" office:value="0.05" calcext:value-type="percentage">
            <text:p>5%</text:p>
          </table:table-cell>
          <table:table-cell table:style-name="ce176" table:formula="of:=[.AG54]*0.8666666" office:value-type="percentage" office:value="38.999997" calcext:value-type="percentage">
            <text:p>3900%</text:p>
          </table:table-cell>
          <table:table-cell table:style-name="ce38" table:formula="of:=([.$L54]+[.AF$37])*[.AE54]" office:value-type="float" office:value="44467.7965794" calcext:value-type="float">
            <text:p>44 468</text:p>
          </table:table-cell>
          <table:table-cell table:style-name="ce182" table:formula="of:=15*3" office:value-type="percentage" office:value="45" calcext:value-type="percentage">
            <text:p>4500%</text:p>
          </table:table-cell>
          <table:table-cell table:style-name="ce198" table:formula="of:=([.$L54]+[.AH$37])*[.AG54]" office:value-type="float" office:value="51309" calcext:value-type="float">
            <text:p>51 309</text:p>
          </table:table-cell>
          <table:table-cell table:style-name="ce200" office:value-type="float" office:value="9854" calcext:value-type="float">
            <text:p>9 854</text:p>
          </table:table-cell>
          <table:table-cell table:style-name="ce176" table:formula="of:=[.AL54]*0.8666666" office:value-type="percentage" office:value="38.999997" calcext:value-type="percentage">
            <text:p>3900%</text:p>
          </table:table-cell>
          <table:table-cell table:style-name="ce38" table:formula="of:=([.$M54]+[.AK$37])*[.AJ54]" office:value-type="float" office:value="37315.1971296" calcext:value-type="float">
            <text:p>37 315</text:p>
          </table:table-cell>
          <table:table-cell table:style-name="ce203" table:formula="of:=15*3" office:value-type="percentage" office:value="45" calcext:value-type="percentage">
            <text:p>4500%</text:p>
          </table:table-cell>
          <table:table-cell table:style-name="ce198" table:formula="of:=([.$M54]+[.AM$37])*[.AL54]" office:value-type="float" office:value="43056" calcext:value-type="float">
            <text:p>43 056</text:p>
          </table:table-cell>
          <table:table-cell table:style-name="ce200" office:value-type="float" office:value="7696" calcext:value-type="float">
            <text:p>7 696</text:p>
          </table:table-cell>
          <table:table-cell table:style-name="ce218"/>
          <table:table-cell table:style-name="ce234"/>
          <table:table-cell table:style-name="ce246" office:value-type="string" calcext:value-type="string">
            <text:p>s, Drain, Snipe, Trance</text:p>
          </table:table-cell>
          <table:table-cell table:style-name="ce246" office:value-type="string" calcext:value-type="string">
            <text:p>Stun 50%, Slow 50%</text:p>
          </table:table-cell>
          <table:table-cell table:style-name="ce251"/>
          <table:table-cell table:style-name="ce257" office:value-type="string" calcext:value-type="string">
            <text:p>Boost, Haste, Snipe, Regen</text:p>
          </table:table-cell>
          <table:table-cell table:style-name="ce21" table:number-columns-repeated="977"/>
        </table:table-row>
        <table:table-row table:style-name="ro2">
          <table:table-cell table:style-name="ce9" office:value-type="string" calcext:value-type="string">
            <text:p>Dancer (4)</text:p>
          </table:table-cell>
          <table:table-cell table:style-name="ce20" office:value-type="string" calcext:value-type="string">
            <text:p>H</text:p>
          </table:table-cell>
          <table:table-cell table:style-name="ce25" office:value-type="float" office:value="4" calcext:value-type="float">
            <text:p>4</text:p>
          </table:table-cell>
          <table:table-cell table:style-name="ce25" office:value-type="float" office:value="1" calcext:value-type="float">
            <text:p>1</text:p>
          </table:table-cell>
          <table:table-cell table:style-name="ce32" office:value-type="float" office:value="9" calcext:value-type="float">
            <text:p>9</text:p>
          </table:table-cell>
          <table:table-cell table:style-name="ce39" table:formula="of:=1.4*10408" office:value-type="float" office:value="14571.2" calcext:value-type="float">
            <text:p>14 571</text:p>
          </table:table-cell>
          <table:table-cell table:style-name="ce46" table:formula="of:=1.4*(383+2*12)" office:value-type="float" office:value="569.8" calcext:value-type="float">
            <text:p>570</text:p>
          </table:table-cell>
          <table:table-cell table:style-name="ce60"/>
          <table:table-cell table:style-name="ce60" table:formula="of:=0.3+1.7" office:value-type="percentage" office:value="2" calcext:value-type="percentage">
            <text:p>200%</text:p>
          </table:table-cell>
          <table:table-cell table:style-name="ce60" table:number-columns-repeated="2"/>
          <table:table-cell table:style-name="ce70" table:formula="of:=1.4*592" office:value-type="float" office:value="828.8" calcext:value-type="float">
            <text:p>829</text:p>
          </table:table-cell>
          <table:table-cell table:style-name="ce77" table:formula="of:=1.4*567" office:value-type="float" office:value="793.8" calcext:value-type="float">
            <text:p>794</text:p>
          </table:table-cell>
          <table:table-cell table:style-name="ce85" table:number-columns-repeated="2"/>
          <table:table-cell table:style-name="ce96"/>
          <table:table-cell table:style-name="ce110"/>
          <table:table-cell table:style-name="ce112" office:value-type="percentage" office:value="0.2" calcext:value-type="percentage">
            <text:p>20%</text:p>
          </table:table-cell>
          <table:table-cell table:style-name="ce114" table:formula="of:=0.3+1.7" office:value-type="percentage" office:value="2" calcext:value-type="percentage">
            <text:p>200%</text:p>
          </table:table-cell>
          <table:table-cell table:style-name="ce116"/>
          <table:table-cell table:style-name="ce110" table:number-columns-repeated="2"/>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table:table-cell table:style-name="ce160" office:value-type="string" calcext:value-type="string">
            <text:p>Wind</text:p>
          </table:table-cell>
          <table:table-cell table:style-name="ce165" office:value-type="percentage" office:value="0.05" calcext:value-type="percentage">
            <text:p>5%</text:p>
          </table:table-cell>
          <table:table-cell table:style-name="ce176" table:formula="of:=[.AG55]*0.8666666" office:value-type="percentage" office:value="36.3999972" calcext:value-type="percentage">
            <text:p>3640%</text:p>
          </table:table-cell>
          <table:table-cell table:style-name="ce38" table:formula="of:=([.$L55]+[.AF$37])*[.AE55]" office:value-type="float" office:value="33808.31739936" calcext:value-type="float">
            <text:p>33 808</text:p>
          </table:table-cell>
          <table:table-cell table:style-name="ce182" table:formula="of:=14*3" office:value-type="percentage" office:value="42" calcext:value-type="percentage">
            <text:p>4200%</text:p>
          </table:table-cell>
          <table:table-cell table:style-name="ce198" table:formula="of:=([.$L55]+[.AH$37])*[.AG55]" office:value-type="float" office:value="39009.6" calcext:value-type="float">
            <text:p>39 010</text:p>
          </table:table-cell>
          <table:table-cell table:style-name="ce200" office:value-type="float" office:value="6719" calcext:value-type="float">
            <text:p>6 719</text:p>
          </table:table-cell>
          <table:table-cell table:style-name="ce176" table:formula="of:=[.AL55]*0.8666666" office:value-type="percentage" office:value="36.3999972" calcext:value-type="percentage">
            <text:p>3640%</text:p>
          </table:table-cell>
          <table:table-cell table:style-name="ce38" table:formula="of:=([.$M55]+[.AK$37])*[.AJ55]" office:value-type="float" office:value="32534.31749736" calcext:value-type="float">
            <text:p>32 534</text:p>
          </table:table-cell>
          <table:table-cell table:style-name="ce203" table:formula="of:=14*3" office:value-type="percentage" office:value="42" calcext:value-type="percentage">
            <text:p>4200%</text:p>
          </table:table-cell>
          <table:table-cell table:style-name="ce198" table:formula="of:=([.$M55]+[.AM$37])*[.AL55]" office:value-type="float" office:value="37539.6" calcext:value-type="float">
            <text:p>37 540</text:p>
          </table:table-cell>
          <table:table-cell table:style-name="ce200" office:value-type="float" office:value="5221" calcext:value-type="float">
            <text:p>5 221</text:p>
          </table:table-cell>
          <table:table-cell table:style-name="ce218"/>
          <table:table-cell table:style-name="ce234"/>
          <table:table-cell table:style-name="ce246" office:value-type="string" calcext:value-type="string">
            <text:p>s, Haste, Snipe, PS</text:p>
          </table:table-cell>
          <table:table-cell table:style-name="ce246" office:value-type="string" calcext:value-type="string">
            <text:p>Crit 50%, Bio 50%</text:p>
          </table:table-cell>
          <table:table-cell table:style-name="ce251" office:value-type="string" calcext:value-type="string">
            <text:p>PES+2</text:p>
          </table:table-cell>
          <table:table-cell table:style-name="ce257" office:value-type="string" calcext:value-type="string">
            <text:p>Drain, Haste, Snipe</text:p>
          </table:table-cell>
          <table:table-cell table:style-name="ce21" table:number-columns-repeated="977"/>
        </table:table-row>
        <table:table-row table:style-name="ro2">
          <table:table-cell table:style-name="ce9" office:value-type="string" calcext:value-type="string">
            <text:p>Bard HoF</text:p>
          </table:table-cell>
          <table:table-cell table:style-name="ce20" office:value-type="string" calcext:value-type="string">
            <text:p>H</text:p>
          </table:table-cell>
          <table:table-cell table:style-name="ce26" office:value-type="float" office:value="6" calcext:value-type="float" table:number-columns-spanned="1" table:number-rows-spanned="2">
            <text:p>6</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8366" office:value-type="float" office:value="11712.4" calcext:value-type="float" table:number-columns-spanned="1" table:number-rows-spanned="2">
            <text:p>11 712</text:p>
          </table:table-cell>
          <table:table-cell table:style-name="ce47" table:formula="of:=1.4*(636+2*12)" office:value-type="float" office:value="924" calcext:value-type="float" table:number-columns-spanned="1" table:number-rows-spanned="2">
            <text:p>924</text:p>
          </table:table-cell>
          <table:table-cell table:style-name="ce64" table:number-columns-spanned="1" table:number-rows-spanned="2"/>
          <table:table-cell table:style-name="ce61" table:formula="of:=0.5+1.5" office:value-type="percentage" office:value="2" calcext:value-type="percentage" table:number-columns-spanned="1" table:number-rows-spanned="2">
            <text:p>200%</text:p>
          </table:table-cell>
          <table:table-cell table:style-name="ce64" table:number-columns-spanned="1" table:number-rows-spanned="2"/>
          <table:table-cell table:style-name="ce64" table:number-columns-spanned="1" table:number-rows-spanned="2"/>
          <table:table-cell table:style-name="ce71" table:formula="of:=1.4*864" office:value-type="float" office:value="1209.6" calcext:value-type="float" table:number-columns-spanned="1" table:number-rows-spanned="2">
            <text:p>1 210</text:p>
          </table:table-cell>
          <table:table-cell table:style-name="ce78" table:formula="of:=1.4*750" office:value-type="float" office:value="1050" calcext:value-type="float" table:number-columns-spanned="1" table:number-rows-spanned="2">
            <text:p>1 050</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table:table-cell table:style-name="ce110" table:number-columns-repeated="2"/>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59" office:value-type="string" calcext:value-type="string">
            <text:p>Water</text:p>
          </table:table-cell>
          <table:table-cell table:style-name="ce166" office:value-type="percentage" office:value="0.05" calcext:value-type="percentage" table:number-columns-spanned="1" table:number-rows-spanned="2">
            <text:p>5%</text:p>
          </table:table-cell>
          <table:table-cell table:style-name="ce177" table:formula="of:=[.AG56]*0.8666666" office:value-type="percentage" office:value="7.7999994" calcext:value-type="percentage">
            <text:p>780%</text:p>
          </table:table-cell>
          <table:table-cell table:style-name="ce181" table:formula="of:=([.$L56]+[.AF$37])*[.AE56]" office:value-type="float" office:value="10214.87921424" calcext:value-type="float">
            <text:p>10 215</text:p>
          </table:table-cell>
          <table:table-cell table:style-name="ce183" table:formula="of:=3*3" office:value-type="percentage" office:value="9" calcext:value-type="percentage" table:number-columns-spanned="1" table:number-rows-spanned="2">
            <text:p>900%</text:p>
          </table:table-cell>
          <table:table-cell table:style-name="ce193" table:formula="of:=([.$L56]+[.AH$37])*[.AG56]" office:value-type="float" office:value="11786.4" calcext:value-type="float" table:number-columns-spanned="1" table:number-rows-spanned="2">
            <text:p>11 786</text:p>
          </table:table-cell>
          <table:table-cell table:style-name="ce201" office:value-type="float" office:value="3807" calcext:value-type="float">
            <text:p>3 807</text:p>
          </table:table-cell>
          <table:table-cell table:style-name="ce177" table:formula="of:=[.AL56]*0.8666666" office:value-type="percentage" office:value="7.7999994" calcext:value-type="percentage">
            <text:p>780%</text:p>
          </table:table-cell>
          <table:table-cell table:style-name="ce181" table:formula="of:=([.$M56]+[.AK$37])*[.AJ56]" office:value-type="float" office:value="8969.99931" calcext:value-type="float">
            <text:p>8 970</text:p>
          </table:table-cell>
          <table:table-cell table:style-name="ce204" table:formula="of:=3*3" office:value-type="percentage" office:value="9" calcext:value-type="percentage" table:number-columns-spanned="1" table:number-rows-spanned="2">
            <text:p>900%</text:p>
          </table:table-cell>
          <table:table-cell table:style-name="ce193" table:formula="of:=([.$M56]+[.AM$37])*[.AL56]" office:value-type="float" office:value="10350" calcext:value-type="float" table:number-columns-spanned="1" table:number-rows-spanned="2">
            <text:p>10 350</text:p>
          </table:table-cell>
          <table:table-cell table:style-name="ce200" office:value-type="float" office:value="2918" calcext:value-type="float">
            <text:p>2 918</text:p>
          </table:table-cell>
          <table:table-cell table:style-name="ce221" office:value-type="float" office:value="5" calcext:value-type="float" table:number-columns-spanned="1" table:number-rows-spanned="2">
            <text:p>5</text:p>
          </table:table-cell>
          <table:table-cell table:style-name="ce236" table:number-columns-spanned="1" table:number-rows-spanned="2"/>
          <table:table-cell table:style-name="ce247" office:value-type="string" calcext:value-type="string" table:number-columns-spanned="1" table:number-rows-spanned="2">
            <text:p>Snipe, Stun, PS</text:p>
          </table:table-cell>
          <table:table-cell table:style-name="ce247" office:value-type="string" calcext:value-type="string" table:number-columns-spanned="1" table:number-rows-spanned="2">
            <text:p>Slow 100%</text:p>
          </table:table-cell>
          <table:table-cell table:style-name="ce252" office:value-type="string" calcext:value-type="string" table:number-columns-spanned="1" table:number-rows-spanned="2">
            <text:p>PES+2</text:p>
          </table:table-cell>
          <table:table-cell table:style-name="ce258" office:value-type="string" calcext:value-type="string" table:number-columns-spanned="1" table:number-rows-spanned="2">
            <text:p>Boost, Haste, Snipe</text:p>
          </table:table-cell>
          <table:table-cell table:style-name="ce21" table:number-columns-repeated="977"/>
        </table:table-row>
        <table:table-row table:style-name="ro2">
          <table:table-cell table:style-name="ce9"/>
          <table:table-cell table:style-name="ce20"/>
          <table:covered-table-cell table:style-name="ce27" table:formula="of:=[.C56]" office:value-type="float" office:value="6" calcext:value-type="float">
            <text:p>6</text:p>
          </table:covered-table-cell>
          <table:covered-table-cell table:style-name="ce27" table:formula="of:=[.D56]" office:value-type="float" office:value="1" calcext:value-type="float">
            <text:p>1</text:p>
          </table:covered-table-cell>
          <table:covered-table-cell table:style-name="ce34" table:formula="of:=[.E56]" office:value-type="float" office:value="6" calcext:value-type="float">
            <text:p>6</text:p>
          </table:covered-table-cell>
          <table:covered-table-cell table:style-name="ce41" table:formula="of:=[.F56]" office:value-type="float" office:value="11712.4" calcext:value-type="float">
            <text:p>11 712</text:p>
          </table:covered-table-cell>
          <table:covered-table-cell table:style-name="ce48" table:formula="of:=[.G56]" office:value-type="float" office:value="924" calcext:value-type="float">
            <text:p>924</text:p>
          </table:covered-table-cell>
          <table:covered-table-cell table:style-name="ce62"/>
          <table:covered-table-cell table:style-name="ce62" table:formula="of:=[.I56]" office:value-type="percentage" office:value="2" calcext:value-type="percentage">
            <text:p>200%</text:p>
          </table:covered-table-cell>
          <table:covered-table-cell table:number-columns-repeated="2" table:style-name="ce62"/>
          <table:covered-table-cell table:style-name="ce72" table:formula="of:=[.L56]" office:value-type="float" office:value="1209.6" calcext:value-type="float">
            <text:p>1 210</text:p>
          </table:covered-table-cell>
          <table:covered-table-cell table:style-name="ce79" table:formula="of:=[.M56]" office:value-type="float" office:value="1050" calcext:value-type="float">
            <text:p>1 050</text:p>
          </table:covered-table-cell>
          <table:covered-table-cell table:number-columns-repeated="2" table:style-name="ce87"/>
          <table:covered-table-cell table:style-name="ce98" table:formula="of:=[.P56]"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59" office:value-type="string" calcext:value-type="string">
            <text:p>Water</text:p>
          </table:table-cell>
          <table:covered-table-cell table:style-name="ce167" office:value-type="percentage" office:value="0.05" calcext:value-type="percentage">
            <text:p>5%</text:p>
          </table:covered-table-cell>
          <table:table-cell table:style-name="ce177" table:formula="of:=[.AG57]*0.8666666" office:value-type="percentage" office:value="7.7999994" calcext:value-type="percentage">
            <text:p>780%</text:p>
          </table:table-cell>
          <table:table-cell table:style-name="ce181" table:formula="of:=([.$L75]+[.AF$37])*[.AE57]" office:value-type="float" office:value="11230.43913612" calcext:value-type="float">
            <text:p>11 230</text:p>
          </table:table-cell>
          <table:covered-table-cell table:style-name="ce184" table:formula="of:=[.AG56]" office:value-type="percentage" office:value="9" calcext:value-type="percentage">
            <text:p>900%</text:p>
          </table:covered-table-cell>
          <table:covered-table-cell table:style-name="ce196" table:formula="of:=([.$L57]+[.AH$37])*[.AG57]" office:value-type="float" office:value="11786.4" calcext:value-type="float">
            <text:p>11 786</text:p>
          </table:covered-table-cell>
          <table:table-cell table:style-name="ce201" office:value-type="float" office:value="3807" calcext:value-type="float">
            <text:p>3 807</text:p>
          </table:table-cell>
          <table:table-cell table:style-name="ce177" table:formula="of:=[.AL57]*0.8666666" office:value-type="percentage" office:value="7.7999994" calcext:value-type="percentage">
            <text:p>780%</text:p>
          </table:table-cell>
          <table:table-cell table:style-name="ce181" table:formula="of:=([.$M75]+[.AK$37])*[.AJ57]" office:value-type="float" office:value="4328.999667" calcext:value-type="float">
            <text:p>4 329</text:p>
          </table:table-cell>
          <table:covered-table-cell table:style-name="ce205" table:formula="of:=[.AL56]" office:value-type="percentage" office:value="9" calcext:value-type="percentage">
            <text:p>900%</text:p>
          </table:covered-table-cell>
          <table:covered-table-cell table:style-name="ce196" table:formula="of:=([.$M57]+[.AM$37])*[.AL57]" office:value-type="float" office:value="10350" calcext:value-type="float">
            <text:p>10 350</text:p>
          </table:covered-table-cell>
          <table:table-cell table:style-name="ce200" office:value-type="float" office:value="2918" calcext:value-type="float">
            <text:p>2 918</text:p>
          </table:table-cell>
          <table:covered-table-cell table:style-name="ce222" table:formula="of:=[.AO56]" office:value-type="float" office:value="5" calcext:value-type="float">
            <text:p>5</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Materia Hunter </text:p>
          </table:table-cell>
          <table:table-cell table:style-name="ce20" office:value-type="string" calcext:value-type="string">
            <text:p>B</text:p>
          </table:table-cell>
          <table:table-cell table:style-name="ce25" office:value-type="float" office:value="3" calcext:value-type="float">
            <text:p>3</text:p>
          </table:table-cell>
          <table:table-cell table:style-name="ce25" office:value-type="float" office:value="5" calcext:value-type="float">
            <text:p>5</text:p>
          </table:table-cell>
          <table:table-cell table:style-name="ce32"/>
          <table:table-cell table:style-name="ce39" office:value-type="float" office:value="14766" calcext:value-type="float">
            <text:p>14 766</text:p>
          </table:table-cell>
          <table:table-cell table:style-name="ce46" table:formula="of:=1096+32" office:value-type="float" office:value="1128" calcext:value-type="float">
            <text:p>1 128</text:p>
          </table:table-cell>
          <table:table-cell table:number-columns-repeated="3" table:style-name="ce60" office:value-type="percentage" office:value="1.35" calcext:value-type="percentage">
            <text:p>135%</text:p>
          </table:table-cell>
          <table:table-cell table:style-name="ce60" office:value-type="percentage" office:value="0.5" calcext:value-type="percentage">
            <text:p>50%</text:p>
          </table:table-cell>
          <table:table-cell table:style-name="ce70" office:value-type="float" office:value="859" calcext:value-type="float">
            <text:p>859</text:p>
          </table:table-cell>
          <table:table-cell table:style-name="ce77" office:value-type="float" office:value="1285" calcext:value-type="float">
            <text:p>1 285</text:p>
          </table:table-cell>
          <table:table-cell table:number-columns-repeated="2" table:style-name="ce85" office:value-type="percentage" office:value="1.25" calcext:value-type="percentage">
            <text:p>125%</text:p>
          </table:table-cell>
          <table:table-cell table:style-name="ce100" office:value-type="percentage" office:value="0.2" calcext:value-type="percentage">
            <text:p>20%</text:p>
          </table:table-cell>
          <table:table-cell table:style-name="ce108"/>
          <table:table-cell table:style-name="ce112"/>
          <table:table-cell table:style-name="ce114" office:value-type="percentage" office:value="1" calcext:value-type="percentage">
            <text:p>100%</text:p>
          </table:table-cell>
          <table:table-cell table:style-name="ce110" table:number-columns-repeated="3"/>
          <table:table-cell table:style-name="ce123" office:value-type="percentage" office:value="0.3" calcext:value-type="percentage">
            <text:p>30%</text:p>
          </table:table-cell>
          <table:table-cell table:style-name="ce129" office:value-type="percentage" office:value="0.3" calcext:value-type="percentage">
            <text:p>30%</text:p>
          </table:table-cell>
          <table:table-cell table:style-name="ce135" office:value-type="percentage" office:value="0.3" calcext:value-type="percentage">
            <text:p>30%</text:p>
          </table:table-cell>
          <table:table-cell table:style-name="ce141"/>
          <table:table-cell table:style-name="ce147"/>
          <table:table-cell table:style-name="ce153"/>
          <table:table-cell table:style-name="ce160" office:value-type="string" calcext:value-type="string">
            <text:p>Wind</text:p>
          </table:table-cell>
          <table:table-cell table:style-name="ce171" office:value-type="percentage" office:value="0.15" calcext:value-type="percentage">
            <text:p>15%</text:p>
          </table:table-cell>
          <table:table-cell table:style-name="ce177"/>
          <table:table-cell table:style-name="ce181"/>
          <table:table-cell table:style-name="ce188" table:formula="of:=18*3" office:value-type="percentage" office:value="54" calcext:value-type="percentage">
            <text:p>5400%</text:p>
          </table:table-cell>
          <table:table-cell table:style-name="ce198" table:formula="of:=([.$L58]+[.AH$37])*[.AG58]" office:value-type="float" office:value="51786" calcext:value-type="float">
            <text:p>51 786</text:p>
          </table:table-cell>
          <table:table-cell table:style-name="ce201"/>
          <table:table-cell table:style-name="ce177"/>
          <table:table-cell table:style-name="ce181"/>
          <table:table-cell table:style-name="ce209" table:formula="of:=24*3" office:value-type="percentage" office:value="72" calcext:value-type="percentage">
            <text:p>7200%</text:p>
          </table:table-cell>
          <table:table-cell table:style-name="ce198" table:formula="of:=([.$M58]+[.AM$37])*[.AL58]" office:value-type="float" office:value="99720" calcext:value-type="float">
            <text:p>99 72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Trance, Brave, Boost, Faith, Dispel+</text:p>
          </table:table-cell>
          <table:table-cell table:style-name="ce246" office:value-type="string" calcext:value-type="string">
            <text:p>Slow 100%</text:p>
          </table:table-cell>
          <table:table-cell table:style-name="ce251" office:value-type="string" calcext:value-type="string">
            <text:p>Salvo +15%, Extended Break +2, Skillseed +30%</text:p>
          </table:table-cell>
          <table:table-cell table:style-name="ce257" office:value-type="string" calcext:value-type="string">
            <text:p>Boost, Haste</text:p>
          </table:table-cell>
          <table:table-cell table:style-name="ce21" table:number-columns-repeated="977"/>
        </table:table-row>
        <table:table-row table:style-name="ro2">
          <table:table-cell table:style-name="ce5" office:value-type="string" calcext:value-type="string">
            <text:p>Al Bhed Huntress</text:p>
          </table:table-cell>
          <table:table-cell table:style-name="ce20" office:value-type="string" calcext:value-type="string">
            <text:p>B</text:p>
          </table:table-cell>
          <table:table-cell table:style-name="ce25" office:value-type="float" office:value="10" calcext:value-type="float">
            <text:p>10</text:p>
          </table:table-cell>
          <table:table-cell table:style-name="ce25" office:value-type="string" calcext:value-type="string">
            <text:p>-</text:p>
          </table:table-cell>
          <table:table-cell table:style-name="ce32"/>
          <table:table-cell table:style-name="ce39" office:value-type="float" office:value="12371" calcext:value-type="float">
            <text:p>12 371</text:p>
          </table:table-cell>
          <table:table-cell table:style-name="ce46" table:formula="of:=877+2*16" office:value-type="float" office:value="909" calcext:value-type="float">
            <text:p>909</text:p>
          </table:table-cell>
          <table:table-cell table:style-name="ce60" office:value-type="percentage" office:value="1.75" calcext:value-type="percentage">
            <text:p>175%</text:p>
          </table:table-cell>
          <table:table-cell table:style-name="ce60" office:value-type="percentage" office:value="2.5" calcext:value-type="percentage">
            <text:p>250%</text:p>
          </table:table-cell>
          <table:table-cell table:style-name="ce60" office:value-type="percentage" office:value="0.7" calcext:value-type="percentage">
            <text:p>70%</text:p>
          </table:table-cell>
          <table:table-cell table:style-name="ce60"/>
          <table:table-cell table:style-name="ce70" office:value-type="float" office:value="597" calcext:value-type="float">
            <text:p>597</text:p>
          </table:table-cell>
          <table:table-cell table:style-name="ce77" office:value-type="float" office:value="1482" calcext:value-type="float">
            <text:p>1 482</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100" office:value-type="percentage" office:value="0.2" calcext:value-type="percentage">
            <text:p>20%</text:p>
          </table:table-cell>
          <table:table-cell table:style-name="ce108"/>
          <table:table-cell table:style-name="ce112"/>
          <table:table-cell table:style-name="ce110"/>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1" office:value-type="string" calcext:value-type="string">
            <text:p>Fire</text:p>
          </table:table-cell>
          <table:table-cell table:style-name="ce171" office:value-type="percentage" office:value="0.15" calcext:value-type="percentage">
            <text:p>15%</text:p>
          </table:table-cell>
          <table:table-cell table:style-name="ce177"/>
          <table:table-cell table:style-name="ce181"/>
          <table:table-cell table:style-name="ce188" table:formula="of:=15*3" office:value-type="percentage" office:value="45" calcext:value-type="percentage">
            <text:p>4500%</text:p>
          </table:table-cell>
          <table:table-cell table:style-name="ce198" table:formula="of:=([.$L59]+[.AH$37])*[.AG59]" office:value-type="float" office:value="31365" calcext:value-type="float">
            <text:p>31 365</text:p>
          </table:table-cell>
          <table:table-cell table:style-name="ce201"/>
          <table:table-cell table:style-name="ce177"/>
          <table:table-cell table:style-name="ce181"/>
          <table:table-cell table:style-name="ce209" table:formula="of:=25*3" office:value-type="percentage" office:value="75" calcext:value-type="percentage">
            <text:p>7500%</text:p>
          </table:table-cell>
          <table:table-cell table:style-name="ce198" table:formula="of:=([.$M59]+[.AM$37])*[.AL59]" office:value-type="float" office:value="118650" calcext:value-type="float">
            <text:p>118 650</text:p>
          </table:table-cell>
          <table:table-cell table:style-name="ce200"/>
          <table:table-cell table:style-name="ce218"/>
          <table:table-cell table:style-name="ce234"/>
          <table:table-cell table:style-name="ce246" office:value-type="string" calcext:value-type="string">
            <text:p>Quicken, Debarrier, Unguard, Weaken, BDD, CRD, Stun, Bio</text:p>
          </table:table-cell>
          <table:table-cell table:style-name="ce246" office:value-type="string" calcext:value-type="string">
            <text:p>Crit 100%</text:p>
          </table:table-cell>
          <table:table-cell table:style-name="ce251" office:value-type="string" calcext:value-type="string">
            <text:p>PR+10%, Seeds+30%, Crystal+30, Extended Break +1</text:p>
          </table:table-cell>
          <table:table-cell table:style-name="ce257" office:value-type="string" calcext:value-type="string">
            <text:p>Boost, Haste, Snipe</text:p>
          </table:table-cell>
          <table:table-cell table:style-name="ce21" table:number-columns-repeated="977"/>
        </table:table-row>
        <table:table-row table:style-name="ro2">
          <table:table-cell table:style-name="ce6" office:value-type="string" calcext:value-type="string">
            <text:p>Crimson Archer</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260" calcext:value-type="float">
            <text:p>13 260</text:p>
          </table:table-cell>
          <table:table-cell table:style-name="ce46" office:value-type="float" office:value="1128" calcext:value-type="float">
            <text:p>1 128</text:p>
          </table:table-cell>
          <table:table-cell table:style-name="ce60" office:value-type="percentage" office:value="2" calcext:value-type="percentage">
            <text:p>200%</text:p>
          </table:table-cell>
          <table:table-cell table:style-name="ce60" table:number-columns-repeated="2"/>
          <table:table-cell table:style-name="ce60" office:value-type="percentage" office:value="1" calcext:value-type="percentage">
            <text:p>100%</text:p>
          </table:table-cell>
          <table:table-cell table:style-name="ce70" office:value-type="float" office:value="848" calcext:value-type="float">
            <text:p>848</text:p>
          </table:table-cell>
          <table:table-cell table:style-name="ce77" office:value-type="float" office:value="1114" calcext:value-type="float">
            <text:p>1 114</text:p>
          </table:table-cell>
          <table:table-cell table:style-name="ce85" office:value-type="percentage" office:value="1" calcext:value-type="percentage">
            <text:p>100%</text:p>
          </table:table-cell>
          <table:table-cell table:style-name="ce85" office:value-type="percentage" office:value="1.5" calcext:value-type="percentage">
            <text:p>150%</text:p>
          </table:table-cell>
          <table:table-cell table:style-name="ce96" office:value-type="percentage" office:value="0.2" calcext:value-type="percentage">
            <text:p>20%</text:p>
          </table:table-cell>
          <table:table-cell table:style-name="ce108" office:value-type="percentage" office:value="1" calcext:value-type="percentage">
            <text:p>100%</text:p>
          </table:table-cell>
          <table:table-cell table:style-name="ce110" table:number-columns-repeated="2"/>
          <table:table-cell table:style-name="ce116" table:formula="of:=1+0.07+0.05*7+0.04*8" office:value-type="percentage" office:value="1.74" calcext:value-type="percentage">
            <text:p>174%</text:p>
          </table:table-cell>
          <table:table-cell table:style-name="ce118"/>
          <table:table-cell table:style-name="ce110"/>
          <table:table-cell table:style-name="ce122"/>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table:table-cell table:style-name="ce146"/>
          <table:table-cell table:style-name="ce152" office:value-type="percentage" office:value="0.2" calcext:value-type="percentage">
            <text:p>20%</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30*3" office:value-type="percentage" office:value="90" calcext:value-type="percentage">
            <text:p>9000%</text:p>
          </table:table-cell>
          <table:table-cell table:style-name="ce198" table:formula="of:=([.$L60]+[.AH$37])*[.AG60]" office:value-type="float" office:value="85320" calcext:value-type="float">
            <text:p>85 320</text:p>
          </table:table-cell>
          <table:table-cell table:style-name="ce200"/>
          <table:table-cell table:style-name="ce176"/>
          <table:table-cell table:style-name="ce38"/>
          <table:table-cell table:style-name="ce203" table:formula="of:=17*3" office:value-type="percentage" office:value="51" calcext:value-type="percentage">
            <text:p>5100%</text:p>
          </table:table-cell>
          <table:table-cell table:style-name="ce198" table:formula="of:=([.$M60]+[.AM$37])*[.AL60]" office:value-type="float" office:value="61914" calcext:value-type="float">
            <text:p>61 914</text:p>
          </table:table-cell>
          <table:table-cell table:style-name="ce200"/>
          <table:table-cell table:style-name="ce218" office:value-type="float" office:value="1" calcext:value-type="float">
            <text:p>1</text:p>
          </table:table-cell>
          <table:table-cell table:style-name="ce234" office:value-type="float" office:value="7" calcext:value-type="float">
            <text:p>7</text:p>
          </table:table-cell>
          <table:table-cell table:style-name="ce246" office:value-type="string" calcext:value-type="string">
            <text:p>s, Unguard, BDD, Stun, Trance</text:p>
          </table:table-cell>
          <table:table-cell table:style-name="ce246" office:value-type="string" calcext:value-type="string">
            <text:p>Break 100%</text:p>
          </table:table-cell>
          <table:table-cell table:style-name="ce251"/>
          <table:table-cell table:style-name="ce257" office:value-type="string" calcext:value-type="string">
            <text:p>Brave, Faith, Boost</text:p>
          </table:table-cell>
          <table:table-cell table:style-name="ce21" table:number-columns-repeated="977"/>
        </table:table-row>
        <table:table-row table:style-name="ro2">
          <table:table-cell table:style-name="ce6" office:value-type="string" calcext:value-type="string">
            <text:p>Nachtflug</text:p>
          </table:table-cell>
          <table:table-cell table:style-name="ce18" office:value-type="string" calcext:value-type="string">
            <text:p>DD</text:p>
          </table:table-cell>
          <table:table-cell table:style-name="ce25" office:value-type="float" office:value="4" calcext:value-type="float">
            <text:p>4</text:p>
          </table:table-cell>
          <table:table-cell table:style-name="ce25" office:value-type="float" office:value="6" calcext:value-type="float">
            <text:p>6</text:p>
          </table:table-cell>
          <table:table-cell table:style-name="ce32"/>
          <table:table-cell table:style-name="ce39" office:value-type="float" office:value="13713" calcext:value-type="float">
            <text:p>13 713</text:p>
          </table:table-cell>
          <table:table-cell table:style-name="ce46" table:formula="of:=967+2*16" office:value-type="float" office:value="999" calcext:value-type="float">
            <text:p>999</text:p>
          </table:table-cell>
          <table:table-cell table:style-name="ce60" office:value-type="percentage" office:value="1.2" calcext:value-type="percentage">
            <text:p>120%</text:p>
          </table:table-cell>
          <table:table-cell table:style-name="ce60" office:value-type="percentage" office:value="1" calcext:value-type="percentage">
            <text:p>100%</text:p>
          </table:table-cell>
          <table:table-cell table:style-name="ce60" table:number-columns-repeated="2"/>
          <table:table-cell table:style-name="ce70" office:value-type="float" office:value="845" calcext:value-type="float">
            <text:p>845</text:p>
          </table:table-cell>
          <table:table-cell table:style-name="ce77" office:value-type="float" office:value="973" calcext:value-type="float">
            <text:p>973</text:p>
          </table:table-cell>
          <table:table-cell table:number-columns-repeated="2" table:style-name="ce85" office:value-type="percentage" office:value="1" calcext:value-type="percentage">
            <text:p>100%</text:p>
          </table:table-cell>
          <table:table-cell table:style-name="ce96"/>
          <table:table-cell table:style-name="ce110"/>
          <table:table-cell table:style-name="ce112"/>
          <table:table-cell table:style-name="ce110" table:number-columns-repeated="2"/>
          <table:table-cell table:style-name="ce118" office:value-type="percentage" office:value="2" calcext:value-type="percentage">
            <text:p>200%</text:p>
          </table:table-cell>
          <table:table-cell table:style-name="ce120" office:value-type="percentage" office:value="2" calcext:value-type="percentage">
            <text:p>200%</text:p>
          </table:table-cell>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26*3" office:value-type="percentage" office:value="78" calcext:value-type="percentage">
            <text:p>7800%</text:p>
          </table:table-cell>
          <table:table-cell table:style-name="ce198" table:formula="of:=([.$L61]+[.AH$37])*[.AG61]" office:value-type="float" office:value="73710" calcext:value-type="float">
            <text:p>73 710</text:p>
          </table:table-cell>
          <table:table-cell table:style-name="ce200"/>
          <table:table-cell table:style-name="ce176"/>
          <table:table-cell table:style-name="ce38"/>
          <table:table-cell table:style-name="ce203" table:formula="of:=13.5*3" office:value-type="percentage" office:value="40.5" calcext:value-type="percentage">
            <text:p>4050%</text:p>
          </table:table-cell>
          <table:table-cell table:style-name="ce198" table:formula="of:=([.$M61]+[.AM$37])*[.AL61]" office:value-type="float" office:value="43456.5" calcext:value-type="float">
            <text:p>43 457</text:p>
          </table:table-cell>
          <table:table-cell table:style-name="ce200"/>
          <table:table-cell table:style-name="ce218"/>
          <table:table-cell table:style-name="ce234"/>
          <table:table-cell table:style-name="ce246" office:value-type="string" calcext:value-type="string">
            <text:p>Brave, Boost, Barrier, PS</text:p>
          </table:table-cell>
          <table:table-cell table:style-name="ce246" office:value-type="string" calcext:value-type="string">
            <text:p>Break 100%</text:p>
          </table:table-cell>
          <table:table-cell table:style-name="ce251" office:value-type="string" calcext:value-type="string">
            <text:p>PR+10%</text:p>
          </table:table-cell>
          <table:table-cell table:style-name="ce257" office:value-type="string" calcext:value-type="string">
            <text:p>Barrier, Wall, Drain</text:p>
          </table:table-cell>
          <table:table-cell table:style-name="ce21" table:number-columns-repeated="977"/>
        </table:table-row>
        <table:table-row table:style-name="ro2">
          <table:table-cell table:style-name="ce6" office:value-type="string" calcext:value-type="string">
            <text:p>Proud Cygnus</text:p>
          </table:table-cell>
          <table:table-cell table:style-name="ce20" office:value-type="string" calcext:value-type="string">
            <text:p>B</text:p>
          </table:table-cell>
          <table:table-cell table:style-name="ce25" office:value-type="float" office:value="7" calcext:value-type="float">
            <text:p>7</text:p>
          </table:table-cell>
          <table:table-cell table:style-name="ce25" office:value-type="float" office:value="1" calcext:value-type="float">
            <text:p>1</text:p>
          </table:table-cell>
          <table:table-cell table:style-name="ce32"/>
          <table:table-cell table:style-name="ce39" office:value-type="float" office:value="12020" calcext:value-type="float">
            <text:p>12 020</text:p>
          </table:table-cell>
          <table:table-cell table:style-name="ce46" table:formula="of:=1022+2*16" office:value-type="float" office:value="1054" calcext:value-type="float">
            <text:p>1 054</text:p>
          </table:table-cell>
          <table:table-cell table:number-columns-repeated="2" table:style-name="ce60" office:value-type="percentage" office:value="1" calcext:value-type="percentage">
            <text:p>100%</text:p>
          </table:table-cell>
          <table:table-cell table:style-name="ce60"/>
          <table:table-cell table:style-name="ce60" office:value-type="percentage" office:value="1" calcext:value-type="percentage">
            <text:p>100%</text:p>
          </table:table-cell>
          <table:table-cell table:style-name="ce70" office:value-type="float" office:value="579" calcext:value-type="float">
            <text:p>579</text:p>
          </table:table-cell>
          <table:table-cell table:style-name="ce77" office:value-type="float" office:value="1348" calcext:value-type="float">
            <text:p>1 348</text:p>
          </table:table-cell>
          <table:table-cell table:style-name="ce85" office:value-type="percentage" office:value="1" calcext:value-type="percentage">
            <text:p>100%</text:p>
          </table:table-cell>
          <table:table-cell table:style-name="ce85" office:value-type="percentage" office:value="1.3" calcext:value-type="percentage">
            <text:p>130%</text:p>
          </table:table-cell>
          <table:table-cell table:style-name="ce96" office:value-type="percentage" office:value="0.3" calcext:value-type="percentage">
            <text:p>30%</text:p>
          </table:table-cell>
          <table:table-cell table:style-name="ce110" table:number-columns-repeated="2"/>
          <table:table-cell table:style-name="ce114" office:value-type="percentage" office:value="1.3" calcext:value-type="percentage">
            <text:p>130%</text:p>
          </table:table-cell>
          <table:table-cell table:style-name="ce110"/>
          <table:table-cell table:style-name="ce118" office:value-type="percentage" office:value="1.3" calcext:value-type="percentage">
            <text:p>130%</text:p>
          </table:table-cell>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5" office:value-type="percentage" office:value="0.15" calcext:value-type="percentage">
            <text:p>15%</text:p>
          </table:table-cell>
          <table:table-cell table:style-name="ce176"/>
          <table:table-cell table:style-name="ce38"/>
          <table:table-cell table:style-name="ce182" table:formula="of:=12*3" office:value-type="percentage" office:value="36" calcext:value-type="percentage">
            <text:p>3600%</text:p>
          </table:table-cell>
          <table:table-cell table:style-name="ce198" table:formula="of:=([.$L62]+[.AH$37])*[.AG62]" office:value-type="float" office:value="24444" calcext:value-type="float">
            <text:p>24 444</text:p>
          </table:table-cell>
          <table:table-cell table:style-name="ce200"/>
          <table:table-cell table:style-name="ce176"/>
          <table:table-cell table:style-name="ce38"/>
          <table:table-cell table:style-name="ce203" table:formula="of:=28*3" office:value-type="percentage" office:value="84" calcext:value-type="percentage">
            <text:p>8400%</text:p>
          </table:table-cell>
          <table:table-cell table:style-name="ce198" table:formula="of:=([.$M62]+[.AM$37])*[.AL62]" office:value-type="float" office:value="121632" calcext:value-type="float">
            <text:p>121 63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Quicken, Ranger Trance, Snipe, Haste, PS, Dispelga, Slowga</text:p>
          </table:table-cell>
          <table:table-cell table:style-name="ce246" office:value-type="string" calcext:value-type="string">
            <text:p>Slow 100%</text:p>
          </table:table-cell>
          <table:table-cell table:style-name="ce255" office:value-type="string" calcext:value-type="string">
            <text:p>PR+10%</text:p>
          </table:table-cell>
          <table:table-cell table:style-name="ce261" office:value-type="string" calcext:value-type="string">
            <text:p>Boost, Wall, Haste</text:p>
          </table:table-cell>
          <table:table-cell table:style-name="ce21" table:number-columns-repeated="977"/>
        </table:table-row>
        <table:table-row table:style-name="ro2">
          <table:table-cell table:style-name="ce11" office:value-type="string" calcext:value-type="string">
            <text:p>Prima Donna</text:p>
          </table:table-cell>
          <table:table-cell table:style-name="ce20" office:value-type="string" calcext:value-type="string">
            <text:p>B</text:p>
          </table:table-cell>
          <table:table-cell table:style-name="ce25" office:value-type="float" office:value="5" calcext:value-type="float">
            <text:p>5</text:p>
          </table:table-cell>
          <table:table-cell table:style-name="ce25" office:value-type="float" office:value="4" calcext:value-type="float">
            <text:p>4</text:p>
          </table:table-cell>
          <table:table-cell table:style-name="ce32"/>
          <table:table-cell table:style-name="ce39" office:value-type="float" office:value="13382" calcext:value-type="float">
            <text:p>13 382</text:p>
          </table:table-cell>
          <table:table-cell table:style-name="ce46" office:value-type="float" office:value="1006" calcext:value-type="float">
            <text:p>1 006</text:p>
          </table:table-cell>
          <table:table-cell table:style-name="ce60" office:value-type="percentage" office:value="1.5" calcext:value-type="percentage">
            <text:p>150%</text:p>
          </table:table-cell>
          <table:table-cell table:number-columns-repeated="2" table:style-name="ce60" office:value-type="percentage" office:value="0.5" calcext:value-type="percentage">
            <text:p>50%</text:p>
          </table:table-cell>
          <table:table-cell table:style-name="ce60"/>
          <table:table-cell table:style-name="ce70" office:value-type="float" office:value="745" calcext:value-type="float">
            <text:p>745</text:p>
          </table:table-cell>
          <table:table-cell table:style-name="ce77" office:value-type="float" office:value="1275" calcext:value-type="float">
            <text:p>1 275</text:p>
          </table:table-cell>
          <table:table-cell table:number-columns-repeated="2" table:style-name="ce85" office:value-type="percentage" office:value="1.25" calcext:value-type="percentage">
            <text:p>125%</text:p>
          </table:table-cell>
          <table:table-cell table:style-name="ce96" office:value-type="percentage" office:value="0.2" calcext:value-type="percentage">
            <text:p>20%</text:p>
          </table:table-cell>
          <table:table-cell table:style-name="ce110" table:number-columns-repeated="2"/>
          <table:table-cell table:style-name="ce114" table:formula="of:=2+0.04*7" office:value-type="percentage" office:value="2.28" calcext:value-type="percentage">
            <text:p>228%</text:p>
          </table:table-cell>
          <table:table-cell table:style-name="ce116" table:formula="of:=2+0.04*8" office:value-type="percentage" office:value="2.32" calcext:value-type="percentage">
            <text:p>232%</text:p>
          </table:table-cell>
          <table:table-cell table:style-name="ce118" office:value-type="percentage" office:value="0.5" calcext:value-type="percentage">
            <text:p>50%</text:p>
          </table:table-cell>
          <table:table-cell table:style-name="ce110"/>
          <table:table-cell table:style-name="ce122"/>
          <table:table-cell table:style-name="ce128"/>
          <table:table-cell table:style-name="ce134" office:value-type="percentage" office:value="0.5" calcext:value-type="percentage">
            <text:p>50%</text:p>
          </table:table-cell>
          <table:table-cell table:style-name="ce140" office:value-type="percentage" office:value="0.5" calcext:value-type="percentage">
            <text:p>50%</text:p>
          </table:table-cell>
          <table:table-cell table:style-name="ce146"/>
          <table:table-cell table:style-name="ce152"/>
          <table:table-cell table:style-name="ce160" office:value-type="string" calcext:value-type="string">
            <text:p>Wind</text:p>
          </table:table-cell>
          <table:table-cell table:style-name="ce165" office:value-type="percentage" office:value="0.15" calcext:value-type="percentage">
            <text:p>15%</text:p>
          </table:table-cell>
          <table:table-cell table:style-name="ce176"/>
          <table:table-cell table:style-name="ce38"/>
          <table:table-cell table:style-name="ce182" table:formula="of:=8*3" office:value-type="percentage" office:value="24" calcext:value-type="percentage">
            <text:p>2400%</text:p>
          </table:table-cell>
          <table:table-cell table:style-name="ce198" table:formula="of:=([.$L63]+[.AH$37])*[.AG63]" office:value-type="float" office:value="20280" calcext:value-type="float">
            <text:p>20 280</text:p>
          </table:table-cell>
          <table:table-cell table:style-name="ce200"/>
          <table:table-cell table:style-name="ce176"/>
          <table:table-cell table:style-name="ce38"/>
          <table:table-cell table:style-name="ce203" table:formula="of:=42*3" office:value-type="percentage" office:value="126" calcext:value-type="percentage">
            <text:p>12600%</text:p>
          </table:table-cell>
          <table:table-cell table:style-name="ce198" table:formula="of:=([.$M63]+[.AM$37])*[.AL63]" office:value-type="float" office:value="173250" calcext:value-type="float">
            <text:p>173 250</text:p>
          </table:table-cell>
          <table:table-cell table:style-name="ce200"/>
          <table:table-cell table:style-name="ce218"/>
          <table:table-cell table:style-name="ce234"/>
          <table:table-cell table:style-name="ce246" office:value-type="string" calcext:value-type="string">
            <text:p>s, Faith, Boost, Trance, PS</text:p>
          </table:table-cell>
          <table:table-cell table:style-name="ce246" office:value-type="string" calcext:value-type="string">
            <text:p>Break 100%</text:p>
          </table:table-cell>
          <table:table-cell table:style-name="ce251" office:value-type="string" calcext:value-type="string">
            <text:p>Brk+5%, Extended Break +2</text:p>
          </table:table-cell>
          <table:table-cell table:style-name="ce257" office:value-type="string" calcext:value-type="string">
            <text:p>Faith, Boost, Haste, Snipe</text:p>
          </table:table-cell>
          <table:table-cell table:style-name="ce21" table:number-columns-repeated="977"/>
        </table:table-row>
        <table:table-row table:style-name="ro4">
          <table:table-cell table:style-name="ce10" office:value-type="string" calcext:value-type="string">
            <text:p>Battle Princess</text:p>
          </table:table-cell>
          <table:table-cell table:style-name="ce20" office:value-type="string" calcext:value-type="string">
            <text:p>B</text:p>
          </table:table-cell>
          <table:table-cell table:style-name="ce28" office:value-type="float" office:value="3" calcext:value-type="float" table:number-columns-spanned="1" table:number-rows-spanned="3">
            <text:p>3</text:p>
          </table:table-cell>
          <table:table-cell table:style-name="ce28" office:value-type="string" calcext:value-type="string" table:number-columns-spanned="1" table:number-rows-spanned="3">
            <text:p>-</text:p>
          </table:table-cell>
          <table:table-cell table:style-name="ce35" table:number-columns-spanned="1" table:number-rows-spanned="3"/>
          <table:table-cell table:style-name="ce42" office:value-type="float" office:value="8803" calcext:value-type="float" table:number-columns-spanned="1" table:number-rows-spanned="3">
            <text:p>8 803</text:p>
          </table:table-cell>
          <table:table-cell table:style-name="ce49" table:formula="of:=639+2*16" office:value-type="float" office:value="671" calcext:value-type="float" table:number-columns-spanned="1" table:number-rows-spanned="3">
            <text:p>671</text:p>
          </table:table-cell>
          <table:table-cell table:style-name="ce63" office:value-type="percentage" office:value="0.8" calcext:value-type="percentage" table:number-columns-spanned="1" table:number-rows-spanned="3">
            <text:p>8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623" calcext:value-type="float" table:number-columns-spanned="1" table:number-rows-spanned="3">
            <text:p>623</text:p>
          </table:table-cell>
          <table:table-cell table:style-name="ce80" office:value-type="float" office:value="722" calcext:value-type="float" table:number-columns-spanned="1" table:number-rows-spanned="3">
            <text:p>722</text:p>
          </table:table-cell>
          <table:table-cell table:style-name="ce91" office:value-type="percentage" office:value="0.7" calcext:value-type="percentage" table:number-columns-spanned="1" table:number-rows-spanned="3">
            <text:p>70%</text:p>
          </table:table-cell>
          <table:table-cell table:style-name="ce91" office:value-type="percentage" office:value="0.5" calcext:value-type="percentage" table:number-columns-spanned="1" table:number-rows-spanned="3">
            <text:p>50%</text:p>
          </table:table-cell>
          <table:table-cell table:style-name="ce99" office:value-type="percentage" office:value="0.1" calcext:value-type="percentage" table:number-columns-spanned="1" table:number-rows-spanned="3">
            <text:p>10%</text:p>
          </table:table-cell>
          <table:table-cell table:style-name="ce110" table:number-columns-repeated="2"/>
          <table:table-cell table:style-name="ce114"/>
          <table:table-cell table:style-name="ce116"/>
          <table:table-cell table:style-name="ce118"/>
          <table:table-cell table:style-name="ce110"/>
          <table:table-cell table:style-name="ce123" office:value-type="percentage" office:value="0.15" calcext:value-type="percentage" table:number-columns-spanned="1" table:number-rows-spanned="3">
            <text:p>15%</text:p>
          </table:table-cell>
          <table:table-cell table:style-name="ce129" office:value-type="percentage" office:value="0.15" calcext:value-type="percentage" table:number-columns-spanned="1" table:number-rows-spanned="3">
            <text:p>15%</text:p>
          </table:table-cell>
          <table:table-cell table:style-name="ce135" office:value-type="percentage" office:value="0.15" calcext:value-type="percentage" table:number-columns-spanned="1" table:number-rows-spanned="3">
            <text:p>15%</text:p>
          </table:table-cell>
          <table:table-cell table:style-name="ce141" office:value-type="percentage" office:value="0.15" calcext:value-type="percentage" table:number-columns-spanned="1" table:number-rows-spanned="3">
            <text:p>15%</text:p>
          </table:table-cell>
          <table:table-cell table:style-name="ce147" office:value-type="percentage" office:value="0.15" calcext:value-type="percentage" table:number-columns-spanned="1" table:number-rows-spanned="3">
            <text:p>15%</text:p>
          </table:table-cell>
          <table:table-cell table:style-name="ce153" office:value-type="percentage" office:value="0.15" calcext:value-type="percentage" table:number-columns-spanned="1" table:number-rows-spanned="3">
            <text:p>15%</text:p>
          </table:table-cell>
          <table:table-cell table:style-name="ce158" office:value-type="string" calcext:value-type="string">
            <text:p>Light</text:p>
          </table:table-cell>
          <table:table-cell table:style-name="ce168" office:value-type="percentage" office:value="0.05" calcext:value-type="percentage" table:number-columns-spanned="1" table:number-rows-spanned="3">
            <text:p>5%</text:p>
          </table:table-cell>
          <table:table-cell table:style-name="ce177"/>
          <table:table-cell table:style-name="ce181" table:formula="of:=([.$L83]+[.AF$37])*[.AE64]"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64]+[.AH$37])*[.AG64]" office:value-type="float" office:value="32535" calcext:value-type="float" table:number-columns-spanned="1" table:number-rows-spanned="3">
            <text:p>32 535</text:p>
          </table:table-cell>
          <table:table-cell table:style-name="ce201"/>
          <table:table-cell table:style-name="ce177"/>
          <table:table-cell table:style-name="ce181" table:formula="of:=([.$M83]+[.AK$37])*[.AJ64]" office:value-type="float" office:value="0" calcext:value-type="float">
            <text:p>0</text:p>
          </table:table-cell>
          <table:table-cell table:style-name="ce206" table:formula="of:=17*3" office:value-type="percentage" office:value="51" calcext:value-type="percentage" table:number-columns-spanned="1" table:number-rows-spanned="3">
            <text:p>5100%</text:p>
          </table:table-cell>
          <table:table-cell table:style-name="ce195" table:formula="of:=([.$M64]+[.AM$37])*[.AL64]" office:value-type="float" office:value="41922" calcext:value-type="float" table:number-columns-spanned="1" table:number-rows-spanned="3">
            <text:p>41 922</text:p>
          </table:table-cell>
          <table:table-cell table:style-name="ce200"/>
          <table:table-cell table:style-name="ce223" office:value-type="float" office:value="1" calcext:value-type="float" table:number-columns-spanned="1" table:number-rows-spanned="3">
            <text:p>1</text:p>
          </table:table-cell>
          <table:table-cell table:style-name="ce238" office:value-type="float" office:value="3" calcext:value-type="float" table:number-columns-spanned="1" table:number-rows-spanned="3">
            <text:p>3</text:p>
          </table:table-cell>
          <table:table-cell table:style-name="ce247" office:value-type="string" calcext:value-type="string" table:number-columns-spanned="1" table:number-rows-spanned="3">
            <text:p>s, Faith, Boost, Snipe, Barrier, Wall, Veil</text:p>
          </table:table-cell>
          <table:table-cell table:style-name="ce247" office:value-type="string" calcext:value-type="string" table:number-columns-spanned="1" table:number-rows-spanned="3">
            <text:p>Slow 50%, </text:p>
            <text:p>Break 50%</text:p>
          </table:table-cell>
          <table:table-cell table:style-name="ce252" office:value-type="string" calcext:value-type="string" table:number-columns-spanned="1" table:number-rows-spanned="3">
            <text:p>K&amp;D+1</text:p>
          </table:table-cell>
          <table:table-cell table:style-name="ce258" office:value-type="string" calcext:value-type="string" table:number-columns-spanned="1" table:number-rows-spanned="3">
            <text:p>Barrier</text:p>
            <text:p>Haste</text:p>
            <text:p>Snipe</text:p>
            <text:p>Boost</text:p>
          </table:table-cell>
          <table:table-cell table:style-name="ce21" table:number-columns-repeated="977"/>
        </table:table-row>
        <table:table-row table:style-name="ro4">
          <table:table-cell table:style-name="ce9"/>
          <table:table-cell table:style-name="ce20"/>
          <table:covered-table-cell table:style-name="ce27" table:formula="of:=[.C64]" office:value-type="float" office:value="3" calcext:value-type="float">
            <text:p>3</text:p>
          </table:covered-table-cell>
          <table:covered-table-cell table:style-name="ce27" table:formula="of:=[.D64]" office:value-type="string" office:string-value="-" calcext:value-type="string">
            <text:p>-</text:p>
          </table:covered-table-cell>
          <table:covered-table-cell table:style-name="ce34"/>
          <table:covered-table-cell table:style-name="ce41" table:formula="of:=[.F64]" office:value-type="float" office:value="8803" calcext:value-type="float">
            <text:p>8 803</text:p>
          </table:covered-table-cell>
          <table:covered-table-cell table:style-name="ce48" table:formula="of:=[.G64]" office:value-type="float" office:value="671" calcext:value-type="float">
            <text:p>671</text:p>
          </table:covered-table-cell>
          <table:covered-table-cell table:style-name="ce62" table:formula="of:=[.H64]" office:value-type="percentage" office:value="0.8" calcext:value-type="percentage">
            <text:p>80%</text:p>
          </table:covered-table-cell>
          <table:covered-table-cell table:number-columns-repeated="3" table:style-name="ce62"/>
          <table:covered-table-cell table:style-name="ce72" table:formula="of:=[.L64]" office:value-type="float" office:value="623" calcext:value-type="float">
            <text:p>623</text:p>
          </table:covered-table-cell>
          <table:covered-table-cell table:style-name="ce79" table:formula="of:=[.M64]" office:value-type="float" office:value="722" calcext:value-type="float">
            <text:p>722</text:p>
          </table:covered-table-cell>
          <table:covered-table-cell table:style-name="ce87" table:formula="of:=[.N64]" office:value-type="percentage" office:value="0.7" calcext:value-type="percentage">
            <text:p>70%</text:p>
          </table:covered-table-cell>
          <table:covered-table-cell table:style-name="ce87" table:formula="of:=[.O64]" office:value-type="percentage" office:value="0.5" calcext:value-type="percentage">
            <text:p>50%</text:p>
          </table:covered-table-cell>
          <table:covered-table-cell table:style-name="ce98" table:formula="of:=[.P64]" office:value-type="percentage" office:value="0.1" calcext:value-type="percentage">
            <text:p>10%</text:p>
          </table:covered-table-cell>
          <table:table-cell table:style-name="ce108"/>
          <table:table-cell table:style-name="ce112"/>
          <table:table-cell table:style-name="ce110" table:number-columns-repeated="2"/>
          <table:table-cell table:style-name="ce118"/>
          <table:table-cell table:style-name="ce11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4]+[.AF$37])*[.AE65]" office:value-type="float" office:value="0" calcext:value-type="float">
            <text:p>0</text:p>
          </table:table-cell>
          <table:covered-table-cell table:style-name="ce184" table:formula="of:=[.AG64]" office:value-type="percentage" office:value="45" calcext:value-type="percentage">
            <text:p>4500%</text:p>
          </table:covered-table-cell>
          <table:covered-table-cell table:style-name="ce196" table:formula="of:=([.$L65]+[.AH$37])*[.AG65]" office:value-type="float" office:value="32535" calcext:value-type="float">
            <text:p>32 535</text:p>
          </table:covered-table-cell>
          <table:table-cell table:style-name="ce201"/>
          <table:table-cell table:style-name="ce178"/>
          <table:table-cell table:style-name="ce181" table:formula="of:=([.$M84]+[.AK$37])*[.AJ65]" office:value-type="float" office:value="0" calcext:value-type="float">
            <text:p>0</text:p>
          </table:table-cell>
          <table:covered-table-cell table:style-name="ce205" table:formula="of:=[.AL64]" office:value-type="percentage" office:value="51" calcext:value-type="percentage">
            <text:p>5100%</text:p>
          </table:covered-table-cell>
          <table:covered-table-cell table:style-name="ce196" table:formula="of:=([.$M65]+[.AM$37])*[.AL65]" office:value-type="float" office:value="41922" calcext:value-type="float">
            <text:p>41 922</text:p>
          </table:covered-table-cell>
          <table:table-cell table:style-name="ce200"/>
          <table:covered-table-cell table:style-name="ce222" table:formula="of:=[.AO64]" office:value-type="float" office:value="1" calcext:value-type="float">
            <text:p>1</text:p>
          </table:covered-table-cell>
          <table:covered-table-cell table:style-name="ce237" table:formula="of:=[.AP64]"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9"/>
          <table:table-cell table:style-name="ce20"/>
          <table:covered-table-cell table:style-name="ce27" table:formula="of:=[.C65]" office:value-type="float" office:value="3" calcext:value-type="float">
            <text:p>3</text:p>
          </table:covered-table-cell>
          <table:covered-table-cell table:style-name="ce27" table:formula="of:=[.D65]" office:value-type="string" office:string-value="-" calcext:value-type="string">
            <text:p>-</text:p>
          </table:covered-table-cell>
          <table:covered-table-cell table:style-name="ce34"/>
          <table:covered-table-cell table:style-name="ce41" table:formula="of:=[.F65]" office:value-type="float" office:value="8803" calcext:value-type="float">
            <text:p>8 803</text:p>
          </table:covered-table-cell>
          <table:covered-table-cell table:style-name="ce48" table:formula="of:=[.G65]" office:value-type="float" office:value="671" calcext:value-type="float">
            <text:p>671</text:p>
          </table:covered-table-cell>
          <table:covered-table-cell table:style-name="ce62" table:formula="of:=[.H65]" office:value-type="percentage" office:value="0.8" calcext:value-type="percentage">
            <text:p>80%</text:p>
          </table:covered-table-cell>
          <table:covered-table-cell table:number-columns-repeated="3" table:style-name="ce62"/>
          <table:covered-table-cell table:style-name="ce72" table:formula="of:=[.L65]" office:value-type="float" office:value="623" calcext:value-type="float">
            <text:p>623</text:p>
          </table:covered-table-cell>
          <table:covered-table-cell table:style-name="ce79" table:formula="of:=[.M65]" office:value-type="float" office:value="722" calcext:value-type="float">
            <text:p>722</text:p>
          </table:covered-table-cell>
          <table:covered-table-cell table:style-name="ce87" table:formula="of:=[.N65]" office:value-type="percentage" office:value="0.7" calcext:value-type="percentage">
            <text:p>70%</text:p>
          </table:covered-table-cell>
          <table:covered-table-cell table:style-name="ce87" table:formula="of:=[.O65]" office:value-type="percentage" office:value="0.5" calcext:value-type="percentage">
            <text:p>50%</text:p>
          </table:covered-table-cell>
          <table:covered-table-cell table:style-name="ce98" table:formula="of:=[.P65]" office:value-type="percentage" office:value="0.1" calcext:value-type="percentage">
            <text:p>10%</text:p>
          </table:covered-table-cell>
          <table:table-cell table:style-name="ce110" table:number-columns-repeated="3"/>
          <table:table-cell table:style-name="ce116"/>
          <table:table-cell table:style-name="ce118"/>
          <table:table-cell table:style-name="ce120"/>
          <table:covered-table-cell table:style-name="ce123" office:value-type="percentage" office:value="0.15" calcext:value-type="percentage">
            <text:p>15%</text:p>
          </table:covered-table-cell>
          <table:covered-table-cell table:style-name="ce129" office:value-type="percentage" office:value="0.15" calcext:value-type="percentage">
            <text:p>15%</text:p>
          </table:covered-table-cell>
          <table:covered-table-cell table:style-name="ce135" office:value-type="percentage" office:value="0.15" calcext:value-type="percentage">
            <text:p>15%</text:p>
          </table:covered-table-cell>
          <table:covered-table-cell table:style-name="ce141" office:value-type="percentage" office:value="0.15" calcext:value-type="percentage">
            <text:p>15%</text:p>
          </table:covered-table-cell>
          <table:covered-table-cell table:style-name="ce147" office:value-type="percentage" office:value="0.15" calcext:value-type="percentage">
            <text:p>15%</text:p>
          </table:covered-table-cell>
          <table:covered-table-cell table:style-name="ce153" office:value-type="percentage" office:value="0.15" calcext:value-type="percentage">
            <text:p>15%</text:p>
          </table:covered-table-cell>
          <table:table-cell table:style-name="ce158" office:value-type="string" calcext:value-type="string">
            <text:p>Light</text:p>
          </table:table-cell>
          <table:covered-table-cell table:style-name="ce167" office:value-type="percentage" office:value="0.05" calcext:value-type="percentage">
            <text:p>5%</text:p>
          </table:covered-table-cell>
          <table:table-cell table:style-name="ce178"/>
          <table:table-cell table:style-name="ce181" table:formula="of:=([.$L85]+[.AF$37])*[.AE66]" office:value-type="float" office:value="0" calcext:value-type="float">
            <text:p>0</text:p>
          </table:table-cell>
          <table:covered-table-cell table:style-name="ce184" table:formula="of:=[.AG65]" office:value-type="percentage" office:value="45" calcext:value-type="percentage">
            <text:p>4500%</text:p>
          </table:covered-table-cell>
          <table:covered-table-cell table:style-name="ce196" table:formula="of:=([.$L66]+[.AH$37])*[.AG66]" office:value-type="float" office:value="32535" calcext:value-type="float">
            <text:p>32 535</text:p>
          </table:covered-table-cell>
          <table:table-cell table:style-name="ce201"/>
          <table:table-cell table:style-name="ce178"/>
          <table:table-cell table:style-name="ce181" table:formula="of:=([.$M85]+[.AK$37])*[.AJ66]" office:value-type="float" office:value="0" calcext:value-type="float">
            <text:p>0</text:p>
          </table:table-cell>
          <table:covered-table-cell table:style-name="ce205" table:formula="of:=[.AL65]" office:value-type="percentage" office:value="51" calcext:value-type="percentage">
            <text:p>5100%</text:p>
          </table:covered-table-cell>
          <table:covered-table-cell table:style-name="ce196" table:formula="of:=([.$M66]+[.AM$37])*[.AL66]" office:value-type="float" office:value="41922" calcext:value-type="float">
            <text:p>41 922</text:p>
          </table:covered-table-cell>
          <table:table-cell table:style-name="ce200"/>
          <table:covered-table-cell table:style-name="ce222" table:formula="of:=[.AO65]" office:value-type="float" office:value="1" calcext:value-type="float">
            <text:p>1</text:p>
          </table:covered-table-cell>
          <table:covered-table-cell table:style-name="ce237" table:formula="of:=[.AP6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12" office:value-type="string" calcext:value-type="string">
            <text:p>* Snipe Starter, K&amp;D+2</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64"/>
          <table:table-cell table:style-name="ce38"/>
          <table:table-cell table:style-name="ce182"/>
          <table:table-cell table:style-name="ce192"/>
          <table:table-cell table:style-name="ce200"/>
          <table:table-cell table:style-name="ce164"/>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2">
          <table:table-cell table:style-name="ce13" office:value-type="string" calcext:value-type="string">
            <text:p>Warriors</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72"/>
          <table:table-cell table:style-name="ce164"/>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64"/>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0"/>
          <table:table-cell table:style-name="ce257"/>
          <table:table-cell table:style-name="ce21" table:number-columns-repeated="977"/>
        </table:table-row>
        <table:table-row table:style-name="ro3">
          <table:table-cell table:style-name="ce14" office:value-type="string" calcext:value-type="string">
            <text:p>Dawn Warrior</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0" calcext:value-type="float">
            <text:p>70</text:p>
          </table:table-cell>
          <table:table-cell table:style-name="ce165" office:value-type="percentage" office:value="0.15" calcext:value-type="percentage">
            <text:p>15%</text:p>
          </table:table-cell>
          <table:table-cell table:style-name="ce176" table:formula="of:=[.AG69]*0.8666666" office:value-type="percentage" office:value="51.999996" calcext:value-type="percentage">
            <text:p>5200%</text:p>
          </table:table-cell>
          <table:table-cell table:style-name="ce157" table:formula="of:=(INDIRECT(ADDRESS([.$AC69];8))+[.AF$68])*[.AE69]" office:value-type="float" office:value="5199.9996" calcext:value-type="float">
            <text:p>5 200</text:p>
          </table:table-cell>
          <table:table-cell table:style-name="ce182" office:value-type="percentage" office:value="60" calcext:value-type="percentage">
            <text:p>6000%</text:p>
          </table:table-cell>
          <table:table-cell table:style-name="ce191" table:formula="of:=(INDIRECT(ADDRESS([.$AC69];12))+[.AH$68])*[.AG69]" office:value-type="float" office:value="6000" calcext:value-type="float">
            <text:p>6 000</text:p>
          </table:table-cell>
          <table:table-cell table:style-name="ce200" office:value-type="float" office:value="9700" calcext:value-type="float">
            <text:p>9 700</text:p>
          </table:table-cell>
          <table:table-cell table:style-name="ce176" table:formula="of:=[.AL69]*0.8666666" office:value-type="percentage" office:value="51.999996" calcext:value-type="percentage">
            <text:p>5200%</text:p>
          </table:table-cell>
          <table:table-cell table:style-name="ce157" table:formula="of:=(INDIRECT(ADDRESS([.$AC69];9))+[.AK$68])*[.AJ69]" office:value-type="float" office:value="5199.9996" calcext:value-type="float">
            <text:p>5 200</text:p>
          </table:table-cell>
          <table:table-cell table:style-name="ce203" office:value-type="percentage" office:value="60" calcext:value-type="percentage">
            <text:p>6000%</text:p>
          </table:table-cell>
          <table:table-cell table:style-name="ce191" table:formula="of:=(INDIRECT(ADDRESS([.$AC69];13))+[.AM$68])*[.AL69]" office:value-type="float" office:value="6000" calcext:value-type="float">
            <text:p>6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rave, Boost, Haste, Drain, Trance, PS</text:p>
          </table:table-cell>
          <table:table-cell table:style-name="ce246"/>
          <table:table-cell table:style-name="ce20" office:value-type="string" calcext:value-type="string">
            <text:p>Haste, +20% XP, +20% Seeds</text:p>
          </table:table-cell>
          <table:table-cell table:style-name="ce246"/>
          <table:table-cell table:style-name="ce21" table:number-columns-repeated="977"/>
        </table:table-row>
        <table:table-row table:style-name="ro3">
          <table:table-cell table:style-name="ce3" office:value-type="string" calcext:value-type="string">
            <text:p>Cloud Strife</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75" calcext:value-type="float">
            <text:p>75</text:p>
          </table:table-cell>
          <table:table-cell table:style-name="ce165" office:value-type="percentage" office:value="1" calcext:value-type="percentage">
            <text:p>100%</text:p>
          </table:table-cell>
          <table:table-cell table:style-name="ce176" table:formula="of:=[.AG70]*0.8666666" office:value-type="percentage" office:value="51.999996" calcext:value-type="percentage">
            <text:p>5200%</text:p>
          </table:table-cell>
          <table:table-cell table:style-name="ce157" table:formula="of:=(INDIRECT(ADDRESS([.$AC70];8))+[.AF$68])*[.AE70]" office:value-type="float" office:value="5225.999598" calcext:value-type="float">
            <text:p>5 226</text:p>
          </table:table-cell>
          <table:table-cell table:style-name="ce182" office:value-type="percentage" office:value="60" calcext:value-type="percentage">
            <text:p>6000%</text:p>
          </table:table-cell>
          <table:table-cell table:style-name="ce191" table:formula="of:=(INDIRECT(ADDRESS([.$AC70];12))+[.AH$68])*[.AG70]" office:value-type="float" office:value="86388" calcext:value-type="float">
            <text:p>86 388</text:p>
          </table:table-cell>
          <table:table-cell table:style-name="ce200" office:value-type="float" office:value="9700" calcext:value-type="float">
            <text:p>9 700</text:p>
          </table:table-cell>
          <table:table-cell table:style-name="ce176" table:formula="of:=[.AL70]*0.8666666" office:value-type="percentage" office:value="51.999996" calcext:value-type="percentage">
            <text:p>5200%</text:p>
          </table:table-cell>
          <table:table-cell table:style-name="ce157" table:formula="of:=(INDIRECT(ADDRESS([.$AC70];9))+[.AK$68])*[.AJ70]" office:value-type="float" office:value="5355.999588" calcext:value-type="float">
            <text:p>5 356</text:p>
          </table:table-cell>
          <table:table-cell table:style-name="ce203" office:value-type="percentage" office:value="60" calcext:value-type="percentage">
            <text:p>6000%</text:p>
          </table:table-cell>
          <table:table-cell table:style-name="ce191" table:formula="of:=(INDIRECT(ADDRESS([.$AC70];13))+[.AM$68])*[.AL70]" office:value-type="float" office:value="33300" calcext:value-type="float">
            <text:p>33 3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Di-a,Has,Fai,Sni,Tra,PS</text:p>
          </table:table-cell>
          <table:table-cell table:style-name="ce246"/>
          <table:table-cell table:style-name="ce20" office:value-type="string" calcext:value-type="string">
            <text:p>Drain, Haste, Exp+20%</text:p>
          </table:table-cell>
          <table:table-cell table:style-name="ce246"/>
          <table:table-cell table:style-name="ce21" table:number-columns-repeated="977"/>
        </table:table-row>
        <table:table-row table:style-name="ro3">
          <table:table-cell table:style-name="ce3" office:value-type="string" calcext:value-type="string">
            <text:p>Sephiroth</text:p>
          </table:table-cell>
          <table:table-cell table:style-name="ce20"/>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table:formula="of:=[.AC69]" office:value-type="float" office:value="70" calcext:value-type="float">
            <text:p>70</text:p>
          </table:table-cell>
          <table:table-cell table:style-name="ce165" office:value-type="percentage" office:value="1" calcext:value-type="percentage">
            <text:p>100%</text:p>
          </table:table-cell>
          <table:table-cell table:style-name="ce176" table:formula="of:=[.AG71]*0.8666666" office:value-type="percentage" office:value="38.999997" calcext:value-type="percentage">
            <text:p>3900%</text:p>
          </table:table-cell>
          <table:table-cell table:style-name="ce157" table:formula="of:=(INDIRECT(ADDRESS([.$AC71];8))+[.AF$68])*[.AE71]" office:value-type="float" office:value="3899.9997" calcext:value-type="float">
            <text:p>3 900</text:p>
          </table:table-cell>
          <table:table-cell table:style-name="ce182" office:value-type="percentage" office:value="45" calcext:value-type="percentage">
            <text:p>4500%</text:p>
          </table:table-cell>
          <table:table-cell table:style-name="ce191" table:formula="of:=(INDIRECT(ADDRESS([.$AC71];12))+[.AH$68])*[.AG71]" office:value-type="float" office:value="4500" calcext:value-type="float">
            <text:p>4 500</text:p>
          </table:table-cell>
          <table:table-cell table:style-name="ce200" office:value-type="float" office:value="7275" calcext:value-type="float">
            <text:p>7 275</text:p>
          </table:table-cell>
          <table:table-cell table:style-name="ce176" table:formula="of:=[.AL71]*0.8666666" office:value-type="percentage" office:value="64.999995" calcext:value-type="percentage">
            <text:p>6500%</text:p>
          </table:table-cell>
          <table:table-cell table:style-name="ce157" table:formula="of:=(INDIRECT(ADDRESS([.$AC71];9))+[.AK$68])*[.AJ71]" office:value-type="float" office:value="6499.9995" calcext:value-type="float">
            <text:p>6 500</text:p>
          </table:table-cell>
          <table:table-cell table:style-name="ce203" office:value-type="percentage" office:value="75" calcext:value-type="percentage">
            <text:p>7500%</text:p>
          </table:table-cell>
          <table:table-cell table:style-name="ce191" table:formula="of:=(INDIRECT(ADDRESS([.$AC71];13))+[.AM$68])*[.AL71]" office:value-type="float" office:value="7500" calcext:value-type="float">
            <text:p>7 500</text:p>
          </table:table-cell>
          <table:table-cell table:style-name="ce200" office:value-type="float" office:value="5000" calcext:value-type="float">
            <text:p>5 000</text:p>
          </table:table-cell>
          <table:table-cell table:style-name="ce218"/>
          <table:table-cell table:style-name="ce234"/>
          <table:table-cell table:style-name="ce246" office:value-type="string" calcext:value-type="string">
            <text:p>St-a,De,Un,Db,Cu,We,Bi,Sl,Tra,PS</text:p>
          </table:table-cell>
          <table:table-cell table:style-name="ce246"/>
          <table:table-cell table:style-name="ce20" office:value-type="string" calcext:value-type="string">
            <text:p>PES+1, Reun+5%, Skillseed+20%</text:p>
          </table:table-cell>
          <table:table-cell table:style-name="ce246"/>
          <table:table-cell table:style-name="ce21" table:number-columns-repeated="977"/>
        </table:table-row>
        <table:table-row table:style-name="ro2">
          <table:table-cell table:style-name="ce4" office:value-type="string" calcext:value-type="string">
            <text:p>Shorn One (32) *</text:p>
          </table:table-cell>
          <table:table-cell table:style-name="ce18" office:value-type="string" calcext:value-type="string">
            <text:p>DD</text:p>
          </table:table-cell>
          <table:table-cell table:style-name="ce26" office:value-type="float" office:value="8" calcext:value-type="float" table:number-columns-spanned="1" table:number-rows-spanned="2">
            <text:p>8</text:p>
          </table:table-cell>
          <table:table-cell table:style-name="ce26" office:value-type="float" office:value="3" calcext:value-type="float" table:number-columns-spanned="1" table:number-rows-spanned="2">
            <text:p>3</text:p>
          </table:table-cell>
          <table:table-cell table:style-name="ce33" table:number-columns-spanned="1" table:number-rows-spanned="2"/>
          <table:table-cell table:style-name="ce40" office:value-type="float" office:value="16377" calcext:value-type="float" table:number-columns-spanned="1" table:number-rows-spanned="2">
            <text:p>16 377</text:p>
          </table:table-cell>
          <table:table-cell table:style-name="ce47" office:value-type="float" office:value="895" calcext:value-type="float" table:number-columns-spanned="1" table:number-rows-spanned="2">
            <text:p>895</text:p>
          </table:table-cell>
          <table:table-cell table:style-name="ce61" office:value-type="percentage" office:value="1.5" calcext:value-type="percentage" table:number-columns-spanned="1" table:number-rows-spanned="2">
            <text:p>150%</text:p>
          </table:table-cell>
          <table:table-cell table:style-name="ce61" office:value-type="percentage" office:value="1" calcext:value-type="percentage" table:number-columns-spanned="1" table:number-rows-spanned="2">
            <text:p>100%</text:p>
          </table:table-cell>
          <table:table-cell table:style-name="ce61" office:value-type="percentage" office:value="1.5" calcext:value-type="percentage" table:number-columns-spanned="1" table:number-rows-spanned="2">
            <text:p>150%</text:p>
          </table:table-cell>
          <table:table-cell table:style-name="ce61" office:value-type="percentage" office:value="0.7" calcext:value-type="percentage" table:number-columns-spanned="1" table:number-rows-spanned="2">
            <text:p>70%</text:p>
          </table:table-cell>
          <table:table-cell table:style-name="ce71" office:value-type="float" office:value="1374" calcext:value-type="float" table:number-columns-spanned="1" table:number-rows-spanned="2">
            <text:p>1 374</text:p>
          </table:table-cell>
          <table:table-cell table:style-name="ce78" office:value-type="float" office:value="1300" calcext:value-type="float" table:number-columns-spanned="1" table:number-rows-spanned="2">
            <text:p>1 300</text:p>
          </table:table-cell>
          <table:table-cell table:style-name="ce86" office:value-type="percentage" office:value="1.2" calcext:value-type="percentage" table:number-columns-spanned="1" table:number-rows-spanned="2">
            <text:p>120%</text:p>
          </table:table-cell>
          <table:table-cell table:style-name="ce86" office:value-type="percentage" office:value="1.2" calcext:value-type="percentage" table:number-columns-spanned="1" table:number-rows-spanned="2">
            <text:p>120%</text:p>
          </table:table-cell>
          <table:table-cell table:style-name="ce97" office:value-type="percentage" office:value="0.2" calcext:value-type="percentage" table:number-columns-spanned="1" table:number-rows-spanned="2">
            <text:p>20%</text:p>
          </table:table-cell>
          <table:table-cell table:style-name="ce108" table:formula="of:=0.7+0.07+0.05*6+0.04*8" office:value-type="percentage" office:value="1.39" calcext:value-type="percentage">
            <text:p>139%</text:p>
          </table:table-cell>
          <table:table-cell table:style-name="ce110" table:number-columns-repeated="3"/>
          <table:table-cell table:style-name="ce118" office:value-type="percentage" office:value="0.7" calcext:value-type="percentage">
            <text:p>70%</text:p>
          </table:table-cell>
          <table:table-cell table:style-name="ce120"/>
          <table:table-cell table:style-name="ce125" table:number-columns-spanned="1" table:number-rows-spanned="2"/>
          <table:table-cell table:style-name="ce131" table:number-columns-spanned="1" table:number-rows-spanned="2"/>
          <table:table-cell table:style-name="ce137" table:number-columns-spanned="1" table:number-rows-spanned="2"/>
          <table:table-cell table:style-name="ce143" table:number-columns-spanned="1" table:number-rows-spanned="2"/>
          <table:table-cell table:style-name="ce149" table:number-columns-spanned="1" table:number-rows-spanned="2"/>
          <table:table-cell table:style-name="ce155" table:number-columns-spanned="1" table:number-rows-spanned="2"/>
          <table:table-cell table:style-name="ce161" office:value-type="string" calcext:value-type="string">
            <text:p>Fire</text:p>
          </table:table-cell>
          <table:table-cell table:style-name="ce166" office:value-type="percentage" office:value="0.15" calcext:value-type="percentage" table:number-columns-spanned="1" table:number-rows-spanned="2">
            <text:p>15%</text:p>
          </table:table-cell>
          <table:table-cell table:style-name="ce176"/>
          <table:table-cell table:style-name="ce157"/>
          <table:table-cell table:style-name="ce183" table:formula="of:=25*3" office:value-type="percentage" office:value="75" calcext:value-type="percentage" table:number-columns-spanned="1" table:number-rows-spanned="2">
            <text:p>7500%</text:p>
          </table:table-cell>
          <table:table-cell table:style-name="ce193" table:formula="of:=([.$L72]+[.AH$68])*[.AG72]" office:value-type="float" office:value="110550" calcext:value-type="float" table:number-columns-spanned="1" table:number-rows-spanned="2">
            <text:p>110 550</text:p>
          </table:table-cell>
          <table:table-cell table:style-name="ce200"/>
          <table:table-cell table:style-name="ce176"/>
          <table:table-cell table:style-name="ce157"/>
          <table:table-cell table:style-name="ce204" table:formula="of:=20*3" office:value-type="percentage" office:value="60" calcext:value-type="percentage" table:number-columns-spanned="1" table:number-rows-spanned="2">
            <text:p>6000%</text:p>
          </table:table-cell>
          <table:table-cell table:style-name="ce193" table:formula="of:=([.$M72]+[.AM$68])*[.AL72]" office:value-type="float" office:value="84000" calcext:value-type="float" table:number-columns-spanned="1" table:number-rows-spanned="2">
            <text:p>84 000</text:p>
          </table:table-cell>
          <table:table-cell table:style-name="ce200"/>
          <table:table-cell table:style-name="ce224" office:value-type="float" office:value="2" calcext:value-type="float" table:number-columns-spanned="1" table:number-rows-spanned="2">
            <text:p>2</text:p>
          </table:table-cell>
          <table:table-cell table:style-name="ce239" office:value-type="float" office:value="5" calcext:value-type="float" table:number-columns-spanned="1" table:number-rows-spanned="2">
            <text:p>5</text:p>
          </table:table-cell>
          <table:table-cell table:style-name="ce247" office:value-type="string" calcext:value-type="string" table:number-columns-spanned="1" table:number-rows-spanned="2">
            <text:p>Trance, Brave, Boost, Debarrier, Unguard, Prismatic Shift</text:p>
          </table:table-cell>
          <table:table-cell table:style-name="ce248" office:value-type="string" calcext:value-type="string" table:number-columns-spanned="1" table:number-rows-spanned="2">
            <text:p>Break 100%</text:p>
          </table:table-cell>
          <table:table-cell table:style-name="ce252" office:value-type="string" calcext:value-type="string" table:number-columns-spanned="1" table:number-rows-spanned="2">
            <text:p>Scourge+200%, PR+10%, 3rd+3, Attack Limit Break</text:p>
          </table:table-cell>
          <table:table-cell table:style-name="ce258" office:value-type="string" calcext:value-type="string" table:number-columns-spanned="1" table:number-rows-spanned="2">
            <text:p>Boost</text:p>
            <text:p>Brave</text:p>
          </table:table-cell>
          <table:table-cell table:style-name="ce21" table:number-columns-repeated="977"/>
        </table:table-row>
        <table:table-row table:style-name="ro2">
          <table:table-cell table:style-name="ce7"/>
          <table:table-cell table:style-name="ce19" office:value-type="string" calcext:value-type="string">
            <text:p>B</text:p>
          </table:table-cell>
          <table:covered-table-cell table:style-name="ce27" table:formula="of:=[.C72]" office:value-type="float" office:value="8" calcext:value-type="float">
            <text:p>8</text:p>
          </table:covered-table-cell>
          <table:covered-table-cell table:style-name="ce27" table:formula="of:=[.D72]" office:value-type="float" office:value="3" calcext:value-type="float">
            <text:p>3</text:p>
          </table:covered-table-cell>
          <table:covered-table-cell table:style-name="ce34"/>
          <table:covered-table-cell table:style-name="ce41" table:formula="of:=[.F72]" office:value-type="float" office:value="16377" calcext:value-type="float">
            <text:p>16 377</text:p>
          </table:covered-table-cell>
          <table:covered-table-cell table:style-name="ce48" table:formula="of:=[.G72]" office:value-type="float" office:value="895" calcext:value-type="float">
            <text:p>895</text:p>
          </table:covered-table-cell>
          <table:covered-table-cell table:style-name="ce62" table:formula="of:=[.H72]" office:value-type="percentage" office:value="1.5" calcext:value-type="percentage">
            <text:p>150%</text:p>
          </table:covered-table-cell>
          <table:covered-table-cell table:style-name="ce62" table:formula="of:=[.I72]" office:value-type="percentage" office:value="1" calcext:value-type="percentage">
            <text:p>100%</text:p>
          </table:covered-table-cell>
          <table:covered-table-cell table:style-name="ce62" table:formula="of:=[.J72]" office:value-type="percentage" office:value="1.5" calcext:value-type="percentage">
            <text:p>150%</text:p>
          </table:covered-table-cell>
          <table:covered-table-cell table:style-name="ce62" table:formula="of:=[.K72]" office:value-type="percentage" office:value="0.7" calcext:value-type="percentage">
            <text:p>70%</text:p>
          </table:covered-table-cell>
          <table:covered-table-cell table:style-name="ce72" table:formula="of:=[.L72]" office:value-type="float" office:value="1374" calcext:value-type="float">
            <text:p>1 374</text:p>
          </table:covered-table-cell>
          <table:covered-table-cell table:style-name="ce79" table:formula="of:=[.M72]" office:value-type="float" office:value="1300" calcext:value-type="float">
            <text:p>1 300</text:p>
          </table:covered-table-cell>
          <table:covered-table-cell table:style-name="ce87" table:formula="of:=[.N72]" office:value-type="percentage" office:value="1.2" calcext:value-type="percentage">
            <text:p>120%</text:p>
          </table:covered-table-cell>
          <table:covered-table-cell table:style-name="ce87" table:formula="of:=[.O72]" office:value-type="percentage" office:value="1.2" calcext:value-type="percentage">
            <text:p>120%</text:p>
          </table:covered-table-cell>
          <table:covered-table-cell table:style-name="ce101" table:formula="of:=[.P72]" office:value-type="percentage" office:value="0.2" calcext:value-type="percentage">
            <text:p>20%</text:p>
          </table:covered-table-cell>
          <table:table-cell table:style-name="ce108" table:formula="of:=[.Q72]" office:value-type="percentage" office:value="1.39" calcext:value-type="percentage">
            <text:p>139%</text:p>
          </table:table-cell>
          <table:table-cell table:style-name="ce112"/>
          <table:table-cell table:style-name="ce110" table:number-columns-repeated="2"/>
          <table:table-cell table:style-name="ce118" table:formula="of:=[.U72]" office:value-type="percentage" office:value="0.7" calcext:value-type="percentage">
            <text:p>70%</text:p>
          </table:table-cell>
          <table:table-cell table:style-name="ce110"/>
          <table:covered-table-cell table:style-name="ce122"/>
          <table:covered-table-cell table:style-name="ce128"/>
          <table:covered-table-cell table:style-name="ce134"/>
          <table:covered-table-cell table:style-name="ce140"/>
          <table:covered-table-cell table:style-name="ce146"/>
          <table:covered-table-cell table:style-name="ce152"/>
          <table:table-cell table:style-name="ce161" office:value-type="string" calcext:value-type="string">
            <text:p>Fire</text:p>
          </table:table-cell>
          <table:covered-table-cell table:style-name="ce169" table:formula="of:=[.AD72]" office:value-type="percentage" office:value="0.15" calcext:value-type="percentage">
            <text:p>15%</text:p>
          </table:covered-table-cell>
          <table:table-cell table:style-name="ce176"/>
          <table:table-cell table:style-name="ce157"/>
          <table:covered-table-cell table:style-name="ce186" table:formula="of:=[.AG72]" office:value-type="percentage" office:value="75" calcext:value-type="percentage">
            <text:p>7500%</text:p>
          </table:covered-table-cell>
          <table:covered-table-cell table:style-name="ce196" table:formula="of:=([.$L73]+[.AH$68])*[.AG73]" office:value-type="float" office:value="110550" calcext:value-type="float">
            <text:p>110 550</text:p>
          </table:covered-table-cell>
          <table:table-cell table:style-name="ce200"/>
          <table:table-cell table:style-name="ce176"/>
          <table:table-cell table:style-name="ce157"/>
          <table:covered-table-cell table:style-name="ce207" table:formula="of:=[.AL72]" office:value-type="percentage" office:value="60" calcext:value-type="percentage">
            <text:p>6000%</text:p>
          </table:covered-table-cell>
          <table:covered-table-cell table:style-name="ce196" table:formula="of:=([.$M73]+[.AM$68])*[.AL73]" office:value-type="float" office:value="84000" calcext:value-type="float">
            <text:p>84 000</text:p>
          </table:covered-table-cell>
          <table:table-cell table:style-name="ce200"/>
          <table:covered-table-cell table:style-name="ce222" table:formula="of:=[.AO72]" office:value-type="float" office:value="2" calcext:value-type="float">
            <text:p>2</text:p>
          </table:covered-table-cell>
          <table:covered-table-cell table:style-name="ce237" table:formula="of:=[.AP7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4" office:value-type="string" calcext:value-type="string">
            <text:p>Hero of Despair</text:p>
          </table:table-cell>
          <table:table-cell table:style-name="ce18" office:value-type="string" calcext:value-type="string">
            <text:p>DD</text:p>
          </table:table-cell>
          <table:table-cell table:style-name="ce25" office:value-type="float" office:value="3" calcext:value-type="float">
            <text:p>3</text:p>
          </table:table-cell>
          <table:table-cell table:style-name="ce25" office:value-type="float" office:value="1" calcext:value-type="float">
            <text:p>1</text:p>
          </table:table-cell>
          <table:table-cell table:style-name="ce32"/>
          <table:table-cell table:style-name="ce39" table:formula="of:=7956+2000" office:value-type="float" office:value="9956" calcext:value-type="float">
            <text:p>9 956</text:p>
          </table:table-cell>
          <table:table-cell table:style-name="ce46" table:formula="of:=610+2*15" office:value-type="float" office:value="640" calcext:value-type="float">
            <text:p>640</text:p>
          </table:table-cell>
          <table:table-cell table:number-columns-repeated="3" table:style-name="ce60" office:value-type="percentage" office:value="1" calcext:value-type="percentage">
            <text:p>100%</text:p>
          </table:table-cell>
          <table:table-cell table:style-name="ce60"/>
          <table:table-cell table:style-name="ce70" office:value-type="float" office:value="970" calcext:value-type="float">
            <text:p>970</text:p>
          </table:table-cell>
          <table:table-cell table:style-name="ce77" office:value-type="float" office:value="1001" calcext:value-type="float">
            <text:p>1 001</text:p>
          </table:table-cell>
          <table:table-cell table:style-name="ce85" table:number-columns-repeated="2"/>
          <table:table-cell table:style-name="ce96"/>
          <table:table-cell table:style-name="ce108"/>
          <table:table-cell table:style-name="ce112" office:value-type="percentage" office:value="1" calcext:value-type="percentage">
            <text:p>100%</text:p>
          </table:table-cell>
          <table:table-cell table:style-name="ce110" table:number-columns-repeated="3"/>
          <table:table-cell table:style-name="ce120" office:value-type="percentage" office:value="1" calcext:value-type="percentage">
            <text:p>100%</text:p>
          </table:table-cell>
          <table:table-cell table:style-name="ce122"/>
          <table:table-cell table:style-name="ce128"/>
          <table:table-cell table:style-name="ce134"/>
          <table:table-cell table:style-name="ce140"/>
          <table:table-cell table:style-name="ce146"/>
          <table:table-cell table:style-name="ce152"/>
          <table:table-cell table:style-name="ce152" office:value-type="string" calcext:value-type="string">
            <text:p>Dark</text:p>
          </table:table-cell>
          <table:table-cell table:style-name="ce165" office:value-type="percentage" office:value="0.2" calcext:value-type="percentage">
            <text:p>20%</text:p>
          </table:table-cell>
          <table:table-cell table:style-name="ce176"/>
          <table:table-cell table:style-name="ce157"/>
          <table:table-cell table:style-name="ce182" table:formula="of:=15*3" office:value-type="percentage" office:value="45" calcext:value-type="percentage">
            <text:p>4500%</text:p>
          </table:table-cell>
          <table:table-cell table:style-name="ce198" table:formula="of:=([.$L74]+[.AH$68])*[.AG74]" office:value-type="float" office:value="48150" calcext:value-type="float">
            <text:p>48 150</text:p>
          </table:table-cell>
          <table:table-cell table:style-name="ce200"/>
          <table:table-cell table:style-name="ce176"/>
          <table:table-cell table:style-name="ce157"/>
          <table:table-cell table:style-name="ce203" table:formula="of:=25*3" office:value-type="percentage" office:value="75" calcext:value-type="percentage">
            <text:p>7500%</text:p>
          </table:table-cell>
          <table:table-cell table:style-name="ce198" table:formula="of:=([.$M74]+[.AM$68])*[.AL74]" office:value-type="float" office:value="82575" calcext:value-type="float">
            <text:p>82 575</text:p>
          </table:table-cell>
          <table:table-cell table:style-name="ce200"/>
          <table:table-cell table:style-name="ce218"/>
          <table:table-cell table:style-name="ce234"/>
          <table:table-cell table:style-name="ce246" office:value-type="string" calcext:value-type="string">
            <text:p>Trance, Brave, Faith, Boost (Self)</text:p>
          </table:table-cell>
          <table:table-cell table:style-name="ce246" office:value-type="string" calcext:value-type="string">
            <text:p>Stun 100%</text:p>
          </table:table-cell>
          <table:table-cell table:style-name="ce251" office:value-type="string" calcext:value-type="string">
            <text:p>Reun+10%</text:p>
          </table:table-cell>
          <table:table-cell table:style-name="ce257" office:value-type="string" calcext:value-type="string">
            <text:p>Brave, Faith, Wall, Snipe</text:p>
          </table:table-cell>
          <table:table-cell table:style-name="ce21" table:number-columns-repeated="977"/>
        </table:table-row>
        <table:table-row table:style-name="ro2">
          <table:table-cell table:style-name="ce15" office:value-type="string" calcext:value-type="string">
            <text:p>Balamb Mercenary (8)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office:value-type="float" office:value="9" calcext:value-type="float">
            <text:p>9</text:p>
          </table:table-cell>
          <table:table-cell table:style-name="ce39" table:formula="of:=1.4*12236" office:value-type="float" office:value="17130.4" calcext:value-type="float">
            <text:p>17 130</text:p>
          </table:table-cell>
          <table:table-cell table:style-name="ce46" table:formula="of:=1.4*(500+6*12)" office:value-type="float" office:value="800.8" calcext:value-type="float">
            <text:p>801</text:p>
          </table:table-cell>
          <table:table-cell table:style-name="ce60" office:value-type="percentage" office:value="0.5" calcext:value-type="percentage">
            <text:p>50%</text:p>
          </table:table-cell>
          <table:table-cell table:style-name="ce60" table:formula="of:=0.5+2.5" office:value-type="percentage" office:value="3" calcext:value-type="percentage">
            <text:p>300%</text:p>
          </table:table-cell>
          <table:table-cell table:style-name="ce60" office:value-type="percentage" office:value="0.5" calcext:value-type="percentage">
            <text:p>50%</text:p>
          </table:table-cell>
          <table:table-cell table:style-name="ce60" office:value-type="percentage" office:value="2" calcext:value-type="percentage">
            <text:p>200%</text:p>
          </table:table-cell>
          <table:table-cell table:style-name="ce70" table:formula="of:=1.4*957" office:value-type="float" office:value="1339.8" calcext:value-type="float">
            <text:p>1 340</text:p>
          </table:table-cell>
          <table:table-cell table:style-name="ce77" table:formula="of:=1.4*325" office:value-type="float" office:value="455" calcext:value-type="float">
            <text:p>455</text:p>
          </table:table-cell>
          <table:table-cell table:style-name="ce85" table:number-columns-repeated="2"/>
          <table:table-cell table:style-name="ce96"/>
          <table:table-cell table:style-name="ce108" office:value-type="percentage" office:value="1.2" calcext:value-type="percentage">
            <text:p>120%</text:p>
          </table:table-cell>
          <table:table-cell table:style-name="ce110"/>
          <table:table-cell table:style-name="ce114" office:value-type="percentage" office:value="1.2" calcext:value-type="percentage">
            <text:p>120%</text:p>
          </table:table-cell>
          <table:table-cell table:style-name="ce110" table:number-columns-repeated="2"/>
          <table:table-cell table:style-name="ce120" office:value-type="percentage" office:value="1.2" calcext:value-type="percentage">
            <text:p>120%</text:p>
          </table:table-cell>
          <table:table-cell table:style-name="ce122"/>
          <table:table-cell table:style-name="ce128"/>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1" calcext:value-type="percentage">
            <text:p>100%</text:p>
          </table:table-cell>
          <table:table-cell table:style-name="ce176" table:formula="of:=[.AG75]*0.8666666" office:value-type="percentage" office:value="77.999994" calcext:value-type="percentage">
            <text:p>7800%</text:p>
          </table:table-cell>
          <table:table-cell table:style-name="ce38" table:formula="of:=([.$L76]+[.AF$68])*[.AE75]" office:value-type="float" office:value="86657.993334" calcext:value-type="float">
            <text:p>86 658</text:p>
          </table:table-cell>
          <table:table-cell table:style-name="ce182" table:formula="of:=30*3" office:value-type="percentage" office:value="90" calcext:value-type="percentage">
            <text:p>9000%</text:p>
          </table:table-cell>
          <table:table-cell table:style-name="ce198" table:formula="of:=([.$L75]+[.AH$68])*[.AG75]" office:value-type="float" office:value="129582" calcext:value-type="float">
            <text:p>129 582</text:p>
          </table:table-cell>
          <table:table-cell table:style-name="ce200" office:value-type="float" office:value="40170" calcext:value-type="float">
            <text:p>40 170</text:p>
          </table:table-cell>
          <table:table-cell table:style-name="ce176" table:formula="of:=[.AL75]*0.8666666" office:value-type="percentage" office:value="0.207999984" calcext:value-type="percentage">
            <text:p>21%</text:p>
          </table:table-cell>
          <table:table-cell table:style-name="ce38" table:formula="of:=([.$M76]+[.AK$68])*[.AJ75]" office:value-type="float" office:value="244.815981168" calcext:value-type="float">
            <text:p>245</text:p>
          </table:table-cell>
          <table:table-cell table:style-name="ce203" office:value-type="percentage" office:value="0.24" calcext:value-type="percentage">
            <text:p>24%</text:p>
          </table:table-cell>
          <table:table-cell table:style-name="ce198" table:formula="of:=([.$M75]+[.AM$68])*[.AL75]" office:value-type="float" office:value="133.2" calcext:value-type="float">
            <text:p>133</text:p>
          </table:table-cell>
          <table:table-cell table:style-name="ce200" office:value-type="float" office:value="41" calcext:value-type="float">
            <text:p>41</text:p>
          </table:table-cell>
          <table:table-cell table:style-name="ce218"/>
          <table:table-cell table:style-name="ce234" office:value-type="float" office:value="3" calcext:value-type="float">
            <text:p>3</text:p>
          </table:table-cell>
          <table:table-cell table:style-name="ce246" office:value-type="string" calcext:value-type="string">
            <text:p>s,Trance</text:p>
          </table:table-cell>
          <table:table-cell table:style-name="ce246" office:value-type="string" calcext:value-type="string">
            <text:p>Attack 100%</text:p>
          </table:table-cell>
          <table:table-cell table:style-name="ce251" office:value-type="string" calcext:value-type="string">
            <text:p>PR+20%, PD+15%, K&amp;D+1</text:p>
          </table:table-cell>
          <table:table-cell table:style-name="ce257" office:value-type="string" calcext:value-type="string">
            <text:p>Brave, Barrier, Drain, Berserk</text:p>
          </table:table-cell>
          <table:table-cell table:style-name="ce21" table:number-columns-repeated="977"/>
        </table:table-row>
        <table:table-row table:style-name="ro2">
          <table:table-cell table:style-name="ce5" office:value-type="string" calcext:value-type="string">
            <text:p>Mythic Knight HoF</text:p>
          </table:table-cell>
          <table:table-cell table:style-name="ce18" office:value-type="string" calcext:value-type="string">
            <text:p>DD</text:p>
          </table:table-cell>
          <table:table-cell table:style-name="ce25" office:value-type="string" calcext:value-type="string">
            <text:p>-</text:p>
          </table:table-cell>
          <table:table-cell table:style-name="ce25" office:value-type="float" office:value="3" calcext:value-type="float">
            <text:p>3</text:p>
          </table:table-cell>
          <table:table-cell table:style-name="ce32" office:value-type="float" office:value="6" calcext:value-type="float">
            <text:p>6</text:p>
          </table:table-cell>
          <table:table-cell table:style-name="ce39" table:formula="of:=1.5*6506" office:value-type="float" office:value="9759" calcext:value-type="float">
            <text:p>9 759</text:p>
          </table:table-cell>
          <table:table-cell table:style-name="ce46" table:formula="of:=1.5*510" office:value-type="float" office:value="765" calcext:value-type="float">
            <text:p>765</text:p>
          </table:table-cell>
          <table:table-cell table:style-name="ce60" table:formula="of:=0.5+1.5" office:value-type="percentage" office:value="2" calcext:value-type="percentage">
            <text:p>200%</text:p>
          </table:table-cell>
          <table:table-cell table:style-name="ce60" office:value-type="percentage" office:value="0.5" calcext:value-type="percentage">
            <text:p>50%</text:p>
          </table:table-cell>
          <table:table-cell table:style-name="ce60" office:value-type="percentage" office:value="0.2" calcext:value-type="percentage">
            <text:p>20%</text:p>
          </table:table-cell>
          <table:table-cell table:style-name="ce60"/>
          <table:table-cell table:style-name="ce70" table:formula="of:=1.5*674" office:value-type="float" office:value="1011" calcext:value-type="float">
            <text:p>1 011</text:p>
          </table:table-cell>
          <table:table-cell table:style-name="ce77" table:formula="of:=1.5*718" office:value-type="float" office:value="1077" calcext:value-type="float">
            <text:p>1 077</text:p>
          </table:table-cell>
          <table:table-cell table:style-name="ce85" table:number-columns-repeated="2"/>
          <table:table-cell table:style-name="ce96"/>
          <table:table-cell table:style-name="ce108"/>
          <table:table-cell table:style-name="ce110"/>
          <table:table-cell table:style-name="ce114"/>
          <table:table-cell table:style-name="ce116" table:formula="of:=0.6+1.4+0.04*5" office:value-type="percentage" office:value="2.2" calcext:value-type="percentage">
            <text:p>220%</text:p>
          </table:table-cell>
          <table:table-cell table:style-name="ce110" table:number-columns-repeated="2"/>
          <table:table-cell table:style-name="ce122" office:value-type="percentage" office:value="0.2" calcext:value-type="percentage">
            <text:p>20%</text:p>
          </table:table-cell>
          <table:table-cell table:style-name="ce128" office:value-type="percentage" office:value="0.2" calcext:value-type="percentage">
            <text:p>20%</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76]*0.8666666" office:value-type="percentage" office:value="51.999996" calcext:value-type="percentage">
            <text:p>5200%</text:p>
          </table:table-cell>
          <table:table-cell table:style-name="ce38" table:formula="of:=([.$L79]+[.AF$68])*[.AE76]" office:value-type="float" office:value="52311.995976" calcext:value-type="float">
            <text:p>52 312</text:p>
          </table:table-cell>
          <table:table-cell table:style-name="ce182" table:formula="of:=20*3" office:value-type="percentage" office:value="60" calcext:value-type="percentage">
            <text:p>6000%</text:p>
          </table:table-cell>
          <table:table-cell table:style-name="ce198" table:formula="of:=([.$L76]+[.AH$68])*[.AG76]" office:value-type="float" office:value="66660" calcext:value-type="float">
            <text:p>66 660</text:p>
          </table:table-cell>
          <table:table-cell table:style-name="ce200" office:value-type="float" office:value="18055" calcext:value-type="float">
            <text:p>18 055</text:p>
          </table:table-cell>
          <table:table-cell table:style-name="ce176" table:formula="of:=[.AL76]*0.8666666" office:value-type="percentage" office:value="20.7999984" calcext:value-type="percentage">
            <text:p>2080%</text:p>
          </table:table-cell>
          <table:table-cell table:style-name="ce38" table:formula="of:=([.$M79]+[.AK$68])*[.AJ76]" office:value-type="float" office:value="15464.7988104" calcext:value-type="float">
            <text:p>15 465</text:p>
          </table:table-cell>
          <table:table-cell table:style-name="ce203" table:formula="of:=8*3" office:value-type="percentage" office:value="24" calcext:value-type="percentage">
            <text:p>2400%</text:p>
          </table:table-cell>
          <table:table-cell table:style-name="ce198" table:formula="of:=([.$M76]+[.AM$68])*[.AL76]" office:value-type="float" office:value="28248" calcext:value-type="float">
            <text:p>28 248</text:p>
          </table:table-cell>
          <table:table-cell table:style-name="ce200" office:value-type="float" office:value="435" calcext:value-type="float">
            <text:p>435</text:p>
          </table:table-cell>
          <table:table-cell table:style-name="ce218" office:value-type="float" office:value="2" calcext:value-type="float">
            <text:p>2</text:p>
          </table:table-cell>
          <table:table-cell table:style-name="ce234"/>
          <table:table-cell table:style-name="ce246" office:value-type="string" calcext:value-type="string">
            <text:p>s, Boost, Faith, PS</text:p>
          </table:table-cell>
          <table:table-cell table:style-name="ce246" office:value-type="string" calcext:value-type="string">
            <text:p>Brk 100%, Mag 70%</text:p>
          </table:table-cell>
          <table:table-cell table:style-name="ce251" office:value-type="string" calcext:value-type="string">
            <text:p>HV+10%, K&amp;D+1</text:p>
          </table:table-cell>
          <table:table-cell table:style-name="ce257" office:value-type="string" calcext:value-type="string">
            <text:p>Boost, Wall</text:p>
          </table:table-cell>
          <table:table-cell table:style-name="ce21" table:number-columns-repeated="977"/>
        </table:table-row>
        <table:table-row table:style-name="ro2">
          <table:table-cell table:style-name="ce5" office:value-type="string" calcext:value-type="string">
            <text:p>Soldier 1st Class HoF</text:p>
          </table:table-cell>
          <table:table-cell table:style-name="ce18" office:value-type="string" calcext:value-type="string">
            <text:p>DD</text:p>
          </table:table-cell>
          <table:table-cell table:style-name="ce26" table:formula="of:=3+4" office:value-type="float" office:value="7" calcext:value-type="float" table:number-columns-spanned="1" table:number-rows-spanned="2">
            <text:p>7</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5*7916" office:value-type="float" office:value="11874" calcext:value-type="float" table:number-columns-spanned="1" table:number-rows-spanned="2">
            <text:p>11 874</text:p>
          </table:table-cell>
          <table:table-cell table:style-name="ce47" table:formula="of:=1.5*(430+2*12)" office:value-type="float" office:value="681" calcext:value-type="float" table:number-columns-spanned="1" table:number-rows-spanned="2">
            <text:p>681</text:p>
          </table:table-cell>
          <table:table-cell table:style-name="ce64" table:number-columns-spanned="1" table:number-rows-spanned="2"/>
          <table:table-cell table:style-name="ce61" table:formula="of:=0.5+1" office:value-type="percentage" office:value="1.5" calcext:value-type="percentage" table:number-columns-spanned="1" table:number-rows-spanned="2">
            <text:p>150%</text:p>
          </table:table-cell>
          <table:table-cell table:style-name="ce61" office:value-type="percentage" office:value="0.3" calcext:value-type="percentage" table:number-columns-spanned="1" table:number-rows-spanned="2">
            <text:p>30%</text:p>
          </table:table-cell>
          <table:table-cell table:style-name="ce64" table:number-columns-spanned="1" table:number-rows-spanned="2"/>
          <table:table-cell table:style-name="ce71" table:formula="of:=1.5*775" office:value-type="float" office:value="1162.5" calcext:value-type="float" table:number-columns-spanned="1" table:number-rows-spanned="2">
            <text:p>1 163</text:p>
          </table:table-cell>
          <table:table-cell table:style-name="ce78" table:formula="of:=1.5*391" office:value-type="float" office:value="586.5" calcext:value-type="float" table:number-columns-spanned="1" table:number-rows-spanned="2">
            <text:p>587</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table-cell table:style-name="ce112" office:value-type="percentage" office:value="0.4" calcext:value-type="percentage">
            <text:p>40%</text:p>
          </table:table-cell>
          <table:table-cell table:style-name="ce110"/>
          <table:table-cell table:style-name="ce116" table:formula="of:=0.4+2.5" office:value-type="percentage" office:value="2.9" calcext:value-type="percentage">
            <text:p>290%</text:p>
          </table:table-cell>
          <table:table-cell table:style-name="ce110"/>
          <table:table-cell table:style-name="ce120" office:value-type="percentage" office:value="0.4" calcext:value-type="percentage">
            <text:p>40%</text:p>
          </table:table-cell>
          <table:table-cell table:style-name="ce123" office:value-type="percentage" office:value="0.3" calcext:value-type="percentage" table:number-columns-spanned="1" table:number-rows-spanned="2">
            <text:p>30%</text:p>
          </table:table-cell>
          <table:table-cell table:style-name="ce129" table:number-columns-spanned="1" table:number-rows-spanned="2"/>
          <table:table-cell table:style-name="ce135" office:value-type="percentage" office:value="0.3" calcext:value-type="percentage" table:number-columns-spanned="1" table:number-rows-spanned="2">
            <text:p>30%</text:p>
          </table:table-cell>
          <table:table-cell table:style-name="ce141" office:value-type="percentage" office:value="0.3" calcext:value-type="percentage" table:number-columns-spanned="1" table:number-rows-spanned="2">
            <text:p>30%</text:p>
          </table:table-cell>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2" calcext:value-type="percentage" table:number-columns-spanned="1" table:number-rows-spanned="2">
            <text:p>20%</text:p>
          </table:table-cell>
          <table:table-cell table:style-name="ce176"/>
          <table:table-cell table:style-name="ce38"/>
          <table:table-cell table:style-name="ce183" table:formula="of:=18*3" office:value-type="percentage" office:value="54" calcext:value-type="percentage" table:number-columns-spanned="1" table:number-rows-spanned="2">
            <text:p>5400%</text:p>
          </table:table-cell>
          <table:table-cell table:style-name="ce193" table:formula="of:=([.$L77]+[.AH$68])*[.AG77]" office:value-type="float" office:value="68175" calcext:value-type="float" table:number-columns-spanned="1" table:number-rows-spanned="2">
            <text:p>68 175</text:p>
          </table:table-cell>
          <table:table-cell table:style-name="ce200"/>
          <table:table-cell table:style-name="ce176"/>
          <table:table-cell table:style-name="ce38"/>
          <table:table-cell table:style-name="ce204" table:formula="of:=9*3" office:value-type="percentage" office:value="27" calcext:value-type="percentage" table:number-columns-spanned="1" table:number-rows-spanned="2">
            <text:p>2700%</text:p>
          </table:table-cell>
          <table:table-cell table:style-name="ce193" table:formula="of:=([.$M77]+[.AM$68])*[.AL77]" office:value-type="float" office:value="18535.5" calcext:value-type="float" table:number-columns-spanned="1" table:number-rows-spanned="2">
            <text:p>18 536</text:p>
          </table:table-cell>
          <table:table-cell table:style-name="ce200"/>
          <table:table-cell table:style-name="ce224" table:number-columns-spanned="1" table:number-rows-spanned="2"/>
          <table:table-cell table:style-name="ce239" table:number-columns-spanned="1" table:number-rows-spanned="2"/>
          <table:table-cell table:style-name="ce247" office:value-type="string" calcext:value-type="string" table:number-columns-spanned="1" table:number-rows-spanned="2">
            <text:p>Snipe (Self, 4 Turns), Dispel, Warrior Tranc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HV+10%, Ranger Lore</text:p>
          </table:table-cell>
          <table:table-cell table:style-name="ce258" office:value-type="string" calcext:value-type="string" table:number-columns-spanned="1" table:number-rows-spanned="2">
            <text:p>Brave</text:p>
            <text:p>Barrier</text:p>
            <text:p>Drain</text:p>
          </table:table-cell>
          <table:table-cell table:style-name="ce21" table:number-columns-repeated="977"/>
        </table:table-row>
        <table:table-row table:style-name="ro2">
          <table:table-cell table:style-name="ce5"/>
          <table:table-cell table:style-name="ce18"/>
          <table:covered-table-cell table:style-name="ce27" table:formula="of:=[.C77]" office:value-type="float" office:value="7" calcext:value-type="float">
            <text:p>7</text:p>
          </table:covered-table-cell>
          <table:covered-table-cell table:style-name="ce27" table:formula="of:=[.D77]" office:value-type="float" office:value="1" calcext:value-type="float">
            <text:p>1</text:p>
          </table:covered-table-cell>
          <table:covered-table-cell table:style-name="ce34" table:formula="of:=[.E77]" office:value-type="float" office:value="6" calcext:value-type="float">
            <text:p>6</text:p>
          </table:covered-table-cell>
          <table:covered-table-cell table:style-name="ce41" table:formula="of:=[.F77]" office:value-type="float" office:value="11874" calcext:value-type="float">
            <text:p>11 874</text:p>
          </table:covered-table-cell>
          <table:covered-table-cell table:style-name="ce48" table:formula="of:=[.G77]" office:value-type="float" office:value="681" calcext:value-type="float">
            <text:p>681</text:p>
          </table:covered-table-cell>
          <table:covered-table-cell table:style-name="ce62"/>
          <table:covered-table-cell table:style-name="ce62" table:formula="of:=[.I77]" office:value-type="percentage" office:value="1.5" calcext:value-type="percentage">
            <text:p>150%</text:p>
          </table:covered-table-cell>
          <table:covered-table-cell table:style-name="ce62" table:formula="of:=[.J77]" office:value-type="percentage" office:value="0.3" calcext:value-type="percentage">
            <text:p>30%</text:p>
          </table:covered-table-cell>
          <table:covered-table-cell table:style-name="ce62"/>
          <table:covered-table-cell table:style-name="ce72" table:formula="of:=[.L77]" office:value-type="float" office:value="1162.5" calcext:value-type="float">
            <text:p>1 163</text:p>
          </table:covered-table-cell>
          <table:covered-table-cell table:style-name="ce79" table:formula="of:=[.M77]" office:value-type="float" office:value="586.5" calcext:value-type="float">
            <text:p>587</text:p>
          </table:covered-table-cell>
          <table:covered-table-cell table:number-columns-repeated="2" table:style-name="ce87"/>
          <table:covered-table-cell table:style-name="ce101"/>
          <table:table-cell table:style-name="ce110"/>
          <table:table-cell table:style-name="ce112" table:formula="of:=[.R77]" office:value-type="percentage" office:value="0.4" calcext:value-type="percentage">
            <text:p>40%</text:p>
          </table:table-cell>
          <table:table-cell table:style-name="ce114"/>
          <table:table-cell table:style-name="ce116" table:formula="of:=[.T77]" office:value-type="percentage" office:value="2.9" calcext:value-type="percentage">
            <text:p>290%</text:p>
          </table:table-cell>
          <table:table-cell table:style-name="ce110" table:number-columns-repeated="2"/>
          <table:covered-table-cell table:style-name="ce122" table:formula="of:=[.W77]" office:value-type="percentage" office:value="0.3" calcext:value-type="percentage">
            <text:p>30%</text:p>
          </table:covered-table-cell>
          <table:covered-table-cell table:style-name="ce128"/>
          <table:covered-table-cell table:style-name="ce134" table:formula="of:=[.Y77]" office:value-type="percentage" office:value="0.3" calcext:value-type="percentage">
            <text:p>30%</text:p>
          </table:covered-table-cell>
          <table:covered-table-cell table:style-name="ce140" table:formula="of:=[.Z77]" office:value-type="percentage" office:value="0.3" calcext:value-type="percentage">
            <text:p>30%</text:p>
          </table:covered-table-cell>
          <table:covered-table-cell table:style-name="ce146"/>
          <table:covered-table-cell table:style-name="ce152"/>
          <table:table-cell table:style-name="ce160" office:value-type="string" calcext:value-type="string">
            <text:p>Wind</text:p>
          </table:table-cell>
          <table:covered-table-cell table:style-name="ce169" table:formula="of:=[.AD77]" office:value-type="percentage" office:value="0.2" calcext:value-type="percentage">
            <text:p>20%</text:p>
          </table:covered-table-cell>
          <table:table-cell table:style-name="ce176"/>
          <table:table-cell table:style-name="ce38"/>
          <table:covered-table-cell table:style-name="ce186" table:formula="of:=[.AG77]" office:value-type="percentage" office:value="54" calcext:value-type="percentage">
            <text:p>5400%</text:p>
          </table:covered-table-cell>
          <table:covered-table-cell table:style-name="ce196" table:formula="of:=([.$L78]+[.AH$68])*[.AG78]" office:value-type="float" office:value="68175" calcext:value-type="float">
            <text:p>68 175</text:p>
          </table:covered-table-cell>
          <table:table-cell table:style-name="ce200"/>
          <table:table-cell table:style-name="ce176"/>
          <table:table-cell table:style-name="ce38"/>
          <table:covered-table-cell table:style-name="ce207" table:formula="of:=[.AL77]" office:value-type="percentage" office:value="27" calcext:value-type="percentage">
            <text:p>2700%</text:p>
          </table:covered-table-cell>
          <table:covered-table-cell table:style-name="ce196" table:formula="of:=([.$M78]+[.AM$68])*[.AL78]" office:value-type="float" office:value="18535.5" calcext:value-type="float">
            <text:p>18 536</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Ace Striker HoF</text:p>
          </table:table-cell>
          <table:table-cell table:style-name="ce18" office:value-type="string" calcext:value-type="string">
            <text:p>DD</text:p>
          </table:table-cell>
          <table:table-cell table:style-name="ce25" table:formula="of:=2+4" office:value-type="float" office:value="6" calcext:value-type="float">
            <text:p>6</text:p>
          </table:table-cell>
          <table:table-cell table:style-name="ce25" office:value-type="float" office:value="2" calcext:value-type="float">
            <text:p>2</text:p>
          </table:table-cell>
          <table:table-cell table:style-name="ce32" office:value-type="float" office:value="6" calcext:value-type="float">
            <text:p>6</text:p>
          </table:table-cell>
          <table:table-cell table:style-name="ce39" table:formula="of:=1.5*7320" office:value-type="float" office:value="10980" calcext:value-type="float">
            <text:p>10 980</text:p>
          </table:table-cell>
          <table:table-cell table:style-name="ce46" table:formula="of:=1.5*(430+6*4)" office:value-type="float" office:value="681" calcext:value-type="float">
            <text:p>681</text:p>
          </table:table-cell>
          <table:table-cell table:number-columns-repeated="2" table:style-name="ce60" office:value-type="percentage" office:value="0.2" calcext:value-type="percentage">
            <text:p>20%</text:p>
          </table:table-cell>
          <table:table-cell table:style-name="ce60" table:formula="of:=0.2+1" office:value-type="percentage" office:value="1.2" calcext:value-type="percentage">
            <text:p>120%</text:p>
          </table:table-cell>
          <table:table-cell table:style-name="ce60"/>
          <table:table-cell table:style-name="ce70" table:formula="of:=1.5*604" office:value-type="float" office:value="906" calcext:value-type="float">
            <text:p>906</text:p>
          </table:table-cell>
          <table:table-cell table:style-name="ce77" table:formula="of:=1.5*429" office:value-type="float" office:value="643.5" calcext:value-type="float">
            <text:p>644</text:p>
          </table:table-cell>
          <table:table-cell table:style-name="ce85" table:number-columns-repeated="2"/>
          <table:table-cell table:style-name="ce96"/>
          <table:table-cell table:style-name="ce108"/>
          <table:table-cell table:style-name="ce112" table:formula="of:=1+2.5+0.04*4" office:value-type="percentage" office:value="3.66" calcext:value-type="percentage">
            <text:p>366%</text:p>
          </table:table-cell>
          <table:table-cell table:style-name="ce114" table:formula="of:=1+0.04*4" office:value-type="percentage" office:value="1.16" calcext:value-type="percentage">
            <text:p>116%</text:p>
          </table:table-cell>
          <table:table-cell table:style-name="ce110" table:number-columns-repeated="3"/>
          <table:table-cell table:style-name="ce122"/>
          <table:table-cell table:style-name="ce128" office:value-type="percentage" office:value="0.45" calcext:value-type="percentage">
            <text:p>45%</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5" calcext:value-type="percentage">
            <text:p>50%</text:p>
          </table:table-cell>
          <table:table-cell table:style-name="ce176" table:formula="of:=[.AG79]*0.8666666" office:value-type="percentage" office:value="54.5999958" calcext:value-type="percentage">
            <text:p>5460%</text:p>
          </table:table-cell>
          <table:table-cell table:style-name="ce38" table:formula="of:=([.$L102]+[.AF$68])*[.AE79]" office:value-type="float" office:value="109189.07160084" calcext:value-type="float">
            <text:p>109 189</text:p>
          </table:table-cell>
          <table:table-cell table:style-name="ce182" table:formula="of:=21*3" office:value-type="percentage" office:value="63" calcext:value-type="percentage">
            <text:p>6300%</text:p>
          </table:table-cell>
          <table:table-cell table:style-name="ce198" table:formula="of:=([.$L79]+[.AH$68])*[.AG79]" office:value-type="float" office:value="63378" calcext:value-type="float">
            <text:p>63 378</text:p>
          </table:table-cell>
          <table:table-cell table:style-name="ce200" office:value-type="float" office:value="19617" calcext:value-type="float">
            <text:p>19 617</text:p>
          </table:table-cell>
          <table:table-cell table:style-name="ce176" table:formula="of:=[.AL79]*0.8666666" office:value-type="percentage" office:value="15.5999988" calcext:value-type="percentage">
            <text:p>1560%</text:p>
          </table:table-cell>
          <table:table-cell table:style-name="ce38" table:formula="of:=([.$M102]+[.AK$68])*[.AJ79]" office:value-type="float" office:value="25431.11804376" calcext:value-type="float">
            <text:p>25 431</text:p>
          </table:table-cell>
          <table:table-cell table:style-name="ce203" table:formula="of:=6*3" office:value-type="percentage" office:value="18" calcext:value-type="percentage">
            <text:p>1800%</text:p>
          </table:table-cell>
          <table:table-cell table:style-name="ce198" table:formula="of:=([.$M79]+[.AM$68])*[.AL79]" office:value-type="float" office:value="13383" calcext:value-type="float">
            <text:p>13 383</text:p>
          </table:table-cell>
          <table:table-cell table:style-name="ce200" office:value-type="float" office:value="2403" calcext:value-type="float">
            <text:p>2 403</text:p>
          </table:table-cell>
          <table:table-cell table:style-name="ce218"/>
          <table:table-cell table:style-name="ce234"/>
          <table:table-cell table:style-name="ce246" office:value-type="string" calcext:value-type="string">
            <text:p>Haste(4), Snipe</text:p>
          </table:table-cell>
          <table:table-cell table:style-name="ce246" office:value-type="string" calcext:value-type="string">
            <text:p>Slow 100%</text:p>
          </table:table-cell>
          <table:table-cell table:style-name="ce251" office:value-type="string" calcext:value-type="string">
            <text:p>HV+10%, Mage Lore</text:p>
          </table:table-cell>
          <table:table-cell table:style-name="ce257" office:value-type="string" calcext:value-type="string">
            <text:p>Haste, Barrier, Snipe</text:p>
          </table:table-cell>
          <table:table-cell table:style-name="ce21" table:number-columns-repeated="977"/>
        </table:table-row>
        <table:table-row table:style-name="ro2">
          <table:table-cell table:style-name="ce5" office:value-type="string" calcext:value-type="string">
            <text:p>Eorzean Paladin</text:p>
          </table:table-cell>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10" calcext:value-type="float">
            <text:p>10</text:p>
          </table:table-cell>
          <table:table-cell table:style-name="ce32"/>
          <table:table-cell table:style-name="ce39" office:value-type="float" office:value="14091" calcext:value-type="float">
            <text:p>14 091</text:p>
          </table:table-cell>
          <table:table-cell table:style-name="ce46" office:value-type="float" office:value="830" calcext:value-type="float">
            <text:p>830</text:p>
          </table:table-cell>
          <table:table-cell table:style-name="ce60" office:value-type="percentage" office:value="1.5" calcext:value-type="percentage">
            <text:p>150%</text:p>
          </table:table-cell>
          <table:table-cell table:style-name="ce60"/>
          <table:table-cell table:style-name="ce60" office:value-type="percentage" office:value="1.5" calcext:value-type="percentage">
            <text:p>150%</text:p>
          </table:table-cell>
          <table:table-cell table:style-name="ce60"/>
          <table:table-cell table:style-name="ce70" office:value-type="float" office:value="431" calcext:value-type="float">
            <text:p>431</text:p>
          </table:table-cell>
          <table:table-cell table:style-name="ce77" office:value-type="float" office:value="1266" calcext:value-type="float">
            <text:p>1 266</text:p>
          </table:table-cell>
          <table:table-cell table:style-name="ce85" table:number-columns-repeated="2"/>
          <table:table-cell table:style-name="ce96"/>
          <table:table-cell table:style-name="ce110" table:number-columns-repeated="3"/>
          <table:table-cell table:style-name="ce116"/>
          <table:table-cell table:style-name="ce118" office:value-type="percentage" office:value="1" calcext:value-type="percentage">
            <text:p>100%</text:p>
          </table:table-cell>
          <table:table-cell table:style-name="ce120" table:formula="of:=1+0.04*16" office:value-type="percentage" office:value="1.64" calcext:value-type="percentage">
            <text:p>164%</text:p>
          </table:table-cell>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office:value-type="percentage" office:value="0.3" calcext:value-type="percentage">
            <text:p>30%</text:p>
          </table:table-cell>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table-cell table:style-name="ce38"/>
          <table:table-cell table:style-name="ce182" office:value-type="percentage" office:value="15" calcext:value-type="percentage">
            <text:p>1500%</text:p>
          </table:table-cell>
          <table:table-cell table:style-name="ce198" table:formula="of:=([.$L80]+[.AH$68])*[.AG80]" office:value-type="float" office:value="7965" calcext:value-type="float">
            <text:p>7 965</text:p>
          </table:table-cell>
          <table:table-cell table:style-name="ce200"/>
          <table:table-cell table:style-name="ce176"/>
          <table:table-cell table:style-name="ce38"/>
          <table:table-cell table:style-name="ce203" office:value-type="percentage" office:value="90" calcext:value-type="percentage">
            <text:p>9000%</text:p>
          </table:table-cell>
          <table:table-cell table:style-name="ce198" table:formula="of:=([.$M80]+[.AM$68])*[.AL80]" office:value-type="float" office:value="122940" calcext:value-type="float">
            <text:p>122 940</text:p>
          </table:table-cell>
          <table:table-cell table:style-name="ce200"/>
          <table:table-cell table:style-name="ce218" office:value-type="float" office:value="1" calcext:value-type="float">
            <text:p>1</text:p>
          </table:table-cell>
          <table:table-cell table:style-name="ce234"/>
          <table:table-cell table:style-name="ce246" office:value-type="string" calcext:value-type="string">
            <text:p>Bar,Wal,Tra,Tau</text:p>
          </table:table-cell>
          <table:table-cell table:style-name="ce246" office:value-type="string" calcext:value-type="string">
            <text:p>Def 100% Und 100%</text:p>
          </table:table-cell>
          <table:table-cell table:style-name="ce251" office:value-type="string" calcext:value-type="string">
            <text:p>S.guard+5%</text:p>
          </table:table-cell>
          <table:table-cell table:style-name="ce257"/>
          <table:table-cell table:style-name="ce21" table:number-columns-repeated="977"/>
        </table:table-row>
        <table:table-row table:style-name="ro2">
          <table:table-cell table:style-name="ce5" office:value-type="string" calcext:value-type="string">
            <text:p>Legendary Guardian</text:p>
          </table:table-cell>
          <table:table-cell table:style-name="ce20" office:value-type="string" calcext:value-type="string">
            <text:p>T</text:p>
          </table:table-cell>
          <table:table-cell table:style-name="ce25" office:value-type="float" office:value="2" calcext:value-type="float">
            <text:p>2</text:p>
          </table:table-cell>
          <table:table-cell table:style-name="ce25" office:value-type="float" office:value="10" calcext:value-type="float">
            <text:p>10</text:p>
          </table:table-cell>
          <table:table-cell table:style-name="ce32"/>
          <table:table-cell table:style-name="ce39" office:value-type="float" office:value="17780" calcext:value-type="float">
            <text:p>17 780</text:p>
          </table:table-cell>
          <table:table-cell table:style-name="ce46" office:value-type="float" office:value="496" calcext:value-type="float">
            <text:p>496</text:p>
          </table:table-cell>
          <table:table-cell table:style-name="ce60" office:value-type="percentage" office:value="1.5" calcext:value-type="percentage">
            <text:p>150%</text:p>
          </table:table-cell>
          <table:table-cell table:style-name="ce60" office:value-type="percentage" office:value="1" calcext:value-type="percentage">
            <text:p>100%</text:p>
          </table:table-cell>
          <table:table-cell table:style-name="ce60"/>
          <table:table-cell table:style-name="ce60" office:value-type="percentage" office:value="0.5" calcext:value-type="percentage">
            <text:p>50%</text:p>
          </table:table-cell>
          <table:table-cell table:style-name="ce70" office:value-type="float" office:value="1510" calcext:value-type="float">
            <text:p>1 510</text:p>
          </table:table-cell>
          <table:table-cell table:style-name="ce77" office:value-type="float" office:value="1278" calcext:value-type="float">
            <text:p>1 278</text:p>
          </table:table-cell>
          <table:table-cell table:style-name="ce85"/>
          <table:table-cell table:style-name="ce85" office:value-type="percentage" office:value="1" calcext:value-type="percentage">
            <text:p>100%</text:p>
          </table:table-cell>
          <table:table-cell table:style-name="ce96" office:value-type="percentage" office:value="0.2" calcext:value-type="percentage">
            <text:p>20%</text:p>
          </table:table-cell>
          <table:table-cell table:style-name="ce108"/>
          <table:table-cell table:style-name="ce112"/>
          <table:table-cell table:style-name="ce114"/>
          <table:table-cell table:style-name="ce110" table:number-columns-repeated="3"/>
          <table:table-cell table:style-name="ce122" office:value-type="percentage" office:value="0.25" calcext:value-type="percentage">
            <text:p>25%</text:p>
          </table:table-cell>
          <table:table-cell table:style-name="ce128" office:value-type="percentage" office:value="0.25" calcext:value-type="percentage">
            <text:p>25%</text:p>
          </table:table-cell>
          <table:table-cell table:style-name="ce134" office:value-type="percentage" office:value="0.25" calcext:value-type="percentage">
            <text:p>25%</text:p>
          </table:table-cell>
          <table:table-cell table:style-name="ce140" office:value-type="percentage" office:value="0.25" calcext:value-type="percentage">
            <text:p>25%</text:p>
          </table:table-cell>
          <table:table-cell table:style-name="ce146" office:value-type="percentage" office:value="0.25" calcext:value-type="percentage">
            <text:p>25%</text:p>
          </table:table-cell>
          <table:table-cell table:style-name="ce152" office:value-type="percentage" office:value="0.25" calcext:value-type="percentage">
            <text:p>25%</text:p>
          </table:table-cell>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38"/>
          <table:table-cell table:style-name="ce182" table:formula="of:=20*3" office:value-type="percentage" office:value="60" calcext:value-type="percentage">
            <text:p>6000%</text:p>
          </table:table-cell>
          <table:table-cell table:style-name="ce198" table:formula="of:=([.$L81]+[.AH$68])*[.AG81]" office:value-type="float" office:value="96600" calcext:value-type="float">
            <text:p>96 600</text:p>
          </table:table-cell>
          <table:table-cell table:style-name="ce200"/>
          <table:table-cell table:style-name="ce176"/>
          <table:table-cell table:style-name="ce38"/>
          <table:table-cell table:style-name="ce203" table:formula="of:=20*3" office:value-type="percentage" office:value="60" calcext:value-type="percentage">
            <text:p>6000%</text:p>
          </table:table-cell>
          <table:table-cell table:style-name="ce198" table:formula="of:=([.$M81]+[.AM$68])*[.AL81]" office:value-type="float" office:value="82680" calcext:value-type="float">
            <text:p>82 680</text:p>
          </table:table-cell>
          <table:table-cell table:style-name="ce200"/>
          <table:table-cell table:style-name="ce218" office:value-type="float" office:value="3" calcext:value-type="float">
            <text:p>3</text:p>
          </table:table-cell>
          <table:table-cell table:style-name="ce234" office:value-type="float" office:value="5" calcext:value-type="float">
            <text:p>5</text:p>
          </table:table-cell>
          <table:table-cell table:style-name="ce246" office:value-type="string" calcext:value-type="string">
            <text:p>Brave, Barrier, Warrior Trance, Weak Weapon, Charging Atack (All self)</text:p>
          </table:table-cell>
          <table:table-cell table:style-name="ce246" office:value-type="string" calcext:value-type="string">
            <text:p>Attack 100%, Def 100% Und 100%</text:p>
          </table:table-cell>
          <table:table-cell table:style-name="ce251" office:value-type="string" calcext:value-type="string">
            <text:p>S.guard+5%, Medic+1%, Reckoning, Scourge+300%</text:p>
          </table:table-cell>
          <table:table-cell table:style-name="ce257" office:value-type="string" calcext:value-type="string">
            <text:p>Brave, Wall</text:p>
          </table:table-cell>
          <table:table-cell table:style-name="ce21" table:number-columns-repeated="977"/>
        </table:table-row>
        <table:table-row table:style-name="ro2">
          <table:table-cell table:style-name="ce11" office:value-type="string" calcext:value-type="string">
            <text:p>Sword Saint</text:p>
          </table:table-cell>
          <table:table-cell table:style-name="ce18" office:value-type="string" calcext:value-type="string">
            <text:p>DD</text:p>
          </table:table-cell>
          <table:table-cell table:style-name="ce25" office:value-type="float" office:value="8" calcext:value-type="float">
            <text:p>8</text:p>
          </table:table-cell>
          <table:table-cell table:style-name="ce25" office:value-type="float" office:value="3" calcext:value-type="float">
            <text:p>3</text:p>
          </table:table-cell>
          <table:table-cell table:style-name="ce33" table:number-columns-spanned="1" table:number-rows-spanned="2"/>
          <table:table-cell table:style-name="ce40" office:value-type="float" office:value="13471" calcext:value-type="float" table:number-columns-spanned="1" table:number-rows-spanned="2">
            <text:p>13 471</text:p>
          </table:table-cell>
          <table:table-cell table:style-name="ce47" table:formula="of:=860+2*7" office:value-type="float" office:value="874" calcext:value-type="float" table:number-columns-spanned="1" table:number-rows-spanned="2">
            <text:p>874</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office:value-type="float" office:value="1669" calcext:value-type="float" table:number-columns-spanned="1" table:number-rows-spanned="2">
            <text:p>1 669</text:p>
          </table:table-cell>
          <table:table-cell table:style-name="ce78" office:value-type="float" office:value="168" calcext:value-type="float" table:number-columns-spanned="1" table:number-rows-spanned="2">
            <text:p>16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number-columns-repeated="3"/>
          <table:table-cell table:style-name="ce118" office:value-type="percentage" office:value="2.5" calcext:value-type="percentage">
            <text:p>250%</text:p>
          </table:table-cell>
          <table:table-cell table:style-name="ce120" office:value-type="percentage" office:value="2.5" calcext:value-type="percentage">
            <text:p>250%</text:p>
          </table:table-cell>
          <table:table-cell table:style-name="ce123" office:value-type="percentage" office:value="0.4" calcext:value-type="percentage" table:number-columns-spanned="1" table:number-rows-spanned="2">
            <text:p>40%</text:p>
          </table:table-cell>
          <table:table-cell table:style-name="ce129" office:value-type="percentage" office:value="0.4" calcext:value-type="percentage" table:number-columns-spanned="1" table:number-rows-spanned="2">
            <text:p>40%</text:p>
          </table:table-cell>
          <table:table-cell table:style-name="ce135" office:value-type="percentage" office:value="0.4" calcext:value-type="percentage" table:number-columns-spanned="1" table:number-rows-spanned="2">
            <text:p>40%</text:p>
          </table:table-cell>
          <table:table-cell table:style-name="ce141" office:value-type="percentage" office:value="0.4" calcext:value-type="percentage" table:number-columns-spanned="1" table:number-rows-spanned="2">
            <text:p>40%</text:p>
          </table:table-cell>
          <table:table-cell table:style-name="ce147" office:value-type="percentage" office:value="0.4" calcext:value-type="percentage" table:number-columns-spanned="1" table:number-rows-spanned="2">
            <text:p>40%</text:p>
          </table:table-cell>
          <table:table-cell table:style-name="ce153" office:value-type="percentage" office:value="0.4" calcext:value-type="percentage" table:number-columns-spanned="1" table:number-rows-spanned="2">
            <text:p>40%</text:p>
          </table:table-cell>
          <table:table-cell table:style-name="ce158" office:value-type="string" calcext:value-type="string">
            <text:p>Light</text:p>
          </table:table-cell>
          <table:table-cell table:style-name="ce166" office:value-type="percentage" office:value="0" calcext:value-type="percentage" table:number-columns-spanned="1" table:number-rows-spanned="2">
            <text:p>0%</text:p>
          </table:table-cell>
          <table:table-cell table:style-name="ce177" table:formula="of:=[.AG82]*0.8666666" office:value-type="percentage" office:value="77.999994" calcext:value-type="percentage">
            <text:p>7800%</text:p>
          </table:table-cell>
          <table:table-cell table:style-name="ce181" table:formula="of:=([.$L105]+[.AF$68])*[.AE82]" office:value-type="float" office:value="165812.3872452" calcext:value-type="float">
            <text:p>165 812</text:p>
          </table:table-cell>
          <table:table-cell table:style-name="ce183" office:value-type="percentage" office:value="90" calcext:value-type="percentage" table:number-columns-spanned="1" table:number-rows-spanned="2">
            <text:p>9000%</text:p>
          </table:table-cell>
          <table:table-cell table:style-name="ce193" table:formula="of:=([.$L82]+[.AH$68])*[.AG82]" office:value-type="float" office:value="159210" calcext:value-type="float" table:number-columns-spanned="1" table:number-rows-spanned="2">
            <text:p>159 210</text:p>
          </table:table-cell>
          <table:table-cell table:style-name="ce201" office:value-type="float" office:value="19617" calcext:value-type="float">
            <text:p>19 617</text:p>
          </table:table-cell>
          <table:table-cell table:style-name="ce177" table:formula="of:=[.AL82]*0.8666666" office:value-type="percentage" office:value="0.008666666" calcext:value-type="percentage">
            <text:p>1%</text:p>
          </table:table-cell>
          <table:table-cell table:style-name="ce181" table:formula="of:=([.$M105]+[.AK$68])*[.AJ82]" office:value-type="float" office:value="6.8847994704" calcext:value-type="float">
            <text:p>7</text:p>
          </table:table-cell>
          <table:table-cell table:style-name="ce204" office:value-type="percentage" office:value="0.01" calcext:value-type="percentage" table:number-columns-spanned="1" table:number-rows-spanned="2">
            <text:p>1%</text:p>
          </table:table-cell>
          <table:table-cell table:style-name="ce193" table:formula="of:=([.$M82]+[.AM$68])*[.AL82]" office:value-type="float" office:value="2.68" calcext:value-type="float" table:number-columns-spanned="1" table:number-rows-spanned="2">
            <text:p>3</text:p>
          </table:table-cell>
          <table:table-cell table:style-name="ce200"/>
          <table:table-cell table:style-name="ce225" table:number-columns-spanned="1" table:number-rows-spanned="2"/>
          <table:table-cell table:style-name="ce239" table:number-columns-spanned="1" table:number-rows-spanned="2"/>
          <table:table-cell table:style-name="ce247" office:value-type="string" calcext:value-type="string" table:number-columns-spanned="1" table:number-rows-spanned="2">
            <text:p>Brave, Barrier, Wall, Trance, PS</text:p>
          </table:table-cell>
          <table:table-cell table:style-name="ce247" office:value-type="string" calcext:value-type="string" table:number-columns-spanned="1" table:number-rows-spanned="2">
            <text:p>Defense 100% </text:p>
            <text:p>Unguard 100%</text:p>
          </table:table-cell>
          <table:table-cell table:style-name="ce252" office:value-type="string" calcext:value-type="string" table:number-columns-spanned="1" table:number-rows-spanned="2">
            <text:p>Medic+1% S.guard+5%, Attack Limit Break</text:p>
          </table:table-cell>
          <table:table-cell table:style-name="ce258" office:value-type="string" calcext:value-type="string" table:number-columns-spanned="1" table:number-rows-spanned="2">
            <text:p>Faith, Barrier, Wall, Haste</text:p>
          </table:table-cell>
          <table:table-cell table:style-name="ce21" table:number-columns-repeated="977"/>
        </table:table-row>
        <table:table-row table:style-name="ro2">
          <table:table-cell table:style-name="ce9"/>
          <table:table-cell table:style-name="ce20" office:value-type="string" calcext:value-type="string">
            <text:p>T</text:p>
          </table:table-cell>
          <table:table-cell table:style-name="ce25" office:value-type="float" office:value="3" calcext:value-type="float">
            <text:p>3</text:p>
          </table:table-cell>
          <table:table-cell table:style-name="ce25" office:value-type="float" office:value="8" calcext:value-type="float">
            <text:p>8</text:p>
          </table:table-cell>
          <table:covered-table-cell table:style-name="ce34"/>
          <table:covered-table-cell table:style-name="ce41" table:formula="of:=[.F82]" office:value-type="float" office:value="13471" calcext:value-type="float">
            <text:p>13 471</text:p>
          </table:covered-table-cell>
          <table:covered-table-cell table:style-name="ce48" table:formula="of:=[.G82]" office:value-type="float" office:value="874" calcext:value-type="float">
            <text:p>874</text:p>
          </table:covered-table-cell>
          <table:covered-table-cell table:style-name="ce62"/>
          <table:covered-table-cell table:style-name="ce62" table:formula="of:=[.I82]" office:value-type="percentage" office:value="1" calcext:value-type="percentage">
            <text:p>100%</text:p>
          </table:covered-table-cell>
          <table:covered-table-cell table:number-columns-repeated="2" table:style-name="ce62"/>
          <table:covered-table-cell table:style-name="ce72" table:formula="of:=[.L82]" office:value-type="float" office:value="1669" calcext:value-type="float">
            <text:p>1 669</text:p>
          </table:covered-table-cell>
          <table:covered-table-cell table:style-name="ce79" table:formula="of:=[.M82]" office:value-type="float" office:value="168" calcext:value-type="float">
            <text:p>168</text:p>
          </table:covered-table-cell>
          <table:covered-table-cell table:number-columns-repeated="2" table:style-name="ce87"/>
          <table:covered-table-cell table:style-name="ce98" table:formula="of:=[.P82]" office:value-type="percentage" office:value="0" calcext:value-type="percentage">
            <text:p>0%</text:p>
          </table:covered-table-cell>
          <table:table-cell table:style-name="ce110" table:number-columns-repeated="2"/>
          <table:table-cell table:style-name="ce114"/>
          <table:table-cell table:style-name="ce116"/>
          <table:table-cell table:style-name="ce118" table:formula="of:=[.U82]" office:value-type="percentage" office:value="2.5" calcext:value-type="percentage">
            <text:p>250%</text:p>
          </table:table-cell>
          <table:table-cell table:style-name="ce110"/>
          <table:covered-table-cell table:style-name="ce123" office:value-type="percentage" office:value="0.4" calcext:value-type="percentage">
            <text:p>40%</text:p>
          </table:covered-table-cell>
          <table:covered-table-cell table:style-name="ce129" office:value-type="percentage" office:value="0.4" calcext:value-type="percentage">
            <text:p>40%</text:p>
          </table:covered-table-cell>
          <table:covered-table-cell table:style-name="ce135" office:value-type="percentage" office:value="0.4" calcext:value-type="percentage">
            <text:p>40%</text:p>
          </table:covered-table-cell>
          <table:covered-table-cell table:style-name="ce141" office:value-type="percentage" office:value="0.4" calcext:value-type="percentage">
            <text:p>40%</text:p>
          </table:covered-table-cell>
          <table:covered-table-cell table:style-name="ce147" office:value-type="percentage" office:value="0.4" calcext:value-type="percentage">
            <text:p>40%</text:p>
          </table:covered-table-cell>
          <table:covered-table-cell table:style-name="ce153" office:value-type="percentage" office:value="0.4" calcext:value-type="percentage">
            <text:p>40%</text:p>
          </table:covered-table-cell>
          <table:table-cell table:style-name="ce158" office:value-type="string" calcext:value-type="string">
            <text:p>Light</text:p>
          </table:table-cell>
          <table:covered-table-cell table:style-name="ce167" office:value-type="percentage" office:value="0" calcext:value-type="percentage">
            <text:p>0%</text:p>
          </table:covered-table-cell>
          <table:table-cell table:style-name="ce177"/>
          <table:table-cell table:style-name="ce181"/>
          <table:covered-table-cell table:style-name="ce184" office:value-type="percentage" office:value="90" calcext:value-type="percentage">
            <text:p>9000%</text:p>
          </table:covered-table-cell>
          <table:covered-table-cell table:style-name="ce196" table:formula="of:=([.$L83]+[.AH$68])*[.AG83]" office:value-type="float" office:value="159210" calcext:value-type="float">
            <text:p>159 210</text:p>
          </table:covered-table-cell>
          <table:table-cell table:style-name="ce201" office:value-type="float" office:value="19617" calcext:value-type="float">
            <text:p>19 617</text:p>
          </table:table-cell>
          <table:table-cell table:style-name="ce177" table:formula="of:=[.AL83]*0.8666666" office:value-type="percentage" office:value="0.008666666" calcext:value-type="percentage">
            <text:p>1%</text:p>
          </table:table-cell>
          <table:table-cell table:style-name="ce181" table:formula="of:=([.$M106]+[.AK$68])*[.AJ83]" office:value-type="float" office:value="6.8847994704" calcext:value-type="float">
            <text:p>7</text:p>
          </table:table-cell>
          <table:covered-table-cell table:style-name="ce205" office:value-type="percentage" office:value="0.01" calcext:value-type="percentage">
            <text:p>1%</text:p>
          </table:covered-table-cell>
          <table:covered-table-cell table:style-name="ce196" table:formula="of:=([.$M83]+[.AM$68])*[.AL83]" office:value-type="float" office:value="2.68" calcext:value-type="float">
            <text:p>3</text:p>
          </table:covered-table-cell>
          <table:table-cell table:style-name="ce200"/>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Highwind</text:p>
          </table:table-cell>
          <table:table-cell table:style-name="ce18" office:value-type="string" calcext:value-type="string">
            <text:p>DD</text:p>
          </table:table-cell>
          <table:table-cell table:style-name="ce26" office:value-type="float" office:value="5" calcext:value-type="float" table:number-columns-spanned="1" table:number-rows-spanned="2">
            <text:p>5</text:p>
          </table:table-cell>
          <table:table-cell table:style-name="ce26" office:value-type="string" calcext:value-type="string" table:number-columns-spanned="1" table:number-rows-spanned="2">
            <text:p>-</text:p>
          </table:table-cell>
          <table:table-cell table:style-name="ce33" office:value-type="float" office:value="0" calcext:value-type="float" table:number-columns-spanned="1" table:number-rows-spanned="2">
            <text:p>0</text:p>
          </table:table-cell>
          <table:table-cell table:style-name="ce40" office:value-type="float" office:value="8266" calcext:value-type="float" table:number-columns-spanned="1" table:number-rows-spanned="2">
            <text:p>8 266</text:p>
          </table:table-cell>
          <table:table-cell table:style-name="ce47" office:value-type="float" office:value="657" calcext:value-type="float" table:number-columns-spanned="1" table:number-rows-spanned="2">
            <text:p>657</text:p>
          </table:table-cell>
          <table:table-cell table:style-name="ce61" office:value-type="percentage" office:value="0.3" calcext:value-type="percentage" table:number-columns-spanned="1" table:number-rows-spanned="2">
            <text:p>30%</text:p>
          </table:table-cell>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1" office:value-type="percentage" office:value="0.2" calcext:value-type="percentage" table:number-columns-spanned="1" table:number-rows-spanned="2">
            <text:p>20%</text:p>
          </table:table-cell>
          <table:table-cell table:style-name="ce71" office:value-type="float" office:value="1026" calcext:value-type="float" table:number-columns-spanned="1" table:number-rows-spanned="2">
            <text:p>1 026</text:p>
          </table:table-cell>
          <table:table-cell table:style-name="ce78" office:value-type="float" office:value="396" calcext:value-type="float" table:number-columns-spanned="1" table:number-rows-spanned="2">
            <text:p>396</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3"/>
          <table:table-cell table:style-name="ce116"/>
          <table:table-cell table:style-name="ce118" table:formula="of:=1+0.04*0+0.03*12" office:value-type="percentage" office:value="1.36" calcext:value-type="percentage">
            <text:p>136%</text:p>
          </table:table-cell>
          <table:table-cell table:style-name="ce120" table:formula="of:=1+0.03*4" office:value-type="percentage" office:value="1.12" calcext:value-type="percentage">
            <text:p>112%</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formula="of:=[.AG84]*0.8666666" office:value-type="percentage" office:value="46.7999964" calcext:value-type="percentage">
            <text:p>4680%</text:p>
          </table:table-cell>
          <table:table-cell table:style-name="ce38" table:formula="of:=([.$L107]+[.AF$68])*[.AE84]" office:value-type="float" office:value="150330.94843608" calcext:value-type="float">
            <text:p>150 331</text:p>
          </table:table-cell>
          <table:table-cell table:style-name="ce183" office:value-type="percentage" office:value="54" calcext:value-type="percentage" table:number-columns-spanned="1" table:number-rows-spanned="2">
            <text:p>5400%</text:p>
          </table:table-cell>
          <table:table-cell table:style-name="ce193" table:formula="of:=([.$L84]+[.AH$68])*[.AG84]" office:value-type="float" office:value="60804" calcext:value-type="float" table:number-columns-spanned="1" table:number-rows-spanned="2">
            <text:p>60 804</text:p>
          </table:table-cell>
          <table:table-cell table:style-name="ce200" office:value-type="float" office:value="23915" calcext:value-type="float">
            <text:p>23 915</text:p>
          </table:table-cell>
          <table:table-cell table:style-name="ce176" table:formula="of:=[.AL84]*0.8666666" office:value-type="percentage" office:value="0.77999994" calcext:value-type="percentage">
            <text:p>78%</text:p>
          </table:table-cell>
          <table:table-cell table:style-name="ce38" table:formula="of:=([.$M107]+[.AK$68])*[.AJ84]" office:value-type="float" office:value="934.127928144" calcext:value-type="float">
            <text:p>934</text:p>
          </table:table-cell>
          <table:table-cell table:style-name="ce204" office:value-type="percentage" office:value="0.9" calcext:value-type="percentage" table:number-columns-spanned="1" table:number-rows-spanned="2">
            <text:p>90%</text:p>
          </table:table-cell>
          <table:table-cell table:style-name="ce193" table:formula="of:=([.$M84]+[.AM$68])*[.AL84]" office:value-type="float" office:value="446.4" calcext:value-type="float" table:number-columns-spanned="1" table:number-rows-spanned="2">
            <text:p>446</text:p>
          </table:table-cell>
          <table:table-cell table:style-name="ce200" office:value-type="float" office:value="179" calcext:value-type="float">
            <text:p>179</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Debarrier (Target, 3 turns), Faith, Snipe (Self, 4 Turns), Prismatic Shift (Self)</text:p>
          </table:table-cell>
          <table:table-cell table:style-name="ce247" office:value-type="string" calcext:value-type="string" table:number-columns-spanned="1" table:number-rows-spanned="2">
            <text:p>Crit 50%</text:p>
          </table:table-cell>
          <table:table-cell table:style-name="ce252" table:number-columns-spanned="1" table:number-rows-spanned="2"/>
          <table:table-cell table:style-name="ce258" office:value-type="string" calcext:value-type="string" table:number-columns-spanned="1" table:number-rows-spanned="2">
            <text:p>-</text:p>
          </table:table-cell>
          <table:table-cell table:style-name="ce21" table:number-columns-repeated="977"/>
        </table:table-row>
        <table:table-row table:style-name="ro2">
          <table:table-cell table:style-name="ce9"/>
          <table:table-cell table:style-name="ce20"/>
          <table:covered-table-cell table:style-name="ce27" table:formula="of:=[.C84]" office:value-type="float" office:value="5" calcext:value-type="float">
            <text:p>5</text:p>
          </table:covered-table-cell>
          <table:covered-table-cell table:style-name="ce27" table:formula="of:=[.D84]" office:value-type="string" office:string-value="-" calcext:value-type="string">
            <text:p>-</text:p>
          </table:covered-table-cell>
          <table:covered-table-cell table:style-name="ce34" table:formula="of:=[.E84]" office:value-type="float" office:value="0" calcext:value-type="float">
            <text:p>0</text:p>
          </table:covered-table-cell>
          <table:covered-table-cell table:style-name="ce41" table:formula="of:=[.F84]" office:value-type="float" office:value="8266" calcext:value-type="float">
            <text:p>8 266</text:p>
          </table:covered-table-cell>
          <table:covered-table-cell table:style-name="ce48" table:formula="of:=[.G84]" office:value-type="float" office:value="657" calcext:value-type="float">
            <text:p>657</text:p>
          </table:covered-table-cell>
          <table:covered-table-cell table:style-name="ce62" table:formula="of:=[.H84]" office:value-type="percentage" office:value="0.3" calcext:value-type="percentage">
            <text:p>30%</text:p>
          </table:covered-table-cell>
          <table:covered-table-cell table:style-name="ce62" table:formula="of:=[.I84]" office:value-type="percentage" office:value="1" calcext:value-type="percentage">
            <text:p>100%</text:p>
          </table:covered-table-cell>
          <table:covered-table-cell table:style-name="ce62"/>
          <table:covered-table-cell table:style-name="ce62" table:formula="of:=[.K84]" office:value-type="percentage" office:value="0.2" calcext:value-type="percentage">
            <text:p>20%</text:p>
          </table:covered-table-cell>
          <table:covered-table-cell table:style-name="ce72" table:formula="of:=[.L84]" office:value-type="float" office:value="1026" calcext:value-type="float">
            <text:p>1 026</text:p>
          </table:covered-table-cell>
          <table:covered-table-cell table:style-name="ce79" table:formula="of:=[.M84]" office:value-type="float" office:value="396" calcext:value-type="float">
            <text:p>396</text:p>
          </table:covered-table-cell>
          <table:covered-table-cell table:number-columns-repeated="2" table:style-name="ce87"/>
          <table:covered-table-cell table:style-name="ce98" table:formula="of:=[.P84]" office:value-type="percentage" office:value="0" calcext:value-type="percentage">
            <text:p>0%</text:p>
          </table:covered-table-cell>
          <table:table-cell table:style-name="ce108"/>
          <table:table-cell table:style-name="ce112"/>
          <table:table-cell table:style-name="ce110"/>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9" office:value-type="percentage" office:value="1" calcext:value-type="percentage">
            <text:p>100%</text:p>
          </table:covered-table-cell>
          <table:table-cell table:style-name="ce176" table:formula="of:=[.AG85]*0.8666666" office:value-type="percentage" office:value="46.7999964" calcext:value-type="percentage">
            <text:p>4680%</text:p>
          </table:table-cell>
          <table:table-cell table:style-name="ce38" table:formula="of:=([.$L108]+[.AF$68])*[.AE85]" office:value-type="float" office:value="150330.94843608" calcext:value-type="float">
            <text:p>150 331</text:p>
          </table:table-cell>
          <table:covered-table-cell table:style-name="ce186" table:formula="of:=[.AG84]" office:value-type="percentage" office:value="54" calcext:value-type="percentage">
            <text:p>5400%</text:p>
          </table:covered-table-cell>
          <table:covered-table-cell table:style-name="ce196" table:formula="of:=([.$L85]+[.AH$68])*[.AG85]" office:value-type="float" office:value="60804" calcext:value-type="float">
            <text:p>60 804</text:p>
          </table:covered-table-cell>
          <table:table-cell table:style-name="ce200" office:value-type="float" office:value="23915" calcext:value-type="float">
            <text:p>23 915</text:p>
          </table:table-cell>
          <table:table-cell table:style-name="ce176" table:formula="of:=[.AL85]*0.8666666" office:value-type="percentage" office:value="0.77999994" calcext:value-type="percentage">
            <text:p>78%</text:p>
          </table:table-cell>
          <table:table-cell table:style-name="ce38" table:formula="of:=([.$M108]+[.AK$68])*[.AJ85]" office:value-type="float" office:value="934.127928144" calcext:value-type="float">
            <text:p>934</text:p>
          </table:table-cell>
          <table:covered-table-cell table:style-name="ce207" table:formula="of:=[.AL84]" office:value-type="percentage" office:value="0.9" calcext:value-type="percentage">
            <text:p>90%</text:p>
          </table:covered-table-cell>
          <table:covered-table-cell table:style-name="ce196" table:formula="of:=([.$M85]+[.AM$68])*[.AL85]" office:value-type="float" office:value="446.4" calcext:value-type="float">
            <text:p>446</text:p>
          </table:covered-table-cell>
          <table:table-cell table:style-name="ce200" office:value-type="float" office:value="179" calcext:value-type="float">
            <text:p>179</text:p>
          </table:table-cell>
          <table:covered-table-cell table:style-name="ce222" table:formula="of:=[.AO84]"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Berserker HoF</text:p>
          </table:table-cell>
          <table:table-cell table:style-name="ce18" office:value-type="string" calcext:value-type="string">
            <text:p>DD</text:p>
          </table:table-cell>
          <table:table-cell table:style-name="ce26" table:formula="of:=5+5" office:value-type="float" office:value="10" calcext:value-type="float" table:number-columns-spanned="1" table:number-rows-spanned="2">
            <text:p>10</text:p>
          </table:table-cell>
          <table:table-cell table:style-name="ce26" office:value-type="string" calcext:value-type="string" table:number-columns-spanned="1" table:number-rows-spanned="2">
            <text:p>-</text:p>
          </table:table-cell>
          <table:table-cell table:style-name="ce33" office:value-type="float" office:value="9" calcext:value-type="float" table:number-columns-spanned="1" table:number-rows-spanned="2">
            <text:p>9</text:p>
          </table:table-cell>
          <table:table-cell table:style-name="ce40" table:formula="of:=1.4*10896" office:value-type="float" office:value="15254.4" calcext:value-type="float" table:number-columns-spanned="1" table:number-rows-spanned="2">
            <text:p>15 254</text:p>
          </table:table-cell>
          <table:table-cell table:style-name="ce47" table:formula="of:=1.4*451" office:value-type="float" office:value="631.4" calcext:value-type="float" table:number-columns-spanned="1" table:number-rows-spanned="2">
            <text:p>631</text:p>
          </table:table-cell>
          <table:table-cell table:style-name="ce64" table:number-columns-spanned="1" table:number-rows-spanned="2"/>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64" table:number-columns-spanned="1" table:number-rows-spanned="2"/>
          <table:table-cell table:style-name="ce71" table:formula="of:=1.4*741" office:value-type="float" office:value="1037.4" calcext:value-type="float" table:number-columns-spanned="1" table:number-rows-spanned="2">
            <text:p>1 037</text:p>
          </table:table-cell>
          <table:table-cell table:style-name="ce78" table:formula="of:=1.4*517" office:value-type="float" office:value="723.8" calcext:value-type="float" table:number-columns-spanned="1" table:number-rows-spanned="2">
            <text:p>72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10" table:number-columns-repeated="2"/>
          <table:table-cell table:style-name="ce114" office:value-type="percentage" office:value="0.6" calcext:value-type="percentage">
            <text:p>60%</text:p>
          </table:table-cell>
          <table:table-cell table:style-name="ce116" office:value-type="percentage" office:value="0.6" calcext:value-type="percentage">
            <text:p>60%</text:p>
          </table:table-cell>
          <table:table-cell table:style-name="ce110"/>
          <table:table-cell table:style-name="ce120" table:formula="of:=1+4+0.03*12" office:value-type="percentage" office:value="5.36" calcext:value-type="percentage">
            <text:p>536%</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2" office:value-type="string" calcext:value-type="string">
            <text:p>Dark</text:p>
          </table:table-cell>
          <table:table-cell table:style-name="ce166" office:value-type="percentage" office:value="0.05" calcext:value-type="percentage" table:number-columns-spanned="1" table:number-rows-spanned="2">
            <text:p>5%</text:p>
          </table:table-cell>
          <table:table-cell table:style-name="ce177" table:formula="of:=[.AG86]*0.8666666" office:value-type="percentage" office:value="36.3999972" calcext:value-type="percentage">
            <text:p>3640%</text:p>
          </table:table-cell>
          <table:table-cell table:style-name="ce181" table:formula="of:=([.$L90]+[.AF$68])*[.AE86]" office:value-type="float" office:value="58421.995506" calcext:value-type="float">
            <text:p>58 422</text:p>
          </table:table-cell>
          <table:table-cell table:style-name="ce183" table:formula="of:=14*3" office:value-type="percentage" office:value="42" calcext:value-type="percentage" table:number-columns-spanned="1" table:number-rows-spanned="2">
            <text:p>4200%</text:p>
          </table:table-cell>
          <table:table-cell table:style-name="ce193" table:formula="of:=([.$L86]+[.AH$68])*[.AG86]" office:value-type="float" office:value="47770.8" calcext:value-type="float" table:number-columns-spanned="1" table:number-rows-spanned="2">
            <text:p>47 771</text:p>
          </table:table-cell>
          <table:table-cell table:style-name="ce201" office:value-type="float" office:value="7442" calcext:value-type="float">
            <text:p>7 442</text:p>
          </table:table-cell>
          <table:table-cell table:style-name="ce177" table:formula="of:=[.AL86]*0.8666666" office:value-type="percentage" office:value="33.7999974" calcext:value-type="percentage">
            <text:p>3380%</text:p>
          </table:table-cell>
          <table:table-cell table:style-name="ce181" table:formula="of:=([.$M90]+[.AK$68])*[.AJ86]" office:value-type="float" office:value="48144.71629656" calcext:value-type="float">
            <text:p>48 145</text:p>
          </table:table-cell>
          <table:table-cell table:style-name="ce204" table:formula="of:=13*3" office:value-type="percentage" office:value="39" calcext:value-type="percentage" table:number-columns-spanned="1" table:number-rows-spanned="2">
            <text:p>3900%</text:p>
          </table:table-cell>
          <table:table-cell table:style-name="ce193" table:formula="of:=([.$M86]+[.AM$68])*[.AL86]" office:value-type="float" office:value="32128.2" calcext:value-type="float" table:number-columns-spanned="1" table:number-rows-spanned="2">
            <text:p>32 128</text:p>
          </table:table-cell>
          <table:table-cell table:style-name="ce200" office:value-type="float" office:value="5117" calcext:value-type="float">
            <text:p>5 117</text:p>
          </table:table-cell>
          <table:table-cell table:style-name="ce225" table:number-columns-spanned="1" table:number-rows-spanned="2"/>
          <table:table-cell table:style-name="ce236" table:number-columns-spanned="1" table:number-rows-spanned="2"/>
          <table:table-cell table:style-name="ce247" office:value-type="string" calcext:value-type="string" table:number-columns-spanned="1" table:number-rows-spanned="2">
            <text:p>Drain, Berserk (Self, 4 Turns), Debarrier, Debrave</text:p>
          </table:table-cell>
          <table:table-cell table:style-name="ce247" table:number-columns-spanned="1" table:number-rows-spanned="2"/>
          <table:table-cell table:style-name="ce252" office:value-type="string" calcext:value-type="string" table:number-columns-spanned="1" table:number-rows-spanned="2">
            <text:p>HV+20%</text:p>
          </table:table-cell>
          <table:table-cell table:style-name="ce258" office:value-type="string" calcext:value-type="string" table:number-columns-spanned="1" table:number-rows-spanned="2">
            <text:p>Brave, Barrier, Wall</text:p>
          </table:table-cell>
          <table:table-cell table:style-name="ce21" table:number-columns-repeated="977"/>
        </table:table-row>
        <table:table-row table:style-name="ro2">
          <table:table-cell table:style-name="ce9"/>
          <table:table-cell table:style-name="ce18"/>
          <table:covered-table-cell table:style-name="ce27" table:formula="of:=[.C86]" office:value-type="float" office:value="10" calcext:value-type="float">
            <text:p>10</text:p>
          </table:covered-table-cell>
          <table:covered-table-cell table:style-name="ce27" table:formula="of:=[.D86]" office:value-type="string" office:string-value="-" calcext:value-type="string">
            <text:p>-</text:p>
          </table:covered-table-cell>
          <table:covered-table-cell table:style-name="ce34" table:formula="of:=[.E86]" office:value-type="float" office:value="9" calcext:value-type="float">
            <text:p>9</text:p>
          </table:covered-table-cell>
          <table:covered-table-cell table:style-name="ce41" table:formula="of:=[.F86]" office:value-type="float" office:value="15254.4" calcext:value-type="float">
            <text:p>15 254</text:p>
          </table:covered-table-cell>
          <table:covered-table-cell table:style-name="ce48" table:formula="of:=[.G86]" office:value-type="float" office:value="631.4" calcext:value-type="float">
            <text:p>631</text:p>
          </table:covered-table-cell>
          <table:covered-table-cell table:style-name="ce62"/>
          <table:covered-table-cell table:style-name="ce62" table:formula="of:=[.I86]" office:value-type="percentage" office:value="1.5" calcext:value-type="percentage">
            <text:p>150%</text:p>
          </table:covered-table-cell>
          <table:covered-table-cell table:number-columns-repeated="2" table:style-name="ce62"/>
          <table:covered-table-cell table:style-name="ce72" table:formula="of:=[.L86]" office:value-type="float" office:value="1037.4" calcext:value-type="float">
            <text:p>1 037</text:p>
          </table:covered-table-cell>
          <table:covered-table-cell table:style-name="ce79" table:formula="of:=[.M86]" office:value-type="float" office:value="723.8" calcext:value-type="float">
            <text:p>724</text:p>
          </table:covered-table-cell>
          <table:covered-table-cell table:number-columns-repeated="2" table:style-name="ce87"/>
          <table:covered-table-cell table:style-name="ce98" table:formula="of:=[.P86]" office:value-type="percentage" office:value="0" calcext:value-type="percentage">
            <text:p>0%</text:p>
          </table:covered-table-cell>
          <table:table-cell table:style-name="ce108"/>
          <table:table-cell table:style-name="ce110"/>
          <table:table-cell table:style-name="ce114" table:formula="of:=[.S86]" office:value-type="percentage" office:value="0.6" calcext:value-type="percentage">
            <text:p>60%</text:p>
          </table:table-cell>
          <table:table-cell table:style-name="ce116" table:formula="of:=[.T86]" office:value-type="percentage" office:value="0.6" calcext:value-type="percentage">
            <text:p>6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2" office:value-type="string" calcext:value-type="string">
            <text:p>Earth</text:p>
          </table:table-cell>
          <table:covered-table-cell table:style-name="ce167" table:formula="of:=[.AD86]" office:value-type="percentage" office:value="0.05" calcext:value-type="percentage">
            <text:p>5%</text:p>
          </table:covered-table-cell>
          <table:table-cell table:style-name="ce177" table:formula="of:=[.AG87]*0.8666666" office:value-type="percentage" office:value="36.3999972" calcext:value-type="percentage">
            <text:p>3640%</text:p>
          </table:table-cell>
          <table:table-cell table:style-name="ce181" table:formula="of:=([.$L91]+[.AF$68])*[.AE87]" office:value-type="float" office:value="33349.67743464" calcext:value-type="float">
            <text:p>33 350</text:p>
          </table:table-cell>
          <table:covered-table-cell table:style-name="ce184" table:formula="of:=[.AG86]" office:value-type="percentage" office:value="42" calcext:value-type="percentage">
            <text:p>4200%</text:p>
          </table:covered-table-cell>
          <table:covered-table-cell table:style-name="ce196" table:formula="of:=([.$L87]+[.AH$68])*[.AG87]" office:value-type="float" office:value="47770.8" calcext:value-type="float">
            <text:p>47 771</text:p>
          </table:covered-table-cell>
          <table:table-cell table:style-name="ce201" office:value-type="float" office:value="7442" calcext:value-type="float">
            <text:p>7 442</text:p>
          </table:table-cell>
          <table:table-cell table:style-name="ce177" table:formula="of:=[.AL87]*0.8666666" office:value-type="percentage" office:value="33.7999974" calcext:value-type="percentage">
            <text:p>3380%</text:p>
          </table:table-cell>
          <table:table-cell table:style-name="ce181" table:formula="of:=([.$M91]+[.AK$68])*[.AJ87]" office:value-type="float" office:value="19374.15850968" calcext:value-type="float">
            <text:p>19 374</text:p>
          </table:table-cell>
          <table:covered-table-cell table:style-name="ce205" table:formula="of:=[.AL86]" office:value-type="percentage" office:value="39" calcext:value-type="percentage">
            <text:p>3900%</text:p>
          </table:covered-table-cell>
          <table:covered-table-cell table:style-name="ce196" table:formula="of:=([.$M87]+[.AM$68])*[.AL87]" office:value-type="float" office:value="32128.2" calcext:value-type="float">
            <text:p>32 128</text:p>
          </table:covered-table-cell>
          <table:table-cell table:style-name="ce200" office:value-type="float" office:value="5117" calcext:value-type="float">
            <text:p>5 117</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Samurai HoF(½)</text:p>
          </table:table-cell>
          <table:table-cell table:style-name="ce18" office:value-type="string" calcext:value-type="string">
            <text:p>DD</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8)" office:value-type="float" office:value="484.4" calcext:value-type="float">
            <text:p>484</text:p>
          </table:table-cell>
          <table:table-cell table:style-name="ce60" office:value-type="percentage" office:value="0.5" calcext:value-type="percentage">
            <text:p>50%</text:p>
          </table:table-cell>
          <table:table-cell table:style-name="ce60" table:number-columns-repeated="3"/>
          <table:table-cell table:style-name="ce70" table:formula="of:=1.4*(1075+7*3+5*12)" office:value-type="float" office:value="1618.4" calcext:value-type="float">
            <text:p>1 618</text:p>
          </table:table-cell>
          <table:table-cell table:style-name="ce77" table:formula="of:=1.4*(446+7*6)" office:value-type="float" office:value="683.2" calcext:value-type="float">
            <text:p>683</text:p>
          </table:table-cell>
          <table:table-cell table:style-name="ce85" table:number-columns-repeated="2"/>
          <table:table-cell table:style-name="ce96"/>
          <table:table-cell table:style-name="ce110"/>
          <table:table-cell table:style-name="ce112"/>
          <table:table-cell table:style-name="ce114"/>
          <table:table-cell table:style-name="ce116"/>
          <table:table-cell table:style-name="ce110" table:number-columns-repeated="2"/>
          <table:table-cell table:style-name="ce122"/>
          <table:table-cell table:style-name="ce128"/>
          <table:table-cell table:style-name="ce134"/>
          <table:table-cell table:style-name="ce140" office:value-type="percentage" office:value="0.45" calcext:value-type="percentage">
            <text:p>45%</text:p>
          </table:table-cell>
          <table:table-cell table:style-name="ce146"/>
          <table:table-cell table:style-name="ce152"/>
          <table:table-cell table:style-name="ce160" office:value-type="string" calcext:value-type="string">
            <text:p>Wind</text:p>
          </table:table-cell>
          <table:table-cell table:style-name="ce165" office:value-type="percentage" office:value="0.1" calcext:value-type="percentage">
            <text:p>10%</text:p>
          </table:table-cell>
          <table:table-cell table:style-name="ce176" table:formula="of:=[.AG88]*0.8666666" office:value-type="percentage" office:value="62.3999952" calcext:value-type="percentage">
            <text:p>6240%</text:p>
          </table:table-cell>
          <table:table-cell table:style-name="ce38" table:formula="of:=([.$L92]+[.AF$68])*[.AE88]" office:value-type="float" office:value="60808.7953224" calcext:value-type="float">
            <text:p>60 809</text:p>
          </table:table-cell>
          <table:table-cell table:style-name="ce182" table:formula="of:=24*3" office:value-type="percentage" office:value="72" calcext:value-type="percentage">
            <text:p>7200%</text:p>
          </table:table-cell>
          <table:table-cell table:style-name="ce198" table:formula="of:=([.$L88]+[.AH$68])*[.AG88]" office:value-type="float" office:value="123724.8" calcext:value-type="float">
            <text:p>123 725</text:p>
          </table:table-cell>
          <table:table-cell table:style-name="ce200" office:value-type="float" office:value="41892" calcext:value-type="float">
            <text:p>41 892</text:p>
          </table:table-cell>
          <table:table-cell table:style-name="ce176" table:formula="of:=[.AL88]*0.8666666" office:value-type="percentage" office:value="7.7999994" calcext:value-type="percentage">
            <text:p>780%</text:p>
          </table:table-cell>
          <table:table-cell table:style-name="ce38" table:formula="of:=([.$M92]+[.AK$68])*[.AJ88]" office:value-type="float" office:value="4734.5996358" calcext:value-type="float">
            <text:p>4 735</text:p>
          </table:table-cell>
          <table:table-cell table:style-name="ce203" table:formula="of:=3*3" office:value-type="percentage" office:value="9" calcext:value-type="percentage">
            <text:p>900%</text:p>
          </table:table-cell>
          <table:table-cell table:style-name="ce198" table:formula="of:=([.$M88]+[.AM$68])*[.AL88]" office:value-type="float" office:value="7048.8" calcext:value-type="float">
            <text:p>7 049</text:p>
          </table:table-cell>
          <table:table-cell table:style-name="ce200" office:value-type="float" office:value="1269" calcext:value-type="float">
            <text:p>1 269</text:p>
          </table:table-cell>
          <table:table-cell table:style-name="ce218"/>
          <table:table-cell table:style-name="ce234"/>
          <table:table-cell table:style-name="ce246" office:value-type="string" calcext:value-type="string">
            <text:p>Berserk, L.Haste(4), Trance</text:p>
          </table:table-cell>
          <table:table-cell table:style-name="ce246" office:value-type="string" calcext:value-type="string">
            <text:p>Atk 50%, Slow 50%</text:p>
          </table:table-cell>
          <table:table-cell table:style-name="ce251" office:value-type="string" calcext:value-type="string">
            <text:p>Attack Limit Break</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ark Knight HoF</text:p>
          </table:table-cell>
          <table:table-cell table:style-name="ce18" office:value-type="string" calcext:value-type="string">
            <text:p>DD</text:p>
          </table:table-cell>
          <table:table-cell table:style-name="ce25" office:value-type="float" office:value="5" calcext:value-type="float">
            <text:p>5</text:p>
          </table:table-cell>
          <table:table-cell table:style-name="ce25" office:value-type="string" calcext:value-type="string">
            <text:p>-</text:p>
          </table:table-cell>
          <table:table-cell table:style-name="ce32" office:value-type="float" office:value="9" calcext:value-type="float">
            <text:p>9</text:p>
          </table:table-cell>
          <table:table-cell table:style-name="ce39" table:formula="of:=1.5*9080" office:value-type="float" office:value="13620" calcext:value-type="float">
            <text:p>13 620</text:p>
          </table:table-cell>
          <table:table-cell table:style-name="ce46" table:formula="of:=1.5*(430+2*12)" office:value-type="float" office:value="681" calcext:value-type="float">
            <text:p>681</text:p>
          </table:table-cell>
          <table:table-cell table:style-name="ce60" table:number-columns-repeated="3"/>
          <table:table-cell table:style-name="ce60" office:value-type="percentage" office:value="1" calcext:value-type="percentage">
            <text:p>100%</text:p>
          </table:table-cell>
          <table:table-cell table:style-name="ce70" table:formula="of:=1.5*609" office:value-type="float" office:value="913.5" calcext:value-type="float">
            <text:p>914</text:p>
          </table:table-cell>
          <table:table-cell table:style-name="ce77" table:formula="of:=1.5*337" office:value-type="float" office:value="505.5" calcext:value-type="float">
            <text:p>506</text:p>
          </table:table-cell>
          <table:table-cell table:style-name="ce85" table:number-columns-repeated="2"/>
          <table:table-cell table:style-name="ce96"/>
          <table:table-cell table:style-name="ce108" office:value-type="percentage" office:value="0.2" calcext:value-type="percentage">
            <text:p>20%</text:p>
          </table:table-cell>
          <table:table-cell table:style-name="ce112" office:value-type="percentage" office:value="1.5" calcext:value-type="percentage">
            <text:p>150%</text:p>
          </table:table-cell>
          <table:table-cell table:style-name="ce114"/>
          <table:table-cell table:style-name="ce110" table:number-columns-repeated="2"/>
          <table:table-cell table:style-name="ce107" office:value-type="percentage" office:value="5" calcext:value-type="percentage">
            <text:p>500%</text:p>
          </table:table-cell>
          <table:table-cell table:style-name="ce122" office:value-type="percentage" office:value="0.45" calcext:value-type="percentage">
            <text:p>45%</text:p>
          </table:table-cell>
          <table:table-cell table:style-name="ce128" office:value-type="percentage" office:value="0.2" calcext:value-type="percentage">
            <text:p>20%</text:p>
          </table:table-cell>
          <table:table-cell table:style-name="ce134"/>
          <table:table-cell table:style-name="ce140"/>
          <table:table-cell table:style-name="ce146"/>
          <table:table-cell table:style-name="ce152"/>
          <table:table-cell table:style-name="ce159" office:value-type="string" calcext:value-type="string">
            <text:p>Water</text:p>
          </table:table-cell>
          <table:table-cell table:style-name="ce165" office:value-type="percentage" office:value="0.05" calcext:value-type="percentage">
            <text:p>5%</text:p>
          </table:table-cell>
          <table:table-cell table:style-name="ce176" table:formula="of:=[.AG89]*0.8666666" office:value-type="percentage" office:value="51.999996" calcext:value-type="percentage">
            <text:p>5200%</text:p>
          </table:table-cell>
          <table:table-cell table:style-name="ce38" table:formula="of:=([.$L93]+[.AF$68])*[.AE89]"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89]+[.AH$68])*[.AG89]" office:value-type="float" office:value="60810" calcext:value-type="float">
            <text:p>60 810</text:p>
          </table:table-cell>
          <table:table-cell table:style-name="ce200" office:value-type="float" office:value="14321" calcext:value-type="float">
            <text:p>14 321</text:p>
          </table:table-cell>
          <table:table-cell table:style-name="ce176" table:formula="of:=[.AL89]*0.8666666" office:value-type="percentage" office:value="18.1999986" calcext:value-type="percentage">
            <text:p>1820%</text:p>
          </table:table-cell>
          <table:table-cell table:style-name="ce38" table:formula="of:=([.$M93]+[.AK$68])*[.AJ89]"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89]+[.AM$68])*[.AL89]" office:value-type="float" office:value="12715.5" calcext:value-type="float">
            <text:p>12 716</text:p>
          </table:table-cell>
          <table:table-cell table:style-name="ce200" office:value-type="float" office:value="2704" calcext:value-type="float">
            <text:p>2 704</text:p>
          </table:table-cell>
          <table:table-cell table:style-name="ce218"/>
          <table:table-cell table:style-name="ce234"/>
          <table:table-cell table:style-name="ce246" office:value-type="string" calcext:value-type="string">
            <text:p>cone, Drain(4), Snipe</text:p>
          </table:table-cell>
          <table:table-cell table:style-name="ce246" office:value-type="string" calcext:value-type="string">
            <text:p>Attack 100%</text:p>
          </table:table-cell>
          <table:table-cell table:style-name="ce251" office:value-type="string" calcext:value-type="string">
            <text:p>HV+20%, PD+20%</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Dragoon HoF</text:p>
          </table:table-cell>
          <table:table-cell table:style-name="ce20" office:value-type="string" calcext:value-type="string">
            <text:p>B</text:p>
          </table:table-cell>
          <table:table-cell table:number-columns-repeated="2" table:style-name="ce25" office:value-type="float" office:value="2" calcext:value-type="float">
            <text:p>2</text:p>
          </table:table-cell>
          <table:table-cell table:style-name="ce32" office:value-type="float" office:value="9" calcext:value-type="float">
            <text:p>9</text:p>
          </table:table-cell>
          <table:table-cell table:style-name="ce39" table:formula="of:=1.4*6734" office:value-type="float" office:value="9427.6" calcext:value-type="float">
            <text:p>9 428</text:p>
          </table:table-cell>
          <table:table-cell table:style-name="ce46" table:formula="of:=1.4*(330+2*2)" office:value-type="float" office:value="467.6" calcext:value-type="float">
            <text:p>468</text:p>
          </table:table-cell>
          <table:table-cell table:style-name="ce60" office:value-type="percentage" office:value="0.5" calcext:value-type="percentage">
            <text:p>50%</text:p>
          </table:table-cell>
          <table:table-cell table:style-name="ce60" table:formula="of:=0.3+1.7" office:value-type="percentage" office:value="2" calcext:value-type="percentage">
            <text:p>200%</text:p>
          </table:table-cell>
          <table:table-cell table:style-name="ce60" table:number-columns-repeated="2"/>
          <table:table-cell table:style-name="ce70" table:formula="of:=1.4*1075" office:value-type="float" office:value="1505" calcext:value-type="float">
            <text:p>1 505</text:p>
          </table:table-cell>
          <table:table-cell table:style-name="ce77" table:formula="of:=1.4*(446+500)" office:value-type="float" office:value="1324.4" calcext:value-type="float">
            <text:p>1 324</text:p>
          </table:table-cell>
          <table:table-cell table:style-name="ce85" office:value-type="percentage" office:value="1" calcext:value-type="percentage">
            <text:p>100%</text:p>
          </table:table-cell>
          <table:table-cell table:style-name="ce85"/>
          <table:table-cell table:style-name="ce96"/>
          <table:table-cell table:style-name="ce108" office:value-type="percentage" office:value="0.6" calcext:value-type="percentage">
            <text:p>60%</text:p>
          </table:table-cell>
          <table:table-cell table:style-name="ce112"/>
          <table:table-cell table:style-name="ce110"/>
          <table:table-cell table:style-name="ce116" office:value-type="percentage" office:value="0.4" calcext:value-type="percentage">
            <text:p>40%</text:p>
          </table:table-cell>
          <table:table-cell table:style-name="ce110" table:number-columns-repeated="2"/>
          <table:table-cell table:style-name="ce122" office:value-type="percentage" office:value="0.2" calcext:value-type="percentage">
            <text:p>20%</text:p>
          </table:table-cell>
          <table:table-cell table:style-name="ce128"/>
          <table:table-cell table:style-name="ce134"/>
          <table:table-cell table:style-name="ce140" office:value-type="percentage" office:value="0.2" calcext:value-type="percentage">
            <text:p>20%</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0]*0.8666666" office:value-type="percentage" office:value="44.1999966" calcext:value-type="percentage">
            <text:p>4420%</text:p>
          </table:table-cell>
          <table:table-cell table:style-name="ce38" table:formula="of:=([.$L90]+[.AF$68])*[.AE90]" office:value-type="float" office:value="70940.994543" calcext:value-type="float">
            <text:p>70 941</text:p>
          </table:table-cell>
          <table:table-cell table:style-name="ce182" table:formula="of:=17*3" office:value-type="percentage" office:value="51" calcext:value-type="percentage">
            <text:p>5100%</text:p>
          </table:table-cell>
          <table:table-cell table:style-name="ce198" table:formula="of:=([.$L90]+[.AH$68])*[.AG90]" office:value-type="float" office:value="81855" calcext:value-type="float">
            <text:p>81 855</text:p>
          </table:table-cell>
          <table:table-cell table:style-name="ce200" office:value-type="float" office:value="11882" calcext:value-type="float">
            <text:p>11 882</text:p>
          </table:table-cell>
          <table:table-cell table:style-name="ce176" table:formula="of:=[.AL90]*0.8666666" office:value-type="percentage" office:value="28.5999978" calcext:value-type="percentage">
            <text:p>2860%</text:p>
          </table:table-cell>
          <table:table-cell table:style-name="ce38" table:formula="of:=([.$M90]+[.AK$68])*[.AJ90]" office:value-type="float" office:value="40737.83686632" calcext:value-type="float">
            <text:p>40 738</text:p>
          </table:table-cell>
          <table:table-cell table:style-name="ce203" table:formula="of:=11*3" office:value-type="percentage" office:value="33" calcext:value-type="percentage">
            <text:p>3300%</text:p>
          </table:table-cell>
          <table:table-cell table:style-name="ce198" table:formula="of:=([.$M90]+[.AM$68])*[.AL90]" office:value-type="float" office:value="47005.2" calcext:value-type="float">
            <text:p>47 005</text:p>
          </table:table-cell>
          <table:table-cell table:style-name="ce200" office:value-type="float" office:value="15975" calcext:value-type="float">
            <text:p>15 975</text:p>
          </table:table-cell>
          <table:table-cell table:style-name="ce218"/>
          <table:table-cell table:style-name="ce234"/>
          <table:table-cell table:style-name="ce246" office:value-type="string" calcext:value-type="string">
            <text:p>s, PS, Debarrier(4), Unguard</text:p>
          </table:table-cell>
          <table:table-cell table:style-name="ce246" office:value-type="string" calcext:value-type="string">
            <text:p>Brk 100%, Stun 100%</text:p>
          </table:table-cell>
          <table:table-cell table:style-name="ce251"/>
          <table:table-cell table:style-name="ce257" office:value-type="string" calcext:value-type="string">
            <text:p>Boost, Wall</text:p>
          </table:table-cell>
          <table:table-cell table:style-name="ce21" table:number-columns-repeated="977"/>
        </table:table-row>
        <table:table-row table:style-name="ro2">
          <table:table-cell table:style-name="ce9" office:value-type="string" calcext:value-type="string">
            <text:p>Paladin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6+6" office:value-type="float" office:value="12" calcext:value-type="float">
            <text:p>12</text:p>
          </table:table-cell>
          <table:table-cell table:style-name="ce32" office:value-type="float" office:value="9" calcext:value-type="float">
            <text:p>9</text:p>
          </table:table-cell>
          <table:table-cell table:style-name="ce39" table:formula="of:=1.4*12646" office:value-type="float" office:value="17704.4" calcext:value-type="float">
            <text:p>17 704</text:p>
          </table:table-cell>
          <table:table-cell table:style-name="ce46" table:formula="of:=1.4*433" office:value-type="float" office:value="606.2" calcext:value-type="float">
            <text:p>606</text:p>
          </table:table-cell>
          <table:table-cell table:style-name="ce60" table:number-columns-repeated="3"/>
          <table:table-cell table:style-name="ce60" office:value-type="percentage" office:value="3" calcext:value-type="percentage">
            <text:p>300%</text:p>
          </table:table-cell>
          <table:table-cell table:style-name="ce70" table:formula="of:=1.4*583" office:value-type="float" office:value="816.2" calcext:value-type="float">
            <text:p>816</text:p>
          </table:table-cell>
          <table:table-cell table:style-name="ce77" table:formula="of:=1.4*338" office:value-type="float" office:value="473.2" calcext:value-type="float">
            <text:p>473</text:p>
          </table:table-cell>
          <table:table-cell table:style-name="ce85" table:number-columns-repeated="2"/>
          <table:table-cell table:style-name="ce96"/>
          <table:table-cell table:style-name="ce108"/>
          <table:table-cell table:style-name="ce112"/>
          <table:table-cell table:style-name="ce110" table:number-columns-repeated="2"/>
          <table:table-cell table:style-name="ce118" office:value-type="percentage" office:value="0.5" calcext:value-type="percentage">
            <text:p>50%</text:p>
          </table:table-cell>
          <table:table-cell table:style-name="ce110"/>
          <table:table-cell table:style-name="ce122" table:formula="of:=0.2+0.04+0.03" office:value-type="percentage" office:value="0.27" calcext:value-type="percentage">
            <text:p>27%</text:p>
          </table:table-cell>
          <table:table-cell table:style-name="ce128" table:formula="of:=0.2+0.04+0.03" office:value-type="percentage" office:value="0.27" calcext:value-type="percentage">
            <text:p>27%</text:p>
          </table:table-cell>
          <table:table-cell table:style-name="ce134" office:value-type="percentage" office:value="0.03" calcext:value-type="percentage">
            <text:p>3%</text:p>
          </table:table-cell>
          <table:table-cell table:style-name="ce140"/>
          <table:table-cell table:style-name="ce146" table:formula="of:=0.4+0.04" office:value-type="percentage" office:value="0.44" calcext:value-type="percentage">
            <text:p>44%</text:p>
          </table:table-cell>
          <table:table-cell table:style-name="ce152"/>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91]*0.8666666" office:value-type="percentage" office:value="23.3999982" calcext:value-type="percentage">
            <text:p>2340%</text:p>
          </table:table-cell>
          <table:table-cell table:style-name="ce38" table:formula="of:=([.$L91]+[.AF$68])*[.AE91]" office:value-type="float" office:value="21439.07835084" calcext:value-type="float">
            <text:p>21 439</text:p>
          </table:table-cell>
          <table:table-cell table:style-name="ce182" office:value-type="percentage" office:value="27" calcext:value-type="percentage">
            <text:p>2700%</text:p>
          </table:table-cell>
          <table:table-cell table:style-name="ce198" table:formula="of:=([.$L91]+[.AH$68])*[.AG91]" office:value-type="float" office:value="24737.4" calcext:value-type="float">
            <text:p>24 737</text:p>
          </table:table-cell>
          <table:table-cell table:style-name="ce200" office:value-type="float" office:value="7161" calcext:value-type="float">
            <text:p>7 161</text:p>
          </table:table-cell>
          <table:table-cell table:style-name="ce176" table:formula="of:=[.AL91]*0.8666666" office:value-type="percentage" office:value="20.7999984" calcext:value-type="percentage">
            <text:p>2080%</text:p>
          </table:table-cell>
          <table:table-cell table:style-name="ce38" table:formula="of:=([.$M91]+[.AK$68])*[.AJ91]" office:value-type="float" office:value="11922.55908288" calcext:value-type="float">
            <text:p>11 923</text:p>
          </table:table-cell>
          <table:table-cell table:style-name="ce203" office:value-type="percentage" office:value="24" calcext:value-type="percentage">
            <text:p>2400%</text:p>
          </table:table-cell>
          <table:table-cell table:style-name="ce198" table:formula="of:=([.$M91]+[.AM$68])*[.AL91]" office:value-type="float" office:value="13756.8" calcext:value-type="float">
            <text:p>13 757</text:p>
          </table:table-cell>
          <table:table-cell table:style-name="ce200" office:value-type="float" office:value="2351" calcext:value-type="float">
            <text:p>2 351</text:p>
          </table:table-cell>
          <table:table-cell table:style-name="ce218"/>
          <table:table-cell table:style-name="ce234"/>
          <table:table-cell table:style-name="ce246" office:value-type="string" calcext:value-type="string">
            <text:p>Barrier, Regen(4), Trance</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Knight HoF</text:p>
          </table:table-cell>
          <table:table-cell table:style-name="ce20" office:value-type="string" calcext:value-type="string">
            <text:p>T</text:p>
          </table:table-cell>
          <table:table-cell table:style-name="ce25" office:value-type="string" calcext:value-type="string">
            <text:p>-</text:p>
          </table:table-cell>
          <table:table-cell table:style-name="ce25" table:formula="of:=5+4" office:value-type="float" office:value="9" calcext:value-type="float">
            <text:p>9</text:p>
          </table:table-cell>
          <table:table-cell table:style-name="ce32" office:value-type="float" office:value="9" calcext:value-type="float">
            <text:p>9</text:p>
          </table:table-cell>
          <table:table-cell table:style-name="ce39" table:formula="of:=1.5*10030" office:value-type="float" office:value="15045" calcext:value-type="float">
            <text:p>15 045</text:p>
          </table:table-cell>
          <table:table-cell table:style-name="ce46" table:formula="of:=1.5*342" office:value-type="float" office:value="513" calcext:value-type="float">
            <text:p>513</text:p>
          </table:table-cell>
          <table:table-cell table:style-name="ce60" table:number-columns-repeated="4"/>
          <table:table-cell table:style-name="ce70" table:formula="of:=1.5*583" office:value-type="float" office:value="874.5" calcext:value-type="float">
            <text:p>875</text:p>
          </table:table-cell>
          <table:table-cell table:style-name="ce77" table:formula="of:=1.5*338" office:value-type="float" office:value="507" calcext:value-type="float">
            <text:p>507</text:p>
          </table:table-cell>
          <table:table-cell table:style-name="ce85" table:number-columns-repeated="2"/>
          <table:table-cell table:style-name="ce96"/>
          <table:table-cell table:style-name="ce108" office:value-type="percentage" office:value="0.15" calcext:value-type="percentage">
            <text:p>15%</text:p>
          </table:table-cell>
          <table:table-cell table:style-name="ce110"/>
          <table:table-cell table:style-name="ce114"/>
          <table:table-cell table:style-name="ce116" table:formula="of:=0.75+2" office:value-type="percentage" office:value="2.75" calcext:value-type="percentage">
            <text:p>275%</text:p>
          </table:table-cell>
          <table:table-cell table:style-name="ce110" table:number-columns-repeated="2"/>
          <table:table-cell table:style-name="ce122" office:value-type="percentage" office:value="0.2" calcext:value-type="percentage">
            <text:p>20%</text:p>
          </table:table-cell>
          <table:table-cell table:style-name="ce128" table:formula="of:=0.3+0.03" office:value-type="percentage" office:value="0.33" calcext:value-type="percentage">
            <text:p>33%</text:p>
          </table:table-cell>
          <table:table-cell table:style-name="ce134" office:value-type="percentage" office:value="0.2" calcext:value-type="percentage">
            <text:p>20%</text:p>
          </table:table-cell>
          <table:table-cell table:style-name="ce140" office:value-type="percentage" office:value="0.2" calcext:value-type="percentage">
            <text:p>20%</text:p>
          </table:table-cell>
          <table:table-cell table:style-name="ce146"/>
          <table:table-cell table:style-name="ce152"/>
          <table:table-cell table:style-name="ce162" office:value-type="string" calcext:value-type="string">
            <text:p>Earth</text:p>
          </table:table-cell>
          <table:table-cell table:style-name="ce165" office:value-type="percentage" office:value="0.05" calcext:value-type="percentage">
            <text:p>5%</text:p>
          </table:table-cell>
          <table:table-cell table:style-name="ce176" table:formula="of:=[.AG92]*0.8666666" office:value-type="percentage" office:value="51.999996" calcext:value-type="percentage">
            <text:p>5200%</text:p>
          </table:table-cell>
          <table:table-cell table:style-name="ce38" table:formula="of:=([.$L92]+[.AF$68])*[.AE92]" office:value-type="float" office:value="50673.996102" calcext:value-type="float">
            <text:p>50 674</text:p>
          </table:table-cell>
          <table:table-cell table:style-name="ce182" table:formula="of:=20*3" office:value-type="percentage" office:value="60" calcext:value-type="percentage">
            <text:p>6000%</text:p>
          </table:table-cell>
          <table:table-cell table:style-name="ce198" table:formula="of:=([.$L92]+[.AH$68])*[.AG92]" office:value-type="float" office:value="58470" calcext:value-type="float">
            <text:p>58 470</text:p>
          </table:table-cell>
          <table:table-cell table:style-name="ce200" office:value-type="float" office:value="14321" calcext:value-type="float">
            <text:p>14 321</text:p>
          </table:table-cell>
          <table:table-cell table:style-name="ce176" table:formula="of:=[.AL92]*0.8666666" office:value-type="percentage" office:value="18.1999986" calcext:value-type="percentage">
            <text:p>1820%</text:p>
          </table:table-cell>
          <table:table-cell table:style-name="ce38" table:formula="of:=([.$M92]+[.AK$68])*[.AJ92]" office:value-type="float" office:value="11047.3991502" calcext:value-type="float">
            <text:p>11 047</text:p>
          </table:table-cell>
          <table:table-cell table:style-name="ce203" table:formula="of:=7*3" office:value-type="percentage" office:value="21" calcext:value-type="percentage">
            <text:p>2100%</text:p>
          </table:table-cell>
          <table:table-cell table:style-name="ce198" table:formula="of:=([.$M92]+[.AM$68])*[.AL92]" office:value-type="float" office:value="12747" calcext:value-type="float">
            <text:p>12 747</text:p>
          </table:table-cell>
          <table:table-cell table:style-name="ce200" office:value-type="float" office:value="1612" calcext:value-type="float">
            <text:p>1 612</text:p>
          </table:table-cell>
          <table:table-cell table:style-name="ce218"/>
          <table:table-cell table:style-name="ce234"/>
          <table:table-cell table:style-name="ce246" office:value-type="string" calcext:value-type="string">
            <text:p>cone, Barrier(4), Wall</text:p>
          </table:table-cell>
          <table:table-cell table:style-name="ce246" office:value-type="string" calcext:value-type="string">
            <text:p>Defense 100%</text:p>
          </table:table-cell>
          <table:table-cell table:style-name="ce251" office:value-type="string" calcext:value-type="string">
            <text:p>HV+20%, S.guard+5%</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9" office:value-type="string" calcext:value-type="string">
            <text:p>Warrior HoF</text:p>
          </table:table-cell>
          <table:table-cell table:style-name="ce20" office:value-type="string" calcext:value-type="string">
            <text:p>T</text:p>
          </table:table-cell>
          <table:table-cell table:style-name="ce25" office:value-type="float" office:value="2" calcext:value-type="float">
            <text:p>2</text:p>
          </table:table-cell>
          <table:table-cell table:style-name="ce25" table:formula="of:=2+4" office:value-type="float" office:value="6" calcext:value-type="float">
            <text:p>6</text:p>
          </table:table-cell>
          <table:table-cell table:style-name="ce32" office:value-type="float" office:value="9" calcext:value-type="float">
            <text:p>9</text:p>
          </table:table-cell>
          <table:table-cell table:style-name="ce39" table:formula="of:=1.5*9230" office:value-type="float" office:value="13845" calcext:value-type="float">
            <text:p>13 845</text:p>
          </table:table-cell>
          <table:table-cell table:style-name="ce46" table:formula="of:=1.5*335" office:value-type="float" office:value="502.5" calcext:value-type="float">
            <text:p>503</text:p>
          </table:table-cell>
          <table:table-cell table:style-name="ce60" table:number-columns-repeated="4"/>
          <table:table-cell table:style-name="ce70" table:formula="of:=1.5*675" office:value-type="float" office:value="1012.5" calcext:value-type="float">
            <text:p>1 013</text:p>
          </table:table-cell>
          <table:table-cell table:style-name="ce77" table:formula="of:=1.5*407" office:value-type="float" office:value="610.5" calcext:value-type="float">
            <text:p>611</text:p>
          </table:table-cell>
          <table:table-cell table:style-name="ce85" table:number-columns-repeated="2"/>
          <table:table-cell table:style-name="ce96"/>
          <table:table-cell table:style-name="ce108" table:formula="of:=1.5+2" office:value-type="percentage" office:value="3.5" calcext:value-type="percentage">
            <text:p>350%</text:p>
          </table:table-cell>
          <table:table-cell table:style-name="ce112"/>
          <table:table-cell table:style-name="ce110"/>
          <table:table-cell table:style-name="ce116"/>
          <table:table-cell table:style-name="ce110" table:number-columns-repeated="2"/>
          <table:table-cell table:style-name="ce122" office:value-type="percentage" office:value="0.45" calcext:value-type="percentage">
            <text:p>45%</text:p>
          </table:table-cell>
          <table:table-cell table:style-name="ce128"/>
          <table:table-cell table:style-name="ce134"/>
          <table:table-cell table:style-name="ce140" table:formula="of:=0.03+0.02*4+0.01*7" office:value-type="percentage" office:value="0.18" calcext:value-type="percentage">
            <text:p>18%</text:p>
          </table:table-cell>
          <table:table-cell table:style-name="ce146"/>
          <table:table-cell table:style-name="ce152"/>
          <table:table-cell table:style-name="ce161" office:value-type="string" calcext:value-type="string">
            <text:p>Fire</text:p>
          </table:table-cell>
          <table:table-cell table:style-name="ce165" office:value-type="percentage" office:value="0.05" calcext:value-type="percentage">
            <text:p>5%</text:p>
          </table:table-cell>
          <table:table-cell table:style-name="ce176" table:formula="of:=[.AG93]*0.8666666" office:value-type="percentage" office:value="51.999996" calcext:value-type="percentage">
            <text:p>5200%</text:p>
          </table:table-cell>
          <table:table-cell table:style-name="ce38" table:formula="of:=([.$L93]+[.AF$68])*[.AE93]" office:value-type="float" office:value="57849.99555" calcext:value-type="float">
            <text:p>57 850</text:p>
          </table:table-cell>
          <table:table-cell table:style-name="ce182" table:formula="of:=20*3" office:value-type="percentage" office:value="60" calcext:value-type="percentage">
            <text:p>6000%</text:p>
          </table:table-cell>
          <table:table-cell table:style-name="ce198" table:formula="of:=([.$L93]+[.AH$68])*[.AG93]" office:value-type="float" office:value="66750" calcext:value-type="float">
            <text:p>66 750</text:p>
          </table:table-cell>
          <table:table-cell table:style-name="ce200" office:value-type="float" office:value="12021" calcext:value-type="float">
            <text:p>12 021</text:p>
          </table:table-cell>
          <table:table-cell table:style-name="ce176" table:formula="of:=[.AL93]*0.8666666" office:value-type="percentage" office:value="18.1999986" calcext:value-type="percentage">
            <text:p>1820%</text:p>
          </table:table-cell>
          <table:table-cell table:style-name="ce38" table:formula="of:=([.$M93]+[.AK$68])*[.AJ93]" office:value-type="float" office:value="12931.0990053" calcext:value-type="float">
            <text:p>12 931</text:p>
          </table:table-cell>
          <table:table-cell table:style-name="ce203" table:formula="of:=7*3" office:value-type="percentage" office:value="21" calcext:value-type="percentage">
            <text:p>2100%</text:p>
          </table:table-cell>
          <table:table-cell table:style-name="ce198" table:formula="of:=([.$M93]+[.AM$68])*[.AL93]" office:value-type="float" office:value="14920.5" calcext:value-type="float">
            <text:p>14 921</text:p>
          </table:table-cell>
          <table:table-cell table:style-name="ce200" office:value-type="float" office:value="2546" calcext:value-type="float">
            <text:p>2 546</text:p>
          </table:table-cell>
          <table:table-cell table:style-name="ce218"/>
          <table:table-cell table:style-name="ce234"/>
          <table:table-cell table:style-name="ce246" office:value-type="string" calcext:value-type="string">
            <text:p>cone, Brave(4), Debarrier</text:p>
          </table:table-cell>
          <table:table-cell table:style-name="ce246" office:value-type="string" calcext:value-type="string">
            <text:p>Def 50%, Atk 50%</text:p>
          </table:table-cell>
          <table:table-cell table:style-name="ce251" office:value-type="string" calcext:value-type="string">
            <text:p>Medic+1%</text:p>
          </table:table-cell>
          <table:table-cell table:style-name="ce257" office:value-type="string" calcext:value-type="string">
            <text:p>Brave, Barrier, Wall</text:p>
          </table:table-cell>
          <table:table-cell table:style-name="ce21" table:number-columns-repeated="977"/>
        </table:table-row>
        <table:table-row table:style-name="ro2">
          <table:table-cell table:style-name="ce12" office:value-type="string" calcext:value-type="string">
            <text:p>* PES+1</text:p>
          </table:table-cell>
          <table:table-cell table:style-name="ce21"/>
          <table:table-cell table:style-name="ce25" table:number-columns-repeated="2"/>
          <table:table-cell table:style-name="ce32"/>
          <table:table-cell table:style-name="ce39"/>
          <table:table-cell table:style-name="ce46"/>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38"/>
          <table:table-cell table:style-name="ce182"/>
          <table:table-cell table:style-name="ce192"/>
          <table:table-cell table:style-name="ce200"/>
          <table:table-cell table:style-name="ce176"/>
          <table:table-cell table:style-name="ce38"/>
          <table:table-cell table:style-name="ce203"/>
          <table:table-cell table:style-name="ce192"/>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2">
          <table:table-cell table:style-name="ce13" office:value-type="string" calcext:value-type="string">
            <text:p>Monks</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20"/>
          <table:table-cell table:style-name="ce165"/>
          <table:table-cell table:style-name="ce176"/>
          <table:table-cell table:style-name="ce180" office:value-type="float" office:value="100" calcext:value-type="float">
            <text:p>100</text:p>
          </table:table-cell>
          <table:table-cell table:style-name="ce182"/>
          <table:table-cell table:style-name="ce197" office:value-type="float" office:value="100" calcext:value-type="float">
            <text:p>100</text:p>
          </table:table-cell>
          <table:table-cell table:style-name="ce200"/>
          <table:table-cell table:style-name="ce176"/>
          <table:table-cell table:style-name="ce180" office:value-type="float" office:value="100" calcext:value-type="float">
            <text:p>100</text:p>
          </table:table-cell>
          <table:table-cell table:style-name="ce203"/>
          <table:table-cell table:style-name="ce197" office:value-type="float" office:value="100" calcext:value-type="float">
            <text:p>100</text:p>
          </table:table-cell>
          <table:table-cell table:style-name="ce200"/>
          <table:table-cell table:style-name="ce218"/>
          <table:table-cell table:style-name="ce234"/>
          <table:table-cell table:style-name="ce246" table:number-columns-repeated="2"/>
          <table:table-cell table:style-name="ce251"/>
          <table:table-cell table:style-name="ce257"/>
          <table:table-cell table:style-name="ce21" table:number-columns-repeated="977"/>
        </table:table-row>
        <table:table-row table:style-name="ro3">
          <table:table-cell table:style-name="ce3" office:value-type="string" calcext:value-type="string">
            <text:p>Tifa Lockhart</text:p>
          </table:table-cell>
          <table:table-cell table:style-name="ce21"/>
          <table:table-cell table:style-name="ce25" table:number-columns-repeated="2"/>
          <table:table-cell table:style-name="ce32"/>
          <table:table-cell table:style-name="ce39"/>
          <table:table-cell table:style-name="ce38"/>
          <table:table-cell table:style-name="ce60" table:number-columns-repeated="4"/>
          <table:table-cell table:style-name="ce70"/>
          <table:table-cell table:style-name="ce77"/>
          <table:table-cell table:style-name="ce85" table:number-columns-repeated="2"/>
          <table:table-cell table:style-name="ce96"/>
          <table:table-cell table:style-name="ce110" table:number-columns-repeated="6"/>
          <table:table-cell table:style-name="ce122"/>
          <table:table-cell table:style-name="ce128"/>
          <table:table-cell table:style-name="ce134"/>
          <table:table-cell table:style-name="ce140"/>
          <table:table-cell table:style-name="ce146"/>
          <table:table-cell table:style-name="ce152"/>
          <table:table-cell table:style-name="ce157" office:value-type="float" office:value="95" calcext:value-type="float">
            <text:p>95</text:p>
          </table:table-cell>
          <table:table-cell table:style-name="ce165" office:value-type="percentage" office:value="1" calcext:value-type="percentage">
            <text:p>100%</text:p>
          </table:table-cell>
          <table:table-cell table:style-name="ce176" table:formula="of:=[.AG96]*0.8666666" office:value-type="percentage" office:value="25.999998" calcext:value-type="percentage">
            <text:p>2600%</text:p>
          </table:table-cell>
          <table:table-cell table:style-name="ce157" table:formula="of:=(INDIRECT(ADDRESS([.$AC96];8))+[.AF$68])*[.AE96]" office:value-type="float" office:value="2599.9998" calcext:value-type="float">
            <text:p>2 600</text:p>
          </table:table-cell>
          <table:table-cell table:style-name="ce182" table:formula="of:=10*3" office:value-type="percentage" office:value="30" calcext:value-type="percentage">
            <text:p>3000%</text:p>
          </table:table-cell>
          <table:table-cell table:style-name="ce191" table:formula="of:=(INDIRECT(ADDRESS([.$AC96];12))+[.AH$68])*[.AG96]" office:value-type="float" office:value="3000" calcext:value-type="float">
            <text:p>3 000</text:p>
          </table:table-cell>
          <table:table-cell table:style-name="ce200" office:value-type="float" office:value="9700" calcext:value-type="float">
            <text:p>9 700</text:p>
          </table:table-cell>
          <table:table-cell table:style-name="ce176" table:formula="of:=[.AL96]*0.8666666" office:value-type="percentage" office:value="77.999994" calcext:value-type="percentage">
            <text:p>7800%</text:p>
          </table:table-cell>
          <table:table-cell table:style-name="ce157" table:formula="of:=(INDIRECT(ADDRESS([.$AC96];9))+[.AK$68])*[.AJ96]" office:value-type="float" office:value="7799.9994" calcext:value-type="float">
            <text:p>7 800</text:p>
          </table:table-cell>
          <table:table-cell table:style-name="ce203" table:formula="of:=30*3" office:value-type="percentage" office:value="90" calcext:value-type="percentage">
            <text:p>9000%</text:p>
          </table:table-cell>
          <table:table-cell table:style-name="ce191" table:formula="of:=(INDIRECT(ADDRESS([.$AC96];13))+[.AM$68])*[.AL96]" office:value-type="float" office:value="9000" calcext:value-type="float">
            <text:p>9 000</text:p>
          </table:table-cell>
          <table:table-cell table:style-name="ce200" office:value-type="float" office:value="4000" calcext:value-type="float">
            <text:p>4 000</text:p>
          </table:table-cell>
          <table:table-cell table:style-name="ce218"/>
          <table:table-cell table:style-name="ce234"/>
          <table:table-cell table:style-name="ce246" office:value-type="string" calcext:value-type="string">
            <text:p>Boost, Haste, Trance, En-Weakness, PS, BDD to target, CRD to all</text:p>
          </table:table-cell>
          <table:table-cell table:style-name="ce246"/>
          <table:table-cell table:style-name="ce20" office:value-type="string" calcext:value-type="string">
            <text:p>Exp+20%, Salvo +5%, Duel +5%</text:p>
          </table:table-cell>
          <table:table-cell table:style-name="ce257"/>
          <table:table-cell table:style-name="ce21" table:number-columns-repeated="977"/>
        </table:table-row>
        <table:table-row table:style-name="ro2">
          <table:table-cell table:style-name="ce5" office:value-type="string" calcext:value-type="string">
            <text:p>Ascetic (32)</text:p>
          </table:table-cell>
          <table:table-cell table:style-name="ce18" office:value-type="string" calcext:value-type="string">
            <text:p>DD</text:p>
          </table:table-cell>
          <table:table-cell table:style-name="ce25" office:value-type="float" office:value="7" calcext:value-type="float">
            <text:p>7</text:p>
          </table:table-cell>
          <table:table-cell table:style-name="ce25" office:value-type="float" office:value="2" calcext:value-type="float">
            <text:p>2</text:p>
          </table:table-cell>
          <table:table-cell table:style-name="ce33" table:number-columns-spanned="1" table:number-rows-spanned="2"/>
          <table:table-cell table:style-name="ce40" office:value-type="float" office:value="27500" calcext:value-type="float" table:number-columns-spanned="1" table:number-rows-spanned="2">
            <text:p>27 500</text:p>
          </table:table-cell>
          <table:table-cell table:style-name="ce51" table:formula="of:=233+8*8+6*4+2*4" office:value-type="float" office:value="329" calcext:value-type="float" table:number-columns-spanned="1" table:number-rows-spanned="2">
            <text:p>329</text:p>
          </table:table-cell>
          <table:table-cell table:style-name="ce61" office:value-type="percentage" office:value="1" calcext:value-type="percentage" table:number-columns-spanned="1" table:number-rows-spanned="2">
            <text:p>100%</text:p>
          </table:table-cell>
          <table:table-cell table:style-name="ce61" office:value-type="percentage" office:value="0.5" calcext:value-type="percentage" table:number-columns-spanned="1" table:number-rows-spanned="2">
            <text:p>50%</text:p>
          </table:table-cell>
          <table:table-cell table:style-name="ce61" office:value-type="percentage" office:value="1.5" calcext:value-type="percentage" table:number-columns-spanned="1" table:number-rows-spanned="2">
            <text:p>150%</text:p>
          </table:table-cell>
          <table:table-cell table:style-name="ce64" table:number-columns-spanned="1" table:number-rows-spanned="2"/>
          <table:table-cell table:style-name="ce71" office:value-type="float" office:value="1701" calcext:value-type="float" table:number-columns-spanned="1" table:number-rows-spanned="2">
            <text:p>1 701</text:p>
          </table:table-cell>
          <table:table-cell table:style-name="ce78" office:value-type="float" office:value="1348" calcext:value-type="float" table:number-columns-spanned="1" table:number-rows-spanned="2">
            <text:p>1 348</text:p>
          </table:table-cell>
          <table:table-cell table:style-name="ce86" office:value-type="percentage" office:value="1" calcext:value-type="percentage" table:number-columns-spanned="1" table:number-rows-spanned="2">
            <text:p>100%</text:p>
          </table:table-cell>
          <table:table-cell table:style-name="ce86" office:value-type="percentage" office:value="1" calcext:value-type="percentage" table:number-columns-spanned="1" table:number-rows-spanned="2">
            <text:p>100%</text:p>
          </table:table-cell>
          <table:table-cell table:style-name="ce97" office:value-type="percentage" office:value="0.2" calcext:value-type="percentage" table:number-columns-spanned="1" table:number-rows-spanned="2">
            <text:p>20%</text:p>
          </table:table-cell>
          <table:table-cell table:style-name="ce110" table:number-columns-repeated="2"/>
          <table:table-cell table:style-name="ce114"/>
          <table:table-cell table:style-name="ce116"/>
          <table:table-cell table:style-name="ce118"/>
          <table:table-cell table:style-name="ce11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table-cell table:style-name="ce166" office:value-type="percentage" office:value="1" calcext:value-type="percentage" table:number-columns-spanned="1" table:number-rows-spanned="2">
            <text:p>100%</text:p>
          </table:table-cell>
          <table:table-cell table:style-name="ce176"/>
          <table:table-cell table:style-name="ce180"/>
          <table:table-cell table:style-name="ce183" table:formula="of:=20*3" office:value-type="percentage" office:value="60" calcext:value-type="percentage" table:number-columns-spanned="1" table:number-rows-spanned="2">
            <text:p>6000%</text:p>
          </table:table-cell>
          <table:table-cell table:style-name="ce193" table:formula="of:=([.$L97]+[.AH$95])*[.AG97]" office:value-type="float" office:value="108060" calcext:value-type="float" table:number-columns-spanned="1" table:number-rows-spanned="2">
            <text:p>108 060</text:p>
          </table:table-cell>
          <table:table-cell table:style-name="ce200"/>
          <table:table-cell table:style-name="ce176"/>
          <table:table-cell table:style-name="ce180"/>
          <table:table-cell table:style-name="ce204" table:formula="of:=25*3" office:value-type="percentage" office:value="75" calcext:value-type="percentage" table:number-columns-spanned="1" table:number-rows-spanned="2">
            <text:p>7500%</text:p>
          </table:table-cell>
          <table:table-cell table:style-name="ce193" table:formula="of:=([.$M97]+[.AM$95])*[.AL97]" office:value-type="float" office:value="108600" calcext:value-type="float" table:number-columns-spanned="1" table:number-rows-spanned="2">
            <text:p>108 600</text:p>
          </table:table-cell>
          <table:table-cell table:style-name="ce200"/>
          <table:table-cell table:style-name="ce224" office:value-type="float" office:value="2" calcext:value-type="float" table:number-columns-spanned="1" table:number-rows-spanned="2">
            <text:p>2</text:p>
          </table:table-cell>
          <table:table-cell table:style-name="ce239" table:number-columns-spanned="1" table:number-rows-spanned="2"/>
          <table:table-cell table:style-name="ce247" office:value-type="string" calcext:value-type="string" table:number-columns-spanned="1" table:number-rows-spanned="2">
            <text:p>Trance, Brave, Boost, BDD, Weaken, Weakness Weapon, PS</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Warrior Lore, ALB, Salvo +15%, Duel +25%, Scourge +400%</text:p>
          </table:table-cell>
          <table:table-cell table:style-name="ce258" office:value-type="string" calcext:value-type="string" table:number-columns-spanned="1" table:number-rows-spanned="2">
            <text:p>Brave</text:p>
            <text:p>Boost</text:p>
            <text:p>Snipe</text:p>
            <text:p>Drain</text:p>
          </table:table-cell>
          <table:table-cell table:style-name="ce21" table:number-columns-repeated="977"/>
        </table:table-row>
        <table:table-row table:style-name="ro2">
          <table:table-cell table:style-name="ce5"/>
          <table:table-cell table:style-name="ce19" office:value-type="string" calcext:value-type="string">
            <text:p>T</text:p>
          </table:table-cell>
          <table:table-cell table:style-name="ce25" office:value-type="float" office:value="3" calcext:value-type="float">
            <text:p>3</text:p>
          </table:table-cell>
          <table:table-cell table:style-name="ce25" office:value-type="float" office:value="5" calcext:value-type="float">
            <text:p>5</text:p>
          </table:table-cell>
          <table:covered-table-cell table:style-name="ce34"/>
          <table:covered-table-cell table:style-name="ce41" table:formula="of:=[.F97]" office:value-type="float" office:value="27500" calcext:value-type="float">
            <text:p>27 500</text:p>
          </table:covered-table-cell>
          <table:covered-table-cell table:style-name="ce52" table:formula="of:=[.G97]" office:value-type="float" office:value="329" calcext:value-type="float">
            <text:p>329</text:p>
          </table:covered-table-cell>
          <table:covered-table-cell table:style-name="ce62" table:formula="of:=[.H97]" office:value-type="percentage" office:value="1" calcext:value-type="percentage">
            <text:p>100%</text:p>
          </table:covered-table-cell>
          <table:covered-table-cell table:style-name="ce62" table:formula="of:=[.I97]" office:value-type="percentage" office:value="0.5" calcext:value-type="percentage">
            <text:p>50%</text:p>
          </table:covered-table-cell>
          <table:covered-table-cell table:style-name="ce62" table:formula="of:=[.J97]" office:value-type="percentage" office:value="1.5" calcext:value-type="percentage">
            <text:p>150%</text:p>
          </table:covered-table-cell>
          <table:covered-table-cell table:style-name="ce62"/>
          <table:covered-table-cell table:style-name="ce72" table:formula="of:=[.L97]" office:value-type="float" office:value="1701" calcext:value-type="float">
            <text:p>1 701</text:p>
          </table:covered-table-cell>
          <table:covered-table-cell table:style-name="ce79" table:formula="of:=[.M97]" office:value-type="float" office:value="1348" calcext:value-type="float">
            <text:p>1 348</text:p>
          </table:covered-table-cell>
          <table:covered-table-cell table:style-name="ce87" table:formula="of:=[.N97]" office:value-type="percentage" office:value="1" calcext:value-type="percentage">
            <text:p>100%</text:p>
          </table:covered-table-cell>
          <table:covered-table-cell table:style-name="ce87" table:formula="of:=[.O97]" office:value-type="percentage" office:value="1" calcext:value-type="percentage">
            <text:p>100%</text:p>
          </table:covered-table-cell>
          <table:covered-table-cell table:style-name="ce101" table:formula="of:=[.P97]" office:value-type="percentage" office:value="0.2" calcext:value-type="percentage">
            <text:p>20%</text:p>
          </table:covered-table-cell>
          <table:table-cell table:style-name="ce110" table:number-columns-repeated="2"/>
          <table:table-cell table:style-name="ce114"/>
          <table:table-cell table:style-name="ce110"/>
          <table:table-cell table:style-name="ce118"/>
          <table:table-cell table:style-name="ce120"/>
          <table:table-cell table:style-name="ce122"/>
          <table:table-cell table:style-name="ce128"/>
          <table:table-cell table:style-name="ce134"/>
          <table:table-cell table:style-name="ce140"/>
          <table:table-cell table:style-name="ce146"/>
          <table:table-cell table:style-name="ce152"/>
          <table:table-cell table:style-name="ce158" office:value-type="string" calcext:value-type="string">
            <text:p>Light</text:p>
          </table:table-cell>
          <table:covered-table-cell table:style-name="ce169" table:formula="of:=[.AD97]" office:value-type="percentage" office:value="1" calcext:value-type="percentage">
            <text:p>100%</text:p>
          </table:covered-table-cell>
          <table:table-cell table:style-name="ce176"/>
          <table:table-cell table:style-name="ce180"/>
          <table:covered-table-cell table:style-name="ce186" table:formula="of:=[.AG97]" office:value-type="percentage" office:value="60" calcext:value-type="percentage">
            <text:p>6000%</text:p>
          </table:covered-table-cell>
          <table:covered-table-cell table:style-name="ce194" table:formula="of:=([.$L98]+[.AH$95])*[.AG98]" office:value-type="float" office:value="108060" calcext:value-type="float">
            <text:p>108 060</text:p>
          </table:covered-table-cell>
          <table:table-cell table:style-name="ce200"/>
          <table:table-cell table:style-name="ce176"/>
          <table:table-cell table:style-name="ce180"/>
          <table:covered-table-cell table:style-name="ce207" table:formula="of:=[.AL97]" office:value-type="percentage" office:value="75" calcext:value-type="percentage">
            <text:p>7500%</text:p>
          </table:covered-table-cell>
          <table:covered-table-cell table:style-name="ce194" table:formula="of:=([.$M98]+[.AM$95])*[.AL98]" office:value-type="float" office:value="108600" calcext:value-type="float">
            <text:p>108 600</text:p>
          </table:covered-table-cell>
          <table:table-cell table:style-name="ce200"/>
          <table:covered-table-cell table:style-name="ce222" table:formula="of:=[.AO97]" office:value-type="float" office:value="2" calcext:value-type="float">
            <text:p>2</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5" office:value-type="string" calcext:value-type="string">
            <text:p>Vana'diel Monk</text:p>
          </table:table-cell>
          <table:table-cell table:style-name="ce18" office:value-type="string" calcext:value-type="string">
            <text:p>DD</text:p>
          </table:table-cell>
          <table:table-cell table:style-name="ce25" office:value-type="float" office:value="9" calcext:value-type="float">
            <text:p>9</text:p>
          </table:table-cell>
          <table:table-cell table:style-name="ce25" office:value-type="float" office:value="1" calcext:value-type="float">
            <text:p>1</text:p>
          </table:table-cell>
          <table:table-cell table:style-name="ce32"/>
          <table:table-cell table:style-name="ce39" office:value-type="float" office:value="23317" calcext:value-type="float">
            <text:p>23 317</text:p>
          </table:table-cell>
          <table:table-cell table:style-name="ce53" table:formula="of:=335+2*16" office:value-type="float" office:value="367" calcext:value-type="float">
            <text:p>367</text:p>
          </table:table-cell>
          <table:table-cell table:style-name="ce60"/>
          <table:table-cell table:style-name="ce60" office:value-type="percentage" office:value="2" calcext:value-type="percentage">
            <text:p>200%</text:p>
          </table:table-cell>
          <table:table-cell table:style-name="ce60" table:number-columns-repeated="2"/>
          <table:table-cell table:style-name="ce70" office:value-type="float" office:value="1067" calcext:value-type="float">
            <text:p>1 067</text:p>
          </table:table-cell>
          <table:table-cell table:style-name="ce77" office:value-type="float" office:value="1392" calcext:value-type="float">
            <text:p>1 392</text:p>
          </table:table-cell>
          <table:table-cell table:style-name="ce85" office:value-type="percentage" office:value="1" calcext:value-type="percentage">
            <text:p>100%</text:p>
          </table:table-cell>
          <table:table-cell table:style-name="ce85" office:value-type="percentage" office:value="1.2" calcext:value-type="percentage">
            <text:p>120%</text:p>
          </table:table-cell>
          <table:table-cell table:style-name="ce96" office:value-type="percentage" office:value="0.2" calcext:value-type="percentage">
            <text:p>20%</text:p>
          </table:table-cell>
          <table:table-cell table:style-name="ce108" office:value-type="percentage" office:value="2.5" calcext:value-type="percentage">
            <text:p>250%</text:p>
          </table:table-cell>
          <table:table-cell table:style-name="ce112"/>
          <table:table-cell table:style-name="ce110" table:number-columns-repeated="2"/>
          <table:table-cell table:style-name="ce118" office:value-type="percentage" office:value="2.5" calcext:value-type="percentage">
            <text:p>250%</text:p>
          </table:table-cell>
          <table:table-cell table:style-name="ce110"/>
          <table:table-cell table:style-name="ce122" office:value-type="percentage" office:value="0.3" calcext:value-type="percentage">
            <text:p>30%</text:p>
          </table:table-cell>
          <table:table-cell table:style-name="ce128" office:value-type="percentage" office:value="0.3" calcext:value-type="percentage">
            <text:p>30%</text:p>
          </table:table-cell>
          <table:table-cell table:style-name="ce134"/>
          <table:table-cell table:style-name="ce140"/>
          <table:table-cell table:style-name="ce146"/>
          <table:table-cell table:style-name="ce152"/>
          <table:table-cell table:style-name="ce161" office:value-type="string" calcext:value-type="string">
            <text:p>Fire</text:p>
          </table:table-cell>
          <table:table-cell table:style-name="ce165" office:value-type="percentage" office:value="0.15" calcext:value-type="percentage">
            <text:p>15%</text:p>
          </table:table-cell>
          <table:table-cell table:style-name="ce176"/>
          <table:table-cell table:style-name="ce180"/>
          <table:table-cell table:style-name="ce182" table:formula="of:=36*3" office:value-type="percentage" office:value="108" calcext:value-type="percentage">
            <text:p>10800%</text:p>
          </table:table-cell>
          <table:table-cell table:style-name="ce192" table:formula="of:=([.$L99]+[.AH$95])*[.AG99]" office:value-type="float" office:value="126036" calcext:value-type="float">
            <text:p>126 036</text:p>
          </table:table-cell>
          <table:table-cell table:style-name="ce200"/>
          <table:table-cell table:style-name="ce176"/>
          <table:table-cell table:style-name="ce180"/>
          <table:table-cell table:style-name="ce203" table:formula="of:=27*3" office:value-type="percentage" office:value="81" calcext:value-type="percentage">
            <text:p>8100%</text:p>
          </table:table-cell>
          <table:table-cell table:style-name="ce192" table:formula="of:=([.$M99]+[.AM$95])*[.AL99]" office:value-type="float" office:value="120852" calcext:value-type="float">
            <text:p>120 852</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Haste, Regend, Charging Attack, Monk Trance, Slow</text:p>
          </table:table-cell>
          <table:table-cell table:style-name="ce246" office:value-type="string" calcext:value-type="string">
            <text:p>Slow 100%</text:p>
          </table:table-cell>
          <table:table-cell table:style-name="ce251" office:value-type="string" calcext:value-type="string">
            <text:p>Ranger Lore, 3rd+3, Furious Salvo +15%, Scourge +300%</text:p>
          </table:table-cell>
          <table:table-cell table:style-name="ce257" office:value-type="string" calcext:value-type="string">
            <text:p>Brave, Wall, Snipe, Faith</text:p>
          </table:table-cell>
          <table:table-cell table:style-name="ce21" table:number-columns-repeated="977"/>
        </table:table-row>
        <table:table-row table:style-name="ro2">
          <table:table-cell table:style-name="ce11" office:value-type="string" calcext:value-type="string">
            <text:p>Master Monk (32)</text:p>
          </table:table-cell>
          <table:table-cell table:style-name="ce18" office:value-type="string" calcext:value-type="string">
            <text:p>B/DD</text:p>
          </table:table-cell>
          <table:table-cell table:style-name="ce25" office:value-type="float" office:value="5" calcext:value-type="float">
            <text:p>5</text:p>
          </table:table-cell>
          <table:table-cell table:style-name="ce25" office:value-type="float" office:value="3" calcext:value-type="float">
            <text:p>3</text:p>
          </table:table-cell>
          <table:table-cell table:style-name="ce32"/>
          <table:table-cell table:style-name="ce39" office:value-type="float" office:value="11160" calcext:value-type="float">
            <text:p>11 160</text:p>
          </table:table-cell>
          <table:table-cell table:style-name="ce53" table:formula="of:=216+(8*8+6*4)" office:value-type="float" office:value="304" calcext:value-type="float">
            <text:p>304</text:p>
          </table:table-cell>
          <table:table-cell table:style-name="ce60" table:number-columns-repeated="2"/>
          <table:table-cell table:style-name="ce60" office:value-type="percentage" office:value="0.5" calcext:value-type="percentage">
            <text:p>50%</text:p>
          </table:table-cell>
          <table:table-cell table:style-name="ce60"/>
          <table:table-cell table:style-name="ce70" office:value-type="float" office:value="1674" calcext:value-type="float">
            <text:p>1 674</text:p>
          </table:table-cell>
          <table:table-cell table:style-name="ce77" office:value-type="float" office:value="1220" calcext:value-type="float">
            <text:p>1 220</text:p>
          </table:table-cell>
          <table:table-cell table:style-name="ce85" office:value-type="percentage" office:value="1" calcext:value-type="percentage">
            <text:p>100%</text:p>
          </table:table-cell>
          <table:table-cell table:style-name="ce85"/>
          <table:table-cell table:style-name="ce96"/>
          <table:table-cell table:style-name="ce110" table:number-columns-repeated="3"/>
          <table:table-cell table:style-name="ce116"/>
          <table:table-cell table:style-name="ce118"/>
          <table:table-cell table:style-name="ce120"/>
          <table:table-cell table:style-name="ce122"/>
          <table:table-cell table:style-name="ce128"/>
          <table:table-cell table:style-name="ce134"/>
          <table:table-cell table:style-name="ce140" office:value-type="percentage" office:value="0.3" calcext:value-type="percentage">
            <text:p>30%</text:p>
          </table:table-cell>
          <table:table-cell table:style-name="ce146" office:value-type="percentage" office:value="0.3" calcext:value-type="percentage">
            <text:p>30%</text:p>
          </table:table-cell>
          <table:table-cell table:style-name="ce152" office:value-type="percentage" office:value="0.3" calcext:value-type="percentage">
            <text:p>30%</text:p>
          </table:table-cell>
          <table:table-cell table:style-name="ce158" office:value-type="string" calcext:value-type="string">
            <text:p>Light</text:p>
          </table:table-cell>
          <table:table-cell table:style-name="ce165" office:value-type="percentage" office:value="0.05" calcext:value-type="percentage">
            <text:p>5%</text:p>
          </table:table-cell>
          <table:table-cell table:style-name="ce176" table:formula="of:=[.AG100]*0.8666666" office:value-type="percentage" office:value="38.999997" calcext:value-type="percentage">
            <text:p>3900%</text:p>
          </table:table-cell>
          <table:table-cell table:style-name="ce38" table:formula="of:=([.$L100]+[.AF$95])*[.AE100]" office:value-type="float" office:value="69185.994678" calcext:value-type="float">
            <text:p>69 186</text:p>
          </table:table-cell>
          <table:table-cell table:style-name="ce182" office:value-type="percentage" office:value="45" calcext:value-type="percentage">
            <text:p>4500%</text:p>
          </table:table-cell>
          <table:table-cell table:style-name="ce192" table:formula="of:=([.$L100]+[.AH$95])*[.AG100]" office:value-type="float" office:value="79830" calcext:value-type="float">
            <text:p>79 830</text:p>
          </table:table-cell>
          <table:table-cell table:style-name="ce200" office:value-type="float" office:value="35451" calcext:value-type="float">
            <text:p>35 451</text:p>
          </table:table-cell>
          <table:table-cell table:style-name="ce176" table:formula="of:=[.AL100]*0.8666666" office:value-type="percentage" office:value="38.999997" calcext:value-type="percentage">
            <text:p>3900%</text:p>
          </table:table-cell>
          <table:table-cell table:style-name="ce38" table:formula="of:=([.$M100]+[.AK$95])*[.AJ100]" office:value-type="float" office:value="51479.99604" calcext:value-type="float">
            <text:p>51 480</text:p>
          </table:table-cell>
          <table:table-cell table:style-name="ce203" office:value-type="percentage" office:value="45" calcext:value-type="percentage">
            <text:p>4500%</text:p>
          </table:table-cell>
          <table:table-cell table:style-name="ce192" table:formula="of:=([.$M100]+[.AM$95])*[.AL100]" office:value-type="float" office:value="59400" calcext:value-type="float">
            <text:p>59 400</text:p>
          </table:table-cell>
          <table:table-cell table:style-name="ce200" office:value-type="float" office:value="21528" calcext:value-type="float">
            <text:p>21 528</text:p>
          </table:table-cell>
          <table:table-cell table:style-name="ce218"/>
          <table:table-cell table:style-name="ce234"/>
          <table:table-cell table:style-name="ce246" office:value-type="string" calcext:value-type="string">
            <text:p>LBD,Bra,Fai,Boo,Tra,PS</text:p>
          </table:table-cell>
          <table:table-cell table:style-name="ce246" office:value-type="string" calcext:value-type="string">
            <text:p>Atk 50%, Brk 100%</text:p>
          </table:table-cell>
          <table:table-cell table:style-name="ce251" office:value-type="string" calcext:value-type="string">
            <text:p>Ranger Lore</text:p>
          </table:table-cell>
          <table:table-cell table:style-name="ce257"/>
          <table:table-cell table:style-name="ce21" table:number-columns-repeated="977"/>
        </table:table-row>
        <table:table-row table:style-name="ro2">
          <table:table-cell table:style-name="ce9" office:value-type="string" calcext:value-type="string">
            <text:p>Hermit HoF</text:p>
          </table:table-cell>
          <table:table-cell table:style-name="ce20" office:value-type="string" calcext:value-type="string">
            <text:p>B</text:p>
          </table:table-cell>
          <table:table-cell table:style-name="ce26" office:value-type="float" office:value="5" calcext:value-type="float" table:number-columns-spanned="1" table:number-rows-spanned="2">
            <text:p>5</text:p>
          </table:table-cell>
          <table:table-cell table:style-name="ce26" office:value-type="float" office:value="2" calcext:value-type="float" table:number-columns-spanned="1" table:number-rows-spanned="2">
            <text:p>2</text:p>
          </table:table-cell>
          <table:table-cell table:style-name="ce33" office:value-type="float" office:value="6" calcext:value-type="float" table:number-columns-spanned="1" table:number-rows-spanned="2">
            <text:p>6</text:p>
          </table:table-cell>
          <table:table-cell table:style-name="ce40" table:formula="of:=1.4*8266" office:value-type="float" office:value="11572.4" calcext:value-type="float" table:number-columns-spanned="1" table:number-rows-spanned="2">
            <text:p>11 572</text:p>
          </table:table-cell>
          <table:table-cell table:style-name="ce51" table:formula="of:=1.4*(232+8*4+6*8)" office:value-type="float" office:value="436.8" calcext:value-type="float" table:number-columns-spanned="1" table:number-rows-spanned="2">
            <text:p>437</text:p>
          </table:table-cell>
          <table:table-cell table:style-name="ce64" table:number-columns-spanned="1" table:number-rows-spanned="2"/>
          <table:table-cell table:style-name="ce64" table:number-columns-spanned="1" table:number-rows-spanned="2"/>
          <table:table-cell table:style-name="ce61" office:value-type="percentage" office:value="1.25" calcext:value-type="percentage" table:number-columns-spanned="1" table:number-rows-spanned="2">
            <text:p>125%</text:p>
          </table:table-cell>
          <table:table-cell table:style-name="ce64" table:number-columns-spanned="1" table:number-rows-spanned="2"/>
          <table:table-cell table:style-name="ce71" table:formula="of:=1.4*1357" office:value-type="float" office:value="1899.8" calcext:value-type="float" table:number-columns-spanned="1" table:number-rows-spanned="2">
            <text:p>1 900</text:p>
          </table:table-cell>
          <table:table-cell table:style-name="ce78" table:formula="of:=1.4*1093" office:value-type="float" office:value="1530.2" calcext:value-type="float" table:number-columns-spanned="1" table:number-rows-spanned="2">
            <text:p>1 530</text:p>
          </table:table-cell>
          <table:table-cell table:style-name="ce89" table:number-columns-spanned="1" table:number-rows-spanned="2"/>
          <table:table-cell table:style-name="ce86" office:value-type="percentage" office:value="3" calcext:value-type="percentage" table:number-columns-spanned="1" table:number-rows-spanned="2">
            <text:p>300%</text:p>
          </table:table-cell>
          <table:table-cell table:style-name="ce97" table:number-columns-spanned="1" table:number-rows-spanned="2"/>
          <table:table-cell table:style-name="ce110" table:number-columns-repeated="2"/>
          <table:table-cell table:style-name="ce114" office:value-type="percentage" office:value="3" calcext:value-type="percentage">
            <text:p>300%</text:p>
          </table:table-cell>
          <table:table-cell table:style-name="ce110"/>
          <table:table-cell table:style-name="ce118" office:value-type="percentage" office:value="0.5" calcext:value-type="percentage">
            <text:p>50%</text:p>
          </table:table-cell>
          <table:table-cell table:style-name="ce120" office:value-type="percentage" office:value="0.5" calcext:value-type="percentage">
            <text:p>5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office:value-type="percentage" office:value="0.2" calcext:value-type="percentage" table:number-columns-spanned="1" table:number-rows-spanned="2">
            <text:p>20%</text:p>
          </table:table-cell>
          <table:table-cell table:style-name="ce153" office:value-type="percentage" office:value="0.2" calcext:value-type="percentage" table:number-columns-spanned="1" table:number-rows-spanned="2">
            <text:p>20%</text:p>
          </table:table-cell>
          <table:table-cell table:style-name="ce160" office:value-type="string" calcext:value-type="string">
            <text:p>Wind</text:p>
          </table:table-cell>
          <table:table-cell table:style-name="ce166" office:value-type="percentage" office:value="0.05" calcext:value-type="percentage" table:number-columns-spanned="1" table:number-rows-spanned="2">
            <text:p>5%</text:p>
          </table:table-cell>
          <table:table-cell table:style-name="ce177" table:formula="of:=[.AG101]*0.8666666" office:value-type="percentage" office:value="38.999997" calcext:value-type="percentage">
            <text:p>3900%</text:p>
          </table:table-cell>
          <table:table-cell table:style-name="ce181" table:formula="of:=([.$L101]+[.AF$95])*[.AE101]" office:value-type="float" office:value="77992.1940006" calcext:value-type="float">
            <text:p>77 992</text:p>
          </table:table-cell>
          <table:table-cell table:style-name="ce183" office:value-type="percentage" office:value="45" calcext:value-type="percentage" table:number-columns-spanned="1" table:number-rows-spanned="2">
            <text:p>4500%</text:p>
          </table:table-cell>
          <table:table-cell table:style-name="ce193" table:formula="of:=([.$L101]+[.AH$95])*[.AG101]" office:value-type="float" office:value="89991" calcext:value-type="float" table:number-columns-spanned="1" table:number-rows-spanned="2">
            <text:p>89 991</text:p>
          </table:table-cell>
          <table:table-cell table:style-name="ce201" office:value-type="float" office:value="35178" calcext:value-type="float">
            <text:p>35 178</text:p>
          </table:table-cell>
          <table:table-cell table:style-name="ce177" table:formula="of:=[.AL101]*0.8666666" office:value-type="percentage" office:value="12.999999" calcext:value-type="percentage">
            <text:p>1300%</text:p>
          </table:table-cell>
          <table:table-cell table:style-name="ce181" table:formula="of:=([.$M101]+[.AK$95])*[.AJ101]" office:value-type="float" office:value="21192.5983698" calcext:value-type="float">
            <text:p>21 193</text:p>
          </table:table-cell>
          <table:table-cell table:style-name="ce204" office:value-type="percentage" office:value="15" calcext:value-type="percentage" table:number-columns-spanned="1" table:number-rows-spanned="2">
            <text:p>1500%</text:p>
          </table:table-cell>
          <table:table-cell table:style-name="ce193" table:formula="of:=([.$M101]+[.AM$95])*[.AL101]" office:value-type="float" office:value="24453" calcext:value-type="float" table:number-columns-spanned="1" table:number-rows-spanned="2">
            <text:p>24 453</text:p>
          </table:table-cell>
          <table:table-cell table:style-name="ce200" office:value-type="float" office:value="8242" calcext:value-type="float">
            <text:p>8 242</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Debarrier, Curse, Slow, Crit Resistance Down(Target), Prismatic Shift(Self)</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Boost</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1]" office:value-type="float" office:value="5" calcext:value-type="float">
            <text:p>5</text:p>
          </table:covered-table-cell>
          <table:covered-table-cell table:style-name="ce27" table:formula="of:=[.D101]" office:value-type="float" office:value="2" calcext:value-type="float">
            <text:p>2</text:p>
          </table:covered-table-cell>
          <table:covered-table-cell table:style-name="ce34" table:formula="of:=[.E101]" office:value-type="float" office:value="6" calcext:value-type="float">
            <text:p>6</text:p>
          </table:covered-table-cell>
          <table:covered-table-cell table:style-name="ce41" table:formula="of:=[.F101]" office:value-type="float" office:value="11572.4" calcext:value-type="float">
            <text:p>11 572</text:p>
          </table:covered-table-cell>
          <table:covered-table-cell table:style-name="ce52" table:formula="of:=[.G101]" office:value-type="float" office:value="436.8" calcext:value-type="float">
            <text:p>437</text:p>
          </table:covered-table-cell>
          <table:covered-table-cell table:number-columns-repeated="2" table:style-name="ce62"/>
          <table:covered-table-cell table:style-name="ce62" table:formula="of:=[.J101]" office:value-type="percentage" office:value="1.25" calcext:value-type="percentage">
            <text:p>125%</text:p>
          </table:covered-table-cell>
          <table:covered-table-cell table:style-name="ce62"/>
          <table:covered-table-cell table:style-name="ce72" table:formula="of:=[.L101]" office:value-type="float" office:value="1899.8" calcext:value-type="float">
            <text:p>1 900</text:p>
          </table:covered-table-cell>
          <table:covered-table-cell table:style-name="ce79" table:formula="of:=[.M101]" office:value-type="float" office:value="1530.2" calcext:value-type="float">
            <text:p>1 530</text:p>
          </table:covered-table-cell>
          <table:covered-table-cell table:style-name="ce87"/>
          <table:covered-table-cell table:style-name="ce87" table:formula="of:=[.O101]" office:value-type="percentage" office:value="3" calcext:value-type="percentage">
            <text:p>300%</text:p>
          </table:covered-table-cell>
          <table:covered-table-cell table:style-name="ce98" table:formula="of:=[.P101]" office:value-type="percentage" office:value="0" calcext:value-type="percentage">
            <text:p>0%</text:p>
          </table:covered-table-cell>
          <table:table-cell table:style-name="ce108"/>
          <table:table-cell table:style-name="ce112"/>
          <table:table-cell table:style-name="ce114" table:formula="of:=[.S101]" office:value-type="percentage" office:value="3" calcext:value-type="percentage">
            <text:p>300%</text:p>
          </table:table-cell>
          <table:table-cell table:style-name="ce110" table:number-columns-repeated="3"/>
          <table:covered-table-cell table:style-name="ce123"/>
          <table:covered-table-cell table:style-name="ce129"/>
          <table:covered-table-cell table:style-name="ce135"/>
          <table:covered-table-cell table:style-name="ce141"/>
          <table:covered-table-cell table:style-name="ce147" office:value-type="percentage" office:value="0.2" calcext:value-type="percentage">
            <text:p>20%</text:p>
          </table:covered-table-cell>
          <table:covered-table-cell table:style-name="ce153" office:value-type="percentage" office:value="0.2" calcext:value-type="percentage">
            <text:p>20%</text:p>
          </table:covered-table-cell>
          <table:table-cell table:style-name="ce160" office:value-type="string" calcext:value-type="string">
            <text:p>Wind</text:p>
          </table:table-cell>
          <table:covered-table-cell table:style-name="ce167" office:value-type="percentage" office:value="0.05" calcext:value-type="percentage">
            <text:p>5%</text:p>
          </table:covered-table-cell>
          <table:table-cell table:style-name="ce177" table:formula="of:=[.AG102]*0.8666666" office:value-type="percentage" office:value="38.999997" calcext:value-type="percentage">
            <text:p>3900%</text:p>
          </table:table-cell>
          <table:table-cell table:style-name="ce181" table:formula="of:=([.$L102]+[.AF$95])*[.AE102]" office:value-type="float" office:value="77992.1940006" calcext:value-type="float">
            <text:p>77 992</text:p>
          </table:table-cell>
          <table:covered-table-cell table:style-name="ce184" office:value-type="percentage" office:value="45" calcext:value-type="percentage">
            <text:p>4500%</text:p>
          </table:covered-table-cell>
          <table:covered-table-cell table:style-name="ce196" table:formula="of:=([.$L102]+[.AH$95])*[.AG102]" office:value-type="float" office:value="89991" calcext:value-type="float">
            <text:p>89 991</text:p>
          </table:covered-table-cell>
          <table:table-cell table:style-name="ce201" office:value-type="float" office:value="35178" calcext:value-type="float">
            <text:p>35 178</text:p>
          </table:table-cell>
          <table:table-cell table:style-name="ce177" table:formula="of:=[.AL102]*0.8666666" office:value-type="percentage" office:value="12.999999" calcext:value-type="percentage">
            <text:p>1300%</text:p>
          </table:table-cell>
          <table:table-cell table:style-name="ce181" table:formula="of:=([.$M102]+[.AK$95])*[.AJ102]" office:value-type="float" office:value="21192.5983698" calcext:value-type="float">
            <text:p>21 193</text:p>
          </table:table-cell>
          <table:covered-table-cell table:style-name="ce205" office:value-type="percentage" office:value="15" calcext:value-type="percentage">
            <text:p>1500%</text:p>
          </table:covered-table-cell>
          <table:covered-table-cell table:style-name="ce196" table:formula="of:=([.$M102]+[.AM$95])*[.AL102]" office:value-type="float" office:value="24453" calcext:value-type="float">
            <text:p>24 453</text:p>
          </table:covered-table-cell>
          <table:table-cell table:style-name="ce200" office:value-type="float" office:value="8242" calcext:value-type="float">
            <text:p>8 242</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Grappler HoF</text:p>
          </table:table-cell>
          <table:table-cell table:style-name="ce20" office:value-type="string" calcext:value-type="string">
            <text:p>B</text:p>
          </table:table-cell>
          <table:table-cell table:style-name="ce26" office:value-type="float" office:value="2" calcext:value-type="float" table:number-columns-spanned="1" table:number-rows-spanned="2">
            <text:p>2</text:p>
          </table:table-cell>
          <table:table-cell table:style-name="ce26" office:value-type="float" office:value="4" calcext:value-type="float" table:number-columns-spanned="1" table:number-rows-spanned="2">
            <text:p>4</text:p>
          </table:table-cell>
          <table:table-cell table:style-name="ce33" office:value-type="float" office:value="6" calcext:value-type="float" table:number-columns-spanned="1" table:number-rows-spanned="2">
            <text:p>6</text:p>
          </table:table-cell>
          <table:table-cell table:style-name="ce40" table:formula="of:=1.4*12320" office:value-type="float" office:value="17248" calcext:value-type="float" table:number-columns-spanned="1" table:number-rows-spanned="2">
            <text:p>17 248</text:p>
          </table:table-cell>
          <table:table-cell table:style-name="ce51" table:formula="of:=1.4*(168+6*8+2*4)" office:value-type="float" office:value="313.6" calcext:value-type="float" table:number-columns-spanned="1" table:number-rows-spanned="2">
            <text:p>314</text:p>
          </table:table-cell>
          <table:table-cell table:style-name="ce61" office:value-type="percentage" office:value="0.5" calcext:value-type="percentage" table:number-columns-spanned="1" table:number-rows-spanned="2">
            <text:p>50%</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976" office:value-type="float" office:value="1366.4" calcext:value-type="float" table:number-columns-spanned="1" table:number-rows-spanned="2">
            <text:p>1 366</text:p>
          </table:table-cell>
          <table:table-cell table:style-name="ce78" table:formula="of:=1.4*1167" office:value-type="float" office:value="1633.8" calcext:value-type="float" table:number-columns-spanned="1" table:number-rows-spanned="2">
            <text:p>1 634</text:p>
          </table:table-cell>
          <table:table-cell table:style-name="ce86" office:value-type="percentage" office:value="1.5" calcext:value-type="percentage" table:number-columns-spanned="1" table:number-rows-spanned="2">
            <text:p>150%</text:p>
          </table:table-cell>
          <table:table-cell table:style-name="ce86" office:value-type="percentage" office:value="1.5" calcext:value-type="percentage" table:number-columns-spanned="1" table:number-rows-spanned="2">
            <text:p>150%</text:p>
          </table:table-cell>
          <table:table-cell table:style-name="ce97" office:value-type="percentage" office:value="0.3" calcext:value-type="percentage" table:number-columns-spanned="1" table:number-rows-spanned="2">
            <text:p>30%</text:p>
          </table:table-cell>
          <table:table-cell table:style-name="ce110"/>
          <table:table-cell table:style-name="ce112" office:value-type="percentage" office:value="0.3" calcext:value-type="percentage">
            <text:p>30%</text:p>
          </table:table-cell>
          <table:table-cell table:style-name="ce110" table:number-columns-repeated="2"/>
          <table:table-cell table:style-name="ce118" office:value-type="percentage" office:value="1" calcext:value-type="percentage">
            <text:p>10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59" office:value-type="string" calcext:value-type="string">
            <text:p>Water</text:p>
          </table:table-cell>
          <table:table-cell table:style-name="ce166" office:value-type="percentage" office:value="1" calcext:value-type="percentage" table:number-columns-spanned="1" table:number-rows-spanned="2">
            <text:p>100%</text:p>
          </table:table-cell>
          <table:table-cell table:style-name="ce177" table:formula="of:=[.AG103]*0.8666666" office:value-type="percentage" office:value="23.3999982" calcext:value-type="percentage">
            <text:p>2340%</text:p>
          </table:table-cell>
          <table:table-cell table:style-name="ce181" table:formula="of:=([.$L103]+[.AF$95])*[.AE103]" office:value-type="float" office:value="34313.75736048" calcext:value-type="float">
            <text:p>34 314</text:p>
          </table:table-cell>
          <table:table-cell table:style-name="ce183" office:value-type="percentage" office:value="27" calcext:value-type="percentage" table:number-columns-spanned="1" table:number-rows-spanned="2">
            <text:p>2700%</text:p>
          </table:table-cell>
          <table:table-cell table:style-name="ce193" table:formula="of:=([.$L103]+[.AH$95])*[.AG103]" office:value-type="float" office:value="39592.8" calcext:value-type="float" table:number-columns-spanned="1" table:number-rows-spanned="2">
            <text:p>39 593</text:p>
          </table:table-cell>
          <table:table-cell table:style-name="ce201" office:value-type="float" office:value="15936" calcext:value-type="float">
            <text:p>15 936</text:p>
          </table:table-cell>
          <table:table-cell table:style-name="ce177" table:formula="of:=[.AL103]*0.8666666" office:value-type="percentage" office:value="20.7999984" calcext:value-type="percentage">
            <text:p>2080%</text:p>
          </table:table-cell>
          <table:table-cell table:style-name="ce181" table:formula="of:=([.$M103]+[.AK$95])*[.AJ103]" office:value-type="float" office:value="36063.03722592" calcext:value-type="float">
            <text:p>36 063</text:p>
          </table:table-cell>
          <table:table-cell table:style-name="ce204" office:value-type="percentage" office:value="24" calcext:value-type="percentage" table:number-columns-spanned="1" table:number-rows-spanned="2">
            <text:p>2400%</text:p>
          </table:table-cell>
          <table:table-cell table:style-name="ce193" table:formula="of:=([.$M103]+[.AM$95])*[.AL103]" office:value-type="float" office:value="41611.2" calcext:value-type="float" table:number-columns-spanned="1" table:number-rows-spanned="2">
            <text:p>41 611</text:p>
          </table:table-cell>
          <table:table-cell table:style-name="ce200" office:value-type="float" office:value="11607" calcext:value-type="float">
            <text:p>11 607</text:p>
          </table:table-cell>
          <table:table-cell table:style-name="ce225" office:value-type="float" office:value="1" calcext:value-type="float" table:number-columns-spanned="1" table:number-rows-spanned="2">
            <text:p>1</text:p>
          </table:table-cell>
          <table:table-cell table:style-name="ce236" table:number-columns-spanned="1" table:number-rows-spanned="2"/>
          <table:table-cell table:style-name="ce247" office:value-type="string" calcext:value-type="string" table:number-columns-spanned="1" table:number-rows-spanned="2">
            <text:p>s, Stun</text:p>
          </table:table-cell>
          <table:table-cell table:style-name="ce247" office:value-type="string" calcext:value-type="string" table:number-columns-spanned="1" table:number-rows-spanned="2">
            <text:p>Break 100%</text:p>
          </table:table-cell>
          <table:table-cell table:style-name="ce252" office:value-type="string" calcext:value-type="string" table:number-columns-spanned="1" table:number-rows-spanned="2">
            <text:p>Ranger Lore</text:p>
          </table:table-cell>
          <table:table-cell table:style-name="ce258" office:value-type="string" calcext:value-type="string" table:number-columns-spanned="1" table:number-rows-spanned="2">
            <text:p>Brave</text:p>
            <text:p>Haste</text:p>
            <text:p>Boost</text:p>
          </table:table-cell>
          <table:table-cell table:style-name="ce21" table:number-columns-repeated="977"/>
        </table:table-row>
        <table:table-row table:style-name="ro2">
          <table:table-cell table:style-name="ce9"/>
          <table:table-cell table:style-name="ce20"/>
          <table:covered-table-cell table:style-name="ce27" table:formula="of:=[.C103]" office:value-type="float" office:value="2" calcext:value-type="float">
            <text:p>2</text:p>
          </table:covered-table-cell>
          <table:covered-table-cell table:style-name="ce27" table:formula="of:=[.D103]" office:value-type="float" office:value="4" calcext:value-type="float">
            <text:p>4</text:p>
          </table:covered-table-cell>
          <table:covered-table-cell table:style-name="ce34" table:formula="of:=[.E103]" office:value-type="float" office:value="6" calcext:value-type="float">
            <text:p>6</text:p>
          </table:covered-table-cell>
          <table:covered-table-cell table:style-name="ce41" table:formula="of:=[.F103]" office:value-type="float" office:value="17248" calcext:value-type="float">
            <text:p>17 248</text:p>
          </table:covered-table-cell>
          <table:covered-table-cell table:style-name="ce52" table:formula="of:=[.G103]" office:value-type="float" office:value="313.6" calcext:value-type="float">
            <text:p>314</text:p>
          </table:covered-table-cell>
          <table:covered-table-cell table:style-name="ce62" table:formula="of:=[.H103]" office:value-type="percentage" office:value="0.5" calcext:value-type="percentage">
            <text:p>50%</text:p>
          </table:covered-table-cell>
          <table:covered-table-cell table:number-columns-repeated="3" table:style-name="ce62"/>
          <table:covered-table-cell table:style-name="ce72" table:formula="of:=[.L103]" office:value-type="float" office:value="1366.4" calcext:value-type="float">
            <text:p>1 366</text:p>
          </table:covered-table-cell>
          <table:covered-table-cell table:style-name="ce79" table:formula="of:=[.M103]" office:value-type="float" office:value="1633.8" calcext:value-type="float">
            <text:p>1 634</text:p>
          </table:covered-table-cell>
          <table:covered-table-cell table:style-name="ce87" table:formula="of:=[.N103]" office:value-type="percentage" office:value="1.5" calcext:value-type="percentage">
            <text:p>150%</text:p>
          </table:covered-table-cell>
          <table:covered-table-cell table:style-name="ce87" table:formula="of:=[.O103]" office:value-type="percentage" office:value="1.5" calcext:value-type="percentage">
            <text:p>150%</text:p>
          </table:covered-table-cell>
          <table:covered-table-cell table:style-name="ce98" table:formula="of:=[.P103]" office:value-type="percentage" office:value="0.3" calcext:value-type="percentage">
            <text:p>30%</text:p>
          </table:covered-table-cell>
          <table:table-cell table:style-name="ce110"/>
          <table:table-cell table:style-name="ce112" table:formula="of:=[.R103]" office:value-type="percentage" office:value="0.3" calcext:value-type="percentage">
            <text:p>30%</text:p>
          </table:table-cell>
          <table:table-cell table:style-name="ce114" office:value-type="percentage" office:value="0.3" calcext:value-type="percentage">
            <text:p>30%</text:p>
          </table:table-cell>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59" office:value-type="string" calcext:value-type="string">
            <text:p>Water</text:p>
          </table:table-cell>
          <table:covered-table-cell table:style-name="ce167" office:value-type="percentage" office:value="1" calcext:value-type="percentage">
            <text:p>100%</text:p>
          </table:covered-table-cell>
          <table:table-cell table:style-name="ce177" table:formula="of:=[.AG104]*0.8666666" office:value-type="percentage" office:value="23.3999982" calcext:value-type="percentage">
            <text:p>2340%</text:p>
          </table:table-cell>
          <table:table-cell table:style-name="ce181" table:formula="of:=([.$L104]+[.AF$95])*[.AE104]" office:value-type="float" office:value="34313.75736048" calcext:value-type="float">
            <text:p>34 314</text:p>
          </table:table-cell>
          <table:covered-table-cell table:style-name="ce184" office:value-type="percentage" office:value="27" calcext:value-type="percentage">
            <text:p>2700%</text:p>
          </table:covered-table-cell>
          <table:covered-table-cell table:style-name="ce196" table:formula="of:=([.$L104]+[.AH$95])*[.AG104]" office:value-type="float" office:value="39592.8" calcext:value-type="float">
            <text:p>39 593</text:p>
          </table:covered-table-cell>
          <table:table-cell table:style-name="ce201" office:value-type="float" office:value="15936" calcext:value-type="float">
            <text:p>15 936</text:p>
          </table:table-cell>
          <table:table-cell table:style-name="ce177" table:formula="of:=[.AL104]*0.8666666" office:value-type="percentage" office:value="20.7999984" calcext:value-type="percentage">
            <text:p>2080%</text:p>
          </table:table-cell>
          <table:table-cell table:style-name="ce181" table:formula="of:=([.$M104]+[.AK$95])*[.AJ104]" office:value-type="float" office:value="36063.03722592" calcext:value-type="float">
            <text:p>36 063</text:p>
          </table:table-cell>
          <table:covered-table-cell table:style-name="ce205" office:value-type="percentage" office:value="24" calcext:value-type="percentage">
            <text:p>2400%</text:p>
          </table:covered-table-cell>
          <table:covered-table-cell table:style-name="ce196" table:formula="of:=([.$M104]+[.AM$95])*[.AL104]" office:value-type="float" office:value="41611.2" calcext:value-type="float">
            <text:p>41 611</text:p>
          </table:covered-table-cell>
          <table:table-cell table:style-name="ce200" office:value-type="float" office:value="11607" calcext:value-type="float">
            <text:p>11 607</text:p>
          </table:table-cell>
          <table:covered-table-cell table:style-name="ce222" table:formula="of:=[.AO103]" office:value-type="float" office:value="1" calcext:value-type="float">
            <text:p>1</text:p>
          </table:covered-table-cell>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Pugilist HoF</text:p>
          </table:table-cell>
          <table:table-cell table:style-name="ce18" office:value-type="string" calcext:value-type="string">
            <text:p>DD</text:p>
          </table:table-cell>
          <table:table-cell table:style-name="ce26" table:formula="of:=4+5" office:value-type="float" office:value="9" calcext:value-type="float" table:number-columns-spanned="1" table:number-rows-spanned="2">
            <text:p>9</text:p>
          </table:table-cell>
          <table:table-cell table:style-name="ce26" office:value-type="float" office:value="1" calcext:value-type="float" table:number-columns-spanned="1" table:number-rows-spanned="2">
            <text:p>1</text:p>
          </table:table-cell>
          <table:table-cell table:style-name="ce33" office:value-type="float" office:value="6" calcext:value-type="float" table:number-columns-spanned="1" table:number-rows-spanned="2">
            <text:p>6</text:p>
          </table:table-cell>
          <table:table-cell table:style-name="ce40" table:formula="of:=1.4*13270" office:value-type="float" office:value="18578" calcext:value-type="float" table:number-columns-spanned="1" table:number-rows-spanned="2">
            <text:p>18 578</text:p>
          </table:table-cell>
          <table:table-cell table:style-name="ce51" table:formula="of:=1.4*(153+6*8+2*4)" office:value-type="float" office:value="292.6" calcext:value-type="float" table:number-columns-spanned="1" table:number-rows-spanned="2">
            <text:p>293</text:p>
          </table:table-cell>
          <table:table-cell table:style-name="ce64" table:number-columns-spanned="1" table:number-rows-spanned="2"/>
          <table:table-cell table:style-name="ce61" office:value-type="percentage" office:value="1" calcext:value-type="percentage" table:number-columns-spanned="1" table:number-rows-spanned="2">
            <text:p>100%</text:p>
          </table:table-cell>
          <table:table-cell table:style-name="ce64" table:number-columns-spanned="1" table:number-rows-spanned="2"/>
          <table:table-cell table:style-name="ce64" table:number-columns-spanned="1" table:number-rows-spanned="2"/>
          <table:table-cell table:style-name="ce71" table:formula="of:=1.4*1447" office:value-type="float" office:value="2025.8" calcext:value-type="float" table:number-columns-spanned="1" table:number-rows-spanned="2">
            <text:p>2 026</text:p>
          </table:table-cell>
          <table:table-cell table:style-name="ce78" table:formula="of:=1.4*496" office:value-type="float" office:value="694.4" calcext:value-type="float" table:number-columns-spanned="1" table:number-rows-spanned="2">
            <text:p>694</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office:value-type="percentage" office:value="0.3" calcext:value-type="percentage">
            <text:p>30%</text:p>
          </table:table-cell>
          <table:table-cell table:style-name="ce110" table:number-columns-repeated="3"/>
          <table:table-cell table:style-name="ce118" table:formula="of:=1+1.3" office:value-type="percentage" office:value="2.3" calcext:value-type="percentage">
            <text:p>230%</text:p>
          </table:table-cell>
          <table:table-cell table:style-name="ce120" office:value-type="percentage" office:value="1" calcext:value-type="percentage">
            <text:p>100%</text:p>
          </table:table-cell>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table:number-columns-spanned="1" table:number-rows-spanned="2"/>
          <table:table-cell table:style-name="ce147" table:number-columns-spanned="1" table:number-rows-spanned="2"/>
          <table:table-cell table:style-name="ce153" table:number-columns-spanned="1" table:number-rows-spanned="2"/>
          <table:table-cell table:style-name="ce161" office:value-type="string" calcext:value-type="string">
            <text:p>Fire</text:p>
          </table:table-cell>
          <table:table-cell table:style-name="ce166" office:value-type="percentage" office:value="1" calcext:value-type="percentage" table:number-columns-spanned="1" table:number-rows-spanned="2">
            <text:p>100%</text:p>
          </table:table-cell>
          <table:table-cell table:style-name="ce177" table:formula="of:=[.AG105]*0.8666666" office:value-type="percentage" office:value="31.1999976" calcext:value-type="percentage">
            <text:p>3120%</text:p>
          </table:table-cell>
          <table:table-cell table:style-name="ce181" table:formula="of:=([.$L105]+[.AF$95])*[.AE105]" office:value-type="float" office:value="66324.95489808" calcext:value-type="float">
            <text:p>66 325</text:p>
          </table:table-cell>
          <table:table-cell table:style-name="ce183" office:value-type="percentage" office:value="36" calcext:value-type="percentage" table:number-columns-spanned="1" table:number-rows-spanned="2">
            <text:p>3600%</text:p>
          </table:table-cell>
          <table:table-cell table:style-name="ce193" table:formula="of:=([.$L105]+[.AH$95])*[.AG105]" office:value-type="float" office:value="76528.8" calcext:value-type="float" table:number-columns-spanned="1" table:number-rows-spanned="2">
            <text:p>76 529</text:p>
          </table:table-cell>
          <table:table-cell table:style-name="ce201" office:value-type="float" office:value="22402" calcext:value-type="float">
            <text:p>22 402</text:p>
          </table:table-cell>
          <table:table-cell table:style-name="ce177" table:formula="of:=[.AL105]*0.8666666" office:value-type="percentage" office:value="7.7999994" calcext:value-type="percentage">
            <text:p>780%</text:p>
          </table:table-cell>
          <table:table-cell table:style-name="ce181" table:formula="of:=([.$M105]+[.AK$95])*[.AJ105]" office:value-type="float" office:value="6196.31952336" calcext:value-type="float">
            <text:p>6 196</text:p>
          </table:table-cell>
          <table:table-cell table:style-name="ce204" office:value-type="percentage" office:value="9" calcext:value-type="percentage" table:number-columns-spanned="1" table:number-rows-spanned="2">
            <text:p>900%</text:p>
          </table:table-cell>
          <table:table-cell table:style-name="ce193" table:formula="of:=([.$M105]+[.AM$95])*[.AL105]" office:value-type="float" office:value="7149.6" calcext:value-type="float" table:number-columns-spanned="1" table:number-rows-spanned="2">
            <text:p>7 150</text:p>
          </table:table-cell>
          <table:table-cell table:style-name="ce200" office:value-type="float" office:value="1802" calcext:value-type="float">
            <text:p>1 802</text:p>
          </table:table-cell>
          <table:table-cell table:style-name="ce225" office:value-type="float" office:value="1" calcext:value-type="float" table:number-columns-spanned="1" table:number-rows-spanned="2">
            <text:p>1</text:p>
          </table:table-cell>
          <table:table-cell table:style-name="ce239" office:value-type="float" office:value="3" calcext:value-type="float" table:number-columns-spanned="1" table:number-rows-spanned="2">
            <text:p>3</text:p>
          </table:table-cell>
          <table:table-cell table:style-name="ce247" office:value-type="string" calcext:value-type="string" table:number-columns-spanned="1" table:number-rows-spanned="2">
            <text:p>s, Haste</text:p>
          </table:table-cell>
          <table:table-cell table:style-name="ce247" office:value-type="string" calcext:value-type="string" table:number-columns-spanned="1" table:number-rows-spanned="2">
            <text:p>Attack 100%</text:p>
          </table:table-cell>
          <table:table-cell table:style-name="ce252" office:value-type="string" calcext:value-type="string" table:number-columns-spanned="1" table:number-rows-spanned="2">
            <text:p>Mage Lore, Duel+20%</text:p>
          </table:table-cell>
          <table:table-cell table:style-name="ce258" office:value-type="string" calcext:value-type="string" table:number-columns-spanned="1" table:number-rows-spanned="2">
            <text:p>Brave</text:p>
            <text:p>Haste</text:p>
          </table:table-cell>
          <table:table-cell table:style-name="ce21" table:number-columns-repeated="977"/>
        </table:table-row>
        <table:table-row table:style-name="ro2">
          <table:table-cell table:style-name="ce9"/>
          <table:table-cell table:style-name="ce18"/>
          <table:covered-table-cell table:style-name="ce27" table:formula="of:=[.C105]" office:value-type="float" office:value="9" calcext:value-type="float">
            <text:p>9</text:p>
          </table:covered-table-cell>
          <table:covered-table-cell table:style-name="ce27" table:formula="of:=[.D105]" office:value-type="float" office:value="1" calcext:value-type="float">
            <text:p>1</text:p>
          </table:covered-table-cell>
          <table:covered-table-cell table:style-name="ce34" table:formula="of:=[.E105]" office:value-type="float" office:value="6" calcext:value-type="float">
            <text:p>6</text:p>
          </table:covered-table-cell>
          <table:covered-table-cell table:style-name="ce41" table:formula="of:=[.F105]" office:value-type="float" office:value="18578" calcext:value-type="float">
            <text:p>18 578</text:p>
          </table:covered-table-cell>
          <table:covered-table-cell table:style-name="ce52" table:formula="of:=[.G105]" office:value-type="float" office:value="292.6" calcext:value-type="float">
            <text:p>293</text:p>
          </table:covered-table-cell>
          <table:covered-table-cell table:style-name="ce62"/>
          <table:covered-table-cell table:style-name="ce62" table:formula="of:=[.I105]" office:value-type="percentage" office:value="1" calcext:value-type="percentage">
            <text:p>100%</text:p>
          </table:covered-table-cell>
          <table:covered-table-cell table:number-columns-repeated="2" table:style-name="ce62"/>
          <table:covered-table-cell table:style-name="ce72" table:formula="of:=[.L105]" office:value-type="float" office:value="2025.8" calcext:value-type="float">
            <text:p>2 026</text:p>
          </table:covered-table-cell>
          <table:covered-table-cell table:style-name="ce79" table:formula="of:=[.M105]" office:value-type="float" office:value="694.4" calcext:value-type="float">
            <text:p>694</text:p>
          </table:covered-table-cell>
          <table:covered-table-cell table:number-columns-repeated="2" table:style-name="ce87"/>
          <table:covered-table-cell table:style-name="ce98" table:formula="of:=[.P105]" office:value-type="percentage" office:value="0" calcext:value-type="percentage">
            <text:p>0%</text:p>
          </table:covered-table-cell>
          <table:table-cell table:style-name="ce108" table:formula="of:=[.Q105]" office:value-type="percentage" office:value="0.3" calcext:value-type="percentage">
            <text:p>30%</text:p>
          </table:table-cell>
          <table:table-cell table:style-name="ce112" office:value-type="percentage" office:value="0.3" calcext:value-type="percentage">
            <text:p>30%</text:p>
          </table:table-cell>
          <table:table-cell table:style-name="ce110"/>
          <table:table-cell table:style-name="ce116" office:value-type="percentage" office:value="0.3" calcext:value-type="percentage">
            <text:p>30%</text:p>
          </table:table-cell>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1" calcext:value-type="percentage">
            <text:p>100%</text:p>
          </table:covered-table-cell>
          <table:table-cell table:style-name="ce177" table:formula="of:=[.AG106]*0.8666666" office:value-type="percentage" office:value="31.1999976" calcext:value-type="percentage">
            <text:p>3120%</text:p>
          </table:table-cell>
          <table:table-cell table:style-name="ce181" table:formula="of:=([.$L106]+[.AF$95])*[.AE106]" office:value-type="float" office:value="66324.95489808" calcext:value-type="float">
            <text:p>66 325</text:p>
          </table:table-cell>
          <table:covered-table-cell table:style-name="ce184" office:value-type="percentage" office:value="36" calcext:value-type="percentage">
            <text:p>3600%</text:p>
          </table:covered-table-cell>
          <table:covered-table-cell table:style-name="ce196" table:formula="of:=([.$L106]+[.AH$95])*[.AG106]" office:value-type="float" office:value="76528.8" calcext:value-type="float">
            <text:p>76 529</text:p>
          </table:covered-table-cell>
          <table:table-cell table:style-name="ce201" office:value-type="float" office:value="22402" calcext:value-type="float">
            <text:p>22 402</text:p>
          </table:table-cell>
          <table:table-cell table:style-name="ce177" table:formula="of:=[.AL106]*0.8666666" office:value-type="percentage" office:value="7.7999994" calcext:value-type="percentage">
            <text:p>780%</text:p>
          </table:table-cell>
          <table:table-cell table:style-name="ce181" table:formula="of:=([.$M106]+[.AK$95])*[.AJ106]" office:value-type="float" office:value="6196.31952336" calcext:value-type="float">
            <text:p>6 196</text:p>
          </table:table-cell>
          <table:covered-table-cell table:style-name="ce205" office:value-type="percentage" office:value="9" calcext:value-type="percentage">
            <text:p>900%</text:p>
          </table:covered-table-cell>
          <table:covered-table-cell table:style-name="ce196" table:formula="of:=([.$M106]+[.AM$95])*[.AL106]" office:value-type="float" office:value="7149.6" calcext:value-type="float">
            <text:p>7 150</text:p>
          </table:covered-table-cell>
          <table:table-cell table:style-name="ce200" office:value-type="float" office:value="1802" calcext:value-type="float">
            <text:p>1 802</text:p>
          </table:table-cell>
          <table:covered-table-cell table:style-name="ce222" table:formula="of:=[.AO105]" office:value-type="float" office:value="1" calcext:value-type="float">
            <text:p>1</text:p>
          </table:covered-table-cell>
          <table:covered-table-cell table:style-name="ce237" table:formula="of:=[.AP105]" office:value-type="float" office:value="3" calcext:value-type="float">
            <text:p>3</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Monk HoF (¾)</text:p>
          </table:table-cell>
          <table:table-cell table:style-name="ce20" office:value-type="string" calcext:value-type="string">
            <text:p>T</text:p>
          </table:table-cell>
          <table:table-cell table:style-name="ce26" office:value-type="float" office:value="3" calcext:value-type="float" table:number-columns-spanned="1" table:number-rows-spanned="2">
            <text:p>3</text:p>
          </table:table-cell>
          <table:table-cell table:style-name="ce26" table:formula="of:=8+2" office:value-type="float" office:value="10" calcext:value-type="float" table:number-columns-spanned="1" table:number-rows-spanned="2">
            <text:p>10</text:p>
          </table:table-cell>
          <table:table-cell table:style-name="ce33" office:value-type="float" office:value="6" calcext:value-type="float" table:number-columns-spanned="1" table:number-rows-spanned="2">
            <text:p>6</text:p>
          </table:table-cell>
          <table:table-cell table:style-name="ce40" table:formula="of:=1.4*12470" office:value-type="float" office:value="17458" calcext:value-type="float" table:number-columns-spanned="1" table:number-rows-spanned="2">
            <text:p>17 458</text:p>
          </table:table-cell>
          <table:table-cell table:style-name="ce51" table:formula="of:=1.4*183" office:value-type="float" office:value="256.2" calcext:value-type="float" table:number-columns-spanned="1" table:number-rows-spanned="2">
            <text:p>256</text:p>
          </table:table-cell>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64" table:number-columns-spanned="1" table:number-rows-spanned="2"/>
          <table:table-cell table:style-name="ce71" table:formula="of:=1.4*(1223+1000)" office:value-type="float" office:value="3112.2" calcext:value-type="float" table:number-columns-spanned="1" table:number-rows-spanned="2">
            <text:p>3 112</text:p>
          </table:table-cell>
          <table:table-cell table:style-name="ce78" table:formula="of:=1.4*784" office:value-type="float" office:value="1097.6" calcext:value-type="float" table:number-columns-spanned="1" table:number-rows-spanned="2">
            <text:p>1 098</text:p>
          </table:table-cell>
          <table:table-cell table:style-name="ce89" table:number-columns-spanned="1" table:number-rows-spanned="2"/>
          <table:table-cell table:style-name="ce89" table:number-columns-spanned="1" table:number-rows-spanned="2"/>
          <table:table-cell table:style-name="ce97" table:number-columns-spanned="1" table:number-rows-spanned="2"/>
          <table:table-cell table:style-name="ce108"/>
          <table:table-cell table:style-name="ce110"/>
          <table:table-cell table:style-name="ce114"/>
          <table:table-cell table:style-name="ce116" office:value-type="percentage" office:value="1.5" calcext:value-type="percentage">
            <text:p>150%</text:p>
          </table:table-cell>
          <table:table-cell table:style-name="ce110" table:number-columns-repeated="2"/>
          <table:table-cell table:style-name="ce123" table:number-columns-spanned="1" table:number-rows-spanned="2"/>
          <table:table-cell table:style-name="ce129" table:number-columns-spanned="1" table:number-rows-spanned="2"/>
          <table:table-cell table:style-name="ce135" table:number-columns-spanned="1" table:number-rows-spanned="2"/>
          <table:table-cell table:style-name="ce141" office:value-type="percentage" office:value="0.4" calcext:value-type="percentage" table:number-columns-spanned="1" table:number-rows-spanned="2">
            <text:p>40%</text:p>
          </table:table-cell>
          <table:table-cell table:style-name="ce147" table:formula="of:=0.02*4" office:value-type="percentage" office:value="0.08" calcext:value-type="percentage" table:number-columns-spanned="1" table:number-rows-spanned="2">
            <text:p>8%</text:p>
          </table:table-cell>
          <table:table-cell table:style-name="ce153" table:formula="of:=0.03*4+0.02*4+0.04" office:value-type="percentage" office:value="0.24" calcext:value-type="percentage" table:number-columns-spanned="1" table:number-rows-spanned="2">
            <text:p>24%</text:p>
          </table:table-cell>
          <table:table-cell table:style-name="ce162" office:value-type="string" calcext:value-type="string">
            <text:p>Earth</text:p>
          </table:table-cell>
          <table:table-cell table:style-name="ce166" office:value-type="percentage" office:value="0.15" calcext:value-type="percentage" table:number-columns-spanned="1" table:number-rows-spanned="2">
            <text:p>15%</text:p>
          </table:table-cell>
          <table:table-cell table:style-name="ce177" table:formula="of:=[.AG107]*0.8666666" office:value-type="percentage" office:value="36.3999972" calcext:value-type="percentage">
            <text:p>3640%</text:p>
          </table:table-cell>
          <table:table-cell table:style-name="ce181" table:formula="of:=([.$L107]+[.AF$95])*[.AE107]" office:value-type="float" office:value="116924.07100584" calcext:value-type="float">
            <text:p>116 924</text:p>
          </table:table-cell>
          <table:table-cell table:style-name="ce183" office:value-type="percentage" office:value="42" calcext:value-type="percentage" table:number-columns-spanned="1" table:number-rows-spanned="2">
            <text:p>4200%</text:p>
          </table:table-cell>
          <table:table-cell table:style-name="ce193" table:formula="of:=([.$L107]+[.AH$95])*[.AG107]" office:value-type="float" office:value="134912.4" calcext:value-type="float" table:number-columns-spanned="1" table:number-rows-spanned="2">
            <text:p>134 912</text:p>
          </table:table-cell>
          <table:table-cell table:style-name="ce201" office:value-type="float" office:value="27992" calcext:value-type="float">
            <text:p>27 992</text:p>
          </table:table-cell>
          <table:table-cell table:style-name="ce177" table:formula="of:=[.AL107]*0.8666666" office:value-type="percentage" office:value="10.3999992" calcext:value-type="percentage">
            <text:p>1040%</text:p>
          </table:table-cell>
          <table:table-cell table:style-name="ce181" table:formula="of:=([.$M107]+[.AK$95])*[.AJ107]" office:value-type="float" office:value="12455.03904192" calcext:value-type="float">
            <text:p>12 455</text:p>
          </table:table-cell>
          <table:table-cell table:style-name="ce204" office:value-type="percentage" office:value="12" calcext:value-type="percentage" table:number-columns-spanned="1" table:number-rows-spanned="2">
            <text:p>1200%</text:p>
          </table:table-cell>
          <table:table-cell table:style-name="ce193" table:formula="of:=([.$M107]+[.AM$95])*[.AL107]" office:value-type="float" office:value="14371.2" calcext:value-type="float" table:number-columns-spanned="1" table:number-rows-spanned="2">
            <text:p>14 371</text:p>
          </table:table-cell>
          <table:table-cell table:style-name="ce200" office:value-type="float" office:value="3900" calcext:value-type="float">
            <text:p>3 900</text:p>
          </table:table-cell>
          <table:table-cell table:style-name="ce221" table:number-columns-spanned="1" table:number-rows-spanned="2"/>
          <table:table-cell table:style-name="ce236" table:number-columns-spanned="1" table:number-rows-spanned="2"/>
          <table:table-cell table:style-name="ce247" office:value-type="string" calcext:value-type="string" table:number-columns-spanned="1" table:number-rows-spanned="2">
            <text:p>s, Regen</text:p>
          </table:table-cell>
          <table:table-cell table:style-name="ce247" office:value-type="string" calcext:value-type="string" table:number-columns-spanned="1" table:number-rows-spanned="2">
            <text:p>Attack 50%, </text:p>
            <text:p>Break 50%</text:p>
          </table:table-cell>
          <table:table-cell table:style-name="ce252" office:value-type="string" calcext:value-type="string" table:number-columns-spanned="1" table:number-rows-spanned="2">
            <text:p>Warrior Lore</text:p>
          </table:table-cell>
          <table:table-cell table:style-name="ce258" office:value-type="string" calcext:value-type="string" table:number-columns-spanned="1" table:number-rows-spanned="2">
            <text:p>Brave</text:p>
            <text:p>Haste</text:p>
            <text:p>Wall</text:p>
          </table:table-cell>
          <table:table-cell table:style-name="ce21" table:number-columns-repeated="977"/>
        </table:table-row>
        <table:table-row table:style-name="ro2">
          <table:table-cell table:style-name="ce9"/>
          <table:table-cell table:style-name="ce20"/>
          <table:covered-table-cell table:style-name="ce27" table:formula="of:=[.C107]" office:value-type="float" office:value="3" calcext:value-type="float">
            <text:p>3</text:p>
          </table:covered-table-cell>
          <table:covered-table-cell table:style-name="ce27" table:formula="of:=[.D107]" office:value-type="float" office:value="10" calcext:value-type="float">
            <text:p>10</text:p>
          </table:covered-table-cell>
          <table:covered-table-cell table:style-name="ce34" table:formula="of:=[.E107]" office:value-type="float" office:value="6" calcext:value-type="float">
            <text:p>6</text:p>
          </table:covered-table-cell>
          <table:covered-table-cell table:style-name="ce41" table:formula="of:=[.F107]" office:value-type="float" office:value="17458" calcext:value-type="float">
            <text:p>17 458</text:p>
          </table:covered-table-cell>
          <table:covered-table-cell table:style-name="ce52" table:formula="of:=[.G107]" office:value-type="float" office:value="256.2" calcext:value-type="float">
            <text:p>256</text:p>
          </table:covered-table-cell>
          <table:covered-table-cell table:number-columns-repeated="4" table:style-name="ce62"/>
          <table:covered-table-cell table:style-name="ce72" table:formula="of:=[.L107]" office:value-type="float" office:value="3112.2" calcext:value-type="float">
            <text:p>3 112</text:p>
          </table:covered-table-cell>
          <table:covered-table-cell table:style-name="ce79" table:formula="of:=[.M107]" office:value-type="float" office:value="1097.6" calcext:value-type="float">
            <text:p>1 098</text:p>
          </table:covered-table-cell>
          <table:covered-table-cell table:number-columns-repeated="2" table:style-name="ce87"/>
          <table:covered-table-cell table:style-name="ce98" table:formula="of:=[.P107]" office:value-type="percentage" office:value="0" calcext:value-type="percentage">
            <text:p>0%</text:p>
          </table:covered-table-cell>
          <table:table-cell table:style-name="ce110" table:number-columns-repeated="3"/>
          <table:table-cell table:style-name="ce116" table:formula="of:=[.T107]" office:value-type="percentage" office:value="1.5" calcext:value-type="percentage">
            <text:p>150%</text:p>
          </table:table-cell>
          <table:table-cell table:style-name="ce118"/>
          <table:table-cell table:style-name="ce120"/>
          <table:covered-table-cell table:style-name="ce123"/>
          <table:covered-table-cell table:style-name="ce129"/>
          <table:covered-table-cell table:style-name="ce135"/>
          <table:covered-table-cell table:style-name="ce141" office:value-type="percentage" office:value="0.4" calcext:value-type="percentage">
            <text:p>40%</text:p>
          </table:covered-table-cell>
          <table:covered-table-cell table:style-name="ce147" table:formula="of:=0.02*4" office:value-type="percentage" office:value="0.08" calcext:value-type="percentage">
            <text:p>8%</text:p>
          </table:covered-table-cell>
          <table:covered-table-cell table:style-name="ce153" table:formula="of:=0.03*4+0.02*4+0.04" office:value-type="percentage" office:value="0.24" calcext:value-type="percentage">
            <text:p>24%</text:p>
          </table:covered-table-cell>
          <table:table-cell table:style-name="ce162" office:value-type="string" calcext:value-type="string">
            <text:p>Earth</text:p>
          </table:table-cell>
          <table:covered-table-cell table:style-name="ce167" office:value-type="percentage" office:value="0.15" calcext:value-type="percentage">
            <text:p>15%</text:p>
          </table:covered-table-cell>
          <table:table-cell table:style-name="ce177" table:formula="of:=[.AG108]*0.8666666" office:value-type="percentage" office:value="36.3999972" calcext:value-type="percentage">
            <text:p>3640%</text:p>
          </table:table-cell>
          <table:table-cell table:style-name="ce181" table:formula="of:=([.$L108]+[.AF$95])*[.AE108]" office:value-type="float" office:value="116924.07100584" calcext:value-type="float">
            <text:p>116 924</text:p>
          </table:table-cell>
          <table:covered-table-cell table:style-name="ce184" table:formula="of:=[.AG107]" office:value-type="percentage" office:value="42" calcext:value-type="percentage">
            <text:p>4200%</text:p>
          </table:covered-table-cell>
          <table:covered-table-cell table:style-name="ce196" table:formula="of:=([.$L108]+[.AH$95])*[.AG108]" office:value-type="float" office:value="134912.4" calcext:value-type="float">
            <text:p>134 912</text:p>
          </table:covered-table-cell>
          <table:table-cell table:style-name="ce201" office:value-type="float" office:value="27992" calcext:value-type="float">
            <text:p>27 992</text:p>
          </table:table-cell>
          <table:table-cell table:style-name="ce177" table:formula="of:=[.AL108]*0.8666666" office:value-type="percentage" office:value="10.3999992" calcext:value-type="percentage">
            <text:p>1040%</text:p>
          </table:table-cell>
          <table:table-cell table:style-name="ce181" table:formula="of:=([.$M108]+[.AK$95])*[.AJ108]" office:value-type="float" office:value="12455.03904192" calcext:value-type="float">
            <text:p>12 455</text:p>
          </table:table-cell>
          <table:covered-table-cell table:style-name="ce205" table:formula="of:=[.AL107]" office:value-type="percentage" office:value="12" calcext:value-type="percentage">
            <text:p>1200%</text:p>
          </table:covered-table-cell>
          <table:covered-table-cell table:style-name="ce196" table:formula="of:=([.$M108]+[.AM$95])*[.AL108]" office:value-type="float" office:value="14371.2" calcext:value-type="float">
            <text:p>14 371</text:p>
          </table:covered-table-cell>
          <table:table-cell table:style-name="ce200" office:value-type="float" office:value="3900" calcext:value-type="float">
            <text:p>3 900</text:p>
          </table:table-cell>
          <table:covered-table-cell table:style-name="ce222"/>
          <table:covered-table-cell table:style-name="ce237"/>
          <table:covered-table-cell table:number-columns-repeated="2" table:style-name="ce246"/>
          <table:covered-table-cell table:style-name="ce251"/>
          <table:covered-table-cell table:style-name="ce257"/>
          <table:table-cell table:style-name="ce21" table:number-columns-repeated="977"/>
        </table:table-row>
        <table:table-row table:style-name="ro2">
          <table:table-cell table:style-name="ce9" office:value-type="string" calcext:value-type="string">
            <text:p>Jet Stunner</text:p>
          </table:table-cell>
          <table:table-cell table:style-name="ce20" office:value-type="string" calcext:value-type="string">
            <text:p>T</text:p>
          </table:table-cell>
          <table:table-cell table:style-name="ce29" office:value-type="float" office:value="1" calcext:value-type="float">
            <text:p>1</text:p>
          </table:table-cell>
          <table:table-cell table:style-name="ce29" office:value-type="float" office:value="8" calcext:value-type="float">
            <text:p>8</text:p>
          </table:table-cell>
          <table:table-cell table:style-name="ce36"/>
          <table:table-cell table:style-name="ce43" office:value-type="float" office:value="22466" calcext:value-type="float">
            <text:p>22 466</text:p>
          </table:table-cell>
          <table:table-cell table:style-name="ce54" table:formula="of:=336+32" office:value-type="float" office:value="368" calcext:value-type="float">
            <text:p>368</text:p>
          </table:table-cell>
          <table:table-cell table:number-columns-repeated="4" table:style-name="ce65" office:value-type="percentage" office:value="1.15" calcext:value-type="percentage">
            <text:p>115%</text:p>
          </table:table-cell>
          <table:table-cell table:style-name="ce74" office:value-type="float" office:value="726" calcext:value-type="float">
            <text:p>726</text:p>
          </table:table-cell>
          <table:table-cell table:style-name="ce81" office:value-type="float" office:value="1421" calcext:value-type="float">
            <text:p>1 421</text:p>
          </table:table-cell>
          <table:table-cell table:number-columns-repeated="2" table:style-name="ce90" office:value-type="percentage" office:value="1.2" calcext:value-type="percentage">
            <text:p>120%</text:p>
          </table:table-cell>
          <table:table-cell table:style-name="ce103" office:value-type="percentage" office:value="0.2" calcext:value-type="percentage">
            <text:p>20%</text:p>
          </table:table-cell>
          <table:table-cell table:style-name="ce108"/>
          <table:table-cell table:style-name="ce112"/>
          <table:table-cell table:style-name="ce110" table:number-columns-repeated="3"/>
          <table:table-cell table:style-name="ce120"/>
          <table:table-cell table:style-name="ce123" office:value-type="percentage" office:value="0.4" calcext:value-type="percentage">
            <text:p>40%</text:p>
          </table:table-cell>
          <table:table-cell table:style-name="ce129" office:value-type="percentage" office:value="0.4" calcext:value-type="percentage">
            <text:p>40%</text:p>
          </table:table-cell>
          <table:table-cell table:style-name="ce135"/>
          <table:table-cell table:style-name="ce141"/>
          <table:table-cell table:style-name="ce147"/>
          <table:table-cell table:style-name="ce153" office:value-type="percentage" office:value="0.4" calcext:value-type="percentage">
            <text:p>40%</text:p>
          </table:table-cell>
          <table:table-cell table:style-name="ce162"/>
          <table:table-cell table:style-name="ce173" office:value-type="percentage" office:value="0.15" calcext:value-type="percentage">
            <text:p>15%</text:p>
          </table:table-cell>
          <table:table-cell table:style-name="ce177"/>
          <table:table-cell table:style-name="ce181"/>
          <table:table-cell table:style-name="ce189" table:formula="of:=20*3" office:value-type="percentage" office:value="60" calcext:value-type="percentage">
            <text:p>6000%</text:p>
          </table:table-cell>
          <table:table-cell table:style-name="ce198" table:formula="of:=([.$L109]+[.AH$95])*[.AG109]" office:value-type="float" office:value="49560" calcext:value-type="float">
            <text:p>49 560</text:p>
          </table:table-cell>
          <table:table-cell table:style-name="ce201"/>
          <table:table-cell table:style-name="ce177"/>
          <table:table-cell table:style-name="ce181"/>
          <table:table-cell table:style-name="ce210" table:formula="of:=20*3" office:value-type="percentage" office:value="60" calcext:value-type="percentage">
            <text:p>6000%</text:p>
          </table:table-cell>
          <table:table-cell table:style-name="ce198" table:formula="of:=([.$M109]+[.AM$95])*[.AL109]" office:value-type="float" office:value="91260" calcext:value-type="float">
            <text:p>91 260</text:p>
          </table:table-cell>
          <table:table-cell table:style-name="ce200"/>
          <table:table-cell table:style-name="ce226"/>
          <table:table-cell table:style-name="ce240" office:value-type="float" office:value="5" calcext:value-type="float">
            <text:p>5</text:p>
          </table:table-cell>
          <table:table-cell table:style-name="ce246" office:value-type="string" calcext:value-type="string">
            <text:p>s, Trance, Faith, Barrier, Wall</text:p>
          </table:table-cell>
          <table:table-cell table:style-name="ce246" office:value-type="string" calcext:value-type="string">
            <text:p>Unguard 100%</text:p>
          </table:table-cell>
          <table:table-cell table:style-name="ce251" office:value-type="string" calcext:value-type="string">
            <text:p>Warrior Lore, S.guard+5%, Medic+2%</text:p>
          </table:table-cell>
          <table:table-cell table:style-name="ce257" office:value-type="string" calcext:value-type="string">
            <text:p>Barrier, Wall, Snipe, Regen</text:p>
          </table:table-cell>
          <table:table-cell table:style-name="ce21" table:number-columns-repeated="977"/>
        </table:table-row>
        <table:table-row table:style-name="ro2">
          <table:table-cell table:style-name="ce9" office:value-type="string" calcext:value-type="string">
            <text:p>Wild Rider</text:p>
          </table:table-cell>
          <table:table-cell table:style-name="ce18" office:value-type="string" calcext:value-type="string">
            <text:p>DD</text:p>
          </table:table-cell>
          <table:table-cell table:number-columns-repeated="2" table:style-name="ce25" office:value-type="float" office:value="5" calcext:value-type="float">
            <text:p>5</text:p>
          </table:table-cell>
          <table:table-cell table:style-name="ce32"/>
          <table:table-cell table:style-name="ce39" office:value-type="float" office:value="15576" calcext:value-type="float">
            <text:p>15 576</text:p>
          </table:table-cell>
          <table:table-cell table:style-name="ce53" table:formula="of:=316+2*16" office:value-type="float" office:value="348" calcext:value-type="float">
            <text:p>348</text:p>
          </table:table-cell>
          <table:table-cell table:style-name="ce60" office:value-type="percentage" office:value="1" calcext:value-type="percentage">
            <text:p>100%</text:p>
          </table:table-cell>
          <table:table-cell table:style-name="ce60" office:value-type="percentage" office:value="2" calcext:value-type="percentage">
            <text:p>200%</text:p>
          </table:table-cell>
          <table:table-cell table:style-name="ce60" table:number-columns-repeated="2"/>
          <table:table-cell table:style-name="ce70" office:value-type="float" office:value="1311" calcext:value-type="float">
            <text:p>1 311</text:p>
          </table:table-cell>
          <table:table-cell table:style-name="ce77" office:value-type="float" office:value="1379" calcext:value-type="float">
            <text:p>1 379</text:p>
          </table:table-cell>
          <table:table-cell table:number-columns-repeated="2" table:style-name="ce85" office:value-type="percentage" office:value="1.15" calcext:value-type="percentage">
            <text:p>115%</text:p>
          </table:table-cell>
          <table:table-cell table:style-name="ce100" office:value-type="percentage" office:value="0.2" calcext:value-type="percentage">
            <text:p>20%</text:p>
          </table:table-cell>
          <table:table-cell table:style-name="ce108"/>
          <table:table-cell table:style-name="ce110"/>
          <table:table-cell table:style-name="ce114"/>
          <table:table-cell table:style-name="ce116"/>
          <table:table-cell table:style-name="ce110" table:number-columns-repeated="2"/>
          <table:table-cell table:style-name="ce123"/>
          <table:table-cell table:style-name="ce129"/>
          <table:table-cell table:style-name="ce135"/>
          <table:table-cell table:style-name="ce141"/>
          <table:table-cell table:style-name="ce147"/>
          <table:table-cell table:style-name="ce153"/>
          <table:table-cell table:style-name="ce162" office:value-type="string" calcext:value-type="string">
            <text:p>Earth</text:p>
          </table:table-cell>
          <table:table-cell table:style-name="ce171" office:value-type="percentage" office:value="1" calcext:value-type="percentage">
            <text:p>100%</text:p>
          </table:table-cell>
          <table:table-cell table:style-name="ce177"/>
          <table:table-cell table:style-name="ce181"/>
          <table:table-cell table:style-name="ce188" table:formula="of:=25*3" office:value-type="percentage" office:value="75" calcext:value-type="percentage">
            <text:p>7500%</text:p>
          </table:table-cell>
          <table:table-cell table:style-name="ce198" table:formula="of:=([.$L110]+[.AH$95])*[.AG110]" office:value-type="float" office:value="105825" calcext:value-type="float">
            <text:p>105 825</text:p>
          </table:table-cell>
          <table:table-cell table:style-name="ce201" office:value-type="float" office:value="27992" calcext:value-type="float">
            <text:p>27 992</text:p>
          </table:table-cell>
          <table:table-cell table:style-name="ce177" table:formula="of:=[.AL110]*0.8666666" office:value-type="percentage" office:value="51.999996" calcext:value-type="percentage">
            <text:p>5200%</text:p>
          </table:table-cell>
          <table:table-cell table:style-name="ce181" table:formula="of:=([.$M110]+[.AK$95])*[.AJ110]" office:value-type="float" office:value="76907.994084" calcext:value-type="float">
            <text:p>76 908</text:p>
          </table:table-cell>
          <table:table-cell table:style-name="ce209" table:formula="of:=20*3" office:value-type="percentage" office:value="60" calcext:value-type="percentage">
            <text:p>6000%</text:p>
          </table:table-cell>
          <table:table-cell table:style-name="ce198" table:formula="of:=([.$M110]+[.AM$95])*[.AL110]" office:value-type="float" office:value="88740" calcext:value-type="float">
            <text:p>88 740</text:p>
          </table:table-cell>
          <table:table-cell table:style-name="ce200"/>
          <table:table-cell table:style-name="ce218" office:value-type="float" office:value="3" calcext:value-type="float">
            <text:p>3</text:p>
          </table:table-cell>
          <table:table-cell table:style-name="ce234"/>
          <table:table-cell table:style-name="ce246" office:value-type="string" calcext:value-type="string">
            <text:p>s, Brave, Snipe, Wall, Trance</text:p>
          </table:table-cell>
          <table:table-cell table:style-name="ce246" office:value-type="string" calcext:value-type="string">
            <text:p>Attack 100%</text:p>
          </table:table-cell>
          <table:table-cell table:style-name="ce251" office:value-type="string" calcext:value-type="string">
            <text:p>K&amp;D+2, Scourge+300%, Duel+15%, ALB, Extended Break +1</text:p>
          </table:table-cell>
          <table:table-cell table:style-name="ce257" office:value-type="string" calcext:value-type="string">
            <text:p>Brave, Boost, Wall, Snipe</text:p>
          </table:table-cell>
          <table:table-cell table:style-name="ce21" table:number-columns-repeated="977"/>
        </table:table-row>
        <table:table-row table:style-name="ro4">
          <table:table-cell table:style-name="ce16" office:value-type="string" calcext:value-type="string">
            <text:p>Freelancer</text:p>
          </table:table-cell>
          <table:table-cell table:style-name="ce22" office:value-type="string" calcext:value-type="string">
            <text:p>DD</text:p>
          </table:table-cell>
          <table:table-cell table:style-name="ce28" office:value-type="float" office:value="4" calcext:value-type="float" table:number-columns-spanned="1" table:number-rows-spanned="3">
            <text:p>4</text:p>
          </table:table-cell>
          <table:table-cell table:style-name="ce28" office:value-type="float" office:value="5" calcext:value-type="float" table:number-columns-spanned="1" table:number-rows-spanned="3">
            <text:p>5</text:p>
          </table:table-cell>
          <table:table-cell table:style-name="ce35" table:number-columns-spanned="1" table:number-rows-spanned="3"/>
          <table:table-cell table:style-name="ce42" office:value-type="float" office:value="12106" calcext:value-type="float" table:number-columns-spanned="1" table:number-rows-spanned="3">
            <text:p>12 106</text:p>
          </table:table-cell>
          <table:table-cell table:style-name="ce55" office:value-type="float" office:value="284" calcext:value-type="float" table:number-columns-spanned="1" table:number-rows-spanned="3">
            <text:p>284</text:p>
          </table:table-cell>
          <table:table-cell table:style-name="ce63" office:value-type="percentage" office:value="1.5" calcext:value-type="percentage" table:number-columns-spanned="1" table:number-rows-spanned="3">
            <text:p>150%</text:p>
          </table:table-cell>
          <table:table-cell table:style-name="ce67" table:number-columns-spanned="1" table:number-rows-spanned="3"/>
          <table:table-cell table:style-name="ce67" table:number-columns-spanned="1" table:number-rows-spanned="3"/>
          <table:table-cell table:style-name="ce67" table:number-columns-spanned="1" table:number-rows-spanned="3"/>
          <table:table-cell table:style-name="ce73" office:value-type="float" office:value="999" calcext:value-type="float" table:number-columns-spanned="1" table:number-rows-spanned="3">
            <text:p>999</text:p>
          </table:table-cell>
          <table:table-cell table:style-name="ce80" office:value-type="float" office:value="1191" calcext:value-type="float" table:number-columns-spanned="1" table:number-rows-spanned="3">
            <text:p>1 191</text:p>
          </table:table-cell>
          <table:table-cell table:style-name="ce91" office:value-type="percentage" office:value="1" calcext:value-type="percentage" table:number-columns-spanned="1" table:number-rows-spanned="3">
            <text:p>100%</text:p>
          </table:table-cell>
          <table:table-cell table:style-name="ce91" office:value-type="percentage" office:value="1" calcext:value-type="percentage" table:number-columns-spanned="1" table:number-rows-spanned="3">
            <text:p>100%</text:p>
          </table:table-cell>
          <table:table-cell table:style-name="ce99" office:value-type="percentage" office:value="0.2" calcext:value-type="percentage" table:number-columns-spanned="1" table:number-rows-spanned="3">
            <text:p>20%</text:p>
          </table:table-cell>
          <table:table-cell table:style-name="ce108"/>
          <table:table-cell table:style-name="ce112"/>
          <table:table-cell table:style-name="ce110" table:number-columns-repeated="2"/>
          <table:table-cell table:style-name="ce118"/>
          <table:table-cell table:style-name="ce110"/>
          <table:table-cell table:style-name="ce123" table:number-columns-spanned="1" table:number-rows-spanned="3"/>
          <table:table-cell table:style-name="ce129" table:number-columns-spanned="1" table:number-rows-spanned="3"/>
          <table:table-cell table:style-name="ce135" table:number-columns-spanned="1" table:number-rows-spanned="3"/>
          <table:table-cell table:style-name="ce141" table:number-columns-spanned="1" table:number-rows-spanned="3"/>
          <table:table-cell table:style-name="ce147" table:number-columns-spanned="1" table:number-rows-spanned="3"/>
          <table:table-cell table:style-name="ce153" table:number-columns-spanned="1" table:number-rows-spanned="3"/>
          <table:table-cell table:style-name="ce161" office:value-type="string" calcext:value-type="string">
            <text:p>Fire</text:p>
          </table:table-cell>
          <table:table-cell table:style-name="ce168" office:value-type="percentage" office:value="0.15" calcext:value-type="percentage" table:number-columns-spanned="1" table:number-rows-spanned="3">
            <text:p>15%</text:p>
          </table:table-cell>
          <table:table-cell table:style-name="ce177"/>
          <table:table-cell table:style-name="ce181" table:formula="of:=([.$L111]+[.AF$37])*[.AE111]" office:value-type="float" office:value="0" calcext:value-type="float">
            <text:p>0</text:p>
          </table:table-cell>
          <table:table-cell table:style-name="ce185" table:formula="of:=15*3" office:value-type="percentage" office:value="45" calcext:value-type="percentage" table:number-columns-spanned="1" table:number-rows-spanned="3">
            <text:p>4500%</text:p>
          </table:table-cell>
          <table:table-cell table:style-name="ce195" table:formula="of:=([.$L111]+[.AH$37])*[.AG111]" office:value-type="float" office:value="49455" calcext:value-type="float" table:number-columns-spanned="1" table:number-rows-spanned="3">
            <text:p>49 455</text:p>
          </table:table-cell>
          <table:table-cell table:style-name="ce201"/>
          <table:table-cell table:style-name="ce177"/>
          <table:table-cell table:style-name="ce181" table:formula="of:=([.$M111]+[.AK$37])*[.AJ111]" office:value-type="float" office:value="0" calcext:value-type="float">
            <text:p>0</text:p>
          </table:table-cell>
          <table:table-cell table:style-name="ce206" table:formula="of:=20*3" office:value-type="percentage" office:value="60" calcext:value-type="percentage" table:number-columns-spanned="1" table:number-rows-spanned="3">
            <text:p>6000%</text:p>
          </table:table-cell>
          <table:table-cell table:style-name="ce195" table:formula="of:=([.$M111]+[.AM$37])*[.AL111]" office:value-type="float" office:value="77460" calcext:value-type="float" table:number-columns-spanned="1" table:number-rows-spanned="3">
            <text:p>77 460</text:p>
          </table:table-cell>
          <table:table-cell table:style-name="ce200"/>
          <table:table-cell table:style-name="ce223" office:value-type="float" office:value="3" calcext:value-type="float" table:number-columns-spanned="1" table:number-rows-spanned="3">
            <text:p>3</text:p>
          </table:table-cell>
          <table:table-cell table:style-name="ce238" office:value-type="float" office:value="5" calcext:value-type="float" table:number-columns-spanned="1" table:number-rows-spanned="3">
            <text:p>5</text:p>
          </table:table-cell>
          <table:table-cell table:style-name="ce247" office:value-type="string" calcext:value-type="string" table:number-columns-spanned="1" table:number-rows-spanned="3">
            <text:p>Brave, Boost, Wall, Trance</text:p>
          </table:table-cell>
          <table:table-cell table:style-name="ce247" office:value-type="string" calcext:value-type="string" table:number-columns-spanned="1" table:number-rows-spanned="3">
            <text:p>Break 100%</text:p>
          </table:table-cell>
          <table:table-cell table:style-name="ce252" office:value-type="string" calcext:value-type="string" table:number-columns-spanned="1" table:number-rows-spanned="3">
            <text:p>Scourge +300%, 3rd+2</text:p>
          </table:table-cell>
          <table:table-cell table:style-name="ce258" office:value-type="string" calcext:value-type="string" table:number-columns-spanned="1" table:number-rows-spanned="3">
            <text:p>Brave</text:p>
            <text:p>Boost</text:p>
            <text:p>Haste</text:p>
            <text:p>Snipe</text:p>
          </table:table-cell>
          <table:table-cell table:style-name="ce21" table:number-columns-repeated="977"/>
        </table:table-row>
        <table:table-row table:style-name="ro4">
          <table:table-cell table:style-name="ce7"/>
          <table:table-cell table:style-name="ce21"/>
          <table:covered-table-cell table:style-name="ce27" table:formula="of:=[.C111]" office:value-type="float" office:value="4" calcext:value-type="float">
            <text:p>4</text:p>
          </table:covered-table-cell>
          <table:covered-table-cell table:style-name="ce27" table:formula="of:=[.D111]" office:value-type="float" office:value="5" calcext:value-type="float">
            <text:p>5</text:p>
          </table:covered-table-cell>
          <table:covered-table-cell table:style-name="ce34"/>
          <table:covered-table-cell table:style-name="ce41" table:formula="of:=[.F111]" office:value-type="float" office:value="12106" calcext:value-type="float">
            <text:p>12 106</text:p>
          </table:covered-table-cell>
          <table:covered-table-cell table:style-name="ce56" table:formula="of:=[.G111]" office:value-type="float" office:value="284" calcext:value-type="float">
            <text:p>284</text:p>
          </table:covered-table-cell>
          <table:covered-table-cell table:style-name="ce62" table:formula="of:=[.H111]" office:value-type="percentage" office:value="1.5" calcext:value-type="percentage">
            <text:p>150%</text:p>
          </table:covered-table-cell>
          <table:covered-table-cell table:number-columns-repeated="3" table:style-name="ce62"/>
          <table:covered-table-cell table:style-name="ce72" table:formula="of:=[.L111]" office:value-type="float" office:value="999" calcext:value-type="float">
            <text:p>999</text:p>
          </table:covered-table-cell>
          <table:covered-table-cell table:style-name="ce79" table:formula="of:=[.M111]" office:value-type="float" office:value="1191" calcext:value-type="float">
            <text:p>1 191</text:p>
          </table:covered-table-cell>
          <table:covered-table-cell table:style-name="ce87" table:formula="of:=[.N111]" office:value-type="percentage" office:value="1" calcext:value-type="percentage">
            <text:p>100%</text:p>
          </table:covered-table-cell>
          <table:covered-table-cell table:style-name="ce87" table:formula="of:=[.O111]" office:value-type="percentage" office:value="1" calcext:value-type="percentage">
            <text:p>100%</text:p>
          </table:covered-table-cell>
          <table:covered-table-cell table:style-name="ce98" table:formula="of:=[.P111]" office:value-type="percentage" office:value="0.2" calcext:value-type="percentage">
            <text:p>20%</text:p>
          </table:covered-table-cell>
          <table:table-cell table:style-name="ce108"/>
          <table:table-cell table:style-name="ce110"/>
          <table:table-cell table:style-name="ce114"/>
          <table:table-cell table:style-name="ce110" table:number-columns-repeated="2"/>
          <table:table-cell table:style-name="ce120"/>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2]+[.AF$37])*[.AE112]" office:value-type="float" office:value="0" calcext:value-type="float">
            <text:p>0</text:p>
          </table:table-cell>
          <table:covered-table-cell table:style-name="ce184" table:formula="of:=[.AG111]" office:value-type="percentage" office:value="45" calcext:value-type="percentage">
            <text:p>4500%</text:p>
          </table:covered-table-cell>
          <table:covered-table-cell table:style-name="ce196" table:formula="of:=([.$L112]+[.AH$37])*[.AG112]" office:value-type="float" office:value="49455" calcext:value-type="float">
            <text:p>49 455</text:p>
          </table:covered-table-cell>
          <table:table-cell table:style-name="ce201"/>
          <table:table-cell table:style-name="ce178"/>
          <table:table-cell table:style-name="ce181" table:formula="of:=([.$M112]+[.AK$37])*[.AJ112]" office:value-type="float" office:value="0" calcext:value-type="float">
            <text:p>0</text:p>
          </table:table-cell>
          <table:covered-table-cell table:style-name="ce205" table:formula="of:=[.AL111]" office:value-type="percentage" office:value="60" calcext:value-type="percentage">
            <text:p>6000%</text:p>
          </table:covered-table-cell>
          <table:covered-table-cell table:style-name="ce196" table:formula="of:=([.$M112]+[.AM$37])*[.AL112]" office:value-type="float" office:value="77460" calcext:value-type="float">
            <text:p>77 460</text:p>
          </table:covered-table-cell>
          <table:table-cell table:style-name="ce200"/>
          <table:covered-table-cell table:style-name="ce222" table:formula="of:=[.AO111]" office:value-type="float" office:value="3" calcext:value-type="float">
            <text:p>3</text:p>
          </table:covered-table-cell>
          <table:covered-table-cell table:style-name="ce237" table:formula="of:=[.AP111]"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4">
          <table:table-cell table:style-name="ce7"/>
          <table:table-cell table:style-name="ce21"/>
          <table:covered-table-cell table:style-name="ce27" table:formula="of:=[.C112]" office:value-type="float" office:value="4" calcext:value-type="float">
            <text:p>4</text:p>
          </table:covered-table-cell>
          <table:covered-table-cell table:style-name="ce27" table:formula="of:=[.D112]" office:value-type="float" office:value="5" calcext:value-type="float">
            <text:p>5</text:p>
          </table:covered-table-cell>
          <table:covered-table-cell table:style-name="ce34"/>
          <table:covered-table-cell table:style-name="ce41" table:formula="of:=[.F112]" office:value-type="float" office:value="12106" calcext:value-type="float">
            <text:p>12 106</text:p>
          </table:covered-table-cell>
          <table:covered-table-cell table:style-name="ce57" table:formula="of:=[.G112]" office:value-type="float" office:value="284" calcext:value-type="float">
            <text:p>284</text:p>
          </table:covered-table-cell>
          <table:covered-table-cell table:style-name="ce62" table:formula="of:=[.H112]" office:value-type="percentage" office:value="1.5" calcext:value-type="percentage">
            <text:p>150%</text:p>
          </table:covered-table-cell>
          <table:covered-table-cell table:number-columns-repeated="3" table:style-name="ce62"/>
          <table:covered-table-cell table:style-name="ce72" table:formula="of:=[.L112]" office:value-type="float" office:value="999" calcext:value-type="float">
            <text:p>999</text:p>
          </table:covered-table-cell>
          <table:covered-table-cell table:style-name="ce79" table:formula="of:=[.M112]" office:value-type="float" office:value="1191" calcext:value-type="float">
            <text:p>1 191</text:p>
          </table:covered-table-cell>
          <table:covered-table-cell table:style-name="ce87" table:formula="of:=[.N112]" office:value-type="percentage" office:value="1" calcext:value-type="percentage">
            <text:p>100%</text:p>
          </table:covered-table-cell>
          <table:covered-table-cell table:style-name="ce87" table:formula="of:=[.O112]" office:value-type="percentage" office:value="1" calcext:value-type="percentage">
            <text:p>100%</text:p>
          </table:covered-table-cell>
          <table:covered-table-cell table:style-name="ce98" table:formula="of:=[.P112]" office:value-type="percentage" office:value="0.2" calcext:value-type="percentage">
            <text:p>20%</text:p>
          </table:covered-table-cell>
          <table:table-cell table:style-name="ce108"/>
          <table:table-cell table:style-name="ce110"/>
          <table:table-cell table:style-name="ce114"/>
          <table:table-cell table:style-name="ce116"/>
          <table:table-cell table:style-name="ce110" table:number-columns-repeated="2"/>
          <table:covered-table-cell table:style-name="ce123"/>
          <table:covered-table-cell table:style-name="ce129"/>
          <table:covered-table-cell table:style-name="ce135"/>
          <table:covered-table-cell table:style-name="ce141"/>
          <table:covered-table-cell table:style-name="ce147"/>
          <table:covered-table-cell table:style-name="ce153"/>
          <table:table-cell table:style-name="ce161" office:value-type="string" calcext:value-type="string">
            <text:p>Fire</text:p>
          </table:table-cell>
          <table:covered-table-cell table:style-name="ce167" office:value-type="percentage" office:value="0.05" calcext:value-type="percentage">
            <text:p>5%</text:p>
          </table:covered-table-cell>
          <table:table-cell table:style-name="ce178"/>
          <table:table-cell table:style-name="ce181" table:formula="of:=([.$L113]+[.AF$37])*[.AE113]" office:value-type="float" office:value="0" calcext:value-type="float">
            <text:p>0</text:p>
          </table:table-cell>
          <table:covered-table-cell table:style-name="ce184" table:formula="of:=[.AG112]" office:value-type="percentage" office:value="45" calcext:value-type="percentage">
            <text:p>4500%</text:p>
          </table:covered-table-cell>
          <table:covered-table-cell table:style-name="ce196" table:formula="of:=([.$L113]+[.AH$37])*[.AG113]" office:value-type="float" office:value="49455" calcext:value-type="float">
            <text:p>49 455</text:p>
          </table:covered-table-cell>
          <table:table-cell table:style-name="ce201"/>
          <table:table-cell table:style-name="ce178"/>
          <table:table-cell table:style-name="ce181" table:formula="of:=([.$M113]+[.AK$37])*[.AJ113]" office:value-type="float" office:value="0" calcext:value-type="float">
            <text:p>0</text:p>
          </table:table-cell>
          <table:covered-table-cell table:style-name="ce205" table:formula="of:=[.AL112]" office:value-type="percentage" office:value="60" calcext:value-type="percentage">
            <text:p>6000%</text:p>
          </table:covered-table-cell>
          <table:covered-table-cell table:style-name="ce196" table:formula="of:=([.$M113]+[.AM$37])*[.AL113]" office:value-type="float" office:value="77460" calcext:value-type="float">
            <text:p>77 460</text:p>
          </table:covered-table-cell>
          <table:table-cell table:style-name="ce200"/>
          <table:covered-table-cell table:style-name="ce222" table:formula="of:=[.AO112]" office:value-type="float" office:value="3" calcext:value-type="float">
            <text:p>3</text:p>
          </table:covered-table-cell>
          <table:covered-table-cell table:style-name="ce237" table:formula="of:=[.AP112]" office:value-type="float" office:value="5" calcext:value-type="float">
            <text:p>5</text:p>
          </table:covered-table-cell>
          <table:covered-table-cell table:number-columns-repeated="2" table:style-name="ce246"/>
          <table:covered-table-cell table:style-name="ce251"/>
          <table:covered-table-cell table:style-name="ce257"/>
          <table:table-cell table:style-name="ce21" table:number-columns-repeated="977"/>
        </table:table-row>
        <table:table-row table:style-name="ro5" table:number-rows-repeated="2">
          <table:table-cell table:style-name="ce17"/>
          <table:table-cell/>
          <table:table-cell table:style-name="ce30" table:number-columns-repeated="2"/>
          <table:table-cell table:style-name="ce37"/>
          <table:table-cell table:style-name="ce44"/>
          <table:table-cell/>
          <table:table-cell table:style-name="ce66" table:number-columns-repeated="4"/>
          <table:table-cell table:style-name="ce75"/>
          <table:table-cell table:style-name="ce82"/>
          <table:table-cell table:style-name="ce92" table:number-columns-repeated="2"/>
          <table:table-cell table:style-name="ce104"/>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74"/>
          <table:table-cell table:number-columns-repeated="2"/>
          <table:table-cell table:style-name="ce190"/>
          <table:table-cell table:style-name="ce199"/>
          <table:table-cell table:number-columns-repeated="3"/>
          <table:table-cell table:style-name="ce211"/>
          <table:table-cell table:style-name="ce199"/>
          <table:table-cell/>
          <table:table-cell table:style-name="ce227"/>
          <table:table-cell table:style-name="ce241"/>
          <table:table-cell table:number-columns-repeated="981"/>
        </table:table-row>
        <table:table-row table:style-name="ro5" table:number-rows-repeated="3">
          <table:table-cell table:number-columns-repeated="15"/>
          <table:table-cell table:style-name="ce105"/>
          <table:table-cell table:number-columns-repeated="6"/>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3">
          <table:table-cell table:number-columns-repeated="22"/>
          <table:table-cell table:style-name="ce126"/>
          <table:table-cell table:style-name="ce132"/>
          <table:table-cell table:style-name="ce138"/>
          <table:table-cell table:style-name="ce144"/>
          <table:table-cell table:style-name="ce150"/>
          <table:table-cell table:style-name="ce156"/>
          <table:table-cell/>
          <table:table-cell table:style-name="ce105"/>
          <table:table-cell table:number-columns-repeated="993"/>
        </table:table-row>
        <table:table-row table:style-name="ro5" table:number-rows-repeated="6">
          <table:table-cell table:number-columns-repeated="29"/>
          <table:table-cell table:style-name="ce105"/>
          <table:table-cell table:number-columns-repeated="993"/>
        </table:table-row>
        <table:table-row table:style-name="ro5" table:number-rows-repeated="1048448">
          <table:table-cell table:number-columns-repeated="1023"/>
        </table:table-row>
        <table:table-row table:style-name="ro5">
          <table:table-cell table:number-columns-repeated="1023"/>
        </table:table-row>
        <calcext:conditional-formats>
          <calcext:conditional-format calcext:target-range-address="Jobs.AL3:Jobs.AL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D3:Jobs.AD115">
            <calcext:color-scale>
              <calcext:color-scale-entry calcext:value="0" calcext:type="minimum" calcext:color="#eeeeee"/>
              <calcext:color-scale-entry calcext:value="0" calcext:type="maximum" calcext:color="#ff9900"/>
            </calcext:color-scale>
          </calcext:conditional-format>
          <calcext:conditional-format calcext:target-range-address="Jobs.AG3:Jobs.AG115">
            <calcext:color-scale>
              <calcext:color-scale-entry calcext:value="0" calcext:type="minimum" calcext:color="#e6e6ff"/>
              <calcext:color-scale-entry calcext:value="60" calcext:type="number" calcext:color="#ccff66"/>
              <calcext:color-scale-entry calcext:value="0" calcext:type="maximum" calcext:color="#ff66cc"/>
            </calcext:color-scale>
          </calcext:conditional-format>
          <calcext:conditional-format calcext:target-range-address="Jobs.AO3:Jobs.AO115">
            <calcext:color-scale>
              <calcext:color-scale-entry calcext:value="0" calcext:type="minimum" calcext:color="#ffffcc"/>
              <calcext:color-scale-entry calcext:value="50" calcext:type="percentile" calcext:color="#ffff66"/>
              <calcext:color-scale-entry calcext:value="0" calcext:type="maximum" calcext:color="#ff9900"/>
            </calcext:color-scale>
          </calcext:conditional-format>
          <calcext:conditional-format calcext:target-range-address="Jobs.AP3:Jobs.AP115">
            <calcext:color-scale>
              <calcext:color-scale-entry calcext:value="0" calcext:type="minimum" calcext:color="#ffffcc"/>
              <calcext:color-scale-entry calcext:value="50" calcext:type="percentile" calcext:color="#ffff99"/>
              <calcext:color-scale-entry calcext:value="0" calcext:type="maximum" calcext:color="#ff9900"/>
            </calcext:color-scale>
          </calcext:conditional-format>
          <calcext:conditional-format calcext:target-range-address="Jobs.P3:Jobs.P115">
            <calcext:color-scale>
              <calcext:color-scale-entry calcext:value="0" calcext:type="minimum" calcext:color="#ffffff"/>
              <calcext:color-scale-entry calcext:value="0" calcext:type="maximum" calcext:color="#ff99cc"/>
            </calcext:color-scale>
          </calcext:conditional-format>
          <calcext:conditional-format calcext:target-range-address="Jobs.M3:Jobs.M115">
            <calcext:color-scale>
              <calcext:color-scale-entry calcext:value="0" calcext:type="minimum" calcext:color="#eeeeee"/>
              <calcext:color-scale-entry calcext:value="500" calcext:type="number" calcext:color="#ffffcc"/>
              <calcext:color-scale-entry calcext:value="0" calcext:type="maximum" calcext:color="#99ffcc"/>
            </calcext:color-scale>
          </calcext:conditional-format>
          <calcext:conditional-format calcext:target-range-address="Jobs.L3:Jobs.L115">
            <calcext:color-scale>
              <calcext:color-scale-entry calcext:value="0" calcext:type="minimum" calcext:color="#ffffff"/>
              <calcext:color-scale-entry calcext:value="1000" calcext:type="number" calcext:color="#ffcccc"/>
              <calcext:color-scale-entry calcext:value="0" calcext:type="maximum" calcext:color="#ff8080"/>
            </calcext:color-scale>
          </calcext:conditional-format>
          <calcext:conditional-format calcext:target-range-address="Jobs.N3:Jobs.O115">
            <calcext:color-scale>
              <calcext:color-scale-entry calcext:value="0" calcext:type="minimum" calcext:color="#ccffff"/>
              <calcext:color-scale-entry calcext:value="1" calcext:type="number" calcext:color="#99ffff"/>
              <calcext:color-scale-entry calcext:value="0" calcext:type="maximum" calcext:color="#00ccff"/>
            </calcext:color-scale>
          </calcext:conditional-format>
          <calcext:conditional-format calcext:target-range-address="Jobs.C3:Jobs.D115">
            <calcext:color-scale>
              <calcext:color-scale-entry calcext:value="0" calcext:type="minimum" calcext:color="#eeeeee"/>
              <calcext:color-scale-entry calcext:value="50" calcext:type="percentile" calcext:color="#ffff99"/>
              <calcext:color-scale-entry calcext:value="0" calcext:type="maximum" calcext:color="#ff8080"/>
            </calcext:color-scale>
          </calcext:conditional-format>
          <calcext:conditional-format calcext:target-range-address="Jobs.E3:Jobs.E115">
            <calcext:color-scale>
              <calcext:color-scale-entry calcext:value="0" calcext:type="minimum" calcext:color="#dddddd"/>
              <calcext:color-scale-entry calcext:value="6" calcext:type="number" calcext:color="#ffff66"/>
              <calcext:color-scale-entry calcext:value="0" calcext:type="maximum" calcext:color="#99ff99"/>
            </calcext:color-scale>
          </calcext:conditional-format>
          <calcext:conditional-format calcext:target-range-address="Jobs.F3:Jobs.F115">
            <calcext:color-scale>
              <calcext:color-scale-entry calcext:value="0" calcext:type="minimum" calcext:color="#ffffff"/>
              <calcext:color-scale-entry calcext:value="50" calcext:type="percentile" calcext:color="#ccffcc"/>
              <calcext:color-scale-entry calcext:value="0" calcext:type="maximum" calcext:color="#339966"/>
            </calcext:color-scale>
          </calcext:conditional-format>
          <calcext:conditional-format calcext:target-range-address="Jobs.H3:Jobs.K115">
            <calcext:color-scale>
              <calcext:color-scale-entry calcext:value="0" calcext:type="minimum" calcext:color="#eeeeee"/>
              <calcext:color-scale-entry calcext:value="1" calcext:type="number" calcext:color="#ffff00"/>
              <calcext:color-scale-entry calcext:value="0" calcext:type="maximum" calcext:color="#ff3300"/>
            </calcext:color-scale>
          </calcext:conditional-format>
          <calcext:conditional-format calcext:target-range-address="Jobs.G3:Jobs.G94">
            <calcext:color-scale>
              <calcext:color-scale-entry calcext:value="0" calcext:type="minimum" calcext:color="#eeeeee"/>
              <calcext:color-scale-entry calcext:value="500" calcext:type="number" calcext:color="#e6e6ff"/>
              <calcext:color-scale-entry calcext:value="0" calcext:type="maximum" calcext:color="#cc99ff"/>
            </calcext:color-scale>
          </calcext:conditional-format>
          <calcext:conditional-format calcext:target-range-address="Jobs.G97:Jobs.G113">
            <calcext:color-scale>
              <calcext:color-scale-entry calcext:value="0" calcext:type="minimum" calcext:color="#eeeeee"/>
              <calcext:color-scale-entry calcext:value="0" calcext:type="maximum" calcext:color="#9999ff"/>
            </calcext:color-scale>
          </calcext:conditional-format>
          <calcext:conditional-format calcext:target-range-address="Jobs.AH3:Jobs.AH115 Jobs.AM3:Jobs.AM115">
            <calcext:condition calcext:apply-style-name="Job-Ultimate-Calc" calcext:value="formula-is(OR(ROW([.AH3])=[.$AC$3];ROW([.AH3])=[.$AC$4];ROW([.AH3])=[.$AC$38];ROW([.AH3])=[.$AC$39];ROW([.AH3])=[.$AC$69];ROW([.AH3])=[.$AC$70];ROW([.AH3])=[.$AC$71];ROW([.AH3])=[.$AC$96]))" calcext:base-cell-address="Jobs.AH3"/>
            <calcext:color-scale>
              <calcext:color-scale-entry calcext:value="0" calcext:type="minimum" calcext:color="#ffffff"/>
              <calcext:color-scale-entry calcext:value="60000" calcext:type="number" calcext:color="#ffcccc"/>
              <calcext:color-scale-entry calcext:value="0" calcext:type="maximum" calcext:color="#ff9999"/>
            </calcext:color-scale>
          </calcext:conditional-format>
          <calcext:conditional-format calcext:target-range-address="Jobs.A3:Jobs.A115">
            <calcext:condition calcext:apply-style-name="Job-Ultimate-Calc" calcext:value="formula-is(OR(ROW([.A3])=[.$AC$3];ROW([.A3])=[.$AC$4];ROW([.A3])=[.$AC$38];ROW([.A3])=[.$AC$39];ROW([.A3])=[.$AC$69];ROW([.AH3])=[.$AC$70];ROW([.AH3])=[.$AC$71];ROW([.AH3])=[.$AC$96]))" calcext:base-cell-address="Jobs.A3"/>
          </calcext:conditional-format>
        </calcext:conditional-formats>
      </table:table>
      <table:table table:name="Cards" table:style-name="ta1" table:print-ranges="Cards.D1:Cards.D1">
        <office:forms form:automatic-focus="false" form:apply-design-mode="false"/>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3" table:number-columns-repeated="2" table:default-cell-style-name="Default"/>
        <table:table-column table:style-name="co13" table:default-cell-style-name="Default"/>
        <table:table-column table:style-name="co20" table:default-cell-style-name="Default"/>
        <table:table-column table:style-name="co21" table:number-columns-repeated="3" table:default-cell-style-name="Default"/>
        <table:table-column table:style-name="co22" table:default-cell-style-name="Default"/>
        <table:table-column table:style-name="co23" table:number-columns-repeated="2" table:default-cell-style-name="ce262"/>
        <table:table-column table:style-name="co3" table:number-columns-repeated="2" table:default-cell-style-name="Default"/>
        <table:table-column table:style-name="co24" table:default-cell-style-name="Default"/>
        <table:table-column table:style-name="co25" table:number-columns-repeated="2" table:default-cell-style-name="Default"/>
        <table:table-column table:style-name="co13" table:number-columns-repeated="2" table:default-cell-style-name="Default"/>
        <table:table-column table:style-name="co12" table:number-columns-repeated="2" table:default-cell-style-name="Default"/>
        <table:table-row table:style-name="ro4">
          <table:table-cell table:style-name="ce265" office:value-type="string" calcext:value-type="string">
            <text:p>Status</text:p>
          </table:table-cell>
          <table:table-cell table:style-name="ce265" office:value-type="string" calcext:value-type="string">
            <text:p>Card Name</text:p>
          </table:table-cell>
          <table:table-cell table:style-name="ce265" office:value-type="string" calcext:value-type="string">
            <text:p>Ability Name</text:p>
          </table:table-cell>
          <table:table-cell table:style-name="ce265" office:value-type="string" calcext:value-type="string">
            <text:p>Element</text:p>
          </table:table-cell>
          <table:table-cell table:style-name="ce265" office:value-type="string" calcext:value-type="string">
            <text:p>Job Type</text:p>
          </table:table-cell>
          <table:table-cell table:style-name="ce265" office:value-type="string" calcext:value-type="string">
            <text:p>Orbs</text:p>
          </table:table-cell>
          <table:table-cell table:style-name="ce265" office:value-type="string" calcext:value-type="string">
            <text:p>Attack</text:p>
          </table:table-cell>
          <table:table-cell table:style-name="ce265" office:value-type="string" calcext:value-type="string">
            <text:p>Break Power</text:p>
          </table:table-cell>
          <table:table-cell table:style-name="ce265" office:value-type="string" calcext:value-type="string">
            <text:p>Crit Chance</text:p>
          </table:table-cell>
          <table:table-cell table:style-name="ce265" office:value-type="string" calcext:value-type="string">
            <text:p>Cooldown</text:p>
          </table:table-cell>
          <table:table-cell table:style-name="ce265" office:value-type="string" calcext:value-type="string">
            <text:p>Multistrike</text:p>
          </table:table-cell>
          <table:table-cell table:style-name="ce265" office:value-type="string" calcext:value-type="string">
            <text:p>AA 1</text:p>
          </table:table-cell>
          <table:table-cell table:style-name="ce265" office:value-type="string" calcext:value-type="string">
            <text:p>AA 2</text:p>
          </table:table-cell>
          <table:table-cell table:style-name="ce265" office:value-type="string" calcext:value-type="string">
            <text:p>AA 3</text:p>
          </table:table-cell>
          <table:table-cell table:style-name="ce265" office:value-type="string" calcext:value-type="string">
            <text:p>AA 4</text:p>
          </table:table-cell>
          <table:table-cell table:style-name="ce265" office:value-type="string" calcext:value-type="string">
            <text:p>ToDo</text:p>
          </table:table-cell>
          <table:table-cell table:style-name="ce356" table:number-columns-repeated="2"/>
          <table:table-cell table:style-name="ce265" table:number-columns-repeated="2"/>
          <table:table-cell table:style-name="ce265" office:value-type="string" calcext:value-type="string">
            <text:p>Ability Description</text:p>
          </table:table-cell>
          <table:table-cell table:style-name="ce265" table:number-columns-repeated="2"/>
          <table:table-cell table:style-name="ce385" office:value-type="string" calcext:value-type="string">
            <text:p>Element Weapon</text:p>
          </table:table-cell>
          <table:table-cell table:style-name="ce390" office:value-type="string" calcext:value-type="string">
            <text:p>«999+»</text:p>
          </table:table-cell>
          <table:table-cell table:style-name="ce265" office:value-type="string" calcext:value-type="string">
            <text:p>Extra Skills</text:p>
          </table:table-cell>
          <table:table-cell table:style-name="ce265"/>
        </table:table-row>
        <table:table-row table:style-name="ro4">
          <table:table-cell table:style-name="ce266"/>
          <table:table-cell table:style-name="ce267" office:value-type="string" calcext:value-type="string">
            <text:p>Ifrit Sicarius</text:p>
          </table:table-cell>
          <table:table-cell table:style-name="ce274" office:value-type="string" calcext:value-type="string">
            <text:p>Meteor Strike</text:p>
          </table:table-cell>
          <table:table-cell table:style-name="ce267"/>
          <table:table-cell table:style-name="ce282" office:value-type="string" calcext:value-type="string">
            <text:p>Warrior</text:p>
          </table:table-cell>
          <table:table-cell table:style-name="ce286" office:value-type="string" calcext:value-type="string">
            <text:p>-</text:p>
          </table:table-cell>
          <table:table-cell table:style-name="ce290"/>
          <table:table-cell table:style-name="ce297"/>
          <table:table-cell table:style-name="ce305"/>
          <table:table-cell table:style-name="ce311"/>
          <table:table-cell table:style-name="ce316"/>
          <table:table-cell table:style-name="ce322" office:value-type="string" calcext:value-type="string">
            <text:p>Shield: Sicarius Bestia +12%</text:p>
          </table:table-cell>
          <table:table-cell table:style-name="ce322" office:value-type="string" calcext:value-type="string">
            <text:p>Enhance Fire +12%</text:p>
          </table:table-cell>
          <table:table-cell table:style-name="ce331" table:number-columns-repeated="2"/>
          <table:table-cell table:style-name="ce352" office:value-type="string" calcext:value-type="string">
            <text:p>+</text:p>
          </table:table-cell>
          <table:table-cell table:style-name="ce357"/>
          <table:table-cell table:style-name="ce362"/>
          <table:table-cell table:style-name="ce367"/>
          <table:table-cell table:style-name="ce372"/>
          <table:table-cell table:style-name="ce352" office:value-type="string" calcext:value-type="string">
            <text:p>Single-target fire attack.</text:p>
          </table:table-cell>
          <table:table-cell table:style-name="ce376" table:number-columns-repeated="2"/>
          <table:table-cell table:style-name="ce386" table:formula="of:=IF(ISNUMBER(FIND(&quot;Imbue&quot;;[.$Z2]));1;&quot;&quot;)">
            <text:p/>
          </table:table-cell>
          <table:table-cell table:style-name="ce228" table:formula="of:=IF(LEN([.$Z2])&gt;2; IF(ISNUMBER(FIND(&quot;Damage Limit Break&quot;;[.$Z2])); 1+LEN(LEFT([.$Z2];SEARCH(&quot;Damage Limit Break&quot;;[.$Z2])))-LEN(SUBSTITUTE(LEFT([.$Z2];SEARCH(&quot;Damage Limit Break&quot;;[.$Z2]));&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Paine: FFX-2</text:p>
          </table:table-cell>
          <table:table-cell table:style-name="ce274" office:value-type="string" calcext:value-type="string">
            <text:p>Here Comes the Hur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7%</text:p>
          </table:table-cell>
          <table:table-cell table:style-name="ce323" office:value-type="string" calcext:value-type="string">
            <text:p>Crystal Seeker +25</text:p>
          </table:table-cell>
          <table:table-cell table:number-columns-repeated="2" table:style-name="ce332" office:value-type="string" calcext:value-type="string">
            <text:p>Crystal Seeker +2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fire attack. Adds Debarrier (lowers Defense).</text:p>
          </table:table-cell>
          <table:table-cell table:style-name="ce376" office:value-type="string" calcext:value-type="string">
            <text:p><text:s/>Debarrier</text:p>
          </table:table-cell>
          <table:table-cell table:style-name="ce376"/>
          <table:table-cell table:style-name="ce386" table:formula="of:=IF(ISNUMBER(FIND(&quot;Imbue&quot;;[.$Z3]));1;&quot;&quot;)">
            <text:p/>
          </table:table-cell>
          <table:table-cell table:style-name="ce228" table:formula="of:=IF(LEN([.$Z3])&gt;2; IF(ISNUMBER(FIND(&quot;Damage Limit Break&quot;;[.$Z3])); 1+LEN(LEFT([.$Z3];SEARCH(&quot;Damage Limit Break&quot;;[.$Z3])))-LEN(SUBSTITUTE(LEFT([.$Z3];SEARCH(&quot;Damage Limit Break&quot;;[.$Z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hronos</text:p>
          </table:table-cell>
          <table:table-cell table:style-name="ce274" office:value-type="string" calcext:value-type="string">
            <text:p>Leadthrow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5%</text:p>
          </table:table-cell>
          <table:table-cell table:style-name="ce323" office:value-type="string" calcext:value-type="string">
            <text:p>Resist Fire +10%</text:p>
          </table:table-cell>
          <table:table-cell table:style-name="ce332" office:value-type="string" calcext:value-type="string">
            <text:p>Resist Fire +5%</text:p>
          </table:table-cell>
          <table:table-cell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Adds Debarrier (lowers Defense) and Weaken (lowers resistance to weakness).</text:p>
          </table:table-cell>
          <table:table-cell table:style-name="ce376" office:value-type="string" calcext:value-type="string">
            <text:p><text:s/>Debarrier / Weaken</text:p>
          </table:table-cell>
          <table:table-cell table:style-name="ce376"/>
          <table:table-cell table:style-name="ce386" table:formula="of:=IF(ISNUMBER(FIND(&quot;Imbue&quot;;[.$Z4]));1;&quot;&quot;)">
            <text:p/>
          </table:table-cell>
          <table:table-cell table:style-name="ce228" table:formula="of:=IF(LEN([.$Z4])&gt;2; IF(ISNUMBER(FIND(&quot;Damage Limit Break&quot;;[.$Z4])); 1+LEN(LEFT([.$Z4];SEARCH(&quot;Damage Limit Break&quot;;[.$Z4])))-LEN(SUBSTITUTE(LEFT([.$Z4];SEARCH(&quot;Damage Limit Break&quot;;[.$Z4]));&quot;,&quot;;&quot;&quot;)); 0); &quot;&quot;)" office:value-type="float" office:value="4" calcext:value-type="float">
            <text:p>4</text:p>
          </table:table-cell>
          <table:table-cell office:value-type="string" calcext:value-type="string">
            <text:p>Bloodthirst, Elemental Retrieval, Potent Ailments,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Overlord</text:p>
          </table:table-cell>
          <table:table-cell table:style-name="ce274" office:value-type="string" calcext:value-type="string">
            <text:p>Overhea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Unguard and Attuned Chain.</text:p>
          </table:table-cell>
          <table:table-cell table:style-name="ce376" office:value-type="string" calcext:value-type="string">
            <text:p><text:s/>Multihit(5) Overkill / Attuned Chain(+300%) / Unguard</text:p>
          </table:table-cell>
          <table:table-cell table:style-name="ce376"/>
          <table:table-cell table:style-name="ce386" table:formula="of:=IF(ISNUMBER(FIND(&quot;Imbue&quot;;[.$Z5]));1;&quot;&quot;)">
            <text:p/>
          </table:table-cell>
          <table:table-cell table:style-name="ce228" table:formula="of:=IF(LEN([.$Z5])&gt;2; IF(ISNUMBER(FIND(&quot;Damage Limit Break&quot;;[.$Z5])); 1+LEN(LEFT([.$Z5];SEARCH(&quot;Damage Limit Break&quot;;[.$Z5])))-LEN(SUBSTITUTE(LEFT([.$Z5];SEARCH(&quot;Damage Limit Break&quot;;[.$Z5]));&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egendary Dragon</text:p>
          </table:table-cell>
          <table:table-cell table:style-name="ce274" office:value-type="string" calcext:value-type="string">
            <text:p>Overcook</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Magic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6]));1;&quot;&quot;)">
            <text:p/>
          </table:table-cell>
          <table:table-cell table:style-name="ce228" table:formula="of:=IF(LEN([.$Z6])&gt;2; IF(ISNUMBER(FIND(&quot;Damage Limit Break&quot;;[.$Z6])); 1+LEN(LEFT([.$Z6];SEARCH(&quot;Damage Limit Break&quot;;[.$Z6])))-LEN(SUBSTITUTE(LEFT([.$Z6];SEARCH(&quot;Damage Limit Break&quot;;[.$Z6]));&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Proto-behemoth: FFXIII</text:p>
          </table:table-cell>
          <table:table-cell table:style-name="ce274" office:value-type="string" calcext:value-type="string">
            <text:p>Inferno Blad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230" calcext:value-type="float">
            <text:p>1230</text:p>
          </table:table-cell>
          <table:table-cell table:style-name="ce298" office:value-type="float" office:value="3" calcext:value-type="float">
            <text:p>3</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Resist Water +10%</text:p>
          </table:table-cell>
          <table:table-cell table:number-columns-repeated="2" table:style-name="ce332" office:value-type="string" calcext:value-type="string">
            <text:p>Enhance Fire +4%</text:p>
          </table:table-cell>
          <table:table-cell table:style-name="ce352" office:value-type="float" office:value="74" calcext:value-type="float">
            <text:p>7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text:p>
          </table:table-cell>
          <table:table-cell table:style-name="ce376" table:number-columns-repeated="2"/>
          <table:table-cell table:style-name="ce386" table:formula="of:=IF(ISNUMBER(FIND(&quot;Imbue&quot;;[.$Z7]));1;&quot;&quot;)">
            <text:p/>
          </table:table-cell>
          <table:table-cell table:style-name="ce228" table:formula="of:=IF(LEN([.$Z7])&gt;2; IF(ISNUMBER(FIND(&quot;Damage Limit Break&quot;;[.$Z7])); 1+LEN(LEFT([.$Z7];SEARCH(&quot;Damage Limit Break&quot;;[.$Z7])))-LEN(SUBSTITUTE(LEFT([.$Z7];SEARCH(&quot;Damage Limit Break&quot;;[.$Z7]));&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ext:p>
          </table:table-cell>
          <table:table-cell table:style-name="ce267" office:value-type="string" calcext:value-type="string">
            <text:p>Orc: FFXI</text:p>
          </table:table-cell>
          <table:table-cell table:style-name="ce274" office:value-type="string" calcext:value-type="string">
            <text:p>Aerial Wheel</text:p>
          </table:table-cell>
          <table:table-cell table:style-name="ce267"/>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table:number-columns-repeated="2"/>
          <table:table-cell table:style-name="ce352" office:value-type="string" calcext:value-type="string">
            <text:p><text:s/>+ (Y3) /8x4</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multistrike overkill). Adds Painful Break and lowers defense against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8]));1;&quot;&quot;)" office:value-type="float" office:value="1" calcext:value-type="float">
            <text:p>1</text:p>
          </table:table-cell>
          <table:table-cell table:style-name="ce228" table:formula="of:=IF(LEN([.$Z8])&gt;2; IF(ISNUMBER(FIND(&quot;Damage Limit Break&quot;;[.$Z8])); 1+LEN(LEFT([.$Z8];SEARCH(&quot;Damage Limit Break&quot;;[.$Z8])))-LEN(SUBSTITUTE(LEFT([.$Z8];SEARCH(&quot;Damage Limit Break&quot;;[.$Z8]));&quot;,&quot;;&quot;&quot;)); 0); &quot;&quot;)" office:value-type="float" office:value="4" calcext:value-type="float">
            <text:p>4</text:p>
          </table:table-cell>
          <table:table-cell office:value-type="string" calcext:value-type="string">
            <text:p>Imbue Fire,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Fang: FFXIII</text:p>
          </table:table-cell>
          <table:table-cell table:style-name="ce274" office:value-type="string" calcext:value-type="string">
            <text:p>Ragnarok Flar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Brave Starter</text:p>
          </table:table-cell>
          <table:table-cell table:style-name="ce323" office:value-type="string" calcext:value-type="string">
            <text:p>Enhance Fire +13%</text:p>
          </table:table-cell>
          <table:table-cell table:style-name="ce332" office:value-type="string" calcext:value-type="string">
            <text:p>Magic Up +5%</text:p>
          </table:table-cell>
          <table:table-cell table:style-name="ce332" office:value-type="string" calcext:value-type="string">
            <text:p>Magic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fire attack (damage focus, multistrike). Adds Painful Break.</text:p>
          </table:table-cell>
          <table:table-cell table:style-name="ce376" office:value-type="string" calcext:value-type="string">
            <text:p><text:s/>Multihit(8) / Painful Break(+200%)</text:p>
          </table:table-cell>
          <table:table-cell table:style-name="ce376"/>
          <table:table-cell table:style-name="ce386" table:formula="of:=IF(ISNUMBER(FIND(&quot;Imbue&quot;;[.$Z9]));1;&quot;&quot;)">
            <text:p/>
          </table:table-cell>
          <table:table-cell table:style-name="ce228" table:formula="of:=IF(LEN([.$Z9])&gt;2; IF(ISNUMBER(FIND(&quot;Damage Limit Break&quot;;[.$Z9])); 1+LEN(LEFT([.$Z9];SEARCH(&quot;Damage Limit Break&quot;;[.$Z9])))-LEN(SUBSTITUTE(LEFT([.$Z9];SEARCH(&quot;Damage Limit Break&quot;;[.$Z9]));&quot;,&quot;;&quot;&quot;)); 0); &quot;&quot;)" office:value-type="float" office:value="3" calcext:value-type="float">
            <text:p>3</text:p>
          </table:table-cell>
          <table:table-cell office:value-type="string" calcext:value-type="string">
            <text:p>Bloodthirst, Sicarius Externus Hunter, Damage Limit Break, Elemental Retrieval, Sicarius Externus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Iroha: FFXI</text:p>
          </table:table-cell>
          <table:table-cell table:style-name="ce274" office:value-type="string" calcext:value-type="string">
            <text:p>Alter Ego: Iroha</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Fire Element Starter +3</text:p>
          </table:table-cell>
          <table:table-cell table:style-name="ce323" office:value-type="string" calcext:value-type="string">
            <text:p>Element Generator +6</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string" calcext:value-type="string">
            <text:p>O 2/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raws 3 fire element orbs. Adds Fireforce, Fireshift+, and water resistance.</text:p>
          </table:table-cell>
          <table:table-cell table:style-name="ce376" office:value-type="string" calcext:value-type="string">
            <text:p><text:s/>3 fire orbs / Flameshift+ / Flameforce</text:p>
          </table:table-cell>
          <table:table-cell table:style-name="ce376"/>
          <table:table-cell table:style-name="ce386" table:formula="of:=IF(ISNUMBER(FIND(&quot;Imbue&quot;;[.$Z10]));1;&quot;&quot;)" office:value-type="float" office:value="1" calcext:value-type="float">
            <text:p>1</text:p>
          </table:table-cell>
          <table:table-cell table:style-name="ce228" table:formula="of:=IF(LEN([.$Z10])&gt;2; IF(ISNUMBER(FIND(&quot;Damage Limit Break&quot;;[.$Z10])); 1+LEN(LEFT([.$Z10];SEARCH(&quot;Damage Limit Break&quot;;[.$Z10])))-LEN(SUBSTITUTE(LEFT([.$Z10];SEARCH(&quot;Damage Limit Break&quot;;[.$Z10]));&quot;,&quot;;&quot;&quot;)); 0); &quot;&quot;)" office:value-type="float" office:value="0" calcext:value-type="float">
            <text:p>0</text:p>
          </table:table-cell>
          <table:table-cell office:value-type="string" calcext:value-type="string">
            <text:p>Augment ★5 Limit Break, Imbue Fire, Guard Breaker, Cleaving Attack, Enhanced Fire, Enhanced Fire, Quick Cast</text:p>
          </table:table-cell>
          <table:table-cell/>
        </table:table-row>
        <table:table-row table:style-name="ro4">
          <table:table-cell table:style-name="ce266" office:value-type="string" calcext:value-type="string">
            <text:p>T</text:p>
          </table:table-cell>
          <table:table-cell table:style-name="ce267" office:value-type="string" calcext:value-type="string">
            <text:p>Minotaur</text:p>
          </table:table-cell>
          <table:table-cell table:style-name="ce274" office:value-type="string" calcext:value-type="string">
            <text:p>Heat Rush</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Fire +10%</text:p>
          </table:table-cell>
          <table:table-cell table:style-name="ce323" office:value-type="string" calcext:value-type="string">
            <text:p>Resist Water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11]));1;&quot;&quot;)">
            <text:p/>
          </table:table-cell>
          <table:table-cell table:style-name="ce228" table:formula="of:=IF(LEN([.$Z11])&gt;2; IF(ISNUMBER(FIND(&quot;Damage Limit Break&quot;;[.$Z11])); 1+LEN(LEFT([.$Z11];SEARCH(&quot;Damage Limit Break&quot;;[.$Z11])))-LEN(SUBSTITUTE(LEFT([.$Z11];SEARCH(&quot;Damage Limit Break&quot;;[.$Z11]));&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enova DEATH: FFVII</text:p>
          </table:table-cell>
          <table:table-cell table:style-name="ce274" office:value-type="string" calcext:value-type="string">
            <text:p>Red Light</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50" calcext:value-type="currency">
            <text:p>10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Reunion +10%</text:p>
          </table:table-cell>
          <table:table-cell table:style-name="ce323" office:value-type="string" calcext:value-type="string">
            <text:p>Painful Break +10%</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multistrike overkill). Adds Painful Break and lowers target's defense against Break.</text:p>
          </table:table-cell>
          <table:table-cell table:style-name="ce376" office:value-type="string" calcext:value-type="string">
            <text:p><text:s/>Multihit(5) Overkill, en-fire, BDD target, Painful Break(+400%)</text:p>
          </table:table-cell>
          <table:table-cell table:style-name="ce376"/>
          <table:table-cell table:style-name="ce386" table:formula="of:=IF(ISNUMBER(FIND(&quot;Imbue&quot;;[.$Z12]));1;&quot;&quot;)" office:value-type="float" office:value="1" calcext:value-type="float">
            <text:p>1</text:p>
          </table:table-cell>
          <table:table-cell table:style-name="ce228" table:formula="of:=IF(LEN([.$Z12])&gt;2; IF(ISNUMBER(FIND(&quot;Damage Limit Break&quot;;[.$Z12])); 1+LEN(LEFT([.$Z12];SEARCH(&quot;Damage Limit Break&quot;;[.$Z12])))-LEN(SUBSTITUTE(LEFT([.$Z12];SEARCH(&quot;Damage Limit Break&quot;;[.$Z12]));&quot;,&quot;;&quot;&quot;)); 0); &quot;&quot;)" office:value-type="float" office:value="5" calcext:value-type="float">
            <text:p>5</text:p>
          </table:table-cell>
          <table:table-cell office:value-type="string" calcext:value-type="string">
            <text:p>Augment ★5 Limit Break, Imbue Fire, Elemental Retrieval, Guard Breaker, Damage Limit Break, Enhanced Fire,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Musashi</text:p>
          </table:table-cell>
          <table:table-cell table:style-name="ce274" office:value-type="string" calcext:value-type="string">
            <text:p>Flamesoul</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5%</text:p>
          </table:table-cell>
          <table:table-cell table:style-name="ce323" office:value-type="string" calcext:value-type="string">
            <text:p>Enhance Fire +5%</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13]));1;&quot;&quot;)">
            <text:p/>
          </table:table-cell>
          <table:table-cell table:style-name="ce228" table:formula="of:=IF(LEN([.$Z13])&gt;2; IF(ISNUMBER(FIND(&quot;Damage Limit Break&quot;;[.$Z13])); 1+LEN(LEFT([.$Z13];SEARCH(&quot;Damage Limit Break&quot;;[.$Z13])))-LEN(SUBSTITUTE(LEFT([.$Z13];SEARCH(&quot;Damage Limit Break&quot;;[.$Z13]));&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Wolfmeister: FFVII</text:p>
          </table:table-cell>
          <table:table-cell table:style-name="ce274" office:value-type="string" calcext:value-type="string">
            <text:p>Flame Chaser</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Fire +10%</text:p>
          </table:table-cell>
          <table:table-cell table:style-name="ce323" office:value-type="string" calcext:value-type="string">
            <text:p>Painful Break +6%</text:p>
          </table:table-cell>
          <table:table-cell table:style-name="ce332" office:value-type="string" calcext:value-type="string">
            <text:p>Enhance Fire +4%</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Adds Cleaving Attack (normal attacks hit all enemies).</text:p>
          </table:table-cell>
          <table:table-cell table:style-name="ce376" office:value-type="string" calcext:value-type="string">
            <text:p><text:s/>Cleaving Attack</text:p>
          </table:table-cell>
          <table:table-cell table:style-name="ce376"/>
          <table:table-cell table:style-name="ce386" table:formula="of:=IF(ISNUMBER(FIND(&quot;Imbue&quot;;[.$Z14]));1;&quot;&quot;)">
            <text:p/>
          </table:table-cell>
          <table:table-cell table:style-name="ce228" table:formula="of:=IF(LEN([.$Z14])&gt;2; IF(ISNUMBER(FIND(&quot;Damage Limit Break&quot;;[.$Z14])); 1+LEN(LEFT([.$Z14];SEARCH(&quot;Damage Limit Break&quot;;[.$Z14])))-LEN(SUBSTITUTE(LEFT([.$Z14];SEARCH(&quot;Damage Limit Break&quot;;[.$Z14]));&quot;,&quot;;&quot;&quot;)); 0); &quot;&quot;)" office:value-type="float" office:value="4" calcext:value-type="float">
            <text:p>4</text:p>
          </table:table-cell>
          <table:table-cell office:value-type="string" calcext:value-type="string">
            <text:p>Cleaving Attack, Guard Breaker, Elemental Retrieval, Damage Limit Break, Critical Sundering, Weakness Breaker</text:p>
          </table:table-cell>
          <table:table-cell/>
        </table:table-row>
        <table:table-row table:style-name="ro4">
          <table:table-cell table:style-name="ce266"/>
          <table:table-cell table:style-name="ce267" office:value-type="string" calcext:value-type="string">
            <text:p>Bahamut</text:p>
          </table:table-cell>
          <table:table-cell table:style-name="ce274" office:value-type="string" calcext:value-type="string">
            <text:p>Flame Fury</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Break Power Up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15]));1;&quot;&quot;)">
            <text:p/>
          </table:table-cell>
          <table:table-cell table:style-name="ce228" table:formula="of:=IF(LEN([.$Z15])&gt;2; IF(ISNUMBER(FIND(&quot;Damage Limit Break&quot;;[.$Z15])); 1+LEN(LEFT([.$Z15];SEARCH(&quot;Damage Limit Break&quot;;[.$Z15])))-LEN(SUBSTITUTE(LEFT([.$Z15];SEARCH(&quot;Damage Limit Break&quot;;[.$Z1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Schizo: FFVII</text:p>
          </table:table-cell>
          <table:table-cell table:style-name="ce274" office:value-type="string" calcext:value-type="string">
            <text:p>Dragon Fang</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00" calcext:value-type="currency">
            <text:p>1500 </text:p>
          </table:table-cell>
          <table:table-cell table:style-name="ce297" office:value-type="currency" office:currency=" " office:value="1800" calcext:value-type="currency">
            <text:p>18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ack Up +6%</text:p>
          </table:table-cell>
          <table:table-cell table:style-name="ce323" office:value-type="string" calcext:value-type="string">
            <text:p>Magic Up +5%</text:p>
          </table:table-cell>
          <table:table-cell table:style-name="ce332" office:value-type="string" calcext:value-type="string">
            <text:p>Enhance Fire +4%</text:p>
          </table:table-cell>
          <table:table-cell table:style-name="ce332" office:value-type="string" calcext:value-type="string">
            <text:p>Enhance Fire +7%</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fire attack. Adds Debrave (lowers Attack) and adds Berserk (increases damage at the cost of Defense) to the party.</text:p>
          </table:table-cell>
          <table:table-cell table:style-name="ce376" office:value-type="string" calcext:value-type="string">
            <text:p><text:s/>Debrave / Berserk to party</text:p>
          </table:table-cell>
          <table:table-cell table:style-name="ce376"/>
          <table:table-cell table:style-name="ce386" table:formula="of:=IF(ISNUMBER(FIND(&quot;Imbue&quot;;[.$Z16]));1;&quot;&quot;)">
            <text:p/>
          </table:table-cell>
          <table:table-cell table:style-name="ce228" table:formula="of:=IF(LEN([.$Z16])&gt;2; IF(ISNUMBER(FIND(&quot;Damage Limit Break&quot;;[.$Z16])); 1+LEN(LEFT([.$Z16];SEARCH(&quot;Damage Limit Break&quot;;[.$Z16])))-LEN(SUBSTITUTE(LEFT([.$Z16];SEARCH(&quot;Damage Limit Break&quot;;[.$Z16]));&quot;,&quot;;&quot;&quot;)); 0); &quot;&quot;)" office:value-type="float" office:value="4" calcext:value-type="float">
            <text:p>4</text:p>
          </table:table-cell>
          <table:table-cell office:value-type="string" calcext:value-type="string">
            <text:p>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Belias Sicarius</text:p>
          </table:table-cell>
          <table:table-cell table:style-name="ce274" office:value-type="string" calcext:value-type="string">
            <text:p>Eternal Flame</text:p>
          </table:table-cell>
          <table:table-cell table:style-name="ce267" office:value-type="string" calcext:value-type="string">
            <text:p>Fire</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Fire +12%</text:p>
          </table:table-cell>
          <table:table-cell table:number-columns-repeated="2" table:style-name="ce332" office:value-type="string" calcext:value-type="string">
            <text:p>Enhance Fire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fire attack (damage focus).</text:p>
          </table:table-cell>
          <table:table-cell table:style-name="ce376" table:number-columns-repeated="2"/>
          <table:table-cell table:style-name="ce386" table:formula="of:=IF(ISNUMBER(FIND(&quot;Imbue&quot;;[.$Z17]));1;&quot;&quot;)">
            <text:p/>
          </table:table-cell>
          <table:table-cell table:style-name="ce228" table:formula="of:=IF(LEN([.$Z17])&gt;2; IF(ISNUMBER(FIND(&quot;Damage Limit Break&quot;;[.$Z17])); 1+LEN(LEFT([.$Z17];SEARCH(&quot;Damage Limit Break&quot;;[.$Z17])))-LEN(SUBSTITUTE(LEFT([.$Z17];SEARCH(&quot;Damage Limit Break&quot;;[.$Z17]));&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Shiva Sicarius</text:p>
          </table:table-cell>
          <table:table-cell table:style-name="ce274" office:value-type="string" calcext:value-type="string">
            <text:p>Heavenly Strik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Water +12%</text:p>
          </table:table-cell>
          <table:table-cell table:style-name="ce332" office:value-type="string" calcext:value-type="string">
            <text:p>Kill &amp; Draw +1</text:p>
          </table:table-cell>
          <table:table-cell table:style-name="ce332" office:value-type="string" calcext:value-type="string">
            <text:p>HP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text:p>
          </table:table-cell>
          <table:table-cell table:style-name="ce376" table:number-columns-repeated="2"/>
          <table:table-cell table:style-name="ce386" table:formula="of:=IF(ISNUMBER(FIND(&quot;Imbue&quot;;[.$Z18]));1;&quot;&quot;)">
            <text:p/>
          </table:table-cell>
          <table:table-cell table:style-name="ce228" table:formula="of:=IF(LEN([.$Z18])&gt;2; IF(ISNUMBER(FIND(&quot;Damage Limit Break&quot;;[.$Z18])); 1+LEN(LEFT([.$Z18];SEARCH(&quot;Damage Limit Break&quot;;[.$Z18])))-LEN(SUBSTITUTE(LEFT([.$Z18];SEARCH(&quot;Damage Limit Break&quot;;[.$Z18]));&quot;,&quot;;&quot;&quot;)); 0); &quot;&quot;)" office:value-type="float" office:value="3" calcext:value-type="float">
            <text:p>3</text:p>
          </table:table-cell>
          <table:table-cell office:value-type="string" calcext:value-type="string">
            <text:p>Elemental Retrieval, Support-Guard Killer, Damage Limit Break, Guard Breaker, Sicarius Bestia Hunt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idus &amp; Jecht: FFRK</text:p>
          </table:table-cell>
          <table:table-cell table:style-name="ce274" office:value-type="string" calcext:value-type="string">
            <text:p>Jecht Shot</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float" office:value="1080" calcext:value-type="float">
            <text:p>1080</text:p>
          </table:table-cell>
          <table:table-cell table:style-name="ce298" office:value-type="float" office:value="60" calcext:value-type="float">
            <text:p>60</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Water +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table:table-cell table:style-name="ce372"/>
          <table:table-cell table:style-name="ce352" office:value-type="string" calcext:value-type="string">
            <text:p>Single-target water attack (damage focus).</text:p>
          </table:table-cell>
          <table:table-cell table:style-name="ce376" table:number-columns-repeated="2"/>
          <table:table-cell table:style-name="ce386" table:formula="of:=IF(ISNUMBER(FIND(&quot;Imbue&quot;;[.$Z19]));1;&quot;&quot;)">
            <text:p/>
          </table:table-cell>
          <table:table-cell table:style-name="ce228" table:formula="of:=IF(LEN([.$Z19])&gt;2; IF(ISNUMBER(FIND(&quot;Damage Limit Break&quot;;[.$Z19])); 1+LEN(LEFT([.$Z19];SEARCH(&quot;Damage Limit Break&quot;;[.$Z19])))-LEN(SUBSTITUTE(LEFT([.$Z19];SEARCH(&quot;Damage Limit Break&quot;;[.$Z19]));&quot;,&quot;;&quot;&quot;)); 0); &quot;&quot;)" office:value-type="float" office:value="3" calcext:value-type="float">
            <text:p>3</text:p>
          </table:table-cell>
          <table:table-cell office:value-type="string" calcext:value-type="string">
            <text:p>Bloodthirst, Elemental Retrieval, Damage Limit Break, Elemental Mirror, Sicarius Bestia Kille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he Blank</text:p>
          </table:table-cell>
          <table:table-cell table:style-name="ce274" office:value-type="string" calcext:value-type="string">
            <text:p>Laws of Palamecia</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540" calcext:value-type="currency">
            <text:p>54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Water +15%</text:p>
          </table:table-cell>
          <table:table-cell table:style-name="ce323" office:value-type="string" calcext:value-type="string">
            <text:p>Job Change Recast</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Cone water attack. Adds Brave (increases Attack) to party.</text:p>
          </table:table-cell>
          <table:table-cell table:style-name="ce376" office:value-type="string" calcext:value-type="string">
            <text:p><text:s/>Brave to party</text:p>
          </table:table-cell>
          <table:table-cell table:style-name="ce376"/>
          <table:table-cell table:style-name="ce386" table:formula="of:=IF(ISNUMBER(FIND(&quot;Imbue&quot;;[.$Z20]));1;&quot;&quot;)">
            <text:p/>
          </table:table-cell>
          <table:table-cell table:style-name="ce228" table:formula="of:=IF(LEN([.$Z20])&gt;2; IF(ISNUMBER(FIND(&quot;Damage Limit Break&quot;;[.$Z20])); 1+LEN(LEFT([.$Z20];SEARCH(&quot;Damage Limit Break&quot;;[.$Z20])))-LEN(SUBSTITUTE(LEFT([.$Z20];SEARCH(&quot;Damage Limit Break&quot;;[.$Z20]));&quot;,&quot;;&quot;&quot;)); 0); &quot;&quot;)" office:value-type="float" office:value="4" calcext:value-type="float">
            <text:p>4</text:p>
          </table:table-cell>
          <table:table-cell office:value-type="string" calcext:value-type="string">
            <text:p>Bloodthirst, Guard Breaker, Quick Cast, Damage Limit Break, Elemental Mirror, Vitality Tap</text:p>
          </table:table-cell>
          <table:table-cell/>
        </table:table-row>
        <table:table-row table:style-name="ro4">
          <table:table-cell table:style-name="ce266"/>
          <table:table-cell table:style-name="ce267" office:value-type="string" calcext:value-type="string">
            <text:p>Gilgamesh</text:p>
          </table:table-cell>
          <table:table-cell table:style-name="ce274" office:value-type="string" calcext:value-type="string">
            <text:p>Spellsword Stray</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552" calcext:value-type="currency">
            <text:p>552 </text:p>
          </table:table-cell>
          <table:table-cell table:style-name="ce297" office:value-type="currency" office:currency=" " office:value="1656" calcext:value-type="currency">
            <text:p>1656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Magic Up +3%</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water attack (damage focus). Lowers Break Defense and adds Painful Break.</text:p>
          </table:table-cell>
          <table:table-cell table:style-name="ce376" office:value-type="string" calcext:value-type="string">
            <text:p><text:s/>Multihit(4) / BDD / Painful Break(+500%) / Old version of Xezat</text:p>
          </table:table-cell>
          <table:table-cell table:style-name="ce376"/>
          <table:table-cell table:style-name="ce386" table:formula="of:=IF(ISNUMBER(FIND(&quot;Imbue&quot;;[.$Z21]));1;&quot;&quot;)">
            <text:p/>
          </table:table-cell>
          <table:table-cell table:style-name="ce228" table:formula="of:=IF(LEN([.$Z21])&gt;2; IF(ISNUMBER(FIND(&quot;Damage Limit Break&quot;;[.$Z21])); 1+LEN(LEFT([.$Z21];SEARCH(&quot;Damage Limit Break&quot;;[.$Z21])))-LEN(SUBSTITUTE(LEFT([.$Z21];SEARCH(&quot;Damage Limit Break&quot;;[.$Z21]));&quot;,&quot;;&quot;&quot;)); 0); &quot;&quot;)" office:value-type="float" office:value="4" calcext:value-type="float">
            <text:p>4</text:p>
          </table:table-cell>
          <table:table-cell office:value-type="string" calcext:value-type="string">
            <text:p>Breaker-Killer, Elemental Retrieval, Guard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text:p>
          </table:table-cell>
          <table:table-cell table:style-name="ce274" office:value-type="string" calcext:value-type="string">
            <text:p>-</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1" office:value-type="string" calcext:value-type="string">
            <text:p>-</text:p>
          </table:table-cell>
          <table:table-cell table:style-name="ce298" office:value-type="string" calcext:value-type="string">
            <text:p>-</text:p>
          </table:table-cell>
          <table:table-cell table:style-name="ce305" office:value-type="string" calcext:value-type="string">
            <text:p>-</text:p>
          </table:table-cell>
          <table:table-cell table:style-name="ce311" office:value-type="string" calcext:value-type="string">
            <text:p>-</text:p>
          </table:table-cell>
          <table:table-cell table:style-name="ce316" office:value-type="string" calcext:value-type="string">
            <text:p>-</text:p>
          </table:table-cell>
          <table:table-cell table:style-name="ce323" office:value-type="string" calcext:value-type="string">
            <text:p>Piercing Break +10%</text:p>
          </table:table-cell>
          <table:table-cell table:style-name="ce323" office:value-type="string" calcext:value-type="string">
            <text:p>Magic Up +3%</text:p>
          </table:table-cell>
          <table:table-cell table:style-name="ce332" office:value-type="string" calcext:value-type="string">
            <text:p>Enhance Water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22]));1;&quot;&quot;)">
            <text:p/>
          </table:table-cell>
          <table:table-cell table:style-name="ce228" table:formula="of:=IF(LEN([.$Z22])&gt;2; IF(ISNUMBER(FIND(&quot;Damage Limit Break&quot;;[.$Z22])); 1+LEN(LEFT([.$Z22];SEARCH(&quot;Damage Limit Break&quot;;[.$Z22])))-LEN(SUBSTITUTE(LEFT([.$Z22];SEARCH(&quot;Damage Limit Break&quot;;[.$Z22]));&quot;,&quot;;&quot;&quot;)); 0); &quot;&quot;)">
            <text:p/>
          </table:table-cell>
          <table:table-cell office:value-type="string" calcext:value-type="string">
            <text: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Will o' the Wisp</text:p>
          </table:table-cell>
          <table:table-cell table:style-name="ce274" office:value-type="string" calcext:value-type="string">
            <text:p>Ignis Fatuu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Enhance Water +7%</text:p>
          </table:table-cell>
          <table:table-cell table:style-name="ce332" office:value-type="string" calcext:value-type="string">
            <text:p>Enhance Water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damage focus, multistrike). Adds Painful Break.</text:p>
          </table:table-cell>
          <table:table-cell table:style-name="ce376" office:value-type="string" calcext:value-type="string">
            <text:p><text:s/>Multihit(4) / Painful Break(+200%)</text:p>
          </table:table-cell>
          <table:table-cell table:style-name="ce376"/>
          <table:table-cell table:style-name="ce386" table:formula="of:=IF(ISNUMBER(FIND(&quot;Imbue&quot;;[.$Z23]));1;&quot;&quot;)">
            <text:p/>
          </table:table-cell>
          <table:table-cell table:style-name="ce228" table:formula="of:=IF(LEN([.$Z23])&gt;2; IF(ISNUMBER(FIND(&quot;Damage Limit Break&quot;;[.$Z23])); 1+LEN(LEFT([.$Z23];SEARCH(&quot;Damage Limit Break&quot;;[.$Z23])))-LEN(SUBSTITUTE(LEFT([.$Z23];SEARCH(&quot;Damage Limit Break&quot;;[.$Z23]));&quot;,&quot;;&quot;&quot;)); 0); &quot;&quot;)" office:value-type="float" office:value="3" calcext:value-type="float">
            <text:p>3</text:p>
          </table:table-cell>
          <table:table-cell office:value-type="string" calcext:value-type="string">
            <text:p>Bloodthirst, Elemental Retrieval, Damage Limit Break, Break Exploiter,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oldieress: FFIV</text:p>
          </table:table-cell>
          <table:table-cell table:style-name="ce274" office:value-type="string" calcext:value-type="string">
            <text:p>Diamond Lagun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table:number-columns-repeated="2"/>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Adds Improved Criticals.</text:p>
          </table:table-cell>
          <table:table-cell table:style-name="ce376" office:value-type="string" calcext:value-type="string">
            <text:p><text:s/>Multihit(4) Overkill / Improved Critical(+200%)</text:p>
          </table:table-cell>
          <table:table-cell table:style-name="ce376"/>
          <table:table-cell table:style-name="ce386" table:formula="of:=IF(ISNUMBER(FIND(&quot;Imbue&quot;;[.$Z24]));1;&quot;&quot;)">
            <text:p/>
          </table:table-cell>
          <table:table-cell table:style-name="ce228" table:formula="of:=IF(LEN([.$Z24])&gt;2; IF(ISNUMBER(FIND(&quot;Damage Limit Break&quot;;[.$Z24])); 1+LEN(LEFT([.$Z24];SEARCH(&quot;Damage Limit Break&quot;;[.$Z24])))-LEN(SUBSTITUTE(LEFT([.$Z24];SEARCH(&quot;Damage Limit Break&quot;;[.$Z24]));&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Mizuhanome</text:p>
          </table:table-cell>
          <table:table-cell table:style-name="ce274" office:value-type="string" calcext:value-type="string">
            <text:p>Rising Burst: Water</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ater +10%</text:p>
          </table:table-cell>
          <table:table-cell table:style-name="ce332" table:number-columns-repeated="2"/>
          <table:table-cell table:style-name="ce352" office:value-type="string" calcext:value-type="string">
            <text:p><text:s/>+ (Y2)</text:p>
          </table:table-cell>
          <table:table-cell table:style-name="ce357"/>
          <table:table-cell table:style-name="ce362"/>
          <table:table-cell table:style-name="ce367"/>
          <table:table-cell table:style-name="ce372"/>
          <table:table-cell table:style-name="ce352" office:value-type="string" calcext:value-type="string">
            <text:p>Area water attack (damage focus, multistrike overkill). Draws 1-5 water orbs.</text:p>
          </table:table-cell>
          <table:table-cell table:style-name="ce376" office:value-type="string" calcext:value-type="string">
            <text:p><text:s/>Multihit(2) Overkill / 1-5 water orbs</text:p>
          </table:table-cell>
          <table:table-cell table:style-name="ce376"/>
          <table:table-cell table:style-name="ce386" table:formula="of:=IF(ISNUMBER(FIND(&quot;Imbue&quot;;[.$Z25]));1;&quot;&quot;)">
            <text:p/>
          </table:table-cell>
          <table:table-cell table:style-name="ce228" table:formula="of:=IF(LEN([.$Z25])&gt;2; IF(ISNUMBER(FIND(&quot;Damage Limit Break&quot;;[.$Z25])); 1+LEN(LEFT([.$Z25];SEARCH(&quot;Damage Limit Break&quot;;[.$Z25])))-LEN(SUBSTITUTE(LEFT([.$Z25];SEARCH(&quot;Damage Limit Break&quot;;[.$Z25]));&quot;,&quot;;&quot;&quot;)); 0); &quot;&quot;)" office:value-type="float" office:value="3" calcext:value-type="float">
            <text:p>3</text:p>
          </table:table-cell>
          <table:table-cell office:value-type="string" calcext:value-type="string">
            <text:p>Bloodthirst, Enhanced Water, Damage Limit Break, Bloodthirst, ?</text:p>
          </table:table-cell>
          <table:table-cell/>
        </table:table-row>
        <table:table-row table:style-name="ro4">
          <table:table-cell table:style-name="ce266"/>
          <table:table-cell table:style-name="ce267" office:value-type="string" calcext:value-type="string">
            <text:p>Otohime</text:p>
          </table:table-cell>
          <table:table-cell table:style-name="ce274" office:value-type="string" calcext:value-type="string">
            <text:p>Icesoul</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Magic Up +4%</text:p>
          </table:table-cell>
          <table:table-cell table:style-name="ce332" office:value-type="string" calcext:value-type="string">
            <text:p>Faith Starter</text:p>
          </table:table-cell>
          <table:table-cell table:style-name="ce352"/>
          <table:table-cell table:style-name="ce357"/>
          <table:table-cell table:style-name="ce362" office:value-type="string" calcext:value-type="string">
            <text:p>L</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water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26]));1;&quot;&quot;)">
            <text:p/>
          </table:table-cell>
          <table:table-cell table:style-name="ce228" table:formula="of:=IF(LEN([.$Z26])&gt;2; IF(ISNUMBER(FIND(&quot;Damage Limit Break&quot;;[.$Z26])); 1+LEN(LEFT([.$Z26];SEARCH(&quot;Damage Limit Break&quot;;[.$Z26])))-LEN(SUBSTITUTE(LEFT([.$Z26];SEARCH(&quot;Damage Limit Break&quot;;[.$Z26]));&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Nidhogg</text:p>
          </table:table-cell>
          <table:table-cell table:style-name="ce274" office:value-type="string" calcext:value-type="string">
            <text:p>Hvergelmir</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380" calcext:value-type="currency">
            <text:p>1380 </text:p>
          </table:table-cell>
          <table:table-cell table:style-name="ce297" office:value-type="currency" office:currency=" " office:value="1500" calcext:value-type="currency">
            <text:p>15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Improved Criticals +10%</text:p>
          </table:table-cell>
          <table:table-cell table:style-name="ce323" office:value-type="string" calcext:value-type="string">
            <text:p>Painful Break +10%</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multistrike overkill). Lowers defense against Break and lowers critical resist.</text:p>
          </table:table-cell>
          <table:table-cell table:style-name="ce376" office:value-type="string" calcext:value-type="string">
            <text:p><text:s/>Multihit(4) Overkill / BDD / CRD</text:p>
          </table:table-cell>
          <table:table-cell table:style-name="ce376"/>
          <table:table-cell table:style-name="ce386" table:formula="of:=IF(ISNUMBER(FIND(&quot;Imbue&quot;;[.$Z27]));1;&quot;&quot;)">
            <text:p/>
          </table:table-cell>
          <table:table-cell table:style-name="ce228" table:formula="of:=IF(LEN([.$Z27])&gt;2; IF(ISNUMBER(FIND(&quot;Damage Limit Break&quot;;[.$Z27])); 1+LEN(LEFT([.$Z27];SEARCH(&quot;Damage Limit Break&quot;;[.$Z27])))-LEN(SUBSTITUTE(LEFT([.$Z27];SEARCH(&quot;Damage Limit Break&quot;;[.$Z27]));&quot;,&quot;;&quot;&quot;)); 0); &quot;&quot;)" office:value-type="float" office:value="4" calcext:value-type="float">
            <text:p>4</text:p>
          </table:table-cell>
          <table:table-cell office:value-type="string" calcext:value-type="string">
            <text:p>Guard Breaker, Elemental Retrieval, Critical Sundering, Damage Limit Break, Cleaving Attack, Potent Ailments</text:p>
          </table:table-cell>
          <table:table-cell/>
        </table:table-row>
        <table:table-row table:style-name="ro4">
          <table:table-cell table:style-name="ce266"/>
          <table:table-cell table:style-name="ce267" office:value-type="string" calcext:value-type="string">
            <text:p>Bergelmir</text:p>
          </table:table-cell>
          <table:table-cell table:style-name="ce274" office:value-type="string" calcext:value-type="string">
            <text:p>Ice Helios</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5%</text:p>
          </table:table-cell>
          <table:table-cell table:style-name="ce323" office:value-type="string" calcext:value-type="string">
            <text:p>Enhance Water +5%</text:p>
          </table:table-cell>
          <table:table-cell table:style-name="ce332" office:value-type="string" calcext:value-type="string">
            <text:p>Job Change Recast</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28]));1;&quot;&quot;)">
            <text:p/>
          </table:table-cell>
          <table:table-cell table:style-name="ce228" table:formula="of:=IF(LEN([.$Z28])&gt;2; IF(ISNUMBER(FIND(&quot;Damage Limit Break&quot;;[.$Z28])); 1+LEN(LEFT([.$Z28];SEARCH(&quot;Damage Limit Break&quot;;[.$Z28])))-LEN(SUBSTITUTE(LEFT([.$Z28];SEARCH(&quot;Damage Limit Break&quot;;[.$Z28]));&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Ixion</text:p>
          </table:table-cell>
          <table:table-cell table:style-name="ce274" office:value-type="string" calcext:value-type="string">
            <text:p>Punishing Ic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Lowers critical resist.</text:p>
          </table:table-cell>
          <table:table-cell table:style-name="ce376" office:value-type="string" calcext:value-type="string">
            <text:p><text:s/>CRD</text:p>
          </table:table-cell>
          <table:table-cell table:style-name="ce376"/>
          <table:table-cell table:style-name="ce386" table:formula="of:=IF(ISNUMBER(FIND(&quot;Imbue&quot;;[.$Z29]));1;&quot;&quot;)">
            <text:p/>
          </table:table-cell>
          <table:table-cell table:style-name="ce228" table:formula="of:=IF(LEN([.$Z29])&gt;2; IF(ISNUMBER(FIND(&quot;Damage Limit Break&quot;;[.$Z29])); 1+LEN(LEFT([.$Z29];SEARCH(&quot;Damage Limit Break&quot;;[.$Z29])))-LEN(SUBSTITUTE(LEFT([.$Z29];SEARCH(&quot;Damage Limit Break&quot;;[.$Z29]));&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Famfrit Sicarius</text:p>
          </table:table-cell>
          <table:table-cell table:style-name="ce274" office:value-type="string" calcext:value-type="string">
            <text:p>Waterja</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Water +12%</text:p>
          </table:table-cell>
          <table:table-cell table:number-columns-repeated="2" table:style-name="ce332" office:value-type="string" calcext:value-type="string">
            <text:p>+</text:p>
          </table:table-cell>
          <table:table-cell table:style-name="ce352" office:value-type="string" calcext:value-type="string">
            <text:p>up</text:p>
          </table:table-cell>
          <table:table-cell table:style-name="ce357"/>
          <table:table-cell table:style-name="ce362"/>
          <table:table-cell table:style-name="ce367"/>
          <table:table-cell table:style-name="ce372"/>
          <table:table-cell table:style-name="ce352" office:value-type="string" calcext:value-type="string">
            <text:p>Area water attack (damage focus).</text:p>
          </table:table-cell>
          <table:table-cell table:style-name="ce376" table:number-columns-repeated="2"/>
          <table:table-cell table:style-name="ce386" table:formula="of:=IF(ISNUMBER(FIND(&quot;Imbue&quot;;[.$Z30]));1;&quot;&quot;)">
            <text:p/>
          </table:table-cell>
          <table:table-cell table:style-name="ce228" table:formula="of:=IF(LEN([.$Z30])&gt;2; IF(ISNUMBER(FIND(&quot;Damage Limit Break&quot;;[.$Z30])); 1+LEN(LEFT([.$Z30];SEARCH(&quot;Damage Limit Break&quot;;[.$Z30])))-LEN(SUBSTITUTE(LEFT([.$Z30];SEARCH(&quot;Damage Limit Break&quot;;[.$Z30]));&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4">
          <table:table-cell table:style-name="ce266"/>
          <table:table-cell table:style-name="ce267" office:value-type="string" calcext:value-type="string">
            <text:p>Leviathan Sicarius</text:p>
          </table:table-cell>
          <table:table-cell table:style-name="ce274" office:value-type="string" calcext:value-type="string">
            <text:p>Tidal Wave</text:p>
          </table:table-cell>
          <table:table-cell table:style-name="ce267" office:value-type="string" calcext:value-type="string">
            <text:p>Water</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Superior +30%</text:p>
          </table:table-cell>
          <table:table-cell table:style-name="ce323" office:value-type="string" calcext:value-type="string">
            <text:p>Skillseed Up +30%</text:p>
          </table:table-cell>
          <table:table-cell table:style-name="ce332" office:value-type="string" calcext:value-type="string">
            <text:p>Magic Up +5%</text:p>
          </table:table-cell>
          <table:table-cell table:style-name="ce332" office:value-type="string" calcext:value-type="string">
            <text:p>Enhance Water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ater attack (extreme damage focus).</text:p>
          </table:table-cell>
          <table:table-cell table:style-name="ce376" table:number-columns-repeated="2"/>
          <table:table-cell table:style-name="ce386" table:formula="of:=IF(ISNUMBER(FIND(&quot;Imbue&quot;;[.$Z31]));1;&quot;&quot;)">
            <text:p/>
          </table:table-cell>
          <table:table-cell table:style-name="ce228" table:formula="of:=IF(LEN([.$Z31])&gt;2; IF(ISNUMBER(FIND(&quot;Damage Limit Break&quot;;[.$Z31])); 1+LEN(LEFT([.$Z31];SEARCH(&quot;Damage Limit Break&quot;;[.$Z31])))-LEN(SUBSTITUTE(LEFT([.$Z31];SEARCH(&quot;Damage Limit Break&quot;;[.$Z31]));&quot;,&quot;;&quot;&quot;)); 0); &quot;&quot;)" office:value-type="float" office:value="4" calcext:value-type="float">
            <text:p>4</text:p>
          </table:table-cell>
          <table:table-cell office:value-type="string" calcext:value-type="string">
            <text:p>Augment ★5 Limit Break, Elemental Retrieval, Attacker-Guard Buster, Damage Limit Break, Bloodthirst, Sicarius Superior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Odin Sicarius</text:p>
          </table:table-cell>
          <table:table-cell table:style-name="ce274" office:value-type="string" calcext:value-type="string">
            <text:p>Bolverk</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Wind +12%</text:p>
          </table:table-cell>
          <table:table-cell table:style-name="ce332" office:value-type="string" calcext:value-type="string">
            <text:p>Enhance Wind +3%</text:p>
          </table:table-cell>
          <table:table-cell table:style-name="ce332" office:value-type="string" calcext:value-type="string">
            <text:p>Prismatic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text:p>
          </table:table-cell>
          <table:table-cell table:style-name="ce376" table:number-columns-repeated="2"/>
          <table:table-cell table:style-name="ce386" table:formula="of:=IF(ISNUMBER(FIND(&quot;Imbue&quot;;[.$Z32]));1;&quot;&quot;)">
            <text:p/>
          </table:table-cell>
          <table:table-cell table:style-name="ce228" table:formula="of:=IF(LEN([.$Z32])&gt;2; IF(ISNUMBER(FIND(&quot;Damage Limit Break&quot;;[.$Z32])); 1+LEN(LEFT([.$Z32];SEARCH(&quot;Damage Limit Break&quot;;[.$Z32])))-LEN(SUBSTITUTE(LEFT([.$Z32];SEARCH(&quot;Damage Limit Break&quot;;[.$Z32]));&quot;,&quot;;&quot;&quot;)); 0); &quot;&quot;)" office:value-type="float" office:value="3" calcext:value-type="float">
            <text:p>3</text:p>
          </table:table-cell>
          <table:table-cell office:value-type="string" calcext:value-type="string">
            <text:p>Elemental Retrieval, Attacker-Guard Killer, Damage Limit Break, Guard Breaker, Sicarius Imperator Hunt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Aranea: FFXV</text:p>
          </table:table-cell>
          <table:table-cell table:style-name="ce274" office:value-type="string" calcext:value-type="string">
            <text:p>High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Wind +12%</text:p>
          </table:table-cell>
          <table:table-cell table:style-name="ce323" office:value-type="string" calcext:value-type="string">
            <text:p>Resist Earth +12%</text:p>
          </table:table-cell>
          <table:table-cell table:style-name="ce332" office:value-type="string" calcext:value-type="string">
            <text:p>Magic Up +5%</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multistrike). Adds Stun and Debarrier (lowers Defense).</text:p>
          </table:table-cell>
          <table:table-cell table:style-name="ce376" office:value-type="string" calcext:value-type="string">
            <text:p><text:s/>Multihit(3) / Stun(3) Hex / Debarrier(3) Hex</text:p>
          </table:table-cell>
          <table:table-cell table:style-name="ce376"/>
          <table:table-cell table:style-name="ce386" table:formula="of:=IF(ISNUMBER(FIND(&quot;Imbue&quot;;[.$Z33]));1;&quot;&quot;)">
            <text:p/>
          </table:table-cell>
          <table:table-cell table:style-name="ce228" table:formula="of:=IF(LEN([.$Z33])&gt;2; IF(ISNUMBER(FIND(&quot;Damage Limit Break&quot;;[.$Z33])); 1+LEN(LEFT([.$Z33];SEARCH(&quot;Damage Limit Break&quot;;[.$Z33])))-LEN(SUBSTITUTE(LEFT([.$Z33];SEARCH(&quot;Damage Limit Break&quot;;[.$Z33]));&quot;,&quot;;&quot;&quot;)); 0); &quot;&quot;)" office:value-type="float" office:value="5" calcext:value-type="float">
            <text:p>5</text:p>
          </table:table-cell>
          <table:table-cell office:value-type="string" calcext:value-type="string">
            <text:p>Augment ★5 Limit Break, 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Auron: FFX</text:p>
          </table:table-cell>
          <table:table-cell table:style-name="ce274" office:value-type="string" calcext:value-type="string">
            <text:p>Suppression</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050" calcext:value-type="currency">
            <text:p>1050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Attack Up +7%</text:p>
          </table:table-cell>
          <table:table-cell table:style-name="ce323" office:value-type="string" calcext:value-type="string">
            <text:p>Break Power Up +7%</text:p>
          </table:table-cell>
          <table:table-cell table:style-name="ce332" office:value-type="string" calcext:value-type="string">
            <text:p>Magic Up +5%</text:p>
          </table:table-cell>
          <table:table-cell table:style-name="ce332" office:value-type="string" calcext:value-type="string">
            <text:p>Barrier Starter</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multistrike overkill). Adds Debrave, Curse, and Unguard.</text:p>
          </table:table-cell>
          <table:table-cell table:style-name="ce376" office:value-type="string" calcext:value-type="string">
            <text:p><text:s/>Multihit(3) Overkill / Debrave / Curse / Unguard</text:p>
          </table:table-cell>
          <table:table-cell table:style-name="ce376"/>
          <table:table-cell table:style-name="ce386" table:formula="of:=IF(ISNUMBER(FIND(&quot;Imbue&quot;;[.$Z34]));1;&quot;&quot;)">
            <text:p/>
          </table:table-cell>
          <table:table-cell table:style-name="ce228" table:formula="of:=IF(LEN([.$Z34])&gt;2; IF(ISNUMBER(FIND(&quot;Damage Limit Break&quot;;[.$Z34])); 1+LEN(LEFT([.$Z34];SEARCH(&quot;Damage Limit Break&quot;;[.$Z34])))-LEN(SUBSTITUTE(LEFT([.$Z34];SEARCH(&quot;Damage Limit Break&quot;;[.$Z34]));&quot;,&quot;;&quot;&quot;)); 0); &quot;&quot;)" office:value-type="float" office:value="4" calcext:value-type="float">
            <text:p>4</text:p>
          </table:table-cell>
          <table:table-cell office:value-type="string" calcext:value-type="string">
            <text:p>Augment ★5 Limit Break, 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Lightning: FFXIII</text:p>
          </table:table-cell>
          <table:table-cell table:style-name="ce274" office:value-type="string" calcext:value-type="string">
            <text:p>Thunderfall</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5" calcext:value-type="float">
            <text:p>5</text:p>
          </table:table-cell>
          <table:table-cell table:style-name="ce323" office:value-type="string" calcext:value-type="string">
            <text:p>Haste Starter</text:p>
          </table:table-cell>
          <table:table-cell table:style-name="ce323" office:value-type="string" calcext:value-type="string">
            <text:p>Enhance Wind +1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damage focus, multistrike). Adds Painful Break.</text:p>
          </table:table-cell>
          <table:table-cell table:style-name="ce376" office:value-type="string" calcext:value-type="string">
            <text:p><text:s/>Multihit(5) / Painful Break(+200%)</text:p>
          </table:table-cell>
          <table:table-cell table:style-name="ce376"/>
          <table:table-cell table:style-name="ce386" table:formula="of:=IF(ISNUMBER(FIND(&quot;Imbue&quot;;[.$Z35]));1;&quot;&quot;)">
            <text:p/>
          </table:table-cell>
          <table:table-cell table:style-name="ce228" table:formula="of:=IF(LEN([.$Z35])&gt;2; IF(ISNUMBER(FIND(&quot;Damage Limit Break&quot;;[.$Z35])); 1+LEN(LEFT([.$Z35];SEARCH(&quot;Damage Limit Break&quot;;[.$Z35])))-LEN(SUBSTITUTE(LEFT([.$Z35];SEARCH(&quot;Damage Limit Break&quot;;[.$Z35]));&quot;,&quot;;&quot;&quot;)); 0); &quot;&quot;)" office:value-type="float" office:value="3" calcext:value-type="float">
            <text:p>3</text:p>
          </table:table-cell>
          <table:table-cell office:value-type="string" calcext:value-type="string">
            <text:p>Bloodthirst, Sicarius Machina Hunter, Damage Limit Break, Elemental Retrieval,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Mist Dragon</text:p>
          </table:table-cell>
          <table:table-cell table:style-name="ce274" office:value-type="string" calcext:value-type="string">
            <text:p>Dragon Claw</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7" calcext:value-type="float">
            <text:p>7</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number-columns-repeated="2" table:style-name="ce332" office:value-type="string" calcext:value-type="string">
            <text:p>Magic Up +6%</text:p>
          </table:table-cell>
          <table:table-cell table:style-name="ce352"/>
          <table:table-cell table:style-name="ce357"/>
          <table:table-cell table:style-name="ce362" office:value-type="string" calcext:value-type="string">
            <text:p>A</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wind attack (damage focus, multistrike overkill). Adds Improved Criticals.</text:p>
          </table:table-cell>
          <table:table-cell table:style-name="ce376" office:value-type="string" calcext:value-type="string">
            <text:p><text:s/>Multihit(7) Overkill / Improved Critical(+200%)</text:p>
          </table:table-cell>
          <table:table-cell table:style-name="ce376"/>
          <table:table-cell table:style-name="ce386" table:formula="of:=IF(ISNUMBER(FIND(&quot;Imbue&quot;;[.$Z36]));1;&quot;&quot;)">
            <text:p/>
          </table:table-cell>
          <table:table-cell table:style-name="ce228" table:formula="of:=IF(LEN([.$Z36])&gt;2; IF(ISNUMBER(FIND(&quot;Damage Limit Break&quot;;[.$Z36])); 1+LEN(LEFT([.$Z36];SEARCH(&quot;Damage Limit Break&quot;;[.$Z36])))-LEN(SUBSTITUTE(LEFT([.$Z36];SEARCH(&quot;Damage Limit Break&quot;;[.$Z36]));&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Cloud &amp; Zack: FFRK</text:p>
          </table:table-cell>
          <table:table-cell table:style-name="ce274" office:value-type="string" calcext:value-type="string">
            <text:p>Those Who Fight Further</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ind +10%</text:p>
          </table:table-cell>
          <table:table-cell table:style-name="ce323" office:value-type="string" calcext:value-type="string">
            <text:p>Attuned Chain +10%</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ind attack. Adds Windforce (only draw wind orbs).</text:p>
          </table:table-cell>
          <table:table-cell table:style-name="ce376" office:value-type="string" calcext:value-type="string">
            <text:p><text:s/>Windforce</text:p>
          </table:table-cell>
          <table:table-cell table:style-name="ce376"/>
          <table:table-cell table:style-name="ce386" table:formula="of:=IF(ISNUMBER(FIND(&quot;Imbue&quot;;[.$Z37]));1;&quot;&quot;)">
            <text:p/>
          </table:table-cell>
          <table:table-cell table:style-name="ce228" table:formula="of:=IF(LEN([.$Z37])&gt;2; IF(ISNUMBER(FIND(&quot;Damage Limit Break&quot;;[.$Z37])); 1+LEN(LEFT([.$Z37];SEARCH(&quot;Damage Limit Break&quot;;[.$Z37])))-LEN(SUBSTITUTE(LEFT([.$Z37];SEARCH(&quot;Damage Limit Break&quot;;[.$Z37]));&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Simurgh: FFX</text:p>
          </table:table-cell>
          <table:table-cell table:style-name="ce274" office:value-type="string" calcext:value-type="string">
            <text:p>Hyper Vacuum</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Wind +10%</text:p>
          </table:table-cell>
          <table:table-cell table:style-name="ce323" office:value-type="string" calcext:value-type="string">
            <text:p>Resist Earth +10%</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Exploit Weakness and Improved Criticals.</text:p>
          </table:table-cell>
          <table:table-cell table:style-name="ce376" office:value-type="string" calcext:value-type="string">
            <text:p><text:s/>Multihit(4) Overkill / Improved Critical(+150%) / Exploit Weakness (+150%)</text:p>
          </table:table-cell>
          <table:table-cell table:style-name="ce376"/>
          <table:table-cell table:style-name="ce386" table:formula="of:=IF(ISNUMBER(FIND(&quot;Imbue&quot;;[.$Z38]));1;&quot;&quot;)">
            <text:p/>
          </table:table-cell>
          <table:table-cell table:style-name="ce228" table:formula="of:=IF(LEN([.$Z38])&gt;2; IF(ISNUMBER(FIND(&quot;Damage Limit Break&quot;;[.$Z38])); 1+LEN(LEFT([.$Z38];SEARCH(&quot;Damage Limit Break&quot;;[.$Z38])))-LEN(SUBSTITUTE(LEFT([.$Z38];SEARCH(&quot;Damage Limit Break&quot;;[.$Z3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chaeoaevis</text:p>
          </table:table-cell>
          <table:table-cell table:style-name="ce274" office:value-type="string" calcext:value-type="string">
            <text:p>Wind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office:value-type="string" calcext:value-type="string">
            <text:p>D</text:p>
          </table:table-cell>
          <table:table-cell table:style-name="ce367"/>
          <table:table-cell table:style-name="ce372"/>
          <table:table-cell table:style-name="ce352" office:value-type="string" calcext:value-type="string">
            <text:p>Area wind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39]));1;&quot;&quot;)">
            <text:p/>
          </table:table-cell>
          <table:table-cell table:style-name="ce228" table:formula="of:=IF(LEN([.$Z39])&gt;2; IF(ISNUMBER(FIND(&quot;Damage Limit Break&quot;;[.$Z39])); 1+LEN(LEFT([.$Z39];SEARCH(&quot;Damage Limit Break&quot;;[.$Z39])))-LEN(SUBSTITUTE(LEFT([.$Z39];SEARCH(&quot;Damage Limit Break&quot;;[.$Z39]));&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table:table-cell table:style-name="ce267" office:value-type="string" calcext:value-type="string">
            <text:p>Elder Dragon</text:p>
          </table:table-cell>
          <table:table-cell table:style-name="ce274" office:value-type="string" calcext:value-type="string">
            <text:p>Shift Burst: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800" calcext:value-type="currency">
            <text:p>1800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Kill &amp; Draw +2</text:p>
          </table:table-cell>
          <table:table-cell table:style-name="ce323" office:value-type="string" calcext:value-type="string">
            <text:p>Enhance Wind +10%</text:p>
          </table:table-cell>
          <table:table-cell table:style-name="ce332" office:value-type="string" calcext:value-type="string">
            <text:p>Job Change Recast</text:p>
          </table:table-cell>
          <table:table-cell table:style-name="ce332" office:value-type="string" calcext:value-type="string">
            <text:p>Curse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 multistrike overkill). Adds Windshift.</text:p>
          </table:table-cell>
          <table:table-cell table:style-name="ce376" office:value-type="string" calcext:value-type="string">
            <text:p><text:s/>Multihit(2) Overkill / Wind Shift</text:p>
          </table:table-cell>
          <table:table-cell table:style-name="ce376"/>
          <table:table-cell table:style-name="ce386" table:formula="of:=IF(ISNUMBER(FIND(&quot;Imbue&quot;;[.$Z40]));1;&quot;&quot;)">
            <text:p/>
          </table:table-cell>
          <table:table-cell table:style-name="ce228" table:formula="of:=IF(LEN([.$Z40])&gt;2; IF(ISNUMBER(FIND(&quot;Damage Limit Break&quot;;[.$Z40])); 1+LEN(LEFT([.$Z40];SEARCH(&quot;Damage Limit Break&quot;;[.$Z40])))-LEN(SUBSTITUTE(LEFT([.$Z40];SEARCH(&quot;Damage Limit Break&quot;;[.$Z40]));&quot;,&quot;;&quot;&quot;)); 0); &quot;&quot;)" office:value-type="float" office:value="3" calcext:value-type="float">
            <text:p>3</text:p>
          </table:table-cell>
          <table:table-cell office:value-type="string" calcext:value-type="string">
            <text:p>Bloodthirst, Enhanced Wind, Damage Limit Break, Bloodthirst,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Evil Weapon: FFXI</text:p>
          </table:table-cell>
          <table:table-cell table:style-name="ce274" office:value-type="string" calcext:value-type="string">
            <text:p>Whirl of Rag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560" calcext:value-type="currency">
            <text:p>1560 </text:p>
          </table:table-cell>
          <table:table-cell table:style-name="ce297" office:value-type="currency" office:currency=" " office:value="1080" calcext:value-type="currency">
            <text:p>108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Avert Stun +25%</text:p>
          </table:table-cell>
          <table:table-cell table:style-name="ce323" office:value-type="string" calcext:value-type="string">
            <text:p>Exploit Weakness +8%</text:p>
          </table:table-cell>
          <table:table-cell table:style-name="ce332" office:value-type="string" calcext:value-type="string">
            <text:p>Magic Up +7%</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multistrike overkill). Adds Stun.</text:p>
          </table:table-cell>
          <table:table-cell table:style-name="ce376" office:value-type="string" calcext:value-type="string">
            <text:p><text:s/>Multihit(4) Overkill / Stun</text:p>
          </table:table-cell>
          <table:table-cell table:style-name="ce376"/>
          <table:table-cell table:style-name="ce386" table:formula="of:=IF(ISNUMBER(FIND(&quot;Imbue&quot;;[.$Z41]));1;&quot;&quot;)">
            <text:p/>
          </table:table-cell>
          <table:table-cell table:style-name="ce228" table:formula="of:=IF(LEN([.$Z41])&gt;2; IF(ISNUMBER(FIND(&quot;Damage Limit Break&quot;;[.$Z41])); 1+LEN(LEFT([.$Z41];SEARCH(&quot;Damage Limit Break&quot;;[.$Z41])))-LEN(SUBSTITUTE(LEFT([.$Z41];SEARCH(&quot;Damage Limit Break&quot;;[.$Z41]));&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table:table-cell table:style-name="ce267" office:value-type="string" calcext:value-type="string">
            <text:p>Hephaistos</text:p>
          </table:table-cell>
          <table:table-cell table:style-name="ce274" office:value-type="string" calcext:value-type="string">
            <text:p>Wind Helios</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5%</text:p>
          </table:table-cell>
          <table:table-cell table:style-name="ce323" office:value-type="string" calcext:value-type="string">
            <text:p>Enhance Wind +5%</text:p>
          </table:table-cell>
          <table:table-cell table:style-name="ce332" office:value-type="string" calcext:value-type="string">
            <text:p>Break Power Up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Break Defense.</text:p>
          </table:table-cell>
          <table:table-cell table:style-name="ce376" office:value-type="string" calcext:value-type="string">
            <text:p><text:s/>BDD</text:p>
          </table:table-cell>
          <table:table-cell table:style-name="ce376"/>
          <table:table-cell table:style-name="ce386" table:formula="of:=IF(ISNUMBER(FIND(&quot;Imbue&quot;;[.$Z42]));1;&quot;&quot;)">
            <text:p/>
          </table:table-cell>
          <table:table-cell table:style-name="ce228" table:formula="of:=IF(LEN([.$Z42])&gt;2; IF(ISNUMBER(FIND(&quot;Damage Limit Break&quot;;[.$Z42])); 1+LEN(LEFT([.$Z42];SEARCH(&quot;Damage Limit Break&quot;;[.$Z42])))-LEN(SUBSTITUTE(LEFT([.$Z42];SEARCH(&quot;Damage Limit Break&quot;;[.$Z42]));&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Odin</text:p>
          </table:table-cell>
          <table:table-cell table:style-name="ce274" office:value-type="string" calcext:value-type="string">
            <text:p>Punishing Wind</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32" office:value-type="string" calcext:value-type="string">
            <text:p>Regen Starter</text:p>
          </table:table-cell>
          <table:table-cell table:style-name="ce332" office:value-type="string" calcext:value-type="string">
            <text:p>Enhance Wind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Lowers critical resist.</text:p>
          </table:table-cell>
          <table:table-cell table:style-name="ce376" office:value-type="string" calcext:value-type="string">
            <text:p><text:s/>CRD</text:p>
          </table:table-cell>
          <table:table-cell table:style-name="ce376"/>
          <table:table-cell table:style-name="ce386" table:formula="of:=IF(ISNUMBER(FIND(&quot;Imbue&quot;;[.$Z43]));1;&quot;&quot;)">
            <text:p/>
          </table:table-cell>
          <table:table-cell table:style-name="ce228" table:formula="of:=IF(LEN([.$Z43])&gt;2; IF(ISNUMBER(FIND(&quot;Damage Limit Break&quot;;[.$Z43])); 1+LEN(LEFT([.$Z43];SEARCH(&quot;Damage Limit Break&quot;;[.$Z43])))-LEN(SUBSTITUTE(LEFT([.$Z43];SEARCH(&quot;Damage Limit Break&quot;;[.$Z4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office:value-type="string" calcext:value-type="string">
            <text:p>B*</text:p>
          </table:table-cell>
          <table:table-cell table:style-name="ce267" office:value-type="string" calcext:value-type="string">
            <text:p>Adrammelech Sicarius</text:p>
          </table:table-cell>
          <table:table-cell table:style-name="ce274" office:value-type="string" calcext:value-type="string">
            <text:p>Thundaga</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Wind +12%</text:p>
          </table:table-cell>
          <table:table-cell table:style-name="ce332" office:value-type="string" calcext:value-type="string">
            <text:p>Kill &amp; Draw +1</text:p>
          </table:table-cell>
          <table:table-cell table:style-name="ce332" office:value-type="string" calcext:value-type="string">
            <text:p>Barrier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damage focus).</text:p>
          </table:table-cell>
          <table:table-cell table:style-name="ce376" table:number-columns-repeated="2"/>
          <table:table-cell table:style-name="ce386" table:formula="of:=IF(ISNUMBER(FIND(&quot;Imbue&quot;;[.$Z44]));1;&quot;&quot;)">
            <text:p/>
          </table:table-cell>
          <table:table-cell table:style-name="ce228" table:formula="of:=IF(LEN([.$Z44])&gt;2; IF(ISNUMBER(FIND(&quot;Damage Limit Break&quot;;[.$Z44])); 1+LEN(LEFT([.$Z44];SEARCH(&quot;Damage Limit Break&quot;;[.$Z44])))-LEN(SUBSTITUTE(LEFT([.$Z44];SEARCH(&quot;Damage Limit Break&quot;;[.$Z44]));&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4">
          <table:table-cell table:style-name="ce266"/>
          <table:table-cell table:style-name="ce267" office:value-type="string" calcext:value-type="string">
            <text:p>Chaos, Walker of the Wheel Sicarius</text:p>
          </table:table-cell>
          <table:table-cell table:style-name="ce274" office:value-type="string" calcext:value-type="string">
            <text:p>Hurricane</text:p>
          </table:table-cell>
          <table:table-cell table:style-name="ce267" office:value-type="string" calcext:value-type="string">
            <text:p>Wind</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3300" calcext:value-type="currency">
            <text:p>3300 </text:p>
          </table:table-cell>
          <table:table-cell table:style-name="ce297" office:value-type="currency" office:currency=" " office:value="3" calcext:value-type="currency">
            <text:p>3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Shield: Sicarius Medeis +30%</text:p>
          </table:table-cell>
          <table:table-cell table:style-name="ce323" office:value-type="string" calcext:value-type="string">
            <text:p>Skillseed Up +30%</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47" calcext:value-type="float">
            <text:p>4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wind attack (extreme damage focus).</text:p>
          </table:table-cell>
          <table:table-cell table:style-name="ce376" table:number-columns-repeated="2"/>
          <table:table-cell table:style-name="ce386" table:formula="of:=IF(ISNUMBER(FIND(&quot;Imbue&quot;;[.$Z45]));1;&quot;&quot;)">
            <text:p/>
          </table:table-cell>
          <table:table-cell table:style-name="ce228" table:formula="of:=IF(LEN([.$Z45])&gt;2; IF(ISNUMBER(FIND(&quot;Damage Limit Break&quot;;[.$Z45])); 1+LEN(LEFT([.$Z45];SEARCH(&quot;Damage Limit Break&quot;;[.$Z45])))-LEN(SUBSTITUTE(LEFT([.$Z45];SEARCH(&quot;Damage Limit Break&quot;;[.$Z45]));&quot;,&quot;;&quot;&quot;)); 0); &quot;&quot;)" office:value-type="float" office:value="4" calcext:value-type="float">
            <text:p>4</text:p>
          </table:table-cell>
          <table:table-cell office:value-type="string" calcext:value-type="string">
            <text:p>Augment ★5 Limit Break, Elemental Retrieval, Support-Guard Buster, Damage Limit Break, Bloodthirst, Sicarius Medeis Bus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ashmal Sicarius</text:p>
          </table:table-cell>
          <table:table-cell table:style-name="ce274" office:value-type="string" calcext:value-type="string">
            <text:p>Roxxor</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Imperator +12%</text:p>
          </table:table-cell>
          <table:table-cell table:style-name="ce323" office:value-type="string" calcext:value-type="string">
            <text:p>Enhance Earth +12%</text:p>
          </table:table-cell>
          <table:table-cell table:style-name="ce332" office:value-type="string" calcext:value-type="string">
            <text:p>Skillseed Up +10%</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text:p>
          </table:table-cell>
          <table:table-cell table:style-name="ce376" table:number-columns-repeated="2"/>
          <table:table-cell table:style-name="ce386" table:formula="of:=IF(ISNUMBER(FIND(&quot;Imbue&quot;;[.$Z46]));1;&quot;&quot;)">
            <text:p/>
          </table:table-cell>
          <table:table-cell table:style-name="ce228" table:formula="of:=IF(LEN([.$Z46])&gt;2; IF(ISNUMBER(FIND(&quot;Damage Limit Break&quot;;[.$Z46])); 1+LEN(LEFT([.$Z46];SEARCH(&quot;Damage Limit Break&quot;;[.$Z46])))-LEN(SUBSTITUTE(LEFT([.$Z46];SEARCH(&quot;Damage Limit Break&quot;;[.$Z46]));&quot;,&quot;;&quot;&quot;)); 0); &quot;&quot;)" office:value-type="float" office:value="3" calcext:value-type="float">
            <text:p>3</text:p>
          </table:table-cell>
          <table:table-cell office:value-type="string" calcext:value-type="string">
            <text:p>Elemental Retrieval, Support-Guard Killer, Damage Limit Break, Guard Breaker, Sicarius Imperator Hunter, Vitality Tap</text:p>
          </table:table-cell>
          <table:table-cell/>
        </table:table-row>
        <table:table-row table:style-name="ro4">
          <table:table-cell table:style-name="ce266"/>
          <table:table-cell table:style-name="ce267" office:value-type="string" calcext:value-type="string">
            <text:p>Archlich</text:p>
          </table:table-cell>
          <table:table-cell table:style-name="ce274" office:value-type="string" calcext:value-type="string">
            <text:p>Tremor Tid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0" calcext:value-type="currency">
            <text:p>990 </text:p>
          </table:table-cell>
          <table:table-cell table:style-name="ce297" office:value-type="currency" office:currency=" " office:value="660" calcext:value-type="currency">
            <text:p>660 </text:p>
          </table:table-cell>
          <table:table-cell table:style-name="ce305" office:value-type="float" office:value="1" calcext:value-type="float">
            <text:p>1</text:p>
          </table:table-cell>
          <table:table-cell table:style-name="ce311"/>
          <table:table-cell table:style-name="ce316" office:value-type="float" office:value="2" calcext:value-type="float">
            <text:p>2</text:p>
          </table:table-cell>
          <table:table-cell table:style-name="ce323" office:value-type="string" calcext:value-type="string">
            <text:p>HP Up +4%</text:p>
          </table:table-cell>
          <table:table-cell table:style-name="ce323" office:value-type="string" calcext:value-type="string">
            <text:p>Cleanse Winds</text:p>
          </table:table-cell>
          <table:table-cell table:number-columns-repeated="2"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multistrike).</text:p>
          </table:table-cell>
          <table:table-cell table:style-name="ce376" table:number-columns-repeated="2"/>
          <table:table-cell table:style-name="ce386" table:formula="of:=IF(ISNUMBER(FIND(&quot;Imbue&quot;;[.$Z47]));1;&quot;&quot;)">
            <text:p/>
          </table:table-cell>
          <table:table-cell table:style-name="ce228" table:formula="of:=IF(LEN([.$Z47])&gt;2; IF(ISNUMBER(FIND(&quot;Damage Limit Break&quot;;[.$Z47])); 1+LEN(LEFT([.$Z47];SEARCH(&quot;Damage Limit Break&quot;;[.$Z47])))-LEN(SUBSTITUTE(LEFT([.$Z47];SEARCH(&quot;Damage Limit Break&quot;;[.$Z47]));&quot;,&quot;;&quot;&quot;)); 0); &quot;&quot;)" office:value-type="float" office:value="3" calcext:value-type="float">
            <text:p>3</text:p>
          </table:table-cell>
          <table:table-cell office:value-type="string" calcext:value-type="string">
            <text:p>Cleanse Winds, Guard Breaker, Damage Limit Break, Enhanced Earth, Elemental Retrieval,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Lifestream</text:p>
          </table:table-cell>
          <table:table-cell table:style-name="ce274" office:value-type="string" calcext:value-type="string">
            <text:p>Not Interested</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350" calcext:value-type="currency">
            <text:p>1350 </text:p>
          </table:table-cell>
          <table:table-cell table:style-name="ce297" office:value-type="currency" office:currency=" " office:value="90" calcext:value-type="currency">
            <text:p>9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12%</text:p>
          </table:table-cell>
          <table:table-cell table:style-name="ce323" office:value-type="string" calcext:value-type="string">
            <text:p>Exploit Weakness +12%</text:p>
          </table:table-cell>
          <table:table-cell table:style-name="ce332" office:value-type="string" calcext:value-type="string">
            <text:p>HP Up +8%</text:p>
          </table:table-cell>
          <table:table-cell table:style-name="ce332" office:value-type="string" calcext:value-type="string">
            <text:p>Job Change Recast</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earth attack (damage focus). Adds Debrave (lowers attack) and Curse (lowers Magic).</text:p>
          </table:table-cell>
          <table:table-cell table:style-name="ce376" office:value-type="string" calcext:value-type="string">
            <text:p><text:s/>Debrave / Curse</text:p>
          </table:table-cell>
          <table:table-cell table:style-name="ce376"/>
          <table:table-cell table:style-name="ce386" table:formula="of:=IF(ISNUMBER(FIND(&quot;Imbue&quot;;[.$Z48]));1;&quot;&quot;)">
            <text:p/>
          </table:table-cell>
          <table:table-cell table:style-name="ce228" table:formula="of:=IF(LEN([.$Z48])&gt;2; IF(ISNUMBER(FIND(&quot;Damage Limit Break&quot;;[.$Z48])); 1+LEN(LEFT([.$Z48];SEARCH(&quot;Damage Limit Break&quot;;[.$Z48])))-LEN(SUBSTITUTE(LEFT([.$Z48];SEARCH(&quot;Damage Limit Break&quot;;[.$Z48]));&quot;,&quot;;&quot;&quot;)); 0); &quot;&quot;)" office:value-type="float" office:value="3" calcext:value-type="float">
            <text:p>3</text:p>
          </table:table-cell>
          <table:table-cell office:value-type="string" calcext:value-type="string">
            <text:p>Bloodthirst, Elemental Retrieval, Damage Limit Break, Guard Breaker,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Cloud: DISSIDIA FF</text:p>
          </table:table-cell>
          <table:table-cell table:style-name="ce274" office:value-type="string" calcext:value-type="string">
            <text:p>Cross-Slas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140" calcext:value-type="currency">
            <text:p>1140 </text:p>
          </table:table-cell>
          <table:table-cell table:style-name="ce297" office:value-type="currency" office:currency=" " office:value="12" calcext:value-type="currency">
            <text:p>12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HP Up +5%</text:p>
          </table:table-cell>
          <table:table-cell table:style-name="ce332" office:value-type="string" calcext:value-type="string">
            <text:p>Enhance Earth +5%</text:p>
          </table:table-cell>
          <table:table-cell table:style-name="ce352"/>
          <table:table-cell table:style-name="ce357"/>
          <table:table-cell table:style-name="ce362" office:value-type="string" calcext:value-type="string">
            <text:p>F</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Single-target earth attack (damage focus, multistrike).</text:p>
          </table:table-cell>
          <table:table-cell table:style-name="ce376" office:value-type="string" calcext:value-type="string">
            <text:p><text:s/>Multihit(4)</text:p>
          </table:table-cell>
          <table:table-cell table:style-name="ce376"/>
          <table:table-cell table:style-name="ce386" table:formula="of:=IF(ISNUMBER(FIND(&quot;Imbue&quot;;[.$Z49]));1;&quot;&quot;)">
            <text:p/>
          </table:table-cell>
          <table:table-cell table:style-name="ce228" table:formula="of:=IF(LEN([.$Z49])&gt;2; IF(ISNUMBER(FIND(&quot;Damage Limit Break&quot;;[.$Z49])); 1+LEN(LEFT([.$Z49];SEARCH(&quot;Damage Limit Break&quot;;[.$Z49])))-LEN(SUBSTITUTE(LEFT([.$Z49];SEARCH(&quot;Damage Limit Break&quot;;[.$Z49]));&quot;,&quot;;&quot;&quot;)); 0); &quot;&quot;)" office:value-type="float" office:value="4" calcext:value-type="float">
            <text:p>4</text:p>
          </table:table-cell>
          <table:table-cell office:value-type="string" calcext:value-type="string">
            <text:p>Bloodthirst, Elemental Retrieval, Breaker-Killer, Damage Limit Break, Elemental Mirror, Vitality Tap</text:p>
          </table:table-cell>
          <table:table-cell/>
        </table:table-row>
        <table:table-row table:style-name="ro4">
          <table:table-cell table:style-name="ce266"/>
          <table:table-cell table:style-name="ce267" office:value-type="string" calcext:value-type="string">
            <text:p>Kusariqqu: FFX</text:p>
          </table:table-cell>
          <table:table-cell table:style-name="ce274" office:value-type="string" calcext:value-type="string">
            <text:p>Breath</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 multistrike overkill). Adds Attuned Chain.</text:p>
          </table:table-cell>
          <table:table-cell table:style-name="ce376" office:value-type="string" calcext:value-type="string">
            <text:p><text:s/>Multihit(4) Overkill / Attuned Chain(+300%)</text:p>
          </table:table-cell>
          <table:table-cell table:style-name="ce376"/>
          <table:table-cell table:style-name="ce386" table:formula="of:=IF(ISNUMBER(FIND(&quot;Imbue&quot;;[.$Z50]));1;&quot;&quot;)">
            <text:p/>
          </table:table-cell>
          <table:table-cell table:style-name="ce228" table:formula="of:=IF(LEN([.$Z50])&gt;2; IF(ISNUMBER(FIND(&quot;Damage Limit Break&quot;;[.$Z50])); 1+LEN(LEFT([.$Z50];SEARCH(&quot;Damage Limit Break&quot;;[.$Z50])))-LEN(SUBSTITUTE(LEFT([.$Z50];SEARCH(&quot;Damage Limit Break&quot;;[.$Z50]));&quot;,&quot;;&quot;&quot;)); 0); &quot;&quot;)" office:value-type="float" office:value="3" calcext:value-type="float">
            <text:p>3</text:p>
          </table:table-cell>
          <table:table-cell office:value-type="string" calcext:value-type="string">
            <text:p>Bloodthirst, Elemental Retrieval, Damage Limit Break, Breaker-Killer,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Creeps</text:p>
          </table:table-cell>
          <table:table-cell table:style-name="ce274" office:value-type="string" calcext:value-type="string">
            <text:p>Earthsoul</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HP Up +5%</text:p>
          </table:table-cell>
          <table:table-cell table:style-name="ce323" office:value-type="string" calcext:value-type="string">
            <text:p>Enhance Earth +5%</text:p>
          </table:table-cell>
          <table:table-cell table:style-name="ce332" office:value-type="string" calcext:value-type="string">
            <text:p>Magic Up +3%</text:p>
          </table:table-cell>
          <table:table-cell table:style-name="ce332" office:value-type="string" calcext:value-type="string">
            <text:p>Job Change Recast</text:p>
          </table:table-cell>
          <table:table-cell table:style-name="ce352"/>
          <table:table-cell table:style-name="ce357"/>
          <table:table-cell table:style-name="ce362" office:value-type="string" calcext:value-type="string">
            <text:p>D</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rea earth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51]));1;&quot;&quot;)">
            <text:p/>
          </table:table-cell>
          <table:table-cell table:style-name="ce228" table:formula="of:=IF(LEN([.$Z51])&gt;2; IF(ISNUMBER(FIND(&quot;Damage Limit Break&quot;;[.$Z51])); 1+LEN(LEFT([.$Z51];SEARCH(&quot;Damage Limit Break&quot;;[.$Z51])))-LEN(SUBSTITUTE(LEFT([.$Z51];SEARCH(&quot;Damage Limit Break&quot;;[.$Z5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Sword Dance: FFVII</text:p>
          </table:table-cell>
          <table:table-cell table:style-name="ce274" office:value-type="string" calcext:value-type="string">
            <text:p>Chainsaw</text:p>
          </table:table-cell>
          <table:table-cell table:style-name="ce267"/>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Earth +10%</text:p>
          </table:table-cell>
          <table:table-cell table:style-name="ce323" office:value-type="string" calcext:value-type="string">
            <text:p>Resist Wind +10%</text:p>
          </table:table-cell>
          <table:table-cell table:style-name="ce332" table:number-columns-repeated="2"/>
          <table:table-cell table:style-name="ce352" office:value-type="string" calcext:value-type="string">
            <text:p><text:s/>+ (?)</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multistrike overkill). Adds Painful Break and Exploit Weakness.</text:p>
          </table:table-cell>
          <table:table-cell table:style-name="ce376" office:value-type="string" calcext:value-type="string">
            <text:p><text:s/>Multihit(4) Overkill / Painful Break(+100%) / Exploit Weakness(+100%)</text:p>
          </table:table-cell>
          <table:table-cell table:style-name="ce376"/>
          <table:table-cell table:style-name="ce386" table:formula="of:=IF(ISNUMBER(FIND(&quot;Imbue&quot;;[.$Z52]));1;&quot;&quot;)">
            <text:p/>
          </table:table-cell>
          <table:table-cell table:style-name="ce228" table:formula="of:=IF(LEN([.$Z52])&gt;2; IF(ISNUMBER(FIND(&quot;Damage Limit Break&quot;;[.$Z52])); 1+LEN(LEFT([.$Z52];SEARCH(&quot;Damage Limit Break&quot;;[.$Z52])))-LEN(SUBSTITUTE(LEFT([.$Z52];SEARCH(&quot;Damage Limit Break&quot;;[.$Z52]));&quot;,&quot;;&quot;&quot;)); 0); &quot;&quot;)" office:value-type="float" office:value="3" calcext:value-type="float">
            <text:p>3</text:p>
          </table:table-cell>
          <table:table-cell office:value-type="string" calcext:value-type="string">
            <text:p>Bloodthirst, Elemental Retrieval, Damage Limit Break, ?</text:p>
          </table:table-cell>
          <table:table-cell/>
        </table:table-row>
        <table:table-row table:style-name="ro4">
          <table:table-cell table:style-name="ce266"/>
          <table:table-cell table:style-name="ce267" office:value-type="string" calcext:value-type="string">
            <text:p>Raksasa</text:p>
          </table:table-cell>
          <table:table-cell table:style-name="ce274" office:value-type="string" calcext:value-type="string">
            <text:p>Earthen Agon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Earth +5%</text:p>
          </table:table-cell>
          <table:table-cell table:style-name="ce323" office:value-type="string" calcext:value-type="string">
            <text:p>Resist Earth +5%</text:p>
          </table:table-cell>
          <table:table-cell table:number-columns-repeated="2" table:style-name="ce332" office:value-type="string" calcext:value-type="string">
            <text:p>Faith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critical resist.</text:p>
          </table:table-cell>
          <table:table-cell table:style-name="ce376" office:value-type="string" calcext:value-type="string">
            <text:p><text:s/>CRD</text:p>
          </table:table-cell>
          <table:table-cell table:style-name="ce376"/>
          <table:table-cell table:style-name="ce386" table:formula="of:=IF(ISNUMBER(FIND(&quot;Imbue&quot;;[.$Z53]));1;&quot;&quot;)">
            <text:p/>
          </table:table-cell>
          <table:table-cell table:style-name="ce228" table:formula="of:=IF(LEN([.$Z53])&gt;2; IF(ISNUMBER(FIND(&quot;Damage Limit Break&quot;;[.$Z53])); 1+LEN(LEFT([.$Z53];SEARCH(&quot;Damage Limit Break&quot;;[.$Z53])))-LEN(SUBSTITUTE(LEFT([.$Z53];SEARCH(&quot;Damage Limit Break&quot;;[.$Z53]));&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4">
          <table:table-cell table:style-name="ce266"/>
          <table:table-cell table:style-name="ce267" office:value-type="string" calcext:value-type="string">
            <text:p>Titan</text:p>
          </table:table-cell>
          <table:table-cell table:style-name="ce274" office:value-type="string" calcext:value-type="string">
            <text:p>Earth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32" office:value-type="string" calcext:value-type="string">
            <text:p>Break Power Up +2%</text:p>
          </table:table-cell>
          <table:table-cell table:style-name="ce332" office:value-type="string" calcext:value-type="string">
            <text:p>Break Power Up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54]));1;&quot;&quot;)">
            <text:p/>
          </table:table-cell>
          <table:table-cell table:style-name="ce228" table:formula="of:=IF(LEN([.$Z54])&gt;2; IF(ISNUMBER(FIND(&quot;Damage Limit Break&quot;;[.$Z54])); 1+LEN(LEFT([.$Z54];SEARCH(&quot;Damage Limit Break&quot;;[.$Z54])))-LEN(SUBSTITUTE(LEFT([.$Z54];SEARCH(&quot;Damage Limit Break&quot;;[.$Z54]));&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table:table-cell table:style-name="ce267" office:value-type="string" calcext:value-type="string">
            <text:p>Gladiolus: FFXV</text:p>
          </table:table-cell>
          <table:table-cell table:style-name="ce274" office:value-type="string" calcext:value-type="string">
            <text:p>Impulse</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2250" calcext:value-type="currency">
            <text:p>2250 </text:p>
          </table:table-cell>
          <table:table-cell table:style-name="ce297" office:value-type="currency" office:currency=" " office:value="1200" calcext:value-type="currency">
            <text:p>12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Enhance Earth +12%</text:p>
          </table:table-cell>
          <table:table-cell table:style-name="ce323" office:value-type="string" calcext:value-type="string">
            <text:p>Resist Wind +12%</text:p>
          </table:table-cell>
          <table:table-cell table:number-columns-repeated="2" table:style-name="ce332" office:value-type="string" calcext:value-type="string">
            <text:p>+</text:p>
          </table:table-cell>
          <table:table-cell table:style-name="ce352" office:value-type="string" calcext:value-type="string">
            <text:p>O 1/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Adds Taunt (forces enemies to attack you), Curse (lowers Magic), and Debrave (lowers Attack).</text:p>
          </table:table-cell>
          <table:table-cell table:style-name="ce376" office:value-type="string" calcext:value-type="string">
            <text:p><text:s/>Taunt(3) Hex, Curse(3) Hex, Debrave(3) Hex</text:p>
          </table:table-cell>
          <table:table-cell table:style-name="ce376"/>
          <table:table-cell table:style-name="ce386" table:formula="of:=IF(ISNUMBER(FIND(&quot;Imbue&quot;;[.$Z55]));1;&quot;&quot;)">
            <text:p/>
          </table:table-cell>
          <table:table-cell table:style-name="ce228" table:formula="of:=IF(LEN([.$Z55])&gt;2; IF(ISNUMBER(FIND(&quot;Damage Limit Break&quot;;[.$Z55])); 1+LEN(LEFT([.$Z55];SEARCH(&quot;Damage Limit Break&quot;;[.$Z55])))-LEN(SUBSTITUTE(LEFT([.$Z55];SEARCH(&quot;Damage Limit Break&quot;;[.$Z55]));&quot;,&quot;;&quot;&quot;)); 0); &quot;&quot;)" office:value-type="float" office:value="5" calcext:value-type="float">
            <text:p>5</text:p>
          </table:table-cell>
          <table:table-cell office:value-type="string" calcext:value-type="string">
            <text:p>Augment ★5 Limit Break, Bloodthirst, Quick Cast,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Hecatoncheir Sicarius</text:p>
          </table:table-cell>
          <table:table-cell table:style-name="ce274" office:value-type="string" calcext:value-type="string">
            <text:p>Earth's Fury</text:p>
          </table:table-cell>
          <table:table-cell table:style-name="ce267" office:value-type="string" calcext:value-type="string">
            <text:p>Earth</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Earth +12%</text:p>
          </table:table-cell>
          <table:table-cell table:style-name="ce332" office:value-type="string" calcext:value-type="string">
            <text:p>Job Change Recast</text:p>
          </table:table-cell>
          <table:table-cell table:style-name="ce332" office:value-type="string" calcext:value-type="string">
            <text:p>Enhance Earth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earth attack (damage focus).</text:p>
          </table:table-cell>
          <table:table-cell table:style-name="ce376" table:number-columns-repeated="2"/>
          <table:table-cell table:style-name="ce386" table:formula="of:=IF(ISNUMBER(FIND(&quot;Imbue&quot;;[.$Z56]));1;&quot;&quot;)">
            <text:p/>
          </table:table-cell>
          <table:table-cell table:style-name="ce228" table:formula="of:=IF(LEN([.$Z56])&gt;2; IF(ISNUMBER(FIND(&quot;Damage Limit Break&quot;;[.$Z56])); 1+LEN(LEFT([.$Z56];SEARCH(&quot;Damage Limit Break&quot;;[.$Z56])))-LEN(SUBSTITUTE(LEFT([.$Z56];SEARCH(&quot;Damage Limit Break&quot;;[.$Z56]));&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Ultima Sicarius</text:p>
          </table:table-cell>
          <table:table-cell table:style-name="ce274" office:value-type="string" calcext:value-type="string">
            <text:p>Divine Punishmen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Bestia +12%</text:p>
          </table:table-cell>
          <table:table-cell table:style-name="ce323" office:value-type="string" calcext:value-type="string">
            <text:p>Enhance Light +12%</text:p>
          </table:table-cell>
          <table:table-cell table:style-name="ce332" office:value-type="string" calcext:value-type="string">
            <text:p>Auto-Charge Ultimate +1</text:p>
          </table:table-cell>
          <table:table-cell table:style-name="ce332" office:value-type="string" calcext:value-type="string">
            <text:p>Counterattack</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text:p>
          </table:table-cell>
          <table:table-cell table:style-name="ce376" table:number-columns-repeated="2"/>
          <table:table-cell table:style-name="ce386" table:formula="of:=IF(ISNUMBER(FIND(&quot;Imbue&quot;;[.$Z57]));1;&quot;&quot;)">
            <text:p/>
          </table:table-cell>
          <table:table-cell table:style-name="ce228" table:formula="of:=IF(LEN([.$Z57])&gt;2; IF(ISNUMBER(FIND(&quot;Damage Limit Break&quot;;[.$Z57])); 1+LEN(LEFT([.$Z57];SEARCH(&quot;Damage Limit Break&quot;;[.$Z57])))-LEN(SUBSTITUTE(LEFT([.$Z57];SEARCH(&quot;Damage Limit Break&quot;;[.$Z57]));&quot;,&quot;;&quot;&quot;)); 0); &quot;&quot;)" office:value-type="float" office:value="3" calcext:value-type="float">
            <text:p>3</text:p>
          </table:table-cell>
          <table:table-cell office:value-type="string" calcext:value-type="string">
            <text:p>Elemental Retrieval, Attacker-Guard Killer, Damage Limit Break, Guard Breaker, Sicarius Bestia Hunter, Vitality Tap</text:p>
          </table:table-cell>
          <table:table-cell/>
        </table:table-row>
        <table:table-row table:style-name="ro4">
          <table:table-cell table:style-name="ce266"/>
          <table:table-cell table:style-name="ce267" office:value-type="string" calcext:value-type="string">
            <text:p>The First Warrior</text:p>
          </table:table-cell>
          <table:table-cell table:style-name="ce274" office:value-type="string" calcext:value-type="string">
            <text:p>No Quick Answers</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750" calcext:value-type="currency">
            <text:p>75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15%</text:p>
          </table:table-cell>
          <table:table-cell table:style-name="ce323" office:value-type="string" calcext:value-type="string">
            <text:p>Job Change Recast</text:p>
          </table:table-cell>
          <table:table-cell table:style-name="ce332" office:value-type="string" calcext:value-type="string">
            <text:p>Enhance Light +3%</text:p>
          </table:table-cell>
          <table:table-cell table:style-name="ce332" office:value-type="string" calcext:value-type="string">
            <text:p>HP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Adds Slow (lowers actions per turn) And Debilitate (lowers Crit Chance).</text:p>
          </table:table-cell>
          <table:table-cell table:style-name="ce376" office:value-type="string" calcext:value-type="string">
            <text:p><text:s/>Slow / Debilitate</text:p>
          </table:table-cell>
          <table:table-cell table:style-name="ce376"/>
          <table:table-cell table:style-name="ce386" table:formula="of:=IF(ISNUMBER(FIND(&quot;Imbue&quot;;[.$Z58]));1;&quot;&quot;)">
            <text:p/>
          </table:table-cell>
          <table:table-cell table:style-name="ce228" table:formula="of:=IF(LEN([.$Z58])&gt;2; IF(ISNUMBER(FIND(&quot;Damage Limit Break&quot;;[.$Z58])); 1+LEN(LEFT([.$Z58];SEARCH(&quot;Damage Limit Break&quot;;[.$Z58])))-LEN(SUBSTITUTE(LEFT([.$Z58];SEARCH(&quot;Damage Limit Break&quot;;[.$Z58]));&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Fal'Cie Anima: FFXIII</text:p>
          </table:table-cell>
          <table:table-cell table:style-name="ce274" office:value-type="string" calcext:value-type="string">
            <text:p>Forbidden Laser</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table:table-cell table:style-name="ce323" office:value-type="string" calcext:value-type="string">
            <text:p>Enhance Light +10%</text:p>
          </table:table-cell>
          <table:table-cell table:style-name="ce323" office:value-type="string" calcext:value-type="string">
            <text:p>Resist Dark +10%</text:p>
          </table:table-cell>
          <table:table-cell table:number-columns-repeated="2" table:style-name="ce332" office:value-type="string" calcext:value-type="string">
            <text:p>Enhance Light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damage focus).</text:p>
          </table:table-cell>
          <table:table-cell table:style-name="ce376" table:number-columns-repeated="2"/>
          <table:table-cell table:style-name="ce386" table:formula="of:=IF(ISNUMBER(FIND(&quot;Imbue&quot;;[.$Z59]));1;&quot;&quot;)">
            <text:p/>
          </table:table-cell>
          <table:table-cell table:style-name="ce228" table:formula="of:=IF(LEN([.$Z59])&gt;2; IF(ISNUMBER(FIND(&quot;Damage Limit Break&quot;;[.$Z59])); 1+LEN(LEFT([.$Z59];SEARCH(&quot;Damage Limit Break&quot;;[.$Z59])))-LEN(SUBSTITUTE(LEFT([.$Z59];SEARCH(&quot;Damage Limit Break&quot;;[.$Z59]));&quot;,&quot;;&quot;&quot;)); 0); &quot;&quot;)" office:value-type="float" office:value="3" calcext:value-type="float">
            <text:p>3</text:p>
          </table:table-cell>
          <table:table-cell office:value-type="string" calcext:value-type="string">
            <text:p>Bloodthirst, Elemental Retrieval, Damage Limit Break, Sicarius Externus Killer, Sicarius Machina Kille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Galahad</text:p>
          </table:table-cell>
          <table:table-cell table:style-name="ce274" office:value-type="string" calcext:value-type="string">
            <text:p>Holy Grai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825" calcext:value-type="currency">
            <text:p>825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Piercing Break +10%</text:p>
          </table:table-cell>
          <table:table-cell table:style-name="ce323" office:value-type="string" calcext:value-type="string">
            <text:p>Exploit Weakness +8%</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light attack (multistrike overkill). Lowers defense against Break and adds Painful Break.</text:p>
          </table:table-cell>
          <table:table-cell table:style-name="ce376" office:value-type="string" calcext:value-type="string">
            <text:p><text:s/>Multihit(5) Overkill / BDD / Painful Break(+200%)</text:p>
          </table:table-cell>
          <table:table-cell table:style-name="ce376"/>
          <table:table-cell table:style-name="ce386" table:formula="of:=IF(ISNUMBER(FIND(&quot;Imbue&quot;;[.$Z60]));1;&quot;&quot;)" office:value-type="float" office:value="1" calcext:value-type="float">
            <text:p>1</text:p>
          </table:table-cell>
          <table:table-cell table:style-name="ce228" table:formula="of:=IF(LEN([.$Z60])&gt;2; IF(ISNUMBER(FIND(&quot;Damage Limit Break&quot;;[.$Z60])); 1+LEN(LEFT([.$Z60];SEARCH(&quot;Damage Limit Break&quot;;[.$Z60])))-LEN(SUBSTITUTE(LEFT([.$Z60];SEARCH(&quot;Damage Limit Break&quot;;[.$Z60]));&quot;,&quot;;&quot;&quot;)); 0); &quot;&quot;)" office:value-type="float" office:value="4" calcext:value-type="float">
            <text:p>4</text:p>
          </table:table-cell>
          <table:table-cell office:value-type="string" calcext:value-type="string">
            <text:p>Imbue Light, Elemental Retrieval, Guard Breaker, Damage Limit Break, Elemental Mirror, Vitality Tap</text:p>
          </table:table-cell>
          <table:table-cell/>
        </table:table-row>
        <table:table-row table:style-name="ro4">
          <table:table-cell table:style-name="ce266" office:value-type="string" calcext:value-type="string">
            <text:p>B*</text:p>
          </table:table-cell>
          <table:table-cell table:style-name="ce267" office:value-type="string" calcext:value-type="string">
            <text:p>YKT-63: FFX</text:p>
          </table:table-cell>
          <table:table-cell table:style-name="ce274" office:value-type="string" calcext:value-type="string">
            <text:p>Heel Drop</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080" calcext:value-type="currency">
            <text:p>1080 </text:p>
          </table:table-cell>
          <table:table-cell table:style-name="ce297" office:value-type="currency" office:currency=" " office:value="720" calcext:value-type="currency">
            <text:p>72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Enhance Light +10%</text:p>
          </table:table-cell>
          <table:table-cell table:style-name="ce323" office:value-type="string" calcext:value-type="string">
            <text:p>Resist Dark +10%</text:p>
          </table:table-cell>
          <table:table-cell table:style-name="ce332" office:value-type="string" calcext:value-type="string">
            <text:p>Magic Up +7%</text:p>
          </table:table-cell>
          <table:table-cell table:style-name="ce332" office:value-type="string" calcext:value-type="string">
            <text:p>Enhance Light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Exploit Weakness.</text:p>
          </table:table-cell>
          <table:table-cell table:style-name="ce376" office:value-type="string" calcext:value-type="string">
            <text:p><text:s/>Multihit(4) Overkill / Exploit Weakness(+200%)</text:p>
          </table:table-cell>
          <table:table-cell table:style-name="ce376"/>
          <table:table-cell table:style-name="ce386" table:formula="of:=IF(ISNUMBER(FIND(&quot;Imbue&quot;;[.$Z61]));1;&quot;&quot;)">
            <text:p/>
          </table:table-cell>
          <table:table-cell table:style-name="ce228" table:formula="of:=IF(LEN([.$Z61])&gt;2; IF(ISNUMBER(FIND(&quot;Damage Limit Break&quot;;[.$Z61])); 1+LEN(LEFT([.$Z61];SEARCH(&quot;Damage Limit Break&quot;;[.$Z61])))-LEN(SUBSTITUTE(LEFT([.$Z61];SEARCH(&quot;Damage Limit Break&quot;;[.$Z61]));&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visibility="filter">
          <table:table-cell table:style-name="ce266" office:value-type="string" calcext:value-type="string">
            <text:p>B</text:p>
          </table:table-cell>
          <table:table-cell table:style-name="ce267" office:value-type="string" calcext:value-type="string">
            <text:p>Arthur</text:p>
          </table:table-cell>
          <table:table-cell table:style-name="ce274" office:value-type="string" calcext:value-type="string">
            <text:p>Lightsoul</text:p>
          </table:table-cell>
          <table:table-cell table:style-name="ce267"/>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table:number-columns-repeated="2"/>
          <table:table-cell table:style-name="ce332" table:number-columns-repeated="2"/>
          <table:table-cell table:style-name="ce352" office:value-type="string" calcext:value-type="string">
            <text:p><text:s/>+ (Y1)</text:p>
          </table:table-cell>
          <table:table-cell table:style-name="ce357"/>
          <table:table-cell table:style-name="ce362"/>
          <table:table-cell table:style-name="ce367"/>
          <table:table-cell table:style-name="ce372"/>
          <table:table-cell table:style-name="ce352" office:value-type="string" calcext:value-type="string">
            <text:p>Area light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62]));1;&quot;&quot;)">
            <text:p/>
          </table:table-cell>
          <table:table-cell table:style-name="ce228" table:formula="of:=IF(LEN([.$Z62])&gt;2; IF(ISNUMBER(FIND(&quot;Damage Limit Break&quot;;[.$Z62])); 1+LEN(LEFT([.$Z62];SEARCH(&quot;Damage Limit Break&quot;;[.$Z62])))-LEN(SUBSTITUTE(LEFT([.$Z62];SEARCH(&quot;Damage Limit Break&quot;;[.$Z62]));&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Joan of Arc</text:p>
          </table:table-cell>
          <table:table-cell table:style-name="ce274" office:value-type="string" calcext:value-type="string">
            <text:p>Guardian</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800" calcext:value-type="currency">
            <text:p>1800 </text:p>
          </table:table-cell>
          <table:table-cell table:style-name="ce297" office:value-type="currency" office:currency=" " office:value="1200" calcext:value-type="currency">
            <text:p>120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Flash Break +12%</text:p>
          </table:table-cell>
          <table:table-cell table:style-name="ce323" office:value-type="string" calcext:value-type="string">
            <text:p>Piercing Break +12%</text:p>
          </table:table-cell>
          <table:table-cell table:number-columns-repeated="2"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Imbue Light and Cleaving Attack.</text:p>
          </table:table-cell>
          <table:table-cell table:style-name="ce376" office:value-type="string" calcext:value-type="string">
            <text:p><text:s/>Multihit(6) Overkill / En-Light / Cleave</text:p>
          </table:table-cell>
          <table:table-cell table:style-name="ce376"/>
          <table:table-cell table:style-name="ce386" table:formula="of:=IF(ISNUMBER(FIND(&quot;Imbue&quot;;[.$Z63]));1;&quot;&quot;)" office:value-type="float" office:value="1" calcext:value-type="float">
            <text:p>1</text:p>
          </table:table-cell>
          <table:table-cell table:style-name="ce228" table:formula="of:=IF(LEN([.$Z63])&gt;2; IF(ISNUMBER(FIND(&quot;Damage Limit Break&quot;;[.$Z63])); 1+LEN(LEFT([.$Z63];SEARCH(&quot;Damage Limit Break&quot;;[.$Z63])))-LEN(SUBSTITUTE(LEFT([.$Z63];SEARCH(&quot;Damage Limit Break&quot;;[.$Z63]));&quot;,&quot;;&quot;&quot;)); 0); &quot;&quot;)" office:value-type="float" office:value="3" calcext:value-type="float">
            <text:p>3</text:p>
          </table:table-cell>
          <table:table-cell office:value-type="string" calcext:value-type="string">
            <text:p>Imbue Light, Elemental Retrieval, Damage Limit Break, Cleaving Attack, Elemental Mirror, Vitality Tap</text:p>
          </table:table-cell>
          <table:table-cell/>
        </table:table-row>
        <table:table-row table:style-name="ro4">
          <table:table-cell table:style-name="ce266" office:value-type="string" calcext:value-type="string">
            <text:p>T</text:p>
          </table:table-cell>
          <table:table-cell table:style-name="ce267" office:value-type="string" calcext:value-type="string">
            <text:p>Kam'lanaut: FFXI</text:p>
          </table:table-cell>
          <table:table-cell table:style-name="ce274" office:value-type="string" calcext:value-type="string">
            <text:p>Great Wheel</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750" calcext:value-type="currency">
            <text:p>750 </text:p>
          </table:table-cell>
          <table:table-cell table:style-name="ce297" office:value-type="currency" office:currency=" " office:value="2100" calcext:value-type="currency">
            <text:p>2100 </text:p>
          </table:table-cell>
          <table:table-cell table:style-name="ce305" office:value-type="float" office:value="1" calcext:value-type="float">
            <text:p>1</text:p>
          </table:table-cell>
          <table:table-cell table:style-name="ce311"/>
          <table:table-cell table:style-name="ce316" office:value-type="float" office:value="4" calcext:value-type="float">
            <text:p>4</text:p>
          </table:table-cell>
          <table:table-cell table:style-name="ce323" office:value-type="string" calcext:value-type="string">
            <text:p>Piercing Break +15%</text:p>
          </table:table-cell>
          <table:table-cell table:style-name="ce323" office:value-type="string" calcext:value-type="string">
            <text:p>Exploit Weakness +12%</text:p>
          </table:table-cell>
          <table:table-cell table:number-columns-repeated="2" table:style-name="ce332" office:value-type="string" calcext:value-type="string">
            <text:p>+</text:p>
          </table:table-cell>
          <table:table-cell table:style-name="ce352" office:value-type="string" calcext:value-type="string">
            <text:p>O 2/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multistrike overkill). Adds Painful Break and lowers defense against Break.</text:p>
          </table:table-cell>
          <table:table-cell table:style-name="ce376" office:value-type="string" calcext:value-type="string">
            <text:p><text:s/>Multihit(4) Overkill / BDD / Painful Break(+500%)</text:p>
          </table:table-cell>
          <table:table-cell table:style-name="ce376"/>
          <table:table-cell table:style-name="ce386" table:formula="of:=IF(ISNUMBER(FIND(&quot;Imbue&quot;;[.$Z64]));1;&quot;&quot;)" office:value-type="float" office:value="1" calcext:value-type="float">
            <text:p>1</text:p>
          </table:table-cell>
          <table:table-cell table:style-name="ce228" table:formula="of:=IF(LEN([.$Z64])&gt;2; IF(ISNUMBER(FIND(&quot;Damage Limit Break&quot;;[.$Z64])); 1+LEN(LEFT([.$Z64];SEARCH(&quot;Damage Limit Break&quot;;[.$Z64])))-LEN(SUBSTITUTE(LEFT([.$Z64];SEARCH(&quot;Damage Limit Break&quot;;[.$Z64]));&quot;,&quot;;&quot;&quot;)); 0); &quot;&quot;)" office:value-type="float" office:value="5" calcext:value-type="float">
            <text:p>5</text:p>
          </table:table-cell>
          <table:table-cell office:value-type="string" calcext:value-type="string">
            <text:p>Augment ★5 Limit Break, Imbue Light, Elemental Retrieval, Guard Breaker, Damage Limit Break, Cleaving Attack, Vitality Tap</text:p>
          </table:table-cell>
          <table:table-cell/>
        </table:table-row>
        <table:table-row table:style-name="ro4">
          <table:table-cell table:style-name="ce266"/>
          <table:table-cell table:style-name="ce267" office:value-type="string" calcext:value-type="string">
            <text:p>Barret: FFVII REMAKE</text:p>
          </table:table-cell>
          <table:table-cell table:style-name="ce274" office:value-type="string" calcext:value-type="string">
            <text:p>Satellite Beam</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60" calcext:value-type="currency">
            <text:p>660 </text:p>
          </table:table-cell>
          <table:table-cell table:style-name="ce297" office:value-type="currency" office:currency=" " office:value="840" calcext:value-type="currency">
            <text:p>84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Attack Up +4%</text:p>
          </table:table-cell>
          <table:table-cell table:style-name="ce332" office:value-type="string" calcext:value-type="string">
            <text:p>HP Up +4%</text:p>
          </table:table-cell>
          <table:table-cell table:style-name="ce352"/>
          <table:table-cell table:style-name="ce357"/>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rea light attack. Adds Unguard (nullifies Defense).</text:p>
          </table:table-cell>
          <table:table-cell table:style-name="ce376" office:value-type="string" calcext:value-type="string">
            <text:p><text:s/>Unguard</text:p>
          </table:table-cell>
          <table:table-cell table:style-name="ce376"/>
          <table:table-cell table:style-name="ce386" table:formula="of:=IF(ISNUMBER(FIND(&quot;Imbue&quot;;[.$Z65]));1;&quot;&quot;)">
            <text:p/>
          </table:table-cell>
          <table:table-cell table:style-name="ce228" table:formula="of:=IF(LEN([.$Z65])&gt;2; IF(ISNUMBER(FIND(&quot;Damage Limit Break&quot;;[.$Z65])); 1+LEN(LEFT([.$Z65];SEARCH(&quot;Damage Limit Break&quot;;[.$Z65])))-LEN(SUBSTITUTE(LEFT([.$Z65];SEARCH(&quot;Damage Limit Break&quot;;[.$Z65]));&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4">
          <table:table-cell table:style-name="ce266"/>
          <table:table-cell table:style-name="ce267" office:value-type="string" calcext:value-type="string">
            <text:p>Percival</text:p>
          </table:table-cell>
          <table:table-cell table:style-name="ce274" office:value-type="string" calcext:value-type="string">
            <text:p>Brilliant Agon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1332" calcext:value-type="currency">
            <text:p>1332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5%</text:p>
          </table:table-cell>
          <table:table-cell table:style-name="ce323" office:value-type="string" calcext:value-type="string">
            <text:p>Resist Light +5%</text:p>
          </table:table-cell>
          <table:table-cell table:style-name="ce332" office:value-type="string" calcext:value-type="string">
            <text:p>Kill &amp; Draw +1</text:p>
          </table:table-cell>
          <table:table-cell table:style-name="ce332" office:value-type="string" calcext:value-type="string">
            <text:p>Magic Up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critical resist.</text:p>
          </table:table-cell>
          <table:table-cell table:style-name="ce376" office:value-type="string" calcext:value-type="string">
            <text:p><text:s/>CRD</text:p>
          </table:table-cell>
          <table:table-cell table:style-name="ce376"/>
          <table:table-cell table:style-name="ce386" table:formula="of:=IF(ISNUMBER(FIND(&quot;Imbue&quot;;[.$Z66]));1;&quot;&quot;)">
            <text:p/>
          </table:table-cell>
          <table:table-cell table:style-name="ce228" table:formula="of:=IF(LEN([.$Z66])&gt;2; IF(ISNUMBER(FIND(&quot;Damage Limit Break&quot;;[.$Z66])); 1+LEN(LEFT([.$Z66];SEARCH(&quot;Damage Limit Break&quot;;[.$Z66])))-LEN(SUBSTITUTE(LEFT([.$Z66];SEARCH(&quot;Damage Limit Break&quot;;[.$Z66]));&quot;,&quot;;&quot;&quot;)); 0); &quot;&quot;)" office:value-type="float" office:value="6" calcext:value-type="float">
            <text:p>6</text:p>
          </table:table-cell>
          <table:table-cell office:value-type="string" calcext:value-type="string">
            <text:p>Bloodthirst, Elemental Retrieval, Breaker-Killer, Potent Ailments, Break Exploiter, Damage Limit Break</text:p>
          </table:table-cell>
          <table:table-cell/>
        </table:table-row>
        <table:table-row table:style-name="ro6">
          <table:table-cell table:style-name="ce266"/>
          <table:table-cell table:style-name="ce267" office:value-type="string" calcext:value-type="string">
            <text:p>Bahamut ZERO: FFVII</text:p>
          </table:table-cell>
          <table:table-cell table:style-name="ce274" office:value-type="string" calcext:value-type="string">
            <text:p>Light Fury</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540" calcext:value-type="currency">
            <text:p>540 </text:p>
          </table:table-cell>
          <table:table-cell table:style-name="ce297" office:value-type="currency" office:currency=" " office:value="900" calcext:value-type="currency">
            <text:p>9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Light +5%</text:p>
          </table:table-cell>
          <table:table-cell table:style-name="ce332" office:value-type="string" calcext:value-type="string">
            <text:p>Boost Starter</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Lowers defense against Break.</text:p>
          </table:table-cell>
          <table:table-cell table:style-name="ce376" office:value-type="string" calcext:value-type="string">
            <text:p><text:s/>BDD</text:p>
          </table:table-cell>
          <table:table-cell table:style-name="ce376"/>
          <table:table-cell table:style-name="ce386" table:formula="of:=IF(ISNUMBER(FIND(&quot;Imbue&quot;;[.$Z67]));1;&quot;&quot;)">
            <text:p/>
          </table:table-cell>
          <table:table-cell table:style-name="ce228" table:formula="of:=IF(LEN([.$Z67])&gt;2; IF(ISNUMBER(FIND(&quot;Damage Limit Break&quot;;[.$Z67])); 1+LEN(LEFT([.$Z67];SEARCH(&quot;Damage Limit Break&quot;;[.$Z67])))-LEN(SUBSTITUTE(LEFT([.$Z67];SEARCH(&quot;Damage Limit Break&quot;;[.$Z67]));&quot;,&quot;;&quot;&quot;)); 0); &quot;&quot;)" office:value-type="float" office:value="6" calcext:value-type="float">
            <text:p>6</text:p>
          </table:table-cell>
          <table:table-cell office:value-type="string" calcext:value-type="string">
            <text:p>Guard Breaker, Elemental Retrieval, Critical Sundering, Potent Ailments, Weakness Breaker, Damage Limit Break</text:p>
          </table:table-cell>
          <table:table-cell/>
        </table:table-row>
        <table:table-row table:style-name="ro6">
          <table:table-cell table:style-name="ce266" office:value-type="string" calcext:value-type="string">
            <text:p>B*</text:p>
          </table:table-cell>
          <table:table-cell table:style-name="ce267" office:value-type="string" calcext:value-type="string">
            <text:p>Alexander Sicarius</text:p>
          </table:table-cell>
          <table:table-cell table:style-name="ce274" office:value-type="string" calcext:value-type="string">
            <text:p>Retributive Blast</text:p>
          </table:table-cell>
          <table:table-cell table:style-name="ce267" office:value-type="string" calcext:value-type="string">
            <text:p>Light</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Machina +12%</text:p>
          </table:table-cell>
          <table:table-cell table:style-name="ce323" office:value-type="string" calcext:value-type="string">
            <text:p>Enhance Light +12%</text:p>
          </table:table-cell>
          <table:table-cell table:style-name="ce332" office:value-type="string" calcext:value-type="string">
            <text:p>Magic Up +5%</text:p>
          </table:table-cell>
          <table:table-cell table:style-name="ce332" office:value-type="string" calcext:value-type="string">
            <text:p>Ability Chain +8%</text:p>
          </table:table-cell>
          <table:table-cell table:style-name="ce352" office:value-type="float" office:value="70" calcext:value-type="float">
            <text:p>70</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light attack (damage focus).</text:p>
          </table:table-cell>
          <table:table-cell table:style-name="ce376" table:number-columns-repeated="2"/>
          <table:table-cell table:style-name="ce386" table:formula="of:=IF(ISNUMBER(FIND(&quot;Imbue&quot;;[.$Z68]));1;&quot;&quot;)">
            <text:p/>
          </table:table-cell>
          <table:table-cell table:style-name="ce228" table:formula="of:=IF(LEN([.$Z68])&gt;2; IF(ISNUMBER(FIND(&quot;Damage Limit Break&quot;;[.$Z68])); 1+LEN(LEFT([.$Z68];SEARCH(&quot;Damage Limit Break&quot;;[.$Z68])))-LEN(SUBSTITUTE(LEFT([.$Z68];SEARCH(&quot;Damage Limit Break&quot;;[.$Z68]));&quot;,&quot;;&quot;&quot;)); 0); &quot;&quot;)" office:value-type="float" office:value="3" calcext:value-type="float">
            <text:p>3</text:p>
          </table:table-cell>
          <table:table-cell office:value-type="string" calcext:value-type="string">
            <text:p>Elemental Retrieval, Support-Guard Killer, Damage Limit Break, Guard Breaker, Sicarius Machina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Anima Sicarius</text:p>
          </table:table-cell>
          <table:table-cell table:style-name="ce274" office:value-type="string" calcext:value-type="string">
            <text:p>Dark Spher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99" calcext:value-type="currency">
            <text:p>999 </text:p>
          </table:table-cell>
          <table:table-cell table:style-name="ce297" office:value-type="currency" office:currency=" " office:value="450" calcext:value-type="currency">
            <text:p>4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Attack Up +4%</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text:p>
          </table:table-cell>
          <table:table-cell table:style-name="ce376" table:number-columns-repeated="2"/>
          <table:table-cell table:style-name="ce386" table:formula="of:=IF(ISNUMBER(FIND(&quot;Imbue&quot;;[.$Z69]));1;&quot;&quot;)">
            <text:p/>
          </table:table-cell>
          <table:table-cell table:style-name="ce228" table:formula="of:=IF(LEN([.$Z69])&gt;2; IF(ISNUMBER(FIND(&quot;Damage Limit Break&quot;;[.$Z69])); 1+LEN(LEFT([.$Z69];SEARCH(&quot;Damage Limit Break&quot;;[.$Z69])))-LEN(SUBSTITUTE(LEFT([.$Z69];SEARCH(&quot;Damage Limit Break&quot;;[.$Z69]));&quot;,&quot;;&quot;&quot;)); 0); &quot;&quot;)" office:value-type="float" office:value="3" calcext:value-type="float">
            <text:p>3</text:p>
          </table:table-cell>
          <table:table-cell office:value-type="string" calcext:value-type="string">
            <text:p>Elemental Retrieval, Support-Guard Killer, Damage Limit Break, Guard Breaker, Sicarius Externus Hunte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Death Dealer: FFVII</text:p>
          </table:table-cell>
          <table:table-cell table:style-name="ce274" office:value-type="string" calcext:value-type="string">
            <text:p>Shift Sword: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Dark +6%</text:p>
          </table:table-cell>
          <table:table-cell table:style-name="ce323" office:value-type="string" calcext:value-type="string">
            <text:p>Attuned Chain +10%</text:p>
          </table:table-cell>
          <table:table-cell table:number-columns-repeated="2" table:style-name="ce332" office:value-type="string" calcext:value-type="string">
            <text:p>Magic Up +6%</text:p>
          </table:table-cell>
          <table:table-cell table:style-name="ce352" office:value-type="float" office:value="57" calcext:value-type="float">
            <text:p>57</text:p>
          </table:table-cell>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Adds Dark Shift (converts element orbs to dark).</text:p>
          </table:table-cell>
          <table:table-cell table:style-name="ce376" office:value-type="string" calcext:value-type="string">
            <text:p><text:s/>Dark Shift</text:p>
          </table:table-cell>
          <table:table-cell table:style-name="ce376"/>
          <table:table-cell table:style-name="ce386" table:formula="of:=IF(ISNUMBER(FIND(&quot;Imbue&quot;;[.$Z70]));1;&quot;&quot;)">
            <text:p/>
          </table:table-cell>
          <table:table-cell table:style-name="ce228" table:formula="of:=IF(LEN([.$Z70])&gt;2; IF(ISNUMBER(FIND(&quot;Damage Limit Break&quot;;[.$Z70])); 1+LEN(LEFT([.$Z70];SEARCH(&quot;Damage Limit Break&quot;;[.$Z70])))-LEN(SUBSTITUTE(LEFT([.$Z70];SEARCH(&quot;Damage Limit Break&quot;;[.$Z7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table:table-cell table:style-name="ce267" office:value-type="string" calcext:value-type="string">
            <text:p>Havoc Skytank: FFXIII</text:p>
          </table:table-cell>
          <table:table-cell table:style-name="ce274" office:value-type="string" calcext:value-type="string">
            <text:p>Overshad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Painful Break +6%</text:p>
          </table:table-cell>
          <table:table-cell table:style-name="ce323" office:value-type="string" calcext:value-type="string">
            <text:p>Improved Criticals +6%</text:p>
          </table:table-cell>
          <table:table-cell table:style-name="ce332" office:value-type="string" calcext:value-type="string">
            <text:p>Attack Up +3%</text:p>
          </table:table-cell>
          <table:table-cell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Lowers critical resist and defense against Break.</text:p>
          </table:table-cell>
          <table:table-cell table:style-name="ce376" office:value-type="string" calcext:value-type="string">
            <text:p><text:s/>BDD / CRD</text:p>
          </table:table-cell>
          <table:table-cell table:style-name="ce376"/>
          <table:table-cell table:style-name="ce386" table:formula="of:=IF(ISNUMBER(FIND(&quot;Imbue&quot;;[.$Z71]));1;&quot;&quot;)">
            <text:p/>
          </table:table-cell>
          <table:table-cell table:style-name="ce228" table:formula="of:=IF(LEN([.$Z71])&gt;2; IF(ISNUMBER(FIND(&quot;Damage Limit Break&quot;;[.$Z71])); 1+LEN(LEFT([.$Z71];SEARCH(&quot;Damage Limit Break&quot;;[.$Z71])))-LEN(SUBSTITUTE(LEFT([.$Z71];SEARCH(&quot;Damage Limit Break&quot;;[.$Z71]));&quot;,&quot;;&quot;&quot;)); 0); &quot;&quot;)" office:value-type="float" office:value="4" calcext:value-type="float">
            <text:p>4</text:p>
          </table:table-cell>
          <table:table-cell office:value-type="string" calcext:value-type="string">
            <text:p>Potent Ailments, Elemental Retrieval, Bloodthirst, Damage Limit Break, Guard Breaker, Potent Ailments</text:p>
          </table:table-cell>
          <table:table-cell/>
        </table:table-row>
        <table:table-row table:style-name="ro6">
          <table:table-cell table:style-name="ce266"/>
          <table:table-cell table:style-name="ce267" office:value-type="string" calcext:value-type="string">
            <text:p>Yojimbo</text:p>
          </table:table-cell>
          <table:table-cell table:style-name="ce274" office:value-type="string" calcext:value-type="string">
            <text:p>Spooky Blades</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53" calcext:value-type="currency">
            <text:p>1553 </text:p>
          </table:table-cell>
          <table:table-cell table:style-name="ce297" office:value-type="currency" office:currency=" " office:value="3" calcext:value-type="currency">
            <text:p>3 </text:p>
          </table:table-cell>
          <table:table-cell table:style-name="ce305" office:value-type="float" office:value="1" calcext:value-type="float">
            <text:p>1</text:p>
          </table:table-cell>
          <table:table-cell table:style-name="ce311"/>
          <table:table-cell table:style-name="ce316" office:value-type="float" office:value="13" calcext:value-type="float">
            <text:p>13</text:p>
          </table:table-cell>
          <table:table-cell table:style-name="ce323" office:value-type="string" calcext:value-type="string">
            <text:p>Enhance Dark +8%</text:p>
          </table:table-cell>
          <table:table-cell table:style-name="ce323" office:value-type="string" calcext:value-type="string">
            <text:p>Resist Light +8%</text:p>
          </table:table-cell>
          <table:table-cell table:style-name="ce332" office:value-type="string" calcext:value-type="string">
            <text:p>Magic Up +5%</text:p>
          </table:table-cell>
          <table:table-cell table:style-name="ce332" office:value-type="string" calcext:value-type="string">
            <text:p>4*</text:p>
          </table:table-cell>
          <table:table-cell table:style-name="ce352"/>
          <table:table-cell table:style-name="ce357"/>
          <table:table-cell table:style-name="ce362"/>
          <table:table-cell table:style-name="ce367" office:value-type="float" office:value="28" calcext:value-type="float">
            <text:p>28</text:p>
          </table:table-cell>
          <table:table-cell table:style-name="ce372"/>
          <table:table-cell table:style-name="ce352" office:value-type="string" calcext:value-type="string">
            <text:p>Single-target dark attack (extreme damage focus, multistrike overkill). Damages self.</text:p>
          </table:table-cell>
          <table:table-cell table:style-name="ce376" office:value-type="string" calcext:value-type="string">
            <text:p><text:s/>4 star / Multihit(13) Overkill / Drains 10% current HP each cast / 3x Vitality Tap ES</text:p>
          </table:table-cell>
          <table:table-cell table:style-name="ce376"/>
          <table:table-cell table:style-name="ce386" table:formula="of:=IF(ISNUMBER(FIND(&quot;Imbue&quot;;[.$Z72]));1;&quot;&quot;)">
            <text:p/>
          </table:table-cell>
          <table:table-cell table:style-name="ce228" table:formula="of:=IF(LEN([.$Z72])&gt;2; IF(ISNUMBER(FIND(&quot;Damage Limit Break&quot;;[.$Z72])); 1+LEN(LEFT([.$Z72];SEARCH(&quot;Damage Limit Break&quot;;[.$Z72])))-LEN(SUBSTITUTE(LEFT([.$Z72];SEARCH(&quot;Damage Limit Break&quot;;[.$Z72]));&quot;,&quot;;&quot;&quot;)); 0); &quot;&quot;)" office:value-type="float" office:value="4" calcext:value-type="float">
            <text:p>4</text:p>
          </table:table-cell>
          <table:table-cell office:value-type="string" calcext:value-type="string">
            <text:p>Vitality Tap, Vitality Tap, Elemental Retrieval, Damage Limit Break,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Centaur</text:p>
          </table:table-cell>
          <table:table-cell table:style-name="ce274" office:value-type="string" calcext:value-type="string">
            <text:p>Cold Blood</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30" calcext:value-type="currency">
            <text:p>1230 </text:p>
          </table:table-cell>
          <table:table-cell table:style-name="ce297" office:value-type="currency" office:currency=" " office:value="3" calcext:value-type="currency">
            <text:p>3 </text:p>
          </table:table-cell>
          <table:table-cell table:style-name="ce305" office:value-type="float" office:value="3" calcext:value-type="float">
            <text:p>3</text:p>
          </table:table-cell>
          <table:table-cell table:style-name="ce311"/>
          <table:table-cell table:style-name="ce316" office:value-type="float" office:value="8" calcext:value-type="float">
            <text:p>8</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damage focus, multistrike).</text:p>
          </table:table-cell>
          <table:table-cell table:style-name="ce376" office:value-type="string" calcext:value-type="string">
            <text:p><text:s/>Multihit(8)</text:p>
          </table:table-cell>
          <table:table-cell table:style-name="ce376"/>
          <table:table-cell table:style-name="ce386" table:formula="of:=IF(ISNUMBER(FIND(&quot;Imbue&quot;;[.$Z73]));1;&quot;&quot;)">
            <text:p/>
          </table:table-cell>
          <table:table-cell table:style-name="ce228" table:formula="of:=IF(LEN([.$Z73])&gt;2; IF(ISNUMBER(FIND(&quot;Damage Limit Break&quot;;[.$Z73])); 1+LEN(LEFT([.$Z73];SEARCH(&quot;Damage Limit Break&quot;;[.$Z73])))-LEN(SUBSTITUTE(LEFT([.$Z73];SEARCH(&quot;Damage Limit Break&quot;;[.$Z73]));&quot;,&quot;;&quot;&quot;)); 0); &quot;&quot;)" office:value-type="float" office:value="3" calcext:value-type="float">
            <text:p>3</text:p>
          </table:table-cell>
          <table:table-cell office:value-type="string" calcext:value-type="string">
            <text:p>Bloodthirst, Elemental Retrieval, Damage Limit Break, Sicarius Bestia Killer, Sicarius Imperator Kille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Varuna: FFX</text:p>
          </table:table-cell>
          <table:table-cell table:style-name="ce274" office:value-type="string" calcext:value-type="string">
            <text:p>Emblem of Fat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75" calcext:value-type="currency">
            <text:p>1575 </text:p>
          </table:table-cell>
          <table:table-cell table:style-name="ce297" office:value-type="currency" office:currency=" " office:value="1050" calcext:value-type="currency">
            <text:p>1050 </text:p>
          </table:table-cell>
          <table:table-cell table:style-name="ce305" office:value-type="float" office:value="1" calcext:value-type="float">
            <text:p>1</text:p>
          </table:table-cell>
          <table:table-cell table:style-name="ce311"/>
          <table:table-cell table:style-name="ce316" office:value-type="float" office:value="6" calcext:value-type="float">
            <text:p>6</text:p>
          </table:table-cell>
          <table:table-cell table:style-name="ce323" office:value-type="string" calcext:value-type="string">
            <text:p>Improved Criticals +10%</text:p>
          </table:table-cell>
          <table:table-cell table:style-name="ce323" office:value-type="string" calcext:value-type="string">
            <text:p>Enhance Dark +10%</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overkill).</text:p>
          </table:table-cell>
          <table:table-cell table:style-name="ce376" office:value-type="string" calcext:value-type="string">
            <text:p><text:s/>Multihit(6) Overkill</text:p>
          </table:table-cell>
          <table:table-cell table:style-name="ce376"/>
          <table:table-cell table:style-name="ce386" table:formula="of:=IF(ISNUMBER(FIND(&quot;Imbue&quot;;[.$Z74]));1;&quot;&quot;)">
            <text:p/>
          </table:table-cell>
          <table:table-cell table:style-name="ce228" table:formula="of:=IF(LEN([.$Z74])&gt;2; IF(ISNUMBER(FIND(&quot;Damage Limit Break&quot;;[.$Z74])); 1+LEN(LEFT([.$Z74];SEARCH(&quot;Damage Limit Break&quot;;[.$Z74])))-LEN(SUBSTITUTE(LEFT([.$Z74];SEARCH(&quot;Damage Limit Break&quot;;[.$Z74]));&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B*</text:p>
          </table:table-cell>
          <table:table-cell table:style-name="ce267" office:value-type="string" calcext:value-type="string">
            <text:p>Seeq Cateran: FFXII</text:p>
          </table:table-cell>
          <table:table-cell table:style-name="ce274" office:value-type="string" calcext:value-type="string">
            <text:p>Heav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900" calcext:value-type="currency">
            <text:p>900 </text:p>
          </table:table-cell>
          <table:table-cell table:style-name="ce297" office:value-type="currency" office:currency=" " office:value="600" calcext:value-type="currency">
            <text:p>600 </text:p>
          </table:table-cell>
          <table:table-cell table:style-name="ce305" office:value-type="float" office:value="1" calcext:value-type="float">
            <text:p>1</text:p>
          </table:table-cell>
          <table:table-cell table:style-name="ce311"/>
          <table:table-cell table:style-name="ce316" office:value-type="float" office:value="5" calcext:value-type="float">
            <text:p>5</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Magic Up +5%</text:p>
          </table:table-cell>
          <table:table-cell table:style-name="ce332" office:value-type="string" calcext:value-type="string">
            <text:p>EXP Up +10%</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Exploit Weakness.</text:p>
          </table:table-cell>
          <table:table-cell table:style-name="ce376" office:value-type="string" calcext:value-type="string">
            <text:p><text:s/>Multihit(5) / Exploit Weakness(+200%)</text:p>
          </table:table-cell>
          <table:table-cell table:style-name="ce376"/>
          <table:table-cell table:style-name="ce386" table:formula="of:=IF(ISNUMBER(FIND(&quot;Imbue&quot;;[.$Z75]));1;&quot;&quot;)">
            <text:p/>
          </table:table-cell>
          <table:table-cell table:style-name="ce228" table:formula="of:=IF(LEN([.$Z75])&gt;2; IF(ISNUMBER(FIND(&quot;Damage Limit Break&quot;;[.$Z75])); 1+LEN(LEFT([.$Z75];SEARCH(&quot;Damage Limit Break&quot;;[.$Z75])))-LEN(SUBSTITUTE(LEFT([.$Z75];SEARCH(&quot;Damage Limit Break&quot;;[.$Z75]));&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Ardyn: FFXV</text:p>
          </table:table-cell>
          <table:table-cell table:style-name="ce274" office:value-type="string" calcext:value-type="string">
            <text:p>Sword of the Wise</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200" calcext:value-type="currency">
            <text:p>1200 </text:p>
          </table:table-cell>
          <table:table-cell table:style-name="ce297" office:value-type="currency" office:currency=" " office:value="1500" calcext:value-type="currency">
            <text:p>1500 </text:p>
          </table:table-cell>
          <table:table-cell table:style-name="ce305" office:value-type="float" office:value="20" calcext:value-type="float">
            <text:p>20</text:p>
          </table:table-cell>
          <table:table-cell table:style-name="ce311"/>
          <table:table-cell table:style-name="ce316" office:value-type="float" office:value="4" calcext:value-type="float">
            <text:p>4</text:p>
          </table:table-cell>
          <table:table-cell table:style-name="ce323" office:value-type="string" calcext:value-type="string">
            <text:p>Piercing Break +10%</text:p>
          </table:table-cell>
          <table:table-cell table:style-name="ce323" office:value-type="string" calcext:value-type="string">
            <text:p>Magic Up +6%</text:p>
          </table:table-cell>
          <table:table-cell table:style-name="ce332" office:value-type="string" calcext:value-type="string">
            <text:p>Job Change Recast</text:p>
          </table:table-cell>
          <table:table-cell table:style-name="ce332" office:value-type="string" calcext:value-type="string">
            <text:p>Magic Up +7%</text:p>
          </table:table-cell>
          <table:table-cell table:style-name="ce352" office:value-type="string" calcext:value-type="string">
            <text:p>O 3/7</text:p>
          </table:table-cell>
          <table:table-cell table:style-name="ce357" office:value-type="string" calcext:value-type="string">
            <text:p>+</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dark attack (multistrike). Adds Painful Break and draws 1 dark orb.</text:p>
          </table:table-cell>
          <table:table-cell table:style-name="ce376" office:value-type="string" calcext:value-type="string">
            <text:p><text:s/>Multihit(4) / Painful Break(+300%) / 1 dark orb</text:p>
          </table:table-cell>
          <table:table-cell table:style-name="ce376"/>
          <table:table-cell table:style-name="ce386"/>
          <table:table-cell table:style-name="ce228" office:value-type="float" office:value="5" calcext:value-type="float">
            <text:p>5</text:p>
          </table:table-cell>
          <table:table-cell office:value-type="string" calcext:value-type="string">
            <text:p>Augment ★5 Limit Break, Bloodthirst, Elemental Retrieval, Break Exploiter, Damage Limit Break, Elemental Mirror, Vitality Tap</text:p>
          </table:table-cell>
          <table:table-cell/>
        </table:table-row>
        <table:table-row table:style-name="ro7">
          <table:table-cell table:style-name="ce266" office:value-type="string" calcext:value-type="string">
            <text:p>T</text:p>
          </table:table-cell>
          <table:table-cell table:style-name="ce267" office:value-type="string" calcext:value-type="string">
            <text:p>Odin: FFXIV</text:p>
          </table:table-cell>
          <table:table-cell table:style-name="ce274" office:value-type="string" calcext:value-type="string">
            <text:p>Primal's Boon: Dark</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3" calcext:value-type="float">
            <text:p>3</text:p>
          </table:table-cell>
          <table:table-cell table:style-name="ce290" office:value-type="currency" office:currency=" " office:value="150" calcext:value-type="currency">
            <text:p>150 </text:p>
          </table:table-cell>
          <table:table-cell table:style-name="ce297" office:value-type="currency" office:currency=" " office:value="2400" calcext:value-type="currency">
            <text:p>2400 </text:p>
          </table:table-cell>
          <table:table-cell table:style-name="ce305"/>
          <table:table-cell table:style-name="ce311" office:value-type="float" office:value="1" calcext:value-type="float">
            <text:p>1</text:p>
          </table:table-cell>
          <table:table-cell table:style-name="ce316"/>
          <table:table-cell table:style-name="ce323" office:value-type="string" calcext:value-type="string">
            <text:p>Attuned Chain +10%</text:p>
          </table:table-cell>
          <table:table-cell table:style-name="ce323" office:value-type="string" calcext:value-type="string">
            <text:p>Piercing Break +10%</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raw 16 dark orbs. Adds Darkforce and light resistance.</text:p>
          </table:table-cell>
          <table:table-cell table:style-name="ce376" office:value-type="string" calcext:value-type="string">
            <text:p><text:s/>16 dark orbs / Darkforce</text:p>
          </table:table-cell>
          <table:table-cell table:style-name="ce376"/>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office:value-type="string" calcext:value-type="string">
            <text:p>T</text:p>
          </table:table-cell>
          <table:table-cell table:style-name="ce267" office:value-type="string" calcext:value-type="string">
            <text:p>Sephiroth: DISSIDIA FF</text:p>
          </table:table-cell>
          <table:table-cell table:style-name="ce274" office:value-type="string" calcext:value-type="string">
            <text:p>Black Materia</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900" calcext:value-type="currency">
            <text:p>9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style-name="ce332" office:value-type="string" calcext:value-type="string">
            <text:p>Job Change Recast</text:p>
          </table:table-cell>
          <table:table-cell table:style-name="ce332" office:value-type="string" calcext:value-type="string">
            <text:p>Exploit Weakness +6%</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 multistrike overkill). Adds Critical Damage Up.</text:p>
          </table:table-cell>
          <table:table-cell table:style-name="ce376" office:value-type="string" calcext:value-type="string">
            <text:p><text:s/>Multihit(4) Overkill / Improved Critical(+200%) / Critical Rupture</text:p>
          </table:table-cell>
          <table:table-cell table:style-name="ce376"/>
          <table:table-cell table:style-name="ce386" table:formula="of:=IF(ISNUMBER(FIND(&quot;Imbue&quot;;[.$Z78]));1;&quot;&quot;)">
            <text:p/>
          </table:table-cell>
          <table:table-cell table:style-name="ce228" table:formula="of:=IF(LEN([.$Z78])&gt;2; IF(ISNUMBER(FIND(&quot;Damage Limit Break&quot;;[.$Z78])); 1+LEN(LEFT([.$Z78];SEARCH(&quot;Damage Limit Break&quot;;[.$Z78])))-LEN(SUBSTITUTE(LEFT([.$Z78];SEARCH(&quot;Damage Limit Break&quot;;[.$Z78]));&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6">
          <table:table-cell table:style-name="ce266" office:value-type="string" calcext:value-type="string">
            <text:p>T</text:p>
          </table:table-cell>
          <table:table-cell table:style-name="ce267" office:value-type="string" calcext:value-type="string">
            <text:p>Eligor: FFVII</text:p>
          </table:table-cell>
          <table:table-cell table:style-name="ce274" office:value-type="string" calcext:value-type="string">
            <text:p>Mono Laser</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200" calcext:value-type="currency">
            <text:p>1200 </text:p>
          </table:table-cell>
          <table:table-cell table:style-name="ce297" office:value-type="currency" office:currency=" " office:value="30" calcext:value-type="currency">
            <text:p>30 </text:p>
          </table:table-cell>
          <table:table-cell table:style-name="ce305" office:value-type="float" office:value="3" calcext:value-type="float">
            <text:p>3</text:p>
          </table:table-cell>
          <table:table-cell table:style-name="ce311"/>
          <table:table-cell table:style-name="ce316" office:value-type="float" office:value="4" calcext:value-type="float">
            <text:p>4</text:p>
          </table:table-cell>
          <table:table-cell table:style-name="ce323" office:value-type="string" calcext:value-type="string">
            <text:p>Enhance Dark +10%</text:p>
          </table:table-cell>
          <table:table-cell table:style-name="ce323" office:value-type="string" calcext:value-type="string">
            <text:p>Resist Light +10%</text:p>
          </table:table-cell>
          <table:table-cell table:number-columns-repeated="2" table:style-name="ce332" office:value-type="string" calcext:value-type="string">
            <text:p>Magic Up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ultistrike overkill). Lowers critical resist and adds Improved Criticals.</text:p>
          </table:table-cell>
          <table:table-cell table:style-name="ce376" office:value-type="string" calcext:value-type="string">
            <text:p><text:s/>Multihit(4) Overkill / CRD / Improved Critical(+200%)</text:p>
          </table:table-cell>
          <table:table-cell table:style-name="ce376"/>
          <table:table-cell table:style-name="ce386" table:formula="of:=IF(ISNUMBER(FIND(&quot;Imbue&quot;;[.$Z79]));1;&quot;&quot;)">
            <text:p/>
          </table:table-cell>
          <table:table-cell table:style-name="ce228" table:formula="of:=IF(LEN([.$Z79])&gt;2; IF(ISNUMBER(FIND(&quot;Damage Limit Break&quot;;[.$Z79])); 1+LEN(LEFT([.$Z79];SEARCH(&quot;Damage Limit Break&quot;;[.$Z79])))-LEN(SUBSTITUTE(LEFT([.$Z79];SEARCH(&quot;Damage Limit Break&quot;;[.$Z79]));&quot;,&quot;;&quot;&quot;)); 0); &quot;&quot;)" office:value-type="float" office:value="3" calcext:value-type="float">
            <text:p>3</text:p>
          </table:table-cell>
          <table:table-cell office:value-type="string" calcext:value-type="string">
            <text:p>Bloodthirst, Critical Retrieval, Damage Limit Break, Critical Rupture, Elemental Mirror, Vitality Tap</text:p>
          </table:table-cell>
          <table:table-cell/>
        </table:table-row>
        <table:table-row table:style-name="ro7">
          <table:table-cell table:style-name="ce266"/>
          <table:table-cell table:style-name="ce267" office:value-type="string" calcext:value-type="string">
            <text:p>Kojiro</text:p>
          </table:table-cell>
          <table:table-cell table:style-name="ce274" office:value-type="string" calcext:value-type="string">
            <text:p>Darksoul</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5" calcext:value-type="float">
            <text:p>5</text:p>
          </table:table-cell>
          <table:table-cell table:style-name="ce290" office:value-type="currency" office:currency=" " office:value="1650" calcext:value-type="currency">
            <text:p>1650 </text:p>
          </table:table-cell>
          <table:table-cell table:style-name="ce297" office:value-type="currency" office:currency=" " office:value="1140" calcext:value-type="currency">
            <text:p>1140 </text:p>
          </table:table-cell>
          <table:table-cell table:style-name="ce305" office:value-type="float" office:value="1" calcext:value-type="float">
            <text:p>1</text:p>
          </table:table-cell>
          <table:table-cell table:style-name="ce311"/>
          <table:table-cell table:style-name="ce316" office:value-type="float" office:value="3" calcext:value-type="float">
            <text:p>3</text:p>
          </table:table-cell>
          <table:table-cell table:style-name="ce323" office:value-type="string" calcext:value-type="string">
            <text:p>Enhance Dark +5%</text:p>
          </table:table-cell>
          <table:table-cell table:style-name="ce323" office:value-type="string" calcext:value-type="string">
            <text:p>Resist Dark +5%</text:p>
          </table:table-cell>
          <table:table-cell table:style-name="ce332" office:value-type="string" calcext:value-type="string">
            <text:p>Job Change Recast</text:p>
          </table:table-cell>
          <table:table-cell table:style-name="ce332" office:value-type="string" calcext:value-type="string">
            <text:p>Enhance Dark +5%</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Main target focused. Adds Debarrier (lowers Defense).</text:p>
          </table:table-cell>
          <table:table-cell table:style-name="ce376" office:value-type="string" calcext:value-type="string">
            <text:p><text:s/>2 aoe / 1 on target / Debarrier(1) Hex on target</text:p>
          </table:table-cell>
          <table:table-cell table:style-name="ce376"/>
          <table:table-cell table:style-name="ce386" table:formula="of:=IF(ISNUMBER(FIND(&quot;Imbue&quot;;[.$Z80]));1;&quot;&quot;)">
            <text:p/>
          </table:table-cell>
          <table:table-cell table:style-name="ce228" table:formula="of:=IF(LEN([.$Z80])&gt;2; IF(ISNUMBER(FIND(&quot;Damage Limit Break&quot;;[.$Z80])); 1+LEN(LEFT([.$Z80];SEARCH(&quot;Damage Limit Break&quot;;[.$Z80])))-LEN(SUBSTITUTE(LEFT([.$Z80];SEARCH(&quot;Damage Limit Break&quot;;[.$Z80]));&quot;,&quot;;&quot;&quot;)); 0); &quot;&quot;)" office:value-type="float" office:value="4" calcext:value-type="float">
            <text:p>4</text:p>
          </table:table-cell>
          <table:table-cell office:value-type="string" calcext:value-type="string">
            <text:p>Bloodthirst, Elemental Retrieval, Guard Breaker, Damage Limit Break, Elemental Mirror, Vitality Tap</text:p>
          </table:table-cell>
          <table:table-cell/>
        </table:table-row>
        <table:table-row table:style-name="ro7">
          <table:table-cell table:style-name="ce266" office:value-type="string" calcext:value-type="string">
            <text:p>B*</text:p>
          </table:table-cell>
          <table:table-cell table:style-name="ce268" office:value-type="string" calcext:value-type="string">
            <text:p>Bahamut Sicarius</text:p>
          </table:table-cell>
          <table:table-cell table:style-name="ce274" office:value-type="string" calcext:value-type="string">
            <text:p>Dark Inferno</text:p>
          </table:table-cell>
          <table:table-cell table:style-name="ce267" office:value-type="string" calcext:value-type="string">
            <text:p>Dark</text:p>
          </table:table-cell>
          <table:table-cell table:style-name="ce282" office:value-type="string" calcext:value-type="string">
            <text:p>Warrior</text:p>
          </table:table-cell>
          <table:table-cell table:style-name="ce286" office:value-type="float" office:value="4" calcext:value-type="float">
            <text:p>4</text:p>
          </table:table-cell>
          <table:table-cell table:style-name="ce290" office:value-type="currency" office:currency=" " office:value="1110" calcext:value-type="currency">
            <text:p>1110 </text:p>
          </table:table-cell>
          <table:table-cell table:style-name="ce297" office:value-type="currency" office:currency=" " office:value="111" calcext:value-type="currency">
            <text:p>111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Shield: Sicarius Externus +12%</text:p>
          </table:table-cell>
          <table:table-cell table:style-name="ce323" office:value-type="string" calcext:value-type="string">
            <text:p>Enhance Dark +12%</text:p>
          </table:table-cell>
          <table:table-cell table:style-name="ce332" office:value-type="string" calcext:value-type="string">
            <text:p>Enhance Dark +3%</text:p>
          </table:table-cell>
          <table:table-cell table:style-name="ce332" office:value-type="string" calcext:value-type="string">
            <text:p>Enhance Dark +4%</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Area dark attack (damage focus).</text:p>
          </table:table-cell>
          <table:table-cell table:style-name="ce376" table:number-columns-repeated="2"/>
          <table:table-cell table:style-name="ce386" table:formula="of:=IF(ISNUMBER(FIND(&quot;Imbue&quot;;[.$Z81]));1;&quot;&quot;)">
            <text:p/>
          </table:table-cell>
          <table:table-cell table:style-name="ce228" table:formula="of:=IF(LEN([.$Z81])&gt;2; IF(ISNUMBER(FIND(&quot;Damage Limit Break&quot;;[.$Z81])); 1+LEN(LEFT([.$Z81];SEARCH(&quot;Damage Limit Break&quot;;[.$Z81])))-LEN(SUBSTITUTE(LEFT([.$Z81];SEARCH(&quot;Damage Limit Break&quot;;[.$Z81]));&quot;,&quot;;&quot;&quot;)); 0); &quot;&quot;)" office:value-type="float" office:value="3" calcext:value-type="float">
            <text:p>3</text:p>
          </table:table-cell>
          <table:table-cell office:value-type="string" calcext:value-type="string">
            <text:p>Elemental Retrieval, Attacker-Guard Killer, Damage Limit Break, Guard Breaker, Sicarius Externus Hunter, Vitality Tap</text:p>
          </table:table-cell>
          <table:table-cell/>
        </table:table-row>
        <table:table-row table:style-name="ro5">
          <table:table-cell table:style-name="ce266"/>
          <table:table-cell table:style-name="ce269"/>
          <table:table-cell table:style-name="ce275"/>
          <table:table-cell table:style-name="ce269"/>
          <table:table-cell table:style-name="ce283"/>
          <table:table-cell table:style-name="ce287"/>
          <table:table-cell table:style-name="ce292"/>
          <table:table-cell table:style-name="ce299"/>
          <table:table-cell table:style-name="ce306"/>
          <table:table-cell table:style-name="ce312"/>
          <table:table-cell table:style-name="ce317"/>
          <table:table-cell table:style-name="ce324" table:number-columns-repeated="4"/>
          <table:table-cell table:style-name="ce353"/>
          <table:table-cell table:style-name="ce358"/>
          <table:table-cell table:style-name="ce363"/>
          <table:table-cell table:style-name="ce368"/>
          <table:table-cell table:style-name="ce373"/>
          <table:table-cell table:style-name="ce353"/>
          <table:table-cell table:style-name="ce377" table:number-columns-repeated="2"/>
          <table:table-cell table:style-name="ce387"/>
          <table:table-cell table:style-name="ce391"/>
          <table:table-cell table:style-name="ce394"/>
          <table:table-cell table:style-name="ce265"/>
        </table:table-row>
        <table:table-row table:style-name="ro6">
          <table:table-cell table:style-name="ce266" office:value-type="string" calcext:value-type="string">
            <text:p>B*</text:p>
          </table:table-cell>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3" office:value-type="string" calcext:value-type="string">
            <text:p>Magic Up +3%</text:p>
          </table:table-cell>
          <table:table-cell table:style-name="ce333" office:value-type="string" calcext:value-type="string">
            <text:p>Counterattack</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8" table:number-columns-repeated="2"/>
          <table:table-cell table:style-name="ce386" table:formula="of:=IF(ISNUMBER(FIND(&quot;Imbue&quot;;[.$Z83]));1;&quot;&quot;)">
            <text:p/>
          </table:table-cell>
          <table:table-cell table:style-name="ce228" table:formula="of:=IF(LEN([.$Z83])&gt;2; IF(ISNUMBER(FIND(&quot;Damage Limit Break&quot;;[.$Z83])); 1+LEN(LEFT([.$Z83];SEARCH(&quot;Damage Limit Break&quot;;[.$Z83])))-LEN(SUBSTITUTE(LEFT([.$Z83];SEARCH(&quot;Damage Limit Break&quot;;[.$Z83]));&quot;,&quot;;&quot;&quot;)); 0); &quot;&quot;)" office:value-type="float" office:value="3" calcext:value-type="float">
            <text:p>3</text:p>
          </table:table-cell>
          <table:table-cell table:style-name="ce395" office:value-type="string" calcext:value-type="string">
            <text:p>Elemental Return, Attacker-Guard Killer, Damage Limit Break, Weakness Breaker, Sicarius Bestia Hunter, Element Tap</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The Unscathed</text:p>
          </table:table-cell>
          <table:table-cell table:style-name="ce276" office:value-type="string" calcext:value-type="string">
            <text:p>Victory by Default!</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3" office:value-type="string" calcext:value-type="string">
            <text:p>Break Power Up +4%</text:p>
          </table:table-cell>
          <table:table-cell table:style-name="ce333" office:value-type="string" calcext:value-type="string">
            <text:p>Magic Up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fire attack. Adds Faith (increases Magic) to the party.</text:p>
          </table:table-cell>
          <table:table-cell table:style-name="ce379" office:value-type="string" calcext:value-type="string">
            <text:p><text:s/>Faith to party</text:p>
          </table:table-cell>
          <table:table-cell table:style-name="ce379"/>
          <table:table-cell table:style-name="ce386" table:formula="of:=IF(ISNUMBER(FIND(&quot;Imbue&quot;;[.$Z84]));1;&quot;&quot;)">
            <text:p/>
          </table:table-cell>
          <table:table-cell table:style-name="ce228" table:formula="of:=IF(LEN([.$Z84])&gt;2; IF(ISNUMBER(FIND(&quot;Damage Limit Break&quot;;[.$Z84])); 1+LEN(LEFT([.$Z84];SEARCH(&quot;Damage Limit Break&quot;;[.$Z84])))-LEN(SUBSTITUTE(LEFT([.$Z84];SEARCH(&quot;Damage Limit Break&quot;;[.$Z84]));&quot;,&quot;;&quot;&quot;)); 0); &quot;&quot;)" office:value-type="float" office:value="4" calcext:value-type="float">
            <text:p>4</text:p>
          </table:table-cell>
          <table:table-cell table:style-name="ce395" office:value-type="string" calcext:value-type="string">
            <text:p>Break Exploiter, Weakness Breaker, Quick Cast,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Diabolos</text:p>
          </table:table-cell>
          <table:table-cell table:style-name="ce276" office:value-type="string" calcext:value-type="string">
            <text:p>Fatal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4" office:value-type="string" calcext:value-type="string">
            <text:p>Kill &amp; Draw +1</text:p>
          </table:table-cell>
          <table:table-cell table:style-name="ce333" office:value-type="string" calcext:value-type="string">
            <text:p>Magic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Lowers critical resist.</text:p>
          </table:table-cell>
          <table:table-cell table:style-name="ce378" office:value-type="string" calcext:value-type="string">
            <text:p><text:s/>CRD</text:p>
          </table:table-cell>
          <table:table-cell table:style-name="ce378"/>
          <table:table-cell table:style-name="ce386" table:formula="of:=IF(ISNUMBER(FIND(&quot;Imbue&quot;;[.$Z85]));1;&quot;&quot;)">
            <text:p/>
          </table:table-cell>
          <table:table-cell table:style-name="ce228" table:formula="of:=IF(LEN([.$Z85])&gt;2; IF(ISNUMBER(FIND(&quot;Damage Limit Break&quot;;[.$Z85])); 1+LEN(LEFT([.$Z85];SEARCH(&quot;Damage Limit Break&quot;;[.$Z85])))-LEN(SUBSTITUTE(LEFT([.$Z85];SEARCH(&quot;Damage Limit Break&quot;;[.$Z85]));&quot;,&quot;;&quot;&quot;)); 0); &quot;&quot;)" office:value-type="float" office:value="6" calcext:value-type="float">
            <text:p>6</text:p>
          </table:table-cell>
          <table:table-cell table:style-name="ce395" office:value-type="string" calcext:value-type="string">
            <text:p>Break Exploiter, Elemental Retrieval, Bloodthirst, Potent Ailments, Breaker-Killer, Damage Limit Break</text:p>
          </table:table-cell>
          <table:table-cell table:style-name="ce265"/>
        </table:table-row>
        <table:table-row table:style-name="ro6">
          <table:table-cell table:style-name="ce266"/>
          <table:table-cell table:style-name="ce270" office:value-type="string" calcext:value-type="string">
            <text:p>Judge Bergan: FFXII</text:p>
          </table:table-cell>
          <table:table-cell table:style-name="ce276" office:value-type="string" calcext:value-type="string">
            <text:p>Chain Magick: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4" office:value-type="string" calcext:value-type="string">
            <text:p>Magic Up +5%</text:p>
          </table:table-cell>
          <table:table-cell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Adds Exploit Weakness.</text:p>
          </table:table-cell>
          <table:table-cell table:style-name="ce378" office:value-type="string" calcext:value-type="string">
            <text:p><text:s/>Multihit(5) / Exploit Weakness(+200%)</text:p>
          </table:table-cell>
          <table:table-cell table:style-name="ce378"/>
          <table:table-cell table:style-name="ce386" table:formula="of:=IF(ISNUMBER(FIND(&quot;Imbue&quot;;[.$Z86]));1;&quot;&quot;)">
            <text:p/>
          </table:table-cell>
          <table:table-cell table:style-name="ce228" table:formula="of:=IF(LEN([.$Z86])&gt;2; IF(ISNUMBER(FIND(&quot;Damage Limit Break&quot;;[.$Z86])); 1+LEN(LEFT([.$Z86];SEARCH(&quot;Damage Limit Break&quot;;[.$Z86])))-LEN(SUBSTITUTE(LEFT([.$Z86];SEARCH(&quot;Damage Limit Break&quot;;[.$Z86]));&quot;,&quot;;&quot;&quot;)); 0); &quot;&quot;)" office:value-type="float" office:value="4" calcext:value-type="float">
            <text:p>4</text:p>
          </table:table-cell>
          <table:table-cell table:style-name="ce395" office:value-type="string" calcext:value-type="string">
            <text:p>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Eris</text:p>
          </table:table-cell>
          <table:table-cell table:style-name="ce276" office:value-type="string" calcext:value-type="string">
            <text:p>Scarlet Mo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3%</text:p>
          </table:table-cell>
          <table:table-cell table:style-name="ce333" office:value-type="string" calcext:value-type="string">
            <text:p>Job Change Recast</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Meia Synchro.</text:p>
          </table:table-cell>
          <table:table-cell table:style-name="ce378" table:number-columns-repeated="2"/>
          <table:table-cell table:style-name="ce386" table:formula="of:=IF(ISNUMBER(FIND(&quot;Imbue&quot;;[.$Z87]));1;&quot;&quot;)">
            <text:p/>
          </table:table-cell>
          <table:table-cell table:style-name="ce228" table:formula="of:=IF(LEN([.$Z87])&gt;2; IF(ISNUMBER(FIND(&quot;Damage Limit Break&quot;;[.$Z87])); 1+LEN(LEFT([.$Z87];SEARCH(&quot;Damage Limit Break&quot;;[.$Z87])))-LEN(SUBSTITUTE(LEFT([.$Z87];SEARCH(&quot;Damage Limit Break&quot;;[.$Z87]));&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Bahamut: FFXIV</text:p>
          </table:table-cell>
          <table:table-cell table:style-name="ce276" office:value-type="string" calcext:value-type="string">
            <text:p>Primal's Boon: Fir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50" calcext:value-type="float">
            <text:p>150</text:p>
          </table:table-cell>
          <table:table-cell table:style-name="ce301" office:value-type="float" office:value="2400" calcext:value-type="float">
            <text:p>2400</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3" office:value-type="string" calcext:value-type="string">
            <text:p>Magic Up +6%</text:p>
          </table:table-cell>
          <table:table-cell table:style-name="ce354"/>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raw 16 fire orbs. Adds Flameforce and water resistance.</text:p>
          </table:table-cell>
          <table:table-cell table:style-name="ce378" office:value-type="string" calcext:value-type="string">
            <text:p><text:s/>16 fire orbs / Flameforce</text:p>
          </table:table-cell>
          <table:table-cell table:style-name="ce378"/>
          <table:table-cell table:style-name="ce386" table:formula="of:=IF(ISNUMBER(FIND(&quot;Imbue&quot;;[.$Z88]));1;&quot;&quot;)" office:value-type="float" office:value="1" calcext:value-type="float">
            <text:p>1</text:p>
          </table:table-cell>
          <table:table-cell table:style-name="ce228" table:formula="of:=IF(LEN([.$Z88])&gt;2; IF(ISNUMBER(FIND(&quot;Damage Limit Break&quot;;[.$Z88])); 1+LEN(LEFT([.$Z88];SEARCH(&quot;Damage Limit Break&quot;;[.$Z88])))-LEN(SUBSTITUTE(LEFT([.$Z88];SEARCH(&quot;Damage Limit Break&quot;;[.$Z88]));&quot;,&quot;;&quot;&quot;)); 0); &quot;&quot;)" office:value-type="float" office:value="0" calcext:value-type="float">
            <text:p>0</text:p>
          </table:table-cell>
          <table:table-cell table:style-name="ce395" office:value-type="string" calcext:value-type="string">
            <text:p>Augment ★5 Limit Break, Imbue Fire, Weakness Breaker, Cleaving Attack, Enhanced Fire, Enhanced Fire, Quick Cast</text:p>
          </table:table-cell>
          <table:table-cell table:style-name="ce265"/>
        </table:table-row>
        <table:table-row table:style-name="ro6">
          <table:table-cell table:style-name="ce266"/>
          <table:table-cell table:style-name="ce270" office:value-type="string" calcext:value-type="string">
            <text:p>Gighee &amp; Christopher: FFVII</text:p>
          </table:table-cell>
          <table:table-cell table:style-name="ce276" office:value-type="string" calcext:value-type="string">
            <text:p>High &amp; Low Suit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200" calcext:value-type="float">
            <text:p>1200</text:p>
          </table:table-cell>
          <table:table-cell table:style-name="ce301" office:value-type="float" office:value="30" calcext:value-type="float">
            <text:p>30</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Fire +10%</text:p>
          </table:table-cell>
          <table:table-cell table:style-name="ce325" office:value-type="string" calcext:value-type="string">
            <text:p>Resist Water +10%</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critical resist and adds Improved Criticals.</text:p>
          </table:table-cell>
          <table:table-cell table:style-name="ce378" office:value-type="string" calcext:value-type="string">
            <text:p><text:s/>Multihit(4) Overkill / CRD / Improved Critical(+200%)</text:p>
          </table:table-cell>
          <table:table-cell table:style-name="ce378"/>
          <table:table-cell table:style-name="ce386" table:formula="of:=IF(ISNUMBER(FIND(&quot;Imbue&quot;;[.$Z89]));1;&quot;&quot;)">
            <text:p/>
          </table:table-cell>
          <table:table-cell table:style-name="ce228" table:formula="of:=IF(LEN([.$Z89])&gt;2; IF(ISNUMBER(FIND(&quot;Damage Limit Break&quot;;[.$Z89])); 1+LEN(LEFT([.$Z89];SEARCH(&quot;Damage Limit Break&quot;;[.$Z89])))-LEN(SUBSTITUTE(LEFT([.$Z89];SEARCH(&quot;Damage Limit Break&quot;;[.$Z89]));&quot;,&quot;;&quot;&quot;)); 0); &quot;&quot;)" office:value-type="float" office:value="3" calcext:value-type="float">
            <text:p>3</text:p>
          </table:table-cell>
          <table:table-cell table:style-name="ce395" office:value-type="string" calcext:value-type="string">
            <text:p>Break Exploiter, Critical Retrieval, Damage Limit Break, Critical Rupture, Critical Weakness, Element Tap</text:p>
          </table:table-cell>
          <table:table-cell table:style-name="ce265"/>
        </table:table-row>
        <table:table-row table:style-name="ro6">
          <table:table-cell table:style-name="ce266" office:value-type="string" calcext:value-type="string">
            <text:p>T</text:p>
          </table:table-cell>
          <table:table-cell table:style-name="ce270" office:value-type="string" calcext:value-type="string">
            <text:p>Erinyes</text:p>
          </table:table-cell>
          <table:table-cell table:style-name="ce276" office:value-type="string" calcext:value-type="string">
            <text:p>Sanction</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1380" calcext:value-type="float">
            <text:p>1380</text:p>
          </table:table-cell>
          <table:table-cell table:style-name="ce301" office:value-type="float" office:value="1500" calcext:value-type="float">
            <text:p>1500</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3" office:value-type="string" calcext:value-type="string">
            <text:p>Magic Up +5%</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Lowers defense against Break and lowers critical resist.</text:p>
          </table:table-cell>
          <table:table-cell table:style-name="ce378" office:value-type="string" calcext:value-type="string">
            <text:p><text:s/>Multihit(4) Overkill / BDD / CRD</text:p>
          </table:table-cell>
          <table:table-cell table:style-name="ce378"/>
          <table:table-cell table:style-name="ce386" table:formula="of:=IF(ISNUMBER(FIND(&quot;Imbue&quot;;[.$Z90]));1;&quot;&quot;)">
            <text:p/>
          </table:table-cell>
          <table:table-cell table:style-name="ce228" table:formula="of:=IF(LEN([.$Z90])&gt;2; IF(ISNUMBER(FIND(&quot;Damage Limit Break&quot;;[.$Z90])); 1+LEN(LEFT([.$Z90];SEARCH(&quot;Damage Limit Break&quot;;[.$Z90])))-LEN(SUBSTITUTE(LEFT([.$Z90];SEARCH(&quot;Damage Limit Break&quot;;[.$Z90]));&quot;,&quot;;&quot;&quot;)); 0); &quot;&quot;)" office:value-type="float" office:value="4" calcext:value-type="float">
            <text:p>4</text:p>
          </table:table-cell>
          <table:table-cell table:style-name="ce395" office:value-type="string" calcext:value-type="string">
            <text:p>Weakness Breaker, Elemental Return, Guard Breaker, Damage Limit Break, Cleaving Attack, Potent Ailments</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Pele</text:p>
          </table:table-cell>
          <table:table-cell table:style-name="ce276" office:value-type="string" calcext:value-type="string">
            <text:p>Scarlet L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Faith Starter</text:p>
          </table:table-cell>
          <table:table-cell table:style-name="ce333" office:value-type="string" calcext:value-type="string">
            <text:p>Enhance Fire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Adds Meia Synchro.</text:p>
          </table:table-cell>
          <table:table-cell table:style-name="ce378" table:number-columns-repeated="2"/>
          <table:table-cell table:style-name="ce386" table:formula="of:=IF(ISNUMBER(FIND(&quot;Imbue&quot;;[.$Z91]));1;&quot;&quot;)">
            <text:p/>
          </table:table-cell>
          <table:table-cell table:style-name="ce228" table:formula="of:=IF(LEN([.$Z91])&gt;2; IF(ISNUMBER(FIND(&quot;Damage Limit Break&quot;;[.$Z91])); 1+LEN(LEFT([.$Z91];SEARCH(&quot;Damage Limit Break&quot;;[.$Z91])))-LEN(SUBSTITUTE(LEFT([.$Z91];SEARCH(&quot;Damage Limit Break&quot;;[.$Z91]));&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Kurohabaki</text:p>
          </table:table-cell>
          <table:table-cell table:style-name="ce276" office:value-type="string" calcext:value-type="string">
            <text:p>Scarlet Dia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Debarrier Starter</text:p>
          </table:table-cell>
          <table:table-cell table:style-name="ce333"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critical resist and adds Meia Synchro.</text:p>
          </table:table-cell>
          <table:table-cell table:style-name="ce378" office:value-type="string" calcext:value-type="string">
            <text:p><text:s/>CRD + Meia Sync</text:p>
          </table:table-cell>
          <table:table-cell table:style-name="ce378"/>
          <table:table-cell table:style-name="ce386" table:formula="of:=IF(ISNUMBER(FIND(&quot;Imbue&quot;;[.$Z92]));1;&quot;&quot;)">
            <text:p/>
          </table:table-cell>
          <table:table-cell table:style-name="ce228" table:formula="of:=IF(LEN([.$Z92])&gt;2; IF(ISNUMBER(FIND(&quot;Damage Limit Break&quot;;[.$Z92])); 1+LEN(LEFT([.$Z92];SEARCH(&quot;Damage Limit Break&quot;;[.$Z92])))-LEN(SUBSTITUTE(LEFT([.$Z92];SEARCH(&quot;Damage Limit Break&quot;;[.$Z92]));&quot;,&quot;;&quot;&quot;)); 0); &quot;&quot;)" office:value-type="float" office:value="7" calcext:value-type="float">
            <text:p>7</text:p>
          </table:table-cell>
          <table:table-cell table:style-name="ce395" office:value-type="string" calcext:value-type="string">
            <text:p>Meia Synchro, Break Exploiter, Elemental Retrieval, Bloodthirst, Potent Ailments, Critical Weakness, Damage Limit Break</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Ishtar</text:p>
          </table:table-cell>
          <table:table-cell table:style-name="ce276" office:value-type="string" calcext:value-type="string">
            <text:p>Scarlet Varuna</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3" office:value-type="string" calcext:value-type="string">
            <text:p>Enhance Fire +7%</text:p>
          </table:table-cell>
          <table:table-cell table:style-name="ce333" office:value-type="string" calcext:value-type="string">
            <text:p>Enhance Fire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Weaken (lowers resistance to weakness) to target and Meia Synchro.</text:p>
          </table:table-cell>
          <table:table-cell table:style-name="ce379" office:value-type="string" calcext:value-type="string">
            <text:p><text:s/>2 aoe / 1 on target / Weaken(1) Hex on target</text:p>
          </table:table-cell>
          <table:table-cell table:style-name="ce379"/>
          <table:table-cell table:style-name="ce386" table:formula="of:=IF(ISNUMBER(FIND(&quot;Imbue&quot;;[.$Z93]));1;&quot;&quot;)">
            <text:p/>
          </table:table-cell>
          <table:table-cell table:style-name="ce228" table:formula="of:=IF(LEN([.$Z93])&gt;2; IF(ISNUMBER(FIND(&quot;Damage Limit Break&quot;;[.$Z93])); 1+LEN(LEFT([.$Z93];SEARCH(&quot;Damage Limit Break&quot;;[.$Z93])))-LEN(SUBSTITUTE(LEFT([.$Z93];SEARCH(&quot;Damage Limit Break&quot;;[.$Z93]));&quot;,&quot;;&quot;&quot;)); 0); &quot;&quot;)" office:value-type="float" office:value="5" calcext:value-type="float">
            <text:p>5</text:p>
          </table:table-cell>
          <table:table-cell table:style-name="ce395" office:value-type="string" calcext:value-type="string">
            <text:p>Meia Synchro, Break Exploiter, Elemental Return, Weakness Breaker, Damage Limit Break, Critical Weakness,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Ashura</text:p>
          </table:table-cell>
          <table:table-cell table:style-name="ce276" office:value-type="string" calcext:value-type="string">
            <text:p>Firaga Impuls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33" office:value-type="string" calcext:value-type="string">
            <text:p>Attack Up +4%</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94]));1;&quot;&quot;)">
            <text:p/>
          </table:table-cell>
          <table:table-cell table:style-name="ce228" table:formula="of:=IF(LEN([.$Z94])&gt;2; IF(ISNUMBER(FIND(&quot;Damage Limit Break&quot;;[.$Z94])); 1+LEN(LEFT([.$Z94];SEARCH(&quot;Damage Limit Break&quot;;[.$Z94])))-LEN(SUBSTITUTE(LEFT([.$Z94];SEARCH(&quot;Damage Limit Break&quot;;[.$Z94]));&quot;,&quot;;&quot;&quot;)); 0); &quot;&quot;)" office:value-type="float" office:value="6" calcext:value-type="float">
            <text:p>6</text:p>
          </table:table-cell>
          <table:table-cell table:style-name="ce395" office:value-type="string" calcext:value-type="string">
            <text:p>Weakness Breaker, Elemental Return, Guard Breaker, Potent Ailments, Critical Sundering, Damage Limit Break</text:p>
          </table:table-cell>
          <table:table-cell table:style-name="ce265"/>
        </table:table-row>
        <table:table-row table:style-name="ro6">
          <table:table-cell table:style-name="ce266" office:value-type="string" calcext:value-type="string">
            <text:p>B*</text:p>
          </table:table-cell>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3" office:value-type="string" calcext:value-type="string">
            <text:p>Job Change Recast</text:p>
          </table:table-cell>
          <table:table-cell table:style-name="ce333"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95]));1;&quot;&quot;)">
            <text:p/>
          </table:table-cell>
          <table:table-cell table:style-name="ce228" table:formula="of:=IF(LEN([.$Z95])&gt;2; IF(ISNUMBER(FIND(&quot;Damage Limit Break&quot;;[.$Z95])); 1+LEN(LEFT([.$Z95];SEARCH(&quot;Damage Limit Break&quot;;[.$Z95])))-LEN(SUBSTITUTE(LEFT([.$Z95];SEARCH(&quot;Damage Limit Break&quot;;[.$Z95]));&quot;,&quot;;&quot;&quot;)); 0); &quot;&quot;)" office:value-type="float" office:value="3" calcext:value-type="float">
            <text:p>3</text:p>
          </table:table-cell>
          <table:table-cell table:style-name="ce395" office:value-type="string" calcext:value-type="string">
            <text:p>Elemental Return, Support-Guard Killer, Damage Limit Break, Weakness Breaker, Sicarius Imperator Hunter, Element Tap</text:p>
          </table:table-cell>
          <table:table-cell table:style-name="ce265"/>
        </table:table-row>
        <table:table-row table:style-name="ro6">
          <table:table-cell table:style-name="ce266"/>
          <table:table-cell table:style-name="ce270" office:value-type="string" calcext:value-type="string">
            <text:p>Brynhildr Sicarius</text:p>
          </table:table-cell>
          <table:table-cell table:style-name="ce276" office:value-type="string" calcext:value-type="string">
            <text:p>Muspell Flame</text:p>
          </table:table-cell>
          <table:table-cell table:style-name="ce270" office:value-type="string" calcext:value-type="string">
            <text:p>Fire</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number-columns-repeated="2" table:style-name="ce333"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extreme damage focus).</text:p>
          </table:table-cell>
          <table:table-cell table:style-name="ce379" table:number-columns-repeated="2"/>
          <table:table-cell table:style-name="ce386" table:formula="of:=IF(ISNUMBER(FIND(&quot;Imbue&quot;;[.$Z96]));1;&quot;&quot;)">
            <text:p/>
          </table:table-cell>
          <table:table-cell table:style-name="ce228" table:formula="of:=IF(LEN([.$Z96])&gt;2; IF(ISNUMBER(FIND(&quot;Damage Limit Break&quot;;[.$Z96])); 1+LEN(LEFT([.$Z96];SEARCH(&quot;Damage Limit Break&quot;;[.$Z96])))-LEN(SUBSTITUTE(LEFT([.$Z96];SEARCH(&quot;Damage Limit Break&quot;;[.$Z96]));&quot;,&quot;;&quot;&quot;)); 0); &quot;&quot;)" office:value-type="float" office:value="4" calcext:value-type="float">
            <text:p>4</text:p>
          </table:table-cell>
          <table:table-cell table:style-name="ce395" office:value-type="string" calcext:value-type="string">
            <text:p>Augment ★5 Limit Break, Elemental Return, Attacker-Guard Buster, Damage Limit Break, Critical Weakness, Sicarius Medeis Buster, Element Tap</text:p>
          </table:table-cell>
          <table:table-cell table:style-name="ce265"/>
        </table:table-row>
        <table:table-row table:style-name="ro6" table:visibility="filter">
          <table:table-cell table:style-name="ce266" office:value-type="string" calcext:value-type="string">
            <text:p>B</text:p>
          </table:table-cell>
          <table:table-cell table:style-name="ce270" office:value-type="string" calcext:value-type="string">
            <text:p>Vanille &amp; Fang: FFRK</text:p>
          </table:table-cell>
          <table:table-cell table:style-name="ce276" office:value-type="string" calcext:value-type="string">
            <text:p>l'Cie Bran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00" calcext:value-type="float">
            <text:p>120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27" office:value-type="string" calcext:value-type="string">
            <text:p>Job Change Recast</text:p>
          </table:table-cell>
          <table:table-cell table:style-name="ce333" office:value-type="string" calcext:value-type="string">
            <text:p>Enhance Water +3%</text:p>
          </table:table-cell>
          <table:table-cell table:style-name="ce354" office:value-type="float" office:value="74" calcext:value-type="float">
            <text:p>74</text:p>
          </table:table-cell>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Single-target water attack (damage focus).</text:p>
          </table:table-cell>
          <table:table-cell table:style-name="ce379" table:number-columns-repeated="2"/>
          <table:table-cell table:style-name="ce386" table:formula="of:=IF(ISNUMBER(FIND(&quot;Imbue&quot;;[.$Z97]));1;&quot;&quot;)">
            <text:p/>
          </table:table-cell>
          <table:table-cell table:style-name="ce228" table:formula="of:=IF(LEN([.$Z97])&gt;2; IF(ISNUMBER(FIND(&quot;Damage Limit Break&quot;;[.$Z97])); 1+LEN(LEFT([.$Z97];SEARCH(&quot;Damage Limit Break&quot;;[.$Z97])))-LEN(SUBSTITUTE(LEFT([.$Z97];SEARCH(&quot;Damage Limit Break&quot;;[.$Z97]));&quot;,&quot;;&quot;&quot;)); 0); &quot;&quot;)" office:value-type="float" office:value="3" calcext:value-type="float">
            <text:p>3</text:p>
          </table:table-cell>
          <table:table-cell office:value-type="string" calcext:value-type="string">
            <text:p>Break Exploiter, Elemental Return, Damage Limit Break, Sicarius Bestia Killer, Sicarius Imperator Killer, Element Tap</text:p>
          </table:table-cell>
          <table:table-cell/>
        </table:table-row>
        <table:table-row table:style-name="ro6">
          <table:table-cell table:style-name="ce266"/>
          <table:table-cell table:style-name="ce270" office:value-type="string" calcext:value-type="string">
            <text:p>Yuna: FFX-2</text:p>
          </table:table-cell>
          <table:table-cell table:style-name="ce276" office:value-type="string" calcext:value-type="string">
            <text:p>Showtim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7%</text:p>
          </table:table-cell>
          <table:table-cell table:style-name="ce325" office:value-type="string" calcext:value-type="string">
            <text:p>Crystal Seeker +25</text:p>
          </table:table-cell>
          <table:table-cell table:style-name="ce333" office:value-type="string" calcext:value-type="string">
            <text:p>Enhance Water +7%</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ater attack. Adds Debrave (lowers Attack).</text:p>
          </table:table-cell>
          <table:table-cell table:style-name="ce379" office:value-type="string" calcext:value-type="string">
            <text:p><text:s/>Debrave</text:p>
          </table:table-cell>
          <table:table-cell table:style-name="ce379"/>
          <table:table-cell table:style-name="ce386" table:formula="of:=IF(ISNUMBER(FIND(&quot;Imbue&quot;;[.$Z98]));1;&quot;&quot;)">
            <text:p/>
          </table:table-cell>
          <table:table-cell table:style-name="ce228" table:formula="of:=IF(LEN([.$Z98])&gt;2; IF(ISNUMBER(FIND(&quot;Damage Limit Break&quot;;[.$Z98])); 1+LEN(LEFT([.$Z98];SEARCH(&quot;Damage Limit Break&quot;;[.$Z98])))-LEN(SUBSTITUTE(LEFT([.$Z98];SEARCH(&quot;Damage Limit Break&quot;;[.$Z98]));&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Omniscient</text:p>
          </table:table-cell>
          <table:table-cell table:style-name="ce277" office:value-type="string" calcext:value-type="string">
            <text:p>Forbidden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damage focus, multistrike overkill). Adds Improved Criticals.</text:p>
          </table:table-cell>
          <table:table-cell table:style-name="ce379" office:value-type="string" calcext:value-type="string">
            <text:p><text:s/>Multihit(5) Overkill / Improved Criticals(+200%)</text:p>
          </table:table-cell>
          <table:table-cell table:style-name="ce379"/>
          <table:table-cell table:style-name="ce386" table:formula="of:=IF(ISNUMBER(FIND(&quot;Imbue&quot;;[.$Z99]));1;&quot;&quot;)">
            <text:p/>
          </table:table-cell>
          <table:table-cell table:style-name="ce228" table:formula="of:=IF(LEN([.$Z99])&gt;2; IF(ISNUMBER(FIND(&quot;Damage Limit Break&quot;;[.$Z99])); 1+LEN(LEFT([.$Z99];SEARCH(&quot;Damage Limit Break&quot;;[.$Z99])))-LEN(SUBSTITUTE(LEFT([.$Z99];SEARCH(&quot;Damage Limit Break&quot;;[.$Z99]));&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3" office:value-type="string" calcext:value-type="string">
            <text:p>Job Change Recast</text:p>
          </table:table-cell>
          <table:table-cell table:style-name="ce333" office:value-type="string" calcext:value-type="string">
            <text:p>Magic Up +4%</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100]));1;&quot;&quot;)">
            <text:p/>
          </table:table-cell>
          <table:table-cell table:style-name="ce228" table:formula="of:=IF(LEN([.$Z100])&gt;2; IF(ISNUMBER(FIND(&quot;Damage Limit Break&quot;;[.$Z100])); 1+LEN(LEFT([.$Z100];SEARCH(&quot;Damage Limit Break&quot;;[.$Z100])))-LEN(SUBSTITUTE(LEFT([.$Z100];SEARCH(&quot;Damage Limit Break&quot;;[.$Z100]));&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Bismarck: FFXIII</text:p>
          </table:table-cell>
          <table:table-cell table:style-name="ce278" office:value-type="string" calcext:value-type="string">
            <text:p>Hideous Blizzard</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3" office:value-type="string" calcext:value-type="string">
            <text:p>Job Change Recast</text:p>
          </table:table-cell>
          <table:table-cell table:style-name="ce333"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01]));1;&quot;&quot;)">
            <text:p/>
          </table:table-cell>
          <table:table-cell table:style-name="ce228" table:formula="of:=IF(LEN([.$Z101])&gt;2; IF(ISNUMBER(FIND(&quot;Damage Limit Break&quot;;[.$Z101])); 1+LEN(LEFT([.$Z101];SEARCH(&quot;Damage Limit Break&quot;;[.$Z101])))-LEN(SUBSTITUTE(LEFT([.$Z101];SEARCH(&quot;Damage Limit Break&quot;;[.$Z101]));&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WoL &amp; Meia: FFRK</text:p>
          </table:table-cell>
          <table:table-cell table:style-name="ce274" office:value-type="string" calcext:value-type="string">
            <text:p>Azure Mobius</text:p>
          </table:table-cell>
          <table:table-cell table:style-name="ce267" office:value-type="string" calcext:value-type="string">
            <text:p>Water</text:p>
          </table:table-cell>
          <table:table-cell table:style-name="ce284" office:value-type="string" calcext:value-type="string">
            <text:p>Mage</text:p>
          </table:table-cell>
          <table:table-cell table:style-name="ce286" office:value-type="float" office:value="4" calcext:value-type="float">
            <text:p>4</text:p>
          </table:table-cell>
          <table:table-cell table:style-name="ce290" office:value-type="currency" office:currency=" " office:value="600" calcext:value-type="currency">
            <text:p>600 </text:p>
          </table:table-cell>
          <table:table-cell table:style-name="ce297" office:value-type="currency" office:currency=" " office:value="750" calcext:value-type="currency">
            <text:p>750 </text:p>
          </table:table-cell>
          <table:table-cell table:style-name="ce305" office:value-type="float" office:value="1" calcext:value-type="float">
            <text:p>1</text:p>
          </table:table-cell>
          <table:table-cell table:style-name="ce311"/>
          <table:table-cell table:style-name="ce316"/>
          <table:table-cell table:style-name="ce323" office:value-type="string" calcext:value-type="string">
            <text:p>Enhance Water +10%</text:p>
          </table:table-cell>
          <table:table-cell table:style-name="ce323" office:value-type="string" calcext:value-type="string">
            <text:p>Attuned Chain +10%</text:p>
          </table:table-cell>
          <table:table-cell table:number-columns-repeated="2" table:style-name="ce335" office:value-type="string" calcext:value-type="string">
            <text:p>Enhance Water +3%</text:p>
          </table:table-cell>
          <table:table-cell table:style-name="ce352"/>
          <table:table-cell table:style-name="ce357"/>
          <table:table-cell table:style-name="ce362"/>
          <table:table-cell table:style-name="ce367" office:value-type="float" office:value="56" calcext:value-type="float">
            <text:p>56</text:p>
          </table:table-cell>
          <table:table-cell table:style-name="ce372"/>
          <table:table-cell table:style-name="ce352" office:value-type="string" calcext:value-type="string">
            <text:p>Single-target water attack. Adds Iceforce (only draw water orbs).</text:p>
          </table:table-cell>
          <table:table-cell table:style-name="ce376" office:value-type="string" calcext:value-type="string">
            <text:p><text:s/>Iceforce</text:p>
          </table:table-cell>
          <table:table-cell table:style-name="ce376"/>
          <table:table-cell table:style-name="ce386" table:formula="of:=IF(ISNUMBER(FIND(&quot;Imbue&quot;;[.$Z102]));1;&quot;&quot;)">
            <text:p/>
          </table:table-cell>
          <table:table-cell table:style-name="ce228" table:formula="of:=IF(LEN([.$Z102])&gt;2; IF(ISNUMBER(FIND(&quot;Damage Limit Break&quot;;[.$Z102])); 1+LEN(LEFT([.$Z102];SEARCH(&quot;Damage Limit Break&quot;;[.$Z102])))-LEN(SUBSTITUTE(LEFT([.$Z102];SEARCH(&quot;Damage Limit Break&quot;;[.$Z102]));&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ahagin Prince</text:p>
          </table:table-cell>
          <table:table-cell table:style-name="ce276" office:value-type="string" calcext:value-type="string">
            <text:p>Blue L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float" office:value="999" calcext:value-type="float">
            <text:p>999</text:p>
          </table:table-cell>
          <table:table-cell table:style-name="ce301" office:value-type="float" office:value="666" calcext:value-type="float">
            <text:p>666</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6%</text:p>
          </table:table-cell>
          <table:table-cell table:style-name="ce333" office:value-type="string" calcext:value-type="string">
            <text:p>Enhance Water +4%</text:p>
          </table:table-cell>
          <table:table-cell table:style-name="ce354" office:value-type="float" office:value="79" calcext:value-type="float">
            <text:p>79</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Meia Synchro.</text:p>
          </table:table-cell>
          <table:table-cell table:style-name="ce379" table:number-columns-repeated="2"/>
          <table:table-cell table:style-name="ce386" table:formula="of:=IF(ISNUMBER(FIND(&quot;Imbue&quot;;[.$Z103]));1;&quot;&quot;)">
            <text:p/>
          </table:table-cell>
          <table:table-cell table:style-name="ce228" table:formula="of:=IF(LEN([.$Z103])&gt;2; IF(ISNUMBER(FIND(&quot;Damage Limit Break&quot;;[.$Z103])); 1+LEN(LEFT([.$Z103];SEARCH(&quot;Damage Limit Break&quot;;[.$Z103])))-LEN(SUBSTITUTE(LEFT([.$Z103];SEARCH(&quot;Damage Limit Break&quot;;[.$Z103]));&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Mermaid</text:p>
          </table:table-cell>
          <table:table-cell table:style-name="ce276" office:value-type="string" calcext:value-type="string">
            <text:p>Blue Dia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Enhance Water +4%</text:p>
          </table:table-cell>
          <table:table-cell table:style-name="ce333"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04]));1;&quot;&quot;)">
            <text:p/>
          </table:table-cell>
          <table:table-cell table:style-name="ce228" table:formula="of:=IF(LEN([.$Z104])&gt;2; IF(ISNUMBER(FIND(&quot;Damage Limit Break&quot;;[.$Z104])); 1+LEN(LEFT([.$Z104];SEARCH(&quot;Damage Limit Break&quot;;[.$Z104])))-LEN(SUBSTITUTE(LEFT([.$Z104];SEARCH(&quot;Damage Limit Break&quot;;[.$Z104]));&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7">
          <table:table-cell table:style-name="ce266"/>
          <table:table-cell table:style-name="ce270" office:value-type="string" calcext:value-type="string">
            <text:p>Nyx</text:p>
          </table:table-cell>
          <table:table-cell table:style-name="ce276" office:value-type="string" calcext:value-type="string">
            <text:p>Blue Varun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5%</text:p>
          </table:table-cell>
          <table:table-cell table:style-name="ce325" office:value-type="string" calcext:value-type="string">
            <text:p>Enhance Water +5%</text:p>
          </table:table-cell>
          <table:table-cell table:style-name="ce333" office:value-type="string" calcext:value-type="string">
            <text:p>Magic Up +3%</text:p>
          </table:table-cell>
          <table:table-cell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05]));1;&quot;&quot;)">
            <text:p/>
          </table:table-cell>
          <table:table-cell table:style-name="ce228" table:formula="of:=IF(LEN([.$Z105])&gt;2; IF(ISNUMBER(FIND(&quot;Damage Limit Break&quot;;[.$Z105])); 1+LEN(LEFT([.$Z105];SEARCH(&quot;Damage Limit Break&quot;;[.$Z105])))-LEN(SUBSTITUTE(LEFT([.$Z105];SEARCH(&quot;Damage Limit Break&quot;;[.$Z10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Lulu: FFX</text:p>
          </table:table-cell>
          <table:table-cell table:style-name="ce276" office:value-type="string" calcext:value-type="string">
            <text:p>Temptation</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740" calcext:value-type="currency">
            <text:p>174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10" calcext:value-type="float">
            <text:p>10</text:p>
          </table:table-cell>
          <table:table-cell table:style-name="ce325" office:value-type="string" calcext:value-type="string">
            <text:p>Magic Up +7%</text:p>
          </table:table-cell>
          <table:table-cell table:style-name="ce325" office:value-type="string" calcext:value-type="string">
            <text:p>Attuned Chain +10%</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80" office:value-type="string" calcext:value-type="string">
            <text:p><text:s/>Multihit(10) Overkill</text:p>
          </table:table-cell>
          <table:table-cell table:style-name="ce380"/>
          <table:table-cell table:style-name="ce386" table:formula="of:=IF(ISNUMBER(FIND(&quot;Imbue&quot;;[.$Z106]));1;&quot;&quot;)">
            <text:p/>
          </table:table-cell>
          <table:table-cell table:style-name="ce228" table:formula="of:=IF(LEN([.$Z106])&gt;2; IF(ISNUMBER(FIND(&quot;Damage Limit Break&quot;;[.$Z106])); 1+LEN(LEFT([.$Z106];SEARCH(&quot;Damage Limit Break&quot;;[.$Z106])))-LEN(SUBSTITUTE(LEFT([.$Z106];SEARCH(&quot;Damage Limit Break&quot;;[.$Z106]));&quot;,&quot;;&quot;&quot;)); 0); &quot;&quot;)" office:value-type="float" office:value="4" calcext:value-type="float">
            <text:p>4</text:p>
          </table:table-cell>
          <table:table-cell office:value-type="string" calcext:value-type="string">
            <text:p>Augment ★5 Limit Break, Break Exploiter, Elemental Return, Damage Limit Break, Critical Rupture,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Leviathan</text:p>
          </table:table-cell>
          <table:table-cell table:style-name="ce276" office:value-type="string" calcext:value-type="string">
            <text:p>Blizzaga Impulse</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3" office:value-type="string" calcext:value-type="string">
            <text:p>Boost Starter</text:p>
          </table:table-cell>
          <table:table-cell table:style-name="ce333"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07]));1;&quot;&quot;)">
            <text:p/>
          </table:table-cell>
          <table:table-cell table:style-name="ce228" table:formula="of:=IF(LEN([.$Z107])&gt;2; IF(ISNUMBER(FIND(&quot;Damage Limit Break&quot;;[.$Z107])); 1+LEN(LEFT([.$Z107];SEARCH(&quot;Damage Limit Break&quot;;[.$Z107])))-LEN(SUBSTITUTE(LEFT([.$Z107];SEARCH(&quot;Damage Limit Break&quot;;[.$Z107]));&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Touch Me: FFVII</text:p>
          </table:table-cell>
          <table:table-cell table:style-name="ce276" office:value-type="string" calcext:value-type="string">
            <text:p>Frog Song</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6%</text:p>
          </table:table-cell>
          <table:table-cell table:style-name="ce325" office:value-type="string" calcext:value-type="string">
            <text:p>Break Power Up +5%</text:p>
          </table:table-cell>
          <table:table-cell table:number-columns-repeated="2" table:style-name="ce333" office:value-type="string" calcext:value-type="string">
            <text:p>Magic Up +5%</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Adds Weaken (reduces resistance to weakness) and adds Faith (increases Magic) to the party.</text:p>
          </table:table-cell>
          <table:table-cell table:style-name="ce379" office:value-type="string" calcext:value-type="string">
            <text:p><text:s/>Weaken / Faith to party</text:p>
          </table:table-cell>
          <table:table-cell table:style-name="ce379"/>
          <table:table-cell table:style-name="ce386" table:formula="of:=IF(ISNUMBER(FIND(&quot;Imbue&quot;;[.$Z108]));1;&quot;&quot;)">
            <text:p/>
          </table:table-cell>
          <table:table-cell table:style-name="ce228" table:formula="of:=IF(LEN([.$Z108])&gt;2; IF(ISNUMBER(FIND(&quot;Damage Limit Break&quot;;[.$Z108])); 1+LEN(LEFT([.$Z108];SEARCH(&quot;Damage Limit Break&quot;;[.$Z108])))-LEN(SUBSTITUTE(LEFT([.$Z108];SEARCH(&quot;Damage Limit Break&quot;;[.$Z108]));&quot;,&quot;;&quot;&quot;)); 0); &quot;&quot;)" office:value-type="float" office:value="4" calcext:value-type="float">
            <text:p>4</text:p>
          </table:table-cell>
          <table:table-cell office:value-type="string" calcext:value-type="string">
            <text:p>Break Exploiter, Quick Cast,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Magic Up +6%</text:p>
          </table:table-cell>
          <table:table-cell table:style-name="ce325" office:value-type="string" calcext:value-type="string">
            <text:p>Break Power Up +5%</text:p>
          </table:table-cell>
          <table:table-cell table:style-name="ce333" office:value-type="string" calcext:value-type="string">
            <text:p>Magic Up +6%</text:p>
          </table:table-cell>
          <table:table-cell table:style-name="ce333" office:value-type="string" calcext:value-type="string">
            <text:p>Skillseed Up +10%</text:p>
          </table:table-cell>
          <table:table-cell table:style-name="ce354" office:value-type="string" calcext:value-type="string">
            <text:p>+jcr</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text:p>
          </table:table-cell>
          <table:table-cell table:style-name="ce379" table:number-columns-repeated="2"/>
          <table:table-cell table:style-name="ce386" table:formula="of:=IF(ISNUMBER(FIND(&quot;Imbue&quot;;[.$Z109]));1;&quot;&quot;)">
            <text:p/>
          </table:table-cell>
          <table:table-cell table:style-name="ce228" table:formula="of:=IF(LEN([.$Z109])&gt;2; IF(ISNUMBER(FIND(&quot;Damage Limit Break&quot;;[.$Z109])); 1+LEN(LEFT([.$Z109];SEARCH(&quot;Damage Limit Break&quot;;[.$Z109])))-LEN(SUBSTITUTE(LEFT([.$Z109];SEARCH(&quot;Damage Limit Break&quot;;[.$Z109]));&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3" office:value-type="string" calcext:value-type="string">
            <text:p>Enhance Water +4%</text:p>
          </table:table-cell>
          <table:table-cell table:style-name="ce333" office:value-type="string" calcext:value-type="string">
            <text:p>Magic Up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10]));1;&quot;&quot;)">
            <text:p/>
          </table:table-cell>
          <table:table-cell table:style-name="ce228" table:formula="of:=IF(LEN([.$Z110])&gt;2; IF(ISNUMBER(FIND(&quot;Damage Limit Break&quot;;[.$Z110])); 1+LEN(LEFT([.$Z110];SEARCH(&quot;Damage Limit Break&quot;;[.$Z110])))-LEN(SUBSTITUTE(LEFT([.$Z110];SEARCH(&quot;Damage Limit Break&quot;;[.$Z110]));&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3" office:value-type="string" calcext:value-type="string">
            <text:p>Enhance Wind +3%</text:p>
          </table:table-cell>
          <table:table-cell table:style-name="ce346" office:value-type="string" calcext:value-type="string">
            <text:p>Skillseed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11]));1;&quot;&quot;)">
            <text:p/>
          </table:table-cell>
          <table:table-cell table:style-name="ce228" table:formula="of:=IF(LEN([.$Z111])&gt;2; IF(ISNUMBER(FIND(&quot;Damage Limit Break&quot;;[.$Z111])); 1+LEN(LEFT([.$Z111];SEARCH(&quot;Damage Limit Break&quot;;[.$Z111])))-LEN(SUBSTITUTE(LEFT([.$Z111];SEARCH(&quot;Damage Limit Break&quot;;[.$Z111]));&quot;,&quot;;&quot;&quot;)); 0); &quot;&quot;)" office:value-type="float" office:value="3" calcext:value-type="float">
            <text:p>3</text:p>
          </table:table-cell>
          <table:table-cell office:value-type="string" calcext:value-type="string">
            <text:p>Elemental Return, Attacker-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cathacha</text:p>
          </table:table-cell>
          <table:table-cell table:style-name="ce276" office:value-type="string" calcext:value-type="string">
            <text:p>Blowback</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050" calcext:value-type="currency">
            <text:p>1050 </text:p>
          </table:table-cell>
          <table:table-cell table:style-name="ce300" office:value-type="currency" office:currency=" " office:value="150" calcext:value-type="currency">
            <text:p>15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Resist Earth +10%</text:p>
          </table:table-cell>
          <table:table-cell table:style-name="ce333" office:value-type="string" calcext:value-type="string">
            <text:p>Magic Up +5%</text:p>
          </table:table-cell>
          <table:table-cell table:style-name="ce333" office:value-type="string" calcext:value-type="string">
            <text:p>Enhance Wind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Adds Reckoning.</text:p>
          </table:table-cell>
          <table:table-cell table:style-name="ce379" table:number-columns-repeated="2"/>
          <table:table-cell table:style-name="ce386" table:formula="of:=IF(ISNUMBER(FIND(&quot;Imbue&quot;;[.$Z112]));1;&quot;&quot;)">
            <text:p/>
          </table:table-cell>
          <table:table-cell table:style-name="ce228" table:formula="of:=IF(LEN([.$Z112])&gt;2; IF(ISNUMBER(FIND(&quot;Damage Limit Break&quot;;[.$Z112])); 1+LEN(LEFT([.$Z112];SEARCH(&quot;Damage Limit Break&quot;;[.$Z112])))-LEN(SUBSTITUTE(LEFT([.$Z112];SEARCH(&quot;Damage Limit Break&quot;;[.$Z112]));&quot;,&quot;;&quot;&quot;)); 0); &quot;&quot;)" office:value-type="float" office:value="3" calcext:value-type="float">
            <text:p>3</text:p>
          </table:table-cell>
          <table:table-cell office:value-type="string" calcext:value-type="string">
            <text:p>Reckoning, Break Exploiter, Damage Limit Break, Elemental Return, Critical Weakness, Element Tap</text:p>
          </table:table-cell>
          <table:table-cell/>
        </table:table-row>
        <table:table-row table:style-name="ro6">
          <table:table-cell table:style-name="ce266"/>
          <table:table-cell table:style-name="ce270" office:value-type="string" calcext:value-type="string">
            <text:p>Raum</text:p>
          </table:table-cell>
          <table:table-cell table:style-name="ce279" office:value-type="string" calcext:value-type="string">
            <text:p>Sonic Boo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5" calcext:value-type="float">
            <text:p>5</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4" office:value-type="string" calcext:value-type="string">
            <text:p>Enhance Wind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damage focus, multistrike). Adds Painful Break.</text:p>
          </table:table-cell>
          <table:table-cell table:style-name="ce379" office:value-type="string" calcext:value-type="string">
            <text:p><text:s/>Multihit(5) / Painful Break(+200%)</text:p>
          </table:table-cell>
          <table:table-cell table:style-name="ce379"/>
          <table:table-cell table:style-name="ce386" table:formula="of:=IF(ISNUMBER(FIND(&quot;Imbue&quot;;[.$Z113]));1;&quot;&quot;)">
            <text:p/>
          </table:table-cell>
          <table:table-cell table:style-name="ce228" table:formula="of:=IF(LEN([.$Z113])&gt;2; IF(ISNUMBER(FIND(&quot;Damage Limit Break&quot;;[.$Z113])); 1+LEN(LEFT([.$Z113];SEARCH(&quot;Damage Limit Break&quot;;[.$Z113])))-LEN(SUBSTITUTE(LEFT([.$Z113];SEARCH(&quot;Damage Limit Break&quot;;[.$Z113]));&quot;,&quot;;&quot;&quot;)); 0); &quot;&quot;)" office:value-type="float" office:value="3" calcext:value-type="float">
            <text:p>3</text:p>
          </table:table-cell>
          <table:table-cell office:value-type="string" calcext:value-type="string">
            <text:p>Break Exploiter, Elemental Return, Damage Limit Break, Breaker-Killer,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agudo: FFXI</text:p>
          </table:table-cell>
          <table:table-cell table:style-name="ce279" office:value-type="string" calcext:value-type="string">
            <text:p>Feather Storm</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14]));1;&quot;&quot;)" office:value-type="float" office:value="1" calcext:value-type="float">
            <text:p>1</text:p>
          </table:table-cell>
          <table:table-cell table:style-name="ce228" table:formula="of:=IF(LEN([.$Z114])&gt;2; IF(ISNUMBER(FIND(&quot;Damage Limit Break&quot;;[.$Z114])); 1+LEN(LEFT([.$Z114];SEARCH(&quot;Damage Limit Break&quot;;[.$Z114])))-LEN(SUBSTITUTE(LEFT([.$Z114];SEARCH(&quot;Damage Limit Break&quot;;[.$Z114]));&quot;,&quot;;&quot;&quot;)); 0); &quot;&quot;)" office:value-type="float" office:value="4" calcext:value-type="float">
            <text:p>4</text:p>
          </table:table-cell>
          <table:table-cell office:value-type="string" calcext:value-type="string">
            <text:p>Imbue Wind,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erie Lights</text:p>
          </table:table-cell>
          <table:table-cell table:style-name="ce276" office:value-type="string" calcext:value-type="string">
            <text:p>Turquoise Lun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4" office:value-type="string" calcext:value-type="string">
            <text:p>Enhance Wind +3%</text:p>
          </table:table-cell>
          <table:table-cell table:style-name="ce334" office:value-type="string" calcext:value-type="string">
            <text:p>Prismatic Draw +1%</text:p>
          </table:table-cell>
          <table:table-cell table:style-name="ce354" office:value-type="float" office:value="76" calcext:value-type="float">
            <text:p>76</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Meia Synchro.</text:p>
          </table:table-cell>
          <table:table-cell table:style-name="ce379" table:number-columns-repeated="2"/>
          <table:table-cell table:style-name="ce386" table:formula="of:=IF(ISNUMBER(FIND(&quot;Imbue&quot;;[.$Z115]));1;&quot;&quot;)">
            <text:p/>
          </table:table-cell>
          <table:table-cell table:style-name="ce228" table:formula="of:=IF(LEN([.$Z115])&gt;2; IF(ISNUMBER(FIND(&quot;Damage Limit Break&quot;;[.$Z115])); 1+LEN(LEFT([.$Z115];SEARCH(&quot;Damage Limit Break&quot;;[.$Z115])))-LEN(SUBSTITUTE(LEFT([.$Z115];SEARCH(&quot;Damage Limit Break&quot;;[.$Z115]));&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Manticore</text:p>
          </table:table-cell>
          <table:table-cell table:style-name="ce276" office:value-type="string" calcext:value-type="string">
            <text:p>Turquoise Selene</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29" office:value-type="string" calcext:value-type="string">
            <text:p>Break Power Up +5%</text:p>
          </table:table-cell>
          <table:table-cell table:style-name="ce334"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16]));1;&quot;&quot;)">
            <text:p/>
          </table:table-cell>
          <table:table-cell table:style-name="ce228" table:formula="of:=IF(LEN([.$Z116])&gt;2; IF(ISNUMBER(FIND(&quot;Damage Limit Break&quot;;[.$Z116])); 1+LEN(LEFT([.$Z116];SEARCH(&quot;Damage Limit Break&quot;;[.$Z116])))-LEN(SUBSTITUTE(LEFT([.$Z116];SEARCH(&quot;Damage Limit Break&quot;;[.$Z116]));&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amuh</text:p>
          </table:table-cell>
          <table:table-cell table:style-name="ce276" office:value-type="string" calcext:value-type="string">
            <text:p>Fatal Aero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29" office:value-type="string" calcext:value-type="string">
            <text:p>Break Power Up +3%</text:p>
          </table:table-cell>
          <table:table-cell table:style-name="ce334"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17]));1;&quot;&quot;)">
            <text:p/>
          </table:table-cell>
          <table:table-cell table:style-name="ce228" table:formula="of:=IF(LEN([.$Z117])&gt;2; IF(ISNUMBER(FIND(&quot;Damage Limit Break&quot;;[.$Z117])); 1+LEN(LEFT([.$Z117];SEARCH(&quot;Damage Limit Break&quot;;[.$Z117])))-LEN(SUBSTITUTE(LEFT([.$Z117];SEARCH(&quot;Damage Limit Break&quot;;[.$Z117]));&quot;,&quot;;&quot;&quot;)); 0); &quot;&quot;)" office:value-type="float" office:value="6" calcext:value-type="float">
            <text:p>6</text:p>
          </table:table-cell>
          <table:table-cell office:value-type="string" calcext:value-type="string">
            <text:p>Break Exploiter, Elemental Retrieval, Bloodthirst, Potent Ailments, Breaker-Killer, Damage Limit Break</text:p>
          </table:table-cell>
          <table:table-cell/>
        </table:table-row>
        <table:table-row table:style-name="ro6">
          <table:table-cell table:style-name="ce266"/>
          <table:table-cell table:style-name="ce270" office:value-type="string" calcext:value-type="string">
            <text:p>Archtiamat</text:p>
          </table:table-cell>
          <table:table-cell table:style-name="ce276" office:value-type="string" calcext:value-type="string">
            <text:p>Tri-Breath</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4%</text:p>
          </table:table-cell>
          <table:table-cell table:style-name="ce325" office:value-type="string" calcext:value-type="string">
            <text:p>Cleanse Earth</text:p>
          </table:table-cell>
          <table:table-cell table:style-name="ce329" office:value-type="string" calcext:value-type="string">
            <text:p>Magic Up +6%</text:p>
          </table:table-cell>
          <table:table-cell table:style-name="ce334"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Unguard (nullifies Defense).</text:p>
          </table:table-cell>
          <table:table-cell table:style-name="ce379" office:value-type="string" calcext:value-type="string">
            <text:p><text:s/>Unguard</text:p>
          </table:table-cell>
          <table:table-cell table:style-name="ce379"/>
          <table:table-cell table:style-name="ce386" table:formula="of:=IF(ISNUMBER(FIND(&quot;Imbue&quot;;[.$Z118]));1;&quot;&quot;)">
            <text:p/>
          </table:table-cell>
          <table:table-cell table:style-name="ce228" table:formula="of:=IF(LEN([.$Z118])&gt;2; IF(ISNUMBER(FIND(&quot;Damage Limit Break&quot;;[.$Z118])); 1+LEN(LEFT([.$Z118];SEARCH(&quot;Damage Limit Break&quot;;[.$Z118])))-LEN(SUBSTITUTE(LEFT([.$Z118];SEARCH(&quot;Damage Limit Break&quot;;[.$Z118]));&quot;,&quot;;&quot;&quot;)); 0); &quot;&quot;)" office:value-type="float" office:value="3" calcext:value-type="float">
            <text:p>3</text:p>
          </table:table-cell>
          <table:table-cell office:value-type="string" calcext:value-type="string">
            <text:p>Cleanse Earth, Weakness Breaker, Damage Limit Break, Potent Ailments, Elemental Return,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unalesca: FFX</text:p>
          </table:table-cell>
          <table:table-cell table:style-name="ce276" office:value-type="string" calcext:value-type="string">
            <text:p>Fetters of Yevon</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29" office:value-type="string" calcext:value-type="string">
            <text:p>Magic Up +7%</text:p>
          </table:table-cell>
          <table:table-cell table:style-name="ce329"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Stun, Debrave, and Curse.</text:p>
          </table:table-cell>
          <table:table-cell table:style-name="ce379" office:value-type="string" calcext:value-type="string">
            <text:p><text:s/>Stun / Debrave / Curse all enemies</text:p>
          </table:table-cell>
          <table:table-cell table:style-name="ce379"/>
          <table:table-cell table:style-name="ce386" table:formula="of:=IF(ISNUMBER(FIND(&quot;Imbue&quot;;[.$Z119]));1;&quot;&quot;)">
            <text:p/>
          </table:table-cell>
          <table:table-cell table:style-name="ce228" table:formula="of:=IF(LEN([.$Z119])&gt;2; IF(ISNUMBER(FIND(&quot;Damage Limit Break&quot;;[.$Z119])); 1+LEN(LEFT([.$Z119];SEARCH(&quot;Damage Limit Break&quot;;[.$Z119])))-LEN(SUBSTITUTE(LEFT([.$Z119];SEARCH(&quot;Damage Limit Break&quot;;[.$Z119]));&quot;,&quot;;&quot;&quot;)); 0); &quot;&quot;)" office:value-type="float" office:value="5" calcext:value-type="float">
            <text:p>5</text:p>
          </table:table-cell>
          <table:table-cell office:value-type="string" calcext:value-type="string">
            <text:p>Augment ★5 Limit Break,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29" office:value-type="string" calcext:value-type="string">
            <text:p>Break Power Up +5%</text:p>
          </table:table-cell>
          <table:table-cell table:style-name="ce334"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20]));1;&quot;&quot;)">
            <text:p/>
          </table:table-cell>
          <table:table-cell table:style-name="ce228" table:formula="of:=IF(LEN([.$Z120])&gt;2; IF(ISNUMBER(FIND(&quot;Damage Limit Break&quot;;[.$Z120])); 1+LEN(LEFT([.$Z120];SEARCH(&quot;Damage Limit Break&quot;;[.$Z120])))-LEN(SUBSTITUTE(LEFT([.$Z120];SEARCH(&quot;Damage Limit Break&quot;;[.$Z120]));&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29" office:value-type="string" calcext:value-type="string">
            <text:p>HP Up +4%</text:p>
          </table:table-cell>
          <table:table-cell table:style-name="ce329" office:value-type="string" calcext:value-type="string">
            <text:p>Prismatic Draw +1%</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21]));1;&quot;&quot;)">
            <text:p/>
          </table:table-cell>
          <table:table-cell table:style-name="ce228" table:formula="of:=IF(LEN([.$Z121])&gt;2; IF(ISNUMBER(FIND(&quot;Damage Limit Break&quot;;[.$Z121])); 1+LEN(LEFT([.$Z121];SEARCH(&quot;Damage Limit Break&quot;;[.$Z121])))-LEN(SUBSTITUTE(LEFT([.$Z121];SEARCH(&quot;Damage Limit Break&quot;;[.$Z121]));&quot;,&quot;;&quot;&quot;)); 0); &quot;&quot;)" office:value-type="float" office:value="3" calcext:value-type="float">
            <text:p>3</text:p>
          </table:table-cell>
          <table:table-cell office:value-type="string" calcext:value-type="string">
            <text:p>Elemental Return, Support-Guard Killer, Damage Limit Break, Weakness Breaker, Sicarius Imperator Hunt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al'Cie Titan: FFXIII</text:p>
          </table:table-cell>
          <table:table-cell table:style-name="ce276" office:value-type="string" calcext:value-type="string">
            <text:p>Fal'Cie's Wra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1230" calcext:value-type="float">
            <text:p>1230</text:p>
          </table:table-cell>
          <table:table-cell table:style-name="ce301" office:value-type="float" office:value="3" calcext:value-type="float">
            <text:p>3</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29" office:value-type="string" calcext:value-type="string">
            <text:p>Enhance Earth +4%</text:p>
          </table:table-cell>
          <table:table-cell table:style-name="ce329"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22]));1;&quot;&quot;)">
            <text:p/>
          </table:table-cell>
          <table:table-cell table:style-name="ce228" table:formula="of:=IF(LEN([.$Z122])&gt;2; IF(ISNUMBER(FIND(&quot;Damage Limit Break&quot;;[.$Z122])); 1+LEN(LEFT([.$Z122];SEARCH(&quot;Damage Limit Break&quot;;[.$Z122])))-LEN(SUBSTITUTE(LEFT([.$Z122];SEARCH(&quot;Damage Limit Break&quot;;[.$Z122]));&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6">
          <table:table-cell table:style-name="ce266"/>
          <table:table-cell table:style-name="ce270" office:value-type="string" calcext:value-type="string">
            <text:p>Vanille: FFXIII</text:p>
          </table:table-cell>
          <table:table-cell table:style-name="ce277" office:value-type="string" calcext:value-type="string">
            <text:p>Pulse Bounc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3" calcext:value-type="float">
            <text:p>3</text:p>
          </table:table-cell>
          <table:table-cell table:style-name="ce325" office:value-type="string" calcext:value-type="string">
            <text:p>Barrier Starter</text:p>
          </table:table-cell>
          <table:table-cell table:style-name="ce325" office:value-type="string" calcext:value-type="string">
            <text:p>Enhance Earth +13%</text:p>
          </table:table-cell>
          <table:table-cell table:style-name="ce333" office:value-type="string" calcext:value-type="string">
            <text:p>Job Change Recast</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3) / Painful Break(+200%)</text:p>
          </table:table-cell>
          <table:table-cell table:style-name="ce379"/>
          <table:table-cell table:style-name="ce386" table:formula="of:=IF(ISNUMBER(FIND(&quot;Imbue&quot;;[.$Z123]));1;&quot;&quot;)">
            <text:p/>
          </table:table-cell>
          <table:table-cell table:style-name="ce228" table:formula="of:=IF(LEN([.$Z123])&gt;2; IF(ISNUMBER(FIND(&quot;Damage Limit Break&quot;;[.$Z123])); 1+LEN(LEFT([.$Z123];SEARCH(&quot;Damage Limit Break&quot;;[.$Z123])))-LEN(SUBSTITUTE(LEFT([.$Z123];SEARCH(&quot;Damage Limit Break&quot;;[.$Z123]));&quot;,&quot;;&quot;&quot;)); 0); &quot;&quot;)" office:value-type="float" office:value="3" calcext:value-type="float">
            <text:p>3</text:p>
          </table:table-cell>
          <table:table-cell office:value-type="string" calcext:value-type="string">
            <text:p>Break Exploiter, Sicarius Imperator Hunter, Damage Limit Break, Elemental Return, Sicarius Imperator Kill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Great Tortoise</text:p>
          </table:table-cell>
          <table:table-cell table:style-name="ce277" office:value-type="string" calcext:value-type="string">
            <text:p>Rock 'n' Roll</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3"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24]));1;&quot;&quot;)" office:value-type="float" office:value="1" calcext:value-type="float">
            <text:p>1</text:p>
          </table:table-cell>
          <table:table-cell table:style-name="ce228" table:formula="of:=IF(LEN([.$Z124])&gt;2; IF(ISNUMBER(FIND(&quot;Damage Limit Break&quot;;[.$Z124])); 1+LEN(LEFT([.$Z124];SEARCH(&quot;Damage Limit Break&quot;;[.$Z124])))-LEN(SUBSTITUTE(LEFT([.$Z124];SEARCH(&quot;Damage Limit Break&quot;;[.$Z124]));&quot;,&quot;;&quot;&quot;)); 0); &quot;&quot;)" office:value-type="float" office:value="4" calcext:value-type="float">
            <text:p>4</text:p>
          </table:table-cell>
          <table:table-cell office:value-type="string" calcext:value-type="string">
            <text:p>Imbue Earth, Elemental Return, Guard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Hargon</text:p>
          </table:table-cell>
          <table:table-cell table:style-name="ce278" office:value-type="string" calcext:value-type="string">
            <text:p>Hideous Sto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25]));1;&quot;&quot;)">
            <text:p/>
          </table:table-cell>
          <table:table-cell table:style-name="ce228" table:formula="of:=IF(LEN([.$Z125])&gt;2; IF(ISNUMBER(FIND(&quot;Damage Limit Break&quot;;[.$Z125])); 1+LEN(LEFT([.$Z125];SEARCH(&quot;Damage Limit Break&quot;;[.$Z125])))-LEN(SUBSTITUTE(LEFT([.$Z125];SEARCH(&quot;Damage Limit Break&quot;;[.$Z125]));&quot;,&quot;;&quot;&quot;)); 0); &quot;&quot;)" office:value-type="float" office:value="4" calcext:value-type="float">
            <text:p>4</text:p>
          </table:table-cell>
          <table:table-cell office:value-type="string" calcext:value-type="string">
            <text:p>Potent Ailments, Elemental Return, Break Exploiter, Damage Limit Break, Weakness Breaker,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ue</text:p>
          </table:table-cell>
          <table:table-cell table:style-name="ce276" office:value-type="string" calcext:value-type="string">
            <text:p>Great Attractor</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7"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126]));1;&quot;&quot;)">
            <text:p/>
          </table:table-cell>
          <table:table-cell table:style-name="ce228" table:formula="of:=IF(LEN([.$Z126])&gt;2; IF(ISNUMBER(FIND(&quot;Damage Limit Break&quot;;[.$Z126])); 1+LEN(LEFT([.$Z126];SEARCH(&quot;Damage Limit Break&quot;;[.$Z126])))-LEN(SUBSTITUTE(LEFT([.$Z126];SEARCH(&quot;Damage Limit Break&quot;;[.$Z126]));&quot;,&quot;;&quot;&quot;)); 0); &quot;&quot;)" office:value-type="float" office:value="4" calcext:value-type="float">
            <text:p>4</text:p>
          </table:table-cell>
          <table:table-cell office:value-type="string" calcext:value-type="string">
            <text:p>Break Exploiter, Elemental Return, Potent Ailments,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emnezmy: FFVII</text:p>
          </table:table-cell>
          <table:table-cell table:style-name="ce276" office:value-type="string" calcext:value-type="string">
            <text:p>Shift Magic: Earth</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Earth +6%</text:p>
          </table:table-cell>
          <table:table-cell table:style-name="ce325" office:value-type="string" calcext:value-type="string">
            <text:p>Attuned Chain +10%</text:p>
          </table:table-cell>
          <table:table-cell table:style-name="ce336" office:value-type="string" calcext:value-type="string">
            <text:p>Magic Up +3%</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Adds Earth Shift (converts element orbs to earth).</text:p>
          </table:table-cell>
          <table:table-cell table:style-name="ce381" office:value-type="string" calcext:value-type="string">
            <text:p><text:s/>Earth Shift</text:p>
          </table:table-cell>
          <table:table-cell table:style-name="ce381"/>
          <table:table-cell table:style-name="ce386" table:formula="of:=IF(ISNUMBER(FIND(&quot;Imbue&quot;;[.$Z127]));1;&quot;&quot;)">
            <text:p/>
          </table:table-cell>
          <table:table-cell table:style-name="ce228" table:formula="of:=IF(LEN([.$Z127])&gt;2; IF(ISNUMBER(FIND(&quot;Damage Limit Break&quot;;[.$Z127])); 1+LEN(LEFT([.$Z127];SEARCH(&quot;Damage Limit Break&quot;;[.$Z127])))-LEN(SUBSTITUTE(LEFT([.$Z127];SEARCH(&quot;Damage Limit Break&quot;;[.$Z127]));&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Bark Spirit</text:p>
          </table:table-cell>
          <table:table-cell table:style-name="ce276" office:value-type="string" calcext:value-type="string">
            <text:p>Amber L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999" calcext:value-type="currency">
            <text:p>999 </text:p>
          </table:table-cell>
          <table:table-cell table:style-name="ce300" office:value-type="currency" office:currency=" " office:value="666" calcext:value-type="currency">
            <text:p>666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nhance Earth +3%</text:p>
          </table:table-cell>
          <table:table-cell table:style-name="ce336" office:value-type="string" calcext:value-type="string">
            <text:p>Enhance Earth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Meia Synchro.</text:p>
          </table:table-cell>
          <table:table-cell table:style-name="ce379" table:number-columns-repeated="2"/>
          <table:table-cell table:style-name="ce386" table:formula="of:=IF(ISNUMBER(FIND(&quot;Imbue&quot;;[.$Z128]));1;&quot;&quot;)">
            <text:p/>
          </table:table-cell>
          <table:table-cell table:style-name="ce228" table:formula="of:=IF(LEN([.$Z128])&gt;2; IF(ISNUMBER(FIND(&quot;Damage Limit Break&quot;;[.$Z128])); 1+LEN(LEFT([.$Z128];SEARCH(&quot;Damage Limit Break&quot;;[.$Z128])))-LEN(SUBSTITUTE(LEFT([.$Z128];SEARCH(&quot;Damage Limit Break&quot;;[.$Z128]));&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Ghost Ship</text:p>
          </table:table-cell>
          <table:table-cell table:style-name="ce276" office:value-type="string" calcext:value-type="string">
            <text:p>Amber Selene</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Break Power Up +5%</text:p>
          </table:table-cell>
          <table:table-cell table:style-name="ce336"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 and adds Meia Synchro.</text:p>
          </table:table-cell>
          <table:table-cell table:style-name="ce380" office:value-type="string" calcext:value-type="string">
            <text:p><text:s/>BDD / Meia Sync</text:p>
          </table:table-cell>
          <table:table-cell table:style-name="ce380"/>
          <table:table-cell table:style-name="ce386" table:formula="of:=IF(ISNUMBER(FIND(&quot;Imbue&quot;;[.$Z129]));1;&quot;&quot;)">
            <text:p/>
          </table:table-cell>
          <table:table-cell table:style-name="ce228" table:formula="of:=IF(LEN([.$Z129])&gt;2; IF(ISNUMBER(FIND(&quot;Damage Limit Break&quot;;[.$Z129])); 1+LEN(LEFT([.$Z129];SEARCH(&quot;Damage Limit Break&quot;;[.$Z129])))-LEN(SUBSTITUTE(LEFT([.$Z129];SEARCH(&quot;Damage Limit Break&quot;;[.$Z129]));&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7">
          <table:table-cell table:style-name="ce266"/>
          <table:table-cell table:style-name="ce270" office:value-type="string" calcext:value-type="string">
            <text:p>Sasquatch</text:p>
          </table:table-cell>
          <table:table-cell table:style-name="ce276" office:value-type="string" calcext:value-type="string">
            <text:p>Amber Varuna</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7"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30]));1;&quot;&quot;)">
            <text:p/>
          </table:table-cell>
          <table:table-cell table:style-name="ce228" table:formula="of:=IF(LEN([.$Z130])&gt;2; IF(ISNUMBER(FIND(&quot;Damage Limit Break&quot;;[.$Z130])); 1+LEN(LEFT([.$Z130];SEARCH(&quot;Damage Limit Break&quot;;[.$Z130])))-LEN(SUBSTITUTE(LEFT([.$Z130];SEARCH(&quot;Damage Limit Break&quot;;[.$Z13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7" office:value-type="string" calcext:value-type="string">
            <text:p>Kill &amp; Draw +1</text:p>
          </table:table-cell>
          <table:table-cell table:style-name="ce336" office:value-type="string" calcext:value-type="string">
            <text:p>Enhance Earth +5%</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131]));1;&quot;&quot;)">
            <text:p/>
          </table:table-cell>
          <table:table-cell table:style-name="ce228" table:formula="of:=IF(LEN([.$Z131])&gt;2; IF(ISNUMBER(FIND(&quot;Damage Limit Break&quot;;[.$Z131])); 1+LEN(LEFT([.$Z131];SEARCH(&quot;Damage Limit Break&quot;;[.$Z131])))-LEN(SUBSTITUTE(LEFT([.$Z131];SEARCH(&quot;Damage Limit Break&quot;;[.$Z131]));&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132]));1;&quot;&quot;)">
            <text:p/>
          </table:table-cell>
          <table:table-cell table:style-name="ce228" table:formula="of:=IF(LEN([.$Z132])&gt;2; IF(ISNUMBER(FIND(&quot;Damage Limit Break&quot;;[.$Z132])); 1+LEN(LEFT([.$Z132];SEARCH(&quot;Damage Limit Break&quot;;[.$Z132])))-LEN(SUBSTITUTE(LEFT([.$Z132];SEARCH(&quot;Damage Limit Break&quot;;[.$Z132]));&quot;,&quot;;&quot;&quot;)); 0); &quot;&quot;)" office:value-type="float" office:value="3" calcext:value-type="float">
            <text:p>3</text:p>
          </table:table-cell>
          <table:table-cell office:value-type="string" calcext:value-type="string">
            <text:p>Elemental Return, Attacker-Guard Killer, Damage Limit Break, Weakness Breaker, Sicarius Bestia Hunter,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Hope: FFXIII</text:p>
          </table:table-cell>
          <table:table-cell table:style-name="ce279" office:value-type="string" calcext:value-type="string">
            <text:p>Shining Light of Hop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6" calcext:value-type="float">
            <text:p>6</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 multistrike). Adds Painful Break.</text:p>
          </table:table-cell>
          <table:table-cell table:style-name="ce379" office:value-type="string" calcext:value-type="string">
            <text:p><text:s/>Multihit(6) / Painful Break(+200%)</text:p>
          </table:table-cell>
          <table:table-cell table:style-name="ce379"/>
          <table:table-cell table:style-name="ce386" table:formula="of:=IF(ISNUMBER(FIND(&quot;Imbue&quot;;[.$Z133]));1;&quot;&quot;)">
            <text:p/>
          </table:table-cell>
          <table:table-cell table:style-name="ce228" table:formula="of:=IF(LEN([.$Z133])&gt;2; IF(ISNUMBER(FIND(&quot;Damage Limit Break&quot;;[.$Z133])); 1+LEN(LEFT([.$Z133];SEARCH(&quot;Damage Limit Break&quot;;[.$Z133])))-LEN(SUBSTITUTE(LEFT([.$Z133];SEARCH(&quot;Damage Limit Break&quot;;[.$Z133]));&quot;,&quot;;&quot;&quot;)); 0); &quot;&quot;)" office:value-type="float" office:value="3" calcext:value-type="float">
            <text:p>3</text:p>
          </table:table-cell>
          <table:table-cell office:value-type="string" calcext:value-type="string">
            <text:p>Break Exploiter, Sicarius Machina Hunter, Damage Limit Break, Elemental Return, Sicarius Machina Killer,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office:value-type="string" calcext:value-type="string">
            <text:p>lv.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4]));1;&quot;&quot;)">
            <text:p/>
          </table:table-cell>
          <table:table-cell table:style-name="ce228" table:formula="of:=IF(LEN([.$Z134])&gt;2; IF(ISNUMBER(FIND(&quot;Damage Limit Break&quot;;[.$Z134])); 1+LEN(LEFT([.$Z134];SEARCH(&quot;Damage Limit Break&quot;;[.$Z134])))-LEN(SUBSTITUTE(LEFT([.$Z134];SEARCH(&quot;Damage Limit Break&quot;;[.$Z134]));&quot;,&quot;;&quot;&quot;)); 0); &quot;&quot;)">
            <text:p/>
          </table:table-cell>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6" office:value-type="string" calcext:value-type="string">
            <text:p>Faith Starter</text:p>
          </table:table-cell>
          <table:table-cell table:style-name="ce325" office:value-type="string" calcext:value-type="string">
            <text:p>Enhance Light +13%</text:p>
          </table:table-cell>
          <table:table-cell table:style-name="ce336" office:value-type="string" calcext:value-type="string">
            <text:p>Skillseed Up +10%</text:p>
          </table:table-cell>
          <table:table-cell table:style-name="ce347" office:value-type="string" calcext:value-type="string">
            <text:p>Crystal Seeker +20</text:p>
          </table:table-cell>
          <table:table-cell table:style-name="ce354" office:value-type="string" calcext:value-type="string">
            <text:p>lv.1 / Lv.10</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35]));1;&quot;&quot;)">
            <text:p/>
          </table:table-cell>
          <table:table-cell table:style-name="ce228" table:formula="of:=IF(LEN([.$Z135])&gt;2; IF(ISNUMBER(FIND(&quot;Damage Limit Break&quot;;[.$Z135])); 1+LEN(LEFT([.$Z135];SEARCH(&quot;Damage Limit Break&quot;;[.$Z135])))-LEN(SUBSTITUTE(LEFT([.$Z135];SEARCH(&quot;Damage Limit Break&quot;;[.$Z135]));&quot;,&quot;;&quot;&quot;)); 0); &quot;&quot;)">
            <text:p/>
          </table:table-cell>
          <table:table-cell office:value-type="string" calcext:value-type="string">
            <text:p>-</text:p>
          </table:table-cell>
          <table:table-cell/>
        </table:table-row>
        <table:table-row table:style-name="ro6">
          <table:table-cell table:style-name="ce266"/>
          <table:table-cell table:style-name="ce270" office:value-type="string" calcext:value-type="string">
            <text:p>YAT-99: FFX</text:p>
          </table:table-cell>
          <table:table-cell table:style-name="ce279" office:value-type="string" calcext:value-type="string">
            <text:p>Forbidden Laser: FFX</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7"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EXP Up +10%</text:p>
          </table:table-cell>
          <table:table-cell table:style-name="ce33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36]));1;&quot;&quot;)">
            <text:p/>
          </table:table-cell>
          <table:table-cell table:style-name="ce228" table:formula="of:=IF(LEN([.$Z136])&gt;2; IF(ISNUMBER(FIND(&quot;Damage Limit Break&quot;;[.$Z136])); 1+LEN(LEFT([.$Z136];SEARCH(&quot;Damage Limit Break&quot;;[.$Z136])))-LEN(SUBSTITUTE(LEFT([.$Z136];SEARCH(&quot;Damage Limit Break&quot;;[.$Z136]));&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amamonomae</text:p>
          </table:table-cell>
          <table:table-cell table:style-name="ce276" office:value-type="string" calcext:value-type="string">
            <text:p>Bright Moo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4" office:value-type="float" office:value="900" calcext:value-type="float">
            <text:p>900</text:p>
          </table:table-cell>
          <table:table-cell table:style-name="ce301" office:value-type="float" office:value="600" calcext:value-type="float">
            <text:p>600</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nhance Water +5%</text:p>
          </table:table-cell>
          <table:table-cell table:style-name="ce336" office:value-type="string" calcext:value-type="string">
            <text:p>Regen Starter</text:p>
          </table:table-cell>
          <table:table-cell table:style-name="ce354" office:value-type="float" office:value="74" calcext:value-type="float">
            <text:p>74</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Adds Meia Synchro.</text:p>
          </table:table-cell>
          <table:table-cell table:style-name="ce379" table:number-columns-repeated="2"/>
          <table:table-cell table:style-name="ce386" table:formula="of:=IF(ISNUMBER(FIND(&quot;Imbue&quot;;[.$Z137]));1;&quot;&quot;)">
            <text:p/>
          </table:table-cell>
          <table:table-cell table:style-name="ce228" table:formula="of:=IF(LEN([.$Z137])&gt;2; IF(ISNUMBER(FIND(&quot;Damage Limit Break&quot;;[.$Z137])); 1+LEN(LEFT([.$Z137];SEARCH(&quot;Damage Limit Break&quot;;[.$Z137])))-LEN(SUBSTITUTE(LEFT([.$Z137];SEARCH(&quot;Damage Limit Break&quot;;[.$Z137]));&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table:table-cell table:style-name="ce270" office:value-type="string" calcext:value-type="string">
            <text:p>Evil Eye</text:p>
          </table:table-cell>
          <table:table-cell table:style-name="ce276" office:value-type="string" calcext:value-type="string">
            <text:p>Bright Dia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8" office:value-type="string" calcext:value-type="string">
            <text:p>Magic Up +3%</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critical resist and adds Meia Synchro.</text:p>
          </table:table-cell>
          <table:table-cell table:style-name="ce380" office:value-type="string" calcext:value-type="string">
            <text:p><text:s/>CRD / Meia Sync</text:p>
          </table:table-cell>
          <table:table-cell table:style-name="ce380"/>
          <table:table-cell table:style-name="ce386" table:formula="of:=IF(ISNUMBER(FIND(&quot;Imbue&quot;;[.$Z138]));1;&quot;&quot;)">
            <text:p/>
          </table:table-cell>
          <table:table-cell table:style-name="ce228" table:formula="of:=IF(LEN([.$Z138])&gt;2; IF(ISNUMBER(FIND(&quot;Damage Limit Break&quot;;[.$Z138])); 1+LEN(LEFT([.$Z138];SEARCH(&quot;Damage Limit Break&quot;;[.$Z138])))-LEN(SUBSTITUTE(LEFT([.$Z138];SEARCH(&quot;Damage Limit Break&quot;;[.$Z138]));&quot;,&quot;;&quot;&quot;)); 0); &quot;&quot;)" office:value-type="float" office:value="7" calcext:value-type="float">
            <text:p>7</text:p>
          </table:table-cell>
          <table:table-cell office:value-type="string" calcext:value-type="string">
            <text:p>Meia Synchro, Break Exploiter, Elemental Retrieval, Bloodthirst, Potent Ailments, Critical Weakness, Damage Limit Brea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4" office:value-type="string" calcext:value-type="string">
            <text:p>-</text:p>
          </table:table-cell>
          <table:table-cell table:style-name="ce301"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EXP Up +10%</text:p>
          </table:table-cell>
          <table:table-cell table:style-name="ce336" office:value-type="string" calcext:value-type="string">
            <text:p>Job Change Recast</text:p>
          </table:table-cell>
          <table:table-cell table:style-name="ce354" office:value-type="float" office:value="61" calcext:value-type="float">
            <text:p>61</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139]));1;&quot;&quot;)">
            <text:p/>
          </table:table-cell>
          <table:table-cell table:style-name="ce228" table:formula="of:=IF(LEN([.$Z139])&gt;2; IF(ISNUMBER(FIND(&quot;Damage Limit Break&quot;;[.$Z139])); 1+LEN(LEFT([.$Z139];SEARCH(&quot;Damage Limit Break&quot;;[.$Z139])))-LEN(SUBSTITUTE(LEFT([.$Z139];SEARCH(&quot;Damage Limit Break&quot;;[.$Z139]));&quot;,&quot;;&quot;&quot;)); 0); &quot;&quot;)">
            <text:p/>
          </table:table-cell>
          <table:table-cell office:value-type="string" calcext:value-type="string">
            <text:p>-</text:p>
          </table:table-cell>
          <table:table-cell/>
        </table:table-row>
        <table:table-row table:style-name="ro7" table:visibility="filter">
          <table:table-cell table:style-name="ce266" office:value-type="string" calcext:value-type="string">
            <text:p>B</text:p>
          </table:table-cell>
          <table:table-cell table:style-name="ce270" office:value-type="string" calcext:value-type="string">
            <text:p>Aphrodite</text:p>
          </table:table-cell>
          <table:table-cell table:style-name="ce276" office:value-type="string" calcext:value-type="string">
            <text:p>Bright Varun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HP Up +6%</text:p>
          </table:table-cell>
          <table:table-cell table:style-name="ce336" office:value-type="string" calcext:value-type="string">
            <text:p>Enhance Light +4%</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Weaken (lowers resistance to weakness) to target and Meia Synchro.</text:p>
          </table:table-cell>
          <table:table-cell table:style-name="ce380" office:value-type="string" calcext:value-type="string">
            <text:p><text:s/>2 aoe / 1 on target / Weaken(1) Hex on target</text:p>
          </table:table-cell>
          <table:table-cell table:style-name="ce380"/>
          <table:table-cell table:style-name="ce386" table:formula="of:=IF(ISNUMBER(FIND(&quot;Imbue&quot;;[.$Z140]));1;&quot;&quot;)">
            <text:p/>
          </table:table-cell>
          <table:table-cell table:style-name="ce228" table:formula="of:=IF(LEN([.$Z140])&gt;2; IF(ISNUMBER(FIND(&quot;Damage Limit Break&quot;;[.$Z140])); 1+LEN(LEFT([.$Z140];SEARCH(&quot;Damage Limit Break&quot;;[.$Z140])))-LEN(SUBSTITUTE(LEFT([.$Z140];SEARCH(&quot;Damage Limit Break&quot;;[.$Z140]));&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S</text:p>
          </table:table-cell>
          <table:table-cell table:style-name="ce270" office:value-type="string" calcext:value-type="string">
            <text:p>Minwu: FFII (+8)</text:p>
          </table:table-cell>
          <table:table-cell table:style-name="ce279" office:value-type="string" calcext:value-type="string">
            <text:p>Ultim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2100" calcext:value-type="currency">
            <text:p>210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Light +15%</text:p>
          </table:table-cell>
          <table:table-cell table:style-name="ce325" office:value-type="string" calcext:value-type="string">
            <text:p>Ravage +25%</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 multistrike(8) overkill, ultra-convergence). Adds Unguard (nullifies Defense) to main target.</text:p>
          </table:table-cell>
          <table:table-cell table:style-name="ce379" office:value-type="string" calcext:value-type="string">
            <text:p><text:s/>Multihit(8) Overkill / ultra-convergence / unguard to target</text:p>
          </table:table-cell>
          <table:table-cell table:style-name="ce379"/>
          <table:table-cell table:style-name="ce386" table:formula="of:=IF(ISNUMBER(FIND(&quot;Imbue&quot;;[.$Z141]));1;&quot;&quot;)">
            <text:p/>
          </table:table-cell>
          <table:table-cell table:style-name="ce228" table:formula="of:=IF(LEN([.$Z141])&gt;2; IF(ISNUMBER(FIND(&quot;Damage Limit Break&quot;;[.$Z141])); 1+LEN(LEFT([.$Z141];SEARCH(&quot;Damage Limit Break&quot;;[.$Z141])))-LEN(SUBSTITUTE(LEFT([.$Z141];SEARCH(&quot;Damage Limit Break&quot;;[.$Z141]));&quot;,&quot;;&quot;&quot;)); 0); &quot;&quot;)" office:value-type="float" office:value="4" calcext:value-type="float">
            <text:p>4</text:p>
          </table:table-cell>
          <table:table-cell office:value-type="string" calcext:value-type="string">
            <text:p>Ultra-Convergence, Break Exploiter, Elemental Return, Damage Limit Break, Critical Weakness, Critical Rupture, Element Tap</text:p>
          </table:table-cell>
          <table:table-cell/>
        </table:table-row>
        <table:table-row table:style-name="ro6">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Light +15%</text:p>
          </table:table-cell>
          <table:table-cell table:style-name="ce325" office:value-type="string" calcext:value-type="string">
            <text:p>Ravage +25%</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42]));1;&quot;&quot;)">
            <text:p/>
          </table:table-cell>
          <table:table-cell table:style-name="ce228" table:formula="of:=IF(LEN([.$Z142])&gt;2; IF(ISNUMBER(FIND(&quot;Damage Limit Break&quot;;[.$Z142])); 1+LEN(LEFT([.$Z142];SEARCH(&quot;Damage Limit Break&quot;;[.$Z142])))-LEN(SUBSTITUTE(LEFT([.$Z142];SEARCH(&quot;Damage Limit Break&quot;;[.$Z142]));&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LIFE: FFVII</text:p>
          </table:table-cell>
          <table:table-cell table:style-name="ce279" office:value-type="string" calcext:value-type="string">
            <text:p>Light of Ruin</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Adds Painful Break and lowers target's defense against Break.</text:p>
          </table:table-cell>
          <table:table-cell table:style-name="ce379" office:value-type="string" calcext:value-type="string">
            <text:p><text:s/>Multihit(5) Overkill, en-light, BDD target, Painful Break(+400%)</text:p>
          </table:table-cell>
          <table:table-cell table:style-name="ce379"/>
          <table:table-cell table:style-name="ce386" table:formula="of:=IF(ISNUMBER(FIND(&quot;Imbue&quot;;[.$Z143]));1;&quot;&quot;)" office:value-type="float" office:value="1" calcext:value-type="float">
            <text:p>1</text:p>
          </table:table-cell>
          <table:table-cell table:style-name="ce228" table:formula="of:=IF(LEN([.$Z143])&gt;2; IF(ISNUMBER(FIND(&quot;Damage Limit Break&quot;;[.$Z143])); 1+LEN(LEFT([.$Z143];SEARCH(&quot;Damage Limit Break&quot;;[.$Z143])))-LEN(SUBSTITUTE(LEFT([.$Z143];SEARCH(&quot;Damage Limit Break&quot;;[.$Z143]));&quot;,&quot;;&quot;&quot;)); 0); &quot;&quot;)" office:value-type="float" office:value="5" calcext:value-type="float">
            <text:p>5</text:p>
          </table:table-cell>
          <table:table-cell office:value-type="string" calcext:value-type="string">
            <text:p>Augment ★5 Limit Break, Imbue Light, Elemental Return, Guard Breaker, Damage Limit Break, Enhanced Light,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Ghirofelgo: FFVII</text:p>
          </table:table-cell>
          <table:table-cell table:style-name="ce276" office:value-type="string" calcext:value-type="string">
            <text:p>Massive Saintga</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44]));1;&quot;&quot;)">
            <text:p/>
          </table:table-cell>
          <table:table-cell table:style-name="ce228" table:formula="of:=IF(LEN([.$Z144])&gt;2; IF(ISNUMBER(FIND(&quot;Damage Limit Break&quot;;[.$Z144])); 1+LEN(LEFT([.$Z144];SEARCH(&quot;Damage Limit Break&quot;;[.$Z144])))-LEN(SUBSTITUTE(LEFT([.$Z144];SEARCH(&quot;Damage Limit Break&quot;;[.$Z144]));&quot;,&quot;;&quot;&quot;)); 0); &quot;&quot;)" office:value-type="float" office:value="4" calcext:value-type="float">
            <text:p>4</text:p>
          </table:table-cell>
          <table:table-cell office:value-type="string" calcext:value-type="string">
            <text:p>Cleaving Attack, Weakness Breaker, Elemental Return, Damage Limit Break, Guard Breaker, Critical Sundering</text:p>
          </table:table-cell>
          <table:table-cell/>
        </table:table-row>
        <table:table-row table:style-name="ro6">
          <table:table-cell table:style-name="ce266" office:value-type="string" calcext:value-type="string">
            <text:p>B*</text:p>
          </table:table-cell>
          <table:table-cell table:style-name="ce270" office:value-type="string" calcext:value-type="string">
            <text:p>Jessie: FFVII REMAKE</text:p>
          </table:table-cell>
          <table:table-cell table:style-name="ce276" office:value-type="string" calcext:value-type="string">
            <text:p>Flash Grenade</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3%</text:p>
          </table:table-cell>
          <table:table-cell table:style-name="ce325" office:value-type="string" calcext:value-type="string">
            <text:p>Resist Light +3%</text:p>
          </table:table-cell>
          <table:table-cell table:style-name="ce336" office:value-type="string" calcext:value-type="string">
            <text:p>Prismatic Draw +1%</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Adds Slow (lowers actions per turn).</text:p>
          </table:table-cell>
          <table:table-cell table:style-name="ce379" office:value-type="string" calcext:value-type="string">
            <text:p><text:s/>Slow to all enemies</text:p>
          </table:table-cell>
          <table:table-cell table:style-name="ce379"/>
          <table:table-cell table:style-name="ce386" table:formula="of:=IF(ISNUMBER(FIND(&quot;Imbue&quot;;[.$Z145]));1;&quot;&quot;)">
            <text:p/>
          </table:table-cell>
          <table:table-cell table:style-name="ce228" table:formula="of:=IF(LEN([.$Z145])&gt;2; IF(ISNUMBER(FIND(&quot;Damage Limit Break&quot;;[.$Z145])); 1+LEN(LEFT([.$Z145];SEARCH(&quot;Damage Limit Break&quot;;[.$Z145])))-LEN(SUBSTITUTE(LEFT([.$Z145];SEARCH(&quot;Damage Limit Break&quot;;[.$Z145]));&quot;,&quot;;&quot;&quot;)); 0); &quot;&quot;)" office:value-type="float" office:value="6" calcext:value-type="float">
            <text:p>6</text:p>
          </table:table-cell>
          <table:table-cell office:value-type="string" calcext:value-type="string">
            <text:p>Weakness Breaker, Elemental Return, Guard Breaker, Potent Ailments, Critical Sundering,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Enhance Light +4%</text:p>
          </table:table-cell>
          <table:table-cell table:style-name="ce336" office:value-type="string" calcext:value-type="string">
            <text:p>HP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146]));1;&quot;&quot;)">
            <text:p/>
          </table:table-cell>
          <table:table-cell table:style-name="ce228" table:formula="of:=IF(LEN([.$Z146])&gt;2; IF(ISNUMBER(FIND(&quot;Damage Limit Break&quot;;[.$Z146])); 1+LEN(LEFT([.$Z146];SEARCH(&quot;Damage Limit Break&quot;;[.$Z146])))-LEN(SUBSTITUTE(LEFT([.$Z146];SEARCH(&quot;Damage Limit Break&quot;;[.$Z146]));&quot;,&quot;;&quot;&quot;)); 0); &quot;&quot;)" office:value-type="float" office:value="3" calcext:value-type="float">
            <text:p>3</text:p>
          </table:table-cell>
          <table:table-cell office:value-type="string" calcext:value-type="string">
            <text:p>Elemental Return, Support-Guard Killer, Damage Limit Break, Weakness Breaker, Sicarius Machina Hunter,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Enhance Dark +5%</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147]));1;&quot;&quot;)">
            <text:p/>
          </table:table-cell>
          <table:table-cell table:style-name="ce228" table:formula="of:=IF(LEN([.$Z147])&gt;2; IF(ISNUMBER(FIND(&quot;Damage Limit Break&quot;;[.$Z147])); 1+LEN(LEFT([.$Z147];SEARCH(&quot;Damage Limit Break&quot;;[.$Z147])))-LEN(SUBSTITUTE(LEFT([.$Z147];SEARCH(&quot;Damage Limit Break&quot;;[.$Z147]));&quot;,&quot;;&quot;&quot;)); 0); &quot;&quot;)" office:value-type="float" office:value="3" calcext:value-type="float">
            <text:p>3</text:p>
          </table:table-cell>
          <table:table-cell office:value-type="string" calcext:value-type="string">
            <text:p>Elemental Return, Support-Guard Killer, Damage Limit Break, Weakness Breaker, Sicarius Externus Hunter, Element Tap</text:p>
          </table:table-cell>
          <table:table-cell/>
        </table:table-row>
        <table:table-row table:style-name="ro6">
          <table:table-cell table:style-name="ce266"/>
          <table:table-cell table:style-name="ce270" office:value-type="string" calcext:value-type="string">
            <text:p>Ammit</text:p>
          </table:table-cell>
          <table:table-cell table:style-name="ce276" office:value-type="string" calcext:value-type="string">
            <text:p>Soul Purg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148]));1;&quot;&quot;)">
            <text:p/>
          </table:table-cell>
          <table:table-cell table:style-name="ce228" table:formula="of:=IF(LEN([.$Z148])&gt;2; IF(ISNUMBER(FIND(&quot;Damage Limit Break&quot;;[.$Z148])); 1+LEN(LEFT([.$Z148];SEARCH(&quot;Damage Limit Break&quot;;[.$Z148])))-LEN(SUBSTITUTE(LEFT([.$Z148];SEARCH(&quot;Damage Limit Break&quot;;[.$Z148]));&quot;,&quot;;&quot;&quot;)); 0); &quot;&quot;)" office:value-type="float" office:value="3" calcext:value-type="float">
            <text:p>3</text:p>
          </table:table-cell>
          <table:table-cell office:value-type="string" calcext:value-type="string">
            <text:p>Break Exploiter, Elemental Return, Damage Limit Break, Weakness Breaker, Critical Weakness, Element Tap</text:p>
          </table:table-cell>
          <table:table-cell/>
        </table:table-row>
        <table:table-row table:style-name="ro7">
          <table:table-cell table:style-name="ce266" office:value-type="string" calcext:value-type="string">
            <text:p>T</text:p>
          </table:table-cell>
          <table:table-cell table:style-name="ce270" office:value-type="string" calcext:value-type="string">
            <text:p>Barthandelus: FFXIII</text:p>
          </table:table-cell>
          <table:table-cell table:style-name="ce279" office:value-type="string" calcext:value-type="string">
            <text:p>Destrud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Exploit Weakness +8%</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text:p>
          </table:table-cell>
          <table:table-cell table:style-name="ce379" office:value-type="string" calcext:value-type="string">
            <text:p><text:s/>Multihit(8)</text:p>
          </table:table-cell>
          <table:table-cell table:style-name="ce379"/>
          <table:table-cell table:style-name="ce386" table:formula="of:=IF(ISNUMBER(FIND(&quot;Imbue&quot;;[.$Z149]));1;&quot;&quot;)">
            <text:p/>
          </table:table-cell>
          <table:table-cell table:style-name="ce228" table:formula="of:=IF(LEN([.$Z149])&gt;2; IF(ISNUMBER(FIND(&quot;Damage Limit Break&quot;;[.$Z149])); 1+LEN(LEFT([.$Z149];SEARCH(&quot;Damage Limit Break&quot;;[.$Z149])))-LEN(SUBSTITUTE(LEFT([.$Z149];SEARCH(&quot;Damage Limit Break&quot;;[.$Z149]));&quot;,&quot;;&quot;&quot;)); 0); &quot;&quot;)" office:value-type="float" office:value="3" calcext:value-type="float">
            <text:p>3</text:p>
          </table:table-cell>
          <table:table-cell office:value-type="string" calcext:value-type="string">
            <text:p>Break Exploiter, Elemental Return, Damage Limit Break, Sicarius Externus Killer, Sicarius Machina Killer, Element Tap</text:p>
          </table:table-cell>
          <table:table-cell/>
        </table:table-row>
        <table:table-row table:style-name="ro7">
          <table:table-cell table:style-name="ce266"/>
          <table:table-cell table:style-name="ce270" office:value-type="string" calcext:value-type="string">
            <text:p>-</text:p>
          </table:table-cell>
          <table:table-cell table:style-name="ce279" office:value-type="string" calcext:value-type="string">
            <text:p>-</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Job Change Recast</text:p>
          </table:table-cell>
          <table:table-cell table:style-name="ce354" office:value-type="float" office:value="45" calcext:value-type="float">
            <text:p>4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150]));1;&quot;&quot;)">
            <text:p/>
          </table:table-cell>
          <table:table-cell table:style-name="ce228" table:formula="of:=IF(LEN([.$Z150])&gt;2; IF(ISNUMBER(FIND(&quot;Damage Limit Break&quot;;[.$Z150])); 1+LEN(LEFT([.$Z150];SEARCH(&quot;Damage Limit Break&quot;;[.$Z150])))-LEN(SUBSTITUTE(LEFT([.$Z150];SEARCH(&quot;Damage Limit Break&quot;;[.$Z150]));&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A Witch's Kiss</text:p>
          </table:table-cell>
          <table:table-cell table:style-name="ce278" office:value-type="string" calcext:value-type="string">
            <text:p>A Small Curs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5%</text:p>
          </table:table-cell>
          <table:table-cell table:style-name="ce326" office:value-type="string" calcext:value-type="string">
            <text:p>Job Change Recast</text:p>
          </table:table-cell>
          <table:table-cell table:style-name="ce336" office:value-type="string" calcext:value-type="string">
            <text:p>Magic Up +4%</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Adds Stun (prevents action)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151]));1;&quot;&quot;)">
            <text:p/>
          </table:table-cell>
          <table:table-cell table:style-name="ce228" table:formula="of:=IF(LEN([.$Z151])&gt;2; IF(ISNUMBER(FIND(&quot;Damage Limit Break&quot;;[.$Z151])); 1+LEN(LEFT([.$Z151];SEARCH(&quot;Damage Limit Break&quot;;[.$Z151])))-LEN(SUBSTITUTE(LEFT([.$Z151];SEARCH(&quot;Damage Limit Break&quot;;[.$Z151]));&quot;,&quot;;&quot;&quot;)); 0); &quot;&quot;)" office:value-type="float" office:value="4" calcext:value-type="float">
            <text:p>4</text:p>
          </table:table-cell>
          <table:table-cell office:value-type="string" calcext:value-type="string">
            <text:p>Break Exploiter, Elemental Return, Weakness Breaker, Damage Limit Break, Critical Weakness, Element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hat Noir</text:p>
          </table:table-cell>
          <table:table-cell table:style-name="ce276" office:value-type="string" calcext:value-type="string">
            <text:p>Violet Mo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Adds Meia Synchro.</text:p>
          </table:table-cell>
          <table:table-cell table:style-name="ce379" table:number-columns-repeated="2"/>
          <table:table-cell table:style-name="ce386" table:formula="of:=IF(ISNUMBER(FIND(&quot;Imbue&quot;;[.$Z152]));1;&quot;&quot;)">
            <text:p/>
          </table:table-cell>
          <table:table-cell table:style-name="ce228" table:formula="of:=IF(LEN([.$Z152])&gt;2; IF(ISNUMBER(FIND(&quot;Damage Limit Break&quot;;[.$Z152])); 1+LEN(LEFT([.$Z152];SEARCH(&quot;Damage Limit Break&quot;;[.$Z152])))-LEN(SUBSTITUTE(LEFT([.$Z152];SEARCH(&quot;Damage Limit Break&quot;;[.$Z152]));&quot;,&quot;;&quot;&quot;)); 0); &quot;&quot;)" office:value-type="float" office:value="5" calcext:value-type="float">
            <text:p>5</text:p>
          </table:table-cell>
          <table:table-cell office:value-type="string" calcext:value-type="string">
            <text:p>Meia Synchro, Break Exploiter, Elemental Return, Weakness Breaker, Damage Limit Break,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Arciela: FFXI</text:p>
          </table:table-cell>
          <table:table-cell table:style-name="ce276" office:value-type="string" calcext:value-type="string">
            <text:p>Alter Ego: Arciel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Dark Element Starter +3</text:p>
          </table:table-cell>
          <table:table-cell table:style-name="ce325" office:value-type="string" calcext:value-type="string">
            <text:p>Element Generator +6</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office:value-type="string" calcext:value-type="string">
            <text:p>O 4/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raws 3 dark element orbs. Adds Darkforce, Darkshift+, and light resistance.</text:p>
          </table:table-cell>
          <table:table-cell table:style-name="ce379" office:value-type="string" calcext:value-type="string">
            <text:p><text:s/>3 dark orbs / Darkshift+ / Darkforce</text:p>
          </table:table-cell>
          <table:table-cell table:style-name="ce379"/>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Dark, Guard Breaker, Cleaving Attack, Enhanced Dark, Enhanced Dark, Quick Cast</text:p>
          </table:table-cell>
          <table:table-cell/>
        </table:table-row>
        <table:table-row table:style-name="ro6">
          <table:table-cell table:style-name="ce266"/>
          <table:table-cell table:style-name="ce270" office:value-type="string" calcext:value-type="string">
            <text:p>Acheron</text:p>
          </table:table-cell>
          <table:table-cell table:style-name="ce276" office:value-type="string" calcext:value-type="string">
            <text:p>Violet Selene</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Break Power Up +4%</text:p>
          </table:table-cell>
          <table:table-cell table:style-name="ce336" office:value-type="string" calcext:value-type="string">
            <text:p>Break Power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 and adds Meia Synchro.</text:p>
          </table:table-cell>
          <table:table-cell table:style-name="ce379" office:value-type="string" calcext:value-type="string">
            <text:p><text:s/>BDD / Meia Sync</text:p>
          </table:table-cell>
          <table:table-cell table:style-name="ce379"/>
          <table:table-cell table:style-name="ce386" table:formula="of:=IF(ISNUMBER(FIND(&quot;Imbue&quot;;[.$Z154]));1;&quot;&quot;)">
            <text:p/>
          </table:table-cell>
          <table:table-cell table:style-name="ce228" table:formula="of:=IF(LEN([.$Z154])&gt;2; IF(ISNUMBER(FIND(&quot;Damage Limit Break&quot;;[.$Z154])); 1+LEN(LEFT([.$Z154];SEARCH(&quot;Damage Limit Break&quot;;[.$Z154])))-LEN(SUBSTITUTE(LEFT([.$Z154];SEARCH(&quot;Damage Limit Break&quot;;[.$Z154]));&quot;,&quot;;&quot;&quot;)); 0); &quot;&quot;)" office:value-type="float" office:value="7" calcext:value-type="float">
            <text:p>7</text:p>
          </table:table-cell>
          <table:table-cell office:value-type="string" calcext:value-type="string">
            <text:p>Meia Synchro, Weakness Breaker, Elemental Return, Guard Breaker, Potent Ailments, Critical Sundering, Damage Limit Break</text:p>
          </table:table-cell>
          <table:table-cell/>
        </table:table-row>
        <table:table-row table:style-name="ro6">
          <table:table-cell table:style-name="ce266"/>
          <table:table-cell table:style-name="ce270" office:value-type="string" calcext:value-type="string">
            <text:p>Myrddin</text:p>
          </table:table-cell>
          <table:table-cell table:style-name="ce276" office:value-type="string" calcext:value-type="string">
            <text:p>Prophecy</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number-columns-repeated="2" table:style-name="ce336" office:value-type="string" calcext:value-type="string">
            <text:p>+</text:p>
          </table:table-cell>
          <table:table-cell table:style-name="ce354" office:value-type="string" calcext:value-type="string">
            <text:p>up (Y2)</text:p>
          </table:table-cell>
          <table:table-cell table:style-name="ce359" office:value-type="string" calcext:value-type="string">
            <text:p>+</text:p>
          </table:table-cell>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dark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155]));1;&quot;&quot;)">
            <text:p/>
          </table:table-cell>
          <table:table-cell table:style-name="ce228" table:formula="of:=IF(LEN([.$Z155])&gt;2; IF(ISNUMBER(FIND(&quot;Damage Limit Break&quot;;[.$Z155])); 1+LEN(LEFT([.$Z155];SEARCH(&quot;Damage Limit Break&quot;;[.$Z155])))-LEN(SUBSTITUTE(LEFT([.$Z155];SEARCH(&quot;Damage Limit Break&quot;;[.$Z155]));&quot;,&quot;;&quot;&quot;)); 0); &quot;&quot;)" office:value-type="float" office:value="3" calcext:value-type="float">
            <text:p>3</text:p>
          </table:table-cell>
          <table:table-cell office:value-type="string" calcext:value-type="string">
            <text:p>Break Exploiter, Critical Retrieval, Damage Limit Break, Critical Rupture, Critical Weakness, Element Tap</text:p>
          </table:table-cell>
          <table:table-cell/>
        </table:table-row>
        <table:table-row table:style-name="ro6">
          <table:table-cell table:style-name="ce266" office:value-type="string" calcext:value-type="string">
            <text:p>T</text:p>
          </table:table-cell>
          <table:table-cell table:style-name="ce270" office:value-type="string" calcext:value-type="string">
            <text:p>Yog-Sothoth</text:p>
          </table:table-cell>
          <table:table-cell table:style-name="ce276" office:value-type="string" calcext:value-type="string">
            <text:p>Aforgomon</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Imbue Dark and Cleaving Attack.</text:p>
          </table:table-cell>
          <table:table-cell table:style-name="ce379" office:value-type="string" calcext:value-type="string">
            <text:p><text:s/>Multihit(6) Overkill / En-Dark / Cleave</text:p>
          </table:table-cell>
          <table:table-cell table:style-name="ce379"/>
          <table:table-cell table:style-name="ce386" table:formula="of:=IF(ISNUMBER(FIND(&quot;Imbue&quot;;[.$Z156]));1;&quot;&quot;)" office:value-type="float" office:value="1" calcext:value-type="float">
            <text:p>1</text:p>
          </table:table-cell>
          <table:table-cell table:style-name="ce228" table:formula="of:=IF(LEN([.$Z156])&gt;2; IF(ISNUMBER(FIND(&quot;Damage Limit Break&quot;;[.$Z156])); 1+LEN(LEFT([.$Z156];SEARCH(&quot;Damage Limit Break&quot;;[.$Z156])))-LEN(SUBSTITUTE(LEFT([.$Z156];SEARCH(&quot;Damage Limit Break&quot;;[.$Z156]));&quot;,&quot;;&quot;&quot;)); 0); &quot;&quot;)" office:value-type="float" office:value="3" calcext:value-type="float">
            <text:p>3</text:p>
          </table:table-cell>
          <table:table-cell office:value-type="string" calcext:value-type="string">
            <text:p>Imbue Dark, Elemental Return, Damage Limit Break, Cleaving Attack, Critical Weakness, Element Tap</text:p>
          </table:table-cell>
          <table:table-cell/>
        </table:table-row>
        <table:table-row table:style-name="ro6">
          <table:table-cell table:style-name="ce266"/>
          <table:table-cell table:style-name="ce270" office:value-type="string" calcext:value-type="string">
            <text:p>Nelapa</text:p>
          </table:table-cell>
          <table:table-cell table:style-name="ce276" office:value-type="string" calcext:value-type="string">
            <text:p>Rising Painga</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36" office:value-type="string" calcext:value-type="string">
            <text:p>Magic Up +3%</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Draws 1-5 dark orbs.</text:p>
          </table:table-cell>
          <table:table-cell table:style-name="ce379" office:value-type="string" calcext:value-type="string">
            <text:p><text:s/>Multihit(2) Overkill / 1-5 dark orbs</text:p>
          </table:table-cell>
          <table:table-cell table:style-name="ce379"/>
          <table:table-cell table:style-name="ce386" table:formula="of:=IF(ISNUMBER(FIND(&quot;Imbue&quot;;[.$Z157]));1;&quot;&quot;)">
            <text:p/>
          </table:table-cell>
          <table:table-cell table:style-name="ce228" table:formula="of:=IF(LEN([.$Z157])&gt;2; IF(ISNUMBER(FIND(&quot;Damage Limit Break&quot;;[.$Z157])); 1+LEN(LEFT([.$Z157];SEARCH(&quot;Damage Limit Break&quot;;[.$Z157])))-LEN(SUBSTITUTE(LEFT([.$Z157];SEARCH(&quot;Damage Limit Break&quot;;[.$Z157]));&quot;,&quot;;&quot;&quot;)); 0); &quot;&quot;)" office:value-type="float" office:value="3" calcext:value-type="float">
            <text:p>3</text:p>
          </table:table-cell>
          <table:table-cell office:value-type="string" calcext:value-type="string">
            <text:p>Break Exploiter, Enhanced Dark, Damage Limit Break, Break Exploiter, Critical Weakness, Element Tap</text:p>
          </table:table-cell>
          <table:table-cell/>
        </table:table-row>
        <table:table-row table:style-name="ro6">
          <table:table-cell table:style-name="ce266" office:value-type="string" calcext:value-type="string">
            <text:p>B*</text:p>
          </table:table-cell>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age</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9" office:value-type="string" calcext:value-type="string">
            <text:p>Job Change Recast</text:p>
          </table:table-cell>
          <table:table-cell table:style-name="ce336" office:value-type="string" calcext:value-type="string">
            <text:p>Painful Break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158]));1;&quot;&quot;)">
            <text:p/>
          </table:table-cell>
          <table:table-cell table:style-name="ce228" table:formula="of:=IF(LEN([.$Z158])&gt;2; IF(ISNUMBER(FIND(&quot;Damage Limit Break&quot;;[.$Z158])); 1+LEN(LEFT([.$Z158];SEARCH(&quot;Damage Limit Break&quot;;[.$Z158])))-LEN(SUBSTITUTE(LEFT([.$Z158];SEARCH(&quot;Damage Limit Break&quot;;[.$Z158]));&quot;,&quot;;&quot;&quot;)); 0); &quot;&quot;)" office:value-type="float" office:value="3" calcext:value-type="float">
            <text:p>3</text:p>
          </table:table-cell>
          <table:table-cell office:value-type="string" calcext:value-type="string">
            <text:p>Elemental Return, Attacker-Guard Killer, Damage Limit Break, Weakness Breaker, Sicarius Externus Hunter, Element Ta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Enhance Fire +5%</text:p>
          </table:table-cell>
          <table:table-cell table:style-name="ce336"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160]));1;&quot;&quot;)">
            <text:p/>
          </table:table-cell>
          <table:table-cell table:style-name="ce228" table:formula="of:=IF(LEN([.$Z160])&gt;2; IF(ISNUMBER(FIND(&quot;Damage Limit Break&quot;;[.$Z160])); 1+LEN(LEFT([.$Z160];SEARCH(&quot;Damage Limit Break&quot;;[.$Z160])))-LEN(SUBSTITUTE(LEFT([.$Z160];SEARCH(&quot;Damage Limit Break&quot;;[.$Z160]));&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Zidane &amp; Garnet: FFRK</text:p>
          </table:table-cell>
          <table:table-cell table:style-name="ce276" office:value-type="string" calcext:value-type="string">
            <text:p>A Place to Call Ho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0%</text:p>
          </table:table-cell>
          <table:table-cell table:style-name="ce325" office:value-type="string" calcext:value-type="string">
            <text:p>Attuned Chain +10%</text:p>
          </table:table-cell>
          <table:table-cell table:style-name="ce336" office:value-type="string" calcext:value-type="string">
            <text:p>Magic Up +6%</text:p>
          </table:table-cell>
          <table:table-cell table:style-name="ce336" office:value-type="string" calcext:value-type="string">
            <text:p>Enhance Fire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Flameforce (only draw fire orbs).</text:p>
          </table:table-cell>
          <table:table-cell table:style-name="ce379" office:value-type="string" calcext:value-type="string">
            <text:p><text:s/>Flameforce</text:p>
          </table:table-cell>
          <table:table-cell table:style-name="ce379"/>
          <table:table-cell table:style-name="ce386" table:formula="of:=IF(ISNUMBER(FIND(&quot;Imbue&quot;;[.$Z161]));1;&quot;&quot;)">
            <text:p/>
          </table:table-cell>
          <table:table-cell table:style-name="ce228" table:formula="of:=IF(LEN([.$Z161])&gt;2; IF(ISNUMBER(FIND(&quot;Damage Limit Break&quot;;[.$Z161])); 1+LEN(LEFT([.$Z161];SEARCH(&quot;Damage Limit Break&quot;;[.$Z161])))-LEN(SUBSTITUTE(LEFT([.$Z161];SEARCH(&quot;Damage Limit Break&quot;;[.$Z161]));&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Rikku: FFX</text:p>
          </table:table-cell>
          <table:table-cell table:style-name="ce276" office:value-type="string" calcext:value-type="string">
            <text:p>Let's Do I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Magic Up +7%</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fire attack. Adds Debarrier and lowers defense against Break.</text:p>
          </table:table-cell>
          <table:table-cell table:style-name="ce379" office:value-type="string" calcext:value-type="string">
            <text:p><text:s/>BDD / Debarrier</text:p>
          </table:table-cell>
          <table:table-cell table:style-name="ce379"/>
          <table:table-cell table:style-name="ce386" table:formula="of:=IF(ISNUMBER(FIND(&quot;Imbue&quot;;[.$Z162]));1;&quot;&quot;)">
            <text:p/>
          </table:table-cell>
          <table:table-cell table:style-name="ce228" table:formula="of:=IF(LEN([.$Z162])&gt;2; IF(ISNUMBER(FIND(&quot;Damage Limit Break&quot;;[.$Z162])); 1+LEN(LEFT([.$Z162];SEARCH(&quot;Damage Limit Break&quot;;[.$Z162])))-LEN(SUBSTITUTE(LEFT([.$Z162];SEARCH(&quot;Damage Limit Break&quot;;[.$Z162]));&quot;,&quot;;&quot;&quot;)); 0); &quot;&quot;)" office:value-type="float" office:value="4" calcext:value-type="float">
            <text:p>4</text:p>
          </table:table-cell>
          <table:table-cell office:value-type="string" calcext:value-type="string">
            <text:p>Augment ★5 Limit Break, Breaker-Killer, Critical Retrieval, Damage Limit Break, Critical Sundering,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azh: FFXIII</text:p>
          </table:table-cell>
          <table:table-cell table:style-name="ce277" office:value-type="string" calcext:value-type="string">
            <text:p>Father's Fury</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10" calcext:value-type="float">
            <text:p>10</text:p>
          </table:table-cell>
          <table:table-cell table:style-name="ce325" office:value-type="string" calcext:value-type="string">
            <text:p>Snipe Starter</text:p>
          </table:table-cell>
          <table:table-cell table:style-name="ce325" office:value-type="string" calcext:value-type="string">
            <text:p>Enhance Fire +13%</text:p>
          </table:table-cell>
          <table:table-cell table:style-name="ce336" office:value-type="string" calcext:value-type="string">
            <text:p>Magic Up +6%</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multistrike). Adds Painful Break.</text:p>
          </table:table-cell>
          <table:table-cell table:style-name="ce379" office:value-type="string" calcext:value-type="string">
            <text:p><text:s/>Multihit(10) / Painful Break(+200%)</text:p>
          </table:table-cell>
          <table:table-cell table:style-name="ce379"/>
          <table:table-cell table:style-name="ce386" table:formula="of:=IF(ISNUMBER(FIND(&quot;Imbue&quot;;[.$Z163]));1;&quot;&quot;)">
            <text:p/>
          </table:table-cell>
          <table:table-cell table:style-name="ce228" table:formula="of:=IF(LEN([.$Z163])&gt;2; IF(ISNUMBER(FIND(&quot;Damage Limit Break&quot;;[.$Z163])); 1+LEN(LEFT([.$Z163];SEARCH(&quot;Damage Limit Break&quot;;[.$Z163])))-LEN(SUBSTITUTE(LEFT([.$Z163];SEARCH(&quot;Damage Limit Break&quot;;[.$Z163]));&quot;,&quot;;&quot;&quot;)); 0); &quot;&quot;)" office:value-type="float" office:value="3" calcext:value-type="float">
            <text:p>3</text:p>
          </table:table-cell>
          <table:table-cell office:value-type="string" calcext:value-type="string">
            <text:p>Breaker-Killer, Sicarius Imperator Hunter, Damage Limit Break, Critical Retrieval, Sicarius Imperator Killer, Blood Tap</text:p>
          </table:table-cell>
          <table:table-cell/>
        </table:table-row>
        <table:table-row table:style-name="ro6">
          <table:table-cell table:style-name="ce266"/>
          <table:table-cell table:style-name="ce270" office:value-type="string" calcext:value-type="string">
            <text:p>Archmarilith</text:p>
          </table:table-cell>
          <table:table-cell table:style-name="ce276" office:value-type="string" calcext:value-type="string">
            <text:p>Steel Rain</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4%</text:p>
          </table:table-cell>
          <table:table-cell table:style-name="ce325" office:value-type="string" calcext:value-type="string">
            <text:p>Cleanse Waters</text:p>
          </table:table-cell>
          <table:table-cell table:style-name="ce336" office:value-type="string" calcext:value-type="string">
            <text:p>Skillseed Up +10%</text:p>
          </table:table-cell>
          <table:table-cell table:style-name="ce336" office:value-type="string" calcext:value-type="string">
            <text:p>Enhance Fire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text:p>
          </table:table-cell>
          <table:table-cell table:style-name="ce381" table:number-columns-repeated="2"/>
          <table:table-cell table:style-name="ce386" table:formula="of:=IF(ISNUMBER(FIND(&quot;Imbue&quot;;[.$Z164]));1;&quot;&quot;)">
            <text:p/>
          </table:table-cell>
          <table:table-cell table:style-name="ce228" table:formula="of:=IF(LEN([.$Z164])&gt;2; IF(ISNUMBER(FIND(&quot;Damage Limit Break&quot;;[.$Z164])); 1+LEN(LEFT([.$Z164];SEARCH(&quot;Damage Limit Break&quot;;[.$Z164])))-LEN(SUBSTITUTE(LEFT([.$Z164];SEARCH(&quot;Damage Limit Break&quot;;[.$Z164]));&quot;,&quot;;&quot;&quot;)); 0); &quot;&quot;)" office:value-type="float" office:value="3" calcext:value-type="float">
            <text:p>3</text:p>
          </table:table-cell>
          <table:table-cell office:value-type="string" calcext:value-type="string">
            <text:p>Cleanse Waters, Critical Sundering, Damage Limit Break, Enhanced Fire, Critical Retrieval, Blood Tap</text:p>
          </table:table-cell>
          <table:table-cell/>
        </table:table-row>
        <table:table-row table:style-name="ro6">
          <table:table-cell table:style-name="ce266"/>
          <table:table-cell table:style-name="ce270" office:value-type="string" calcext:value-type="string">
            <text:p>Foulander</text:p>
          </table:table-cell>
          <table:table-cell table:style-name="ce276" office:value-type="string" calcext:value-type="string">
            <text:p>Fiery Blast</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Attack Up +5%</text:p>
          </table:table-cell>
          <table:table-cell table:style-name="ce325" office:value-type="string" calcext:value-type="string">
            <text:p>Enhance Fire +5%</text:p>
          </table:table-cell>
          <table:table-cell table:style-name="ce336" office:value-type="string" calcext:value-type="string">
            <text:p>Job Change Recast</text:p>
          </table:table-cell>
          <table:table-cell table:style-name="ce336" office:value-type="string" calcext:value-type="string">
            <text:p>Debarrier Starter</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fire attack. Main target focused. Adds Unguard (nullifies Defense) to main target.</text:p>
          </table:table-cell>
          <table:table-cell table:style-name="ce383" office:value-type="string" calcext:value-type="string">
            <text:p><text:s/>2 aoe / 1 on target / Unguard(1) Hex on target</text:p>
          </table:table-cell>
          <table:table-cell table:style-name="ce381"/>
          <table:table-cell table:style-name="ce386" table:formula="of:=IF(ISNUMBER(FIND(&quot;Imbue&quot;;[.$Z165]));1;&quot;&quot;)">
            <text:p/>
          </table:table-cell>
          <table:table-cell table:style-name="ce228" table:formula="of:=IF(LEN([.$Z165])&gt;2; IF(ISNUMBER(FIND(&quot;Damage Limit Break&quot;;[.$Z165])); 1+LEN(LEFT([.$Z165];SEARCH(&quot;Damage Limit Break&quot;;[.$Z165])))-LEN(SUBSTITUTE(LEFT([.$Z165];SEARCH(&quot;Damage Limit Break&quot;;[.$Z16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Magitek Armor</text:p>
          </table:table-cell>
          <table:table-cell table:style-name="ce276" office:value-type="string" calcext:value-type="string">
            <text:p>Flam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fire attack. Lowers Break Defense.</text:p>
          </table:table-cell>
          <table:table-cell table:style-name="ce381" office:value-type="string" calcext:value-type="string">
            <text:p><text:s/>BDD</text:p>
          </table:table-cell>
          <table:table-cell table:style-name="ce381"/>
          <table:table-cell table:style-name="ce386" table:formula="of:=IF(ISNUMBER(FIND(&quot;Imbue&quot;;[.$Z166]));1;&quot;&quot;)">
            <text:p/>
          </table:table-cell>
          <table:table-cell table:style-name="ce228" table:formula="of:=IF(LEN([.$Z166])&gt;2; IF(ISNUMBER(FIND(&quot;Damage Limit Break&quot;;[.$Z166])); 1+LEN(LEFT([.$Z166];SEARCH(&quot;Damage Limit Break&quot;;[.$Z166])))-LEN(SUBSTITUTE(LEFT([.$Z166];SEARCH(&quot;Damage Limit Break&quot;;[.$Z166]));&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Prismatic Draw +1%</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text:p>
          </table:table-cell>
          <table:table-cell table:style-name="ce379" table:number-columns-repeated="2"/>
          <table:table-cell table:style-name="ce386" table:formula="of:=IF(ISNUMBER(FIND(&quot;Imbue&quot;;[.$Z167]));1;&quot;&quot;)">
            <text:p/>
          </table:table-cell>
          <table:table-cell table:style-name="ce228" table:formula="of:=IF(LEN([.$Z167])&gt;2; IF(ISNUMBER(FIND(&quot;Damage Limit Break&quot;;[.$Z167])); 1+LEN(LEFT([.$Z167];SEARCH(&quot;Damage Limit Break&quot;;[.$Z167])))-LEN(SUBSTITUTE(LEFT([.$Z167];SEARCH(&quot;Damage Limit Break&quot;;[.$Z167]));&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nhance Water +3%</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168]));1;&quot;&quot;)">
            <text:p/>
          </table:table-cell>
          <table:table-cell table:style-name="ce228" table:formula="of:=IF(LEN([.$Z168])&gt;2; IF(ISNUMBER(FIND(&quot;Damage Limit Break&quot;;[.$Z168])); 1+LEN(LEFT([.$Z168];SEARCH(&quot;Damage Limit Break&quot;;[.$Z168])))-LEN(SUBSTITUTE(LEFT([.$Z168];SEARCH(&quot;Damage Limit Break&quot;;[.$Z168]));&quot;,&quot;;&quot;&quot;)); 0); &quot;&quot;)" office:value-type="float" office:value="3" calcext:value-type="float">
            <text:p>3</text:p>
          </table:table-cell>
          <table:table-cell office:value-type="string" calcext:value-type="string">
            <text:p>Critical Retrieval, Support-Guard Killer, Damage Limit Break, Critical Sundering, Sicarius Besti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Friend</text:p>
          </table:table-cell>
          <table:table-cell table:style-name="ce276" office:value-type="string" calcext:value-type="string">
            <text:p>Keep Worrying</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ater +15%</text:p>
          </table:table-cell>
          <table:table-cell table:style-name="ce325" office:value-type="string" calcext:value-type="string">
            <text:p>Job Change Recast</text:p>
          </table:table-cell>
          <table:table-cell table:style-name="ce336" office:value-type="string" calcext:value-type="string">
            <text:p>Break Power Up +5%</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arrier (lowers Defense) and Weaken (lowers resistance to weakness).</text:p>
          </table:table-cell>
          <table:table-cell table:style-name="ce380" office:value-type="string" calcext:value-type="string">
            <text:p><text:s/>Debarrier / Weaken.</text:p>
          </table:table-cell>
          <table:table-cell table:style-name="ce380"/>
          <table:table-cell table:style-name="ce386" table:formula="of:=IF(ISNUMBER(FIND(&quot;Imbue&quot;;[.$Z169]));1;&quot;&quot;)">
            <text:p/>
          </table:table-cell>
          <table:table-cell table:style-name="ce228" table:formula="of:=IF(LEN([.$Z169])&gt;2; IF(ISNUMBER(FIND(&quot;Damage Limit Break&quot;;[.$Z169])); 1+LEN(LEFT([.$Z169];SEARCH(&quot;Damage Limit Break&quot;;[.$Z169])))-LEN(SUBSTITUTE(LEFT([.$Z169];SEARCH(&quot;Damage Limit Break&quot;;[.$Z169]));&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Krishna</text:p>
          </table:table-cell>
          <table:table-cell table:style-name="ce276" office:value-type="string" calcext:value-type="string">
            <text:p>Clash of Arm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750" calcext:value-type="currency">
            <text:p>75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Resist Water +10%</text:p>
          </table:table-cell>
          <table:table-cell table:number-columns-repeated="2" table:style-name="ce336" office:value-type="string" calcext:value-type="string">
            <text:p>Enhance Water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170]));1;&quot;&quot;)">
            <text:p/>
          </table:table-cell>
          <table:table-cell table:style-name="ce228" table:formula="of:=IF(LEN([.$Z170])&gt;2; IF(ISNUMBER(FIND(&quot;Damage Limit Break&quot;;[.$Z170])); 1+LEN(LEFT([.$Z170];SEARCH(&quot;Damage Limit Break&quot;;[.$Z170])))-LEN(SUBSTITUTE(LEFT([.$Z170];SEARCH(&quot;Damage Limit Break&quot;;[.$Z170]));&quot;,&quot;;&quot;&quot;)); 0); &quot;&quot;)" office:value-type="float" office:value="4" calcext:value-type="float">
            <text:p>4</text:p>
          </table:table-cell>
          <table:table-cell office:value-type="string" calcext:value-type="string">
            <text:p>Breaker-Killer, Critical Retrieval, Potent Ailments, Damage Limit Break, Critical Rupture,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Oblitzerator: FFX</text:p>
          </table:table-cell>
          <table:table-cell table:style-name="ce276" office:value-type="string" calcext:value-type="string">
            <text:p>Blitzball Rush</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75" calcext:value-type="currency">
            <text:p>1575 </text:p>
          </table:table-cell>
          <table:table-cell table:style-name="ce300" office:value-type="currency" office:currency=" " office:value="1050" calcext:value-type="currency">
            <text:p>10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table:number-columns-repeated="2"/>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multistrike overkill).</text:p>
          </table:table-cell>
          <table:table-cell table:style-name="ce379" office:value-type="string" calcext:value-type="string">
            <text:p><text:s/>Multihit(6) Overkill</text:p>
          </table:table-cell>
          <table:table-cell table:style-name="ce379"/>
          <table:table-cell table:style-name="ce386" table:formula="of:=IF(ISNUMBER(FIND(&quot;Imbue&quot;;[.$Z171]));1;&quot;&quot;)">
            <text:p/>
          </table:table-cell>
          <table:table-cell table:style-name="ce228" table:formula="of:=IF(LEN([.$Z171])&gt;2; IF(ISNUMBER(FIND(&quot;Damage Limit Break&quot;;[.$Z171])); 1+LEN(LEFT([.$Z171];SEARCH(&quot;Damage Limit Break&quot;;[.$Z171])))-LEN(SUBSTITUTE(LEFT([.$Z171];SEARCH(&quot;Damage Limit Break&quot;;[.$Z171]));&quot;,&quot;;&quot;&quot;)); 0); &quot;&quot;)" office:value-type="float" office:value="4" calcext:value-type="float">
            <text:p>4</text:p>
          </table:table-cell>
          <table:table-cell office:value-type="string" calcext:value-type="string">
            <text:p>Breaker-Killer, Critical Retrieval, Critical Sundering, Damage Limit Break, ?</text:p>
          </table:table-cell>
          <table:table-cell/>
        </table:table-row>
        <table:table-row table:style-name="ro6">
          <table:table-cell table:style-name="ce266" office:value-type="string" calcext:value-type="string">
            <text:p>T</text:p>
          </table:table-cell>
          <table:table-cell table:style-name="ce270" office:value-type="string" calcext:value-type="string">
            <text:p>Quadav: FFXI</text:p>
          </table:table-cell>
          <table:table-cell table:style-name="ce276" office:value-type="string" calcext:value-type="string">
            <text:p>Ore Toss</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Magic Up +5%</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overkill). Adds Painful Break and lowers defense against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72]));1;&quot;&quot;)" office:value-type="float" office:value="1" calcext:value-type="float">
            <text:p>1</text:p>
          </table:table-cell>
          <table:table-cell table:style-name="ce228" table:formula="of:=IF(LEN([.$Z172])&gt;2; IF(ISNUMBER(FIND(&quot;Damage Limit Break&quot;;[.$Z172])); 1+LEN(LEFT([.$Z172];SEARCH(&quot;Damage Limit Break&quot;;[.$Z172])))-LEN(SUBSTITUTE(LEFT([.$Z172];SEARCH(&quot;Damage Limit Break&quot;;[.$Z172]));&quot;,&quot;;&quot;&quot;)); 0); &quot;&quot;)" office:value-type="float" office:value="4" calcext:value-type="float">
            <text:p>4</text:p>
          </table:table-cell>
          <table:table-cell office:value-type="string" calcext:value-type="string">
            <text:p>Imbue Water, Critical Retrieval, Guard Breaker,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Shadow Creeper: FFVII</text:p>
          </table:table-cell>
          <table:table-cell table:style-name="ce276" office:value-type="string" calcext:value-type="string">
            <text:p>Deadly Rain</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800" calcext:value-type="currency">
            <text:p>18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Flash Break +12%</text:p>
          </table:table-cell>
          <table:table-cell table:style-name="ce325" office:value-type="string" calcext:value-type="string">
            <text:p>Piercing Break +12%</text:p>
          </table:table-cell>
          <table:table-cell table:style-name="ce336" office:value-type="string" calcext:value-type="string">
            <text:p>Magic Up +7%</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Adds Imbue Water and Cleaving Attack.</text:p>
          </table:table-cell>
          <table:table-cell table:style-name="ce379" office:value-type="string" calcext:value-type="string">
            <text:p><text:s/>Multihit(6) Overkill / En-Water / Cleave</text:p>
          </table:table-cell>
          <table:table-cell table:style-name="ce379"/>
          <table:table-cell table:style-name="ce386" table:formula="of:=IF(ISNUMBER(FIND(&quot;Imbue&quot;;[.$Z173]));1;&quot;&quot;)" office:value-type="float" office:value="1" calcext:value-type="float">
            <text:p>1</text:p>
          </table:table-cell>
          <table:table-cell table:style-name="ce228" table:formula="of:=IF(LEN([.$Z173])&gt;2; IF(ISNUMBER(FIND(&quot;Damage Limit Break&quot;;[.$Z173])); 1+LEN(LEFT([.$Z173];SEARCH(&quot;Damage Limit Break&quot;;[.$Z173])))-LEN(SUBSTITUTE(LEFT([.$Z173];SEARCH(&quot;Damage Limit Break&quot;;[.$Z173]));&quot;,&quot;;&quot;&quot;)); 0); &quot;&quot;)" office:value-type="float" office:value="4" calcext:value-type="float">
            <text:p>4</text:p>
          </table:table-cell>
          <table:table-cell office:value-type="string" calcext:value-type="string">
            <text:p>Imbue Water, 18px, Critial Retrieval, Damage Limit Break, Cleaving Attac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mpest</text:p>
          </table:table-cell>
          <table:table-cell table:style-name="ce276" office:value-type="string" calcext:value-type="string">
            <text:p>Conquering Ice</text:p>
          </table:table-cell>
          <table:table-cell table:style-name="ce270" office:value-type="string" calcext:value-type="string">
            <text:p>Water</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36" office:value-type="string" calcext:value-type="string">
            <text:p>Kill &amp; Draw +1</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Lowers critical resist.</text:p>
          </table:table-cell>
          <table:table-cell table:style-name="ce379" office:value-type="string" calcext:value-type="string">
            <text:p><text:s/>CRD</text:p>
          </table:table-cell>
          <table:table-cell table:style-name="ce379"/>
          <table:table-cell table:style-name="ce386" table:formula="of:=IF(ISNUMBER(FIND(&quot;Imbue&quot;;[.$Z174]));1;&quot;&quot;)">
            <text:p/>
          </table:table-cell>
          <table:table-cell table:style-name="ce228" table:formula="of:=IF(LEN([.$Z174])&gt;2; IF(ISNUMBER(FIND(&quot;Damage Limit Break&quot;;[.$Z174])); 1+LEN(LEFT([.$Z174];SEARCH(&quot;Damage Limit Break&quot;;[.$Z174])))-LEN(SUBSTITUTE(LEFT([.$Z174];SEARCH(&quot;Damage Limit Break&quot;;[.$Z174]));&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office:value-type="string" calcext:value-type="string">
            <text:p>?</text:p>
          </table:table-cell>
          <table:table-cell table:style-name="ce270" office:value-type="string" calcext:value-type="string">
            <text:p>Andromalius</text:p>
          </table:table-cell>
          <table:table-cell table:style-name="ce276" office:value-type="string" calcext:value-type="string">
            <text:p>Icerage</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table:table-cell table:style-name="ce374"/>
          <table:table-cell table:style-name="ce354" office:value-type="string" calcext:value-type="string">
            <text:p>Area water attack. Lowers Break Defense.</text:p>
          </table:table-cell>
          <table:table-cell table:style-name="ce379" office:value-type="string" calcext:value-type="string">
            <text:p><text:s/>BDD</text:p>
          </table:table-cell>
          <table:table-cell table:style-name="ce379"/>
          <table:table-cell table:style-name="ce386" table:formula="of:=IF(ISNUMBER(FIND(&quot;Imbue&quot;;[.$Z175]));1;&quot;&quot;)">
            <text:p/>
          </table:table-cell>
          <table:table-cell table:style-name="ce228" table:formula="of:=IF(LEN([.$Z175])&gt;2; IF(ISNUMBER(FIND(&quot;Damage Limit Break&quot;;[.$Z175])); 1+LEN(LEFT([.$Z175];SEARCH(&quot;Damage Limit Break&quot;;[.$Z175])))-LEN(SUBSTITUTE(LEFT([.$Z175];SEARCH(&quot;Damage Limit Break&quot;;[.$Z175]));&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table:number-columns-repeated="2"/>
          <table:table-cell table:style-name="ce354" office:value-type="string" calcext:value-type="string">
            <text:p>+</text:p>
          </table:table-cell>
          <table:table-cell table:style-name="ce359"/>
          <table:table-cell table:style-name="ce364"/>
          <table:table-cell table:style-name="ce369"/>
          <table:table-cell table:style-name="ce374"/>
          <table:table-cell table:style-name="ce354" office:value-type="string" calcext:value-type="string">
            <text:p>Area water attack (damage focus).</text:p>
          </table:table-cell>
          <table:table-cell table:style-name="ce379" table:number-columns-repeated="2"/>
          <table:table-cell table:style-name="ce386" table:formula="of:=IF(ISNUMBER(FIND(&quot;Imbue&quot;;[.$Z176]));1;&quot;&quot;)">
            <text:p/>
          </table:table-cell>
          <table:table-cell table:style-name="ce228" table:formula="of:=IF(LEN([.$Z176])&gt;2; IF(ISNUMBER(FIND(&quot;Damage Limit Break&quot;;[.$Z176])); 1+LEN(LEFT([.$Z176];SEARCH(&quot;Damage Limit Break&quot;;[.$Z176])))-LEN(SUBSTITUTE(LEFT([.$Z176];SEARCH(&quot;Damage Limit Break&quot;;[.$Z176]));&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Break Power Up +4%</text:p>
          </table:table-cell>
          <table:table-cell table:style-name="ce336"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177]));1;&quot;&quot;)">
            <text:p/>
          </table:table-cell>
          <table:table-cell table:style-name="ce228" table:formula="of:=IF(LEN([.$Z177])&gt;2; IF(ISNUMBER(FIND(&quot;Damage Limit Break&quot;;[.$Z177])); 1+LEN(LEFT([.$Z177];SEARCH(&quot;Damage Limit Break&quot;;[.$Z177])))-LEN(SUBSTITUTE(LEFT([.$Z177];SEARCH(&quot;Damage Limit Break&quot;;[.$Z177]));&quot;,&quot;;&quot;&quot;)); 0); &quot;&quot;)" office:value-type="float" office:value="3" calcext:value-type="float">
            <text:p>3</text:p>
          </table:table-cell>
          <table:table-cell office:value-type="string" calcext:value-type="string">
            <text:p>Critical Retrieval, Attacker-Guard Killer, Damage Limit Break, Critical Sundering, Sicarius Imperator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Rikku: FFX-2</text:p>
          </table:table-cell>
          <table:table-cell table:style-name="ce276" office:value-type="string" calcext:value-type="string">
            <text:p>Hu Sujehk!</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7%</text:p>
          </table:table-cell>
          <table:table-cell table:style-name="ce325" office:value-type="string" calcext:value-type="string">
            <text:p>Crystal Seeker +25</text:p>
          </table:table-cell>
          <table:table-cell table:style-name="ce336" office:value-type="string" calcext:value-type="string">
            <text:p>EXP Up +10%</text:p>
          </table:table-cell>
          <table:table-cell table:style-name="ce336" office:value-type="string" calcext:value-type="string">
            <text:p>Crystal Seeker +2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Stun (prevents action).</text:p>
          </table:table-cell>
          <table:table-cell table:style-name="ce379" office:value-type="string" calcext:value-type="string">
            <text:p><text:s/>Stun</text:p>
          </table:table-cell>
          <table:table-cell table:style-name="ce379"/>
          <table:table-cell table:style-name="ce386" table:formula="of:=IF(ISNUMBER(FIND(&quot;Imbue&quot;;[.$Z178]));1;&quot;&quot;)">
            <text:p/>
          </table:table-cell>
          <table:table-cell table:style-name="ce228" table:formula="of:=IF(LEN([.$Z178])&gt;2; IF(ISNUMBER(FIND(&quot;Damage Limit Break&quot;;[.$Z178])); 1+LEN(LEFT([.$Z178];SEARCH(&quot;Damage Limit Break&quot;;[.$Z178])))-LEN(SUBSTITUTE(LEFT([.$Z178];SEARCH(&quot;Damage Limit Break&quot;;[.$Z178]));&quot;,&quot;;&quot;&quot;)); 0); &quot;&quot;)" office:value-type="float" office:value="4" calcext:value-type="float">
            <text:p>4</text:p>
          </table:table-cell>
          <table:table-cell office:value-type="string" calcext:value-type="string">
            <text:p>Breaker-Killer, Critical Retrieval, Critical Sundering, Damage Limit Break, Martial Combat,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The Proudclad: FFXIII</text:p>
          </table:table-cell>
          <table:table-cell table:style-name="ce276" office:value-type="string" calcext:value-type="string">
            <text:p>Tyranny of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reak Power Up +3%</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179]));1;&quot;&quot;)">
            <text:p/>
          </table:table-cell>
          <table:table-cell table:style-name="ce228" table:formula="of:=IF(LEN([.$Z179])&gt;2; IF(ISNUMBER(FIND(&quot;Damage Limit Break&quot;;[.$Z179])); 1+LEN(LEFT([.$Z179];SEARCH(&quot;Damage Limit Break&quot;;[.$Z179])))-LEN(SUBSTITUTE(LEFT([.$Z179];SEARCH(&quot;Damage Limit Break&quot;;[.$Z179]));&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Treant: FFXII</text:p>
          </table:table-cell>
          <table:table-cell table:style-name="ce279" office:value-type="string" calcext:value-type="string">
            <text:p>Charge of the Wil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4%</text:p>
          </table:table-cell>
          <table:table-cell table:style-name="ce348" office:value-type="string" calcext:value-type="string">
            <text:p>Magic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180]));1;&quot;&quot;)">
            <text:p/>
          </table:table-cell>
          <table:table-cell table:style-name="ce228" table:formula="of:=IF(LEN([.$Z180])&gt;2; IF(ISNUMBER(FIND(&quot;Damage Limit Break&quot;;[.$Z180])); 1+LEN(LEFT([.$Z180];SEARCH(&quot;Damage Limit Break&quot;;[.$Z180])))-LEN(SUBSTITUTE(LEFT([.$Z180];SEARCH(&quot;Damage Limit Break&quot;;[.$Z18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Hraesvelgr</text:p>
          </table:table-cell>
          <table:table-cell table:style-name="ce279" office:value-type="string" calcext:value-type="string">
            <text:p>Dust Dev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825" calcext:value-type="currency">
            <text:p>825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style-name="ce336" office:value-type="string" calcext:value-type="string">
            <text:p>Job Change Recast</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181]));1;&quot;&quot;)" office:value-type="float" office:value="1" calcext:value-type="float">
            <text:p>1</text:p>
          </table:table-cell>
          <table:table-cell table:style-name="ce228" table:formula="of:=IF(LEN([.$Z181])&gt;2; IF(ISNUMBER(FIND(&quot;Damage Limit Break&quot;;[.$Z181])); 1+LEN(LEFT([.$Z181];SEARCH(&quot;Damage Limit Break&quot;;[.$Z181])))-LEN(SUBSTITUTE(LEFT([.$Z181];SEARCH(&quot;Damage Limit Break&quot;;[.$Z181]));&quot;,&quot;;&quot;&quot;)); 0); &quot;&quot;)" office:value-type="float" office:value="4" calcext:value-type="float">
            <text:p>4</text:p>
          </table:table-cell>
          <table:table-cell office:value-type="string" calcext:value-type="string">
            <text:p>Imbue Wind, Critical Retrieval, Guard Breaker, Damage Limit Break, Critical Rupture, Blood Tap</text:p>
          </table:table-cell>
          <table:table-cell/>
        </table:table-row>
        <table:table-row table:style-name="ro6">
          <table:table-cell table:style-name="ce266"/>
          <table:table-cell table:style-name="ce270" office:value-type="string" calcext:value-type="string">
            <text:p>Prompto: FFXV</text:p>
          </table:table-cell>
          <table:table-cell table:style-name="ce279" office:value-type="string" calcext:value-type="string">
            <text:p>Pierc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Improved Criticals +10%</text:p>
          </table:table-cell>
          <table:table-cell table:style-name="ce325" office:value-type="string" calcext:value-type="string">
            <text:p>Piercing Break +10%</text:p>
          </table:table-cell>
          <table:table-cell table:style-name="ce336" office:value-type="string" calcext:value-type="string">
            <text:p>Break Power Up +5%</text:p>
          </table:table-cell>
          <table:table-cell table:style-name="ce348" office:value-type="string" calcext:value-type="string">
            <text:p>Kill &amp;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Break focus). Adds Boost, Snipe, and Dispel. Lowers defense against Break and critical resist.</text:p>
          </table:table-cell>
          <table:table-cell table:style-name="ce379" office:value-type="string" calcext:value-type="string">
            <text:p><text:s/>Boost(1), Snipe(1), BDD(2), CRD(2), Dispel(1)</text:p>
          </table:table-cell>
          <table:table-cell table:style-name="ce379"/>
          <table:table-cell table:style-name="ce386" table:formula="of:=IF(ISNUMBER(FIND(&quot;Imbue&quot;;[.$Z182]));1;&quot;&quot;)">
            <text:p/>
          </table:table-cell>
          <table:table-cell table:style-name="ce228" table:formula="of:=IF(LEN([.$Z182])&gt;2; IF(ISNUMBER(FIND(&quot;Damage Limit Break&quot;;[.$Z182])); 1+LEN(LEFT([.$Z182];SEARCH(&quot;Damage Limit Break&quot;;[.$Z182])))-LEN(SUBSTITUTE(LEFT([.$Z182];SEARCH(&quot;Damage Limit Break&quot;;[.$Z182]));&quot;,&quot;;&quot;&quot;)); 0); &quot;&quot;)" office:value-type="float" office:value="5" calcext:value-type="float">
            <text:p>5</text:p>
          </table:table-cell>
          <table:table-cell office:value-type="string" calcext:value-type="string">
            <text:p>Augment ★5 Limit Break, Guard Breaker, Quick Cast, Critical Sundering, Damage Limit Break, Critical Rupture, Potent Cleansing</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Hornet: FFX</text:p>
          </table:table-cell>
          <table:table-cell table:style-name="ce279" office:value-type="string" calcext:value-type="string">
            <text:p>Bewitching Stab</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8"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 multistrike overkill). Adds Attuned Chain.</text:p>
          </table:table-cell>
          <table:table-cell table:style-name="ce379" office:value-type="string" calcext:value-type="string">
            <text:p> <text:span text:style-name="T2">Multihit(4) Overkill + Attuned Chain(+300%)</text:span></text:p>
          </table:table-cell>
          <table:table-cell table:style-name="ce379"/>
          <table:table-cell table:style-name="ce386" table:formula="of:=IF(ISNUMBER(FIND(&quot;Imbue&quot;;[.$Z183]));1;&quot;&quot;)">
            <text:p/>
          </table:table-cell>
          <table:table-cell table:style-name="ce228" table:formula="of:=IF(LEN([.$Z183])&gt;2; IF(ISNUMBER(FIND(&quot;Damage Limit Break&quot;;[.$Z183])); 1+LEN(LEFT([.$Z183];SEARCH(&quot;Damage Limit Break&quot;;[.$Z183])))-LEN(SUBSTITUTE(LEFT([.$Z183];SEARCH(&quot;Damage Limit Break&quot;;[.$Z183]));&quot;,&quot;;&quot;&quot;)); 0); &quot;&quot;)" office:value-type="float" office:value="3" calcext:value-type="float">
            <text:p>3</text:p>
          </table:table-cell>
          <table:table-cell office:value-type="string" calcext:value-type="string">
            <text:p>Breaker-Killer, Critical Retrieval, Damage Limit Break, Break Exploiter,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Proudclad: FFVII</text:p>
          </table:table-cell>
          <table:table-cell table:style-name="ce279" office:value-type="string" calcext:value-type="string">
            <text:p>Proton Cannon</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6%</text:p>
          </table:table-cell>
          <table:table-cell table:style-name="ce348"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Lowers critical resist and adds Improved Criticals.</text:p>
          </table:table-cell>
          <table:table-cell table:style-name="ce379" office:value-type="string" calcext:value-type="string">
            <text:p><text:s/>Multihit(4) Overkill / CRD / Improved Critical(+200%)</text:p>
          </table:table-cell>
          <table:table-cell table:style-name="ce379"/>
          <table:table-cell table:style-name="ce386" table:formula="of:=IF(ISNUMBER(FIND(&quot;Imbue&quot;;[.$Z184]));1;&quot;&quot;)">
            <text:p/>
          </table:table-cell>
          <table:table-cell table:style-name="ce228" table:formula="of:=IF(LEN([.$Z184])&gt;2; IF(ISNUMBER(FIND(&quot;Damage Limit Break&quot;;[.$Z184])); 1+LEN(LEFT([.$Z184];SEARCH(&quot;Damage Limit Break&quot;;[.$Z184])))-LEN(SUBSTITUTE(LEFT([.$Z184];SEARCH(&quot;Damage Limit Break&quot;;[.$Z184]));&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office:value-type="string" calcext:value-type="string">
            <text:p>?</text:p>
          </table:table-cell>
          <table:table-cell table:style-name="ce270" office:value-type="string" calcext:value-type="string">
            <text:p>Nausicaa</text:p>
          </table:table-cell>
          <table:table-cell table:style-name="ce279" office:value-type="string" calcext:value-type="string">
            <text:p>Windy Blast</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table:number-columns-repeated="2"/>
          <table:table-cell table:style-name="ce336"/>
          <table:table-cell table:style-name="ce348"/>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Area wind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185]));1;&quot;&quot;)">
            <text:p/>
          </table:table-cell>
          <table:table-cell table:style-name="ce228" table:formula="of:=IF(LEN([.$Z185])&gt;2; IF(ISNUMBER(FIND(&quot;Damage Limit Break&quot;;[.$Z185])); 1+LEN(LEFT([.$Z185];SEARCH(&quot;Damage Limit Break&quot;;[.$Z185])))-LEN(SUBSTITUTE(LEFT([.$Z185];SEARCH(&quot;Damage Limit Break&quot;;[.$Z185]));&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Stribog</text:p>
          </table:table-cell>
          <table:table-cell table:style-name="ce279" office:value-type="string" calcext:value-type="string">
            <text:p>Wind Nonpareil</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36" office:value-type="string" calcext:value-type="string">
            <text:p>Magic Up +4%</text:p>
          </table:table-cell>
          <table:table-cell table:style-name="ce348" office:value-type="string" calcext:value-type="string">
            <text:p>Job Change Recast</text:p>
          </table:table-cell>
          <table:table-cell table:style-name="ce354" office:value-type="float" office:value="65" calcext:value-type="float">
            <text:p>6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critical resist.</text:p>
          </table:table-cell>
          <table:table-cell table:style-name="ce379" office:value-type="string" calcext:value-type="string">
            <text:p><text:s/>CRD</text:p>
          </table:table-cell>
          <table:table-cell table:style-name="ce379"/>
          <table:table-cell table:style-name="ce386" table:formula="of:=IF(ISNUMBER(FIND(&quot;Imbue&quot;;[.$Z186]));1;&quot;&quot;)">
            <text:p/>
          </table:table-cell>
          <table:table-cell table:style-name="ce228" table:formula="of:=IF(LEN([.$Z186])&gt;2; IF(ISNUMBER(FIND(&quot;Damage Limit Break&quot;;[.$Z186])); 1+LEN(LEFT([.$Z186];SEARCH(&quot;Damage Limit Break&quot;;[.$Z186])))-LEN(SUBSTITUTE(LEFT([.$Z186];SEARCH(&quot;Damage Limit Break&quot;;[.$Z186]));&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6">
          <table:table-cell table:style-name="ce266"/>
          <table:table-cell table:style-name="ce270" office:value-type="string" calcext:value-type="string">
            <text:p>Anemone</text:p>
          </table:table-cell>
          <table:table-cell table:style-name="ce279" office:value-type="string" calcext:value-type="string">
            <text:p>Wind Cutter</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36" office:value-type="string" calcext:value-type="string">
            <text:p>Break Power Up +3%</text:p>
          </table:table-cell>
          <table:table-cell table:style-name="ce348" office:value-type="string" calcext:value-type="string">
            <text:p>Prismatic Draw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187]));1;&quot;&quot;)">
            <text:p/>
          </table:table-cell>
          <table:table-cell table:style-name="ce228" table:formula="of:=IF(LEN([.$Z187])&gt;2; IF(ISNUMBER(FIND(&quot;Damage Limit Break&quot;;[.$Z187])); 1+LEN(LEFT([.$Z187];SEARCH(&quot;Damage Limit Break&quot;;[.$Z187])))-LEN(SUBSTITUTE(LEFT([.$Z187];SEARCH(&quot;Damage Limit Break&quot;;[.$Z187]));&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Heli Gunner: FFVII</text:p>
          </table:table-cell>
          <table:table-cell table:style-name="ce279" office:value-type="string" calcext:value-type="string">
            <text:p>Gale Pursuit</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Wind +10%</text:p>
          </table:table-cell>
          <table:table-cell table:style-name="ce325" office:value-type="string" calcext:value-type="string">
            <text:p>Painful Break +6%</text:p>
          </table:table-cell>
          <table:table-cell table:style-name="ce336" office:value-type="string" calcext:value-type="string">
            <text:p>Break Power Up +3%</text:p>
          </table:table-cell>
          <table:table-cell table:style-name="ce348" office:value-type="string" calcext:value-type="string">
            <text:p>Stun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188]));1;&quot;&quot;)">
            <text:p/>
          </table:table-cell>
          <table:table-cell table:style-name="ce228" table:formula="of:=IF(LEN([.$Z188])&gt;2; IF(ISNUMBER(FIND(&quot;Damage Limit Break&quot;;[.$Z188])); 1+LEN(LEFT([.$Z188];SEARCH(&quot;Damage Limit Break&quot;;[.$Z188])))-LEN(SUBSTITUTE(LEFT([.$Z188];SEARCH(&quot;Damage Limit Break&quot;;[.$Z188]));&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table-cell table:style-name="ce266"/>
          <table:table-cell table:style-name="ce270" office:value-type="string" calcext:value-type="string">
            <text:p>Shadow Dancer</text:p>
          </table:table-cell>
          <table:table-cell table:style-name="ce276" office:value-type="string" calcext:value-type="string">
            <text:p>Shuffle Groove</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00" calcext:value-type="currency">
            <text:p>150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Break Power Up +6%</text:p>
          </table:table-cell>
          <table:table-cell table:style-name="ce325" office:value-type="string" calcext:value-type="string">
            <text:p>HP Up +5%</text:p>
          </table:table-cell>
          <table:table-cell table:style-name="ce336" office:value-type="string" calcext:value-type="string">
            <text:p>Resist Wind +4%</text:p>
          </table:table-cell>
          <table:table-cell table:style-name="ce336" office:value-type="string" calcext:value-type="string">
            <text:p>Enhance Wind +4%</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Adds Slow (lowers actions per turn), adds Haste (increase actions per turn) to the party.</text:p>
          </table:table-cell>
          <table:table-cell table:style-name="ce379" office:value-type="string" calcext:value-type="string">
            <text:p><text:s/>Slow / Haste to party</text:p>
          </table:table-cell>
          <table:table-cell table:style-name="ce379"/>
          <table:table-cell table:style-name="ce386" table:formula="of:=IF(ISNUMBER(FIND(&quot;Imbue&quot;;[.$Z189]));1;&quot;&quot;)">
            <text:p/>
          </table:table-cell>
          <table:table-cell table:style-name="ce228" table:formula="of:=IF(LEN([.$Z189])&gt;2; IF(ISNUMBER(FIND(&quot;Damage Limit Break&quot;;[.$Z189])); 1+LEN(LEFT([.$Z189];SEARCH(&quot;Damage Limit Break&quot;;[.$Z189])))-LEN(SUBSTITUTE(LEFT([.$Z189];SEARCH(&quot;Damage Limit Break&quot;;[.$Z189]));&quot;,&quot;;&quot;&quot;)); 0); &quot;&quot;)" office:value-type="float" office:value="4" calcext:value-type="float">
            <text:p>4</text:p>
          </table:table-cell>
          <table:table-cell office:value-type="string" calcext:value-type="string">
            <text:p>Breaker-Killer, Quick Cast, Critical Sundering, Damage Limit Break,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4 Warriors of Light: FFRK</text:p>
          </table:table-cell>
          <table:table-cell table:style-name="ce276" office:value-type="string" calcext:value-type="string">
            <text:p>Eternal Wind</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Wind +5%</text:p>
          </table:table-cell>
          <table:table-cell table:style-name="ce325" office:value-type="string" calcext:value-type="string">
            <text:p>Shield: Sicarius Imperator +15%</text:p>
          </table:table-cell>
          <table:table-cell table:style-name="ce325"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damage focus). Adds Haste (increases actions per turn) and Boost (increases Break Power).</text:p>
          </table:table-cell>
          <table:table-cell table:style-name="ce379" office:value-type="string" calcext:value-type="string">
            <text:p><text:s/>Haste + Boost</text:p>
          </table:table-cell>
          <table:table-cell table:style-name="ce379"/>
          <table:table-cell table:style-name="ce386" table:formula="of:=IF(ISNUMBER(FIND(&quot;Imbue&quot;;[.$Z190]));1;&quot;&quot;)">
            <text:p/>
          </table:table-cell>
          <table:table-cell table:style-name="ce228" table:formula="of:=IF(LEN([.$Z190])&gt;2; IF(ISNUMBER(FIND(&quot;Damage Limit Break&quot;;[.$Z190])); 1+LEN(LEFT([.$Z190];SEARCH(&quot;Damage Limit Break&quot;;[.$Z190])))-LEN(SUBSTITUTE(LEFT([.$Z190];SEARCH(&quot;Damage Limit Break&quot;;[.$Z190]));&quot;,&quot;;&quot;&quot;)); 0); &quot;&quot;)" office:value-type="float" office:value="3" calcext:value-type="float">
            <text:p>3</text:p>
          </table:table-cell>
          <table:table-cell office:value-type="string" calcext:value-type="string">
            <text:p>Breaker-Killer, Critical Retrieval, Damage Limit Break, Critical Rupture, Sicarius Imperator Kill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office:value-type="float" office:value="75" calcext:value-type="float">
            <text:p>7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damage focus).</text:p>
          </table:table-cell>
          <table:table-cell table:style-name="ce379" table:number-columns-repeated="2"/>
          <table:table-cell table:style-name="ce386" table:formula="of:=IF(ISNUMBER(FIND(&quot;Imbue&quot;;[.$Z191]));1;&quot;&quot;)">
            <text:p/>
          </table:table-cell>
          <table:table-cell table:style-name="ce228" table:formula="of:=IF(LEN([.$Z191])&gt;2; IF(ISNUMBER(FIND(&quot;Damage Limit Break&quot;;[.$Z191])); 1+LEN(LEFT([.$Z191];SEARCH(&quot;Damage Limit Break&quot;;[.$Z191])))-LEN(SUBSTITUTE(LEFT([.$Z191];SEARCH(&quot;Damage Limit Break&quot;;[.$Z191]));&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nhance Earth +3%</text:p>
          </table:table-cell>
          <table:table-cell table:style-name="ce336"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192]));1;&quot;&quot;)">
            <text:p/>
          </table:table-cell>
          <table:table-cell table:style-name="ce228" table:formula="of:=IF(LEN([.$Z192])&gt;2; IF(ISNUMBER(FIND(&quot;Damage Limit Break&quot;;[.$Z192])); 1+LEN(LEFT([.$Z192];SEARCH(&quot;Damage Limit Break&quot;;[.$Z192])))-LEN(SUBSTITUTE(LEFT([.$Z192];SEARCH(&quot;Damage Limit Break&quot;;[.$Z192]));&quot;,&quot;;&quot;&quot;)); 0); &quot;&quot;)" office:value-type="float" office:value="3" calcext:value-type="float">
            <text:p>3</text:p>
          </table:table-cell>
          <table:table-cell office:value-type="string" calcext:value-type="string">
            <text:p>Critical Retrieval, Support-Guard Killer, Damage Limit Break, Critical Sundering, Sicarius Imperator Hun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Princess</text:p>
          </table:table-cell>
          <table:table-cell table:style-name="ce276" office:value-type="string" calcext:value-type="string">
            <text:p>Boon of House Cornelia</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540" calcext:value-type="currency">
            <text:p>54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Earth +15%</text:p>
          </table:table-cell>
          <table:table-cell table:style-name="ce325" office:value-type="string" calcext:value-type="string">
            <text:p>Job Change Recast</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earth attack. Adds Snipe (increases Crit Chance) to party.</text:p>
          </table:table-cell>
          <table:table-cell table:style-name="ce379" office:value-type="string" calcext:value-type="string">
            <text:p><text:s/>Snipe to party</text:p>
          </table:table-cell>
          <table:table-cell table:style-name="ce379"/>
          <table:table-cell table:style-name="ce386" table:formula="of:=IF(ISNUMBER(FIND(&quot;Imbue&quot;;[.$Z193]));1;&quot;&quot;)">
            <text:p/>
          </table:table-cell>
          <table:table-cell table:style-name="ce228" table:formula="of:=IF(LEN([.$Z193])&gt;2; IF(ISNUMBER(FIND(&quot;Damage Limit Break&quot;;[.$Z193])); 1+LEN(LEFT([.$Z193];SEARCH(&quot;Damage Limit Break&quot;;[.$Z193])))-LEN(SUBSTITUTE(LEFT([.$Z193];SEARCH(&quot;Damage Limit Break&quot;;[.$Z193]));&quot;,&quot;;&quot;&quot;)); 0); &quot;&quot;)" office:value-type="float" office:value="4" calcext:value-type="float">
            <text:p>4</text:p>
          </table:table-cell>
          <table:table-cell office:value-type="string" calcext:value-type="string">
            <text:p>Breaker-Killer, Critical Sundering, Quick Cast, Damage Limit Break, Critical Rupture, Blood Tap</text:p>
          </table:table-cell>
          <table:table-cell/>
        </table:table-row>
        <table:table-row table:style-name="ro6">
          <table:table-cell table:style-name="ce266"/>
          <table:table-cell table:style-name="ce270" office:value-type="string" calcext:value-type="string">
            <text:p>Fal'Cie Atomos: FFXIII</text:p>
          </table:table-cell>
          <table:table-cell table:style-name="ce276" office:value-type="string" calcext:value-type="string">
            <text:p>Rolling Stone</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text:p>
          </table:table-cell>
          <table:table-cell table:style-name="ce379" table:number-columns-repeated="2"/>
          <table:table-cell table:style-name="ce386" table:formula="of:=IF(ISNUMBER(FIND(&quot;Imbue&quot;;[.$Z194]));1;&quot;&quot;)">
            <text:p/>
          </table:table-cell>
          <table:table-cell table:style-name="ce228" table:formula="of:=IF(LEN([.$Z194])&gt;2; IF(ISNUMBER(FIND(&quot;Damage Limit Break&quot;;[.$Z194])); 1+LEN(LEFT([.$Z194];SEARCH(&quot;Damage Limit Break&quot;;[.$Z194])))-LEN(SUBSTITUTE(LEFT([.$Z194];SEARCH(&quot;Damage Limit Break&quot;;[.$Z194]));&quot;,&quot;;&quot;&quot;)); 0); &quot;&quot;)" office:value-type="float" office:value="3" calcext:value-type="float">
            <text:p>3</text:p>
          </table:table-cell>
          <table:table-cell office:value-type="string" calcext:value-type="string">
            <text:p>Breaker-Killer, Critical Retrieval, Damage Limit Break, Sicarius Externus Killer, Sicarius Machina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Titan: FFXIV</text:p>
          </table:table-cell>
          <table:table-cell table:style-name="ce276" office:value-type="string" calcext:value-type="string">
            <text:p>Primal's Boon: Earth</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Ability Chain +10%</text:p>
          </table:table-cell>
          <table:table-cell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16 earth orbs. Adds Earthforce and wind resistance.</text:p>
          </table:table-cell>
          <table:table-cell table:style-name="ce379" office:value-type="string" calcext:value-type="string">
            <text:p><text:s/>16 earth orbs / Earthforce</text:p>
          </table:table-cell>
          <table:table-cell table:style-name="ce379"/>
          <table:table-cell table:style-name="ce386" table:formula="of:=IF(ISNUMBER(FIND(&quot;Imbue&quot;;[.$Z195]));1;&quot;&quot;)" office:value-type="float" office:value="1" calcext:value-type="float">
            <text:p>1</text:p>
          </table:table-cell>
          <table:table-cell table:style-name="ce228" table:formula="of:=IF(LEN([.$Z195])&gt;2; IF(ISNUMBER(FIND(&quot;Damage Limit Break&quot;;[.$Z195])); 1+LEN(LEFT([.$Z195];SEARCH(&quot;Damage Limit Break&quot;;[.$Z195])))-LEN(SUBSTITUTE(LEFT([.$Z195];SEARCH(&quot;Damage Limit Break&quot;;[.$Z195]));&quot;,&quot;;&quot;&quot;)); 0); &quot;&quot;)" office:value-type="float" office:value="0" calcext:value-type="float">
            <text:p>0</text:p>
          </table:table-cell>
          <table:table-cell office:value-type="string" calcext:value-type="string">
            <text:p>Augment ★5 Limit Break, Imbue Earth, Critical Sundering,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Lion: FFXI</text:p>
          </table:table-cell>
          <table:table-cell table:style-name="ce276" office:value-type="string" calcext:value-type="string">
            <text:p>Alter Ego: Lion</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2400" calcext:value-type="currency">
            <text:p>2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arth Element Starter +3</text:p>
          </table:table-cell>
          <table:table-cell table:style-name="ce325" office:value-type="string" calcext:value-type="string">
            <text:p>Element Generator +6</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raws 3 earth element orbs. Adds Earthforce, Earthshift+, and wind resistance.</text:p>
          </table:table-cell>
          <table:table-cell table:style-name="ce379" office:value-type="string" calcext:value-type="string">
            <text:p><text:s/>3 earth orbs / Earthshift+ / Earthforce</text:p>
          </table:table-cell>
          <table:table-cell table:style-name="ce379"/>
          <table:table-cell table:style-name="ce386" table:formula="of:=IF(ISNUMBER(FIND(&quot;Imbue&quot;;[.$Z196]));1;&quot;&quot;)" office:value-type="float" office:value="1" calcext:value-type="float">
            <text:p>1</text:p>
          </table:table-cell>
          <table:table-cell table:style-name="ce228" table:formula="of:=IF(LEN([.$Z196])&gt;2; IF(ISNUMBER(FIND(&quot;Damage Limit Break&quot;;[.$Z196])); 1+LEN(LEFT([.$Z196];SEARCH(&quot;Damage Limit Break&quot;;[.$Z196])))-LEN(SUBSTITUTE(LEFT([.$Z196];SEARCH(&quot;Damage Limit Break&quot;;[.$Z196]));&quot;,&quot;;&quot;&quot;)); 0); &quot;&quot;)" office:value-type="float" office:value="0" calcext:value-type="float">
            <text:p>0</text:p>
          </table:table-cell>
          <table:table-cell office:value-type="string" calcext:value-type="string">
            <text:p>Augment ★5 Limit Break, Imbue Earth, Guard Breaker, Cleaving Attack, Enhanced Earth, Enhanced Earth,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6" office:value-type="string" calcext:value-type="string">
            <text:p>Gottadammerang</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35" calcext:value-type="currency">
            <text:p>1035 </text:p>
          </table:table-cell>
          <table:table-cell table:style-name="ce300" office:value-type="currency" office:currency=" " office:value="2" calcext:value-type="currency">
            <text:p>2 </text:p>
          </table:table-cell>
          <table:table-cell table:style-name="ce307" office:value-type="string" calcext:value-type="string">
            <text:p>-</text:p>
          </table:table-cell>
          <table:table-cell table:style-name="ce313"/>
          <table:table-cell table:style-name="ce318" office:value-type="float" office:value="10" calcext:value-type="float">
            <text:p>10</text:p>
          </table:table-cell>
          <table:table-cell table:style-name="ce325" office:value-type="string" calcext:value-type="string">
            <text:p>Enhance Earth +5%</text:p>
          </table:table-cell>
          <table:table-cell table:style-name="ce325" office:value-type="string" calcext:value-type="string">
            <text:p>Resist Wind +5%</text:p>
          </table:table-cell>
          <table:table-cell table:style-name="ce336" office:value-type="string" calcext:value-type="string">
            <text:p>Magic Up +6%</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Area earth attack (damage focus, multistrike overkill). Adds Improved Criticals.</text:p>
          </table:table-cell>
          <table:table-cell table:style-name="ce379" office:value-type="string" calcext:value-type="string">
            <text:p><text:s/>Multihit(10) Overkill / Improved Critical(+200%)</text:p>
          </table:table-cell>
          <table:table-cell table:style-name="ce379"/>
          <table:table-cell table:style-name="ce386" table:formula="of:=IF(ISNUMBER(FIND(&quot;Imbue&quot;;[.$Z197]));1;&quot;&quot;)">
            <text:p/>
          </table:table-cell>
          <table:table-cell table:style-name="ce228" table:formula="of:=IF(LEN([.$Z197])&gt;2; IF(ISNUMBER(FIND(&quot;Damage Limit Break&quot;;[.$Z197])); 1+LEN(LEFT([.$Z197];SEARCH(&quot;Damage Limit Break&quot;;[.$Z197])))-LEN(SUBSTITUTE(LEFT([.$Z197];SEARCH(&quot;Damage Limit Break&quot;;[.$Z197]));&quot;,&quot;;&quot;&quot;)); 0); &quot;&quot;)" office:value-type="float" office:value="3" calcext:value-type="float">
            <text:p>3</text:p>
          </table:table-cell>
          <table:table-cell office:value-type="string" calcext:value-type="string">
            <text:p>Breaker-Killer, Critical Retrieval, Damage Limit Break, Critical Rupture</text:p>
          </table:table-cell>
          <table:table-cell/>
        </table:table-row>
        <table:table-row table:style-name="ro6">
          <table:table-cell table:style-name="ce266" office:value-type="string" calcext:value-type="string">
            <text:p>T</text:p>
          </table:table-cell>
          <table:table-cell table:style-name="ce270" office:value-type="string" calcext:value-type="string">
            <text:p>Qiqirn: FFXI</text:p>
          </table:table-cell>
          <table:table-cell table:style-name="ce276" office:value-type="string" calcext:value-type="string">
            <text:p>Sandspra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560" calcext:value-type="currency">
            <text:p>1560 </text:p>
          </table:table-cell>
          <table:table-cell table:style-name="ce300" office:value-type="currency" office:currency=" " office:value="1080" calcext:value-type="currency">
            <text:p>108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Avert Magic Down +25%</text:p>
          </table:table-cell>
          <table:table-cell table:style-name="ce325" office:value-type="string" calcext:value-type="string">
            <text:p>Exploit Weakness +8%</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Debrave (lowers Attack) and Curse (lowers Magic).</text:p>
          </table:table-cell>
          <table:table-cell table:style-name="ce379" office:value-type="string" calcext:value-type="string">
            <text:p><text:s/>Multihit(4) Overkill / Debrave / Curse</text:p>
          </table:table-cell>
          <table:table-cell table:style-name="ce379"/>
          <table:table-cell table:style-name="ce386" table:formula="of:=IF(ISNUMBER(FIND(&quot;Imbue&quot;;[.$Z198]));1;&quot;&quot;)">
            <text:p/>
          </table:table-cell>
          <table:table-cell table:style-name="ce228" table:formula="of:=IF(LEN([.$Z198])&gt;2; IF(ISNUMBER(FIND(&quot;Damage Limit Break&quot;;[.$Z198])); 1+LEN(LEFT([.$Z198];SEARCH(&quot;Damage Limit Break&quot;;[.$Z198])))-LEN(SUBSTITUTE(LEFT([.$Z198];SEARCH(&quot;Damage Limit Break&quot;;[.$Z198]));&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table:table-cell table:style-name="ce270" office:value-type="string" calcext:value-type="string">
            <text:p>Imp: FFX</text:p>
          </table:table-cell>
          <table:table-cell table:style-name="ce276" office:value-type="string" calcext:value-type="string">
            <text:p>Dustfli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750" calcext:value-type="currency">
            <text:p>750 </text:p>
          </table:table-cell>
          <table:table-cell table:style-name="ce300" office:value-type="currency" office:currency=" " office:value="750" calcext:value-type="currency">
            <text:p>7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Earth +10%</text:p>
          </table:table-cell>
          <table:table-cell table:style-name="ce325" office:value-type="string" calcext:value-type="string">
            <text:p>Resist Wind +10%</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Exploit Weakness and Improved Criticals.</text:p>
          </table:table-cell>
          <table:table-cell table:style-name="ce379" office:value-type="string" calcext:value-type="string">
            <text:p><text:s/>Multihit(4) Overkill / Improved Critical(+150%) / Exploit Weakness(+150%)</text:p>
          </table:table-cell>
          <table:table-cell table:style-name="ce379"/>
          <table:table-cell table:style-name="ce386" table:formula="of:=IF(ISNUMBER(FIND(&quot;Imbue&quot;;[.$Z199]));1;&quot;&quot;)">
            <text:p/>
          </table:table-cell>
          <table:table-cell table:style-name="ce228" table:formula="of:=IF(LEN([.$Z199])&gt;2; IF(ISNUMBER(FIND(&quot;Damage Limit Break&quot;;[.$Z199])); 1+LEN(LEFT([.$Z199];SEARCH(&quot;Damage Limit Break&quot;;[.$Z199])))-LEN(SUBSTITUTE(LEFT([.$Z199];SEARCH(&quot;Damage Limit Break&quot;;[.$Z19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6">
          <table:table-cell table:style-name="ce266"/>
          <table:table-cell table:style-name="ce270" office:value-type="string" calcext:value-type="string">
            <text:p>Deathgaze</text:p>
          </table:table-cell>
          <table:table-cell table:style-name="ce276" office:value-type="string" calcext:value-type="string">
            <text:p>Earth Cutter</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540" calcext:value-type="currency">
            <text:p>540 </text:p>
          </table:table-cell>
          <table:table-cell table:style-name="ce300" office:value-type="currency" office:currency=" " office:value="900" calcext:value-type="currency">
            <text:p>9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36" office:value-type="string" calcext:value-type="string">
            <text:p>Break Power Up +5%</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00]));1;&quot;&quot;)">
            <text:p/>
          </table:table-cell>
          <table:table-cell table:style-name="ce228" table:formula="of:=IF(LEN([.$Z200])&gt;2; IF(ISNUMBER(FIND(&quot;Damage Limit Break&quot;;[.$Z200])); 1+LEN(LEFT([.$Z200];SEARCH(&quot;Damage Limit Break&quot;;[.$Z200])))-LEN(SUBSTITUTE(LEFT([.$Z200];SEARCH(&quot;Damage Limit Break&quot;;[.$Z200]));&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table:table-cell table:style-name="ce270" office:value-type="string" calcext:value-type="string">
            <text:p>Lindblum</text:p>
          </table:table-cell>
          <table:table-cell table:style-name="ce276" office:value-type="string" calcext:value-type="string">
            <text:p>Earth Nonpareil</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Kill &amp; Draw +1</text:p>
          </table:table-cell>
          <table:table-cell table:style-name="ce336" office:value-type="string" calcext:value-type="string">
            <text:p>Resist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Lowers critical resist.</text:p>
          </table:table-cell>
          <table:table-cell table:style-name="ce379" office:value-type="string" calcext:value-type="string">
            <text:p><text:s/>CRD</text:p>
          </table:table-cell>
          <table:table-cell table:style-name="ce379"/>
          <table:table-cell table:style-name="ce386" table:formula="of:=IF(ISNUMBER(FIND(&quot;Imbue&quot;;[.$Z201]));1;&quot;&quot;)">
            <text:p/>
          </table:table-cell>
          <table:table-cell table:style-name="ce228" table:formula="of:=IF(LEN([.$Z201])&gt;2; IF(ISNUMBER(FIND(&quot;Damage Limit Break&quot;;[.$Z201])); 1+LEN(LEFT([.$Z201];SEARCH(&quot;Damage Limit Break&quot;;[.$Z201])))-LEN(SUBSTITUTE(LEFT([.$Z201];SEARCH(&quot;Damage Limit Break&quot;;[.$Z201]));&quot;,&quot;;&quot;&quot;)); 0); &quot;&quot;)" office:value-type="float" office:value="6" calcext:value-type="float">
            <text:p>6</text:p>
          </table:table-cell>
          <table:table-cell office:value-type="string" calcext:value-type="string">
            <text:p>Breaker-Killer, Elemental Retrieval, Break Exploiter, Potent Ailments, Bloodthirst, Damage Limit Break</text:p>
          </table:table-cell>
          <table:table-cell/>
        </table:table-row>
        <table:table-row table:style-name="ro7">
          <table:table-cell table:style-name="ce266"/>
          <table:table-cell table:style-name="ce270" office:value-type="string" calcext:value-type="string">
            <text:p>Grand Horn</text:p>
          </table:table-cell>
          <table:table-cell table:style-name="ce279" office:value-type="string" calcext:value-type="string">
            <text:p>Earthen Blast</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HP Up +5%</text:p>
          </table:table-cell>
          <table:table-cell table:style-name="ce325" office:value-type="string" calcext:value-type="string">
            <text:p>Enhance Earth +5%</text:p>
          </table:table-cell>
          <table:table-cell table:style-name="ce336" office:value-type="string" calcext:value-type="string">
            <text:p>EXP Up +10%</text:p>
          </table:table-cell>
          <table:table-cell table:style-name="ce336" office:value-type="string" calcext:value-type="string">
            <text:p>Enhance Water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02]));1;&quot;&quot;)">
            <text:p/>
          </table:table-cell>
          <table:table-cell table:style-name="ce228" table:formula="of:=IF(LEN([.$Z202])&gt;2; IF(ISNUMBER(FIND(&quot;Damage Limit Break&quot;;[.$Z202])); 1+LEN(LEFT([.$Z202];SEARCH(&quot;Damage Limit Break&quot;;[.$Z202])))-LEN(SUBSTITUTE(LEFT([.$Z202];SEARCH(&quot;Damage Limit Break&quot;;[.$Z202]));&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L'Olonnais</text:p>
          </table:table-cell>
          <table:table-cell table:style-name="ce279" office:value-type="string" calcext:value-type="string">
            <text:p>Shift Dance: Earth</text:p>
          </table:table-cell>
          <table:table-cell table:style-name="ce270"/>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Earth +12%</text:p>
          </table:table-cell>
          <table:table-cell table:style-name="ce336" table:number-columns-repeated="2"/>
          <table:table-cell table:style-name="ce354" office:value-type="string" calcext:value-type="string">
            <text:p><text:s/>+ (Y2)</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 multistrike overkill). Adds Earthshift.</text:p>
          </table:table-cell>
          <table:table-cell table:style-name="ce379" office:value-type="string" calcext:value-type="string">
            <text:p><text:s/>Multihit(2) Overkill / Earth Shift</text:p>
          </table:table-cell>
          <table:table-cell table:style-name="ce379"/>
          <table:table-cell table:style-name="ce386" table:formula="of:=IF(ISNUMBER(FIND(&quot;Imbue&quot;;[.$Z203]));1;&quot;&quot;)">
            <text:p/>
          </table:table-cell>
          <table:table-cell table:style-name="ce228" table:formula="of:=IF(LEN([.$Z203])&gt;2; IF(ISNUMBER(FIND(&quot;Damage Limit Break&quot;;[.$Z203])); 1+LEN(LEFT([.$Z203];SEARCH(&quot;Damage Limit Break&quot;;[.$Z203])))-LEN(SUBSTITUTE(LEFT([.$Z203];SEARCH(&quot;Damage Limit Break&quot;;[.$Z203]));&quot;,&quot;;&quot;&quot;)); 0); &quot;&quot;)" office:value-type="float" office:value="3" calcext:value-type="float">
            <text:p>3</text:p>
          </table:table-cell>
          <table:table-cell office:value-type="string" calcext:value-type="string">
            <text:p>Breaker-Killer, Enhanced Earth, Damage Limit Break, Breaker-Killer,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Enhance Earth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damage focus).</text:p>
          </table:table-cell>
          <table:table-cell table:style-name="ce379" table:number-columns-repeated="2"/>
          <table:table-cell table:style-name="ce386" table:formula="of:=IF(ISNUMBER(FIND(&quot;Imbue&quot;;[.$Z204]));1;&quot;&quot;)">
            <text:p/>
          </table:table-cell>
          <table:table-cell table:style-name="ce228" table:formula="of:=IF(LEN([.$Z204])&gt;2; IF(ISNUMBER(FIND(&quot;Damage Limit Break&quot;;[.$Z204])); 1+LEN(LEFT([.$Z204];SEARCH(&quot;Damage Limit Break&quot;;[.$Z204])))-LEN(SUBSTITUTE(LEFT([.$Z204];SEARCH(&quot;Damage Limit Break&quot;;[.$Z204]));&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Magic Up +3%</text:p>
          </table:table-cell>
          <table:table-cell table:style-name="ce336" office:value-type="string" calcext:value-type="string">
            <text:p>Job Change Recast</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05]));1;&quot;&quot;)">
            <text:p/>
          </table:table-cell>
          <table:table-cell table:style-name="ce228" table:formula="of:=IF(LEN([.$Z205])&gt;2; IF(ISNUMBER(FIND(&quot;Damage Limit Break&quot;;[.$Z205])); 1+LEN(LEFT([.$Z205];SEARCH(&quot;Damage Limit Break&quot;;[.$Z205])))-LEN(SUBSTITUTE(LEFT([.$Z205];SEARCH(&quot;Damage Limit Break&quot;;[.$Z205]));&quot;,&quot;;&quot;&quot;)); 0); &quot;&quot;)" office:value-type="float" office:value="3" calcext:value-type="float">
            <text:p>3</text:p>
          </table:table-cell>
          <table:table-cell office:value-type="string" calcext:value-type="string">
            <text:p>Critical Retrieval, Attacker-Guard Killer, Damage Limit Break, Critical Sundering, Sicarius Bestia Hunter, Blood Tap</text:p>
          </table:table-cell>
          <table:table-cell/>
        </table:table-row>
        <table:table-row table:style-name="ro6">
          <table:table-cell table:style-name="ce266" office:value-type="string" calcext:value-type="string">
            <text:p>?</text:p>
          </table:table-cell>
          <table:table-cell table:style-name="ce270" office:value-type="string" calcext:value-type="string">
            <text:p>Legendary Killing Machine</text:p>
          </table:table-cell>
          <table:table-cell table:style-name="ce276" office:value-type="string" calcext:value-type="string">
            <text:p>Tyranny of Light</text:p>
          </table:table-cell>
          <table:table-cell table:style-name="ce270"/>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table:table-cell table:style-name="ce325" table:number-columns-repeated="2"/>
          <table:table-cell table:style-name="ce336" table:number-columns-repeated="2"/>
          <table:table-cell table:style-name="ce354" office:value-type="string" calcext:value-type="string">
            <text:p><text:s/>+ (Y1)</text:p>
          </table:table-cell>
          <table:table-cell table:style-name="ce359"/>
          <table:table-cell table:style-name="ce364"/>
          <table:table-cell table:style-name="ce369"/>
          <table:table-cell table:style-name="ce374"/>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06]));1;&quot;&quot;)">
            <text:p/>
          </table:table-cell>
          <table:table-cell table:style-name="ce228" table:formula="of:=IF(LEN([.$Z206])&gt;2; IF(ISNUMBER(FIND(&quot;Damage Limit Break&quot;;[.$Z206])); 1+LEN(LEFT([.$Z206];SEARCH(&quot;Damage Limit Break&quot;;[.$Z206])))-LEN(SUBSTITUTE(LEFT([.$Z206];SEARCH(&quot;Damage Limit Break&quot;;[.$Z206]));&quot;,&quot;;&quot;&quot;)); 0); &quot;&quot;)" office:value-type="float" office:value="4" calcext:value-type="float">
            <text:p>4</text:p>
          </table:table-cell>
          <table:table-cell office:value-type="string" calcext:value-type="string">
            <text:p>Potent Ailments, Critical Retrieval, Breaker-Killer, Damage Limit Break, Critical Sundering, Potent Ailments</text:p>
          </table:table-cell>
          <table:table-cell/>
        </table:table-row>
        <table:table-row table:style-name="ro6">
          <table:table-cell table:style-name="ce266"/>
          <table:table-cell table:style-name="ce270" office:value-type="string" calcext:value-type="string">
            <text:p>Iris</text:p>
          </table:table-cell>
          <table:table-cell table:style-name="ce276" office:value-type="string" calcext:value-type="string">
            <text:p>Searing Ra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1230" calcext:value-type="currency">
            <text:p>1230 </text:p>
          </table:table-cell>
          <table:table-cell table:style-name="ce300" office:value-type="currency" office:currency=" " office:value="3" calcext:value-type="currency">
            <text:p>3 </text:p>
          </table:table-cell>
          <table:table-cell table:style-name="ce307" office:value-type="float" office:value="3" calcext:value-type="float">
            <text:p>3</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Enhance Light +4%</text:p>
          </table:table-cell>
          <table:table-cell table:style-name="ce336"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damage focus).</text:p>
          </table:table-cell>
          <table:table-cell table:style-name="ce379" table:number-columns-repeated="2"/>
          <table:table-cell table:style-name="ce386" table:formula="of:=IF(ISNUMBER(FIND(&quot;Imbue&quot;;[.$Z207]));1;&quot;&quot;)">
            <text:p/>
          </table:table-cell>
          <table:table-cell table:style-name="ce228" table:formula="of:=IF(LEN([.$Z207])&gt;2; IF(ISNUMBER(FIND(&quot;Damage Limit Break&quot;;[.$Z207])); 1+LEN(LEFT([.$Z207];SEARCH(&quot;Damage Limit Break&quot;;[.$Z207])))-LEN(SUBSTITUTE(LEFT([.$Z207];SEARCH(&quot;Damage Limit Break&quot;;[.$Z207]));&quot;,&quot;;&quot;&quot;)); 0); &quot;&quot;)" office:value-type="float" office:value="3" calcext:value-type="float">
            <text:p>3</text:p>
          </table:table-cell>
          <table:table-cell office:value-type="string" calcext:value-type="string">
            <text:p>Breaker-Killer, Critical Retrieval, Damage Limit Break, Sicarius Bestia Killer, Sicarius Imperator Kill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Victoria</text:p>
          </table:table-cell>
          <table:table-cell table:style-name="ce276" office:value-type="string" calcext:value-type="string">
            <text:p>Ray of Glory</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600" calcext:value-type="currency">
            <text:p>6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08]));1;&quot;&quot;)">
            <text:p/>
          </table:table-cell>
          <table:table-cell table:style-name="ce228" table:formula="of:=IF(LEN([.$Z208])&gt;2; IF(ISNUMBER(FIND(&quot;Damage Limit Break&quot;;[.$Z208])); 1+LEN(LEFT([.$Z208];SEARCH(&quot;Damage Limit Break&quot;;[.$Z208])))-LEN(SUBSTITUTE(LEFT([.$Z208];SEARCH(&quot;Damage Limit Break&quot;;[.$Z208]));&quot;,&quot;;&quot;&quot;)); 0); &quot;&quot;)" office:value-type="float" office:value="3" calcext:value-type="float">
            <text:p>3</text:p>
          </table:table-cell>
          <table:table-cell office:value-type="string" calcext:value-type="string">
            <text:p>Breaker-Killer, Critical Retrieval, Damage Limit Break, Critical Sundering, Critical Rupture, Blood Tap</text:p>
          </table:table-cell>
          <table:table-cell/>
        </table:table-row>
        <table:table-row table:style-name="ro6">
          <table:table-cell table:style-name="ce266" office:value-type="string" calcext:value-type="string">
            <text:p>?</text:p>
          </table:table-cell>
          <table:table-cell table:style-name="ce272" office:value-type="string" calcext:value-type="string">
            <text:p>Oberon</text:p>
          </table:table-cell>
          <table:table-cell table:style-name="ce281" office:value-type="string" calcext:value-type="string">
            <text:p>Blossom Shower</text:p>
          </table:table-cell>
          <table:table-cell table:style-name="ce272"/>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5"/>
          <table:table-cell table:style-name="ce318" office:value-type="float" office:value="4" calcext:value-type="float">
            <text:p>4</text:p>
          </table:table-cell>
          <table:table-cell table:style-name="ce329" table:number-columns-repeated="4"/>
          <table:table-cell office:value-type="string" calcext:value-type="string">
            <text:p><text:s/>+ (Y2)</text:p>
          </table:table-cell>
          <table:table-cell table:style-name="Default"/>
          <table:table-cell table:style-name="ce366"/>
          <table:table-cell table:style-name="ce371"/>
          <table:table-cell table:style-name="ce366"/>
          <table:table-cell office:value-type="string" calcext:value-type="string">
            <text:p>Area light attack (damage focus, multistrike overkill). Adds Improved Criticals.</text:p>
          </table:table-cell>
          <table:table-cell table:style-name="ce384" office:value-type="string" calcext:value-type="string">
            <text:p><text:s/>Multihit(4) Overkill / Improved Critical(+200%)</text:p>
          </table:table-cell>
          <table:table-cell table:style-name="ce384"/>
          <table:table-cell table:style-name="ce386" table:formula="of:=IF(ISNUMBER(FIND(&quot;Imbue&quot;;[.$Z209]));1;&quot;&quot;)">
            <text:p/>
          </table:table-cell>
          <table:table-cell table:style-name="ce228" table:formula="of:=IF(LEN([.$Z209])&gt;2; IF(ISNUMBER(FIND(&quot;Damage Limit Break&quot;;[.$Z209])); 1+LEN(LEFT([.$Z209];SEARCH(&quot;Damage Limit Break&quot;;[.$Z209])))-LEN(SUBSTITUTE(LEFT([.$Z209];SEARCH(&quot;Damage Limit Break&quot;;[.$Z209]));&quot;,&quot;;&quot;&quot;)); 0); &quot;&quot;)" office:value-type="float" office:value="3" calcext:value-type="float">
            <text:p>3</text:p>
          </table:table-cell>
          <table:table-cell office:value-type="string" calcext:value-type="string">
            <text:p>Breaker-Killer, Critical Retrieval, Damage Limit Break, Critical Rupture, Martial Combat, Blood Tap</text:p>
          </table:table-cell>
          <table:table-cell/>
        </table:table-row>
        <table:table-row table:style-name="ro7">
          <table:table-cell table:style-name="ce266"/>
          <table:table-cell table:style-name="ce270" office:value-type="string" calcext:value-type="string">
            <text:p>Himiko</text:p>
          </table:table-cell>
          <table:table-cell table:style-name="ce276" office:value-type="string" calcext:value-type="string">
            <text:p>Brilliant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formula="of:=IF(ISNUMBER(FIND(&quot;Imbue&quot;;[.$Z210]));1;&quot;&quot;)">
            <text:p/>
          </table:table-cell>
          <table:table-cell table:style-name="ce228" table:formula="of:=IF(LEN([.$Z210])&gt;2; IF(ISNUMBER(FIND(&quot;Damage Limit Break&quot;;[.$Z210])); 1+LEN(LEFT([.$Z210];SEARCH(&quot;Damage Limit Break&quot;;[.$Z210])))-LEN(SUBSTITUTE(LEFT([.$Z210];SEARCH(&quot;Damage Limit Break&quot;;[.$Z21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Aglaea</text:p>
          </table:table-cell>
          <table:table-cell table:style-name="ce276" office:value-type="string" calcext:value-type="string">
            <text:p>Rising Dance: Ligh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800" calcext:value-type="currency">
            <text:p>1800 </text:p>
          </table:table-cell>
          <table:table-cell table:style-name="ce300" office:value-type="currency" office:currency=" " office:value="3" calcext:value-type="currency">
            <text:p>3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Light +10%</text:p>
          </table:table-cell>
          <table:table-cell table:style-name="ce336" office:value-type="string" calcext:value-type="string">
            <text:p>Faith Starter</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 multistrike overkill). Draws 1-5 light orbs.</text:p>
          </table:table-cell>
          <table:table-cell table:style-name="ce379" office:value-type="string" calcext:value-type="string">
            <text:p><text:s/>Multihit(2) Overkill / 1-5 light orbs</text:p>
          </table:table-cell>
          <table:table-cell table:style-name="ce379"/>
          <table:table-cell table:style-name="ce386" table:formula="of:=IF(ISNUMBER(FIND(&quot;Imbue&quot;;[.$Z211]));1;&quot;&quot;)">
            <text:p/>
          </table:table-cell>
          <table:table-cell table:style-name="ce228" table:formula="of:=IF(LEN([.$Z211])&gt;2; IF(ISNUMBER(FIND(&quot;Damage Limit Break&quot;;[.$Z211])); 1+LEN(LEFT([.$Z211];SEARCH(&quot;Damage Limit Break&quot;;[.$Z211])))-LEN(SUBSTITUTE(LEFT([.$Z211];SEARCH(&quot;Damage Limit Break&quot;;[.$Z211]));&quot;,&quot;;&quot;&quot;)); 0); &quot;&quot;)" office:value-type="float" office:value="3" calcext:value-type="float">
            <text:p>3</text:p>
          </table:table-cell>
          <table:table-cell office:value-type="string" calcext:value-type="string">
            <text:p>Breaker-Killer, Enhanced Light, Damage Limit Break, Breaker-Killer, Critical Rupture, Blood Tap</text:p>
          </table:table-cell>
          <table:table-cell/>
        </table:table-row>
        <table:table-row table:style-name="ro6">
          <table:table-cell table:style-name="ce266"/>
          <table:table-cell table:style-name="ce270" office:value-type="string" calcext:value-type="string">
            <text:p>Thalia</text:p>
          </table:table-cell>
          <table:table-cell table:style-name="ce276" office:value-type="string" calcext:value-type="string">
            <text:p>Lightrag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5%</text:p>
          </table:table-cell>
          <table:table-cell table:style-name="ce325" office:value-type="string" calcext:value-type="string">
            <text:p>Resist Light +5%</text:p>
          </table:table-cell>
          <table:table-cell table:style-name="ce336" office:value-type="string" calcext:value-type="string">
            <text:p>Job Change Recast</text:p>
          </table:table-cell>
          <table:table-cell table:style-name="ce336" office:value-type="string" calcext:value-type="string">
            <text:p>Break Power Up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12]));1;&quot;&quot;)">
            <text:p/>
          </table:table-cell>
          <table:table-cell table:style-name="ce228" table:formula="of:=IF(LEN([.$Z212])&gt;2; IF(ISNUMBER(FIND(&quot;Damage Limit Break&quot;;[.$Z212])); 1+LEN(LEFT([.$Z212];SEARCH(&quot;Damage Limit Break&quot;;[.$Z212])))-LEN(SUBSTITUTE(LEFT([.$Z212];SEARCH(&quot;Damage Limit Break&quot;;[.$Z212]));&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6">
          <table:table-cell table:style-name="ce266" office:value-type="string" calcext:value-type="string">
            <text:p>B*</text:p>
          </table:table-cell>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Kill &amp; Draw +1</text:p>
          </table:table-cell>
          <table:table-cell table:style-name="ce336" office:value-type="string" calcext:value-type="string">
            <text:p>Enhance Light +3%</text:p>
          </table:table-cell>
          <table:table-cell table:style-name="ce354" office:value-type="float" office:value="74" calcext:value-type="float">
            <text:p>74</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amage focus).</text:p>
          </table:table-cell>
          <table:table-cell table:style-name="ce379" table:number-columns-repeated="2"/>
          <table:table-cell table:style-name="ce386" table:formula="of:=IF(ISNUMBER(FIND(&quot;Imbue&quot;;[.$Z213]));1;&quot;&quot;)">
            <text:p/>
          </table:table-cell>
          <table:table-cell table:style-name="ce228" table:formula="of:=IF(LEN([.$Z213])&gt;2; IF(ISNUMBER(FIND(&quot;Damage Limit Break&quot;;[.$Z213])); 1+LEN(LEFT([.$Z213];SEARCH(&quot;Damage Limit Break&quot;;[.$Z213])))-LEN(SUBSTITUTE(LEFT([.$Z213];SEARCH(&quot;Damage Limit Break&quot;;[.$Z213]));&quot;,&quot;;&quot;&quot;)); 0); &quot;&quot;)" office:value-type="float" office:value="3" calcext:value-type="float">
            <text:p>3</text:p>
          </table:table-cell>
          <table:table-cell office:value-type="string" calcext:value-type="string">
            <text:p>Critical Retrieval, Support-Guard Killer, Damage Limit Break, Critical Sundering, Sicarius Machina Hunter,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Lightning Sicarius</text:p>
          </table:table-cell>
          <table:table-cell table:style-name="ce276" office:value-type="string" calcext:value-type="string">
            <text:p>Razor Gale</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Gil Up +30%</text:p>
          </table:table-cell>
          <table:table-cell table:style-name="ce325" office:value-type="string" calcext:value-type="string">
            <text:p>Skillseed Up +30%</text:p>
          </table:table-cell>
          <table:table-cell table:style-name="ce336" office:value-type="string" calcext:value-type="string">
            <text:p>Skillseed Up +5%</text:p>
          </table:table-cell>
          <table:table-cell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extreme damage focus).</text:p>
          </table:table-cell>
          <table:table-cell table:style-name="ce379" table:number-columns-repeated="2"/>
          <table:table-cell table:style-name="ce386" table:formula="of:=IF(ISNUMBER(FIND(&quot;Imbue&quot;;[.$Z214]));1;&quot;&quot;)">
            <text:p/>
          </table:table-cell>
          <table:table-cell table:style-name="ce228" table:formula="of:=IF(LEN([.$Z214])&gt;2; IF(ISNUMBER(FIND(&quot;Damage Limit Break&quot;;[.$Z214])); 1+LEN(LEFT([.$Z214];SEARCH(&quot;Damage Limit Break&quot;;[.$Z214])))-LEN(SUBSTITUTE(LEFT([.$Z214];SEARCH(&quot;Damage Limit Break&quot;;[.$Z214]));&quot;,&quot;;&quot;&quot;)); 0); &quot;&quot;)" office:value-type="float" office:value="4" calcext:value-type="float">
            <text:p>4</text:p>
          </table:table-cell>
          <table:table-cell office:value-type="string" calcext:value-type="string">
            <text:p>Augment ★5 Limit Break, Critical Retrieval, Attacker-Guard Buster, Damage Limit Break, Breaker-Killer, Critical Rupture,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Gil Up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79" table:number-columns-repeated="2"/>
          <table:table-cell table:style-name="ce386" table:formula="of:=IF(ISNUMBER(FIND(&quot;Imbue&quot;;[.$Z215]));1;&quot;&quot;)">
            <text:p/>
          </table:table-cell>
          <table:table-cell table:style-name="ce228" table:formula="of:=IF(LEN([.$Z215])&gt;2; IF(ISNUMBER(FIND(&quot;Damage Limit Break&quot;;[.$Z215])); 1+LEN(LEFT([.$Z215];SEARCH(&quot;Damage Limit Break&quot;;[.$Z215])))-LEN(SUBSTITUTE(LEFT([.$Z215];SEARCH(&quot;Damage Limit Break&quot;;[.$Z215]));&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99" calcext:value-type="currency">
            <text:p>999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Prismatic Draw +1%</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16]));1;&quot;&quot;)">
            <text:p/>
          </table:table-cell>
          <table:table-cell table:style-name="ce228" table:formula="of:=IF(LEN([.$Z216])&gt;2; IF(ISNUMBER(FIND(&quot;Damage Limit Break&quot;;[.$Z216])); 1+LEN(LEFT([.$Z216];SEARCH(&quot;Damage Limit Break&quot;;[.$Z216])))-LEN(SUBSTITUTE(LEFT([.$Z216];SEARCH(&quot;Damage Limit Break&quot;;[.$Z216]));&quot;,&quot;;&quot;&quot;)); 0); &quot;&quot;)" office:value-type="float" office:value="3" calcext:value-type="float">
            <text:p>3</text:p>
          </table:table-cell>
          <table:table-cell office:value-type="string" calcext:value-type="string">
            <text:p>Critical Retrieval, Support-Guard Killer, Damage Limit Break, Critical Sundering, Sicarius Externus Hunter,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Orpheus</text:p>
          </table:table-cell>
          <table:table-cell table:style-name="ce277" office:value-type="string" calcext:value-type="string">
            <text:p>Dark Requie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currency" office:currency=" " office:value="900" calcext:value-type="currency">
            <text:p>900 </text:p>
          </table:table-cell>
          <table:table-cell table:style-name="ce300" office:value-type="currency" office:currency=" " office:value="30" calcext:value-type="currency">
            <text:p>30 </text:p>
          </table:table-cell>
          <table:table-cell table:style-name="ce307" office:value-type="float" office:value="3" calcext:value-type="float">
            <text:p>3</text:p>
          </table:table-cell>
          <table:table-cell table:style-name="ce313"/>
          <table:table-cell table:style-name="ce318" office:value-type="float" office:value="8" calcext:value-type="float">
            <text:p>8</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 (damage focus, multistrike). Adds Painful Break.</text:p>
          </table:table-cell>
          <table:table-cell table:style-name="ce379" office:value-type="string" calcext:value-type="string">
            <text:p><text:s/>Multihit(8) / Painful Break(+200%)</text:p>
          </table:table-cell>
          <table:table-cell table:style-name="ce379"/>
          <table:table-cell table:style-name="ce386" table:formula="of:=IF(ISNUMBER(FIND(&quot;Imbue&quot;;[.$Z217]));1;&quot;&quot;)">
            <text:p/>
          </table:table-cell>
          <table:table-cell table:style-name="ce228" table:formula="of:=IF(LEN([.$Z217])&gt;2; IF(ISNUMBER(FIND(&quot;Damage Limit Break&quot;;[.$Z217])); 1+LEN(LEFT([.$Z217];SEARCH(&quot;Damage Limit Break&quot;;[.$Z217])))-LEN(SUBSTITUTE(LEFT([.$Z217];SEARCH(&quot;Damage Limit Break&quot;;[.$Z217]));&quot;,&quot;;&quot;&quot;)); 0); &quot;&quot;)" office:value-type="float" office:value="3" calcext:value-type="float">
            <text:p>3</text:p>
          </table:table-cell>
          <table:table-cell office:value-type="string" calcext:value-type="string">
            <text:p>Breaker-Killer, Critical Retrieval, Damage Limit Break, Bloodthirst, Critical Rupture, Blood Tap</text:p>
          </table:table-cell>
          <table:table-cell/>
        </table:table-row>
        <table:table-row table:style-name="ro6">
          <table:table-cell table:style-name="ce266"/>
          <table:table-cell table:style-name="ce270" office:value-type="string" calcext:value-type="string">
            <text:p>-</text:p>
          </table:table-cell>
          <table:table-cell table:style-name="ce277"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3" calcext:value-type="float">
            <text:p>3</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Magic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18]));1;&quot;&quot;)">
            <text:p/>
          </table:table-cell>
          <table:table-cell table:style-name="ce228" table:formula="of:=IF(LEN([.$Z218])&gt;2; IF(ISNUMBER(FIND(&quot;Damage Limit Break&quot;;[.$Z218])); 1+LEN(LEFT([.$Z218];SEARCH(&quot;Damage Limit Break&quot;;[.$Z218])))-LEN(SUBSTITUTE(LEFT([.$Z218];SEARCH(&quot;Damage Limit Break&quot;;[.$Z218]));&quot;,&quot;;&quot;&quot;)); 0); &quot;&quot;)">
            <text:p/>
          </table:table-cell>
          <table:table-cell office:value-type="string" calcext:value-type="string">
            <text:p>-</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BIRTH: FFVII</text:p>
          </table:table-cell>
          <table:table-cell table:style-name="ce277" office:value-type="string" calcext:value-type="string">
            <text:p>Time Overflows</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50" calcext:value-type="currency">
            <text:p>1050 </text:p>
          </table:table-cell>
          <table:table-cell table:style-name="ce300" office:value-type="currency" office:currency=" " office:value="2100" calcext:value-type="currency">
            <text:p>21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Painful Break and lowers target's defense against Break.</text:p>
          </table:table-cell>
          <table:table-cell table:style-name="ce379" office:value-type="string" calcext:value-type="string">
            <text:p><text:s/>Multihit(5) Overkill, en-dark, BDD target, Painful Break(+400%)</text:p>
          </table:table-cell>
          <table:table-cell table:style-name="ce379"/>
          <table:table-cell table:style-name="ce386" table:formula="of:=IF(ISNUMBER(FIND(&quot;Imbue&quot;;[.$Z219]));1;&quot;&quot;)" office:value-type="float" office:value="1" calcext:value-type="float">
            <text:p>1</text:p>
          </table:table-cell>
          <table:table-cell table:style-name="ce228" table:formula="of:=IF(LEN([.$Z219])&gt;2; IF(ISNUMBER(FIND(&quot;Damage Limit Break&quot;;[.$Z219])); 1+LEN(LEFT([.$Z219];SEARCH(&quot;Damage Limit Break&quot;;[.$Z219])))-LEN(SUBSTITUTE(LEFT([.$Z219];SEARCH(&quot;Damage Limit Break&quot;;[.$Z219]));&quot;,&quot;;&quot;&quot;)); 0); &quot;&quot;)" office:value-type="float" office:value="5" calcext:value-type="float">
            <text:p>5</text:p>
          </table:table-cell>
          <table:table-cell office:value-type="string" calcext:value-type="string">
            <text:p>Augment ★5 Limit Break, Imbue Dark, Elemental Retrieval, Guard Breaker, Damage Limit Break, Enhanced Dark, Critical Rupture</text:p>
          </table:table-cell>
          <table:table-cell/>
        </table:table-row>
        <table:table-row table:style-name="ro6">
          <table:table-cell table:style-name="ce266" office:value-type="string" calcext:value-type="string">
            <text:p>B*</text:p>
          </table:table-cell>
          <table:table-cell table:style-name="ce270" office:value-type="string" calcext:value-type="string">
            <text:p>Demonolith: FFX</text:p>
          </table:table-cell>
          <table:table-cell table:style-name="ce279" office:value-type="string" calcext:value-type="string">
            <text:p>Pharaoh's Curse</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080" calcext:value-type="currency">
            <text:p>1080 </text:p>
          </table:table-cell>
          <table:table-cell table:style-name="ce300" office:value-type="currency" office:currency=" " office:value="720" calcext:value-type="currency">
            <text:p>72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36" office:value-type="string" calcext:value-type="string">
            <text:p>Magic Up +6%</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Adds Exploit Weakness.</text:p>
          </table:table-cell>
          <table:table-cell table:style-name="ce379" office:value-type="string" calcext:value-type="string">
            <text:p><text:s/>Multihit(4) Overkill / Exploit Weakness(+200%)</text:p>
          </table:table-cell>
          <table:table-cell table:style-name="ce379"/>
          <table:table-cell table:style-name="ce386" table:formula="of:=IF(ISNUMBER(FIND(&quot;Imbue&quot;;[.$Z220]));1;&quot;&quot;)">
            <text:p/>
          </table:table-cell>
          <table:table-cell table:style-name="ce228" table:formula="of:=IF(LEN([.$Z220])&gt;2; IF(ISNUMBER(FIND(&quot;Damage Limit Break&quot;;[.$Z220])); 1+LEN(LEFT([.$Z220];SEARCH(&quot;Damage Limit Break&quot;;[.$Z220])))-LEN(SUBSTITUTE(LEFT([.$Z220];SEARCH(&quot;Damage Limit Break&quot;;[.$Z220]));&quot;,&quot;;&quot;&quot;)); 0); &quot;&quot;)"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office:value-type="string" calcext:value-type="string">
            <text:p>T</text:p>
          </table:table-cell>
          <table:table-cell table:style-name="ce270" office:value-type="string" calcext:value-type="string">
            <text:p>Baphomet</text:p>
          </table:table-cell>
          <table:table-cell table:style-name="ce279" office:value-type="string" calcext:value-type="string">
            <text:p>Walpurgisnach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380" calcext:value-type="currency">
            <text:p>138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7%</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21]));1;&quot;&quot;)">
            <text:p/>
          </table:table-cell>
          <table:table-cell table:style-name="ce228" table:formula="of:=IF(LEN([.$Z221])&gt;2; IF(ISNUMBER(FIND(&quot;Damage Limit Break&quot;;[.$Z221])); 1+LEN(LEFT([.$Z221];SEARCH(&quot;Damage Limit Break&quot;;[.$Z221])))-LEN(SUBSTITUTE(LEFT([.$Z221];SEARCH(&quot;Damage Limit Break&quot;;[.$Z221]));&quot;,&quot;;&quot;&quot;)); 0); &quot;&quot;)" office:value-type="float" office:value="4" calcext:value-type="float">
            <text:p>4</text:p>
          </table:table-cell>
          <table:table-cell office:value-type="string" calcext:value-type="string">
            <text:p>Critical Sundering, Critical Retrieval, Guard Breaker, Damage Limit Break, Cleaving Attack,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ost Number: FFVII</text:p>
          </table:table-cell>
          <table:table-cell table:style-name="ce276" office:value-type="string" calcext:value-type="string">
            <text:p>Dark Pursui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1332" calcext:value-type="currency">
            <text:p>1332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10%</text:p>
          </table:table-cell>
          <table:table-cell table:style-name="ce325" office:value-type="string" calcext:value-type="string">
            <text:p>Painful Break +6%</text:p>
          </table:table-cell>
          <table:table-cell table:number-columns-repeated="2" table:style-name="ce336" office:value-type="string" calcext:value-type="string">
            <text:p>+</text:p>
          </table:table-cell>
          <table:table-cell table:style-name="ce354" office:value-type="string" calcext:value-type="string">
            <text:p>lv.8 (Y2)</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Adds Cleaving Attack (normal attacks hit all enemies).</text:p>
          </table:table-cell>
          <table:table-cell table:style-name="ce379" office:value-type="string" calcext:value-type="string">
            <text:p><text:s/>Cleaving Attack</text:p>
          </table:table-cell>
          <table:table-cell table:style-name="ce379"/>
          <table:table-cell table:style-name="ce386" table:formula="of:=IF(ISNUMBER(FIND(&quot;Imbue&quot;;[.$Z222]));1;&quot;&quot;)">
            <text:p/>
          </table:table-cell>
          <table:table-cell table:style-name="ce228" table:formula="of:=IF(LEN([.$Z222])&gt;2; IF(ISNUMBER(FIND(&quot;Damage Limit Break&quot;;[.$Z222])); 1+LEN(LEFT([.$Z222];SEARCH(&quot;Damage Limit Break&quot;;[.$Z222])))-LEN(SUBSTITUTE(LEFT([.$Z222];SEARCH(&quot;Damage Limit Break&quot;;[.$Z222]));&quot;,&quot;;&quot;&quot;)); 0); &quot;&quot;)" office:value-type="float" office:value="4" calcext:value-type="float">
            <text:p>4</text:p>
          </table:table-cell>
          <table:table-cell office:value-type="string" calcext:value-type="string">
            <text:p>Cleaving Attack, Critical Sundering, Critical Retrieval, Damage Limit Break, Weakness Breaker, Guard Breaker</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loud: FFVII REMAKE</text:p>
          </table:table-cell>
          <table:table-cell table:style-name="ce276" office:value-type="string" calcext:value-type="string">
            <text:p>Blade Beam</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660" calcext:value-type="currency">
            <text:p>660 </text:p>
          </table:table-cell>
          <table:table-cell table:style-name="ce300" office:value-type="currency" office:currency=" " office:value="840" calcext:value-type="currency">
            <text:p>84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Dark +3%</text:p>
          </table:table-cell>
          <table:table-cell table:style-name="ce325" office:value-type="string" calcext:value-type="string">
            <text:p>Resist Dark +3%</text:p>
          </table:table-cell>
          <table:table-cell table:style-name="ce336" office:value-type="string" calcext:value-type="string">
            <text:p>HP Up +3%</text:p>
          </table:table-cell>
          <table:table-cell table:style-name="ce336" office:value-type="string" calcext:value-type="string">
            <text:p>Auto-Charge Ultimate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Lowers defense against Break.</text:p>
          </table:table-cell>
          <table:table-cell table:style-name="ce379" office:value-type="string" calcext:value-type="string">
            <text:p><text:s/>BDD</text:p>
          </table:table-cell>
          <table:table-cell table:style-name="ce379"/>
          <table:table-cell table:style-name="ce386" table:formula="of:=IF(ISNUMBER(FIND(&quot;Imbue&quot;;[.$Z223]));1;&quot;&quot;)">
            <text:p/>
          </table:table-cell>
          <table:table-cell table:style-name="ce228" table:formula="of:=IF(LEN([.$Z223])&gt;2; IF(ISNUMBER(FIND(&quot;Damage Limit Break&quot;;[.$Z223])); 1+LEN(LEFT([.$Z223];SEARCH(&quot;Damage Limit Break&quot;;[.$Z223])))-LEN(SUBSTITUTE(LEFT([.$Z223];SEARCH(&quot;Damage Limit Break&quot;;[.$Z223]));&quot;,&quot;;&quot;&quot;)); 0); &quot;&quot;)" office:value-type="float" office:value="6" calcext:value-type="float">
            <text:p>6</text:p>
          </table:table-cell>
          <table:table-cell office:value-type="string" calcext:value-type="string">
            <text:p>Critical Sundering, Critical Retrieval, Weakness Breaker, Potent Ailments, Guard Breaker, Damage Limit Break</text:p>
          </table:table-cell>
          <table:table-cell/>
        </table:table-row>
        <table:table-row table:style-name="ro7">
          <table:table-cell table:style-name="ce266"/>
          <table:table-cell table:style-name="ce270" office:value-type="string" calcext:value-type="string">
            <text:p>Persephone</text:p>
          </table:table-cell>
          <table:table-cell table:style-name="ce276" office:value-type="string" calcext:value-type="string">
            <text:p>Darkening Blast</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5" calcext:value-type="float">
            <text:p>5</text:p>
          </table:table-cell>
          <table:table-cell table:style-name="ce293" office:value-type="currency" office:currency=" " office:value="1650" calcext:value-type="currency">
            <text:p>1650 </text:p>
          </table:table-cell>
          <table:table-cell table:style-name="ce300" office:value-type="currency" office:currency=" " office:value="1140" calcext:value-type="currency">
            <text:p>1140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Enhance Dark +5%</text:p>
          </table:table-cell>
          <table:table-cell table:style-name="ce325" office:value-type="string" calcext:value-type="string">
            <text:p>Resist Dark +5%</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ain target focused. Adds Unguard (nullifies Defense) to main target.</text:p>
          </table:table-cell>
          <table:table-cell table:style-name="ce379" office:value-type="string" calcext:value-type="string">
            <text:p><text:s/>2 aoe / 1 on target / Unguard(1) Hex on target</text:p>
          </table:table-cell>
          <table:table-cell table:style-name="ce379"/>
          <table:table-cell table:style-name="ce386"/>
          <table:table-cell table:style-name="ce228" office:value-type="float" office:value="4" calcext:value-type="float">
            <text:p>4</text:p>
          </table:table-cell>
          <table:table-cell office:value-type="string" calcext:value-type="string">
            <text:p>Breaker-Killer, Critical Retrieval, Critical Sundering, Damage Limit Break, Critical Rupture, Blood Tap</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110" calcext:value-type="currency">
            <text:p>1110 </text:p>
          </table:table-cell>
          <table:table-cell table:style-name="ce300" office:value-type="currency" office:currency=" " office:value="111" calcext:value-type="currency">
            <text:p>111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table:number-columns-repeated="2"/>
          <table:table-cell table:style-name="ce354" office:value-type="string" calcext:value-type="string">
            <text:p>up</text:p>
          </table:table-cell>
          <table:table-cell table:style-name="ce359"/>
          <table:table-cell table:style-name="ce364"/>
          <table:table-cell table:style-name="ce369"/>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5]));1;&quot;&quot;)">
            <text:p/>
          </table:table-cell>
          <table:table-cell table:style-name="ce228" table:formula="of:=IF(LEN([.$Z225])&gt;2; IF(ISNUMBER(FIND(&quot;Damage Limit Break&quot;;[.$Z225])); 1+LEN(LEFT([.$Z225];SEARCH(&quot;Damage Limit Break&quot;;[.$Z225])))-LEN(SUBSTITUTE(LEFT([.$Z225];SEARCH(&quot;Damage Limit Break&quot;;[.$Z225]));&quot;,&quot;;&quot;&quot;)); 0); &quot;&quot;)" office:value-type="float" office:value="3" calcext:value-type="float">
            <text:p>3</text:p>
          </table:table-cell>
          <table:table-cell office:value-type="string" calcext:value-type="string">
            <text:p>Critical Retrieval, Attacker-Guard Killer, Damage Limit Break, Critical Sundering, Sicarius Externus Hunter, Blood Tap</text:p>
          </table:table-cell>
          <table:table-cell/>
        </table:table-row>
        <table:table-row table:style-name="ro6">
          <table:table-cell table:style-name="ce266"/>
          <table:table-cell table:style-name="ce270" office:value-type="string" calcext:value-type="string">
            <text:p>O'aka: FFX</text:p>
          </table:table-cell>
          <table:table-cell table:style-name="ce276" office:value-type="string" calcext:value-type="string">
            <text:p>That's me, O'aka XXIII!</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1200" calcext:value-type="currency">
            <text:p>1200 </text:p>
          </table:table-cell>
          <table:table-cell table:style-name="ce300" office:value-type="currency" office:currency=" " office:value="1200" calcext:value-type="currency">
            <text:p>12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Gil Up +100%</text:p>
          </table:table-cell>
          <table:table-cell table:style-name="ce325" office:value-type="string" calcext:value-type="string">
            <text:p>Skillseed Up +50%</text:p>
          </table:table-cell>
          <table:table-cell table:style-name="ce325" office:value-type="string" calcext:value-type="string">
            <text:p>EXP Up +40%</text:p>
          </table:table-cell>
          <table:table-cell table:style-name="ce325" office:value-type="string" calcext:value-type="string">
            <text:p>Crystal Seeker +3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text:p>
          </table:table-cell>
          <table:table-cell table:style-name="ce379" table:number-columns-repeated="2"/>
          <table:table-cell table:style-name="ce386" table:formula="of:=IF(ISNUMBER(FIND(&quot;Imbue&quot;;[.$Z226]));1;&quot;&quot;)">
            <text:p/>
          </table:table-cell>
          <table:table-cell table:style-name="ce228" table:formula="of:=IF(LEN([.$Z226])&gt;2; IF(ISNUMBER(FIND(&quot;Damage Limit Break&quot;;[.$Z226])); 1+LEN(LEFT([.$Z226];SEARCH(&quot;Damage Limit Break&quot;;[.$Z226])))-LEN(SUBSTITUTE(LEFT([.$Z226];SEARCH(&quot;Damage Limit Break&quot;;[.$Z226]));&quot;,&quot;;&quot;&quot;)); 0); &quot;&quot;)" office:value-type="float" office:value="5" calcext:value-type="float">
            <text:p>5</text:p>
          </table:table-cell>
          <table:table-cell office:value-type="string" calcext:value-type="string">
            <text:p>Augment ★5 Limit Break, Breaker-Killer, Critical Retrieval, Critical Sundering, Damage Limit Break, Critical Rupture, Blood Tap</text:p>
          </table:table-cell>
          <table:table-cell/>
        </table:table-row>
        <table:table-row table:style-name="ro6">
          <table:table-cell table:style-name="ce266" office:value-type="string" calcext:value-type="string">
            <text:p>B*</text:p>
          </table:table-cell>
          <table:table-cell table:style-name="ce270" office:value-type="string" calcext:value-type="string">
            <text:p>Zalera Sicarius</text:p>
          </table:table-cell>
          <table:table-cell table:style-name="ce276" office:value-type="string" calcext:value-type="string">
            <text:p>Condemnation</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currency" office:currency=" " office:value="3300" calcext:value-type="currency">
            <text:p>3300 </text:p>
          </table:table-cell>
          <table:table-cell table:style-name="ce300" office:value-type="currency" office:currency=" " office:value="3" calcext:value-type="currency">
            <text:p>3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Superior +30%</text:p>
          </table:table-cell>
          <table:table-cell table:style-name="ce325" office:value-type="string" calcext:value-type="string">
            <text:p>Skillseed Up +30%</text:p>
          </table:table-cell>
          <table:table-cell table:number-columns-repeated="2" table:style-name="ce336" office:value-type="string" calcext:value-type="string">
            <text:p>Skillseed Up +10%</text:p>
          </table:table-cell>
          <table:table-cell table:style-name="ce354" office:value-type="float" office:value="56" calcext:value-type="float">
            <text:p>5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extreme damage focus).</text:p>
          </table:table-cell>
          <table:table-cell table:style-name="ce379" table:number-columns-repeated="2"/>
          <table:table-cell table:style-name="ce386" table:formula="of:=IF(ISNUMBER(FIND(&quot;Imbue&quot;;[.$Z227]));1;&quot;&quot;)">
            <text:p/>
          </table:table-cell>
          <table:table-cell table:style-name="ce228" table:formula="of:=IF(LEN([.$Z227])&gt;2; IF(ISNUMBER(FIND(&quot;Damage Limit Break&quot;;[.$Z227])); 1+LEN(LEFT([.$Z227];SEARCH(&quot;Damage Limit Break&quot;;[.$Z227])))-LEN(SUBSTITUTE(LEFT([.$Z227];SEARCH(&quot;Damage Limit Break&quot;;[.$Z227]));&quot;,&quot;;&quot;&quot;)); 0); &quot;&quot;)" office:value-type="float" office:value="4" calcext:value-type="float">
            <text:p>4</text:p>
          </table:table-cell>
          <table:table-cell office:value-type="string" calcext:value-type="string">
            <text:p>Augment ★5 Limit Break, Critical Retrieval, Support-Guard Buster, Damage Limit Break, Breaker-Killer, Sicarius Superior Buster, Blood Tap</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ext:p>
          </table:table-cell>
          <table:table-cell table:style-name="ce276" office:value-type="string" calcext:value-type="string">
            <text:p>-</text:p>
          </table:table-cell>
          <table:table-cell table:style-name="ce270" office:value-type="string" calcext:value-type="string">
            <text:p>Dark</text:p>
          </table:table-cell>
          <table:table-cell table:style-name="ce284" office:value-type="string" calcext:value-type="string">
            <text:p>Ranger</text:p>
          </table:table-cell>
          <table:table-cell table:style-name="ce288" office:value-type="float" office:value="4" calcext:value-type="float">
            <text:p>4</text:p>
          </table:table-cell>
          <table:table-cell table:style-name="ce293" office:value-type="string" calcext:value-type="string">
            <text:p>-</text:p>
          </table:table-cell>
          <table:table-cell table:style-name="ce300" office:value-type="string" calcext:value-type="string">
            <text:p>-</text:p>
          </table:table-cell>
          <table:table-cell table:style-name="ce307" office:value-type="string" calcext:value-type="string">
            <text:p>-</text:p>
          </table:table-cell>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Shield: Sicarius Superior +30%</text:p>
          </table:table-cell>
          <table:table-cell table:style-name="ce325" office:value-type="string" calcext:value-type="string">
            <text:p>Skillseed Up +30%</text:p>
          </table:table-cell>
          <table:table-cell table:style-name="ce336" office:value-type="string" calcext:value-type="string">
            <text:p>Skillseed Up +10%</text:p>
          </table:table-cell>
          <table:table-cell table:style-name="ce349" office:value-type="string" calcext:value-type="string">
            <text:p>Im.. Extra Skill Unlock +1</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228]));1;&quot;&quot;)">
            <text:p/>
          </table:table-cell>
          <table:table-cell table:style-name="ce228" table:formula="of:=IF(LEN([.$Z228])&gt;2; IF(ISNUMBER(FIND(&quot;Damage Limit Break&quot;;[.$Z228])); 1+LEN(LEFT([.$Z228];SEARCH(&quot;Damage Limit Break&quot;;[.$Z228])))-LEN(SUBSTITUTE(LEFT([.$Z228];SEARCH(&quot;Damage Limit Break&quot;;[.$Z228]));&quot;,&quot;;&quot;&quot;)); 0); &quot;&quot;)">
            <text:p/>
          </table:table-cell>
          <table:table-cell office:value-type="string" calcext:value-type="string">
            <text:p>-</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2"/>
          <table:table-cell table:style-name="ce340" table:number-columns-repeated="2"/>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table-cell table:style-name="ce266"/>
          <table:table-cell table:style-name="ce270" office:value-type="string" calcext:value-type="string">
            <text:p>Ifrit Sicarius</text:p>
          </table:table-cell>
          <table:table-cell table:style-name="ce276" office:value-type="string" calcext:value-type="string">
            <text:p>Meteor Strik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Fire +12%</text:p>
          </table:table-cell>
          <table:table-cell table:style-name="ce336" office:value-type="string" calcext:value-type="string">
            <text:p>Attack Up +3%</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text:p>
          </table:table-cell>
          <table:table-cell table:style-name="ce379" table:number-columns-repeated="2"/>
          <table:table-cell table:style-name="ce386" table:formula="of:=IF(ISNUMBER(FIND(&quot;Imbue&quot;;[.$Z230]));1;&quot;&quot;)" office:value-type="float" office:value="1" calcext:value-type="float">
            <text:p>1</text:p>
          </table:table-cell>
          <table:table-cell table:style-name="ce228" table:formula="of:=IF(LEN([.$Z230])&gt;2; IF(ISNUMBER(FIND(&quot;Damage Limit Break&quot;;[.$Z230])); 1+LEN(LEFT([.$Z230];SEARCH(&quot;Damage Limit Break&quot;;[.$Z230])))-LEN(SUBSTITUTE(LEFT([.$Z230];SEARCH(&quot;Damage Limit Break&quot;;[.$Z230]));&quot;,&quot;;&quot;&quot;)); 0); &quot;&quot;)" office:value-type="float" office:value="3" calcext:value-type="float">
            <text:p>3</text:p>
          </table:table-cell>
          <table:table-cell office:value-type="string" calcext:value-type="string">
            <text:p>Imbue Fire, Attacker-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Ovjang &amp; Mnejing: FFXI</text:p>
          </table:table-cell>
          <table:table-cell table:style-name="ce276" office:value-type="string" calcext:value-type="string">
            <text:p>Activat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Magic Up +7%</text:p>
          </table:table-cell>
          <table:table-cell table:style-name="ce325" office:value-type="string" calcext:value-type="string">
            <text:p>HP Up +7%</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Taunt, Dispel (removes one type of enhancement), Barrier (increases Defense) and Wall (nullifies damage).</text:p>
          </table:table-cell>
          <table:table-cell table:style-name="ce379" office:value-type="string" calcext:value-type="string">
            <text:p><text:s/>Taunt / Dispel / Barrier / Wall</text:p>
          </table:table-cell>
          <table:table-cell table:style-name="ce379"/>
          <table:table-cell table:style-name="ce386" table:formula="of:=IF(ISNUMBER(FIND(&quot;Imbue&quot;;[.$Z231]));1;&quot;&quot;)" office:value-type="float" office:value="1" calcext:value-type="float">
            <text:p>1</text:p>
          </table:table-cell>
          <table:table-cell table:style-name="ce228" table:formula="of:=IF(LEN([.$Z231])&gt;2; IF(ISNUMBER(FIND(&quot;Damage Limit Break&quot;;[.$Z231])); 1+LEN(LEFT([.$Z231];SEARCH(&quot;Damage Limit Break&quot;;[.$Z231])))-LEN(SUBSTITUTE(LEFT([.$Z231];SEARCH(&quot;Damage Limit Break&quot;;[.$Z231]));&quot;,&quot;;&quot;&quot;)); 0); &quot;&quot;)" office:value-type="float" office:value="0" calcext:value-type="float">
            <text:p>0</text:p>
          </table:table-cell>
          <table:table-cell office:value-type="string" calcext:value-type="string">
            <text:p>Augment ★5 Limit Break, Imbue Fire, Elemental Retrieval, Drive Ignition, Enhanced Boons, Potent Cleansing, Quick Cast</text:p>
          </table:table-cell>
          <table:table-cell/>
        </table:table-row>
        <table:table-row table:style-name="ro6">
          <table:table-cell table:style-name="ce266"/>
          <table:table-cell table:style-name="ce270" office:value-type="string" calcext:value-type="string">
            <text:p>Chaos's Onslaught</text:p>
          </table:table-cell>
          <table:table-cell table:style-name="ce276" office:value-type="string" calcext:value-type="string">
            <text:p>I Will Liv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5%</text:p>
          </table:table-cell>
          <table:table-cell table:style-name="ce325" office:value-type="string" calcext:value-type="string">
            <text:p>Job Change Recast</text:p>
          </table:table-cell>
          <table:table-cell table:style-name="ce336" office:value-type="string" calcext:value-type="string">
            <text:p>Attack Up +5%</text:p>
          </table:table-cell>
          <table:table-cell table:style-name="ce348"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Adds Debrave (lowers Attack) and Curse (lowers Magic).</text:p>
          </table:table-cell>
          <table:table-cell table:style-name="ce379" office:value-type="string" calcext:value-type="string">
            <text:p><text:s/>Debrave / Curse</text:p>
          </table:table-cell>
          <table:table-cell table:style-name="ce379"/>
          <table:table-cell table:style-name="ce386" table:formula="of:=IF(ISNUMBER(FIND(&quot;Imbue&quot;;[.$Z232]));1;&quot;&quot;)" office:value-type="float" office:value="1" calcext:value-type="float">
            <text:p>1</text:p>
          </table:table-cell>
          <table:table-cell table:style-name="ce228" table:formula="of:=IF(LEN([.$Z232])&gt;2; IF(ISNUMBER(FIND(&quot;Damage Limit Break&quot;;[.$Z232])); 1+LEN(LEFT([.$Z232];SEARCH(&quot;Damage Limit Break&quot;;[.$Z232])))-LEN(SUBSTITUTE(LEFT([.$Z232];SEARCH(&quot;Damage Limit Break&quot;;[.$Z232]));&quot;,&quot;;&quot;&quot;)); 0); &quot;&quot;)" office:value-type="float" office:value="4" calcext:value-type="float">
            <text:p>4</text:p>
          </table:table-cell>
          <table:table-cell office:value-type="string" calcext:value-type="string">
            <text:p>Imbue Fire, Martial Flow, Critical Sundering, Damage Limit Break, Martial Arts, Martial Combat</text:p>
          </table:table-cell>
          <table:table-cell/>
        </table:table-row>
        <table:table-row table:style-name="ro6">
          <table:table-cell table:style-name="ce266"/>
          <table:table-cell table:style-name="ce270" office:value-type="string" calcext:value-type="string">
            <text:p>Struggle with the Witch</text:p>
          </table:table-cell>
          <table:table-cell table:style-name="ce276" office:value-type="string" calcext:value-type="string">
            <text:p>Don't Los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640" calcext:value-type="currency">
            <text:p>2640 </text:p>
          </table:table-cell>
          <table:table-cell table:style-name="ce300" office:value-type="currency" office:currency=" " office:value="300" calcext:value-type="currency">
            <text:p>3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Fire +12%</text:p>
          </table:table-cell>
          <table:table-cell table:style-name="ce325" office:value-type="string" calcext:value-type="string">
            <text:p>Exploit Weakness +12%</text:p>
          </table:table-cell>
          <table:table-cell table:style-name="ce325" office:value-type="string" calcext:value-type="string">
            <text:p>Attack Up +8%</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damage focus). Adds slow (lowers actions per turn) and Debilitate (lowers Crit Chance).</text:p>
          </table:table-cell>
          <table:table-cell table:style-name="ce379" office:value-type="string" calcext:value-type="string">
            <text:p><text:s/>Slow / Debilitate</text:p>
          </table:table-cell>
          <table:table-cell table:style-name="ce379"/>
          <table:table-cell table:style-name="ce386" table:formula="of:=IF(ISNUMBER(FIND(&quot;Imbue&quot;;[.$Z233]));1;&quot;&quot;)" office:value-type="float" office:value="1" calcext:value-type="float">
            <text:p>1</text:p>
          </table:table-cell>
          <table:table-cell table:style-name="ce228" table:formula="of:=IF(LEN([.$Z233])&gt;2; IF(ISNUMBER(FIND(&quot;Damage Limit Break&quot;;[.$Z233])); 1+LEN(LEFT([.$Z233];SEARCH(&quot;Damage Limit Break&quot;;[.$Z233])))-LEN(SUBSTITUTE(LEFT([.$Z233];SEARCH(&quot;Damage Limit Break&quot;;[.$Z233]));&quot;,&quot;;&quot;&quot;)); 0); &quot;&quot;)" office:value-type="float" office:value="3" calcext:value-type="float">
            <text:p>3</text:p>
          </table:table-cell>
          <table:table-cell office:value-type="string" calcext:value-type="string">
            <text:p>Imbue Fire, Martial Flow, Damage Limit Break, Critical Sundering,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Vice</text:p>
          </table:table-cell>
          <table:table-cell table:style-name="ce276" office:value-type="string" calcext:value-type="string">
            <text:p>Molten Fis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100" calcext:value-type="currency">
            <text:p>21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Piercing Break +10%</text:p>
          </table:table-cell>
          <table:table-cell table:style-name="ce325" office:value-type="string" calcext:value-type="string">
            <text:p>Exploit Weakness +8%</text:p>
          </table:table-cell>
          <table:table-cell table:number-columns-repeated="2"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fire attack (multistrike overkill). Lowers defense against Break and adds Painful Break.</text:p>
          </table:table-cell>
          <table:table-cell table:style-name="ce379" office:value-type="string" calcext:value-type="string">
            <text:p><text:s/>Multihit(5) Overkill / BDD / Painful Break(+200%)</text:p>
          </table:table-cell>
          <table:table-cell table:style-name="ce379"/>
          <table:table-cell table:style-name="ce386" table:formula="of:=IF(ISNUMBER(FIND(&quot;Imbue&quot;;[.$Z234]));1;&quot;&quot;)" office:value-type="float" office:value="1" calcext:value-type="float">
            <text:p>1</text:p>
          </table:table-cell>
          <table:table-cell table:style-name="ce228" table:formula="of:=IF(LEN([.$Z234])&gt;2; IF(ISNUMBER(FIND(&quot;Damage Limit Break&quot;;[.$Z234])); 1+LEN(LEFT([.$Z234];SEARCH(&quot;Damage Limit Break&quot;;[.$Z234])))-LEN(SUBSTITUTE(LEFT([.$Z234];SEARCH(&quot;Damage Limit Break&quot;;[.$Z234]));&quot;,&quot;;&quot;&quot;)); 0); &quot;&quot;)" office:value-type="float" office:value="4" calcext:value-type="float">
            <text:p>4</text:p>
          </table:table-cell>
          <table:table-cell office:value-type="string" calcext:value-type="string">
            <text:p>Imbue Fire, Elemental Retrieval, Guard Breaker, Damage Limit Break, Martial Combat,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Al Bhed Worker: FFX</text:p>
          </table:table-cell>
          <table:table-cell table:style-name="ce276" office:value-type="string" calcext:value-type="string">
            <text:p>Heavy Shot</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Fire +10%</text:p>
          </table:table-cell>
          <table:table-cell table:style-name="ce341" office:value-type="string" calcext:value-type="string">
            <text:p>Attack Up +3%</text:p>
          </table:table-cell>
          <table:table-cell table:style-name="ce336" office:value-type="string" calcext:value-type="string">
            <text:p>Debarrier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35]));1;&quot;&quot;)" office:value-type="float" office:value="1" calcext:value-type="float">
            <text:p>1</text:p>
          </table:table-cell>
          <table:table-cell table:style-name="ce228" table:formula="of:=IF(LEN([.$Z235])&gt;2; IF(ISNUMBER(FIND(&quot;Damage Limit Break&quot;;[.$Z235])); 1+LEN(LEFT([.$Z235];SEARCH(&quot;Damage Limit Break&quot;;[.$Z235])))-LEN(SUBSTITUTE(LEFT([.$Z235];SEARCH(&quot;Damage Limit Break&quot;;[.$Z235]));&quot;,&quot;;&quot;&quot;)); 0); &quot;&quot;)" office:value-type="float" office:value="3" calcext:value-type="float">
            <text:p>3</text:p>
          </table:table-cell>
          <table:table-cell office:value-type="string" calcext:value-type="string">
            <text:p>Imbue Fire, Martial Flow, Damage Limit Break, Cleaving Attack, Charging Attack, Martial Combat</text:p>
          </table:table-cell>
          <table:table-cell/>
        </table:table-row>
        <table:table-row table:style-name="ro7">
          <table:table-cell table:style-name="ce266"/>
          <table:table-cell table:style-name="ce270" office:value-type="string" calcext:value-type="string">
            <text:p>Notos</text:p>
          </table:table-cell>
          <table:table-cell table:style-name="ce276" office:value-type="string" calcext:value-type="string">
            <text:p>Rising Impact: Fir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Fire +10%</text:p>
          </table:table-cell>
          <table:table-cell table:style-name="ce341" office:value-type="string" calcext:value-type="string">
            <text:p>Magic Up +5%</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damage focus, multistrike overkill). Draws 1-5 fire orbs.</text:p>
          </table:table-cell>
          <table:table-cell table:style-name="ce379" office:value-type="string" calcext:value-type="string">
            <text:p><text:s/>Multihit(2) Overkill / 1-5 fire orbs</text:p>
          </table:table-cell>
          <table:table-cell table:style-name="ce379"/>
          <table:table-cell table:style-name="ce386" table:formula="of:=IF(ISNUMBER(FIND(&quot;Imbue&quot;;[.$Z236]));1;&quot;&quot;)" office:value-type="float" office:value="1" calcext:value-type="float">
            <text:p>1</text:p>
          </table:table-cell>
          <table:table-cell table:style-name="ce228" table:formula="of:=IF(LEN([.$Z236])&gt;2; IF(ISNUMBER(FIND(&quot;Damage Limit Break&quot;;[.$Z236])); 1+LEN(LEFT([.$Z236];SEARCH(&quot;Damage Limit Break&quot;;[.$Z236])))-LEN(SUBSTITUTE(LEFT([.$Z236];SEARCH(&quot;Damage Limit Break&quot;;[.$Z236]));&quot;,&quot;;&quot;&quot;)); 0); &quot;&quot;)" office:value-type="float" office:value="4" calcext:value-type="float">
            <text:p>4</text:p>
          </table:table-cell>
          <table:table-cell office:value-type="string" calcext:value-type="string">
            <text:p>Imbue Fire, Enhanced Fire, Cleaving Attack, Damage Limit Break, Martial Arts, Charging Attack</text:p>
          </table:table-cell>
          <table:table-cell/>
        </table:table-row>
        <table:table-row table:style-name="ro6">
          <table:table-cell table:style-name="ce266"/>
          <table:table-cell table:style-name="ce270" office:value-type="string" calcext:value-type="string">
            <text:p>Belias Sicarius</text:p>
          </table:table-cell>
          <table:table-cell table:style-name="ce276" office:value-type="string" calcext:value-type="string">
            <text:p>Eternal Flame</text:p>
          </table:table-cell>
          <table:table-cell table:style-name="ce270" office:value-type="string" calcext:value-type="string">
            <text:p>Fire</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Fire +12%</text:p>
          </table:table-cell>
          <table:table-cell table:style-name="ce336" office:value-type="string" calcext:value-type="string">
            <text:p>Break Power Up +4%</text:p>
          </table:table-cell>
          <table:table-cell table:style-name="ce336"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fire attack (break focus).</text:p>
          </table:table-cell>
          <table:table-cell table:style-name="ce379" table:number-columns-repeated="2"/>
          <table:table-cell table:style-name="ce386" table:formula="of:=IF(ISNUMBER(FIND(&quot;Imbue&quot;;[.$Z237]));1;&quot;&quot;)" office:value-type="float" office:value="1" calcext:value-type="float">
            <text:p>1</text:p>
          </table:table-cell>
          <table:table-cell table:style-name="ce228" table:formula="of:=IF(LEN([.$Z237])&gt;2; IF(ISNUMBER(FIND(&quot;Damage Limit Break&quot;;[.$Z237])); 1+LEN(LEFT([.$Z237];SEARCH(&quot;Damage Limit Break&quot;;[.$Z237])))-LEN(SUBSTITUTE(LEFT([.$Z237];SEARCH(&quot;Damage Limit Break&quot;;[.$Z237]));&quot;,&quot;;&quot;&quot;)); 0); &quot;&quot;)" office:value-type="float" office:value="0" calcext:value-type="float">
            <text:p>0</text:p>
          </table:table-cell>
          <table:table-cell office:value-type="string" calcext:value-type="string">
            <text:p>Imbue Fire, Support-Guard Killer, Cleaving Attack, Martial Flow, Sicarius Imperator Hunter, Martial Arts</text:p>
          </table:table-cell>
          <table:table-cell/>
        </table:table-row>
        <table:table-row table:style-name="ro6">
          <table:table-cell table:style-name="ce266"/>
          <table:table-cell table:style-name="ce270" office:value-type="string" calcext:value-type="string">
            <text:p>Shiva Sicarius</text:p>
          </table:table-cell>
          <table:table-cell table:style-name="ce276" office:value-type="string" calcext:value-type="string">
            <text:p>Heavenly Strik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Water +12%</text:p>
          </table:table-cell>
          <table:table-cell table:style-name="ce336" office:value-type="string" calcext:value-type="string">
            <text:p>EXP Up +10%</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text:p>
          </table:table-cell>
          <table:table-cell table:style-name="ce379" table:number-columns-repeated="2"/>
          <table:table-cell table:style-name="ce386" table:formula="of:=IF(ISNUMBER(FIND(&quot;Imbue&quot;;[.$Z238]));1;&quot;&quot;)" office:value-type="float" office:value="1" calcext:value-type="float">
            <text:p>1</text:p>
          </table:table-cell>
          <table:table-cell table:style-name="ce228" table:formula="of:=IF(LEN([.$Z238])&gt;2; IF(ISNUMBER(FIND(&quot;Damage Limit Break&quot;;[.$Z238])); 1+LEN(LEFT([.$Z238];SEARCH(&quot;Damage Limit Break&quot;;[.$Z238])))-LEN(SUBSTITUTE(LEFT([.$Z238];SEARCH(&quot;Damage Limit Break&quot;;[.$Z238]));&quot;,&quot;;&quot;&quot;)); 0); &quot;&quot;)" office:value-type="float" office:value="3" calcext:value-type="float">
            <text:p>3</text:p>
          </table:table-cell>
          <table:table-cell office:value-type="string" calcext:value-type="string">
            <text:p>Imbue Water, Support-Guard Killer, Damage Limit Break, Martial Flow, Sicarius Bestia Hunter, Martial Arts</text:p>
          </table:table-cell>
          <table:table-cell/>
        </table:table-row>
        <table:table-row table:style-name="ro6">
          <table:table-cell table:style-name="ce266"/>
          <table:table-cell table:style-name="ce270" office:value-type="string" calcext:value-type="string">
            <text:p>Archkraken</text:p>
          </table:table-cell>
          <table:table-cell table:style-name="ce276" office:value-type="string" calcext:value-type="string">
            <text:p>Stinky Ink</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office:value-type="float" office:value="3" calcext:value-type="float">
            <text:p>3</text:p>
          </table:table-cell>
          <table:table-cell table:style-name="ce325" office:value-type="string" calcext:value-type="string">
            <text:p>Magic Up +4%</text:p>
          </table:table-cell>
          <table:table-cell table:style-name="ce325" office:value-type="string" calcext:value-type="string">
            <text:p>Cleanse Flames</text:p>
          </table:table-cell>
          <table:table-cell table:style-name="ce336" office:value-type="string" calcext:value-type="string">
            <text:p>Job Change Recast</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multistrike). Adds Weaken (lowers resistance to weakness) and lowers defense against Break.</text:p>
          </table:table-cell>
          <table:table-cell table:style-name="ce379" office:value-type="string" calcext:value-type="string">
            <text:p><text:s/>BDD / Weaken</text:p>
          </table:table-cell>
          <table:table-cell table:style-name="ce379"/>
          <table:table-cell table:style-name="ce386" table:formula="of:=IF(ISNUMBER(FIND(&quot;Imbue&quot;;[.$Z239]));1;&quot;&quot;)" office:value-type="float" office:value="1" calcext:value-type="float">
            <text:p>1</text:p>
          </table:table-cell>
          <table:table-cell table:style-name="ce228" table:formula="of:=IF(LEN([.$Z239])&gt;2; IF(ISNUMBER(FIND(&quot;Damage Limit Break&quot;;[.$Z239])); 1+LEN(LEFT([.$Z239];SEARCH(&quot;Damage Limit Break&quot;;[.$Z239])))-LEN(SUBSTITUTE(LEFT([.$Z239];SEARCH(&quot;Damage Limit Break&quot;;[.$Z239]));&quot;,&quot;;&quot;&quot;)); 0); &quot;&quot;)" office:value-type="float" office:value="3" calcext:value-type="float">
            <text:p>3</text:p>
          </table:table-cell>
          <table:table-cell office:value-type="string" calcext:value-type="string">
            <text:p>Cleanse Flames, Imbue Water, Damage Limit Break, Potent Ailments, Martial Flow, Martial Combat</text:p>
          </table:table-cell>
          <table:table-cell/>
        </table:table-row>
        <table:table-row table:style-name="ro6">
          <table:table-cell table:style-name="ce266"/>
          <table:table-cell table:style-name="ce270" office:value-type="string" calcext:value-type="string">
            <text:p>Octomammoth</text:p>
          </table:table-cell>
          <table:table-cell table:style-name="ce276" office:value-type="string" calcext:value-type="string">
            <text:p>Fist of Crushing Ice</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Kill &amp; Draw +1</text:p>
          </table:table-cell>
          <table:table-cell table:style-name="ce341" office:value-type="string" calcext:value-type="string">
            <text:p>Resist Water +3%</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ater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0]));1;&quot;&quot;)" office:value-type="float" office:value="1" calcext:value-type="float">
            <text:p>1</text:p>
          </table:table-cell>
          <table:table-cell table:style-name="ce228" table:formula="of:=IF(LEN([.$Z240])&gt;2; IF(ISNUMBER(FIND(&quot;Damage Limit Break&quot;;[.$Z240])); 1+LEN(LEFT([.$Z240];SEARCH(&quot;Damage Limit Break&quot;;[.$Z240])))-LEN(SUBSTITUTE(LEFT([.$Z240];SEARCH(&quot;Damage Limit Break&quot;;[.$Z240]));&quot;,&quot;;&quot;&quot;)); 0); &quot;&quot;)" office:value-type="float" office:value="0" calcext:value-type="float">
            <text:p>0</text:p>
          </table:table-cell>
          <table:table-cell office:value-type="string" calcext:value-type="string">
            <text:p>Imbue Water, Martial Flow, Potent Ailments, Cleaving Attack, Martial Arts, Charging Attack</text:p>
          </table:table-cell>
          <table:table-cell/>
        </table:table-row>
        <table:table-row table:style-name="ro6">
          <table:table-cell table:style-name="ce266"/>
          <table:table-cell table:style-name="ce270" office:value-type="string" calcext:value-type="string">
            <text:p>Snow: FFXIII</text:p>
          </table:table-cell>
          <table:table-cell table:style-name="ce276" office:value-type="string" calcext:value-type="string">
            <text:p>Hero's Advent</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Wall Starter</text:p>
          </table:table-cell>
          <table:table-cell table:style-name="ce325" office:value-type="string" calcext:value-type="string">
            <text:p>Enhance Water +13%</text:p>
          </table:table-cell>
          <table:table-cell table:style-name="ce336" office:value-type="string" calcext:value-type="string">
            <text:p>Counterattack</text:p>
          </table:table-cell>
          <table:table-cell table:style-name="ce341" office:value-type="string" calcext:value-type="string">
            <text:p>Brav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ater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41]));1;&quot;&quot;)" office:value-type="float" office:value="1" calcext:value-type="float">
            <text:p>1</text:p>
          </table:table-cell>
          <table:table-cell table:style-name="ce228" table:formula="of:=IF(LEN([.$Z241])&gt;2; IF(ISNUMBER(FIND(&quot;Damage Limit Break&quot;;[.$Z241])); 1+LEN(LEFT([.$Z241];SEARCH(&quot;Damage Limit Break&quot;;[.$Z241])))-LEN(SUBSTITUTE(LEFT([.$Z241];SEARCH(&quot;Damage Limit Break&quot;;[.$Z241]));&quot;,&quot;;&quot;&quot;)); 0); &quot;&quot;)" office:value-type="float" office:value="3" calcext:value-type="float">
            <text:p>3</text:p>
          </table:table-cell>
          <table:table-cell office:value-type="string" calcext:value-type="string">
            <text:p>Imbue Water, Sicarius Externus Hunter, Damage Limit Break, Martial Flow, Sicarius Externus Killer, Martial Arts</text:p>
          </table:table-cell>
          <table:table-cell/>
        </table:table-row>
        <table:table-row table:style-name="ro6">
          <table:table-cell table:style-name="ce266"/>
          <table:table-cell table:style-name="ce270" office:value-type="string" calcext:value-type="string">
            <text:p>Snow Lion</text:p>
          </table:table-cell>
          <table:table-cell table:style-name="ce276" office:value-type="string" calcext:value-type="string">
            <text:p>Freezing Howl</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ater +10%</text:p>
          </table:table-cell>
          <table:table-cell table:style-name="ce325" office:value-type="string" calcext:value-type="string">
            <text:p>Resist Fire +10%</text:p>
          </table:table-cell>
          <table:table-cell table:style-name="ce336" office:value-type="string" calcext:value-type="string">
            <text:p>Enhance Water +6%</text:p>
          </table:table-cell>
          <table:table-cell table:style-name="ce341" office:value-type="string" calcext:value-type="string">
            <text:p>Magic Up +6%</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ater attack (damage focus, multistrike overkill). Adds Improved Criticals.</text:p>
          </table:table-cell>
          <table:table-cell table:style-name="ce379" office:value-type="string" calcext:value-type="string">
            <text:p><text:s/>Multihit(4) Overkill / Improved Critical(+200%)</text:p>
          </table:table-cell>
          <table:table-cell table:style-name="ce379"/>
          <table:table-cell table:style-name="ce386" table:formula="of:=IF(ISNUMBER(FIND(&quot;Imbue&quot;;[.$Z242]));1;&quot;&quot;)" office:value-type="float" office:value="1" calcext:value-type="float">
            <text:p>1</text:p>
          </table:table-cell>
          <table:table-cell table:style-name="ce228" table:formula="of:=IF(LEN([.$Z242])&gt;2; IF(ISNUMBER(FIND(&quot;Damage Limit Break&quot;;[.$Z242])); 1+LEN(LEFT([.$Z242];SEARCH(&quot;Damage Limit Break&quot;;[.$Z242])))-LEN(SUBSTITUTE(LEFT([.$Z242];SEARCH(&quot;Damage Limit Break&quot;;[.$Z242]));&quot;,&quot;;&quot;&quot;)); 0); &quot;&quot;)" office:value-type="float" office:value="3" calcext:value-type="float">
            <text:p>3</text:p>
          </table:table-cell>
          <table:table-cell office:value-type="string" calcext:value-type="string">
            <text:p>Imbue Water, Martial Flow, Damage Limit Break, Critical Rupture, Martial Arts, Martial Combat</text:p>
          </table:table-cell>
          <table:table-cell/>
        </table:table-row>
        <table:table-row table:style-name="ro6">
          <table:table-cell table:style-name="ce266" office:value-type="string" calcext:value-type="string">
            <text:p>T</text:p>
          </table:table-cell>
          <table:table-cell table:style-name="ce270" office:value-type="string" calcext:value-type="string">
            <text:p>Sea Monk: FFXI</text:p>
          </table:table-cell>
          <table:table-cell table:style-name="ce276" office:value-type="string" calcext:value-type="string">
            <text:p>Maelstrom</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ater +10%</text:p>
          </table:table-cell>
          <table:table-cell table:style-name="ce336" office:value-type="string" calcext:value-type="string">
            <text:p>Magic Up +5%</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43]));1;&quot;&quot;)" office:value-type="float" office:value="1" calcext:value-type="float">
            <text:p>1</text:p>
          </table:table-cell>
          <table:table-cell table:style-name="ce228" table:formula="of:=IF(LEN([.$Z243])&gt;2; IF(ISNUMBER(FIND(&quot;Damage Limit Break&quot;;[.$Z243])); 1+LEN(LEFT([.$Z243];SEARCH(&quot;Damage Limit Break&quot;;[.$Z243])))-LEN(SUBSTITUTE(LEFT([.$Z243];SEARCH(&quot;Damage Limit Break&quot;;[.$Z243]));&quot;,&quot;;&quot;&quot;)); 0); &quot;&quot;)" office:value-type="float" office:value="3" calcext:value-type="float">
            <text:p>3</text:p>
          </table:table-cell>
          <table:table-cell office:value-type="string" calcext:value-type="string">
            <text:p>Imbue Water,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Famfrit Sicarius</text:p>
          </table:table-cell>
          <table:table-cell table:style-name="ce276" office:value-type="string" calcext:value-type="string">
            <text:p>Waterja</text:p>
          </table:table-cell>
          <table:table-cell table:style-name="ce270" office:value-type="string" calcext:value-type="string">
            <text:p>Water</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Water +12%</text:p>
          </table:table-cell>
          <table:table-cell table:style-name="ce336" office:value-type="string" calcext:value-type="string">
            <text:p>Break Power Up +4%</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ater attack (break focus).</text:p>
          </table:table-cell>
          <table:table-cell table:style-name="ce379" table:number-columns-repeated="2"/>
          <table:table-cell table:style-name="ce386" table:formula="of:=IF(ISNUMBER(FIND(&quot;Imbue&quot;;[.$Z244]));1;&quot;&quot;)" office:value-type="float" office:value="1" calcext:value-type="float">
            <text:p>1</text:p>
          </table:table-cell>
          <table:table-cell table:style-name="ce228" table:formula="of:=IF(LEN([.$Z244])&gt;2; IF(ISNUMBER(FIND(&quot;Damage Limit Break&quot;;[.$Z244])); 1+LEN(LEFT([.$Z244];SEARCH(&quot;Damage Limit Break&quot;;[.$Z244])))-LEN(SUBSTITUTE(LEFT([.$Z244];SEARCH(&quot;Damage Limit Break&quot;;[.$Z244]));&quot;,&quot;;&quot;&quot;)); 0); &quot;&quot;)" office:value-type="float" office:value="0" calcext:value-type="float">
            <text:p>0</text:p>
          </table:table-cell>
          <table:table-cell office:value-type="string" calcext:value-type="string">
            <text:p>Imbue Water, Attacker-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Odin Sicarius</text:p>
          </table:table-cell>
          <table:table-cell table:style-name="ce276" office:value-type="string" calcext:value-type="string">
            <text:p>Bolver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Wind +12%</text:p>
          </table:table-cell>
          <table:table-cell table:style-name="ce336" office:value-type="string" calcext:value-type="string">
            <text:p>Job Change Recast</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text:p>
          </table:table-cell>
          <table:table-cell table:style-name="ce379" table:number-columns-repeated="2"/>
          <table:table-cell table:style-name="ce386" table:formula="of:=IF(ISNUMBER(FIND(&quot;Imbue&quot;;[.$Z245]));1;&quot;&quot;)" office:value-type="float" office:value="1" calcext:value-type="float">
            <text:p>1</text:p>
          </table:table-cell>
          <table:table-cell table:style-name="ce228" table:formula="of:=IF(LEN([.$Z245])&gt;2; IF(ISNUMBER(FIND(&quot;Damage Limit Break&quot;;[.$Z245])); 1+LEN(LEFT([.$Z245];SEARCH(&quot;Damage Limit Break&quot;;[.$Z245])))-LEN(SUBSTITUTE(LEFT([.$Z245];SEARCH(&quot;Damage Limit Break&quot;;[.$Z245]));&quot;,&quot;;&quot;&quot;)); 0); &quot;&quot;)" office:value-type="float" office:value="3" calcext:value-type="float">
            <text:p>3</text:p>
          </table:table-cell>
          <table:table-cell office:value-type="string" calcext:value-type="string">
            <text:p>Imbue Wind, Attacker-Guard Killer, Damage Limit Break, Martial Flow, Sicarius Imperator Hunter, Martial Ar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e Knight</text:p>
          </table:table-cell>
          <table:table-cell table:style-name="ce276" office:value-type="string" calcext:value-type="string">
            <text:p>Kill the Heretic</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1800" calcext:value-type="currency">
            <text:p>18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Enhance Wind +15%</text:p>
          </table:table-cell>
          <table:table-cell table:style-name="ce325" office:value-type="string" calcext:value-type="string">
            <text:p>Job Change Recast</text:p>
          </table:table-cell>
          <table:table-cell table:style-name="ce336" office:value-type="string" calcext:value-type="string">
            <text:p>HP Up +7%</text:p>
          </table:table-cell>
          <table:table-cell table:style-name="ce341" office:value-type="string" calcext:value-type="string">
            <text:p>Attack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Cone wind attack. Adds Boost(Increases Break Power) to party.</text:p>
          </table:table-cell>
          <table:table-cell table:style-name="ce379" office:value-type="string" calcext:value-type="string">
            <text:p><text:s/>Boost to party</text:p>
          </table:table-cell>
          <table:table-cell table:style-name="ce379"/>
          <table:table-cell table:style-name="ce386" table:formula="of:=IF(ISNUMBER(FIND(&quot;Imbue&quot;;[.$Z246]));1;&quot;&quot;)" office:value-type="float" office:value="1" calcext:value-type="float">
            <text:p>1</text:p>
          </table:table-cell>
          <table:table-cell table:style-name="ce228" table:formula="of:=IF(LEN([.$Z246])&gt;2; IF(ISNUMBER(FIND(&quot;Damage Limit Break&quot;;[.$Z246])); 1+LEN(LEFT([.$Z246];SEARCH(&quot;Damage Limit Break&quot;;[.$Z246])))-LEN(SUBSTITUTE(LEFT([.$Z246];SEARCH(&quot;Damage Limit Break&quot;;[.$Z246]));&quot;,&quot;;&quot;&quot;)); 0); &quot;&quot;)" office:value-type="float" office:value="0" calcext:value-type="float">
            <text:p>0</text:p>
          </table:table-cell>
          <table:table-cell office:value-type="string" calcext:value-type="string">
            <text:p>Imbue Wind, Martial Flow, Quick Cast, Cleaving Attack, Martial Arts, Charging Attack</text:p>
          </table:table-cell>
          <table:table-cell/>
        </table:table-row>
        <table:table-row table:style-name="ro6">
          <table:table-cell table:style-name="ce266"/>
          <table:table-cell table:style-name="ce270" office:value-type="string" calcext:value-type="string">
            <text:p>Hercules</text:p>
          </table:table-cell>
          <table:table-cell table:style-name="ce276" office:value-type="string" calcext:value-type="string">
            <text:p>Piledriv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36" office:value-type="string" calcext:value-type="string">
            <text:p>Job Change Recast</text:p>
          </table:table-cell>
          <table:table-cell table:style-name="ce341"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Adds Stun (cannot act) and Unguard (nullifies Defense).</text:p>
          </table:table-cell>
          <table:table-cell table:style-name="ce379" office:value-type="string" calcext:value-type="string">
            <text:p><text:s/>Stun / Unguard</text:p>
          </table:table-cell>
          <table:table-cell table:style-name="ce379"/>
          <table:table-cell table:style-name="ce386" table:formula="of:=IF(ISNUMBER(FIND(&quot;Imbue&quot;;[.$Z247]));1;&quot;&quot;)" office:value-type="float" office:value="1" calcext:value-type="float">
            <text:p>1</text:p>
          </table:table-cell>
          <table:table-cell table:style-name="ce228" table:formula="of:=IF(LEN([.$Z247])&gt;2; IF(ISNUMBER(FIND(&quot;Damage Limit Break&quot;;[.$Z247])); 1+LEN(LEFT([.$Z247];SEARCH(&quot;Damage Limit Break&quot;;[.$Z247])))-LEN(SUBSTITUTE(LEFT([.$Z247];SEARCH(&quot;Damage Limit Break&quot;;[.$Z247]));&quot;,&quot;;&quot;&quot;)); 0); &quot;&quot;)" office:value-type="float" office:value="4" calcext:value-type="float">
            <text:p>4</text:p>
          </table:table-cell>
          <table:table-cell office:value-type="string" calcext:value-type="string">
            <text:p>Imbue Wind, Martial Flow, Potent Ailments, Damage Limit Break, Martial Arts, Martial Combat</text:p>
          </table:table-cell>
          <table:table-cell/>
        </table:table-row>
        <table:table-row table:style-name="ro6">
          <table:table-cell table:style-name="ce266"/>
          <table:table-cell table:style-name="ce270" office:value-type="string" calcext:value-type="string">
            <text:p>Wing Raptor</text:p>
          </table:table-cell>
          <table:table-cell table:style-name="ce276" office:value-type="string" calcext:value-type="string">
            <text:p>Fist of Crushing Wind</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Job Change Recast</text:p>
          </table:table-cell>
          <table:table-cell table:style-name="ce341" office:value-type="string" calcext:value-type="string">
            <text:p>Break Power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wind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48]));1;&quot;&quot;)" office:value-type="float" office:value="1" calcext:value-type="float">
            <text:p>1</text:p>
          </table:table-cell>
          <table:table-cell table:style-name="ce228" table:formula="of:=IF(LEN([.$Z248])&gt;2; IF(ISNUMBER(FIND(&quot;Damage Limit Break&quot;;[.$Z248])); 1+LEN(LEFT([.$Z248];SEARCH(&quot;Damage Limit Break&quot;;[.$Z248])))-LEN(SUBSTITUTE(LEFT([.$Z248];SEARCH(&quot;Damage Limit Break&quot;;[.$Z248]));&quot;,&quot;;&quot;&quot;)); 0); &quot;&quot;)" office:value-type="float" office:value="0" calcext:value-type="float">
            <text:p>0</text:p>
          </table:table-cell>
          <table:table-cell office:value-type="string" calcext:value-type="string">
            <text:p>Imbue Wind,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Emerald Weapon: FFVII</text:p>
          </table:table-cell>
          <table:table-cell table:style-name="ce276" office:value-type="string" calcext:value-type="string">
            <text:p>Emerald Shot</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8400" calcext:value-type="currency">
            <text:p>84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Lowers defense against Break, draws 16 wind orbs, adds Windforce and earth resistance.</text:p>
          </table:table-cell>
          <table:table-cell table:style-name="ce379" office:value-type="string" calcext:value-type="string">
            <text:p><text:s/>BDD / 16 orb gen / Windforce / Earth resist</text:p>
          </table:table-cell>
          <table:table-cell table:style-name="ce379"/>
          <table:table-cell table:style-name="ce386" table:formula="of:=IF(ISNUMBER(FIND(&quot;Imbue&quot;;[.$Z249]));1;&quot;&quot;)" office:value-type="float" office:value="1" calcext:value-type="float">
            <text:p>1</text:p>
          </table:table-cell>
          <table:table-cell table:style-name="ce228" table:formula="of:=IF(LEN([.$Z249])&gt;2; IF(ISNUMBER(FIND(&quot;Damage Limit Break&quot;;[.$Z249])); 1+LEN(LEFT([.$Z249];SEARCH(&quot;Damage Limit Break&quot;;[.$Z249])))-LEN(SUBSTITUTE(LEFT([.$Z249];SEARCH(&quot;Damage Limit Break&quot;;[.$Z249]));&quot;,&quot;;&quot;&quot;)); 0); &quot;&quot;)" office:value-type="float" office:value="0" calcext:value-type="float">
            <text:p>0</text:p>
          </table:table-cell>
          <table:table-cell office:value-type="string" calcext:value-type="string">
            <text:p>Imbue Wind, Martial Flow, Potent Ailments, Enhanced Ailments, Enhanced Wind,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Budding Cactus</text:p>
          </table:table-cell>
          <table:table-cell table:style-name="ce276" office:value-type="string" calcext:value-type="string">
            <text:p>Crocus Cutter</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Magic Up +5%</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overkill). Adds Unguard and Attuned Chain.</text:p>
          </table:table-cell>
          <table:table-cell table:style-name="ce379" office:value-type="string" calcext:value-type="string">
            <text:p><text:s/>Multihit(5) Overkill / Attuned Chain(+300%) / Unguard</text:p>
          </table:table-cell>
          <table:table-cell table:style-name="ce379"/>
          <table:table-cell table:style-name="ce386" table:formula="of:=IF(ISNUMBER(FIND(&quot;Imbue&quot;;[.$Z250]));1;&quot;&quot;)" office:value-type="float" office:value="1" calcext:value-type="float">
            <text:p>1</text:p>
          </table:table-cell>
          <table:table-cell table:style-name="ce228" table:formula="of:=IF(LEN([.$Z250])&gt;2; IF(ISNUMBER(FIND(&quot;Damage Limit Break&quot;;[.$Z250])); 1+LEN(LEFT([.$Z250];SEARCH(&quot;Damage Limit Break&quot;;[.$Z250])))-LEN(SUBSTITUTE(LEFT([.$Z250];SEARCH(&quot;Damage Limit Break&quot;;[.$Z250]));&quot;,&quot;;&quot;&quot;)); 0); &quot;&quot;)" office:value-type="float" office:value="3" calcext:value-type="float">
            <text:p>3</text:p>
          </table:table-cell>
          <table:table-cell office:value-type="string" calcext:value-type="string">
            <text:p>Imbue Wind, Martial Flow, Damage Limit Break, Critical Sundering, Martial Arts, Martial Combat</text:p>
          </table:table-cell>
          <table:table-cell/>
        </table:table-row>
        <table:table-row table:style-name="ro6">
          <table:table-cell table:style-name="ce266"/>
          <table:table-cell table:style-name="ce270" office:value-type="string" calcext:value-type="string">
            <text:p>Enkelados: FFXII</text:p>
          </table:table-cell>
          <table:table-cell table:style-name="ce276" office:value-type="string" calcext:value-type="string">
            <text:p>Spinkick</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1500" calcext:value-type="currency">
            <text:p>15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Attack Up +3%</text:p>
          </table:table-cell>
          <table:table-cell table:style-name="ce341"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wind attack (multistrike). Adds Exploit Weakness.</text:p>
          </table:table-cell>
          <table:table-cell table:style-name="ce379" office:value-type="string" calcext:value-type="string">
            <text:p><text:s/>Multihit(5) / Exploit Weakness(+200%)</text:p>
          </table:table-cell>
          <table:table-cell table:style-name="ce379"/>
          <table:table-cell table:style-name="ce386" table:formula="of:=IF(ISNUMBER(FIND(&quot;Imbue&quot;;[.$Z251]));1;&quot;&quot;)" office:value-type="float" office:value="1" calcext:value-type="float">
            <text:p>1</text:p>
          </table:table-cell>
          <table:table-cell table:style-name="ce228" table:formula="of:=IF(LEN([.$Z251])&gt;2; IF(ISNUMBER(FIND(&quot;Damage Limit Break&quot;;[.$Z251])); 1+LEN(LEFT([.$Z251];SEARCH(&quot;Damage Limit Break&quot;;[.$Z251])))-LEN(SUBSTITUTE(LEFT([.$Z251];SEARCH(&quot;Damage Limit Break&quot;;[.$Z251]));&quot;,&quot;;&quot;&quot;)); 0); &quot;&quot;)" office:value-type="float" office:value="4" calcext:value-type="float">
            <text:p>4</text:p>
          </table:table-cell>
          <table:table-cell office:value-type="string" calcext:value-type="string">
            <text:p>Imbue Wind, Martial Flow, Critical Sundering, Damage Limit Break, Martial Arts, Martial Combat</text:p>
          </table:table-cell>
          <table:table-cell/>
        </table:table-row>
        <table:table-row table:style-name="ro6">
          <table:table-cell table:style-name="ce266"/>
          <table:table-cell table:style-name="ce270" office:value-type="string" calcext:value-type="string">
            <text:p>Gaelicat: FFV</text:p>
          </table:table-cell>
          <table:table-cell table:style-name="ce276" office:value-type="string" calcext:value-type="string">
            <text:p>Cat-astrophe</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Enhance Wind +10%</text:p>
          </table:table-cell>
          <table:table-cell table:style-name="ce325" office:value-type="string" calcext:value-type="string">
            <text:p>Resist Earth +10%</text:p>
          </table:table-cell>
          <table:table-cell table:style-name="ce336" office:value-type="string" calcext:value-type="string">
            <text:p>Enhance Wind +4%</text:p>
          </table:table-cell>
          <table:table-cell table:style-name="ce341" office:value-type="string" calcext:value-type="string">
            <text:p>Job Change Recast</text:p>
          </table:table-cell>
          <table:table-cell table:style-name="ce354" office:value-type="float" office:value="71" calcext:value-type="float">
            <text:p>71</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wind attack (damage focus, multistrike overkill). Adds Improved Criticals.</text:p>
          </table:table-cell>
          <table:table-cell table:style-name="ce379" office:value-type="string" calcext:value-type="string">
            <text:p><text:s/>Multihit(4) Overkill / Improved Criticals(+200%)</text:p>
          </table:table-cell>
          <table:table-cell table:style-name="ce379"/>
          <table:table-cell table:style-name="ce386" table:formula="of:=IF(ISNUMBER(FIND(&quot;Imbue&quot;;[.$Z252]));1;&quot;&quot;)" office:value-type="float" office:value="1" calcext:value-type="float">
            <text:p>1</text:p>
          </table:table-cell>
          <table:table-cell table:style-name="ce228" table:formula="of:=IF(LEN([.$Z252])&gt;2; IF(ISNUMBER(FIND(&quot;Damage Limit Break&quot;;[.$Z252])); 1+LEN(LEFT([.$Z252];SEARCH(&quot;Damage Limit Break&quot;;[.$Z252])))-LEN(SUBSTITUTE(LEFT([.$Z252];SEARCH(&quot;Damage Limit Break&quot;;[.$Z252]));&quot;,&quot;;&quot;&quot;)); 0); &quot;&quot;)" office:value-type="float" office:value="3" calcext:value-type="float">
            <text:p>3</text:p>
          </table:table-cell>
          <table:table-cell office:value-type="string" calcext:value-type="string">
            <text:p>Imbue Wind, Martial Flow, Damage Limit Break, Critical Rupture, Martial Arts, Martial Combat</text:p>
          </table:table-cell>
          <table:table-cell/>
        </table:table-row>
        <table:table-row table:style-name="ro6">
          <table:table-cell table:style-name="ce266"/>
          <table:table-cell table:style-name="ce270" office:value-type="string" calcext:value-type="string">
            <text:p>Goobbue: FFXI</text:p>
          </table:table-cell>
          <table:table-cell table:style-name="ce276" office:value-type="string" calcext:value-type="string">
            <text:p>Blow</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Wind +10%</text:p>
          </table:table-cell>
          <table:table-cell table:style-name="ce336" office:value-type="string" calcext:value-type="string">
            <text:p>Magic Up +5%</text:p>
          </table:table-cell>
          <table:table-cell table:style-name="ce341"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53]));1;&quot;&quot;)" office:value-type="float" office:value="1" calcext:value-type="float">
            <text:p>1</text:p>
          </table:table-cell>
          <table:table-cell table:style-name="ce228" table:formula="of:=IF(LEN([.$Z253])&gt;2; IF(ISNUMBER(FIND(&quot;Damage Limit Break&quot;;[.$Z253])); 1+LEN(LEFT([.$Z253];SEARCH(&quot;Damage Limit Break&quot;;[.$Z253])))-LEN(SUBSTITUTE(LEFT([.$Z253];SEARCH(&quot;Damage Limit Break&quot;;[.$Z253]));&quot;,&quot;;&quot;&quot;)); 0); &quot;&quot;)" office:value-type="float" office:value="3" calcext:value-type="float">
            <text:p>3</text:p>
          </table:table-cell>
          <table:table-cell office:value-type="string" calcext:value-type="string">
            <text:p>Imbue Wind,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drammelech Sicarius</text:p>
          </table:table-cell>
          <table:table-cell table:style-name="ce276" office:value-type="string" calcext:value-type="string">
            <text:p>Thundaga</text:p>
          </table:table-cell>
          <table:table-cell table:style-name="ce270" office:value-type="string" calcext:value-type="string">
            <text:p>Wind</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Wind +12%</text:p>
          </table:table-cell>
          <table:table-cell table:style-name="ce336" office:value-type="string" calcext:value-type="string">
            <text:p>Break Power Up +5%</text:p>
          </table:table-cell>
          <table:table-cell table:style-name="ce336" office:value-type="string" calcext:value-type="string">
            <text:p>Boost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wind attack (break focus).</text:p>
          </table:table-cell>
          <table:table-cell table:style-name="ce379" table:number-columns-repeated="2"/>
          <table:table-cell table:style-name="ce386" table:formula="of:=IF(ISNUMBER(FIND(&quot;Imbue&quot;;[.$Z254]));1;&quot;&quot;)" office:value-type="float" office:value="1" calcext:value-type="float">
            <text:p>1</text:p>
          </table:table-cell>
          <table:table-cell table:style-name="ce228" table:formula="of:=IF(LEN([.$Z254])&gt;2; IF(ISNUMBER(FIND(&quot;Damage Limit Break&quot;;[.$Z254])); 1+LEN(LEFT([.$Z254];SEARCH(&quot;Damage Limit Break&quot;;[.$Z254])))-LEN(SUBSTITUTE(LEFT([.$Z254];SEARCH(&quot;Damage Limit Break&quot;;[.$Z254]));&quot;,&quot;;&quot;&quot;)); 0); &quot;&quot;)" office:value-type="float" office:value="0" calcext:value-type="float">
            <text:p>0</text:p>
          </table:table-cell>
          <table:table-cell office:value-type="string" calcext:value-type="string">
            <text:p>Imbue Wind,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Hashmal Sicarius</text:p>
          </table:table-cell>
          <table:table-cell table:style-name="ce276" office:value-type="string" calcext:value-type="string">
            <text:p>Roxxor</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Imperator +12%</text:p>
          </table:table-cell>
          <table:table-cell table:style-name="ce325" office:value-type="string" calcext:value-type="string">
            <text:p>Enhance Earth +12%</text:p>
          </table:table-cell>
          <table:table-cell table:style-name="ce336" office:value-type="string" calcext:value-type="string">
            <text:p>EXP Up +10%</text:p>
          </table:table-cell>
          <table:table-cell table:style-name="ce341" office:value-type="string" calcext:value-type="string">
            <text:p>Skillseed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text:p>
          </table:table-cell>
          <table:table-cell table:style-name="ce379" table:number-columns-repeated="2"/>
          <table:table-cell table:style-name="ce386" table:formula="of:=IF(ISNUMBER(FIND(&quot;Imbue&quot;;[.$Z255]));1;&quot;&quot;)" office:value-type="float" office:value="1" calcext:value-type="float">
            <text:p>1</text:p>
          </table:table-cell>
          <table:table-cell table:style-name="ce228" table:formula="of:=IF(LEN([.$Z255])&gt;2; IF(ISNUMBER(FIND(&quot;Damage Limit Break&quot;;[.$Z255])); 1+LEN(LEFT([.$Z255];SEARCH(&quot;Damage Limit Break&quot;;[.$Z255])))-LEN(SUBSTITUTE(LEFT([.$Z255];SEARCH(&quot;Damage Limit Break&quot;;[.$Z255]));&quot;,&quot;;&quot;&quot;)); 0); &quot;&quot;)" office:value-type="float" office:value="3" calcext:value-type="float">
            <text:p>3</text:p>
          </table:table-cell>
          <table:table-cell office:value-type="string" calcext:value-type="string">
            <text:p>Imbue Earth, Support-Guard Killer, Damage Limit Break, Martial Flow, Sicarius Imperator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Kimahri: FFX</text:p>
          </table:table-cell>
          <table:table-cell table:style-name="ce276" office:value-type="string" calcext:value-type="string">
            <text:p>Lance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0" calcext:value-type="currency">
            <text:p>1500 </text:p>
          </table:table-cell>
          <table:table-cell table:style-name="ce300" office:value-type="currency" office:currency=" " office:value="750" calcext:value-type="currency">
            <text:p>750 </text:p>
          </table:table-cell>
          <table:table-cell table:style-name="ce307" office:value-type="float" office:value="1" calcext:value-type="float">
            <text:p>1</text:p>
          </table:table-cell>
          <table:table-cell table:style-name="ce313"/>
          <table:table-cell table:style-name="ce318" office:value-type="float" office:value="6" calcext:value-type="float">
            <text:p>6</text:p>
          </table:table-cell>
          <table:table-cell table:style-name="ce325" office:value-type="string" calcext:value-type="string">
            <text:p>HP Up +7%</text:p>
          </table:table-cell>
          <table:table-cell table:style-name="ce325" office:value-type="string" calcext:value-type="string">
            <text:p>Attack Up +7%</text:p>
          </table:table-cell>
          <table:table-cell table:style-name="ce336" office:value-type="string" calcext:value-type="string">
            <text:p>Attack Up +7%</text:p>
          </table:table-cell>
          <table:table-cell table:style-name="ce341" office:value-type="string" calcext:value-type="string">
            <text:p>Attack Up +7%</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multistrike overkill). Lowers critical resist. Adds Taijutsu (Attack increases ability damage and allows it to reduce Break gauges.)</text:p>
          </table:table-cell>
          <table:table-cell table:style-name="ce379" office:value-type="string" calcext:value-type="string">
            <text:p><text:s/>Multihit(6) Overkill / Taijutsu / CRD</text:p>
          </table:table-cell>
          <table:table-cell table:style-name="ce379"/>
          <table:table-cell table:style-name="ce386" table:formula="of:=IF(ISNUMBER(FIND(&quot;Imbue&quot;;[.$Z256]));1;&quot;&quot;)" office:value-type="float" office:value="1" calcext:value-type="float">
            <text:p>1</text:p>
          </table:table-cell>
          <table:table-cell table:style-name="ce228" table:formula="of:=IF(LEN([.$Z256])&gt;2; IF(ISNUMBER(FIND(&quot;Damage Limit Break&quot;;[.$Z256])); 1+LEN(LEFT([.$Z256];SEARCH(&quot;Damage Limit Break&quot;;[.$Z256])))-LEN(SUBSTITUTE(LEFT([.$Z256];SEARCH(&quot;Damage Limit Break&quot;;[.$Z256]));&quot;,&quot;;&quot;&quot;)); 0); &quot;&quot;)" office:value-type="float" office:value="4" calcext:value-type="float">
            <text:p>4</text:p>
          </table:table-cell>
          <table:table-cell office:value-type="string" calcext:value-type="string">
            <text:p>Augment ★5 Limit Break, Taijutsu, Imbue Earth, Damage Limit Break, Martial Flow, Martial Arts, Martial Combat</text:p>
          </table:table-cell>
          <table:table-cell/>
        </table:table-row>
        <table:table-row table:style-name="ro6">
          <table:table-cell table:style-name="ce266"/>
          <table:table-cell table:style-name="ce270" office:value-type="string" calcext:value-type="string">
            <text:p>Yin &amp; Yang</text:p>
          </table:table-cell>
          <table:table-cell table:style-name="ce276" office:value-type="string" calcext:value-type="string">
            <text:p>Sudden Attack</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2400" calcext:value-type="currency">
            <text:p>2400 </text:p>
          </table:table-cell>
          <table:table-cell table:style-name="ce300" office:value-type="currency" office:currency=" " office:value="300" calcext:value-type="currency">
            <text:p>300 </text:p>
          </table:table-cell>
          <table:table-cell table:style-name="ce307" office:value-type="float" office:value="3" calcext:value-type="float">
            <text:p>3</text:p>
          </table:table-cell>
          <table:table-cell table:style-name="ce313"/>
          <table:table-cell table:style-name="ce318" office:value-type="float" office:value="4" calcext:value-type="float">
            <text:p>4</text:p>
          </table:table-cell>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Enhance Earth +4%</text:p>
          </table:table-cell>
          <table:table-cell table:style-name="ce341" office:value-type="string" calcext:value-type="string">
            <text:p>Enhance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earth attack (damage focus, multistrike). Adds Painful Break.</text:p>
          </table:table-cell>
          <table:table-cell table:style-name="ce379" office:value-type="string" calcext:value-type="string">
            <text:p><text:s/>Multihit(4) / Painful Break(+200%)</text:p>
          </table:table-cell>
          <table:table-cell table:style-name="ce379"/>
          <table:table-cell table:style-name="ce386" table:formula="of:=IF(ISNUMBER(FIND(&quot;Imbue&quot;;[.$Z257]));1;&quot;&quot;)" office:value-type="float" office:value="1" calcext:value-type="float">
            <text:p>1</text:p>
          </table:table-cell>
          <table:table-cell table:style-name="ce228" table:formula="of:=IF(LEN([.$Z257])&gt;2; IF(ISNUMBER(FIND(&quot;Damage Limit Break&quot;;[.$Z257])); 1+LEN(LEFT([.$Z257];SEARCH(&quot;Damage Limit Break&quot;;[.$Z257])))-LEN(SUBSTITUTE(LEFT([.$Z257];SEARCH(&quot;Damage Limit Break&quot;;[.$Z257]));&quot;,&quot;;&quot;&quot;)); 0); &quot;&quot;)" office:value-type="float" office:value="3" calcext:value-type="float">
            <text:p>3</text:p>
          </table:table-cell>
          <table:table-cell office:value-type="string" calcext:value-type="string">
            <text:p>Imbue Earth, Martial Flow, Damage Limit Break, Martial Combat, Martial Arts, Martial Combat</text:p>
          </table:table-cell>
          <table:table-cell/>
        </table:table-row>
        <table:table-row table:style-name="ro6">
          <table:table-cell table:style-name="ce266"/>
          <table:table-cell table:style-name="ce270" office:value-type="string" calcext:value-type="string">
            <text:p>Apollo</text:p>
          </table:table-cell>
          <table:table-cell table:style-name="ce276" office:value-type="string" calcext:value-type="string">
            <text:p>Fist of Crushing Earth</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36" office:value-type="string" calcext:value-type="string">
            <text:p>Boost Starter</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earth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58]));1;&quot;&quot;)" office:value-type="float" office:value="1" calcext:value-type="float">
            <text:p>1</text:p>
          </table:table-cell>
          <table:table-cell table:style-name="ce228" table:formula="of:=IF(LEN([.$Z258])&gt;2; IF(ISNUMBER(FIND(&quot;Damage Limit Break&quot;;[.$Z258])); 1+LEN(LEFT([.$Z258];SEARCH(&quot;Damage Limit Break&quot;;[.$Z258])))-LEN(SUBSTITUTE(LEFT([.$Z258];SEARCH(&quot;Damage Limit Break&quot;;[.$Z258]));&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office:value-type="string" calcext:value-type="string">
            <text:p>T</text:p>
          </table:table-cell>
          <table:table-cell table:style-name="ce270" office:value-type="string" calcext:value-type="string">
            <text:p>Jenova SYNTHESIS: FFVII</text:p>
          </table:table-cell>
          <table:table-cell table:style-name="ce276" office:value-type="string" calcext:value-type="string">
            <text:p>Devourer of Stars</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6300" calcext:value-type="currency">
            <text:p>6300 </text:p>
          </table:table-cell>
          <table:table-cell table:style-name="ce307" office:value-type="float" office:value="1" calcext:value-type="float">
            <text:p>1</text:p>
          </table:table-cell>
          <table:table-cell table:style-name="ce313"/>
          <table:table-cell table:style-name="ce318" office:value-type="float" office:value="5" calcext:value-type="float">
            <text:p>5</text:p>
          </table:table-cell>
          <table:table-cell table:style-name="ce325" office:value-type="string" calcext:value-type="string">
            <text:p>Reunion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Job Change Recast</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Adds Painful Break and lowers target's defense against Break.</text:p>
          </table:table-cell>
          <table:table-cell table:style-name="ce379" office:value-type="string" calcext:value-type="string">
            <text:p><text:s/>Multihit(5) Overkill, en-earth, BDD target, Painful Break(+400%)</text:p>
          </table:table-cell>
          <table:table-cell table:style-name="ce379"/>
          <table:table-cell table:style-name="ce386" table:formula="of:=IF(ISNUMBER(FIND(&quot;Imbue&quot;;[.$Z259]));1;&quot;&quot;)" office:value-type="float" office:value="1" calcext:value-type="float">
            <text:p>1</text:p>
          </table:table-cell>
          <table:table-cell table:style-name="ce228" table:formula="of:=IF(LEN([.$Z259])&gt;2; IF(ISNUMBER(FIND(&quot;Damage Limit Break&quot;;[.$Z259])); 1+LEN(LEFT([.$Z259];SEARCH(&quot;Damage Limit Break&quot;;[.$Z259])))-LEN(SUBSTITUTE(LEFT([.$Z259];SEARCH(&quot;Damage Limit Break&quot;;[.$Z259]));&quot;,&quot;;&quot;&quot;)); 0); &quot;&quot;)" office:value-type="float" office:value="5" calcext:value-type="float">
            <text:p>5</text:p>
          </table:table-cell>
          <table:table-cell office:value-type="string" calcext:value-type="string">
            <text:p>Augment ★5 Limit Break, Imbue Earth, Elemental Retrieval, Guard Breaker, Damage Limit Break, Enhanced Earth, Martial Combat</text:p>
          </table:table-cell>
          <table:table-cell/>
        </table:table-row>
        <table:table-row table:style-name="ro6">
          <table:table-cell table:style-name="ce266"/>
          <table:table-cell table:style-name="ce270" office:value-type="string" calcext:value-type="string">
            <text:p>Baigan</text:p>
          </table:table-cell>
          <table:table-cell table:style-name="ce276" office:value-type="string" calcext:value-type="string">
            <text:p>Drunken Fist</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3960" calcext:value-type="currency">
            <text:p>3960 </text:p>
          </table:table-cell>
          <table:table-cell table:style-name="ce300" office:value-type="currency" office:currency=" " office:value="4500" calcext:value-type="currency">
            <text:p>45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Painful Break +10%</text:p>
          </table:table-cell>
          <table:table-cell table:style-name="ce336" office:value-type="string" calcext:value-type="string">
            <text:p>Magic Up +6%</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Lowers defense against Break and lowers critical resist.</text:p>
          </table:table-cell>
          <table:table-cell table:style-name="ce379" office:value-type="string" calcext:value-type="string">
            <text:p><text:s/>Multihit(4) Overkill / BDD / CRD</text:p>
          </table:table-cell>
          <table:table-cell table:style-name="ce379"/>
          <table:table-cell table:style-name="ce386" table:formula="of:=IF(ISNUMBER(FIND(&quot;Imbue&quot;;[.$Z260]));1;&quot;&quot;)" office:value-type="float" office:value="1" calcext:value-type="float">
            <text:p>1</text:p>
          </table:table-cell>
          <table:table-cell table:style-name="ce228" table:formula="of:=IF(LEN([.$Z260])&gt;2; IF(ISNUMBER(FIND(&quot;Damage Limit Break&quot;;[.$Z260])); 1+LEN(LEFT([.$Z260];SEARCH(&quot;Damage Limit Break&quot;;[.$Z260])))-LEN(SUBSTITUTE(LEFT([.$Z260];SEARCH(&quot;Damage Limit Break&quot;;[.$Z260]));&quot;,&quot;;&quot;&quot;)); 0); &quot;&quot;)" office:value-type="float" office:value="4" calcext:value-type="float">
            <text:p>4</text:p>
          </table:table-cell>
          <table:table-cell office:value-type="string" calcext:value-type="string">
            <text:p>Imbue Earth, Elemental Retrieval, Guard Breaker, Damage Limit Break, Cleaving Attack, Potent Ailments</text:p>
          </table:table-cell>
          <table:table-cell/>
        </table:table-row>
        <table:table-row table:style-name="ro6">
          <table:table-cell table:style-name="ce266"/>
          <table:table-cell table:style-name="ce270" office:value-type="string" calcext:value-type="string">
            <text:p>Ram: FFXI</text:p>
          </table:table-cell>
          <table:table-cell table:style-name="ce276" office:value-type="string" calcext:value-type="string">
            <text:p>Rumbl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Earth +10%</text:p>
          </table:table-cell>
          <table:table-cell table:style-name="ce336" office:value-type="string" calcext:value-type="string">
            <text:p>Job Change Recast</text:p>
          </table:table-cell>
          <table:table-cell table:style-name="ce341" office:value-type="string" calcext:value-type="string">
            <text:p>Magic Up +5%</text:p>
          </table:table-cell>
          <table:table-cell table:style-name="ce354" office:value-type="string" calcext:value-type="string">
            <text:p>O 1/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office:value-type="float" office:value="1" calcext:value-type="float">
            <text:p>1</text:p>
          </table:table-cell>
          <table:table-cell table:style-name="ce228" office:value-type="float" office:value="3" calcext:value-type="float">
            <text:p>3</text:p>
          </table:table-cell>
          <table:table-cell office:value-type="string" calcext:value-type="string">
            <text:p>Imbue Earth,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Ezekiel</text:p>
          </table:table-cell>
          <table:table-cell table:style-name="ce276" office:value-type="string" calcext:value-type="string">
            <text:p>Qi Gong: Fervent Strike</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900" calcext:value-type="currency">
            <text:p>900 </text:p>
          </table:table-cell>
          <table:table-cell table:style-name="ce300" office:value-type="currency" office:currency=" " office:value="3000" calcext:value-type="currency">
            <text:p>30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HP Up +6%</text:p>
          </table:table-cell>
          <table:table-cell table:style-name="ce325" office:value-type="string" calcext:value-type="string">
            <text:p>Attack Up +5%</text:p>
          </table:table-cell>
          <table:table-cell table:style-name="ce336" office:value-type="string" calcext:value-type="string">
            <text:p>Attack Up +5%</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earth attack. Adds Debarrier (reduces Defense), adds Brave (increases Attack) to the party.</text:p>
          </table:table-cell>
          <table:table-cell table:style-name="ce379" office:value-type="string" calcext:value-type="string">
            <text:p><text:s/>Debarrier / Brave to party</text:p>
          </table:table-cell>
          <table:table-cell table:style-name="ce379"/>
          <table:table-cell table:style-name="ce386" table:formula="of:=IF(ISNUMBER(FIND(&quot;Imbue&quot;;[.$Z262]));1;&quot;&quot;)" office:value-type="float" office:value="1" calcext:value-type="float">
            <text:p>1</text:p>
          </table:table-cell>
          <table:table-cell table:style-name="ce228" table:formula="of:=IF(LEN([.$Z262])&gt;2; IF(ISNUMBER(FIND(&quot;Damage Limit Break&quot;;[.$Z262])); 1+LEN(LEFT([.$Z262];SEARCH(&quot;Damage Limit Break&quot;;[.$Z262])))-LEN(SUBSTITUTE(LEFT([.$Z262];SEARCH(&quot;Damage Limit Break&quot;;[.$Z262]));&quot;,&quot;;&quot;&quot;)); 0); &quot;&quot;)" office:value-type="float" office:value="0" calcext:value-type="float">
            <text:p>0</text:p>
          </table:table-cell>
          <table:table-cell office:value-type="string" calcext:value-type="string">
            <text:p>Imbue Earth, Martial Flow, Potent Ailments, Cleaving Attack, Martial Arts, Charging Attack</text:p>
          </table:table-cell>
          <table:table-cell/>
        </table:table-row>
        <table:table-row table:style-name="ro6">
          <table:table-cell table:style-name="ce266"/>
          <table:table-cell table:style-name="ce270" office:value-type="string" calcext:value-type="string">
            <text:p>Hecatoncheir Sicarius</text:p>
          </table:table-cell>
          <table:table-cell table:style-name="ce276" office:value-type="string" calcext:value-type="string">
            <text:p>Earth's Fury</text:p>
          </table:table-cell>
          <table:table-cell table:style-name="ce270" office:value-type="string" calcext:value-type="string">
            <text:p>Earth</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Earth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earth attack (break focus).</text:p>
          </table:table-cell>
          <table:table-cell table:style-name="ce379" table:number-columns-repeated="2"/>
          <table:table-cell table:style-name="ce386" table:formula="of:=IF(ISNUMBER(FIND(&quot;Imbue&quot;;[.$Z263]));1;&quot;&quot;)" office:value-type="float" office:value="1" calcext:value-type="float">
            <text:p>1</text:p>
          </table:table-cell>
          <table:table-cell table:style-name="ce228" table:formula="of:=IF(LEN([.$Z263])&gt;2; IF(ISNUMBER(FIND(&quot;Damage Limit Break&quot;;[.$Z263])); 1+LEN(LEFT([.$Z263];SEARCH(&quot;Damage Limit Break&quot;;[.$Z263])))-LEN(SUBSTITUTE(LEFT([.$Z263];SEARCH(&quot;Damage Limit Break&quot;;[.$Z263]));&quot;,&quot;;&quot;&quot;)); 0); &quot;&quot;)" office:value-type="float" office:value="0" calcext:value-type="float">
            <text:p>0</text:p>
          </table:table-cell>
          <table:table-cell office:value-type="string" calcext:value-type="string">
            <text:p>Imbue Earth, Support-Guard Killer, Cleaving Attack, Martial Flow, Sicarius Externus Hunter, Martial Arts</text:p>
          </table:table-cell>
          <table:table-cell/>
        </table:table-row>
        <table:table-row table:style-name="ro6">
          <table:table-cell table:style-name="ce266"/>
          <table:table-cell table:style-name="ce270" office:value-type="string" calcext:value-type="string">
            <text:p>Ultima Sicarius</text:p>
          </table:table-cell>
          <table:table-cell table:style-name="ce276" office:value-type="string" calcext:value-type="string">
            <text:p>Divine Punishmen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Besti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text:p>
          </table:table-cell>
          <table:table-cell table:style-name="ce379" table:number-columns-repeated="2"/>
          <table:table-cell table:style-name="ce386" table:formula="of:=IF(ISNUMBER(FIND(&quot;Imbue&quot;;[.$Z264]));1;&quot;&quot;)" office:value-type="float" office:value="1" calcext:value-type="float">
            <text:p>1</text:p>
          </table:table-cell>
          <table:table-cell table:style-name="ce228" table:formula="of:=IF(LEN([.$Z264])&gt;2; IF(ISNUMBER(FIND(&quot;Damage Limit Break&quot;;[.$Z264])); 1+LEN(LEFT([.$Z264];SEARCH(&quot;Damage Limit Break&quot;;[.$Z264])))-LEN(SUBSTITUTE(LEFT([.$Z264];SEARCH(&quot;Damage Limit Break&quot;;[.$Z264]));&quot;,&quot;;&quot;&quot;)); 0); &quot;&quot;)" office:value-type="float" office:value="3" calcext:value-type="float">
            <text:p>3</text:p>
          </table:table-cell>
          <table:table-cell office:value-type="string" calcext:value-type="string">
            <text:p>Imbue Light, Attacker-Guard Killer, Damage Limit Break, Martial Flow, Sicarius Bestia Hunter, Martial Arts</text:p>
          </table:table-cell>
          <table:table-cell/>
        </table:table-row>
        <table:table-row table:style-name="ro6">
          <table:table-cell table:style-name="ce266" office:value-type="string" calcext:value-type="string">
            <text:p>T</text:p>
          </table:table-cell>
          <table:table-cell table:style-name="ce270" office:value-type="string" calcext:value-type="string">
            <text:p>Gilgamesh</text:p>
          </table:table-cell>
          <table:table-cell table:style-name="ce279" office:value-type="string" calcext:value-type="string">
            <text:p>Phantom Blush</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862" calcext:value-type="currency">
            <text:p>1862 </text:p>
          </table:table-cell>
          <table:table-cell table:style-name="ce300" office:value-type="currency" office:currency=" " office:value="413" calcext:value-type="currency">
            <text:p>413 </text:p>
          </table:table-cell>
          <table:table-cell table:style-name="ce307" office:value-type="float" office:value="1" calcext:value-type="float">
            <text:p>1</text:p>
          </table:table-cell>
          <table:table-cell table:style-name="ce313"/>
          <table:table-cell table:style-name="ce318" office:value-type="float" office:value="21" calcext:value-type="float">
            <text:p>21</text:p>
          </table:table-cell>
          <table:table-cell table:style-name="ce325" office:value-type="string" calcext:value-type="string">
            <text:p>Break Power Up +3%</text:p>
          </table:table-cell>
          <table:table-cell table:style-name="ce325" office:value-type="string" calcext:value-type="string">
            <text:p>Attack Up +3%</text:p>
          </table:table-cell>
          <table:table-cell table:style-name="ce336" office:value-type="string" calcext:value-type="string">
            <text:p>Attack Up +7%</text:p>
          </table:table-cell>
          <table:table-cell table:style-name="ce336" office:value-type="string" calcext:value-type="string">
            <text:p>4*</text:p>
          </table:table-cell>
          <table:table-cell table:style-name="ce354"/>
          <table:table-cell table:style-name="ce359"/>
          <table:table-cell table:style-name="ce364"/>
          <table:table-cell table:style-name="ce369" office:value-type="float" office:value="28" calcext:value-type="float">
            <text:p>28</text:p>
          </table:table-cell>
          <table:table-cell table:style-name="ce374"/>
          <table:table-cell table:style-name="ce354" office:value-type="string" calcext:value-type="string">
            <text:p>Single-target light attack (multistrike overkill). Adds Taijutsu (abilities affected by attack can damage Break Gauges).</text:p>
          </table:table-cell>
          <table:table-cell table:style-name="ce379" office:value-type="string" calcext:value-type="string">
            <text:p><text:s/>Multihit(21) / Taijutsu</text:p>
          </table:table-cell>
          <table:table-cell table:style-name="ce379"/>
          <table:table-cell table:style-name="ce386" table:formula="of:=IF(ISNUMBER(FIND(&quot;Imbue&quot;;[.$Z265]));1;&quot;&quot;)" office:value-type="float" office:value="1" calcext:value-type="float">
            <text:p>1</text:p>
          </table:table-cell>
          <table:table-cell table:style-name="ce228" table:formula="of:=IF(LEN([.$Z265])&gt;2; IF(ISNUMBER(FIND(&quot;Damage Limit Break&quot;;[.$Z265])); 1+LEN(LEFT([.$Z265];SEARCH(&quot;Damage Limit Break&quot;;[.$Z265])))-LEN(SUBSTITUTE(LEFT([.$Z265];SEARCH(&quot;Damage Limit Break&quot;;[.$Z265]));&quot;,&quot;;&quot;&quot;)); 0); &quot;&quot;)" office:value-type="float" office:value="3" calcext:value-type="float">
            <text:p>3</text:p>
          </table:table-cell>
          <table:table-cell office:value-type="string" calcext:value-type="string">
            <text:p>Taijutsu, Imbue Light, Damage Limit Break, Cleaving Attack</text:p>
          </table:table-cell>
          <table:table-cell/>
        </table:table-row>
        <table:table-row table:style-name="ro6">
          <table:table-cell table:style-name="ce266"/>
          <table:table-cell table:style-name="ce270" office:value-type="string" calcext:value-type="string">
            <text:p>Chadarnook</text:p>
          </table:table-cell>
          <table:table-cell table:style-name="ce276" office:value-type="string" calcext:value-type="string">
            <text:p>Fist of Crushing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number-columns-repeated="2" table:style-name="ce336"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light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66]));1;&quot;&quot;)" office:value-type="float" office:value="1" calcext:value-type="float">
            <text:p>1</text:p>
          </table:table-cell>
          <table:table-cell table:style-name="ce228" table:formula="of:=IF(LEN([.$Z266])&gt;2; IF(ISNUMBER(FIND(&quot;Damage Limit Break&quot;;[.$Z266])); 1+LEN(LEFT([.$Z266];SEARCH(&quot;Damage Limit Break&quot;;[.$Z266])))-LEN(SUBSTITUTE(LEFT([.$Z266];SEARCH(&quot;Damage Limit Break&quot;;[.$Z266]));&quot;,&quot;;&quot;&quot;)); 0); &quot;&quot;)" office:value-type="float" office:value="0" calcext:value-type="float">
            <text:p>0</text:p>
          </table:table-cell>
          <table:table-cell office:value-type="string" calcext:value-type="string">
            <text:p>Imbue Light, Martial Flow, Potent Ailments, Cleaving Attac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Skeeskee: FFVII</text:p>
          </table:table-cell>
          <table:table-cell table:style-name="ce276" office:value-type="string" calcext:value-type="string">
            <text:p>Shift Fist: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2400" calcext:value-type="currency">
            <text:p>24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6%</text:p>
          </table:table-cell>
          <table:table-cell table:style-name="ce325" office:value-type="string" calcext:value-type="string">
            <text:p>Attuned Chain +10%</text:p>
          </table:table-cell>
          <table:table-cell table:style-name="ce336" office:value-type="string" calcext:value-type="string">
            <text:p>HP Up +7%</text:p>
          </table:table-cell>
          <table:table-cell table:style-name="ce336" office:value-type="string" calcext:value-type="string">
            <text:p>Job Change Recast</text:p>
          </table:table-cell>
          <table:table-cell table:style-name="ce354" office:value-type="float" office:value="66" calcext:value-type="float">
            <text:p>6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 Shift (converts element orbs to light).</text:p>
          </table:table-cell>
          <table:table-cell table:style-name="ce381" office:value-type="string" calcext:value-type="string">
            <text:p><text:s/>Light Shift</text:p>
          </table:table-cell>
          <table:table-cell table:style-name="ce381"/>
          <table:table-cell table:style-name="ce386" table:formula="of:=IF(ISNUMBER(FIND(&quot;Imbue&quot;;[.$Z267]));1;&quot;&quot;)" office:value-type="float" office:value="1" calcext:value-type="float">
            <text:p>1</text:p>
          </table:table-cell>
          <table:table-cell table:style-name="ce228" table:formula="of:=IF(LEN([.$Z267])&gt;2; IF(ISNUMBER(FIND(&quot;Damage Limit Break&quot;;[.$Z267])); 1+LEN(LEFT([.$Z267];SEARCH(&quot;Damage Limit Break&quot;;[.$Z267])))-LEN(SUBSTITUTE(LEFT([.$Z267];SEARCH(&quot;Damage Limit Break&quot;;[.$Z267]));&quot;,&quot;;&quot;&quot;)); 0); &quot;&quot;)" office:value-type="float" office:value="4" calcext:value-type="float">
            <text:p>4</text:p>
          </table:table-cell>
          <table:table-cell office:value-type="string" calcext:value-type="string">
            <text:p>Imbue Light, Martial Flow, Critical Sundering, Damage Limit Break, Martial Arts,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Edgar &amp; Sabin: FFRK</text:p>
          </table:table-cell>
          <table:table-cell table:style-name="ce276" office:value-type="string" calcext:value-type="string">
            <text:p>Bravo Figaro</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600" calcext:value-type="currency">
            <text:p>600 </text:p>
          </table:table-cell>
          <table:table-cell table:style-name="ce300" office:value-type="currency" office:currency=" " office:value="2700" calcext:value-type="currency">
            <text:p>2700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Enhance Light +10%</text:p>
          </table:table-cell>
          <table:table-cell table:style-name="ce325" office:value-type="string" calcext:value-type="string">
            <text:p>Attuned Chain +10%</text:p>
          </table:table-cell>
          <table:table-cell table:style-name="ce336" office:value-type="string" calcext:value-type="string">
            <text:p>Enhance Light +3%</text:p>
          </table:table-cell>
          <table:table-cell table:style-name="ce336" office:value-type="string" calcext:value-type="string">
            <text:p>Attack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light attack. Adds Lightforce (only draw light orbs).</text:p>
          </table:table-cell>
          <table:table-cell table:style-name="ce381" office:value-type="string" calcext:value-type="string">
            <text:p><text:s/>Lightforce</text:p>
          </table:table-cell>
          <table:table-cell table:style-name="ce381"/>
          <table:table-cell table:style-name="ce386" table:formula="of:=IF(ISNUMBER(FIND(&quot;Imbue&quot;;[.$Z268]));1;&quot;&quot;)" office:value-type="float" office:value="1" calcext:value-type="float">
            <text:p>1</text:p>
          </table:table-cell>
          <table:table-cell table:style-name="ce228" table:formula="of:=IF(LEN([.$Z268])&gt;2; IF(ISNUMBER(FIND(&quot;Damage Limit Break&quot;;[.$Z268])); 1+LEN(LEFT([.$Z268];SEARCH(&quot;Damage Limit Break&quot;;[.$Z268])))-LEN(SUBSTITUTE(LEFT([.$Z268];SEARCH(&quot;Damage Limit Break&quot;;[.$Z268]));&quot;,&quot;;&quot;&quot;)); 0); &quot;&quot;)" office:value-type="float" office:value="4" calcext:value-type="float">
            <text:p>4</text:p>
          </table:table-cell>
          <table:table-cell office:value-type="string" calcext:value-type="string">
            <text:p>Imbue Light, Martial Flow, Critical Sundering, Damage Limit Break, Martial Arts, Martial Comba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text:p>
          </table:table-cell>
          <table:table-cell table:style-name="ce276" office:value-type="string" calcext:value-type="string">
            <text:p>Primal's Boon: Ligh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Attuned Chain +10%</text:p>
          </table:table-cell>
          <table:table-cell table:style-name="ce325" office:value-type="string" calcext:value-type="string">
            <text:p>Piercing Break +10%</text:p>
          </table:table-cell>
          <table:table-cell table:style-name="ce336" office:value-type="string" calcext:value-type="string">
            <text:p>Job Change Recast</text:p>
          </table:table-cell>
          <table:table-cell table:style-name="ce336"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 16 light orbs. Adds Lightforce and dark resistance.</text:p>
          </table:table-cell>
          <table:table-cell table:style-name="ce381" office:value-type="string" calcext:value-type="string">
            <text:p><text:s/>16 light orbs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Martial Flow, Cleaving Attack, Enhanced Light, Enhanced Light, Quick Cast</text:p>
          </table:table-cell>
          <table:table-cell/>
        </table:table-row>
        <table:table-row table:style-name="ro7">
          <table:table-cell table:style-name="ce266" office:value-type="string" calcext:value-type="string">
            <text:p>T</text:p>
          </table:table-cell>
          <table:table-cell table:style-name="ce270" office:value-type="string" calcext:value-type="string">
            <text:p>Alexander: FFXIV (+1)</text:p>
          </table:table-cell>
          <table:table-cell table:style-name="ce276" office:value-type="string" calcext:value-type="string">
            <text:p>-</text:p>
          </table:table-cell>
          <table:table-cell table:style-name="ce270" office:value-type="string" calcext:value-type="string">
            <text:p>Light</text:p>
          </table:table-cell>
          <table:table-cell table:style-name="ce284" office:value-type="string" calcext:value-type="string">
            <text:p>-</text:p>
          </table:table-cell>
          <table:table-cell table:style-name="ce288" office:value-type="string" calcext:value-type="string">
            <text:p>-</text:p>
          </table:table-cell>
          <table:table-cell table:style-name="ce293" office:value-type="string" calcext:value-type="string">
            <text:p>-</text:p>
          </table:table-cell>
          <table:table-cell table:style-name="ce300" office:value-type="string" calcext:value-type="string">
            <text:p>-</text:p>
          </table:table-cell>
          <table:table-cell table:style-name="ce307"/>
          <table:table-cell table:style-name="ce313" office:value-type="string" calcext:value-type="string">
            <text:p>-</text:p>
          </table:table-cell>
          <table:table-cell table:style-name="ce318" office:value-type="string" calcext:value-type="string">
            <text:p>-</text:p>
          </table:table-cell>
          <table:table-cell table:style-name="ce325" office:value-type="string" calcext:value-type="string">
            <text:p>Attuned Chain +10%</text:p>
          </table:table-cell>
          <table:table-cell table:style-name="ce325" office:value-type="string" calcext:value-type="string">
            <text:p>Piercing Break +10%</text:p>
          </table:table-cell>
          <table:table-cell table:number-columns-repeated="2" table:style-name="ce336" office:value-type="string" calcext:value-type="string">
            <text:p>Magic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text:p>
          </table:table-cell>
          <table:table-cell table:style-name="ce381" office:value-type="string" calcext:value-type="string">
            <text:p>-</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text:p>
          </table:table-cell>
          <table:table-cell/>
        </table:table-row>
        <table:table-row table:style-name="ro7">
          <table:table-cell table:style-name="ce266" office:value-type="string" calcext:value-type="string">
            <text:p>T</text:p>
          </table:table-cell>
          <table:table-cell table:style-name="ce270" office:value-type="string" calcext:value-type="string">
            <text:p>Prishe: FFXI</text:p>
          </table:table-cell>
          <table:table-cell table:style-name="ce276" office:value-type="string" calcext:value-type="string">
            <text:p>Alter Ego: Prish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150" calcext:value-type="currency">
            <text:p>150 </text:p>
          </table:table-cell>
          <table:table-cell table:style-name="ce300" office:value-type="currency" office:currency=" " office:value="7200" calcext:value-type="currency">
            <text:p>72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Light Element Starter +3</text:p>
          </table:table-cell>
          <table:table-cell table:style-name="ce325" office:value-type="string" calcext:value-type="string">
            <text:p>Element Generator +6</text:p>
          </table:table-cell>
          <table:table-cell table:number-columns-repeated="2" table:style-name="ce336" office:value-type="string" calcext:value-type="string">
            <text:p>+</text:p>
          </table:table-cell>
          <table:table-cell table:style-name="ce354" office:value-type="string" calcext:value-type="string">
            <text:p>O 5/7</text:p>
          </table:table-cell>
          <table:table-cell table:style-name="ce359" office:value-type="string" calcext:value-type="string">
            <text:p>+</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Draws 3 light element orbs. Adds Lightforce, Lightshift+, and dark resistance.</text:p>
          </table:table-cell>
          <table:table-cell table:style-name="ce381" office:value-type="string" calcext:value-type="string">
            <text:p><text:s/>3 light orbs / Lighthift+ / Lightforce</text:p>
          </table:table-cell>
          <table:table-cell table:style-name="ce381"/>
          <table:table-cell table:style-name="ce386" office:value-type="float" office:value="1" calcext:value-type="float">
            <text:p>1</text:p>
          </table:table-cell>
          <table:table-cell table:style-name="ce228" office:value-type="float" office:value="0" calcext:value-type="float">
            <text:p>0</text:p>
          </table:table-cell>
          <table:table-cell office:value-type="string" calcext:value-type="string">
            <text:p>Augment ★5 Limit Break, Imbue Light, Guard Breaker, Cleaving Attack, Enhanced Light, Enhanced Light, Quick Cast</text:p>
          </table:table-cell>
          <table:table-cell/>
        </table:table-row>
        <table:table-row table:style-name="ro6">
          <table:table-cell table:style-name="ce266" office:value-type="string" calcext:value-type="string">
            <text:p>T</text:p>
          </table:table-cell>
          <table:table-cell table:style-name="ce270" office:value-type="string" calcext:value-type="string">
            <text:p>Motor Ball: FFVII</text:p>
          </table:table-cell>
          <table:table-cell table:style-name="ce276" office:value-type="string" calcext:value-type="string">
            <text:p>Deadly Wheel</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Light +10%</text:p>
          </table:table-cell>
          <table:table-cell table:style-name="ce325" office:value-type="string" calcext:value-type="string">
            <text:p>Resist Dark +10%</text:p>
          </table:table-cell>
          <table:table-cell table:style-name="ce336"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Lowers critical resist and adds Improved Criticals.</text:p>
          </table:table-cell>
          <table:table-cell table:style-name="ce381" office:value-type="string" calcext:value-type="string">
            <text:p><text:s/>Multihit(4) Overkill / CRD / Improved Critical(+200%)</text:p>
          </table:table-cell>
          <table:table-cell table:style-name="ce381"/>
          <table:table-cell table:style-name="ce386" table:formula="of:=IF(ISNUMBER(FIND(&quot;Imbue&quot;;[.$Z272]));1;&quot;&quot;)" office:value-type="float" office:value="1" calcext:value-type="float">
            <text:p>1</text:p>
          </table:table-cell>
          <table:table-cell table:style-name="ce228" table:formula="of:=IF(LEN([.$Z272])&gt;2; IF(ISNUMBER(FIND(&quot;Damage Limit Break&quot;;[.$Z272])); 1+LEN(LEFT([.$Z272];SEARCH(&quot;Damage Limit Break&quot;;[.$Z272])))-LEN(SUBSTITUTE(LEFT([.$Z272];SEARCH(&quot;Damage Limit Break&quot;;[.$Z272]));&quot;,&quot;;&quot;&quot;)); 0); &quot;&quot;)" office:value-type="float" office:value="3" calcext:value-type="float">
            <text:p>3</text:p>
          </table:table-cell>
          <table:table-cell office:value-type="string" calcext:value-type="string">
            <text:p>Imbue Light, Martial Flow, Damage Limit Break, Critical Rupture, Martial Arts, Martial Combat</text:p>
          </table:table-cell>
          <table:table-cell/>
        </table:table-row>
        <table:table-row table:style-name="ro6">
          <table:table-cell table:style-name="ce266"/>
          <table:table-cell table:style-name="ce270" office:value-type="string" calcext:value-type="string">
            <text:p>Dual Horn: FFX</text:p>
          </table:table-cell>
          <table:table-cell table:style-name="ce276" office:value-type="string" calcext:value-type="string">
            <text:p>Gore</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Light +10%</text:p>
          </table:table-cell>
          <table:table-cell table:style-name="ce336" office:value-type="string" calcext:value-type="string">
            <text:p>Attack Up +5%</text:p>
          </table:table-cell>
          <table:table-cell table:style-name="ce336" office:value-type="string" calcext:value-type="string">
            <text:p>Attack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multistrike overkill). Main target focused. Lowers critical resist to target.</text:p>
          </table:table-cell>
          <table:table-cell table:style-name="ce381" office:value-type="string" calcext:value-type="string">
            <text:p><text:s/>Multihit(4) Overkill / MTF / Hex CRD target</text:p>
          </table:table-cell>
          <table:table-cell table:style-name="ce381"/>
          <table:table-cell table:style-name="ce386" table:formula="of:=IF(ISNUMBER(FIND(&quot;Imbue&quot;;[.$Z273]));1;&quot;&quot;)" office:value-type="float" office:value="1" calcext:value-type="float">
            <text:p>1</text:p>
          </table:table-cell>
          <table:table-cell table:style-name="ce228" table:formula="of:=IF(LEN([.$Z273])&gt;2; IF(ISNUMBER(FIND(&quot;Damage Limit Break&quot;;[.$Z273])); 1+LEN(LEFT([.$Z273];SEARCH(&quot;Damage Limit Break&quot;;[.$Z273])))-LEN(SUBSTITUTE(LEFT([.$Z273];SEARCH(&quot;Damage Limit Break&quot;;[.$Z273]));&quot;,&quot;;&quot;&quot;)); 0); &quot;&quot;)" office:value-type="float" office:value="3" calcext:value-type="float">
            <text:p>3</text:p>
          </table:table-cell>
          <table:table-cell office:value-type="string" calcext:value-type="string">
            <text:p>Imbue Light,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Alexander Sicarius</text:p>
          </table:table-cell>
          <table:table-cell table:style-name="ce276" office:value-type="string" calcext:value-type="string">
            <text:p>Retributive Blast</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Machina +12%</text:p>
          </table:table-cell>
          <table:table-cell table:style-name="ce325" office:value-type="string" calcext:value-type="string">
            <text:p>Enhance Light +12%</text:p>
          </table:table-cell>
          <table:table-cell table:style-name="ce336" office:value-type="string" calcext:value-type="string">
            <text:p>Job Change Recast</text:p>
          </table:table-cell>
          <table:table-cell table:style-name="ce336" office:value-type="string" calcext:value-type="string">
            <text:p>Break Power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break focus).</text:p>
          </table:table-cell>
          <table:table-cell table:style-name="ce379" table:number-columns-repeated="2"/>
          <table:table-cell table:style-name="ce386" table:formula="of:=IF(ISNUMBER(FIND(&quot;Imbue&quot;;[.$Z274]));1;&quot;&quot;)" office:value-type="float" office:value="1" calcext:value-type="float">
            <text:p>1</text:p>
          </table:table-cell>
          <table:table-cell table:style-name="ce228" table:formula="of:=IF(LEN([.$Z274])&gt;2; IF(ISNUMBER(FIND(&quot;Damage Limit Break&quot;;[.$Z274])); 1+LEN(LEFT([.$Z274];SEARCH(&quot;Damage Limit Break&quot;;[.$Z274])))-LEN(SUBSTITUTE(LEFT([.$Z274];SEARCH(&quot;Damage Limit Break&quot;;[.$Z274]));&quot;,&quot;;&quot;&quot;)); 0); &quot;&quot;)" office:value-type="float" office:value="0" calcext:value-type="float">
            <text:p>0</text:p>
          </table:table-cell>
          <table:table-cell office:value-type="string" calcext:value-type="string">
            <text:p>Imbue Light, Support-Guard Killer, Cleaving Attack, Martial Flow, Sicarius Machina Hunter, Martial Arts</text:p>
          </table:table-cell>
          <table:table-cell/>
        </table:table-row>
        <table:table-row table:style-name="ro6">
          <table:table-cell table:style-name="ce266"/>
          <table:table-cell table:style-name="ce270" office:value-type="string" calcext:value-type="string">
            <text:p>Valefor Sicarius</text:p>
          </table:table-cell>
          <table:table-cell table:style-name="ce276" office:value-type="string" calcext:value-type="string">
            <text:p>Energy Ray</text:p>
          </table:table-cell>
          <table:table-cell table:style-name="ce270" office:value-type="string" calcext:value-type="string">
            <text:p>Light</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3" office:value-type="currency" office:currency=" " office:value="6300" calcext:value-type="currency">
            <text:p>6300 </text:p>
          </table:table-cell>
          <table:table-cell table:style-name="ce307"/>
          <table:table-cell table:style-name="ce313" office:value-type="float" office:value="1" calcext:value-type="float">
            <text:p>1</text:p>
          </table:table-cell>
          <table:table-cell table:style-name="ce318"/>
          <table:table-cell table:style-name="ce325" office:value-type="string" calcext:value-type="string">
            <text:p>Shield: Sicarius Medeis +30%</text:p>
          </table:table-cell>
          <table:table-cell table:style-name="ce325" office:value-type="string" calcext:value-type="string">
            <text:p>Skillseed Up +30%</text:p>
          </table:table-cell>
          <table:table-cell table:style-name="ce336" office:value-type="string" calcext:value-type="string">
            <text:p>Magic Up +5%</text:p>
          </table:table-cell>
          <table:table-cell table:style-name="ce336" office:value-type="string" calcext:value-type="string">
            <text:p>Counterattack</text:p>
          </table:table-cell>
          <table:table-cell table:style-name="ce354" office:value-type="float" office:value="76" calcext:value-type="float">
            <text:p>7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light attack (ultra Break focus).</text:p>
          </table:table-cell>
          <table:table-cell table:style-name="ce379" table:number-columns-repeated="2"/>
          <table:table-cell table:style-name="ce386" table:formula="of:=IF(ISNUMBER(FIND(&quot;Imbue&quot;;[.$Z275]));1;&quot;&quot;)" office:value-type="float" office:value="1" calcext:value-type="float">
            <text:p>1</text:p>
          </table:table-cell>
          <table:table-cell table:style-name="ce228" table:formula="of:=IF(LEN([.$Z275])&gt;2; IF(ISNUMBER(FIND(&quot;Damage Limit Break&quot;;[.$Z275])); 1+LEN(LEFT([.$Z275];SEARCH(&quot;Damage Limit Break&quot;;[.$Z275])))-LEN(SUBSTITUTE(LEFT([.$Z275];SEARCH(&quot;Damage Limit Break&quot;;[.$Z275]));&quot;,&quot;;&quot;&quot;)); 0); &quot;&quot;)" office:value-type="float" office:value="5" calcext:value-type="float">
            <text:p>5</text:p>
          </table:table-cell>
          <table:table-cell office:value-type="string" calcext:value-type="string">
            <text:p>Augment ★5 Limit Break, Imbue Light, Attacker-Guard Buster, Cleaving Attack, Damage Limit Break, Sicarius Medeis Buster, Martial Flow</text:p>
          </table:table-cell>
          <table:table-cell/>
        </table:table-row>
        <table:table-row table:style-name="ro6">
          <table:table-cell table:style-name="ce266"/>
          <table:table-cell table:style-name="ce270" office:value-type="string" calcext:value-type="string">
            <text:p>Anima Sicarius</text:p>
          </table:table-cell>
          <table:table-cell table:style-name="ce276" office:value-type="string" calcext:value-type="string">
            <text:p>Dark Spher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450" calcext:value-type="currency">
            <text:p>45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Magic Up +5%</text:p>
          </table:table-cell>
          <table:table-cell table:style-name="ce336" office:value-type="string" calcext:value-type="string">
            <text:p>Job Change Recast</text:p>
          </table:table-cell>
          <table:table-cell table:style-name="ce354" office:value-type="string" calcext:value-type="string">
            <text:p>O 4/6</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ingle-target dark attack.</text:p>
          </table:table-cell>
          <table:table-cell table:style-name="ce379" table:number-columns-repeated="2"/>
          <table:table-cell table:style-name="ce386" table:formula="of:=IF(ISNUMBER(FIND(&quot;Imbue&quot;;[.$Z276]));1;&quot;&quot;)" office:value-type="float" office:value="1" calcext:value-type="float">
            <text:p>1</text:p>
          </table:table-cell>
          <table:table-cell table:style-name="ce228" table:formula="of:=IF(LEN([.$Z276])&gt;2; IF(ISNUMBER(FIND(&quot;Damage Limit Break&quot;;[.$Z276])); 1+LEN(LEFT([.$Z276];SEARCH(&quot;Damage Limit Break&quot;;[.$Z276])))-LEN(SUBSTITUTE(LEFT([.$Z276];SEARCH(&quot;Damage Limit Break&quot;;[.$Z276]));&quot;,&quot;;&quot;&quot;)); 0); &quot;&quot;)" office:value-type="float" office:value="3" calcext:value-type="float">
            <text:p>3</text:p>
          </table:table-cell>
          <table:table-cell office:value-type="string" calcext:value-type="string">
            <text:p>Imbue Dark, Support-Guard Killer, Damage Limit Break, Martial Flow, Sicarius Externus Hunter, Martial Arts</text:p>
          </table:table-cell>
          <table:table-cell/>
        </table:table-row>
        <table:table-row table:style-name="ro6">
          <table:table-cell table:style-name="ce266"/>
          <table:table-cell table:style-name="ce270" office:value-type="string" calcext:value-type="string">
            <text:p>Lugae &amp; Barnabas</text:p>
          </table:table-cell>
          <table:table-cell table:style-name="ce276" office:value-type="string" calcext:value-type="string">
            <text:p>Fist of Crushing Darkness</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3" calcext:value-type="float">
            <text:p>3</text:p>
          </table:table-cell>
          <table:table-cell table:style-name="ce293" office:value-type="currency" office:currency=" " office:value="300" calcext:value-type="currency">
            <text:p>300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Painful Break +6%</text:p>
          </table:table-cell>
          <table:table-cell table:style-name="ce325" office:value-type="string" calcext:value-type="string">
            <text:p>Improved Criticals +6%</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Single-target dark attack. Lowers critical resist and defense against Break.</text:p>
          </table:table-cell>
          <table:table-cell table:style-name="ce379" office:value-type="string" calcext:value-type="string">
            <text:p><text:s/>BDD / CRD</text:p>
          </table:table-cell>
          <table:table-cell table:style-name="ce379"/>
          <table:table-cell table:style-name="ce386" table:formula="of:=IF(ISNUMBER(FIND(&quot;Imbue&quot;;[.$Z277]));1;&quot;&quot;)" office:value-type="float" office:value="1" calcext:value-type="float">
            <text:p>1</text:p>
          </table:table-cell>
          <table:table-cell table:style-name="ce228" table:formula="of:=IF(LEN([.$Z277])&gt;2; IF(ISNUMBER(FIND(&quot;Damage Limit Break&quot;;[.$Z277])); 1+LEN(LEFT([.$Z277];SEARCH(&quot;Damage Limit Break&quot;;[.$Z277])))-LEN(SUBSTITUTE(LEFT([.$Z277];SEARCH(&quot;Damage Limit Break&quot;;[.$Z277]));&quot;,&quot;;&quot;&quot;)); 0); &quot;&quot;)" office:value-type="float" office:value="0" calcext:value-type="float">
            <text:p>0</text:p>
          </table:table-cell>
          <table:table-cell office:value-type="string" calcext:value-type="string">
            <text:p>Imbue Dark, Martial Flow, Potent Ailments, Cleaving Attack, Martial Arts, Charging Attack</text:p>
          </table:table-cell>
          <table:table-cell/>
        </table:table-row>
        <table:table-row table:style-name="ro6">
          <table:table-cell table:style-name="ce266"/>
          <table:table-cell table:style-name="ce270" office:value-type="string" calcext:value-type="string">
            <text:p>Geosgaeno: FFX</text:p>
          </table:table-cell>
          <table:table-cell table:style-name="ce276" office:value-type="string" calcext:value-type="string">
            <text:p>KO Punch</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2700" calcext:value-type="currency">
            <text:p>2700 </text:p>
          </table:table-cell>
          <table:table-cell table:style-name="ce300" office:value-type="currency" office:currency=" " office:value="450" calcext:value-type="currency">
            <text:p>45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Enhance Dark +10%</text:p>
          </table:table-cell>
          <table:table-cell table:style-name="ce325" office:value-type="string" calcext:value-type="string">
            <text:p>Resist Light +10%</text:p>
          </table:table-cell>
          <table:table-cell table:style-name="ce341" office:value-type="string" calcext:value-type="string">
            <text:p>Job Change Recast</text:p>
          </table:table-cell>
          <table:table-cell table:style-name="ce336"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Attuned Chain.</text:p>
          </table:table-cell>
          <table:table-cell table:style-name="ce379" office:value-type="string" calcext:value-type="string">
            <text:p><text:s/>Multihit(4) Overkill / Attuned Chain(+300%)</text:p>
          </table:table-cell>
          <table:table-cell table:style-name="ce379"/>
          <table:table-cell table:style-name="ce386" table:formula="of:=IF(ISNUMBER(FIND(&quot;Imbue&quot;;[.$Z278]));1;&quot;&quot;)" office:value-type="float" office:value="1" calcext:value-type="float">
            <text:p>1</text:p>
          </table:table-cell>
          <table:table-cell table:style-name="ce228" table:formula="of:=IF(LEN([.$Z278])&gt;2; IF(ISNUMBER(FIND(&quot;Damage Limit Break&quot;;[.$Z278])); 1+LEN(LEFT([.$Z278];SEARCH(&quot;Damage Limit Break&quot;;[.$Z278])))-LEN(SUBSTITUTE(LEFT([.$Z278];SEARCH(&quot;Damage Limit Break&quot;;[.$Z278]));&quot;,&quot;;&quot;&quot;)); 0); &quot;&quot;)" office:value-type="float" office:value="3" calcext:value-type="float">
            <text:p>3</text:p>
          </table:table-cell>
          <table:table-cell office:value-type="string" calcext:value-type="string">
            <text:p>Imbue Dark, Martial Flow, Damage Limit Break, Martial Combat, Martial Arts, Martial Combat</text:p>
          </table:table-cell>
          <table:table-cell/>
        </table:table-row>
        <table:table-row table:style-name="ro6">
          <table:table-cell table:style-name="ce266"/>
          <table:table-cell table:style-name="ce270" office:value-type="string" calcext:value-type="string">
            <text:p>Shuten Doji</text:p>
          </table:table-cell>
          <table:table-cell table:style-name="ce276" office:value-type="string" calcext:value-type="string">
            <text:p>Shift Impact: Dark</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600" calcext:value-type="currency">
            <text:p>6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2" calcext:value-type="float">
            <text:p>2</text:p>
          </table:table-cell>
          <table:table-cell table:style-name="ce325" office:value-type="string" calcext:value-type="string">
            <text:p>Kill &amp; Draw +2</text:p>
          </table:table-cell>
          <table:table-cell table:style-name="ce325" office:value-type="string" calcext:value-type="string">
            <text:p>Enhance Dark +10%</text:p>
          </table:table-cell>
          <table:table-cell table:style-name="ce341" office:value-type="string" calcext:value-type="string">
            <text:p>Magic Up +3%</text:p>
          </table:table-cell>
          <table:table-cell table:style-name="ce336" office:value-type="string" calcext:value-type="string">
            <text:p>Magic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damage focus, multistrike overkill). Adds Darkshift.</text:p>
          </table:table-cell>
          <table:table-cell table:style-name="ce379" office:value-type="string" calcext:value-type="string">
            <text:p><text:s/>Multihit(2) Overkill / Dark Shift</text:p>
          </table:table-cell>
          <table:table-cell table:style-name="ce379"/>
          <table:table-cell table:style-name="ce386" table:formula="of:=IF(ISNUMBER(FIND(&quot;Imbue&quot;;[.$Z279]));1;&quot;&quot;)" office:value-type="float" office:value="1" calcext:value-type="float">
            <text:p>1</text:p>
          </table:table-cell>
          <table:table-cell table:style-name="ce228" table:formula="of:=IF(LEN([.$Z279])&gt;2; IF(ISNUMBER(FIND(&quot;Damage Limit Break&quot;;[.$Z279])); 1+LEN(LEFT([.$Z279];SEARCH(&quot;Damage Limit Break&quot;;[.$Z279])))-LEN(SUBSTITUTE(LEFT([.$Z279];SEARCH(&quot;Damage Limit Break&quot;;[.$Z279]));&quot;,&quot;;&quot;&quot;)); 0); &quot;&quot;)" office:value-type="float" office:value="4" calcext:value-type="float">
            <text:p>4</text:p>
          </table:table-cell>
          <table:table-cell office:value-type="string" calcext:value-type="string">
            <text:p>Imbue Dark, Enhanced Dark, Cleaving Attack, Damage Limit Break, Martial Arts, Charging Attack</text:p>
          </table:table-cell>
          <table:table-cell/>
        </table:table-row>
        <table:table-row table:style-name="ro6">
          <table:table-cell table:style-name="ce266"/>
          <table:table-cell table:style-name="ce270" office:value-type="string" calcext:value-type="string">
            <text:p>Spectral Keeper: FFX</text:p>
          </table:table-cell>
          <table:table-cell table:style-name="ce276" office:value-type="string" calcext:value-type="string">
            <text:p>Glyph Mine</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5" calcext:value-type="float">
            <text:p>5</text:p>
          </table:table-cell>
          <table:table-cell table:style-name="ce293" office:value-type="currency" office:currency=" " office:value="4500" calcext:value-type="currency">
            <text:p>4500 </text:p>
          </table:table-cell>
          <table:table-cell table:style-name="ce300" office:value-type="currency" office:currency=" " office:value="3600" calcext:value-type="currency">
            <text:p>3600 </text:p>
          </table:table-cell>
          <table:table-cell table:style-name="ce307" office:value-type="float" office:value="1" calcext:value-type="float">
            <text:p>1</text:p>
          </table:table-cell>
          <table:table-cell table:style-name="ce313"/>
          <table:table-cell table:style-name="ce318" office:value-type="float" office:value="4" calcext:value-type="float">
            <text:p>4</text:p>
          </table:table-cell>
          <table:table-cell table:style-name="ce325" office:value-type="string" calcext:value-type="string">
            <text:p>Improved Criticals +10%</text:p>
          </table:table-cell>
          <table:table-cell table:style-name="ce325" office:value-type="string" calcext:value-type="string">
            <text:p>Enhance Dark +10%</text:p>
          </table:table-cell>
          <table:table-cell table:style-name="ce341" office:value-type="string" calcext:value-type="string">
            <text:p>Faith Starter</text:p>
          </table:table-cell>
          <table:table-cell table:style-name="ce336" office:value-type="string" calcext:value-type="string">
            <text:p>Magic Up +5%</text:p>
          </table:table-cell>
          <table:table-cell table:style-name="ce354" office:value-type="float" office:value="69" calcext:value-type="float">
            <text:p>69</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multistrike overkill). Main target focused. Lowers critical resist to target.</text:p>
          </table:table-cell>
          <table:table-cell table:style-name="ce379" office:value-type="string" calcext:value-type="string">
            <text:p><text:s/>Multihit(4) Overkill / MTF / Hex CRD target</text:p>
          </table:table-cell>
          <table:table-cell table:style-name="ce379"/>
          <table:table-cell table:style-name="ce386" table:formula="of:=IF(ISNUMBER(FIND(&quot;Imbue&quot;;[.$Z280]));1;&quot;&quot;)" office:value-type="float" office:value="1" calcext:value-type="float">
            <text:p>1</text:p>
          </table:table-cell>
          <table:table-cell table:style-name="ce228" table:formula="of:=IF(LEN([.$Z280])&gt;2; IF(ISNUMBER(FIND(&quot;Damage Limit Break&quot;;[.$Z280])); 1+LEN(LEFT([.$Z280];SEARCH(&quot;Damage Limit Break&quot;;[.$Z280])))-LEN(SUBSTITUTE(LEFT([.$Z280];SEARCH(&quot;Damage Limit Break&quot;;[.$Z280]));&quot;,&quot;;&quot;&quot;)); 0); &quot;&quot;)" office:value-type="float" office:value="3" calcext:value-type="float">
            <text:p>3</text:p>
          </table:table-cell>
          <table:table-cell office:value-type="string" calcext:value-type="string">
            <text:p>Imbue Dark, Martial Flow, Damage Limit Break, Cleaving Attack, Charging Attack, Martial Combat</text:p>
          </table:table-cell>
          <table:table-cell/>
        </table:table-row>
        <table:table-row table:style-name="ro6">
          <table:table-cell table:style-name="ce266"/>
          <table:table-cell table:style-name="ce270" office:value-type="string" calcext:value-type="string">
            <text:p>Bahamut Sicarius</text:p>
          </table:table-cell>
          <table:table-cell table:style-name="ce276" office:value-type="string" calcext:value-type="string">
            <text:p>Dark Inferno</text:p>
          </table:table-cell>
          <table:table-cell table:style-name="ce270" office:value-type="string" calcext:value-type="string">
            <text:p>Dark</text:p>
          </table:table-cell>
          <table:table-cell table:style-name="ce284" office:value-type="string" calcext:value-type="string">
            <text:p>Monk</text:p>
          </table:table-cell>
          <table:table-cell table:style-name="ce288" office:value-type="float" office:value="4" calcext:value-type="float">
            <text:p>4</text:p>
          </table:table-cell>
          <table:table-cell table:style-name="ce293" office:value-type="currency" office:currency=" " office:value="111" calcext:value-type="currency">
            <text:p>111 </text:p>
          </table:table-cell>
          <table:table-cell table:style-name="ce300" office:value-type="currency" office:currency=" " office:value="3333" calcext:value-type="currency">
            <text:p>3333 </text:p>
          </table:table-cell>
          <table:table-cell table:style-name="ce307" office:value-type="float" office:value="1" calcext:value-type="float">
            <text:p>1</text:p>
          </table:table-cell>
          <table:table-cell table:style-name="ce313"/>
          <table:table-cell table:style-name="ce318"/>
          <table:table-cell table:style-name="ce325" office:value-type="string" calcext:value-type="string">
            <text:p>Shield: Sicarius Externus +12%</text:p>
          </table:table-cell>
          <table:table-cell table:style-name="ce325" office:value-type="string" calcext:value-type="string">
            <text:p>Enhance Dark +12%</text:p>
          </table:table-cell>
          <table:table-cell table:style-name="ce336" office:value-type="string" calcext:value-type="string">
            <text:p>Break Power Up +4%</text:p>
          </table:table-cell>
          <table:table-cell table:style-name="ce350"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dark attack (break focus).</text:p>
          </table:table-cell>
          <table:table-cell table:style-name="ce379" table:number-columns-repeated="2"/>
          <table:table-cell table:style-name="ce386" table:formula="of:=IF(ISNUMBER(FIND(&quot;Imbue&quot;;[.$Z281]));1;&quot;&quot;)" office:value-type="float" office:value="1" calcext:value-type="float">
            <text:p>1</text:p>
          </table:table-cell>
          <table:table-cell table:style-name="ce228" table:formula="of:=IF(LEN([.$Z281])&gt;2; IF(ISNUMBER(FIND(&quot;Damage Limit Break&quot;;[.$Z281])); 1+LEN(LEFT([.$Z281];SEARCH(&quot;Damage Limit Break&quot;;[.$Z281])))-LEN(SUBSTITUTE(LEFT([.$Z281];SEARCH(&quot;Damage Limit Break&quot;;[.$Z281]));&quot;,&quot;;&quot;&quot;)); 0); &quot;&quot;)" office:value-type="float" office:value="0" calcext:value-type="float">
            <text:p>0</text:p>
          </table:table-cell>
          <table:table-cell office:value-type="string" calcext:value-type="string">
            <text:p>Imbue Dark, Attacker-Guard Killer, Cleaving Attack, Martial Flow, Sicarius Externus Hunter, Martial Arts</text:p>
          </table:table-cell>
          <table:table-cell/>
        </table:table-row>
        <table:table-row table:style-name="ro5">
          <table:table-cell table:style-name="ce266"/>
          <table:table-cell table:style-name="ce271"/>
          <table:table-cell table:style-name="ce280"/>
          <table:table-cell table:style-name="ce271"/>
          <table:table-cell table:style-name="ce285"/>
          <table:table-cell table:style-name="ce289"/>
          <table:table-cell table:style-name="ce295"/>
          <table:table-cell table:style-name="ce302"/>
          <table:table-cell table:style-name="ce308"/>
          <table:table-cell table:style-name="ce314"/>
          <table:table-cell table:style-name="ce319"/>
          <table:table-cell table:style-name="ce328" table:number-columns-repeated="3"/>
          <table:table-cell table:style-name="ce351"/>
          <table:table-cell table:style-name="ce355"/>
          <table:table-cell table:style-name="ce360"/>
          <table:table-cell table:style-name="ce365"/>
          <table:table-cell table:style-name="ce370"/>
          <table:table-cell table:style-name="ce375"/>
          <table:table-cell table:style-name="ce355"/>
          <table:table-cell table:style-name="ce382" table:number-columns-repeated="2"/>
          <table:table-cell table:style-name="ce388" table:number-columns-repeated="2"/>
          <table:table-cell table:style-name="ce396"/>
          <table:table-cell/>
        </table:table-row>
        <table:table-row table:style-name="ro6" table:visibility="filter">
          <table:table-cell table:style-name="ce266" office:value-type="string" calcext:value-type="string">
            <text:p>B</text:p>
          </table:table-cell>
          <table:table-cell table:style-name="ce270" office:value-type="string" calcext:value-type="string">
            <text:p>Hecatoncheir</text:p>
          </table:table-cell>
          <table:table-cell table:style-name="ce276" office:value-type="string" calcext:value-type="string">
            <text:p>Debarrier</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3%</text:p>
          </table:table-cell>
          <table:table-cell table:style-name="ce325" office:value-type="string" calcext:value-type="string">
            <text:p>Enhance Fire +3%</text:p>
          </table:table-cell>
          <table:table-cell table:style-name="ce341" office:value-type="string" calcext:value-type="string">
            <text:p>HP Up +3%</text:p>
          </table:table-cell>
          <table:table-cell table:style-name="ce341" office:value-type="string" calcext:value-type="string">
            <text:p>Attack Up +3%</text:p>
          </table:table-cell>
          <table:table-cell table:style-name="ce354"/>
          <table:table-cell table:style-name="ce359"/>
          <table:table-cell table:style-name="ce364" office:value-type="string" calcext:value-type="string">
            <text:p>D</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Lowers target Defense for several turns.</text:p>
          </table:table-cell>
          <table:table-cell table:style-name="ce379" office:value-type="string" calcext:value-type="string">
            <text:p><text:s/>Debarrier</text:p>
          </table:table-cell>
          <table:table-cell table:style-name="ce379"/>
          <table:table-cell table:style-name="ce386" table:formula="of:=IF(ISNUMBER(FIND(&quot;Imbue&quot;;[.$Z28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Tengu</text:p>
          </table:table-cell>
          <table:table-cell table:style-name="ce276" office:value-type="string" calcext:value-type="string">
            <text:p>Mountain Secrets</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8%</text:p>
          </table:table-cell>
          <table:table-cell table:style-name="ce325" office:value-type="string" calcext:value-type="string">
            <text:p>Improved Criticals +8%</text:p>
          </table:table-cell>
          <table:table-cell table:style-name="ce341" office:value-type="string" calcext:value-type="string">
            <text:p>Magic Up +6%</text:p>
          </table:table-cell>
          <table:table-cell table:style-name="ce341" office:value-type="string" calcext:value-type="string">
            <text:p>Magic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dds Debarrier (lowers Defense), Unguard (nullifies Defense), Weaken (lowers resistance to weakness), and lowers critical resist.</text:p>
          </table:table-cell>
          <table:table-cell table:style-name="ce379" office:value-type="string" calcext:value-type="string">
            <text:p><text:s/>Debarrier / Unguard / Weaken / CRD </text:p>
          </table:table-cell>
          <table:table-cell table:style-name="ce379"/>
          <table:table-cell table:style-name="ce386" table:formula="of:=IF(ISNUMBER(FIND(&quot;Imbue&quot;;[.$Z284]));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Legendary Golem</text:p>
          </table:table-cell>
          <table:table-cell table:style-name="ce276" office:value-type="string" calcext:value-type="string">
            <text:p>Unguardga</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Attack Up +5%</text:p>
          </table:table-cell>
          <table:table-cell table:style-name="ce325" office:value-type="string" calcext:value-type="string">
            <text:p>Enhance Fire +5%</text:p>
          </table:table-cell>
          <table:table-cell table:style-name="ce341" office:value-type="string" calcext:value-type="string">
            <text:p>HP Up +5%</text:p>
          </table:table-cell>
          <table:table-cell table:style-name="ce341" office:value-type="string" calcext:value-type="string">
            <text:p>EXP Up +10%</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Unguard to all enemies</text:p>
          </table:table-cell>
          <table:table-cell table:style-name="ce379"/>
          <table:table-cell table:style-name="ce386" table:formula="of:=IF(ISNUMBER(FIND(&quot;Imbue&quot;;[.$Z285]));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Devil Ride: FFVII</text:p>
          </table:table-cell>
          <table:table-cell table:style-name="ce276" office:value-type="string" calcext:value-type="string">
            <text:p>Drift Turn</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10%</text:p>
          </table:table-cell>
          <table:table-cell table:style-name="ce325" office:value-type="string" calcext:value-type="string">
            <text:p>Resist Water +10%</text:p>
          </table:table-cell>
          <table:table-cell table:number-columns-repeated="2" table:style-name="ce341"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text:p>
          </table:table-cell>
          <table:table-cell table:style-name="ce379" office:value-type="string" calcext:value-type="string">
            <text:p><text:s/>Stun / Bio / Dispel to all enemies</text:p>
          </table:table-cell>
          <table:table-cell table:style-name="ce379"/>
          <table:table-cell table:style-name="ce386" table:formula="of:=IF(ISNUMBER(FIND(&quot;Imbue&quot;;[.$Z286]));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ilith</text:p>
          </table:table-cell>
          <table:table-cell table:style-name="ce276" office:value-type="string" calcext:value-type="string">
            <text:p>Bio</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Skillseed Up +5%</text:p>
          </table:table-cell>
          <table:table-cell table:style-name="ce341" office:value-type="string" calcext:value-type="string">
            <text:p>HP Up +5%</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Poisons target for several turns.</text:p>
          </table:table-cell>
          <table:table-cell table:style-name="ce379" office:value-type="string" calcext:value-type="string">
            <text:p><text:s/>Bio</text:p>
          </table:table-cell>
          <table:table-cell table:style-name="ce379"/>
          <table:table-cell table:style-name="ce386" table:formula="of:=IF(ISNUMBER(FIND(&quot;Imbue&quot;;[.$Z28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Thanatos</text:p>
          </table:table-cell>
          <table:table-cell table:style-name="ce276" office:value-type="string" calcext:value-type="string">
            <text:p>Debrave</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3%</text:p>
          </table:table-cell>
          <table:table-cell table:style-name="ce325" office:value-type="string" calcext:value-type="string">
            <text:p>Enhance Water +3%</text:p>
          </table:table-cell>
          <table:table-cell table:style-name="ce341" office:value-type="string" calcext:value-type="string">
            <text:p>HP Up +5%</text:p>
          </table:table-cell>
          <table:table-cell table:style-name="ce341"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Attack for several turns.</text:p>
          </table:table-cell>
          <table:table-cell table:style-name="ce379" office:value-type="string" calcext:value-type="string">
            <text:p><text:s/>Debrave</text:p>
          </table:table-cell>
          <table:table-cell table:style-name="ce379"/>
          <table:table-cell table:style-name="ce386" table:formula="of:=IF(ISNUMBER(FIND(&quot;Imbue&quot;;[.$Z288]));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Ipiria</text:p>
          </table:table-cell>
          <table:table-cell table:style-name="ce276" office:value-type="string" calcext:value-type="string">
            <text:p>Fafrotskies</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xploit Weakness +10%</text:p>
          </table:table-cell>
          <table:table-cell table:style-name="ce325" office:value-type="string" calcext:value-type="string">
            <text:p>Painful Break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Stun (prevents action), Weaken (lowers resistance to weakness), and Dispel (removes one type of enhancement).</text:p>
          </table:table-cell>
          <table:table-cell table:style-name="ce379" office:value-type="string" calcext:value-type="string">
            <text:p><text:s/>Debarrier(3) / Stun(3) / Weaken(3) / Dispel</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Mimic</text:p>
          </table:table-cell>
          <table:table-cell table:style-name="ce276" office:value-type="string" calcext:value-type="string">
            <text:p>Debrav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Barrier Starter</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Lowers attack for several turns.</text:p>
          </table:table-cell>
          <table:table-cell table:style-name="ce379" office:value-type="string" calcext:value-type="string">
            <text:p><text:s/>Debrave to all enemies</text:p>
          </table:table-cell>
          <table:table-cell table:style-name="ce379"/>
          <table:table-cell table:style-name="ce386" table:formula="of:=IF(ISNUMBER(FIND(&quot;Imbue&quot;;[.$Z29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Mummy Boy</text:p>
          </table:table-cell>
          <table:table-cell table:style-name="ce276" office:value-type="string" calcext:value-type="string">
            <text:p>Cursega</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nhance Water +5%</text:p>
          </table:table-cell>
          <table:table-cell table:style-name="ce341" office:value-type="string" calcext:value-type="string">
            <text:p>Job Change Recast</text:p>
          </table:table-cell>
          <table:table-cell table:style-name="ce341" office:value-type="string" calcext:value-type="string">
            <text:p>Magic Up +4%</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Magic for several turns.</text:p>
          </table:table-cell>
          <table:table-cell table:style-name="ce379" office:value-type="string" calcext:value-type="string">
            <text:p><text:s/>Curse to all enemies</text:p>
          </table:table-cell>
          <table:table-cell table:style-name="ce379"/>
          <table:table-cell table:style-name="ce386" table:formula="of:=IF(ISNUMBER(FIND(&quot;Imbue&quot;;[.$Z291]));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ps &amp; Rapps: FFVII</text:p>
          </table:table-cell>
          <table:table-cell table:style-name="ce276" office:value-type="string" calcext:value-type="string">
            <text:p>Corneo Smog</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5%</text:p>
          </table:table-cell>
          <table:table-cell table:style-name="ce325" office:value-type="string" calcext:value-type="string">
            <text:p>Exploit Weakness +5%</text:p>
          </table:table-cell>
          <table:table-cell table:style-name="ce341" office:value-type="string" calcext:value-type="string">
            <text:p>Job Change Recast</text:p>
          </table:table-cell>
          <table:table-cell table:style-name="ce341" office:value-type="string" calcext:value-type="string">
            <text:p>Magic Up +3%</text:p>
          </table:table-cell>
          <table:table-cell table:style-name="ce354"/>
          <table:table-cell table:style-name="ce359"/>
          <table:table-cell table:style-name="ce364" office:value-type="string" calcext:value-type="string">
            <text:p>E</text:p>
          </table:table-cell>
          <table:table-cell table:style-name="ce369" office:value-type="float" office:value="28" calcext:value-type="float">
            <text:p>28</text:p>
          </table:table-cell>
          <table:table-cell table:style-name="ce374" office:value-type="float" office:value="28" calcext:value-type="float">
            <text:p>28</text:p>
          </table:table-cell>
          <table:table-cell table:style-name="ce354" office:value-type="string" calcext:value-type="string">
            <text:p>Area attack. Adds Curse (lowers Magic) and Weaken (lowers resistance to weakness).</text:p>
          </table:table-cell>
          <table:table-cell table:style-name="ce379" office:value-type="string" calcext:value-type="string">
            <text:p><text:s/>Curse / Weaken to all enemies</text:p>
          </table:table-cell>
          <table:table-cell table:style-name="ce379"/>
          <table:table-cell table:style-name="ce386" table:formula="of:=IF(ISNUMBER(FIND(&quot;Imbue&quot;;[.$Z292]));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Nekomata</text:p>
          </table:table-cell>
          <table:table-cell table:style-name="ce276" office:value-type="string" calcext:value-type="string">
            <text:p>Stun</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Job Change Recast</text:p>
          </table:table-cell>
          <table:table-cell table:style-name="ce341" office:value-type="string" calcext:value-type="string">
            <text:p>Boost Starter</text:p>
          </table:table-cell>
          <table:table-cell table:style-name="ce354" office:value-type="float" office:value="55" calcext:value-type="float">
            <text:p>55</text:p>
          </table:table-cell>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Stun</text:p>
          </table:table-cell>
          <table:table-cell table:style-name="ce379" office:value-type="string" calcext:value-type="string">
            <text:p><text:s/>Stun</text:p>
          </table:table-cell>
          <table:table-cell table:style-name="ce379"/>
          <table:table-cell table:style-name="ce386" table:formula="of:=IF(ISNUMBER(FIND(&quot;Imbue&quot;;[.$Z29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Flora</text:p>
          </table:table-cell>
          <table:table-cell table:style-name="ce276" office:value-type="string" calcext:value-type="string">
            <text:p>Unguar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office:value-type="float" office:value="60" calcext:value-type="float">
            <text:p>6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3%</text:p>
          </table:table-cell>
          <table:table-cell table:style-name="ce325" office:value-type="string" calcext:value-type="string">
            <text:p>Enhance Wind +3%</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Unguard</text:p>
          </table:table-cell>
          <table:table-cell table:style-name="ce379" office:value-type="string" calcext:value-type="string">
            <text:p><text:s/>Unguard</text:p>
          </table:table-cell>
          <table:table-cell table:style-name="ce379"/>
          <table:table-cell table:style-name="ce386" table:formula="of:=IF(ISNUMBER(FIND(&quot;Imbue&quot;;[.$Z294]));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Maechen: FFX</text:p>
          </table:table-cell>
          <table:table-cell table:style-name="ce276" office:value-type="string" calcext:value-type="string">
            <text:p>Perhaps you would...?</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Sleep Resistance +100%</text:p>
          </table:table-cell>
          <table:table-cell table:style-name="ce325" office:value-type="string" calcext:value-type="string">
            <text:p>Wind Element Starter +4</text:p>
          </table:table-cell>
          <table:table-cell table:style-name="ce341" office:value-type="string" calcext:value-type="string">
            <text:p>Kill &amp; Draw +1</text:p>
          </table:table-cell>
          <table:table-cell table:style-name="ce341"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ull Dispel (Removes all boons) and Sleep (cannot act until damaged).</text:p>
          </table:table-cell>
          <table:table-cell table:style-name="ce379" office:value-type="string" calcext:value-type="string">
            <text:p><text:s/>Full Dispel / Sleep</text:p>
          </table:table-cell>
          <table:table-cell table:style-name="ce379"/>
          <table:table-cell table:style-name="ce386" table:formula="of:=IF(ISNUMBER(FIND(&quot;Imbue&quot;;[.$Z295]));1;&quot;&quot;)">
            <text:p/>
          </table:table-cell>
          <table:table-cell table:style-name="ce228"/>
          <table:table-cell office:value-type="string" calcext:value-type="string">
            <text:p>Augment ★5 Limit Break, Potent Ailments, Elemental Retrieval, Quick Cast, Enhanced Ailments, Potent Cleansing, Potent Ailments</text:p>
          </table:table-cell>
          <table:table-cell/>
        </table:table-row>
        <table:table-row table:style-name="ro6">
          <table:table-cell table:style-name="ce266"/>
          <table:table-cell table:style-name="ce270" office:value-type="string" calcext:value-type="string">
            <text:p>Hypnos</text:p>
          </table:table-cell>
          <table:table-cell table:style-name="ce276" office:value-type="string" calcext:value-type="string">
            <text:p>Apne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Resist Wind +10%</text:p>
          </table:table-cell>
          <table:table-cell table:style-name="ce341" office:value-type="string" calcext:value-type="string">
            <text:p>Magic Up +6%</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Sleep (cannot act until damaged) and Nightmare (take additional damage while asleep) to all enemies.</text:p>
          </table:table-cell>
          <table:table-cell table:style-name="ce379" office:value-type="string" calcext:value-type="string">
            <text:p><text:s/>Sleep / Nightmare to all enemies</text:p>
          </table:table-cell>
          <table:table-cell table:style-name="ce379"/>
          <table:table-cell table:style-name="ce386" table:formula="of:=IF(ISNUMBER(FIND(&quot;Imbue&quot;;[.$Z296]));1;&quot;&quot;)">
            <text:p/>
          </table:table-cell>
          <table:table-cell table:style-name="ce228"/>
          <table:table-cell office:value-type="string" calcext:value-type="string">
            <text:p>Bad Dream, Potent Ailments, Quick Cast, Lasting Ailments, Elemental Retrieval, Potent Ailments</text:p>
          </table:table-cell>
          <table:table-cell/>
        </table:table-row>
        <table:table-row table:style-name="ro6">
          <table:table-cell table:style-name="ce266"/>
          <table:table-cell table:style-name="ce270" office:value-type="string" calcext:value-type="string">
            <text:p>Legendary Belial</text:p>
          </table:table-cell>
          <table:table-cell table:style-name="ce276" office:value-type="string" calcext:value-type="string">
            <text:p>Stu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Barrier Starter</text:p>
          </table:table-cell>
          <table:table-cell table:style-name="ce341" office:value-type="string" calcext:value-type="string">
            <text:p>Curse Starter</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ttack. Prevents enemies from acting for several turns.</text:p>
          </table:table-cell>
          <table:table-cell table:style-name="ce379" office:value-type="string" calcext:value-type="string">
            <text:p><text:s/>Stun to all enemies</text:p>
          </table:table-cell>
          <table:table-cell table:style-name="ce379"/>
          <table:table-cell table:style-name="ce386" table:formula="of:=IF(ISNUMBER(FIND(&quot;Imbue&quot;;[.$Z29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Legendary Treeface</text:p>
          </table:table-cell>
          <table:table-cell table:style-name="ce276" office:value-type="string" calcext:value-type="string">
            <text:p>Weakenga</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Wind +5%</text:p>
          </table:table-cell>
          <table:table-cell table:style-name="ce341" office:value-type="string" calcext:value-type="string">
            <text:p>Magic Up +3%</text:p>
          </table:table-cell>
          <table:table-cell table:style-name="ce341" office:value-type="string" calcext:value-type="string">
            <text:p>Job Change Recast</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Lowers resistance to weakness for several turns.</text:p>
          </table:table-cell>
          <table:table-cell table:style-name="ce379" office:value-type="string" calcext:value-type="string">
            <text:p><text:s/>Weaken to all ailments</text:p>
          </table:table-cell>
          <table:table-cell table:style-name="ce379"/>
          <table:table-cell table:style-name="ce386" table:formula="of:=IF(ISNUMBER(FIND(&quot;Imbue&quot;;[.$Z298]));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Zodiark</text:p>
          </table:table-cell>
          <table:table-cell table:style-name="ce276" office:value-type="string" calcext:value-type="string">
            <text:p>Weaken</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HP Up +4%</text:p>
          </table:table-cell>
          <table:table-cell table:style-name="ce341" office:value-type="string" calcext:value-type="string">
            <text:p>Enhance Water +3%</text:p>
          </table:table-cell>
          <table:table-cell table:style-name="ce354"/>
          <table:table-cell table:style-name="ce359"/>
          <table:table-cell table:style-name="ce364" office:value-type="string" calcext:value-type="string">
            <text:p>D</text:p>
          </table:table-cell>
          <table:table-cell table:style-name="ce369" office:value-type="float" office:value="21" calcext:value-type="float">
            <text:p>21</text:p>
          </table:table-cell>
          <table:table-cell table:style-name="ce374" office:value-type="float" office:value="35" calcext:value-type="float">
            <text:p>35</text:p>
          </table:table-cell>
          <table:table-cell table:style-name="ce354" office:value-type="string" calcext:value-type="string">
            <text:p>Lowers target's opposing element resistance for several turns.</text:p>
          </table:table-cell>
          <table:table-cell table:style-name="ce379" office:value-type="string" calcext:value-type="string">
            <text:p><text:s/>Weaken</text:p>
          </table:table-cell>
          <table:table-cell table:style-name="ce379"/>
          <table:table-cell table:style-name="ce386" table:formula="of:=IF(ISNUMBER(FIND(&quot;Imbue&quot;;[.$Z299]));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Glasya Labolas</text:p>
          </table:table-cell>
          <table:table-cell table:style-name="ce276" office:value-type="string" calcext:value-type="string">
            <text:p>Curs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3%</text:p>
          </table:table-cell>
          <table:table-cell table:style-name="ce325" office:value-type="string" calcext:value-type="string">
            <text:p>Enhance Earth +3%</text:p>
          </table:table-cell>
          <table:table-cell table:style-name="ce341" office:value-type="string" calcext:value-type="string">
            <text:p>Skillseed Up +5%</text:p>
          </table:table-cell>
          <table:table-cell table:style-name="ce341" office:value-type="string" calcext:value-type="string">
            <text:p>Resist Earth +4%</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Lowers target's Magic for several turns.</text:p>
          </table:table-cell>
          <table:table-cell table:style-name="ce379" office:value-type="string" calcext:value-type="string">
            <text:p><text:s/>Curse</text:p>
          </table:table-cell>
          <table:table-cell table:style-name="ce379"/>
          <table:table-cell table:style-name="ce386" table:formula="of:=IF(ISNUMBER(FIND(&quot;Imbue&quot;;[.$Z30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Ba'Gamnan's Crew: FFXII</text:p>
          </table:table-cell>
          <table:table-cell table:style-name="ce276" office:value-type="string" calcext:value-type="string">
            <text:p>Pound of Flesh</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Earth +10%</text:p>
          </table:table-cell>
          <table:table-cell table:style-name="ce341" office:value-type="string" calcext:value-type="string">
            <text:p>Attack Up +5%</text:p>
          </table:table-cell>
          <table:table-cell table:style-name="ce341" office:value-type="string" calcext:value-type="string">
            <text:p>Enhance Earth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rave (lowers Attack), Curse (lowers magic), and Dispel+ (remove two types of enhancements).</text:p>
          </table:table-cell>
          <table:table-cell table:style-name="ce379" office:value-type="string" calcext:value-type="string">
            <text:p><text:s/>Debrave / Curse / Dispel(2)</text:p>
          </table:table-cell>
          <table:table-cell table:style-name="ce379"/>
          <table:table-cell table:style-name="ce386" table:formula="of:=IF(ISNUMBER(FIND(&quot;Imbue&quot;;[.$Z301]));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Legendary Powie Yowie</text:p>
          </table:table-cell>
          <table:table-cell table:style-name="ce276" office:value-type="string" calcext:value-type="string">
            <text:p>Slowga</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Earth +5%</text:p>
          </table:table-cell>
          <table:table-cell table:style-name="ce341" office:value-type="string" calcext:value-type="string">
            <text:p>Magic Up +3%</text:p>
          </table:table-cell>
          <table:table-cell table:style-name="ce341" office:value-type="string" calcext:value-type="string">
            <text:p>Magic Up +6%</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Lowers enemies actions for several turns.</text:p>
          </table:table-cell>
          <table:table-cell table:style-name="ce379" office:value-type="string" calcext:value-type="string">
            <text:p><text:s/>Slow to all enemies</text:p>
          </table:table-cell>
          <table:table-cell table:style-name="ce379"/>
          <table:table-cell table:style-name="ce386" table:formula="of:=IF(ISNUMBER(FIND(&quot;Imbue&quot;;[.$Z302]));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A Quiet Moment</text:p>
          </table:table-cell>
          <table:table-cell table:style-name="ce276" office:value-type="string" calcext:value-type="string">
            <text:p>Finding Peac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340" calcext:value-type="currency">
            <text:p>34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Prismatic Draw +6%</text:p>
          </table:table-cell>
          <table:table-cell table:style-name="ce325" office:value-type="string" calcext:value-type="string">
            <text:p>Auto-Charge Ultimate +3</text:p>
          </table:table-cell>
          <table:table-cell table:style-name="ce336" office:value-type="string" calcext:value-type="string">
            <text:p>HP Up +4%</text:p>
          </table:table-cell>
          <table:table-cell table:style-name="ce336"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Sleep (cannot act until damaged).</text:p>
          </table:table-cell>
          <table:table-cell table:style-name="ce379" office:value-type="string" calcext:value-type="string">
            <text:p><text:s/>Sleep</text:p>
          </table:table-cell>
          <table:table-cell table:style-name="ce379"/>
          <table:table-cell table:style-name="ce386" table:formula="of:=IF(ISNUMBER(FIND(&quot;Imbue&quot;;[.$Z303]));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Neo Bahamut</text:p>
          </table:table-cell>
          <table:table-cell table:style-name="ce276" office:value-type="string" calcext:value-type="string">
            <text:p>Burst Gal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170" calcext:value-type="currency">
            <text:p>170 </text:p>
          </table:table-cell>
          <table:table-cell table:style-name="ce309"/>
          <table:table-cell table:style-name="ce313" office:value-type="float" office:value="3" calcext:value-type="float">
            <text:p>3</text:p>
          </table:table-cell>
          <table:table-cell table:style-name="ce320"/>
          <table:table-cell table:style-name="ce325" office:value-type="string" calcext:value-type="string">
            <text:p>HP Up +5%</text:p>
          </table:table-cell>
          <table:table-cell table:style-name="ce325" office:value-type="string" calcext:value-type="string">
            <text:p>Exploit Weakness +5%</text:p>
          </table:table-cell>
          <table:table-cell table:style-name="ce336" office:value-type="string" calcext:value-type="string">
            <text:p>EXP Up +10%</text:p>
          </table:table-cell>
          <table:table-cell table:style-name="ce336" office:value-type="string" calcext:value-type="string">
            <text:p>Magic Up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 Adds area Slow (lowers actions per turn) and Debarrier (lowers Defense).</text:p>
          </table:table-cell>
          <table:table-cell table:style-name="ce379" office:value-type="string" calcext:value-type="string">
            <text:p><text:s/>Slow / Debarrier to all enemies</text:p>
          </table:table-cell>
          <table:table-cell table:style-name="ce379"/>
          <table:table-cell table:style-name="ce386" table:formula="of:=IF(ISNUMBER(FIND(&quot;Imbue&quot;;[.$Z304]));1;&quot;&quot;)">
            <text:p/>
          </table:table-cell>
          <table:table-cell table:style-name="ce228"/>
          <table:table-cell office:value-type="string" calcext:value-type="string">
            <text:p>Elemental Retrieval, Potent Ailments, Lasting Ailments, Quick Cast, Enhanced Ailments, Potent Ailments</text:p>
          </table:table-cell>
          <table:table-cell/>
        </table:table-row>
        <table:table-row table:style-name="ro6">
          <table:table-cell table:style-name="ce266"/>
          <table:table-cell table:style-name="ce270" office:value-type="string" calcext:value-type="string">
            <text:p>Chocobo Squad</text:p>
          </table:table-cell>
          <table:table-cell table:style-name="ce276" office:value-type="string" calcext:value-type="string">
            <text:p>Kweh!!!</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10%</text:p>
          </table:table-cell>
          <table:table-cell table:style-name="ce325" office:value-type="string" calcext:value-type="string">
            <text:p>Resist Dark +10%</text:p>
          </table:table-cell>
          <table:table-cell table:style-name="ce342" office:value-type="string" calcext:value-type="string">
            <text:p>Im.. Extra Skill Unlock +4</text:p>
          </table:table-cell>
          <table:table-cell table:style-name="ce34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Adds Debarrier (lowers Defense), Weaken (lowers resistance to weakness), and Dispel (removes one type of enhancement) to all enemies.</text:p>
          </table:table-cell>
          <table:table-cell table:style-name="ce379" office:value-type="string" calcext:value-type="string">
            <text:p><text:s/>Debarrier / Weaken / Dispel to all enemies</text:p>
          </table:table-cell>
          <table:table-cell table:style-name="ce379"/>
          <table:table-cell table:style-name="ce386" table:formula="of:=IF(ISNUMBER(FIND(&quot;Imbue&quot;;[.$Z305]));1;&quot;&quot;)">
            <text:p/>
          </table:table-cell>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table:table-cell table:style-name="ce270" office:value-type="string" calcext:value-type="string">
            <text:p>Black Widow</text:p>
          </table:table-cell>
          <table:table-cell table:style-name="ce276" office:value-type="string" calcext:value-type="string">
            <text:p>Sleep</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60" calcext:value-type="currency">
            <text:p>6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Resist Dark +5%</text:p>
          </table:table-cell>
          <table:table-cell table:style-name="ce343" office:value-type="string" calcext:value-type="string">
            <text:p>stun Starter</text:p>
          </table:table-cell>
          <table:table-cell table:style-name="ce333" office:value-type="string" calcext:value-type="string">
            <text:p>Magic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fflicts enemies with Sleep (cannot act until damaged) and Nightmare (take additional damage while asleep) for several turns.</text:p>
          </table:table-cell>
          <table:table-cell table:style-name="ce379" office:value-type="string" calcext:value-type="string">
            <text:p><text:s/>Sleep / Nightmare</text:p>
          </table:table-cell>
          <table:table-cell table:style-name="ce379"/>
          <table:table-cell table:style-name="ce386" table:formula="of:=IF(ISNUMBER(FIND(&quot;Imbue&quot;;[.$Z306]));1;&quot;&quot;)">
            <text:p/>
          </table:table-cell>
          <table:table-cell table:style-name="ce228"/>
          <table:table-cell office:value-type="string" calcext:value-type="string">
            <text:p>Bad Dream, Potent Ailments, Quick Cast, Enhanced Ailments, Elemental Retrieval, Potent Ailments</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egendary Troll</text:p>
          </table:table-cell>
          <table:table-cell table:style-name="ce276" office:value-type="string" calcext:value-type="string">
            <text:p>Bio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1" office:value-type="float" office:value="170" calcext:value-type="float">
            <text:p>17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HP Up +5%</text:p>
          </table:table-cell>
          <table:table-cell table:style-name="ce325" office:value-type="string" calcext:value-type="string">
            <text:p>Enhance Dark +5%</text:p>
          </table:table-cell>
          <table:table-cell table:style-name="ce329" office:value-type="string" calcext:value-type="string">
            <text:p>Counterattack</text:p>
          </table:table-cell>
          <table:table-cell table:style-name="ce329" office:value-type="string" calcext:value-type="string">
            <text:p>Debrave Starter</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Area attack. Poisons enemies for several turns.</text:p>
          </table:table-cell>
          <table:table-cell table:style-name="ce379" office:value-type="string" calcext:value-type="string">
            <text:p><text:s/>Bio to all enemies</text:p>
          </table:table-cell>
          <table:table-cell table:style-name="ce379"/>
          <table:table-cell table:style-name="ce386" table:formula="of:=IF(ISNUMBER(FIND(&quot;Imbue&quot;;[.$Z307]));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table:table-cell table:style-name="ce270" office:value-type="string" calcext:value-type="string">
            <text:p>Fomor: FFXI</text:p>
          </table:table-cell>
          <table:table-cell table:style-name="ce276" office:value-type="string" calcext:value-type="string">
            <text:p>Aegis Schism</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4"/>
          <table:table-cell table:style-name="ce300" office:value-type="currency" office:currency=" " office:value="200" calcext:value-type="currency">
            <text:p>20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Improved Criticals +10%</text:p>
          </table:table-cell>
          <table:table-cell table:style-name="ce325" office:value-type="string" calcext:value-type="string">
            <text:p>Exploit Weakness +10%</text:p>
          </table:table-cell>
          <table:table-cell table:style-name="ce329" office:value-type="string" calcext:value-type="string">
            <text:p>Magic Up +6%</text:p>
          </table:table-cell>
          <table:table-cell table:style-name="ce329" office:value-type="string" calcext:value-type="string">
            <text:p>EXP Up +10%</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Debarrier (lowers defense), Unguard (nullifies defense), Dispel (removes one type of enhancement), and lowers critical resist.</text:p>
          </table:table-cell>
          <table:table-cell table:style-name="ce379" office:value-type="string" calcext:value-type="string">
            <text:p><text:s/>Debarrier / Unguard / Dispel / CRD</text:p>
          </table:table-cell>
          <table:table-cell table:style-name="ce379"/>
          <table:table-cell table:style-name="ce386"/>
          <table:table-cell table:style-name="ce228"/>
          <table:table-cell office:value-type="string" calcext:value-type="string">
            <text:p>Potent Ailments, Lasting Ailments, Quick Cast, Enhanced Ailments, Potent Cleansing, Potent Ailments</text:p>
          </table:table-cell>
          <table:table-cell/>
        </table:table-row>
        <table:table-row table:style-name="ro6">
          <table:table-cell table:style-name="ce266" office:value-type="string" calcext:value-type="string">
            <text:p>B*</text:p>
          </table:table-cell>
          <table:table-cell table:style-name="ce270" office:value-type="string" calcext:value-type="string">
            <text:p>Legendary Ghost</text:p>
          </table:table-cell>
          <table:table-cell table:style-name="ce276" office:value-type="string" calcext:value-type="string">
            <text:p>Dispelga</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table-cell table:style-name="ce300" office:value-type="currency" office:currency=" " office:value="170" calcext:value-type="currency">
            <text:p>17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Break Power Up +5%</text:p>
          </table:table-cell>
          <table:table-cell table:style-name="ce325" office:value-type="string" calcext:value-type="string">
            <text:p>Enhance Dark +5%</text:p>
          </table:table-cell>
          <table:table-cell table:style-name="ce329" office:value-type="string" calcext:value-type="string">
            <text:p>Break Power Up +2%</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Removes 1 boon from all enemies.</text:p>
          </table:table-cell>
          <table:table-cell table:style-name="ce379" office:value-type="string" calcext:value-type="string">
            <text:p><text:s/>Dispel to all enemies</text:p>
          </table:table-cell>
          <table:table-cell table:style-name="ce379"/>
          <table:table-cell table:style-name="ce386" table:formula="of:=IF(ISNUMBER(FIND(&quot;Imbue&quot;;[.$Z309]));1;&quot;&quot;)">
            <text:p/>
          </table:table-cell>
          <table:table-cell table:style-name="ce228"/>
          <table:table-cell office:value-type="string" calcext:value-type="string">
            <text:p>Elemental Retrieval, Elemental Retrieval, Quick Cast, Potent Cleansing, Attack Ignition, Ability Ignition</text:p>
          </table:table-cell>
          <table:table-cell/>
        </table:table-row>
        <table:table-row table:style-name="ro6">
          <table:table-cell table:style-name="ce266"/>
          <table:table-cell table:style-name="ce270" office:value-type="string" calcext:value-type="string">
            <text:p>Aggregate Aggression</text:p>
          </table:table-cell>
          <table:table-cell table:style-name="ce276" office:value-type="string" calcext:value-type="string">
            <text:p>Cut to Bits!</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10%</text:p>
          </table:table-cell>
          <table:table-cell table:style-name="ce325" office:value-type="string" calcext:value-type="string">
            <text:p>Resist Light +10%</text:p>
          </table:table-cell>
          <table:table-cell table:style-name="ce325" office:value-type="string" calcext:value-type="string">
            <text:p>Base Attributes +3%</text:p>
          </table:table-cell>
          <table:table-cell table:style-name="ce329" office:value-type="string" calcext:value-type="string">
            <text:p>HP Up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Curse (lowers Magic), Bio (afflicts with poison), and lowers critical resist to all enemies.</text:p>
          </table:table-cell>
          <table:table-cell table:style-name="ce379" office:value-type="string" calcext:value-type="string">
            <text:p><text:s/>Curse / Bio / CRD to all enemies</text:p>
          </table:table-cell>
          <table:table-cell table:style-name="ce379"/>
          <table:table-cell table:style-name="ce386" table:formula="of:=IF(ISNUMBER(FIND(&quot;Imbue&quot;;[.$Z310]));1;&quot;&quot;)">
            <text:p/>
          </table:table-cell>
          <table:table-cell table:style-name="ce228"/>
          <table:table-cell office:value-type="string" calcext:value-type="string">
            <text:p>Potent Ailments, Lasting Ailments, Quick Cast, Enhanced Ailments, Elemental Retrieval, Potent Ailments</text:p>
          </table:table-cell>
          <table:table-cell/>
        </table:table-row>
        <table:table-row table:style-name="ro6">
          <table:table-cell table:style-name="ce266" office:value-type="string" calcext:value-type="string">
            <text:p>T</text:p>
          </table:table-cell>
          <table:table-cell table:style-name="ce270" office:value-type="string" calcext:value-type="string">
            <text:p>Jade Weapon: FFVII</text:p>
          </table:table-cell>
          <table:table-cell table:style-name="ce276" office:value-type="string" calcext:value-type="string">
            <text:p>Jade Jammer</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5" calcext:value-type="float">
            <text:p>5</text:p>
          </table:table-cell>
          <table:table-cell table:style-name="ce293"/>
          <table:table-cell table:style-name="ce300" office:value-type="currency" office:currency=" " office:value="340" calcext:value-type="currency">
            <text:p>34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Magic Up +7%</text:p>
          </table:table-cell>
          <table:table-cell table:style-name="ce325" office:value-type="string" calcext:value-type="string">
            <text:p>Attuned Chain +10%</text:p>
          </table:table-cell>
          <table:table-cell table:style-name="ce341" office:value-type="string" calcext:value-type="string">
            <text:p>Job Change Recast</text:p>
          </table:table-cell>
          <table:table-cell table:style-name="ce329" office:value-type="string" calcext:value-type="string">
            <text:p>Job Change Recast</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Area | Adds Stun, Slow, Debrave, and Curse to all enemies.</text:p>
          </table:table-cell>
          <table:table-cell table:style-name="ce379" office:value-type="string" calcext:value-type="string">
            <text:p><text:s/>Stun / Slow / Curse / Debrave to all enemies</text:p>
          </table:table-cell>
          <table:table-cell table:style-name="ce379"/>
          <table:table-cell table:style-name="ce386" table:formula="of:=IF(ISNUMBER(FIND(&quot;Imbue&quot;;[.$Z311]));1;&quot;&quot;)">
            <text:p/>
          </table:table-cell>
          <table:table-cell table:style-name="ce228"/>
          <table:table-cell office:value-type="string" calcext:value-type="string">
            <text:p>Augment ★5 Limit Break, Elemental Retrieval, Potent Ailments, Lasting Ailments, Quick Cast, Enhanced Ailments, Potent Ailments</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3"/>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12]));1;&quot;&quot;)">
            <text:p/>
          </table:table-cell>
          <table:table-cell table:style-name="ce228"/>
          <table:table-cell table:number-columns-repeated="2"/>
        </table:table-row>
        <table:table-row table:style-name="ro6">
          <table:table-cell table:style-name="ce266"/>
          <table:table-cell table:style-name="ce270" office:value-type="string" calcext:value-type="string">
            <text:p>Cerberus</text:p>
          </table:table-cell>
          <table:table-cell table:style-name="ce276" office:value-type="string" calcext:value-type="string">
            <text:p>Taunt</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Fire +25%</text:p>
          </table:table-cell>
          <table:table-cell table:style-name="ce325" office:value-type="string" calcext:value-type="string">
            <text:p>Life Draw +20</text:p>
          </table:table-cell>
          <table:table-cell table:number-columns-repeated="2" table:style-name="ce341" office:value-type="string" calcext:value-type="string">
            <text:p>Resist Water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3]));1;&quot;&quot;)">
            <text:p/>
          </table:table-cell>
          <table:table-cell table:style-name="ce228"/>
          <table:table-cell office:value-type="string" calcext:value-type="string">
            <text:p>Fire Pact, Dispel, Quick Cast, Enhanced Ailments, Drive Ignition, Potent Cleansing</text:p>
          </table:table-cell>
          <table:table-cell/>
        </table:table-row>
        <table:table-row table:style-name="ro6">
          <table:table-cell table:style-name="ce266"/>
          <table:table-cell table:style-name="ce270" office:value-type="string" calcext:value-type="string">
            <text:p>Vanadis</text:p>
          </table:table-cell>
          <table:table-cell table:style-name="ce276" office:value-type="string" calcext:value-type="string">
            <text:p>Taunt</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ater +25%</text:p>
          </table:table-cell>
          <table:table-cell table:style-name="ce325" office:value-type="string" calcext:value-type="string">
            <text:p>Life Draw +20</text:p>
          </table:table-cell>
          <table:table-cell table:style-name="ce341" office:value-type="string" calcext:value-type="string">
            <text:p>Job Change Recast</text:p>
          </table:table-cell>
          <table:table-cell table:style-name="ce336" office:value-type="string" calcext:value-type="string">
            <text:p>Resist Fire +5%</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4]));1;&quot;&quot;)">
            <text:p/>
          </table:table-cell>
          <table:table-cell table:style-name="ce228"/>
          <table:table-cell office:value-type="string" calcext:value-type="string">
            <text:p>Water Pact, Dispel, Quick Cast, Enhanced Ailments, Drive Ignition, Potent Cleansing</text:p>
          </table:table-cell>
          <table:table-cell/>
        </table:table-row>
        <table:table-row table:style-name="ro6">
          <table:table-cell table:style-name="ce266"/>
          <table:table-cell table:style-name="ce270" office:value-type="string" calcext:value-type="string">
            <text:p>Loxley</text:p>
          </table:table-cell>
          <table:table-cell table:style-name="ce276" office:value-type="string" calcext:value-type="string">
            <text:p>Taunt</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Wind +25%</text:p>
          </table:table-cell>
          <table:table-cell table:style-name="ce325" office:value-type="string" calcext:value-type="string">
            <text:p>Life Draw +20</text:p>
          </table:table-cell>
          <table:table-cell table:style-name="ce341" office:value-type="string" calcext:value-type="string">
            <text:p>Resist Earth +7%</text:p>
          </table:table-cell>
          <table:table-cell table:style-name="ce336" office:value-type="string" calcext:value-type="string">
            <text:p>HP Up +3%</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Wind Pact, Dispel, Quick Cast, Enhanced Ailments, Drive Ignition, Potent Cleansing</text:p>
          </table:table-cell>
          <table:table-cell/>
        </table:table-row>
        <table:table-row table:style-name="ro6">
          <table:table-cell table:style-name="ce266"/>
          <table:table-cell table:style-name="ce270" office:value-type="string" calcext:value-type="string">
            <text:p>Titania</text:p>
          </table:table-cell>
          <table:table-cell table:style-name="ce276" office:value-type="string" calcext:value-type="string">
            <text:p>Taunt</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Earth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6]));1;&quot;&quot;)">
            <text:p/>
          </table:table-cell>
          <table:table-cell table:style-name="ce228"/>
          <table:table-cell office:value-type="string" calcext:value-type="string">
            <text:p>Earth Pact, Dispel, Quick Cast, Enhanced Ailments, Drive Ignition, Potent Cleansing</text:p>
          </table:table-cell>
          <table:table-cell/>
        </table:table-row>
        <table:table-row table:style-name="ro6">
          <table:table-cell table:style-name="ce266"/>
          <table:table-cell table:style-name="ce270" office:value-type="string" calcext:value-type="string">
            <text:p>Jupitera</text:p>
          </table:table-cell>
          <table:table-cell table:style-name="ce276" office:value-type="string" calcext:value-type="string">
            <text:p>Taunt</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Light +25%</text:p>
          </table:table-cell>
          <table:table-cell table:style-name="ce325" office:value-type="string" calcext:value-type="string">
            <text:p>Life Draw +20</text:p>
          </table:table-cell>
          <table:table-cell table:style-name="ce341" office:value-type="string" calcext:value-type="string">
            <text:p>Resist Dark +7%</text:p>
          </table:table-cell>
          <table:table-cell table:style-name="ce336" office:value-type="string" calcext:value-type="string">
            <text:p>HP Up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table-cell table:style-name="ce228"/>
          <table:table-cell office:value-type="string" calcext:value-type="string">
            <text:p>Light Pact, Dispel, Quick Cast, Enhanced Ailments, Drive Ignition, Potent Cleansing</text:p>
          </table:table-cell>
          <table:table-cell/>
        </table:table-row>
        <table:table-row table:style-name="ro6">
          <table:table-cell table:style-name="ce266"/>
          <table:table-cell table:style-name="ce270" office:value-type="string" calcext:value-type="string">
            <text:p>Sabnock</text:p>
          </table:table-cell>
          <table:table-cell table:style-name="ce276" office:value-type="string" calcext:value-type="string">
            <text:p>Taunt</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office:value-type="currency" office:currency=" " office:value="510" calcext:value-type="currency">
            <text:p>510 </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Resist Dark +25%</text:p>
          </table:table-cell>
          <table:table-cell table:style-name="ce325" office:value-type="string" calcext:value-type="string">
            <text:p>Life Draw +20</text:p>
          </table:table-cell>
          <table:table-cell table:style-name="ce341" office:value-type="string" calcext:value-type="string">
            <text:p>HP Up +7%</text:p>
          </table:table-cell>
          <table:table-cell table:style-name="ce341" office:value-type="string" calcext:value-type="string">
            <text:p>Resist Light +7%</text:p>
          </table:table-cell>
          <table:table-cell table:style-name="ce354"/>
          <table:table-cell table:style-name="ce359"/>
          <table:table-cell table:style-name="ce364"/>
          <table:table-cell table:style-name="ce369" office:value-type="float" office:value="56" calcext:value-type="float">
            <text:p>56</text:p>
          </table:table-cell>
          <table:table-cell table:style-name="ce374"/>
          <table:table-cell table:style-name="ce354" office:value-type="string" calcext:value-type="string">
            <text:p>Forces enemies to attack you for several turns.</text:p>
          </table:table-cell>
          <table:table-cell table:style-name="ce379" table:number-columns-repeated="2"/>
          <table:table-cell table:style-name="ce386" table:formula="of:=IF(ISNUMBER(FIND(&quot;Imbue&quot;;[.$Z318]));1;&quot;&quot;)">
            <text:p/>
          </table:table-cell>
          <table:table-cell table:style-name="ce228"/>
          <table:table-cell office:value-type="string" calcext:value-type="string">
            <text:p>Dark Pact, Dispel, Quick Cast, Enhanced Ailments, Drive Ignition, Potent Cleansing</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number-columns-repeated="2"/>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19]));1;&quot;&quot;)">
            <text:p/>
          </table:table-cell>
          <table:table-cell table:style-name="ce228"/>
          <table:table-cell table:number-columns-repeated="2"/>
        </table:table-row>
        <table:table-row table:style-name="ro6">
          <table:table-cell table:style-name="ce266" office:value-type="string" calcext:value-type="string">
            <text:p>B*</text:p>
          </table:table-cell>
          <table:table-cell table:style-name="ce270" office:value-type="string" calcext:value-type="string">
            <text:p>Cu Sith</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Resist Water +7%</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fire damage for several turns.</text:p>
          </table:table-cell>
          <table:table-cell table:style-name="ce379" table:number-columns-repeated="2"/>
          <table:table-cell table:style-name="ce386" table:formula="of:=IF(ISNUMBER(FIND(&quot;Imbue&quot;;[.$Z320]));1;&quot;&quot;)">
            <text:p/>
          </table:table-cell>
          <table:table-cell table:style-name="ce228"/>
          <table:table-cell office:value-type="string" calcext:value-type="string">
            <text:p>Elemental Retrieval, Quick Cast, Enhanced Fire, Martial Flow, Enhanced Fire,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u Sith (2)</text:p>
          </table:table-cell>
          <table:table-cell table:style-name="ce276" office:value-type="string" calcext:value-type="string">
            <text:p>Enfire</text:p>
          </table:table-cell>
          <table:table-cell table:style-name="ce270" office:value-type="string" calcext:value-type="string">
            <text:p>Fire</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Fire +5%</text:p>
          </table:table-cell>
          <table:table-cell table:style-name="ce325" office:value-type="string" calcext:value-type="string">
            <text:p>Resist Water +25%</text:p>
          </table:table-cell>
          <table:table-cell table:style-name="ce341" office:value-type="string" calcext:value-type="string">
            <text:p>Magic Up +3%</text:p>
          </table:table-cell>
          <table:table-cell table:style-name="ce336" office:value-type="string" calcext:value-type="string">
            <text:p>Skillseed Up +5%</text:p>
          </table:table-cell>
          <table:table-cell table:style-name="ce354" office:value-type="float" office:value="74" calcext:value-type="float">
            <text:p>74</text:p>
          </table:table-cell>
          <table:table-cell table:style-name="ce359"/>
          <table:table-cell table:style-name="ce364" office:value-type="string" calcext:value-type="string">
            <text:p>A</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1]));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Jotun</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Job Change Recast</text:p>
          </table:table-cell>
          <table:table-cell table:style-name="ce336" office:value-type="string" calcext:value-type="string">
            <text:p>Resist Fire +4%</text:p>
          </table:table-cell>
          <table:table-cell table:style-name="ce354"/>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ater damage for several turns.</text:p>
          </table:table-cell>
          <table:table-cell table:style-name="ce379" table:number-columns-repeated="2"/>
          <table:table-cell table:style-name="ce386" table:formula="of:=IF(ISNUMBER(FIND(&quot;Imbue&quot;;[.$Z322]));1;&quot;&quot;)">
            <text:p/>
          </table:table-cell>
          <table:table-cell table:style-name="ce228"/>
          <table:table-cell office:value-type="string" calcext:value-type="string">
            <text:p>Elemental Retrieval, Quick Cast, Enhanced Water, Martial Flow, Enhanced Water,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Jotun (2)</text:p>
          </table:table-cell>
          <table:table-cell table:style-name="ce276" office:value-type="string" calcext:value-type="string">
            <text:p>Enblizzard</text:p>
          </table:table-cell>
          <table:table-cell table:style-name="ce270" office:value-type="string" calcext:value-type="string">
            <text:p>Water</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ater +5%</text:p>
          </table:table-cell>
          <table:table-cell table:style-name="ce325" office:value-type="string" calcext:value-type="string">
            <text:p>Resist Fire +25%</text:p>
          </table:table-cell>
          <table:table-cell table:style-name="ce341" office:value-type="string" calcext:value-type="string">
            <text:p>Enhance Water +4%</text:p>
          </table:table-cell>
          <table:table-cell table:style-name="ce336" office:value-type="string" calcext:value-type="string">
            <text:p>Job Change Recast</text:p>
          </table:table-cell>
          <table:table-cell table:style-name="ce354" office:value-type="float" office:value="72" calcext:value-type="float">
            <text:p>72</text:p>
          </table:table-cell>
          <table:table-cell table:style-name="ce359"/>
          <table:table-cell table:style-name="ce364" office:value-type="string" calcext:value-type="string">
            <text:p>F</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3]));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Reiki</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xploit Weakness +8%</text:p>
          </table:table-cell>
          <table:table-cell table:style-name="ce336" office:value-type="string" calcext:value-type="string">
            <text:p>Resist Earth +5%</text:p>
          </table:table-cell>
          <table:table-cell table:style-name="ce354"/>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wind damage for several turns.</text:p>
          </table:table-cell>
          <table:table-cell table:style-name="ce379" table:number-columns-repeated="2"/>
          <table:table-cell table:style-name="ce386" table:formula="of:=IF(ISNUMBER(FIND(&quot;Imbue&quot;;[.$Z324]));1;&quot;&quot;)">
            <text:p/>
          </table:table-cell>
          <table:table-cell table:style-name="ce228"/>
          <table:table-cell office:value-type="string" calcext:value-type="string">
            <text:p>Elemental Retrieval, Quick Cast, Enhanced Wind, Martial Flow, Enhanced Wind,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Reiki (2)</text:p>
          </table:table-cell>
          <table:table-cell table:style-name="ce276" office:value-type="string" calcext:value-type="string">
            <text:p>Enaero</text:p>
          </table:table-cell>
          <table:table-cell table:style-name="ce270" office:value-type="string" calcext:value-type="string">
            <text:p>Wind</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Wind +5%</text:p>
          </table:table-cell>
          <table:table-cell table:style-name="ce325" office:value-type="string" calcext:value-type="string">
            <text:p>Resist Earth +25%</text:p>
          </table:table-cell>
          <table:table-cell table:style-name="ce341" office:value-type="string" calcext:value-type="string">
            <text:p>Enhance Wind +5%</text:p>
          </table:table-cell>
          <table:table-cell table:style-name="ce336" office:value-type="string" calcext:value-type="string">
            <text:p>Break Power Up +3%</text:p>
          </table:table-cell>
          <table:table-cell table:style-name="ce354" office:value-type="float" office:value="75" calcext:value-type="float">
            <text:p>75</text:p>
          </table:table-cell>
          <table:table-cell table:style-name="ce359"/>
          <table:table-cell table:style-name="ce364" office:value-type="string" calcext:value-type="string">
            <text:p>E</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5]));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Lamorak</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Job Change Recast</text:p>
          </table:table-cell>
          <table:table-cell table:style-name="ce336" office:value-type="string" calcext:value-type="string">
            <text:p>Resist Wind +3%</text:p>
          </table:table-cell>
          <table:table-cell table:style-name="ce354"/>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earth damage for several turns.</text:p>
          </table:table-cell>
          <table:table-cell table:style-name="ce379" table:number-columns-repeated="2"/>
          <table:table-cell table:style-name="ce386" table:formula="of:=IF(ISNUMBER(FIND(&quot;Imbue&quot;;[.$Z326]));1;&quot;&quot;)">
            <text:p/>
          </table:table-cell>
          <table:table-cell table:style-name="ce228"/>
          <table:table-cell office:value-type="string" calcext:value-type="string">
            <text:p>Elemental Retrieval, Quick Cast, Enhanced Earth, Martial Flow, Enhanced Earth,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Lamorak (2)</text:p>
          </table:table-cell>
          <table:table-cell table:style-name="ce276" office:value-type="string" calcext:value-type="string">
            <text:p>Enstone</text:p>
          </table:table-cell>
          <table:table-cell table:style-name="ce270" office:value-type="string" calcext:value-type="string">
            <text:p>Earth</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Earth +5%</text:p>
          </table:table-cell>
          <table:table-cell table:style-name="ce325" office:value-type="string" calcext:value-type="string">
            <text:p>Resist Wind +25%</text:p>
          </table:table-cell>
          <table:table-cell table:style-name="ce341" office:value-type="string" calcext:value-type="string">
            <text:p>Resist Wind +5%</text:p>
          </table:table-cell>
          <table:table-cell table:style-name="ce336" office:value-type="string" calcext:value-type="string">
            <text:p>Resist Wind +3%</text:p>
          </table:table-cell>
          <table:table-cell table:style-name="ce354" office:value-type="float" office:value="74" calcext:value-type="float">
            <text:p>74</text:p>
          </table:table-cell>
          <table:table-cell table:style-name="ce359"/>
          <table:table-cell table:style-name="ce364" office:value-type="string" calcext:value-type="string">
            <text:p>W</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7]));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Writhe</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Resist Dark +5%</text:p>
          </table:table-cell>
          <table:table-cell table:style-name="ce336" office:value-type="string" calcext:value-type="string">
            <text:p>Job Change Recast</text:p>
          </table:table-cell>
          <table:table-cell table:style-name="ce354"/>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light damage for several turns.</text:p>
          </table:table-cell>
          <table:table-cell table:style-name="ce379" table:number-columns-repeated="2"/>
          <table:table-cell table:style-name="ce386" table:formula="of:=IF(ISNUMBER(FIND(&quot;Imbue&quot;;[.$Z328]));1;&quot;&quot;)">
            <text:p/>
          </table:table-cell>
          <table:table-cell table:style-name="ce228"/>
          <table:table-cell office:value-type="string" calcext:value-type="string">
            <text:p>Elemental Retrieval, Quick Cast, Enhanced Light, Martial Flow, Enhanced Light,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Writhe (2)</text:p>
          </table:table-cell>
          <table:table-cell table:style-name="ce276" office:value-type="string" calcext:value-type="string">
            <text:p>Enshine</text:p>
          </table:table-cell>
          <table:table-cell table:style-name="ce270" office:value-type="string" calcext:value-type="string">
            <text:p>Light</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Light +5%</text:p>
          </table:table-cell>
          <table:table-cell table:style-name="ce325" office:value-type="string" calcext:value-type="string">
            <text:p>Resist Dark +25%</text:p>
          </table:table-cell>
          <table:table-cell table:style-name="ce341" office:value-type="string" calcext:value-type="string">
            <text:p>Skillseed Up +5%</text:p>
          </table:table-cell>
          <table:table-cell table:style-name="ce336" office:value-type="string" calcext:value-type="string">
            <text:p>Resist Light +3%</text:p>
          </table:table-cell>
          <table:table-cell table:style-name="ce354" office:value-type="string" calcext:value-type="string">
            <text:p>O 4/6</text:p>
          </table:table-cell>
          <table:table-cell table:style-name="ce359"/>
          <table:table-cell table:style-name="ce364" office:value-type="string" calcext:value-type="string">
            <text:p>D</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29]));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70" office:value-type="string" calcext:value-type="string">
            <text:p>Cetus</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3"/>
          <table:table-cell table:style-name="ce300"/>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Job Change Recast</text:p>
          </table:table-cell>
          <table:table-cell table:style-name="ce336" office:value-type="string" calcext:value-type="string">
            <text:p>Resist Light +3%</text:p>
          </table:table-cell>
          <table:table-cell table:style-name="ce354"/>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Normal attacks deal dark damage for several turns.</text:p>
          </table:table-cell>
          <table:table-cell table:style-name="ce379" table:number-columns-repeated="2"/>
          <table:table-cell table:style-name="ce386" table:formula="of:=IF(ISNUMBER(FIND(&quot;Imbue&quot;;[.$Z330]));1;&quot;&quot;)">
            <text:p/>
          </table:table-cell>
          <table:table-cell table:style-name="ce228"/>
          <table:table-cell office:value-type="string" calcext:value-type="string">
            <text:p>Elemental Retrieval, Quick Cast, Enhanced Dark, Martial Flow, Enhanced Dark, Charging Attack</text:p>
          </table:table-cell>
          <table:table-cell/>
        </table:table-row>
        <table:table-row table:style-name="ro6" table:visibility="filter">
          <table:table-cell table:style-name="ce266" office:value-type="string" calcext:value-type="string">
            <text:p>B</text:p>
          </table:table-cell>
          <table:table-cell table:style-name="ce270" office:value-type="string" calcext:value-type="string">
            <text:p>Cetus (2)</text:p>
          </table:table-cell>
          <table:table-cell table:style-name="ce276" office:value-type="string" calcext:value-type="string">
            <text:p>Enpain</text:p>
          </table:table-cell>
          <table:table-cell table:style-name="ce270" office:value-type="string" calcext:value-type="string">
            <text:p>Dark</text:p>
          </table:table-cell>
          <table:table-cell table:style-name="ce284" office:value-type="string" calcext:value-type="string">
            <text:p>Sup</text:p>
          </table:table-cell>
          <table:table-cell table:style-name="ce288" office:value-type="float" office:value="3" calcext:value-type="float">
            <text:p>3</text:p>
          </table:table-cell>
          <table:table-cell table:style-name="ce294"/>
          <table:table-cell table:style-name="ce301"/>
          <table:table-cell table:style-name="ce307"/>
          <table:table-cell table:style-name="ce313" office:value-type="float" office:value="3" calcext:value-type="float">
            <text:p>3</text:p>
          </table:table-cell>
          <table:table-cell table:style-name="ce318"/>
          <table:table-cell table:style-name="ce325" office:value-type="string" calcext:value-type="string">
            <text:p>Enhance Dark +5%</text:p>
          </table:table-cell>
          <table:table-cell table:style-name="ce325" office:value-type="string" calcext:value-type="string">
            <text:p>Resist Light +25%</text:p>
          </table:table-cell>
          <table:table-cell table:style-name="ce341" office:value-type="string" calcext:value-type="string">
            <text:p>Resist Light +5%</text:p>
          </table:table-cell>
          <table:table-cell table:style-name="ce336" office:value-type="string" calcext:value-type="string">
            <text:p>Skillseed Up +10%</text:p>
          </table:table-cell>
          <table:table-cell table:style-name="ce354" office:value-type="float" office:value="74" calcext:value-type="float">
            <text:p>74</text:p>
          </table:table-cell>
          <table:table-cell table:style-name="ce359"/>
          <table:table-cell table:style-name="ce364" office:value-type="string" calcext:value-type="string">
            <text:p>L</text:p>
          </table:table-cell>
          <table:table-cell table:style-name="ce369" office:value-type="float" office:value="35" calcext:value-type="float">
            <text:p>35</text:p>
          </table:table-cell>
          <table:table-cell table:style-name="ce374" office:value-type="float" office:value="21" calcext:value-type="float">
            <text:p>21</text:p>
          </table:table-cell>
          <table:table-cell table:style-name="ce354" office:value-type="string" calcext:value-type="string">
            <text:p>-</text:p>
          </table:table-cell>
          <table:table-cell table:style-name="ce379" table:number-columns-repeated="2"/>
          <table:table-cell table:style-name="ce386" table:formula="of:=IF(ISNUMBER(FIND(&quot;Imbue&quot;;[.$Z331]));1;&quot;&quot;)">
            <text:p/>
          </table:table-cell>
          <table:table-cell table:style-name="ce228"/>
          <table:table-cell office:value-type="string" calcext:value-type="string">
            <text:p>-</text:p>
          </table:table-cell>
          <table:table-cell/>
        </table:table-row>
        <table:table-row table:style-name="ro5">
          <table:table-cell table:style-name="ce266"/>
          <table:table-cell table:style-name="ce270"/>
          <table:table-cell table:style-name="ce276"/>
          <table:table-cell table:style-name="ce270"/>
          <table:table-cell table:style-name="ce284"/>
          <table:table-cell table:style-name="ce288"/>
          <table:table-cell table:style-name="ce293"/>
          <table:table-cell table:style-name="ce300"/>
          <table:table-cell table:style-name="ce307"/>
          <table:table-cell table:style-name="ce313"/>
          <table:table-cell table:style-name="ce318"/>
          <table:table-cell table:style-name="ce325" table:number-columns-repeated="2"/>
          <table:table-cell table:style-name="ce341"/>
          <table:table-cell table:style-name="ce336"/>
          <table:table-cell table:style-name="ce354"/>
          <table:table-cell table:style-name="ce359"/>
          <table:table-cell table:style-name="ce364"/>
          <table:table-cell table:style-name="ce369"/>
          <table:table-cell table:style-name="ce374"/>
          <table:table-cell table:style-name="ce354"/>
          <table:table-cell table:style-name="ce379" table:number-columns-repeated="2"/>
          <table:table-cell table:style-name="ce386" table:formula="of:=IF(ISNUMBER(FIND(&quot;Imbue&quot;;[.$Z332]));1;&quot;&quot;)">
            <text:p/>
          </table:table-cell>
          <table:table-cell table:style-name="ce228"/>
          <table:table-cell table:number-columns-repeated="2"/>
        </table:table-row>
        <table:table-row table:style-name="ro6">
          <table:table-cell table:style-name="ce266"/>
          <table:table-cell table:style-name="ce270" office:value-type="string" calcext:value-type="string">
            <text:p>Gilgamesh (+1)</text:p>
          </table:table-cell>
          <table:table-cell table:style-name="ce276" office:value-type="string" calcext:value-type="string">
            <text:p>Grape Gospe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3]));&quot;+50%&quot;;&quot;&quot;)">
            <text:p/>
          </table:table-cell>
          <table:table-cell table:style-name="ce293" table:formula="of:=IF(ISNUMBER(FIND(&quot;Attack Ignition&quot;;[.$Z333]));&quot;+50%&quot;;&quot;&quot;)">
            <text:p/>
          </table:table-cell>
          <table:table-cell table:style-name="ce307"/>
          <table:table-cell table:style-name="ce313" office:value-type="float" office:value="4" calcext:value-type="float">
            <text:p>4</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Magic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Adds Prismatic Shift.</text:p>
          </table:table-cell>
          <table:table-cell table:style-name="ce379" office:value-type="string" calcext:value-type="string">
            <text:p><text:s/>Prismatic Shift / Hard Esuna</text:p>
          </table:table-cell>
          <table:table-cell table:style-name="ce379"/>
          <table:table-cell table:style-name="ce386" table:formula="of:=IF(ISNUMBER(FIND(&quot;Imbue&quot;;[.$Z333]));1;&quot;&quot;)">
            <text:p/>
          </table:table-cell>
          <table:table-cell table:style-name="ce228"/>
          <table:table-cell office:value-type="string" calcext:value-type="string">
            <text:p>Esuna, Quick Cast, Enhanced Life, Holy Cleansing</text:p>
          </table:table-cell>
          <table:table-cell/>
        </table:table-row>
        <table:table-row table:style-name="ro6">
          <table:table-cell table:style-name="ce266"/>
          <table:table-cell table:style-name="ce270" office:value-type="string" calcext:value-type="string">
            <text:p>Gilgamesh</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4]));&quot;+50%&quot;;&quot;&quot;)">
            <text:p/>
          </table:table-cell>
          <table:table-cell table:style-name="ce293" table:formula="of:=IF(ISNUMBER(FIND(&quot;Attack Ignition&quot;;[.$Z334]));&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1</text:p>
          </table:table-cell>
          <table:table-cell table:style-name="ce325" office:value-type="string" calcext:value-type="string">
            <text:p>Prismatic Draw +2%</text:p>
          </table:table-cell>
          <table:table-cell table:style-name="ce341" office:value-type="string" calcext:value-type="string">
            <text:p>Break Power Up +5%</text:p>
          </table:table-cell>
          <table:table-cell table:style-name="ce336" office:value-type="string" calcext:value-type="string">
            <text:p>4*</text:p>
          </table:table-cell>
          <table:table-cell table:style-name="ce354"/>
          <table:table-cell table:style-name="ce359" office:value-type="string" calcext:value-type="string">
            <text:p>L</text:p>
          </table:table-cell>
          <table:table-cell table:style-name="ce364"/>
          <table:table-cell table:style-name="ce369" office:value-type="float" office:value="28" calcext:value-type="float">
            <text:p>28</text:p>
          </table:table-cell>
          <table:table-cell table:style-name="ce374"/>
          <table:table-cell table:style-name="ce354" office:value-type="string" calcext:value-type="string">
            <text:p>-</text:p>
          </table:table-cell>
          <table:table-cell table:style-name="ce379" table:number-columns-repeated="2"/>
          <table:table-cell table:style-name="ce386" table:formula="of:=IF(ISNUMBER(FIND(&quot;Imbue&quot;;[.$Z334]));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S</text:p>
          </table:table-cell>
          <table:table-cell table:style-name="ce270" office:value-type="string" calcext:value-type="string">
            <text:p>Lights of Hope (+8)</text:p>
          </table:table-cell>
          <table:table-cell table:style-name="ce276" office:value-type="string" calcext:value-type="string">
            <text:p>Limitless Potential</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5]));&quot;+50%&quot;;&quot;&quot;)">
            <text:p/>
          </table:table-cell>
          <table:table-cell table:style-name="ce293" table:formula="of:=IF(ISNUMBER(FIND(&quot;Attack Ignition&quot;;[.$Z335]));&quot;+50%&quot;;&quot;&quot;)" office:value-type="string" office:string-value="+50%" calcext:value-type="string">
            <text:p>+50%</text:p>
          </table:table-cell>
          <table:table-cell table:style-name="ce307"/>
          <table:table-cell table:style-name="ce313" office:value-type="float" office:value="3" calcext:value-type="float">
            <text:p>3</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Magic Up +6%</text:p>
          </table:table-cell>
          <table:table-cell table:style-name="ce336" office:value-type="string" calcext:value-type="string">
            <text:p>Magic Up +7%</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Adds Faith, Boost, Snipe, Barrier, Wall, Immune to ailments, and Ultimate Charge. Also draws 8 Element Orbs.</text:p>
          </table:table-cell>
          <table:table-cell table:style-name="ce379" office:value-type="string" calcext:value-type="string">
            <text:p><text:s/>Faith(4) / Boost(4) / Snipe(4) / Barrier(4) / Wall(4) / Ailment Immunity(2) / Ult Charge(50%) / 8 orb gen</text:p>
          </table:table-cell>
          <table:table-cell table:style-name="ce379"/>
          <table:table-cell table:style-name="ce386"/>
          <table:table-cell table:style-name="ce228"/>
          <table:table-cell office:value-type="string" calcext:value-type="string">
            <text:p>Enhanced Life, Lasting Boons, Quick Cast, Enhanced Boons, Extra Life, Duration Boost, Attack Ignition</text:p>
          </table:table-cell>
          <table:table-cell/>
        </table:table-row>
        <table:table-row table:style-name="ro6">
          <table:table-cell table:style-name="ce266"/>
          <table:table-cell table:style-name="ce270" office:value-type="string" calcext:value-type="string">
            <text:p>Lights of Hope (+1)</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6]));&quot;+50%&quot;;&quot;&quot;)">
            <text:p/>
          </table:table-cell>
          <table:table-cell table:style-name="ce293" table:formula="of:=IF(ISNUMBER(FIND(&quot;Attack Ignition&quot;;[.$Z336]));&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Magic Up +5%</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7]));&quot;+50%&quot;;&quot;&quot;)">
            <text:p/>
          </table:table-cell>
          <table:table-cell table:style-name="ce293" table:formula="of:=IF(ISNUMBER(FIND(&quot;Attack Ignition&quot;;[.$Z337]));&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Job Change Recast</text:p>
          </table:table-cell>
          <table:table-cell table:style-name="ce336" office:value-type="string" calcext:value-type="string">
            <text:p>Job Change Recast</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3)</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8]));&quot;+50%&quot;;&quot;&quot;)">
            <text:p/>
          </table:table-cell>
          <table:table-cell table:style-name="ce293" table:formula="of:=IF(ISNUMBER(FIND(&quot;Attack Ignition&quot;;[.$Z338]));&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Kill &amp; Draw +1</text:p>
          </table:table-cell>
          <table:table-cell table:style-name="ce336" office:value-type="string" calcext:value-type="string">
            <text:p>Kill &amp; Draw +1</text:p>
          </table:table-cell>
          <table:table-cell table:style-name="ce354" office:value-type="float" office:value="30" calcext:value-type="float">
            <text:p>30</text:p>
          </table:table-cell>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70" office:value-type="string" calcext:value-type="string">
            <text:p>Lights of Hope (2)</text:p>
          </table:table-cell>
          <table:table-cell table:style-name="ce276" office:value-type="string" calcext:value-type="string">
            <text:p>-</text:p>
          </table:table-cell>
          <table:table-cell table:style-name="ce270" office:value-type="string" calcext:value-type="string">
            <text:p>Life</text:p>
          </table:table-cell>
          <table:table-cell table:style-name="ce284" office:value-type="string" calcext:value-type="string">
            <text:p>Sup</text:p>
          </table:table-cell>
          <table:table-cell table:style-name="ce288" office:value-type="float" office:value="4" calcext:value-type="float">
            <text:p>4</text:p>
          </table:table-cell>
          <table:table-cell table:style-name="ce293" table:formula="of:=IF(ISNUMBER(FIND(&quot;Ability Ignition&quot;;[.$Z339]));&quot;+50%&quot;;&quot;&quot;)">
            <text:p/>
          </table:table-cell>
          <table:table-cell table:style-name="ce293" table:formula="of:=IF(ISNUMBER(FIND(&quot;Attack Ignition&quot;;[.$Z339]));&quot;+50%&quot;;&quot;&quot;)">
            <text:p/>
          </table:table-cell>
          <table:table-cell table:style-name="ce307"/>
          <table:table-cell table:style-name="ce313" office:value-type="string" calcext:value-type="string">
            <text:p>-</text:p>
          </table:table-cell>
          <table:table-cell table:style-name="ce318"/>
          <table:table-cell table:style-name="ce325" office:value-type="string" calcext:value-type="string">
            <text:p>Prismatic Element Starter +2</text:p>
          </table:table-cell>
          <table:table-cell table:style-name="ce325" office:value-type="string" calcext:value-type="string">
            <text:p>Auto-Charge Ultimate +8</text:p>
          </table:table-cell>
          <table:table-cell table:style-name="ce341" office:value-type="string" calcext:value-type="string">
            <text:p>EXP Up +10%</text:p>
          </table:table-cell>
          <table:table-cell table:style-name="ce336" office:value-type="string" calcext:value-type="string">
            <text:p>EXP Up +10%</text:p>
          </table:table-cell>
          <table:table-cell table:style-name="ce354"/>
          <table:table-cell table:style-name="ce359" office:value-type="string" calcext:value-type="string">
            <text:p>L</text:p>
          </table:table-cell>
          <table:table-cell table:style-name="ce364"/>
          <table:table-cell table:style-name="ce369" office:value-type="float" office:value="56" calcext:value-type="float">
            <text:p>56</text:p>
          </table:table-cell>
          <table:table-cell table:style-name="ce374"/>
          <table:table-cell table:style-name="ce354" office:value-type="string" calcext:value-type="string">
            <text:p>-</text:p>
          </table:table-cell>
          <table:table-cell table:style-name="ce379"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Gaia</text:p>
          </table:table-cell>
          <table:table-cell table:style-name="ce274" office:value-type="string" calcext:value-type="string">
            <text:p>Hear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0]));&quot;+50%&quot;;&quot;&quot;)">
            <text:p/>
          </table:table-cell>
          <table:table-cell table:style-name="ce293" table:formula="of:=IF(ISNUMBER(FIND(&quot;Attack Ignition&quot;;[.$Z34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32" office:value-type="string" calcext:value-type="string">
            <text:p>Prismatic Draw +1%</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Converts all element orbs to life and adds Regen (gradually restores HP).</text:p>
          </table:table-cell>
          <table:table-cell table:style-name="ce376" office:value-type="string" calcext:value-type="string">
            <text:p><text:s/>Regen / Life Shift</text:p>
          </table:table-cell>
          <table:table-cell table:style-name="ce376"/>
          <table:table-cell table:style-name="ce386" table:formula="of:=IF(ISNUMBER(FIND(&quot;Imbue&quot;;[.$Z340]));1;&quot;&quot;)">
            <text:p/>
          </table:table-cell>
          <table:table-cell table:style-name="ce228"/>
          <table:table-cell office:value-type="string" calcext:value-type="string">
            <text:p>Enhanced Life, Extra Life, Quick Cast, Enhanced Boons, Extra Life, Duration Boost</text:p>
          </table:table-cell>
          <table:table-cell/>
        </table:table-row>
        <table:table-row table:style-name="ro6">
          <table:table-cell table:style-name="ce266"/>
          <table:table-cell table:style-name="ce267" office:value-type="string" calcext:value-type="string">
            <text:p>Gaia (2,3,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3" table:formula="of:=IF(ISNUMBER(FIND(&quot;Ability Ignition&quot;;[.$Z341]));&quot;+50%&quot;;&quot;&quot;)">
            <text:p/>
          </table:table-cell>
          <table:table-cell table:style-name="ce293" table:formula="of:=IF(ISNUMBER(FIND(&quot;Attack Ignition&quot;;[.$Z34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1]));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aia (5)</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4" calcext:value-type="float">
            <text:p>4</text:p>
          </table:table-cell>
          <table:table-cell table:style-name="ce291"/>
          <table:table-cell table:style-name="ce298"/>
          <table:table-cell table:style-name="ce305"/>
          <table:table-cell table:style-name="ce311" office:value-type="string" calcext:value-type="string">
            <text:p>-</text:p>
          </table:table-cell>
          <table:table-cell table:style-name="ce316"/>
          <table:table-cell table:style-name="ce323" office:value-type="string" calcext:value-type="string">
            <text:p>EXP Up +10%</text:p>
          </table:table-cell>
          <table:table-cell table:style-name="ce323" office:value-type="string" calcext:value-type="string">
            <text:p>Life Element Starter +1</text:p>
          </table:table-cell>
          <table:table-cell table:style-name="ce344" office:value-type="string" calcext:value-type="string">
            <text:p>Im.. Extra Skill Unlock +1</text:p>
          </table:table-cell>
          <table:table-cell table:style-name="ce332" office:value-type="string" calcext:value-type="string">
            <text:p>EXP Up +10%</text:p>
          </table:table-cell>
          <table:table-cell table:style-name="ce352" office:value-type="float" office:value="78" calcext:value-type="float">
            <text:p>78</text:p>
          </table:table-cell>
          <table:table-cell table:style-name="ce357" office:value-type="string" calcext:value-type="string">
            <text:p>L</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unafreya: FFXV</text:p>
          </table:table-cell>
          <table:table-cell table:style-name="ce274" office:value-type="string" calcext:value-type="string">
            <text:p>Oracle's Blessing</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3]));&quot;+50%&quot;;&quot;&quot;)">
            <text:p/>
          </table:table-cell>
          <table:table-cell table:style-name="ce293" table:formula="of:=IF(ISNUMBER(FIND(&quot;Attack Ignition&quot;;[.$Z34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 removes all ailments, increases resistance to all elements. Adds Wall (absorbs damage) and Snipe (increases Crit Chance).</text:p>
          </table:table-cell>
          <table:table-cell table:style-name="ce376" office:value-type="string" calcext:value-type="string">
            <text:p><text:s/>Wall(2) / Snipe / Resist(2) / Full Esuna</text:p>
          </table:table-cell>
          <table:table-cell table:style-name="ce376"/>
          <table:table-cell table:style-name="ce386" table:formula="of:=IF(ISNUMBER(FIND(&quot;Imbue&quot;;[.$Z343]));1;&quot;&quot;)">
            <text:p/>
          </table:table-cell>
          <table:table-cell table:style-name="ce228"/>
          <table:table-cell office:value-type="string" calcext:value-type="string">
            <text:p>Augment ★5 Limit Break, Enhanced Life, Quick Cast, Holy Cleansing, Enhanced Life, Extra Life, Duration Boost</text:p>
          </table:table-cell>
          <table:table-cell/>
        </table:table-row>
        <table:table-row table:style-name="ro6">
          <table:table-cell table:style-name="ce266"/>
          <table:table-cell table:style-name="ce267" office:value-type="string" calcext:value-type="string">
            <text:p>Lunafreya: FFXV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4]));&quot;+50%&quot;;&quot;&quot;)">
            <text:p/>
          </table:table-cell>
          <table:table-cell table:style-name="ce293" table:formula="of:=IF(ISNUMBER(FIND(&quot;Attack Ignition&quot;;[.$Z34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4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ot Springs Fever</text:p>
          </table:table-cell>
          <table:table-cell table:style-name="ce274" office:value-type="string" calcext:value-type="string">
            <text:p>Hot Hea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5]));&quot;+50%&quot;;&quot;&quot;)">
            <text:p/>
          </table:table-cell>
          <table:table-cell table:style-name="ce293" table:formula="of:=IF(ISNUMBER(FIND(&quot;Attack Ignition&quot;;[.$Z34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Ultimate Charge, Regen (gradually restores HP), Veil (increases resistance to ailments), and removes all ailments.</text:p>
          </table:table-cell>
          <table:table-cell table:style-name="ce376" office:value-type="string" calcext:value-type="string">
            <text:p><text:s/>Ultimate Charge(30%) / Regen / Veil / Full Esuna</text:p>
          </table:table-cell>
          <table:table-cell table:style-name="ce376"/>
          <table:table-cell table:style-name="ce386" table:formula="of:=IF(ISNUMBER(FIND(&quot;Imbue&quot;;[.$Z345]));1;&quot;&quot;)">
            <text:p/>
          </table:table-cell>
          <table:table-cell table:style-name="ce228"/>
          <table:table-cell office:value-type="string" calcext:value-type="string">
            <text:p>Holy Cleansing, Lasting Boons, Quick Cast, Enhanced Boons, Extra Life, Duration Boost</text:p>
          </table:table-cell>
          <table:table-cell/>
        </table:table-row>
        <table:table-row table:style-name="ro6">
          <table:table-cell table:style-name="ce266"/>
          <table:table-cell table:style-name="ce267" office:value-type="string" calcext:value-type="string">
            <text:p>A Palamecian Tale</text:p>
          </table:table-cell>
          <table:table-cell table:style-name="ce274" office:value-type="string" calcext:value-type="string">
            <text:p>The Long Journe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6]));&quot;+50%&quot;;&quot;&quot;)">
            <text:p/>
          </table:table-cell>
          <table:table-cell table:style-name="ce293" table:formula="of:=IF(ISNUMBER(FIND(&quot;Attack Ignition&quot;;[.$Z34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Quicken (adds actions to current turn). Draws 4 element orbs.</text:p>
          </table:table-cell>
          <table:table-cell table:style-name="ce376" office:value-type="string" calcext:value-type="string">
            <text:p><text:s/>Quicken(5) / 4 Orbs</text:p>
          </table:table-cell>
          <table:table-cell table:style-name="ce376"/>
          <table:table-cell table:style-name="ce386" table:formula="of:=IF(ISNUMBER(FIND(&quot;Imbue&quot;;[.$Z346]));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Serah: FFXIII</text:p>
          </table:table-cell>
          <table:table-cell table:style-name="ce274" office:value-type="string" calcext:value-type="string">
            <text:p>Oath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7]));&quot;+50%&quot;;&quot;&quot;)">
            <text:p/>
          </table:table-cell>
          <table:table-cell table:style-name="ce293" table:formula="of:=IF(ISNUMBER(FIND(&quot;Attack Ignition&quot;;[.$Z34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Ultimate Charge.</text:p>
          </table:table-cell>
          <table:table-cell table:style-name="ce376" office:value-type="string" calcext:value-type="string">
            <text:p><text:s/>Brave / Faith / Ultimate Charge(25%)</text:p>
          </table:table-cell>
          <table:table-cell table:style-name="ce376"/>
          <table:table-cell table:style-name="ce386" table:formula="of:=IF(ISNUMBER(FIND(&quot;Imbue&quot;;[.$Z34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Orphan: FFXIII</text:p>
          </table:table-cell>
          <table:table-cell table:style-name="ce274" office:value-type="string" calcext:value-type="string">
            <text:p>Dies Ira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8]));&quot;+50%&quot;;&quot;&quot;)" office:value-type="string" office:string-value="+50%" calcext:value-type="string">
            <text:p>+50%</text:p>
          </table:table-cell>
          <table:table-cell table:style-name="ce293" table:formula="of:=IF(ISNUMBER(FIND(&quot;Attack Ignition&quot;;[.$Z348]));&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Painful Break +10%</text:p>
          </table:table-cell>
          <table:table-cell table:style-name="ce332" office:value-type="string" calcext:value-type="string">
            <text:p>Painful Break +8%</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erserk (increases damage at the cost of Defense), Wall (absorbs damage), and Quicken (adds actions to current turn).</text:p>
          </table:table-cell>
          <table:table-cell table:style-name="ce376" office:value-type="string" calcext:value-type="string">
            <text:p><text:s/>Berserk / Wall / Quicken(3)</text:p>
          </table:table-cell>
          <table:table-cell table:style-name="ce376"/>
          <table:table-cell table:style-name="ce386" table:formula="of:=IF(ISNUMBER(FIND(&quot;Imbue&quot;;[.$Z348]));1;&quot;&quot;)">
            <text:p/>
          </table:table-cell>
          <table:table-cell table:style-name="ce228"/>
          <table:table-cell office:value-type="string" calcext:value-type="string">
            <text:p>Attack Ignition, Ability Ignition, Quick Cast, Enhanced Boons, Extra Life, Duration Boost</text:p>
          </table:table-cell>
          <table:table-cell/>
        </table:table-row>
        <table:table-row table:style-name="ro6">
          <table:table-cell table:style-name="ce266"/>
          <table:table-cell table:style-name="ce267" office:value-type="string" calcext:value-type="string">
            <text:p>Orphan: FFXI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49]));&quot;+50%&quot;;&quot;&quot;)">
            <text:p/>
          </table:table-cell>
          <table:table-cell table:style-name="ce293" table:formula="of:=IF(ISNUMBER(FIND(&quot;Attack Ignition&quot;;[.$Z34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table:table-cell table:style-name="ce357" office:value-type="string" calcext:value-type="string">
            <text:p>F</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4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egendary Dragonlord</text:p>
          </table:table-cell>
          <table:table-cell table:style-name="ce274" office:value-type="string" calcext:value-type="string">
            <text:p>High Tensi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0]));&quot;+50%&quot;;&quot;&quot;)">
            <text:p/>
          </table:table-cell>
          <table:table-cell table:style-name="ce293" table:formula="of:=IF(ISNUMBER(FIND(&quot;Attack Ignition&quot;;[.$Z35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Break Power Up +5%</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Quicken (adds actions to current turn) and Ultimate Charge.</text:p>
          </table:table-cell>
          <table:table-cell table:style-name="ce376" office:value-type="string" calcext:value-type="string">
            <text:p><text:s/>Quicken(3) / Ultimate Charge(30%)</text:p>
          </table:table-cell>
          <table:table-cell table:style-name="ce376"/>
          <table:table-cell table:style-name="ce386" table:formula="of:=IF(ISNUMBER(FIND(&quot;Imbue&quot;;[.$Z350]));1;&quot;&quot;)">
            <text:p/>
          </table:table-cell>
          <table:table-cell table:style-name="ce228"/>
          <table:table-cell office:value-type="string" calcext:value-type="string">
            <text:p>Enhanced Life, Enhanced Life, Quick Cast, Enhanced Life, Extra Life, Duration Boost</text:p>
          </table:table-cell>
          <table:table-cell/>
        </table:table-row>
        <table:table-row table:style-name="ro6">
          <table:table-cell table:style-name="ce266"/>
          <table:table-cell table:style-name="ce267" office:value-type="string" calcext:value-type="string">
            <text:p>Legendary Dragonlord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1]));&quot;+50%&quot;;&quot;&quot;)">
            <text:p/>
          </table:table-cell>
          <table:table-cell table:style-name="ce293" table:formula="of:=IF(ISNUMBER(FIND(&quot;Attack Ignition&quot;;[.$Z35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egendary Dragonlord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2]));&quot;+50%&quot;;&quot;&quot;)">
            <text:p/>
          </table:table-cell>
          <table:table-cell table:style-name="ce293" table:formula="of:=IF(ISNUMBER(FIND(&quot;Attack Ignition&quot;;[.$Z35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number-columns-repeated="2" table:style-name="ce332" office:value-type="string" calcext:value-type="string">
            <text:p>Magic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5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text:p>
          </table:table-cell>
          <table:table-cell table:style-name="ce274" office:value-type="string" calcext:value-type="string">
            <text:p>Enra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3]));&quot;+50%&quot;;&quot;&quot;)">
            <text:p/>
          </table:table-cell>
          <table:table-cell table:style-name="ce293" table:formula="of:=IF(ISNUMBER(FIND(&quot;Attack Ignition&quot;;[.$Z353]));&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Break Power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Haste (increases actions per turn), Snipe (increases Crit Chance), and Drain (attacks and Ultimates restore HP).</text:p>
          </table:table-cell>
          <table:table-cell table:style-name="ce376" office:value-type="string" calcext:value-type="string">
            <text:p><text:s/>Haste / Snipe / Drain</text:p>
          </table:table-cell>
          <table:table-cell table:style-name="ce376"/>
          <table:table-cell table:style-name="ce386" table:formula="of:=IF(ISNUMBER(FIND(&quot;Imbue&quot;;[.$Z353]));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The Undying: FFXII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4]));&quot;+50%&quot;;&quot;&quot;)">
            <text:p/>
          </table:table-cell>
          <table:table-cell table:style-name="ce293" table:formula="of:=IF(ISNUMBER(FIND(&quot;Attack Ignition&quot;;[.$Z35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Magic Up +6%</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4]));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5]));&quot;+50%&quot;;&quot;&quot;)">
            <text:p/>
          </table:table-cell>
          <table:table-cell table:style-name="ce293" table:formula="of:=IF(ISNUMBER(FIND(&quot;Attack Ignition&quot;;[.$Z35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Magic Up +6%</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The Undying: FFX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6]));&quot;+50%&quot;;&quot;&quot;)">
            <text:p/>
          </table:table-cell>
          <table:table-cell table:style-name="ce293" table:formula="of:=IF(ISNUMBER(FIND(&quot;Attack Ignition&quot;;[.$Z356]));&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Draw +30</text:p>
          </table:table-cell>
          <table:table-cell table:style-name="ce323" office:value-type="string" calcext:value-type="string">
            <text:p>Life Element Starter +1</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6]));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Knights of the Round: FFVII</text:p>
          </table:table-cell>
          <table:table-cell table:style-name="ce274" office:value-type="string" calcext:value-type="string">
            <text:p>Ultimate Boo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7]));&quot;+50%&quot;;&quot;&quot;)">
            <text:p/>
          </table:table-cell>
          <table:table-cell table:style-name="ce293" table:formula="of:=IF(ISNUMBER(FIND(&quot;Attack Ignition&quot;;[.$Z35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rave (increases Attack), Faith (increases Magic), and Boost (increases Break Power).</text:p>
          </table:table-cell>
          <table:table-cell table:style-name="ce376" office:value-type="string" calcext:value-type="string">
            <text:p><text:s/>Brave(3) / Faith(3) / Boost(3)</text:p>
          </table:table-cell>
          <table:table-cell table:style-name="ce376"/>
          <table:table-cell table:style-name="ce386" table:formula="of:=IF(ISNUMBER(FIND(&quot;Imbue&quot;;[.$Z35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8]));&quot;+50%&quot;;&quot;&quot;)">
            <text:p/>
          </table:table-cell>
          <table:table-cell table:style-name="ce293" table:formula="of:=IF(ISNUMBER(FIND(&quot;Attack Ignition&quot;;[.$Z35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8]));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Knights of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59]));&quot;+50%&quot;;&quot;&quot;)">
            <text:p/>
          </table:table-cell>
          <table:table-cell table:style-name="ce293" table:formula="of:=IF(ISNUMBER(FIND(&quot;Attack Ignition&quot;;[.$Z35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Enhance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5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text:p>
          </table:table-cell>
          <table:table-cell table:style-name="ce274" office:value-type="string" calcext:value-type="string">
            <text:p>Mighty Guar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0]));&quot;+50%&quot;;&quot;&quot;)">
            <text:p/>
          </table:table-cell>
          <table:table-cell table:style-name="ce293" table:formula="of:=IF(ISNUMBER(FIND(&quot;Attack Ignition&quot;;[.$Z36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Regen (gradually restores HP).</text:p>
          </table:table-cell>
          <table:table-cell table:style-name="ce376" office:value-type="string" calcext:value-type="string">
            <text:p><text:s/>Barrier(3) / Wall(3) / Regen(3)</text:p>
          </table:table-cell>
          <table:table-cell table:style-name="ce376"/>
          <table:table-cell table:style-name="ce386" table:formula="of:=IF(ISNUMBER(FIND(&quot;Imbue&quot;;[.$Z360]));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Hell's Gate (+1)</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1]));&quot;+50%&quot;;&quot;&quot;)">
            <text:p/>
          </table:table-cell>
          <table:table-cell table:style-name="ce293" table:formula="of:=IF(ISNUMBER(FIND(&quot;Attack Ignition&quot;;[.$Z36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1]));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2]));&quot;+50%&quot;;&quot;&quot;)">
            <text:p/>
          </table:table-cell>
          <table:table-cell table:style-name="ce293" table:formula="of:=IF(ISNUMBER(FIND(&quot;Attack Ignition&quot;;[.$Z36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Magic Up +6%</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Hell's Gat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3]));&quot;+50%&quot;;&quot;&quot;)">
            <text:p/>
          </table:table-cell>
          <table:table-cell table:style-name="ce293" table:formula="of:=IF(ISNUMBER(FIND(&quot;Attack Ignition&quot;;[.$Z36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Resist Light +3%</text:p>
          </table:table-cell>
          <table:table-cell table:style-name="ce323" office:value-type="string" calcext:value-type="string">
            <text:p>Resist Dark +3%</text:p>
          </table:table-cell>
          <table:table-cell table:number-columns-repeated="2" table:style-name="ce332" office:value-type="string" calcext:value-type="string">
            <text:p>EXP Up +10%</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6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aruda: FFXIV</text:p>
          </table:table-cell>
          <table:table-cell table:style-name="ce274" office:value-type="string" calcext:value-type="string">
            <text:p>The Eye of the Stor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4]));&quot;+50%&quot;;&quot;&quot;)">
            <text:p/>
          </table:table-cell>
          <table:table-cell table:style-name="ce293" table:formula="of:=IF(ISNUMBER(FIND(&quot;Attack Ignition&quot;;[.$Z36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Job Change Recast +2</text:p>
          </table:table-cell>
          <table:table-cell table:style-name="ce332" office:value-type="string" calcext:value-type="string">
            <text:p>Magic Up +5%</text:p>
          </table:table-cell>
          <table:table-cell table:style-name="ce332" office:value-type="string" calcext:value-type="string">
            <text:p>Magic Up +6%</text:p>
          </table:table-cell>
          <table:table-cell table:style-name="ce352" office:value-type="float" office:value="78" calcext:value-type="float">
            <text:p>78</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Quicken (adds actions to current turn), and Cleaving Attack (normal attacks hit all enemies).</text:p>
          </table:table-cell>
          <table:table-cell table:style-name="ce376" office:value-type="string" calcext:value-type="string">
            <text:p><text:s/>Haste(4) / Quicken(5) / Cleave(15)</text:p>
          </table:table-cell>
          <table:table-cell table:style-name="ce376"/>
          <table:table-cell table:style-name="ce386"/>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Mandragoras: FFXII</text:p>
          </table:table-cell>
          <table:table-cell table:style-name="ce274" office:value-type="string" calcext:value-type="string">
            <text:p>Mystery Waltz</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5]));&quot;+50%&quot;;&quot;&quot;)">
            <text:p/>
          </table:table-cell>
          <table:table-cell table:style-name="ce293" table:formula="of:=IF(ISNUMBER(FIND(&quot;Attack Ignition&quot;;[.$Z36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10%</text:p>
          </table:table-cell>
          <table:table-cell table:style-name="ce323" office:value-type="string" calcext:value-type="string">
            <text:p>Life Element Starter +1</text:p>
          </table:table-cell>
          <table:table-cell table:style-name="ce332" office:value-type="string" calcext:value-type="string">
            <text:p>Kill &amp; Draw +1</text:p>
          </table:table-cell>
          <table:table-cell table:style-name="ce332" office:value-type="string" calcext:value-type="string">
            <text:p>Magic Up +3%</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Boost (increases Break Power), and Weakness Weapon (adds target's weakness element to normal attacks).</text:p>
          </table:table-cell>
          <table:table-cell table:style-name="ce376" office:value-type="string" calcext:value-type="string">
            <text:p><text:s/>Brave / Boost / Weakness Weapon</text:p>
          </table:table-cell>
          <table:table-cell table:style-name="ce376"/>
          <table:table-cell table:style-name="ce386" table:formula="of:=IF(ISNUMBER(FIND(&quot;Imbue&quot;;[.$Z365]));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Tropical Dreams (+1)</text:p>
          </table:table-cell>
          <table:table-cell table:style-name="ce274" office:value-type="string" calcext:value-type="string">
            <text:p>What's So Funn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6]));&quot;+50%&quot;;&quot;&quot;)" office:value-type="string" office:string-value="+50%" calcext:value-type="string">
            <text:p>+50%</text:p>
          </table:table-cell>
          <table:table-cell table:style-name="ce293" table:formula="of:=IF(ISNUMBER(FIND(&quot;Attack Ignition&quot;;[.$Z366]));&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erserk (increases damage at the cost of Defense) and Ultimate Charge.</text:p>
          </table:table-cell>
          <table:table-cell table:style-name="ce376" office:value-type="string" calcext:value-type="string">
            <text:p><text:s/>Berserk(1) / Ultimate Charge(50%)</text:p>
          </table:table-cell>
          <table:table-cell table:style-name="ce376"/>
          <table:table-cell table:style-name="ce386" table:formula="of:=IF(ISNUMBER(FIND(&quot;Imbue&quot;;[.$Z366]));1;&quot;&quot;)">
            <text:p/>
          </table:table-cell>
          <table:table-cell table:style-name="ce228"/>
          <table:table-cell office:value-type="string" calcext:value-type="string">
            <text:p>Augment ★5 Limit Break, Attack Ignition, Ability Ignition, Quick Cast, Enhanced Boons, Extra Life, Duration Boost</text:p>
          </table:table-cell>
          <table:table-cell/>
        </table:table-row>
        <table:table-row table:style-name="ro6">
          <table:table-cell table:style-name="ce266"/>
          <table:table-cell table:style-name="ce267" office:value-type="string" calcext:value-type="string">
            <text:p>Tropical Dream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7]));&quot;+50%&quot;;&quot;&quot;)">
            <text:p/>
          </table:table-cell>
          <table:table-cell table:style-name="ce293" table:formula="of:=IF(ISNUMBER(FIND(&quot;Attack Ignition&quot;;[.$Z36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Prismatic Return +5%</text:p>
          </table:table-cell>
          <table:table-cell table:style-name="ce332" office:value-type="string" calcext:value-type="string">
            <text:p>EXP Up +10%</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6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Moogle's Summer Vacation</text:p>
          </table:table-cell>
          <table:table-cell table:style-name="ce274" office:value-type="string" calcext:value-type="string">
            <text:p>Summer Casts Its Spell, Kupo!</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8]));&quot;+50%&quot;;&quot;&quot;)">
            <text:p/>
          </table:table-cell>
          <table:table-cell table:style-name="ce293" table:formula="of:=IF(ISNUMBER(FIND(&quot;Attack Ignition&quot;;[.$Z36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number-columns-repeated="2" table:style-name="ce332" office:value-type="string" calcext:value-type="string">
            <text:p>Magic Up +5%</text:p>
          </table:table-cell>
          <table:table-cell table:style-name="ce352" office:value-type="float" office:value="71" calcext:value-type="float">
            <text:p>71</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and Haste (increases actions per turn). Increases resistance to all elements.</text:p>
          </table:table-cell>
          <table:table-cell table:style-name="ce376" office:value-type="string" calcext:value-type="string">
            <text:p><text:s/>Brave(2) / Haste(4) / Resist(2)</text:p>
          </table:table-cell>
          <table:table-cell table:style-name="ce376"/>
          <table:table-cell table:style-name="ce386" table:formula="of:=IF(ISNUMBER(FIND(&quot;Imbue&quot;;[.$Z368]));1;&quot;&quot;)">
            <text:p/>
          </table:table-cell>
          <table:table-cell table:style-name="ce228"/>
          <table:table-cell office:value-type="string" calcext:value-type="string">
            <text:p>Augment ★5 Limit Break, Enhanced Life, Quick Cast, Drive Ignition, Enhanced Boons, Extra Life, Duration Boost</text:p>
          </table:table-cell>
          <table:table-cell/>
        </table:table-row>
        <table:table-row table:style-name="ro6">
          <table:table-cell table:style-name="ce266"/>
          <table:table-cell table:style-name="ce267" office:value-type="string" calcext:value-type="string">
            <text:p>Moogle's Summer V...(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69]));&quot;+50%&quot;;&quot;&quot;)">
            <text:p/>
          </table:table-cell>
          <table:table-cell table:style-name="ce293" table:formula="of:=IF(ISNUMBER(FIND(&quot;Attack Ignition&quot;;[.$Z36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Life Element Starter +1</text:p>
          </table:table-cell>
          <table:table-cell table:style-name="ce323" office:value-type="string" calcext:value-type="string">
            <text:p>Haste Starter</text:p>
          </table:table-cell>
          <table:table-cell table:style-name="ce332" office:value-type="string" calcext:value-type="string">
            <text:p>Magic Up +6%</text:p>
          </table:table-cell>
          <table:table-cell table:style-name="ce332" office:value-type="string" calcext:value-type="string">
            <text:p>EXP Up +10%</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Tidus &amp; Yuna - FFX</text:p>
          </table:table-cell>
          <table:table-cell table:style-name="ce274" office:value-type="string" calcext:value-type="string">
            <text:p>Isn't It Wonderfu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0]));&quot;+50%&quot;;&quot;&quot;)">
            <text:p/>
          </table:table-cell>
          <table:table-cell table:style-name="ce293" table:formula="of:=IF(ISNUMBER(FIND(&quot;Attack Ignition&quot;;[.$Z37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Regen Starter</text:p>
          </table:table-cell>
          <table:table-cell table:style-name="ce323" office:value-type="string" calcext:value-type="string">
            <text:p>Haste Starter</text:p>
          </table:table-cell>
          <table:table-cell table:style-name="ce323" office:value-type="string" calcext:value-type="string">
            <text:p>Auto-Charge Ultimate +3</text:p>
          </table:table-cell>
          <table:table-cell table:style-name="ce323" office:value-type="string" calcext:value-type="string">
            <text:p>Life Element Starter +1</text:p>
          </table:table-cell>
          <table:table-cell table:style-name="ce352" office:value-type="float" office:value="46" calcext:value-type="float">
            <text:p>4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Haste, Quicken, and Ultimate Charge.</text:p>
          </table:table-cell>
          <table:table-cell table:style-name="ce376" office:value-type="string" calcext:value-type="string">
            <text:p><text:s/>Haste / Regen / Quicken / Ult Charge(20%)</text:p>
          </table:table-cell>
          <table:table-cell table:style-name="ce376"/>
          <table:table-cell table:style-name="ce386" table:formula="of:=IF(ISNUMBER(FIND(&quot;Imbue&quot;;[.$Z370]));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Headlong Charg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1]));&quot;+50%&quot;;&quot;&quot;)">
            <text:p/>
          </table:table-cell>
          <table:table-cell table:style-name="ce293" table:formula="of:=IF(ISNUMBER(FIND(&quot;Attack Ignition&quot;;[.$Z371]));&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2019 HP. Adds Trance-All and Ultimate Charge.</text:p>
          </table:table-cell>
          <table:table-cell table:style-name="ce376" office:value-type="string" calcext:value-type="string">
            <text:p><text:s/>2019 HP Recovery / All Trance(3) / Ult charge(20%) </text:p>
          </table:table-cell>
          <table:table-cell table:style-name="ce376"/>
          <table:table-cell table:style-name="ce386"/>
          <table:table-cell table:style-name="ce228"/>
          <table:table-cell office:value-type="string" calcext:value-type="string">
            <text:p>Attack Ignition, Lasting Boons, Quick Cast, Enhanced Boons, Extra Life, Duration Boost</text:p>
          </table:table-cell>
          <table:table-cell/>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2]));&quot;+50%&quot;;&quot;&quot;)">
            <text:p/>
          </table:table-cell>
          <table:table-cell table:style-name="ce293" table:formula="of:=IF(ISNUMBER(FIND(&quot;Attack Ignition&quot;;[.$Z37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EXP Up +10%</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oar: New Year's 2019</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3]));&quot;+50%&quot;;&quot;&quot;)">
            <text:p/>
          </table:table-cell>
          <table:table-cell table:style-name="ce293" table:formula="of:=IF(ISNUMBER(FIND(&quot;Attack Ignition&quot;;[.$Z37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ase Attributes +4%</text:p>
          </table:table-cell>
          <table:table-cell table:style-name="ce323" office:value-type="string" calcext:value-type="string">
            <text:p>EXP Up +40%</text:p>
          </table:table-cell>
          <table:table-cell table:style-name="ce323" office:value-type="string" calcext:value-type="string">
            <text:p>Gil Up +100%</text:p>
          </table:table-cell>
          <table:table-cell table:style-name="ce345" office:value-type="string" calcext:value-type="string">
            <text:p>Im.. Extra Skill Unlock +1</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office:value-type="string" calcext:value-type="string">
            <text:p>B*</text:p>
          </table:table-cell>
          <table:table-cell table:style-name="ce267" office:value-type="string" calcext:value-type="string">
            <text:p>Cindy: FFXV</text:p>
          </table:table-cell>
          <table:table-cell table:style-name="ce274" office:value-type="string" calcext:value-type="string">
            <text:p>Servi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4]));&quot;+50%&quot;;&quot;&quot;)">
            <text:p/>
          </table:table-cell>
          <table:table-cell table:style-name="ce293" table:formula="of:=IF(ISNUMBER(FIND(&quot;Attack Ignition&quot;;[.$Z374]));&quot;+50%&quot;;&quot;&quot;)">
            <text:p/>
          </table:table-cell>
          <table:table-cell table:style-name="ce305"/>
          <table:table-cell table:style-name="ce311" office:value-type="float" office:value="4" calcext:value-type="float">
            <text:p>4</text:p>
          </table:table-cell>
          <table:table-cell table:style-name="ce316"/>
          <table:table-cell table:style-name="ce323" office:value-type="string" calcext:value-type="string">
            <text:p>Life Draw +15</text:p>
          </table:table-cell>
          <table:table-cell table:style-name="ce323" office:value-type="string" calcext:value-type="string">
            <text:p>Life Element Starter +1</text:p>
          </table:table-cell>
          <table:table-cell table:style-name="ce332" office:value-type="string" calcext:value-type="string">
            <text:p>Job Change Recast</text:p>
          </table:table-cell>
          <table:table-cell table:style-name="ce332" office:value-type="string" calcext:value-type="string">
            <text:p>4*</text:p>
          </table:table-cell>
          <table:table-cell table:style-name="ce352"/>
          <table:table-cell table:style-name="ce357" office:value-type="string" calcext:value-type="string">
            <text:p>E</text:p>
          </table:table-cell>
          <table:table-cell table:style-name="ce362"/>
          <table:table-cell table:style-name="ce367" office:value-type="float" office:value="28" calcext:value-type="float">
            <text:p>28</text:p>
          </table:table-cell>
          <table:table-cell table:style-name="ce372"/>
          <table:table-cell table:style-name="ce352" office:value-type="string" calcext:value-type="string">
            <text:p>Grants the boons Haste and Barrier for 2 turns.</text:p>
          </table:table-cell>
          <table:table-cell table:style-name="ce376" office:value-type="string" calcext:value-type="string">
            <text:p><text:s/>Haste / Barrier / Esuna</text:p>
          </table:table-cell>
          <table:table-cell table:style-name="ce376"/>
          <table:table-cell table:style-name="ce386" table:formula="of:=IF(ISNUMBER(FIND(&quot;Imbue&quot;;[.$Z374]));1;&quot;&quot;)">
            <text:p/>
          </table:table-cell>
          <table:table-cell table:style-name="ce228"/>
          <table:table-cell office:value-type="string" calcext:value-type="string">
            <text:p>Esuna, Lasting Boons, Quick Cast, Lasting Boons, Enhanced Boons</text:p>
          </table:table-cell>
          <table:table-cell/>
        </table:table-row>
        <table:table-row table:style-name="ro6">
          <table:table-cell table:style-name="ce266" office:value-type="string" calcext:value-type="string">
            <text:p>B*</text:p>
          </table:table-cell>
          <table:table-cell table:style-name="ce267" office:value-type="string" calcext:value-type="string">
            <text:p>Wakka: FFX</text:p>
          </table:table-cell>
          <table:table-cell table:style-name="ce274" office:value-type="string" calcext:value-type="string">
            <text:p>Our new goal...is victor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5]));&quot;+50%&quot;;&quot;&quot;)">
            <text:p/>
          </table:table-cell>
          <table:table-cell table:style-name="ce293" table:formula="of:=IF(ISNUMBER(FIND(&quot;Attack Ignition&quot;;[.$Z37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uto-Charge Ultimate +5</text:p>
          </table:table-cell>
          <table:table-cell table:style-name="ce323" office:value-type="string" calcext:value-type="string">
            <text:p>HP Up +7%</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35" calcext:value-type="float">
            <text:p>35</text:p>
          </table:table-cell>
          <table:table-cell table:style-name="ce372" office:value-type="float" office:value="21" calcext:value-type="float">
            <text:p>21</text:p>
          </table:table-cell>
          <table:table-cell table:style-name="ce352" office:value-type="string" calcext:value-type="string">
            <text:p>Adds Break, Boost, Berserk, and Ultimate Charge. Affects all allies in multiplayer.</text:p>
          </table:table-cell>
          <table:table-cell table:style-name="ce376" office:value-type="string" calcext:value-type="string">
            <text:p><text:s/>Boost(4) / Brave(4) / Berserk(2) / ult charge(20%) / works on multiplayer like Amaterasu (team buff)</text:p>
          </table:table-cell>
          <table:table-cell table:style-name="ce376"/>
          <table:table-cell table:style-name="ce386" table:formula="of:=IF(ISNUMBER(FIND(&quot;Imbue&quot;;[.$Z375]));1;&quot;&quot;)">
            <text:p/>
          </table:table-cell>
          <table:table-cell table:style-name="ce228"/>
          <table:table-cell office:value-type="string" calcext:value-type="string">
            <text:p>Augment ★5 Limit Break, 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YRP: FFX-2</text:p>
          </table:table-cell>
          <table:table-cell table:style-name="ce274" office:value-type="string" calcext:value-type="string">
            <text:p>YRP, Read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6]));&quot;+50%&quot;;&quot;&quot;)">
            <text:p/>
          </table:table-cell>
          <table:table-cell table:style-name="ce293" table:formula="of:=IF(ISNUMBER(FIND(&quot;Attack Ignition&quot;;[.$Z37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50</text:p>
          </table:table-cell>
          <table:table-cell table:style-name="ce323" office:value-type="string" calcext:value-type="string">
            <text:p>HP Up +7%</text:p>
          </table:table-cell>
          <table:table-cell table:style-name="ce332" office:value-type="string" calcext:value-type="string">
            <text:p>Kill &amp; Draw +1</text:p>
          </table:table-cell>
          <table:table-cell table:style-name="ce332" office:value-type="string" calcext:value-type="string">
            <text:p>Magic Up +6%</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rave (increases Attack), Snipe (increases Crit Chance), and Haste (increases actions per turn).</text:p>
          </table:table-cell>
          <table:table-cell table:style-name="ce376" office:value-type="string" calcext:value-type="string">
            <text:p><text:s/>Brave / Snipe / Haste</text:p>
          </table:table-cell>
          <table:table-cell table:style-name="ce376"/>
          <table:table-cell table:style-name="ce386" table:formula="of:=IF(ISNUMBER(FIND(&quot;Imbue&quot;;[.$Z376]));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Aerith &amp; Tifa: FFRK</text:p>
          </table:table-cell>
          <table:table-cell table:style-name="ce274" office:value-type="string" calcext:value-type="string">
            <text:p>Lifestrea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7]));&quot;+50%&quot;;&quot;&quot;)">
            <text:p/>
          </table:table-cell>
          <table:table-cell table:style-name="ce293" table:formula="of:=IF(ISNUMBER(FIND(&quot;Attack Ignition&quot;;[.$Z377]));&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Imperator +15%</text:p>
          </table:table-cell>
          <table:table-cell table:style-name="ce323" office:value-type="string" calcext:value-type="string">
            <text:p>Shield: Sicarius Bestia +15%</text:p>
          </table:table-cell>
          <table:table-cell table:style-name="ce323" office:value-type="string" calcext:value-type="string">
            <text:p>Job Change Recast</text:p>
          </table:table-cell>
          <table:table-cell table:style-name="ce332" office:value-type="string" calcext:value-type="string">
            <text:p>Magic Up +3%</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Draws 4 element orbs. Adds Faith (increases Magic) and Haste (increases actions per turn).</text:p>
          </table:table-cell>
          <table:table-cell table:style-name="ce376" office:value-type="string" calcext:value-type="string">
            <text:p><text:s/>Faith(3) / Haste(3) / 4 Orbs</text:p>
          </table:table-cell>
          <table:table-cell table:style-name="ce376"/>
          <table:table-cell table:style-name="ce386" table:formula="of:=IF(ISNUMBER(FIND(&quot;Imbue&quot;;[.$Z377]));1;&quot;&quot;)">
            <text:p/>
          </table:table-cell>
          <table:table-cell table:style-name="ce228"/>
          <table:table-cell office:value-type="string" calcext:value-type="string">
            <text:p>Enhanced Life, Lasting Boons, Quick Cast, Extra Life, Enhanced Boons,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Tyro: FFRK</text:p>
          </table:table-cell>
          <table:table-cell table:style-name="ce274" office:value-type="string" calcext:value-type="string">
            <text:p>Sentinel's Grimoi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8]));&quot;+50%&quot;;&quot;&quot;)">
            <text:p/>
          </table:table-cell>
          <table:table-cell table:style-name="ce293" table:formula="of:=IF(ISNUMBER(FIND(&quot;Attack Ignition&quot;;[.$Z37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Shield: Sicarius Bestia +8%</text:p>
          </table:table-cell>
          <table:table-cell table:style-name="ce323" office:value-type="string" calcext:value-type="string">
            <text:p>Shield: Sicarius Imperator +8%</text:p>
          </table:table-cell>
          <table:table-cell table:style-name="ce323" office:value-type="string" calcext:value-type="string">
            <text:p>Job Change Recast</text:p>
          </table:table-cell>
          <table:table-cell table:style-name="ce332" office:value-type="string" calcext:value-type="string">
            <text:p>Prismatic Draw +1%</text:p>
          </table:table-cell>
          <table:table-cell table:style-name="ce352" office:value-type="float" office:value="79" calcext:value-type="float">
            <text:p>79</text:p>
          </table:table-cell>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Wall (absorbs damage), and Veil (increases resistance to ailments).</text:p>
          </table:table-cell>
          <table:table-cell table:style-name="ce376" office:value-type="string" calcext:value-type="string">
            <text:p><text:s/>Barrier(3) / Wall(3) / Vail(3) / Hard Esuna</text:p>
          </table:table-cell>
          <table:table-cell table:style-name="ce376"/>
          <table:table-cell table:style-name="ce386" table:formula="of:=IF(ISNUMBER(FIND(&quot;Imbue&quot;;[.$Z378]));1;&quot;&quot;)">
            <text:p/>
          </table:table-cell>
          <table:table-cell table:style-name="ce228"/>
          <table:table-cell office:value-type="string" calcext:value-type="string">
            <text:p>Enhanced Life, Lasting Boons, Quick Cast, Extra Life, Esuna, Enhanced Boons,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Machina &amp; Rem: FF Type-0</text:p>
          </table:table-cell>
          <table:table-cell table:style-name="ce274" office:value-type="string" calcext:value-type="string">
            <text:p>Agito's Bond</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79]));&quot;+50%&quot;;&quot;&quot;)">
            <text:p/>
          </table:table-cell>
          <table:table-cell table:style-name="ce293" table:formula="of:=IF(ISNUMBER(FIND(&quot;Attack Ignition&quot;;[.$Z37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vert Defense Down +5%</text:p>
          </table:table-cell>
          <table:table-cell table:style-name="ce323" office:value-type="string" calcext:value-type="string">
            <text:p>HP Up +3%</text:p>
          </table:table-cell>
          <table:table-cell table:style-name="ce345" office:value-type="string" calcext:value-type="string">
            <text:p>HP Up +5%</text:p>
          </table:table-cell>
          <table:table-cell table:style-name="ce332" office:value-type="string" calcext:value-type="string">
            <text:p>Break Power Up +4%</text:p>
          </table:table-cell>
          <table:table-cell table:style-name="ce352"/>
          <table:table-cell table:style-name="ce357" office:value-type="string" calcext:value-type="string">
            <text:p>L</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Barrier (increases Defense) and Drain (attacks and Ultimates restore HP).</text:p>
          </table:table-cell>
          <table:table-cell table:style-name="ce376" office:value-type="string" calcext:value-type="string">
            <text:p><text:s/>Barrier(3) / Drain(3)</text:p>
          </table:table-cell>
          <table:table-cell table:style-name="ce376"/>
          <table:table-cell table:style-name="ce386" table:formula="of:=IF(ISNUMBER(FIND(&quot;Imbue&quot;;[.$Z379]));1;&quot;&quot;)">
            <text:p/>
          </table:table-cell>
          <table:table-cell table:style-name="ce228"/>
          <table:table-cell office:value-type="string" calcext:value-type="string">
            <text:p>Enhanced Life, Lasting Boons, Quick Cast, Enhanced Boons, Enhanced Life, Veil</text:p>
          </table:table-cell>
          <table:table-cell/>
        </table:table-row>
        <table:table-row table:style-name="ro6">
          <table:table-cell table:style-name="ce266" office:value-type="string" calcext:value-type="string">
            <text:p>B*</text:p>
          </table:table-cell>
          <table:table-cell table:style-name="ce267" office:value-type="string" calcext:value-type="string">
            <text:p>Larsa &amp; Vayne: FFXII</text:p>
          </table:table-cell>
          <table:table-cell table:style-name="ce274" office:value-type="string" calcext:value-type="string">
            <text:p>Hi-Potion &amp; Nethici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0]));&quot;+50%&quot;;&quot;&quot;)">
            <text:p/>
          </table:table-cell>
          <table:table-cell table:style-name="ce293" table:formula="of:=IF(ISNUMBER(FIND(&quot;Attack Ignition&quot;;[.$Z38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Life Draw +15</text:p>
          </table:table-cell>
          <table:table-cell table:style-name="ce323" office:value-type="string" calcext:value-type="string">
            <text:p>Job Change Recast</text:p>
          </table:table-cell>
          <table:table-cell table:style-name="ce345" office:value-type="string" calcext:value-type="string">
            <text:p>Prismatic Draw +1%</text:p>
          </table:table-cell>
          <table:table-cell table:style-name="ce332" office:value-type="string" calcext:value-type="string">
            <text:p>Prismatic Draw +1%</text:p>
          </table:table-cell>
          <table:table-cell table:style-name="ce352"/>
          <table:table-cell table:style-name="ce357" office:value-type="string" calcext:value-type="string">
            <text:p>D</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 and increases resistance to all elements.</text:p>
          </table:table-cell>
          <table:table-cell table:style-name="ce376" office:value-type="string" calcext:value-type="string">
            <text:p><text:s/>Restores HP / Resist(2) / Esuna</text:p>
          </table:table-cell>
          <table:table-cell table:style-name="ce376"/>
          <table:table-cell table:style-name="ce386" table:formula="of:=IF(ISNUMBER(FIND(&quot;Imbue&quot;;[.$Z380]));1;&quot;&quot;)">
            <text:p/>
          </table:table-cell>
          <table:table-cell table:style-name="ce228"/>
          <table:table-cell office:value-type="string" calcext:value-type="string">
            <text:p>Augment ★5 Limit Break, Enhanced Life, Quick Cast, Esuna, Extra Life, Enhanced Life</text:p>
          </table:table-cell>
          <table:table-cell/>
        </table:table-row>
        <table:table-row table:style-name="ro6">
          <table:table-cell table:style-name="ce266"/>
          <table:table-cell table:style-name="ce267" office:value-type="string" calcext:value-type="string">
            <text:p>Chocobo Saint</text:p>
          </table:table-cell>
          <table:table-cell table:style-name="ce274" office:value-type="string" calcext:value-type="string">
            <text:p>Choco Esun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1]));&quot;+50%&quot;;&quot;&quot;)">
            <text:p/>
          </table:table-cell>
          <table:table-cell table:style-name="ce293" table:formula="of:=IF(ISNUMBER(FIND(&quot;Attack Ignition&quot;;[.$Z381]));&quot;+50%&quot;;&quot;&quot;)">
            <text:p/>
          </table:table-cell>
          <table:table-cell table:style-name="ce305"/>
          <table:table-cell table:style-name="ce311" office:value-type="float" office:value="3" calcext:value-type="float">
            <text:p>3</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moves all ailments and prevents further status ailments.</text:p>
          </table:table-cell>
          <table:table-cell table:style-name="ce376" office:value-type="string" calcext:value-type="string">
            <text:p><text:s/>Full Esuna / prevents ailments(2)</text:p>
          </table:table-cell>
          <table:table-cell table:style-name="ce376"/>
          <table:table-cell table:style-name="ce386" table:formula="of:=IF(ISNUMBER(FIND(&quot;Imbue&quot;;[.$Z381]));1;&quot;&quot;)">
            <text:p/>
          </table:table-cell>
          <table:table-cell table:style-name="ce228"/>
          <table:table-cell office:value-type="string" calcext:value-type="string">
            <text:p>Enhanced Life, Quick Cast, Holy Cleansing, Lasting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hocobo Sai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style-name="ce332" office:value-type="string" calcext:value-type="string">
            <text:p>Skillseed Up +10%</text:p>
          </table:table-cell>
          <table:table-cell table:style-name="ce332" office:value-type="string" calcext:value-type="string">
            <text:p>Magic Up +6%</text:p>
          </table:table-cell>
          <table:table-cell table:style-name="ce352" office:value-type="string" calcext:value-type="string">
            <text:p>lv.1 (Y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38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3)</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3]));&quot;+50%&quot;;&quot;&quot;)">
            <text:p/>
          </table:table-cell>
          <table:table-cell table:style-name="ce293" table:formula="of:=IF(ISNUMBER(FIND(&quot;Attack Ignition&quot;;[.$Z383]));&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Im.. Extra Skill Unlock +1</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bo Saint (4)</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4]));&quot;+50%&quot;;&quot;&quot;)">
            <text:p/>
          </table:table-cell>
          <table:table-cell table:style-name="ce293" table:formula="of:=IF(ISNUMBER(FIND(&quot;Attack Ignition&quot;;[.$Z384]));&quot;+50%&quot;;&quot;&quot;)">
            <text:p/>
          </table:table-cell>
          <table:table-cell table:style-name="ce305"/>
          <table:table-cell table:style-name="ce311" office:value-type="string" calcext:value-type="string">
            <text:p>-</text:p>
          </table:table-cell>
          <table:table-cell table:style-name="ce316"/>
          <table:table-cell table:style-name="ce330" office:value-type="string" calcext:value-type="string">
            <text:p>Im.. Extra Skill Unlock +3</text:p>
          </table:table-cell>
          <table:table-cell table:style-name="ce323" office:value-type="string" calcext:value-type="string">
            <text:p>EXP Up +10%</text:p>
          </table:table-cell>
          <table:table-cell table:number-columns-repeated="2" table:style-name="ce332" office:value-type="string" calcext:value-type="string">
            <text:p>EXP Up +10%</text:p>
          </table:table-cell>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384]));1;&quot;&quot;)">
            <text:p/>
          </table:table-cell>
          <table:table-cell table:style-name="ce228"/>
          <table:table-cell office:value-type="string" calcext:value-type="string">
            <text:p>-</text:p>
          </table:table-cell>
          <table:table-cell/>
        </table:table-row>
        <table:table-row table:style-name="ro6">
          <table:table-cell table:style-name="ce266" office:value-type="string" calcext:value-type="string">
            <text:p>B*</text:p>
          </table:table-cell>
          <table:table-cell table:style-name="ce267" office:value-type="string" calcext:value-type="string">
            <text:p>Dadaluma</text:p>
          </table:table-cell>
          <table:table-cell table:style-name="ce274" office:value-type="string" calcext:value-type="string">
            <text:p>Chakra</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85]));&quot;+50%&quot;;&quot;&quot;)">
            <text:p/>
          </table:table-cell>
          <table:table-cell table:style-name="ce293" table:formula="of:=IF(ISNUMBER(FIND(&quot;Attack Ignition&quot;;[.$Z385]));&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5%</text:p>
          </table:table-cell>
          <table:table-cell table:style-name="ce323" office:value-type="string" calcext:value-type="string">
            <text:p>Attack Up +5%</text:p>
          </table:table-cell>
          <table:table-cell table:style-name="ce332" office:value-type="string" calcext:value-type="string">
            <text:p>Job Change Recast</text:p>
          </table:table-cell>
          <table:table-cell table:style-name="ce332" office:value-type="string" calcext:value-type="string">
            <text:p>Break Power Up +6%</text:p>
          </table:table-cell>
          <table:table-cell table:style-name="ce352"/>
          <table:table-cell table:style-name="ce357" office:value-type="string" calcext:value-type="string">
            <text:p>A</text:p>
          </table:table-cell>
          <table:table-cell table:style-name="ce362" office:value-type="string" calcext:value-type="string">
            <text:p>E</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Adds Cleaving Attack (normal attacks hit all enemies), Martial Arts, Martial Flow, and Boost (increases Break Power).</text:p>
          </table:table-cell>
          <table:table-cell table:style-name="ce376" office:value-type="string" calcext:value-type="string">
            <text:p><text:s/>Cleaving / Martial Arts / Martial Flow / Boost</text:p>
          </table:table-cell>
          <table:table-cell table:style-name="ce376"/>
          <table:table-cell table:style-name="ce386" table:formula="of:=IF(ISNUMBER(FIND(&quot;Imbue&quot;;[.$Z385]));1;&quot;&quot;)">
            <text:p/>
          </table:table-cell>
          <table:table-cell table:style-name="ce228"/>
          <table:table-cell office:value-type="string" calcext:value-type="string">
            <text:p>Enhanced Life, Lasting Boons, Quick Cast, Enhanced Boons, Enhanced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Fireworks</text:p>
          </table:table-cell>
          <table:table-cell table:style-name="ce274" office:value-type="string" calcext:value-type="string">
            <text:p>Fizz Bang POW!</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Painful Break +10%</text:p>
          </table:table-cell>
          <table:table-cell table:style-name="ce323" office:value-type="string" calcext:value-type="string">
            <text:p>Job Change Recast +2</text:p>
          </table:table-cell>
          <table:table-cell table:style-name="ce332" office:value-type="string" calcext:value-type="string">
            <text:p>Faith Starter</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Faith (increases Magic) and Ultimate Charge. Multiplayer: lowers the HP of Melon Bombs at the start of battle.</text:p>
          </table:table-cell>
          <table:table-cell table:style-name="ce376" office:value-type="string" calcext:value-type="string">
            <text:p><text:s/>Faith(5) / Ultimate Charge(10%)</text:p>
          </table:table-cell>
          <table:table-cell table:style-name="ce376"/>
          <table:table-cell table:style-name="ce386" table:formula="of:=IF(ISNUMBER(FIND(&quot;Imbue&quot;;[.$Z386]));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Beach Rally</text:p>
          </table:table-cell>
          <table:table-cell table:style-name="ce274" office:value-type="string" calcext:value-type="string">
            <text:p>Up and At 'Em!</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Improved Criticals +10%</text:p>
          </table:table-cell>
          <table:table-cell table:style-name="ce323" office:value-type="string" calcext:value-type="string">
            <text:p>Job Change Recast +2</text:p>
          </table:table-cell>
          <table:table-cell table:style-name="ce332" office:value-type="string" calcext:value-type="string">
            <text:p>Prismatic Draw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Haste (increases actions per turn) and Ultimate Charge. Multiplayer: lowers the Melon Bombs' defense against Break at the start of battle.</text:p>
          </table:table-cell>
          <table:table-cell table:style-name="ce376" office:value-type="string" calcext:value-type="string">
            <text:p><text:s/>Haste(5) / Ultimate Charge(10%)</text:p>
          </table:table-cell>
          <table:table-cell table:style-name="ce376"/>
          <table:table-cell table:style-name="ce386" table:formula="of:=IF(ISNUMBER(FIND(&quot;Imbue&quot;;[.$Z38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Hiking</text:p>
          </table:table-cell>
          <table:table-cell table:style-name="ce274" office:value-type="string" calcext:value-type="string">
            <text:p>Power Spo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Attuned Chain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Barrier (increases Defense) and Ultimate Charge. Multiplayer: makes Melon Bombs vulnerable to various afflictions at the start of battle.</text:p>
          </table:table-cell>
          <table:table-cell table:style-name="ce376" office:value-type="string" calcext:value-type="string">
            <text:p><text:s/>Barrier(5) / Ultimate Charge(10%)</text:p>
          </table:table-cell>
          <table:table-cell table:style-name="ce376"/>
          <table:table-cell table:style-name="ce386" table:formula="of:=IF(ISNUMBER(FIND(&quot;Imbue&quot;;[.$Z388]));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mmer Memories: Diving</text:p>
          </table:table-cell>
          <table:table-cell table:style-name="ce274" office:value-type="string" calcext:value-type="string">
            <text:p>Lifeguard Duty</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Bygone Summer Days</text:p>
          </table:table-cell>
          <table:table-cell table:style-name="ce323" office:value-type="string" calcext:value-type="string">
            <text:p>Exploit Weakness +10%</text:p>
          </table:table-cell>
          <table:table-cell table:style-name="ce323" office:value-type="string" calcext:value-type="string">
            <text:p>Job Change Recast +2</text:p>
          </table:table-cell>
          <table:table-cell table:style-name="ce332" office:value-type="string" calcext:value-type="string">
            <text:p>HP Up +7%</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Wall and Ultimate Charge. Multiplayer: afflicts Melon Bomsb with debuffs at the start of battle.</text:p>
          </table:table-cell>
          <table:table-cell table:style-name="ce376" office:value-type="string" calcext:value-type="string">
            <text:p><text:s/>Wall(5) / Ultimate Charge(10%)</text:p>
          </table:table-cell>
          <table:table-cell table:style-name="ce376"/>
          <table:table-cell table:style-name="ce386" table:formula="of:=IF(ISNUMBER(FIND(&quot;Imbue&quot;;[.$Z389]));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table-cell table:style-name="ce266" office:value-type="string" calcext:value-type="string">
            <text:p>B*</text:p>
          </table:table-cell>
          <table:table-cell table:style-name="ce267" office:value-type="string" calcext:value-type="string">
            <text:p>Echo Λ</text:p>
          </table:table-cell>
          <table:table-cell table:style-name="ce274" office:value-type="string" calcext:value-type="string">
            <text:p>Echoing Regen</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3" calcext:value-type="float">
            <text:p>3</text:p>
          </table:table-cell>
          <table:table-cell table:style-name="ce293" table:formula="of:=IF(ISNUMBER(FIND(&quot;Ability Ignition&quot;;[.$Z390]));&quot;+50%&quot;;&quot;&quot;)">
            <text:p/>
          </table:table-cell>
          <table:table-cell table:style-name="ce293" table:formula="of:=IF(ISNUMBER(FIND(&quot;Attack Ignition&quot;;[.$Z390]));&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Break Power Up +3%</text:p>
          </table:table-cell>
          <table:table-cell table:style-name="ce332" office:value-type="string" calcext:value-type="string">
            <text:p>Kill &amp; Draw +1</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Adds Regen (gradually restores HP), Brave (increases Attack), Berserk (increases damage at the cost of Defense), and Cleaving Attack (normal attacks hit all enemies).</text:p>
          </table:table-cell>
          <table:table-cell table:style-name="ce376" office:value-type="string" calcext:value-type="string">
            <text:p><text:s/>Regen(10) / Brave(1) / Berserk(1) / Cleaving(6)</text:p>
          </table:table-cell>
          <table:table-cell table:style-name="ce376"/>
          <table:table-cell table:style-name="ce386" table:formula="of:=IF(ISNUMBER(FIND(&quot;Imbue&quot;;[.$Z390]));1;&quot;&quot;)">
            <text:p/>
          </table:table-cell>
          <table:table-cell table:style-name="ce228"/>
          <table:table-cell office:value-type="string" calcext:value-type="string">
            <text:p>Augment ★5 Limit Break, Enhanced Life, Quick Cast, Enhanced Boons, Veil, Extra Life</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Amina the Saint</text:p>
          </table:table-cell>
          <table:table-cell table:style-name="ce274" office:value-type="string" calcext:value-type="string">
            <text:p>Tera Heal</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float" office:value="3" calcext:value-type="float">
            <text:p>3</text:p>
          </table:table-cell>
          <table:table-cell table:style-name="ce316"/>
          <table:table-cell table:style-name="ce323" office:value-type="string" calcext:value-type="string">
            <text:p>-</text:p>
          </table:table-cell>
          <table:table-cell table:style-name="ce323" office:value-type="string" calcext:value-type="string">
            <text:p>HP Up +4%</text:p>
          </table:table-cell>
          <table:table-cell table:style-name="ce332" office:value-type="string" calcext:value-type="string">
            <text:p>Resist Earth +3%</text:p>
          </table:table-cell>
          <table:table-cell table:style-name="ce332" office:value-type="string" calcext:value-type="string">
            <text:p>Im.. Extra Skill Unlock +1</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Restores HP.</text:p>
          </table:table-cell>
          <table:table-cell table:style-name="ce376" office:value-type="string" calcext:value-type="string">
            <text:p><text:s/>Restores HP + Hard Esuna</text:p>
          </table:table-cell>
          <table:table-cell table:style-name="ce376"/>
          <table:table-cell table:style-name="ce386" table:formula="of:=IF(ISNUMBER(FIND(&quot;Imbue&quot;;[.$Z391]));1;&quot;&quot;)">
            <text:p/>
          </table:table-cell>
          <table:table-cell table:style-name="ce228"/>
          <table:table-cell office:value-type="string" calcext:value-type="string">
            <text:p>Augment ★5 Limit Break, Enhanced Life, Quick Cast, Enhanced Life, Esuna, Holy Cleansing</text:p>
          </table:table-cell>
          <table:table-cell/>
        </table:table-row>
        <table:table-row table:style-name="ro6">
          <table:table-cell table:style-name="ce266" office:value-type="string" calcext:value-type="string">
            <text:p>B*</text:p>
          </table:table-cell>
          <table:table-cell table:style-name="ce267" office:value-type="string" calcext:value-type="string">
            <text:p>Cait Sith</text:p>
          </table:table-cell>
          <table:table-cell table:style-name="ce274" office:value-type="string" calcext:value-type="string">
            <text:p>Cur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392]));&quot;+50%&quot;;&quot;&quot;)">
            <text:p/>
          </table:table-cell>
          <table:table-cell table:style-name="ce293" table:formula="of:=IF(ISNUMBER(FIND(&quot;Attack Ignition&quot;;[.$Z39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Prismatic Draw +1%</text:p>
          </table:table-cell>
          <table:table-cell table:style-name="ce332" office:value-type="string" calcext:value-type="string">
            <text:p>Debarrier Starter</text:p>
          </table:table-cell>
          <table:table-cell table:style-name="ce352" office:value-type="float" office:value="74" calcext:value-type="float">
            <text:p>74</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estores HP.</text:p>
          </table:table-cell>
          <table:table-cell table:style-name="ce376" office:value-type="string" calcext:value-type="string">
            <text:p><text:s/>Restores HP / Hard Esuna(2)</text:p>
          </table:table-cell>
          <table:table-cell table:style-name="ce376"/>
          <table:table-cell table:style-name="ce386" table:formula="of:=IF(ISNUMBER(FIND(&quot;Imbue&quot;;[.$Z392]));1;&quot;&quot;)">
            <text:p/>
          </table:table-cell>
          <table:table-cell table:style-name="ce228"/>
          <table:table-cell office:value-type="string" calcext:value-type="string">
            <text:p>Enhanced Life, Esuna, Quick Cast, Veil, Holy Cleansing, Esuna</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Cait Sith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Break Power Up +3%</text:p>
          </table:table-cell>
          <table:table-cell table:style-name="ce332" office:value-type="string" calcext:value-type="string">
            <text:p>Skillseed Up +5%</text:p>
          </table:table-cell>
          <table:table-cell table:style-name="ce332" office:value-type="string" calcext:value-type="string">
            <text:p>Skillseed Up +10%</text:p>
          </table:table-cell>
          <table:table-cell table:style-name="ce352" office:value-type="string" calcext:value-type="string">
            <text:p>lv.1</text:p>
          </table:table-cell>
          <table:table-cell table:style-name="ce357" office:value-type="string" calcext:value-type="string">
            <text:p>E</text:p>
          </table:table-cell>
          <table:table-cell table:style-name="ce362" office:value-type="string" calcext:value-type="string">
            <text:p>W</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93]));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Susanoo</text:p>
          </table:table-cell>
          <table:table-cell table:style-name="ce274" office:value-type="string" calcext:value-type="string">
            <text:p>Berserk</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Magic Up +3%</text:p>
          </table:table-cell>
          <table:table-cell table:style-name="ce332" office:value-type="string" calcext:value-type="string">
            <text:p>EXP Up +10%</text:p>
          </table:table-cell>
          <table:table-cell table:style-name="ce332" office:value-type="string" calcext:value-type="string">
            <text:p>Kill &amp; Draw +1</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eatly increases damage at the cost of lowered Defense.</text:p>
          </table:table-cell>
          <table:table-cell table:style-name="ce376" office:value-type="string" calcext:value-type="string">
            <text:p><text:s/>Berserk(5)</text:p>
          </table:table-cell>
          <table:table-cell table:style-name="ce376"/>
          <table:table-cell table:style-name="ce386" table:formula="of:=IF(ISNUMBER(FIND(&quot;Imbue&quot;;[.$Z394]));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Fat Chocobo</text:p>
          </table:table-cell>
          <table:table-cell table:style-name="ce274" office:value-type="string" calcext:value-type="string">
            <text:p>Barrier</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Avert Defense Down +5%</text:p>
          </table:table-cell>
          <table:table-cell table:number-columns-repeated="2" table:style-name="ce332" office:value-type="string" calcext:value-type="string">
            <text:p>Im.. Extra Skill Unlock +1</text:p>
          </table:table-cell>
          <table:table-cell table:style-name="ce352"/>
          <table:table-cell table:style-name="ce357" office:value-type="string" calcext:value-type="string">
            <text:p>E</text:p>
          </table:table-cell>
          <table:table-cell table:style-name="ce362" office:value-type="string" calcext:value-type="string">
            <text:p>F</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Defense for several turns.</text:p>
          </table:table-cell>
          <table:table-cell table:style-name="ce376" office:value-type="string" calcext:value-type="string">
            <text:p><text:s/>Barrier(5)</text:p>
          </table:table-cell>
          <table:table-cell table:style-name="ce376"/>
          <table:table-cell table:style-name="ce386" table:formula="of:=IF(ISNUMBER(FIND(&quot;Imbue&quot;;[.$Z395]));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Moogle</text:p>
          </table:table-cell>
          <table:table-cell table:style-name="ce274" office:value-type="string" calcext:value-type="string">
            <text:p>Faith</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Avert Magic Down +5%</text:p>
          </table:table-cell>
          <table:table-cell table:number-columns-repeated="2" table:style-name="ce332" office:value-type="string" calcext:value-type="string">
            <text:p>Magic Up +5%</text:p>
          </table:table-cell>
          <table:table-cell table:style-name="ce352" office:value-type="float" office:value="74" calcext:value-type="float">
            <text:p>74</text:p>
          </table:table-cell>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Magic for several turns.</text:p>
          </table:table-cell>
          <table:table-cell table:style-name="ce376" office:value-type="string" calcext:value-type="string">
            <text:p><text:s/>Faith(5)</text:p>
          </table:table-cell>
          <table:table-cell table:style-name="ce376"/>
          <table:table-cell table:style-name="ce386" table:formula="of:=IF(ISNUMBER(FIND(&quot;Imbue&quot;;[.$Z396]));1;&quot;&quot;)">
            <text:p/>
          </table:table-cell>
          <table:table-cell table:style-name="ce228"/>
          <table:table-cell office:value-type="string" calcext:value-type="string">
            <text:p>Enhanced Life, Lasting Boons, Quick Cast, Enhanced Boons, Extra Life, Ability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Hermes</text:p>
          </table:table-cell>
          <table:table-cell table:style-name="ce274" office:value-type="string" calcext:value-type="string">
            <text:p>Hast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Action Loss +5%</text:p>
          </table:table-cell>
          <table:table-cell table:number-columns-repeated="2" table:style-name="ce332" office:value-type="string" calcext:value-type="string">
            <text:p>Break Power Up +4%</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Grants extra actions for several turns.</text:p>
          </table:table-cell>
          <table:table-cell table:style-name="ce376" office:value-type="string" calcext:value-type="string">
            <text:p><text:s/>Haste(5)</text:p>
          </table:table-cell>
          <table:table-cell table:style-name="ce376"/>
          <table:table-cell table:style-name="ce386" table:formula="of:=IF(ISNUMBER(FIND(&quot;Imbue&quot;;[.$Z397]));1;&quot;&quot;)">
            <text:p/>
          </table:table-cell>
          <table:table-cell table:style-name="ce228"/>
          <table:table-cell office:value-type="string" calcext:value-type="string">
            <text:p>Enhanced Life, Lasting Boons, Quick Cast, Enhanced Boons, Extra Life, Duration Boost</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text:p>
          </table:table-cell>
          <table:table-cell table:style-name="ce274" office:value-type="string" calcext:value-type="string">
            <text:p>Brav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Attack Up +5%</text:p>
          </table:table-cell>
          <table:table-cell table:style-name="ce352" office:value-type="float" office:value="74" calcext:value-type="float">
            <text:p>74</text:p>
          </table:table-cell>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Raises Attack for several turns.</text:p>
          </table:table-cell>
          <table:table-cell table:style-name="ce376" office:value-type="string" calcext:value-type="string">
            <text:p><text:s/>Brave(5)</text:p>
          </table:table-cell>
          <table:table-cell table:style-name="ce376"/>
          <table:table-cell table:style-name="ce386" table:formula="of:=IF(ISNUMBER(FIND(&quot;Imbue&quot;;[.$Z398]));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Gigant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1"/>
          <table:table-cell table:style-name="ce298"/>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Avert Attack Down +5%</text:p>
          </table:table-cell>
          <table:table-cell table:number-columns-repeated="2" table:style-name="ce332" office:value-type="string" calcext:value-type="string">
            <text:p>Skillseed Up +5%</text:p>
          </table:table-cell>
          <table:table-cell table:style-name="ce352"/>
          <table:table-cell table:style-name="ce357" office:value-type="string" calcext:value-type="string">
            <text:p>F</text:p>
          </table:table-cell>
          <table:table-cell table:style-name="ce362" office:value-type="string" calcext:value-type="string">
            <text:p>A</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text:p>
          </table:table-cell>
          <table:table-cell table:style-name="ce376" table:number-columns-repeated="2"/>
          <table:table-cell table:style-name="ce386" table:formula="of:=IF(ISNUMBER(FIND(&quot;Imbue&quot;;[.$Z39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Artemis</text:p>
          </table:table-cell>
          <table:table-cell table:style-name="ce274" office:value-type="string" calcext:value-type="string">
            <text:p>Boos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0]));&quot;+50%&quot;;&quot;&quot;)">
            <text:p/>
          </table:table-cell>
          <table:table-cell table:style-name="ce293" table:formula="of:=IF(ISNUMBER(FIND(&quot;Attack Ignition&quot;;[.$Z400]));&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Avert Break Power Down +5%</text:p>
          </table:table-cell>
          <table:table-cell table:number-columns-repeated="2" table:style-name="ce332" office:value-type="string" calcext:value-type="string">
            <text:p>Break Power Up +5%</text:p>
          </table:table-cell>
          <table:table-cell table:style-name="ce352" office:value-type="float" office:value="74" calcext:value-type="float">
            <text:p>74</text:p>
          </table:table-cell>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28" calcext:value-type="float">
            <text:p>28</text:p>
          </table:table-cell>
          <table:table-cell table:style-name="ce372" office:value-type="float" office:value="28" calcext:value-type="float">
            <text:p>28</text:p>
          </table:table-cell>
          <table:table-cell table:style-name="ce352" office:value-type="string" calcext:value-type="string">
            <text:p>Grants Boost for 5 Turns</text:p>
          </table:table-cell>
          <table:table-cell table:style-name="ce376" office:value-type="string" calcext:value-type="string">
            <text:p><text:s/>Boost(5)</text:p>
          </table:table-cell>
          <table:table-cell table:style-name="ce376"/>
          <table:table-cell table:style-name="ce386" table:formula="of:=IF(ISNUMBER(FIND(&quot;Imbue&quot;;[.$Z400]));1;&quot;&quot;)">
            <text:p/>
          </table:table-cell>
          <table:table-cell table:style-name="ce228"/>
          <table:table-cell office:value-type="string" calcext:value-type="string">
            <text:p>Enhanced Life, Lasting Boons, Quick Cast, Enhanced Boons, Extra Life, Attack Ignition</text:p>
          </table:table-cell>
          <table:table-cell/>
        </table:table-row>
        <table:table-row table:style-name="ro6">
          <table:table-cell table:style-name="ce266"/>
          <table:table-cell table:style-name="ce267" office:value-type="string" calcext:value-type="string">
            <text:p>Dhampyr</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1]));&quot;+50%&quot;;&quot;&quot;)" office:value-type="string" office:string-value="+50%" calcext:value-type="string">
            <text:p>+50%</text:p>
          </table:table-cell>
          <table:table-cell table:style-name="ce293" table:formula="of:=IF(ISNUMBER(FIND(&quot;Attack Ignition&quot;;[.$Z401]));&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4%</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age-type jobs' stats for several turns.</text:p>
          </table:table-cell>
          <table:table-cell table:style-name="ce376" office:value-type="string" calcext:value-type="string">
            <text:p><text:s/>Mage's Trance(5)</text:p>
          </table:table-cell>
          <table:table-cell table:style-name="ce376"/>
          <table:table-cell table:style-name="ce386" table:formula="of:=IF(ISNUMBER(FIND(&quot;Imbue&quot;;[.$Z401]));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Dhampyr (+1)</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2]));&quot;+50%&quot;;&quot;&quot;)">
            <text:p/>
          </table:table-cell>
          <table:table-cell table:style-name="ce293" table:formula="of:=IF(ISNUMBER(FIND(&quot;Attack Ignition&quot;;[.$Z40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2]));1;&quot;&quot;)">
            <text:p/>
          </table:table-cell>
          <table:table-cell table:style-name="ce228"/>
          <table:table-cell office:value-type="string" calcext:value-type="string">
            <text:p>-</text:p>
          </table:table-cell>
          <table:table-cell/>
        </table:table-row>
        <table:table-row table:style-name="ro6" table:visibility="filter">
          <table:table-cell table:style-name="ce266" office:value-type="string" calcext:value-type="string">
            <text:p>B</text:p>
          </table:table-cell>
          <table:table-cell table:style-name="ce267" office:value-type="string" calcext:value-type="string">
            <text:p>Dhampyr (2)</text:p>
          </table:table-cell>
          <table:table-cell table:style-name="ce274" office:value-type="string" calcext:value-type="string">
            <text:p>Mage'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0"/>
          <table:table-cell table:style-name="ce297"/>
          <table:table-cell table:style-name="ce305"/>
          <table:table-cell table:style-name="ce311" office:value-type="string" calcext:value-type="string">
            <text:p>-</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Kill &amp; Draw +1</text:p>
          </table:table-cell>
          <table:table-cell table:style-name="ce352"/>
          <table:table-cell table:style-name="ce357" office:value-type="string" calcext:value-type="string">
            <text:p>A</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text:p>
          </table:table-cell>
          <table:table-cell table:style-name="ce376" table:number-columns-repeated="2"/>
          <table:table-cell table:style-name="ce386" table:formula="of:=IF(ISNUMBER(FIND(&quot;Imbue&quot;;[.$Z40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astet</text:p>
          </table:table-cell>
          <table:table-cell table:style-name="ce274" office:value-type="string" calcext:value-type="string">
            <text:p>Range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4]));&quot;+50%&quot;;&quot;&quot;)" office:value-type="string" office:string-value="+50%" calcext:value-type="string">
            <text:p>+50%</text:p>
          </table:table-cell>
          <table:table-cell table:style-name="ce293" table:formula="of:=IF(ISNUMBER(FIND(&quot;Attack Ignition&quot;;[.$Z404]));&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ranger-type jobs' stats for several turns.</text:p>
          </table:table-cell>
          <table:table-cell table:style-name="ce376" office:value-type="string" calcext:value-type="string">
            <text:p><text:s/>Ranger's Trance(5)</text:p>
          </table:table-cell>
          <table:table-cell table:style-name="ce376"/>
          <table:table-cell table:style-name="ce386" table:formula="of:=IF(ISNUMBER(FIND(&quot;Imbue&quot;;[.$Z404]));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Crom Dubh</text:p>
          </table:table-cell>
          <table:table-cell table:style-name="ce274" office:value-type="string" calcext:value-type="string">
            <text:p>Warrior's Tran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5]));&quot;+50%&quot;;&quot;&quot;)" office:value-type="string" office:string-value="+50%" calcext:value-type="string">
            <text:p>+50%</text:p>
          </table:table-cell>
          <table:table-cell table:style-name="ce293" table:formula="of:=IF(ISNUMBER(FIND(&quot;Attack Ignition&quot;;[.$Z405]));&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number-columns-repeated="2" table:style-name="ce332" office:value-type="string" calcext:value-type="string">
            <text:p>Prismatic Draw +1%</text:p>
          </table:table-cell>
          <table:table-cell table:style-name="ce352" office:value-type="float" office:value="75" calcext:value-type="float">
            <text:p>75</text:p>
          </table:table-cell>
          <table:table-cell table:style-name="ce357" office:value-type="string" calcext:value-type="string">
            <text:p>F</text:p>
          </table:table-cell>
          <table:table-cell table:style-name="ce362" office:value-type="string" calcext:value-type="string">
            <text:p>L</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warrior-type jobs' stats for several turns.</text:p>
          </table:table-cell>
          <table:table-cell table:style-name="ce376" office:value-type="string" calcext:value-type="string">
            <text:p><text:s/>Warrior's Trance(5)</text:p>
          </table:table-cell>
          <table:table-cell table:style-name="ce376"/>
          <table:table-cell table:style-name="ce386" table:formula="of:=IF(ISNUMBER(FIND(&quot;Imbue&quot;;[.$Z405]));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6">
          <table:table-cell table:style-name="ce266"/>
          <table:table-cell table:style-name="ce267" office:value-type="string" calcext:value-type="string">
            <text:p>Incubus</text:p>
          </table:table-cell>
          <table:table-cell table:style-name="ce274" office:value-type="string" calcext:value-type="string">
            <text:p>Monk's Trance</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6]));&quot;+50%&quot;;&quot;&quot;)" office:value-type="string" office:string-value="+50%" calcext:value-type="string">
            <text:p>+50%</text:p>
          </table:table-cell>
          <table:table-cell table:style-name="ce293" table:formula="of:=IF(ISNUMBER(FIND(&quot;Attack Ignition&quot;;[.$Z406]));&quot;+50%&quot;;&quot;&quot;)" office:value-type="string" office:string-value="+50%" calcext:value-type="string">
            <text:p>+50%</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xploit Weakness +5%</text:p>
          </table:table-cell>
          <table:table-cell table:style-name="ce323" office:value-type="string" calcext:value-type="string">
            <text:p>Improved Criticals +5%</text:p>
          </table:table-cell>
          <table:table-cell table:style-name="ce332" office:value-type="string" calcext:value-type="string">
            <text:p>+</text:p>
          </table:table-cell>
          <table:table-cell table:style-name="ce332"/>
          <table:table-cell table:style-name="ce352"/>
          <table:table-cell table:style-name="ce357" office:value-type="string" calcext:value-type="string">
            <text:p>E</text:p>
          </table:table-cell>
          <table:table-cell table:style-name="ce362" office:value-type="string" calcext:value-type="string">
            <text:p>D</text:p>
          </table:table-cell>
          <table:table-cell table:style-name="ce367" office:value-type="float" office:value="42" calcext:value-type="float">
            <text:p>42</text:p>
          </table:table-cell>
          <table:table-cell table:style-name="ce372" office:value-type="float" office:value="14" calcext:value-type="float">
            <text:p>14</text:p>
          </table:table-cell>
          <table:table-cell table:style-name="ce352" office:value-type="string" calcext:value-type="string">
            <text:p>Enhances monk-type jobs' stats for several turns.</text:p>
          </table:table-cell>
          <table:table-cell table:style-name="ce376" office:value-type="string" calcext:value-type="string">
            <text:p><text:s/>Monk's Trance(5)</text:p>
          </table:table-cell>
          <table:table-cell table:style-name="ce376"/>
          <table:table-cell table:style-name="ce386" table:formula="of:=IF(ISNUMBER(FIND(&quot;Imbue&quot;;[.$Z406]));1;&quot;&quot;)">
            <text:p/>
          </table:table-cell>
          <table:table-cell table:style-name="ce228"/>
          <table:table-cell office:value-type="string" calcext:value-type="string">
            <text:p>Enhanced Life, Lasting Boons, Quick Cast, Enhanced Boons, Attack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07]));&quot;+50%&quot;;&quot;&quot;)">
            <text:p/>
          </table:table-cell>
          <table:table-cell table:style-name="ce293" table:formula="of:=IF(ISNUMBER(FIND(&quot;Attack Ignition&quot;;[.$Z407]));&quot;+50%&quot;;&quot;&quot;)">
            <text:p/>
          </table:table-cell>
          <table:table-cell table:style-name="ce305"/>
          <table:table-cell table:style-name="ce311"/>
          <table:table-cell table:style-name="ce316"/>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07]));1;&quot;&quot;)">
            <text:p/>
          </table:table-cell>
          <table:table-cell table:style-name="ce228"/>
          <table:table-cell table:number-columns-repeated="2"/>
        </table:table-row>
        <table:table-row table:style-name="ro6">
          <table:table-cell table:style-name="ce266"/>
          <table:table-cell table:style-name="ce267" office:value-type="string" calcext:value-type="string">
            <text:p>Afanc (+1)</text:p>
          </table:table-cell>
          <table:table-cell table:style-name="ce274" office:value-type="string" calcext:value-type="string">
            <text:p>Dark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8]));&quot;+50%&quot;;&quot;&quot;)">
            <text:p/>
          </table:table-cell>
          <table:table-cell table:style-name="ce293" table:formula="of:=IF(ISNUMBER(FIND(&quot;Attack Ignition&quot;;[.$Z408]));&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Exploit Weakness +8%</text:p>
          </table:table-cell>
          <table:table-cell table:style-name="ce332" office:value-type="string" calcext:value-type="string">
            <text:p>Magic Up +7%</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dark orbs for several turns. Adds light resistance.</text:p>
          </table:table-cell>
          <table:table-cell table:style-name="ce376" office:value-type="string" calcext:value-type="string">
            <text:p><text:s/>Darkforce</text:p>
          </table:table-cell>
          <table:table-cell table:style-name="ce376"/>
          <table:table-cell table:style-name="ce386" table:formula="of:=IF(ISNUMBER(FIND(&quot;Imbue&quot;;[.$Z408]));1;&quot;&quot;)" office:value-type="float" office:value="1" calcext:value-type="float">
            <text:p>1</text:p>
          </table:table-cell>
          <table:table-cell table:style-name="ce228"/>
          <table:table-cell office:value-type="string" calcext:value-type="string">
            <text:p>Enhanced Life, Elemental Bounty, Quick Cast, Imbue Dark, Enhanced Dark, Enhanced Dark</text:p>
          </table:table-cell>
          <table:table-cell/>
        </table:table-row>
        <table:table-row table:style-name="ro6">
          <table:table-cell table:style-name="ce266"/>
          <table:table-cell table:style-name="ce267" office:value-type="string" calcext:value-type="string">
            <text:p>Afanc</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09]));&quot;+50%&quot;;&quot;&quot;)">
            <text:p/>
          </table:table-cell>
          <table:table-cell table:style-name="ce293" table:formula="of:=IF(ISNUMBER(FIND(&quot;Attack Ignition&quot;;[.$Z409]));&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0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Afanc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0]));&quot;+50%&quot;;&quot;&quot;)">
            <text:p/>
          </table:table-cell>
          <table:table-cell table:style-name="ce293" table:formula="of:=IF(ISNUMBER(FIND(&quot;Attack Ignition&quot;;[.$Z41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Dark +3%</text:p>
          </table:table-cell>
          <table:table-cell table:style-name="ce323" office:value-type="string" calcext:value-type="string">
            <text:p>Resist Dark +3%</text:p>
          </table:table-cell>
          <table:table-cell table:number-columns-repeated="2" table:style-name="ce332" office:value-type="string" calcext:value-type="string">
            <text:p>Job Change Recast</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0]));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Stolas (+1)</text:p>
          </table:table-cell>
          <table:table-cell table:style-name="ce274" office:value-type="string" calcext:value-type="string">
            <text:p>Light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1]));&quot;+50%&quot;;&quot;&quot;)">
            <text:p/>
          </table:table-cell>
          <table:table-cell table:style-name="ce293" table:formula="of:=IF(ISNUMBER(FIND(&quot;Attack Ignition&quot;;[.$Z411]));&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Improved Criticals +8%</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light orbs for several turns. Adds dark resistance.</text:p>
          </table:table-cell>
          <table:table-cell table:style-name="ce376" office:value-type="string" calcext:value-type="string">
            <text:p><text:s/>Lightforce</text:p>
          </table:table-cell>
          <table:table-cell table:style-name="ce376"/>
          <table:table-cell table:style-name="ce386" table:formula="of:=IF(ISNUMBER(FIND(&quot;Imbue&quot;;[.$Z411]));1;&quot;&quot;)" office:value-type="float" office:value="1" calcext:value-type="float">
            <text:p>1</text:p>
          </table:table-cell>
          <table:table-cell table:style-name="ce228"/>
          <table:table-cell office:value-type="string" calcext:value-type="string">
            <text:p>Enhanced Life, Elemental Bounty, Quick Cast, Imbue Light, Enhanced Light, Enhanced Light</text:p>
          </table:table-cell>
          <table:table-cell/>
        </table:table-row>
        <table:table-row table:style-name="ro6">
          <table:table-cell table:style-name="ce266"/>
          <table:table-cell table:style-name="ce267" office:value-type="string" calcext:value-type="string">
            <text:p>Stolas</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2]));&quot;+50%&quot;;&quot;&quot;)">
            <text:p/>
          </table:table-cell>
          <table:table-cell table:style-name="ce293" table:formula="of:=IF(ISNUMBER(FIND(&quot;Attack Ignition&quot;;[.$Z412]));&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2]));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Stolas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3]));&quot;+50%&quot;;&quot;&quot;)">
            <text:p/>
          </table:table-cell>
          <table:table-cell table:style-name="ce293" table:formula="of:=IF(ISNUMBER(FIND(&quot;Attack Ignition&quot;;[.$Z41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7%</text:p>
          </table:table-cell>
          <table:table-cell table:style-name="ce332" office:value-type="string" calcext:value-type="string">
            <text:p>Magic Up +6%</text:p>
          </table:table-cell>
          <table:table-cell table:style-name="ce352" office:value-type="float" office:value="52" calcext:value-type="float">
            <text:p>52</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Luchorpan (+1)</text:p>
          </table:table-cell>
          <table:table-cell table:style-name="ce274" office:value-type="string" calcext:value-type="string">
            <text:p>Earth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4]));&quot;+50%&quot;;&quot;&quot;)">
            <text:p/>
          </table:table-cell>
          <table:table-cell table:style-name="ce293" table:formula="of:=IF(ISNUMBER(FIND(&quot;Attack Ignition&quot;;[.$Z414]));&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5%</text:p>
          </table:table-cell>
          <table:table-cell table:style-name="ce332" office:value-type="string" calcext:value-type="string">
            <text:p>Magic Up +5%</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earth orbs for several turns. Adds wind resistance.</text:p>
          </table:table-cell>
          <table:table-cell table:style-name="ce376" office:value-type="string" calcext:value-type="string">
            <text:p><text:s/>Earthforce</text:p>
          </table:table-cell>
          <table:table-cell table:style-name="ce376"/>
          <table:table-cell table:style-name="ce386" table:formula="of:=IF(ISNUMBER(FIND(&quot;Imbue&quot;;[.$Z414]));1;&quot;&quot;)" office:value-type="float" office:value="1" calcext:value-type="float">
            <text:p>1</text:p>
          </table:table-cell>
          <table:table-cell table:style-name="ce228"/>
          <table:table-cell office:value-type="string" calcext:value-type="string">
            <text:p>Enhanced Life, Elemental Bounty, Quick Cast, Imbue Earth, Enhanced Earth, Enhanced Earth</text:p>
          </table:table-cell>
          <table:table-cell/>
        </table:table-row>
        <table:table-row table:style-name="ro6">
          <table:table-cell table:style-name="ce266"/>
          <table:table-cell table:style-name="ce267" office:value-type="string" calcext:value-type="string">
            <text:p>Luchorpa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5]));&quot;+50%&quot;;&quot;&quot;)">
            <text:p/>
          </table:table-cell>
          <table:table-cell table:style-name="ce293" table:formula="of:=IF(ISNUMBER(FIND(&quot;Attack Ignition&quot;;[.$Z415]));&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5]));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usion (+1)</text:p>
          </table:table-cell>
          <table:table-cell table:style-name="ce274" office:value-type="string" calcext:value-type="string">
            <text:p>Wind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6]));&quot;+50%&quot;;&quot;&quot;)">
            <text:p/>
          </table:table-cell>
          <table:table-cell table:style-name="ce293" table:formula="of:=IF(ISNUMBER(FIND(&quot;Attack Ignition&quot;;[.$Z416]));&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ind orbs for several turns. Adds earth resistance.</text:p>
          </table:table-cell>
          <table:table-cell table:style-name="ce376" office:value-type="string" calcext:value-type="string">
            <text:p><text:s/>Windforce</text:p>
          </table:table-cell>
          <table:table-cell table:style-name="ce376"/>
          <table:table-cell table:style-name="ce386" table:formula="of:=IF(ISNUMBER(FIND(&quot;Imbue&quot;;[.$Z416]));1;&quot;&quot;)" office:value-type="float" office:value="1" calcext:value-type="float">
            <text:p>1</text:p>
          </table:table-cell>
          <table:table-cell table:style-name="ce228"/>
          <table:table-cell office:value-type="string" calcext:value-type="string">
            <text:p>Enhanced Life, Elemental Bounty, Quick Cast, Imbue Wind, Enhanced Wind, Enhanced Wind</text:p>
          </table:table-cell>
          <table:table-cell/>
        </table:table-row>
        <table:table-row table:style-name="ro6">
          <table:table-cell table:style-name="ce266"/>
          <table:table-cell table:style-name="ce267" office:value-type="string" calcext:value-type="string">
            <text:p>Gusion</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7]));&quot;+50%&quot;;&quot;&quot;)">
            <text:p/>
          </table:table-cell>
          <table:table-cell table:style-name="ce293" table:formula="of:=IF(ISNUMBER(FIND(&quot;Attack Ignition&quot;;[.$Z417]));&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1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usion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8]));&quot;+50%&quot;;&quot;&quot;)">
            <text:p/>
          </table:table-cell>
          <table:table-cell table:style-name="ce293" table:formula="of:=IF(ISNUMBER(FIND(&quot;Attack Ignition&quot;;[.$Z418]));&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text:p>
          </table:table-cell>
          <table:table-cell table:style-name="ce332" office:value-type="string" calcext:value-type="string">
            <text:p>+</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Pixie (+1)</text:p>
          </table:table-cell>
          <table:table-cell table:style-name="ce274" office:value-type="string" calcext:value-type="string">
            <text:p>Ic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19]));&quot;+50%&quot;;&quot;&quot;)">
            <text:p/>
          </table:table-cell>
          <table:table-cell table:style-name="ce293" table:formula="of:=IF(ISNUMBER(FIND(&quot;Attack Ignition&quot;;[.$Z419]));&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6%</text:p>
          </table:table-cell>
          <table:table-cell table:style-name="ce332" office:value-type="string" calcext:value-type="string">
            <text:p>Magic Up +5%</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water orbs for several turns. Adds fire resistance.</text:p>
          </table:table-cell>
          <table:table-cell table:style-name="ce376" office:value-type="string" calcext:value-type="string">
            <text:p><text:s/>Iceforce</text:p>
          </table:table-cell>
          <table:table-cell table:style-name="ce376"/>
          <table:table-cell table:style-name="ce386" table:formula="of:=IF(ISNUMBER(FIND(&quot;Imbue&quot;;[.$Z419]));1;&quot;&quot;)" office:value-type="float" office:value="1" calcext:value-type="float">
            <text:p>1</text:p>
          </table:table-cell>
          <table:table-cell table:style-name="ce228"/>
          <table:table-cell office:value-type="string" calcext:value-type="string">
            <text:p>Enhanced Life, Elemental Bounty, Quick Cast, Imbue Water, Enhanced Water, Enhanced Water</text:p>
          </table:table-cell>
          <table:table-cell/>
        </table:table-row>
        <table:table-row table:style-name="ro6">
          <table:table-cell table:style-name="ce266"/>
          <table:table-cell table:style-name="ce267" office:value-type="string" calcext:value-type="string">
            <text:p>Pixie</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0]));&quot;+50%&quot;;&quot;&quot;)">
            <text:p/>
          </table:table-cell>
          <table:table-cell table:style-name="ce293" table:formula="of:=IF(ISNUMBER(FIND(&quot;Attack Ignition&quot;;[.$Z420]));&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0]));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Pixie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1]));&quot;+50%&quot;;&quot;&quot;)">
            <text:p/>
          </table:table-cell>
          <table:table-cell table:style-name="ce293" table:formula="of:=IF(ISNUMBER(FIND(&quot;Attack Ignition&quot;;[.$Z421]));&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Magic Up +3%</text:p>
          </table:table-cell>
          <table:table-cell table:style-name="ce323" office:value-type="string" calcext:value-type="string">
            <text:p>Enhance Water +3%</text:p>
          </table:table-cell>
          <table:table-cell table:number-columns-repeated="2"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6">
          <table:table-cell table:style-name="ce266"/>
          <table:table-cell table:style-name="ce267" office:value-type="string" calcext:value-type="string">
            <text:p>Brynhildr (+1)</text:p>
          </table:table-cell>
          <table:table-cell table:style-name="ce274" office:value-type="string" calcext:value-type="string">
            <text:p>Flameforce</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2]));&quot;+50%&quot;;&quot;&quot;)">
            <text:p/>
          </table:table-cell>
          <table:table-cell table:style-name="ce293" table:formula="of:=IF(ISNUMBER(FIND(&quot;Attack Ignition&quot;;[.$Z422]));&quot;+50%&quot;;&quot;&quot;)">
            <text:p/>
          </table:table-cell>
          <table:table-cell table:style-name="ce305"/>
          <table:table-cell table:style-name="ce311" office:value-type="float" office:value="3" calcext:value-type="float">
            <text:p>3</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Only draw fire orbs for several turns. Adds water resistance.</text:p>
          </table:table-cell>
          <table:table-cell table:style-name="ce376" office:value-type="string" calcext:value-type="string">
            <text:p><text:s/>Flameforce</text:p>
          </table:table-cell>
          <table:table-cell table:style-name="ce376"/>
          <table:table-cell table:style-name="ce386" table:formula="of:=IF(ISNUMBER(FIND(&quot;Imbue&quot;;[.$Z422]));1;&quot;&quot;)" office:value-type="float" office:value="1" calcext:value-type="float">
            <text:p>1</text:p>
          </table:table-cell>
          <table:table-cell table:style-name="ce228"/>
          <table:table-cell office:value-type="string" calcext:value-type="string">
            <text:p>Enhanced Life, Elemental Bounty, Quick Cast, Imbue Fire, Enhanced Fire, Enhanced Fire</text:p>
          </table:table-cell>
          <table:table-cell/>
        </table:table-row>
        <table:table-row table:style-name="ro6">
          <table:table-cell table:style-name="ce266"/>
          <table:table-cell table:style-name="ce267" office:value-type="string" calcext:value-type="string">
            <text:p>Brynhildr</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3]));&quot;+50%&quot;;&quot;&quot;)">
            <text:p/>
          </table:table-cell>
          <table:table-cell table:style-name="ce293" table:formula="of:=IF(ISNUMBER(FIND(&quot;Attack Ignition&quot;;[.$Z423]));&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Job Change Recast</text:p>
          </table:table-cell>
          <table:table-cell table:style-name="ce332" office:value-type="string" calcext:value-type="string">
            <text:p>Job Change Recast</text:p>
          </table:table-cell>
          <table:table-cell table:style-name="ce352"/>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3]));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Brynhildr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4]));&quot;+50%&quot;;&quot;&quot;)">
            <text:p/>
          </table:table-cell>
          <table:table-cell table:style-name="ce293" table:formula="of:=IF(ISNUMBER(FIND(&quot;Attack Ignition&quot;;[.$Z424]));&quot;+50%&quot;;&quot;&quot;)">
            <text:p/>
          </table:table-cell>
          <table:table-cell table:style-name="ce305"/>
          <table:table-cell table:style-name="ce311" office:value-type="string" calcext:value-type="string">
            <text:p>-</text:p>
          </table:table-cell>
          <table:table-cell table:style-name="ce316"/>
          <table:table-cell table:style-name="ce323" office:value-type="string" calcext:value-type="string">
            <text:p>Attack Up +3%</text:p>
          </table:table-cell>
          <table:table-cell table:style-name="ce323" office:value-type="string" calcext:value-type="string">
            <text:p>Enhance Fire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office:value-type="string" calcext:value-type="string">
            <text:p>O 3/6</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table-cell table:style-name="ce228"/>
          <table:table-cell table:number-columns-repeated="2"/>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3" table:formula="of:=IF(ISNUMBER(FIND(&quot;Ability Ignition&quot;;[.$Z425]));&quot;+50%&quot;;&quot;&quot;)">
            <text:p/>
          </table:table-cell>
          <table:table-cell table:style-name="ce293" table:formula="of:=IF(ISNUMBER(FIND(&quot;Attack Ignition&quot;;[.$Z425]));&quot;+50%&quot;;&quot;&quot;)">
            <text:p/>
          </table:table-cell>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formula="of:=IF(ISNUMBER(FIND(&quot;Imbue&quot;;[.$Z425]));1;&quot;&quot;)">
            <text:p/>
          </table:table-cell>
          <table:table-cell table:style-name="ce228"/>
          <table:table-cell table:number-columns-repeated="2"/>
        </table:table-row>
        <table:table-row table:style-name="ro6">
          <table:table-cell table:style-name="ce266"/>
          <table:table-cell table:style-name="ce267" office:value-type="string" calcext:value-type="string">
            <text:p>Kujata: FFVII</text:p>
          </table:table-cell>
          <table:table-cell table:style-name="ce274" office:value-type="string" calcext:value-type="string">
            <text:p>Dark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6]));&quot;+50%&quot;;&quot;&quot;)" office:value-type="string" office:string-value="+50%" calcext:value-type="string">
            <text:p>+50%</text:p>
          </table:table-cell>
          <table:table-cell table:style-name="ce304" table:formula="of:=IF(ISNUMBER(FIND(&quot;Attack Ignition&quot;;[.$Z426]));&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office:value-type="string" calcext:value-type="string">
            <text:p>Job Change Recast</text:p>
          </table:table-cell>
          <table:table-cell table:style-name="ce332" office:value-type="string" calcext:value-type="string">
            <text:p>Break Power Up +5%</text:p>
          </table:table-cell>
          <table:table-cell table:style-name="ce352"/>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dark.</text:p>
          </table:table-cell>
          <table:table-cell table:style-name="ce376" office:value-type="string" calcext:value-type="string">
            <text:p>Dark Shift</text:p>
          </table:table-cell>
          <table:table-cell table:style-name="ce376"/>
          <table:table-cell table:style-name="ce386" table:formula="of:=IF(ISNUMBER(FIND(&quot;Imbue&quot;;[.$Z426]));1;&quot;&quot;)">
            <text:p/>
          </table:table-cell>
          <table:table-cell table:style-name="ce228"/>
          <table:table-cell office:value-type="string" calcext:value-type="string">
            <text:p>Enhanced Life, Elemental Bounty, Quick Cast, Enhanced Dark, Ability Ignition, Ability Ignition</text:p>
          </table:table-cell>
          <table:table-cell/>
        </table:table-row>
        <table:table-row table:style-name="ro6">
          <table:table-cell table:style-name="ce266"/>
          <table:table-cell table:style-name="ce267" office:value-type="string" calcext:value-type="string">
            <text:p>Kujata: FFVII (2)</text:p>
          </table:table-cell>
          <table:table-cell table:style-name="ce274" office:value-type="string" calcext:value-type="string">
            <text:p>-</text:p>
          </table:table-cell>
          <table:table-cell table:style-name="ce267"/>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7]));&quot;+50%&quot;;&quot;&quot;)">
            <text:p/>
          </table:table-cell>
          <table:table-cell table:style-name="ce304" table:formula="of:=IF(ISNUMBER(FIND(&quot;Attack Ignition&quot;;[.$Z427]));&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Dark +3%</text:p>
          </table:table-cell>
          <table:table-cell table:style-name="ce323" office:value-type="string" calcext:value-type="string">
            <text:p>Resist Dark +3%</text:p>
          </table:table-cell>
          <table:table-cell table:style-name="ce332" table:number-columns-repeated="2"/>
          <table:table-cell table:style-name="ce352" office:value-type="string" calcext:value-type="string">
            <text:p>+</text:p>
          </table:table-cell>
          <table:table-cell table:style-name="ce357" office:value-type="string" calcext:value-type="string">
            <text:p>D</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7]));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Choco/Mog: FFVII</text:p>
          </table:table-cell>
          <table:table-cell table:style-name="ce274" office:value-type="string" calcext:value-type="string">
            <text:p>Light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8]));&quot;+50%&quot;;&quot;&quot;)" office:value-type="string" office:string-value="+50%" calcext:value-type="string">
            <text:p>+50%</text:p>
          </table:table-cell>
          <table:table-cell table:style-name="ce304" table:formula="of:=IF(ISNUMBER(FIND(&quot;Attack Ignition&quot;;[.$Z428]));&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light.</text:p>
          </table:table-cell>
          <table:table-cell table:style-name="ce376" office:value-type="string" calcext:value-type="string">
            <text:p>Light Shift</text:p>
          </table:table-cell>
          <table:table-cell table:style-name="ce376"/>
          <table:table-cell table:style-name="ce386" table:formula="of:=IF(ISNUMBER(FIND(&quot;Imbue&quot;;[.$Z428]));1;&quot;&quot;)">
            <text:p/>
          </table:table-cell>
          <table:table-cell table:style-name="ce228"/>
          <table:table-cell office:value-type="string" calcext:value-type="string">
            <text:p>Enhanced Life, Elemental Bounty, Quick Cast, Enhanced Light, Ability Ignition, Ability Ignition</text:p>
          </table:table-cell>
          <table:table-cell/>
        </table:table-row>
        <table:table-row table:style-name="ro6">
          <table:table-cell table:style-name="ce266"/>
          <table:table-cell table:style-name="ce267" office:value-type="string" calcext:value-type="string">
            <text:p>Choco/Mog: FFVII (2)</text:p>
          </table:table-cell>
          <table:table-cell table:style-name="ce274" office:value-type="string" calcext:value-type="string">
            <text:p>-</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29]));&quot;+50%&quot;;&quot;&quot;)">
            <text:p/>
          </table:table-cell>
          <table:table-cell table:style-name="ce304" table:formula="of:=IF(ISNUMBER(FIND(&quot;Attack Ignition&quot;;[.$Z429]));&quot;+50%&quot;;&quot;&quot;)">
            <text:p/>
          </table:table-cell>
          <table:table-cell table:style-name="ce310"/>
          <table:table-cell table:style-name="ce311" office:value-type="string" calcext:value-type="string">
            <text:p>-</text:p>
          </table:table-cell>
          <table:table-cell table:style-name="ce321"/>
          <table:table-cell table:style-name="ce323" office:value-type="string" calcext:value-type="string">
            <text:p>Enhance Light +3%</text:p>
          </table:table-cell>
          <table:table-cell table:style-name="ce323" office:value-type="string" calcext:value-type="string">
            <text:p>Resist Light +3%</text:p>
          </table:table-cell>
          <table:table-cell table:style-name="ce332" office:value-type="string" calcext:value-type="string">
            <text:p>Enhance Water +6%</text:p>
          </table:table-cell>
          <table:table-cell table:style-name="ce332" office:value-type="string" calcext:value-type="string">
            <text:p>Resist Water +6%</text:p>
          </table:table-cell>
          <table:table-cell table:style-name="ce352" office:value-type="float" office:value="59" calcext:value-type="float">
            <text:p>59</text:p>
          </table:table-cell>
          <table:table-cell table:style-name="ce357" office:value-type="string" calcext:value-type="string">
            <text:p>L</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text:p>
          </table:table-cell>
          <table:table-cell table:style-name="ce376" table:number-columns-repeated="2"/>
          <table:table-cell table:style-name="ce386" table:formula="of:=IF(ISNUMBER(FIND(&quot;Imbue&quot;;[.$Z429]));1;&quot;&quot;)">
            <text:p/>
          </table:table-cell>
          <table:table-cell table:style-name="ce228"/>
          <table:table-cell office:value-type="string" calcext:value-type="string">
            <text:p>-</text:p>
          </table:table-cell>
          <table:table-cell/>
        </table:table-row>
        <table:table-row table:style-name="ro6">
          <table:table-cell table:style-name="ce266"/>
          <table:table-cell table:style-name="ce267" office:value-type="string" calcext:value-type="string">
            <text:p>Gnome</text:p>
          </table:table-cell>
          <table:table-cell table:style-name="ce274" office:value-type="string" calcext:value-type="string">
            <text:p>Earth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0]));&quot;+50%&quot;;&quot;&quot;)" office:value-type="string" office:string-value="+50%" calcext:value-type="string">
            <text:p>+50%</text:p>
          </table:table-cell>
          <table:table-cell table:style-name="ce304" table:formula="of:=IF(ISNUMBER(FIND(&quot;Attack Ignition&quot;;[.$Z430]));&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HP Up +3%</text:p>
          </table:table-cell>
          <table:table-cell table:style-name="ce323" office:value-type="string" calcext:value-type="string">
            <text:p>Enhance Earth +3%</text:p>
          </table:table-cell>
          <table:table-cell table:style-name="ce345" office:value-type="string" calcext:value-type="string">
            <text:p>Magic Up +6%</text:p>
          </table:table-cell>
          <table:table-cell table:style-name="ce332" office:value-type="string" calcext:value-type="string">
            <text:p>Magic Up +6%</text:p>
          </table:table-cell>
          <table:table-cell table:style-name="ce352"/>
          <table:table-cell table:style-name="ce357" office:value-type="string" calcext:value-type="string">
            <text:p>E</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earth.</text:p>
          </table:table-cell>
          <table:table-cell table:style-name="ce376" office:value-type="string" calcext:value-type="string">
            <text:p><text:s/>Earth Shift</text:p>
          </table:table-cell>
          <table:table-cell table:style-name="ce376"/>
          <table:table-cell table:style-name="ce386" table:formula="of:=IF(ISNUMBER(FIND(&quot;Imbue&quot;;[.$Z430]));1;&quot;&quot;)">
            <text:p/>
          </table:table-cell>
          <table:table-cell table:style-name="ce228"/>
          <table:table-cell office:value-type="string" calcext:value-type="string">
            <text:p>Enhanced Life, Elemental Bounty, Quick Cast, Enhanced Earth, Ability Ignition, Ability Ignition</text:p>
          </table:table-cell>
          <table:table-cell/>
        </table:table-row>
        <table:table-row table:style-name="ro6">
          <table:table-cell table:style-name="ce266"/>
          <table:table-cell table:style-name="ce267" office:value-type="string" calcext:value-type="string">
            <text:p>Centicore</text:p>
          </table:table-cell>
          <table:table-cell table:style-name="ce274" office:value-type="string" calcext:value-type="string">
            <text:p>Wind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1]));&quot;+50%&quot;;&quot;&quot;)" office:value-type="string" office:string-value="+50%" calcext:value-type="string">
            <text:p>+50%</text:p>
          </table:table-cell>
          <table:table-cell table:style-name="ce304" table:formula="of:=IF(ISNUMBER(FIND(&quot;Attack Ignition&quot;;[.$Z431]));&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Break Power Up +3%</text:p>
          </table:table-cell>
          <table:table-cell table:style-name="ce323" office:value-type="string" calcext:value-type="string">
            <text:p>Enhance Wind +3%</text:p>
          </table:table-cell>
          <table:table-cell table:style-name="ce345" office:value-type="string" calcext:value-type="string">
            <text:p>Magic Up +6%</text:p>
          </table:table-cell>
          <table:table-cell table:style-name="ce332" office:value-type="string" calcext:value-type="string">
            <text:p>Job Change Recast</text:p>
          </table:table-cell>
          <table:table-cell table:style-name="ce352"/>
          <table:table-cell table:style-name="ce357" office:value-type="string" calcext:value-type="string">
            <text:p>W</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wind.</text:p>
          </table:table-cell>
          <table:table-cell table:style-name="ce376" office:value-type="string" calcext:value-type="string">
            <text:p><text:s/>Wind Shift</text:p>
          </table:table-cell>
          <table:table-cell table:style-name="ce376"/>
          <table:table-cell table:style-name="ce386" table:formula="of:=IF(ISNUMBER(FIND(&quot;Imbue&quot;;[.$Z431]));1;&quot;&quot;)">
            <text:p/>
          </table:table-cell>
          <table:table-cell table:style-name="ce228"/>
          <table:table-cell office:value-type="string" calcext:value-type="string">
            <text:p>Enhanced Life, Elemental Bounty, Quick Cast, Enhanced Wind, Ability Ignition, Ability Ignition</text:p>
          </table:table-cell>
          <table:table-cell/>
        </table:table-row>
        <table:table-row table:style-name="ro6">
          <table:table-cell table:style-name="ce266"/>
          <table:table-cell table:style-name="ce267" office:value-type="string" calcext:value-type="string">
            <text:p>Chariot</text:p>
          </table:table-cell>
          <table:table-cell table:style-name="ce274" office:value-type="string" calcext:value-type="string">
            <text:p>Ic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2]));&quot;+50%&quot;;&quot;&quot;)" office:value-type="string" office:string-value="+50%" calcext:value-type="string">
            <text:p>+50%</text:p>
          </table:table-cell>
          <table:table-cell table:style-name="ce304" table:formula="of:=IF(ISNUMBER(FIND(&quot;Attack Ignition&quot;;[.$Z432]));&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Magic Up +3%</text:p>
          </table:table-cell>
          <table:table-cell table:style-name="ce323" office:value-type="string" calcext:value-type="string">
            <text:p>Enhance Water +3%</text:p>
          </table:table-cell>
          <table:table-cell table:style-name="ce332" office:value-type="string" calcext:value-type="string">
            <text:p>Magic Up +5%</text:p>
          </table:table-cell>
          <table:table-cell table:style-name="ce332" office:value-type="string" calcext:value-type="string">
            <text:p>Job Change Recast</text:p>
          </table:table-cell>
          <table:table-cell table:style-name="ce352"/>
          <table:table-cell table:style-name="ce357" office:value-type="string" calcext:value-type="string">
            <text:p>A</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ice.</text:p>
          </table:table-cell>
          <table:table-cell table:style-name="ce376" office:value-type="string" calcext:value-type="string">
            <text:p><text:s/>Water Shift</text:p>
          </table:table-cell>
          <table:table-cell table:style-name="ce376"/>
          <table:table-cell table:style-name="ce386" table:formula="of:=IF(ISNUMBER(FIND(&quot;Imbue&quot;;[.$Z432]));1;&quot;&quot;)">
            <text:p/>
          </table:table-cell>
          <table:table-cell table:style-name="ce228"/>
          <table:table-cell office:value-type="string" calcext:value-type="string">
            <text:p>Enhanced Life, Elemental Bounty, Quick Cast, Enhanced Water, Ability Ignition, Ability Ignition</text:p>
          </table:table-cell>
          <table:table-cell/>
        </table:table-row>
        <table:table-row table:style-name="ro6">
          <table:table-cell table:style-name="ce266"/>
          <table:table-cell table:style-name="ce267" office:value-type="string" calcext:value-type="string">
            <text:p>Inugami</text:p>
          </table:table-cell>
          <table:table-cell table:style-name="ce274" office:value-type="string" calcext:value-type="string">
            <text:p>Flameshift</text:p>
          </table:table-cell>
          <table:table-cell table:style-name="ce267" office:value-type="string" calcext:value-type="string">
            <text:p>Life</text:p>
          </table:table-cell>
          <table:table-cell table:style-name="ce282" office:value-type="string" calcext:value-type="string">
            <text:p>Sup</text:p>
          </table:table-cell>
          <table:table-cell table:style-name="ce286" office:value-type="float" office:value="2" calcext:value-type="float">
            <text:p>2</text:p>
          </table:table-cell>
          <table:table-cell table:style-name="ce293" table:formula="of:=IF(ISNUMBER(FIND(&quot;Ability Ignition&quot;;[.$Z433]));&quot;+50%&quot;;&quot;&quot;)" office:value-type="string" office:string-value="+50%" calcext:value-type="string">
            <text:p>+50%</text:p>
          </table:table-cell>
          <table:table-cell table:style-name="ce304" table:formula="of:=IF(ISNUMBER(FIND(&quot;Attack Ignition&quot;;[.$Z433]));&quot;+50%&quot;;&quot;&quot;)">
            <text:p/>
          </table:table-cell>
          <table:table-cell table:style-name="ce310"/>
          <table:table-cell table:style-name="ce311" office:value-type="float" office:value="3" calcext:value-type="float">
            <text:p>3</text:p>
          </table:table-cell>
          <table:table-cell table:style-name="ce321"/>
          <table:table-cell table:style-name="ce323" office:value-type="string" calcext:value-type="string">
            <text:p>Attack Up +3%</text:p>
          </table:table-cell>
          <table:table-cell table:style-name="ce323" office:value-type="string" calcext:value-type="string">
            <text:p>Enhance Fire +3%</text:p>
          </table:table-cell>
          <table:table-cell table:style-name="ce332" office:value-type="string" calcext:value-type="string">
            <text:p>Job Change Recast</text:p>
          </table:table-cell>
          <table:table-cell table:style-name="ce332" office:value-type="string" calcext:value-type="string">
            <text:p>Magic Up +5%</text:p>
          </table:table-cell>
          <table:table-cell table:style-name="ce352" office:value-type="float" office:value="55" calcext:value-type="float">
            <text:p>55</text:p>
          </table:table-cell>
          <table:table-cell table:style-name="ce357" office:value-type="string" calcext:value-type="string">
            <text:p>F</text:p>
          </table:table-cell>
          <table:table-cell table:style-name="ce362"/>
          <table:table-cell table:style-name="ce367" office:value-type="float" office:value="56" calcext:value-type="float">
            <text:p>56</text:p>
          </table:table-cell>
          <table:table-cell table:style-name="ce372"/>
          <table:table-cell table:style-name="ce352" office:value-type="string" calcext:value-type="string">
            <text:p>Converts all element orbs to fire.</text:p>
          </table:table-cell>
          <table:table-cell table:style-name="ce376" office:value-type="string" calcext:value-type="string">
            <text:p><text:s/>Fire Shift</text:p>
          </table:table-cell>
          <table:table-cell table:style-name="ce376"/>
          <table:table-cell table:style-name="ce386" table:formula="of:=IF(ISNUMBER(FIND(&quot;Imbue&quot;;[.$Z433]));1;&quot;&quot;)">
            <text:p/>
          </table:table-cell>
          <table:table-cell table:style-name="ce228"/>
          <table:table-cell office:value-type="string" calcext:value-type="string">
            <text:p>Enhanced Life, Elemental Bounty, Quick Cast, Enhanced Fire, Ability Ignition, Ability Ignition</text:p>
          </table:table-cell>
          <table:table-cell/>
        </table:table-row>
        <table:table-row table:style-name="ro5">
          <table:table-cell table:style-name="ce266"/>
          <table:table-cell table:style-name="ce267"/>
          <table:table-cell table:style-name="ce274"/>
          <table:table-cell table:style-name="ce267"/>
          <table:table-cell table:style-name="ce282"/>
          <table:table-cell table:style-name="ce286"/>
          <table:table-cell table:style-name="ce290"/>
          <table:table-cell table:style-name="ce297"/>
          <table:table-cell table:style-name="ce310"/>
          <table:table-cell table:style-name="ce311"/>
          <table:table-cell table:style-name="ce321"/>
          <table:table-cell table:style-name="ce323" table:number-columns-repeated="2"/>
          <table:table-cell table:style-name="ce332" table:number-columns-repeated="2"/>
          <table:table-cell table:style-name="ce352"/>
          <table:table-cell table:style-name="ce357"/>
          <table:table-cell table:style-name="ce362"/>
          <table:table-cell table:style-name="ce367"/>
          <table:table-cell table:style-name="ce372"/>
          <table:table-cell table:style-name="ce352"/>
          <table:table-cell table:style-name="ce376" table:number-columns-repeated="2"/>
          <table:table-cell table:style-name="ce386"/>
          <table:table-cell table:style-name="ce392"/>
          <table:table-cell table:number-columns-repeated="2"/>
        </table:table-row>
        <table:table-row table:style-name="ro5">
          <table:table-cell/>
          <table:table-cell table:style-name="ce273" office:value-type="string" calcext:value-type="string">
            <text:p>Light of Hope</text:p>
          </table:table-cell>
          <table:table-cell table:style-name="ce273"/>
          <table:table-cell table:style-name="ce273" office:value-type="string" calcext:value-type="string">
            <text:p>Life</text:p>
          </table:table-cell>
          <table:table-cell table:style-name="ce273" office:value-type="string" calcext:value-type="string">
            <text:p>Sup</text:p>
          </table:table-cell>
          <table:table-cell table:style-name="ce273" office:value-type="float" office:value="4" calcext:value-type="float">
            <text:p>4</text:p>
          </table:table-cell>
          <table:table-cell table:style-name="ce296" table:number-columns-repeated="2"/>
          <table:table-cell table:style-name="ce273" table:number-columns-repeated="3"/>
          <table:table-cell table:style-name="ce273" office:value-type="string" calcext:value-type="string">
            <text:p><text:s/>Faith(4) + Boost(4) + Snipe(4) + Barrier(4) + Wall(4) + Ailment Immunity (2) + ult charge (50%) + 8 orb gen, [+2 Prismatic Starter, +8 Auto Ult Charger]</text:p>
          </table:table-cell>
          <table:table-cell table:style-name="ce273" table:number-columns-repeated="4"/>
          <table:table-cell table:style-name="ce361" table:number-columns-repeated="2"/>
          <table:table-cell table:style-name="ce273" table:number-columns-repeated="5"/>
          <table:table-cell table:style-name="ce389"/>
          <table:table-cell table:style-name="ce393"/>
          <table:table-cell table:number-columns-repeated="2"/>
        </table:table-row>
        <table:table-row table:style-name="ro5" table:number-rows-repeated="1048140">
          <table:table-cell table:number-columns-repeated="27"/>
        </table:table-row>
        <table:table-row table:style-name="ro5">
          <table:table-cell table:number-columns-repeated="27"/>
        </table:table-row>
        <calcext:conditional-formats>
          <calcext:conditional-format calcext:target-range-address="Cards.V2:Cards.W434">
            <calcext:condition calcext:apply-style-name="AA-Slow-Stun" calcext:value="formula-is(OR(ISNUMBER(FIND(&quot;Slow&quot;;[.$V2]));ISNUMBER(FIND(&quot;Stun&quot;;[.$V2]))))" calcext:base-cell-address="Cards.V2"/>
            <calcext:condition calcext:apply-style-name="AA-shift" calcext:value="formula-is(OR(RIGHT([.$V2];5)=&quot;force&quot;;RIGHT([.$V2];5)=&quot;Shift&quot;))" calcext:base-cell-address="Cards.V2"/>
            <calcext:condition calcext:apply-style-name="AA-Break-Power-Up" calcext:value="formula-is(LEFT([.$V2];4)=&quot; BDD&quot;)" calcext:base-cell-address="Cards.V2"/>
            <calcext:condition calcext:apply-style-name="AA-crit" calcext:value="formula-is(ISNUMBER(FIND(&quot;CRD&quot;;[.$V2])))" calcext:base-cell-address="Cards.V2"/>
            <calcext:condition calcext:apply-style-name="AA-debar-ungu-wea" calcext:value="formula-is(OR(ISNUMBER(FIND(&quot;Unguard&quot;;[.$V2]));ISNUMBER(FIND(&quot;Debarrier&quot;;[.$V2]));ISNUMBER(FIND(&quot;Weaken&quot;;[.$V2]))))" calcext:base-cell-address="Cards.V2"/>
            <calcext:condition calcext:apply-style-name="AA-curse" calcext:value="formula-is(OR(ISNUMBER(FIND(&quot;Debrave&quot;;[.$V2]));ISNUMBER(FIND(&quot;Curse&quot;;[.$V2]));ISNUMBER(FIND(&quot;Slow&quot;;[.$V2]));ISNUMBER(FIND(&quot;Stun&quot;;[.$V2]));ISNUMBER(FIND(&quot;Debilitate&quot;;[.$V2]))))" calcext:base-cell-address="Cards.V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V2"/>
            <calcext:condition calcext:apply-style-name="AA-dd" calcext:value="formula-is(OR(ISNUMBER(FIND(&quot;Painful Break&quot;;[.$V2]));ISNUMBER(FIND(&quot;Exploit Weakness&quot;;[.$V2]));ISNUMBER(FIND(&quot;Improved Critical&quot;;[.$V2]));ISNUMBER(FIND(&quot;Multihit&quot;;[.$V2]))))" calcext:base-cell-address="Cards.V2"/>
          </calcext:conditional-format>
          <calcext:conditional-format calcext:target-range-address="Cards.S2:Cards.S434">
            <calcext:condition calcext:apply-style-name="E-Fire" calcext:value="formula-is(OR(AND([.$Q2]=&quot;&quot;;[.$D2]=&quot;Fire&quot;);[.$Q2]=&quot;F&quot;))" calcext:base-cell-address="Cards.S2"/>
            <calcext:condition calcext:apply-style-name="E-Water" calcext:value="formula-is(OR(AND([.$Q2]=&quot;&quot;;[.$D2]=&quot;Water&quot;);[.$Q2]=&quot;A&quot;))" calcext:base-cell-address="Cards.S2"/>
            <calcext:condition calcext:apply-style-name="E-Wind" calcext:value="formula-is(OR(AND([.$Q2]=&quot;&quot;;[.$D2]=&quot;Wind&quot;);[.$Q2]=&quot;W&quot;))" calcext:base-cell-address="Cards.S2"/>
            <calcext:condition calcext:apply-style-name="E-Earth" calcext:value="formula-is(OR(AND([.$Q2]=&quot;&quot;;[.$D2]=&quot;Earth&quot;);[.$Q2]=&quot;E&quot;))" calcext:base-cell-address="Cards.S2"/>
            <calcext:condition calcext:apply-style-name="E-Light" calcext:value="formula-is(OR(AND([.$Q2]=&quot;&quot;;[.$D2]=&quot;Light&quot;);[.$Q2]=&quot;L&quot;))" calcext:base-cell-address="Cards.S2"/>
            <calcext:condition calcext:apply-style-name="E-Dark" calcext:value="formula-is(OR(AND([.$Q2]=&quot;&quot;;[.$D2]=&quot;Dark&quot;);[.$Q2]=&quot;D&quot;))" calcext:base-cell-address="Cards.S2"/>
          </calcext:conditional-format>
          <calcext:conditional-format calcext:target-range-address="Cards.L2:Cards.O2">
            <calcext:condition calcext:apply-style-name="Default" calcext:value="formula-is(IF(RIGHT([.L2];1)=&quot;%&quot;;VALUE(LEFT(RIGHT([.L2];4);3));0)&gt;9)" calcext:base-cell-address="Cards.L2"/>
          </calcext:conditional-format>
          <calcext:conditional-format calcext:target-range-address="Cards.C2:Cards.C434">
            <calcext:condition calcext:apply-style-name="AA-Slow-Stun" calcext:value="formula-is(OR(ISNUMBER(FIND(&quot;Slow&quot;;[.$V2]));ISNUMBER(FIND(&quot;Stun&quot;;[.$V2]))))" calcext:base-cell-address="Cards.C2"/>
            <calcext:condition calcext:apply-style-name="AA-shift" calcext:value="formula-is(OR(RIGHT([.$V2];5)=&quot;force&quot;;RIGHT([.$V2];5)=&quot;Shift&quot;))" calcext:base-cell-address="Cards.C2"/>
            <calcext:condition calcext:apply-style-name="AA-Break-Power-Up" calcext:value="formula-is(LEFT([.$V2];4)=&quot; BDD&quot;)" calcext:base-cell-address="Cards.C2"/>
            <calcext:condition calcext:apply-style-name="AA-crit" calcext:value="formula-is(ISNUMBER(FIND(&quot;CRD&quot;;[.$V2])))" calcext:base-cell-address="Cards.C2"/>
            <calcext:condition calcext:apply-style-name="AA-debar-ungu-wea" calcext:value="formula-is(OR(ISNUMBER(FIND(&quot;Unguard&quot;;[.$V2]));ISNUMBER(FIND(&quot;Debarrier&quot;;[.$V2]));ISNUMBER(FIND(&quot;Weaken&quot;;[.$V2]))))" calcext:base-cell-address="Cards.C2"/>
            <calcext:condition calcext:apply-style-name="AA-curse" calcext:value="formula-is(OR(ISNUMBER(FIND(&quot;Debrave&quot;;[.$V2]));ISNUMBER(FIND(&quot;Curse&quot;;[.$V2]));ISNUMBER(FIND(&quot;Slow&quot;;[.$V2]));ISNUMBER(FIND(&quot;Stun&quot;;[.$V2]));ISNUMBER(FIND(&quot;Debilitate&quot;;[.$V2]))))" calcext:base-cell-address="Cards.C2"/>
            <calcext:condition calcext:apply-style-name="AA-S-Ability" calcext:value="formula-is(OR(ISNUMBER(FIND(&quot;to party&quot;;[.$V2]));ISNUMBER(FIND(&quot;Cleaving&quot;;[.$V2]));ISNUMBER(FIND(&quot;Boost&quot;;[.$V2]));ISNUMBER(FIND(&quot;Faith&quot;;[.$V2]));ISNUMBER(FIND(&quot;Brave&quot;;[.$V2]));ISNUMBER(FIND(&quot;Haste&quot;;[.$V2]));ISNUMBER(FIND(&quot;Snipe&quot;;[.$V2]));ISNUMBER(FIND(&quot;Berserk&quot;;[.$V2]));ISNUMBER(FIND(&quot;Wall&quot;;[.$V2]));ISNUMBER(FIND(&quot;Barrier&quot;;[.$V2]));ISNUMBER(FIND(&quot;Quicken&quot;;[.$V2]));ISNUMBER(FIND(&quot;Ultimate Charge&quot;;[.$V2]))))" calcext:base-cell-address="Cards.C2"/>
            <calcext:condition calcext:apply-style-name="AA-dd" calcext:value="formula-is(OR(ISNUMBER(FIND(&quot;Painful Break&quot;;[.$V2]));ISNUMBER(FIND(&quot;Exploit Weakness&quot;;[.$V2]));ISNUMBER(FIND(&quot;Improved Critical&quot;;[.$V2]));ISNUMBER(FIND(&quot;Multihit&quot;;[.$V2]))))" calcext:base-cell-address="Cards.C2"/>
          </calcext:conditional-format>
          <calcext:conditional-format calcext:target-range-address="Cards.K2:Cards.K434">
            <calcext:color-scale>
              <calcext:color-scale-entry calcext:value="0" calcext:type="minimum" calcext:color="#ffffff"/>
              <calcext:color-scale-entry calcext:value="8" calcext:type="number" calcext:color="#ff99cc"/>
              <calcext:color-scale-entry calcext:value="0" calcext:type="maximum" calcext:color="#ff00cc"/>
            </calcext:color-scale>
            <calcext:condition calcext:apply-style-name="brd-l-overkill" calcext:value="formula-is(ISNUMBER(FIND(&quot;Overkill&quot;;[.$V2])))" calcext:base-cell-address="Cards.K2"/>
          </calcext:conditional-format>
          <calcext:conditional-format calcext:target-range-address="Cards.F2:Cards.F434">
            <calcext:color-scale>
              <calcext:color-scale-entry calcext:value="0" calcext:type="minimum" calcext:color="#99ff33"/>
              <calcext:color-scale-entry calcext:value="4" calcext:type="number" calcext:color="#ffff00"/>
              <calcext:color-scale-entry calcext:value="0" calcext:type="maximum" calcext:color="#ff6600"/>
            </calcext:color-scale>
            <calcext:condition calcext:apply-style-name="brd-l-area-target" calcext:value="formula-is(LEFT([.$U2];5)=&quot;Area &quot;)" calcext:base-cell-address="Cards.F2"/>
          </calcext:conditional-format>
          <calcext:conditional-format calcext:target-range-address="Cards.E2:Cards.E434">
            <calcext:condition calcext:apply-style-name="brd-l-e-weapon" calcext:value="formula-is(ISNUMBER([.$X2]))" calcext:base-cell-address="Cards.E2"/>
            <calcext:condition calcext:apply-style-name="Color-Meia" calcext:value="formula-is(ISNUMBER(FIND(&quot;Meia Synchro&quot;;[.$Z2])))" calcext:base-cell-address="Cards.E2"/>
          </calcext:conditional-format>
          <calcext:conditional-format calcext:target-range-address="Cards.J2:Cards.J434">
            <calcext:color-scale>
              <calcext:color-scale-entry calcext:value="0" calcext:type="minimum" calcext:color="#ff8080"/>
              <calcext:color-scale-entry calcext:value="0" calcext:type="maximum" calcext:color="#ff6600"/>
            </calcext:color-scale>
            <calcext:condition calcext:apply-style-name="brd-l-quickcast" calcext:value="formula-is(ISNUMBER(FIND(&quot;Quick Cast&quot;;[.$Z2])))" calcext:base-cell-address="Cards.J2"/>
          </calcext:conditional-format>
          <calcext:conditional-format calcext:target-range-address="Cards.I2:Cards.I434">
            <calcext:icon-set calcext:icon-set-type="3Stars">
              <calcext:formatting-entry calcext:value="0" calcext:type="percent"/>
              <calcext:formatting-entry calcext:value="2" calcext:type="number"/>
              <calcext:formatting-entry calcext:value="3" calcext:type="number"/>
            </calcext:icon-set>
            <calcext:condition calcext:apply-style-name="Color-Limited" calcext:value="formula-is(AND([.$Y2]&lt;&gt;&quot;&quot;;[.$Y2]=0))" calcext:base-cell-address="Cards.I2"/>
          </calcext:conditional-format>
          <calcext:conditional-format calcext:target-range-address="Cards.H333:Cards.H341 Cards.H343:Cards.H381 Cards.H383:Cards.H385 Cards.H390:Cards.H390 Cards.H392:Cards.H392 Cards.H400:Cards.H402 Cards.H404:Cards.H433 Cards.G2:Cards.G434">
            <calcext:color-scale>
              <calcext:color-scale-entry calcext:value="0" calcext:type="minimum" calcext:color="#ffffff"/>
              <calcext:color-scale-entry calcext:value="600" calcext:type="number" calcext:color="#ffffcc"/>
              <calcext:color-scale-entry calcext:value="0" calcext:type="maximum" calcext:color="#9900ff"/>
            </calcext:color-scale>
            <calcext:condition calcext:apply-style-name="brd-l-area-target" calcext:value="formula-is(ISNUMBER(FIND(&quot;Cleaving Attack&quot;;[.$Z2])))" calcext:base-cell-address="Cards.G2"/>
          </calcext:conditional-format>
          <calcext:conditional-format calcext:target-range-address="Cards.L2:Cards.O434">
            <calcext:condition calcext:apply-style-name="AA-crit" calcext:value="formula-is(AND(LEFT([.L2];8)=&quot;Magic Up&quot;;VALUE(RIGHT([.L2];4))&lt;0.04))" calcext:base-cell-address="Cards.L2"/>
            <calcext:condition calcext:apply-style-name="AA-Magic-Up" calcext:value="formula-is(OR(LEFT([.L2];8)=&quot;Magic Up&quot;;LEFT([.L2];20)=&quot;Life Element Starter&quot;))" calcext:base-cell-address="Cards.L2"/>
            <calcext:condition calcext:apply-style-name="AA-Trash" calcext:value="formula-is(AND(LEFT([.L2];8)=&quot;Enhance &quot;;NOT(EXACT(TRIM(MID([.L2];9;LEN([.L2])-12));[.$D2]))))" calcext:base-cell-address="Cards.L2"/>
            <calcext:condition calcext:apply-style-name="AA-enhance" calcext:value="formula-is(AND(LEFT([.L2];8)=&quot;Enhance &quot;;VALUE(RIGHT([.L2];4))&lt;0.06))" calcext:base-cell-address="Cards.L2"/>
            <calcext:condition calcext:apply-style-name="AA-Slow-Stun" calcext:value="formula-is(OR(ISNUMBER(FIND(&quot;Slow&quot;;[.L2]));ISNUMBER(FIND(&quot;Stun&quot;;[.L2]))))" calcext:base-cell-address="Cards.L2"/>
            <calcext:condition calcext:apply-style-name="AA-debar-ungu-wea" calcext:value="formula-is(OR(OR(ISNUMBER(FIND(&quot;Unguard&quot;;[.L2]));ISNUMBER(FIND(&quot;Debarrier&quot;;[.L2]));ISNUMBER(FIND(&quot;Weaken&quot;;[.L2])))))" calcext:base-cell-address="Cards.L2"/>
            <calcext:condition calcext:apply-style-name="AA-curse" calcext:value="formula-is(OR(ISNUMBER(FIND(&quot;Debrave&quot;;[.L2]));ISNUMBER(FIND(&quot;Curse&quot;;[.L2]));ISNUMBER(FIND(&quot;Slow&quot;;[.L2]));ISNUMBER(FIND(&quot;Stun&quot;;[.L2]));ISNUMBER(FIND(&quot;Debilitate&quot;;[.L2]))))" calcext:base-cell-address="Cards.L2"/>
            <calcext:condition calcext:apply-style-name="AA-Break-Power-Up" calcext:value="formula-is(LEFT([.L2];14)=&quot;Break Power Up&quot;)" calcext:base-cell-address="Cards.L2"/>
            <calcext:condition calcext:apply-style-name="AA-Resist" calcext:value="formula-is(LEFT([.L2];6)=&quot;Shield&quot;)" calcext:base-cell-address="Cards.L2"/>
            <calcext:condition calcext:apply-style-name="AA-Trash" calcext:value="formula-is(OR([.L2]=&quot;Prismatic Draw +1%&quot;;[.L2]=&quot;Life Draw +1&quot;;[.L2]=&quot;Auto-Charge Ultimate +1&quot;))" calcext:base-cell-address="Cards.L2"/>
            <calcext:condition calcext:apply-style-name="AA-skill-unlock" calcext:value="formula-is(ISNUMBER(FIND(&quot;Extra Skill Unlock&quot;;[.L2])))" calcext:base-cell-address="Cards.L2"/>
            <calcext:condition calcext:apply-style-name="AA-Skillseed-Up" calcext:value="formula-is(OR(LEFT([.L2];9)=&quot;Skillseed&quot;;LEFT([.L2];3)=&quot;EXP&quot;))" calcext:base-cell-address="Cards.L2"/>
            <calcext:condition calcext:apply-style-name="AA-Crystal-Seeker" calcext:value="formula-is(ISNUMBER(FIND(&quot;Crystal Seeker&quot;;[.L2])))" calcext:base-cell-address="Cards.L2"/>
            <calcext:condition calcext:apply-style-name="AA-shift" calcext:value="formula-is(LEFT([.L2];17)=&quot;Job Change Recast&quot;)" calcext:base-cell-address="Cards.L2"/>
            <calcext:condition calcext:apply-style-name="AA-dd" calcext:value="formula-is(LEFT([.L2];11)=&quot;Kill &amp; Draw&quot;)" calcext:base-cell-address="Cards.L2"/>
            <calcext:condition calcext:apply-style-name="AA-S-Ability" calcext:value="formula-is(OR(RIGHT([.L2];7)=&quot;Starter&quot;;LEFT(RIGHT([.L2];10);7)=&quot;Starter&quot;;RIGHT([.L2];5)=&quot;+100%&quot;))" calcext:base-cell-address="Cards.L2"/>
            <calcext:condition calcext:apply-style-name="AA-Resist" calcext:value="formula-is(LEFT([.L2];6)=&quot;Resist&quot;)" calcext:base-cell-address="Cards.L2"/>
            <calcext:condition calcext:apply-style-name="AA-4*" calcext:value="=&quot;4*&quot;" calcext:base-cell-address="Cards.L2"/>
            <calcext:condition calcext:apply-style-name="AA-dd" calcext:value="formula-is(AND(LEFT([.L2];6)=&quot;Attack&quot;;ISNUMBER(FIND(&quot;Taijutsu&quot;;[.$V2]))))" calcext:base-cell-address="Cards.L2"/>
          </calcext:conditional-format>
          <calcext:conditional-format calcext:target-range-address="Cards.H426:Cards.H434 Cards.H342:Cards.H342 Cards.H382:Cards.H382 Cards.H386:Cards.H389 Cards.H391:Cards.H391 Cards.H393:Cards.H399 Cards.H403:Cards.H403 Cards.H2:Cards.H332">
            <calcext:color-scale>
              <calcext:color-scale-entry calcext:value="0" calcext:type="minimum" calcext:color="#ffffff"/>
              <calcext:color-scale-entry calcext:value="1200" calcext:type="number" calcext:color="#99ffcc"/>
              <calcext:color-scale-entry calcext:value="0" calcext:type="maximum" calcext:color="#006699"/>
            </calcext:color-scale>
            <calcext:condition calcext:apply-style-name="brd-l-breaker" calcext:value="formula-is(ISNUMBER(FIND(&quot;Guard Breaker&quot;;[.$Z2])))" calcext:base-cell-address="Cards.H2"/>
            <calcext:condition calcext:apply-style-name="back-super-break" calcext:value="formula-is(LEFT([.H2];3)=&quot;(!)&quot;)" calcext:base-cell-address="Cards.H2"/>
          </calcext:conditional-format>
          <calcext:conditional-format calcext:target-range-address="Cards.T268:Cards.T434 Cards.R2:Cards.R434 Cards.T2:Cards.T267">
            <calcext:condition calcext:apply-style-name="E-Fire" calcext:value="formula-is([.$R2]=&quot;F&quot;)" calcext:base-cell-address="Cards.R2"/>
            <calcext:condition calcext:apply-style-name="E-Water" calcext:value="formula-is([.$R2]=&quot;A&quot;)" calcext:base-cell-address="Cards.R2"/>
            <calcext:condition calcext:apply-style-name="E-Wind" calcext:value="formula-is([.$R2]=&quot;W&quot;)" calcext:base-cell-address="Cards.R2"/>
            <calcext:condition calcext:apply-style-name="E-Earth" calcext:value="formula-is([.$R2]=&quot;E&quot;)" calcext:base-cell-address="Cards.R2"/>
            <calcext:condition calcext:apply-style-name="E-Light" calcext:value="formula-is([.$R2]=&quot;L&quot;)" calcext:base-cell-address="Cards.R2"/>
            <calcext:condition calcext:apply-style-name="E-Dark" calcext:value="formula-is([.$R2]=&quot;D&quot;)" calcext:base-cell-address="Cards.R2"/>
          </calcext:conditional-format>
          <calcext:conditional-format calcext:target-range-address="Cards.A2:Cards.A434 Cards.E2:Cards.E434">
            <calcext:condition calcext:apply-style-name="color-gray" calcext:value="formula-is([.$A2]=&quot;B*&quot;)" calcext:base-cell-address="Cards.A2"/>
          </calcext:conditional-format>
          <calcext:conditional-format calcext:target-range-address="Cards.B2:Cards.B434 Cards.D2:Cards.D434">
            <calcext:condition calcext:apply-style-name="E-Life" calcext:value="formula-is([.$D2]=&quot;Life&quot;)" calcext:base-cell-address="Cards.B2"/>
            <calcext:condition calcext:apply-style-name="E-Fire" calcext:value="formula-is([.$D2]=&quot;Fire&quot;)" calcext:base-cell-address="Cards.B2"/>
            <calcext:condition calcext:apply-style-name="E-Water" calcext:value="formula-is([.$D2]=&quot;Water&quot;)" calcext:base-cell-address="Cards.B2"/>
            <calcext:condition calcext:apply-style-name="E-Wind" calcext:value="formula-is([.$D2]=&quot;Wind&quot;)" calcext:base-cell-address="Cards.B2"/>
            <calcext:condition calcext:apply-style-name="E-Earth" calcext:value="formula-is([.$D2]=&quot;Earth&quot;)" calcext:base-cell-address="Cards.B2"/>
            <calcext:condition calcext:apply-style-name="E-Light" calcext:value="formula-is([.$D2]=&quot;Light&quot;)" calcext:base-cell-address="Cards.B2"/>
            <calcext:condition calcext:apply-style-name="E-Dark" calcext:value="formula-is([.$D2]=&quot;Dark&quot;)" calcext:base-cell-address="Cards.B2"/>
          </calcext:conditional-format>
        </calcext:conditional-formats>
      </table:table>
      <table:table table:name="Cards Up" table:style-name="ta1">
        <office:forms form:automatic-focus="false" form:apply-design-mode="false"/>
        <table:table-column table:style-name="co12" table:number-columns-repeated="22" table:default-cell-style-name="Default"/>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8 (10)</text:p>
          </table:table-cell>
          <table:table-cell table:style-name="ce414" office:value-type="string" calcext:value-type="string">
            <text:p>+20%</text:p>
          </table:table-cell>
          <table:table-cell table:style-name="ce409" office:value-type="string" calcext:value-type="string">
            <text:p>% для 6 (10)</text:p>
          </table:table-cell>
          <table:table-cell table:style-name="ce414" office:value-type="string" calcext:value-type="string">
            <text:p>+20%</text:p>
          </table:table-cell>
          <table:table-cell table:style-name="ce409" office:value-type="string" calcext:value-type="string">
            <text:p>% для 4 (10)</text:p>
          </table:table-cell>
          <table:table-cell table:style-name="ce414"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number-columns-repeated="2"/>
          <table:table-cell table:number-columns-repeated="3"/>
          <table:table-cell office:value-type="string" calcext:value-type="string">
            <text:p>*2</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2]*1.2" office:value-type="float" office:value="3.6" calcext:value-type="float">
            <text:p>3,6</text:p>
          </table:table-cell>
          <table:table-cell table:style-name="ce410" office:value-type="float" office:value="5" calcext:value-type="float">
            <text:p>5</text:p>
          </table:table-cell>
          <table:table-cell table:formula="of:=[.E2]*1.2" office:value-type="float" office:value="6" calcext:value-type="float">
            <text:p>6</text:p>
          </table:table-cell>
          <table:table-cell table:style-name="ce410" office:value-type="float" office:value="10" calcext:value-type="float">
            <text:p>10</text:p>
          </table:table-cell>
          <table:table-cell table:formula="of:=[.G2]*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2]" office:value-type="percentage" office:value="0.96" calcext:value-type="percentage">
            <text:p>96%</text:p>
          </table:table-cell>
          <table:table-cell table:style-name="ce443" office:value-type="string" calcext:value-type="string">
            <text:p>2/</text:p>
          </table:table-cell>
          <table:table-cell table:style-name="ce443" office:value-type="float" office:value="3" calcext:value-type="float">
            <text:p>3</text:p>
          </table:table-cell>
          <table:table-cell table:number-columns-repeated="3"/>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table:formula="of:=[.B2]+2" office:value-type="float" office:value="3" calcext:value-type="float">
            <text:p>3</text:p>
          </table:table-cell>
          <table:table-cell table:style-name="ce410" office:value-type="float" office:value="6" calcext:value-type="float">
            <text:p>6</text:p>
          </table:table-cell>
          <table:table-cell table:formula="of:=[.C3]*1.2" office:value-type="float" office:value="7.2" calcext:value-type="float">
            <text:p>7,2</text:p>
          </table:table-cell>
          <table:table-cell table:style-name="ce410" office:value-type="float" office:value="10" calcext:value-type="float">
            <text:p>10</text:p>
          </table:table-cell>
          <table:table-cell table:formula="of:=[.E3]*1.2" office:value-type="float" office:value="12" calcext:value-type="float">
            <text:p>12</text:p>
          </table:table-cell>
          <table:table-cell table:style-name="ce410" office:value-type="float" office:value="20" calcext:value-type="float">
            <text:p>20</text:p>
          </table:table-cell>
          <table:table-cell table:formula="of:=[.G3]*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3]"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table:formula="of:=[.B3]+3" office:value-type="float" office:value="6" calcext:value-type="float">
            <text:p>6</text:p>
          </table:table-cell>
          <table:table-cell table:style-name="ce410" office:value-type="float" office:value="12" calcext:value-type="float">
            <text:p>12</text:p>
          </table:table-cell>
          <table:table-cell table:formula="of:=[.C4]*1.2" office:value-type="float" office:value="14.4" calcext:value-type="float">
            <text:p>14,4</text:p>
          </table:table-cell>
          <table:table-cell table:style-name="ce410" office:value-type="float" office:value="20" calcext:value-type="float">
            <text:p>20</text:p>
          </table:table-cell>
          <table:table-cell table:formula="of:=[.E4]*1.2" office:value-type="float" office:value="24" calcext:value-type="float">
            <text:p>24</text:p>
          </table:table-cell>
          <table:table-cell table:style-name="ce410" office:value-type="float" office:value="40" calcext:value-type="float">
            <text:p>40</text:p>
          </table:table-cell>
          <table:table-cell table:formula="of:=[.G4]*1.2" office:value-type="float" office:value="48" calcext:value-type="float">
            <text:p>48</text:p>
          </table:table-cell>
          <table:table-cell table:style-name="ce403" office:value-type="float" office:value="6" calcext:value-type="float">
            <text:p>6</text:p>
          </table:table-cell>
          <table:table-cell/>
          <table:table-cell table:style-name="ce398" office:value-type="float" office:value="4" calcext:value-type="float">
            <text:p>4</text:p>
          </table:table-cell>
          <table:table-cell table:style-name="ce426" office:value-type="float" office:value="2" calcext:value-type="float">
            <text:p>2</text:p>
          </table:table-cell>
          <table:table-cell table:style-name="ce440" table:formula="of:=0.48*[.L4]" office:value-type="percentage" office:value="0.96" calcext:value-type="percentage">
            <text:p>96%</text:p>
          </table:table-cell>
          <table:table-cell table:style-name="ce444" office:value-type="string" calcext:value-type="string">
            <text:p>2/2/</text:p>
          </table:table-cell>
          <table:table-cell table:style-name="ce444" office:value-type="string" calcext:value-type="string">
            <text:p>3/</text:p>
          </table:table-cell>
          <table:table-cell table:number-columns-repeated="3"/>
          <table:table-cell office:value-type="float" office:value="3" calcext:value-type="float">
            <text:p>3</text:p>
          </table:table-cell>
          <table:table-cell office:value-type="float" office:value="100" calcext:value-type="float">
            <text:p>100</text:p>
          </table:table-cell>
          <table:table-cell office:value-type="float" office:value="80" calcext:value-type="float">
            <text:p>80</text:p>
          </table:table-cell>
          <table:table-cell office:value-type="float" office:value="40" calcext:value-type="float">
            <text:p>40</text:p>
          </table:table-cell>
        </table:table-row>
        <table:table-row table:style-name="ro5">
          <table:table-cell table:style-name="ce398" office:value-type="float" office:value="4" calcext:value-type="float">
            <text:p>4</text:p>
          </table:table-cell>
          <table:table-cell table:style-name="ce403" table:formula="of:=[.B4]+3" office:value-type="float" office:value="9" calcext:value-type="float">
            <text:p>9</text:p>
          </table:table-cell>
          <table:table-cell table:style-name="ce410" office:value-type="float" office:value="21" calcext:value-type="float">
            <text:p>21</text:p>
          </table:table-cell>
          <table:table-cell table:formula="of:=[.C5]*1.2" office:value-type="float" office:value="25.2" calcext:value-type="float">
            <text:p>25,2</text:p>
          </table:table-cell>
          <table:table-cell table:style-name="ce410" office:value-type="float" office:value="35" calcext:value-type="float">
            <text:p>35</text:p>
          </table:table-cell>
          <table:table-cell table:formula="of:=[.E5]*1.2" office:value-type="float" office:value="42" calcext:value-type="float">
            <text:p>42</text:p>
          </table:table-cell>
          <table:table-cell table:style-name="ce410" office:value-type="float" office:value="70" calcext:value-type="float">
            <text:p>70</text:p>
          </table:table-cell>
          <table:table-cell table:formula="of:=[.G5]*1.2" office:value-type="float" office:value="84" calcext:value-type="float">
            <text:p>84</text:p>
          </table:table-cell>
          <table:table-cell table:style-name="ce403" office:value-type="float" office:value="9" calcext:value-type="float">
            <text:p>9</text:p>
          </table:table-cell>
          <table:table-cell/>
          <table:table-cell table:style-name="ce398" office:value-type="float" office:value="5" calcext:value-type="float">
            <text:p>5</text:p>
          </table:table-cell>
          <table:table-cell office:value-type="float" office:value="4" calcext:value-type="float">
            <text:p>4</text:p>
          </table:table-cell>
          <table:table-cell table:style-name="ce440" table:formula="of:=0.24*[.L5]"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3"/>
          <table:table-cell office:value-type="float" office:value="4" calcext:value-type="float">
            <text:p>4</text:p>
          </table:table-cell>
          <table:table-cell/>
          <table:table-cell office:value-type="float" office:value="100" calcext:value-type="float">
            <text:p>100</text:p>
          </table:table-cell>
          <table:table-cell office:value-type="float" office:value="70" calcext:value-type="float">
            <text:p>70</text:p>
          </table:table-cell>
        </table:table-row>
        <table:table-row table:style-name="ro5">
          <table:table-cell table:style-name="ce398" office:value-type="float" office:value="5" calcext:value-type="float">
            <text:p>5</text:p>
          </table:table-cell>
          <table:table-cell table:style-name="ce403" table:formula="of:=[.B5]+5" office:value-type="float" office:value="14" calcext:value-type="float">
            <text:p>14</text:p>
          </table:table-cell>
          <table:table-cell table:style-name="ce410" office:value-type="float" office:value="33" calcext:value-type="float">
            <text:p>33</text:p>
          </table:table-cell>
          <table:table-cell table:formula="of:=[.C6]*1.2" office:value-type="float" office:value="39.6" calcext:value-type="float">
            <text:p>39,6</text:p>
          </table:table-cell>
          <table:table-cell table:style-name="ce410" office:value-type="float" office:value="55" calcext:value-type="float">
            <text:p>55</text:p>
          </table:table-cell>
          <table:table-cell table:formula="of:=[.E6]*1.2" office:value-type="float" office:value="66" calcext:value-type="float">
            <text:p>66</text:p>
          </table:table-cell>
          <table:table-cell table:style-name="ce410" office:value-type="float" office:value="100" calcext:value-type="float">
            <text:p>100</text:p>
          </table:table-cell>
          <table:table-cell table:formula="of:=[.G6]*1.2" office:value-type="float" office:value="120" calcext:value-type="float">
            <text:p>120</text:p>
          </table:table-cell>
          <table:table-cell table:style-name="ce403" office:value-type="float" office:value="11" calcext:value-type="float">
            <text:p>11</text:p>
          </table:table-cell>
          <table:table-cell/>
          <table:table-cell table:style-name="ce398" office:value-type="float" office:value="6" calcext:value-type="float">
            <text:p>6</text:p>
          </table:table-cell>
          <table:table-cell office:value-type="float" office:value="4" calcext:value-type="float">
            <text:p>4</text:p>
          </table:table-cell>
          <table:table-cell table:style-name="ce440" table:formula="of:=0.24*[.L6]" office:value-type="percentage" office:value="0.96" calcext:value-type="percentage">
            <text:p>96%</text:p>
          </table:table-cell>
          <table:table-cell table:style-name="ce411" office:value-type="string" calcext:value-type="string">
            <text:p>2/2/2/2/</text:p>
          </table:table-cell>
          <table:table-cell table:style-name="ce444" office:value-type="string" calcext:value-type="string">
            <text:p>3/3/1</text:p>
          </table:table-cell>
          <table:table-cell table:number-columns-repeated="7"/>
        </table:table-row>
        <table:table-row table:style-name="ro5">
          <table:table-cell table:style-name="ce398" office:value-type="float" office:value="6" calcext:value-type="float">
            <text:p>6</text:p>
          </table:table-cell>
          <table:table-cell table:style-name="ce403" table:formula="of:=[.B6]+5" office:value-type="float" office:value="19" calcext:value-type="float">
            <text:p>19</text:p>
          </table:table-cell>
          <table:table-cell table:style-name="ce410" office:value-type="float" office:value="48" calcext:value-type="float">
            <text:p>48</text:p>
          </table:table-cell>
          <table:table-cell table:formula="of:=[.C7]*1.2" office:value-type="float" office:value="57.6" calcext:value-type="float">
            <text:p>57,6</text:p>
          </table:table-cell>
          <table:table-cell table:style-name="ce410" office:value-type="float" office:value="80" calcext:value-type="float">
            <text:p>80</text:p>
          </table:table-cell>
          <table:table-cell table:formula="of:=[.E7]*1.2" office:value-type="float" office:value="96" calcext:value-type="float">
            <text:p>96</text:p>
          </table:table-cell>
          <table:table-cell table:number-columns-repeated="2"/>
          <table:table-cell table:style-name="ce403" office:value-type="float" office:value="25" calcext:value-type="float">
            <text:p>25</text:p>
          </table:table-cell>
          <table:table-cell/>
          <table:table-cell table:style-name="ce398" office:value-type="float" office:value="7" calcext:value-type="float">
            <text:p>7</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4*3</text:p>
          </table:table-cell>
        </table:table-row>
        <table:table-row table:style-name="ro5">
          <table:table-cell table:style-name="ce398" office:value-type="float" office:value="7" calcext:value-type="float">
            <text:p>7</text:p>
          </table:table-cell>
          <table:table-cell/>
          <table:table-cell table:style-name="ce410" office:value-type="float" office:value="66" calcext:value-type="float">
            <text:p>66</text:p>
          </table:table-cell>
          <table:table-cell table:formula="of:=[.C8]*1.2" office:value-type="float" office:value="79.2" calcext:value-type="float">
            <text:p>79,2</text:p>
          </table:table-cell>
          <table:table-cell table:number-columns-repeated="4"/>
          <table:table-cell table:style-name="ce403" office:value-type="float" office:value="35" calcext:value-type="float">
            <text:p>35</text:p>
          </table:table-cell>
          <table:table-cell/>
          <table:table-cell table:style-name="ce398" office:value-type="float" office:value="8" calcext:value-type="float">
            <text:p>8</text:p>
          </table:table-cell>
          <table:table-cell table:formula="of:=8+3" office:value-type="float" office:value="11" calcext:value-type="float">
            <text:p>11</text:p>
          </table:table-cell>
          <table:table-cell table:style-name="ce440" table:formula="of:=0.66+0.12*3" office:value-type="percentage" office:value="1.02" calcext:value-type="percentage">
            <text:p>102%</text:p>
          </table:table-cell>
          <table:table-cell table:style-name="ce411" office:value-type="string" calcext:value-type="string">
            <text:p>5/2/2/2</text:p>
          </table:table-cell>
          <table:table-cell table:style-name="ce444" office:value-type="string" calcext:value-type="string">
            <text:p>3/3/3/3/1</text:p>
          </table:table-cell>
          <table:table-cell table:number-columns-repeated="3"/>
          <table:table-cell office:value-type="float" office:value="1" calcext:value-type="float">
            <text:p>1</text:p>
          </table:table-cell>
          <table:table-cell office:value-type="float" office:value="50" calcext:value-type="float">
            <text:p>50</text:p>
          </table:table-cell>
          <table:table-cell office:value-type="float" office:value="30" calcext:value-type="float">
            <text:p>30</text:p>
          </table:table-cell>
          <table:table-cell office:value-type="float" office:value="20" calcext:value-type="float">
            <text:p>20</text:p>
          </table:table-cell>
        </table:table-row>
        <table:table-row table:style-name="ro5">
          <table:table-cell table:style-name="ce398" office:value-type="float" office:value="8" calcext:value-type="float">
            <text:p>8</text:p>
          </table:table-cell>
          <table:table-cell/>
          <table:table-cell table:style-name="ce410" office:value-type="float" office:value="87" calcext:value-type="float">
            <text:p>87</text:p>
          </table:table-cell>
          <table:table-cell table:formula="of:=[.C9]*1.2" office:value-type="float" office:value="104.4" calcext:value-type="float">
            <text:p>104,4</text:p>
          </table:table-cell>
          <table:table-cell table:number-columns-repeated="4"/>
          <table:table-cell table:style-name="ce403" office:value-type="float" office:value="68" calcext:value-type="float">
            <text:p>68</text:p>
          </table:table-cell>
          <table:table-cell/>
          <table:table-cell table:style-name="ce398" office:value-type="float" office:value="9" calcext:value-type="float">
            <text:p>9</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2" calcext:value-type="float">
            <text:p>2</text:p>
          </table:table-cell>
          <table:table-cell office:value-type="float" office:value="100" calcext:value-type="float">
            <text:p>100</text:p>
          </table:table-cell>
          <table:table-cell office:value-type="float" office:value="50" calcext:value-type="float">
            <text:p>50</text:p>
          </table:table-cell>
          <table:table-cell/>
        </table:table-row>
        <table:table-row table:style-name="ro5">
          <table:table-cell table:style-name="ce399" office:value-type="float" office:value="9" calcext:value-type="float">
            <text:p>9</text:p>
          </table:table-cell>
          <table:table-cell table:style-name="ce404" table:number-columns-repeated="7"/>
          <table:table-cell table:style-name="ce428" office:value-type="float" office:value="69" calcext:value-type="float">
            <text:p>69</text:p>
          </table:table-cell>
          <table:table-cell/>
          <table:table-cell table:style-name="ce399" office:value-type="float" office:value="10" calcext:value-type="float">
            <text:p>10</text:p>
          </table:table-cell>
          <table:table-cell table:formula="of:=11+5+3" office:value-type="float" office:value="19" calcext:value-type="float">
            <text:p>19</text:p>
          </table:table-cell>
          <table:table-cell table:style-name="ce440" table:formula="of:=0.57+0.25+0.07*2+0.04" office:value-type="percentage" office:value="1" calcext:value-type="percentage">
            <text:p>100%</text:p>
          </table:table-cell>
          <table:table-cell table:style-name="ce411" office:value-type="string" calcext:value-type="string">
            <text:p>6/4/2/2/1</text:p>
          </table:table-cell>
          <table:table-cell table:style-name="ce444" office:value-type="string" calcext:value-type="string">
            <text:p>4/4/4/4</text:p>
          </table:table-cell>
          <table:table-cell table:number-columns-repeated="3"/>
          <table:table-cell office:value-type="float" office:value="3" calcext:value-type="float">
            <text:p>3</text:p>
          </table:table-cell>
          <table:table-cell/>
          <table:table-cell office:value-type="float" office:value="100" calcext:value-type="float">
            <text:p>100</text:p>
          </table:table-cell>
          <table:table-cell/>
        </table:table-row>
        <table:table-row table:style-name="ro5">
          <table:table-cell table:number-columns-repeated="10"/>
          <table:table-cell table:style-name="ce435" office:value-type="string" calcext:value-type="string">
            <text:p>итог</text:p>
          </table:table-cell>
          <table:table-cell table:style-name="ce438" table:formula="of:=SUM([.L2:.L10])" office:value-type="float" office:value="73" calcext:value-type="float">
            <text:p>73</text:p>
          </table:table-cell>
          <table:table-cell table:style-name="ce441" office:value-type="string" calcext:value-type="string" table:number-columns-spanned="2" table:number-rows-spanned="1">
            <text:p><text:s text:c="2"/>+5 для 100%</text:p>
          </table:table-cell>
          <table:covered-table-cell table:style-name="ce445"/>
          <table:table-cell table:style-name="ce446" table:formula="of:=(8+5+3+1)*2+1" office:value-type="float" office:value="35" calcext:value-type="float">
            <text:p>35</text:p>
          </table:table-cell>
          <table:table-cell table:number-columns-repeated="3"/>
          <table:table-cell office:value-type="float" office:value="4" calcext:value-type="float">
            <text:p>4</text:p>
          </table:table-cell>
          <table:table-cell table:number-columns-repeated="3"/>
        </table:table-row>
        <table:table-row table:style-name="ro5">
          <table:table-cell table:number-columns-repeated="22"/>
        </table:table-row>
        <table:table-row table:style-name="ro5">
          <table:table-cell table:style-name="ce397" office:value-type="string" calcext:value-type="string">
            <text:p>Уровень аб</text:p>
          </table:table-cell>
          <table:table-cell table:style-name="ce397" office:value-type="string" calcext:value-type="string">
            <text:p>Кол-во карт</text:p>
          </table:table-cell>
          <table:table-cell table:style-name="ce409" office:value-type="string" calcext:value-type="string">
            <text:p>% для 5 (6)</text:p>
          </table:table-cell>
          <table:table-cell table:style-name="ce397" office:value-type="string" calcext:value-type="string">
            <text:p>+20%</text:p>
          </table:table-cell>
          <table:table-cell table:style-name="ce409" office:value-type="string" calcext:value-type="string">
            <text:p>% для 4 (6)</text:p>
          </table:table-cell>
          <table:table-cell table:style-name="ce397" office:value-type="string" calcext:value-type="string">
            <text:p>+20%</text:p>
          </table:table-cell>
          <table:table-cell table:style-name="ce409" office:value-type="string" calcext:value-type="string">
            <text:p>% для 3 (6)</text:p>
          </table:table-cell>
          <table:table-cell table:style-name="ce397" office:value-type="string" calcext:value-type="string">
            <text:p>+20%</text:p>
          </table:table-cell>
          <table:table-cell table:style-name="ce397" office:value-type="string" calcext:value-type="string">
            <text:p>К-во тикетов</text:p>
          </table:table-cell>
          <table:table-cell/>
          <table:table-cell table:style-name="ce397" office:value-type="string" calcext:value-type="string">
            <text:p>Ап. на ур.</text:p>
          </table:table-cell>
          <table:table-cell table:style-name="ce397" office:value-type="string" calcext:value-type="string">
            <text:p>Кол-во карт</text:p>
          </table:table-cell>
          <table:table-cell table:style-name="ce397" office:value-type="string" calcext:value-type="string">
            <text:p>На +20%</text:p>
          </table:table-cell>
          <table:table-cell table:style-name="ce397"/>
          <table:table-cell table:number-columns-repeated="4"/>
          <table:table-cell office:value-type="string" calcext:value-type="string">
            <text:p>*3</text:p>
          </table:table-cell>
          <table:table-cell office:value-type="string" calcext:value-type="string">
            <text:p>1*3+</text:p>
          </table:table-cell>
          <table:table-cell office:value-type="string" calcext:value-type="string">
            <text:p>2*3+</text:p>
          </table:table-cell>
          <table:table-cell office:value-type="string" calcext:value-type="string">
            <text:p>3*3+</text:p>
          </table:table-cell>
        </table:table-row>
        <table:table-row table:style-name="ro5">
          <table:table-cell table:style-name="ce398" office:value-type="float" office:value="1" calcext:value-type="float">
            <text:p>1</text:p>
          </table:table-cell>
          <table:table-cell table:style-name="ce403" office:value-type="float" office:value="1" calcext:value-type="float">
            <text:p>1</text:p>
          </table:table-cell>
          <table:table-cell table:style-name="ce410" office:value-type="float" office:value="3" calcext:value-type="float">
            <text:p>3</text:p>
          </table:table-cell>
          <table:table-cell table:formula="of:=[.C14]*1.2" office:value-type="float" office:value="3.6" calcext:value-type="float">
            <text:p>3,6</text:p>
          </table:table-cell>
          <table:table-cell table:style-name="ce410" office:value-type="float" office:value="5" calcext:value-type="float">
            <text:p>5</text:p>
          </table:table-cell>
          <table:table-cell table:formula="of:=[.E14]*1.2" office:value-type="float" office:value="6" calcext:value-type="float">
            <text:p>6</text:p>
          </table:table-cell>
          <table:table-cell table:style-name="ce410" office:value-type="float" office:value="10" calcext:value-type="float">
            <text:p>10</text:p>
          </table:table-cell>
          <table:table-cell table:formula="of:=[.G14]*1.2" office:value-type="float" office:value="12" calcext:value-type="float">
            <text:p>12</text:p>
          </table:table-cell>
          <table:table-cell table:style-name="ce403" office:value-type="float" office:value="3" calcext:value-type="float">
            <text:p>3</text:p>
          </table:table-cell>
          <table:table-cell/>
          <table:table-cell table:style-name="ce434" office:value-type="float" office:value="2" calcext:value-type="float">
            <text:p>2</text:p>
          </table:table-cell>
          <table:table-cell table:style-name="ce437" office:value-type="float" office:value="1" calcext:value-type="float">
            <text:p>1</text:p>
          </table:table-cell>
          <table:table-cell table:style-name="ce439" table:formula="of:=0.96*[.L14]" office:value-type="percentage" office:value="0.96" calcext:value-type="percentage">
            <text:p>96%</text:p>
          </table:table-cell>
          <table:table-cell table:style-name="ce443" office:value-type="string" calcext:value-type="string">
            <text:p>2/</text:p>
          </table:table-cell>
          <table:table-cell table:number-columns-repeated="4"/>
          <table:table-cell office:value-type="float" office:value="1" calcext:value-type="float">
            <text:p>1</text:p>
          </table:table-cell>
          <table:table-cell office:value-type="float" office:value="40" calcext:value-type="float">
            <text:p>40</text:p>
          </table:table-cell>
          <table:table-cell office:value-type="float" office:value="20" calcext:value-type="float">
            <text:p>20</text:p>
          </table:table-cell>
          <table:table-cell office:value-type="float" office:value="10" calcext:value-type="float">
            <text:p>10</text:p>
          </table:table-cell>
        </table:table-row>
        <table:table-row table:style-name="ro5">
          <table:table-cell table:style-name="ce398" office:value-type="float" office:value="2" calcext:value-type="float">
            <text:p>2</text:p>
          </table:table-cell>
          <table:table-cell table:style-name="ce403" office:value-type="float" office:value="3" calcext:value-type="float">
            <text:p>3</text:p>
          </table:table-cell>
          <table:table-cell table:style-name="ce410" office:value-type="float" office:value="6" calcext:value-type="float">
            <text:p>6</text:p>
          </table:table-cell>
          <table:table-cell table:formula="of:=[.C15]*1.2" office:value-type="float" office:value="7.2" calcext:value-type="float">
            <text:p>7,2</text:p>
          </table:table-cell>
          <table:table-cell table:style-name="ce410" office:value-type="float" office:value="10" calcext:value-type="float">
            <text:p>10</text:p>
          </table:table-cell>
          <table:table-cell table:formula="of:=[.E15]*1.2" office:value-type="float" office:value="12" calcext:value-type="float">
            <text:p>12</text:p>
          </table:table-cell>
          <table:table-cell table:style-name="ce410" office:value-type="float" office:value="20" calcext:value-type="float">
            <text:p>20</text:p>
          </table:table-cell>
          <table:table-cell table:formula="of:=[.G15]*1.2" office:value-type="float" office:value="24" calcext:value-type="float">
            <text:p>24</text:p>
          </table:table-cell>
          <table:table-cell table:style-name="ce403" office:value-type="float" office:value="6" calcext:value-type="float">
            <text:p>6</text:p>
          </table:table-cell>
          <table:table-cell/>
          <table:table-cell table:style-name="ce398" office:value-type="float" office:value="3" calcext:value-type="float">
            <text:p>3</text:p>
          </table:table-cell>
          <table:table-cell table:style-name="ce426" office:value-type="float" office:value="2" calcext:value-type="float">
            <text:p>2</text:p>
          </table:table-cell>
          <table:table-cell table:style-name="ce440" table:formula="of:=0.48*[.L15]" office:value-type="percentage" office:value="0.96" calcext:value-type="percentage">
            <text:p>96%</text:p>
          </table:table-cell>
          <table:table-cell table:style-name="ce444" office:value-type="string" calcext:value-type="string">
            <text:p>2/2/</text:p>
          </table:table-cell>
          <table:table-cell table:number-columns-repeated="4"/>
          <table:table-cell office:value-type="float" office:value="2" calcext:value-type="float">
            <text:p>2</text:p>
          </table:table-cell>
          <table:table-cell office:value-type="float" office:value="80" calcext:value-type="float">
            <text:p>80</text:p>
          </table:table-cell>
          <table:table-cell office:value-type="float" office:value="40" calcext:value-type="float">
            <text:p>40</text:p>
          </table:table-cell>
          <table:table-cell office:value-type="float" office:value="20" calcext:value-type="float">
            <text:p>20</text:p>
          </table:table-cell>
        </table:table-row>
        <table:table-row table:style-name="ro5">
          <table:table-cell table:style-name="ce398" office:value-type="float" office:value="3" calcext:value-type="float">
            <text:p>3</text:p>
          </table:table-cell>
          <table:table-cell table:style-name="ce403" office:value-type="float" office:value="6" calcext:value-type="float">
            <text:p>6</text:p>
          </table:table-cell>
          <table:table-cell table:style-name="ce410" office:value-type="float" office:value="21" calcext:value-type="float">
            <text:p>21</text:p>
          </table:table-cell>
          <table:table-cell table:formula="of:=[.C16]*1.2" office:value-type="float" office:value="25.2" calcext:value-type="float">
            <text:p>25,2</text:p>
          </table:table-cell>
          <table:table-cell table:style-name="ce410" office:value-type="float" office:value="35" calcext:value-type="float">
            <text:p>35</text:p>
          </table:table-cell>
          <table:table-cell table:formula="of:=[.E16]*1.2" office:value-type="float" office:value="42" calcext:value-type="float">
            <text:p>42</text:p>
          </table:table-cell>
          <table:table-cell table:style-name="ce410" office:value-type="float" office:value="70" calcext:value-type="float">
            <text:p>70</text:p>
          </table:table-cell>
          <table:table-cell table:formula="of:=[.G16]*1.2" office:value-type="float" office:value="84" calcext:value-type="float">
            <text:p>84</text:p>
          </table:table-cell>
          <table:table-cell table:style-name="ce403" office:value-type="float" office:value="12" calcext:value-type="float">
            <text:p>12</text:p>
          </table:table-cell>
          <table:table-cell/>
          <table:table-cell table:style-name="ce398" office:value-type="float" office:value="4" calcext:value-type="float">
            <text:p>4</text:p>
          </table:table-cell>
          <table:table-cell table:style-name="ce426" office:value-type="float" office:value="4" calcext:value-type="float">
            <text:p>4</text:p>
          </table:table-cell>
          <table:table-cell table:style-name="ce440" table:formula="of:=0.84+0.24" office:value-type="percentage" office:value="1.08" calcext:value-type="percentage">
            <text:p>108%</text:p>
          </table:table-cell>
          <table:table-cell table:style-name="ce411" office:value-type="string" calcext:value-type="string">
            <text:p>3/2</text:p>
          </table:table-cell>
          <table:table-cell table:number-columns-repeated="4"/>
          <table:table-cell office:value-type="float" office:value="3" calcext:value-type="float">
            <text:p>3</text:p>
          </table:table-cell>
          <table:table-cell/>
          <table:table-cell office:value-type="float" office:value="80" calcext:value-type="float">
            <text:p>80</text:p>
          </table:table-cell>
          <table:table-cell office:value-type="float" office:value="70" calcext:value-type="float">
            <text:p>70</text:p>
          </table:table-cell>
        </table:table-row>
        <table:table-row table:style-name="ro5">
          <table:table-cell table:style-name="ce398" office:value-type="float" office:value="4" calcext:value-type="float">
            <text:p>4</text:p>
          </table:table-cell>
          <table:table-cell table:style-name="ce403" office:value-type="float" office:value="11" calcext:value-type="float">
            <text:p>11</text:p>
          </table:table-cell>
          <table:table-cell table:style-name="ce410" office:value-type="float" office:value="48" calcext:value-type="float">
            <text:p>48</text:p>
          </table:table-cell>
          <table:table-cell table:formula="of:=[.C17]*1.2" office:value-type="float" office:value="57.6" calcext:value-type="float">
            <text:p>57,6</text:p>
          </table:table-cell>
          <table:table-cell table:style-name="ce410" office:value-type="float" office:value="80" calcext:value-type="float">
            <text:p>80</text:p>
          </table:table-cell>
          <table:table-cell table:formula="of:=[.E17]*1.2" office:value-type="float" office:value="96" calcext:value-type="float">
            <text:p>96</text:p>
          </table:table-cell>
          <table:table-cell table:style-name="ce410" office:value-type="float" office:value="100" calcext:value-type="float">
            <text:p>100</text:p>
          </table:table-cell>
          <table:table-cell table:formula="of:=[.G17]*1.2" office:value-type="float" office:value="120" calcext:value-type="float">
            <text:p>120</text:p>
          </table:table-cell>
          <table:table-cell table:style-name="ce403" office:value-type="float" office:value="24" calcext:value-type="float">
            <text:p>24</text:p>
          </table:table-cell>
          <table:table-cell/>
          <table:table-cell table:style-name="ce398" office:value-type="float" office:value="5" calcext:value-type="float">
            <text:p>5</text:p>
          </table:table-cell>
          <table:table-cell table:formula="of:=6+1" office:value-type="float" office:value="7" calcext:value-type="float">
            <text:p>7</text:p>
          </table:table-cell>
          <table:table-cell table:style-name="ce440" table:formula="of:=0.96+0.06" office:value-type="percentage" office:value="1.02" calcext:value-type="percentage">
            <text:p>102%</text:p>
          </table:table-cell>
          <table:table-cell table:style-name="ce411" office:value-type="string" calcext:value-type="string">
            <text:p>4/1</text:p>
          </table:table-cell>
          <table:table-cell table:number-columns-repeated="8"/>
        </table:table-row>
        <table:table-row table:style-name="ro5">
          <table:table-cell table:style-name="ce399" office:value-type="float" office:value="5" calcext:value-type="float">
            <text:p>5</text:p>
          </table:table-cell>
          <table:table-cell table:style-name="ce404" table:number-columns-repeated="2"/>
          <table:table-cell table:style-name="ce404" office:value-type="float" office:value="100" calcext:value-type="float">
            <text:p>100</text:p>
          </table:table-cell>
          <table:table-cell table:style-name="ce404"/>
          <table:table-cell table:style-name="ce404" office:value-type="float" office:value="100" calcext:value-type="float">
            <text:p>100</text:p>
          </table:table-cell>
          <table:table-cell table:style-name="ce404" table:number-columns-repeated="2"/>
          <table:table-cell table:style-name="ce428" office:value-type="float" office:value="45" calcext:value-type="float">
            <text:p>45</text:p>
          </table:table-cell>
          <table:table-cell/>
          <table:table-cell table:style-name="ce399" office:value-type="float" office:value="6" calcext:value-type="float">
            <text:p>6</text:p>
          </table:table-cell>
          <table:table-cell table:style-name="ce404" table:formula="of:=6*2" office:value-type="float" office:value="12" calcext:value-type="float">
            <text:p>12</text:p>
          </table:table-cell>
          <table:table-cell table:style-name="ce442" table:formula="of:=0.57*2" office:value-type="percentage" office:value="1.14" calcext:value-type="percentage">
            <text:p>114%</text:p>
          </table:table-cell>
          <table:table-cell table:style-name="ce412" office:value-type="string" calcext:value-type="string">
            <text:p>4/4</text:p>
          </table:table-cell>
          <table:table-cell table:number-columns-repeated="8"/>
        </table:table-row>
        <table:table-row table:style-name="ro5">
          <table:table-cell table:number-columns-repeated="10"/>
          <table:table-cell table:style-name="ce435" office:value-type="string" calcext:value-type="string">
            <text:p>итог</text:p>
          </table:table-cell>
          <table:table-cell table:style-name="ce438" table:formula="of:=SUM([.L14:.L18])" office:value-type="float" office:value="26" calcext:value-type="float">
            <text:p>26</text:p>
          </table:table-cell>
          <table:table-cell table:style-name="ce441" office:value-type="string" calcext:value-type="string" table:number-columns-spanned="2" table:number-rows-spanned="1">
            <text:p><text:s text:c="2"/>+2 для 100%</text:p>
          </table:table-cell>
          <table:covered-table-cell table:style-name="ce445"/>
          <table:table-cell table:number-columns-repeated="8"/>
        </table:table-row>
        <table:table-row table:style-name="ro5">
          <table:table-cell table:number-columns-repeated="10"/>
          <table:table-cell table:style-name="ce436"/>
          <table:table-cell table:number-columns-repeated="11"/>
        </table:table-row>
        <table:table-row table:style-name="ro5">
          <table:table-cell table:style-name="ce397" office:value-type="string" calcext:value-type="string">
            <text:p>К-во карт</text:p>
          </table:table-cell>
          <table:table-cell table:style-name="ce397" table:number-columns-repeated="4"/>
          <table:table-cell table:style-name="ce397" office:value-type="string" calcext:value-type="string">
            <text:p>К-во карт</text:p>
          </table:table-cell>
          <table:table-cell table:number-columns-repeated="2"/>
          <table:table-cell table:style-name="ce429" office:value-type="date" office:date-value="2019-02-08" calcext:value-type="date">
            <text:p>08.02.19</text:p>
          </table:table-cell>
          <table:table-cell table:number-columns-repeated="13"/>
        </table:table-row>
        <table:table-row table:style-name="ro7">
          <table:table-cell table:style-name="ce398" table:formula="of:=(1+2+3+3+5+5)*3+1+1" office:value-type="float" office:value="59" calcext:value-type="float">
            <text:p>59</text:p>
          </table:table-cell>
          <table:table-cell office:value-type="string" calcext:value-type="string">
            <text:p>4+ уровень</text:p>
          </table:table-cell>
          <table:table-cell table:number-columns-repeated="2"/>
          <table:table-cell table:style-name="ce416" office:value-type="float" office:value="7" calcext:value-type="float">
            <text:p>7</text:p>
          </table:table-cell>
          <table:table-cell table:style-name="ce411" table:formula="of:=CONCATENATE(TEXT(FLOOR([.E22]/[.G22]; ; );10);&quot; (&quot;;TEXT([.E22]-[.G22]*FLOOR([.E22]/[.G22]; ; );10);&quot;)  &quot;)" office:value-type="string" office:string-value=" (7)  " calcext:value-type="string">
            <text:p><text:s/>(7) <text:s/></text:p>
          </table:table-cell>
          <table:table-cell table:style-name="ce423" office:value-type="float" office:value="12" calcext:value-type="float">
            <text:p>12</text:p>
          </table:table-cell>
          <table:table-cell/>
          <table:table-cell table:style-name="ce430" table:formula="of:=MOD(DAYS([.I$21];&quot;12.06.2018&quot;);6)+1" office:value-type="float" office:value="2" calcext:value-type="float">
            <text:p>2</text:p>
          </table:table-cell>
          <table:table-cell table:number-columns-repeated="13"/>
        </table:table-row>
        <table:table-row table:style-name="ro7">
          <table:table-cell table:style-name="ce400" table:formula="of:=(1+3+3+5+5)*2+1" office:value-type="float" office:value="35" calcext:value-type="float">
            <text:p>35</text:p>
          </table:table-cell>
          <table:table-cell table:style-name="ce265" office:value-type="string" calcext:value-type="string">
            <text:p>4+ уровень за 31 тикет</text:p>
          </table:table-cell>
          <table:table-cell table:number-columns-repeated="2"/>
          <table:table-cell table:style-name="ce416" office:value-type="float" office:value="76" calcext:value-type="float">
            <text:p>76</text:p>
          </table:table-cell>
          <table:table-cell table:style-name="ce411" table:formula="of:=CONCATENATE(TEXT(FLOOR([.E23]/[.G23]; ; );10);&quot; (&quot;;TEXT([.E23]-[.G23]*FLOOR([.E23]/[.G23]; ; );10);&quot;)  &quot;)" office:value-type="string" office:string-value="12 (4)  " calcext:value-type="string">
            <text:p>12 (4) <text:s/></text:p>
          </table:table-cell>
          <table:table-cell table:style-name="ce423" office:value-type="float" office:value="6" calcext:value-type="float">
            <text:p>6</text:p>
          </table:table-cell>
          <table:table-cell/>
          <table:table-cell table:style-name="ce430" table:formula="of:=MOD(DAYS([.I$21];&quot;11.06.2018&quot;);6)+1" office:value-type="float" office:value="3" calcext:value-type="float">
            <text:p>3</text:p>
          </table:table-cell>
          <table:table-cell/>
          <table:table-cell office:value-type="string" calcext:value-type="string">
            <text:p>*4</text:p>
          </table:table-cell>
          <table:table-cell office:value-type="string" calcext:value-type="string">
            <text:p>% для 4*4</text:p>
          </table:table-cell>
          <table:table-cell table:style-name="ce401" office:value-type="string" calcext:value-type="string">
            <text:p>+20%</text:p>
          </table:table-cell>
          <table:table-cell table:number-columns-repeated="9"/>
        </table:table-row>
        <table:table-row table:style-name="ro7">
          <table:table-cell table:style-name="ce398" table:formula="of:=(19+3)*2" office:value-type="float" office:value="44" calcext:value-type="float">
            <text:p>44</text:p>
          </table:table-cell>
          <table:table-cell office:value-type="string" calcext:value-type="string">
            <text:p>ап на 5+ за 2 лаки</text:p>
          </table:table-cell>
          <table:table-cell table:number-columns-repeated="2"/>
          <table:table-cell table:style-name="ce416" office:value-type="float" office:value="68" calcext:value-type="float">
            <text:p>68</text:p>
          </table:table-cell>
          <table:table-cell table:style-name="ce411" table:formula="of:=CONCATENATE(TEXT(FLOOR([.E24]/[.G24]; ; );10);&quot; (&quot;;TEXT([.E24]-[.G24]*FLOOR([.E24]/[.G24]; ; );10);&quot;)  &quot;)" office:value-type="string" office:string-value="22 (2)  " calcext:value-type="string">
            <text:p>22 (2) <text:s/></text:p>
          </table:table-cell>
          <table:table-cell table:style-name="ce423" office:value-type="float" office:value="3" calcext:value-type="float">
            <text:p>3</text:p>
          </table:table-cell>
          <table:table-cell/>
          <table:table-cell table:style-name="ce430" table:formula="of:=MOD(DAYS([.I$21];&quot;10.06.2018&quot;);6)+1" office:value-type="float" office:value="4" calcext:value-type="float">
            <text:p>4</text:p>
          </table:table-cell>
          <table:table-cell/>
          <table:table-cell office:value-type="float" office:value="1" calcext:value-type="float">
            <text:p>1</text:p>
          </table:table-cell>
          <table:table-cell office:value-type="float" office:value="15" calcext:value-type="float">
            <text:p>15</text:p>
          </table:table-cell>
          <table:table-cell table:formula="of:=[.L24]*1.2" office:value-type="float" office:value="18" calcext:value-type="float">
            <text:p>18</text:p>
          </table:table-cell>
          <table:table-cell/>
          <table:table-cell table:style-name="ce434" office:value-type="string" calcext:value-type="string">
            <text:p>Цена карты в тикетах по уровням</text:p>
          </table:table-cell>
          <table:table-cell table:style-name="ce427" table:number-columns-repeated="2"/>
          <table:table-cell table:style-name="ce431"/>
          <table:table-cell table:style-name="ce448"/>
          <table:table-cell table:style-name="ce397"/>
          <table:table-cell table:style-name="ce457" office:value-type="string" calcext:value-type="string">
            <text:p>Фарм-лимит</text:p>
          </table:table-cell>
          <table:table-cell table:style-name="ce458" office:value-type="float" office:value="8" calcext:value-type="float">
            <text:p>8</text:p>
          </table:table-cell>
        </table:table-row>
        <table:table-row table:style-name="ro7">
          <table:table-cell table:style-name="ce400" table:formula="of:=(17+3)*2" office:value-type="float" office:value="40" calcext:value-type="float">
            <text:p>40</text:p>
          </table:table-cell>
          <table:table-cell table:style-name="ce265" office:value-type="string" calcext:value-type="string">
            <text:p>ап на 5+ за 6 тикетов и 2 лаки</text:p>
          </table:table-cell>
          <table:table-cell table:number-columns-repeated="3"/>
          <table:table-cell table:style-name="ce419" table:formula="of:=FLOOR([.E22]/[.G22])+FLOOR([.E23]/[.G23])+FLOOR([.E24]/[.G24])" office:value-type="float" office:value="34" calcext:value-type="float">
            <text:p>34</text:p>
          </table:table-cell>
          <table:table-cell table:number-columns-repeated="2"/>
          <table:table-cell table:style-name="ce430" table:formula="of:=MOD(DAYS([.I$21];&quot;9.06.2018&quot;);6)+1" office:value-type="float" office:value="5" calcext:value-type="float">
            <text:p>5</text:p>
          </table:table-cell>
          <table:table-cell/>
          <table:table-cell office:value-type="float" office:value="2" calcext:value-type="float">
            <text:p>2</text:p>
          </table:table-cell>
          <table:table-cell/>
          <table:table-cell table:formula="of:=[.L25]*1.2" office:value-type="float" office:value="0" calcext:value-type="float">
            <text:p>0</text:p>
          </table:table-cell>
          <table:table-cell/>
          <table:table-cell table:style-name="ce398" office:value-type="float" office:value="2" calcext:value-type="float">
            <text:p>2</text:p>
          </table:table-cell>
          <table:table-cell table:style-name="ce265" table:formula="of:=[.$I2]/([.$B3]-[.$B2])" office:value-type="float" office:value="1.5" calcext:value-type="float">
            <text:p>1,5</text:p>
          </table:table-cell>
          <table:table-cell/>
          <table:table-cell table:style-name="ce419" table:formula="of:=[.$I14]/([.$B15]-[.$B14])" office:value-type="float" office:value="1.5" calcext:value-type="float">
            <text:p>1,5</text:p>
          </table:table-cell>
          <table:table-cell/>
          <table:table-cell table:style-name="ce451" office:value-type="string" calcext:value-type="string">
            <text:p>wind</text:p>
          </table:table-cell>
          <table:table-cell table:style-name="ce420" table:formula="of:=80+80+74+22" office:value-type="float" office:value="256" calcext:value-type="float">
            <text:p>256</text:p>
          </table:table-cell>
          <table:table-cell table:style-name="ce420" table:formula="of:=[.U25]+[.V$24]" office:value-type="float" office:value="264" calcext:value-type="float">
            <text:p>264</text:p>
          </table:table-cell>
        </table:table-row>
        <table:table-row table:style-name="ro5">
          <table:table-cell table:style-name="ce400" table:formula="of:=[.A23]+[.A25]+2*2" office:value-type="float" office:value="79" calcext:value-type="float">
            <text:p>79</text:p>
          </table:table-cell>
          <table:table-cell office:value-type="string" calcext:value-type="string">
            <text:p>фул+джев за 37 тикетов и 2 лаки</text:p>
          </table:table-cell>
          <table:table-cell table:number-columns-repeated="3"/>
          <table:table-cell table:style-name="ce420"/>
          <table:table-cell table:number-columns-repeated="4"/>
          <table:table-cell office:value-type="float" office:value="3" calcext:value-type="float">
            <text:p>3</text:p>
          </table:table-cell>
          <table:table-cell/>
          <table:table-cell table:formula="of:=[.L26]*1.2" office:value-type="float" office:value="0" calcext:value-type="float">
            <text:p>0</text:p>
          </table:table-cell>
          <table:table-cell/>
          <table:table-cell table:style-name="ce398" office:value-type="float" office:value="3" calcext:value-type="float">
            <text:p>3</text:p>
          </table:table-cell>
          <table:table-cell table:style-name="ce395" table:formula="of:=[.$I3]/([.$B4]-[.$B3])" office:value-type="float" office:value="2" calcext:value-type="float">
            <text:p>2</text:p>
          </table:table-cell>
          <table:table-cell/>
          <table:table-cell table:style-name="ce449" table:formula="of:=[.$I15]/([.$B16]-[.$B15])" office:value-type="float" office:value="2" calcext:value-type="float">
            <text:p>2</text:p>
          </table:table-cell>
          <table:table-cell/>
          <table:table-cell table:style-name="ce452" office:value-type="string" calcext:value-type="string">
            <text:p>fire</text:p>
          </table:table-cell>
          <table:table-cell table:style-name="ce420" table:formula="of:=74+74+74+35" office:value-type="float" office:value="257" calcext:value-type="float">
            <text:p>257</text:p>
          </table:table-cell>
          <table:table-cell table:style-name="ce420" table:formula="of:=[.U26]+[.V$24]" office:value-type="float" office:value="265" calcext:value-type="float">
            <text:p>265</text:p>
          </table:table-cell>
        </table:table-row>
        <table:table-row table:style-name="ro5">
          <table:table-cell table:style-name="ce399" table:formula="of:=(17+12+1)*2" office:value-type="float" office:value="60" calcext:value-type="float">
            <text:p>60</text:p>
          </table:table-cell>
          <table:table-cell table:style-name="ce405" office:value-type="string" calcext:value-type="string">
            <text:p>ап на 5+ за 12 тикетов</text:p>
          </table:table-cell>
          <table:table-cell table:style-name="ce404" table:number-columns-repeated="3"/>
          <table:table-cell table:style-name="ce421"/>
          <table:table-cell table:number-columns-repeated="4"/>
          <table:table-cell office:value-type="float" office:value="4" calcext:value-type="float">
            <text:p>4</text:p>
          </table:table-cell>
          <table:table-cell office:value-type="float" office:value="90" calcext:value-type="float">
            <text:p>90</text:p>
          </table:table-cell>
          <table:table-cell table:formula="of:=[.L27]*1.2" office:value-type="float" office:value="108" calcext:value-type="float">
            <text:p>108</text:p>
          </table:table-cell>
          <table:table-cell/>
          <table:table-cell table:style-name="ce398" office:value-type="float" office:value="4" calcext:value-type="float">
            <text:p>4</text:p>
          </table:table-cell>
          <table:table-cell table:style-name="ce395" table:formula="of:=[.$I4]/([.$B5]-[.$B4])" office:value-type="float" office:value="2" calcext:value-type="float">
            <text:p>2</text:p>
          </table:table-cell>
          <table:table-cell/>
          <table:table-cell table:style-name="ce449" table:formula="of:=[.$I16]/([.$B17]-[.$B16])" office:value-type="float" office:value="2.4" calcext:value-type="float">
            <text:p>2,4</text:p>
          </table:table-cell>
          <table:table-cell/>
          <table:table-cell table:style-name="ce453" office:value-type="string" calcext:value-type="string">
            <text:p>dark</text:p>
          </table:table-cell>
          <table:table-cell table:style-name="ce420" table:formula="of:=74+74+74+36" office:value-type="float" office:value="258" calcext:value-type="float">
            <text:p>258</text:p>
          </table:table-cell>
          <table:table-cell table:style-name="ce420" table:formula="of:=[.U27]+[.V$24]" office:value-type="float" office:value="266" calcext:value-type="float">
            <text:p>266</text:p>
          </table:table-cell>
        </table:table-row>
        <table:table-row table:style-name="ro5">
          <table:table-cell table:number-columns-repeated="14"/>
          <table:table-cell table:style-name="ce398" office:value-type="float" office:value="5" calcext:value-type="float">
            <text:p>5</text:p>
          </table:table-cell>
          <table:table-cell table:style-name="ce395" table:formula="of:=[.$I5]/([.$B6]-[.$B5])" office:value-type="float" office:value="1.8" calcext:value-type="float">
            <text:p>1,8</text:p>
          </table:table-cell>
          <table:table-cell table:style-name="ce448" table:formula="of:=[.$I5]/4" office:value-type="float" office:value="2.25" calcext:value-type="float">
            <text:p>2,25</text:p>
          </table:table-cell>
          <table:table-cell table:style-name="ce449" table:formula="of:=[.$I17]/12" office:value-type="float" office:value="2" calcext:value-type="float">
            <text:p>2</text:p>
          </table:table-cell>
          <table:table-cell/>
          <table:table-cell table:style-name="ce454" office:value-type="string" calcext:value-type="string">
            <text:p>light</text:p>
          </table:table-cell>
          <table:table-cell table:style-name="ce420" table:formula="of:=74+74+74+37" office:value-type="float" office:value="259" calcext:value-type="float">
            <text:p>259</text:p>
          </table:table-cell>
          <table:table-cell table:style-name="ce420" table:formula="of:=[.U28]+[.V$24]" office:value-type="float" office:value="267" calcext:value-type="float">
            <text:p>267</text:p>
          </table:table-cell>
        </table:table-row>
        <table:table-row table:style-name="ro5">
          <table:table-cell table:number-columns-repeated="14"/>
          <table:table-cell table:style-name="ce398" office:value-type="float" office:value="6" calcext:value-type="float">
            <text:p>6</text:p>
          </table:table-cell>
          <table:table-cell table:style-name="ce395" table:formula="of:=[.$I6]/([.$B7]-[.$B6])" office:value-type="float" office:value="2.2" calcext:value-type="float">
            <text:p>2,2</text:p>
          </table:table-cell>
          <table:table-cell table:style-name="ce448" table:formula="of:=[.$I6]/4" office:value-type="float" office:value="2.75" calcext:value-type="float">
            <text:p>2,75</text:p>
          </table:table-cell>
          <table:table-cell table:style-name="ce450" table:formula="of:=[.$I18]/22" office:value-type="float" office:value="2.04545454545455" calcext:value-type="float">
            <text:p>2,05</text:p>
          </table:table-cell>
          <table:table-cell/>
          <table:table-cell table:style-name="ce455" office:value-type="string" calcext:value-type="string">
            <text:p>water</text:p>
          </table:table-cell>
          <table:table-cell table:style-name="ce420" table:formula="of:=80+80+50+50" office:value-type="float" office:value="260" calcext:value-type="float">
            <text:p>260</text:p>
          </table:table-cell>
          <table:table-cell table:style-name="ce420" table:formula="of:=[.U29]+[.V$24]" office:value-type="float" office:value="268" calcext:value-type="float">
            <text:p>268</text:p>
          </table:table-cell>
        </table:table-row>
        <table:table-row table:style-name="ro5">
          <table:table-cell table:style-name="ce397" office:value-type="string" calcext:value-type="string">
            <text:p>Zone</text:p>
          </table:table-cell>
          <table:table-cell table:style-name="ce397" office:value-type="string" calcext:value-type="string">
            <text:p>Stamina</text:p>
          </table:table-cell>
          <table:table-cell table:style-name="ce397" office:value-type="string" calcext:value-type="string">
            <text:p>h</text:p>
          </table:table-cell>
          <table:table-cell table:number-columns-repeated="2"/>
          <table:table-cell table:style-name="ce422" office:value-type="string" calcext:value-type="string" table:number-columns-spanned="4" table:number-rows-spanned="1">
            <text:p>Time before cap</text:p>
          </table:table-cell>
          <table:covered-table-cell/>
          <table:covered-table-cell table:style-name="ce427"/>
          <table:covered-table-cell table:style-name="ce431"/>
          <table:table-cell table:number-columns-repeated="5"/>
          <table:table-cell table:style-name="ce398" office:value-type="float" office:value="7" calcext:value-type="float">
            <text:p>7</text:p>
          </table:table-cell>
          <table:table-cell table:style-name="ce265" table:formula="of:=[.$I7]/20" office:value-type="float" office:value="1.25" calcext:value-type="float">
            <text:p>1,25</text:p>
          </table:table-cell>
          <table:table-cell table:style-name="ce448" table:formula="of:=[.$I7]/16" office:value-type="float" office:value="1.5625" calcext:value-type="float">
            <text:p>1,56</text:p>
          </table:table-cell>
          <table:table-cell table:style-name="ce420"/>
          <table:table-cell/>
          <table:table-cell table:style-name="ce456" office:value-type="string" calcext:value-type="string">
            <text:p>earth</text:p>
          </table:table-cell>
          <table:table-cell table:style-name="ce421" table:formula="of:=80+80+80+21" office:value-type="float" office:value="261" calcext:value-type="float">
            <text:p>261</text:p>
          </table:table-cell>
          <table:table-cell table:style-name="ce421" table:formula="of:=[.U30]+[.V$24]" office:value-type="float" office:value="269" calcext:value-type="float">
            <text:p>269</text:p>
          </table:table-cell>
        </table:table-row>
        <table:table-row table:style-name="ro5">
          <table:table-cell table:style-name="ce398" office:value-type="string" calcext:value-type="string">
            <text:p>normal</text:p>
          </table:table-cell>
          <table:table-cell office:value-type="float" office:value="50" calcext:value-type="float">
            <text:p>50</text:p>
          </table:table-cell>
          <table:table-cell table:style-name="ce411" table:formula="of:=CONCATENATE(FLOOR([.B31]*3/60);&quot;ч&quot;;MOD([.B31]*3;60))" office:value-type="string" office:string-value="2ч30" calcext:value-type="string">
            <text:p>2ч30</text:p>
          </table:table-cell>
          <table:table-cell table:number-columns-repeated="2"/>
          <table:table-cell table:style-name="ce398"/>
          <table:table-cell table:style-name="ce424" office:value-type="float" office:value="118" calcext:value-type="float">
            <text:p>118</text:p>
          </table:table-cell>
          <table:table-cell table:style-name="ce424" office:value-type="float" office:value="84" calcext:value-type="float">
            <text:p>84</text:p>
          </table:table-cell>
          <table:table-cell table:style-name="ce420"/>
          <table:table-cell table:style-name="ce432" office:value-type="time" office:time-value="PT01H42M00S" calcext:value-type="time">
            <text:p>01:42</text:p>
          </table:table-cell>
          <table:table-cell table:style-name="ce432" office:value-type="time" office:time-value="PT23H37M00S" calcext:value-type="time">
            <text:p>23:37</text:p>
          </table:table-cell>
          <table:table-cell table:number-columns-repeated="3"/>
          <table:table-cell table:style-name="ce398" office:value-type="float" office:value="8" calcext:value-type="float">
            <text:p>8</text:p>
          </table:table-cell>
          <table:table-cell table:formula="of:=[.$I8]/20" office:value-type="float" office:value="1.75" calcext:value-type="float">
            <text:p>1,75</text:p>
          </table:table-cell>
          <table:table-cell table:style-name="ce448" table:formula="of:=[.$I8]/16" office:value-type="float" office:value="2.1875" calcext:value-type="float">
            <text:p>2,19</text:p>
          </table:table-cell>
          <table:table-cell table:style-name="ce420"/>
          <table:table-cell table:number-columns-repeated="4"/>
        </table:table-row>
        <table:table-row table:style-name="ro5">
          <table:table-cell table:style-name="ce398" office:value-type="string" calcext:value-type="string">
            <text:p>Bahamut</text:p>
          </table:table-cell>
          <table:table-cell table:style-name="ce406" office:value-type="float" office:value="100" calcext:value-type="float">
            <text:p>100</text:p>
          </table:table-cell>
          <table:table-cell table:style-name="ce411" table:formula="of:=CONCATENATE(FLOOR([.B32]*4.5/60);&quot;ч&quot;;MOD([.B32]*4.5;60))" office:value-type="string" office:string-value="7ч30" calcext:value-type="string">
            <text:p>7ч30</text:p>
          </table:table-cell>
          <table:table-cell/>
          <table:table-cell table:style-name="ce398" office:value-type="float" office:value="60" calcext:value-type="float">
            <text:p>60</text:p>
          </table:table-cell>
          <table:table-cell table:style-name="ce398" office:value-type="float" office:value="50" calcext:value-type="float">
            <text:p>50</text:p>
          </table:table-cell>
          <table:table-cell table:style-name="ce425" office:value-type="float" office:value="140" calcext:value-type="float">
            <text:p>140</text:p>
          </table:table-cell>
          <table:table-cell table:style-name="ce425" office:value-type="float" office:value="171" calcext:value-type="float">
            <text:p>171</text:p>
          </table:table-cell>
          <table:table-cell table:style-name="ce420" office:value-type="float" office:value="100" calcext:value-type="float">
            <text:p>100</text:p>
          </table:table-cell>
          <table:table-cell table:style-name="ce433" table:formula="of:=[.$D$34]+[.$J$31]-TIME(0;100*4.5;0)" office:value-type="time" office:time-value="PT1044276H46M54.988255966S" calcext:value-type="time">
            <text:p>12:46</text:p>
          </table:table-cell>
          <table:table-cell table:style-name="ce433" table:formula="of:=[.$D$34]+[.$K$31]-TIME(0;(100*4.5)+(50*3);0)" office:value-type="time" office:time-value="PT1044296H11M54.988256246S" calcext:value-type="time">
            <text:p>08:11</text:p>
          </table:table-cell>
          <table:table-cell table:number-columns-repeated="3"/>
          <table:table-cell table:style-name="ce398" office:value-type="float" office:value="9" calcext:value-type="float">
            <text:p>9</text:p>
          </table:table-cell>
          <table:table-cell table:formula="of:=[.$I9]/34" office:value-type="float" office:value="2" calcext:value-type="float">
            <text:p>2</text:p>
          </table:table-cell>
          <table:table-cell/>
          <table:table-cell table:style-name="ce420"/>
          <table:table-cell table:number-columns-repeated="4"/>
        </table:table-row>
        <table:table-row table:style-name="ro5">
          <table:table-cell table:style-name="ce399" office:value-type="string" calcext:value-type="string">
            <text:p>Bahamut</text:p>
          </table:table-cell>
          <table:table-cell table:style-name="ce404" office:value-type="float" office:value="60" calcext:value-type="float">
            <text:p>60</text:p>
          </table:table-cell>
          <table:table-cell table:style-name="ce412" table:formula="of:=CONCATENATE(FLOOR([.B33]*4.5/60);&quot;ч&quot;;MOD([.B33]*4.5;60))" office:value-type="string" office:string-value="4ч30" calcext:value-type="string">
            <text:p>4ч30</text:p>
          </table:table-cell>
          <table:table-cell/>
          <table:table-cell table:style-name="ce417" table:formula="of:=CONCATENATE(FLOOR(([.E32]-[.G31])*5/60);&quot;ч&quot;;MOD(([.E32]-[.G31])*5;60))" office:value-type="string" office:string-value="-5ч10" calcext:value-type="string">
            <text:p>-5ч10</text:p>
          </table:table-cell>
          <table:table-cell table:style-name="ce417" table:formula="of:=CONCATENATE(FLOOR(([.F32]-[.G31])*5/60);&quot;ч&quot;;MOD(([.F32]-[.G31])*5;60))" office:value-type="string" office:string-value="-6ч20" calcext:value-type="string">
            <text:p>-6ч20</text:p>
          </table:table-cell>
          <table:table-cell table:style-name="ce417" table:formula="of:=CONCATENATE(FLOOR(([.G32]-[.G31])*5/60);&quot;ч&quot;;MOD(([.G32]-[.G31])*5;60))" office:value-type="string" office:string-value="1ч50" calcext:value-type="string">
            <text:p>1ч50</text:p>
          </table:table-cell>
          <table:table-cell table:style-name="ce417" table:formula="of:=CONCATENATE(FLOOR(([.H32]-[.H31])*5/60);&quot;ч&quot;;MOD(([.H32]-[.H31])*5;60))" office:value-type="string" office:string-value="7ч15" calcext:value-type="string">
            <text:p>7ч15</text:p>
          </table:table-cell>
          <table:table-cell table:style-name="ce417" table:formula="of:=CONCATENATE(FLOOR(([.I32]-[.H31])*5/60);&quot;ч&quot;;MOD(([.I32]-[.H31])*5;60))" office:value-type="string" office:string-value="1ч20" calcext:value-type="string">
            <text:p>1ч20</text:p>
          </table:table-cell>
          <table:table-cell table:style-name="ce433" table:formula="of:=[.$D$34]+[.$J$31]-TIME(0;50*3;0)" office:value-type="time" office:time-value="PT1044281H46M54.988256386S" calcext:value-type="time">
            <text:p>17:46</text:p>
          </table:table-cell>
          <table:table-cell table:style-name="ce433" table:formula="of:=[.$D$34]+[.$K$31]-TIME(0;100*4.5;0)" office:value-type="time" office:time-value="PT1044298H41M54.988256246S" calcext:value-type="time">
            <text:p>10:41</text:p>
          </table:table-cell>
          <table:table-cell table:number-columns-repeated="3"/>
          <table:table-cell table:style-name="ce399" office:value-type="float" office:value="10" calcext:value-type="float">
            <text:p>10</text:p>
          </table:table-cell>
          <table:table-cell table:style-name="ce447" table:formula="of:=[.$I10]/34" office:value-type="float" office:value="2.02941176470588" calcext:value-type="float">
            <text:p>2,03</text:p>
          </table:table-cell>
          <table:table-cell table:style-name="ce404"/>
          <table:table-cell table:style-name="ce421"/>
          <table:table-cell table:number-columns-repeated="4"/>
        </table:table-row>
        <table:table-row table:style-name="ro5">
          <table:table-cell table:number-columns-repeated="3"/>
          <table:table-cell table:style-name="ce415" table:formula="of:=NOW()" office:value-type="time" office:time-value="PT1044282H34M54.988256134S" calcext:value-type="time">
            <text:p>18:34</text:p>
          </table:table-cell>
          <table:table-cell table:style-name="ce418" table:formula="of:=NOW()+TIME(0;([.E32]-[.G31])*5;0)" office:value-type="string" office:string-value="" calcext:value-type="error">
            <text:p>Ошибка:502</text:p>
          </table:table-cell>
          <table:table-cell table:style-name="ce418" table:formula="of:=NOW()+TIME(0;([.F32]-[.G31])*5;0)" office:value-type="string" office:string-value="" calcext:value-type="error">
            <text:p>Ошибка:502</text:p>
          </table:table-cell>
          <table:table-cell table:style-name="ce418" table:formula="of:=NOW()+TIME(0;([.G32]-[.G31])*5;0)" office:value-type="time" office:time-value="PT1044284H24M54.988461211S" calcext:value-type="time">
            <text:p>20:24</text:p>
          </table:table-cell>
          <table:table-cell table:style-name="ce418" table:formula="of:=NOW()+TIME(0;([.H32]-[.H31])*5;0)" office:value-type="time" office:time-value="PT1044289H49M54.988477835S" calcext:value-type="time">
            <text:p>01:49</text:p>
          </table:table-cell>
          <table:table-cell table:style-name="ce418" table:formula="of:=NOW()+TIME(0;([.I32]-[.H31])*5;0)" office:value-type="time" office:time-value="PT1044283H54M54.988493063S" calcext:value-type="time">
            <text:p>19:54</text:p>
          </table:table-cell>
          <table:table-cell table:style-name="ce433" table:formula="of:=[.$D$34]+[.$J$31]" office:value-type="time" office:time-value="PT1044284H16M54.988255966S" calcext:value-type="time">
            <text:p>20:16</text:p>
          </table:table-cell>
          <table:table-cell table:style-name="ce433" table:formula="of:=[.$D$34]+[.$K$31]-TIME(0;50*3;0)" office:value-type="time" office:time-value="PT1044303H41M54.988256246S" calcext:value-type="time">
            <text:p>15:41</text:p>
          </table:table-cell>
          <table:table-cell table:number-columns-repeated="11"/>
        </table:table-row>
        <table:table-row table:style-name="ro5">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8 (10)</text:p>
          </table:table-cell>
          <table:table-cell table:number-columns-repeated="5"/>
          <table:table-cell office:value-type="string" calcext:value-type="string">
            <text:p>Кол-во карт</text:p>
          </table:table-cell>
          <table:table-cell/>
          <table:table-cell office:value-type="string" calcext:value-type="string">
            <text:p>*2</text:p>
          </table:table-cell>
          <table:table-cell table:style-name="ce401" office:value-type="string" calcext:value-type="string">
            <text:p>+20%</text:p>
          </table:table-cell>
          <table:table-cell table:style-name="ce265" office:value-type="string" calcext:value-type="string">
            <text:p>% для 6 (10)</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37]*1.2" office:value-type="float" office:value="100.8" calcext:value-type="float">
            <text:p>100,8</text:p>
          </table:table-cell>
          <table:table-cell table:style-name="ce407" table:formula="of:=SUM([.C37:.G37])" office:value-type="float" office:value="84" calcext:value-type="float">
            <text:p>84</text:p>
          </table:table-cell>
          <table:table-cell table:style-name="ce413" office:value-type="float" office:value="48" calcext:value-type="float">
            <text:p>48</text:p>
          </table:table-cell>
          <table:table-cell table:style-name="ce413" office:value-type="float" office:value="33" calcext:value-type="float">
            <text:p>33</text:p>
          </table:table-cell>
          <table:table-cell table:style-name="ce413" office:value-type="float" office:value="3" calcext:value-type="float">
            <text:p>3</text:p>
          </table:table-cell>
          <table:table-cell table:style-name="ce413" table:number-columns-repeated="2"/>
          <table:table-cell table:style-name="ce265" table:formula="of:=19+14+1" office:value-type="float" office:value="34" calcext:value-type="float">
            <text:p>34</text:p>
          </table:table-cell>
          <table:table-cell table:style-name="ce426" office:value-type="string" calcext:value-type="string">
            <text:p>6/5/1</text:p>
          </table:table-cell>
          <table:table-cell/>
          <table:table-cell table:style-name="ce402" table:formula="of:=[.L37]*1.2" office:value-type="float" office:value="102" calcext:value-type="float">
            <text:p>102</text:p>
          </table:table-cell>
          <table:table-cell table:style-name="ce407" table:formula="of:=SUM([.M37:.Q37])"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table:formula="of:=19+1" office:value-type="float" office:value="20" calcext:value-type="float">
            <text:p>20</text:p>
          </table:table-cell>
          <table:table-cell table:style-name="ce426" office:value-type="string" calcext:value-type="string">
            <text:p>6/1</text:p>
          </table:table-cell>
          <table:table-cell table:number-columns-repeated="3"/>
        </table:table-row>
        <table:table-row table:style-name="ro5">
          <table:table-cell table:style-name="ce402" table:formula="of:=[.B38]*1.2" office:value-type="float" office:value="100.8" calcext:value-type="float">
            <text:p>100,8</text:p>
          </table:table-cell>
          <table:table-cell table:style-name="ce407" table:formula="of:=SUM([.C38:.G38])" office:value-type="float" office:value="84" calcext:value-type="float">
            <text:p>84</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13" office:value-type="float" office:value="3" calcext:value-type="float">
            <text:p>3</text:p>
          </table:table-cell>
          <table:table-cell table:formula="of:=19+9+3+3+1" office:value-type="float" office:value="35" calcext:value-type="float">
            <text:p>35</text:p>
          </table:table-cell>
          <table:table-cell table:style-name="ce426" office:value-type="string" calcext:value-type="string">
            <text:p>6/4/2/2/1</text:p>
          </table:table-cell>
          <table:table-cell/>
          <table:table-cell table:style-name="ce402" table:formula="of:=[.L38]*1.2" office:value-type="float" office:value="108" calcext:value-type="float">
            <text:p>108</text:p>
          </table:table-cell>
          <table:table-cell table:style-name="ce407" table:formula="of:=SUM([.M38:.P38])*1.5" office:value-type="float" office:value="90" calcext:value-type="float">
            <text:p>90</text:p>
          </table:table-cell>
          <table:table-cell table:style-name="ce413" office:value-type="float" office:value="55" calcext:value-type="float">
            <text:p>55</text:p>
          </table:table-cell>
          <table:table-cell table:style-name="ce413" office:value-type="float" office:value="5" calcext:value-type="float">
            <text:p>5</text:p>
          </table:table-cell>
          <table:table-cell table:style-name="ce413" table:number-columns-repeated="2"/>
          <table:table-cell table:style-name="ce426" office:value-type="string" calcext:value-type="string">
            <text:p>*</text:p>
          </table:table-cell>
          <table:table-cell table:formula="of:=14+1" office:value-type="float" office:value="15" calcext:value-type="float">
            <text:p>15</text:p>
          </table:table-cell>
          <table:table-cell table:style-name="ce426" office:value-type="string" calcext:value-type="string">
            <text:p>5/1+</text:p>
          </table:table-cell>
          <table:table-cell table:number-columns-repeated="3"/>
        </table:table-row>
        <table:table-row table:style-name="ro5">
          <table:table-cell table:style-name="ce402" table:formula="of:=[.B39]*1.2" office:value-type="float" office:value="102.6" calcext:value-type="float">
            <text:p>102,6</text:p>
          </table:table-cell>
          <table:table-cell table:style-name="ce407" table:formula="of:=SUM([.C39:.F39])*1.5" office:value-type="float" office:value="85.5" calcext:value-type="float">
            <text:p>85,5</text:p>
          </table:table-cell>
          <table:table-cell table:style-name="ce413" office:value-type="float" office:value="48" calcext:value-type="float">
            <text:p>48</text:p>
          </table:table-cell>
          <table:table-cell table:number-columns-repeated="3" table:style-name="ce413" office:value-type="float" office:value="3" calcext:value-type="float">
            <text:p>3</text:p>
          </table:table-cell>
          <table:table-cell table:style-name="ce426" office:value-type="string" calcext:value-type="string">
            <text:p>*</text:p>
          </table:table-cell>
          <table:table-cell table:style-name="ce265" table:formula="of:=19+1*3" office:value-type="float" office:value="22" calcext:value-type="float">
            <text:p>22</text:p>
          </table:table-cell>
          <table:table-cell table:style-name="ce426" office:value-type="string" calcext:value-type="string">
            <text:p>6/1/1/1/+</text:p>
          </table:table-cell>
          <table:table-cell/>
          <table:table-cell table:style-name="ce402" table:formula="of:=[.L39]*1.2" office:value-type="float" office:value="102" calcext:value-type="float">
            <text:p>102</text:p>
          </table:table-cell>
          <table:table-cell table:style-name="ce407" table:formula="of:=SUM([.M39:.Q39])" office:value-type="float" office:value="85" calcext:value-type="float">
            <text:p>85</text:p>
          </table:table-cell>
          <table:table-cell table:number-columns-repeated="2" table:style-name="ce413" office:value-type="float" office:value="35" calcext:value-type="float">
            <text:p>35</text:p>
          </table:table-cell>
          <table:table-cell table:number-columns-repeated="3" table:style-name="ce413" office:value-type="float" office:value="5" calcext:value-type="float">
            <text:p>5</text:p>
          </table:table-cell>
          <table:table-cell table:formula="of:=9+9+1+1+1" office:value-type="float" office:value="21" calcext:value-type="float">
            <text:p>21</text:p>
          </table:table-cell>
          <table:table-cell table:style-name="ce426" office:value-type="string" calcext:value-type="string">
            <text:p>4/4/1/1/1</text:p>
          </table:table-cell>
          <table:table-cell table:number-columns-repeated="3"/>
        </table:table-row>
        <table:table-row table:style-name="ro5">
          <table:table-cell table:style-name="ce402" table:formula="of:=[.B40]*1.2" office:value-type="float" office:value="100.8" calcext:value-type="float">
            <text:p>100,8</text:p>
          </table:table-cell>
          <table:table-cell table:style-name="ce407" table:formula="of:=SUM([.C40:.F40])"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formula="of:=9*4" office:value-type="float" office:value="36" calcext:value-type="float">
            <text:p>36</text:p>
          </table:table-cell>
          <table:table-cell table:style-name="ce426" office:value-type="string" calcext:value-type="string">
            <text:p>4/4/4/4</text:p>
          </table:table-cell>
          <table:table-cell table:formula="of:=5*4" office:value-type="float" office:value="20" calcext:value-type="float">
            <text:p>20</text:p>
          </table:table-cell>
          <table:table-cell table:style-name="ce402" table:formula="of:=[.L40]*1.2" office:value-type="float" office:value="108" calcext:value-type="float">
            <text:p>108</text:p>
          </table:table-cell>
          <table:table-cell table:style-name="ce407" table:formula="of:=SUM([.M40:.Q40])" office:value-type="float" office:value="90" calcext:value-type="float">
            <text:p>90</text:p>
          </table:table-cell>
          <table:table-cell table:number-columns-repeated="2" table:style-name="ce413" office:value-type="float" office:value="35" calcext:value-type="float">
            <text:p>35</text:p>
          </table:table-cell>
          <table:table-cell table:style-name="ce413" office:value-type="float" office:value="20" calcext:value-type="float">
            <text:p>20</text:p>
          </table:table-cell>
          <table:table-cell table:style-name="ce413" table:number-columns-repeated="2"/>
          <table:table-cell table:formula="of:=9+9+6" office:value-type="float" office:value="24" calcext:value-type="float">
            <text:p>24</text:p>
          </table:table-cell>
          <table:table-cell table:style-name="ce426" office:value-type="string" calcext:value-type="string">
            <text:p>4/4/3</text:p>
          </table:table-cell>
          <table:table-cell table:number-columns-repeated="3"/>
        </table:table-row>
        <table:table-row table:style-name="ro5">
          <table:table-cell table:style-name="ce402" table:formula="of:=[.B41]*1.2" office:value-type="float" office:value="102.6" calcext:value-type="float">
            <text:p>102,6</text:p>
          </table:table-cell>
          <table:table-cell table:style-name="ce407" table:formula="of:=SUM([.C41:.F41])*1.5" office:value-type="float" office:value="85.5" calcext:value-type="float">
            <text:p>85,5</text:p>
          </table:table-cell>
          <table:table-cell table:number-columns-repeated="2" table:style-name="ce413" office:value-type="float" office:value="21" calcext:value-type="float">
            <text:p>21</text:p>
          </table:table-cell>
          <table:table-cell table:style-name="ce413" office:value-type="float" office:value="12" calcext:value-type="float">
            <text:p>12</text:p>
          </table:table-cell>
          <table:table-cell table:style-name="ce413" office:value-type="float" office:value="3" calcext:value-type="float">
            <text:p>3</text:p>
          </table:table-cell>
          <table:table-cell table:style-name="ce426" office:value-type="string" calcext:value-type="string">
            <text:p>*</text:p>
          </table:table-cell>
          <table:table-cell table:formula="of:=9*2+6+1" office:value-type="float" office:value="25" calcext:value-type="float">
            <text:p>25</text:p>
          </table:table-cell>
          <table:table-cell table:style-name="ce426" office:value-type="string" calcext:value-type="string">
            <text:p>4/4/3/1/+</text:p>
          </table:table-cell>
          <table:table-cell table:style-name="ce265" table:formula="of:=5+5+3+1" office:value-type="float" office:value="14" calcext:value-type="float">
            <text:p>14</text:p>
          </table:table-cell>
          <table:table-cell table:style-name="ce402" table:formula="of:=[.L41]*1.2" office:value-type="float" office:value="99" calcext:value-type="float">
            <text:p>99</text:p>
          </table:table-cell>
          <table:table-cell table:style-name="ce407" table:formula="of:=SUM([.M41:.P41])*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formula="of:=5+2" office:value-type="float" office:value="7" calcext:value-type="float">
            <text:p>7</text:p>
          </table:table-cell>
          <table:table-cell table:number-columns-repeated="2"/>
        </table:table-row>
        <table:table-row table:style-name="ro5">
          <table:table-cell table:style-name="ce402" table:formula="of:=[.B42]*1.2" office:value-type="float" office:value="113.4" calcext:value-type="float">
            <text:p>113,4</text:p>
          </table:table-cell>
          <table:table-cell table:style-name="ce407" table:formula="of:=SUM([.C42:.F42])*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4/4/4/+</text:p>
          </table:table-cell>
          <table:table-cell table:formula="of:=5*3" office:value-type="float" office:value="15" calcext:value-type="float">
            <text:p>15</text:p>
          </table:table-cell>
          <table:table-cell table:style-name="ce402" table:formula="of:=[.L42]*1.2" office:value-type="float" office:value="126" calcext:value-type="float">
            <text:p>126</text:p>
          </table:table-cell>
          <table:table-cell table:style-name="ce407" table:formula="of:=SUM([.M42:.P42])*1.5" office:value-type="float" office:value="105" calcext:value-type="float">
            <text:p>105</text:p>
          </table:table-cell>
          <table:table-cell table:number-columns-repeated="2" table:style-name="ce413" office:value-type="float" office:value="35" calcext:value-type="float">
            <text:p>35</text:p>
          </table:table-cell>
          <table:table-cell table:style-name="ce413" table:number-columns-repeated="2"/>
          <table:table-cell table:style-name="ce426" office:value-type="string" calcext:value-type="string">
            <text:p>*</text:p>
          </table:table-cell>
          <table:table-cell/>
          <table:table-cell table:style-name="ce426" office:value-type="string" calcext:value-type="string">
            <text:p>4/4+</text:p>
          </table:table-cell>
          <table:table-cell table:formula="of:=5+5" office:value-type="float" office:value="10" calcext:value-type="float">
            <text:p>10</text:p>
          </table:table-cell>
          <table:table-cell table:number-columns-repeated="2"/>
        </table:table-row>
        <table:table-row table:style-name="ro5" table:number-rows-repeated="2">
          <table:table-cell table:number-columns-repeated="22"/>
        </table:table-row>
        <table:table-row table:style-name="ro5">
          <table:table-cell table:style-name="ce401" office:value-type="string" calcext:value-type="string">
            <text:p>+20%</text:p>
          </table:table-cell>
          <table:table-cell table:style-name="ce265" office:value-type="string" calcext:value-type="string">
            <text:p>% для 5 (6)</text:p>
          </table:table-cell>
          <table:table-cell table:number-columns-repeated="5"/>
          <table:table-cell office:value-type="string" calcext:value-type="string">
            <text:p>Кол-во карт</text:p>
          </table:table-cell>
          <table:table-cell table:number-columns-repeated="2"/>
          <table:table-cell table:style-name="ce401" office:value-type="string" calcext:value-type="string">
            <text:p>+20%</text:p>
          </table:table-cell>
          <table:table-cell table:style-name="ce265" office:value-type="string" calcext:value-type="string">
            <text:p>% для 4 (6)</text:p>
          </table:table-cell>
          <table:table-cell table:number-columns-repeated="5"/>
          <table:table-cell office:value-type="string" calcext:value-type="string">
            <text:p>Кол-во карт</text:p>
          </table:table-cell>
          <table:table-cell table:number-columns-repeated="4"/>
        </table:table-row>
        <table:table-row table:style-name="ro5">
          <table:table-cell table:style-name="ce402" table:formula="of:=[.B46]*1.2" office:value-type="float" office:value="97.2" calcext:value-type="float">
            <text:p>97,2</text:p>
          </table:table-cell>
          <table:table-cell table:style-name="ce407" table:formula="of:=SUM([.C46:.F46])*1.5" office:value-type="float" office:value="81" calcext:value-type="float">
            <text:p>81</text:p>
          </table:table-cell>
          <table:table-cell table:number-columns-repeated="2" table:style-name="ce413" office:value-type="float" office:value="21" calcext:value-type="float">
            <text:p>21</text:p>
          </table:table-cell>
          <table:table-cell table:number-columns-repeated="2" table:style-name="ce413" office:value-type="float" office:value="6" calcext:value-type="float">
            <text:p>6</text:p>
          </table:table-cell>
          <table:table-cell table:style-name="ce426" office:value-type="string" calcext:value-type="string">
            <text:p>*</text:p>
          </table:table-cell>
          <table:table-cell/>
          <table:table-cell table:style-name="ce426" office:value-type="string" calcext:value-type="string">
            <text:p>3/3/2/2/+</text:p>
          </table:table-cell>
          <table:table-cell table:style-name="ce395" table:formula="of:=3+3+1+1" office:value-type="float" office:value="8" calcext:value-type="float">
            <text:p>8</text:p>
          </table:table-cell>
          <table:table-cell table:style-name="ce402" table:formula="of:=[.L46]*1.2" office:value-type="float" office:value="99" calcext:value-type="float">
            <text:p>99</text:p>
          </table:table-cell>
          <table:table-cell table:style-name="ce407" table:formula="of:=SUM([.M46:.P46])*1.5" office:value-type="float" office:value="82.5" calcext:value-type="float">
            <text:p>82,5</text:p>
          </table:table-cell>
          <table:table-cell table:style-name="ce413" office:value-type="float" office:value="35" calcext:value-type="float">
            <text:p>35</text:p>
          </table:table-cell>
          <table:table-cell table:number-columns-repeated="2" table:style-name="ce413" office:value-type="float" office:value="10" calcext:value-type="float">
            <text:p>10</text:p>
          </table:table-cell>
          <table:table-cell table:style-name="ce413"/>
          <table:table-cell table:style-name="ce426" office:value-type="string" calcext:value-type="string">
            <text:p>*</text:p>
          </table:table-cell>
          <table:table-cell/>
          <table:table-cell table:style-name="ce426" office:value-type="string" calcext:value-type="string">
            <text:p>3/2/2+</text:p>
          </table:table-cell>
          <table:table-cell table:formula="of:=3+1+1" office:value-type="float" office:value="5" calcext:value-type="float">
            <text:p>5</text:p>
          </table:table-cell>
          <table:table-cell table:number-columns-repeated="2"/>
        </table:table-row>
        <table:table-row table:style-name="ro5">
          <table:table-cell table:style-name="ce402" table:formula="of:=[.B47]*1.2" office:value-type="float" office:value="100.8" calcext:value-type="float">
            <text:p>100,8</text:p>
          </table:table-cell>
          <table:table-cell table:style-name="ce407" table:formula="of:=SUM([.C47:.F47])" office:value-type="float" office:value="84" calcext:value-type="float">
            <text:p>84</text:p>
          </table:table-cell>
          <table:table-cell table:number-columns-repeated="4" table:style-name="ce413" office:value-type="float" office:value="21" calcext:value-type="float">
            <text:p>21</text:p>
          </table:table-cell>
          <table:table-cell table:style-name="ce413"/>
          <table:table-cell/>
          <table:table-cell table:style-name="ce426" office:value-type="string" calcext:value-type="string">
            <text:p>3/3/3/3</text:p>
          </table:table-cell>
          <table:table-cell table:style-name="ce265" table:formula="of:=3*4" office:value-type="float" office:value="12" calcext:value-type="float">
            <text:p>12</text:p>
          </table:table-cell>
          <table:table-cell table:style-name="ce402" table:formula="of:=[.L47]*1.2" office:value-type="float" office:value="126" calcext:value-type="float">
            <text:p>126</text:p>
          </table:table-cell>
          <table:table-cell table:style-name="ce407" table:formula="of:=SUM([.M47:.Q47])" office:value-type="float" office:value="105" calcext:value-type="float">
            <text:p>105</text:p>
          </table:table-cell>
          <table:table-cell table:number-columns-repeated="3" table:style-name="ce413" office:value-type="float" office:value="35" calcext:value-type="float">
            <text:p>35</text:p>
          </table:table-cell>
          <table:table-cell table:style-name="ce413" table:number-columns-repeated="2"/>
          <table:table-cell/>
          <table:table-cell table:style-name="ce426" office:value-type="string" calcext:value-type="string">
            <text:p>3/3/3</text:p>
          </table:table-cell>
          <table:table-cell table:formula="of:=3*3" office:value-type="float" office:value="9" calcext:value-type="float">
            <text:p>9</text:p>
          </table:table-cell>
          <table:table-cell table:number-columns-repeated="2"/>
        </table:table-row>
        <table:table-row table:style-name="ro5">
          <table:table-cell table:style-name="ce402" table:formula="of:=[.B48]*1.2" office:value-type="float" office:value="113.4" calcext:value-type="float">
            <text:p>113,4</text:p>
          </table:table-cell>
          <table:table-cell table:style-name="ce407" table:formula="of:=SUM([.C48:.F48])*1.5" office:value-type="float" office:value="94.5" calcext:value-type="float">
            <text:p>94,5</text:p>
          </table:table-cell>
          <table:table-cell table:number-columns-repeated="3" table:style-name="ce413" office:value-type="float" office:value="21" calcext:value-type="float">
            <text:p>21</text:p>
          </table:table-cell>
          <table:table-cell table:style-name="ce413"/>
          <table:table-cell table:style-name="ce426" office:value-type="string" calcext:value-type="string">
            <text:p>*</text:p>
          </table:table-cell>
          <table:table-cell/>
          <table:table-cell table:style-name="ce426" office:value-type="string" calcext:value-type="string">
            <text:p>3/3/3/+</text:p>
          </table:table-cell>
          <table:table-cell table:style-name="ce395" table:formula="of:=3+3+3" office:value-type="float" office:value="9" calcext:value-type="float">
            <text:p>9</text:p>
          </table:table-cell>
          <table:table-cell table:style-name="ce402" table:formula="of:=[.L48]*1.2" office:value-type="float" office:value="102" calcext:value-type="float">
            <text:p>102</text:p>
          </table:table-cell>
          <table:table-cell table:style-name="ce407" table:formula="of:=SUM([.M48:.Q48])" office:value-type="float" office:value="85" calcext:value-type="float">
            <text:p>85</text:p>
          </table:table-cell>
          <table:table-cell table:style-name="ce413" office:value-type="float" office:value="80" calcext:value-type="float">
            <text:p>80</text:p>
          </table:table-cell>
          <table:table-cell table:style-name="ce413" office:value-type="float" office:value="5" calcext:value-type="float">
            <text:p>5</text:p>
          </table:table-cell>
          <table:table-cell table:style-name="ce413" table:number-columns-repeated="3"/>
          <table:table-cell table:style-name="ce265" office:value-type="float" office:value="12" calcext:value-type="float">
            <text:p>12</text:p>
          </table:table-cell>
          <table:table-cell table:style-name="ce426" office:value-type="string" calcext:value-type="string">
            <text:p>4/1</text:p>
          </table:table-cell>
          <table:table-cell table:style-name="ce265" office:value-type="float" office:value="7" calcext:value-type="float">
            <text:p>7</text:p>
          </table:table-cell>
          <table:table-cell table:number-columns-repeated="2"/>
        </table:table-row>
        <table:table-row table:style-name="ro5">
          <table:table-cell table:style-name="ce402" table:formula="of:=[.B49]*1.2" office:value-type="float" office:value="108" calcext:value-type="float">
            <text:p>108</text:p>
          </table:table-cell>
          <table:table-cell table:style-name="ce407" table:formula="of:=SUM([.C49:.F49])*1.5" office:value-type="float" office:value="90" calcext:value-type="float">
            <text:p>90</text:p>
          </table:table-cell>
          <table:table-cell table:style-name="ce413" office:value-type="float" office:value="48" calcext:value-type="float">
            <text:p>48</text:p>
          </table:table-cell>
          <table:table-cell table:number-columns-repeated="2" table:style-name="ce413" office:value-type="float" office:value="6" calcext:value-type="float">
            <text:p>6</text:p>
          </table:table-cell>
          <table:table-cell table:style-name="ce413"/>
          <table:table-cell table:style-name="ce426" office:value-type="string" calcext:value-type="string">
            <text:p>*</text:p>
          </table:table-cell>
          <table:table-cell/>
          <table:table-cell table:style-name="ce426" office:value-type="string" calcext:value-type="string">
            <text:p>4/2/2/+</text:p>
          </table:table-cell>
          <table:table-cell table:style-name="ce395" table:formula="of:=6+1+1" office:value-type="float" office:value="8" calcext:value-type="float">
            <text:p>8</text:p>
          </table:table-cell>
          <table:table-cell table:number-columns-repeated="12"/>
        </table:table-row>
        <table:table-row table:style-name="ro5">
          <table:table-cell table:style-name="ce402" table:formula="of:=[.B50]*1.2" office:value-type="float" office:value="115.2" calcext:value-type="float">
            <text:p>115,2</text:p>
          </table:table-cell>
          <table:table-cell table:style-name="ce407" table:formula="of:=SUM([.C50:.F50])" office:value-type="float" office:value="96" calcext:value-type="float">
            <text:p>96</text:p>
          </table:table-cell>
          <table:table-cell table:number-columns-repeated="2" table:style-name="ce413" office:value-type="float" office:value="48" calcext:value-type="float">
            <text:p>48</text:p>
          </table:table-cell>
          <table:table-cell table:style-name="ce413" table:number-columns-repeated="3"/>
          <table:table-cell table:style-name="ce265" table:formula="of:=11*2" office:value-type="float" office:value="22" calcext:value-type="float">
            <text:p>22</text:p>
          </table:table-cell>
          <table:table-cell table:style-name="ce426" office:value-type="string" calcext:value-type="string">
            <text:p>4/4</text:p>
          </table:table-cell>
          <table:table-cell table:style-name="ce395" table:formula="of:=6+6" office:value-type="float" office:value="12" calcext:value-type="float">
            <text:p>12</text:p>
          </table:table-cell>
          <table:table-cell table:number-columns-repeated="12"/>
        </table:table-row>
        <table:table-row table:style-name="ro5">
          <table:table-cell table:style-name="ce402" table:formula="of:=[.B51]*1.2" office:value-type="float" office:value="97.2" calcext:value-type="float">
            <text:p>97,2</text:p>
          </table:table-cell>
          <table:table-cell table:style-name="ce407" table:formula="of:=SUM([.C51:.F51])" office:value-type="float" office:value="81" calcext:value-type="float">
            <text:p>81</text:p>
          </table:table-cell>
          <table:table-cell table:style-name="ce413" office:value-type="float" office:value="48" calcext:value-type="float">
            <text:p>48</text:p>
          </table:table-cell>
          <table:table-cell table:style-name="ce413" office:value-type="float" office:value="21" calcext:value-type="float">
            <text:p>21</text:p>
          </table:table-cell>
          <table:table-cell table:number-columns-repeated="3" table:style-name="ce413" office:value-type="float" office:value="6" calcext:value-type="float">
            <text:p>6</text:p>
          </table:table-cell>
          <table:table-cell table:style-name="ce265"/>
          <table:table-cell table:style-name="ce426" office:value-type="string" calcext:value-type="string">
            <text:p>4/3/2/2/2</text:p>
          </table:table-cell>
          <table:table-cell table:style-name="ce395"/>
          <table:table-cell table:number-columns-repeated="12"/>
        </table:table-row>
        <table:table-row table:style-name="ro5" table:number-rows-repeated="2">
          <table:table-cell table:number-columns-repeated="22"/>
        </table:table-row>
        <table:table-row table:style-name="ro5">
          <table:table-cell office:value-type="string" calcext:value-type="string">
            <text:p>всего стамины в день</text:p>
          </table:table-cell>
          <table:table-cell/>
          <table:table-cell office:value-type="string" calcext:value-type="string">
            <text:p>всего маджика в день</text:p>
          </table:table-cell>
          <table:table-cell/>
          <table:table-cell office:value-type="string" calcext:value-type="string">
            <text:p>1 за время</text:p>
          </table:table-cell>
          <table:table-cell table:number-columns-repeated="17"/>
        </table:table-row>
        <table:table-row table:style-name="ro5">
          <table:table-cell table:formula="of:=60*24/5" office:value-type="float" office:value="288" calcext:value-type="float">
            <text:p>288</text:p>
          </table:table-cell>
          <table:table-cell/>
          <table:table-cell table:formula="of:=60*24/10" office:value-type="float" office:value="144" calcext:value-type="float">
            <text:p>144</text:p>
          </table:table-cell>
          <table:table-cell/>
          <table:table-cell table:formula="of:=(16*60+40)/100" office:value-type="float" office:value="10" calcext:value-type="float">
            <text:p>10</text:p>
          </table:table-cell>
          <table:table-cell table:number-columns-repeated="17"/>
        </table:table-row>
        <table:table-row table:style-name="ro5">
          <table:table-cell table:number-columns-repeated="22"/>
        </table:table-row>
        <table:table-row table:style-name="ro5">
          <table:table-cell office:value-type="string" calcext:value-type="string">
            <text:p>всего часов</text:p>
          </table:table-cell>
          <table:table-cell office:value-type="string" calcext:value-type="string">
            <text:p>дней</text:p>
          </table:table-cell>
          <table:table-cell office:value-type="string" calcext:value-type="string">
            <text:p>ч/день</text:p>
          </table:table-cell>
          <table:table-cell table:number-columns-repeated="19"/>
        </table:table-row>
        <table:table-row table:style-name="ro5">
          <table:table-cell office:value-type="float" office:value="1550" calcext:value-type="float">
            <text:p>1550</text:p>
          </table:table-cell>
          <table:table-cell table:formula="of:=[.A58]/24" office:value-type="float" office:value="64.5833333333333" calcext:value-type="float">
            <text:p>64,5833333333</text:p>
          </table:table-cell>
          <table:table-cell table:formula="of:=[.A58]/(30*10)" office:value-type="float" office:value="5.16666666666667" calcext:value-type="float">
            <text:p>5,1666666667</text:p>
          </table:table-cell>
          <table:table-cell table:number-columns-repeated="19"/>
        </table:table-row>
        <table:table-row table:style-name="ro5">
          <table:table-cell table:number-columns-repeated="22"/>
        </table:table-row>
        <table:table-row table:style-name="ro5">
          <table:table-cell office:value-type="string" calcext:value-type="string">
            <text:p>EXP</text:p>
          </table:table-cell>
          <table:table-cell table:style-name="ce408" table:formula="of:=0.2+0.03*7+0.02*9" office:value-type="float" office:value="0.59" calcext:value-type="float">
            <text:p>0,59</text:p>
          </table:table-cell>
          <table:table-cell office:value-type="string" calcext:value-type="string">
            <text:p>x</text:p>
          </table:table-cell>
          <table:table-cell office:value-type="string" calcext:value-type="string">
            <text:p>x5</text:p>
          </table:table-cell>
          <table:table-cell table:number-columns-repeated="18"/>
        </table:table-row>
        <table:table-row table:style-name="ro5">
          <table:table-cell office:value-type="float" office:value="9000" calcext:value-type="float">
            <text:p>9000</text:p>
          </table:table-cell>
          <table:table-cell table:formula="of:=1+[.B$60]+0.3+0.3+0.3" office:value-type="float" office:value="2.49" calcext:value-type="float">
            <text:p>2,49</text:p>
          </table:table-cell>
          <table:table-cell table:formula="of:=[.A61]*[.B61]" office:value-type="float" office:value="22410" calcext:value-type="float">
            <text:p>22410</text:p>
          </table:table-cell>
          <table:table-cell table:formula="of:=[.C61]*5" office:value-type="float" office:value="112050" calcext:value-type="float">
            <text:p>112050</text:p>
          </table:table-cell>
          <table:table-cell table:number-columns-repeated="18"/>
        </table:table-row>
        <table:table-row table:style-name="ro5">
          <table:table-cell office:value-type="float" office:value="9000" calcext:value-type="float">
            <text:p>9000</text:p>
          </table:table-cell>
          <table:table-cell table:formula="of:=1+[.B$60]+0.3+0.3" office:value-type="float" office:value="2.19" calcext:value-type="float">
            <text:p>2,19</text:p>
          </table:table-cell>
          <table:table-cell table:formula="of:=[.A62]*[.B62]" office:value-type="float" office:value="19710" calcext:value-type="float">
            <text:p>19710</text:p>
          </table:table-cell>
          <table:table-cell table:formula="of:=[.C62]*5" office:value-type="float" office:value="98550" calcext:value-type="float">
            <text:p>98550</text:p>
          </table:table-cell>
          <table:table-cell table:number-columns-repeated="18"/>
        </table:table-row>
        <table:table-row table:style-name="ro5">
          <table:table-cell office:value-type="float" office:value="9000" calcext:value-type="float">
            <text:p>9000</text:p>
          </table:table-cell>
          <table:table-cell table:formula="of:=1+[.B$60]+0.3+0.2" office:value-type="float" office:value="2.09" calcext:value-type="float">
            <text:p>2,09</text:p>
          </table:table-cell>
          <table:table-cell table:formula="of:=[.A63]*[.B63]" office:value-type="float" office:value="18810" calcext:value-type="float">
            <text:p>18810</text:p>
          </table:table-cell>
          <table:table-cell table:formula="of:=[.C63]*5" office:value-type="float" office:value="94050" calcext:value-type="float">
            <text:p>94050</text:p>
          </table:table-cell>
          <table:table-cell table:number-columns-repeated="18"/>
        </table:table-row>
        <table:table-row table:style-name="ro5">
          <table:table-cell office:value-type="float" office:value="9000" calcext:value-type="float">
            <text:p>9000</text:p>
          </table:table-cell>
          <table:table-cell table:formula="of:=1+[.B$60]+0.3" office:value-type="float" office:value="1.89" calcext:value-type="float">
            <text:p>1,89</text:p>
          </table:table-cell>
          <table:table-cell table:formula="of:=[.A64]*[.B64]" office:value-type="float" office:value="17010" calcext:value-type="float">
            <text:p>17010</text:p>
          </table:table-cell>
          <table:table-cell table:formula="of:=[.C64]*5" office:value-type="float" office:value="85050" calcext:value-type="float">
            <text:p>85050</text:p>
          </table:table-cell>
          <table:table-cell table:number-columns-repeated="18"/>
        </table:table-row>
        <calcext:conditional-formats>
          <calcext:conditional-format calcext:target-range-address="'Cards Up'.I22:'Cards Up'.I25">
            <calcext:condition calcext:apply-style-name="E-Fire" calcext:value="=1" calcext:base-cell-address="'Cards Up'.I22"/>
            <calcext:condition calcext:apply-style-name="E-Water" calcext:value="=2" calcext:base-cell-address="'Cards Up'.I22"/>
            <calcext:condition calcext:apply-style-name="E-Earth" calcext:value="=3" calcext:base-cell-address="'Cards Up'.I22"/>
            <calcext:condition calcext:apply-style-name="E-Wind" calcext:value="=4" calcext:base-cell-address="'Cards Up'.I22"/>
            <calcext:condition calcext:apply-style-name="E-Light" calcext:value="=5" calcext:base-cell-address="'Cards Up'.I22"/>
            <calcext:condition calcext:apply-style-name="E-Dark" calcext:value="=6" calcext:base-cell-address="'Cards Up'.I22"/>
          </calcext:conditional-format>
        </calcext:conditional-formats>
      </table:table>
      <table:table table:name="Card EXP" table:style-name="ta1">
        <office:forms form:automatic-focus="false" form:apply-design-mode="false"/>
        <table:table-column table:style-name="co12" table:default-cell-style-name="Default"/>
        <table:table-column table:style-name="co12" table:number-columns-repeated="3" table:default-cell-style-name="ce459"/>
        <table:table-column table:style-name="co12" table:number-columns-repeated="9" table:default-cell-style-name="Default"/>
        <table:table-row table:style-name="ro5">
          <table:table-cell table:style-name="ce265" office:value-type="string" calcext:value-type="string">
            <text:p>Level</text:p>
          </table:table-cell>
          <table:table-cell table:style-name="ce265" office:value-type="string" calcext:value-type="string">
            <text:p>EXP</text:p>
          </table:table-cell>
          <table:table-cell table:style-name="ce265" office:value-type="string" calcext:value-type="string">
            <text:p>Cumulative EXP</text:p>
          </table:table-cell>
          <table:table-cell table:style-name="ce265" table:number-columns-repeated="2"/>
          <table:table-cell table:number-columns-repeated="8"/>
        </table:table-row>
        <table:table-row table:style-name="ro5">
          <table:table-cell office:value-type="string" calcext:value-type="string">
            <text:p>1→2</text:p>
          </table:table-cell>
          <table:table-cell table:number-columns-repeated="2" office:value-type="float" office:value="500" calcext:value-type="float">
            <text:p>500</text:p>
          </table:table-cell>
          <table:table-cell table:number-columns-repeated="10"/>
        </table:table-row>
        <table:table-row table:style-name="ro5">
          <table:table-cell office:value-type="string" calcext:value-type="string">
            <text:p>2→3</text:p>
          </table:table-cell>
          <table:table-cell office:value-type="float" office:value="600" calcext:value-type="float">
            <text:p>600</text:p>
          </table:table-cell>
          <table:table-cell table:formula="of:=[.C2]+[.B3]" office:value-type="float" office:value="1100" calcext:value-type="float">
            <text:p>1 100</text:p>
          </table:table-cell>
          <table:table-cell table:number-columns-repeated="10"/>
        </table:table-row>
        <table:table-row table:style-name="ro5">
          <table:table-cell office:value-type="string" calcext:value-type="string">
            <text:p>3→4</text:p>
          </table:table-cell>
          <table:table-cell table:formula="of:=[.B3]*2-[.B2]+49+FLOOR(ROW([.B4])/4)" office:value-type="float" office:value="750" calcext:value-type="float">
            <text:p>750</text:p>
          </table:table-cell>
          <table:table-cell table:formula="of:=[.C3]+[.B4]" office:value-type="float" office:value="1850" calcext:value-type="float">
            <text:p>1 850</text:p>
          </table:table-cell>
          <table:table-cell table:number-columns-repeated="10"/>
        </table:table-row>
        <table:table-row table:style-name="ro5">
          <table:table-cell office:value-type="string" calcext:value-type="string">
            <text:p>4→5</text:p>
          </table:table-cell>
          <table:table-cell table:formula="of:=[.B4]*2-[.B3]+49+FLOOR(ROW([.B5])/4)" office:value-type="float" office:value="950" calcext:value-type="float">
            <text:p>950</text:p>
          </table:table-cell>
          <table:table-cell table:formula="of:=[.C4]+[.B5]" office:value-type="float" office:value="2800" calcext:value-type="float">
            <text:p>2 800</text:p>
          </table:table-cell>
          <table:table-cell table:number-columns-repeated="10"/>
        </table:table-row>
        <table:table-row table:style-name="ro5">
          <table:table-cell office:value-type="string" calcext:value-type="string">
            <text:p>5→6</text:p>
          </table:table-cell>
          <table:table-cell table:formula="of:=[.B5]*2-[.B4]+49+FLOOR(ROW([.B6])/4)" office:value-type="float" office:value="1200" calcext:value-type="float">
            <text:p>1 200</text:p>
          </table:table-cell>
          <table:table-cell table:formula="of:=[.C5]+[.B6]" office:value-type="float" office:value="4000" calcext:value-type="float">
            <text:p>4 000</text:p>
          </table:table-cell>
          <table:table-cell table:number-columns-repeated="10"/>
        </table:table-row>
        <table:table-row table:style-name="ro5">
          <table:table-cell office:value-type="string" calcext:value-type="string">
            <text:p>6→7</text:p>
          </table:table-cell>
          <table:table-cell table:formula="of:=[.B6]*2-[.B5]+49+FLOOR(ROW([.B7])/4)" office:value-type="float" office:value="1500" calcext:value-type="float">
            <text:p>1 500</text:p>
          </table:table-cell>
          <table:table-cell table:formula="of:=[.C6]+[.B7]" office:value-type="float" office:value="5500" calcext:value-type="float">
            <text:p>5 500</text:p>
          </table:table-cell>
          <table:table-cell table:number-columns-repeated="10"/>
        </table:table-row>
        <table:table-row table:style-name="ro5">
          <table:table-cell office:value-type="string" calcext:value-type="string">
            <text:p>7→8</text:p>
          </table:table-cell>
          <table:table-cell table:formula="of:=[.B7]*2-[.B6]+49+FLOOR(ROW([.B8])/4)" office:value-type="float" office:value="1851" calcext:value-type="float">
            <text:p>1 851</text:p>
          </table:table-cell>
          <table:table-cell table:formula="of:=[.C7]+[.B8]" office:value-type="float" office:value="7351" calcext:value-type="float">
            <text:p>7 351</text:p>
          </table:table-cell>
          <table:table-cell table:number-columns-repeated="10"/>
        </table:table-row>
        <table:table-row table:style-name="ro5">
          <table:table-cell office:value-type="string" calcext:value-type="string">
            <text:p>8→9</text:p>
          </table:table-cell>
          <table:table-cell table:formula="of:=[.B8]*2-[.B7]+49+FLOOR(ROW([.B9])/4)" office:value-type="float" office:value="2253" calcext:value-type="float">
            <text:p>2 253</text:p>
          </table:table-cell>
          <table:table-cell table:formula="of:=[.C8]+[.B9]" office:value-type="float" office:value="9604" calcext:value-type="float">
            <text:p>9 604</text:p>
          </table:table-cell>
          <table:table-cell table:number-columns-repeated="10"/>
        </table:table-row>
        <table:table-row table:style-name="ro5">
          <table:table-cell office:value-type="string" calcext:value-type="string">
            <text:p>9→10</text:p>
          </table:table-cell>
          <table:table-cell table:formula="of:=[.B9]*2-[.B8]+49+FLOOR(ROW([.B10])/4)" office:value-type="float" office:value="2706" calcext:value-type="float">
            <text:p>2 706</text:p>
          </table:table-cell>
          <table:table-cell table:formula="of:=[.C9]+[.B10]" office:value-type="float" office:value="12310" calcext:value-type="float">
            <text:p>12 310</text:p>
          </table:table-cell>
          <table:table-cell table:number-columns-repeated="10"/>
        </table:table-row>
        <table:table-row table:style-name="ro5">
          <table:table-cell office:value-type="string" calcext:value-type="string">
            <text:p>10→11</text:p>
          </table:table-cell>
          <table:table-cell table:formula="of:=[.B10]*2-[.B9]+49+FLOOR(ROW([.B11])/4)" office:value-type="float" office:value="3210" calcext:value-type="float">
            <text:p>3 210</text:p>
          </table:table-cell>
          <table:table-cell table:formula="of:=[.C10]+[.B11]" office:value-type="float" office:value="15520" calcext:value-type="float">
            <text:p>15 520</text:p>
          </table:table-cell>
          <table:table-cell table:number-columns-repeated="10"/>
        </table:table-row>
        <table:table-row table:style-name="ro5">
          <table:table-cell office:value-type="string" calcext:value-type="string">
            <text:p>11→12</text:p>
          </table:table-cell>
          <table:table-cell table:formula="of:=[.B11]*2-[.B10]+49+FLOOR(ROW([.B12])/4)" office:value-type="float" office:value="3766" calcext:value-type="float">
            <text:p>3 766</text:p>
          </table:table-cell>
          <table:table-cell table:formula="of:=[.C11]+[.B12]" office:value-type="float" office:value="19286" calcext:value-type="float">
            <text:p>19 286</text:p>
          </table:table-cell>
          <table:table-cell table:number-columns-repeated="10"/>
        </table:table-row>
        <table:table-row table:style-name="ro5">
          <table:table-cell office:value-type="string" calcext:value-type="string">
            <text:p>12→13</text:p>
          </table:table-cell>
          <table:table-cell table:formula="of:=[.B12]*2-[.B11]+49+FLOOR(ROW([.B13])/4)" office:value-type="float" office:value="4374" calcext:value-type="float">
            <text:p>4 374</text:p>
          </table:table-cell>
          <table:table-cell table:formula="of:=[.C12]+[.B13]" office:value-type="float" office:value="23660" calcext:value-type="float">
            <text:p>23 660</text:p>
          </table:table-cell>
          <table:table-cell table:number-columns-repeated="10"/>
        </table:table-row>
        <table:table-row table:style-name="ro5">
          <table:table-cell office:value-type="string" calcext:value-type="string">
            <text:p>13→14</text:p>
          </table:table-cell>
          <table:table-cell table:formula="of:=[.B13]*2-[.B12]+49+FLOOR(ROW([.B14])/4)" office:value-type="float" office:value="5034" calcext:value-type="float">
            <text:p>5 034</text:p>
          </table:table-cell>
          <table:table-cell table:formula="of:=[.C13]+[.B14]" office:value-type="float" office:value="28694" calcext:value-type="float">
            <text:p>28 694</text:p>
          </table:table-cell>
          <table:table-cell table:number-columns-repeated="10"/>
        </table:table-row>
        <table:table-row table:style-name="ro5">
          <table:table-cell office:value-type="string" calcext:value-type="string">
            <text:p>14→15</text:p>
          </table:table-cell>
          <table:table-cell table:formula="of:=[.B14]*2-[.B13]+49+FLOOR(ROW([.B15])/4)" office:value-type="float" office:value="5746" calcext:value-type="float">
            <text:p>5 746</text:p>
          </table:table-cell>
          <table:table-cell table:formula="of:=[.C14]+[.B15]" office:value-type="float" office:value="34440" calcext:value-type="float">
            <text:p>34 440</text:p>
          </table:table-cell>
          <table:table-cell table:number-columns-repeated="10"/>
        </table:table-row>
        <table:table-row table:style-name="ro5">
          <table:table-cell office:value-type="string" calcext:value-type="string">
            <text:p>15→16</text:p>
          </table:table-cell>
          <table:table-cell table:formula="of:=[.B15]*2-[.B14]+49+FLOOR(ROW([.B16])/4)" office:value-type="float" office:value="6511" calcext:value-type="float">
            <text:p>6 511</text:p>
          </table:table-cell>
          <table:table-cell table:formula="of:=[.C15]+[.B16]" office:value-type="float" office:value="40951" calcext:value-type="float">
            <text:p>40 951</text:p>
          </table:table-cell>
          <table:table-cell table:number-columns-repeated="10"/>
        </table:table-row>
        <table:table-row table:style-name="ro5">
          <table:table-cell office:value-type="string" calcext:value-type="string">
            <text:p>16→17</text:p>
          </table:table-cell>
          <table:table-cell table:formula="of:=[.B16]*2-[.B15]+49+FLOOR(ROW([.B17])/4)" office:value-type="float" office:value="7329" calcext:value-type="float">
            <text:p>7 329</text:p>
          </table:table-cell>
          <table:table-cell table:formula="of:=[.C16]+[.B17]" office:value-type="float" office:value="48280" calcext:value-type="float">
            <text:p>48 280</text:p>
          </table:table-cell>
          <table:table-cell table:number-columns-repeated="10"/>
        </table:table-row>
        <table:table-row table:style-name="ro5">
          <table:table-cell office:value-type="string" calcext:value-type="string">
            <text:p>17→18</text:p>
          </table:table-cell>
          <table:table-cell table:formula="of:=[.B17]*2-[.B16]+49+FLOOR(ROW([.B18])/4)" office:value-type="float" office:value="8200" calcext:value-type="float">
            <text:p>8 200</text:p>
          </table:table-cell>
          <table:table-cell table:formula="of:=[.C17]+[.B18]" office:value-type="float" office:value="56480" calcext:value-type="float">
            <text:p>56 480</text:p>
          </table:table-cell>
          <table:table-cell table:number-columns-repeated="10"/>
        </table:table-row>
        <table:table-row table:style-name="ro5">
          <table:table-cell office:value-type="string" calcext:value-type="string">
            <text:p>18→19</text:p>
          </table:table-cell>
          <table:table-cell table:formula="of:=[.B18]*2-[.B17]+49+FLOOR(ROW([.B19])/4)" office:value-type="float" office:value="9124" calcext:value-type="float">
            <text:p>9 124</text:p>
          </table:table-cell>
          <table:table-cell table:formula="of:=[.C18]+[.B19]" office:value-type="float" office:value="65604" calcext:value-type="float">
            <text:p>65 604</text:p>
          </table:table-cell>
          <table:table-cell table:number-columns-repeated="10"/>
        </table:table-row>
        <table:table-row table:style-name="ro5">
          <table:table-cell office:value-type="string" calcext:value-type="string">
            <text:p>19→20</text:p>
          </table:table-cell>
          <table:table-cell table:formula="of:=[.B19]*2-[.B18]+49+FLOOR(ROW([.B20])/4)" office:value-type="float" office:value="10102" calcext:value-type="float">
            <text:p>10 102</text:p>
          </table:table-cell>
          <table:table-cell table:formula="of:=[.C19]+[.B20]" office:value-type="float" office:value="75706" calcext:value-type="float">
            <text:p>75 706</text:p>
          </table:table-cell>
          <table:table-cell table:number-columns-repeated="10"/>
        </table:table-row>
        <table:table-row table:style-name="ro5">
          <table:table-cell office:value-type="string" calcext:value-type="string">
            <text:p>20→21</text:p>
          </table:table-cell>
          <table:table-cell table:formula="of:=[.B20]*2-[.B19]+49+FLOOR(ROW([.B21])/4)" office:value-type="float" office:value="11134" calcext:value-type="float">
            <text:p>11 134</text:p>
          </table:table-cell>
          <table:table-cell table:formula="of:=[.C20]+[.B21]" office:value-type="float" office:value="86840" calcext:value-type="float">
            <text:p>86 840</text:p>
          </table:table-cell>
          <table:table-cell table:number-columns-repeated="10"/>
        </table:table-row>
        <table:table-row table:style-name="ro5">
          <table:table-cell office:value-type="string" calcext:value-type="string">
            <text:p>21→22</text:p>
          </table:table-cell>
          <table:table-cell table:formula="of:=[.B21]*2-[.B20]+49+FLOOR(ROW([.B22])/4)" office:value-type="float" office:value="12220" calcext:value-type="float">
            <text:p>12 220</text:p>
          </table:table-cell>
          <table:table-cell table:formula="of:=[.C21]+[.B22]" office:value-type="float" office:value="99060" calcext:value-type="float">
            <text:p>99 060</text:p>
          </table:table-cell>
          <table:table-cell table:number-columns-repeated="10"/>
        </table:table-row>
        <table:table-row table:style-name="ro5">
          <table:table-cell office:value-type="string" calcext:value-type="string">
            <text:p>22→23</text:p>
          </table:table-cell>
          <table:table-cell table:formula="of:=[.B22]*2-[.B21]+49+FLOOR(ROW([.B23])/4)" office:value-type="float" office:value="13360" calcext:value-type="float">
            <text:p>13 360</text:p>
          </table:table-cell>
          <table:table-cell table:formula="of:=[.C22]+[.B23]" office:value-type="float" office:value="112420" calcext:value-type="float">
            <text:p>112 420</text:p>
          </table:table-cell>
          <table:table-cell table:number-columns-repeated="10"/>
        </table:table-row>
        <table:table-row table:style-name="ro5">
          <table:table-cell office:value-type="string" calcext:value-type="string">
            <text:p>23→24</text:p>
          </table:table-cell>
          <table:table-cell table:formula="of:=[.B23]*2-[.B22]+49+FLOOR(ROW([.B24])/4)" office:value-type="float" office:value="14555" calcext:value-type="float">
            <text:p>14 555</text:p>
          </table:table-cell>
          <table:table-cell table:formula="of:=[.C23]+[.B24]" office:value-type="float" office:value="126975" calcext:value-type="float">
            <text:p>126 975</text:p>
          </table:table-cell>
          <table:table-cell table:number-columns-repeated="10"/>
        </table:table-row>
        <table:table-row table:style-name="ro5">
          <table:table-cell office:value-type="string" calcext:value-type="string">
            <text:p>24→25</text:p>
          </table:table-cell>
          <table:table-cell table:formula="of:=[.B24]*2-[.B23]+49+FLOOR(ROW([.B25])/4)" office:value-type="float" office:value="15805" calcext:value-type="float">
            <text:p>15 805</text:p>
          </table:table-cell>
          <table:table-cell table:formula="of:=[.C24]+[.B25]" office:value-type="float" office:value="142780" calcext:value-type="float">
            <text:p>142 780</text:p>
          </table:table-cell>
          <table:table-cell table:number-columns-repeated="10"/>
        </table:table-row>
        <table:table-row table:style-name="ro5">
          <table:table-cell office:value-type="string" calcext:value-type="string">
            <text:p>25→26</text:p>
          </table:table-cell>
          <table:table-cell table:formula="of:=[.B25]*2-[.B24]+49+FLOOR(ROW([.B26])/4)" office:value-type="float" office:value="17110" calcext:value-type="float">
            <text:p>17 110</text:p>
          </table:table-cell>
          <table:table-cell table:formula="of:=[.C25]+[.B26]" office:value-type="float" office:value="159890" calcext:value-type="float">
            <text:p>159 890</text:p>
          </table:table-cell>
          <table:table-cell table:number-columns-repeated="10"/>
        </table:table-row>
        <table:table-row table:style-name="ro5">
          <table:table-cell office:value-type="string" calcext:value-type="string">
            <text:p>26→27</text:p>
          </table:table-cell>
          <table:table-cell table:formula="of:=[.B26]*2-[.B25]+49+FLOOR(ROW([.B27])/4)" office:value-type="float" office:value="18470" calcext:value-type="float">
            <text:p>18 470</text:p>
          </table:table-cell>
          <table:table-cell table:formula="of:=[.C26]+[.B27]" office:value-type="float" office:value="178360" calcext:value-type="float">
            <text:p>178 360</text:p>
          </table:table-cell>
          <table:table-cell table:number-columns-repeated="10"/>
        </table:table-row>
        <table:table-row table:style-name="ro5">
          <table:table-cell office:value-type="string" calcext:value-type="string">
            <text:p>27→28</text:p>
          </table:table-cell>
          <table:table-cell table:formula="of:=[.B27]*2-[.B26]+49+FLOOR(ROW([.B28])/4)" office:value-type="float" office:value="19886" calcext:value-type="float">
            <text:p>19 886</text:p>
          </table:table-cell>
          <table:table-cell table:formula="of:=[.C27]+[.B28]" office:value-type="float" office:value="198246" calcext:value-type="float">
            <text:p>198 246</text:p>
          </table:table-cell>
          <table:table-cell table:number-columns-repeated="10"/>
        </table:table-row>
        <table:table-row table:style-name="ro5">
          <table:table-cell office:value-type="string" calcext:value-type="string">
            <text:p>28→29</text:p>
          </table:table-cell>
          <table:table-cell table:formula="of:=[.B28]*2-[.B27]+49+FLOOR(ROW([.B29])/4)" office:value-type="float" office:value="21358" calcext:value-type="float">
            <text:p>21 358</text:p>
          </table:table-cell>
          <table:table-cell table:formula="of:=[.C28]+[.B29]" office:value-type="float" office:value="219604" calcext:value-type="float">
            <text:p>219 604</text:p>
          </table:table-cell>
          <table:table-cell table:number-columns-repeated="10"/>
        </table:table-row>
        <table:table-row table:style-name="ro5">
          <table:table-cell office:value-type="string" calcext:value-type="string">
            <text:p>29→30</text:p>
          </table:table-cell>
          <table:table-cell table:formula="of:=[.B29]*2-[.B28]+49+FLOOR(ROW([.B30])/4)" office:value-type="float" office:value="22886" calcext:value-type="float">
            <text:p>22 886</text:p>
          </table:table-cell>
          <table:table-cell table:formula="of:=[.C29]+[.B30]" office:value-type="float" office:value="242490" calcext:value-type="float">
            <text:p>242 490</text:p>
          </table:table-cell>
          <table:table-cell table:number-columns-repeated="10"/>
        </table:table-row>
        <table:table-row table:style-name="ro5">
          <table:table-cell office:value-type="string" calcext:value-type="string">
            <text:p>30→31</text:p>
          </table:table-cell>
          <table:table-cell table:formula="of:=[.B30]*2-[.B29]+49+FLOOR(ROW([.B31])/4)" office:value-type="float" office:value="24470" calcext:value-type="float">
            <text:p>24 470</text:p>
          </table:table-cell>
          <table:table-cell table:formula="of:=[.C30]+[.B31]" office:value-type="float" office:value="266960" calcext:value-type="float">
            <text:p>266 960</text:p>
          </table:table-cell>
          <table:table-cell table:number-columns-repeated="10"/>
        </table:table-row>
        <table:table-row table:style-name="ro5">
          <table:table-cell office:value-type="string" calcext:value-type="string">
            <text:p>31→32</text:p>
          </table:table-cell>
          <table:table-cell table:formula="of:=[.B31]*2-[.B30]+49+FLOOR(ROW([.B32])/4)" office:value-type="float" office:value="26111" calcext:value-type="float">
            <text:p>26 111</text:p>
          </table:table-cell>
          <table:table-cell table:formula="of:=[.C31]+[.B32]" office:value-type="float" office:value="293071" calcext:value-type="float">
            <text:p>293 071</text:p>
          </table:table-cell>
          <table:table-cell table:number-columns-repeated="10"/>
        </table:table-row>
        <table:table-row table:style-name="ro5">
          <table:table-cell office:value-type="string" calcext:value-type="string">
            <text:p>32→33</text:p>
          </table:table-cell>
          <table:table-cell table:formula="of:=[.B32]*2-[.B31]+49+FLOOR(ROW([.B33])/4)" office:value-type="float" office:value="27809" calcext:value-type="float">
            <text:p>27 809</text:p>
          </table:table-cell>
          <table:table-cell table:formula="of:=[.C32]+[.B33]" office:value-type="float" office:value="320880" calcext:value-type="float">
            <text:p>320 880</text:p>
          </table:table-cell>
          <table:table-cell table:number-columns-repeated="10"/>
        </table:table-row>
        <table:table-row table:style-name="ro5">
          <table:table-cell office:value-type="string" calcext:value-type="string">
            <text:p>33→34</text:p>
          </table:table-cell>
          <table:table-cell table:formula="of:=[.B33]*2-[.B32]+49+FLOOR(ROW([.B34])/4)" office:value-type="float" office:value="29564" calcext:value-type="float">
            <text:p>29 564</text:p>
          </table:table-cell>
          <table:table-cell table:formula="of:=[.C33]+[.B34]" office:value-type="float" office:value="350444" calcext:value-type="float">
            <text:p>350 444</text:p>
          </table:table-cell>
          <table:table-cell table:number-columns-repeated="10"/>
        </table:table-row>
        <table:table-row table:style-name="ro5">
          <table:table-cell office:value-type="string" calcext:value-type="string">
            <text:p>34→35</text:p>
          </table:table-cell>
          <table:table-cell table:formula="of:=[.B34]*2-[.B33]+49+FLOOR(ROW([.B35])/4)" office:value-type="float" office:value="31376" calcext:value-type="float">
            <text:p>31 376</text:p>
          </table:table-cell>
          <table:table-cell table:formula="of:=[.C34]+[.B35]" office:value-type="float" office:value="381820" calcext:value-type="float">
            <text:p>381 820</text:p>
          </table:table-cell>
          <table:table-cell table:number-columns-repeated="10"/>
        </table:table-row>
        <table:table-row table:style-name="ro5">
          <table:table-cell office:value-type="string" calcext:value-type="string">
            <text:p>35→36</text:p>
          </table:table-cell>
          <table:table-cell table:formula="of:=[.B35]*2-[.B34]+49+FLOOR(ROW([.B36])/4)" office:value-type="float" office:value="33246" calcext:value-type="float">
            <text:p>33 246</text:p>
          </table:table-cell>
          <table:table-cell table:formula="of:=[.C35]+[.B36]" office:value-type="float" office:value="415066" calcext:value-type="float">
            <text:p>415 066</text:p>
          </table:table-cell>
          <table:table-cell table:number-columns-repeated="10"/>
        </table:table-row>
        <table:table-row table:style-name="ro5">
          <table:table-cell office:value-type="string" calcext:value-type="string">
            <text:p>36→37</text:p>
          </table:table-cell>
          <table:table-cell table:formula="of:=[.B36]*2-[.B35]+49+FLOOR(ROW([.B37])/4)" office:value-type="float" office:value="35174" calcext:value-type="float">
            <text:p>35 174</text:p>
          </table:table-cell>
          <table:table-cell table:formula="of:=[.C36]+[.B37]" office:value-type="float" office:value="450240" calcext:value-type="float">
            <text:p>450 240</text:p>
          </table:table-cell>
          <table:table-cell table:number-columns-repeated="10"/>
        </table:table-row>
        <table:table-row table:style-name="ro5">
          <table:table-cell office:value-type="string" calcext:value-type="string">
            <text:p>37→38</text:p>
          </table:table-cell>
          <table:table-cell table:formula="of:=[.B37]*2-[.B36]+49+FLOOR(ROW([.B38])/4)" office:value-type="float" office:value="37160" calcext:value-type="float">
            <text:p>37 160</text:p>
          </table:table-cell>
          <table:table-cell table:formula="of:=[.C37]+[.B38]" office:value-type="float" office:value="487400" calcext:value-type="float">
            <text:p>487 400</text:p>
          </table:table-cell>
          <table:table-cell table:number-columns-repeated="10"/>
        </table:table-row>
        <table:table-row table:style-name="ro5">
          <table:table-cell office:value-type="string" calcext:value-type="string">
            <text:p>38→39</text:p>
          </table:table-cell>
          <table:table-cell table:formula="of:=[.B38]*2-[.B37]+49+FLOOR(ROW([.B39])/4)" office:value-type="float" office:value="39204" calcext:value-type="float">
            <text:p>39 204</text:p>
          </table:table-cell>
          <table:table-cell table:formula="of:=[.C38]+[.B39]" office:value-type="float" office:value="526604" calcext:value-type="float">
            <text:p>526 604</text:p>
          </table:table-cell>
          <table:table-cell table:number-columns-repeated="10"/>
        </table:table-row>
        <table:table-row table:style-name="ro5">
          <table:table-cell office:value-type="string" calcext:value-type="string">
            <text:p>39→40</text:p>
          </table:table-cell>
          <table:table-cell table:formula="of:=[.B39]*2-[.B38]+49+FLOOR(ROW([.B40])/4)" office:value-type="float" office:value="41307" calcext:value-type="float">
            <text:p>41 307</text:p>
          </table:table-cell>
          <table:table-cell table:formula="of:=[.C39]+[.B40]" office:value-type="float" office:value="567911" calcext:value-type="float">
            <text:p>567 911</text:p>
          </table:table-cell>
          <table:table-cell table:number-columns-repeated="10"/>
        </table:table-row>
        <table:table-row table:style-name="ro5">
          <table:table-cell office:value-type="string" calcext:value-type="string">
            <text:p>40→41</text:p>
          </table:table-cell>
          <table:table-cell table:formula="of:=[.B40]*2-[.B39]+49+FLOOR(ROW([.B41])/4)" office:value-type="float" office:value="43469" calcext:value-type="float">
            <text:p>43 469</text:p>
          </table:table-cell>
          <table:table-cell table:formula="of:=[.C40]+[.B41]" office:value-type="float" office:value="611380" calcext:value-type="float">
            <text:p>611 380</text:p>
          </table:table-cell>
          <table:table-cell table:number-columns-repeated="10"/>
        </table:table-row>
        <table:table-row table:style-name="ro5">
          <table:table-cell office:value-type="string" calcext:value-type="string">
            <text:p>41→42</text:p>
          </table:table-cell>
          <table:table-cell table:formula="of:=[.B41]*2-[.B40]+49+FLOOR(ROW([.B42])/4)" office:value-type="float" office:value="45690" calcext:value-type="float">
            <text:p>45 690</text:p>
          </table:table-cell>
          <table:table-cell table:formula="of:=[.C41]+[.B42]" office:value-type="float" office:value="657070" calcext:value-type="float">
            <text:p>657 070</text:p>
          </table:table-cell>
          <table:table-cell table:number-columns-repeated="10"/>
        </table:table-row>
        <table:table-row table:style-name="ro5">
          <table:table-cell office:value-type="string" calcext:value-type="string">
            <text:p>42→43</text:p>
          </table:table-cell>
          <table:table-cell table:formula="of:=[.B42]*2-[.B41]+49+FLOOR(ROW([.B43])/4)" office:value-type="float" office:value="47970" calcext:value-type="float">
            <text:p>47 970</text:p>
          </table:table-cell>
          <table:table-cell table:formula="of:=[.C42]+[.B43]" office:value-type="float" office:value="705040" calcext:value-type="float">
            <text:p>705 040</text:p>
          </table:table-cell>
          <table:table-cell table:number-columns-repeated="10"/>
        </table:table-row>
        <table:table-row table:style-name="ro5">
          <table:table-cell office:value-type="string" calcext:value-type="string">
            <text:p>43→44</text:p>
          </table:table-cell>
          <table:table-cell table:formula="of:=[.B43]*2-[.B42]+49+FLOOR(ROW([.B44])/4)" office:value-type="float" office:value="50310" calcext:value-type="float">
            <text:p>50 310</text:p>
          </table:table-cell>
          <table:table-cell table:formula="of:=[.C43]+[.B44]" office:value-type="float" office:value="755350" calcext:value-type="float">
            <text:p>755 350</text:p>
          </table:table-cell>
          <table:table-cell table:number-columns-repeated="10"/>
        </table:table-row>
        <table:table-row table:style-name="ro5">
          <table:table-cell office:value-type="string" calcext:value-type="string">
            <text:p>44→45</text:p>
          </table:table-cell>
          <table:table-cell table:formula="of:=[.B44]*2-[.B43]+49+FLOOR(ROW([.B45])/4)" office:value-type="float" office:value="52710" calcext:value-type="float">
            <text:p>52 710</text:p>
          </table:table-cell>
          <table:table-cell table:formula="of:=[.C44]+[.B45]" office:value-type="float" office:value="808060" calcext:value-type="float">
            <text:p>808 060</text:p>
          </table:table-cell>
          <table:table-cell table:number-columns-repeated="10"/>
        </table:table-row>
        <table:table-row table:style-name="ro5">
          <table:table-cell office:value-type="string" calcext:value-type="string">
            <text:p>45→46</text:p>
          </table:table-cell>
          <table:table-cell table:formula="of:=[.B45]*2-[.B44]+49+FLOOR(ROW([.B46])/4)" office:value-type="float" office:value="55170" calcext:value-type="float">
            <text:p>55 170</text:p>
          </table:table-cell>
          <table:table-cell table:formula="of:=[.C45]+[.B46]" office:value-type="float" office:value="863230" calcext:value-type="float">
            <text:p>863 230</text:p>
          </table:table-cell>
          <table:table-cell table:number-columns-repeated="10"/>
        </table:table-row>
        <table:table-row table:style-name="ro5">
          <table:table-cell office:value-type="string" calcext:value-type="string">
            <text:p>46→47</text:p>
          </table:table-cell>
          <table:table-cell table:formula="of:=[.B46]*2-[.B45]+49+FLOOR(ROW([.B47])/4)" office:value-type="float" office:value="57690" calcext:value-type="float">
            <text:p>57 690</text:p>
          </table:table-cell>
          <table:table-cell table:formula="of:=[.C46]+[.B47]" office:value-type="float" office:value="920920" calcext:value-type="float">
            <text:p>920 920</text:p>
          </table:table-cell>
          <table:table-cell table:number-columns-repeated="10"/>
        </table:table-row>
        <table:table-row table:style-name="ro5">
          <table:table-cell office:value-type="string" calcext:value-type="string">
            <text:p>47→48</text:p>
          </table:table-cell>
          <table:table-cell table:formula="of:=[.B47]*2-[.B46]+49+FLOOR(ROW([.B48])/4)" office:value-type="float" office:value="60271" calcext:value-type="float">
            <text:p>60 271</text:p>
          </table:table-cell>
          <table:table-cell table:formula="of:=[.C47]+[.B48]" office:value-type="float" office:value="981191" calcext:value-type="float">
            <text:p>981 191</text:p>
          </table:table-cell>
          <table:table-cell table:number-columns-repeated="10"/>
        </table:table-row>
        <table:table-row table:style-name="ro5">
          <table:table-cell office:value-type="string" calcext:value-type="string">
            <text:p>48→49</text:p>
          </table:table-cell>
          <table:table-cell table:formula="of:=[.B48]*2-[.B47]+49+FLOOR(ROW([.B49])/4)" office:value-type="float" office:value="62913" calcext:value-type="float">
            <text:p>62 913</text:p>
          </table:table-cell>
          <table:table-cell table:formula="of:=[.C48]+[.B49]" office:value-type="float" office:value="1044104" calcext:value-type="float">
            <text:p>1 044 104</text:p>
          </table:table-cell>
          <table:table-cell table:number-columns-repeated="10"/>
        </table:table-row>
        <table:table-row table:style-name="ro5">
          <table:table-cell office:value-type="string" calcext:value-type="string">
            <text:p>49→50</text:p>
          </table:table-cell>
          <table:table-cell table:formula="of:=[.B49]*2-[.B48]+49+FLOOR(ROW([.B50])/4)" office:value-type="float" office:value="65616" calcext:value-type="float">
            <text:p>65 616</text:p>
          </table:table-cell>
          <table:table-cell table:formula="of:=[.C49]+[.B50]" office:value-type="float" office:value="1109720" calcext:value-type="float">
            <text:p>1 109 720</text:p>
          </table:table-cell>
          <table:table-cell table:number-columns-repeated="10"/>
        </table:table-row>
        <table:table-row table:style-name="ro5">
          <table:table-cell office:value-type="string" calcext:value-type="string">
            <text:p>50→51</text:p>
          </table:table-cell>
          <table:table-cell table:formula="of:=[.B50]*2-[.B49]+49+FLOOR(ROW([.B51])/4)" office:value-type="float" office:value="68380" calcext:value-type="float">
            <text:p>68 380</text:p>
          </table:table-cell>
          <table:table-cell table:formula="of:=[.C50]+[.B51]" office:value-type="float" office:value="1178100" calcext:value-type="float">
            <text:p>1 178 100</text:p>
          </table:table-cell>
          <table:table-cell table:number-columns-repeated="10"/>
        </table:table-row>
        <table:table-row table:style-name="ro5">
          <table:table-cell office:value-type="string" calcext:value-type="string">
            <text:p>51→52</text:p>
          </table:table-cell>
          <table:table-cell table:formula="of:=[.B51]*2-[.B50]+49+FLOOR(ROW([.B52])/4)" office:value-type="float" office:value="71206" calcext:value-type="float">
            <text:p>71 206</text:p>
          </table:table-cell>
          <table:table-cell table:formula="of:=[.C51]+[.B52]" office:value-type="float" office:value="1249306" calcext:value-type="float">
            <text:p>1 249 306</text:p>
          </table:table-cell>
          <table:table-cell table:number-columns-repeated="10"/>
        </table:table-row>
        <table:table-row table:style-name="ro5">
          <table:table-cell office:value-type="string" calcext:value-type="string">
            <text:p>52→53</text:p>
          </table:table-cell>
          <table:table-cell table:formula="of:=[.B52]*2-[.B51]+49+FLOOR(ROW([.B53])/4)" office:value-type="float" office:value="74094" calcext:value-type="float">
            <text:p>74 094</text:p>
          </table:table-cell>
          <table:table-cell table:formula="of:=[.C52]+[.B53]" office:value-type="float" office:value="1323400" calcext:value-type="float">
            <text:p>1 323 400</text:p>
          </table:table-cell>
          <table:table-cell table:number-columns-repeated="10"/>
        </table:table-row>
        <table:table-row table:style-name="ro5">
          <table:table-cell office:value-type="string" calcext:value-type="string">
            <text:p>53→54</text:p>
          </table:table-cell>
          <table:table-cell table:formula="of:=[.B53]*2-[.B52]+49+FLOOR(ROW([.B54])/4)" office:value-type="float" office:value="77044" calcext:value-type="float">
            <text:p>77 044</text:p>
          </table:table-cell>
          <table:table-cell table:formula="of:=[.C53]+[.B54]" office:value-type="float" office:value="1400444" calcext:value-type="float">
            <text:p>1 400 444</text:p>
          </table:table-cell>
          <table:table-cell table:number-columns-repeated="10"/>
        </table:table-row>
        <table:table-row table:style-name="ro5">
          <table:table-cell office:value-type="string" calcext:value-type="string">
            <text:p>54→55</text:p>
          </table:table-cell>
          <table:table-cell table:formula="of:=[.B54]*2-[.B53]+49+FLOOR(ROW([.B55])/4)" office:value-type="float" office:value="80056" calcext:value-type="float">
            <text:p>80 056</text:p>
          </table:table-cell>
          <table:table-cell table:formula="of:=[.C54]+[.B55]" office:value-type="float" office:value="1480500" calcext:value-type="float">
            <text:p>1 480 500</text:p>
          </table:table-cell>
          <table:table-cell table:number-columns-repeated="10"/>
        </table:table-row>
        <table:table-row table:style-name="ro5">
          <table:table-cell office:value-type="string" calcext:value-type="string">
            <text:p>55→56</text:p>
          </table:table-cell>
          <table:table-cell table:formula="of:=[.B55]*2-[.B54]+49+FLOOR(ROW([.B56])/4)" office:value-type="float" office:value="83131" calcext:value-type="float">
            <text:p>83 131</text:p>
          </table:table-cell>
          <table:table-cell table:formula="of:=[.C55]+[.B56]" office:value-type="float" office:value="1563631" calcext:value-type="float">
            <text:p>1 563 631</text:p>
          </table:table-cell>
          <table:table-cell table:number-columns-repeated="10"/>
        </table:table-row>
        <table:table-row table:style-name="ro5">
          <table:table-cell office:value-type="string" calcext:value-type="string">
            <text:p>56→57</text:p>
          </table:table-cell>
          <table:table-cell table:formula="of:=[.B56]*2-[.B55]+49+FLOOR(ROW([.B57])/4)" office:value-type="float" office:value="86269" calcext:value-type="float">
            <text:p>86 269</text:p>
          </table:table-cell>
          <table:table-cell table:formula="of:=[.C56]+[.B57]" office:value-type="float" office:value="1649900" calcext:value-type="float">
            <text:p>1 649 900</text:p>
          </table:table-cell>
          <table:table-cell table:number-columns-repeated="10"/>
        </table:table-row>
        <table:table-row table:style-name="ro5">
          <table:table-cell office:value-type="string" calcext:value-type="string">
            <text:p>57→58</text:p>
          </table:table-cell>
          <table:table-cell table:formula="of:=[.B57]*2-[.B56]+49+FLOOR(ROW([.B58])/4)" office:value-type="float" office:value="89470" calcext:value-type="float">
            <text:p>89 470</text:p>
          </table:table-cell>
          <table:table-cell table:formula="of:=[.C57]+[.B58]" office:value-type="float" office:value="1739370" calcext:value-type="float">
            <text:p>1 739 370</text:p>
          </table:table-cell>
          <table:table-cell table:number-columns-repeated="10"/>
        </table:table-row>
        <table:table-row table:style-name="ro5">
          <table:table-cell office:value-type="string" calcext:value-type="string">
            <text:p>58→59</text:p>
          </table:table-cell>
          <table:table-cell table:formula="of:=[.B58]*2-[.B57]+49+FLOOR(ROW([.B59])/4)" office:value-type="float" office:value="92734" calcext:value-type="float">
            <text:p>92 734</text:p>
          </table:table-cell>
          <table:table-cell table:formula="of:=[.C58]+[.B59]" office:value-type="float" office:value="1832104" calcext:value-type="float">
            <text:p>1 832 104</text:p>
          </table:table-cell>
          <table:table-cell table:number-columns-repeated="10"/>
        </table:table-row>
        <table:table-row table:style-name="ro5">
          <table:table-cell office:value-type="string" calcext:value-type="string">
            <text:p>59→60</text:p>
          </table:table-cell>
          <table:table-cell table:formula="of:=[.B59]*2-[.B58]+49+FLOOR(ROW([.B60])/4)" office:value-type="float" office:value="96062" calcext:value-type="float">
            <text:p>96 062</text:p>
          </table:table-cell>
          <table:table-cell table:formula="of:=[.C59]+[.B60]" office:value-type="float" office:value="1928166" calcext:value-type="float">
            <text:p>1 928 166</text:p>
          </table:table-cell>
          <table:table-cell table:number-columns-repeated="10"/>
        </table:table-row>
        <table:table-row table:style-name="ro5">
          <table:table-cell office:value-type="string" calcext:value-type="string">
            <text:p>60→61</text:p>
          </table:table-cell>
          <table:table-cell table:formula="of:=[.B60]*2-[.B59]+49+FLOOR(ROW([.B61])/4)" office:value-type="float" office:value="99454" calcext:value-type="float">
            <text:p>99 454</text:p>
          </table:table-cell>
          <table:table-cell table:formula="of:=[.C60]+[.B61]" office:value-type="float" office:value="2027620" calcext:value-type="float">
            <text:p>2 027 620</text:p>
          </table:table-cell>
          <table:table-cell table:number-columns-repeated="10"/>
        </table:table-row>
        <table:table-row table:style-name="ro5">
          <table:table-cell office:value-type="string" calcext:value-type="string">
            <text:p>61→62</text:p>
          </table:table-cell>
          <table:table-cell table:formula="of:=[.B61]*2-[.B60]+49+FLOOR(ROW([.B62])/4)" office:value-type="float" office:value="102910" calcext:value-type="float">
            <text:p>102 910</text:p>
          </table:table-cell>
          <table:table-cell table:formula="of:=[.C61]+[.B62]" office:value-type="float" office:value="2130530" calcext:value-type="float">
            <text:p>2 130 530</text:p>
          </table:table-cell>
          <table:table-cell table:number-columns-repeated="10"/>
        </table:table-row>
        <table:table-row table:style-name="ro5">
          <table:table-cell office:value-type="string" calcext:value-type="string">
            <text:p>62→63</text:p>
          </table:table-cell>
          <table:table-cell table:formula="of:=[.B62]*2-[.B61]+49+FLOOR(ROW([.B63])/4)" office:value-type="float" office:value="106430" calcext:value-type="float">
            <text:p>106 430</text:p>
          </table:table-cell>
          <table:table-cell table:formula="of:=[.C62]+[.B63]" office:value-type="float" office:value="2236960" calcext:value-type="float">
            <text:p>2 236 960</text:p>
          </table:table-cell>
          <table:table-cell table:number-columns-repeated="10"/>
        </table:table-row>
        <table:table-row table:style-name="ro5">
          <table:table-cell office:value-type="string" calcext:value-type="string">
            <text:p>63→64</text:p>
          </table:table-cell>
          <table:table-cell table:formula="of:=[.B63]*2-[.B62]+49+FLOOR(ROW([.B64])/4)" office:value-type="float" office:value="110015" calcext:value-type="float">
            <text:p>110 015</text:p>
          </table:table-cell>
          <table:table-cell table:formula="of:=[.C63]+[.B64]" office:value-type="float" office:value="2346975" calcext:value-type="float">
            <text:p>2 346 975</text:p>
          </table:table-cell>
          <table:table-cell table:number-columns-repeated="10"/>
        </table:table-row>
        <table:table-row table:style-name="ro5">
          <table:table-cell office:value-type="string" calcext:value-type="string">
            <text:p>64→65</text:p>
          </table:table-cell>
          <table:table-cell table:formula="of:=[.B64]*2-[.B63]+49+FLOOR(ROW([.B65])/4)" office:value-type="float" office:value="113665" calcext:value-type="float">
            <text:p>113 665</text:p>
          </table:table-cell>
          <table:table-cell table:formula="of:=[.C64]+[.B65]" office:value-type="float" office:value="2460640" calcext:value-type="float">
            <text:p>2 460 640</text:p>
          </table:table-cell>
          <table:table-cell table:number-columns-repeated="10"/>
        </table:table-row>
        <table:table-row table:style-name="ro5">
          <table:table-cell office:value-type="string" calcext:value-type="string">
            <text:p>65→66</text:p>
          </table:table-cell>
          <table:table-cell table:formula="of:=[.B65]*2-[.B64]+49+FLOOR(ROW([.B66])/4)" office:value-type="float" office:value="117380" calcext:value-type="float">
            <text:p>117 380</text:p>
          </table:table-cell>
          <table:table-cell table:formula="of:=[.C65]+[.B66]" office:value-type="float" office:value="2578020" calcext:value-type="float">
            <text:p>2 578 020</text:p>
          </table:table-cell>
          <table:table-cell table:number-columns-repeated="10"/>
        </table:table-row>
        <table:table-row table:style-name="ro5">
          <table:table-cell office:value-type="string" calcext:value-type="string">
            <text:p>66→67</text:p>
          </table:table-cell>
          <table:table-cell table:formula="of:=[.B66]*2-[.B65]+49+FLOOR(ROW([.B67])/4)" office:value-type="float" office:value="121160" calcext:value-type="float">
            <text:p>121 160</text:p>
          </table:table-cell>
          <table:table-cell table:formula="of:=[.C66]+[.B67]" office:value-type="float" office:value="2699180" calcext:value-type="float">
            <text:p>2 699 180</text:p>
          </table:table-cell>
          <table:table-cell table:number-columns-repeated="10"/>
        </table:table-row>
        <table:table-row table:style-name="ro5">
          <table:table-cell office:value-type="string" calcext:value-type="string">
            <text:p>67→68</text:p>
          </table:table-cell>
          <table:table-cell table:formula="of:=[.B67]*2-[.B66]+49+FLOOR(ROW([.B68])/4)" office:value-type="float" office:value="125006" calcext:value-type="float">
            <text:p>125 006</text:p>
          </table:table-cell>
          <table:table-cell table:formula="of:=[.C67]+[.B68]" office:value-type="float" office:value="2824186" calcext:value-type="float">
            <text:p>2 824 186</text:p>
          </table:table-cell>
          <table:table-cell table:number-columns-repeated="10"/>
        </table:table-row>
        <table:table-row table:style-name="ro5">
          <table:table-cell office:value-type="string" calcext:value-type="string">
            <text:p>68→69</text:p>
          </table:table-cell>
          <table:table-cell table:formula="of:=[.B68]*2-[.B67]+49+FLOOR(ROW([.B69])/4)" office:value-type="float" office:value="128918" calcext:value-type="float">
            <text:p>128 918</text:p>
          </table:table-cell>
          <table:table-cell table:formula="of:=[.C68]+[.B69]" office:value-type="float" office:value="2953104" calcext:value-type="float">
            <text:p>2 953 104</text:p>
          </table:table-cell>
          <table:table-cell table:number-columns-repeated="10"/>
        </table:table-row>
        <table:table-row table:style-name="ro5">
          <table:table-cell office:value-type="string" calcext:value-type="string">
            <text:p>69→70</text:p>
          </table:table-cell>
          <table:table-cell table:formula="of:=[.B69]*2-[.B68]+49+FLOOR(ROW([.B70])/4)" office:value-type="float" office:value="132896" calcext:value-type="float">
            <text:p>132 896</text:p>
          </table:table-cell>
          <table:table-cell table:formula="of:=[.C69]+[.B70]" office:value-type="float" office:value="3086000" calcext:value-type="float">
            <text:p>3 086 000</text:p>
          </table:table-cell>
          <table:table-cell table:number-columns-repeated="10"/>
        </table:table-row>
        <table:table-row table:style-name="ro5">
          <table:table-cell office:value-type="string" calcext:value-type="string">
            <text:p>70→71</text:p>
          </table:table-cell>
          <table:table-cell table:formula="of:=[.B70]*2-[.B69]+49+FLOOR(ROW([.B71])/4)" office:value-type="float" office:value="136940" calcext:value-type="float">
            <text:p>136 940</text:p>
          </table:table-cell>
          <table:table-cell table:formula="of:=[.C70]+[.B71]" office:value-type="float" office:value="3222940" calcext:value-type="float">
            <text:p>3 222 940</text:p>
          </table:table-cell>
          <table:table-cell table:number-columns-repeated="10"/>
        </table:table-row>
        <table:table-row table:style-name="ro5">
          <table:table-cell office:value-type="string" calcext:value-type="string">
            <text:p>71→72</text:p>
          </table:table-cell>
          <table:table-cell table:formula="of:=[.B71]*2-[.B70]+49+FLOOR(ROW([.B72])/4)" office:value-type="float" office:value="141051" calcext:value-type="float">
            <text:p>141 051</text:p>
          </table:table-cell>
          <table:table-cell table:formula="of:=[.C71]+[.B72]" office:value-type="float" office:value="3363991" calcext:value-type="float">
            <text:p>3 363 991</text:p>
          </table:table-cell>
          <table:table-cell table:number-columns-repeated="10"/>
        </table:table-row>
        <table:table-row table:style-name="ro5">
          <table:table-cell office:value-type="string" calcext:value-type="string">
            <text:p>72→73</text:p>
          </table:table-cell>
          <table:table-cell table:formula="of:=[.B72]*2-[.B71]+49+FLOOR(ROW([.B73])/4)" office:value-type="float" office:value="145229" calcext:value-type="float">
            <text:p>145 229</text:p>
          </table:table-cell>
          <table:table-cell table:formula="of:=[.C72]+[.B73]" office:value-type="float" office:value="3509220" calcext:value-type="float">
            <text:p>3 509 220</text:p>
          </table:table-cell>
          <table:table-cell table:number-columns-repeated="10"/>
        </table:table-row>
        <table:table-row table:style-name="ro5">
          <table:table-cell office:value-type="string" calcext:value-type="string">
            <text:p>73→74</text:p>
          </table:table-cell>
          <table:table-cell table:formula="of:=[.B73]*2-[.B72]+49+FLOOR(ROW([.B74])/4)" office:value-type="float" office:value="149474" calcext:value-type="float">
            <text:p>149 474</text:p>
          </table:table-cell>
          <table:table-cell table:formula="of:=[.C73]+[.B74]" office:value-type="float" office:value="3658694" calcext:value-type="float">
            <text:p>3 658 694</text:p>
          </table:table-cell>
          <table:table-cell table:number-columns-repeated="10"/>
        </table:table-row>
        <table:table-row table:style-name="ro5">
          <table:table-cell office:value-type="string" calcext:value-type="string">
            <text:p>74→75</text:p>
          </table:table-cell>
          <table:table-cell table:formula="of:=[.B74]*2-[.B73]+49+FLOOR(ROW([.B75])/4)" office:value-type="float" office:value="153786" calcext:value-type="float">
            <text:p>153 786</text:p>
          </table:table-cell>
          <table:table-cell table:formula="of:=[.C74]+[.B75]" office:value-type="float" office:value="3812480" calcext:value-type="float">
            <text:p>3 812 480</text:p>
          </table:table-cell>
          <table:table-cell table:number-columns-repeated="10"/>
        </table:table-row>
        <table:table-row table:style-name="ro5">
          <table:table-cell office:value-type="string" calcext:value-type="string">
            <text:p>75→76</text:p>
          </table:table-cell>
          <table:table-cell table:formula="of:=[.B75]*2-[.B74]+49+FLOOR(ROW([.B76])/4)" office:value-type="float" office:value="158166" calcext:value-type="float">
            <text:p>158 166</text:p>
          </table:table-cell>
          <table:table-cell table:formula="of:=[.C75]+[.B76]" office:value-type="float" office:value="3970646" calcext:value-type="float">
            <text:p>3 970 646</text:p>
          </table:table-cell>
          <table:table-cell table:number-columns-repeated="10"/>
        </table:table-row>
        <table:table-row table:style-name="ro5">
          <table:table-cell office:value-type="string" calcext:value-type="string">
            <text:p>76→77</text:p>
          </table:table-cell>
          <table:table-cell table:formula="of:=[.B76]*2-[.B75]+49+FLOOR(ROW([.B77])/4)" office:value-type="float" office:value="162614" calcext:value-type="float">
            <text:p>162 614</text:p>
          </table:table-cell>
          <table:table-cell table:formula="of:=[.C76]+[.B77]" office:value-type="float" office:value="4133260" calcext:value-type="float">
            <text:p>4 133 260</text:p>
          </table:table-cell>
          <table:table-cell table:number-columns-repeated="10"/>
        </table:table-row>
        <table:table-row table:style-name="ro5">
          <table:table-cell office:value-type="string" calcext:value-type="string">
            <text:p>77→78</text:p>
          </table:table-cell>
          <table:table-cell table:formula="of:=[.B77]*2-[.B76]+49+FLOOR(ROW([.B78])/4)" office:value-type="float" office:value="167130" calcext:value-type="float">
            <text:p>167 130</text:p>
          </table:table-cell>
          <table:table-cell table:formula="of:=[.C77]+[.B78]" office:value-type="float" office:value="4300390" calcext:value-type="float">
            <text:p>4 300 390</text:p>
          </table:table-cell>
          <table:table-cell table:number-columns-repeated="10"/>
        </table:table-row>
        <table:table-row table:style-name="ro5">
          <table:table-cell office:value-type="string" calcext:value-type="string">
            <text:p>78→79</text:p>
          </table:table-cell>
          <table:table-cell table:formula="of:=[.B78]*2-[.B77]+49+FLOOR(ROW([.B79])/4)" office:value-type="float" office:value="171714" calcext:value-type="float">
            <text:p>171 714</text:p>
          </table:table-cell>
          <table:table-cell table:formula="of:=[.C78]+[.B79]" office:value-type="float" office:value="4472104" calcext:value-type="float">
            <text:p>4 472 104</text:p>
          </table:table-cell>
          <table:table-cell table:number-columns-repeated="10"/>
        </table:table-row>
        <table:table-row table:style-name="ro5">
          <table:table-cell office:value-type="string" calcext:value-type="string">
            <text:p>79→80</text:p>
          </table:table-cell>
          <table:table-cell table:formula="of:=[.B79]*2-[.B78]+49+FLOOR(ROW([.B80])/4)" office:value-type="float" office:value="176367" calcext:value-type="float">
            <text:p>176 367</text:p>
          </table:table-cell>
          <table:table-cell table:formula="of:=[.C79]+[.B80]" office:value-type="float" office:value="4648471" calcext:value-type="float">
            <text:p>4 648 471</text:p>
          </table:table-cell>
          <table:table-cell table:number-columns-repeated="10"/>
        </table:table-row>
        <table:table-row table:style-name="ro5">
          <table:table-cell office:value-type="string" calcext:value-type="string">
            <text:p>80→81</text:p>
          </table:table-cell>
          <table:table-cell table:formula="of:=[.B80]*2-[.B79]+49+FLOOR(ROW([.B81])/4)" office:value-type="float" office:value="181089" calcext:value-type="float">
            <text:p>181 089</text:p>
          </table:table-cell>
          <table:table-cell table:formula="of:=[.C80]+[.B81]" office:value-type="float" office:value="4829560" calcext:value-type="float">
            <text:p>4 829 560</text:p>
          </table:table-cell>
          <table:table-cell table:number-columns-repeated="10"/>
        </table:table-row>
        <table:table-row table:style-name="ro5">
          <table:table-cell office:value-type="string" calcext:value-type="string">
            <text:p>81→82</text:p>
          </table:table-cell>
          <table:table-cell table:formula="of:=[.B81]*2-[.B80]+49+FLOOR(ROW([.B82])/4)" office:value-type="float" office:value="185880" calcext:value-type="float">
            <text:p>185 880</text:p>
          </table:table-cell>
          <table:table-cell table:formula="of:=[.C81]+[.B82]" office:value-type="float" office:value="5015440" calcext:value-type="float">
            <text:p>5 015 440</text:p>
          </table:table-cell>
          <table:table-cell table:number-columns-repeated="10"/>
        </table:table-row>
        <table:table-row table:style-name="ro5">
          <table:table-cell office:value-type="string" calcext:value-type="string">
            <text:p>82→83</text:p>
          </table:table-cell>
          <table:table-cell table:formula="of:=[.B82]*2-[.B81]+49+FLOOR(ROW([.B83])/4)" office:value-type="float" office:value="190740" calcext:value-type="float">
            <text:p>190 740</text:p>
          </table:table-cell>
          <table:table-cell table:formula="of:=[.C82]+[.B83]" office:value-type="float" office:value="5206180" calcext:value-type="float">
            <text:p>5 206 180</text:p>
          </table:table-cell>
          <table:table-cell table:number-columns-repeated="10"/>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ce460" office:value-type="string" calcext:value-type="string">
            <text:p>From</text:p>
          </table:table-cell>
          <table:table-cell table:style-name="ce460" office:value-type="string" calcext:value-type="string">
            <text:p>To</text:p>
          </table:table-cell>
          <table:table-cell table:style-name="ce460" office:value-type="string" calcext:value-type="string">
            <text:p>Cumulative</text:p>
          </table:table-cell>
          <table:table-cell table:style-name="ce464"/>
          <table:table-cell table:style-name="ce464" office:value-type="string" calcext:value-type="string">
            <text:p>Max Egg Lv</text:p>
          </table:table-cell>
          <table:table-cell table:style-name="ce464" office:value-type="string" calcext:value-type="string">
            <text:p>EXP before</text:p>
          </table:table-cell>
          <table:table-cell table:number-columns-repeated="2"/>
          <table:table-cell table:style-name="ce265" office:value-type="string" calcext:value-type="string">
            <text:p>From-to</text:p>
          </table:table-cell>
          <table:table-cell table:style-name="ce265" office:value-type="string" calcext:value-type="string">
            <text:p>Cumulative</text:p>
          </table:table-cell>
          <table:table-cell table:style-name="ce464" office:value-type="string" calcext:value-type="string">
            <text:p>max</text:p>
          </table:table-cell>
          <table:table-cell table:style-name="ce464" office:value-type="string" calcext:value-type="string">
            <text:p>before</text:p>
          </table:table-cell>
        </table:table-row>
        <table:table-row table:style-name="ro5">
          <table:table-cell/>
          <table:table-cell table:style-name="ce461" office:value-type="float" office:value="72" calcext:value-type="float">
            <text:p>72</text:p>
          </table:table-cell>
          <table:table-cell table:style-name="ce461" office:value-type="float" office:value="80" calcext:value-type="float">
            <text:p>80</text:p>
          </table:table-cell>
          <table:table-cell table:style-name="ce463" table:formula="of:=IF([.B88]&gt;[.C88];0;SUM(INDIRECT(ADDRESS([.$B88]+1;2)):INDIRECT(ADDRESS([.$C88];2)))+[.$B89])" office:value-type="float" office:value="1406455" calcext:value-type="float">
            <text:p>1 406 455</text:p>
          </table:table-cell>
          <table:table-cell table:style-name="ce459" table:formula="of:=([.D88]-3000)/2" office:value-type="float" office:value="701727.5" calcext:value-type="float">
            <text:p>701 728</text:p>
          </table:table-cell>
          <table:table-cell table:formula="of:=MATCH([.E88];[.$C$2:.$C$83];1)+2" office:value-type="float" office:value="43" calcext:value-type="float">
            <text:p>43</text:p>
          </table:table-cell>
          <table:table-cell table:style-name="ce465" table:formula="of:=INDIRECT(ADDRESS([.F88];3))-[.E88]" office:value-type="float" office:value="3312.5" calcext:value-type="float">
            <text:p>3 313</text:p>
          </table:table-cell>
          <table:table-cell table:number-columns-repeated="2"/>
          <table:table-cell office:value-type="string" calcext:value-type="string">
            <text:p>74→80</text:p>
          </table:table-cell>
          <table:table-cell table:style-name="ce459" office:value-type="float" office:value="989777" calcext:value-type="float">
            <text:p>989 777</text:p>
          </table:table-cell>
          <table:table-cell office:value-type="float" office:value="39" calcext:value-type="float">
            <text:p>39</text:p>
          </table:table-cell>
          <table:table-cell table:style-name="ce459" office:value-type="float" office:value="33216" calcext:value-type="float">
            <text:p>33 216</text:p>
          </table:table-cell>
        </table:table-row>
        <table:table-row table:style-name="ro5">
          <table:table-cell table:style-name="ce426" office:value-type="string" calcext:value-type="string">
            <text:p>EXP before</text:p>
          </table:table-cell>
          <table:table-cell table:style-name="ce462" office:value-type="float" office:value="121975" calcext:value-type="float">
            <text:p>121 975</text:p>
          </table:table-cell>
          <table:table-cell table:style-name="Default" table:number-columns-repeated="2"/>
          <table:table-cell table:style-name="ce459" table:formula="of:=([.E88]-3000)/2" office:value-type="float" office:value="349363.75" calcext:value-type="float">
            <text:p>349 364</text:p>
          </table:table-cell>
          <table:table-cell table:formula="of:=MATCH([.E89];[.$C$2:.$C$83];1)+2" office:value-type="float" office:value="34" calcext:value-type="float">
            <text:p>34</text:p>
          </table:table-cell>
          <table:table-cell table:style-name="ce465" table:formula="of:=INDIRECT(ADDRESS([.F89];3))-[.E89]" office:value-type="float" office:value="1080.25" calcext:value-type="float">
            <text:p>1 080</text:p>
          </table:table-cell>
          <table:table-cell table:number-columns-repeated="2"/>
          <table:table-cell office:value-type="string" calcext:value-type="string">
            <text:p>1→80</text:p>
          </table:table-cell>
          <table:table-cell table:style-name="ce459" office:value-type="float" office:value="4648471" calcext:value-type="float">
            <text:p>4 648 471</text:p>
          </table:table-cell>
          <table:table-cell office:value-type="float" office:value="64" calcext:value-type="float">
            <text:p>64</text:p>
          </table:table-cell>
          <table:table-cell table:style-name="ce459" office:value-type="float" office:value="24240" calcext:value-type="float">
            <text:p>24 240</text:p>
          </table:table-cell>
        </table:table-row>
        <table:table-row table:style-name="ro5">
          <table:table-cell/>
          <table:table-cell table:style-name="Default" table:number-columns-repeated="3"/>
          <table:table-cell table:style-name="ce459" table:formula="of:=([.E89]-3000)/2" office:value-type="float" office:value="173181.875" calcext:value-type="float">
            <text:p>173 182</text:p>
          </table:table-cell>
          <table:table-cell table:formula="of:=MATCH([.E90];[.$C$2:.$C$83];1)+2" office:value-type="float" office:value="27" calcext:value-type="float">
            <text:p>27</text:p>
          </table:table-cell>
          <table:table-cell table:style-name="ce465" table:formula="of:=INDIRECT(ADDRESS([.F90];3))-[.E90]" office:value-type="float" office:value="5178.125" calcext:value-type="float">
            <text:p>5 178</text:p>
          </table:table-cell>
          <table:table-cell table:number-columns-repeated="6"/>
        </table:table-row>
        <table:table-row table:style-name="ro5">
          <table:table-cell/>
          <table:table-cell table:style-name="Default" table:number-columns-repeated="3"/>
          <table:table-cell table:style-name="ce459" table:formula="of:=([.E90]-3000)/2" office:value-type="float" office:value="85090.9375" calcext:value-type="float">
            <text:p>85 091</text:p>
          </table:table-cell>
          <table:table-cell table:formula="of:=MATCH([.E91];[.$C$2:.$C$83];1)+2" office:value-type="float" office:value="21" calcext:value-type="float">
            <text:p>21</text:p>
          </table:table-cell>
          <table:table-cell table:style-name="ce465" table:formula="of:=INDIRECT(ADDRESS([.F91];3))-[.E91]" office:value-type="float" office:value="1749.0625" calcext:value-type="float">
            <text:p>1 749</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53" calcext:value-type="float">
            <text:p>53</text:p>
          </table:table-cell>
          <table:table-cell table:style-name="ce463" table:formula="of:=IF([.B92]&gt;[.C92];0;SUM(INDIRECT(ADDRESS([.$B92]+1;2)):INDIRECT(ADDRESS([.$C92];2)))+[.$B93])" office:value-type="float" office:value="666372" calcext:value-type="float">
            <text:p>666 372</text:p>
          </table:table-cell>
          <table:table-cell table:style-name="ce459" table:formula="of:=([.E91]-3000)/2" office:value-type="float" office:value="41045.46875" calcext:value-type="float">
            <text:p>41 045</text:p>
          </table:table-cell>
          <table:table-cell table:formula="of:=MATCH([.E92];[.$C$2:.$C$83];1)+2" office:value-type="float" office:value="17" calcext:value-type="float">
            <text:p>17</text:p>
          </table:table-cell>
          <table:table-cell table:style-name="ce465" table:formula="of:=INDIRECT(ADDRESS([.F92];3))-[.E92]" office:value-type="float" office:value="7234.53125" calcext:value-type="float">
            <text:p>7 235</text:p>
          </table:table-cell>
          <table:table-cell table:number-columns-repeated="6"/>
        </table:table-row>
        <table:table-row table:style-name="ro5">
          <table:table-cell/>
          <table:table-cell table:style-name="Default" office:value-type="float" office:value="42" calcext:value-type="float">
            <text:p>42</text:p>
          </table:table-cell>
          <table:table-cell table:style-name="Default" office:value-type="float" office:value="64" calcext:value-type="float">
            <text:p>64</text:p>
          </table:table-cell>
          <table:table-cell table:style-name="ce463" table:formula="of:=IF([.B93]&gt;[.C93];0;SUM(INDIRECT(ADDRESS([.$B93]+1;2)):INDIRECT(ADDRESS([.$C93];2)))+[.$B94])" office:value-type="float" office:value="1689905" calcext:value-type="float">
            <text:p>1 689 905</text:p>
          </table:table-cell>
          <table:table-cell table:style-name="ce459" table:formula="of:=([.E92]-3000)/2" office:value-type="float" office:value="19022.734375" calcext:value-type="float">
            <text:p>19 023</text:p>
          </table:table-cell>
          <table:table-cell table:formula="of:=MATCH([.E93];[.$C$2:.$C$83];1)+2" office:value-type="float" office:value="12" calcext:value-type="float">
            <text:p>12</text:p>
          </table:table-cell>
          <table:table-cell table:style-name="ce465" table:formula="of:=INDIRECT(ADDRESS([.F93];3))-[.E93]" office:value-type="float" office:value="263.265625" calcext:value-type="float">
            <text:p>263</text:p>
          </table:table-cell>
          <table:table-cell table:number-columns-repeated="6"/>
        </table:table-row>
        <table:table-row table:style-name="ro5">
          <table:table-cell/>
          <table:table-cell table:style-name="Default" table:number-columns-repeated="3"/>
          <table:table-cell table:style-name="ce459" table:formula="of:=([.E93]-3000)/2" office:value-type="float" office:value="8011.3671875" calcext:value-type="float">
            <text:p>8 011</text:p>
          </table:table-cell>
          <table:table-cell table:formula="of:=MATCH([.E94];[.$C$2:.$C$83];1)+2" office:value-type="float" office:value="9" calcext:value-type="float">
            <text:p>9</text:p>
          </table:table-cell>
          <table:table-cell table:style-name="ce465" table:formula="of:=INDIRECT(ADDRESS([.F94];3))-[.E94]" office:value-type="float" office:value="1592.6328125" calcext:value-type="float">
            <text:p>1 593</text:p>
          </table:table-cell>
          <table:table-cell table:number-columns-repeated="6"/>
        </table:table-row>
        <table:table-row table:style-name="ro5">
          <table:table-cell/>
          <table:table-cell table:style-name="Default" table:number-columns-repeated="3"/>
          <table:table-cell table:style-name="ce459" table:formula="of:=([.E94]-3000)/2" office:value-type="float" office:value="2505.68359375" calcext:value-type="float">
            <text:p>2 506</text:p>
          </table:table-cell>
          <table:table-cell table:formula="of:=MATCH([.E95];[.$C$2:.$C$83];1)+2" office:value-type="float" office:value="5" calcext:value-type="float">
            <text:p>5</text:p>
          </table:table-cell>
          <table:table-cell table:style-name="ce465" table:formula="of:=INDIRECT(ADDRESS([.F95];3))-[.E95]" office:value-type="float" office:value="294.31640625" calcext:value-type="float">
            <text:p>294</text:p>
          </table:table-cell>
          <table:table-cell table:number-columns-repeated="6"/>
        </table:table-row>
        <table:table-row table:style-name="ro5">
          <table:table-cell/>
          <table:table-cell table:style-name="Default" table:number-columns-repeated="3"/>
          <table:table-cell table:style-name="ce459" table:formula="of:=([.E95]-3000)/2" office:value-type="float" office:value="-247.158203125" calcext:value-type="float">
            <text:p>-247</text:p>
          </table:table-cell>
          <table:table-cell table:formula="of:=MATCH([.E96];[.$C$2:.$C$83];1)+2" office:value-type="string" office:string-value="" calcext:value-type="error">
            <text:p>#Н/Д</text:p>
          </table:table-cell>
          <table:table-cell table:style-name="ce465" table:formula="of:=INDIRECT(ADDRESS([.F96];3))-[.E96]" office:value-type="string" office:string-value="" calcext:value-type="error">
            <text:p>#Н/Д</text:p>
          </table:table-cell>
          <table:table-cell table:number-columns-repeated="6"/>
        </table:table-row>
        <table:table-row table:style-name="ro5" table:number-rows-repeated="3">
          <table:table-cell/>
          <table:table-cell table:style-name="Default" table:number-columns-repeated="3"/>
          <table:table-cell table:number-columns-repeated="9"/>
        </table:table-row>
        <table:table-row table:style-name="ro5">
          <table:table-cell/>
          <table:table-cell table:style-name="Default" table:number-columns-repeated="3"/>
          <table:table-cell/>
          <table:table-cell table:style-name="ce426" office:value-type="string" calcext:value-type="string">
            <text:p>Eg Lv</text:p>
          </table:table-cell>
          <table:table-cell table:number-columns-repeated="7"/>
        </table:table-row>
        <table:table-row table:style-name="ro5">
          <table:table-cell/>
          <table:table-cell table:style-name="Default" table:number-columns-repeated="3"/>
          <table:table-cell table:style-name="ce459" office:value-type="float" office:value="111111" calcext:value-type="float">
            <text:p>111 111</text:p>
          </table:table-cell>
          <table:table-cell table:formula="of:=MATCH([.E101];[.$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1]*2+3000" office:value-type="float" office:value="225222" calcext:value-type="float">
            <text:p>225 222</text:p>
          </table:table-cell>
          <table:table-cell table:formula="of:=MATCH([.E102];[.$C$2:.$C$83];1)+1" office:value-type="float" office:value="29" calcext:value-type="float">
            <text:p>29</text:p>
          </table:table-cell>
          <table:table-cell table:number-columns-repeated="7"/>
        </table:table-row>
        <table:table-row table:style-name="ro5">
          <table:table-cell/>
          <table:table-cell table:style-name="Default" table:number-columns-repeated="3"/>
          <table:table-cell table:style-name="ce459" table:formula="of:=[.E102]*2+3000" office:value-type="float" office:value="453444" calcext:value-type="float">
            <text:p>453 444</text:p>
          </table:table-cell>
          <table:table-cell table:formula="of:=MATCH([.E103];[.$C$2:.$C$83];1)+1" office:value-type="float" office:value="37" calcext:value-type="float">
            <text:p>37</text:p>
          </table:table-cell>
          <table:table-cell table:number-columns-repeated="7"/>
        </table:table-row>
        <table:table-row table:style-name="ro5">
          <table:table-cell/>
          <table:table-cell table:style-name="Default" table:number-columns-repeated="3"/>
          <table:table-cell table:style-name="ce459" table:formula="of:=[.E103]*2+3000" office:value-type="float" office:value="909888" calcext:value-type="float">
            <text:p>909 888</text:p>
          </table:table-cell>
          <table:table-cell table:formula="of:=MATCH([.E104];[.$C$2:.$C$83];1)+1" office:value-type="float" office:value="46" calcext:value-type="float">
            <text:p>46</text:p>
          </table:table-cell>
          <table:table-cell table:number-columns-repeated="7"/>
        </table:table-row>
        <table:table-row table:style-name="ro5">
          <table:table-cell/>
          <table:table-cell table:style-name="Default" table:number-columns-repeated="3"/>
          <table:table-cell table:style-name="ce459" table:formula="of:=[.E104]*2+3000" office:value-type="float" office:value="1822776" calcext:value-type="float">
            <text:p>1 822 776</text:p>
          </table:table-cell>
          <table:table-cell table:formula="of:=MATCH([.E105];[.$C$2:.$C$83];1)+1" office:value-type="float" office:value="58" calcext:value-type="float">
            <text:p>58</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100000" calcext:value-type="float">
            <text:p>100 000</text:p>
          </table:table-cell>
          <table:table-cell table:formula="of:=MATCH([.E107];[.$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07]*2+3000" office:value-type="float" office:value="203000" calcext:value-type="float">
            <text:p>203 000</text:p>
          </table:table-cell>
          <table:table-cell table:formula="of:=MATCH([.E108];[.$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08]*2+3000" office:value-type="float" office:value="409000" calcext:value-type="float">
            <text:p>409 000</text:p>
          </table:table-cell>
          <table:table-cell table:formula="of:=MATCH([.E109];[.$C$2:.$C$83];1)+1" office:value-type="float" office:value="35" calcext:value-type="float">
            <text:p>35</text:p>
          </table:table-cell>
          <table:table-cell table:number-columns-repeated="7"/>
        </table:table-row>
        <table:table-row table:style-name="ro5">
          <table:table-cell/>
          <table:table-cell table:style-name="Default" table:number-columns-repeated="3"/>
          <table:table-cell table:style-name="ce459" table:formula="of:=[.E109]*2+3000" office:value-type="float" office:value="821000" calcext:value-type="float">
            <text:p>821 000</text:p>
          </table:table-cell>
          <table:table-cell table:formula="of:=MATCH([.E110];[.$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style-name="ce459" table:formula="of:=[.E110]*2+3000" office:value-type="float" office:value="1645000" calcext:value-type="float">
            <text:p>1 645 000</text:p>
          </table:table-cell>
          <table:table-cell table:formula="of:=MATCH([.E111];[.$C$2:.$C$83];1)+1" office:value-type="float" office:value="56" calcext:value-type="float">
            <text:p>56</text:p>
          </table:table-cell>
          <table:table-cell table:number-columns-repeated="7"/>
        </table:table-row>
        <table:table-row table:style-name="ro5">
          <table:table-cell/>
          <table:table-cell table:style-name="Default" table:number-columns-repeated="3"/>
          <table:table-cell table:style-name="ce459"/>
          <table:table-cell table:number-columns-repeated="8"/>
        </table:table-row>
        <table:table-row table:style-name="ro5">
          <table:table-cell/>
          <table:table-cell table:style-name="Default" table:number-columns-repeated="3"/>
          <table:table-cell table:style-name="ce459" office:value-type="float" office:value="50000" calcext:value-type="float">
            <text:p>50 000</text:p>
          </table:table-cell>
          <table:table-cell table:formula="of:=MATCH([.E113];[.$C$2:.$C$83];1)+1" office:value-type="float" office:value="17" calcext:value-type="float">
            <text:p>17</text:p>
          </table:table-cell>
          <table:table-cell table:number-columns-repeated="7"/>
        </table:table-row>
        <table:table-row table:style-name="ro5">
          <table:table-cell/>
          <table:table-cell table:style-name="Default" table:number-columns-repeated="3"/>
          <table:table-cell table:style-name="ce459" table:formula="of:=[.E113]*2+3000" office:value-type="float" office:value="103000" calcext:value-type="float">
            <text:p>103 000</text:p>
          </table:table-cell>
          <table:table-cell table:formula="of:=MATCH([.E114];[.$C$2:.$C$83];1)+1" office:value-type="float" office:value="22" calcext:value-type="float">
            <text:p>22</text:p>
          </table:table-cell>
          <table:table-cell table:number-columns-repeated="7"/>
        </table:table-row>
        <table:table-row table:style-name="ro5">
          <table:table-cell/>
          <table:table-cell table:style-name="Default" table:number-columns-repeated="3"/>
          <table:table-cell table:style-name="ce459" table:formula="of:=[.E114]*2+3000" office:value-type="float" office:value="209000" calcext:value-type="float">
            <text:p>209 000</text:p>
          </table:table-cell>
          <table:table-cell table:formula="of:=MATCH([.E115];[.$C$2:.$C$83];1)+1" office:value-type="float" office:value="28" calcext:value-type="float">
            <text:p>28</text:p>
          </table:table-cell>
          <table:table-cell table:number-columns-repeated="7"/>
        </table:table-row>
        <table:table-row table:style-name="ro5">
          <table:table-cell/>
          <table:table-cell table:style-name="Default" table:number-columns-repeated="3"/>
          <table:table-cell table:style-name="ce459" table:formula="of:=[.E115]*2+3000" office:value-type="float" office:value="421000" calcext:value-type="float">
            <text:p>421 000</text:p>
          </table:table-cell>
          <table:table-cell table:formula="of:=MATCH([.E116];[.$C$2:.$C$83];1)+1" office:value-type="float" office:value="36" calcext:value-type="float">
            <text:p>36</text:p>
          </table:table-cell>
          <table:table-cell table:number-columns-repeated="7"/>
        </table:table-row>
        <table:table-row table:style-name="ro5">
          <table:table-cell/>
          <table:table-cell table:style-name="Default" table:number-columns-repeated="3"/>
          <table:table-cell table:style-name="ce459" table:formula="of:=[.E116]*2+3000" office:value-type="float" office:value="845000" calcext:value-type="float">
            <text:p>845 000</text:p>
          </table:table-cell>
          <table:table-cell table:formula="of:=MATCH([.E117];[.$C$2:.$C$83];1)+1" office:value-type="float" office:value="45" calcext:value-type="float">
            <text:p>45</text:p>
          </table:table-cell>
          <table:table-cell table:number-columns-repeated="7"/>
        </table:table-row>
        <table:table-row table:style-name="ro5">
          <table:table-cell/>
          <table:table-cell table:style-name="Default" table:number-columns-repeated="3"/>
          <table:table-cell table:number-columns-repeated="9"/>
        </table:table-row>
        <table:table-row table:style-name="ro5">
          <table:table-cell/>
          <table:table-cell table:style-name="Default" table:number-columns-repeated="3"/>
          <table:table-cell table:style-name="ce459"/>
          <table:table-cell table:number-columns-repeated="8"/>
        </table:table-row>
      </table:table>
      <table:table table:name="Sicarius" table:style-name="ta1">
        <table:table-column table:style-name="co26" table:default-cell-style-name="ce473"/>
        <table:table-column table:style-name="co27" table:default-cell-style-name="ce475"/>
        <table:table-column table:style-name="co28" table:default-cell-style-name="ce473"/>
        <table:table-column table:style-name="co29" table:default-cell-style-name="ce473"/>
        <table:table-column table:style-name="co30" table:default-cell-style-name="ce473"/>
        <table:table-column table:style-name="co12" table:number-columns-repeated="1019" table:default-cell-style-name="ce473"/>
        <table:table-row table:style-name="ro8">
          <table:table-cell table:style-name="ce466" office:value-type="string" calcext:value-type="string">
            <text:p>Name</text:p>
          </table:table-cell>
          <table:table-cell table:style-name="ce474" office:value-type="string" calcext:value-type="string">
            <text:p>Description</text:p>
          </table:table-cell>
          <table:table-cell table:style-name="ce476" office:value-type="string" calcext:value-type="string">
            <text:p>Suggested</text:p>
          </table:table-cell>
          <table:table-cell table:style-name="ce479" office:value-type="string" calcext:value-type="string">
            <text:p>Immun</text:p>
          </table:table-cell>
          <table:table-cell table:style-name="ce482" office:value-type="string" calcext:value-type="string">
            <text:p>Attacks</text:p>
          </table:table-cell>
          <table:table-cell table:style-name="ce483" office:value-type="string" calcext:value-type="string">
            <text:p>Type</text:p>
          </table:table-cell>
          <table:table-cell table:number-columns-repeated="1018"/>
        </table:table-row>
        <table:table-row table:style-name="ro9">
          <table:table-cell table:style-name="ce467" office:value-type="string" calcext:value-type="string">
            <text:p>Ifrit</text:p>
          </table:table-cell>
          <table:table-cell/>
          <table:table-cell table:style-name="ce477"/>
          <table:table-cell table:style-name="ce480"/>
          <table:table-cell office:value-type="string" calcext:value-type="string">
            <text:p>fire</text:p>
          </table:table-cell>
          <table:table-cell table:style-name="ce484" office:value-type="string" calcext:value-type="string">
            <text:p>Bestia</text:p>
          </table:table-cell>
          <table:table-cell table:number-columns-repeated="1018"/>
        </table:table-row>
        <table:table-row table:style-name="ro10">
          <table:table-cell table:style-name="ce468" office:value-type="string" calcext:value-type="string">
            <text:p>Shiva</text:p>
          </table:table-cell>
          <table:table-cell office:value-type="string" calcext:value-type="string">
            <text:p>Shiva attacks with her powerful mage ice spells, and is resistant to Bio. The use of Ifrit Sicarius abilities would be extremely effective with its massive damage capability and fire element affinity.</text:p>
          </table:table-cell>
          <table:table-cell table:style-name="ce478" office:value-type="string" calcext:value-type="string">
            <text:p>use of Ifrit Sicarius</text:p>
          </table:table-cell>
          <table:table-cell table:style-name="ce481" office:value-type="string" calcext:value-type="string">
            <text:p>Bio</text:p>
          </table:table-cell>
          <table:table-cell office:value-type="string" calcext:value-type="string">
            <text:p>water</text:p>
          </table:table-cell>
          <table:table-cell table:style-name="ce484" office:value-type="string" calcext:value-type="string">
            <text:p>Bestia</text:p>
          </table:table-cell>
          <table:table-cell table:number-columns-repeated="1018"/>
        </table:table-row>
        <table:table-row table:style-name="ro11">
          <table:table-cell table:style-name="ce469" office:value-type="string" calcext:value-type="string">
            <text:p>Odin</text:p>
          </table:table-cell>
          <table:table-cell office:value-type="string" calcext:value-type="string">
            <text:p>Odin gives successive buffeting wind attacks, and is resistant to Stun. Instead of trying to slow Odin down, it would be advisable to reduce his Magic by Curse or solidify your defense by Wall or Barrier.</text:p>
          </table:table-cell>
          <table:table-cell table:style-name="ce478" office:value-type="string" calcext:value-type="string">
            <text:p>Curse</text:p>
          </table:table-cell>
          <table:table-cell table:style-name="ce481" office:value-type="string" calcext:value-type="string">
            <text:p>Stun</text:p>
          </table:table-cell>
          <table:table-cell office:value-type="string" calcext:value-type="string">
            <text:p>wind</text:p>
          </table:table-cell>
          <table:table-cell table:style-name="ce484" office:value-type="string" calcext:value-type="string">
            <text:p>Imperator</text:p>
          </table:table-cell>
          <table:table-cell table:number-columns-repeated="1018"/>
        </table:table-row>
        <table:table-row table:style-name="ro12">
          <table:table-cell table:style-name="ce470" office:value-type="string" calcext:value-type="string">
            <text:p>Hashmal</text:p>
          </table:table-cell>
          <table:table-cell office:value-type="string" calcext:value-type="string">
            <text:p>Hashmal attacks with powerful mage earth spells, and is also resistant to Slow.</text:p>
            <text:p>However, stopping Hashmal's actions with Stun is very effective, and dropping your enemy's magic with Curse is the best way to make sure the battle ends in your favor.</text:p>
          </table:table-cell>
          <table:table-cell table:style-name="ce478" office:value-type="string" calcext:value-type="string">
            <text:p>Stun and Curse</text:p>
          </table:table-cell>
          <table:table-cell table:style-name="ce481" office:value-type="string" calcext:value-type="string">
            <text:p>Slow</text:p>
          </table:table-cell>
          <table:table-cell office:value-type="string" calcext:value-type="string">
            <text:p>eath</text:p>
          </table:table-cell>
          <table:table-cell table:style-name="ce484" office:value-type="string" calcext:value-type="string">
            <text:p>Imperator</text:p>
          </table:table-cell>
          <table:table-cell table:number-columns-repeated="1018"/>
        </table:table-row>
        <table:table-row table:style-name="ro11">
          <table:table-cell table:style-name="ce471" office:value-type="string" calcext:value-type="string">
            <text:p>Anima</text:p>
          </table:table-cell>
          <table:table-cell office:value-type="string" calcext:value-type="string">
            <text:p>Anima possesses powerful dark attacks along with a resistance to Curse so you can't let your guard down after attacking her! Try using Slow or Stun to keep her from unleashing her full strength!</text:p>
          </table:table-cell>
          <table:table-cell table:style-name="ce478" office:value-type="string" calcext:value-type="string">
            <text:p>Slow or Stun</text:p>
          </table:table-cell>
          <table:table-cell table:style-name="ce481" office:value-type="string" calcext:value-type="string">
            <text:p>Curse</text:p>
          </table:table-cell>
          <table:table-cell office:value-type="string" calcext:value-type="string">
            <text:p>dark</text:p>
          </table:table-cell>
          <table:table-cell table:style-name="ce484" office:value-type="string" calcext:value-type="string">
            <text:p>Bestia</text:p>
          </table:table-cell>
          <table:table-cell table:number-columns-repeated="1018"/>
        </table:table-row>
        <table:table-row table:style-name="ro13">
          <table:table-cell table:style-name="ce472" office:value-type="string" calcext:value-type="string">
            <text:p>Ultima</text:p>
          </table:table-cell>
          <table:table-cell office:value-type="string" calcext:value-type="string">
            <text:p>Ultima is resistant to Unguard and Weaken and boasts high defense. To defeat this light element Sicarius, using Anima is extremely effective due to its dark affinity and high attack potency.</text:p>
          </table:table-cell>
          <table:table-cell table:style-name="ce478" office:value-type="string" calcext:value-type="string">
            <text:p>using Anima</text:p>
          </table:table-cell>
          <table:table-cell table:style-name="ce481" office:value-type="string" calcext:value-type="string">
            <text:p>Unguard &amp; Weaken</text:p>
          </table:table-cell>
          <table:table-cell office:value-type="string" calcext:value-type="string">
            <text:p>light</text:p>
          </table:table-cell>
          <table:table-cell table:style-name="ce484" office:value-type="string" calcext:value-type="string">
            <text:p>Externus</text:p>
          </table:table-cell>
          <table:table-cell table:number-columns-repeated="1018"/>
        </table:table-row>
        <table:table-row table:style-name="ro14">
          <table:table-cell table:style-name="ce470" office:value-type="string" calcext:value-type="string">
            <text:p>Hecatoncheir</text:p>
          </table:table-cell>
          <table:table-cell office:value-type="string" calcext:value-type="string">
            <text:p>Hecatoncheir is a difficult foe who is resistant to Slow and Curse, but since they primarily use physical attacks skills such as Debrave are very effective.</text:p>
            <text:p>But if he turns the tables on you by gaining the effects of Brave it's time to watch out!</text:p>
          </table:table-cell>
          <table:table-cell table:style-name="ce478" office:value-type="string" calcext:value-type="string">
            <text:p>Debrave</text:p>
          </table:table-cell>
          <table:table-cell table:style-name="ce481" office:value-type="string" calcext:value-type="string">
            <text:p>Slow &amp; Curse</text:p>
          </table:table-cell>
          <table:table-cell office:value-type="string" calcext:value-type="string">
            <text:p>physical</text:p>
          </table:table-cell>
          <table:table-cell table:style-name="ce484" office:value-type="string" calcext:value-type="string">
            <text:p>Machina</text:p>
          </table:table-cell>
          <table:table-cell table:number-columns-repeated="1018"/>
        </table:table-row>
        <table:table-row table:style-name="ro11">
          <table:table-cell table:style-name="ce467" office:value-type="string" calcext:value-type="string">
            <text:p>Belias</text:p>
          </table:table-cell>
          <table:table-cell office:value-type="string" calcext:value-type="string">
            <text:p>Belias' ability Eternal Flame applies the new ailment Oil, which greatly increases the amount of fire damage.</text:p>
            <text:p>When adjusting your deck, it may be a good idea to choose jobs that use water or skills that have Esuna before challenging!</text:p>
          </table:table-cell>
          <table:table-cell table:style-name="ce478"/>
          <table:table-cell table:style-name="ce481"/>
          <table:table-cell office:value-type="string" calcext:value-type="string">
            <text:p>fire, Oil</text:p>
          </table:table-cell>
          <table:table-cell table:style-name="ce484" office:value-type="string" calcext:value-type="string">
            <text:p>Externus</text:p>
          </table:table-cell>
          <table:table-cell table:number-columns-repeated="1018"/>
        </table:table-row>
        <table:table-row table:style-name="ro15">
          <table:table-cell table:style-name="ce471" office:value-type="string" calcext:value-type="string">
            <text:p>Bahamut</text:p>
          </table:table-cell>
          <table:table-cell office:value-type="string" calcext:value-type="string">
            <text:p>Bahamut is a powerful foe that uses both dark and fire attacks.</text:p>
            <text:p>When setting up your deck, make sure you choose cards that can work well against attacks of both elemental affinities!</text:p>
          </table:table-cell>
          <table:table-cell table:number-columns-repeated="2"/>
          <table:table-cell office:value-type="string" calcext:value-type="string">
            <text:p>dark and fire</text:p>
          </table:table-cell>
          <table:table-cell table:style-name="ce484" office:value-type="string" calcext:value-type="string">
            <text:p>Machina</text:p>
          </table:table-cell>
          <table:table-cell table:number-columns-repeated="1018"/>
        </table:table-row>
        <table:table-row table:style-name="ro5" table:number-rows-repeated="1048565">
          <table:table-cell table:number-columns-repeated="1024"/>
        </table:table-row>
        <table:table-row table:style-name="ro5">
          <table:table-cell table:number-columns-repeated="1024"/>
        </table:table-row>
      </table:table>
      <table:table table:name="Skillseeds" table:style-name="ta1">
        <table:table-column table:style-name="co12" table:default-cell-style-name="Default"/>
        <table:table-column table:style-name="co31" table:default-cell-style-name="Default"/>
        <table:table-column table:style-name="co32" table:default-cell-style-name="Default"/>
        <table:table-column table:style-name="co12" table:number-columns-repeated="3" table:default-cell-style-name="Default"/>
        <table:table-column table:style-name="co12" table:default-cell-style-name="ce397"/>
        <table:table-column table:style-name="co12" table:default-cell-style-name="ce486"/>
        <table:table-column table:style-name="co12" table:default-cell-style-name="ce488"/>
        <table:table-column table:style-name="co12" table:number-columns-repeated="8" table:default-cell-style-name="ce490"/>
        <table:table-row table:style-name="ro5">
          <table:table-cell table:style-name="ce265" office:value-type="string" calcext:value-type="string">
            <text:p>color</text:p>
          </table:table-cell>
          <table:table-cell table:style-name="ce265" office:value-type="string" calcext:value-type="string">
            <text:p>type</text:p>
          </table:table-cell>
          <table:table-cell table:style-name="ce265" office:value-type="string" calcext:value-type="string">
            <text:p>card</text:p>
          </table:table-cell>
          <table:table-cell table:formula="of:=7*8*4" office:value-type="float" office:value="224" calcext:value-type="float">
            <text:p>224</text:p>
          </table:table-cell>
          <table:table-cell table:number-columns-repeated="2"/>
          <table:table-cell table:style-name="ce409" office:value-type="string" calcext:value-type="string">
            <text:p>score</text:p>
          </table:table-cell>
          <table:table-cell table:style-name="ce409" office:value-type="float" office:value="224" calcext:value-type="float">
            <text:p>224</text:p>
          </table:table-cell>
          <table:table-cell table:style-name="ce487" office:value-type="percentage" office:value="0.31" calcext:value-type="percentage">
            <text:p>3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office:value-type="string" calcext:value-type="string">
            <text:p>green</text:p>
          </table:table-cell>
          <table:table-cell office:value-type="string" calcext:value-type="string">
            <text:p>skillseed 5%</text:p>
          </table:table-cell>
          <table:table-cell office:value-type="string" calcext:value-type="string">
            <text:p>mage Bolverk (Odin Sicarius)</text:p>
          </table:table-cell>
          <table:table-cell table:number-columns-repeated="4"/>
          <table:table-cell table:formula="of:=1*[.H1]" office:value-type="float" office:value="224" calcext:value-type="float">
            <text:p>224</text:p>
          </table:table-cell>
          <table:table-cell table:formula="of:=[.$H2]*[.I$1]+[.$H2]" office:value-type="float" office:value="293.44" calcext:value-type="float">
            <text:p>293,44</text:p>
          </table:table-cell>
          <table:table-cell table:formula="of:=[.$I2]*0.5*(1+[.J$7]*[.J$8])" office:value-type="float" office:value="3081.12" calcext:value-type="float">
            <text:p>3081,12</text:p>
          </table:table-cell>
          <table:table-cell table:formula="of:=[.$I2]*0.5*(1+[.K$7]*[.K$8])" office:value-type="float" office:value="1613.92" calcext:value-type="float">
            <text:p>1613,92</text:p>
          </table:table-cell>
          <table:table-cell table:formula="of:=[.$I2]*0.5*(1+[.L$7]*[.L$8])" office:value-type="float" office:value="880.32" calcext:value-type="float">
            <text:p>880,32</text:p>
          </table:table-cell>
          <table:table-cell table:formula="of:=[.$I2]*0.5*(1+[.M$7]*[.M$8])" office:value-type="float" office:value="2494.24" calcext:value-type="float">
            <text:p>2494,24</text:p>
          </table:table-cell>
          <table:table-cell table:formula="of:=[.$I2]*0.5*(1+[.N$7]*[.N$8])" office:value-type="float" office:value="1320.48" calcext:value-type="float">
            <text:p>1320,48</text:p>
          </table:table-cell>
          <table:table-cell table:formula="of:=[.$I2]*0.5*(1+[.O$7]*[.O$8])" office:value-type="float" office:value="733.6" calcext:value-type="float">
            <text:p>733,60</text:p>
          </table:table-cell>
          <table:table-cell table:formula="of:=[.$I2]*0.5*(1+[.P$7]*[.P$8])" office:value-type="float" office:value="1027.04" calcext:value-type="float">
            <text:p>1027,04</text:p>
          </table:table-cell>
          <table:table-cell table:formula="of:=[.$I2]*0.5*(1+[.Q$7]*[.Q$8])" office:value-type="float" office:value="586.88" calcext:value-type="float">
            <text:p>586,88</text:p>
          </table:table-cell>
        </table:table-row>
        <table:table-row table:style-name="ro5">
          <table:table-cell office:value-type="string" calcext:value-type="string">
            <text:p>red</text:p>
          </table:table-cell>
          <table:table-cell office:value-type="string" calcext:value-type="string">
            <text:p>skillseed 5%</text:p>
          </table:table-cell>
          <table:table-cell office:value-type="string" calcext:value-type="string">
            <text:p>mage Fatal Fire</text:p>
          </table:table-cell>
          <table:table-cell table:formula="of:=[.$D$1]*[.E3]" office:value-type="float" office:value="10080" calcext:value-type="float">
            <text:p>10080</text:p>
          </table:table-cell>
          <table:table-cell office:value-type="float" office:value="45" calcext:value-type="float">
            <text:p>45</text:p>
          </table:table-cell>
          <table:table-cell/>
          <table:table-cell office:value-type="string" calcext:value-type="string">
            <text:p>&lt;1000</text:p>
          </table:table-cell>
          <table:table-cell table:formula="of:=7*[.H1]" office:value-type="float" office:value="1568" calcext:value-type="float">
            <text:p>1568</text:p>
          </table:table-cell>
          <table:table-cell table:formula="of:=[.$H3]*[.I$1]+[.$H3]" office:value-type="float" office:value="2054.08" calcext:value-type="float">
            <text:p>2054,08</text:p>
          </table:table-cell>
          <table:table-cell table:formula="of:=[.$I3]*0.5*(1+[.J$7]*[.J$8])" office:value-type="float" office:value="21567.84" calcext:value-type="float">
            <text:p>21567,84</text:p>
          </table:table-cell>
          <table:table-cell table:formula="of:=[.$I3]*0.5*(1+[.K$7]*[.K$8])" office:value-type="float" office:value="11297.44" calcext:value-type="float">
            <text:p>11297,44</text:p>
          </table:table-cell>
          <table:table-cell table:formula="of:=[.$I3]*0.5*(1+[.L$7]*[.L$8])" office:value-type="float" office:value="6162.24" calcext:value-type="float">
            <text:p>6162,24</text:p>
          </table:table-cell>
          <table:table-cell table:formula="of:=[.$I3]*0.5*(1+[.M$7]*[.M$8])" office:value-type="float" office:value="17459.68" calcext:value-type="float">
            <text:p>17459,68</text:p>
          </table:table-cell>
          <table:table-cell table:formula="of:=[.$I3]*0.5*(1+[.N$7]*[.N$8])" office:value-type="float" office:value="9243.36" calcext:value-type="float">
            <text:p>9243,36</text:p>
          </table:table-cell>
          <table:table-cell table:formula="of:=[.$I3]*0.5*(1+[.O$7]*[.O$8])" office:value-type="float" office:value="5135.2" calcext:value-type="float">
            <text:p>5135,20</text:p>
          </table:table-cell>
          <table:table-cell table:formula="of:=[.$I3]*0.5*(1+[.P$7]*[.P$8])" office:value-type="float" office:value="7189.28" calcext:value-type="float">
            <text:p>7189,28</text:p>
          </table:table-cell>
          <table:table-cell table:formula="of:=[.$I3]*0.5*(1+[.Q$7]*[.Q$8])" office:value-type="float" office:value="4108.16" calcext:value-type="float">
            <text:p>4108,16</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5000</text:p>
          </table:table-cell>
          <table:table-cell table:formula="of:=8*[.H1]" office:value-type="float" office:value="1792" calcext:value-type="float">
            <text:p>1792</text:p>
          </table:table-cell>
          <table:table-cell table:formula="of:=[.$H4]*[.I$1]+[.$H4]" office:value-type="float" office:value="2347.52" calcext:value-type="float">
            <text:p>2347,52</text:p>
          </table:table-cell>
          <table:table-cell table:formula="of:=[.$I4]*0.5*(1+[.J$7]*[.J$8])" office:value-type="float" office:value="24648.96" calcext:value-type="float">
            <text:p>24648,96</text:p>
          </table:table-cell>
          <table:table-cell table:formula="of:=[.$I4]*0.5*(1+[.K$7]*[.K$8])" office:value-type="float" office:value="12911.36" calcext:value-type="float">
            <text:p>12911,36</text:p>
          </table:table-cell>
          <table:table-cell table:formula="of:=[.$I4]*0.5*(1+[.L$7]*[.L$8])" office:value-type="float" office:value="7042.56" calcext:value-type="float">
            <text:p>7042,56</text:p>
          </table:table-cell>
          <table:table-cell table:formula="of:=[.$I4]*0.5*(1+[.M$7]*[.M$8])" office:value-type="float" office:value="19953.92" calcext:value-type="float">
            <text:p>19953,92</text:p>
          </table:table-cell>
          <table:table-cell table:formula="of:=[.$I4]*0.5*(1+[.N$7]*[.N$8])" office:value-type="float" office:value="10563.84" calcext:value-type="float">
            <text:p>10563,84</text:p>
          </table:table-cell>
          <table:table-cell table:formula="of:=[.$I4]*0.5*(1+[.O$7]*[.O$8])" office:value-type="float" office:value="5868.8" calcext:value-type="float">
            <text:p>5868,80</text:p>
          </table:table-cell>
          <table:table-cell table:formula="of:=[.$I4]*0.5*(1+[.P$7]*[.P$8])" office:value-type="float" office:value="8216.32" calcext:value-type="float">
            <text:p>8216,32</text:p>
          </table:table-cell>
          <table:table-cell table:formula="of:=[.$I4]*0.5*(1+[.Q$7]*[.Q$8])" office:value-type="float" office:value="4695.04" calcext:value-type="float">
            <text:p>4695,04</text:p>
          </table:table-cell>
        </table:table-row>
        <table:table-row table:style-name="ro5">
          <table:table-cell office:value-type="string" calcext:value-type="string">
            <text:p>red</text:p>
          </table:table-cell>
          <table:table-cell office:value-type="string" calcext:value-type="string">
            <text:p>skillseed 5%</text:p>
          </table:table-cell>
          <table:table-cell table:number-columns-repeated="4"/>
          <table:table-cell office:value-type="string" calcext:value-type="string">
            <text:p>&lt;10000</text:p>
          </table:table-cell>
          <table:table-cell table:formula="of:=9*[.H1]" office:value-type="float" office:value="2016" calcext:value-type="float">
            <text:p>2016</text:p>
          </table:table-cell>
          <table:table-cell table:formula="of:=[.$H5]*[.I$1]+[.$H5]" office:value-type="float" office:value="2640.96" calcext:value-type="float">
            <text:p>2640,96</text:p>
          </table:table-cell>
          <table:table-cell table:formula="of:=[.$I5]*0.5*(1+[.J$7]*[.J$8])" office:value-type="float" office:value="27730.08" calcext:value-type="float">
            <text:p>27730,08</text:p>
          </table:table-cell>
          <table:table-cell table:formula="of:=[.$I5]*0.5*(1+[.K$7]*[.K$8])" office:value-type="float" office:value="14525.28" calcext:value-type="float">
            <text:p>14525,28</text:p>
          </table:table-cell>
          <table:table-cell table:formula="of:=[.$I5]*0.5*(1+[.L$7]*[.L$8])" office:value-type="float" office:value="7922.88" calcext:value-type="float">
            <text:p>7922,88</text:p>
          </table:table-cell>
          <table:table-cell table:formula="of:=[.$I5]*0.5*(1+[.M$7]*[.M$8])" office:value-type="float" office:value="22448.16" calcext:value-type="float">
            <text:p>22448,16</text:p>
          </table:table-cell>
          <table:table-cell table:formula="of:=[.$I5]*0.5*(1+[.N$7]*[.N$8])" office:value-type="float" office:value="11884.32" calcext:value-type="float">
            <text:p>11884,32</text:p>
          </table:table-cell>
          <table:table-cell table:formula="of:=[.$I5]*0.5*(1+[.O$7]*[.O$8])" office:value-type="float" office:value="6602.4" calcext:value-type="float">
            <text:p>6602,40</text:p>
          </table:table-cell>
          <table:table-cell table:formula="of:=[.$I5]*0.5*(1+[.P$7]*[.P$8])" office:value-type="float" office:value="9243.36" calcext:value-type="float">
            <text:p>9243,36</text:p>
          </table:table-cell>
          <table:table-cell table:formula="of:=[.$I5]*0.5*(1+[.Q$7]*[.Q$8])" office:value-type="float" office:value="5281.92" calcext:value-type="float">
            <text:p>5281,92</text:p>
          </table:table-cell>
        </table:table-row>
        <table:table-row table:style-name="ro5">
          <table:table-cell office:value-type="string" calcext:value-type="string">
            <text:p>yellow</text:p>
          </table:table-cell>
          <table:table-cell office:value-type="string" calcext:value-type="string">
            <text:p>skillseed 5%</text:p>
          </table:table-cell>
          <table:table-cell office:value-type="string" calcext:value-type="string">
            <text:p>sup curse</text:p>
          </table:table-cell>
          <table:table-cell table:number-columns-repeated="3"/>
          <table:table-cell office:value-type="string" calcext:value-type="string">
            <text:p>&gt;10000</text:p>
          </table:table-cell>
          <table:table-cell table:formula="of:=10*[.H1]" office:value-type="float" office:value="2240" calcext:value-type="float">
            <text:p>2240</text:p>
          </table:table-cell>
          <table:table-cell table:formula="of:=[.$H6]*[.I$1]+[.$H6]" office:value-type="float" office:value="2934.4" calcext:value-type="float">
            <text:p>2934,40</text:p>
          </table:table-cell>
          <table:table-cell table:formula="of:=[.$I6]*0.5*(1+[.J$7]*[.J$8])" office:value-type="float" office:value="30811.2" calcext:value-type="float">
            <text:p>30811,20</text:p>
          </table:table-cell>
          <table:table-cell table:formula="of:=[.$I6]*0.5*(1+[.K$7]*[.K$8])" office:value-type="float" office:value="16139.2" calcext:value-type="float">
            <text:p>16139,20</text:p>
          </table:table-cell>
          <table:table-cell table:formula="of:=[.$I6]*0.5*(1+[.L$7]*[.L$8])" office:value-type="float" office:value="8803.2" calcext:value-type="float">
            <text:p>8803,20</text:p>
          </table:table-cell>
          <table:table-cell table:formula="of:=[.$I6]*0.5*(1+[.M$7]*[.M$8])" office:value-type="float" office:value="24942.4" calcext:value-type="float">
            <text:p>24942,40</text:p>
          </table:table-cell>
          <table:table-cell table:formula="of:=[.$I6]*0.5*(1+[.N$7]*[.N$8])" office:value-type="float" office:value="13204.8" calcext:value-type="float">
            <text:p>13204,80</text:p>
          </table:table-cell>
          <table:table-cell table:formula="of:=[.$I6]*0.5*(1+[.O$7]*[.O$8])" office:value-type="float" office:value="7336" calcext:value-type="float">
            <text:p>7336,00</text:p>
          </table:table-cell>
          <table:table-cell table:formula="of:=[.$I6]*0.5*(1+[.P$7]*[.P$8])" office:value-type="float" office:value="10270.4" calcext:value-type="float">
            <text:p>10270,40</text:p>
          </table:table-cell>
          <table:table-cell table:formula="of:=[.$I6]*0.5*(1+[.Q$7]*[.Q$8])" office:value-type="float" office:value="5868.8" calcext:value-type="float">
            <text:p>5868,80</text:p>
          </table:table-cell>
        </table:table-row>
        <table:table-row table:style-name="ro5">
          <table:table-cell office:value-type="string" calcext:value-type="string">
            <text:p>white</text:p>
          </table:table-cell>
          <table:table-cell office:value-type="string" calcext:value-type="string">
            <text:p>skillseed 5%</text:p>
          </table:table-cell>
          <table:table-cell office:value-type="string" calcext:value-type="string">
            <text:p>war Divine Punishment (Sicarius)</text:p>
          </table:table-cell>
          <table:table-cell table:number-columns-repeated="3"/>
          <table:table-cell table:style-name="Default" table:number-columns-repeated="3"/>
          <table:table-cell table:number-columns-repeated="3" table:style-name="ce491" office:value-type="float" office:value="5" calcext:value-type="float">
            <text:p>5</text:p>
          </table:table-cell>
          <table:table-cell table:number-columns-repeated="3" table:style-name="ce491" office:value-type="float" office:value="4" calcext:value-type="float">
            <text:p>4</text:p>
          </table:table-cell>
          <table:table-cell table:number-columns-repeated="2" table:style-name="ce491" office:value-type="float" office:value="3" calcext:value-type="float">
            <text:p>3</text:p>
          </table:table-cell>
        </table:table-row>
        <table:table-row table:style-name="ro5">
          <table:table-cell office:value-type="string" calcext:value-type="string">
            <text:p>dark</text:p>
          </table:table-cell>
          <table:table-cell office:value-type="string" calcext:value-type="string">
            <text:p>skillseed 5%</text:p>
          </table:table-cell>
          <table:table-cell office:value-type="string" calcext:value-type="string">
            <text:p>war Overshade (Havoc…)</text:p>
          </table:table-cell>
          <table:table-cell table:number-columns-repeated="3"/>
          <table:table-cell table:style-name="Default" table:number-columns-repeated="3"/>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4" calcext:value-type="float">
            <text:p>4</text:p>
          </table:table-cell>
          <table:table-cell table:style-name="ce491" office:value-type="float" office:value="2" calcext:value-type="float">
            <text:p>2</text:p>
          </table:table-cell>
          <table:table-cell table:style-name="ce491" office:value-type="float" office:value="1" calcext:value-type="float">
            <text:p>1</text:p>
          </table:table-cell>
          <table:table-cell table:style-name="ce491" office:value-type="float" office:value="2" calcext:value-type="float">
            <text:p>2</text:p>
          </table:table-cell>
          <table:table-cell table:style-name="ce491" office:value-type="float" office:value="1" calcext:value-type="float">
            <text:p>1</text:p>
          </table:table-cell>
        </table:table-row>
        <table:table-row table:style-name="ro5">
          <table:table-cell office:value-type="string" calcext:value-type="string">
            <text:p>blue/dark</text:p>
          </table:table-cell>
          <table:table-cell office:value-type="string" calcext:value-type="string">
            <text:p>skillseed 5%</text:p>
          </table:table-cell>
          <table:table-cell office:value-type="string" calcext:value-type="string">
            <text:p>sup Bio (Lilith)</text:p>
          </table:table-cell>
          <table:table-cell table:number-columns-repeated="3"/>
          <table:table-cell table:style-name="ce409" office:value-type="string" calcext:value-type="string">
            <text:p>score</text:p>
          </table:table-cell>
          <table:table-cell table:style-name="ce409"/>
          <table:table-cell table:style-name="ce487" office:value-type="percentage" office:value="0.36" calcext:value-type="percentage">
            <text:p>36%</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9]+[.$H2]" office:value-type="float" office:value="304.64" calcext:value-type="float">
            <text:p>304,64</text:p>
          </table:table-cell>
          <table:table-cell table:formula="of:=[.$I10]*0.5*(1+[.J$7]*[.J$8])" office:value-type="float" office:value="3198.72" calcext:value-type="float">
            <text:p>3198,72</text:p>
          </table:table-cell>
          <table:table-cell table:formula="of:=[.$I10]*0.5*(1+[.K$7]*[.K$8])" office:value-type="float" office:value="1675.52" calcext:value-type="float">
            <text:p>1675,52</text:p>
          </table:table-cell>
          <table:table-cell table:formula="of:=[.$I10]*0.5*(1+[.L$7]*[.L$8])" office:value-type="float" office:value="913.92" calcext:value-type="float">
            <text:p>913,92</text:p>
          </table:table-cell>
          <table:table-cell table:formula="of:=[.$I10]*0.5*(1+[.M$7]*[.M$8])" office:value-type="float" office:value="2589.44" calcext:value-type="float">
            <text:p>2589,44</text:p>
          </table:table-cell>
          <table:table-cell table:formula="of:=[.$I10]*0.5*(1+[.N$7]*[.N$8])" office:value-type="float" office:value="1370.88" calcext:value-type="float">
            <text:p>1370,88</text:p>
          </table:table-cell>
          <table:table-cell table:formula="of:=[.$I10]*0.5*(1+[.O$7]*[.O$8])" office:value-type="float" office:value="761.6" calcext:value-type="float">
            <text:p>761,60</text:p>
          </table:table-cell>
          <table:table-cell table:formula="of:=[.$I10]*0.5*(1+[.P$7]*[.P$8])" office:value-type="float" office:value="1066.24" calcext:value-type="float">
            <text:p>1066,24</text:p>
          </table:table-cell>
          <table:table-cell table:formula="of:=[.$I10]*0.5*(1+[.Q$7]*[.Q$8])" office:value-type="float" office:value="609.28" calcext:value-type="float">
            <text:p>609,28</text:p>
          </table:table-cell>
        </table:table-row>
        <table:table-row table:style-name="ro5">
          <table:table-cell office:value-type="string" calcext:value-type="string">
            <text:p>yellow</text:p>
          </table:table-cell>
          <table:table-cell office:value-type="string" calcext:value-type="string">
            <text:p>Skillseed 10%</text:p>
          </table:table-cell>
          <table:table-cell office:value-type="string" calcext:value-type="string">
            <text:p>war Roxxor (Hashmal Sicarius)</text:p>
          </table:table-cell>
          <table:table-cell table:formula="of:=7*8*4" office:value-type="float" office:value="224" calcext:value-type="float">
            <text:p>224</text:p>
          </table:table-cell>
          <table:table-cell table:number-columns-repeated="2"/>
          <table:table-cell office:value-type="string" calcext:value-type="string">
            <text:p>&lt;1000</text:p>
          </table:table-cell>
          <table:table-cell/>
          <table:table-cell table:formula="of:=[.$H3]*[.I$9]+[.$H3]" office:value-type="float" office:value="2132.48" calcext:value-type="float">
            <text:p>2132,48</text:p>
          </table:table-cell>
          <table:table-cell table:formula="of:=[.$I11]*0.5*(1+[.J$7]*[.J$8])" office:value-type="float" office:value="22391.04" calcext:value-type="float">
            <text:p>22391,04</text:p>
          </table:table-cell>
          <table:table-cell table:formula="of:=[.$I11]*0.5*(1+[.K$7]*[.K$8])" office:value-type="float" office:value="11728.64" calcext:value-type="float">
            <text:p>11728,64</text:p>
          </table:table-cell>
          <table:table-cell table:formula="of:=[.$I11]*0.5*(1+[.L$7]*[.L$8])" office:value-type="float" office:value="6397.44" calcext:value-type="float">
            <text:p>6397,44</text:p>
          </table:table-cell>
          <table:table-cell table:formula="of:=[.$I11]*0.5*(1+[.M$7]*[.M$8])" office:value-type="float" office:value="18126.08" calcext:value-type="float">
            <text:p>18126,08</text:p>
          </table:table-cell>
          <table:table-cell table:formula="of:=[.$I11]*0.5*(1+[.N$7]*[.N$8])" office:value-type="float" office:value="9596.16" calcext:value-type="float">
            <text:p>9596,16</text:p>
          </table:table-cell>
          <table:table-cell table:formula="of:=[.$I11]*0.5*(1+[.O$7]*[.O$8])" office:value-type="float" office:value="5331.2" calcext:value-type="float">
            <text:p>5331,20</text:p>
          </table:table-cell>
          <table:table-cell table:formula="of:=[.$I11]*0.5*(1+[.P$7]*[.P$8])" office:value-type="float" office:value="7463.68" calcext:value-type="float">
            <text:p>7463,68</text:p>
          </table:table-cell>
          <table:table-cell table:formula="of:=[.$I11]*0.5*(1+[.Q$7]*[.Q$8])" office:value-type="float" office:value="4264.96" calcext:value-type="float">
            <text:p>4264,96</text:p>
          </table:table-cell>
        </table:table-row>
        <table:table-row table:style-name="ro5">
          <table:table-cell office:value-type="string" calcext:value-type="string">
            <text:p>white</text:p>
          </table:table-cell>
          <table:table-cell office:value-type="string" calcext:value-type="string">
            <text:p>Skillseed 10%</text:p>
          </table:table-cell>
          <table:table-cell office:value-type="string" calcext:value-type="string">
            <text:p>mage Flash Grenade (Jessie…)</text:p>
          </table:table-cell>
          <table:table-cell office:value-type="float" office:value="28" calcext:value-type="float">
            <text:p>28</text:p>
          </table:table-cell>
          <table:table-cell table:formula="of:=[.D13]*([.D11]*5.5-[.D12]*3)-(1+[.D14])*[.D12]*2.5" office:value-type="float" office:value="23.1" calcext:value-type="float">
            <text:p>23,1</text:p>
          </table:table-cell>
          <table:table-cell/>
          <table:table-cell office:value-type="string" calcext:value-type="string">
            <text:p>&lt;5000</text:p>
          </table:table-cell>
          <table:table-cell/>
          <table:table-cell table:formula="of:=[.$H4]*[.I$9]+[.$H4]" office:value-type="float" office:value="2437.12" calcext:value-type="float">
            <text:p>2437,12</text:p>
          </table:table-cell>
          <table:table-cell table:formula="of:=[.$I12]*0.5*(1+[.J$7]*[.J$8])" office:value-type="float" office:value="25589.76" calcext:value-type="float">
            <text:p>25589,76</text:p>
          </table:table-cell>
          <table:table-cell table:formula="of:=[.$I12]*0.5*(1+[.K$7]*[.K$8])" office:value-type="float" office:value="13404.16" calcext:value-type="float">
            <text:p>13404,16</text:p>
          </table:table-cell>
          <table:table-cell table:formula="of:=[.$I12]*0.5*(1+[.L$7]*[.L$8])" office:value-type="float" office:value="7311.36" calcext:value-type="float">
            <text:p>7311,36</text:p>
          </table:table-cell>
          <table:table-cell table:formula="of:=[.$I12]*0.5*(1+[.M$7]*[.M$8])" office:value-type="float" office:value="20715.52" calcext:value-type="float">
            <text:p>20715,52</text:p>
          </table:table-cell>
          <table:table-cell table:formula="of:=[.$I12]*0.5*(1+[.N$7]*[.N$8])" office:value-type="float" office:value="10967.04" calcext:value-type="float">
            <text:p>10967,04</text:p>
          </table:table-cell>
          <table:table-cell table:formula="of:=[.$I12]*0.5*(1+[.O$7]*[.O$8])" office:value-type="float" office:value="6092.8" calcext:value-type="float">
            <text:p>6092,80</text:p>
          </table:table-cell>
          <table:table-cell table:formula="of:=[.$I12]*0.5*(1+[.P$7]*[.P$8])" office:value-type="float" office:value="8529.92" calcext:value-type="float">
            <text:p>8529,92</text:p>
          </table:table-cell>
          <table:table-cell table:formula="of:=[.$I12]*0.5*(1+[.Q$7]*[.Q$8])" office:value-type="float" office:value="4874.24" calcext:value-type="float">
            <text:p>4874,24</text:p>
          </table:table-cell>
        </table:table-row>
        <table:table-row table:style-name="ro5">
          <table:table-cell office:value-type="string" calcext:value-type="string">
            <text:p>blue</text:p>
          </table:table-cell>
          <table:table-cell office:value-type="string" calcext:value-type="string">
            <text:p>Skillseed 10%</text:p>
          </table:table-cell>
          <table:table-cell office:value-type="string" calcext:value-type="string">
            <text:p>sup Iceforce (Pixie)</text:p>
          </table:table-cell>
          <table:table-cell table:style-name="ce105" office:value-type="percentage" office:value="0.1" calcext:value-type="percentage">
            <text:p>10%</text:p>
          </table:table-cell>
          <table:table-cell table:number-columns-repeated="2"/>
          <table:table-cell office:value-type="string" calcext:value-type="string">
            <text:p>&lt;10000</text:p>
          </table:table-cell>
          <table:table-cell/>
          <table:table-cell table:formula="of:=[.$H5]*[.I$9]+[.$H5]" office:value-type="float" office:value="2741.76" calcext:value-type="float">
            <text:p>2741,76</text:p>
          </table:table-cell>
          <table:table-cell table:formula="of:=[.$I13]*0.5*(1+[.J$7]*[.J$8])" office:value-type="float" office:value="28788.48" calcext:value-type="float">
            <text:p>28788,48</text:p>
          </table:table-cell>
          <table:table-cell table:formula="of:=[.$I13]*0.5*(1+[.K$7]*[.K$8])" office:value-type="float" office:value="15079.68" calcext:value-type="float">
            <text:p>15079,68</text:p>
          </table:table-cell>
          <table:table-cell table:formula="of:=[.$I13]*0.5*(1+[.L$7]*[.L$8])" office:value-type="float" office:value="8225.28" calcext:value-type="float">
            <text:p>8225,28</text:p>
          </table:table-cell>
          <table:table-cell table:formula="of:=[.$I13]*0.5*(1+[.M$7]*[.M$8])" office:value-type="float" office:value="23304.96" calcext:value-type="float">
            <text:p>23304,96</text:p>
          </table:table-cell>
          <table:table-cell table:formula="of:=[.$I13]*0.5*(1+[.N$7]*[.N$8])" office:value-type="float" office:value="12337.92" calcext:value-type="float">
            <text:p>12337,92</text:p>
          </table:table-cell>
          <table:table-cell table:formula="of:=[.$I13]*0.5*(1+[.O$7]*[.O$8])" office:value-type="float" office:value="6854.4" calcext:value-type="float">
            <text:p>6854,40</text:p>
          </table:table-cell>
          <table:table-cell table:formula="of:=[.$I13]*0.5*(1+[.P$7]*[.P$8])" office:value-type="float" office:value="9596.16" calcext:value-type="float">
            <text:p>9596,16</text:p>
          </table:table-cell>
          <table:table-cell table:formula="of:=[.$I13]*0.5*(1+[.Q$7]*[.Q$8])" office:value-type="float" office:value="5483.52" calcext:value-type="float">
            <text:p>5483,52</text:p>
          </table:table-cell>
        </table:table-row>
        <table:table-row table:style-name="ro5">
          <table:table-cell office:value-type="string" calcext:value-type="string">
            <text:p>dark/white</text:p>
          </table:table-cell>
          <table:table-cell office:value-type="string" calcext:value-type="string">
            <text:p>Skillseed 10%</text:p>
          </table:table-cell>
          <table:table-cell office:value-type="string" calcext:value-type="string">
            <text:p>sup Enpain (Cetus)</text:p>
          </table:table-cell>
          <table:table-cell table:style-name="ce105" office:value-type="percentage" office:value="0.31" calcext:value-type="percentage">
            <text:p>31%</text:p>
          </table:table-cell>
          <table:table-cell table:number-columns-repeated="2"/>
          <table:table-cell office:value-type="string" calcext:value-type="string">
            <text:p>&gt;10000</text:p>
          </table:table-cell>
          <table:table-cell/>
          <table:table-cell table:formula="of:=[.$H6]*[.I$9]+[.$H6]" office:value-type="float" office:value="3046.4" calcext:value-type="float">
            <text:p>3046,40</text:p>
          </table:table-cell>
          <table:table-cell table:formula="of:=[.$I14]*0.5*(1+[.J$7]*[.J$8])" office:value-type="float" office:value="31987.2" calcext:value-type="float">
            <text:p>31987,20</text:p>
          </table:table-cell>
          <table:table-cell table:formula="of:=[.$I14]*0.5*(1+[.K$7]*[.K$8])" office:value-type="float" office:value="16755.2" calcext:value-type="float">
            <text:p>16755,20</text:p>
          </table:table-cell>
          <table:table-cell table:formula="of:=[.$I14]*0.5*(1+[.L$7]*[.L$8])" office:value-type="float" office:value="9139.2" calcext:value-type="float">
            <text:p>9139,20</text:p>
          </table:table-cell>
          <table:table-cell table:formula="of:=[.$I14]*0.5*(1+[.M$7]*[.M$8])" office:value-type="float" office:value="25894.4" calcext:value-type="float">
            <text:p>25894,40</text:p>
          </table:table-cell>
          <table:table-cell table:formula="of:=[.$I14]*0.5*(1+[.N$7]*[.N$8])" office:value-type="float" office:value="13708.8" calcext:value-type="float">
            <text:p>13708,80</text:p>
          </table:table-cell>
          <table:table-cell table:formula="of:=[.$I14]*0.5*(1+[.O$7]*[.O$8])" office:value-type="float" office:value="7616" calcext:value-type="float">
            <text:p>7616,00</text:p>
          </table:table-cell>
          <table:table-cell table:formula="of:=[.$I14]*0.5*(1+[.P$7]*[.P$8])" office:value-type="float" office:value="10662.4" calcext:value-type="float">
            <text:p>10662,40</text:p>
          </table:table-cell>
          <table:table-cell table:formula="of:=[.$I14]*0.5*(1+[.Q$7]*[.Q$8])" office:value-type="float" office:value="6092.8" calcext:value-type="float">
            <text:p>6092,80</text:p>
          </table:table-cell>
        </table:table-row>
        <table:table-row table:style-name="ro5">
          <table:table-cell office:value-type="string" calcext:value-type="string">
            <text:p>dark</text:p>
          </table:table-cell>
          <table:table-cell office:value-type="string" calcext:value-type="string">
            <text:p>Skillseed 10%</text:p>
          </table:table-cell>
          <table:table-cell office:value-type="string" calcext:value-type="string">
            <text:p>monk (Sicarius)</text:p>
          </table:table-cell>
          <table:table-cell table:number-columns-repeated="3"/>
          <table:table-cell table:style-name="Default" table:number-columns-repeated="3"/>
          <table:table-cell table:style-name="ce491" table:number-columns-repeated="8"/>
        </table:table-row>
        <table:table-row table:style-name="ro5">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table:table-cell table:style-name="ce487" office:value-type="percentage" office:value="0.41" calcext:value-type="percentage">
            <text:p>41%</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8"/>
          <table:table-cell table:formula="of:=[.$H2]*[.I$17]+[.$H2]" office:value-type="float" office:value="315.84" calcext:value-type="float">
            <text:p>315,84</text:p>
          </table:table-cell>
          <table:table-cell table:formula="of:=[.$I18]*0.5*(1+[.J$7]*[.J$8])" office:value-type="float" office:value="3316.32" calcext:value-type="float">
            <text:p>3316,32</text:p>
          </table:table-cell>
          <table:table-cell table:formula="of:=[.$I18]*0.5*(1+[.K$7]*[.K$8])" office:value-type="float" office:value="1737.12" calcext:value-type="float">
            <text:p>1737,12</text:p>
          </table:table-cell>
          <table:table-cell table:formula="of:=[.$I18]*0.5*(1+[.L$7]*[.L$8])" office:value-type="float" office:value="947.52" calcext:value-type="float">
            <text:p>947,52</text:p>
          </table:table-cell>
          <table:table-cell table:formula="of:=[.$I18]*0.5*(1+[.M$7]*[.M$8])" office:value-type="float" office:value="2684.64" calcext:value-type="float">
            <text:p>2684,64</text:p>
          </table:table-cell>
          <table:table-cell table:formula="of:=[.$I18]*0.5*(1+[.N$7]*[.N$8])" office:value-type="float" office:value="1421.28" calcext:value-type="float">
            <text:p>1421,28</text:p>
          </table:table-cell>
          <table:table-cell table:formula="of:=[.$I18]*0.5*(1+[.O$7]*[.O$8])" office:value-type="float" office:value="789.6" calcext:value-type="float">
            <text:p>789,60</text:p>
          </table:table-cell>
          <table:table-cell table:formula="of:=[.$I18]*0.5*(1+[.P$7]*[.P$8])" office:value-type="float" office:value="1105.44" calcext:value-type="float">
            <text:p>1105,44</text:p>
          </table:table-cell>
          <table:table-cell table:formula="of:=[.$I18]*0.5*(1+[.Q$7]*[.Q$8])" office:value-type="float" office:value="631.68" calcext:value-type="float">
            <text:p>631,68</text:p>
          </table:table-cell>
        </table:table-row>
        <table:table-row table:style-name="ro5">
          <table:table-cell table:number-columns-repeated="6"/>
          <table:table-cell office:value-type="string" calcext:value-type="string">
            <text:p>&lt;1000</text:p>
          </table:table-cell>
          <table:table-cell/>
          <table:table-cell table:formula="of:=[.$H3]*[.I$17]+[.$H3]" office:value-type="float" office:value="2210.88" calcext:value-type="float">
            <text:p>2210,88</text:p>
          </table:table-cell>
          <table:table-cell table:formula="of:=[.$I19]*0.5*(1+[.J$7]*[.J$8])" office:value-type="float" office:value="23214.24" calcext:value-type="float">
            <text:p>23214,24</text:p>
          </table:table-cell>
          <table:table-cell table:formula="of:=[.$I19]*0.5*(1+[.K$7]*[.K$8])" office:value-type="float" office:value="12159.84" calcext:value-type="float">
            <text:p>12159,84</text:p>
          </table:table-cell>
          <table:table-cell table:formula="of:=[.$I19]*0.5*(1+[.L$7]*[.L$8])" office:value-type="float" office:value="6632.64" calcext:value-type="float">
            <text:p>6632,64</text:p>
          </table:table-cell>
          <table:table-cell table:formula="of:=[.$I19]*0.5*(1+[.M$7]*[.M$8])" office:value-type="float" office:value="18792.48" calcext:value-type="float">
            <text:p>18792,48</text:p>
          </table:table-cell>
          <table:table-cell table:formula="of:=[.$I19]*0.5*(1+[.N$7]*[.N$8])" office:value-type="float" office:value="9948.96" calcext:value-type="float">
            <text:p>9948,96</text:p>
          </table:table-cell>
          <table:table-cell table:formula="of:=[.$I19]*0.5*(1+[.O$7]*[.O$8])" office:value-type="float" office:value="5527.2" calcext:value-type="float">
            <text:p>5527,20</text:p>
          </table:table-cell>
          <table:table-cell table:formula="of:=[.$I19]*0.5*(1+[.P$7]*[.P$8])" office:value-type="float" office:value="7738.08" calcext:value-type="float">
            <text:p>7738,08</text:p>
          </table:table-cell>
          <table:table-cell table:formula="of:=[.$I19]*0.5*(1+[.Q$7]*[.Q$8])" office:value-type="float" office:value="4421.76" calcext:value-type="float">
            <text:p>4421,76</text:p>
          </table:table-cell>
        </table:table-row>
        <table:table-row table:style-name="ro5">
          <table:table-cell table:number-columns-repeated="6"/>
          <table:table-cell office:value-type="string" calcext:value-type="string">
            <text:p>&lt;5000</text:p>
          </table:table-cell>
          <table:table-cell/>
          <table:table-cell table:formula="of:=[.$H4]*[.I$17]+[.$H4]" office:value-type="float" office:value="2526.72" calcext:value-type="float">
            <text:p>2526,72</text:p>
          </table:table-cell>
          <table:table-cell table:formula="of:=[.$I20]*0.5*(1+[.J$7]*[.J$8])" office:value-type="float" office:value="26530.56" calcext:value-type="float">
            <text:p>26530,56</text:p>
          </table:table-cell>
          <table:table-cell table:formula="of:=[.$I20]*0.5*(1+[.K$7]*[.K$8])" office:value-type="float" office:value="13896.96" calcext:value-type="float">
            <text:p>13896,96</text:p>
          </table:table-cell>
          <table:table-cell table:formula="of:=[.$I20]*0.5*(1+[.L$7]*[.L$8])" office:value-type="float" office:value="7580.16" calcext:value-type="float">
            <text:p>7580,16</text:p>
          </table:table-cell>
          <table:table-cell table:formula="of:=[.$I20]*0.5*(1+[.M$7]*[.M$8])" office:value-type="float" office:value="21477.12" calcext:value-type="float">
            <text:p>21477,12</text:p>
          </table:table-cell>
          <table:table-cell table:formula="of:=[.$I20]*0.5*(1+[.N$7]*[.N$8])" office:value-type="float" office:value="11370.24" calcext:value-type="float">
            <text:p>11370,24</text:p>
          </table:table-cell>
          <table:table-cell table:formula="of:=[.$I20]*0.5*(1+[.O$7]*[.O$8])" office:value-type="float" office:value="6316.8" calcext:value-type="float">
            <text:p>6316,80</text:p>
          </table:table-cell>
          <table:table-cell table:formula="of:=[.$I20]*0.5*(1+[.P$7]*[.P$8])" office:value-type="float" office:value="8843.52" calcext:value-type="float">
            <text:p>8843,52</text:p>
          </table:table-cell>
          <table:table-cell table:formula="of:=[.$I20]*0.5*(1+[.Q$7]*[.Q$8])" office:value-type="float" office:value="5053.44" calcext:value-type="float">
            <text:p>5053,44</text:p>
          </table:table-cell>
        </table:table-row>
        <table:table-row table:style-name="ro5">
          <table:table-cell table:number-columns-repeated="6"/>
          <table:table-cell office:value-type="string" calcext:value-type="string">
            <text:p>&lt;10000</text:p>
          </table:table-cell>
          <table:table-cell/>
          <table:table-cell table:formula="of:=[.$H5]*[.I$17]+[.$H5]" office:value-type="float" office:value="2842.56" calcext:value-type="float">
            <text:p>2842,56</text:p>
          </table:table-cell>
          <table:table-cell table:formula="of:=[.$I21]*0.5*(1+[.J$7]*[.J$8])" office:value-type="float" office:value="29846.88" calcext:value-type="float">
            <text:p>29846,88</text:p>
          </table:table-cell>
          <table:table-cell table:formula="of:=[.$I21]*0.5*(1+[.K$7]*[.K$8])" office:value-type="float" office:value="15634.08" calcext:value-type="float">
            <text:p>15634,08</text:p>
          </table:table-cell>
          <table:table-cell table:formula="of:=[.$I21]*0.5*(1+[.L$7]*[.L$8])" office:value-type="float" office:value="8527.68" calcext:value-type="float">
            <text:p>8527,68</text:p>
          </table:table-cell>
          <table:table-cell table:formula="of:=[.$I21]*0.5*(1+[.M$7]*[.M$8])" office:value-type="float" office:value="24161.76" calcext:value-type="float">
            <text:p>24161,76</text:p>
          </table:table-cell>
          <table:table-cell table:formula="of:=[.$I21]*0.5*(1+[.N$7]*[.N$8])" office:value-type="float" office:value="12791.52" calcext:value-type="float">
            <text:p>12791,52</text:p>
          </table:table-cell>
          <table:table-cell table:formula="of:=[.$I21]*0.5*(1+[.O$7]*[.O$8])" office:value-type="float" office:value="7106.4" calcext:value-type="float">
            <text:p>7106,40</text:p>
          </table:table-cell>
          <table:table-cell table:formula="of:=[.$I21]*0.5*(1+[.P$7]*[.P$8])" office:value-type="float" office:value="9948.96" calcext:value-type="float">
            <text:p>9948,96</text:p>
          </table:table-cell>
          <table:table-cell table:formula="of:=[.$I21]*0.5*(1+[.Q$7]*[.Q$8])" office:value-type="float" office:value="5685.12" calcext:value-type="float">
            <text:p>5685,12</text:p>
          </table:table-cell>
        </table:table-row>
        <table:table-row table:style-name="ro5">
          <table:table-cell table:number-columns-repeated="6"/>
          <table:table-cell office:value-type="string" calcext:value-type="string">
            <text:p>&gt;10000</text:p>
          </table:table-cell>
          <table:table-cell/>
          <table:table-cell table:formula="of:=[.$H6]*[.I$17]+[.$H6]" office:value-type="float" office:value="3158.4" calcext:value-type="float">
            <text:p>3158,40</text:p>
          </table:table-cell>
          <table:table-cell table:formula="of:=[.$I22]*0.5*(1+[.J$7]*[.J$8])" office:value-type="float" office:value="33163.2" calcext:value-type="float">
            <text:p>33163,20</text:p>
          </table:table-cell>
          <table:table-cell table:formula="of:=[.$I22]*0.5*(1+[.K$7]*[.K$8])" office:value-type="float" office:value="17371.2" calcext:value-type="float">
            <text:p>17371,20</text:p>
          </table:table-cell>
          <table:table-cell table:formula="of:=[.$I22]*0.5*(1+[.L$7]*[.L$8])" office:value-type="float" office:value="9475.2" calcext:value-type="float">
            <text:p>9475,20</text:p>
          </table:table-cell>
          <table:table-cell table:formula="of:=[.$I22]*0.5*(1+[.M$7]*[.M$8])" office:value-type="float" office:value="26846.4" calcext:value-type="float">
            <text:p>26846,40</text:p>
          </table:table-cell>
          <table:table-cell table:formula="of:=[.$I22]*0.5*(1+[.N$7]*[.N$8])" office:value-type="float" office:value="14212.8" calcext:value-type="float">
            <text:p>14212,80</text:p>
          </table:table-cell>
          <table:table-cell table:formula="of:=[.$I22]*0.5*(1+[.O$7]*[.O$8])" office:value-type="float" office:value="7896" calcext:value-type="float">
            <text:p>7896,00</text:p>
          </table:table-cell>
          <table:table-cell table:formula="of:=[.$I22]*0.5*(1+[.P$7]*[.P$8])" office:value-type="float" office:value="11054.4" calcext:value-type="float">
            <text:p>11054,40</text:p>
          </table:table-cell>
          <table:table-cell table:formula="of:=[.$I22]*0.5*(1+[.Q$7]*[.Q$8])" office:value-type="float" office:value="6316.8" calcext:value-type="float">
            <text:p>6316,80</text:p>
          </table:table-cell>
        </table:table-row>
        <table:table-row table:style-name="ro5" table:number-rows-repeated="2">
          <table:table-cell table:number-columns-repeated="6"/>
          <table:table-cell table:style-name="Default" table:number-columns-repeated="3"/>
          <table:table-cell table:style-name="ce491" table:number-columns-repeated="8"/>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6" calcext:value-type="percentage">
            <text:p>60%</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26]*[.I$25]+[.$H26]" office:value-type="float" office:value="1.6" calcext:value-type="float">
            <text:p>1,6</text:p>
          </table:table-cell>
          <table:table-cell table:formula="of:=[.$I26]*0.5*(1+[.J$7]*[.J$8])" office:value-type="float" office:value="16.8" calcext:value-type="float">
            <text:p>16,80</text:p>
          </table:table-cell>
          <table:table-cell table:formula="of:=[.$I26]*0.5*(1+[.K$7]*[.K$8])" office:value-type="float" office:value="8.8" calcext:value-type="float">
            <text:p>8,80</text:p>
          </table:table-cell>
          <table:table-cell table:formula="of:=[.$I26]*0.5*(1+[.L$7]*[.L$8])" office:value-type="float" office:value="4.8" calcext:value-type="float">
            <text:p>4,80</text:p>
          </table:table-cell>
          <table:table-cell table:style-name="Default" table:number-columns-repeated="5"/>
        </table:table-row>
        <table:table-row table:style-name="ro5">
          <table:table-cell table:number-columns-repeated="6"/>
          <table:table-cell office:value-type="string" calcext:value-type="string">
            <text:p>&lt;1000</text:p>
          </table:table-cell>
          <table:table-cell office:value-type="float" office:value="7" calcext:value-type="float">
            <text:p>7</text:p>
          </table:table-cell>
          <table:table-cell table:style-name="ce486" table:formula="of:=[.$H27]*[.I$25]+[.$H27]" office:value-type="float" office:value="11.2" calcext:value-type="float">
            <text:p>11,2</text:p>
          </table:table-cell>
          <table:table-cell table:formula="of:=[.$I27]*0.5*(1+[.J$7]*[.J$8])" office:value-type="float" office:value="117.6" calcext:value-type="float">
            <text:p>117,60</text:p>
          </table:table-cell>
          <table:table-cell table:formula="of:=[.$I27]*0.5*(1+[.K$7]*[.K$8])" office:value-type="float" office:value="61.6" calcext:value-type="float">
            <text:p>61,60</text:p>
          </table:table-cell>
          <table:table-cell table:formula="of:=[.$I27]*0.5*(1+[.L$7]*[.L$8])" office:value-type="float" office:value="33.6" calcext:value-type="float">
            <text:p>33,60</text:p>
          </table:table-cell>
          <table:table-cell table:style-name="Default" table:number-columns-repeated="5"/>
        </table:table-row>
        <table:table-row table:style-name="ro5">
          <table:table-cell table:number-columns-repeated="6"/>
          <table:table-cell office:value-type="string" calcext:value-type="string">
            <text:p>&lt;5000</text:p>
          </table:table-cell>
          <table:table-cell office:value-type="float" office:value="8" calcext:value-type="float">
            <text:p>8</text:p>
          </table:table-cell>
          <table:table-cell table:style-name="ce486" table:formula="of:=[.$H28]*[.I$25]+[.$H28]" office:value-type="float" office:value="12.8" calcext:value-type="float">
            <text:p>12,8</text:p>
          </table:table-cell>
          <table:table-cell table:formula="of:=[.$I28]*0.5*(1+[.J$7]*[.J$8])" office:value-type="float" office:value="134.4" calcext:value-type="float">
            <text:p>134,40</text:p>
          </table:table-cell>
          <table:table-cell table:formula="of:=[.$I28]*0.5*(1+[.K$7]*[.K$8])" office:value-type="float" office:value="70.4" calcext:value-type="float">
            <text:p>70,40</text:p>
          </table:table-cell>
          <table:table-cell table:formula="of:=[.$I28]*0.5*(1+[.L$7]*[.L$8])" office:value-type="float" office:value="38.4" calcext:value-type="float">
            <text:p>38,40</text:p>
          </table:table-cell>
          <table:table-cell table:style-name="Default" table:number-columns-repeated="5"/>
        </table:table-row>
        <table:table-row table:style-name="ro5">
          <table:table-cell table:number-columns-repeated="6"/>
          <table:table-cell office:value-type="string" calcext:value-type="string">
            <text:p>&lt;10000</text:p>
          </table:table-cell>
          <table:table-cell office:value-type="float" office:value="9" calcext:value-type="float">
            <text:p>9</text:p>
          </table:table-cell>
          <table:table-cell table:style-name="ce486" table:formula="of:=[.$H29]*[.I$25]+[.$H29]" office:value-type="float" office:value="14.4" calcext:value-type="float">
            <text:p>14,4</text:p>
          </table:table-cell>
          <table:table-cell table:formula="of:=[.$I29]*0.5*(1+[.J$7]*[.J$8])" office:value-type="float" office:value="151.2" calcext:value-type="float">
            <text:p>151,20</text:p>
          </table:table-cell>
          <table:table-cell table:formula="of:=[.$I29]*0.5*(1+[.K$7]*[.K$8])" office:value-type="float" office:value="79.2" calcext:value-type="float">
            <text:p>79,20</text:p>
          </table:table-cell>
          <table:table-cell table:formula="of:=[.$I29]*0.5*(1+[.L$7]*[.L$8])" office:value-type="float" office:value="43.2" calcext:value-type="float">
            <text:p>43,20</text:p>
          </table:table-cell>
          <table:table-cell table:style-name="Default" table:number-columns-repeated="5"/>
        </table:table-row>
        <table:table-row table:style-name="ro5">
          <table:table-cell table:number-columns-repeated="6"/>
          <table:table-cell office:value-type="string" calcext:value-type="string">
            <text:p>&gt;10000</text:p>
          </table:table-cell>
          <table:table-cell office:value-type="float" office:value="10" calcext:value-type="float">
            <text:p>10</text:p>
          </table:table-cell>
          <table:table-cell table:style-name="ce486" table:formula="of:=[.$H30]*[.I$25]+[.$H30]" office:value-type="float" office:value="16" calcext:value-type="float">
            <text:p>16</text:p>
          </table:table-cell>
          <table:table-cell table:formula="of:=[.$I30]*0.5*(1+[.J$7]*[.J$8])" office:value-type="float" office:value="168" calcext:value-type="float">
            <text:p>168,00</text:p>
          </table:table-cell>
          <table:table-cell table:formula="of:=[.$I30]*0.5*(1+[.K$7]*[.K$8])" office:value-type="float" office:value="88" calcext:value-type="float">
            <text:p>88,00</text:p>
          </table:table-cell>
          <table:table-cell table:formula="of:=[.$I30]*0.5*(1+[.L$7]*[.L$8])" office:value-type="float" office:value="48" calcext:value-type="float">
            <text:p>48,0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ce409" office:value-type="string" calcext:value-type="string">
            <text:p>score</text:p>
          </table:table-cell>
          <table:table-cell table:style-name="ce409" office:value-type="string" calcext:value-type="string">
            <text:p>seed bonus</text:p>
          </table:table-cell>
          <table:table-cell table:style-name="ce487" office:value-type="percentage" office:value="0.95" calcext:value-type="percentage">
            <text:p>9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Default" table:number-columns-repeated="5"/>
        </table:table-row>
        <table:table-row table:style-name="ro5">
          <table:table-cell table:number-columns-repeated="7"/>
          <table:table-cell office:value-type="float" office:value="1" calcext:value-type="float">
            <text:p>1</text:p>
          </table:table-cell>
          <table:table-cell table:style-name="ce486" table:formula="of:=[.$H34]*[.I$33]+[.$H34]" office:value-type="float" office:value="1.95" calcext:value-type="float">
            <text:p>1,95</text:p>
          </table:table-cell>
          <table:table-cell table:formula="of:=[.$I34]*0.5*(1+[.J$7]*[.J$8])" office:value-type="float" office:value="20.475" calcext:value-type="float">
            <text:p>20,48</text:p>
          </table:table-cell>
          <table:table-cell table:formula="of:=[.$I34]*0.5*(1+[.K$7]*[.K$8])" office:value-type="float" office:value="10.725" calcext:value-type="float">
            <text:p>10,73</text:p>
          </table:table-cell>
          <table:table-cell table:formula="of:=[.$I34]*0.5*(1+[.L$7]*[.L$8])" office:value-type="float" office:value="5.85" calcext:value-type="float">
            <text:p>5,85</text:p>
          </table:table-cell>
          <table:table-cell table:style-name="Default" table:number-columns-repeated="5"/>
        </table:table-row>
        <table:table-row table:style-name="ro5">
          <table:table-cell table:number-columns-repeated="4"/>
          <table:table-cell table:style-name="ce485" table:formula="of:=[.F$38]*[.I35]" office:value-type="float" office:value="416.325" calcext:value-type="float">
            <text:p>416,33</text:p>
          </table:table-cell>
          <table:table-cell/>
          <table:table-cell office:value-type="string" calcext:value-type="string">
            <text:p>&lt;1000</text:p>
          </table:table-cell>
          <table:table-cell office:value-type="float" office:value="7" calcext:value-type="float">
            <text:p>7</text:p>
          </table:table-cell>
          <table:table-cell table:style-name="ce486" table:formula="of:=[.$H35]*[.I$33]+[.$H35]" office:value-type="float" office:value="13.65" calcext:value-type="float">
            <text:p>13,65</text:p>
          </table:table-cell>
          <table:table-cell table:formula="of:=[.$I35]*0.5*(1+[.J$7]*[.J$8])" office:value-type="float" office:value="143.325" calcext:value-type="float">
            <text:p>143,33</text:p>
          </table:table-cell>
          <table:table-cell table:formula="of:=[.$I35]*0.5*(1+[.K$7]*[.K$8])" office:value-type="float" office:value="75.075" calcext:value-type="float">
            <text:p>75,08</text:p>
          </table:table-cell>
          <table:table-cell table:formula="of:=[.$I35]*0.5*(1+[.L$7]*[.L$8])" office:value-type="float" office:value="40.95" calcext:value-type="float">
            <text:p>40,95</text:p>
          </table:table-cell>
          <table:table-cell table:style-name="Default" table:number-columns-repeated="5"/>
        </table:table-row>
        <table:table-row table:style-name="ro5">
          <table:table-cell table:number-columns-repeated="4"/>
          <table:table-cell table:style-name="ce485" table:formula="of:=[.F$38]*[.I36]" office:value-type="float" office:value="475.8" calcext:value-type="float">
            <text:p>475,80</text:p>
          </table:table-cell>
          <table:table-cell/>
          <table:table-cell office:value-type="string" calcext:value-type="string">
            <text:p>&lt;5000</text:p>
          </table:table-cell>
          <table:table-cell office:value-type="float" office:value="8" calcext:value-type="float">
            <text:p>8</text:p>
          </table:table-cell>
          <table:table-cell table:style-name="ce486" table:formula="of:=[.$H36]*[.I$33]+[.$H36]" office:value-type="float" office:value="15.6" calcext:value-type="float">
            <text:p>15,6</text:p>
          </table:table-cell>
          <table:table-cell table:formula="of:=[.$I36]*0.5*(1+[.J$7]*[.J$8])" office:value-type="float" office:value="163.8" calcext:value-type="float">
            <text:p>163,80</text:p>
          </table:table-cell>
          <table:table-cell table:formula="of:=[.$I36]*0.5*(1+[.K$7]*[.K$8])" office:value-type="float" office:value="85.8" calcext:value-type="float">
            <text:p>85,80</text:p>
          </table:table-cell>
          <table:table-cell table:formula="of:=[.$I36]*0.5*(1+[.L$7]*[.L$8])" office:value-type="float" office:value="46.8" calcext:value-type="float">
            <text:p>46,80</text:p>
          </table:table-cell>
          <table:table-cell table:style-name="Default" table:number-columns-repeated="5"/>
        </table:table-row>
        <table:table-row table:style-name="ro5">
          <table:table-cell table:number-columns-repeated="4"/>
          <table:table-cell table:style-name="ce485" table:formula="of:=[.F$38]*[.I37]" office:value-type="float" office:value="535.275" calcext:value-type="float">
            <text:p>535,28</text:p>
          </table:table-cell>
          <table:table-cell/>
          <table:table-cell office:value-type="string" calcext:value-type="string">
            <text:p>&lt;10000</text:p>
          </table:table-cell>
          <table:table-cell office:value-type="float" office:value="9" calcext:value-type="float">
            <text:p>9</text:p>
          </table:table-cell>
          <table:table-cell table:style-name="ce486" table:formula="of:=[.$H37]*[.I$33]+[.$H37]" office:value-type="float" office:value="17.55" calcext:value-type="float">
            <text:p>17,55</text:p>
          </table:table-cell>
          <table:table-cell table:formula="of:=[.$I37]*0.5*(1+[.J$7]*[.J$8])" office:value-type="float" office:value="184.275" calcext:value-type="float">
            <text:p>184,28</text:p>
          </table:table-cell>
          <table:table-cell table:formula="of:=[.$I37]*0.5*(1+[.K$7]*[.K$8])" office:value-type="float" office:value="96.525" calcext:value-type="float">
            <text:p>96,53</text:p>
          </table:table-cell>
          <table:table-cell table:formula="of:=[.$I37]*0.5*(1+[.L$7]*[.L$8])" office:value-type="float" office:value="52.65" calcext:value-type="float">
            <text:p>52,65</text:p>
          </table:table-cell>
          <table:table-cell table:style-name="Default" table:number-columns-repeated="5"/>
        </table:table-row>
        <table:table-row table:style-name="ro5">
          <table:table-cell table:number-columns-repeated="4"/>
          <table:table-cell office:value-type="float" office:value="594.75" calcext:value-type="float">
            <text:p>594,75</text:p>
          </table:table-cell>
          <table:table-cell table:formula="of:=[.E38]/[.I38]" office:value-type="float" office:value="30.5" calcext:value-type="float">
            <text:p>30,5</text:p>
          </table:table-cell>
          <table:table-cell office:value-type="string" calcext:value-type="string">
            <text:p>&gt;10000</text:p>
          </table:table-cell>
          <table:table-cell office:value-type="float" office:value="10" calcext:value-type="float">
            <text:p>10</text:p>
          </table:table-cell>
          <table:table-cell table:style-name="ce486" table:formula="of:=[.$H38]*[.I$33]+[.$H38]" office:value-type="float" office:value="19.5" calcext:value-type="float">
            <text:p>19,5</text:p>
          </table:table-cell>
          <table:table-cell table:formula="of:=[.$I38]*0.5*(1+[.J$7]*[.J$8])" office:value-type="float" office:value="204.75" calcext:value-type="float">
            <text:p>204,75</text:p>
          </table:table-cell>
          <table:table-cell table:formula="of:=[.$I38]*0.5*(1+[.K$7]*[.K$8])" office:value-type="float" office:value="107.25" calcext:value-type="float">
            <text:p>107,25</text:p>
          </table:table-cell>
          <table:table-cell table:formula="of:=[.$I38]*0.5*(1+[.L$7]*[.L$8])" office:value-type="float" office:value="58.5" calcext:value-type="float">
            <text:p>58,50</text:p>
          </table:table-cell>
          <table:table-cell table:style-name="Default" table:number-columns-repeated="5"/>
        </table:table-row>
        <table:table-row table:style-name="ro5" table:number-rows-repeated="2">
          <table:table-cell table:number-columns-repeated="6"/>
          <table:table-cell table:style-name="Default" table:number-columns-repeated="3"/>
          <table:table-cell table:style-name="ce491" table:number-columns-repeated="3"/>
          <table:table-cell table:style-name="Default" table:number-columns-repeated="5"/>
        </table:table-row>
        <table:table-row table:style-name="ro5">
          <table:table-cell table:number-columns-repeated="6"/>
          <table:table-cell table:style-name="Default"/>
          <table:table-cell table:style-name="ce409" office:value-type="float" office:value="224" calcext:value-type="float">
            <text:p>224</text:p>
          </table:table-cell>
          <table:table-cell table:style-name="ce487" office:value-type="percentage" office:value="0.05" calcext:value-type="percentage">
            <text:p>5%</text:p>
          </table:table-cell>
          <table:table-cell table:style-name="ce489" table:formula="of:=CONCATENATE(TEXT([.J$7];10);&quot;х&quot;;TEXT([.J$8];10))" office:value-type="string" office:string-value="5х4" calcext:value-type="string">
            <text:p>5х4</text:p>
          </table:table-cell>
          <table:table-cell table:style-name="ce489" table:formula="of:=CONCATENATE(TEXT([.K$7];10);&quot;х&quot;;TEXT([.K$8];10))" office:value-type="string" office:string-value="5х2" calcext:value-type="string">
            <text:p>5х2</text:p>
          </table:table-cell>
          <table:table-cell table:style-name="ce489" table:formula="of:=CONCATENATE(TEXT([.L$7];10);&quot;х&quot;;TEXT([.L$8];10))" office:value-type="string" office:string-value="5х1" calcext:value-type="string">
            <text:p>5х1</text:p>
          </table:table-cell>
          <table:table-cell table:style-name="ce489" table:formula="of:=CONCATENATE(TEXT([.M$7];10);&quot;х&quot;;TEXT([.M$8];10))" office:value-type="string" office:string-value="4х4" calcext:value-type="string">
            <text:p>4х4</text:p>
          </table:table-cell>
          <table:table-cell table:style-name="ce489" table:formula="of:=CONCATENATE(TEXT([.N$7];10);&quot;х&quot;;TEXT([.N$8];10))" office:value-type="string" office:string-value="4х2" calcext:value-type="string">
            <text:p>4х2</text:p>
          </table:table-cell>
          <table:table-cell table:style-name="ce489" table:formula="of:=CONCATENATE(TEXT([.O$7];10);&quot;х&quot;;TEXT([.O$8];10))" office:value-type="string" office:string-value="4х1" calcext:value-type="string">
            <text:p>4х1</text:p>
          </table:table-cell>
          <table:table-cell table:style-name="ce489" table:formula="of:=CONCATENATE(TEXT([.P$7];10);&quot;х&quot;;TEXT([.P$8];10))" office:value-type="string" office:string-value="3х2" calcext:value-type="string">
            <text:p>3х2</text:p>
          </table:table-cell>
          <table:table-cell table:style-name="ce489" table:formula="of:=CONCATENATE(TEXT([.Q$7];10);&quot;х&quot;;TEXT([.Q$8];10))" office:value-type="string" office:string-value="3х1" calcext:value-type="string">
            <text:p>3х1</text:p>
          </table:table-cell>
        </table:table-row>
        <table:table-row table:style-name="ro5">
          <table:table-cell table:number-columns-repeated="6"/>
          <table:table-cell table:style-name="Default"/>
          <table:table-cell table:formula="of:=1*[.H41]" office:value-type="float" office:value="224" calcext:value-type="float">
            <text:p>224</text:p>
          </table:table-cell>
          <table:table-cell table:formula="of:=[.H42]*[.I$41]" office:value-type="float" office:value="11.2" calcext:value-type="float">
            <text:p>11,20</text:p>
          </table:table-cell>
          <table:table-cell table:formula="of:=[.$I42]*0.5*(1+[.J$7]*[.J$8])" office:value-type="float" office:value="117.6" calcext:value-type="float">
            <text:p>117,60</text:p>
          </table:table-cell>
          <table:table-cell table:formula="of:=[.$I42]*0.5*(1+[.K$7]*[.K$8])" office:value-type="float" office:value="61.6" calcext:value-type="float">
            <text:p>61,60</text:p>
          </table:table-cell>
          <table:table-cell table:formula="of:=[.$I42]*0.5*(1+[.L$7]*[.L$8])" office:value-type="float" office:value="33.6" calcext:value-type="float">
            <text:p>33,60</text:p>
          </table:table-cell>
          <table:table-cell table:formula="of:=[.$I42]*0.5*(1+[.M$7]*[.M$8])" office:value-type="float" office:value="95.2" calcext:value-type="float">
            <text:p>95,20</text:p>
          </table:table-cell>
          <table:table-cell table:formula="of:=[.$I42]*0.5*(1+[.N$7]*[.N$8])" office:value-type="float" office:value="50.4" calcext:value-type="float">
            <text:p>50,40</text:p>
          </table:table-cell>
          <table:table-cell table:formula="of:=[.$I42]*0.5*(1+[.O$7]*[.O$8])" office:value-type="float" office:value="28" calcext:value-type="float">
            <text:p>28,00</text:p>
          </table:table-cell>
          <table:table-cell table:formula="of:=[.$I42]*0.5*(1+[.P$7]*[.P$8])" office:value-type="float" office:value="39.2" calcext:value-type="float">
            <text:p>39,20</text:p>
          </table:table-cell>
          <table:table-cell table:formula="of:=[.$I42]*0.5*(1+[.Q$7]*[.Q$8])" office:value-type="float" office:value="22.4" calcext:value-type="float">
            <text:p>22,40</text:p>
          </table:table-cell>
        </table:table-row>
        <table:table-row table:style-name="ro5">
          <table:table-cell table:number-columns-repeated="6"/>
          <table:table-cell table:style-name="Default"/>
          <table:table-cell table:formula="of:=7*[.H41]" office:value-type="float" office:value="1568" calcext:value-type="float">
            <text:p>1568</text:p>
          </table:table-cell>
          <table:table-cell table:formula="of:=[.H43]*[.I$41]" office:value-type="float" office:value="78.4" calcext:value-type="float">
            <text:p>78,40</text:p>
          </table:table-cell>
          <table:table-cell table:formula="of:=[.$I43]*0.5*(1+[.J$7]*[.J$8])" office:value-type="float" office:value="823.2" calcext:value-type="float">
            <text:p>823,20</text:p>
          </table:table-cell>
          <table:table-cell table:formula="of:=[.$I43]*0.5*(1+[.K$7]*[.K$8])" office:value-type="float" office:value="431.2" calcext:value-type="float">
            <text:p>431,20</text:p>
          </table:table-cell>
          <table:table-cell table:formula="of:=[.$I43]*0.5*(1+[.L$7]*[.L$8])" office:value-type="float" office:value="235.2" calcext:value-type="float">
            <text:p>235,20</text:p>
          </table:table-cell>
          <table:table-cell table:formula="of:=[.$I43]*0.5*(1+[.M$7]*[.M$8])" office:value-type="float" office:value="666.4" calcext:value-type="float">
            <text:p>666,40</text:p>
          </table:table-cell>
          <table:table-cell table:formula="of:=[.$I43]*0.5*(1+[.N$7]*[.N$8])" office:value-type="float" office:value="352.8" calcext:value-type="float">
            <text:p>352,80</text:p>
          </table:table-cell>
          <table:table-cell table:formula="of:=[.$I43]*0.5*(1+[.O$7]*[.O$8])" office:value-type="float" office:value="196" calcext:value-type="float">
            <text:p>196,00</text:p>
          </table:table-cell>
          <table:table-cell table:formula="of:=[.$I43]*0.5*(1+[.P$7]*[.P$8])" office:value-type="float" office:value="274.4" calcext:value-type="float">
            <text:p>274,40</text:p>
          </table:table-cell>
          <table:table-cell table:formula="of:=[.$I43]*0.5*(1+[.Q$7]*[.Q$8])" office:value-type="float" office:value="156.8" calcext:value-type="float">
            <text:p>156,80</text:p>
          </table:table-cell>
        </table:table-row>
        <table:table-row table:style-name="ro5">
          <table:table-cell table:number-columns-repeated="6"/>
          <table:table-cell table:style-name="Default"/>
          <table:table-cell table:formula="of:=8*[.H41]" office:value-type="float" office:value="1792" calcext:value-type="float">
            <text:p>1792</text:p>
          </table:table-cell>
          <table:table-cell table:formula="of:=[.H44]*[.I$41]" office:value-type="float" office:value="89.6" calcext:value-type="float">
            <text:p>89,60</text:p>
          </table:table-cell>
          <table:table-cell table:formula="of:=[.$I44]*0.5*(1+[.J$7]*[.J$8])" office:value-type="float" office:value="940.8" calcext:value-type="float">
            <text:p>940,80</text:p>
          </table:table-cell>
          <table:table-cell table:formula="of:=[.$I44]*0.5*(1+[.K$7]*[.K$8])" office:value-type="float" office:value="492.8" calcext:value-type="float">
            <text:p>492,80</text:p>
          </table:table-cell>
          <table:table-cell table:formula="of:=[.$I44]*0.5*(1+[.L$7]*[.L$8])" office:value-type="float" office:value="268.8" calcext:value-type="float">
            <text:p>268,80</text:p>
          </table:table-cell>
          <table:table-cell table:formula="of:=[.$I44]*0.5*(1+[.M$7]*[.M$8])" office:value-type="float" office:value="761.6" calcext:value-type="float">
            <text:p>761,60</text:p>
          </table:table-cell>
          <table:table-cell table:formula="of:=[.$I44]*0.5*(1+[.N$7]*[.N$8])" office:value-type="float" office:value="403.2" calcext:value-type="float">
            <text:p>403,20</text:p>
          </table:table-cell>
          <table:table-cell table:formula="of:=[.$I44]*0.5*(1+[.O$7]*[.O$8])" office:value-type="float" office:value="224" calcext:value-type="float">
            <text:p>224,00</text:p>
          </table:table-cell>
          <table:table-cell table:formula="of:=[.$I44]*0.5*(1+[.P$7]*[.P$8])" office:value-type="float" office:value="313.6" calcext:value-type="float">
            <text:p>313,60</text:p>
          </table:table-cell>
          <table:table-cell table:formula="of:=[.$I44]*0.5*(1+[.Q$7]*[.Q$8])" office:value-type="float" office:value="179.2" calcext:value-type="float">
            <text:p>179,20</text:p>
          </table:table-cell>
        </table:table-row>
        <table:table-row table:style-name="ro5">
          <table:table-cell table:number-columns-repeated="6"/>
          <table:table-cell table:style-name="Default"/>
          <table:table-cell table:formula="of:=9*[.H41]" office:value-type="float" office:value="2016" calcext:value-type="float">
            <text:p>2016</text:p>
          </table:table-cell>
          <table:table-cell table:formula="of:=[.H45]*[.I$41]" office:value-type="float" office:value="100.8" calcext:value-type="float">
            <text:p>100,80</text:p>
          </table:table-cell>
          <table:table-cell table:formula="of:=[.$I45]*0.5*(1+[.J$7]*[.J$8])" office:value-type="float" office:value="1058.4" calcext:value-type="float">
            <text:p>1058,40</text:p>
          </table:table-cell>
          <table:table-cell table:formula="of:=[.$I45]*0.5*(1+[.K$7]*[.K$8])" office:value-type="float" office:value="554.4" calcext:value-type="float">
            <text:p>554,40</text:p>
          </table:table-cell>
          <table:table-cell table:formula="of:=[.$I45]*0.5*(1+[.L$7]*[.L$8])" office:value-type="float" office:value="302.4" calcext:value-type="float">
            <text:p>302,40</text:p>
          </table:table-cell>
          <table:table-cell table:formula="of:=[.$I45]*0.5*(1+[.M$7]*[.M$8])" office:value-type="float" office:value="856.8" calcext:value-type="float">
            <text:p>856,80</text:p>
          </table:table-cell>
          <table:table-cell table:formula="of:=[.$I45]*0.5*(1+[.N$7]*[.N$8])" office:value-type="float" office:value="453.6" calcext:value-type="float">
            <text:p>453,60</text:p>
          </table:table-cell>
          <table:table-cell table:formula="of:=[.$I45]*0.5*(1+[.O$7]*[.O$8])" office:value-type="float" office:value="252" calcext:value-type="float">
            <text:p>252,00</text:p>
          </table:table-cell>
          <table:table-cell table:formula="of:=[.$I45]*0.5*(1+[.P$7]*[.P$8])" office:value-type="float" office:value="352.8" calcext:value-type="float">
            <text:p>352,80</text:p>
          </table:table-cell>
          <table:table-cell table:formula="of:=[.$I45]*0.5*(1+[.Q$7]*[.Q$8])" office:value-type="float" office:value="201.6" calcext:value-type="float">
            <text:p>201,60</text:p>
          </table:table-cell>
        </table:table-row>
        <table:table-row table:style-name="ro5">
          <table:table-cell table:number-columns-repeated="6"/>
          <table:table-cell table:style-name="Default"/>
          <table:table-cell table:formula="of:=10*[.H41]" office:value-type="float" office:value="2240" calcext:value-type="float">
            <text:p>2240</text:p>
          </table:table-cell>
          <table:table-cell table:formula="of:=[.H46]*[.I$41]" office:value-type="float" office:value="112" calcext:value-type="float">
            <text:p>112,00</text:p>
          </table:table-cell>
          <table:table-cell table:formula="of:=[.$I46]*0.5*(1+[.J$7]*[.J$8])" office:value-type="float" office:value="1176" calcext:value-type="float">
            <text:p>1176,00</text:p>
          </table:table-cell>
          <table:table-cell table:formula="of:=[.$I46]*0.5*(1+[.K$7]*[.K$8])" office:value-type="float" office:value="616" calcext:value-type="float">
            <text:p>616,00</text:p>
          </table:table-cell>
          <table:table-cell table:formula="of:=[.$I46]*0.5*(1+[.L$7]*[.L$8])" office:value-type="float" office:value="336" calcext:value-type="float">
            <text:p>336,00</text:p>
          </table:table-cell>
          <table:table-cell table:formula="of:=[.$I46]*0.5*(1+[.M$7]*[.M$8])" office:value-type="float" office:value="952" calcext:value-type="float">
            <text:p>952,00</text:p>
          </table:table-cell>
          <table:table-cell table:formula="of:=[.$I46]*0.5*(1+[.N$7]*[.N$8])" office:value-type="float" office:value="504" calcext:value-type="float">
            <text:p>504,00</text:p>
          </table:table-cell>
          <table:table-cell table:formula="of:=[.$I46]*0.5*(1+[.O$7]*[.O$8])" office:value-type="float" office:value="280" calcext:value-type="float">
            <text:p>280,00</text:p>
          </table:table-cell>
          <table:table-cell table:formula="of:=[.$I46]*0.5*(1+[.P$7]*[.P$8])" office:value-type="float" office:value="392" calcext:value-type="float">
            <text:p>392,00</text:p>
          </table:table-cell>
          <table:table-cell table:formula="of:=[.$I46]*0.5*(1+[.Q$7]*[.Q$8])" office:value-type="float" office:value="224" calcext:value-type="float">
            <text:p>224,00</text:p>
          </table:table-cell>
        </table:table-row>
        <table:table-row table:style-name="ro5">
          <table:table-cell table:number-columns-repeated="6"/>
          <table:table-cell table:style-name="Default" table:number-columns-repeated="3"/>
          <table:table-cell table:style-name="ce491" table:number-columns-repeated="8"/>
        </table:table-row>
      </table:table>
      <table:table table:name="damage" table:style-name="ta1">
        <table:table-column table:style-name="co33" table:default-cell-style-name="Default"/>
        <table:table-column table:style-name="co12" table:default-cell-style-name="ce459"/>
        <table:table-column table:style-name="co12" table:default-cell-style-name="ce228"/>
        <table:table-column table:style-name="co12" table:number-columns-repeated="2" table:default-cell-style-name="ce459"/>
        <table:table-column table:style-name="co12" table:number-columns-repeated="5" table:default-cell-style-name="Default"/>
        <table:table-row table:style-name="ro5">
          <table:table-cell table:style-name="ce265" office:value-type="string" calcext:value-type="string">
            <text:p>Ultima+boons</text:p>
          </table:table-cell>
          <table:table-cell table:style-name="ce265" office:value-type="string" calcext:value-type="string">
            <text:p>Average damage</text:p>
          </table:table-cell>
          <table:table-cell table:style-name="ce265" office:value-type="string" calcext:value-type="string">
            <text:p>Crit chance</text:p>
          </table:table-cell>
          <table:table-cell table:style-name="ce265" office:value-type="string" calcext:value-type="string">
            <text:p>Base</text:p>
          </table:table-cell>
          <table:table-cell table:style-name="ce265" office:value-type="string" calcext:value-type="string">
            <text:p>Crit</text:p>
          </table:table-cell>
          <table:table-cell table:number-columns-repeated="5"/>
        </table:table-row>
        <table:table-row table:style-name="ro5">
          <table:table-cell table:style-name="ce265" office:value-type="string" calcext:value-type="string">
            <text:p>Flower Girl of Midgar</text:p>
          </table:table-cell>
          <table:table-cell table:style-name="Default"/>
          <table:table-cell/>
          <table:table-cell table:style-name="Default" table:number-columns-repeated="2"/>
          <table:table-cell table:number-columns-repeated="2"/>
          <table:table-cell office:value-type="float" office:value="2" calcext:value-type="float">
            <text:p>2</text:p>
          </table:table-cell>
          <table:table-cell office:value-type="float" office:value="4" calcext:value-type="float">
            <text:p>4</text:p>
          </table:table-cell>
          <table:table-cell/>
        </table:table-row>
        <table:table-row table:style-name="ro5">
          <table:table-cell office:value-type="string" calcext:value-type="string">
            <text:p>Broken + Weakness</text:p>
          </table:table-cell>
          <table:table-cell office:value-type="float" office:value="6899738" calcext:value-type="float">
            <text:p>6 899 738</text:p>
          </table:table-cell>
          <table:table-cell office:value-type="string" calcext:value-type="string">
            <text:p>95 %</text:p>
          </table:table-cell>
          <table:table-cell office:value-type="float" office:value="2845253" calcext:value-type="float">
            <text:p>2 845 253</text:p>
          </table:table-cell>
          <table:table-cell office:value-type="float" office:value="7113132" calcext:value-type="float">
            <text:p>7 113 132</text:p>
          </table:table-cell>
          <table:table-cell/>
          <table:table-cell office:value-type="float" office:value="361" calcext:value-type="float">
            <text:p>361</text:p>
          </table:table-cell>
          <table:table-cell table:formula="of:=[.$G3]/[.H$2]" office:value-type="float" office:value="180.5" calcext:value-type="float">
            <text:p>180,5</text:p>
          </table:table-cell>
          <table:table-cell table:formula="of:=[.$G3]/[.I$2]" office:value-type="float" office:value="90.25" calcext:value-type="float">
            <text:p>90,25</text:p>
          </table:table-cell>
          <table:table-cell/>
        </table:table-row>
        <table:table-row table:style-name="ro5">
          <table:table-cell office:value-type="string" calcext:value-type="string">
            <text:p>Broken + Neutral</text:p>
          </table:table-cell>
          <table:table-cell office:value-type="float" office:value="2121883" calcext:value-type="float">
            <text:p>2 121 883</text:p>
          </table:table-cell>
          <table:table-cell office:value-type="string" calcext:value-type="string">
            <text:p>80 %</text:p>
          </table:table-cell>
          <table:table-cell office:value-type="float" office:value="964492" calcext:value-type="float">
            <text:p>964 492</text:p>
          </table:table-cell>
          <table:table-cell office:value-type="float" office:value="2411231" calcext:value-type="float">
            <text:p>2 411 231</text:p>
          </table:table-cell>
          <table:table-cell/>
          <table:table-cell office:value-type="float" office:value="319" calcext:value-type="float">
            <text:p>319</text:p>
          </table:table-cell>
          <table:table-cell table:formula="of:=[.$G4]/[.H$2]" office:value-type="float" office:value="159.5" calcext:value-type="float">
            <text:p>159,5</text:p>
          </table:table-cell>
          <table:table-cell table:formula="of:=[.$G4]/[.I$2]" office:value-type="float" office:value="79.75" calcext:value-type="float">
            <text:p>79,75</text:p>
          </table:table-cell>
          <table:table-cell/>
        </table:table-row>
        <table:table-row table:style-name="ro5">
          <table:table-cell office:value-type="string" calcext:value-type="string">
            <text:p>Unbroken + Weakness</text:p>
          </table:table-cell>
          <table:table-cell office:value-type="float" office:value="1732514" calcext:value-type="float">
            <text:p>1 732 514</text:p>
          </table:table-cell>
          <table:table-cell office:value-type="string" calcext:value-type="string">
            <text:p>95 %</text:p>
          </table:table-cell>
          <table:table-cell office:value-type="float" office:value="714439" calcext:value-type="float">
            <text:p>714 439</text:p>
          </table:table-cell>
          <table:table-cell office:value-type="float" office:value="1786097" calcext:value-type="float">
            <text:p>1 786 097</text:p>
          </table:table-cell>
          <table:table-cell/>
          <table:table-cell office:value-type="float" office:value="320" calcext:value-type="float">
            <text:p>320</text:p>
          </table:table-cell>
          <table:table-cell table:formula="of:=[.$G5]/[.H$2]" office:value-type="float" office:value="160" calcext:value-type="float">
            <text:p>160</text:p>
          </table:table-cell>
          <table:table-cell table:formula="of:=[.$G5]/[.I$2]" office:value-type="float" office:value="80" calcext:value-type="float">
            <text:p>80</text:p>
          </table:table-cell>
          <table:table-cell/>
        </table:table-row>
        <table:table-row table:style-name="ro5">
          <table:table-cell office:value-type="string" calcext:value-type="string">
            <text:p>Unbroken + Neutral</text:p>
          </table:table-cell>
          <table:table-cell office:value-type="float" office:value="785883" calcext:value-type="float">
            <text:p>785 883</text:p>
          </table:table-cell>
          <table:table-cell office:value-type="string" calcext:value-type="string">
            <text:p>80 %</text:p>
          </table:table-cell>
          <table:table-cell office:value-type="float" office:value="357219" calcext:value-type="float">
            <text:p>357 219</text:p>
          </table:table-cell>
          <table:table-cell office:value-type="float" office:value="893049" calcext:value-type="float">
            <text:p>893 049</text:p>
          </table:table-cell>
          <table:table-cell/>
          <table:table-cell office:value-type="float" office:value="321" calcext:value-type="float">
            <text:p>321</text:p>
          </table:table-cell>
          <table:table-cell table:formula="of:=[.$G6]/[.H$2]" office:value-type="float" office:value="160.5" calcext:value-type="float">
            <text:p>160,5</text:p>
          </table:table-cell>
          <table:table-cell table:formula="of:=[.$G6]/[.I$2]" office:value-type="float" office:value="80.25" calcext:value-type="float">
            <text:p>80,25</text:p>
          </table:table-cell>
          <table:table-cell/>
        </table:table-row>
        <table:table-row table:style-name="ro5">
          <table:table-cell table:number-columns-repeated="6"/>
          <table:table-cell office:value-type="float" office:value="328" calcext:value-type="float">
            <text:p>328</text:p>
          </table:table-cell>
          <table:table-cell table:formula="of:=[.$G7]/[.H$2]" office:value-type="float" office:value="164" calcext:value-type="float">
            <text:p>164</text:p>
          </table:table-cell>
          <table:table-cell table:formula="of:=[.$G7]/[.I$2]" office:value-type="float" office:value="82" calcext:value-type="float">
            <text:p>82</text:p>
          </table:table-cell>
          <table:table-cell/>
        </table:table-row>
        <table:table-row table:style-name="ro5">
          <table:table-cell table:style-name="ce265" office:value-type="string" calcext:value-type="string">
            <text:p>Hope`s Guide</text:p>
          </table:table-cell>
          <table:table-cell table:number-columns-repeated="5"/>
          <table:table-cell office:value-type="float" office:value="329" calcext:value-type="float">
            <text:p>329</text:p>
          </table:table-cell>
          <table:table-cell table:formula="of:=[.$G8]/[.H$2]" office:value-type="float" office:value="164.5" calcext:value-type="float">
            <text:p>164,5</text:p>
          </table:table-cell>
          <table:table-cell table:formula="of:=[.$G8]/[.I$2]" office:value-type="float" office:value="82.25" calcext:value-type="float">
            <text:p>82,25</text:p>
          </table:table-cell>
          <table:table-cell/>
        </table:table-row>
        <table:table-row table:style-name="ro5">
          <table:table-cell office:value-type="string" calcext:value-type="string">
            <text:p>Broken + Weakness</text:p>
          </table:table-cell>
          <table:table-cell office:value-type="float" office:value="6973746" calcext:value-type="float">
            <text:p>6 973 746</text:p>
          </table:table-cell>
          <table:table-cell office:value-type="string" calcext:value-type="string">
            <text:p>100 %</text:p>
          </table:table-cell>
          <table:table-cell office:value-type="float" office:value="3320831" calcext:value-type="float">
            <text:p>3 320 831</text:p>
          </table:table-cell>
          <table:table-cell office:value-type="float" office:value="6973746" calcext:value-type="float">
            <text:p>6 973 746</text:p>
          </table:table-cell>
          <table:table-cell/>
          <table:table-cell office:value-type="float" office:value="352" calcext:value-type="float">
            <text:p>352</text:p>
          </table:table-cell>
          <table:table-cell table:formula="of:=[.$G9]/[.H$2]" office:value-type="float" office:value="176" calcext:value-type="float">
            <text:p>176</text:p>
          </table:table-cell>
          <table:table-cell table:formula="of:=[.$G9]/[.I$2]" office:value-type="float" office:value="88" calcext:value-type="float">
            <text:p>88</text:p>
          </table:table-cell>
          <table:table-cell/>
        </table:table-row>
        <table:table-row table:style-name="ro5">
          <table:table-cell office:value-type="string" calcext:value-type="string">
            <text:p>Broken + Neutral</text:p>
          </table:table-cell>
          <table:table-cell office:value-type="float" office:value="2663176" calcext:value-type="float">
            <text:p>2 663 176</text:p>
          </table:table-cell>
          <table:table-cell office:value-type="string" calcext:value-type="string">
            <text:p>95 %</text:p>
          </table:table-cell>
          <table:table-cell office:value-type="float" office:value="1302287" calcext:value-type="float">
            <text:p>1 302 287</text:p>
          </table:table-cell>
          <table:table-cell office:value-type="float" office:value="2734802" calcext:value-type="float">
            <text:p>2 734 802</text:p>
          </table:table-cell>
          <table:table-cell/>
          <table:table-cell office:value-type="float" office:value="353" calcext:value-type="float">
            <text:p>353</text:p>
          </table:table-cell>
          <table:table-cell table:formula="of:=[.$G10]/[.H$2]" office:value-type="float" office:value="176.5" calcext:value-type="float">
            <text:p>176,5</text:p>
          </table:table-cell>
          <table:table-cell table:formula="of:=[.$G10]/[.I$2]" office:value-type="float" office:value="88.25" calcext:value-type="float">
            <text:p>88,25</text:p>
          </table:table-cell>
          <table:table-cell/>
        </table:table-row>
        <table:table-row table:style-name="ro5">
          <table:table-cell office:value-type="string" calcext:value-type="string">
            <text:p>Unbroken + Weakness</text:p>
          </table:table-cell>
          <table:table-cell office:value-type="float" office:value="875137" calcext:value-type="float">
            <text:p>875 137</text:p>
          </table:table-cell>
          <table:table-cell office:value-type="string" calcext:value-type="string">
            <text:p>100 %</text:p>
          </table:table-cell>
          <table:table-cell office:value-type="float" office:value="416732" calcext:value-type="float">
            <text:p>416 732</text:p>
          </table:table-cell>
          <table:table-cell office:value-type="float" office:value="875137" calcext:value-type="float">
            <text:p>875 137</text:p>
          </table:table-cell>
          <table:table-cell table:number-columns-repeated="5"/>
        </table:table-row>
        <table:table-row table:style-name="ro5">
          <table:table-cell office:value-type="string" calcext:value-type="string">
            <text:p>Unbroken + Neutral</text:p>
          </table:table-cell>
          <table:table-cell office:value-type="float" office:value="532635" calcext:value-type="float">
            <text:p>532 635</text:p>
          </table:table-cell>
          <table:table-cell office:value-type="string" calcext:value-type="string">
            <text:p>95 %</text:p>
          </table:table-cell>
          <table:table-cell office:value-type="float" office:value="260457" calcext:value-type="float">
            <text:p>260 457</text:p>
          </table:table-cell>
          <table:table-cell office:value-type="float" office:value="546960" calcext:value-type="float">
            <text:p>546 96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Amalthea</text:p>
          </table:table-cell>
          <table:table-cell table:number-columns-repeated="6"/>
          <table:table-cell table:style-name="ce464" office:value-type="string" calcext:value-type="string">
            <text:p>Ult.lv.</text:p>
          </table:table-cell>
          <table:table-cell table:style-name="ce464" office:value-type="string" calcext:value-type="string">
            <text:p>x</text:p>
          </table:table-cell>
          <table:table-cell/>
        </table:table-row>
        <table:table-row table:style-name="ro5">
          <table:table-cell office:value-type="string" calcext:value-type="string">
            <text:p>Broken + Weakness</text:p>
          </table:table-cell>
          <table:table-cell office:value-type="float" office:value="4382921" calcext:value-type="float">
            <text:p>4 382 921</text:p>
          </table:table-cell>
          <table:table-cell office:value-type="string" calcext:value-type="string">
            <text:p>100 %</text:p>
          </table:table-cell>
          <table:table-cell office:value-type="float" office:value="1753168" calcext:value-type="float">
            <text:p>1 753 168</text:p>
          </table:table-cell>
          <table:table-cell office:value-type="float" office:value="4382921" calcext:value-type="float">
            <text:p>4 382 921</text:p>
          </table:table-cell>
          <table:table-cell table:number-columns-repeated="2"/>
          <table:table-cell office:value-type="float" office:value="1" calcext:value-type="float">
            <text:p>1</text:p>
          </table:table-cell>
          <table:table-cell table:style-name="ce492" office:value-type="percentage" office:value="20" calcext:value-type="percentage">
            <text:p>2000,00%</text:p>
          </table:table-cell>
          <table:table-cell/>
        </table:table-row>
        <table:table-row table:style-name="ro5">
          <table:table-cell office:value-type="string" calcext:value-type="string">
            <text:p>Broken + Neutral</text:p>
          </table:table-cell>
          <table:table-cell office:value-type="float" office:value="1352020" calcext:value-type="float">
            <text:p>1 352 020</text:p>
          </table:table-cell>
          <table:table-cell office:value-type="string" calcext:value-type="string">
            <text:p>85 %</text:p>
          </table:table-cell>
          <table:table-cell office:value-type="float" office:value="594294" calcext:value-type="float">
            <text:p>594 294</text:p>
          </table:table-cell>
          <table:table-cell office:value-type="float" office:value="1485736" calcext:value-type="float">
            <text:p>1 485 736</text:p>
          </table:table-cell>
          <table:table-cell table:number-columns-repeated="2"/>
          <table:table-cell office:value-type="float" office:value="2" calcext:value-type="float">
            <text:p>2</text:p>
          </table:table-cell>
          <table:table-cell table:style-name="ce492" office:value-type="percentage" office:value="22" calcext:value-type="percentage">
            <text:p>2200,00%</text:p>
          </table:table-cell>
          <table:table-cell table:style-name="ce492" table:formula="of:=[.I16]-[.I15]" office:value-type="percentage" office:value="2" calcext:value-type="percentage">
            <text:p>200,00%</text:p>
          </table:table-cell>
        </table:table-row>
        <table:table-row table:style-name="ro5">
          <table:table-cell office:value-type="string" calcext:value-type="string">
            <text:p>Unbroken + Weakness</text:p>
          </table:table-cell>
          <table:table-cell office:value-type="float" office:value="1100545" calcext:value-type="float">
            <text:p>1 100 545</text:p>
          </table:table-cell>
          <table:table-cell office:value-type="string" calcext:value-type="string">
            <text:p>100 %</text:p>
          </table:table-cell>
          <table:table-cell office:value-type="float" office:value="440218" calcext:value-type="float">
            <text:p>440 218</text:p>
          </table:table-cell>
          <table:table-cell office:value-type="float" office:value="1100545" calcext:value-type="float">
            <text:p>1 100 545</text:p>
          </table:table-cell>
          <table:table-cell table:number-columns-repeated="2"/>
          <table:table-cell office:value-type="float" office:value="3" calcext:value-type="float">
            <text:p>3</text:p>
          </table:table-cell>
          <table:table-cell table:style-name="ce492" office:value-type="percentage" office:value="24" calcext:value-type="percentage">
            <text:p>2400,00%</text:p>
          </table:table-cell>
          <table:table-cell table:style-name="ce492" table:formula="of:=[.I17]-[.I16]" office:value-type="percentage" office:value="2" calcext:value-type="percentage">
            <text:p>200,00%</text:p>
          </table:table-cell>
        </table:table-row>
        <table:table-row table:style-name="ro5">
          <table:table-cell office:value-type="string" calcext:value-type="string">
            <text:p>Unbroken + Neutral</text:p>
          </table:table-cell>
          <table:table-cell office:value-type="float" office:value="500748" calcext:value-type="float">
            <text:p>500 748</text:p>
          </table:table-cell>
          <table:table-cell office:value-type="string" calcext:value-type="string">
            <text:p>85 %</text:p>
          </table:table-cell>
          <table:table-cell office:value-type="float" office:value="220109" calcext:value-type="float">
            <text:p>220 109</text:p>
          </table:table-cell>
          <table:table-cell office:value-type="float" office:value="550273" calcext:value-type="float">
            <text:p>550 273</text:p>
          </table:table-cell>
          <table:table-cell table:number-columns-repeated="2"/>
          <table:table-cell office:value-type="float" office:value="4" calcext:value-type="float">
            <text:p>4</text:p>
          </table:table-cell>
          <table:table-cell table:style-name="ce492" office:value-type="percentage" office:value="26" calcext:value-type="percentage">
            <text:p>2600,00%</text:p>
          </table:table-cell>
          <table:table-cell table:style-name="ce492" table:formula="of:=[.I18]-[.I17]" office:value-type="percentage" office:value="2" calcext:value-type="percentage">
            <text:p>200,00%</text:p>
          </table:table-cell>
        </table:table-row>
        <table:table-row table:style-name="ro5">
          <table:table-cell table:number-columns-repeated="7"/>
          <table:table-cell office:value-type="float" office:value="5" calcext:value-type="float">
            <text:p>5</text:p>
          </table:table-cell>
          <table:table-cell table:style-name="ce492" office:value-type="percentage" office:value="28" calcext:value-type="percentage">
            <text:p>2800,00%</text:p>
          </table:table-cell>
          <table:table-cell table:style-name="ce492" table:formula="of:=[.I19]-[.I18]" office:value-type="percentage" office:value="2" calcext:value-type="percentage">
            <text:p>200,00%</text:p>
          </table:table-cell>
        </table:table-row>
        <table:table-row table:style-name="ro5">
          <table:table-cell table:style-name="ce265" office:value-type="string" calcext:value-type="string">
            <text:p>Tactician</text:p>
          </table:table-cell>
          <table:table-cell table:number-columns-repeated="6"/>
          <table:table-cell office:value-type="float" office:value="6" calcext:value-type="float">
            <text:p>6</text:p>
          </table:table-cell>
          <table:table-cell table:style-name="ce492" office:value-type="percentage" office:value="34" calcext:value-type="percentage">
            <text:p>3400,00%</text:p>
          </table:table-cell>
          <table:table-cell table:style-name="ce492" table:formula="of:=[.I20]-[.I19]" office:value-type="percentage" office:value="6" calcext:value-type="percentage">
            <text:p>600,00%</text:p>
          </table:table-cell>
        </table:table-row>
        <table:table-row table:style-name="ro5">
          <table:table-cell office:value-type="string" calcext:value-type="string">
            <text:p>Broken + Weakness</text:p>
          </table:table-cell>
          <table:table-cell office:value-type="float" office:value="2043283" calcext:value-type="float">
            <text:p>2 043 283</text:p>
          </table:table-cell>
          <table:table-cell office:value-type="string" calcext:value-type="string">
            <text:p>100 %</text:p>
          </table:table-cell>
          <table:table-cell office:value-type="float" office:value="972992" calcext:value-type="float">
            <text:p>972 992</text:p>
          </table:table-cell>
          <table:table-cell office:value-type="float" office:value="2043283" calcext:value-type="float">
            <text:p>2 043 283</text:p>
          </table:table-cell>
          <table:table-cell table:number-columns-repeated="2"/>
          <table:table-cell office:value-type="float" office:value="7" calcext:value-type="float">
            <text:p>7</text:p>
          </table:table-cell>
          <table:table-cell table:style-name="ce492" office:value-type="percentage" office:value="40" calcext:value-type="percentage">
            <text:p>4000,00%</text:p>
          </table:table-cell>
          <table:table-cell table:style-name="ce492" table:formula="of:=[.I21]-[.I20]" office:value-type="percentage" office:value="6" calcext:value-type="percentage">
            <text:p>600,00%</text:p>
          </table:table-cell>
        </table:table-row>
        <table:table-row table:style-name="ro5">
          <table:table-cell office:value-type="string" calcext:value-type="string">
            <text:p>Broken + Neutral</text:p>
          </table:table-cell>
          <table:table-cell office:value-type="float" office:value="638217" calcext:value-type="float">
            <text:p>638 217</text:p>
          </table:table-cell>
          <table:table-cell office:value-type="string" calcext:value-type="string">
            <text:p>85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8" calcext:value-type="float">
            <text:p>8</text:p>
          </table:table-cell>
          <table:table-cell table:style-name="ce492" office:value-type="percentage" office:value="46" calcext:value-type="percentage">
            <text:p>4600,00%</text:p>
          </table:table-cell>
          <table:table-cell table:style-name="ce492" table:formula="of:=[.I22]-[.I21]" office:value-type="percentage" office:value="6" calcext:value-type="percentage">
            <text:p>600,00%</text:p>
          </table:table-cell>
        </table:table-row>
        <table:table-row table:style-name="ro5">
          <table:table-cell office:value-type="string" calcext:value-type="string">
            <text:p>Unbroken + Weakness</text:p>
          </table:table-cell>
          <table:table-cell office:value-type="float" office:value="692638" calcext:value-type="float">
            <text:p>692 638</text:p>
          </table:table-cell>
          <table:table-cell office:value-type="string" calcext:value-type="string">
            <text:p>100 %</text:p>
          </table:table-cell>
          <table:table-cell office:value-type="float" office:value="329828" calcext:value-type="float">
            <text:p>329 828</text:p>
          </table:table-cell>
          <table:table-cell office:value-type="float" office:value="692638" calcext:value-type="float">
            <text:p>692 638</text:p>
          </table:table-cell>
          <table:table-cell table:number-columns-repeated="2"/>
          <table:table-cell office:value-type="float" office:value="9" calcext:value-type="float">
            <text:p>9</text:p>
          </table:table-cell>
          <table:table-cell table:style-name="ce492" office:value-type="percentage" office:value="52" calcext:value-type="percentage">
            <text:p>5200,00%</text:p>
          </table:table-cell>
          <table:table-cell table:style-name="ce492" table:formula="of:=[.I23]-[.I22]" office:value-type="percentage" office:value="6" calcext:value-type="percentage">
            <text:p>600,00%</text:p>
          </table:table-cell>
        </table:table-row>
        <table:table-row table:style-name="ro5">
          <table:table-cell office:value-type="string" calcext:value-type="string">
            <text:p>Unbroken + Neutral</text:p>
          </table:table-cell>
          <table:table-cell office:value-type="float" office:value="319108" calcext:value-type="float">
            <text:p>319 108</text:p>
          </table:table-cell>
          <table:table-cell office:value-type="string" calcext:value-type="string">
            <text:p>85 %</text:p>
          </table:table-cell>
          <table:table-cell office:value-type="float" office:value="164914" calcext:value-type="float">
            <text:p>164 914</text:p>
          </table:table-cell>
          <table:table-cell office:value-type="float" office:value="346319" calcext:value-type="float">
            <text:p>346 319</text:p>
          </table:table-cell>
          <table:table-cell table:number-columns-repeated="2"/>
          <table:table-cell office:value-type="float" office:value="10" calcext:value-type="float">
            <text:p>10</text:p>
          </table:table-cell>
          <table:table-cell table:style-name="ce492" office:value-type="percentage" office:value="60" calcext:value-type="percentage">
            <text:p>6000,00%</text:p>
          </table:table-cell>
          <table:table-cell table:style-name="ce492" table:formula="of:=[.I24]-[.I23]" office:value-type="percentage" office:value="8" calcext:value-type="percentage">
            <text:p>800,00%</text:p>
          </table:table-cell>
        </table:table-row>
        <table:table-row table:style-name="ro5">
          <table:table-cell table:number-columns-repeated="10"/>
        </table:table-row>
        <table:table-row table:style-name="ro5">
          <table:table-cell table:number-columns-repeated="2"/>
          <table:table-cell table:style-name="Default"/>
          <table:table-cell table:number-columns-repeated="7"/>
        </table:table-row>
        <table:table-row table:style-name="ro5">
          <table:table-cell table:style-name="ce265" office:value-type="string" calcext:value-type="string">
            <text:p>Destrudo+boons</text:p>
          </table:table-cell>
          <table:table-cell/>
          <table:table-cell table:style-name="Default"/>
          <table:table-cell table:number-columns-repeated="7"/>
        </table:table-row>
        <table:table-row table:style-name="ro5">
          <table:table-cell table:style-name="ce265" office:value-type="string" calcext:value-type="string">
            <text:p>Sage</text:p>
          </table:table-cell>
          <table:table-cell/>
          <table:table-cell table:style-name="Default"/>
          <table:table-cell table:number-columns-repeated="7"/>
        </table:table-row>
        <table:table-row table:style-name="ro5">
          <table:table-cell office:value-type="string" calcext:value-type="string">
            <text:p>Broken + Weakness</text:p>
          </table:table-cell>
          <table:table-cell office:value-type="float" office:value="3009632" calcext:value-type="float">
            <text:p>3 009 632</text:p>
          </table:table-cell>
          <table:table-cell office:value-type="string" calcext:value-type="string">
            <text:p>95 %</text:p>
          </table:table-cell>
          <table:table-cell office:value-type="float" office:value="1543401" calcext:value-type="float">
            <text:p>1 543 401</text:p>
          </table:table-cell>
          <table:table-cell office:value-type="float" office:value="3086802" calcext:value-type="float">
            <text:p>3 086 802</text:p>
          </table:table-cell>
          <table:table-cell table:number-columns-repeated="5"/>
        </table:table-row>
        <table:table-row table:style-name="ro5">
          <table:table-cell office:value-type="string" calcext:value-type="string">
            <text:p>Broken + Neutral</text:p>
          </table:table-cell>
          <table:table-cell office:value-type="float" office:value="573263" calcext:value-type="float">
            <text:p>573 263</text:p>
          </table:table-cell>
          <table:table-cell office:value-type="string" calcext:value-type="string">
            <text:p>95 %</text:p>
          </table:table-cell>
          <table:table-cell office:value-type="float" office:value="293981" calcext:value-type="float">
            <text:p>293 981</text:p>
          </table:table-cell>
          <table:table-cell office:value-type="float" office:value="587962" calcext:value-type="float">
            <text:p>587 962</text:p>
          </table:table-cell>
          <table:table-cell table:number-columns-repeated="5"/>
        </table:table-row>
        <table:table-row table:style-name="ro5">
          <table:table-cell office:value-type="string" calcext:value-type="string">
            <text:p>Unbroken + Weakness</text:p>
          </table:table-cell>
          <table:table-cell office:value-type="float" office:value="640908" calcext:value-type="float">
            <text:p>640 908</text:p>
          </table:table-cell>
          <table:table-cell office:value-type="string" calcext:value-type="string">
            <text:p>95 %</text:p>
          </table:table-cell>
          <table:table-cell office:value-type="float" office:value="328671" calcext:value-type="float">
            <text:p>328 671</text:p>
          </table:table-cell>
          <table:table-cell office:value-type="float" office:value="657342" calcext:value-type="float">
            <text:p>657 342</text:p>
          </table:table-cell>
          <table:table-cell table:number-columns-repeated="5"/>
        </table:table-row>
        <table:table-row table:style-name="ro5">
          <table:table-cell office:value-type="string" calcext:value-type="string">
            <text:p>Unbroken + Neutral</text:p>
          </table:table-cell>
          <table:table-cell office:value-type="float" office:value="149048" calcext:value-type="float">
            <text:p>149 048</text:p>
          </table:table-cell>
          <table:table-cell office:value-type="string" calcext:value-type="string">
            <text:p>95 %</text:p>
          </table:table-cell>
          <table:table-cell office:value-type="float" office:value="76435" calcext:value-type="float">
            <text:p>76 435</text:p>
          </table:table-cell>
          <table:table-cell office:value-type="float" office:value="152870" calcext:value-type="float">
            <text:p>152 870</text:p>
          </table:table-cell>
          <table:table-cell table:number-columns-repeated="5"/>
        </table:table-row>
        <table:table-row table:style-name="ro5">
          <table:table-cell table:number-columns-repeated="10"/>
        </table:table-row>
        <table:table-row table:style-name="ro5">
          <table:table-cell table:style-name="ce265" office:value-type="string" calcext:value-type="string">
            <text:p>Occultist</text:p>
          </table:table-cell>
          <table:table-cell table:number-columns-repeated="9"/>
        </table:table-row>
        <table:table-row table:style-name="ro5">
          <table:table-cell office:value-type="string" calcext:value-type="string">
            <text:p>Broken + Weakness</text:p>
          </table:table-cell>
          <table:table-cell office:value-type="float" office:value="1052260" calcext:value-type="float">
            <text:p>1 052 260</text:p>
          </table:table-cell>
          <table:table-cell office:value-type="string" calcext:value-type="string">
            <text:p>95 %</text:p>
          </table:table-cell>
          <table:table-cell office:value-type="float" office:value="713397" calcext:value-type="float">
            <text:p>713 397</text:p>
          </table:table-cell>
          <table:table-cell office:value-type="float" office:value="1070095" calcext:value-type="float">
            <text:p>1 070 095</text:p>
          </table:table-cell>
          <table:table-cell table:number-columns-repeated="5"/>
        </table:table-row>
        <table:table-row table:style-name="ro5">
          <table:table-cell office:value-type="string" calcext:value-type="string">
            <text:p>Broken + Neutral</text:p>
          </table:table-cell>
          <table:table-cell office:value-type="float" office:value="323772" calcext:value-type="float">
            <text:p>323 772</text:p>
          </table:table-cell>
          <table:table-cell office:value-type="string" calcext:value-type="string">
            <text:p>95 %</text:p>
          </table:table-cell>
          <table:table-cell office:value-type="float" office:value="219507" calcext:value-type="float">
            <text:p>219 507</text:p>
          </table:table-cell>
          <table:table-cell office:value-type="float" office:value="329260" calcext:value-type="float">
            <text:p>329 260</text:p>
          </table:table-cell>
          <table:table-cell table:number-columns-repeated="5"/>
        </table:table-row>
        <table:table-row table:style-name="ro5">
          <table:table-cell office:value-type="string" calcext:value-type="string">
            <text:p>Unbroken + Weakness</text:p>
          </table:table-cell>
          <table:table-cell office:value-type="float" office:value="242020" calcext:value-type="float">
            <text:p>242 020</text:p>
          </table:table-cell>
          <table:table-cell office:value-type="string" calcext:value-type="string">
            <text:p>95 %</text:p>
          </table:table-cell>
          <table:table-cell office:value-type="float" office:value="164081" calcext:value-type="float">
            <text:p>164 081</text:p>
          </table:table-cell>
          <table:table-cell office:value-type="float" office:value="246122" calcext:value-type="float">
            <text:p>246 122</text:p>
          </table:table-cell>
          <table:table-cell table:number-columns-repeated="5"/>
        </table:table-row>
        <table:table-row table:style-name="ro5">
          <table:table-cell office:value-type="string" calcext:value-type="string">
            <text:p>Unbroken + Neutral</text:p>
          </table:table-cell>
          <table:table-cell office:value-type="float" office:value="105226" calcext:value-type="float">
            <text:p>105 226</text:p>
          </table:table-cell>
          <table:table-cell office:value-type="string" calcext:value-type="string">
            <text:p>95 %</text:p>
          </table:table-cell>
          <table:table-cell office:value-type="float" office:value="71340" calcext:value-type="float">
            <text:p>71 340</text:p>
          </table:table-cell>
          <table:table-cell office:value-type="float" office:value="107010" calcext:value-type="float">
            <text:p>107 010</text:p>
          </table:table-cell>
          <table:table-cell table:number-columns-repeated="5"/>
        </table:table-row>
        <table:table-row table:style-name="ro5" table:number-rows-repeated="2">
          <table:table-cell table:number-columns-repeated="10"/>
        </table:table-row>
        <table:table-row table:style-name="ro5">
          <table:table-cell table:style-name="ce265" office:value-type="string" calcext:value-type="string">
            <text:p>Gottadammerang+boons</text:p>
          </table:table-cell>
          <table:table-cell table:number-columns-repeated="9"/>
        </table:table-row>
        <table:table-row table:style-name="ro5">
          <table:table-cell table:style-name="ce265" office:value-type="string" calcext:value-type="string">
            <text:p>Thief</text:p>
          </table:table-cell>
          <table:table-cell table:number-columns-repeated="9"/>
        </table:table-row>
        <table:table-row table:style-name="ro5">
          <table:table-cell office:value-type="string" calcext:value-type="string">
            <text:p>Broken + Weakness</text:p>
          </table:table-cell>
          <table:table-cell office:value-type="float" office:value="3058161" calcext:value-type="float">
            <text:p>3 058 161</text:p>
          </table:table-cell>
          <table:table-cell office:value-type="string" calcext:value-type="string">
            <text:p>100 %</text:p>
          </table:table-cell>
          <table:table-cell office:value-type="float" office:value="355600" calcext:value-type="float">
            <text:p>355 600</text:p>
          </table:table-cell>
          <table:table-cell office:value-type="float" office:value="3058161" calcext:value-type="float">
            <text:p>3 058 161</text:p>
          </table:table-cell>
          <table:table-cell table:number-columns-repeated="5"/>
        </table:table-row>
        <table:table-row table:style-name="ro5">
          <table:table-cell office:value-type="string" calcext:value-type="string">
            <text:p>Broken + Neutral</text:p>
          </table:table-cell>
          <table:table-cell office:value-type="float" office:value="1529081" calcext:value-type="float">
            <text:p>1 529 081</text:p>
          </table:table-cell>
          <table:table-cell office:value-type="string" calcext:value-type="string">
            <text:p>100 %</text:p>
          </table:table-cell>
          <table:table-cell office:value-type="float" office:value="177800" calcext:value-type="float">
            <text:p>177 800</text:p>
          </table:table-cell>
          <table:table-cell office:value-type="float" office:value="1529081" calcext:value-type="float">
            <text:p>1 529 081</text:p>
          </table:table-cell>
          <table:table-cell table:number-columns-repeated="5"/>
        </table:table-row>
        <table:table-row table:style-name="ro5">
          <table:table-cell office:value-type="string" calcext:value-type="string">
            <text:p>Unbroken + Weakness</text:p>
          </table:table-cell>
          <table:table-cell office:value-type="float" office:value="806332" calcext:value-type="float">
            <text:p>806 332</text:p>
          </table:table-cell>
          <table:table-cell office:value-type="string" calcext:value-type="string">
            <text:p>95 %</text:p>
          </table:table-cell>
          <table:table-cell office:value-type="float" office:value="75121" calcext:value-type="float">
            <text:p>75 121</text:p>
          </table:table-cell>
          <table:table-cell office:value-type="float" office:value="844817" calcext:value-type="float">
            <text:p>844 817</text:p>
          </table:table-cell>
          <table:table-cell table:number-columns-repeated="5"/>
        </table:table-row>
        <table:table-row table:style-name="ro5">
          <table:table-cell office:value-type="string" calcext:value-type="string">
            <text:p>Unbroken + Neutral</text:p>
          </table:table-cell>
          <table:table-cell office:value-type="float" office:value="620256" calcext:value-type="float">
            <text:p>620 256</text:p>
          </table:table-cell>
          <table:table-cell office:value-type="string" calcext:value-type="string">
            <text:p>95 %</text:p>
          </table:table-cell>
          <table:table-cell office:value-type="float" office:value="57785" calcext:value-type="float">
            <text:p>57 785</text:p>
          </table:table-cell>
          <table:table-cell office:value-type="float" office:value="649859" calcext:value-type="float">
            <text:p>649 859</text:p>
          </table:table-cell>
          <table:table-cell table:number-columns-repeated="5"/>
        </table:table-row>
        <table:table-row table:style-name="ro5" table:number-rows-repeated="2">
          <table:table-cell/>
          <table:table-cell table:style-name="Default" table:number-columns-repeated="4"/>
          <table:table-cell table:number-columns-repeated="5"/>
        </table:table-row>
        <table:table-row table:style-name="ro5">
          <table:table-cell table:style-name="ce265" office:value-type="string" calcext:value-type="string">
            <text:p>Omniscient+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Mage HoF</text:p>
          </table:table-cell>
          <table:table-cell office:value-type="float" office:value="461387" calcext:value-type="float">
            <text:p>461 387</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Ace Striker HoF</text:p>
          </table:table-cell>
          <table:table-cell office:value-type="float" office:value="579470" calcext:value-type="float">
            <text:p>579 470</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style-name="ce265" office:value-type="string" calcext:value-type="string">
            <text:p>Judge Magister HoF</text:p>
          </table:table-cell>
          <table:table-cell office:value-type="float" office:value="652975" calcext:value-type="float">
            <text:p>652 975</text:p>
          </table:table-cell>
          <table:table-cell office:value-type="string" calcext:value-type="string">
            <text:p>100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Earth+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Thief HoF</text:p>
          </table:table-cell>
          <table:table-cell office:value-type="float" office:value="434816" calcext:value-type="float">
            <text:p>434 816</text:p>
          </table:table-cell>
          <table:table-cell office:value-type="string" calcext:value-type="string">
            <text:p>95 %</text:p>
          </table:table-cell>
          <table:table-cell table:style-name="Default" table:number-columns-repeated="2"/>
          <table:table-cell table:number-columns-repeated="5"/>
        </table:table-row>
        <table:table-row table:style-name="ro5">
          <table:table-cell table:style-name="ce265" office:value-type="string" calcext:value-type="string">
            <text:p>Crimson Archer</text:p>
          </table:table-cell>
          <table:table-cell office:value-type="float" office:value="463719" calcext:value-type="float">
            <text:p>463 719</text:p>
          </table:table-cell>
          <table:table-cell office:value-type="string" calcext:value-type="string">
            <text:p>80 %</text:p>
          </table:table-cell>
          <table:table-cell table:style-name="Default" table:number-columns-repeated="2"/>
          <table:table-cell table:number-columns-repeated="5"/>
        </table:table-row>
        <table:table-row table:style-name="ro5">
          <table:table-cell table:style-name="ce265" office:value-type="string" calcext:value-type="string">
            <text:p>Esmeralda</text:p>
          </table:table-cell>
          <table:table-cell office:value-type="float" office:value="253260" calcext:value-type="float">
            <text:p>253 260</text:p>
          </table:table-cell>
          <table:table-cell office:value-type="string" calcext:value-type="string">
            <text:p>85 %</text:p>
          </table:table-cell>
          <table:table-cell table:style-name="Default" table:number-columns-repeated="2"/>
          <table:table-cell table:number-columns-repeated="5"/>
        </table:table-row>
        <table:table-row table:style-name="ro5">
          <table:table-cell/>
          <table:table-cell table:style-name="Default" table:number-columns-repeated="4"/>
          <table:table-cell table:number-columns-repeated="5"/>
        </table:table-row>
        <table:table-row table:style-name="ro5">
          <table:table-cell table:style-name="ce265" office:value-type="string" calcext:value-type="string">
            <text:p>Fire+boons</text:p>
          </table:table-cell>
          <table:table-cell table:style-name="Default" office:value-type="string" calcext:value-type="string">
            <text:p>Unbroken + Weakness</text:p>
          </table:table-cell>
          <table:table-cell table:style-name="Default" table:number-columns-repeated="3"/>
          <table:table-cell table:number-columns-repeated="5"/>
        </table:table-row>
        <table:table-row table:style-name="ro5">
          <table:table-cell table:style-name="ce265" office:value-type="string" calcext:value-type="string">
            <text:p>Judge Magister HoF</text:p>
          </table:table-cell>
          <table:table-cell table:style-name="Default" table:number-columns-repeated="4"/>
          <table:table-cell table:number-columns-repeated="5"/>
        </table:table-row>
        <table:table-row table:style-name="ro5">
          <table:table-cell table:style-name="ce265" office:value-type="string" calcext:value-type="string">
            <text:p>Crimson Archer</text:p>
          </table:table-cell>
          <table:table-cell table:style-name="Default" table:number-columns-repeated="4"/>
          <table:table-cell table:number-columns-repeated="5"/>
        </table:table-row>
        <table:table-row table:style-name="ro5">
          <table:table-cell table:style-name="ce265" office:value-type="string" calcext:value-type="string">
            <text:p>Balamb Mercenary (8)</text:p>
          </table:table-cell>
          <table:table-cell table:style-name="Default" table:number-columns-repeated="4"/>
          <table:table-cell table:number-columns-repeated="5"/>
        </table:table-row>
      </table:table>
      <table:named-expressions/>
      <table:database-ranges>
        <table:database-range table:name="__Anonymous_Sheet_DB__1" table:target-range-address="Cards.A1:Cards.E435" table:display-filter-buttons="true" table:orientation="column">
          <table:filter>
            <table:filter-and>
              <table:filter-condition table:field-number="0" table:value="S" table:operator="=">
                <table:filter-set-item table:value="S"/>
                <table:filter-set-item table:value="T"/>
                <table:filter-set-item table:value=""/>
                <table:filter-set-item table:value="?"/>
                <table:filter-set-item table:value="B*"/>
              </table:filter-condition>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07">
      <number:number number:decimal-places="2" loext:min-decimal-places="2" number:min-integer-digits="1" number:grouping="true"/>
      <number:text> </number:text>
      <number:currency-symbol number:language="ru" number:country="RU">руб.</number:currency-symbol>
    </number:currency-style>
    <number:percentage-style style:name="N109">
      <number:number number:decimal-places="1" loext:min-decimal-places="1" number:min-integer-digits="1"/>
      <number:text>%</number:text>
    </number:percentage-style>
    <number:number-style style:name="N110">
      <number:number number:decimal-places="1" loext:min-decimal-places="1" number:min-integer-digits="1"/>
    </number:number-style>
    <number:number-style style:name="N111">
      <number:number number:decimal-places="3" loext:min-decimal-places="3" number:min-integer-digits="1"/>
    </number:number-style>
    <number:number-style style:name="N112">
      <number:number number:decimal-places="1" loext:min-decimal-places="1" number:min-integer-digits="1" number:grouping="true"/>
    </number:number-style>
    <number:date-style style:name="N113">
      <number:day number:style="long"/>
      <number:text> </number:text>
      <number:hours number:style="long"/>
      <number:text>:</number:text>
      <number:minutes number:style="long"/>
    </number:date-style>
    <number:currency-style style:name="N114">
      <number:number number:decimal-places="0" loext:min-decimal-places="0" number:min-integer-digits="1" number:grouping="true"/>
      <number:text> </number:text>
      <number:currency-symbol> </number:currency-symbol>
    </number:currency-style>
    <number:currency-style style:name="N115">
      <number:number number:decimal-places="0" loext:min-decimal-places="0" number:min-integer-digits="1" number:grouping="true"/>
      <number:currency-symbol> </number:currency-symbol>
    </number:currency-style>
    <number:currency-style style:name="N116">
      <number:number number:decimal-places="0" loext:min-decimal-places="0" number:min-integer-digits="1"/>
      <number:currency-symbol> </number:currency-symbol>
    </number:currency-style>
    <number:currency-style style:name="N117P0" style:volatile="true">
      <number:number number:decimal-places="2" loext:min-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Life" style:family="table-cell" style:parent-style-name="Default">
      <style:table-cell-properties fo:background-color="#ff99cc"/>
    </style:style>
    <style:style style:name="E-Fire" style:family="table-cell" style:parent-style-name="Default">
      <style:table-cell-properties fo:background-color="#ff8080"/>
    </style:style>
    <style:style style:name="E-Water" style:family="table-cell" style:parent-style-name="Default">
      <style:table-cell-properties fo:background-color="#3399ff"/>
    </style:style>
    <style:style style:name="E-Wind" style:family="table-cell" style:parent-style-name="Default">
      <style:table-cell-properties fo:background-color="#00cc00"/>
    </style:style>
    <style:style style:name="E-Earth" style:family="table-cell" style:parent-style-name="Default">
      <style:table-cell-properties fo:background-color="#ffcc00"/>
    </style:style>
    <style:style style:name="E-Light" style:family="table-cell" style:parent-style-name="Default">
      <style:table-cell-properties fo:background-color="#ffff99"/>
    </style:style>
    <style:style style:name="E-Dark" style:family="table-cell" style:parent-style-name="Default">
      <style:table-cell-properties fo:background-color="#cc66ff"/>
    </style:style>
    <style:style style:name="AA-Magic-Up" style:family="table-cell" style:parent-style-name="Default">
      <style:table-cell-properties fo:background-color="transparent"/>
      <style:text-properties fo:color="#9900ff"/>
    </style:style>
    <style:style style:name="AA-S-Ability" style:family="table-cell" style:parent-style-name="Default">
      <style:text-properties fo:color="#3333ff"/>
    </style:style>
    <style:style style:name="AA-Trash" style:family="table-cell" style:parent-style-name="Default">
      <style:table-cell-properties fo:background-color="#dddddd" fo:border="0.06pt solid #cccccc"/>
    </style:style>
    <style:style style:name="AA-Break-Power-Up" style:family="table-cell" style:parent-style-name="Default">
      <style:table-cell-properties fo:background-color="transparent"/>
      <style:text-properties fo:color="#009999"/>
    </style:style>
    <style:style style:name="AA-Resist" style:family="table-cell" style:parent-style-name="Default">
      <style:table-cell-properties fo:background-color="#e6e6ff" fo:border="0.06pt solid #cccccc"/>
    </style:style>
    <style:style style:name="brd-l-overkill" style:family="table-cell" style:parent-style-name="Default">
      <style:table-cell-properties fo:border-bottom="none" fo:border-left="2.01pt solid #ff3333" fo:border-right="none" fo:border-top="none"/>
    </style:style>
    <style:style style:name="Row-light" style:family="table-cell" style:parent-style-name="Default">
      <style:table-cell-properties fo:border-bottom="0.99pt solid #808080" fo:border-left="none" fo:border-right="none" style:shadow="none" fo:border-top="none"/>
    </style:style>
    <style:style style:name="Row-light_28_2_29_" style:display-name="Row-light(2)" style:family="table-cell" style:parent-style-name="Default">
      <style:table-cell-properties fo:border-bottom="none" fo:border-left="none" fo:border-right="none" fo:border-top="0.99pt solid #808080"/>
    </style:style>
    <style:style style:name="AA-Skillseed-Up" style:family="table-cell" style:parent-style-name="Default">
      <style:text-properties fo:color="#66cc00"/>
    </style:style>
    <style:style style:name="Job-Ultimate-Calc" style:family="table-cell" style:parent-style-name="Default">
      <style:table-cell-properties fo:border-bottom="none" fo:border-left="none" fo:border-right="2.01pt solid #00ccff" fo:border-top="none"/>
    </style:style>
    <style:style style:name="AA-shift" style:family="table-cell" style:parent-style-name="Default">
      <style:table-cell-properties fo:background-color="#ffffcc"/>
      <style:text-properties fo:color="#996633"/>
    </style:style>
    <style:style style:name="AA-crit" style:family="table-cell" style:parent-style-name="Default">
      <style:text-properties fo:color="#9966cc"/>
    </style:style>
    <style:style style:name="AA-dd" style:family="table-cell" style:parent-style-name="Default">
      <style:text-properties fo:color="#ff3399"/>
    </style:style>
    <style:style style:name="AA-debar-ungu-wea" style:family="table-cell" style:parent-style-name="Default">
      <style:text-properties fo:color="#ff6600"/>
    </style:style>
    <style:style style:name="AA-curse" style:family="table-cell" style:parent-style-name="Default">
      <style:text-properties fo:color="#669933"/>
    </style:style>
    <style:style style:name="AA-enhance" style:family="table-cell" style:parent-style-name="Default">
      <style:table-cell-properties fo:background-color="transparent"/>
      <style:text-properties fo:color="#666666"/>
    </style:style>
    <style:style style:name="brd-l-area-target" style:family="table-cell" style:parent-style-name="Default">
      <style:table-cell-properties fo:border-bottom="none" fo:background-color="transparent" fo:border-left="4pt solid #999999" fo:border-right="none" fo:border-top="none"/>
    </style:style>
    <style:style style:name="AA-Slow-Stun" style:family="table-cell" style:parent-style-name="Default">
      <style:table-cell-properties fo:background-color="#ccffcc"/>
      <style:text-properties fo:color="#996600"/>
    </style:style>
    <style:style style:name="AA-skill-unlock" style:family="table-cell" style:parent-style-name="Default">
      <style:table-cell-properties fo:background-color="#314004"/>
      <style:text-properties fo:color="#ffffff"/>
    </style:style>
    <style:style style:name="AA-Crystal-Seeker" style:family="table-cell" style:parent-style-name="Default">
      <style:table-cell-properties fo:background-color="#330099"/>
    </style:style>
    <style:style style:name="brd-l-e-weapon" style:family="table-cell" style:parent-style-name="Default">
      <style:table-cell-properties fo:border-bottom="none" fo:background-color="transparent" fo:border-left="2.49pt solid #6600cc" fo:border-right="none" fo:border-top="none"/>
    </style:style>
    <style:style style:name="AA-4_2a_" style:display-name="AA-4*" style:family="table-cell" style:parent-style-name="Default">
      <style:table-cell-properties fo:background-color="#b2b2b2"/>
      <style:text-properties fo:color="#b2b2b2"/>
    </style:style>
    <style:style style:name="brd-l-breaker" style:family="table-cell" style:parent-style-name="Default">
      <style:table-cell-properties fo:border-bottom="none" fo:border-left="3pt solid #006666" fo:border-right="none" fo:border-top="none"/>
    </style:style>
    <style:style style:name="Color-Meia" style:family="table-cell" style:parent-style-name="Default">
      <style:text-properties fo:color="#00cccc"/>
    </style:style>
    <style:style style:name="brd-l-quickcast" style:family="table-cell" style:parent-style-name="Default">
      <style:table-cell-properties fo:border-bottom="none" fo:border-left="3pt solid #66ff00" fo:border-right="none" fo:border-top="none"/>
    </style:style>
    <style:style style:name="Color-Limited" style:family="table-cell" style:parent-style-name="Default">
      <style:text-properties fo:color="#ff3333" style:text-line-through-style="solid" style:text-line-through-type="double" fo:text-shadow="1pt 1pt" fo:font-weight="bold"/>
    </style:style>
    <style:style style:name="back-super-break" style:family="table-cell" style:parent-style-name="Default">
      <style:table-cell-properties fo:background-color="#009999"/>
    </style:style>
    <style:style style:name="color-gray" style:family="table-cell" style:parent-style-name="Default">
      <style:text-properties fo:color="#b2b2b2"/>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15">00.00.0000</text:date>, <text:time style:data-style-name="N2" text:time-value="22:33:39.329385332">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8T15:14:36.306372522</meta:creation-date>
    <dc:date>2019-02-15T18:34:54.626176834</dc:date>
    <meta:editing-duration>P148DT1H43M6S</meta:editing-duration>
    <meta:editing-cycles>2507</meta:editing-cycles>
    <meta:generator>LibreOffice/5.1.6.2$Linux_X86_64 LibreOffice_project/10m0$Build-2</meta:generator>
    <meta:document-statistic meta:table-count="7" meta:cell-count="12479" meta:object-count="0"/>
  </office:meta>
</office:document-meta>
</file>